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face style:name="Noto Sans CJK SC DemiLight" svg:font-family="Noto Sans CJK SC DemiLight" style:font-family-generic="system" style:font-pitch="variable"/>
    <style:font-face style:name="Noto Sans Devanagari" svg:font-family="Noto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 svg:font-family="F"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3.9791in" style:use-optimal-column-width="false"/>
    </style:style>
    <style:style style:name="TableColumn3" style:family="table-column">
      <style:table-column-properties style:column-width="2.7138in" style:use-optimal-column-width="false"/>
    </style:style>
    <style:style style:name="Table1" style:family="table" style:master-page-name="MP0">
      <style:table-properties style:width="6.693in" fo:margin-left="-0.009in" table:align="left"/>
    </style:style>
    <style:style style:name="TableRow4" style:family="table-row">
      <style:table-row-properties style:use-optimal-row-height="false"/>
    </style:style>
    <style:style style:name="TableCell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9" style:family="table-cell">
      <style:table-cell-properties fo:border="0.0034in solid #000000" style:writing-mode="lr-tb" fo:padding-top="0.0381in" fo:padding-left="0.0381in" fo:padding-bottom="0.0381in" fo:padding-right="0.0381in"/>
    </style:style>
    <style:style style:name="TableColumn11" style:family="table-column">
      <style:table-column-properties style:column-width="1.1805in" style:use-optimal-column-width="false"/>
    </style:style>
    <style:style style:name="TableColumn12" style:family="table-column">
      <style:table-column-properties style:column-width="1.4701in" style:use-optimal-column-width="false"/>
    </style:style>
    <style:style style:name="Table10" style:family="table">
      <style:table-properties style:width="2.6506in" fo:margin-left="0in" table:align="righ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6" style:family="table-cell">
      <style:table-cell-properties fo:border="0.0034in solid #000000" style:writing-mode="lr-tb" fo:padding-top="0.0381in" fo:padding-left="0.0381in" fo:padding-bottom="0.0381in" fo:padding-right="0.0381in"/>
    </style:style>
    <style:style style:name="P1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8" style:family="table-row">
      <style:table-row-properties style:use-optimal-row-height="false"/>
    </style:style>
    <style:style style:name="TableCell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4" style:parent-style-name="PreformattedText" style:family="paragraph">
      <style:paragraph-properties fo:text-align="justify"/>
    </style:style>
    <style:style style:name="P35" style:parent-style-name="PreformattedText" style:family="paragraph">
      <style:paragraph-properties fo:text-align="justify"/>
    </style:style>
    <style:style style:name="T36" style:parent-style-name="VarsayılanParagrafYazıTipi" style:family="text">
      <style:text-properties fo:font-weight="bold" style:font-weight-asian="bold" style:font-weight-complex="bold"/>
    </style:style>
    <style:style style:name="P37" style:parent-style-name="PreformattedText" style:family="paragraph">
      <style:paragraph-properties fo:text-align="justify"/>
    </style:style>
    <style:style style:name="P38" style:parent-style-name="PreformattedText" style:family="paragraph">
      <style:paragraph-properties fo:text-align="justify"/>
    </style:style>
    <style:style style:name="P39" style:parent-style-name="PreformattedText" style:family="paragraph">
      <style:paragraph-properties fo:text-align="justify"/>
    </style:style>
    <style:style style:name="P40" style:parent-style-name="PreformattedText" style:family="paragraph">
      <style:paragraph-properties fo:text-align="justify"/>
    </style:style>
    <style:style style:name="P41" style:parent-style-name="PreformattedText" style:family="paragraph">
      <style:paragraph-properties fo:text-align="justify"/>
    </style:style>
    <style:style style:name="P42" style:parent-style-name="PreformattedText" style:family="paragraph">
      <style:paragraph-properties fo:text-align="justify"/>
      <style:text-properties fo:font-weight="bold" style:font-weight-asian="bold" style:font-weight-complex="bold"/>
    </style:style>
    <style:style style:name="P43" style:parent-style-name="PreformattedText" style:family="paragraph">
      <style:paragraph-properties fo:text-align="justify"/>
    </style:style>
    <style:style style:name="P44" style:parent-style-name="PreformattedText" style:family="paragraph">
      <style:paragraph-properties fo:text-align="justify"/>
    </style:style>
    <style:style style:name="P45" style:parent-style-name="PreformattedText" style:family="paragraph">
      <style:paragraph-properties fo:text-align="justify"/>
    </style:style>
    <style:style style:name="P46" style:parent-style-name="PreformattedText" style:family="paragraph">
      <style:paragraph-properties fo:text-align="justify"/>
    </style:style>
    <style:style style:name="P47" style:parent-style-name="PreformattedText" style:family="paragraph">
      <style:paragraph-properties fo:text-align="justify"/>
      <style:text-properties fo:font-weight="bold" style:font-weight-asian="bold" style:font-weight-complex="bold"/>
    </style:style>
    <style:style style:name="P48" style:parent-style-name="PreformattedText" style:family="paragraph">
      <style:paragraph-properties fo:text-align="justify"/>
      <style:text-properties fo:font-weight="bold" style:font-weight-asian="bold" style:font-weight-complex="bold"/>
    </style:style>
    <style:style style:name="P49" style:parent-style-name="PreformattedText" style:family="paragraph">
      <style:paragraph-properties fo:text-align="justify"/>
    </style:style>
    <style:style style:name="P50" style:parent-style-name="PreformattedText" style:family="paragraph">
      <style:paragraph-properties fo:text-align="justify"/>
    </style:style>
    <style:style style:name="P51" style:parent-style-name="PreformattedText" style:family="paragraph">
      <style:paragraph-properties fo:text-align="justify"/>
    </style:style>
    <style:style style:name="P52" style:parent-style-name="PreformattedText" style:family="paragraph">
      <style:paragraph-properties fo:text-align="justify"/>
    </style:style>
    <style:style style:name="P53" style:parent-style-name="PreformattedText" style:family="paragraph">
      <style:paragraph-properties fo:text-align="justify"/>
    </style:style>
    <style:style style:name="P54" style:parent-style-name="PreformattedText" style:family="paragraph">
      <style:paragraph-properties fo:text-align="justify"/>
    </style:style>
    <style:style style:name="P55" style:parent-style-name="PreformattedText" style:family="paragraph">
      <style:paragraph-properties fo:text-align="justify"/>
    </style:style>
    <style:style style:name="P56" style:parent-style-name="PreformattedText" style:family="paragraph">
      <style:paragraph-properties fo:text-align="justify"/>
    </style:style>
    <style:style style:name="P57" style:parent-style-name="PreformattedText" style:family="paragraph">
      <style:paragraph-properties fo:text-align="justify"/>
    </style:style>
    <style:style style:name="P58" style:parent-style-name="PreformattedText" style:family="paragraph">
      <style:paragraph-properties fo:text-align="justify"/>
    </style:style>
    <style:style style:name="P59" style:parent-style-name="PreformattedText" style:family="paragraph">
      <style:paragraph-properties fo:text-align="justify"/>
    </style:style>
    <style:style style:name="P60" style:parent-style-name="PreformattedText" style:family="paragraph">
      <style:paragraph-properties fo:text-align="justify"/>
    </style:style>
    <style:style style:name="P61" style:parent-style-name="PreformattedText" style:family="paragraph">
      <style:paragraph-properties fo:text-align="justify"/>
    </style:style>
    <style:style style:name="P62" style:parent-style-name="PreformattedText" style:family="paragraph">
      <style:paragraph-properties fo:text-align="justify"/>
    </style:style>
    <style:style style:name="TableColumn64" style:family="table-column">
      <style:table-column-properties style:column-width="3.9791in" style:use-optimal-column-width="false"/>
    </style:style>
    <style:style style:name="TableColumn65" style:family="table-column">
      <style:table-column-properties style:column-width="2.7138in" style:use-optimal-column-width="false"/>
    </style:style>
    <style:style style:name="Table63" style:family="table">
      <style:table-properties style:width="6.693in" fo:margin-left="-0.009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1" style:family="table-cell">
      <style:table-cell-properties fo:border="0.0034in solid #000000" style:writing-mode="lr-tb" fo:padding-top="0.0381in" fo:padding-left="0.0381in" fo:padding-bottom="0.0381in" fo:padding-right="0.0381in"/>
    </style:style>
    <style:style style:name="TableColumn73" style:family="table-column">
      <style:table-column-properties style:column-width="1.1805in" style:use-optimal-column-width="false"/>
    </style:style>
    <style:style style:name="TableColumn74" style:family="table-column">
      <style:table-column-properties style:column-width="1.4701in" style:use-optimal-column-width="false"/>
    </style:style>
    <style:style style:name="Table72" style:family="table">
      <style:table-properties style:width="2.6506in" fo:margin-left="0in" table:align="right"/>
    </style:style>
    <style:style style:name="TableRow75" style:family="table-row">
      <style:table-row-properties style:use-optimal-row-height="false"/>
    </style:style>
    <style:style style:name="TableCell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8" style:family="table-cell">
      <style:table-cell-properties fo:border="0.0034in solid #000000" style:writing-mode="lr-tb" fo:padding-top="0.0381in" fo:padding-left="0.0381in" fo:padding-bottom="0.0381in" fo:padding-right="0.0381in"/>
    </style:style>
    <style:style style:name="P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9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96" style:parent-style-name="Standard" style:family="paragraph">
      <style:paragraph-properties fo:text-align="justify"/>
      <style:text-properties fo:font-size="10pt" style:font-size-asian="10pt" style:font-size-complex="10pt"/>
    </style:style>
    <style:style style:name="P97" style:parent-style-name="PreformattedText" style:family="paragraph">
      <style:paragraph-properties fo:text-align="justify"/>
    </style:style>
    <style:style style:name="P98" style:parent-style-name="PreformattedText" style:family="paragraph">
      <style:paragraph-properties fo:text-align="justify"/>
      <style:text-properties fo:font-weight="bold" style:font-weight-asian="bold" style:font-weight-complex="bold"/>
    </style:style>
    <style:style style:name="P99" style:parent-style-name="PreformattedText" style:family="paragraph">
      <style:paragraph-properties fo:text-align="justify"/>
    </style:style>
    <style:style style:name="P100" style:parent-style-name="PreformattedText" style:family="paragraph">
      <style:paragraph-properties fo:text-align="justify"/>
    </style:style>
    <style:style style:name="T101" style:parent-style-name="VarsayılanParagrafYazıTipi" style:family="text">
      <style:text-properties style:text-underline-type="single" style:text-underline-style="solid" style:text-underline-width="auto" style:text-underline-mode="continuous"/>
    </style:style>
    <style:style style:name="T102" style:parent-style-name="VarsayılanParagrafYazıTipi" style:family="text">
      <style:text-properties fo:font-weight="bold" style:font-weight-asian="bold" style:font-weight-complex="bold" style:text-underline-type="single" style:text-underline-style="solid" style:text-underline-width="auto" style:text-underline-mode="continuous"/>
    </style:style>
    <style:style style:name="T103" style:parent-style-name="VarsayılanParagrafYazıTipi" style:family="text">
      <style:text-properties style:text-underline-type="single" style:text-underline-style="solid" style:text-underline-width="auto" style:text-underline-mode="continuous"/>
    </style:style>
    <style:style style:name="T104" style:parent-style-name="VarsayılanParagrafYazıTipi" style:family="text">
      <style:text-properties style:text-underline-type="single" style:text-underline-style="solid" style:text-underline-width="auto" style:text-underline-mode="continuous"/>
    </style:style>
    <style:style style:name="T105" style:parent-style-name="VarsayılanParagrafYazıTipi" style:family="text">
      <style:text-properties style:text-underline-type="single" style:text-underline-style="solid" style:text-underline-width="auto" style:text-underline-mode="continuous"/>
    </style:style>
    <style:style style:name="T106" style:parent-style-name="VarsayılanParagrafYazıTipi" style:family="text">
      <style:text-properties style:text-underline-type="single" style:text-underline-style="solid" style:text-underline-width="auto" style:text-underline-mode="continuous"/>
    </style:style>
    <style:style style:name="T107" style:parent-style-name="VarsayılanParagrafYazıTipi" style:family="text">
      <style:text-properties style:text-underline-type="single" style:text-underline-style="solid" style:text-underline-width="auto" style:text-underline-mode="continuous"/>
    </style:style>
    <style:style style:name="T108" style:parent-style-name="VarsayılanParagrafYazıTipi" style:family="text">
      <style:text-properties style:text-underline-type="single" style:text-underline-style="solid" style:text-underline-width="auto" style:text-underline-mode="continuous"/>
    </style:style>
    <style:style style:name="T109" style:parent-style-name="VarsayılanParagrafYazıTipi" style:family="text">
      <style:text-properties style:text-underline-type="single" style:text-underline-style="solid" style:text-underline-width="auto" style:text-underline-mode="continuous"/>
    </style:style>
    <style:style style:name="T110" style:parent-style-name="VarsayılanParagrafYazıTipi" style:family="text">
      <style:text-properties style:text-underline-type="single" style:text-underline-style="solid" style:text-underline-width="auto" style:text-underline-mode="continuous"/>
    </style:style>
    <style:style style:name="T111" style:parent-style-name="VarsayılanParagrafYazıTipi" style:family="text">
      <style:text-properties style:text-underline-type="single" style:text-underline-style="solid" style:text-underline-width="auto" style:text-underline-mode="continuous"/>
    </style:style>
    <style:style style:name="P112" style:parent-style-name="PreformattedText" style:family="paragraph">
      <style:paragraph-properties fo:text-align="justify"/>
    </style:style>
    <style:style style:name="P113" style:parent-style-name="PreformattedText" style:family="paragraph">
      <style:paragraph-properties fo:text-align="justify"/>
    </style:style>
    <style:style style:name="P114" style:parent-style-name="PreformattedText" style:family="paragraph">
      <style:paragraph-properties fo:text-align="justify"/>
    </style:style>
    <style:style style:name="P115" style:parent-style-name="PreformattedText" style:family="paragraph">
      <style:paragraph-properties fo:text-align="justify"/>
    </style:style>
    <style:style style:name="P116" style:parent-style-name="PreformattedText" style:family="paragraph">
      <style:paragraph-properties fo:text-align="justify"/>
    </style:style>
    <style:style style:name="P117" style:parent-style-name="PreformattedText" style:family="paragraph">
      <style:paragraph-properties fo:text-align="justify"/>
    </style:style>
    <style:style style:name="P118" style:parent-style-name="PreformattedText" style:family="paragraph">
      <style:paragraph-properties fo:text-align="justify"/>
    </style:style>
    <style:style style:name="P119" style:parent-style-name="PreformattedText" style:family="paragraph">
      <style:paragraph-properties fo:text-align="justify"/>
    </style:style>
    <style:style style:name="P120" style:parent-style-name="PreformattedText" style:family="paragraph">
      <style:paragraph-properties fo:text-align="justify"/>
    </style:style>
    <style:style style:name="P121" style:parent-style-name="PreformattedText" style:family="paragraph">
      <style:paragraph-properties fo:text-align="justify"/>
    </style:style>
    <style:style style:name="P122" style:parent-style-name="PreformattedText" style:family="paragraph">
      <style:paragraph-properties fo:text-align="justify"/>
    </style:style>
    <style:style style:name="P123" style:parent-style-name="PreformattedText" style:family="paragraph">
      <style:paragraph-properties fo:text-align="justify"/>
    </style:style>
    <style:style style:name="P124" style:parent-style-name="PreformattedText" style:family="paragraph">
      <style:paragraph-properties fo:text-align="justify"/>
    </style:style>
    <style:style style:name="P125" style:parent-style-name="PreformattedText" style:family="paragraph">
      <style:paragraph-properties fo:text-align="justify"/>
    </style:style>
    <style:style style:name="P126" style:parent-style-name="PreformattedText" style:family="paragraph">
      <style:paragraph-properties fo:text-align="justify"/>
    </style:style>
    <style:style style:name="P127" style:parent-style-name="PreformattedText" style:family="paragraph">
      <style:paragraph-properties fo:text-align="justify"/>
    </style:style>
    <style:style style:name="P128" style:parent-style-name="PreformattedText" style:family="paragraph">
      <style:paragraph-properties fo:text-align="justify"/>
    </style:style>
    <style:style style:name="P129" style:parent-style-name="PreformattedText" style:family="paragraph">
      <style:paragraph-properties fo:text-align="justify"/>
    </style:style>
    <style:style style:name="P130" style:parent-style-name="PreformattedText" style:family="paragraph">
      <style:paragraph-properties fo:text-align="justify"/>
    </style:style>
    <style:style style:name="P131" style:parent-style-name="PreformattedText" style:family="paragraph">
      <style:paragraph-properties fo:text-align="justify"/>
    </style:style>
    <style:style style:name="P132" style:parent-style-name="PreformattedText" style:family="paragraph">
      <style:paragraph-properties fo:text-align="justify"/>
    </style:style>
    <style:style style:name="P133" style:parent-style-name="PreformattedText" style:family="paragraph">
      <style:paragraph-properties fo:text-align="justify"/>
    </style:style>
    <style:style style:name="P134" style:parent-style-name="PreformattedText" style:family="paragraph">
      <style:paragraph-properties fo:text-align="justify"/>
    </style:style>
    <style:style style:name="P135" style:parent-style-name="PreformattedText" style:family="paragraph">
      <style:paragraph-properties fo:text-align="justify"/>
    </style:style>
    <style:style style:name="P136" style:parent-style-name="PreformattedText" style:family="paragraph">
      <style:paragraph-properties fo:text-align="justify"/>
    </style:style>
    <style:style style:name="P137" style:parent-style-name="PreformattedText" style:family="paragraph">
      <style:paragraph-properties fo:text-align="justify"/>
    </style:style>
    <style:style style:name="P138" style:parent-style-name="PreformattedText" style:family="paragraph">
      <style:paragraph-properties fo:text-align="justify"/>
    </style:style>
    <style:style style:name="P139" style:parent-style-name="PreformattedText" style:family="paragraph">
      <style:paragraph-properties fo:text-align="justify"/>
    </style:style>
    <style:style style:name="P140" style:parent-style-name="PreformattedText" style:family="paragraph">
      <style:paragraph-properties fo:text-align="justify"/>
    </style:style>
    <style:style style:name="P141" style:parent-style-name="PreformattedText" style:family="paragraph">
      <style:paragraph-properties fo:text-align="justify"/>
    </style:style>
    <style:style style:name="P142" style:parent-style-name="PreformattedText" style:family="paragraph">
      <style:paragraph-properties fo:text-align="justify"/>
    </style:style>
    <style:style style:name="P143" style:parent-style-name="PreformattedText" style:family="paragraph">
      <style:paragraph-properties fo:text-align="justify"/>
    </style:style>
    <style:style style:name="P144" style:parent-style-name="PreformattedText" style:family="paragraph">
      <style:paragraph-properties fo:text-align="justify"/>
    </style:style>
    <style:style style:name="P145" style:parent-style-name="PreformattedText" style:family="paragraph">
      <style:paragraph-properties fo:text-align="justify"/>
    </style:style>
    <style:style style:name="P146" style:parent-style-name="PreformattedText" style:family="paragraph">
      <style:paragraph-properties fo:text-align="justify"/>
    </style:style>
    <style:style style:name="P147" style:parent-style-name="PreformattedText" style:family="paragraph">
      <style:paragraph-properties fo:text-align="justify"/>
    </style:style>
    <style:style style:name="P148" style:parent-style-name="PreformattedText" style:family="paragraph">
      <style:paragraph-properties fo:text-align="justify"/>
    </style:style>
    <style:style style:name="TableColumn150" style:family="table-column">
      <style:table-column-properties style:column-width="3.9791in" style:use-optimal-column-width="false"/>
    </style:style>
    <style:style style:name="TableColumn151" style:family="table-column">
      <style:table-column-properties style:column-width="2.7138in" style:use-optimal-column-width="false"/>
    </style:style>
    <style:style style:name="Table149" style:family="table">
      <style:table-properties style:width="6.693in" fo:margin-left="-0.009in" table:align="left"/>
    </style:style>
    <style:style style:name="TableRow152" style:family="table-row">
      <style:table-row-properties style:use-optimal-row-height="false"/>
    </style:style>
    <style:style style:name="TableCell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5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5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57" style:family="table-cell">
      <style:table-cell-properties fo:border="0.0034in solid #000000" style:writing-mode="lr-tb" fo:padding-top="0.0381in" fo:padding-left="0.0381in" fo:padding-bottom="0.0381in" fo:padding-right="0.0381in"/>
    </style:style>
    <style:style style:name="TableColumn159" style:family="table-column">
      <style:table-column-properties style:column-width="1.1805in" style:use-optimal-column-width="false"/>
    </style:style>
    <style:style style:name="TableColumn160" style:family="table-column">
      <style:table-column-properties style:column-width="1.4701in" style:use-optimal-column-width="false"/>
    </style:style>
    <style:style style:name="Table158" style:family="table">
      <style:table-properties style:width="2.6506in" fo:margin-left="0in" table:align="right"/>
    </style:style>
    <style:style style:name="TableRow161" style:family="table-row">
      <style:table-row-properties style:use-optimal-row-height="false"/>
    </style:style>
    <style:style style:name="TableCell1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64" style:family="table-cell">
      <style:table-cell-properties fo:border="0.0034in solid #000000" style:writing-mode="lr-tb" fo:padding-top="0.0381in" fo:padding-left="0.0381in" fo:padding-bottom="0.0381in" fo:padding-right="0.0381in"/>
    </style:style>
    <style:style style:name="P16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8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82"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183" style:parent-style-name="PreformattedText" style:family="paragraph">
      <style:paragraph-properties fo:text-align="justify"/>
    </style:style>
    <style:style style:name="P184" style:parent-style-name="PreformattedText" style:family="paragraph">
      <style:paragraph-properties fo:text-align="justify"/>
      <style:text-properties style:text-underline-type="single" style:text-underline-style="solid" style:text-underline-width="auto" style:text-underline-mode="continuous"/>
    </style:style>
    <style:style style:name="P185" style:parent-style-name="PreformattedText" style:family="paragraph">
      <style:paragraph-properties fo:text-align="justify"/>
    </style:style>
    <style:style style:name="P186" style:parent-style-name="PreformattedText" style:family="paragraph">
      <style:paragraph-properties fo:text-align="justify"/>
    </style:style>
    <style:style style:name="P187" style:parent-style-name="PreformattedText" style:family="paragraph">
      <style:paragraph-properties fo:text-align="justify"/>
    </style:style>
    <style:style style:name="P188" style:parent-style-name="PreformattedText" style:family="paragraph">
      <style:paragraph-properties fo:text-align="justify"/>
    </style:style>
    <style:style style:name="P189" style:parent-style-name="PreformattedText" style:family="paragraph">
      <style:paragraph-properties fo:text-align="justify"/>
    </style:style>
    <style:style style:name="P190" style:parent-style-name="PreformattedText" style:family="paragraph">
      <style:paragraph-properties fo:text-align="justify"/>
    </style:style>
    <style:style style:name="P191" style:parent-style-name="PreformattedText" style:family="paragraph">
      <style:paragraph-properties fo:text-align="justify"/>
    </style:style>
    <style:style style:name="P192" style:parent-style-name="PreformattedText" style:family="paragraph">
      <style:paragraph-properties fo:text-align="justify"/>
    </style:style>
    <style:style style:name="P193" style:parent-style-name="PreformattedText" style:family="paragraph">
      <style:paragraph-properties fo:text-align="justify"/>
    </style:style>
    <style:style style:name="P194" style:parent-style-name="PreformattedText" style:family="paragraph">
      <style:paragraph-properties fo:text-align="justify"/>
    </style:style>
    <style:style style:name="P195" style:parent-style-name="PreformattedText" style:family="paragraph">
      <style:paragraph-properties fo:text-align="justify"/>
    </style:style>
    <style:style style:name="P196" style:parent-style-name="PreformattedText" style:family="paragraph">
      <style:paragraph-properties fo:text-align="justify"/>
    </style:style>
    <style:style style:name="P197" style:parent-style-name="PreformattedText" style:family="paragraph">
      <style:paragraph-properties fo:text-align="justify"/>
    </style:style>
    <style:style style:name="P198" style:parent-style-name="PreformattedText" style:family="paragraph">
      <style:paragraph-properties fo:text-align="justify"/>
    </style:style>
    <style:style style:name="P199" style:parent-style-name="PreformattedText" style:family="paragraph">
      <style:paragraph-properties fo:text-align="justify"/>
    </style:style>
    <style:style style:name="P200" style:parent-style-name="PreformattedText" style:family="paragraph">
      <style:paragraph-properties fo:text-align="justify"/>
    </style:style>
    <style:style style:name="P201" style:parent-style-name="PreformattedText" style:family="paragraph">
      <style:paragraph-properties fo:text-align="justify"/>
    </style:style>
    <style:style style:name="P202" style:parent-style-name="PreformattedText" style:family="paragraph">
      <style:paragraph-properties fo:text-align="justify"/>
    </style:style>
    <style:style style:name="P203" style:parent-style-name="PreformattedText" style:family="paragraph">
      <style:paragraph-properties fo:text-align="justify"/>
    </style:style>
    <style:style style:name="P204" style:parent-style-name="PreformattedText" style:family="paragraph">
      <style:paragraph-properties fo:text-align="justify"/>
    </style:style>
    <style:style style:name="P205" style:parent-style-name="PreformattedText" style:family="paragraph">
      <style:paragraph-properties fo:text-align="justify"/>
    </style:style>
    <style:style style:name="P206" style:parent-style-name="PreformattedText" style:family="paragraph">
      <style:paragraph-properties fo:text-align="justify"/>
    </style:style>
    <style:style style:name="P207" style:parent-style-name="PreformattedText" style:family="paragraph">
      <style:paragraph-properties fo:text-align="justify"/>
    </style:style>
    <style:style style:name="P208" style:parent-style-name="PreformattedText" style:family="paragraph">
      <style:paragraph-properties fo:text-align="justify"/>
    </style:style>
    <style:style style:name="P209" style:parent-style-name="PreformattedText" style:family="paragraph">
      <style:paragraph-properties fo:text-align="justify"/>
    </style:style>
    <style:style style:name="P210" style:parent-style-name="PreformattedText" style:family="paragraph">
      <style:paragraph-properties fo:text-align="justify"/>
    </style:style>
    <style:style style:name="P211" style:parent-style-name="PreformattedText" style:family="paragraph">
      <style:paragraph-properties fo:text-align="justify"/>
    </style:style>
    <style:style style:name="P212" style:parent-style-name="PreformattedText" style:family="paragraph">
      <style:paragraph-properties fo:text-align="justify"/>
    </style:style>
    <style:style style:name="P213" style:parent-style-name="PreformattedText" style:family="paragraph">
      <style:paragraph-properties fo:text-align="justify"/>
    </style:style>
    <style:style style:name="P214" style:parent-style-name="PreformattedText" style:family="paragraph">
      <style:paragraph-properties fo:text-align="justify"/>
    </style:style>
    <style:style style:name="P215" style:parent-style-name="PreformattedText" style:family="paragraph">
      <style:paragraph-properties fo:text-align="justify"/>
    </style:style>
    <style:style style:name="P216" style:parent-style-name="PreformattedText" style:family="paragraph">
      <style:paragraph-properties fo:text-align="justify"/>
    </style:style>
    <style:style style:name="P217" style:parent-style-name="PreformattedText" style:family="paragraph">
      <style:paragraph-properties fo:text-align="justify"/>
    </style:style>
    <style:style style:name="TableColumn219" style:family="table-column">
      <style:table-column-properties style:column-width="3.9791in" style:use-optimal-column-width="false"/>
    </style:style>
    <style:style style:name="TableColumn220" style:family="table-column">
      <style:table-column-properties style:column-width="2.7138in" style:use-optimal-column-width="false"/>
    </style:style>
    <style:style style:name="Table218" style:family="table">
      <style:table-properties style:width="6.693in" fo:margin-left="-0.009in" table:align="left"/>
    </style:style>
    <style:style style:name="TableRow221" style:family="table-row">
      <style:table-row-properties style:use-optimal-row-height="false"/>
    </style:style>
    <style:style style:name="TableCell2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2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27" style:family="table-cell">
      <style:table-cell-properties fo:border="0.0034in solid #000000" style:writing-mode="lr-tb" fo:padding-top="0.0381in" fo:padding-left="0.0381in" fo:padding-bottom="0.0381in" fo:padding-right="0.0381in"/>
    </style:style>
    <style:style style:name="TableColumn229" style:family="table-column">
      <style:table-column-properties style:column-width="1.1805in" style:use-optimal-column-width="false"/>
    </style:style>
    <style:style style:name="TableColumn230" style:family="table-column">
      <style:table-column-properties style:column-width="1.4701in" style:use-optimal-column-width="false"/>
    </style:style>
    <style:style style:name="Table228" style:family="table">
      <style:table-properties style:width="2.6506in" fo:margin-left="0in" table:align="right"/>
    </style:style>
    <style:style style:name="TableRow231" style:family="table-row">
      <style:table-row-properties style:use-optimal-row-height="false"/>
    </style:style>
    <style:style style:name="TableCell2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34" style:family="table-cell">
      <style:table-cell-properties fo:border="0.0034in solid #000000" style:writing-mode="lr-tb" fo:padding-top="0.0381in" fo:padding-left="0.0381in" fo:padding-bottom="0.0381in" fo:padding-right="0.0381in"/>
    </style:style>
    <style:style style:name="P23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5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52" style:parent-style-name="PreformattedText" style:family="paragraph">
      <style:paragraph-properties fo:text-align="justify"/>
    </style:style>
    <style:style style:name="T253" style:parent-style-name="VarsayılanParagrafYazıTipi" style:family="text">
      <style:text-properties style:text-underline-type="single" style:text-underline-style="solid" style:text-underline-width="auto" style:text-underline-mode="continuous"/>
    </style:style>
    <style:style style:name="T254" style:parent-style-name="VarsayılanParagrafYazıTipi" style:family="text">
      <style:text-properties style:text-underline-type="single" style:text-underline-style="solid" style:text-underline-width="auto" style:text-underline-mode="continuous"/>
    </style:style>
    <style:style style:name="T255" style:parent-style-name="VarsayılanParagrafYazıTipi" style:family="text">
      <style:text-properties style:text-underline-type="single" style:text-underline-style="solid" style:text-underline-width="auto" style:text-underline-mode="continuous"/>
    </style:style>
    <style:style style:name="T256" style:parent-style-name="VarsayılanParagrafYazıTipi" style:family="text">
      <style:text-properties style:text-underline-type="single" style:text-underline-style="solid" style:text-underline-width="auto" style:text-underline-mode="continuous"/>
    </style:style>
    <style:style style:name="T257" style:parent-style-name="VarsayılanParagrafYazıTipi" style:family="text">
      <style:text-properties style:text-underline-type="single" style:text-underline-style="solid" style:text-underline-width="auto" style:text-underline-mode="continuous"/>
    </style:style>
    <style:style style:name="T258" style:parent-style-name="VarsayılanParagrafYazıTipi" style:family="text">
      <style:text-properties style:text-underline-type="single" style:text-underline-style="solid" style:text-underline-width="auto" style:text-underline-mode="continuous"/>
    </style:style>
    <style:style style:name="T259" style:parent-style-name="VarsayılanParagrafYazıTipi" style:family="text">
      <style:text-properties style:text-underline-type="single" style:text-underline-style="solid" style:text-underline-width="auto" style:text-underline-mode="continuous"/>
    </style:style>
    <style:style style:name="T260" style:parent-style-name="VarsayılanParagrafYazıTipi" style:family="text">
      <style:text-properties style:text-underline-type="single" style:text-underline-style="solid" style:text-underline-width="auto" style:text-underline-mode="continuous"/>
    </style:style>
    <style:style style:name="T261" style:parent-style-name="VarsayılanParagrafYazıTipi" style:family="text">
      <style:text-properties style:text-underline-type="single" style:text-underline-style="solid" style:text-underline-width="auto" style:text-underline-mode="continuous"/>
    </style:style>
    <style:style style:name="T262" style:parent-style-name="VarsayılanParagrafYazıTipi" style:family="text">
      <style:text-properties style:text-underline-type="single" style:text-underline-style="solid" style:text-underline-width="auto" style:text-underline-mode="continuous"/>
    </style:style>
    <style:style style:name="T263" style:parent-style-name="VarsayılanParagrafYazıTipi" style:family="text">
      <style:text-properties style:text-underline-type="single" style:text-underline-style="solid" style:text-underline-width="auto" style:text-underline-mode="continuous"/>
    </style:style>
    <style:style style:name="P264" style:parent-style-name="Standard" style:family="paragraph">
      <style:paragraph-properties fo:text-align="justify"/>
      <style:text-properties fo:font-size="10pt" style:font-size-asian="10pt" style:font-size-complex="10pt"/>
    </style:style>
    <style:style style:name="P265" style:parent-style-name="Standard" style:family="paragraph">
      <style:paragraph-properties fo:text-align="justify"/>
      <style:text-properties fo:font-size="10pt" style:font-size-asian="10pt" style:font-size-complex="10pt"/>
    </style:style>
    <style:style style:name="P266" style:parent-style-name="Standard" style:family="paragraph">
      <style:paragraph-properties fo:text-align="justify"/>
      <style:text-properties fo:font-size="10pt" style:font-size-asian="10pt" style:font-size-complex="10pt"/>
    </style:style>
    <style:style style:name="P267" style:parent-style-name="Standard" style:family="paragraph">
      <style:paragraph-properties fo:text-align="justify"/>
      <style:text-properties fo:font-size="10pt" style:font-size-asian="10pt" style:font-size-complex="10pt"/>
    </style:style>
    <style:style style:name="P268" style:parent-style-name="Standard" style:family="paragraph">
      <style:paragraph-properties fo:text-align="justify"/>
      <style:text-properties fo:font-size="10pt" style:font-size-asian="10pt" style:font-size-complex="10pt"/>
    </style:style>
    <style:style style:name="P269" style:parent-style-name="Standard" style:family="paragraph">
      <style:paragraph-properties fo:text-align="justify"/>
      <style:text-properties fo:font-size="10pt" style:font-size-asian="10pt" style:font-size-complex="10pt"/>
    </style:style>
    <style:style style:name="P270" style:parent-style-name="Standard" style:family="paragraph">
      <style:paragraph-properties fo:text-align="justify"/>
      <style:text-properties fo:font-size="10pt" style:font-size-asian="10pt" style:font-size-complex="10pt"/>
    </style:style>
    <style:style style:name="P271" style:parent-style-name="Standard" style:family="paragraph">
      <style:paragraph-properties fo:text-align="justify"/>
      <style:text-properties fo:font-size="10pt" style:font-size-asian="10pt" style:font-size-complex="10pt"/>
    </style:style>
    <style:style style:name="P272" style:parent-style-name="Standard" style:family="paragraph">
      <style:paragraph-properties fo:text-align="justify"/>
      <style:text-properties fo:font-size="10pt" style:font-size-asian="10pt" style:font-size-complex="10pt"/>
    </style:style>
    <style:style style:name="P273" style:parent-style-name="Standard" style:family="paragraph">
      <style:paragraph-properties fo:text-align="justify"/>
      <style:text-properties fo:font-size="10pt" style:font-size-asian="10pt" style:font-size-complex="10pt"/>
    </style:style>
    <style:style style:name="P274" style:parent-style-name="Standard" style:family="paragraph">
      <style:paragraph-properties fo:text-align="justify"/>
      <style:text-properties fo:font-size="10pt" style:font-size-asian="10pt" style:font-size-complex="10pt"/>
    </style:style>
    <style:style style:name="P275" style:parent-style-name="Standard" style:family="paragraph">
      <style:paragraph-properties fo:text-align="justify"/>
      <style:text-properties fo:font-size="10pt" style:font-size-asian="10pt" style:font-size-complex="10pt"/>
    </style:style>
    <style:style style:name="P276" style:parent-style-name="Standard" style:family="paragraph">
      <style:paragraph-properties fo:text-align="justify"/>
      <style:text-properties fo:font-size="10pt" style:font-size-asian="10pt" style:font-size-complex="10pt"/>
    </style:style>
    <style:style style:name="P277" style:parent-style-name="Standard" style:family="paragraph">
      <style:paragraph-properties fo:text-align="justify"/>
      <style:text-properties fo:font-size="10pt" style:font-size-asian="10pt" style:font-size-complex="10pt"/>
    </style:style>
    <style:style style:name="P278" style:parent-style-name="Standard" style:family="paragraph">
      <style:paragraph-properties fo:text-align="justify"/>
      <style:text-properties fo:font-size="10pt" style:font-size-asian="10pt" style:font-size-complex="10pt"/>
    </style:style>
    <style:style style:name="P279" style:parent-style-name="Standard" style:family="paragraph">
      <style:paragraph-properties fo:text-align="justify"/>
      <style:text-properties fo:font-size="10pt" style:font-size-asian="10pt" style:font-size-complex="10pt"/>
    </style:style>
    <style:style style:name="P280" style:parent-style-name="Standard" style:family="paragraph">
      <style:paragraph-properties fo:text-align="justify"/>
      <style:text-properties fo:font-size="10pt" style:font-size-asian="10pt" style:font-size-complex="10pt"/>
    </style:style>
    <style:style style:name="P281" style:parent-style-name="Standard" style:family="paragraph">
      <style:paragraph-properties fo:text-align="justify"/>
      <style:text-properties fo:font-size="10pt" style:font-size-asian="10pt" style:font-size-complex="10pt"/>
    </style:style>
    <style:style style:name="P282" style:parent-style-name="Standard" style:family="paragraph">
      <style:paragraph-properties fo:text-align="justify"/>
      <style:text-properties fo:font-size="10pt" style:font-size-asian="10pt" style:font-size-complex="10pt"/>
    </style:style>
    <style:style style:name="P283" style:parent-style-name="Standard" style:family="paragraph">
      <style:paragraph-properties fo:text-align="justify"/>
      <style:text-properties fo:font-size="10pt" style:font-size-asian="10pt" style:font-size-complex="10pt"/>
    </style:style>
    <style:style style:name="P284" style:parent-style-name="Standard" style:family="paragraph">
      <style:paragraph-properties fo:text-align="justify"/>
      <style:text-properties fo:font-size="10pt" style:font-size-asian="10pt" style:font-size-complex="10pt"/>
    </style:style>
    <style:style style:name="P285" style:parent-style-name="Standard" style:family="paragraph">
      <style:paragraph-properties fo:text-align="justify"/>
      <style:text-properties fo:font-size="10pt" style:font-size-asian="10pt" style:font-size-complex="10pt"/>
    </style:style>
    <style:style style:name="P286" style:parent-style-name="Standard" style:family="paragraph">
      <style:paragraph-properties fo:text-align="justify"/>
      <style:text-properties fo:font-size="10pt" style:font-size-asian="10pt" style:font-size-complex="10pt"/>
    </style:style>
    <style:style style:name="P287" style:parent-style-name="Standard" style:family="paragraph">
      <style:paragraph-properties fo:text-align="justify"/>
      <style:text-properties fo:font-size="10pt" style:font-size-asian="10pt" style:font-size-complex="10pt"/>
    </style:style>
    <style:style style:name="P288" style:parent-style-name="Standard" style:family="paragraph">
      <style:paragraph-properties fo:text-align="justify"/>
      <style:text-properties fo:font-size="10pt" style:font-size-asian="10pt" style:font-size-complex="10pt"/>
    </style:style>
    <style:style style:name="P289" style:parent-style-name="Standard" style:family="paragraph">
      <style:paragraph-properties fo:text-align="justify"/>
      <style:text-properties fo:font-size="10pt" style:font-size-asian="10pt" style:font-size-complex="10pt"/>
    </style:style>
    <style:style style:name="P290" style:parent-style-name="Standard" style:family="paragraph">
      <style:paragraph-properties fo:text-align="justify"/>
      <style:text-properties fo:font-size="10pt" style:font-size-asian="10pt" style:font-size-complex="10pt"/>
    </style:style>
    <style:style style:name="P291" style:parent-style-name="Standard" style:family="paragraph">
      <style:paragraph-properties fo:text-align="justify"/>
      <style:text-properties fo:font-size="10pt" style:font-size-asian="10pt" style:font-size-complex="10pt"/>
    </style:style>
    <style:style style:name="P292" style:parent-style-name="Standard" style:family="paragraph">
      <style:paragraph-properties fo:text-align="justify"/>
      <style:text-properties fo:font-size="10pt" style:font-size-asian="10pt" style:font-size-complex="10pt"/>
    </style:style>
    <style:style style:name="P293" style:parent-style-name="Standard" style:family="paragraph">
      <style:paragraph-properties fo:text-align="justify"/>
      <style:text-properties fo:font-size="10pt" style:font-size-asian="10pt" style:font-size-complex="10pt"/>
    </style:style>
    <style:style style:name="P294" style:parent-style-name="Standard" style:family="paragraph">
      <style:paragraph-properties fo:text-align="justify"/>
      <style:text-properties fo:font-size="10pt" style:font-size-asian="10pt" style:font-size-complex="10pt"/>
    </style:style>
    <style:style style:name="P295" style:parent-style-name="Standard" style:family="paragraph">
      <style:paragraph-properties fo:text-align="justify"/>
      <style:text-properties fo:font-size="10pt" style:font-size-asian="10pt" style:font-size-complex="10pt"/>
    </style:style>
    <style:style style:name="P296" style:parent-style-name="Standard" style:family="paragraph">
      <style:paragraph-properties fo:text-align="justify"/>
      <style:text-properties fo:font-size="10pt" style:font-size-asian="10pt" style:font-size-complex="10pt"/>
    </style:style>
    <style:style style:name="P297" style:parent-style-name="Standard" style:family="paragraph">
      <style:paragraph-properties fo:text-align="justify"/>
      <style:text-properties fo:font-size="10pt" style:font-size-asian="10pt" style:font-size-complex="10pt"/>
    </style:style>
    <style:style style:name="P298" style:parent-style-name="Standard" style:family="paragraph">
      <style:paragraph-properties fo:text-align="justify"/>
      <style:text-properties fo:font-size="10pt" style:font-size-asian="10pt" style:font-size-complex="10pt"/>
    </style:style>
    <style:style style:name="P299" style:parent-style-name="Standard" style:family="paragraph">
      <style:paragraph-properties fo:text-align="justify"/>
      <style:text-properties fo:font-size="10pt" style:font-size-asian="10pt" style:font-size-complex="10pt"/>
    </style:style>
    <style:style style:name="P300" style:parent-style-name="Standard" style:family="paragraph">
      <style:paragraph-properties fo:text-align="justify"/>
      <style:text-properties fo:font-size="10pt" style:font-size-asian="10pt" style:font-size-complex="10pt"/>
    </style:style>
    <style:style style:name="P301" style:parent-style-name="Standard" style:family="paragraph">
      <style:paragraph-properties fo:text-align="justify"/>
      <style:text-properties fo:font-size="10pt" style:font-size-asian="10pt" style:font-size-complex="10pt"/>
    </style:style>
    <style:style style:name="P302" style:parent-style-name="Standard" style:family="paragraph">
      <style:paragraph-properties fo:text-align="justify"/>
      <style:text-properties fo:font-size="10pt" style:font-size-asian="10pt" style:font-size-complex="10pt"/>
    </style:style>
    <style:style style:name="P303" style:parent-style-name="Standard" style:family="paragraph">
      <style:paragraph-properties fo:text-align="justify"/>
      <style:text-properties fo:font-size="10pt" style:font-size-asian="10pt" style:font-size-complex="10pt"/>
    </style:style>
    <style:style style:name="TableColumn305" style:family="table-column">
      <style:table-column-properties style:column-width="3.9791in" style:use-optimal-column-width="false"/>
    </style:style>
    <style:style style:name="TableColumn306" style:family="table-column">
      <style:table-column-properties style:column-width="2.7138in" style:use-optimal-column-width="false"/>
    </style:style>
    <style:style style:name="Table304" style:family="table">
      <style:table-properties style:width="6.693in" fo:margin-left="-0.009in" table:align="left"/>
    </style:style>
    <style:style style:name="TableRow307" style:family="table-row">
      <style:table-row-properties style:use-optimal-row-height="false"/>
    </style:style>
    <style:style style:name="TableCell3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1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12" style:family="table-cell">
      <style:table-cell-properties fo:border="0.0034in solid #000000" style:writing-mode="lr-tb" fo:padding-top="0.0381in" fo:padding-left="0.0381in" fo:padding-bottom="0.0381in" fo:padding-right="0.0381in"/>
    </style:style>
    <style:style style:name="TableColumn314" style:family="table-column">
      <style:table-column-properties style:column-width="1.1805in" style:use-optimal-column-width="false"/>
    </style:style>
    <style:style style:name="TableColumn315" style:family="table-column">
      <style:table-column-properties style:column-width="1.4701in" style:use-optimal-column-width="false"/>
    </style:style>
    <style:style style:name="Table313" style:family="table">
      <style:table-properties style:width="2.6506in" fo:margin-left="0in" table:align="right"/>
    </style:style>
    <style:style style:name="TableRow316" style:family="table-row">
      <style:table-row-properties style:use-optimal-row-height="false"/>
    </style:style>
    <style:style style:name="TableCell3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19" style:family="table-cell">
      <style:table-cell-properties fo:border="0.0034in solid #000000" style:writing-mode="lr-tb" fo:padding-top="0.0381in" fo:padding-left="0.0381in" fo:padding-bottom="0.0381in" fo:padding-right="0.0381in"/>
    </style:style>
    <style:style style:name="P3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26" style:family="table-row">
      <style:table-row-properties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3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37" style:parent-style-name="Standard" style:family="paragraph">
      <style:paragraph-properties fo:text-align="justify"/>
      <style:text-properties fo:font-size="10pt" style:font-size-asian="10pt" style:font-size-complex="10pt"/>
    </style:style>
    <style:style style:name="P338" style:parent-style-name="Standard" style:family="paragraph">
      <style:paragraph-properties fo:text-align="justify"/>
      <style:text-properties fo:font-size="10pt" style:font-size-asian="10pt" style:font-size-complex="10pt"/>
    </style:style>
    <style:style style:name="P339" style:parent-style-name="Standard" style:family="paragraph">
      <style:paragraph-properties fo:text-align="justify"/>
      <style:text-properties fo:font-size="10pt" style:font-size-asian="10pt" style:font-size-complex="10pt"/>
    </style:style>
    <style:style style:name="P340" style:parent-style-name="Standard" style:family="paragraph">
      <style:paragraph-properties fo:text-align="justify"/>
      <style:text-properties fo:font-size="10pt" style:font-size-asian="10pt" style:font-size-complex="10pt"/>
    </style:style>
    <style:style style:name="P341" style:parent-style-name="Standard" style:family="paragraph">
      <style:paragraph-properties fo:text-align="justify"/>
      <style:text-properties fo:font-size="10pt" style:font-size-asian="10pt" style:font-size-complex="10pt"/>
    </style:style>
    <style:style style:name="P342" style:parent-style-name="Standard" style:family="paragraph">
      <style:paragraph-properties fo:text-align="justify"/>
      <style:text-properties fo:font-size="10pt" style:font-size-asian="10pt" style:font-size-complex="10pt"/>
    </style:style>
    <style:style style:name="P343" style:parent-style-name="Standard" style:family="paragraph">
      <style:paragraph-properties fo:text-align="justify"/>
      <style:text-properties fo:font-size="10pt" style:font-size-asian="10pt" style:font-size-complex="10pt"/>
    </style:style>
    <style:style style:name="P344" style:parent-style-name="Standard" style:family="paragraph">
      <style:paragraph-properties fo:text-align="justify"/>
      <style:text-properties fo:font-size="10pt" style:font-size-asian="10pt" style:font-size-complex="10pt"/>
    </style:style>
    <style:style style:name="P345" style:parent-style-name="Standard" style:family="paragraph">
      <style:paragraph-properties fo:text-align="justify"/>
      <style:text-properties fo:font-size="10pt" style:font-size-asian="10pt" style:font-size-complex="10pt"/>
    </style:style>
    <style:style style:name="P346" style:parent-style-name="Standard" style:family="paragraph">
      <style:paragraph-properties fo:text-align="justify"/>
      <style:text-properties fo:font-size="10pt" style:font-size-asian="10pt" style:font-size-complex="10pt"/>
    </style:style>
    <style:style style:name="P347" style:parent-style-name="Standard" style:family="paragraph">
      <style:paragraph-properties fo:text-align="justify"/>
      <style:text-properties fo:font-size="10pt" style:font-size-asian="10pt" style:font-size-complex="10pt"/>
    </style:style>
    <style:style style:name="P348" style:parent-style-name="Standard" style:family="paragraph">
      <style:paragraph-properties fo:text-align="justify"/>
      <style:text-properties fo:font-size="10pt" style:font-size-asian="10pt" style:font-size-complex="10pt"/>
    </style:style>
    <style:style style:name="P349" style:parent-style-name="Standard" style:family="paragraph">
      <style:paragraph-properties fo:text-align="justify"/>
      <style:text-properties fo:font-size="10pt" style:font-size-asian="10pt" style:font-size-complex="10pt"/>
    </style:style>
    <style:style style:name="P350" style:parent-style-name="Standard" style:family="paragraph">
      <style:paragraph-properties fo:text-align="justify"/>
      <style:text-properties fo:font-size="10pt" style:font-size-asian="10pt" style:font-size-complex="10pt"/>
    </style:style>
    <style:style style:name="P351" style:parent-style-name="Standard" style:family="paragraph">
      <style:paragraph-properties fo:text-align="justify"/>
      <style:text-properties fo:font-size="10pt" style:font-size-asian="10pt" style:font-size-complex="10pt"/>
    </style:style>
    <style:style style:name="P352" style:parent-style-name="Standard" style:family="paragraph">
      <style:paragraph-properties fo:text-align="justify"/>
      <style:text-properties fo:font-size="10pt" style:font-size-asian="10pt" style:font-size-complex="10pt"/>
    </style:style>
    <style:style style:name="P353" style:parent-style-name="Standard" style:family="paragraph">
      <style:paragraph-properties fo:text-align="justify"/>
      <style:text-properties fo:font-size="10pt" style:font-size-asian="10pt" style:font-size-complex="10pt"/>
    </style:style>
    <style:style style:name="P354" style:parent-style-name="Standard" style:family="paragraph">
      <style:paragraph-properties fo:text-align="justify"/>
      <style:text-properties fo:font-size="10pt" style:font-size-asian="10pt" style:font-size-complex="10pt"/>
    </style:style>
    <style:style style:name="P355" style:parent-style-name="Standard" style:family="paragraph">
      <style:paragraph-properties fo:text-align="justify"/>
      <style:text-properties fo:font-size="10pt" style:font-size-asian="10pt" style:font-size-complex="10pt"/>
    </style:style>
    <style:style style:name="P356" style:parent-style-name="Standard" style:family="paragraph">
      <style:paragraph-properties fo:text-align="justify"/>
      <style:text-properties fo:font-size="10pt" style:font-size-asian="10pt" style:font-size-complex="10pt"/>
    </style:style>
    <style:style style:name="P357" style:parent-style-name="Standard" style:family="paragraph">
      <style:paragraph-properties fo:text-align="justify"/>
      <style:text-properties fo:font-size="10pt" style:font-size-asian="10pt" style:font-size-complex="10pt"/>
    </style:style>
    <style:style style:name="P358" style:parent-style-name="Standard" style:family="paragraph">
      <style:paragraph-properties fo:text-align="justify"/>
      <style:text-properties fo:font-size="10pt" style:font-size-asian="10pt" style:font-size-complex="10pt"/>
    </style:style>
    <style:style style:name="P359" style:parent-style-name="Standard" style:family="paragraph">
      <style:paragraph-properties fo:text-align="justify"/>
      <style:text-properties fo:font-size="10pt" style:font-size-asian="10pt" style:font-size-complex="10pt"/>
    </style:style>
    <style:style style:name="P360" style:parent-style-name="Standard" style:family="paragraph">
      <style:paragraph-properties fo:text-align="justify"/>
      <style:text-properties fo:font-size="10pt" style:font-size-asian="10pt" style:font-size-complex="10pt"/>
    </style:style>
    <style:style style:name="P361" style:parent-style-name="Standard" style:family="paragraph">
      <style:paragraph-properties fo:text-align="justify"/>
      <style:text-properties fo:font-size="10pt" style:font-size-asian="10pt" style:font-size-complex="10pt"/>
    </style:style>
    <style:style style:name="P362" style:parent-style-name="Standard" style:family="paragraph">
      <style:paragraph-properties fo:text-align="justify"/>
      <style:text-properties fo:font-size="10pt" style:font-size-asian="10pt" style:font-size-complex="10pt"/>
    </style:style>
    <style:style style:name="P363" style:parent-style-name="Standard" style:family="paragraph">
      <style:paragraph-properties fo:text-align="justify"/>
      <style:text-properties fo:font-size="10pt" style:font-size-asian="10pt" style:font-size-complex="10pt"/>
    </style:style>
    <style:style style:name="P364" style:parent-style-name="Standard" style:family="paragraph">
      <style:paragraph-properties fo:text-align="justify"/>
      <style:text-properties fo:font-size="10pt" style:font-size-asian="10pt" style:font-size-complex="10pt"/>
    </style:style>
    <style:style style:name="P365" style:parent-style-name="Standard" style:family="paragraph">
      <style:paragraph-properties fo:text-align="justify"/>
      <style:text-properties fo:font-size="10pt" style:font-size-asian="10pt" style:font-size-complex="10pt"/>
    </style:style>
    <style:style style:name="P366" style:parent-style-name="Standard" style:family="paragraph">
      <style:paragraph-properties fo:text-align="justify"/>
      <style:text-properties fo:font-size="10pt" style:font-size-asian="10pt" style:font-size-complex="10pt"/>
    </style:style>
    <style:style style:name="P367" style:parent-style-name="Standard" style:family="paragraph">
      <style:paragraph-properties fo:text-align="justify"/>
      <style:text-properties fo:font-size="10pt" style:font-size-asian="10pt" style:font-size-complex="10pt"/>
    </style:style>
    <style:style style:name="P368" style:parent-style-name="Standard" style:family="paragraph">
      <style:paragraph-properties fo:text-align="justify"/>
      <style:text-properties fo:font-size="10pt" style:font-size-asian="10pt" style:font-size-complex="10pt"/>
    </style:style>
    <style:style style:name="P369" style:parent-style-name="Standard" style:family="paragraph">
      <style:paragraph-properties fo:text-align="justify"/>
      <style:text-properties fo:font-size="10pt" style:font-size-asian="10pt" style:font-size-complex="10pt"/>
    </style:style>
    <style:style style:name="P370" style:parent-style-name="Standard" style:family="paragraph">
      <style:paragraph-properties fo:text-align="justify"/>
      <style:text-properties fo:font-size="10pt" style:font-size-asian="10pt" style:font-size-complex="10pt"/>
    </style:style>
    <style:style style:name="P371" style:parent-style-name="Standard" style:family="paragraph">
      <style:paragraph-properties fo:text-align="justify"/>
      <style:text-properties fo:font-size="10pt" style:font-size-asian="10pt" style:font-size-complex="10pt"/>
    </style:style>
    <style:style style:name="P372" style:parent-style-name="Standard" style:family="paragraph">
      <style:paragraph-properties fo:text-align="justify"/>
      <style:text-properties fo:font-size="10pt" style:font-size-asian="10pt" style:font-size-complex="10pt"/>
    </style:style>
    <style:style style:name="P373" style:parent-style-name="Standard" style:family="paragraph">
      <style:paragraph-properties fo:text-align="justify"/>
      <style:text-properties fo:font-size="10pt" style:font-size-asian="10pt" style:font-size-complex="10pt"/>
    </style:style>
    <style:style style:name="P374" style:parent-style-name="Standard" style:family="paragraph">
      <style:paragraph-properties fo:text-align="justify"/>
      <style:text-properties fo:font-size="10pt" style:font-size-asian="10pt" style:font-size-complex="10pt"/>
    </style:style>
    <style:style style:name="P375" style:parent-style-name="Standard" style:family="paragraph">
      <style:paragraph-properties fo:text-align="justify"/>
      <style:text-properties fo:font-size="10pt" style:font-size-asian="10pt" style:font-size-complex="10pt"/>
    </style:style>
    <style:style style:name="P376" style:parent-style-name="Standard" style:family="paragraph">
      <style:paragraph-properties fo:text-align="justify"/>
      <style:text-properties fo:font-size="10pt" style:font-size-asian="10pt" style:font-size-complex="10pt"/>
    </style:style>
    <style:style style:name="P377" style:parent-style-name="Standard" style:family="paragraph">
      <style:paragraph-properties fo:text-align="justify"/>
      <style:text-properties fo:font-size="10pt" style:font-size-asian="10pt" style:font-size-complex="10pt"/>
    </style:style>
    <style:style style:name="P378" style:parent-style-name="Standard" style:family="paragraph">
      <style:paragraph-properties fo:text-align="justify"/>
      <style:text-properties fo:font-size="10pt" style:font-size-asian="10pt" style:font-size-complex="10pt"/>
    </style:style>
    <style:style style:name="P379" style:parent-style-name="Standard" style:family="paragraph">
      <style:paragraph-properties fo:text-align="justify"/>
      <style:text-properties fo:font-size="10pt" style:font-size-asian="10pt" style:font-size-complex="10pt"/>
    </style:style>
    <style:style style:name="P380" style:parent-style-name="Standard" style:family="paragraph">
      <style:paragraph-properties fo:text-align="justify"/>
      <style:text-properties fo:font-size="10pt" style:font-size-asian="10pt" style:font-size-complex="10pt"/>
    </style:style>
    <style:style style:name="P381" style:parent-style-name="Standard" style:family="paragraph">
      <style:paragraph-properties fo:text-align="justify"/>
      <style:text-properties fo:font-size="10pt" style:font-size-asian="10pt" style:font-size-complex="10pt"/>
    </style:style>
    <style:style style:name="P382" style:parent-style-name="Standard" style:family="paragraph">
      <style:paragraph-properties fo:text-align="justify"/>
      <style:text-properties fo:font-size="10pt" style:font-size-asian="10pt" style:font-size-complex="10pt"/>
    </style:style>
    <style:style style:name="P383" style:parent-style-name="Standard" style:family="paragraph">
      <style:paragraph-properties fo:text-align="justify"/>
      <style:text-properties fo:font-size="10pt" style:font-size-asian="10pt" style:font-size-complex="10pt"/>
    </style:style>
    <style:style style:name="TableColumn385" style:family="table-column">
      <style:table-column-properties style:column-width="3.9791in" style:use-optimal-column-width="false"/>
    </style:style>
    <style:style style:name="TableColumn386" style:family="table-column">
      <style:table-column-properties style:column-width="2.7138in" style:use-optimal-column-width="false"/>
    </style:style>
    <style:style style:name="Table384" style:family="table">
      <style:table-properties style:width="6.693in" fo:margin-left="-0.009in" table:align="left"/>
    </style:style>
    <style:style style:name="TableRow387" style:family="table-row">
      <style:table-row-properties style:use-optimal-row-height="false"/>
    </style:style>
    <style:style style:name="TableCell3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9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92" style:family="table-cell">
      <style:table-cell-properties fo:border="0.0034in solid #000000" style:writing-mode="lr-tb" fo:padding-top="0.0381in" fo:padding-left="0.0381in" fo:padding-bottom="0.0381in" fo:padding-right="0.0381in"/>
    </style:style>
    <style:style style:name="TableColumn394" style:family="table-column">
      <style:table-column-properties style:column-width="1.1805in" style:use-optimal-column-width="false"/>
    </style:style>
    <style:style style:name="TableColumn395" style:family="table-column">
      <style:table-column-properties style:column-width="1.4701in" style:use-optimal-column-width="false"/>
    </style:style>
    <style:style style:name="Table393" style:family="table">
      <style:table-properties style:width="2.6506in" fo:margin-left="0in" table:align="right"/>
    </style:style>
    <style:style style:name="TableRow396" style:family="table-row">
      <style:table-row-properties style:use-optimal-row-height="false"/>
    </style:style>
    <style:style style:name="TableCell3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99" style:family="table-cell">
      <style:table-cell-properties fo:border="0.0034in solid #000000" style:writing-mode="lr-tb" fo:padding-top="0.0381in" fo:padding-left="0.0381in" fo:padding-bottom="0.0381in" fo:padding-right="0.0381in"/>
    </style:style>
    <style:style style:name="P40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11" style:family="table-row">
      <style:table-row-properties style:use-optimal-row-height="false"/>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17" style:parent-style-name="Standard" style:family="paragraph">
      <style:paragraph-properties fo:text-align="justify"/>
      <style:text-properties fo:font-size="10pt" style:font-size-asian="10pt" style:font-size-complex="10pt"/>
    </style:style>
    <style:style style:name="P418" style:parent-style-name="Standard" style:family="paragraph">
      <style:paragraph-properties fo:text-align="justify"/>
      <style:text-properties fo:font-size="10pt" style:font-size-asian="10pt" style:font-size-complex="10pt"/>
    </style:style>
    <style:style style:name="P419" style:parent-style-name="Standard" style:family="paragraph">
      <style:paragraph-properties fo:text-align="justify"/>
      <style:text-properties fo:font-size="10pt" style:font-size-asian="10pt" style:font-size-complex="10pt"/>
    </style:style>
    <style:style style:name="P420" style:parent-style-name="Standard" style:family="paragraph">
      <style:paragraph-properties fo:text-align="justify"/>
      <style:text-properties fo:font-size="10pt" style:font-size-asian="10pt" style:font-size-complex="10pt"/>
    </style:style>
    <style:style style:name="P421" style:parent-style-name="Standard" style:family="paragraph">
      <style:paragraph-properties fo:text-align="justify"/>
      <style:text-properties fo:font-size="10pt" style:font-size-asian="10pt" style:font-size-complex="10pt"/>
    </style:style>
    <style:style style:name="P422" style:parent-style-name="Standard" style:family="paragraph">
      <style:paragraph-properties fo:text-align="justify"/>
      <style:text-properties fo:font-size="10pt" style:font-size-asian="10pt" style:font-size-complex="10pt"/>
    </style:style>
    <style:style style:name="P423" style:parent-style-name="Standard" style:family="paragraph">
      <style:paragraph-properties fo:text-align="justify"/>
      <style:text-properties fo:font-size="10pt" style:font-size-asian="10pt" style:font-size-complex="10pt"/>
    </style:style>
    <style:style style:name="P424" style:parent-style-name="Standard" style:family="paragraph">
      <style:paragraph-properties fo:text-align="justify"/>
      <style:text-properties fo:font-size="10pt" style:font-size-asian="10pt" style:font-size-complex="10pt"/>
    </style:style>
    <style:style style:name="P425" style:parent-style-name="Standard" style:family="paragraph">
      <style:paragraph-properties fo:text-align="justify"/>
      <style:text-properties fo:font-size="10pt" style:font-size-asian="10pt" style:font-size-complex="10pt"/>
    </style:style>
    <style:style style:name="P426" style:parent-style-name="Standard" style:list-style-name="LFO1" style:family="paragraph">
      <style:paragraph-properties fo:text-align="justify"/>
      <style:text-properties fo:font-size="10pt" style:font-size-asian="10pt" style:font-size-complex="10pt"/>
    </style:style>
    <style:style style:name="P427" style:parent-style-name="Standard" style:list-style-name="LFO1" style:family="paragraph">
      <style:paragraph-properties fo:text-align="justify"/>
      <style:text-properties fo:font-size="10pt" style:font-size-asian="10pt" style:font-size-complex="10pt"/>
    </style:style>
    <style:style style:name="P428" style:parent-style-name="Standard" style:list-style-name="LFO1" style:family="paragraph">
      <style:paragraph-properties fo:text-align="justify"/>
      <style:text-properties fo:font-size="10pt" style:font-size-asian="10pt" style:font-size-complex="10pt"/>
    </style:style>
    <style:style style:name="P429" style:parent-style-name="Standard" style:list-style-name="LFO1" style:family="paragraph">
      <style:paragraph-properties fo:text-align="justify"/>
      <style:text-properties fo:font-size="10pt" style:font-size-asian="10pt" style:font-size-complex="10pt"/>
    </style:style>
    <style:style style:name="P430" style:parent-style-name="Standard" style:list-style-name="LFO1" style:family="paragraph">
      <style:paragraph-properties fo:text-align="justify"/>
      <style:text-properties fo:font-size="10pt" style:font-size-asian="10pt" style:font-size-complex="10pt"/>
    </style:style>
    <style:style style:name="P431" style:parent-style-name="Standard" style:list-style-name="LFO1" style:family="paragraph">
      <style:paragraph-properties fo:text-align="justify"/>
      <style:text-properties fo:font-size="10pt" style:font-size-asian="10pt" style:font-size-complex="10pt"/>
    </style:style>
    <style:style style:name="P432" style:parent-style-name="Standard" style:list-style-name="LFO1" style:family="paragraph">
      <style:paragraph-properties fo:text-align="justify"/>
      <style:text-properties fo:font-size="10pt" style:font-size-asian="10pt" style:font-size-complex="10pt"/>
    </style:style>
    <style:style style:name="P433" style:parent-style-name="Standard" style:list-style-name="LFO1" style:family="paragraph">
      <style:paragraph-properties fo:text-align="justify"/>
      <style:text-properties fo:font-size="10pt" style:font-size-asian="10pt" style:font-size-complex="10pt"/>
    </style:style>
    <style:style style:name="P434" style:parent-style-name="Standard" style:list-style-name="LFO1" style:family="paragraph">
      <style:paragraph-properties fo:text-align="justify"/>
      <style:text-properties fo:font-size="10pt" style:font-size-asian="10pt" style:font-size-complex="10pt"/>
    </style:style>
    <style:style style:name="P435" style:parent-style-name="Standard" style:list-style-name="LFO1" style:family="paragraph">
      <style:paragraph-properties fo:text-align="justify"/>
      <style:text-properties fo:font-size="10pt" style:font-size-asian="10pt" style:font-size-complex="10pt"/>
    </style:style>
    <style:style style:name="P436" style:parent-style-name="Standard" style:list-style-name="LFO1" style:family="paragraph">
      <style:paragraph-properties fo:text-align="justify"/>
      <style:text-properties fo:font-size="10pt" style:font-size-asian="10pt" style:font-size-complex="10pt"/>
    </style:style>
    <style:style style:name="P437" style:parent-style-name="Standard" style:list-style-name="LFO1" style:family="paragraph">
      <style:paragraph-properties fo:text-align="justify"/>
      <style:text-properties fo:font-size="10pt" style:font-size-asian="10pt" style:font-size-complex="10pt"/>
    </style:style>
    <style:style style:name="P438" style:parent-style-name="Standard" style:list-style-name="LFO1" style:family="paragraph">
      <style:paragraph-properties fo:text-align="justify"/>
      <style:text-properties fo:font-size="10pt" style:font-size-asian="10pt" style:font-size-complex="10pt"/>
    </style:style>
    <style:style style:name="P439" style:parent-style-name="Standard" style:list-style-name="LFO1" style:family="paragraph">
      <style:paragraph-properties fo:text-align="justify"/>
      <style:text-properties fo:font-size="10pt" style:font-size-asian="10pt" style:font-size-complex="10pt"/>
    </style:style>
    <style:style style:name="P440" style:parent-style-name="Standard" style:list-style-name="LFO1" style:family="paragraph">
      <style:paragraph-properties fo:text-align="justify"/>
      <style:text-properties fo:font-size="10pt" style:font-size-asian="10pt" style:font-size-complex="10pt"/>
    </style:style>
    <style:style style:name="P441" style:parent-style-name="Standard" style:list-style-name="LFO1" style:family="paragraph">
      <style:paragraph-properties fo:text-align="justify"/>
      <style:text-properties fo:font-size="10pt" style:font-size-asian="10pt" style:font-size-complex="10pt"/>
    </style:style>
    <style:style style:name="P442" style:parent-style-name="Standard" style:family="paragraph">
      <style:paragraph-properties fo:text-align="justify"/>
      <style:text-properties fo:font-size="10pt" style:font-size-asian="10pt" style:font-size-complex="10pt"/>
    </style:style>
    <style:style style:name="P443" style:parent-style-name="Standard" style:family="paragraph">
      <style:paragraph-properties fo:text-align="justify"/>
      <style:text-properties fo:font-size="10pt" style:font-size-asian="10pt" style:font-size-complex="10pt"/>
    </style:style>
    <style:style style:name="P444" style:parent-style-name="Standard" style:family="paragraph">
      <style:paragraph-properties fo:text-align="justify"/>
      <style:text-properties fo:font-size="10pt" style:font-size-asian="10pt" style:font-size-complex="10pt"/>
    </style:style>
    <style:style style:name="P445" style:parent-style-name="Standard" style:family="paragraph">
      <style:paragraph-properties fo:text-align="justify"/>
      <style:text-properties fo:font-size="10pt" style:font-size-asian="10pt" style:font-size-complex="10pt"/>
    </style:style>
    <style:style style:name="P446" style:parent-style-name="Standard" style:family="paragraph">
      <style:paragraph-properties fo:text-align="justify"/>
      <style:text-properties fo:font-size="10pt" style:font-size-asian="10pt" style:font-size-complex="10pt"/>
    </style:style>
    <style:style style:name="P447" style:parent-style-name="Standard" style:family="paragraph">
      <style:paragraph-properties fo:text-align="justify"/>
      <style:text-properties fo:font-size="10pt" style:font-size-asian="10pt" style:font-size-complex="10pt"/>
    </style:style>
    <style:style style:name="P448" style:parent-style-name="Standard" style:family="paragraph">
      <style:paragraph-properties fo:text-align="justify"/>
      <style:text-properties fo:font-size="10pt" style:font-size-asian="10pt" style:font-size-complex="10pt"/>
    </style:style>
    <style:style style:name="P449" style:parent-style-name="Standard" style:family="paragraph">
      <style:paragraph-properties fo:text-align="justify"/>
      <style:text-properties fo:font-size="10pt" style:font-size-asian="10pt" style:font-size-complex="10pt"/>
    </style:style>
    <style:style style:name="P450" style:parent-style-name="Standard" style:family="paragraph">
      <style:paragraph-properties fo:text-align="justify"/>
      <style:text-properties fo:font-size="10pt" style:font-size-asian="10pt" style:font-size-complex="10pt"/>
    </style:style>
    <style:style style:name="P451" style:parent-style-name="Standard" style:family="paragraph">
      <style:paragraph-properties fo:text-align="justify"/>
      <style:text-properties fo:font-size="10pt" style:font-size-asian="10pt" style:font-size-complex="10pt"/>
    </style:style>
    <style:style style:name="P452" style:parent-style-name="Standard" style:family="paragraph">
      <style:paragraph-properties fo:text-align="justify"/>
      <style:text-properties fo:font-size="10pt" style:font-size-asian="10pt" style:font-size-complex="10pt"/>
    </style:style>
    <style:style style:name="P453" style:parent-style-name="Standard" style:family="paragraph">
      <style:paragraph-properties fo:text-align="justify"/>
      <style:text-properties fo:font-size="10pt" style:font-size-asian="10pt" style:font-size-complex="10pt"/>
    </style:style>
    <style:style style:name="P454" style:parent-style-name="Standard" style:family="paragraph">
      <style:paragraph-properties fo:text-align="justify"/>
      <style:text-properties fo:font-size="10pt" style:font-size-asian="10pt" style:font-size-complex="10pt"/>
    </style:style>
    <style:style style:name="P455" style:parent-style-name="Standard" style:family="paragraph">
      <style:paragraph-properties fo:text-align="justify"/>
      <style:text-properties fo:font-size="10pt" style:font-size-asian="10pt" style:font-size-complex="10pt"/>
    </style:style>
    <style:style style:name="P456" style:parent-style-name="Standard" style:family="paragraph">
      <style:paragraph-properties fo:text-align="justify"/>
      <style:text-properties fo:font-size="10pt" style:font-size-asian="10pt" style:font-size-complex="10pt"/>
    </style:style>
    <style:style style:name="TableColumn458" style:family="table-column">
      <style:table-column-properties style:column-width="3.9791in" style:use-optimal-column-width="false"/>
    </style:style>
    <style:style style:name="TableColumn459" style:family="table-column">
      <style:table-column-properties style:column-width="2.7138in" style:use-optimal-column-width="false"/>
    </style:style>
    <style:style style:name="Table457" style:family="table">
      <style:table-properties style:width="6.693in" fo:margin-left="-0.009in" table:align="left"/>
    </style:style>
    <style:style style:name="TableRow460" style:family="table-row">
      <style:table-row-properties style:use-optimal-row-height="false"/>
    </style:style>
    <style:style style:name="TableCell4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6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64" style:parent-style-name="Standard" style:family="paragraph">
      <style:paragraph-properties fo:text-align="justify"/>
      <style:text-properties style:font-name="Liberation Mono" style:font-name-asian="Nimbus Mono L" style:font-name-complex="Liberation Mono" fo:font-size="10pt" style:font-size-asian="10pt" style:font-size-complex="10pt"/>
    </style:style>
    <style:style style:name="P465" style:parent-style-name="Standard"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66" style:family="table-cell">
      <style:table-cell-properties fo:border="0.0034in solid #000000" style:writing-mode="lr-tb" fo:padding-top="0.0381in" fo:padding-left="0.0381in" fo:padding-bottom="0.0381in" fo:padding-right="0.0381in"/>
    </style:style>
    <style:style style:name="TableColumn468" style:family="table-column">
      <style:table-column-properties style:column-width="1.1805in" style:use-optimal-column-width="false"/>
    </style:style>
    <style:style style:name="TableColumn469" style:family="table-column">
      <style:table-column-properties style:column-width="1.4701in" style:use-optimal-column-width="false"/>
    </style:style>
    <style:style style:name="Table467" style:family="table">
      <style:table-properties style:width="2.6506in" fo:margin-left="0in" table:align="right"/>
    </style:style>
    <style:style style:name="TableRow470" style:family="table-row">
      <style:table-row-properties style:use-optimal-row-height="false"/>
    </style:style>
    <style:style style:name="TableCell4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73" style:family="table-cell">
      <style:table-cell-properties fo:border="0.0034in solid #000000" style:writing-mode="lr-tb" fo:padding-top="0.0381in" fo:padding-left="0.0381in" fo:padding-bottom="0.0381in" fo:padding-right="0.0381in"/>
    </style:style>
    <style:style style:name="P47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75" style:family="table-row">
      <style:table-row-properties style:use-optimal-row-height="false"/>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85" style:family="table-row">
      <style:table-row-properties style:use-optimal-row-height="false"/>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9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91" style:parent-style-name="Standard" style:family="paragraph">
      <style:paragraph-properties fo:text-align="justify"/>
      <style:text-properties fo:font-size="10pt" style:font-size-asian="10pt" style:font-size-complex="10pt"/>
    </style:style>
    <style:style style:name="P492" style:parent-style-name="Standard" style:family="paragraph">
      <style:paragraph-properties fo:text-align="justify"/>
      <style:text-properties fo:font-size="10pt" style:font-size-asian="10pt" style:font-size-complex="10pt"/>
    </style:style>
    <style:style style:name="P493" style:parent-style-name="Standard" style:family="paragraph">
      <style:paragraph-properties fo:text-align="justify"/>
      <style:text-properties fo:font-size="10pt" style:font-size-asian="10pt" style:font-size-complex="10pt"/>
    </style:style>
    <style:style style:name="P494" style:parent-style-name="Standard" style:family="paragraph">
      <style:paragraph-properties fo:text-align="justify"/>
      <style:text-properties fo:font-size="10pt" style:font-size-asian="10pt" style:font-size-complex="10pt"/>
    </style:style>
    <style:style style:name="P495" style:parent-style-name="Standard" style:family="paragraph">
      <style:paragraph-properties fo:text-align="justify"/>
      <style:text-properties fo:font-size="10pt" style:font-size-asian="10pt" style:font-size-complex="10pt"/>
    </style:style>
    <style:style style:name="P496" style:parent-style-name="Standard" style:family="paragraph">
      <style:paragraph-properties fo:text-align="justify"/>
      <style:text-properties fo:font-size="10pt" style:font-size-asian="10pt" style:font-size-complex="10pt"/>
    </style:style>
    <style:style style:name="P497" style:parent-style-name="Standard" style:family="paragraph">
      <style:paragraph-properties fo:text-align="justify"/>
      <style:text-properties fo:font-size="10pt" style:font-size-asian="10pt" style:font-size-complex="10pt"/>
    </style:style>
    <style:style style:name="P498" style:parent-style-name="Standard" style:family="paragraph">
      <style:paragraph-properties fo:text-align="justify"/>
      <style:text-properties fo:font-size="10pt" style:font-size-asian="10pt" style:font-size-complex="10pt"/>
    </style:style>
    <style:style style:name="P499" style:parent-style-name="Standard" style:family="paragraph">
      <style:paragraph-properties fo:text-align="justify"/>
      <style:text-properties fo:font-size="10pt" style:font-size-asian="10pt" style:font-size-complex="10pt"/>
    </style:style>
    <style:style style:name="P500" style:parent-style-name="Standard" style:list-style-name="LFO2" style:family="paragraph">
      <style:paragraph-properties fo:text-align="justify"/>
      <style:text-properties fo:font-size="10pt" style:font-size-asian="10pt" style:font-size-complex="10pt"/>
    </style:style>
    <style:style style:name="P501" style:parent-style-name="Standard" style:list-style-name="LFO2" style:family="paragraph">
      <style:paragraph-properties fo:text-align="justify"/>
      <style:text-properties fo:font-size="10pt" style:font-size-asian="10pt" style:font-size-complex="10pt"/>
    </style:style>
    <style:style style:name="P502" style:parent-style-name="Standard" style:list-style-name="LFO2" style:family="paragraph">
      <style:paragraph-properties fo:text-align="justify"/>
      <style:text-properties fo:font-size="10pt" style:font-size-asian="10pt" style:font-size-complex="10pt"/>
    </style:style>
    <style:style style:name="P503" style:parent-style-name="Standard" style:list-style-name="LFO2" style:family="paragraph">
      <style:paragraph-properties fo:text-align="justify"/>
      <style:text-properties fo:font-size="10pt" style:font-size-asian="10pt" style:font-size-complex="10pt"/>
    </style:style>
    <style:style style:name="P504" style:parent-style-name="Standard" style:list-style-name="LFO2" style:family="paragraph">
      <style:paragraph-properties fo:text-align="justify"/>
      <style:text-properties fo:font-size="10pt" style:font-size-asian="10pt" style:font-size-complex="10pt"/>
    </style:style>
    <style:style style:name="P505" style:parent-style-name="Standard" style:family="paragraph">
      <style:paragraph-properties fo:text-align="justify"/>
      <style:text-properties fo:font-size="10pt" style:font-size-asian="10pt" style:font-size-complex="10pt"/>
    </style:style>
    <style:style style:name="P506" style:parent-style-name="Standard" style:family="paragraph">
      <style:paragraph-properties fo:text-align="justify"/>
      <style:text-properties fo:font-size="10pt" style:font-size-asian="10pt" style:font-size-complex="10pt"/>
    </style:style>
    <style:style style:name="P507" style:parent-style-name="Standard" style:family="paragraph">
      <style:paragraph-properties fo:text-align="justify"/>
      <style:text-properties fo:font-size="10pt" style:font-size-asian="10pt" style:font-size-complex="10pt"/>
    </style:style>
    <style:style style:name="P508" style:parent-style-name="Standard" style:family="paragraph">
      <style:paragraph-properties fo:text-align="justify"/>
      <style:text-properties fo:font-size="10pt" style:font-size-asian="10pt" style:font-size-complex="10pt"/>
    </style:style>
    <style:style style:name="P509" style:parent-style-name="Standard" style:family="paragraph">
      <style:paragraph-properties fo:text-align="justify"/>
      <style:text-properties fo:font-size="10pt" style:font-size-asian="10pt" style:font-size-complex="10pt"/>
    </style:style>
    <style:style style:name="P510" style:parent-style-name="Standard" style:family="paragraph">
      <style:paragraph-properties fo:text-align="justify"/>
      <style:text-properties fo:font-size="10pt" style:font-size-asian="10pt" style:font-size-complex="10pt"/>
    </style:style>
    <style:style style:name="P511" style:parent-style-name="Standard" style:family="paragraph">
      <style:paragraph-properties fo:text-align="justify"/>
      <style:text-properties fo:font-size="10pt" style:font-size-asian="10pt" style:font-size-complex="10pt"/>
    </style:style>
    <style:style style:name="P512" style:parent-style-name="Standard" style:family="paragraph">
      <style:paragraph-properties fo:text-align="justify"/>
      <style:text-properties fo:font-size="10pt" style:font-size-asian="10pt" style:font-size-complex="10pt"/>
    </style:style>
    <style:style style:name="P513" style:parent-style-name="Standard" style:family="paragraph">
      <style:paragraph-properties fo:text-align="justify"/>
      <style:text-properties fo:font-size="10pt" style:font-size-asian="10pt" style:font-size-complex="10pt"/>
    </style:style>
    <style:style style:name="P514" style:parent-style-name="Standard" style:family="paragraph">
      <style:paragraph-properties fo:text-align="justify"/>
      <style:text-properties fo:font-size="10pt" style:font-size-asian="10pt" style:font-size-complex="10pt"/>
    </style:style>
    <style:style style:name="P515" style:parent-style-name="Standard" style:family="paragraph">
      <style:paragraph-properties fo:text-align="justify"/>
      <style:text-properties fo:font-size="10pt" style:font-size-asian="10pt" style:font-size-complex="10pt"/>
    </style:style>
    <style:style style:name="P516" style:parent-style-name="Standard" style:family="paragraph">
      <style:paragraph-properties fo:text-align="justify"/>
      <style:text-properties fo:font-size="10pt" style:font-size-asian="10pt" style:font-size-complex="10pt"/>
    </style:style>
    <style:style style:name="P517" style:parent-style-name="Standard" style:family="paragraph">
      <style:paragraph-properties fo:text-align="justify"/>
      <style:text-properties fo:font-size="10pt" style:font-size-asian="10pt" style:font-size-complex="10pt"/>
    </style:style>
    <style:style style:name="P518" style:parent-style-name="Standard" style:family="paragraph">
      <style:paragraph-properties fo:text-align="justify"/>
      <style:text-properties fo:font-size="10pt" style:font-size-asian="10pt" style:font-size-complex="10pt"/>
    </style:style>
    <style:style style:name="P519" style:parent-style-name="Standard" style:family="paragraph">
      <style:paragraph-properties fo:text-align="justify"/>
      <style:text-properties fo:font-size="10pt" style:font-size-asian="10pt" style:font-size-complex="10pt"/>
    </style:style>
    <style:style style:name="P520" style:parent-style-name="Standard" style:family="paragraph">
      <style:paragraph-properties fo:text-align="justify"/>
      <style:text-properties fo:font-size="10pt" style:font-size-asian="10pt" style:font-size-complex="10pt"/>
    </style:style>
    <style:style style:name="P521" style:parent-style-name="Standard" style:family="paragraph">
      <style:paragraph-properties fo:text-align="justify"/>
      <style:text-properties fo:font-size="10pt" style:font-size-asian="10pt" style:font-size-complex="10pt"/>
    </style:style>
    <style:style style:name="P522" style:parent-style-name="Standard" style:family="paragraph">
      <style:paragraph-properties fo:text-align="justify"/>
      <style:text-properties fo:font-size="10pt" style:font-size-asian="10pt" style:font-size-complex="10pt"/>
    </style:style>
    <style:style style:name="P523" style:parent-style-name="Standard" style:family="paragraph">
      <style:paragraph-properties fo:text-align="justify"/>
      <style:text-properties fo:font-size="10pt" style:font-size-asian="10pt" style:font-size-complex="10pt"/>
    </style:style>
    <style:style style:name="P524" style:parent-style-name="Standard" style:family="paragraph">
      <style:paragraph-properties fo:text-align="justify"/>
      <style:text-properties fo:font-size="10pt" style:font-size-asian="10pt" style:font-size-complex="10pt"/>
    </style:style>
    <style:style style:name="P525" style:parent-style-name="Standard" style:family="paragraph">
      <style:paragraph-properties fo:text-align="justify"/>
      <style:text-properties fo:font-size="10pt" style:font-size-asian="10pt" style:font-size-complex="10pt"/>
    </style:style>
    <style:style style:name="P526" style:parent-style-name="Standard" style:family="paragraph">
      <style:paragraph-properties fo:text-align="justify"/>
      <style:text-properties fo:font-size="10pt" style:font-size-asian="10pt" style:font-size-complex="10pt"/>
    </style:style>
    <style:style style:name="P527" style:parent-style-name="Standard" style:family="paragraph">
      <style:paragraph-properties fo:text-align="justify"/>
      <style:text-properties fo:font-size="10pt" style:font-size-asian="10pt" style:font-size-complex="10pt"/>
    </style:style>
    <style:style style:name="P528" style:parent-style-name="Standard" style:family="paragraph">
      <style:paragraph-properties fo:text-align="justify"/>
      <style:text-properties fo:font-size="10pt" style:font-size-asian="10pt" style:font-size-complex="10pt"/>
    </style:style>
    <style:style style:name="TableColumn530" style:family="table-column">
      <style:table-column-properties style:column-width="3.9791in" style:use-optimal-column-width="false"/>
    </style:style>
    <style:style style:name="TableColumn531" style:family="table-column">
      <style:table-column-properties style:column-width="2.7138in" style:use-optimal-column-width="false"/>
    </style:style>
    <style:style style:name="Table529" style:family="table">
      <style:table-properties style:width="6.693in" fo:margin-left="-0.009in" table:align="left"/>
    </style:style>
    <style:style style:name="TableRow532" style:family="table-row">
      <style:table-row-properties style:use-optimal-row-height="false"/>
    </style:style>
    <style:style style:name="TableCell5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3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36" style:parent-style-name="Standard"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37" style:family="table-cell">
      <style:table-cell-properties fo:border="0.0034in solid #000000" style:writing-mode="lr-tb" fo:padding-top="0.0381in" fo:padding-left="0.0381in" fo:padding-bottom="0.0381in" fo:padding-right="0.0381in"/>
    </style:style>
    <style:style style:name="TableColumn539" style:family="table-column">
      <style:table-column-properties style:column-width="1.1805in" style:use-optimal-column-width="false"/>
    </style:style>
    <style:style style:name="TableColumn540" style:family="table-column">
      <style:table-column-properties style:column-width="1.4701in" style:use-optimal-column-width="false"/>
    </style:style>
    <style:style style:name="Table538" style:family="table">
      <style:table-properties style:width="2.6506in" fo:margin-left="0in" table:align="right"/>
    </style:style>
    <style:style style:name="TableRow541" style:family="table-row">
      <style:table-row-properties style:use-optimal-row-height="false"/>
    </style:style>
    <style:style style:name="TableCell5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44" style:family="table-cell">
      <style:table-cell-properties fo:border="0.0034in solid #000000" style:writing-mode="lr-tb" fo:padding-top="0.0381in" fo:padding-left="0.0381in" fo:padding-bottom="0.0381in" fo:padding-right="0.0381in"/>
    </style:style>
    <style:style style:name="P54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51" style:family="table-row">
      <style:table-row-properties style:use-optimal-row-height="false"/>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6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62" style:parent-style-name="Standard" style:family="paragraph">
      <style:paragraph-properties fo:text-align="justify"/>
      <style:text-properties fo:font-size="10pt" style:font-size-asian="10pt" style:font-size-complex="10pt"/>
    </style:style>
    <style:style style:name="P563" style:parent-style-name="Standard" style:family="paragraph">
      <style:paragraph-properties fo:text-align="justify"/>
      <style:text-properties fo:font-size="10pt" style:font-size-asian="10pt" style:font-size-complex="10pt"/>
    </style:style>
    <style:style style:name="P564" style:parent-style-name="Standard" style:family="paragraph">
      <style:paragraph-properties fo:text-align="justify"/>
      <style:text-properties fo:font-size="10pt" style:font-size-asian="10pt" style:font-size-complex="10pt"/>
    </style:style>
    <style:style style:name="P565" style:parent-style-name="Standard" style:family="paragraph">
      <style:paragraph-properties fo:text-align="justify"/>
      <style:text-properties fo:font-size="10pt" style:font-size-asian="10pt" style:font-size-complex="10pt"/>
    </style:style>
    <style:style style:name="P566" style:parent-style-name="Standard" style:family="paragraph">
      <style:paragraph-properties fo:text-align="justify"/>
      <style:text-properties fo:font-size="10pt" style:font-size-asian="10pt" style:font-size-complex="10pt"/>
    </style:style>
    <style:style style:name="P567" style:parent-style-name="Standard" style:family="paragraph">
      <style:paragraph-properties fo:text-align="justify"/>
      <style:text-properties fo:font-size="10pt" style:font-size-asian="10pt" style:font-size-complex="10pt"/>
    </style:style>
    <style:style style:name="P568" style:parent-style-name="Standard" style:family="paragraph">
      <style:paragraph-properties fo:text-align="justify"/>
      <style:text-properties fo:font-size="10pt" style:font-size-asian="10pt" style:font-size-complex="10pt"/>
    </style:style>
    <style:style style:name="P569" style:parent-style-name="Standard" style:family="paragraph">
      <style:paragraph-properties fo:text-align="justify"/>
      <style:text-properties fo:font-size="10pt" style:font-size-asian="10pt" style:font-size-complex="10pt"/>
    </style:style>
    <style:style style:name="P570" style:parent-style-name="Standard" style:family="paragraph">
      <style:paragraph-properties fo:text-align="justify"/>
      <style:text-properties fo:font-size="10pt" style:font-size-asian="10pt" style:font-size-complex="10pt"/>
    </style:style>
    <style:style style:name="P571" style:parent-style-name="Standard" style:list-style-name="LFO3" style:family="paragraph">
      <style:paragraph-properties fo:text-align="justify"/>
      <style:text-properties fo:font-size="10pt" style:font-size-asian="10pt" style:font-size-complex="10pt"/>
    </style:style>
    <style:style style:name="P572" style:parent-style-name="Standard" style:list-style-name="LFO3" style:family="paragraph">
      <style:paragraph-properties fo:text-align="justify"/>
      <style:text-properties fo:font-size="10pt" style:font-size-asian="10pt" style:font-size-complex="10pt"/>
    </style:style>
    <style:style style:name="P573" style:parent-style-name="Standard" style:list-style-name="LFO3" style:family="paragraph">
      <style:paragraph-properties fo:text-align="justify"/>
      <style:text-properties fo:font-size="10pt" style:font-size-asian="10pt" style:font-size-complex="10pt"/>
    </style:style>
    <style:style style:name="P574" style:parent-style-name="Standard" style:list-style-name="LFO3" style:family="paragraph">
      <style:paragraph-properties fo:text-align="justify"/>
      <style:text-properties fo:font-size="10pt" style:font-size-asian="10pt" style:font-size-complex="10pt"/>
    </style:style>
    <style:style style:name="P575" style:parent-style-name="Standard" style:list-style-name="LFO3" style:family="paragraph">
      <style:paragraph-properties fo:text-align="justify"/>
      <style:text-properties fo:font-size="10pt" style:font-size-asian="10pt" style:font-size-complex="10pt"/>
    </style:style>
    <style:style style:name="P576" style:parent-style-name="Standard" style:list-style-name="LFO3" style:family="paragraph">
      <style:paragraph-properties fo:text-align="justify"/>
      <style:text-properties fo:font-size="10pt" style:font-size-asian="10pt" style:font-size-complex="10pt"/>
    </style:style>
    <style:style style:name="P577" style:parent-style-name="Standard" style:list-style-name="LFO3" style:family="paragraph">
      <style:paragraph-properties fo:text-align="justify"/>
      <style:text-properties fo:font-size="10pt" style:font-size-asian="10pt" style:font-size-complex="10pt"/>
    </style:style>
    <style:style style:name="P578" style:parent-style-name="Standard" style:list-style-name="LFO3" style:family="paragraph">
      <style:paragraph-properties fo:text-align="justify"/>
      <style:text-properties fo:font-size="10pt" style:font-size-asian="10pt" style:font-size-complex="10pt"/>
    </style:style>
    <style:style style:name="P579" style:parent-style-name="Standard" style:family="paragraph">
      <style:paragraph-properties fo:text-align="justify"/>
      <style:text-properties fo:font-size="10pt" style:font-size-asian="10pt" style:font-size-complex="10pt"/>
    </style:style>
    <style:style style:name="P580" style:parent-style-name="Standard" style:family="paragraph">
      <style:paragraph-properties fo:text-align="justify"/>
      <style:text-properties fo:font-size="10pt" style:font-size-asian="10pt" style:font-size-complex="10pt"/>
    </style:style>
    <style:style style:name="P581" style:parent-style-name="Standard" style:family="paragraph">
      <style:paragraph-properties fo:text-align="justify"/>
      <style:text-properties fo:font-size="10pt" style:font-size-asian="10pt" style:font-size-complex="10pt"/>
    </style:style>
    <style:style style:name="P582" style:parent-style-name="Standard" style:family="paragraph">
      <style:paragraph-properties fo:text-align="justify"/>
      <style:text-properties fo:font-size="10pt" style:font-size-asian="10pt" style:font-size-complex="10pt"/>
    </style:style>
    <style:style style:name="P583" style:parent-style-name="Standard" style:family="paragraph">
      <style:paragraph-properties fo:text-align="justify"/>
      <style:text-properties fo:font-size="10pt" style:font-size-asian="10pt" style:font-size-complex="10pt"/>
    </style:style>
    <style:style style:name="P584" style:parent-style-name="Standard" style:family="paragraph">
      <style:paragraph-properties fo:text-align="justify"/>
      <style:text-properties fo:font-size="10pt" style:font-size-asian="10pt" style:font-size-complex="10pt"/>
    </style:style>
    <style:style style:name="P585" style:parent-style-name="Standard" style:family="paragraph">
      <style:paragraph-properties fo:text-align="justify"/>
      <style:text-properties fo:font-size="10pt" style:font-size-asian="10pt" style:font-size-complex="10pt"/>
    </style:style>
    <style:style style:name="P586" style:parent-style-name="Standard" style:family="paragraph">
      <style:paragraph-properties fo:text-align="justify"/>
      <style:text-properties fo:font-size="10pt" style:font-size-asian="10pt" style:font-size-complex="10pt"/>
    </style:style>
    <style:style style:name="P587" style:parent-style-name="Standard" style:family="paragraph">
      <style:paragraph-properties fo:text-align="justify"/>
      <style:text-properties fo:font-size="10pt" style:font-size-asian="10pt" style:font-size-complex="10pt"/>
    </style:style>
    <style:style style:name="P588" style:parent-style-name="Standard" style:family="paragraph">
      <style:paragraph-properties fo:text-align="justify"/>
      <style:text-properties fo:font-size="10pt" style:font-size-asian="10pt" style:font-size-complex="10pt"/>
    </style:style>
    <style:style style:name="P589" style:parent-style-name="Standard" style:family="paragraph">
      <style:paragraph-properties fo:text-align="justify"/>
      <style:text-properties fo:font-size="10pt" style:font-size-asian="10pt" style:font-size-complex="10pt"/>
    </style:style>
    <style:style style:name="P590" style:parent-style-name="Standard" style:family="paragraph">
      <style:paragraph-properties fo:text-align="justify"/>
      <style:text-properties fo:font-size="10pt" style:font-size-asian="10pt" style:font-size-complex="10pt"/>
    </style:style>
    <style:style style:name="P591" style:parent-style-name="Standard" style:family="paragraph">
      <style:paragraph-properties fo:text-align="justify"/>
      <style:text-properties fo:font-size="10pt" style:font-size-asian="10pt" style:font-size-complex="10pt"/>
    </style:style>
    <style:style style:name="P592" style:parent-style-name="Standard" style:family="paragraph">
      <style:paragraph-properties fo:text-align="justify"/>
      <style:text-properties fo:font-size="10pt" style:font-size-asian="10pt" style:font-size-complex="10pt"/>
    </style:style>
    <style:style style:name="P593" style:parent-style-name="Standard" style:family="paragraph">
      <style:paragraph-properties fo:text-align="justify"/>
      <style:text-properties fo:font-size="10pt" style:font-size-asian="10pt" style:font-size-complex="10pt"/>
    </style:style>
    <style:style style:name="P594" style:parent-style-name="Standard" style:family="paragraph">
      <style:paragraph-properties fo:text-align="justify"/>
      <style:text-properties fo:font-size="10pt" style:font-size-asian="10pt" style:font-size-complex="10pt"/>
    </style:style>
    <style:style style:name="P595" style:parent-style-name="Standard" style:family="paragraph">
      <style:paragraph-properties fo:text-align="justify"/>
      <style:text-properties fo:font-size="10pt" style:font-size-asian="10pt" style:font-size-complex="10pt"/>
    </style:style>
    <style:style style:name="P596" style:parent-style-name="Standard" style:family="paragraph">
      <style:paragraph-properties fo:text-align="justify"/>
      <style:text-properties fo:font-size="10pt" style:font-size-asian="10pt" style:font-size-complex="10pt"/>
    </style:style>
    <style:style style:name="P597" style:parent-style-name="Standard" style:family="paragraph">
      <style:paragraph-properties fo:text-align="justify"/>
      <style:text-properties fo:font-size="10pt" style:font-size-asian="10pt" style:font-size-complex="10pt"/>
    </style:style>
    <style:style style:name="P598" style:parent-style-name="Standard" style:family="paragraph">
      <style:paragraph-properties fo:text-align="justify"/>
      <style:text-properties fo:font-size="10pt" style:font-size-asian="10pt" style:font-size-complex="10pt"/>
    </style:style>
    <style:style style:name="P599" style:parent-style-name="Standard" style:family="paragraph">
      <style:paragraph-properties fo:text-align="justify"/>
      <style:text-properties fo:font-size="10pt" style:font-size-asian="10pt" style:font-size-complex="10pt"/>
    </style:style>
    <style:style style:name="TableColumn601" style:family="table-column">
      <style:table-column-properties style:column-width="3.9791in" style:use-optimal-column-width="false"/>
    </style:style>
    <style:style style:name="TableColumn602" style:family="table-column">
      <style:table-column-properties style:column-width="2.7138in" style:use-optimal-column-width="false"/>
    </style:style>
    <style:style style:name="Table600" style:family="table">
      <style:table-properties style:width="6.693in" fo:margin-left="-0.009in" table:align="left"/>
    </style:style>
    <style:style style:name="TableRow603" style:family="table-row">
      <style:table-row-properties style:use-optimal-row-height="false"/>
    </style:style>
    <style:style style:name="TableCell6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0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07" style:parent-style-name="Standard"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08" style:family="table-cell">
      <style:table-cell-properties fo:border="0.0034in solid #000000" style:writing-mode="lr-tb" fo:padding-top="0.0381in" fo:padding-left="0.0381in" fo:padding-bottom="0.0381in" fo:padding-right="0.0381in"/>
    </style:style>
    <style:style style:name="TableColumn610" style:family="table-column">
      <style:table-column-properties style:column-width="1.1805in" style:use-optimal-column-width="false"/>
    </style:style>
    <style:style style:name="TableColumn611" style:family="table-column">
      <style:table-column-properties style:column-width="1.4701in" style:use-optimal-column-width="false"/>
    </style:style>
    <style:style style:name="Table609" style:family="table">
      <style:table-properties style:width="2.6506in" fo:margin-left="0in" table:align="right"/>
    </style:style>
    <style:style style:name="TableRow612" style:family="table-row">
      <style:table-row-properties style:use-optimal-row-height="false"/>
    </style:style>
    <style:style style:name="TableCell6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15" style:family="table-cell">
      <style:table-cell-properties fo:border="0.0034in solid #000000" style:writing-mode="lr-tb" fo:padding-top="0.0381in" fo:padding-left="0.0381in" fo:padding-bottom="0.0381in" fo:padding-right="0.0381in"/>
    </style:style>
    <style:style style:name="P6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17" style:family="table-row">
      <style:table-row-properties style:use-optimal-row-height="false"/>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22" style:family="table-row">
      <style:table-row-properties style:use-optimal-row-height="false"/>
    </style:style>
    <style:style style:name="TableCell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27" style:family="table-row">
      <style:table-row-properties style:use-optimal-row-height="false"/>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3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33" style:parent-style-name="Standard" style:family="paragraph">
      <style:paragraph-properties fo:text-align="justify"/>
      <style:text-properties fo:font-size="10pt" style:font-size-asian="10pt" style:font-size-complex="10pt"/>
    </style:style>
    <style:style style:name="P634" style:parent-style-name="Standard" style:family="paragraph">
      <style:paragraph-properties fo:text-align="justify"/>
      <style:text-properties fo:font-size="10pt" style:font-size-asian="10pt" style:font-size-complex="10pt"/>
    </style:style>
    <style:style style:name="P635" style:parent-style-name="Standard" style:family="paragraph">
      <style:paragraph-properties fo:text-align="justify"/>
      <style:text-properties fo:font-size="10pt" style:font-size-asian="10pt" style:font-size-complex="10pt"/>
    </style:style>
    <style:style style:name="P636" style:parent-style-name="Standard" style:family="paragraph">
      <style:paragraph-properties fo:text-align="justify"/>
      <style:text-properties fo:font-size="10pt" style:font-size-asian="10pt" style:font-size-complex="10pt"/>
    </style:style>
    <style:style style:name="P637" style:parent-style-name="Standard" style:family="paragraph">
      <style:paragraph-properties fo:text-align="justify"/>
      <style:text-properties fo:font-size="10pt" style:font-size-asian="10pt" style:font-size-complex="10pt"/>
    </style:style>
    <style:style style:name="P638" style:parent-style-name="Standard" style:family="paragraph">
      <style:paragraph-properties fo:text-align="justify"/>
      <style:text-properties fo:font-size="10pt" style:font-size-asian="10pt" style:font-size-complex="10pt"/>
    </style:style>
    <style:style style:name="P639" style:parent-style-name="Standard" style:family="paragraph">
      <style:paragraph-properties fo:text-align="justify"/>
      <style:text-properties fo:font-size="10pt" style:font-size-asian="10pt" style:font-size-complex="10pt"/>
    </style:style>
    <style:style style:name="P640" style:parent-style-name="Standard" style:family="paragraph">
      <style:paragraph-properties fo:text-align="justify"/>
      <style:text-properties fo:font-size="10pt" style:font-size-asian="10pt" style:font-size-complex="10pt"/>
    </style:style>
    <style:style style:name="P641" style:parent-style-name="Standard" style:family="paragraph">
      <style:paragraph-properties fo:text-align="justify"/>
      <style:text-properties fo:font-size="10pt" style:font-size-asian="10pt" style:font-size-complex="10pt"/>
    </style:style>
    <style:style style:name="P642" style:parent-style-name="Standard" style:list-style-name="LFO4" style:family="paragraph">
      <style:paragraph-properties fo:text-align="justify"/>
      <style:text-properties fo:font-size="10pt" style:font-size-asian="10pt" style:font-size-complex="10pt"/>
    </style:style>
    <style:style style:name="P643" style:parent-style-name="Standard" style:list-style-name="LFO4" style:family="paragraph">
      <style:paragraph-properties fo:text-align="justify"/>
      <style:text-properties fo:font-size="10pt" style:font-size-asian="10pt" style:font-size-complex="10pt"/>
    </style:style>
    <style:style style:name="P644" style:parent-style-name="Standard" style:list-style-name="LFO4" style:family="paragraph">
      <style:paragraph-properties fo:text-align="justify"/>
      <style:text-properties fo:font-size="10pt" style:font-size-asian="10pt" style:font-size-complex="10pt"/>
    </style:style>
    <style:style style:name="P645" style:parent-style-name="Standard" style:list-style-name="LFO4" style:family="paragraph">
      <style:paragraph-properties fo:text-align="justify"/>
      <style:text-properties fo:font-size="10pt" style:font-size-asian="10pt" style:font-size-complex="10pt"/>
    </style:style>
    <style:style style:name="P646" style:parent-style-name="Standard" style:list-style-name="LFO4" style:family="paragraph">
      <style:paragraph-properties fo:text-align="justify"/>
      <style:text-properties fo:font-size="10pt" style:font-size-asian="10pt" style:font-size-complex="10pt"/>
    </style:style>
    <style:style style:name="P647" style:parent-style-name="Standard" style:list-style-name="LFO4" style:family="paragraph">
      <style:paragraph-properties fo:text-align="justify"/>
      <style:text-properties fo:font-size="10pt" style:font-size-asian="10pt" style:font-size-complex="10pt"/>
    </style:style>
    <style:style style:name="P648" style:parent-style-name="Standard" style:list-style-name="LFO4" style:family="paragraph">
      <style:paragraph-properties fo:text-align="justify"/>
      <style:text-properties fo:font-size="10pt" style:font-size-asian="10pt" style:font-size-complex="10pt"/>
    </style:style>
    <style:style style:name="P649" style:parent-style-name="Standard" style:family="paragraph">
      <style:paragraph-properties fo:text-align="justify"/>
      <style:text-properties fo:font-size="10pt" style:font-size-asian="10pt" style:font-size-complex="10pt"/>
    </style:style>
    <style:style style:name="P650" style:parent-style-name="Standard" style:family="paragraph">
      <style:paragraph-properties fo:text-align="justify"/>
      <style:text-properties fo:font-size="10pt" style:font-size-asian="10pt" style:font-size-complex="10pt"/>
    </style:style>
    <style:style style:name="P651" style:parent-style-name="Standard" style:family="paragraph">
      <style:paragraph-properties fo:text-align="justify"/>
      <style:text-properties fo:font-size="10pt" style:font-size-asian="10pt" style:font-size-complex="10pt"/>
    </style:style>
    <style:style style:name="P652" style:parent-style-name="Standard" style:family="paragraph">
      <style:paragraph-properties fo:text-align="justify"/>
      <style:text-properties fo:font-size="10pt" style:font-size-asian="10pt" style:font-size-complex="10pt"/>
    </style:style>
    <style:style style:name="P653" style:parent-style-name="Standard" style:family="paragraph">
      <style:paragraph-properties fo:text-align="justify"/>
      <style:text-properties fo:font-size="10pt" style:font-size-asian="10pt" style:font-size-complex="10pt"/>
    </style:style>
    <style:style style:name="P654" style:parent-style-name="Standard" style:family="paragraph">
      <style:paragraph-properties fo:text-align="justify"/>
      <style:text-properties fo:font-size="10pt" style:font-size-asian="10pt" style:font-size-complex="10pt"/>
    </style:style>
    <style:style style:name="P655" style:parent-style-name="Standard" style:family="paragraph">
      <style:paragraph-properties fo:text-align="justify"/>
      <style:text-properties fo:font-size="10pt" style:font-size-asian="10pt" style:font-size-complex="10pt"/>
    </style:style>
    <style:style style:name="P656" style:parent-style-name="Standard" style:family="paragraph">
      <style:paragraph-properties fo:text-align="justify"/>
      <style:text-properties fo:font-size="10pt" style:font-size-asian="10pt" style:font-size-complex="10pt"/>
    </style:style>
    <style:style style:name="P657" style:parent-style-name="Standard" style:family="paragraph">
      <style:paragraph-properties fo:text-align="justify"/>
      <style:text-properties fo:font-size="10pt" style:font-size-asian="10pt" style:font-size-complex="10pt"/>
    </style:style>
    <style:style style:name="P658" style:parent-style-name="Standard" style:family="paragraph">
      <style:paragraph-properties fo:text-align="justify"/>
      <style:text-properties fo:font-size="10pt" style:font-size-asian="10pt" style:font-size-complex="10pt"/>
    </style:style>
    <style:style style:name="P659" style:parent-style-name="Standard" style:family="paragraph">
      <style:paragraph-properties fo:text-align="justify"/>
      <style:text-properties fo:font-size="10pt" style:font-size-asian="10pt" style:font-size-complex="10pt"/>
    </style:style>
    <style:style style:name="P660" style:parent-style-name="Standard" style:family="paragraph">
      <style:paragraph-properties fo:text-align="justify"/>
      <style:text-properties fo:font-size="10pt" style:font-size-asian="10pt" style:font-size-complex="10pt"/>
    </style:style>
    <style:style style:name="P661" style:parent-style-name="Standard" style:family="paragraph">
      <style:paragraph-properties fo:text-align="justify"/>
      <style:text-properties fo:font-size="10pt" style:font-size-asian="10pt" style:font-size-complex="10pt"/>
    </style:style>
    <style:style style:name="P662" style:parent-style-name="Standard" style:family="paragraph">
      <style:paragraph-properties fo:text-align="justify"/>
      <style:text-properties fo:font-size="10pt" style:font-size-asian="10pt" style:font-size-complex="10pt"/>
    </style:style>
    <style:style style:name="P663" style:parent-style-name="Standard" style:family="paragraph">
      <style:paragraph-properties fo:text-align="justify"/>
      <style:text-properties fo:font-size="10pt" style:font-size-asian="10pt" style:font-size-complex="10pt"/>
    </style:style>
    <style:style style:name="P664" style:parent-style-name="Standard" style:family="paragraph">
      <style:paragraph-properties fo:text-align="justify"/>
      <style:text-properties fo:font-size="10pt" style:font-size-asian="10pt" style:font-size-complex="10pt"/>
    </style:style>
    <style:style style:name="P665" style:parent-style-name="Standard" style:family="paragraph">
      <style:paragraph-properties fo:text-align="justify"/>
      <style:text-properties fo:font-size="10pt" style:font-size-asian="10pt" style:font-size-complex="10pt"/>
    </style:style>
    <style:style style:name="P666" style:parent-style-name="Standard" style:family="paragraph">
      <style:paragraph-properties fo:text-align="justify"/>
      <style:text-properties fo:font-size="10pt" style:font-size-asian="10pt" style:font-size-complex="10pt"/>
    </style:style>
    <style:style style:name="P667" style:parent-style-name="Standard" style:family="paragraph">
      <style:paragraph-properties fo:text-align="justify"/>
      <style:text-properties fo:font-size="10pt" style:font-size-asian="10pt" style:font-size-complex="10pt"/>
    </style:style>
    <style:style style:name="P668" style:parent-style-name="Standard" style:family="paragraph">
      <style:paragraph-properties fo:text-align="justify"/>
      <style:text-properties fo:font-size="10pt" style:font-size-asian="10pt" style:font-size-complex="10pt"/>
    </style:style>
    <style:style style:name="TableColumn670" style:family="table-column">
      <style:table-column-properties style:column-width="3.9791in" style:use-optimal-column-width="false"/>
    </style:style>
    <style:style style:name="TableColumn671" style:family="table-column">
      <style:table-column-properties style:column-width="2.7138in" style:use-optimal-column-width="false"/>
    </style:style>
    <style:style style:name="Table669" style:family="table">
      <style:table-properties style:width="6.693in" fo:margin-left="-0.009in" table:align="left"/>
    </style:style>
    <style:style style:name="TableRow672" style:family="table-row">
      <style:table-row-properties style:use-optimal-row-height="false"/>
    </style:style>
    <style:style style:name="TableCell6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76" style:parent-style-name="Standard"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77" style:family="table-cell">
      <style:table-cell-properties fo:border="0.0034in solid #000000" style:writing-mode="lr-tb" fo:padding-top="0.0381in" fo:padding-left="0.0381in" fo:padding-bottom="0.0381in" fo:padding-right="0.0381in"/>
    </style:style>
    <style:style style:name="TableColumn679" style:family="table-column">
      <style:table-column-properties style:column-width="1.1805in" style:use-optimal-column-width="false"/>
    </style:style>
    <style:style style:name="TableColumn680" style:family="table-column">
      <style:table-column-properties style:column-width="1.4701in" style:use-optimal-column-width="false"/>
    </style:style>
    <style:style style:name="Table678" style:family="table">
      <style:table-properties style:width="2.6506in" fo:margin-left="0in" table:align="right"/>
    </style:style>
    <style:style style:name="TableRow681" style:family="table-row">
      <style:table-row-properties style:use-optimal-row-height="false"/>
    </style:style>
    <style:style style:name="TableCell6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84" style:family="table-cell">
      <style:table-cell-properties fo:border="0.0034in solid #000000" style:writing-mode="lr-tb" fo:padding-top="0.0381in" fo:padding-left="0.0381in" fo:padding-bottom="0.0381in" fo:padding-right="0.0381in"/>
    </style:style>
    <style:style style:name="P68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91" style:family="table-row">
      <style:table-row-properties style:use-optimal-row-height="false"/>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0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02" style:parent-style-name="Standard" style:family="paragraph">
      <style:paragraph-properties fo:text-align="justify"/>
      <style:text-properties fo:font-size="10pt" style:font-size-asian="10pt" style:font-size-complex="10pt"/>
    </style:style>
    <style:style style:name="P703" style:parent-style-name="Standard" style:family="paragraph">
      <style:paragraph-properties fo:text-align="justify"/>
      <style:text-properties fo:font-size="10pt" style:font-size-asian="10pt" style:font-size-complex="10pt"/>
    </style:style>
    <style:style style:name="P704" style:parent-style-name="Standard" style:family="paragraph">
      <style:paragraph-properties fo:text-align="justify"/>
      <style:text-properties fo:font-size="10pt" style:font-size-asian="10pt" style:font-size-complex="10pt"/>
    </style:style>
    <style:style style:name="P705" style:parent-style-name="Standard" style:family="paragraph">
      <style:paragraph-properties fo:text-align="justify"/>
      <style:text-properties fo:font-size="10pt" style:font-size-asian="10pt" style:font-size-complex="10pt"/>
    </style:style>
    <style:style style:name="P706" style:parent-style-name="Standard" style:family="paragraph">
      <style:paragraph-properties fo:text-align="justify"/>
      <style:text-properties fo:font-size="10pt" style:font-size-asian="10pt" style:font-size-complex="10pt"/>
    </style:style>
    <style:style style:name="P707" style:parent-style-name="Standard" style:family="paragraph">
      <style:paragraph-properties fo:text-align="justify"/>
      <style:text-properties fo:font-size="10pt" style:font-size-asian="10pt" style:font-size-complex="10pt"/>
    </style:style>
    <style:style style:name="P708" style:parent-style-name="Standard" style:family="paragraph">
      <style:paragraph-properties fo:text-align="justify"/>
      <style:text-properties fo:font-size="10pt" style:font-size-asian="10pt" style:font-size-complex="10pt"/>
    </style:style>
    <style:style style:name="P709" style:parent-style-name="Standard" style:family="paragraph">
      <style:paragraph-properties fo:text-align="justify"/>
      <style:text-properties fo:font-size="10pt" style:font-size-asian="10pt" style:font-size-complex="10pt"/>
    </style:style>
    <style:style style:name="P710" style:parent-style-name="Standard" style:family="paragraph">
      <style:paragraph-properties fo:text-align="justify"/>
      <style:text-properties fo:font-size="10pt" style:font-size-asian="10pt" style:font-size-complex="10pt"/>
    </style:style>
    <style:style style:name="P711" style:parent-style-name="Standard" style:list-style-name="LFO5" style:family="paragraph">
      <style:paragraph-properties fo:text-align="justify"/>
      <style:text-properties fo:font-size="10pt" style:font-size-asian="10pt" style:font-size-complex="10pt"/>
    </style:style>
    <style:style style:name="P712" style:parent-style-name="Standard" style:list-style-name="LFO5" style:family="paragraph">
      <style:paragraph-properties fo:text-align="justify"/>
      <style:text-properties fo:font-size="10pt" style:font-size-asian="10pt" style:font-size-complex="10pt"/>
    </style:style>
    <style:style style:name="P713" style:parent-style-name="Standard" style:list-style-name="LFO5" style:family="paragraph">
      <style:paragraph-properties fo:text-align="justify"/>
      <style:text-properties fo:font-size="10pt" style:font-size-asian="10pt" style:font-size-complex="10pt"/>
    </style:style>
    <style:style style:name="P714" style:parent-style-name="Standard" style:list-style-name="LFO5" style:family="paragraph">
      <style:paragraph-properties fo:text-align="justify"/>
      <style:text-properties fo:font-size="10pt" style:font-size-asian="10pt" style:font-size-complex="10pt"/>
    </style:style>
    <style:style style:name="P715" style:parent-style-name="Standard" style:list-style-name="LFO5" style:family="paragraph">
      <style:paragraph-properties fo:text-align="justify"/>
      <style:text-properties fo:font-size="10pt" style:font-size-asian="10pt" style:font-size-complex="10pt"/>
    </style:style>
    <style:style style:name="P716" style:parent-style-name="Standard" style:list-style-name="LFO5" style:family="paragraph">
      <style:paragraph-properties fo:text-align="justify"/>
      <style:text-properties fo:font-size="10pt" style:font-size-asian="10pt" style:font-size-complex="10pt"/>
    </style:style>
    <style:style style:name="P717" style:parent-style-name="Standard" style:list-style-name="LFO5" style:family="paragraph">
      <style:paragraph-properties fo:text-align="justify"/>
      <style:text-properties fo:font-size="10pt" style:font-size-asian="10pt" style:font-size-complex="10pt"/>
    </style:style>
    <style:style style:name="P718" style:parent-style-name="Standard" style:family="paragraph">
      <style:paragraph-properties fo:text-align="justify"/>
      <style:text-properties fo:font-size="10pt" style:font-size-asian="10pt" style:font-size-complex="10pt"/>
    </style:style>
    <style:style style:name="P719" style:parent-style-name="Standard" style:family="paragraph">
      <style:paragraph-properties fo:text-align="justify"/>
      <style:text-properties fo:font-size="10pt" style:font-size-asian="10pt" style:font-size-complex="10pt"/>
    </style:style>
    <style:style style:name="P720" style:parent-style-name="Standard" style:family="paragraph">
      <style:paragraph-properties fo:text-align="justify"/>
      <style:text-properties fo:font-size="10pt" style:font-size-asian="10pt" style:font-size-complex="10pt"/>
    </style:style>
    <style:style style:name="P721" style:parent-style-name="Standard" style:family="paragraph">
      <style:paragraph-properties fo:text-align="justify"/>
      <style:text-properties fo:font-size="10pt" style:font-size-asian="10pt" style:font-size-complex="10pt"/>
    </style:style>
    <style:style style:name="P722" style:parent-style-name="Standard" style:family="paragraph">
      <style:paragraph-properties fo:text-align="justify"/>
      <style:text-properties fo:font-size="10pt" style:font-size-asian="10pt" style:font-size-complex="10pt"/>
    </style:style>
    <style:style style:name="P723" style:parent-style-name="Standard" style:family="paragraph">
      <style:paragraph-properties fo:text-align="justify"/>
      <style:text-properties fo:font-size="10pt" style:font-size-asian="10pt" style:font-size-complex="10pt"/>
    </style:style>
    <style:style style:name="P724" style:parent-style-name="Standard" style:family="paragraph">
      <style:paragraph-properties fo:text-align="justify"/>
      <style:text-properties fo:font-size="10pt" style:font-size-asian="10pt" style:font-size-complex="10pt"/>
    </style:style>
    <style:style style:name="P725" style:parent-style-name="Standard" style:family="paragraph">
      <style:paragraph-properties fo:text-align="justify"/>
      <style:text-properties fo:font-size="10pt" style:font-size-asian="10pt" style:font-size-complex="10pt"/>
    </style:style>
    <style:style style:name="P726" style:parent-style-name="Standard" style:family="paragraph">
      <style:paragraph-properties fo:text-align="justify"/>
      <style:text-properties fo:font-size="10pt" style:font-size-asian="10pt" style:font-size-complex="10pt"/>
    </style:style>
    <style:style style:name="P727" style:parent-style-name="Standard" style:family="paragraph">
      <style:paragraph-properties fo:text-align="justify"/>
      <style:text-properties fo:font-size="10pt" style:font-size-asian="10pt" style:font-size-complex="10pt"/>
    </style:style>
    <style:style style:name="P728" style:parent-style-name="Standard" style:family="paragraph">
      <style:paragraph-properties fo:text-align="justify"/>
      <style:text-properties fo:font-size="10pt" style:font-size-asian="10pt" style:font-size-complex="10pt"/>
    </style:style>
    <style:style style:name="P729" style:parent-style-name="Standard" style:family="paragraph">
      <style:paragraph-properties fo:text-align="justify"/>
      <style:text-properties fo:font-size="10pt" style:font-size-asian="10pt" style:font-size-complex="10pt"/>
    </style:style>
    <style:style style:name="P730" style:parent-style-name="Standard" style:family="paragraph">
      <style:paragraph-properties fo:text-align="justify"/>
      <style:text-properties fo:font-size="10pt" style:font-size-asian="10pt" style:font-size-complex="10pt"/>
    </style:style>
    <style:style style:name="P731" style:parent-style-name="Standard" style:family="paragraph">
      <style:paragraph-properties fo:text-align="justify"/>
      <style:text-properties fo:font-size="10pt" style:font-size-asian="10pt" style:font-size-complex="10pt"/>
    </style:style>
    <style:style style:name="P732" style:parent-style-name="Standard" style:family="paragraph">
      <style:paragraph-properties fo:text-align="justify"/>
      <style:text-properties fo:font-size="10pt" style:font-size-asian="10pt" style:font-size-complex="10pt"/>
    </style:style>
    <style:style style:name="P733" style:parent-style-name="Standard" style:family="paragraph">
      <style:paragraph-properties fo:text-align="justify"/>
      <style:text-properties fo:font-size="10pt" style:font-size-asian="10pt" style:font-size-complex="10pt"/>
    </style:style>
    <style:style style:name="P734" style:parent-style-name="Standard" style:family="paragraph">
      <style:paragraph-properties fo:text-align="justify"/>
      <style:text-properties fo:font-size="10pt" style:font-size-asian="10pt" style:font-size-complex="10pt"/>
    </style:style>
    <style:style style:name="P735" style:parent-style-name="Standard" style:family="paragraph">
      <style:paragraph-properties fo:text-align="justify"/>
      <style:text-properties fo:font-size="10pt" style:font-size-asian="10pt" style:font-size-complex="10pt"/>
    </style:style>
    <style:style style:name="P736" style:parent-style-name="Standard" style:family="paragraph">
      <style:paragraph-properties fo:text-align="justify"/>
      <style:text-properties fo:font-size="10pt" style:font-size-asian="10pt" style:font-size-complex="10pt"/>
    </style:style>
    <style:style style:name="P737" style:parent-style-name="Standard" style:family="paragraph">
      <style:paragraph-properties fo:text-align="justify"/>
      <style:text-properties fo:font-size="10pt" style:font-size-asian="10pt" style:font-size-complex="10pt"/>
    </style:style>
    <style:style style:name="P738" style:parent-style-name="Standard" style:family="paragraph">
      <style:paragraph-properties fo:text-align="justify"/>
      <style:text-properties fo:font-size="10pt" style:font-size-asian="10pt" style:font-size-complex="10pt"/>
    </style:style>
    <style:style style:name="TableColumn740" style:family="table-column">
      <style:table-column-properties style:column-width="3.9791in" style:use-optimal-column-width="false"/>
    </style:style>
    <style:style style:name="TableColumn741" style:family="table-column">
      <style:table-column-properties style:column-width="2.7138in" style:use-optimal-column-width="false"/>
    </style:style>
    <style:style style:name="Table739" style:family="table">
      <style:table-properties style:width="6.693in" fo:margin-left="-0.009in" table:align="left"/>
    </style:style>
    <style:style style:name="TableRow742" style:family="table-row">
      <style:table-row-properties style:use-optimal-row-height="false"/>
    </style:style>
    <style:style style:name="TableCell7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4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46" style:parent-style-name="Standard"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47" style:family="table-cell">
      <style:table-cell-properties fo:border="0.0034in solid #000000" style:writing-mode="lr-tb" fo:padding-top="0.0381in" fo:padding-left="0.0381in" fo:padding-bottom="0.0381in" fo:padding-right="0.0381in"/>
    </style:style>
    <style:style style:name="TableColumn749" style:family="table-column">
      <style:table-column-properties style:column-width="1.1805in" style:use-optimal-column-width="false"/>
    </style:style>
    <style:style style:name="TableColumn750" style:family="table-column">
      <style:table-column-properties style:column-width="1.4701in" style:use-optimal-column-width="false"/>
    </style:style>
    <style:style style:name="Table748" style:family="table">
      <style:table-properties style:width="2.6506in" fo:margin-left="0in" table:align="right"/>
    </style:style>
    <style:style style:name="TableRow751" style:family="table-row">
      <style:table-row-properties style:use-optimal-row-height="false"/>
    </style:style>
    <style:style style:name="TableCell7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54" style:family="table-cell">
      <style:table-cell-properties fo:border="0.0034in solid #000000" style:writing-mode="lr-tb" fo:padding-top="0.0381in" fo:padding-left="0.0381in" fo:padding-bottom="0.0381in" fo:padding-right="0.0381in"/>
    </style:style>
    <style:style style:name="P75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56" style:family="table-row">
      <style:table-row-properties style:use-optimal-row-height="false"/>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61" style:family="table-row">
      <style:table-row-properties style:use-optimal-row-height="false"/>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66" style:family="table-row">
      <style:table-row-properties style:use-optimal-row-height="false"/>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7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72" style:parent-style-name="Standard" style:family="paragraph">
      <style:paragraph-properties fo:text-align="justify"/>
      <style:text-properties fo:font-size="10pt" style:font-size-asian="10pt" style:font-size-complex="10pt"/>
    </style:style>
    <style:style style:name="P773" style:parent-style-name="Standard" style:family="paragraph">
      <style:paragraph-properties fo:text-align="justify"/>
      <style:text-properties fo:font-size="10pt" style:font-size-asian="10pt" style:font-size-complex="10pt"/>
    </style:style>
    <style:style style:name="P774" style:parent-style-name="Standard" style:family="paragraph">
      <style:paragraph-properties fo:text-align="justify"/>
      <style:text-properties fo:font-size="10pt" style:font-size-asian="10pt" style:font-size-complex="10pt"/>
    </style:style>
    <style:style style:name="P775" style:parent-style-name="Standard" style:family="paragraph">
      <style:paragraph-properties fo:text-align="justify"/>
      <style:text-properties fo:font-size="10pt" style:font-size-asian="10pt" style:font-size-complex="10pt"/>
    </style:style>
    <style:style style:name="P776" style:parent-style-name="Standard" style:family="paragraph">
      <style:paragraph-properties fo:text-align="justify"/>
      <style:text-properties fo:font-size="10pt" style:font-size-asian="10pt" style:font-size-complex="10pt"/>
    </style:style>
    <style:style style:name="P777" style:parent-style-name="Standard" style:family="paragraph">
      <style:paragraph-properties fo:text-align="justify"/>
      <style:text-properties fo:font-size="10pt" style:font-size-asian="10pt" style:font-size-complex="10pt"/>
    </style:style>
    <style:style style:name="P778" style:parent-style-name="Standard" style:family="paragraph">
      <style:paragraph-properties fo:text-align="justify"/>
      <style:text-properties fo:font-size="10pt" style:font-size-asian="10pt" style:font-size-complex="10pt"/>
    </style:style>
    <style:style style:name="P779" style:parent-style-name="Standard" style:family="paragraph">
      <style:paragraph-properties fo:text-align="justify"/>
      <style:text-properties fo:font-size="10pt" style:font-size-asian="10pt" style:font-size-complex="10pt"/>
    </style:style>
    <style:style style:name="P780" style:parent-style-name="Standard" style:family="paragraph">
      <style:paragraph-properties fo:text-align="justify"/>
      <style:text-properties fo:font-size="10pt" style:font-size-asian="10pt" style:font-size-complex="10pt"/>
    </style:style>
    <style:style style:name="P781" style:parent-style-name="Standard" style:list-style-name="LFO6" style:family="paragraph">
      <style:paragraph-properties fo:text-align="justify"/>
      <style:text-properties fo:font-size="10pt" style:font-size-asian="10pt" style:font-size-complex="10pt"/>
    </style:style>
    <style:style style:name="P782" style:parent-style-name="Standard" style:list-style-name="LFO6" style:family="paragraph">
      <style:paragraph-properties fo:text-align="justify"/>
      <style:text-properties fo:font-size="10pt" style:font-size-asian="10pt" style:font-size-complex="10pt"/>
    </style:style>
    <style:style style:name="P783" style:parent-style-name="Standard" style:list-style-name="LFO6" style:family="paragraph">
      <style:paragraph-properties fo:text-align="justify"/>
      <style:text-properties fo:font-size="10pt" style:font-size-asian="10pt" style:font-size-complex="10pt"/>
    </style:style>
    <style:style style:name="P784" style:parent-style-name="Standard" style:list-style-name="LFO6" style:family="paragraph">
      <style:paragraph-properties fo:text-align="justify"/>
      <style:text-properties fo:font-size="10pt" style:font-size-asian="10pt" style:font-size-complex="10pt"/>
    </style:style>
    <style:style style:name="P785" style:parent-style-name="Standard" style:family="paragraph">
      <style:paragraph-properties fo:text-align="justify"/>
      <style:text-properties fo:font-size="10pt" style:font-size-asian="10pt" style:font-size-complex="10pt"/>
    </style:style>
    <style:style style:name="P786" style:parent-style-name="Standard" style:family="paragraph">
      <style:paragraph-properties fo:text-align="justify"/>
      <style:text-properties fo:font-size="10pt" style:font-size-asian="10pt" style:font-size-complex="10pt"/>
    </style:style>
    <style:style style:name="P787" style:parent-style-name="Standard" style:family="paragraph">
      <style:paragraph-properties fo:text-align="justify"/>
      <style:text-properties fo:font-size="10pt" style:font-size-asian="10pt" style:font-size-complex="10pt"/>
    </style:style>
    <style:style style:name="P788" style:parent-style-name="Standard" style:family="paragraph">
      <style:paragraph-properties fo:text-align="justify"/>
      <style:text-properties fo:font-size="10pt" style:font-size-asian="10pt" style:font-size-complex="10pt"/>
    </style:style>
    <style:style style:name="P789" style:parent-style-name="Standard" style:family="paragraph">
      <style:paragraph-properties fo:text-align="justify"/>
      <style:text-properties fo:font-size="10pt" style:font-size-asian="10pt" style:font-size-complex="10pt"/>
    </style:style>
    <style:style style:name="P790" style:parent-style-name="Standard" style:family="paragraph">
      <style:paragraph-properties fo:text-align="justify"/>
      <style:text-properties fo:font-size="10pt" style:font-size-asian="10pt" style:font-size-complex="10pt"/>
    </style:style>
    <style:style style:name="P791" style:parent-style-name="Standard" style:family="paragraph">
      <style:paragraph-properties fo:text-align="justify"/>
      <style:text-properties fo:font-size="10pt" style:font-size-asian="10pt" style:font-size-complex="10pt"/>
    </style:style>
    <style:style style:name="P792" style:parent-style-name="Standard" style:family="paragraph">
      <style:paragraph-properties fo:text-align="justify"/>
      <style:text-properties fo:font-size="10pt" style:font-size-asian="10pt" style:font-size-complex="10pt"/>
    </style:style>
    <style:style style:name="P793" style:parent-style-name="Standard" style:family="paragraph">
      <style:paragraph-properties fo:text-align="justify"/>
      <style:text-properties fo:font-size="10pt" style:font-size-asian="10pt" style:font-size-complex="10pt"/>
    </style:style>
    <style:style style:name="P794" style:parent-style-name="Standard" style:family="paragraph">
      <style:paragraph-properties fo:text-align="justify"/>
      <style:text-properties fo:font-size="10pt" style:font-size-asian="10pt" style:font-size-complex="10pt"/>
    </style:style>
    <style:style style:name="P795" style:parent-style-name="Standard" style:family="paragraph">
      <style:paragraph-properties fo:text-align="justify"/>
      <style:text-properties fo:font-size="10pt" style:font-size-asian="10pt" style:font-size-complex="10pt"/>
    </style:style>
    <style:style style:name="P796" style:parent-style-name="Standard" style:family="paragraph">
      <style:paragraph-properties fo:text-align="justify"/>
      <style:text-properties fo:font-size="10pt" style:font-size-asian="10pt" style:font-size-complex="10pt"/>
    </style:style>
    <style:style style:name="P797" style:parent-style-name="Standard" style:family="paragraph">
      <style:paragraph-properties fo:text-align="justify"/>
      <style:text-properties fo:font-size="10pt" style:font-size-asian="10pt" style:font-size-complex="10pt"/>
    </style:style>
    <style:style style:name="P798" style:parent-style-name="Standard" style:family="paragraph">
      <style:paragraph-properties fo:text-align="justify"/>
      <style:text-properties fo:font-size="10pt" style:font-size-asian="10pt" style:font-size-complex="10pt"/>
    </style:style>
    <style:style style:name="P799" style:parent-style-name="Standard" style:family="paragraph">
      <style:paragraph-properties fo:text-align="justify"/>
      <style:text-properties fo:font-size="10pt" style:font-size-asian="10pt" style:font-size-complex="10pt"/>
    </style:style>
    <style:style style:name="P800" style:parent-style-name="Standard" style:family="paragraph">
      <style:paragraph-properties fo:text-align="justify"/>
      <style:text-properties fo:font-size="10pt" style:font-size-asian="10pt" style:font-size-complex="10pt"/>
    </style:style>
    <style:style style:name="P801" style:parent-style-name="Standard" style:family="paragraph">
      <style:paragraph-properties fo:text-align="justify"/>
      <style:text-properties fo:font-size="10pt" style:font-size-asian="10pt" style:font-size-complex="10pt"/>
    </style:style>
    <style:style style:name="P802" style:parent-style-name="Standard" style:family="paragraph">
      <style:paragraph-properties fo:text-align="justify"/>
      <style:text-properties fo:font-size="10pt" style:font-size-asian="10pt" style:font-size-complex="10pt"/>
    </style:style>
    <style:style style:name="P803" style:parent-style-name="Standard" style:family="paragraph">
      <style:paragraph-properties fo:text-align="justify"/>
      <style:text-properties fo:font-size="10pt" style:font-size-asian="10pt" style:font-size-complex="10pt"/>
    </style:style>
    <style:style style:name="P804" style:parent-style-name="Standard" style:family="paragraph">
      <style:paragraph-properties fo:text-align="justify"/>
      <style:text-properties fo:font-size="10pt" style:font-size-asian="10pt" style:font-size-complex="10pt"/>
    </style:style>
    <style:style style:name="P805" style:parent-style-name="Standard" style:family="paragraph">
      <style:paragraph-properties fo:text-align="justify"/>
      <style:text-properties fo:font-size="10pt" style:font-size-asian="10pt" style:font-size-complex="10pt"/>
    </style:style>
    <style:style style:name="P806" style:parent-style-name="Standard" style:family="paragraph">
      <style:paragraph-properties fo:text-align="justify"/>
      <style:text-properties fo:font-size="10pt" style:font-size-asian="10pt" style:font-size-complex="10pt"/>
    </style:style>
    <style:style style:name="P807" style:parent-style-name="Standard" style:family="paragraph">
      <style:paragraph-properties fo:text-align="justify"/>
      <style:text-properties fo:font-size="10pt" style:font-size-asian="10pt" style:font-size-complex="10pt"/>
    </style:style>
    <style:style style:name="P808" style:parent-style-name="Standard" style:family="paragraph">
      <style:paragraph-properties fo:text-align="justify"/>
      <style:text-properties fo:font-size="10pt" style:font-size-asian="10pt" style:font-size-complex="10pt"/>
    </style:style>
    <style:style style:name="P809" style:parent-style-name="Standard" style:family="paragraph">
      <style:paragraph-properties fo:text-align="justify"/>
      <style:text-properties fo:font-size="10pt" style:font-size-asian="10pt" style:font-size-complex="10pt"/>
    </style:style>
    <style:style style:name="P810" style:parent-style-name="Standard" style:family="paragraph">
      <style:paragraph-properties fo:text-align="justify"/>
      <style:text-properties fo:font-size="10pt" style:font-size-asian="10pt" style:font-size-complex="10pt"/>
    </style:style>
    <style:style style:name="P811" style:parent-style-name="Standard" style:family="paragraph">
      <style:paragraph-properties fo:text-align="justify"/>
      <style:text-properties fo:font-size="10pt" style:font-size-asian="10pt" style:font-size-complex="10pt"/>
    </style:style>
    <style:style style:name="TableColumn813" style:family="table-column">
      <style:table-column-properties style:column-width="3.9791in" style:use-optimal-column-width="false"/>
    </style:style>
    <style:style style:name="TableColumn814" style:family="table-column">
      <style:table-column-properties style:column-width="2.7138in" style:use-optimal-column-width="false"/>
    </style:style>
    <style:style style:name="Table812" style:family="table">
      <style:table-properties style:width="6.693in" fo:margin-left="-0.009in" table:align="left"/>
    </style:style>
    <style:style style:name="TableRow815" style:family="table-row">
      <style:table-row-properties style:use-optimal-row-height="false"/>
    </style:style>
    <style:style style:name="TableCell8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8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81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820" style:family="table-cell">
      <style:table-cell-properties fo:border="0.0034in solid #000000" style:writing-mode="lr-tb" fo:padding-top="0.0381in" fo:padding-left="0.0381in" fo:padding-bottom="0.0381in" fo:padding-right="0.0381in"/>
    </style:style>
    <style:style style:name="TableColumn822" style:family="table-column">
      <style:table-column-properties style:column-width="1.1805in" style:use-optimal-column-width="false"/>
    </style:style>
    <style:style style:name="TableColumn823" style:family="table-column">
      <style:table-column-properties style:column-width="1.4701in" style:use-optimal-column-width="false"/>
    </style:style>
    <style:style style:name="Table821" style:family="table">
      <style:table-properties style:width="2.6506in" fo:margin-left="0in" table:align="right"/>
    </style:style>
    <style:style style:name="TableRow824" style:family="table-row">
      <style:table-row-properties style:use-optimal-row-height="false"/>
    </style:style>
    <style:style style:name="TableCell8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827" style:family="table-cell">
      <style:table-cell-properties fo:border="0.0034in solid #000000" style:writing-mode="lr-tb" fo:padding-top="0.0381in" fo:padding-left="0.0381in" fo:padding-bottom="0.0381in" fo:padding-right="0.0381in"/>
    </style:style>
    <style:style style:name="P8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829" style:family="table-row">
      <style:table-row-properties style:use-optimal-row-height="false"/>
    </style:style>
    <style:style style:name="TableCell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8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834" style:family="table-row">
      <style:table-row-properties style:use-optimal-row-height="false"/>
    </style:style>
    <style:style style:name="TableCell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8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839" style:family="table-row">
      <style:table-row-properties style:use-optimal-row-height="false"/>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8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84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845" style:parent-style-name="Standard" style:family="paragraph">
      <style:paragraph-properties fo:text-align="justify"/>
      <style:text-properties fo:font-size="10pt" style:font-size-asian="10pt" style:font-size-complex="10pt"/>
    </style:style>
    <style:style style:name="P846" style:parent-style-name="Standard" style:family="paragraph">
      <style:paragraph-properties fo:text-align="justify"/>
    </style:style>
    <style:style style:name="T847" style:parent-style-name="VarsayılanParagrafYazıTipi" style:family="text">
      <style:text-properties fo:font-size="10pt" style:font-size-asian="10pt" style:font-size-complex="10pt" style:language-asian="tr" style:country-asian="TR" style:language-complex="ar" style:country-complex="SA"/>
    </style:style>
    <style:style style:name="P848" style:parent-style-name="Normal" style:family="paragraph">
      <style:paragraph-properties fo:text-align="center"/>
      <style:text-properties style:font-name="F"/>
    </style:style>
    <style:style style:name="P849" style:parent-style-name="Standard" style:family="paragraph">
      <style:paragraph-properties fo:text-align="justify"/>
      <style:text-properties fo:font-size="10pt" style:font-size-asian="10pt" style:font-size-complex="10pt"/>
    </style:style>
    <style:style style:name="P850" style:parent-style-name="Standard" style:family="paragraph">
      <style:paragraph-properties fo:text-align="justify"/>
    </style:style>
    <style:style style:name="T851" style:parent-style-name="VarsayılanParagrafYazıTipi" style:family="text">
      <style:text-properties fo:font-size="10pt" style:font-size-asian="10pt" style:font-size-complex="10pt" style:language-asian="tr" style:country-asian="TR" style:language-complex="ar" style:country-complex="SA"/>
    </style:style>
    <style:style style:name="P852" style:parent-style-name="Normal" style:family="paragraph">
      <style:paragraph-properties fo:text-align="center"/>
      <style:text-properties style:font-name="F"/>
    </style:style>
    <style:style style:name="P853" style:parent-style-name="Normal" style:family="paragraph">
      <style:paragraph-properties fo:text-align="center"/>
      <style:text-properties style:font-name="F"/>
    </style:style>
    <style:style style:name="P854" style:parent-style-name="Standard" style:family="paragraph">
      <style:paragraph-properties fo:text-align="justify"/>
      <style:text-properties fo:font-size="10pt" style:font-size-asian="10pt" style:font-size-complex="10pt"/>
    </style:style>
    <style:style style:name="P855" style:parent-style-name="Standard" style:family="paragraph">
      <style:paragraph-properties fo:text-align="justify"/>
      <style:text-properties fo:font-size="10pt" style:font-size-asian="10pt" style:font-size-complex="10pt"/>
    </style:style>
    <style:style style:name="P856" style:parent-style-name="Standard" style:family="paragraph">
      <style:paragraph-properties fo:text-align="justify"/>
      <style:text-properties fo:font-size="10pt" style:font-size-asian="10pt" style:font-size-complex="10pt"/>
    </style:style>
    <style:style style:name="P857" style:parent-style-name="Standard" style:family="paragraph">
      <style:paragraph-properties fo:text-align="justify"/>
      <style:text-properties fo:font-size="10pt" style:font-size-asian="10pt" style:font-size-complex="10pt"/>
    </style:style>
    <style:style style:name="P858" style:parent-style-name="Standard" style:family="paragraph">
      <style:paragraph-properties fo:text-align="justify"/>
    </style:style>
    <style:style style:name="T859" style:parent-style-name="VarsayılanParagrafYazıTipi" style:family="text">
      <style:text-properties fo:font-size="10pt" style:font-size-asian="10pt" style:font-size-complex="10pt" style:language-asian="tr" style:country-asian="TR" style:language-complex="ar" style:country-complex="SA"/>
    </style:style>
    <style:style style:name="P860" style:parent-style-name="Normal" style:family="paragraph">
      <style:paragraph-properties fo:text-align="center"/>
      <style:text-properties style:font-name="F"/>
    </style:style>
    <style:style style:name="T861" style:parent-style-name="VarsayılanParagrafYazıTipi" style:family="text">
      <style:text-properties fo:font-size="10pt" style:font-size-asian="10pt" style:font-size-complex="10pt" style:language-asian="tr" style:country-asian="TR" style:language-complex="ar" style:country-complex="SA"/>
    </style:style>
    <style:style style:name="P862" style:parent-style-name="Normal" style:family="paragraph">
      <style:paragraph-properties fo:text-align="center"/>
      <style:text-properties style:font-name="F"/>
    </style:style>
    <style:style style:name="P863" style:parent-style-name="Standard" style:family="paragraph">
      <style:paragraph-properties fo:text-align="justify"/>
      <style:text-properties fo:font-size="10pt" style:font-size-asian="10pt" style:font-size-complex="10pt"/>
    </style:style>
    <style:style style:name="P864" style:parent-style-name="Standard" style:family="paragraph">
      <style:paragraph-properties fo:text-align="justify"/>
    </style:style>
    <style:style style:name="T865" style:parent-style-name="VarsayılanParagrafYazıTipi" style:family="text">
      <style:text-properties fo:font-size="10pt" style:font-size-asian="10pt" style:font-size-complex="10pt" style:language-asian="tr" style:country-asian="TR" style:language-complex="ar" style:country-complex="SA"/>
    </style:style>
    <style:style style:name="P866" style:parent-style-name="Standard" style:family="paragraph">
      <style:paragraph-properties fo:text-align="justify"/>
    </style:style>
    <style:style style:name="T867" style:parent-style-name="VarsayılanParagrafYazıTipi" style:family="text">
      <style:text-properties fo:font-size="10pt" style:font-size-asian="10pt" style:font-size-complex="10pt" style:language-asian="tr" style:country-asian="TR" style:language-complex="ar" style:country-complex="SA"/>
    </style:style>
    <style:style style:name="T868" style:parent-style-name="VarsayılanParagrafYazıTipi" style:family="text">
      <style:text-properties fo:font-size="10pt" style:font-size-asian="10pt" style:font-size-complex="10pt" style:language-asian="tr" style:country-asian="TR" style:language-complex="ar" style:country-complex="SA"/>
    </style:style>
    <style:style style:name="P869" style:parent-style-name="Standard" style:family="paragraph">
      <style:paragraph-properties fo:text-align="justify"/>
    </style:style>
    <style:style style:name="T870" style:parent-style-name="VarsayılanParagrafYazıTipi" style:family="text">
      <style:text-properties fo:font-size="10pt" style:font-size-asian="10pt" style:font-size-complex="10pt" style:language-asian="tr" style:country-asian="TR" style:language-complex="ar" style:country-complex="SA"/>
    </style:style>
    <style:style style:name="P871" style:parent-style-name="Normal" style:family="paragraph">
      <style:paragraph-properties fo:text-align="center"/>
      <style:text-properties style:font-name="F"/>
    </style:style>
    <style:style style:name="P872" style:parent-style-name="Standard" style:family="paragraph">
      <style:paragraph-properties fo:text-align="justify"/>
      <style:text-properties fo:font-size="10pt" style:font-size-asian="10pt" style:font-size-complex="10pt"/>
    </style:style>
    <style:style style:name="P873" style:parent-style-name="Standard" style:family="paragraph">
      <style:paragraph-properties fo:text-align="justify"/>
    </style:style>
    <style:style style:name="T874" style:parent-style-name="VarsayılanParagrafYazıTipi" style:family="text">
      <style:text-properties fo:font-size="10pt" style:font-size-asian="10pt" style:font-size-complex="10pt" style:language-asian="tr" style:country-asian="TR" style:language-complex="ar" style:country-complex="SA"/>
    </style:style>
    <style:style style:name="P875" style:parent-style-name="Normal" style:family="paragraph">
      <style:paragraph-properties fo:text-align="center"/>
      <style:text-properties style:font-name="F"/>
    </style:style>
    <style:style style:name="P876" style:parent-style-name="Standard" style:family="paragraph">
      <style:paragraph-properties fo:text-align="justify"/>
      <style:text-properties fo:font-size="10pt" style:font-size-asian="10pt" style:font-size-complex="10pt"/>
    </style:style>
    <style:style style:name="P877" style:parent-style-name="Standard" style:family="paragraph">
      <style:paragraph-properties fo:text-align="justify"/>
      <style:text-properties fo:font-size="10pt" style:font-size-asian="10pt" style:font-size-complex="10pt"/>
    </style:style>
    <style:style style:name="P878" style:parent-style-name="Standard" style:family="paragraph">
      <style:paragraph-properties fo:text-align="justify"/>
    </style:style>
    <style:style style:name="T879" style:parent-style-name="VarsayılanParagrafYazıTipi" style:family="text">
      <style:text-properties fo:font-size="10pt" style:font-size-asian="10pt" style:font-size-complex="10pt" style:language-asian="tr" style:country-asian="TR" style:language-complex="ar" style:country-complex="SA"/>
    </style:style>
    <style:style style:name="P880" style:parent-style-name="Normal" style:family="paragraph">
      <style:paragraph-properties fo:text-align="center"/>
      <style:text-properties style:font-name="F"/>
    </style:style>
    <style:style style:name="P881" style:parent-style-name="Standard" style:family="paragraph">
      <style:paragraph-properties fo:text-align="justify"/>
    </style:style>
    <style:style style:name="T882" style:parent-style-name="VarsayılanParagrafYazıTipi" style:family="text">
      <style:text-properties fo:font-size="10pt" style:font-size-asian="10pt" style:font-size-complex="10pt" style:language-asian="tr" style:country-asian="TR" style:language-complex="ar" style:country-complex="SA"/>
    </style:style>
    <style:style style:name="P883" style:parent-style-name="Normal" style:family="paragraph">
      <style:paragraph-properties fo:text-align="center"/>
      <style:text-properties style:font-name="F"/>
    </style:style>
    <style:style style:name="P884" style:parent-style-name="Standard" style:family="paragraph">
      <style:paragraph-properties fo:text-align="justify"/>
      <style:text-properties fo:font-size="10pt" style:font-size-asian="10pt" style:font-size-complex="10pt"/>
    </style:style>
    <style:style style:name="P885" style:parent-style-name="Standard" style:family="paragraph">
      <style:paragraph-properties fo:text-align="justify"/>
    </style:style>
    <style:style style:name="T886" style:parent-style-name="VarsayılanParagrafYazıTipi" style:family="text">
      <style:text-properties fo:font-size="10pt" style:font-size-asian="10pt" style:font-size-complex="10pt" style:language-asian="tr" style:country-asian="TR" style:language-complex="ar" style:country-complex="SA"/>
    </style:style>
    <style:style style:name="P887" style:parent-style-name="Normal" style:family="paragraph">
      <style:paragraph-properties fo:text-align="center"/>
    </style:style>
    <style:style style:name="P888" style:parent-style-name="Normal" style:family="paragraph">
      <style:paragraph-properties fo:text-align="center"/>
    </style:style>
    <style:style style:name="P889" style:parent-style-name="Standard" style:family="paragraph">
      <style:paragraph-properties fo:text-align="justify"/>
      <style:text-properties fo:font-size="10pt" style:font-size-asian="10pt" style:font-size-complex="10pt"/>
    </style:style>
    <style:style style:name="P890" style:parent-style-name="Standard" style:family="paragraph">
      <style:paragraph-properties fo:text-align="justify"/>
    </style:style>
    <style:style style:name="T891" style:parent-style-name="VarsayılanParagrafYazıTipi" style:family="text">
      <style:text-properties fo:font-size="10pt" style:font-size-asian="10pt" style:font-size-complex="10pt" style:language-asian="tr" style:country-asian="TR" style:language-complex="ar" style:country-complex="SA"/>
    </style:style>
    <style:style style:name="P892" style:parent-style-name="Normal" style:family="paragraph">
      <style:paragraph-properties fo:text-align="center"/>
      <style:text-properties style:font-name="F"/>
    </style:style>
    <style:style style:name="P893" style:parent-style-name="Standard" style:family="paragraph">
      <style:paragraph-properties fo:text-align="justify"/>
      <style:text-properties fo:font-size="10pt" style:font-size-asian="10pt" style:font-size-complex="10pt"/>
    </style:style>
    <style:style style:name="P894" style:parent-style-name="Standard" style:family="paragraph">
      <style:paragraph-properties fo:text-align="justify"/>
      <style:text-properties fo:font-size="10pt" style:font-size-asian="10pt" style:font-size-complex="10pt"/>
    </style:style>
    <style:style style:name="P895" style:parent-style-name="Standard" style:family="paragraph">
      <style:paragraph-properties fo:text-align="justify"/>
      <style:text-properties fo:font-size="10pt" style:font-size-asian="10pt" style:font-size-complex="10pt"/>
    </style:style>
    <style:style style:name="P896" style:parent-style-name="Standard" style:family="paragraph">
      <style:paragraph-properties fo:text-align="justify"/>
      <style:text-properties fo:font-size="10pt" style:font-size-asian="10pt" style:font-size-complex="10pt"/>
    </style:style>
    <style:style style:name="P897" style:parent-style-name="Standard" style:family="paragraph">
      <style:paragraph-properties fo:text-align="justify"/>
      <style:text-properties fo:font-size="10pt" style:font-size-asian="10pt" style:font-size-complex="10pt"/>
    </style:style>
    <style:style style:name="P898" style:parent-style-name="Standard" style:family="paragraph">
      <style:paragraph-properties fo:text-align="justify"/>
    </style:style>
    <style:style style:name="T899" style:parent-style-name="VarsayılanParagrafYazıTipi" style:family="text">
      <style:text-properties fo:font-size="10pt" style:font-size-asian="10pt" style:font-size-complex="10pt" style:language-asian="tr" style:country-asian="TR" style:language-complex="ar" style:country-complex="SA"/>
    </style:style>
    <style:style style:name="P900" style:parent-style-name="Normal" style:family="paragraph">
      <style:paragraph-properties fo:text-align="center"/>
      <style:text-properties style:font-name="F"/>
    </style:style>
    <style:style style:name="P901" style:parent-style-name="Standard" style:family="paragraph">
      <style:paragraph-properties fo:text-align="justify"/>
      <style:text-properties fo:font-size="10pt" style:font-size-asian="10pt" style:font-size-complex="10pt"/>
    </style:style>
    <style:style style:name="P902" style:parent-style-name="Standard" style:family="paragraph">
      <style:paragraph-properties fo:text-align="justify"/>
    </style:style>
    <style:style style:name="T903" style:parent-style-name="VarsayılanParagrafYazıTipi" style:family="text">
      <style:text-properties fo:font-size="10pt" style:font-size-asian="10pt" style:font-size-complex="10pt" style:language-asian="tr" style:country-asian="TR" style:language-complex="ar" style:country-complex="SA"/>
    </style:style>
    <style:style style:name="P904" style:parent-style-name="Normal" style:family="paragraph">
      <style:paragraph-properties fo:text-align="center"/>
      <style:text-properties style:font-name="F"/>
    </style:style>
    <style:style style:name="P905" style:parent-style-name="Standard" style:family="paragraph">
      <style:paragraph-properties fo:text-align="justify"/>
      <style:text-properties fo:font-size="10pt" style:font-size-asian="10pt" style:font-size-complex="10pt"/>
    </style:style>
    <style:style style:name="P906" style:parent-style-name="Standard" style:family="paragraph">
      <style:paragraph-properties fo:text-align="justify"/>
    </style:style>
    <style:style style:name="T907" style:parent-style-name="VarsayılanParagrafYazıTipi" style:family="text">
      <style:text-properties fo:font-size="10pt" style:font-size-asian="10pt" style:font-size-complex="10pt" style:language-asian="tr" style:country-asian="TR" style:language-complex="ar" style:country-complex="SA"/>
    </style:style>
    <style:style style:name="P908" style:parent-style-name="Normal" style:family="paragraph">
      <style:paragraph-properties fo:text-align="center"/>
      <style:text-properties style:font-name="F"/>
    </style:style>
    <style:style style:name="P909" style:parent-style-name="Standard" style:family="paragraph">
      <style:paragraph-properties fo:text-align="justify"/>
      <style:text-properties fo:font-size="10pt" style:font-size-asian="10pt" style:font-size-complex="10pt"/>
    </style:style>
    <style:style style:name="P910" style:parent-style-name="Standard" style:family="paragraph">
      <style:paragraph-properties fo:text-align="justify"/>
    </style:style>
    <style:style style:name="T911" style:parent-style-name="VarsayılanParagrafYazıTipi" style:family="text">
      <style:text-properties fo:font-size="10pt" style:font-size-asian="10pt" style:font-size-complex="10pt" style:language-asian="tr" style:country-asian="TR" style:language-complex="ar" style:country-complex="SA"/>
    </style:style>
    <style:style style:name="P912" style:parent-style-name="Normal" style:family="paragraph">
      <style:paragraph-properties fo:text-align="center"/>
      <style:text-properties style:font-name="F"/>
    </style:style>
    <style:style style:name="P913" style:parent-style-name="Standard" style:family="paragraph">
      <style:paragraph-properties fo:text-align="justify"/>
      <style:text-properties fo:font-size="10pt" style:font-size-asian="10pt" style:font-size-complex="10pt"/>
    </style:style>
    <style:style style:name="P914" style:parent-style-name="Standard" style:family="paragraph">
      <style:paragraph-properties fo:text-align="justify"/>
    </style:style>
    <style:style style:name="T915" style:parent-style-name="VarsayılanParagrafYazıTipi" style:family="text">
      <style:text-properties fo:font-size="10pt" style:font-size-asian="10pt" style:font-size-complex="10pt" style:language-asian="tr" style:country-asian="TR" style:language-complex="ar" style:country-complex="SA"/>
    </style:style>
    <style:style style:name="P916" style:parent-style-name="Normal" style:family="paragraph">
      <style:paragraph-properties fo:text-align="center"/>
      <style:text-properties style:font-name="F"/>
    </style:style>
    <style:style style:name="P917" style:parent-style-name="Standard" style:family="paragraph">
      <style:paragraph-properties fo:text-align="justify"/>
      <style:text-properties fo:font-size="10pt" style:font-size-asian="10pt" style:font-size-complex="10pt"/>
    </style:style>
    <style:style style:name="P918" style:parent-style-name="Standard" style:family="paragraph">
      <style:paragraph-properties fo:text-align="justify"/>
      <style:text-properties fo:font-size="10pt" style:font-size-asian="10pt" style:font-size-complex="10pt"/>
    </style:style>
    <style:style style:name="P919" style:parent-style-name="Standard" style:family="paragraph">
      <style:paragraph-properties fo:text-align="justify"/>
      <style:text-properties fo:font-size="10pt" style:font-size-asian="10pt" style:font-size-complex="10pt"/>
    </style:style>
    <style:style style:name="P920" style:parent-style-name="Standard" style:family="paragraph">
      <style:paragraph-properties fo:text-align="justify"/>
      <style:text-properties fo:font-size="10pt" style:font-size-asian="10pt" style:font-size-complex="10pt"/>
    </style:style>
    <style:style style:name="TableColumn922" style:family="table-column">
      <style:table-column-properties style:column-width="3.9791in" style:use-optimal-column-width="false"/>
    </style:style>
    <style:style style:name="TableColumn923" style:family="table-column">
      <style:table-column-properties style:column-width="2.7138in" style:use-optimal-column-width="false"/>
    </style:style>
    <style:style style:name="Table921" style:family="table">
      <style:table-properties style:width="6.693in" fo:margin-left="-0.009in" table:align="left"/>
    </style:style>
    <style:style style:name="TableRow924" style:family="table-row">
      <style:table-row-properties style:use-optimal-row-height="false"/>
    </style:style>
    <style:style style:name="TableCell9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92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9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92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930" style:family="table-cell">
      <style:table-cell-properties fo:border="0.0034in solid #000000" style:writing-mode="lr-tb" fo:padding-top="0.0381in" fo:padding-left="0.0381in" fo:padding-bottom="0.0381in" fo:padding-right="0.0381in"/>
    </style:style>
    <style:style style:name="TableColumn932" style:family="table-column">
      <style:table-column-properties style:column-width="1.1805in" style:use-optimal-column-width="false"/>
    </style:style>
    <style:style style:name="TableColumn933" style:family="table-column">
      <style:table-column-properties style:column-width="1.4701in" style:use-optimal-column-width="false"/>
    </style:style>
    <style:style style:name="Table931" style:family="table">
      <style:table-properties style:width="2.6506in" fo:margin-left="0in" table:align="right"/>
    </style:style>
    <style:style style:name="TableRow934" style:family="table-row">
      <style:table-row-properties style:use-optimal-row-height="false"/>
    </style:style>
    <style:style style:name="TableCell9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3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937" style:family="table-cell">
      <style:table-cell-properties fo:border="0.0034in solid #000000" style:writing-mode="lr-tb" fo:padding-top="0.0381in" fo:padding-left="0.0381in" fo:padding-bottom="0.0381in" fo:padding-right="0.0381in"/>
    </style:style>
    <style:style style:name="P93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939" style:family="table-row">
      <style:table-row-properties style:use-optimal-row-height="false"/>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9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9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949" style:family="table-row">
      <style:table-row-properties style:use-optimal-row-height="false"/>
    </style:style>
    <style:style style:name="TableCell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9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95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955" style:parent-style-name="Standard" style:family="paragraph">
      <style:paragraph-properties fo:text-align="justify"/>
    </style:style>
    <style:style style:name="T956" style:parent-style-name="VarsayılanParagrafYazıTipi" style:family="text">
      <style:text-properties fo:font-weight="bold" style:font-weight-asian="bold" style:font-weight-complex="bold" fo:font-size="10pt" style:font-size-asian="10pt" style:font-size-complex="10pt"/>
    </style:style>
    <style:style style:name="P957" style:parent-style-name="Standard" style:family="paragraph">
      <style:paragraph-properties fo:text-align="justify"/>
      <style:text-properties fo:font-size="10pt" style:font-size-asian="10pt" style:font-size-complex="10pt"/>
    </style:style>
    <style:style style:name="P958" style:parent-style-name="Standard" style:family="paragraph">
      <style:paragraph-properties fo:text-align="justify"/>
    </style:style>
    <style:style style:name="T959" style:parent-style-name="VarsayılanParagrafYazıTipi" style:family="text">
      <style:text-properties fo:font-weight="bold" style:font-weight-asian="bold" style:font-weight-complex="bold" fo:font-style="italic" style:font-style-asian="italic" style:font-style-complex="italic" fo:font-size="10pt" style:font-size-asian="10pt" style:font-size-complex="10pt"/>
    </style:style>
    <style:style style:name="P960" style:parent-style-name="Standard" style:family="paragraph">
      <style:paragraph-properties fo:text-align="justify"/>
      <style:text-properties fo:font-size="10pt" style:font-size-asian="10pt" style:font-size-complex="10pt"/>
    </style:style>
    <style:style style:name="P961" style:parent-style-name="Standard" style:family="paragraph">
      <style:paragraph-properties fo:text-align="justify"/>
    </style:style>
    <style:style style:name="T962" style:parent-style-name="VarsayılanParagrafYazıTipi" style:family="text">
      <style:text-properties fo:font-weight="bold" style:font-weight-asian="bold" style:font-weight-complex="bold" fo:font-style="italic" style:font-style-asian="italic" style:font-style-complex="italic" fo:font-size="10pt" style:font-size-asian="10pt" style:font-size-complex="10pt"/>
    </style:style>
    <style:style style:name="P963" style:parent-style-name="Standard" style:family="paragraph">
      <style:paragraph-properties fo:text-align="justify"/>
      <style:text-properties fo:font-size="10pt" style:font-size-asian="10pt" style:font-size-complex="10pt"/>
    </style:style>
    <style:style style:name="P964" style:parent-style-name="Standard" style:family="paragraph">
      <style:paragraph-properties fo:text-align="justify"/>
    </style:style>
    <style:style style:name="T965" style:parent-style-name="VarsayılanParagrafYazıTipi" style:family="text">
      <style:text-properties fo:font-weight="bold" style:font-weight-asian="bold" style:font-weight-complex="bold" fo:font-style="italic" style:font-style-asian="italic" style:font-style-complex="italic" fo:font-size="10pt" style:font-size-asian="10pt" style:font-size-complex="10pt"/>
    </style:style>
    <style:style style:name="P966" style:parent-style-name="Standard" style:family="paragraph">
      <style:paragraph-properties fo:text-align="justify"/>
      <style:text-properties fo:font-size="10pt" style:font-size-asian="10pt" style:font-size-complex="10pt"/>
    </style:style>
    <style:style style:name="P967" style:parent-style-name="Standard" style:family="paragraph">
      <style:paragraph-properties fo:text-align="justify"/>
    </style:style>
    <style:style style:name="T968" style:parent-style-name="VarsayılanParagrafYazıTipi" style:family="text">
      <style:text-properties fo:font-weight="bold" style:font-weight-asian="bold" style:font-weight-complex="bold" fo:font-style="italic" style:font-style-asian="italic" style:font-style-complex="italic" fo:font-size="10pt" style:font-size-asian="10pt" style:font-size-complex="10pt"/>
    </style:style>
    <style:style style:name="P969" style:parent-style-name="Standard" style:family="paragraph">
      <style:paragraph-properties fo:text-align="justify"/>
      <style:text-properties fo:font-size="10pt" style:font-size-asian="10pt" style:font-size-complex="10pt"/>
    </style:style>
    <style:style style:name="P970" style:parent-style-name="Standard" style:family="paragraph">
      <style:paragraph-properties fo:text-align="justify"/>
    </style:style>
    <style:style style:name="T971" style:parent-style-name="VarsayılanParagrafYazıTipi" style:family="text">
      <style:text-properties fo:font-weight="bold" style:font-weight-asian="bold" style:font-weight-complex="bold" fo:font-style="italic" style:font-style-asian="italic" style:font-style-complex="italic" fo:font-size="10pt" style:font-size-asian="10pt" style:font-size-complex="10pt"/>
    </style:style>
    <style:style style:name="P972" style:parent-style-name="Standard" style:family="paragraph">
      <style:paragraph-properties fo:text-align="justify"/>
      <style:text-properties fo:font-size="10pt" style:font-size-asian="10pt" style:font-size-complex="10pt"/>
    </style:style>
    <style:style style:name="P973"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974"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975" style:parent-style-name="Standard" style:family="paragraph">
      <style:paragraph-properties fo:text-align="justify"/>
      <style:text-properties fo:font-size="10pt" style:font-size-asian="10pt" style:font-size-complex="10pt"/>
    </style:style>
    <style:style style:name="P976" style:parent-style-name="Standard" style:family="paragraph">
      <style:paragraph-properties fo:text-align="justify"/>
      <style:text-properties fo:font-size="10pt" style:font-size-asian="10pt" style:font-size-complex="10pt"/>
    </style:style>
    <style:style style:name="P977" style:parent-style-name="Standard" style:family="paragraph">
      <style:paragraph-properties fo:text-align="justify"/>
      <style:text-properties fo:font-size="10pt" style:font-size-asian="10pt" style:font-size-complex="10pt"/>
    </style:style>
    <style:style style:name="P978" style:parent-style-name="Standard" style:family="paragraph">
      <style:paragraph-properties fo:text-align="justify"/>
    </style:style>
    <style:style style:name="T979" style:parent-style-name="VarsayılanParagrafYazıTipi" style:family="text">
      <style:text-properties fo:font-weight="bold" style:font-weight-asian="bold" style:font-weight-complex="bold" fo:font-style="italic" style:font-style-asian="italic" style:font-style-complex="italic" fo:font-size="10pt" style:font-size-asian="10pt" style:font-size-complex="10pt"/>
    </style:style>
    <style:style style:name="P980" style:parent-style-name="Standard" style:family="paragraph">
      <style:paragraph-properties fo:text-align="justify"/>
      <style:text-properties fo:font-size="10pt" style:font-size-asian="10pt" style:font-size-complex="10pt"/>
    </style:style>
    <style:style style:name="P981" style:parent-style-name="Standard" style:family="paragraph">
      <style:paragraph-properties fo:text-align="justify"/>
      <style:text-properties fo:font-size="10pt" style:font-size-asian="10pt" style:font-size-complex="10pt"/>
    </style:style>
    <style:style style:name="P982" style:parent-style-name="Standard" style:family="paragraph">
      <style:paragraph-properties fo:text-align="justify"/>
    </style:style>
    <style:style style:name="T983" style:parent-style-name="VarsayılanParagrafYazıTipi" style:family="text">
      <style:text-properties fo:font-weight="bold" style:font-weight-asian="bold" style:font-weight-complex="bold" fo:font-size="10pt" style:font-size-asian="10pt" style:font-size-complex="10pt"/>
    </style:style>
    <style:style style:name="P984" style:parent-style-name="Standard" style:family="paragraph">
      <style:paragraph-properties fo:text-align="justify"/>
      <style:text-properties fo:font-size="10pt" style:font-size-asian="10pt" style:font-size-complex="10pt"/>
    </style:style>
    <style:style style:name="P985" style:parent-style-name="Standard" style:family="paragraph">
      <style:paragraph-properties fo:text-align="justify"/>
    </style:style>
    <style:style style:name="T986" style:parent-style-name="VarsayılanParagrafYazıTipi" style:family="text">
      <style:text-properties fo:font-weight="bold" style:font-weight-asian="bold" style:font-weight-complex="bold" fo:font-style="italic" style:font-style-asian="italic" style:font-style-complex="italic" fo:font-size="10pt" style:font-size-asian="10pt" style:font-size-complex="10pt"/>
    </style:style>
    <style:style style:name="P987" style:parent-style-name="Standard" style:family="paragraph">
      <style:paragraph-properties fo:text-align="justify"/>
      <style:text-properties fo:font-size="10pt" style:font-size-asian="10pt" style:font-size-complex="10pt"/>
    </style:style>
    <style:style style:name="P988" style:parent-style-name="Standard" style:family="paragraph">
      <style:paragraph-properties fo:text-align="justify"/>
    </style:style>
    <style:style style:name="T989" style:parent-style-name="VarsayılanParagrafYazıTipi" style:family="text">
      <style:text-properties fo:font-weight="bold" style:font-weight-asian="bold" style:font-weight-complex="bold" fo:font-style="italic" style:font-style-asian="italic" style:font-style-complex="italic" fo:font-size="10pt" style:font-size-asian="10pt" style:font-size-complex="10pt"/>
    </style:style>
    <style:style style:name="P990" style:parent-style-name="Standard" style:family="paragraph">
      <style:paragraph-properties fo:text-align="justify"/>
    </style:style>
    <style:style style:name="T991" style:parent-style-name="VarsayılanParagrafYazıTipi" style:family="text">
      <style:text-properties fo:font-weight="bold" style:font-weight-asian="bold" style:font-weight-complex="bold" fo:font-style="italic" style:font-style-asian="italic" style:font-style-complex="italic" fo:font-size="10pt" style:font-size-asian="10pt" style:font-size-complex="10pt"/>
    </style:style>
    <style:style style:name="P992" style:parent-style-name="Standard" style:family="paragraph">
      <style:paragraph-properties fo:text-align="justify"/>
      <style:text-properties fo:font-size="10pt" style:font-size-asian="10pt" style:font-size-complex="10pt"/>
    </style:style>
    <style:style style:name="P993" style:parent-style-name="Standard" style:family="paragraph">
      <style:paragraph-properties fo:text-align="justify"/>
      <style:text-properties fo:font-size="10pt" style:font-size-asian="10pt" style:font-size-complex="10pt"/>
    </style:style>
    <style:style style:name="P994" style:parent-style-name="Standard" style:family="paragraph">
      <style:paragraph-properties fo:text-align="justify"/>
    </style:style>
    <style:style style:name="T995" style:parent-style-name="VarsayılanParagrafYazıTipi" style:family="text">
      <style:text-properties fo:font-weight="bold" style:font-weight-asian="bold" style:font-weight-complex="bold" fo:font-style="italic" style:font-style-asian="italic" style:font-style-complex="italic" fo:font-size="10pt" style:font-size-asian="10pt" style:font-size-complex="10pt"/>
    </style:style>
    <style:style style:name="P996" style:parent-style-name="Standard" style:family="paragraph">
      <style:paragraph-properties fo:text-align="justify"/>
      <style:text-properties fo:font-size="10pt" style:font-size-asian="10pt" style:font-size-complex="10pt"/>
    </style:style>
    <style:style style:name="P997" style:parent-style-name="Standard" style:family="paragraph">
      <style:paragraph-properties fo:text-align="justify"/>
    </style:style>
    <style:style style:name="T998" style:parent-style-name="VarsayılanParagrafYazıTipi" style:family="text">
      <style:text-properties fo:font-weight="bold" style:font-weight-asian="bold" style:font-weight-complex="bold" fo:font-style="italic" style:font-style-asian="italic" style:font-style-complex="italic" fo:font-size="10pt" style:font-size-asian="10pt" style:font-size-complex="10pt"/>
    </style:style>
    <style:style style:name="P999" style:parent-style-name="Standard" style:family="paragraph">
      <style:paragraph-properties fo:text-align="justify"/>
      <style:text-properties fo:font-size="10pt" style:font-size-asian="10pt" style:font-size-complex="10pt"/>
    </style:style>
    <style:style style:name="P1000" style:parent-style-name="Standard" style:family="paragraph">
      <style:paragraph-properties fo:text-align="justify"/>
      <style:text-properties fo:font-size="10pt" style:font-size-asian="10pt" style:font-size-complex="10pt"/>
    </style:style>
    <style:style style:name="P1001" style:parent-style-name="Standard" style:family="paragraph">
      <style:paragraph-properties fo:text-align="justify"/>
      <style:text-properties fo:font-size="10pt" style:font-size-asian="10pt" style:font-size-complex="10pt"/>
    </style:style>
    <style:style style:name="P1002" style:parent-style-name="Standard" style:family="paragraph">
      <style:paragraph-properties fo:text-align="justify"/>
      <style:text-properties fo:font-size="10pt" style:font-size-asian="10pt" style:font-size-complex="10pt"/>
    </style:style>
    <style:style style:name="TableColumn1004" style:family="table-column">
      <style:table-column-properties style:column-width="3.9791in" style:use-optimal-column-width="false"/>
    </style:style>
    <style:style style:name="TableColumn1005" style:family="table-column">
      <style:table-column-properties style:column-width="2.7138in" style:use-optimal-column-width="false"/>
    </style:style>
    <style:style style:name="Table1003" style:family="table">
      <style:table-properties style:width="6.693in" fo:margin-left="-0.009in" table:align="left"/>
    </style:style>
    <style:style style:name="TableRow1006" style:family="table-row">
      <style:table-row-properties style:use-optimal-row-height="false"/>
    </style:style>
    <style:style style:name="TableCell10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00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0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01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012" style:family="table-cell">
      <style:table-cell-properties fo:border="0.0034in solid #000000" style:writing-mode="lr-tb" fo:padding-top="0.0381in" fo:padding-left="0.0381in" fo:padding-bottom="0.0381in" fo:padding-right="0.0381in"/>
    </style:style>
    <style:style style:name="TableColumn1014" style:family="table-column">
      <style:table-column-properties style:column-width="1.1805in" style:use-optimal-column-width="false"/>
    </style:style>
    <style:style style:name="TableColumn1015" style:family="table-column">
      <style:table-column-properties style:column-width="1.4701in" style:use-optimal-column-width="false"/>
    </style:style>
    <style:style style:name="Table1013" style:family="table">
      <style:table-properties style:width="2.6506in" fo:margin-left="0in" table:align="right"/>
    </style:style>
    <style:style style:name="TableRow1016" style:family="table-row">
      <style:table-row-properties style:use-optimal-row-height="false"/>
    </style:style>
    <style:style style:name="TableCell10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019" style:family="table-cell">
      <style:table-cell-properties fo:border="0.0034in solid #000000" style:writing-mode="lr-tb" fo:padding-top="0.0381in" fo:padding-left="0.0381in" fo:padding-bottom="0.0381in" fo:padding-right="0.0381in"/>
    </style:style>
    <style:style style:name="P10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021" style:family="table-row">
      <style:table-row-properties style:use-optimal-row-height="false"/>
    </style:style>
    <style:style style:name="TableCell1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0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026" style:family="table-row">
      <style:table-row-properties style:use-optimal-row-height="false"/>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0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031" style:family="table-row">
      <style:table-row-properties style:use-optimal-row-height="false"/>
    </style:style>
    <style:style style:name="TableCell10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0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03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037" style:parent-style-name="Standard" style:family="paragraph">
      <style:paragraph-properties fo:text-align="justify"/>
      <style:text-properties fo:font-size="10pt" style:font-size-asian="10pt" style:font-size-complex="10pt"/>
    </style:style>
    <style:style style:name="P1038"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039" style:parent-style-name="Standard" style:family="paragraph">
      <style:paragraph-properties fo:text-align="justify"/>
      <style:text-properties fo:font-size="10pt" style:font-size-asian="10pt" style:font-size-complex="10pt"/>
    </style:style>
    <style:style style:name="P1040"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1041" style:parent-style-name="Standard" style:family="paragraph">
      <style:paragraph-properties fo:text-align="justify"/>
      <style:text-properties fo:font-size="10pt" style:font-size-asian="10pt" style:font-size-complex="10pt"/>
    </style:style>
    <style:style style:name="P1042" style:parent-style-name="Standard" style:family="paragraph">
      <style:paragraph-properties fo:text-align="justify"/>
      <style:text-properties fo:font-size="10pt" style:font-size-asian="10pt" style:font-size-complex="10pt"/>
    </style:style>
    <style:style style:name="P1043" style:parent-style-name="Standard" style:family="paragraph">
      <style:paragraph-properties fo:text-align="justify"/>
      <style:text-properties fo:font-size="10pt" style:font-size-asian="10pt" style:font-size-complex="10pt"/>
    </style:style>
    <style:style style:name="P1044" style:parent-style-name="Standard" style:family="paragraph">
      <style:paragraph-properties fo:text-align="justify"/>
      <style:text-properties fo:font-size="10pt" style:font-size-asian="10pt" style:font-size-complex="10pt"/>
    </style:style>
    <style:style style:name="P1045" style:parent-style-name="Standard" style:family="paragraph">
      <style:paragraph-properties fo:text-align="justify"/>
      <style:text-properties fo:font-size="10pt" style:font-size-asian="10pt" style:font-size-complex="10pt"/>
    </style:style>
    <style:style style:name="P1046" style:parent-style-name="Standard" style:family="paragraph">
      <style:paragraph-properties fo:text-align="justify"/>
      <style:text-properties fo:font-size="10pt" style:font-size-asian="10pt" style:font-size-complex="10pt"/>
    </style:style>
    <style:style style:name="P1047"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048" style:parent-style-name="Standard" style:family="paragraph">
      <style:paragraph-properties fo:text-align="justify"/>
    </style:style>
    <style:style style:name="T1049" style:parent-style-name="VarsayılanParagrafYazıTipi" style:family="text">
      <style:text-properties fo:font-weight="bold" style:font-weight-asian="bold" style:font-weight-complex="bold" fo:font-size="10pt" style:font-size-asian="10pt" style:font-size-complex="10pt"/>
    </style:style>
    <style:style style:name="P1050" style:parent-style-name="Standard" style:family="paragraph">
      <style:paragraph-properties fo:text-align="justify"/>
      <style:text-properties fo:font-size="10pt" style:font-size-asian="10pt" style:font-size-complex="10pt"/>
    </style:style>
    <style:style style:name="P1051" style:parent-style-name="Standard" style:family="paragraph">
      <style:paragraph-properties fo:text-align="justify"/>
    </style:style>
    <style:style style:name="T1052" style:parent-style-name="VarsayılanParagrafYazıTipi" style:family="text">
      <style:text-properties fo:font-weight="bold" style:font-weight-asian="bold" style:font-weight-complex="bold" fo:font-size="10pt" style:font-size-asian="10pt" style:font-size-complex="10pt"/>
    </style:style>
    <style:style style:name="T1053" style:parent-style-name="VarsayılanParagrafYazıTipi" style:family="text">
      <style:text-properties fo:font-size="10pt" style:font-size-asian="10pt" style:font-size-complex="10pt" style:text-underline-type="single" style:text-underline-style="solid" style:text-underline-width="auto" style:text-underline-mode="continuous"/>
    </style:style>
    <style:style style:name="P1054" style:parent-style-name="Standard" style:family="paragraph">
      <style:paragraph-properties fo:text-align="justify"/>
      <style:text-properties fo:font-size="10pt" style:font-size-asian="10pt" style:font-size-complex="10pt"/>
    </style:style>
    <style:style style:name="P1055"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056" style:parent-style-name="Standard" style:family="paragraph">
      <style:paragraph-properties fo:text-align="justify"/>
      <style:text-properties fo:font-size="10pt" style:font-size-asian="10pt" style:font-size-complex="10pt"/>
    </style:style>
    <style:style style:name="P1057" style:parent-style-name="Standard" style:family="paragraph">
      <style:paragraph-properties fo:text-align="justify"/>
      <style:text-properties fo:font-size="10pt" style:font-size-asian="10pt" style:font-size-complex="10pt"/>
    </style:style>
    <style:style style:name="P1058"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1059" style:parent-style-name="Standard" style:family="paragraph">
      <style:paragraph-properties fo:text-align="justify"/>
      <style:text-properties fo:font-size="10pt" style:font-size-asian="10pt" style:font-size-complex="10pt"/>
    </style:style>
    <style:style style:name="P1060" style:parent-style-name="Standard" style:family="paragraph">
      <style:paragraph-properties fo:text-align="justify"/>
      <style:text-properties fo:font-size="10pt" style:font-size-asian="10pt" style:font-size-complex="10pt"/>
    </style:style>
    <style:style style:name="P1061" style:parent-style-name="Standard" style:family="paragraph">
      <style:paragraph-properties fo:text-align="justify"/>
      <style:text-properties fo:font-size="10pt" style:font-size-asian="10pt" style:font-size-complex="10pt"/>
    </style:style>
    <style:style style:name="P1062" style:parent-style-name="Standard" style:family="paragraph">
      <style:paragraph-properties fo:text-align="justify"/>
      <style:text-properties fo:font-size="10pt" style:font-size-asian="10pt" style:font-size-complex="10pt"/>
    </style:style>
    <style:style style:name="P1063"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1064" style:parent-style-name="Standard" style:family="paragraph">
      <style:paragraph-properties fo:text-align="justify"/>
      <style:text-properties fo:font-size="10pt" style:font-size-asian="10pt" style:font-size-complex="10pt"/>
    </style:style>
    <style:style style:name="P1065" style:parent-style-name="Standard" style:family="paragraph">
      <style:paragraph-properties fo:text-align="justify"/>
      <style:text-properties fo:font-size="10pt" style:font-size-asian="10pt" style:font-size-complex="10pt"/>
    </style:style>
    <style:style style:name="P1066"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1067" style:parent-style-name="Standard" style:family="paragraph">
      <style:paragraph-properties fo:text-align="justify"/>
      <style:text-properties fo:font-size="10pt" style:font-size-asian="10pt" style:font-size-complex="10pt"/>
    </style:style>
    <style:style style:name="P1068" style:parent-style-name="Standard" style:family="paragraph">
      <style:paragraph-properties fo:text-align="justify"/>
      <style:text-properties fo:font-size="10pt" style:font-size-asian="10pt" style:font-size-complex="10pt"/>
    </style:style>
    <style:style style:name="P1069" style:parent-style-name="Standard" style:family="paragraph">
      <style:paragraph-properties fo:text-align="justify"/>
      <style:text-properties fo:font-size="10pt" style:font-size-asian="10pt" style:font-size-complex="10pt"/>
    </style:style>
    <style:style style:name="P1070" style:parent-style-name="Standard" style:family="paragraph">
      <style:paragraph-properties fo:text-align="justify"/>
      <style:text-properties fo:font-size="10pt" style:font-size-asian="10pt" style:font-size-complex="10pt"/>
    </style:style>
    <style:style style:name="P1071" style:parent-style-name="Standard" style:family="paragraph">
      <style:paragraph-properties fo:text-align="justify"/>
      <style:text-properties fo:font-size="10pt" style:font-size-asian="10pt" style:font-size-complex="10pt"/>
    </style:style>
    <style:style style:name="P1072" style:parent-style-name="Standard" style:family="paragraph">
      <style:paragraph-properties fo:text-align="justify"/>
      <style:text-properties fo:font-size="10pt" style:font-size-asian="10pt" style:font-size-complex="10pt"/>
    </style:style>
    <style:style style:name="TableColumn1074" style:family="table-column">
      <style:table-column-properties style:column-width="3.9791in" style:use-optimal-column-width="false"/>
    </style:style>
    <style:style style:name="TableColumn1075" style:family="table-column">
      <style:table-column-properties style:column-width="2.7138in" style:use-optimal-column-width="false"/>
    </style:style>
    <style:style style:name="Table1073" style:family="table">
      <style:table-properties style:width="6.693in" fo:margin-left="-0.009in" table:align="left"/>
    </style:style>
    <style:style style:name="TableRow1076" style:family="table-row">
      <style:table-row-properties style:use-optimal-row-height="false"/>
    </style:style>
    <style:style style:name="TableCell10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0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08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08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082" style:family="table-cell">
      <style:table-cell-properties fo:border="0.0034in solid #000000" style:writing-mode="lr-tb" fo:padding-top="0.0381in" fo:padding-left="0.0381in" fo:padding-bottom="0.0381in" fo:padding-right="0.0381in"/>
    </style:style>
    <style:style style:name="TableColumn1084" style:family="table-column">
      <style:table-column-properties style:column-width="1.1805in" style:use-optimal-column-width="false"/>
    </style:style>
    <style:style style:name="TableColumn1085" style:family="table-column">
      <style:table-column-properties style:column-width="1.4701in" style:use-optimal-column-width="false"/>
    </style:style>
    <style:style style:name="Table1083" style:family="table">
      <style:table-properties style:width="2.6506in" fo:margin-left="0in" table:align="right"/>
    </style:style>
    <style:style style:name="TableRow1086" style:family="table-row">
      <style:table-row-properties style:use-optimal-row-height="false"/>
    </style:style>
    <style:style style:name="TableCell10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089" style:family="table-cell">
      <style:table-cell-properties fo:border="0.0034in solid #000000" style:writing-mode="lr-tb" fo:padding-top="0.0381in" fo:padding-left="0.0381in" fo:padding-bottom="0.0381in" fo:padding-right="0.0381in"/>
    </style:style>
    <style:style style:name="P109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091" style:family="table-row">
      <style:table-row-properties style:use-optimal-row-height="false"/>
    </style:style>
    <style:style style:name="TableCell1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0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096" style:family="table-row">
      <style:table-row-properties style:use-optimal-row-height="false"/>
    </style:style>
    <style:style style:name="TableCell1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0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101" style:family="table-row">
      <style:table-row-properties style:use-optimal-row-height="false"/>
    </style:style>
    <style:style style:name="TableCell1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10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107" style:parent-style-name="Standard" style:family="paragraph">
      <style:paragraph-properties fo:text-align="justify"/>
      <style:text-properties fo:font-size="10pt" style:font-size-asian="10pt" style:font-size-complex="10pt"/>
    </style:style>
    <style:style style:name="P1108"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109" style:parent-style-name="Standard" style:family="paragraph">
      <style:paragraph-properties fo:text-align="justify"/>
    </style:style>
    <style:style style:name="T1110" style:parent-style-name="VarsayılanParagrafYazıTipi" style:family="text">
      <style:text-properties fo:font-weight="bold" style:font-weight-asian="bold" style:font-weight-complex="bold" fo:font-size="10pt" style:font-size-asian="10pt" style:font-size-complex="10pt"/>
    </style:style>
    <style:style style:name="T1111" style:parent-style-name="VarsayılanParagrafYazıTipi" style:family="text">
      <style:text-properties fo:font-weight="bold" style:font-weight-asian="bold" style:font-weight-complex="bold" fo:font-size="10pt" style:font-size-asian="10pt" style:font-size-complex="10pt"/>
    </style:style>
    <style:style style:name="P1112" style:parent-style-name="Standard" style:family="paragraph">
      <style:paragraph-properties fo:text-align="justify"/>
      <style:text-properties fo:font-size="10pt" style:font-size-asian="10pt" style:font-size-complex="10pt"/>
    </style:style>
    <style:style style:name="P1113" style:parent-style-name="Standard" style:family="paragraph">
      <style:paragraph-properties fo:text-align="justify"/>
      <style:text-properties fo:font-size="10pt" style:font-size-asian="10pt" style:font-size-complex="10pt"/>
    </style:style>
    <style:style style:name="P1114" style:parent-style-name="Standard" style:family="paragraph">
      <style:paragraph-properties fo:text-align="justify"/>
      <style:text-properties fo:font-size="10pt" style:font-size-asian="10pt" style:font-size-complex="10pt"/>
    </style:style>
    <style:style style:name="P1115" style:parent-style-name="Standard" style:family="paragraph">
      <style:paragraph-properties fo:text-align="justify"/>
    </style:style>
    <style:style style:name="T1116" style:parent-style-name="VarsayılanParagrafYazıTipi" style:family="text">
      <style:text-properties fo:font-weight="bold" style:font-weight-asian="bold" style:font-weight-complex="bold" fo:font-size="10pt" style:font-size-asian="10pt" style:font-size-complex="10pt"/>
    </style:style>
    <style:style style:name="P1117" style:parent-style-name="Standard" style:family="paragraph">
      <style:paragraph-properties fo:text-align="justify"/>
      <style:text-properties fo:font-size="10pt" style:font-size-asian="10pt" style:font-size-complex="10pt"/>
    </style:style>
    <style:style style:name="P1118" style:parent-style-name="Standard" style:family="paragraph">
      <style:paragraph-properties fo:text-align="justify"/>
      <style:text-properties fo:font-size="10pt" style:font-size-asian="10pt" style:font-size-complex="10pt"/>
    </style:style>
    <style:style style:name="P1119"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120" style:parent-style-name="Standard" style:family="paragraph">
      <style:paragraph-properties fo:text-align="justify"/>
      <style:text-properties fo:font-size="10pt" style:font-size-asian="10pt" style:font-size-complex="10pt"/>
    </style:style>
    <style:style style:name="P1121" style:parent-style-name="Standard" style:family="paragraph">
      <style:paragraph-properties fo:text-align="justify"/>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122" style:parent-style-name="Standard" style:family="paragraph">
      <style:paragraph-properties fo:text-align="justify"/>
      <style:text-properties fo:font-size="10pt" style:font-size-asian="10pt" style:font-size-complex="10pt"/>
    </style:style>
    <style:style style:name="P1123" style:parent-style-name="Standard" style:family="paragraph">
      <style:paragraph-properties fo:text-align="justify"/>
      <style:text-properties fo:font-size="10pt" style:font-size-asian="10pt" style:font-size-complex="10pt"/>
    </style:style>
    <style:style style:name="P1124" style:parent-style-name="Standard" style:family="paragraph">
      <style:paragraph-properties fo:text-align="justify"/>
      <style:text-properties fo:font-size="10pt" style:font-size-asian="10pt" style:font-size-complex="10pt"/>
    </style:style>
    <style:style style:name="P1125" style:parent-style-name="Standard" style:family="paragraph">
      <style:paragraph-properties fo:text-align="justify"/>
      <style:text-properties fo:font-size="10pt" style:font-size-asian="10pt" style:font-size-complex="10pt"/>
    </style:style>
    <style:style style:name="P1126"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127" style:parent-style-name="Standard" style:family="paragraph">
      <style:paragraph-properties fo:text-align="justify"/>
      <style:text-properties fo:font-size="10pt" style:font-size-asian="10pt" style:font-size-complex="10pt"/>
    </style:style>
    <style:style style:name="P1128" style:parent-style-name="Standard" style:family="paragraph">
      <style:paragraph-properties fo:text-align="justify"/>
      <style:text-properties fo:font-size="10pt" style:font-size-asian="10pt" style:font-size-complex="10pt"/>
    </style:style>
    <style:style style:name="P1129" style:parent-style-name="Standard" style:family="paragraph">
      <style:paragraph-properties fo:text-align="justify"/>
      <style:text-properties fo:font-size="10pt" style:font-size-asian="10pt" style:font-size-complex="10pt"/>
    </style:style>
    <style:style style:name="P1130" style:parent-style-name="Standard" style:family="paragraph">
      <style:paragraph-properties fo:text-align="justify"/>
      <style:text-properties fo:font-size="10pt" style:font-size-asian="10pt" style:font-size-complex="10pt"/>
    </style:style>
    <style:style style:name="P1131" style:parent-style-name="Standard" style:family="paragraph">
      <style:paragraph-properties fo:text-align="justify"/>
      <style:text-properties fo:font-size="10pt" style:font-size-asian="10pt" style:font-size-complex="10pt"/>
    </style:style>
    <style:style style:name="P1132"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1133" style:parent-style-name="Standard" style:family="paragraph">
      <style:paragraph-properties fo:text-align="justify"/>
      <style:text-properties fo:font-size="10pt" style:font-size-asian="10pt" style:font-size-complex="10pt"/>
    </style:style>
    <style:style style:name="P1134" style:parent-style-name="Standard" style:family="paragraph">
      <style:paragraph-properties fo:text-align="justify"/>
      <style:text-properties fo:font-size="10pt" style:font-size-asian="10pt" style:font-size-complex="10pt"/>
    </style:style>
    <style:style style:name="P1135" style:parent-style-name="Standard" style:family="paragraph">
      <style:paragraph-properties fo:text-align="justify"/>
      <style:text-properties fo:font-size="10pt" style:font-size-asian="10pt" style:font-size-complex="10pt"/>
    </style:style>
    <style:style style:name="P1136" style:parent-style-name="Standard" style:family="paragraph">
      <style:paragraph-properties fo:text-align="justify"/>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137" style:parent-style-name="Standard" style:family="paragraph">
      <style:paragraph-properties fo:text-align="justify"/>
      <style:text-properties fo:font-size="10pt" style:font-size-asian="10pt" style:font-size-complex="10pt"/>
    </style:style>
    <style:style style:name="P1138" style:parent-style-name="Standard" style:family="paragraph">
      <style:paragraph-properties fo:text-align="justify"/>
      <style:text-properties fo:font-size="10pt" style:font-size-asian="10pt" style:font-size-complex="10pt"/>
    </style:style>
    <style:style style:name="P1139" style:parent-style-name="Standard" style:family="paragraph">
      <style:paragraph-properties fo:text-align="justify"/>
      <style:text-properties fo:font-size="10pt" style:font-size-asian="10pt" style:font-size-complex="10pt"/>
    </style:style>
    <style:style style:name="P1140" style:parent-style-name="Standard" style:family="paragraph">
      <style:paragraph-properties fo:text-align="justify"/>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141" style:parent-style-name="Standard" style:family="paragraph">
      <style:paragraph-properties fo:text-align="justify"/>
      <style:text-properties fo:font-size="10pt" style:font-size-asian="10pt" style:font-size-complex="10pt"/>
    </style:style>
    <style:style style:name="P1142" style:parent-style-name="Standard" style:family="paragraph">
      <style:paragraph-properties fo:text-align="justify"/>
      <style:text-properties fo:font-size="10pt" style:font-size-asian="10pt" style:font-size-complex="10pt"/>
    </style:style>
    <style:style style:name="P1143" style:parent-style-name="Standard" style:family="paragraph">
      <style:paragraph-properties fo:text-align="justify"/>
      <style:text-properties fo:font-size="10pt" style:font-size-asian="10pt" style:font-size-complex="10pt"/>
    </style:style>
    <style:style style:name="P1144" style:parent-style-name="Standard" style:family="paragraph">
      <style:paragraph-properties fo:text-align="justify"/>
      <style:text-properties fo:font-size="10pt" style:font-size-asian="10pt" style:font-size-complex="10pt"/>
    </style:style>
    <style:style style:name="P1145"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1146" style:parent-style-name="Standard" style:family="paragraph">
      <style:paragraph-properties fo:text-align="justify"/>
      <style:text-properties fo:font-size="10pt" style:font-size-asian="10pt" style:font-size-complex="10pt"/>
    </style:style>
    <style:style style:name="P1147" style:parent-style-name="Standard" style:family="paragraph">
      <style:paragraph-properties fo:text-align="justify"/>
      <style:text-properties fo:font-size="10pt" style:font-size-asian="10pt" style:font-size-complex="10pt"/>
    </style:style>
    <style:style style:name="P1148" style:parent-style-name="Standard" style:family="paragraph">
      <style:paragraph-properties fo:text-align="justify"/>
      <style:text-properties fo:font-size="10pt" style:font-size-asian="10pt" style:font-size-complex="10pt"/>
    </style:style>
    <style:style style:name="TableColumn1150" style:family="table-column">
      <style:table-column-properties style:column-width="3.9791in" style:use-optimal-column-width="false"/>
    </style:style>
    <style:style style:name="TableColumn1151" style:family="table-column">
      <style:table-column-properties style:column-width="2.7138in" style:use-optimal-column-width="false"/>
    </style:style>
    <style:style style:name="Table1149" style:family="table">
      <style:table-properties style:width="6.693in" fo:margin-left="-0.009in" table:align="left"/>
    </style:style>
    <style:style style:name="TableRow1152" style:family="table-row">
      <style:table-row-properties style:use-optimal-row-height="false"/>
    </style:style>
    <style:style style:name="TableCell1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15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15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15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158" style:family="table-cell">
      <style:table-cell-properties fo:border="0.0034in solid #000000" style:writing-mode="lr-tb" fo:padding-top="0.0381in" fo:padding-left="0.0381in" fo:padding-bottom="0.0381in" fo:padding-right="0.0381in"/>
    </style:style>
    <style:style style:name="TableColumn1160" style:family="table-column">
      <style:table-column-properties style:column-width="1.1805in" style:use-optimal-column-width="false"/>
    </style:style>
    <style:style style:name="TableColumn1161" style:family="table-column">
      <style:table-column-properties style:column-width="1.4701in" style:use-optimal-column-width="false"/>
    </style:style>
    <style:style style:name="Table1159" style:family="table">
      <style:table-properties style:width="2.6506in" fo:margin-left="0in" table:align="right"/>
    </style:style>
    <style:style style:name="TableRow1162" style:family="table-row">
      <style:table-row-properties style:use-optimal-row-height="false"/>
    </style:style>
    <style:style style:name="TableCell1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6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165" style:family="table-cell">
      <style:table-cell-properties fo:border="0.0034in solid #000000" style:writing-mode="lr-tb" fo:padding-top="0.0381in" fo:padding-left="0.0381in" fo:padding-bottom="0.0381in" fo:padding-right="0.0381in"/>
    </style:style>
    <style:style style:name="P116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167" style:family="table-row">
      <style:table-row-properties style:use-optimal-row-height="false"/>
    </style:style>
    <style:style style:name="TableCell1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172" style:family="table-row">
      <style:table-row-properties style:use-optimal-row-height="false"/>
    </style:style>
    <style:style style:name="TableCell1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177" style:family="table-row">
      <style:table-row-properties style:use-optimal-row-height="false"/>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18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183" style:parent-style-name="Standard" style:family="paragraph">
      <style:paragraph-properties fo:text-align="justify"/>
      <style:text-properties fo:font-size="10pt" style:font-size-asian="10pt" style:font-size-complex="10pt"/>
    </style:style>
    <style:style style:name="P1184"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185" style:parent-style-name="Standard" style:family="paragraph">
      <style:paragraph-properties fo:text-align="justify"/>
      <style:text-properties fo:font-size="10pt" style:font-size-asian="10pt" style:font-size-complex="10pt"/>
    </style:style>
    <style:style style:name="P1186" style:parent-style-name="Standard" style:family="paragraph">
      <style:paragraph-properties fo:text-align="justify"/>
      <style:text-properties fo:font-size="10pt" style:font-size-asian="10pt" style:font-size-complex="10pt"/>
    </style:style>
    <style:style style:name="P1187"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188" style:parent-style-name="Standard" style:family="paragraph">
      <style:paragraph-properties fo:text-align="justify"/>
      <style:text-properties fo:font-size="10pt" style:font-size-asian="10pt" style:font-size-complex="10pt"/>
    </style:style>
    <style:style style:name="P1189" style:parent-style-name="Standard" style:family="paragraph">
      <style:paragraph-properties fo:text-align="justify"/>
      <style:text-properties fo:font-size="10pt" style:font-size-asian="10pt" style:font-size-complex="10pt"/>
    </style:style>
    <style:style style:name="P1190"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19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192" style:parent-style-name="Standard" style:family="paragraph">
      <style:paragraph-properties fo:text-align="justify"/>
      <style:text-properties fo:font-size="10pt" style:font-size-asian="10pt" style:font-size-complex="10pt"/>
    </style:style>
    <style:style style:name="P1193" style:parent-style-name="Standard" style:family="paragraph">
      <style:paragraph-properties fo:text-align="justify"/>
      <style:text-properties fo:font-size="10pt" style:font-size-asian="10pt" style:font-size-complex="10pt"/>
    </style:style>
    <style:style style:name="P1194" style:parent-style-name="Standard" style:family="paragraph">
      <style:paragraph-properties fo:text-align="justify"/>
      <style:text-properties fo:font-size="10pt" style:font-size-asian="10pt" style:font-size-complex="10pt"/>
    </style:style>
    <style:style style:name="P1195" style:parent-style-name="Standard" style:family="paragraph">
      <style:paragraph-properties fo:text-align="justify"/>
      <style:text-properties fo:font-size="10pt" style:font-size-asian="10pt" style:font-size-complex="10pt"/>
    </style:style>
    <style:style style:name="P1196" style:parent-style-name="Standard" style:family="paragraph">
      <style:paragraph-properties fo:text-align="justify"/>
      <style:text-properties fo:font-size="10pt" style:font-size-asian="10pt" style:font-size-complex="10pt"/>
    </style:style>
    <style:style style:name="P1197" style:parent-style-name="Standard" style:family="paragraph">
      <style:paragraph-properties fo:text-align="justify"/>
      <style:text-properties fo:font-size="10pt" style:font-size-asian="10pt" style:font-size-complex="10pt"/>
    </style:style>
    <style:style style:name="P1198" style:parent-style-name="Standard" style:family="paragraph">
      <style:paragraph-properties fo:text-align="justify"/>
      <style:text-properties fo:font-size="10pt" style:font-size-asian="10pt" style:font-size-complex="10pt"/>
    </style:style>
    <style:style style:name="P1199" style:parent-style-name="Standard" style:family="paragraph">
      <style:paragraph-properties fo:text-align="justify"/>
      <style:text-properties fo:font-size="10pt" style:font-size-asian="10pt" style:font-size-complex="10pt"/>
    </style:style>
    <style:style style:name="P1200" style:parent-style-name="Standard" style:family="paragraph">
      <style:paragraph-properties fo:text-align="justify"/>
      <style:text-properties fo:font-size="10pt" style:font-size-asian="10pt" style:font-size-complex="10pt"/>
    </style:style>
    <style:style style:name="P1201" style:parent-style-name="Standard" style:family="paragraph">
      <style:paragraph-properties fo:text-align="justify"/>
      <style:text-properties fo:font-size="10pt" style:font-size-asian="10pt" style:font-size-complex="10pt"/>
    </style:style>
    <style:style style:name="P1202"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1203" style:parent-style-name="Standard" style:family="paragraph">
      <style:paragraph-properties fo:text-align="justify"/>
      <style:text-properties fo:font-size="10pt" style:font-size-asian="10pt" style:font-size-complex="10pt"/>
    </style:style>
    <style:style style:name="P1204" style:parent-style-name="Standard" style:family="paragraph">
      <style:paragraph-properties fo:text-align="justify"/>
      <style:text-properties fo:font-size="10pt" style:font-size-asian="10pt" style:font-size-complex="10pt"/>
    </style:style>
    <style:style style:name="P1205"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206"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207" style:parent-style-name="Standard" style:family="paragraph">
      <style:paragraph-properties fo:text-align="justify"/>
      <style:text-properties fo:font-size="10pt" style:font-size-asian="10pt" style:font-size-complex="10pt"/>
    </style:style>
    <style:style style:name="P1208" style:parent-style-name="Standard" style:family="paragraph">
      <style:paragraph-properties fo:text-align="justify"/>
      <style:text-properties fo:font-size="10pt" style:font-size-asian="10pt" style:font-size-complex="10pt"/>
    </style:style>
    <style:style style:name="P1209" style:parent-style-name="Standard" style:family="paragraph">
      <style:paragraph-properties fo:text-align="justify"/>
      <style:text-properties fo:font-size="10pt" style:font-size-asian="10pt" style:font-size-complex="10pt"/>
    </style:style>
    <style:style style:name="P1210" style:parent-style-name="Standard" style:family="paragraph">
      <style:paragraph-properties fo:text-align="justify"/>
      <style:text-properties fo:font-size="10pt" style:font-size-asian="10pt" style:font-size-complex="10pt"/>
    </style:style>
    <style:style style:name="P1211" style:parent-style-name="Standard" style:family="paragraph">
      <style:paragraph-properties fo:text-align="justify"/>
      <style:text-properties fo:font-size="10pt" style:font-size-asian="10pt" style:font-size-complex="10pt"/>
    </style:style>
    <style:style style:name="P1212" style:parent-style-name="Standard" style:family="paragraph">
      <style:paragraph-properties fo:text-align="justify"/>
      <style:text-properties fo:font-size="10pt" style:font-size-asian="10pt" style:font-size-complex="10pt"/>
    </style:style>
    <style:style style:name="P1213" style:parent-style-name="Standard" style:family="paragraph">
      <style:paragraph-properties fo:text-align="justify"/>
      <style:text-properties fo:font-size="10pt" style:font-size-asian="10pt" style:font-size-complex="10pt"/>
    </style:style>
    <style:style style:name="P1214" style:parent-style-name="Standard" style:family="paragraph">
      <style:paragraph-properties fo:text-align="justify"/>
      <style:text-properties fo:font-size="10pt" style:font-size-asian="10pt" style:font-size-complex="10pt"/>
    </style:style>
    <style:style style:name="P1215"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216"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217"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218" style:parent-style-name="Standard" style:family="paragraph">
      <style:paragraph-properties fo:text-align="justify"/>
      <style:text-properties fo:font-size="10pt" style:font-size-asian="10pt" style:font-size-complex="10pt"/>
    </style:style>
    <style:style style:name="P1219" style:parent-style-name="Standard" style:family="paragraph">
      <style:paragraph-properties fo:text-align="justify"/>
      <style:text-properties fo:font-size="10pt" style:font-size-asian="10pt" style:font-size-complex="10pt"/>
    </style:style>
    <style:style style:name="P1220" style:parent-style-name="Standard" style:family="paragraph">
      <style:paragraph-properties fo:text-align="justify"/>
      <style:text-properties fo:font-size="10pt" style:font-size-asian="10pt" style:font-size-complex="10pt"/>
    </style:style>
    <style:style style:name="P1221" style:parent-style-name="Standard" style:family="paragraph">
      <style:paragraph-properties fo:text-align="justify"/>
      <style:text-properties fo:font-size="10pt" style:font-size-asian="10pt" style:font-size-complex="10pt"/>
    </style:style>
    <style:style style:name="P1222" style:parent-style-name="Standard" style:family="paragraph">
      <style:paragraph-properties fo:text-align="justify"/>
      <style:text-properties fo:font-size="10pt" style:font-size-asian="10pt" style:font-size-complex="10pt"/>
    </style:style>
    <style:style style:name="P1223" style:parent-style-name="Standard" style:family="paragraph">
      <style:paragraph-properties fo:text-align="justify"/>
      <style:text-properties fo:font-size="10pt" style:font-size-asian="10pt" style:font-size-complex="10pt"/>
    </style:style>
    <style:style style:name="P1224" style:parent-style-name="Standard" style:family="paragraph">
      <style:paragraph-properties fo:text-align="justify"/>
      <style:text-properties fo:font-size="10pt" style:font-size-asian="10pt" style:font-size-complex="10pt"/>
    </style:style>
    <style:style style:name="TableColumn1226" style:family="table-column">
      <style:table-column-properties style:column-width="3.9791in" style:use-optimal-column-width="false"/>
    </style:style>
    <style:style style:name="TableColumn1227" style:family="table-column">
      <style:table-column-properties style:column-width="2.7138in" style:use-optimal-column-width="false"/>
    </style:style>
    <style:style style:name="Table1225" style:family="table">
      <style:table-properties style:width="6.693in" fo:margin-left="-0.009in" table:align="left"/>
    </style:style>
    <style:style style:name="TableRow1228" style:family="table-row">
      <style:table-row-properties style:use-optimal-row-height="false"/>
    </style:style>
    <style:style style:name="TableCell12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23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23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2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234" style:family="table-cell">
      <style:table-cell-properties fo:border="0.0034in solid #000000" style:writing-mode="lr-tb" fo:padding-top="0.0381in" fo:padding-left="0.0381in" fo:padding-bottom="0.0381in" fo:padding-right="0.0381in"/>
    </style:style>
    <style:style style:name="TableColumn1236" style:family="table-column">
      <style:table-column-properties style:column-width="1.1805in" style:use-optimal-column-width="false"/>
    </style:style>
    <style:style style:name="TableColumn1237" style:family="table-column">
      <style:table-column-properties style:column-width="1.4701in" style:use-optimal-column-width="false"/>
    </style:style>
    <style:style style:name="Table1235" style:family="table">
      <style:table-properties style:width="2.6506in" fo:margin-left="0in" table:align="right"/>
    </style:style>
    <style:style style:name="TableRow1238" style:family="table-row">
      <style:table-row-properties style:use-optimal-row-height="false"/>
    </style:style>
    <style:style style:name="TableCell12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241" style:family="table-cell">
      <style:table-cell-properties fo:border="0.0034in solid #000000" style:writing-mode="lr-tb" fo:padding-top="0.0381in" fo:padding-left="0.0381in" fo:padding-bottom="0.0381in" fo:padding-right="0.0381in"/>
    </style:style>
    <style:style style:name="P124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243" style:family="table-row">
      <style:table-row-properties style:use-optimal-row-height="false"/>
    </style:style>
    <style:style style:name="TableCell1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248" style:family="table-row">
      <style:table-row-properties style:use-optimal-row-height="false"/>
    </style:style>
    <style:style style:name="TableCell1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253" style:family="table-row">
      <style:table-row-properties style:use-optimal-row-height="false"/>
    </style:style>
    <style:style style:name="TableCell1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25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259" style:parent-style-name="Standard" style:family="paragraph">
      <style:paragraph-properties fo:text-align="justify"/>
      <style:text-properties fo:font-size="10pt" style:font-size-asian="10pt" style:font-size-complex="10pt"/>
    </style:style>
    <style:style style:name="P1260"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26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262" style:parent-style-name="Standard" style:family="paragraph">
      <style:paragraph-properties fo:text-align="justify"/>
      <style:text-properties fo:font-size="10pt" style:font-size-asian="10pt" style:font-size-complex="10pt"/>
    </style:style>
    <style:style style:name="P1263" style:parent-style-name="Standard" style:family="paragraph">
      <style:paragraph-properties fo:text-align="justify"/>
      <style:text-properties fo:font-size="10pt" style:font-size-asian="10pt" style:font-size-complex="10pt"/>
    </style:style>
    <style:style style:name="P1264" style:parent-style-name="Standard" style:family="paragraph">
      <style:paragraph-properties fo:text-align="justify"/>
      <style:text-properties fo:font-size="10pt" style:font-size-asian="10pt" style:font-size-complex="10pt"/>
    </style:style>
    <style:style style:name="P1265" style:parent-style-name="Standard" style:family="paragraph">
      <style:paragraph-properties fo:text-align="justify"/>
      <style:text-properties fo:font-size="10pt" style:font-size-asian="10pt" style:font-size-complex="10pt"/>
    </style:style>
    <style:style style:name="P1266" style:parent-style-name="Standard" style:family="paragraph">
      <style:paragraph-properties fo:text-align="justify"/>
      <style:text-properties fo:font-size="10pt" style:font-size-asian="10pt" style:font-size-complex="10pt"/>
    </style:style>
    <style:style style:name="P1267" style:parent-style-name="Standard" style:family="paragraph">
      <style:paragraph-properties fo:text-align="justify"/>
      <style:text-properties fo:font-size="10pt" style:font-size-asian="10pt" style:font-size-complex="10pt"/>
    </style:style>
    <style:style style:name="P1268"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1269" style:parent-style-name="Standard" style:family="paragraph">
      <style:paragraph-properties fo:text-align="justify"/>
      <style:text-properties fo:font-size="10pt" style:font-size-asian="10pt" style:font-size-complex="10pt"/>
    </style:style>
    <style:style style:name="P1270" style:parent-style-name="Standard" style:family="paragraph">
      <style:paragraph-properties fo:text-align="justify"/>
      <style:text-properties fo:font-size="10pt" style:font-size-asian="10pt" style:font-size-complex="10pt"/>
    </style:style>
    <style:style style:name="P1271" style:parent-style-name="Standard" style:family="paragraph">
      <style:paragraph-properties fo:text-align="justify"/>
      <style:text-properties fo:font-size="10pt" style:font-size-asian="10pt" style:font-size-complex="10pt"/>
    </style:style>
    <style:style style:name="P1272" style:parent-style-name="Standard" style:family="paragraph">
      <style:paragraph-properties fo:text-align="justify"/>
      <style:text-properties fo:font-size="10pt" style:font-size-asian="10pt" style:font-size-complex="10pt"/>
    </style:style>
    <style:style style:name="P1273" style:parent-style-name="Standard" style:family="paragraph">
      <style:paragraph-properties fo:text-align="justify"/>
      <style:text-properties fo:font-size="10pt" style:font-size-asian="10pt" style:font-size-complex="10pt"/>
    </style:style>
    <style:style style:name="P1274"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275"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276" style:parent-style-name="Standard" style:family="paragraph">
      <style:paragraph-properties fo:text-align="justify"/>
      <style:text-properties fo:font-size="10pt" style:font-size-asian="10pt" style:font-size-complex="10pt"/>
    </style:style>
    <style:style style:name="P1277" style:parent-style-name="Standard" style:family="paragraph">
      <style:paragraph-properties fo:text-align="justify"/>
      <style:text-properties fo:font-size="10pt" style:font-size-asian="10pt" style:font-size-complex="10pt"/>
    </style:style>
    <style:style style:name="P1278"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1279" style:parent-style-name="Standard" style:family="paragraph">
      <style:paragraph-properties fo:text-align="justify"/>
      <style:text-properties fo:font-size="10pt" style:font-size-asian="10pt" style:font-size-complex="10pt"/>
    </style:style>
    <style:style style:name="P1280" style:parent-style-name="Standard" style:family="paragraph">
      <style:paragraph-properties fo:text-align="justify"/>
      <style:text-properties fo:font-size="10pt" style:font-size-asian="10pt" style:font-size-complex="10pt"/>
    </style:style>
    <style:style style:name="P128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282" style:parent-style-name="Standard" style:family="paragraph">
      <style:paragraph-properties fo:text-align="justify"/>
      <style:text-properties fo:font-size="10pt" style:font-size-asian="10pt" style:font-size-complex="10pt"/>
    </style:style>
    <style:style style:name="P1283" style:parent-style-name="Standard" style:family="paragraph">
      <style:paragraph-properties fo:text-align="justify"/>
      <style:text-properties fo:font-size="10pt" style:font-size-asian="10pt" style:font-size-complex="10pt"/>
    </style:style>
    <style:style style:name="P1284" style:parent-style-name="Standard" style:family="paragraph">
      <style:paragraph-properties fo:text-align="justify"/>
      <style:text-properties fo:font-size="10pt" style:font-size-asian="10pt" style:font-size-complex="10pt"/>
    </style:style>
    <style:style style:name="P1285" style:parent-style-name="Standard" style:family="paragraph">
      <style:paragraph-properties fo:text-align="justify"/>
      <style:text-properties fo:font-size="10pt" style:font-size-asian="10pt" style:font-size-complex="10pt"/>
    </style:style>
    <style:style style:name="P1286" style:parent-style-name="Standard" style:family="paragraph">
      <style:paragraph-properties fo:text-align="justify"/>
      <style:text-properties fo:font-size="10pt" style:font-size-asian="10pt" style:font-size-complex="10pt"/>
    </style:style>
    <style:style style:name="P1287" style:parent-style-name="Standard" style:family="paragraph">
      <style:paragraph-properties fo:text-align="justify"/>
      <style:text-properties fo:font-size="10pt" style:font-size-asian="10pt" style:font-size-complex="10pt"/>
    </style:style>
    <style:style style:name="P1288" style:parent-style-name="Standard" style:family="paragraph">
      <style:paragraph-properties fo:text-align="justify"/>
      <style:text-properties fo:font-size="10pt" style:font-size-asian="10pt" style:font-size-complex="10pt"/>
    </style:style>
    <style:style style:name="P1289" style:parent-style-name="Standard" style:family="paragraph">
      <style:paragraph-properties fo:text-align="justify"/>
      <style:text-properties fo:font-size="10pt" style:font-size-asian="10pt" style:font-size-complex="10pt"/>
    </style:style>
    <style:style style:name="P1290" style:parent-style-name="Standard" style:family="paragraph">
      <style:paragraph-properties fo:text-align="justify"/>
      <style:text-properties fo:font-size="10pt" style:font-size-asian="10pt" style:font-size-complex="10pt"/>
    </style:style>
    <style:style style:name="P1291"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1292" style:parent-style-name="Standard" style:family="paragraph">
      <style:paragraph-properties fo:text-align="justify"/>
      <style:text-properties fo:font-size="10pt" style:font-size-asian="10pt" style:font-size-complex="10pt"/>
    </style:style>
    <style:style style:name="P1293" style:parent-style-name="Standard" style:family="paragraph">
      <style:paragraph-properties fo:text-align="justify"/>
      <style:text-properties fo:font-size="10pt" style:font-size-asian="10pt" style:font-size-complex="10pt"/>
    </style:style>
    <style:style style:name="P1294" style:parent-style-name="Standard" style:family="paragraph">
      <style:paragraph-properties fo:text-align="justify"/>
      <style:text-properties fo:font-size="10pt" style:font-size-asian="10pt" style:font-size-complex="10pt"/>
    </style:style>
    <style:style style:name="TableColumn1296" style:family="table-column">
      <style:table-column-properties style:column-width="3.9791in" style:use-optimal-column-width="false"/>
    </style:style>
    <style:style style:name="TableColumn1297" style:family="table-column">
      <style:table-column-properties style:column-width="2.7138in" style:use-optimal-column-width="false"/>
    </style:style>
    <style:style style:name="Table1295" style:family="table">
      <style:table-properties style:width="6.693in" fo:margin-left="-0.009in" table:align="left"/>
    </style:style>
    <style:style style:name="TableRow1298" style:family="table-row">
      <style:table-row-properties style:use-optimal-row-height="false"/>
    </style:style>
    <style:style style:name="TableCell12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0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30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30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3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304" style:family="table-cell">
      <style:table-cell-properties fo:border="0.0034in solid #000000" style:writing-mode="lr-tb" fo:padding-top="0.0381in" fo:padding-left="0.0381in" fo:padding-bottom="0.0381in" fo:padding-right="0.0381in"/>
    </style:style>
    <style:style style:name="TableColumn1306" style:family="table-column">
      <style:table-column-properties style:column-width="1.1805in" style:use-optimal-column-width="false"/>
    </style:style>
    <style:style style:name="TableColumn1307" style:family="table-column">
      <style:table-column-properties style:column-width="1.4701in" style:use-optimal-column-width="false"/>
    </style:style>
    <style:style style:name="Table1305" style:family="table">
      <style:table-properties style:width="2.6506in" fo:margin-left="0in" table:align="right"/>
    </style:style>
    <style:style style:name="TableRow1308" style:family="table-row">
      <style:table-row-properties style:use-optimal-row-height="false"/>
    </style:style>
    <style:style style:name="TableCell13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311" style:family="table-cell">
      <style:table-cell-properties fo:border="0.0034in solid #000000" style:writing-mode="lr-tb" fo:padding-top="0.0381in" fo:padding-left="0.0381in" fo:padding-bottom="0.0381in" fo:padding-right="0.0381in"/>
    </style:style>
    <style:style style:name="P131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313" style:family="table-row">
      <style:table-row-properties style:use-optimal-row-height="false"/>
    </style:style>
    <style:style style:name="TableCell1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318" style:family="table-row">
      <style:table-row-properties style:use-optimal-row-height="false"/>
    </style:style>
    <style:style style:name="TableCell1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323" style:family="table-row">
      <style:table-row-properties style:use-optimal-row-height="false"/>
    </style:style>
    <style:style style:name="TableCell1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3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329" style:parent-style-name="Standard" style:family="paragraph">
      <style:paragraph-properties fo:text-align="justify"/>
      <style:text-properties fo:font-size="10pt" style:font-size-asian="10pt" style:font-size-complex="10pt"/>
    </style:style>
    <style:style style:name="P1330"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331" style:parent-style-name="Standard" style:family="paragraph">
      <style:paragraph-properties fo:text-align="justify"/>
      <style:text-properties fo:font-size="10pt" style:font-size-asian="10pt" style:font-size-complex="10pt"/>
    </style:style>
    <style:style style:name="P1332"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333"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334"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335" style:parent-style-name="Standard" style:family="paragraph">
      <style:paragraph-properties fo:text-align="justify"/>
      <style:text-properties fo:font-size="10pt" style:font-size-asian="10pt" style:font-size-complex="10pt"/>
    </style:style>
    <style:style style:name="P1336" style:parent-style-name="Standard" style:family="paragraph">
      <style:paragraph-properties fo:text-align="justify"/>
      <style:text-properties fo:font-size="10pt" style:font-size-asian="10pt" style:font-size-complex="10pt"/>
    </style:style>
    <style:style style:name="P1337" style:parent-style-name="Standard" style:family="paragraph">
      <style:paragraph-properties fo:text-align="justify"/>
      <style:text-properties fo:font-size="10pt" style:font-size-asian="10pt" style:font-size-complex="10pt"/>
    </style:style>
    <style:style style:name="P1338" style:parent-style-name="Standard" style:family="paragraph">
      <style:paragraph-properties fo:text-align="justify"/>
      <style:text-properties fo:font-size="10pt" style:font-size-asian="10pt" style:font-size-complex="10pt"/>
    </style:style>
    <style:style style:name="P1339" style:parent-style-name="Standard" style:family="paragraph">
      <style:paragraph-properties fo:text-align="justify"/>
      <style:text-properties fo:font-size="10pt" style:font-size-asian="10pt" style:font-size-complex="10pt"/>
    </style:style>
    <style:style style:name="P1340" style:parent-style-name="Standard" style:family="paragraph">
      <style:paragraph-properties fo:text-align="justify"/>
      <style:text-properties fo:font-size="10pt" style:font-size-asian="10pt" style:font-size-complex="10pt"/>
    </style:style>
    <style:style style:name="P1341" style:parent-style-name="Standard" style:family="paragraph">
      <style:paragraph-properties fo:text-align="justify"/>
      <style:text-properties fo:font-size="10pt" style:font-size-asian="10pt" style:font-size-complex="10pt"/>
    </style:style>
    <style:style style:name="P1342" style:parent-style-name="Standard" style:family="paragraph">
      <style:paragraph-properties fo:text-align="justify"/>
      <style:text-properties fo:font-size="10pt" style:font-size-asian="10pt" style:font-size-complex="10pt"/>
    </style:style>
    <style:style style:name="P1343" style:parent-style-name="Standard" style:family="paragraph">
      <style:paragraph-properties fo:text-align="justify"/>
      <style:text-properties fo:font-size="10pt" style:font-size-asian="10pt" style:font-size-complex="10pt"/>
    </style:style>
    <style:style style:name="P1344" style:parent-style-name="Standard" style:family="paragraph">
      <style:paragraph-properties fo:text-align="justify"/>
      <style:text-properties fo:font-size="10pt" style:font-size-asian="10pt" style:font-size-complex="10pt"/>
    </style:style>
    <style:style style:name="P1345" style:parent-style-name="Standard" style:family="paragraph">
      <style:paragraph-properties fo:text-align="justify"/>
      <style:text-properties fo:font-size="10pt" style:font-size-asian="10pt" style:font-size-complex="10pt"/>
    </style:style>
    <style:style style:name="P1346" style:parent-style-name="Standard" style:family="paragraph">
      <style:paragraph-properties fo:text-align="justify"/>
      <style:text-properties fo:font-size="10pt" style:font-size-asian="10pt" style:font-size-complex="10pt"/>
    </style:style>
    <style:style style:name="P1347" style:parent-style-name="Standard" style:family="paragraph">
      <style:paragraph-properties fo:text-align="justify"/>
      <style:text-properties fo:font-size="10pt" style:font-size-asian="10pt" style:font-size-complex="10pt"/>
    </style:style>
    <style:style style:name="P1348" style:parent-style-name="Standard" style:family="paragraph">
      <style:paragraph-properties fo:text-align="justify"/>
      <style:text-properties fo:font-size="10pt" style:font-size-asian="10pt" style:font-size-complex="10pt"/>
    </style:style>
    <style:style style:name="P1349" style:parent-style-name="Standard" style:family="paragraph">
      <style:paragraph-properties fo:text-align="justify"/>
      <style:text-properties fo:font-size="10pt" style:font-size-asian="10pt" style:font-size-complex="10pt"/>
    </style:style>
    <style:style style:name="P1350" style:parent-style-name="Standard" style:family="paragraph">
      <style:paragraph-properties fo:text-align="justify"/>
    </style:style>
    <style:style style:name="T1351" style:parent-style-name="VarsayılanParagrafYazıTipi" style:family="text">
      <style:text-properties fo:font-weight="bold" style:font-weight-asian="bold" style:font-weight-complex="bold" fo:font-size="10pt" style:font-size-asian="10pt" style:font-size-complex="10pt"/>
    </style:style>
    <style:style style:name="P1352" style:parent-style-name="Standard" style:family="paragraph">
      <style:paragraph-properties fo:text-align="justify"/>
      <style:text-properties fo:font-size="10pt" style:font-size-asian="10pt" style:font-size-complex="10pt"/>
    </style:style>
    <style:style style:name="P1353" style:parent-style-name="Standard" style:family="paragraph">
      <style:paragraph-properties fo:text-align="justify"/>
      <style:text-properties fo:font-size="10pt" style:font-size-asian="10pt" style:font-size-complex="10pt"/>
    </style:style>
    <style:style style:name="P1354" style:parent-style-name="Standard" style:family="paragraph">
      <style:paragraph-properties fo:text-align="justify"/>
      <style:text-properties fo:font-size="10pt" style:font-size-asian="10pt" style:font-size-complex="10pt"/>
    </style:style>
    <style:style style:name="P1355" style:parent-style-name="Standard" style:family="paragraph">
      <style:paragraph-properties fo:text-align="justify"/>
      <style:text-properties fo:font-size="10pt" style:font-size-asian="10pt" style:font-size-complex="10pt"/>
    </style:style>
    <style:style style:name="P1356" style:parent-style-name="Standard" style:family="paragraph">
      <style:paragraph-properties fo:text-align="justify"/>
      <style:text-properties fo:font-size="10pt" style:font-size-asian="10pt" style:font-size-complex="10pt"/>
    </style:style>
    <style:style style:name="P1357" style:parent-style-name="Standard" style:family="paragraph">
      <style:paragraph-properties fo:text-align="justify"/>
      <style:text-properties fo:font-size="10pt" style:font-size-asian="10pt" style:font-size-complex="10pt"/>
    </style:style>
    <style:style style:name="P1358" style:parent-style-name="Standard" style:family="paragraph">
      <style:paragraph-properties fo:text-align="justify"/>
      <style:text-properties fo:font-size="10pt" style:font-size-asian="10pt" style:font-size-complex="10pt"/>
    </style:style>
    <style:style style:name="P1359" style:parent-style-name="Standard" style:family="paragraph">
      <style:paragraph-properties fo:text-align="justify"/>
    </style:style>
    <style:style style:name="T1360" style:parent-style-name="VarsayılanParagrafYazıTipi" style:family="text">
      <style:text-properties fo:font-weight="bold" style:font-weight-asian="bold" style:font-weight-complex="bold" fo:font-size="10pt" style:font-size-asian="10pt" style:font-size-complex="10pt"/>
    </style:style>
    <style:style style:name="P1361" style:parent-style-name="Standard" style:family="paragraph">
      <style:paragraph-properties fo:text-align="justify"/>
      <style:text-properties fo:font-size="10pt" style:font-size-asian="10pt" style:font-size-complex="10pt"/>
    </style:style>
    <style:style style:name="P1362" style:parent-style-name="Standard" style:family="paragraph">
      <style:paragraph-properties fo:text-align="justify"/>
    </style:style>
    <style:style style:name="T1363" style:parent-style-name="VarsayılanParagrafYazıTipi" style:family="text">
      <style:text-properties fo:font-weight="bold" style:font-weight-asian="bold" style:font-weight-complex="bold" fo:font-size="10pt" style:font-size-asian="10pt" style:font-size-complex="10pt"/>
    </style:style>
    <style:style style:name="P1364" style:parent-style-name="Standard" style:family="paragraph">
      <style:paragraph-properties fo:text-align="justify"/>
      <style:text-properties fo:font-size="10pt" style:font-size-asian="10pt" style:font-size-complex="10pt"/>
    </style:style>
    <style:style style:name="P1365" style:parent-style-name="Standard" style:family="paragraph">
      <style:paragraph-properties fo:text-align="justify"/>
      <style:text-properties fo:font-size="10pt" style:font-size-asian="10pt" style:font-size-complex="10pt"/>
    </style:style>
    <style:style style:name="P1366" style:parent-style-name="Standard" style:family="paragraph">
      <style:paragraph-properties fo:text-align="justify"/>
      <style:text-properties fo:font-size="10pt" style:font-size-asian="10pt" style:font-size-complex="10pt"/>
    </style:style>
    <style:style style:name="P1367" style:parent-style-name="Standard" style:family="paragraph">
      <style:paragraph-properties fo:text-align="justify"/>
      <style:text-properties fo:font-size="10pt" style:font-size-asian="10pt" style:font-size-complex="10pt"/>
    </style:style>
    <style:style style:name="P1368" style:parent-style-name="Standard" style:family="paragraph">
      <style:paragraph-properties fo:text-align="justify"/>
      <style:text-properties fo:font-size="10pt" style:font-size-asian="10pt" style:font-size-complex="10pt"/>
    </style:style>
    <style:style style:name="P1369" style:parent-style-name="Standard" style:family="paragraph">
      <style:paragraph-properties fo:text-align="justify"/>
      <style:text-properties fo:font-size="10pt" style:font-size-asian="10pt" style:font-size-complex="10pt"/>
    </style:style>
    <style:style style:name="P1370" style:parent-style-name="Standard" style:family="paragraph">
      <style:paragraph-properties fo:text-align="justify"/>
      <style:text-properties fo:font-size="10pt" style:font-size-asian="10pt" style:font-size-complex="10pt"/>
    </style:style>
    <style:style style:name="P1371" style:parent-style-name="Standard" style:family="paragraph">
      <style:paragraph-properties fo:text-align="justify"/>
      <style:text-properties fo:font-size="10pt" style:font-size-asian="10pt" style:font-size-complex="10pt"/>
    </style:style>
    <style:style style:name="TableColumn1373" style:family="table-column">
      <style:table-column-properties style:column-width="3.9791in" style:use-optimal-column-width="false"/>
    </style:style>
    <style:style style:name="TableColumn1374" style:family="table-column">
      <style:table-column-properties style:column-width="2.7138in" style:use-optimal-column-width="false"/>
    </style:style>
    <style:style style:name="Table1372" style:family="table">
      <style:table-properties style:width="6.693in" fo:margin-left="-0.009in" table:align="left"/>
    </style:style>
    <style:style style:name="TableRow1375" style:family="table-row">
      <style:table-row-properties style:use-optimal-row-height="false"/>
    </style:style>
    <style:style style:name="TableCell13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7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3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3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38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381" style:family="table-cell">
      <style:table-cell-properties fo:border="0.0034in solid #000000" style:writing-mode="lr-tb" fo:padding-top="0.0381in" fo:padding-left="0.0381in" fo:padding-bottom="0.0381in" fo:padding-right="0.0381in"/>
    </style:style>
    <style:style style:name="TableColumn1383" style:family="table-column">
      <style:table-column-properties style:column-width="1.1805in" style:use-optimal-column-width="false"/>
    </style:style>
    <style:style style:name="TableColumn1384" style:family="table-column">
      <style:table-column-properties style:column-width="1.4701in" style:use-optimal-column-width="false"/>
    </style:style>
    <style:style style:name="Table1382" style:family="table">
      <style:table-properties style:width="2.6506in" fo:margin-left="0in" table:align="right"/>
    </style:style>
    <style:style style:name="TableRow1385" style:family="table-row">
      <style:table-row-properties style:use-optimal-row-height="false"/>
    </style:style>
    <style:style style:name="TableCell13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8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388" style:family="table-cell">
      <style:table-cell-properties fo:border="0.0034in solid #000000" style:writing-mode="lr-tb" fo:padding-top="0.0381in" fo:padding-left="0.0381in" fo:padding-bottom="0.0381in" fo:padding-right="0.0381in"/>
    </style:style>
    <style:style style:name="P138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390" style:family="table-row">
      <style:table-row-properties style:use-optimal-row-height="false"/>
    </style:style>
    <style:style style:name="TableCell1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395" style:family="table-row">
      <style:table-row-properties style:use-optimal-row-height="false"/>
    </style:style>
    <style:style style:name="TableCell1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400" style:family="table-row">
      <style:table-row-properties style:use-optimal-row-height="false"/>
    </style:style>
    <style:style style:name="TableCell1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4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406" style:parent-style-name="Standard" style:family="paragraph">
      <style:paragraph-properties fo:text-align="justify"/>
      <style:text-properties fo:font-size="10pt" style:font-size-asian="10pt" style:font-size-complex="10pt"/>
    </style:style>
    <style:style style:name="P1407"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408" style:parent-style-name="Standard" style:family="paragraph">
      <style:paragraph-properties fo:text-align="justify"/>
      <style:text-properties fo:font-size="10pt" style:font-size-asian="10pt" style:font-size-complex="10pt"/>
    </style:style>
    <style:style style:name="P1409" style:parent-style-name="Standard" style:family="paragraph">
      <style:paragraph-properties fo:text-align="justify"/>
      <style:text-properties fo:font-size="10pt" style:font-size-asian="10pt" style:font-size-complex="10pt"/>
    </style:style>
    <style:style style:name="P1410"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41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412" style:parent-style-name="Standard" style:family="paragraph">
      <style:paragraph-properties fo:text-align="justify"/>
      <style:text-properties fo:font-size="10pt" style:font-size-asian="10pt" style:font-size-complex="10pt"/>
    </style:style>
    <style:style style:name="P1413" style:parent-style-name="Standard" style:family="paragraph">
      <style:paragraph-properties fo:text-align="justify"/>
    </style:style>
    <style:style style:name="T1414" style:parent-style-name="VarsayılanParagrafYazıTipi" style:family="text">
      <style:text-properties fo:font-weight="bold" style:font-weight-asian="bold" style:font-weight-complex="bold" fo:font-size="10pt" style:font-size-asian="10pt" style:font-size-complex="10pt"/>
    </style:style>
    <style:style style:name="P1415" style:parent-style-name="Standard" style:family="paragraph">
      <style:paragraph-properties fo:text-align="justify"/>
      <style:text-properties fo:font-size="10pt" style:font-size-asian="10pt" style:font-size-complex="10pt"/>
    </style:style>
    <style:style style:name="P1416" style:parent-style-name="Standard" style:family="paragraph">
      <style:paragraph-properties fo:text-align="justify"/>
    </style:style>
    <style:style style:name="T1417" style:parent-style-name="VarsayılanParagrafYazıTipi" style:family="text">
      <style:text-properties fo:font-weight="bold" style:font-weight-asian="bold" style:font-weight-complex="bold" fo:font-size="10pt" style:font-size-asian="10pt" style:font-size-complex="10pt"/>
    </style:style>
    <style:style style:name="P1418" style:parent-style-name="Standard" style:family="paragraph">
      <style:paragraph-properties fo:text-align="justify"/>
      <style:text-properties fo:font-size="10pt" style:font-size-asian="10pt" style:font-size-complex="10pt"/>
    </style:style>
    <style:style style:name="P1419" style:parent-style-name="Standard" style:family="paragraph">
      <style:paragraph-properties fo:text-align="justify"/>
      <style:text-properties fo:font-size="10pt" style:font-size-asian="10pt" style:font-size-complex="10pt"/>
    </style:style>
    <style:style style:name="P1420" style:parent-style-name="Standard" style:family="paragraph">
      <style:paragraph-properties fo:text-align="justify"/>
      <style:text-properties fo:font-size="10pt" style:font-size-asian="10pt" style:font-size-complex="10pt"/>
    </style:style>
    <style:style style:name="P1421" style:parent-style-name="Standard" style:family="paragraph">
      <style:paragraph-properties fo:text-align="justify"/>
      <style:text-properties fo:font-size="10pt" style:font-size-asian="10pt" style:font-size-complex="10pt"/>
    </style:style>
    <style:style style:name="P1422" style:parent-style-name="Standard" style:family="paragraph">
      <style:paragraph-properties fo:text-align="justify"/>
      <style:text-properties fo:font-size="10pt" style:font-size-asian="10pt" style:font-size-complex="10pt"/>
    </style:style>
    <style:style style:name="P1423" style:parent-style-name="Standard" style:family="paragraph">
      <style:paragraph-properties fo:text-align="justify"/>
      <style:text-properties fo:font-size="10pt" style:font-size-asian="10pt" style:font-size-complex="10pt"/>
    </style:style>
    <style:style style:name="P1424" style:parent-style-name="Standard" style:family="paragraph">
      <style:paragraph-properties fo:text-align="justify"/>
      <style:text-properties fo:font-size="10pt" style:font-size-asian="10pt" style:font-size-complex="10pt"/>
    </style:style>
    <style:style style:name="P1425" style:parent-style-name="Standard" style:family="paragraph">
      <style:paragraph-properties fo:text-align="justify"/>
      <style:text-properties fo:font-size="10pt" style:font-size-asian="10pt" style:font-size-complex="10pt"/>
    </style:style>
    <style:style style:name="P1426" style:parent-style-name="Standard" style:family="paragraph">
      <style:paragraph-properties fo:text-align="justify"/>
      <style:text-properties fo:font-size="10pt" style:font-size-asian="10pt" style:font-size-complex="10pt"/>
    </style:style>
    <style:style style:name="P1427" style:parent-style-name="Standard" style:family="paragraph">
      <style:paragraph-properties fo:text-align="justify"/>
      <style:text-properties fo:font-size="10pt" style:font-size-asian="10pt" style:font-size-complex="10pt"/>
    </style:style>
    <style:style style:name="P1428" style:parent-style-name="Standard" style:family="paragraph">
      <style:paragraph-properties fo:text-align="justify"/>
      <style:text-properties fo:font-size="10pt" style:font-size-asian="10pt" style:font-size-complex="10pt"/>
    </style:style>
    <style:style style:name="P1429" style:parent-style-name="Standard" style:family="paragraph">
      <style:paragraph-properties fo:text-align="justify"/>
      <style:text-properties fo:font-size="10pt" style:font-size-asian="10pt" style:font-size-complex="10pt"/>
    </style:style>
    <style:style style:name="P1430" style:parent-style-name="Standard" style:family="paragraph">
      <style:paragraph-properties fo:text-align="justify"/>
      <style:text-properties fo:font-size="10pt" style:font-size-asian="10pt" style:font-size-complex="10pt"/>
    </style:style>
    <style:style style:name="P1431" style:parent-style-name="Standard" style:family="paragraph">
      <style:paragraph-properties fo:text-align="justify"/>
      <style:text-properties fo:font-size="10pt" style:font-size-asian="10pt" style:font-size-complex="10pt"/>
    </style:style>
    <style:style style:name="P1432" style:parent-style-name="Standard" style:family="paragraph">
      <style:paragraph-properties fo:text-align="justify"/>
      <style:text-properties fo:font-size="10pt" style:font-size-asian="10pt" style:font-size-complex="10pt"/>
    </style:style>
    <style:style style:name="TableColumn1434" style:family="table-column">
      <style:table-column-properties style:column-width="3.9791in" style:use-optimal-column-width="false"/>
    </style:style>
    <style:style style:name="TableColumn1435" style:family="table-column">
      <style:table-column-properties style:column-width="2.7138in" style:use-optimal-column-width="false"/>
    </style:style>
    <style:style style:name="Table1433" style:family="table">
      <style:table-properties style:width="6.693in" fo:margin-left="-0.009in" table:align="left"/>
    </style:style>
    <style:style style:name="TableRow1436" style:family="table-row">
      <style:table-row-properties style:use-optimal-row-height="false"/>
    </style:style>
    <style:style style:name="TableCell14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43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44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44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442" style:family="table-cell">
      <style:table-cell-properties fo:border="0.0034in solid #000000" style:writing-mode="lr-tb" fo:padding-top="0.0381in" fo:padding-left="0.0381in" fo:padding-bottom="0.0381in" fo:padding-right="0.0381in"/>
    </style:style>
    <style:style style:name="TableColumn1444" style:family="table-column">
      <style:table-column-properties style:column-width="1.1805in" style:use-optimal-column-width="false"/>
    </style:style>
    <style:style style:name="TableColumn1445" style:family="table-column">
      <style:table-column-properties style:column-width="1.4701in" style:use-optimal-column-width="false"/>
    </style:style>
    <style:style style:name="Table1443" style:family="table">
      <style:table-properties style:width="2.6506in" fo:margin-left="0in" table:align="right"/>
    </style:style>
    <style:style style:name="TableRow1446" style:family="table-row">
      <style:table-row-properties style:use-optimal-row-height="false"/>
    </style:style>
    <style:style style:name="TableCell14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449" style:family="table-cell">
      <style:table-cell-properties fo:border="0.0034in solid #000000" style:writing-mode="lr-tb" fo:padding-top="0.0381in" fo:padding-left="0.0381in" fo:padding-bottom="0.0381in" fo:padding-right="0.0381in"/>
    </style:style>
    <style:style style:name="P14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451" style:family="table-row">
      <style:table-row-properties style:use-optimal-row-height="false"/>
    </style:style>
    <style:style style:name="TableCell1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456" style:family="table-row">
      <style:table-row-properties style:use-optimal-row-height="false"/>
    </style:style>
    <style:style style:name="TableCell1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461" style:family="table-row">
      <style:table-row-properties style:use-optimal-row-height="false"/>
    </style:style>
    <style:style style:name="TableCell1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46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467" style:parent-style-name="Standard" style:family="paragraph">
      <style:paragraph-properties fo:text-align="justify"/>
      <style:text-properties fo:font-size="10pt" style:font-size-asian="10pt" style:font-size-complex="10pt"/>
    </style:style>
    <style:style style:name="P1468" style:parent-style-name="Standard" style:family="paragraph">
      <style:paragraph-properties fo:text-align="justify"/>
      <style:text-properties fo:font-size="10pt" style:font-size-asian="10pt" style:font-size-complex="10pt"/>
    </style:style>
    <style:style style:name="P1469" style:parent-style-name="Standard" style:family="paragraph">
      <style:paragraph-properties fo:text-align="justify"/>
      <style:text-properties fo:font-size="10pt" style:font-size-asian="10pt" style:font-size-complex="10pt"/>
    </style:style>
    <style:style style:name="P1470" style:parent-style-name="Standard" style:family="paragraph">
      <style:paragraph-properties fo:text-align="justify"/>
      <style:text-properties fo:font-size="10pt" style:font-size-asian="10pt" style:font-size-complex="10pt"/>
    </style:style>
    <style:style style:name="P1471" style:parent-style-name="Standard" style:family="paragraph">
      <style:paragraph-properties fo:text-align="justify"/>
      <style:text-properties fo:font-size="10pt" style:font-size-asian="10pt" style:font-size-complex="10pt"/>
    </style:style>
    <style:style style:name="P1472" style:parent-style-name="Standard" style:family="paragraph">
      <style:paragraph-properties fo:text-align="justify"/>
      <style:text-properties fo:font-size="10pt" style:font-size-asian="10pt" style:font-size-complex="10pt"/>
    </style:style>
    <style:style style:name="P1473" style:parent-style-name="Standard" style:family="paragraph">
      <style:paragraph-properties fo:text-align="justify"/>
      <style:text-properties fo:font-size="10pt" style:font-size-asian="10pt" style:font-size-complex="10pt"/>
    </style:style>
    <style:style style:name="P1474"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475" style:parent-style-name="Standard" style:family="paragraph">
      <style:paragraph-properties fo:text-align="justify"/>
      <style:text-properties fo:font-size="10pt" style:font-size-asian="10pt" style:font-size-complex="10pt"/>
    </style:style>
    <style:style style:name="P1476" style:parent-style-name="Standard" style:family="paragraph">
      <style:paragraph-properties fo:text-align="justify"/>
      <style:text-properties fo:font-size="10pt" style:font-size-asian="10pt" style:font-size-complex="10pt"/>
    </style:style>
    <style:style style:name="P1477" style:parent-style-name="Standard" style:family="paragraph">
      <style:paragraph-properties fo:text-align="justify"/>
      <style:text-properties fo:font-size="10pt" style:font-size-asian="10pt" style:font-size-complex="10pt"/>
    </style:style>
    <style:style style:name="P1478" style:parent-style-name="Standard" style:family="paragraph">
      <style:paragraph-properties fo:text-align="justify"/>
      <style:text-properties fo:font-size="10pt" style:font-size-asian="10pt" style:font-size-complex="10pt"/>
    </style:style>
    <style:style style:name="P1479" style:parent-style-name="Standard" style:family="paragraph">
      <style:paragraph-properties fo:text-align="justify"/>
      <style:text-properties fo:font-size="10pt" style:font-size-asian="10pt" style:font-size-complex="10pt"/>
    </style:style>
    <style:style style:name="P1480" style:parent-style-name="Standard" style:family="paragraph">
      <style:paragraph-properties fo:text-align="justify"/>
      <style:text-properties fo:font-size="10pt" style:font-size-asian="10pt" style:font-size-complex="10pt"/>
    </style:style>
    <style:style style:name="P1481" style:parent-style-name="Standard" style:family="paragraph">
      <style:paragraph-properties fo:text-align="justify"/>
      <style:text-properties fo:font-size="10pt" style:font-size-asian="10pt" style:font-size-complex="10pt"/>
    </style:style>
    <style:style style:name="P1482" style:parent-style-name="Standard" style:family="paragraph">
      <style:paragraph-properties fo:text-align="justify"/>
      <style:text-properties fo:font-size="10pt" style:font-size-asian="10pt" style:font-size-complex="10pt"/>
    </style:style>
    <style:style style:name="P1483" style:parent-style-name="Standard" style:family="paragraph">
      <style:paragraph-properties fo:text-align="justify"/>
      <style:text-properties fo:font-size="10pt" style:font-size-asian="10pt" style:font-size-complex="10pt"/>
    </style:style>
    <style:style style:name="P1484" style:parent-style-name="Standard" style:family="paragraph">
      <style:paragraph-properties fo:text-align="justify"/>
      <style:text-properties fo:font-size="10pt" style:font-size-asian="10pt" style:font-size-complex="10pt"/>
    </style:style>
    <style:style style:name="P1485" style:parent-style-name="Standard" style:family="paragraph">
      <style:paragraph-properties fo:text-align="justify"/>
      <style:text-properties fo:font-size="10pt" style:font-size-asian="10pt" style:font-size-complex="10pt"/>
    </style:style>
    <style:style style:name="P1486" style:parent-style-name="Standard" style:family="paragraph">
      <style:paragraph-properties fo:text-align="justify"/>
      <style:text-properties fo:font-size="10pt" style:font-size-asian="10pt" style:font-size-complex="10pt"/>
    </style:style>
    <style:style style:name="P1487" style:parent-style-name="Standard" style:family="paragraph">
      <style:paragraph-properties fo:text-align="justify"/>
      <style:text-properties fo:font-size="10pt" style:font-size-asian="10pt" style:font-size-complex="10pt"/>
    </style:style>
    <style:style style:name="P1488" style:parent-style-name="Standard" style:family="paragraph">
      <style:paragraph-properties fo:text-align="justify"/>
      <style:text-properties fo:font-size="10pt" style:font-size-asian="10pt" style:font-size-complex="10pt"/>
    </style:style>
    <style:style style:name="P1489" style:parent-style-name="Standard" style:family="paragraph">
      <style:paragraph-properties fo:text-align="justify"/>
      <style:text-properties fo:font-size="10pt" style:font-size-asian="10pt" style:font-size-complex="10pt"/>
    </style:style>
    <style:style style:name="P1490" style:parent-style-name="Standard" style:family="paragraph">
      <style:paragraph-properties fo:text-align="justify"/>
      <style:text-properties fo:font-size="10pt" style:font-size-asian="10pt" style:font-size-complex="10pt"/>
    </style:style>
    <style:style style:name="P1491" style:parent-style-name="Standard" style:family="paragraph">
      <style:paragraph-properties fo:text-align="justify"/>
      <style:text-properties fo:font-size="10pt" style:font-size-asian="10pt" style:font-size-complex="10pt"/>
    </style:style>
    <style:style style:name="P1492" style:parent-style-name="Standard" style:family="paragraph">
      <style:paragraph-properties fo:text-align="justify"/>
      <style:text-properties fo:font-size="10pt" style:font-size-asian="10pt" style:font-size-complex="10pt"/>
    </style:style>
    <style:style style:name="P1493" style:parent-style-name="Standard" style:family="paragraph">
      <style:paragraph-properties fo:text-align="justify"/>
      <style:text-properties fo:font-size="10pt" style:font-size-asian="10pt" style:font-size-complex="10pt"/>
    </style:style>
    <style:style style:name="P1494" style:parent-style-name="Standard" style:family="paragraph">
      <style:paragraph-properties fo:text-align="justify"/>
      <style:text-properties fo:font-size="10pt" style:font-size-asian="10pt" style:font-size-complex="10pt"/>
    </style:style>
    <style:style style:name="P1495" style:parent-style-name="Standard" style:family="paragraph">
      <style:paragraph-properties fo:text-align="justify"/>
      <style:text-properties fo:font-size="10pt" style:font-size-asian="10pt" style:font-size-complex="10pt"/>
    </style:style>
    <style:style style:name="P1496" style:parent-style-name="Standard" style:family="paragraph">
      <style:paragraph-properties fo:text-align="justify"/>
      <style:text-properties fo:font-size="10pt" style:font-size-asian="10pt" style:font-size-complex="10pt"/>
    </style:style>
    <style:style style:name="P1497" style:parent-style-name="Standard" style:family="paragraph">
      <style:paragraph-properties fo:text-align="justify"/>
      <style:text-properties fo:font-size="10pt" style:font-size-asian="10pt" style:font-size-complex="10pt"/>
    </style:style>
    <style:style style:name="P1498" style:parent-style-name="Standard" style:family="paragraph">
      <style:paragraph-properties fo:text-align="justify"/>
      <style:text-properties fo:font-size="10pt" style:font-size-asian="10pt" style:font-size-complex="10pt"/>
    </style:style>
    <style:style style:name="P1499" style:parent-style-name="Standard" style:family="paragraph">
      <style:paragraph-properties fo:text-align="justify"/>
      <style:text-properties fo:font-size="10pt" style:font-size-asian="10pt" style:font-size-complex="10pt"/>
    </style:style>
    <style:style style:name="TableColumn1501" style:family="table-column">
      <style:table-column-properties style:column-width="3.9791in" style:use-optimal-column-width="false"/>
    </style:style>
    <style:style style:name="TableColumn1502" style:family="table-column">
      <style:table-column-properties style:column-width="2.7138in" style:use-optimal-column-width="false"/>
    </style:style>
    <style:style style:name="Table1500" style:family="table">
      <style:table-properties style:width="6.693in" fo:margin-left="-0.009in" table:align="left"/>
    </style:style>
    <style:style style:name="TableRow1503" style:family="table-row">
      <style:table-row-properties style:use-optimal-row-height="false"/>
    </style:style>
    <style:style style:name="TableCell15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50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50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5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509" style:family="table-cell">
      <style:table-cell-properties fo:border="0.0034in solid #000000" style:writing-mode="lr-tb" fo:padding-top="0.0381in" fo:padding-left="0.0381in" fo:padding-bottom="0.0381in" fo:padding-right="0.0381in"/>
    </style:style>
    <style:style style:name="TableColumn1511" style:family="table-column">
      <style:table-column-properties style:column-width="1.1805in" style:use-optimal-column-width="false"/>
    </style:style>
    <style:style style:name="TableColumn1512" style:family="table-column">
      <style:table-column-properties style:column-width="1.4701in" style:use-optimal-column-width="false"/>
    </style:style>
    <style:style style:name="Table1510" style:family="table">
      <style:table-properties style:width="2.6506in" fo:margin-left="0in" table:align="right"/>
    </style:style>
    <style:style style:name="TableRow1513" style:family="table-row">
      <style:table-row-properties style:use-optimal-row-height="false"/>
    </style:style>
    <style:style style:name="TableCell15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516" style:family="table-cell">
      <style:table-cell-properties fo:border="0.0034in solid #000000" style:writing-mode="lr-tb" fo:padding-top="0.0381in" fo:padding-left="0.0381in" fo:padding-bottom="0.0381in" fo:padding-right="0.0381in"/>
    </style:style>
    <style:style style:name="P151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518" style:family="table-row">
      <style:table-row-properties style:use-optimal-row-height="false"/>
    </style:style>
    <style:style style:name="TableCell1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523" style:family="table-row">
      <style:table-row-properties style:use-optimal-row-height="false"/>
    </style:style>
    <style:style style:name="TableCell1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5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528" style:family="table-row">
      <style:table-row-properties style:use-optimal-row-height="false"/>
    </style:style>
    <style:style style:name="TableCell1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5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5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534" style:parent-style-name="Standard" style:family="paragraph">
      <style:paragraph-properties fo:text-align="justify"/>
      <style:text-properties fo:font-size="10pt" style:font-size-asian="10pt" style:font-size-complex="10pt"/>
    </style:style>
    <style:style style:name="P1535"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536" style:parent-style-name="Standard" style:family="paragraph">
      <style:paragraph-properties fo:text-align="justify"/>
      <style:text-properties fo:font-size="10pt" style:font-size-asian="10pt" style:font-size-complex="10pt"/>
    </style:style>
    <style:style style:name="P1537" style:parent-style-name="Standard" style:family="paragraph">
      <style:paragraph-properties fo:text-align="justify"/>
      <style:text-properties fo:font-size="10pt" style:font-size-asian="10pt" style:font-size-complex="10pt"/>
    </style:style>
    <style:style style:name="P1538" style:parent-style-name="Standard" style:family="paragraph">
      <style:paragraph-properties fo:text-align="justify"/>
      <style:text-properties fo:font-size="10pt" style:font-size-asian="10pt" style:font-size-complex="10pt"/>
    </style:style>
    <style:style style:name="P1539" style:parent-style-name="Standard" style:family="paragraph">
      <style:paragraph-properties fo:text-align="justify"/>
      <style:text-properties fo:font-size="10pt" style:font-size-asian="10pt" style:font-size-complex="10pt"/>
    </style:style>
    <style:style style:name="P1540" style:parent-style-name="Standard" style:family="paragraph">
      <style:paragraph-properties fo:text-align="justify"/>
      <style:text-properties fo:font-size="10pt" style:font-size-asian="10pt" style:font-size-complex="10pt"/>
    </style:style>
    <style:style style:name="P1541" style:parent-style-name="Standard" style:family="paragraph">
      <style:paragraph-properties fo:text-align="justify"/>
      <style:text-properties fo:font-size="10pt" style:font-size-asian="10pt" style:font-size-complex="10pt"/>
    </style:style>
    <style:style style:name="P1542" style:parent-style-name="Standard" style:family="paragraph">
      <style:paragraph-properties fo:text-align="justify"/>
      <style:text-properties fo:font-size="10pt" style:font-size-asian="10pt" style:font-size-complex="10pt"/>
    </style:style>
    <style:style style:name="P1543" style:parent-style-name="Standard" style:family="paragraph">
      <style:paragraph-properties fo:text-align="justify"/>
      <style:text-properties fo:font-size="10pt" style:font-size-asian="10pt" style:font-size-complex="10pt"/>
    </style:style>
    <style:style style:name="P1544" style:parent-style-name="Standard" style:family="paragraph">
      <style:paragraph-properties fo:text-align="justify"/>
      <style:text-properties fo:font-size="10pt" style:font-size-asian="10pt" style:font-size-complex="10pt"/>
    </style:style>
    <style:style style:name="P1545"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546" style:parent-style-name="Standard" style:family="paragraph">
      <style:paragraph-properties fo:text-align="justify"/>
      <style:text-properties fo:font-size="10pt" style:font-size-asian="10pt" style:font-size-complex="10pt"/>
    </style:style>
    <style:style style:name="P1547" style:parent-style-name="Standard" style:family="paragraph">
      <style:paragraph-properties fo:text-align="justify"/>
      <style:text-properties fo:font-size="10pt" style:font-size-asian="10pt" style:font-size-complex="10pt"/>
    </style:style>
    <style:style style:name="P1548" style:parent-style-name="Standard" style:family="paragraph">
      <style:paragraph-properties fo:text-align="justify"/>
      <style:text-properties fo:font-size="10pt" style:font-size-asian="10pt" style:font-size-complex="10pt"/>
    </style:style>
    <style:style style:name="P1549" style:parent-style-name="Standard" style:family="paragraph">
      <style:paragraph-properties fo:text-align="justify"/>
      <style:text-properties fo:font-size="10pt" style:font-size-asian="10pt" style:font-size-complex="10pt"/>
    </style:style>
    <style:style style:name="P1550" style:parent-style-name="Standard" style:family="paragraph">
      <style:paragraph-properties fo:text-align="justify"/>
      <style:text-properties fo:font-size="10pt" style:font-size-asian="10pt" style:font-size-complex="10pt"/>
    </style:style>
    <style:style style:name="P1551" style:parent-style-name="Standard" style:family="paragraph">
      <style:paragraph-properties fo:text-align="justify"/>
      <style:text-properties fo:font-size="10pt" style:font-size-asian="10pt" style:font-size-complex="10pt"/>
    </style:style>
    <style:style style:name="P1552" style:parent-style-name="Standard" style:family="paragraph">
      <style:paragraph-properties fo:text-align="justify"/>
      <style:text-properties fo:font-size="10pt" style:font-size-asian="10pt" style:font-size-complex="10pt"/>
    </style:style>
    <style:style style:name="P1553" style:parent-style-name="Standard" style:family="paragraph">
      <style:paragraph-properties fo:text-align="justify"/>
      <style:text-properties fo:font-size="10pt" style:font-size-asian="10pt" style:font-size-complex="10pt"/>
    </style:style>
    <style:style style:name="P1554" style:parent-style-name="Standard" style:family="paragraph">
      <style:paragraph-properties fo:text-align="justify"/>
      <style:text-properties fo:font-size="10pt" style:font-size-asian="10pt" style:font-size-complex="10pt"/>
    </style:style>
    <style:style style:name="P1555" style:parent-style-name="Standard" style:family="paragraph">
      <style:paragraph-properties fo:text-align="justify"/>
      <style:text-properties fo:font-size="10pt" style:font-size-asian="10pt" style:font-size-complex="10pt"/>
    </style:style>
    <style:style style:name="P1556" style:parent-style-name="Standard" style:family="paragraph">
      <style:paragraph-properties fo:text-align="justify"/>
      <style:text-properties fo:font-size="10pt" style:font-size-asian="10pt" style:font-size-complex="10pt"/>
    </style:style>
    <style:style style:name="P1557" style:parent-style-name="Standard" style:family="paragraph">
      <style:paragraph-properties fo:text-align="justify"/>
      <style:text-properties fo:font-size="10pt" style:font-size-asian="10pt" style:font-size-complex="10pt"/>
    </style:style>
    <style:style style:name="P1558" style:parent-style-name="Standard" style:family="paragraph">
      <style:paragraph-properties fo:text-align="justify"/>
      <style:text-properties fo:font-size="10pt" style:font-size-asian="10pt" style:font-size-complex="10pt"/>
    </style:style>
    <style:style style:name="P1559" style:parent-style-name="Standard" style:family="paragraph">
      <style:paragraph-properties fo:text-align="justify"/>
      <style:text-properties fo:font-size="10pt" style:font-size-asian="10pt" style:font-size-complex="10pt"/>
    </style:style>
    <style:style style:name="P1560" style:parent-style-name="Standard" style:family="paragraph">
      <style:paragraph-properties fo:text-align="justify"/>
      <style:text-properties fo:font-size="10pt" style:font-size-asian="10pt" style:font-size-complex="10pt"/>
    </style:style>
    <style:style style:name="P1561" style:parent-style-name="Standard" style:family="paragraph">
      <style:paragraph-properties fo:text-align="justify"/>
      <style:text-properties fo:font-size="10pt" style:font-size-asian="10pt" style:font-size-complex="10pt"/>
    </style:style>
    <style:style style:name="P1562" style:parent-style-name="Standard" style:family="paragraph">
      <style:paragraph-properties fo:text-align="justify"/>
      <style:text-properties fo:font-size="10pt" style:font-size-asian="10pt" style:font-size-complex="10pt"/>
    </style:style>
    <style:style style:name="P1563" style:parent-style-name="Standard" style:family="paragraph">
      <style:paragraph-properties fo:text-align="justify"/>
      <style:text-properties fo:font-size="10pt" style:font-size-asian="10pt" style:font-size-complex="10pt"/>
    </style:style>
    <style:style style:name="P1564" style:parent-style-name="Standard" style:family="paragraph">
      <style:paragraph-properties fo:text-align="justify"/>
      <style:text-properties fo:font-size="10pt" style:font-size-asian="10pt" style:font-size-complex="10pt"/>
    </style:style>
    <style:style style:name="P1565" style:parent-style-name="Standard" style:family="paragraph">
      <style:paragraph-properties fo:text-align="justify"/>
      <style:text-properties fo:font-size="10pt" style:font-size-asian="10pt" style:font-size-complex="10pt"/>
    </style:style>
    <style:style style:name="P1566" style:parent-style-name="Standard" style:family="paragraph">
      <style:paragraph-properties fo:text-align="justify"/>
      <style:text-properties fo:font-size="10pt" style:font-size-asian="10pt" style:font-size-complex="10pt"/>
    </style:style>
    <style:style style:name="P1567" style:parent-style-name="Standard" style:family="paragraph">
      <style:paragraph-properties fo:text-align="justify"/>
      <style:text-properties fo:font-size="10pt" style:font-size-asian="10pt" style:font-size-complex="10pt"/>
    </style:style>
    <style:style style:name="P1568" style:parent-style-name="Standard" style:family="paragraph">
      <style:paragraph-properties fo:text-align="justify"/>
      <style:text-properties fo:font-size="10pt" style:font-size-asian="10pt" style:font-size-complex="10pt"/>
    </style:style>
    <style:style style:name="P1569" style:parent-style-name="Standard" style:family="paragraph">
      <style:paragraph-properties fo:text-align="justify"/>
      <style:text-properties fo:font-size="10pt" style:font-size-asian="10pt" style:font-size-complex="10pt"/>
    </style:style>
    <style:style style:name="P1570" style:parent-style-name="Standard" style:family="paragraph">
      <style:paragraph-properties fo:text-align="justify"/>
      <style:text-properties fo:font-size="10pt" style:font-size-asian="10pt" style:font-size-complex="10pt"/>
    </style:style>
    <style:style style:name="P1571" style:parent-style-name="Standard" style:family="paragraph">
      <style:paragraph-properties fo:text-align="justify"/>
      <style:text-properties fo:font-size="10pt" style:font-size-asian="10pt" style:font-size-complex="10pt"/>
    </style:style>
    <style:style style:name="P1572" style:parent-style-name="Standard" style:family="paragraph">
      <style:paragraph-properties fo:text-align="justify"/>
      <style:text-properties fo:font-size="10pt" style:font-size-asian="10pt" style:font-size-complex="10pt"/>
    </style:style>
    <style:style style:name="TableColumn1574" style:family="table-column">
      <style:table-column-properties style:column-width="3.9791in" style:use-optimal-column-width="false"/>
    </style:style>
    <style:style style:name="TableColumn1575" style:family="table-column">
      <style:table-column-properties style:column-width="2.7138in" style:use-optimal-column-width="false"/>
    </style:style>
    <style:style style:name="Table1573" style:family="table">
      <style:table-properties style:width="6.693in" fo:margin-left="-0.009in" table:align="left"/>
    </style:style>
    <style:style style:name="TableRow1576" style:family="table-row">
      <style:table-row-properties style:use-optimal-row-height="false"/>
    </style:style>
    <style:style style:name="TableCell15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5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58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58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582" style:family="table-cell">
      <style:table-cell-properties fo:border="0.0034in solid #000000" style:writing-mode="lr-tb" fo:padding-top="0.0381in" fo:padding-left="0.0381in" fo:padding-bottom="0.0381in" fo:padding-right="0.0381in"/>
    </style:style>
    <style:style style:name="TableColumn1584" style:family="table-column">
      <style:table-column-properties style:column-width="1.1805in" style:use-optimal-column-width="false"/>
    </style:style>
    <style:style style:name="TableColumn1585" style:family="table-column">
      <style:table-column-properties style:column-width="1.4701in" style:use-optimal-column-width="false"/>
    </style:style>
    <style:style style:name="Table1583" style:family="table">
      <style:table-properties style:width="2.6506in" fo:margin-left="0in" table:align="right"/>
    </style:style>
    <style:style style:name="TableRow1586" style:family="table-row">
      <style:table-row-properties style:use-optimal-row-height="false"/>
    </style:style>
    <style:style style:name="TableCell15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589" style:family="table-cell">
      <style:table-cell-properties fo:border="0.0034in solid #000000" style:writing-mode="lr-tb" fo:padding-top="0.0381in" fo:padding-left="0.0381in" fo:padding-bottom="0.0381in" fo:padding-right="0.0381in"/>
    </style:style>
    <style:style style:name="P159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591" style:family="table-row">
      <style:table-row-properties style:use-optimal-row-height="false"/>
    </style:style>
    <style:style style:name="TableCell1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596" style:family="table-row">
      <style:table-row-properties style:use-optimal-row-height="false"/>
    </style:style>
    <style:style style:name="TableCell1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5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601" style:family="table-row">
      <style:table-row-properties style:use-optimal-row-height="false"/>
    </style:style>
    <style:style style:name="TableCell1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6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60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607" style:parent-style-name="Standard" style:family="paragraph">
      <style:paragraph-properties fo:text-align="justify"/>
      <style:text-properties fo:font-size="10pt" style:font-size-asian="10pt" style:font-size-complex="10pt"/>
    </style:style>
    <style:style style:name="P1608"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609" style:parent-style-name="Standard" style:family="paragraph">
      <style:paragraph-properties fo:text-align="justify"/>
      <style:text-properties fo:font-size="10pt" style:font-size-asian="10pt" style:font-size-complex="10pt"/>
    </style:style>
    <style:style style:name="P1610" style:parent-style-name="Standard" style:family="paragraph">
      <style:paragraph-properties fo:text-align="justify"/>
      <style:text-properties fo:font-size="10pt" style:font-size-asian="10pt" style:font-size-complex="10pt"/>
    </style:style>
    <style:style style:name="P1611" style:parent-style-name="Standard" style:family="paragraph">
      <style:paragraph-properties fo:text-align="justify"/>
      <style:text-properties fo:font-size="10pt" style:font-size-asian="10pt" style:font-size-complex="10pt"/>
    </style:style>
    <style:style style:name="P1612"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613"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614" style:parent-style-name="Standard" style:family="paragraph">
      <style:paragraph-properties fo:text-align="justify"/>
      <style:text-properties fo:font-size="10pt" style:font-size-asian="10pt" style:font-size-complex="10pt"/>
    </style:style>
    <style:style style:name="P1615" style:parent-style-name="Standard" style:family="paragraph">
      <style:paragraph-properties fo:text-align="justify"/>
      <style:text-properties fo:font-size="10pt" style:font-size-asian="10pt" style:font-size-complex="10pt"/>
    </style:style>
    <style:style style:name="P1616" style:parent-style-name="Standard" style:family="paragraph">
      <style:paragraph-properties fo:text-align="justify"/>
      <style:text-properties fo:font-size="10pt" style:font-size-asian="10pt" style:font-size-complex="10pt"/>
    </style:style>
    <style:style style:name="P1617" style:parent-style-name="Standard" style:family="paragraph">
      <style:paragraph-properties fo:text-align="justify"/>
      <style:text-properties fo:font-size="10pt" style:font-size-asian="10pt" style:font-size-complex="10pt"/>
    </style:style>
    <style:style style:name="P1618" style:parent-style-name="Standard" style:family="paragraph">
      <style:paragraph-properties fo:text-align="justify"/>
      <style:text-properties fo:font-size="10pt" style:font-size-asian="10pt" style:font-size-complex="10pt"/>
    </style:style>
    <style:style style:name="P1619" style:parent-style-name="Standard" style:family="paragraph">
      <style:paragraph-properties fo:text-align="justify"/>
    </style:style>
    <style:style style:name="T1620" style:parent-style-name="VarsayılanParagrafYazıTipi" style:family="text">
      <style:text-properties fo:font-weight="bold" style:font-weight-asian="bold" style:font-weight-complex="bold" fo:font-size="10pt" style:font-size-asian="10pt" style:font-size-complex="10pt"/>
    </style:style>
    <style:style style:name="P1621" style:parent-style-name="Standard" style:family="paragraph">
      <style:paragraph-properties fo:text-align="justify"/>
      <style:text-properties fo:font-size="10pt" style:font-size-asian="10pt" style:font-size-complex="10pt"/>
    </style:style>
    <style:style style:name="P1622" style:parent-style-name="Standard" style:family="paragraph">
      <style:paragraph-properties fo:text-align="justify"/>
      <style:text-properties fo:font-size="10pt" style:font-size-asian="10pt" style:font-size-complex="10pt"/>
    </style:style>
    <style:style style:name="P1623" style:parent-style-name="Standard" style:family="paragraph">
      <style:paragraph-properties fo:text-align="justify"/>
      <style:text-properties fo:font-size="10pt" style:font-size-asian="10pt" style:font-size-complex="10pt"/>
    </style:style>
    <style:style style:name="P1624" style:parent-style-name="Standard" style:family="paragraph">
      <style:paragraph-properties fo:text-align="justify"/>
      <style:text-properties fo:font-size="10pt" style:font-size-asian="10pt" style:font-size-complex="10pt"/>
    </style:style>
    <style:style style:name="P1625" style:parent-style-name="Standard" style:family="paragraph">
      <style:paragraph-properties fo:text-align="justify"/>
      <style:text-properties fo:font-size="10pt" style:font-size-asian="10pt" style:font-size-complex="10pt"/>
    </style:style>
    <style:style style:name="P1626" style:parent-style-name="Standard" style:family="paragraph">
      <style:paragraph-properties fo:text-align="justify"/>
      <style:text-properties fo:font-size="10pt" style:font-size-asian="10pt" style:font-size-complex="10pt"/>
    </style:style>
    <style:style style:name="P1627" style:parent-style-name="Standard" style:family="paragraph">
      <style:paragraph-properties fo:text-align="justify"/>
      <style:text-properties fo:font-size="10pt" style:font-size-asian="10pt" style:font-size-complex="10pt"/>
    </style:style>
    <style:style style:name="P1628" style:parent-style-name="Standard" style:family="paragraph">
      <style:paragraph-properties fo:text-align="justify"/>
      <style:text-properties fo:font-size="10pt" style:font-size-asian="10pt" style:font-size-complex="10pt"/>
    </style:style>
    <style:style style:name="P1629" style:parent-style-name="Standard" style:family="paragraph">
      <style:paragraph-properties fo:text-align="justify"/>
      <style:text-properties fo:font-size="10pt" style:font-size-asian="10pt" style:font-size-complex="10pt"/>
    </style:style>
    <style:style style:name="P1630" style:parent-style-name="Standard" style:family="paragraph">
      <style:paragraph-properties fo:text-align="justify"/>
      <style:text-properties fo:font-size="10pt" style:font-size-asian="10pt" style:font-size-complex="10pt"/>
    </style:style>
    <style:style style:name="P1631" style:parent-style-name="Standard" style:family="paragraph">
      <style:paragraph-properties fo:text-align="justify"/>
      <style:text-properties fo:font-size="10pt" style:font-size-asian="10pt" style:font-size-complex="10pt"/>
    </style:style>
    <style:style style:name="P1632" style:parent-style-name="Standard" style:family="paragraph">
      <style:paragraph-properties fo:text-align="justify"/>
      <style:text-properties fo:font-size="10pt" style:font-size-asian="10pt" style:font-size-complex="10pt"/>
    </style:style>
    <style:style style:name="P1633" style:parent-style-name="Standard" style:family="paragraph">
      <style:paragraph-properties fo:text-align="justify"/>
      <style:text-properties fo:font-size="10pt" style:font-size-asian="10pt" style:font-size-complex="10pt"/>
    </style:style>
    <style:style style:name="P1634" style:parent-style-name="Standard" style:family="paragraph">
      <style:paragraph-properties fo:text-align="justify"/>
      <style:text-properties fo:font-size="10pt" style:font-size-asian="10pt" style:font-size-complex="10pt"/>
    </style:style>
    <style:style style:name="P1635" style:parent-style-name="Standard" style:family="paragraph">
      <style:paragraph-properties fo:text-align="justify"/>
      <style:text-properties fo:font-size="10pt" style:font-size-asian="10pt" style:font-size-complex="10pt"/>
    </style:style>
    <style:style style:name="P1636" style:parent-style-name="Standard" style:family="paragraph">
      <style:paragraph-properties fo:text-align="justify"/>
      <style:text-properties fo:font-size="10pt" style:font-size-asian="10pt" style:font-size-complex="10pt"/>
    </style:style>
    <style:style style:name="TableColumn1638" style:family="table-column">
      <style:table-column-properties style:column-width="3.9791in" style:use-optimal-column-width="false"/>
    </style:style>
    <style:style style:name="TableColumn1639" style:family="table-column">
      <style:table-column-properties style:column-width="2.7138in" style:use-optimal-column-width="false"/>
    </style:style>
    <style:style style:name="Table1637" style:family="table">
      <style:table-properties style:width="6.693in" fo:margin-left="-0.009in" table:align="left"/>
    </style:style>
    <style:style style:name="TableRow1640" style:family="table-row">
      <style:table-row-properties style:use-optimal-row-height="false"/>
    </style:style>
    <style:style style:name="TableCell16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4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64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64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64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646" style:family="table-cell">
      <style:table-cell-properties fo:border="0.0034in solid #000000" style:writing-mode="lr-tb" fo:padding-top="0.0381in" fo:padding-left="0.0381in" fo:padding-bottom="0.0381in" fo:padding-right="0.0381in"/>
    </style:style>
    <style:style style:name="TableColumn1648" style:family="table-column">
      <style:table-column-properties style:column-width="1.1805in" style:use-optimal-column-width="false"/>
    </style:style>
    <style:style style:name="TableColumn1649" style:family="table-column">
      <style:table-column-properties style:column-width="1.4701in" style:use-optimal-column-width="false"/>
    </style:style>
    <style:style style:name="Table1647" style:family="table">
      <style:table-properties style:width="2.6506in" fo:margin-left="0in" table:align="right"/>
    </style:style>
    <style:style style:name="TableRow1650" style:family="table-row">
      <style:table-row-properties style:use-optimal-row-height="false"/>
    </style:style>
    <style:style style:name="TableCell16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5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653" style:family="table-cell">
      <style:table-cell-properties fo:border="0.0034in solid #000000" style:writing-mode="lr-tb" fo:padding-top="0.0381in" fo:padding-left="0.0381in" fo:padding-bottom="0.0381in" fo:padding-right="0.0381in"/>
    </style:style>
    <style:style style:name="P165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655" style:family="table-row">
      <style:table-row-properties style:use-optimal-row-height="false"/>
    </style:style>
    <style:style style:name="TableCell1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6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660" style:family="table-row">
      <style:table-row-properties style:use-optimal-row-height="false"/>
    </style:style>
    <style:style style:name="TableCell1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665" style:family="table-row">
      <style:table-row-properties style:use-optimal-row-height="false"/>
    </style:style>
    <style:style style:name="TableCell1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6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67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671" style:parent-style-name="Standard" style:family="paragraph">
      <style:paragraph-properties fo:text-align="justify"/>
      <style:text-properties fo:font-size="10pt" style:font-size-asian="10pt" style:font-size-complex="10pt"/>
    </style:style>
    <style:style style:name="P1672" style:parent-style-name="Standard" style:family="paragraph">
      <style:paragraph-properties fo:text-align="justify"/>
      <style:text-properties fo:font-size="10pt" style:font-size-asian="10pt" style:font-size-complex="10pt"/>
    </style:style>
    <style:style style:name="P1673" style:parent-style-name="Standard" style:family="paragraph">
      <style:paragraph-properties fo:text-align="justify"/>
      <style:text-properties fo:font-size="10pt" style:font-size-asian="10pt" style:font-size-complex="10pt"/>
    </style:style>
    <style:style style:name="P1674" style:parent-style-name="Standard" style:family="paragraph">
      <style:paragraph-properties fo:text-align="justify"/>
    </style:style>
    <style:style style:name="T1675" style:parent-style-name="VarsayılanParagrafYazıTipi" style:family="text">
      <style:text-properties fo:font-weight="bold" style:font-weight-asian="bold" style:font-weight-complex="bold" fo:font-size="10pt" style:font-size-asian="10pt" style:font-size-complex="10pt"/>
    </style:style>
    <style:style style:name="P1676" style:parent-style-name="Standard" style:family="paragraph">
      <style:paragraph-properties fo:text-align="justify"/>
      <style:text-properties fo:font-size="10pt" style:font-size-asian="10pt" style:font-size-complex="10pt"/>
    </style:style>
    <style:style style:name="P1677" style:parent-style-name="Standard" style:family="paragraph">
      <style:paragraph-properties fo:text-align="justify"/>
      <style:text-properties fo:font-size="10pt" style:font-size-asian="10pt" style:font-size-complex="10pt"/>
    </style:style>
    <style:style style:name="P1678" style:parent-style-name="Standard" style:family="paragraph">
      <style:paragraph-properties fo:text-align="justify"/>
      <style:text-properties fo:font-size="10pt" style:font-size-asian="10pt" style:font-size-complex="10pt"/>
    </style:style>
    <style:style style:name="P1679" style:parent-style-name="Standard" style:family="paragraph">
      <style:paragraph-properties fo:text-align="justify"/>
      <style:text-properties fo:font-size="10pt" style:font-size-asian="10pt" style:font-size-complex="10pt"/>
    </style:style>
    <style:style style:name="P1680" style:parent-style-name="Standard" style:family="paragraph">
      <style:paragraph-properties fo:text-align="justify"/>
      <style:text-properties fo:font-size="10pt" style:font-size-asian="10pt" style:font-size-complex="10pt"/>
    </style:style>
    <style:style style:name="P1681" style:parent-style-name="Standard" style:family="paragraph">
      <style:paragraph-properties fo:text-align="justify"/>
      <style:text-properties fo:font-size="10pt" style:font-size-asian="10pt" style:font-size-complex="10pt"/>
    </style:style>
    <style:style style:name="P1682" style:parent-style-name="Standard" style:family="paragraph">
      <style:paragraph-properties fo:text-align="justify"/>
      <style:text-properties fo:font-size="10pt" style:font-size-asian="10pt" style:font-size-complex="10pt"/>
    </style:style>
    <style:style style:name="P1683" style:parent-style-name="Standard" style:family="paragraph">
      <style:paragraph-properties fo:text-align="justify"/>
      <style:text-properties fo:font-size="10pt" style:font-size-asian="10pt" style:font-size-complex="10pt"/>
    </style:style>
    <style:style style:name="P1684" style:parent-style-name="Standard" style:family="paragraph">
      <style:paragraph-properties fo:text-align="justify"/>
      <style:text-properties fo:font-size="10pt" style:font-size-asian="10pt" style:font-size-complex="10pt"/>
    </style:style>
    <style:style style:name="P1685" style:parent-style-name="Standard" style:family="paragraph">
      <style:paragraph-properties fo:text-align="justify"/>
      <style:text-properties fo:font-size="10pt" style:font-size-asian="10pt" style:font-size-complex="10pt"/>
    </style:style>
    <style:style style:name="P1686" style:parent-style-name="Standard" style:family="paragraph">
      <style:paragraph-properties fo:text-align="justify"/>
      <style:text-properties fo:font-size="10pt" style:font-size-asian="10pt" style:font-size-complex="10pt"/>
    </style:style>
    <style:style style:name="P1687" style:parent-style-name="Standard" style:family="paragraph">
      <style:paragraph-properties fo:text-align="justify"/>
      <style:text-properties fo:font-size="10pt" style:font-size-asian="10pt" style:font-size-complex="10pt"/>
    </style:style>
    <style:style style:name="P1688" style:parent-style-name="Standard" style:family="paragraph">
      <style:paragraph-properties fo:text-align="justify"/>
      <style:text-properties fo:font-size="10pt" style:font-size-asian="10pt" style:font-size-complex="10pt"/>
    </style:style>
    <style:style style:name="P1689" style:parent-style-name="Standard" style:family="paragraph">
      <style:paragraph-properties fo:text-align="justify"/>
      <style:text-properties fo:font-size="10pt" style:font-size-asian="10pt" style:font-size-complex="10pt"/>
    </style:style>
    <style:style style:name="P1690" style:parent-style-name="Standard" style:family="paragraph">
      <style:paragraph-properties fo:text-align="justify"/>
      <style:text-properties fo:font-size="10pt" style:font-size-asian="10pt" style:font-size-complex="10pt"/>
    </style:style>
    <style:style style:name="P1691" style:parent-style-name="Standard" style:family="paragraph">
      <style:paragraph-properties fo:text-align="justify"/>
      <style:text-properties fo:font-size="10pt" style:font-size-asian="10pt" style:font-size-complex="10pt"/>
    </style:style>
    <style:style style:name="P1692" style:parent-style-name="Standard" style:family="paragraph">
      <style:paragraph-properties fo:text-align="justify"/>
      <style:text-properties fo:font-size="10pt" style:font-size-asian="10pt" style:font-size-complex="10pt"/>
    </style:style>
    <style:style style:name="P1693" style:parent-style-name="Standard" style:family="paragraph">
      <style:paragraph-properties fo:text-align="justify"/>
      <style:text-properties fo:font-size="10pt" style:font-size-asian="10pt" style:font-size-complex="10pt"/>
    </style:style>
    <style:style style:name="P1694" style:parent-style-name="Standard" style:family="paragraph">
      <style:paragraph-properties fo:text-align="justify"/>
      <style:text-properties fo:font-size="10pt" style:font-size-asian="10pt" style:font-size-complex="10pt"/>
    </style:style>
    <style:style style:name="P1695" style:parent-style-name="Standard" style:family="paragraph">
      <style:paragraph-properties fo:text-align="justify"/>
      <style:text-properties fo:font-size="10pt" style:font-size-asian="10pt" style:font-size-complex="10pt"/>
    </style:style>
    <style:style style:name="P1696" style:parent-style-name="Standard" style:family="paragraph">
      <style:paragraph-properties fo:text-align="justify"/>
      <style:text-properties fo:font-size="10pt" style:font-size-asian="10pt" style:font-size-complex="10pt"/>
    </style:style>
    <style:style style:name="P1697" style:parent-style-name="Standard" style:family="paragraph">
      <style:paragraph-properties fo:text-align="justify"/>
    </style:style>
    <style:style style:name="T1698" style:parent-style-name="VarsayılanParagrafYazıTipi" style:family="text">
      <style:text-properties fo:font-weight="bold" style:font-weight-asian="bold" style:font-weight-complex="bold" fo:font-size="10pt" style:font-size-asian="10pt" style:font-size-complex="10pt"/>
    </style:style>
    <style:style style:name="P1699" style:parent-style-name="Standard" style:family="paragraph">
      <style:paragraph-properties fo:text-align="justify"/>
      <style:text-properties fo:font-size="10pt" style:font-size-asian="10pt" style:font-size-complex="10pt"/>
    </style:style>
    <style:style style:name="P1700" style:parent-style-name="Standard" style:family="paragraph">
      <style:paragraph-properties fo:text-align="justify"/>
      <style:text-properties fo:font-size="10pt" style:font-size-asian="10pt" style:font-size-complex="10pt"/>
    </style:style>
    <style:style style:name="P170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702" style:parent-style-name="Standard" style:family="paragraph">
      <style:paragraph-properties fo:text-align="justify"/>
      <style:text-properties fo:font-size="10pt" style:font-size-asian="10pt" style:font-size-complex="10pt"/>
    </style:style>
    <style:style style:name="P1703" style:parent-style-name="Standard" style:family="paragraph">
      <style:paragraph-properties fo:text-align="justify"/>
      <style:text-properties fo:font-size="10pt" style:font-size-asian="10pt" style:font-size-complex="10pt"/>
    </style:style>
    <style:style style:name="P1704" style:parent-style-name="Standard" style:family="paragraph">
      <style:paragraph-properties fo:text-align="justify"/>
      <style:text-properties fo:font-size="10pt" style:font-size-asian="10pt" style:font-size-complex="10pt"/>
    </style:style>
    <style:style style:name="P1705" style:parent-style-name="Standard" style:family="paragraph">
      <style:paragraph-properties fo:text-align="justify"/>
      <style:text-properties fo:font-size="10pt" style:font-size-asian="10pt" style:font-size-complex="10pt"/>
    </style:style>
    <style:style style:name="P1706" style:parent-style-name="Standard" style:family="paragraph">
      <style:paragraph-properties fo:text-align="justify"/>
      <style:text-properties fo:font-size="10pt" style:font-size-asian="10pt" style:font-size-complex="10pt"/>
    </style:style>
    <style:style style:name="P1707" style:parent-style-name="Standard" style:family="paragraph">
      <style:paragraph-properties fo:text-align="justify"/>
      <style:text-properties fo:font-size="10pt" style:font-size-asian="10pt" style:font-size-complex="10pt"/>
    </style:style>
    <style:style style:name="P1708" style:parent-style-name="Standard" style:family="paragraph">
      <style:paragraph-properties fo:text-align="justify"/>
      <style:text-properties fo:font-size="10pt" style:font-size-asian="10pt" style:font-size-complex="10pt"/>
    </style:style>
    <style:style style:name="P1709" style:parent-style-name="Standard" style:family="paragraph">
      <style:paragraph-properties fo:text-align="justify"/>
      <style:text-properties fo:font-size="10pt" style:font-size-asian="10pt" style:font-size-complex="10pt"/>
    </style:style>
    <style:style style:name="TableColumn1711" style:family="table-column">
      <style:table-column-properties style:column-width="3.9791in" style:use-optimal-column-width="false"/>
    </style:style>
    <style:style style:name="TableColumn1712" style:family="table-column">
      <style:table-column-properties style:column-width="2.7138in" style:use-optimal-column-width="false"/>
    </style:style>
    <style:style style:name="Table1710" style:family="table">
      <style:table-properties style:width="6.693in" fo:margin-left="-0.009in" table:align="left"/>
    </style:style>
    <style:style style:name="TableRow1713" style:family="table-row">
      <style:table-row-properties style:use-optimal-row-height="false"/>
    </style:style>
    <style:style style:name="TableCell17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7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71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7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719" style:family="table-cell">
      <style:table-cell-properties fo:border="0.0034in solid #000000" style:writing-mode="lr-tb" fo:padding-top="0.0381in" fo:padding-left="0.0381in" fo:padding-bottom="0.0381in" fo:padding-right="0.0381in"/>
    </style:style>
    <style:style style:name="TableColumn1721" style:family="table-column">
      <style:table-column-properties style:column-width="1.1805in" style:use-optimal-column-width="false"/>
    </style:style>
    <style:style style:name="TableColumn1722" style:family="table-column">
      <style:table-column-properties style:column-width="1.4701in" style:use-optimal-column-width="false"/>
    </style:style>
    <style:style style:name="Table1720" style:family="table">
      <style:table-properties style:width="2.6506in" fo:margin-left="0in" table:align="right"/>
    </style:style>
    <style:style style:name="TableRow1723" style:family="table-row">
      <style:table-row-properties style:use-optimal-row-height="false"/>
    </style:style>
    <style:style style:name="TableCell17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726" style:family="table-cell">
      <style:table-cell-properties fo:border="0.0034in solid #000000" style:writing-mode="lr-tb" fo:padding-top="0.0381in" fo:padding-left="0.0381in" fo:padding-bottom="0.0381in" fo:padding-right="0.0381in"/>
    </style:style>
    <style:style style:name="P172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728" style:family="table-row">
      <style:table-row-properties style:use-optimal-row-height="false"/>
    </style:style>
    <style:style style:name="TableCell1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733" style:family="table-row">
      <style:table-row-properties style:use-optimal-row-height="false"/>
    </style:style>
    <style:style style:name="TableCell1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7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738" style:family="table-row">
      <style:table-row-properties style:use-optimal-row-height="false"/>
    </style:style>
    <style:style style:name="TableCell1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7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74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744" style:parent-style-name="Standard" style:family="paragraph">
      <style:paragraph-properties fo:text-align="justify"/>
      <style:text-properties fo:font-size="10pt" style:font-size-asian="10pt" style:font-size-complex="10pt"/>
    </style:style>
    <style:style style:name="P1745"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746" style:parent-style-name="Standard" style:family="paragraph">
      <style:paragraph-properties fo:text-align="justify"/>
      <style:text-properties fo:font-size="10pt" style:font-size-asian="10pt" style:font-size-complex="10pt"/>
    </style:style>
    <style:style style:name="P1747" style:parent-style-name="Standard" style:family="paragraph">
      <style:paragraph-properties fo:text-align="justify"/>
      <style:text-properties fo:font-size="10pt" style:font-size-asian="10pt" style:font-size-complex="10pt"/>
    </style:style>
    <style:style style:name="P1748" style:parent-style-name="Standard" style:family="paragraph">
      <style:paragraph-properties fo:text-align="justify"/>
      <style:text-properties fo:font-size="10pt" style:font-size-asian="10pt" style:font-size-complex="10pt"/>
    </style:style>
    <style:style style:name="P1749" style:parent-style-name="Standard" style:family="paragraph">
      <style:paragraph-properties fo:text-align="justify"/>
      <style:text-properties fo:font-size="10pt" style:font-size-asian="10pt" style:font-size-complex="10pt"/>
    </style:style>
    <style:style style:name="P1750" style:parent-style-name="Standard" style:family="paragraph">
      <style:paragraph-properties fo:text-align="justify"/>
      <style:text-properties fo:font-size="10pt" style:font-size-asian="10pt" style:font-size-complex="10pt"/>
    </style:style>
    <style:style style:name="P1751" style:parent-style-name="Standard" style:family="paragraph">
      <style:paragraph-properties fo:text-align="justify"/>
      <style:text-properties fo:font-size="10pt" style:font-size-asian="10pt" style:font-size-complex="10pt"/>
    </style:style>
    <style:style style:name="P1752" style:parent-style-name="Standard" style:family="paragraph">
      <style:paragraph-properties fo:text-align="justify"/>
      <style:text-properties fo:font-size="10pt" style:font-size-asian="10pt" style:font-size-complex="10pt"/>
    </style:style>
    <style:style style:name="P1753" style:parent-style-name="Standard" style:family="paragraph">
      <style:paragraph-properties fo:text-align="justify"/>
      <style:text-properties fo:font-size="10pt" style:font-size-asian="10pt" style:font-size-complex="10pt"/>
    </style:style>
    <style:style style:name="P1754" style:parent-style-name="Standard" style:family="paragraph">
      <style:paragraph-properties fo:text-align="justify"/>
      <style:text-properties fo:font-size="10pt" style:font-size-asian="10pt" style:font-size-complex="10pt"/>
    </style:style>
    <style:style style:name="P1755" style:parent-style-name="Standard" style:family="paragraph">
      <style:paragraph-properties fo:text-align="justify"/>
      <style:text-properties fo:font-size="10pt" style:font-size-asian="10pt" style:font-size-complex="10pt"/>
    </style:style>
    <style:style style:name="P1756" style:parent-style-name="Standard" style:family="paragraph">
      <style:paragraph-properties fo:text-align="justify"/>
      <style:text-properties fo:font-size="10pt" style:font-size-asian="10pt" style:font-size-complex="10pt"/>
    </style:style>
    <style:style style:name="P1757" style:parent-style-name="Standard" style:family="paragraph">
      <style:paragraph-properties fo:text-align="justify"/>
      <style:text-properties fo:font-size="10pt" style:font-size-asian="10pt" style:font-size-complex="10pt"/>
    </style:style>
    <style:style style:name="P1758"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759" style:parent-style-name="Standard" style:family="paragraph">
      <style:paragraph-properties fo:text-align="justify"/>
      <style:text-properties fo:font-size="10pt" style:font-size-asian="10pt" style:font-size-complex="10pt"/>
    </style:style>
    <style:style style:name="P1760" style:parent-style-name="Standard" style:family="paragraph">
      <style:paragraph-properties fo:text-align="justify"/>
      <style:text-properties fo:font-size="10pt" style:font-size-asian="10pt" style:font-size-complex="10pt"/>
    </style:style>
    <style:style style:name="P1761" style:parent-style-name="Standard" style:family="paragraph">
      <style:paragraph-properties fo:text-align="justify"/>
      <style:text-properties fo:font-size="10pt" style:font-size-asian="10pt" style:font-size-complex="10pt"/>
    </style:style>
    <style:style style:name="P1762" style:parent-style-name="Standard" style:family="paragraph">
      <style:paragraph-properties fo:text-align="justify"/>
      <style:text-properties fo:font-size="10pt" style:font-size-asian="10pt" style:font-size-complex="10pt"/>
    </style:style>
    <style:style style:name="P1763" style:parent-style-name="Standard" style:family="paragraph">
      <style:paragraph-properties fo:text-align="justify"/>
      <style:text-properties fo:font-size="10pt" style:font-size-asian="10pt" style:font-size-complex="10pt"/>
    </style:style>
    <style:style style:name="P1764" style:parent-style-name="Standard" style:family="paragraph">
      <style:paragraph-properties fo:text-align="justify"/>
      <style:text-properties fo:font-size="10pt" style:font-size-asian="10pt" style:font-size-complex="10pt"/>
    </style:style>
    <style:style style:name="P1765" style:parent-style-name="Standard" style:family="paragraph">
      <style:paragraph-properties fo:text-align="justify"/>
      <style:text-properties fo:font-size="10pt" style:font-size-asian="10pt" style:font-size-complex="10pt"/>
    </style:style>
    <style:style style:name="P1766" style:parent-style-name="Standard" style:family="paragraph">
      <style:paragraph-properties fo:text-align="justify"/>
      <style:text-properties fo:font-size="10pt" style:font-size-asian="10pt" style:font-size-complex="10pt"/>
    </style:style>
    <style:style style:name="P1767" style:parent-style-name="Standard" style:family="paragraph">
      <style:paragraph-properties fo:text-align="justify"/>
      <style:text-properties fo:font-size="10pt" style:font-size-asian="10pt" style:font-size-complex="10pt"/>
    </style:style>
    <style:style style:name="P1768" style:parent-style-name="Standard" style:family="paragraph">
      <style:paragraph-properties fo:text-align="justify"/>
      <style:text-properties fo:font-size="10pt" style:font-size-asian="10pt" style:font-size-complex="10pt"/>
    </style:style>
    <style:style style:name="P1769"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770" style:parent-style-name="Standard" style:family="paragraph">
      <style:paragraph-properties fo:text-align="justify"/>
      <style:text-properties fo:font-size="10pt" style:font-size-asian="10pt" style:font-size-complex="10pt"/>
    </style:style>
    <style:style style:name="P1771" style:parent-style-name="Standard" style:family="paragraph">
      <style:paragraph-properties fo:text-align="justify"/>
      <style:text-properties fo:font-size="10pt" style:font-size-asian="10pt" style:font-size-complex="10pt"/>
    </style:style>
    <style:style style:name="P1772" style:parent-style-name="Standard" style:family="paragraph">
      <style:paragraph-properties fo:text-align="justify"/>
      <style:text-properties fo:font-size="10pt" style:font-size-asian="10pt" style:font-size-complex="10pt"/>
    </style:style>
    <style:style style:name="P1773" style:parent-style-name="Standard" style:family="paragraph">
      <style:paragraph-properties fo:text-align="justify"/>
      <style:text-properties fo:font-size="10pt" style:font-size-asian="10pt" style:font-size-complex="10pt"/>
    </style:style>
    <style:style style:name="P1774" style:parent-style-name="Standard" style:family="paragraph">
      <style:paragraph-properties fo:text-align="justify"/>
      <style:text-properties fo:font-size="10pt" style:font-size-asian="10pt" style:font-size-complex="10pt"/>
    </style:style>
    <style:style style:name="P1775" style:parent-style-name="Standard" style:family="paragraph">
      <style:paragraph-properties fo:text-align="justify"/>
      <style:text-properties fo:font-size="10pt" style:font-size-asian="10pt" style:font-size-complex="10pt"/>
    </style:style>
    <style:style style:name="P1776" style:parent-style-name="Standard" style:family="paragraph">
      <style:paragraph-properties fo:text-align="justify"/>
      <style:text-properties fo:font-size="10pt" style:font-size-asian="10pt" style:font-size-complex="10pt"/>
    </style:style>
    <style:style style:name="P1777" style:parent-style-name="Standard" style:family="paragraph">
      <style:paragraph-properties fo:text-align="justify"/>
      <style:text-properties fo:font-size="10pt" style:font-size-asian="10pt" style:font-size-complex="10pt"/>
    </style:style>
    <style:style style:name="P1778" style:parent-style-name="Standard" style:family="paragraph">
      <style:paragraph-properties fo:text-align="justify"/>
      <style:text-properties fo:font-size="10pt" style:font-size-asian="10pt" style:font-size-complex="10pt"/>
    </style:style>
    <style:style style:name="P1779" style:parent-style-name="Standard" style:family="paragraph">
      <style:paragraph-properties fo:text-align="justify"/>
      <style:text-properties fo:font-size="10pt" style:font-size-asian="10pt" style:font-size-complex="10pt"/>
    </style:style>
    <style:style style:name="P1780" style:parent-style-name="Standard" style:family="paragraph">
      <style:paragraph-properties fo:text-align="justify"/>
      <style:text-properties fo:font-size="10pt" style:font-size-asian="10pt" style:font-size-complex="10pt"/>
    </style:style>
    <style:style style:name="P1781" style:parent-style-name="Standard" style:family="paragraph">
      <style:paragraph-properties fo:text-align="justify"/>
      <style:text-properties fo:font-size="10pt" style:font-size-asian="10pt" style:font-size-complex="10pt"/>
    </style:style>
    <style:style style:name="P1782" style:parent-style-name="Standard" style:family="paragraph">
      <style:paragraph-properties fo:text-align="justify"/>
      <style:text-properties fo:font-size="10pt" style:font-size-asian="10pt" style:font-size-complex="10pt"/>
    </style:style>
    <style:style style:name="TableColumn1784" style:family="table-column">
      <style:table-column-properties style:column-width="3.9791in" style:use-optimal-column-width="false"/>
    </style:style>
    <style:style style:name="TableColumn1785" style:family="table-column">
      <style:table-column-properties style:column-width="2.7138in" style:use-optimal-column-width="false"/>
    </style:style>
    <style:style style:name="Table1783" style:family="table">
      <style:table-properties style:width="6.693in" fo:margin-left="-0.009in" table:align="left"/>
    </style:style>
    <style:style style:name="TableRow1786" style:family="table-row">
      <style:table-row-properties style:use-optimal-row-height="false"/>
    </style:style>
    <style:style style:name="TableCell17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78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79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7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792" style:family="table-cell">
      <style:table-cell-properties fo:border="0.0034in solid #000000" style:writing-mode="lr-tb" fo:padding-top="0.0381in" fo:padding-left="0.0381in" fo:padding-bottom="0.0381in" fo:padding-right="0.0381in"/>
    </style:style>
    <style:style style:name="TableColumn1794" style:family="table-column">
      <style:table-column-properties style:column-width="1.1805in" style:use-optimal-column-width="false"/>
    </style:style>
    <style:style style:name="TableColumn1795" style:family="table-column">
      <style:table-column-properties style:column-width="1.4701in" style:use-optimal-column-width="false"/>
    </style:style>
    <style:style style:name="Table1793" style:family="table">
      <style:table-properties style:width="2.6506in" fo:margin-left="0in" table:align="right"/>
    </style:style>
    <style:style style:name="TableRow1796" style:family="table-row">
      <style:table-row-properties style:use-optimal-row-height="false"/>
    </style:style>
    <style:style style:name="TableCell17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9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799" style:family="table-cell">
      <style:table-cell-properties fo:border="0.0034in solid #000000" style:writing-mode="lr-tb" fo:padding-top="0.0381in" fo:padding-left="0.0381in" fo:padding-bottom="0.0381in" fo:padding-right="0.0381in"/>
    </style:style>
    <style:style style:name="P180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801" style:family="table-row">
      <style:table-row-properties style:use-optimal-row-height="false"/>
    </style:style>
    <style:style style:name="TableCell1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8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806" style:family="table-row">
      <style:table-row-properties style:use-optimal-row-height="false"/>
    </style:style>
    <style:style style:name="TableCell1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8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811" style:family="table-row">
      <style:table-row-properties style:use-optimal-row-height="false"/>
    </style:style>
    <style:style style:name="TableCell1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8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8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817" style:parent-style-name="Standard" style:family="paragraph">
      <style:paragraph-properties fo:text-align="justify"/>
      <style:text-properties fo:font-size="10pt" style:font-size-asian="10pt" style:font-size-complex="10pt"/>
    </style:style>
    <style:style style:name="P1818" style:parent-style-name="Standard" style:family="paragraph">
      <style:paragraph-properties fo:text-align="justify"/>
      <style:text-properties fo:font-size="10pt" style:font-size-asian="10pt" style:font-size-complex="10pt"/>
    </style:style>
    <style:style style:name="P1819" style:parent-style-name="Standard" style:family="paragraph">
      <style:paragraph-properties fo:text-align="justify"/>
      <style:text-properties fo:font-size="10pt" style:font-size-asian="10pt" style:font-size-complex="10pt"/>
    </style:style>
    <style:style style:name="P1820" style:parent-style-name="Standard" style:family="paragraph">
      <style:paragraph-properties fo:text-align="justify"/>
      <style:text-properties fo:font-size="10pt" style:font-size-asian="10pt" style:font-size-complex="10pt"/>
    </style:style>
    <style:style style:name="P1821" style:parent-style-name="Standard" style:family="paragraph">
      <style:paragraph-properties fo:text-align="justify"/>
      <style:text-properties fo:font-size="10pt" style:font-size-asian="10pt" style:font-size-complex="10pt"/>
    </style:style>
    <style:style style:name="P1822" style:parent-style-name="Standard" style:family="paragraph">
      <style:paragraph-properties fo:text-align="justify"/>
      <style:text-properties fo:font-size="10pt" style:font-size-asian="10pt" style:font-size-complex="10pt"/>
    </style:style>
    <style:style style:name="P1823" style:parent-style-name="Standard" style:family="paragraph">
      <style:paragraph-properties fo:text-align="justify"/>
      <style:text-properties fo:font-size="10pt" style:font-size-asian="10pt" style:font-size-complex="10pt"/>
    </style:style>
    <style:style style:name="P1824" style:parent-style-name="Standard" style:family="paragraph">
      <style:paragraph-properties fo:text-align="justify"/>
      <style:text-properties fo:font-size="10pt" style:font-size-asian="10pt" style:font-size-complex="10pt"/>
    </style:style>
    <style:style style:name="P1825" style:parent-style-name="Standard" style:family="paragraph">
      <style:paragraph-properties fo:text-align="justify"/>
      <style:text-properties fo:font-size="10pt" style:font-size-asian="10pt" style:font-size-complex="10pt"/>
    </style:style>
    <style:style style:name="P1826" style:parent-style-name="Standard" style:family="paragraph">
      <style:paragraph-properties fo:text-align="justify"/>
      <style:text-properties fo:font-size="10pt" style:font-size-asian="10pt" style:font-size-complex="10pt"/>
    </style:style>
    <style:style style:name="P1827" style:parent-style-name="Standard" style:family="paragraph">
      <style:paragraph-properties fo:text-align="justify"/>
      <style:text-properties fo:font-size="10pt" style:font-size-asian="10pt" style:font-size-complex="10pt"/>
    </style:style>
    <style:style style:name="P1828" style:parent-style-name="Standard" style:list-style-name="LFO7" style:family="paragraph">
      <style:paragraph-properties fo:text-align="justify"/>
      <style:text-properties fo:font-size="10pt" style:font-size-asian="10pt" style:font-size-complex="10pt"/>
    </style:style>
    <style:style style:name="P1829" style:parent-style-name="Standard" style:list-style-name="LFO7" style:family="paragraph">
      <style:paragraph-properties fo:text-align="justify"/>
      <style:text-properties fo:font-size="10pt" style:font-size-asian="10pt" style:font-size-complex="10pt"/>
    </style:style>
    <style:style style:name="P1830" style:parent-style-name="Standard" style:list-style-name="LFO7" style:family="paragraph">
      <style:paragraph-properties fo:text-align="justify"/>
      <style:text-properties fo:font-size="10pt" style:font-size-asian="10pt" style:font-size-complex="10pt"/>
    </style:style>
    <style:style style:name="P1831" style:parent-style-name="Standard" style:list-style-name="LFO7" style:family="paragraph">
      <style:paragraph-properties fo:text-align="justify"/>
      <style:text-properties fo:font-size="10pt" style:font-size-asian="10pt" style:font-size-complex="10pt"/>
    </style:style>
    <style:style style:name="P1832" style:parent-style-name="Standard" style:family="paragraph">
      <style:paragraph-properties fo:text-align="justify"/>
      <style:text-properties fo:font-size="10pt" style:font-size-asian="10pt" style:font-size-complex="10pt"/>
    </style:style>
    <style:style style:name="P1833" style:parent-style-name="Standard" style:list-style-name="LFO7" style:family="paragraph">
      <style:paragraph-properties fo:text-align="justify"/>
      <style:text-properties fo:font-size="10pt" style:font-size-asian="10pt" style:font-size-complex="10pt"/>
    </style:style>
    <style:style style:name="P1834" style:parent-style-name="Standard" style:list-style-name="LFO7" style:family="paragraph">
      <style:paragraph-properties fo:text-align="justify"/>
      <style:text-properties fo:font-size="10pt" style:font-size-asian="10pt" style:font-size-complex="10pt"/>
    </style:style>
    <style:style style:name="P1835" style:parent-style-name="Standard" style:list-style-name="LFO7" style:family="paragraph">
      <style:paragraph-properties fo:text-align="justify"/>
      <style:text-properties fo:font-size="10pt" style:font-size-asian="10pt" style:font-size-complex="10pt"/>
    </style:style>
    <style:style style:name="P1836" style:parent-style-name="Standard" style:family="paragraph">
      <style:paragraph-properties fo:text-align="justify"/>
      <style:text-properties fo:font-size="10pt" style:font-size-asian="10pt" style:font-size-complex="10pt"/>
    </style:style>
    <style:style style:name="P1837" style:parent-style-name="Standard" style:family="paragraph">
      <style:paragraph-properties fo:text-align="justify"/>
      <style:text-properties fo:font-size="10pt" style:font-size-asian="10pt" style:font-size-complex="10pt"/>
    </style:style>
    <style:style style:name="P1838" style:parent-style-name="Standard" style:family="paragraph">
      <style:paragraph-properties fo:text-align="justify"/>
      <style:text-properties fo:font-size="10pt" style:font-size-asian="10pt" style:font-size-complex="10pt"/>
    </style:style>
    <style:style style:name="P1839" style:parent-style-name="Standard" style:family="paragraph">
      <style:paragraph-properties fo:text-align="justify"/>
      <style:text-properties fo:font-size="10pt" style:font-size-asian="10pt" style:font-size-complex="10pt"/>
    </style:style>
    <style:style style:name="P1840" style:parent-style-name="Standard" style:family="paragraph">
      <style:paragraph-properties fo:text-align="justify"/>
      <style:text-properties fo:font-size="10pt" style:font-size-asian="10pt" style:font-size-complex="10pt"/>
    </style:style>
    <style:style style:name="P1841" style:parent-style-name="Standard" style:family="paragraph">
      <style:paragraph-properties fo:text-align="justify"/>
      <style:text-properties fo:font-size="10pt" style:font-size-asian="10pt" style:font-size-complex="10pt"/>
    </style:style>
    <style:style style:name="P1842" style:parent-style-name="Standard" style:family="paragraph">
      <style:paragraph-properties fo:text-align="justify"/>
      <style:text-properties fo:font-size="10pt" style:font-size-asian="10pt" style:font-size-complex="10pt"/>
    </style:style>
    <style:style style:name="P1843" style:parent-style-name="Standard" style:family="paragraph">
      <style:paragraph-properties fo:text-align="justify"/>
      <style:text-properties fo:font-size="10pt" style:font-size-asian="10pt" style:font-size-complex="10pt"/>
    </style:style>
    <style:style style:name="P1844" style:parent-style-name="Standard" style:family="paragraph">
      <style:paragraph-properties fo:text-align="justify"/>
      <style:text-properties fo:font-size="10pt" style:font-size-asian="10pt" style:font-size-complex="10pt"/>
    </style:style>
    <style:style style:name="P1845" style:parent-style-name="Standard" style:family="paragraph">
      <style:paragraph-properties fo:text-align="justify"/>
      <style:text-properties fo:font-size="10pt" style:font-size-asian="10pt" style:font-size-complex="10pt"/>
    </style:style>
    <style:style style:name="P1846" style:parent-style-name="Standard" style:family="paragraph">
      <style:paragraph-properties fo:text-align="justify"/>
      <style:text-properties fo:font-size="10pt" style:font-size-asian="10pt" style:font-size-complex="10pt"/>
    </style:style>
    <style:style style:name="P1847" style:parent-style-name="Standard" style:family="paragraph">
      <style:paragraph-properties fo:text-align="justify"/>
      <style:text-properties fo:font-size="10pt" style:font-size-asian="10pt" style:font-size-complex="10pt"/>
    </style:style>
    <style:style style:name="P1848" style:parent-style-name="Standard" style:family="paragraph">
      <style:paragraph-properties fo:text-align="justify"/>
      <style:text-properties fo:font-size="10pt" style:font-size-asian="10pt" style:font-size-complex="10pt"/>
    </style:style>
    <style:style style:name="P1849" style:parent-style-name="Standard" style:family="paragraph">
      <style:paragraph-properties fo:text-align="justify"/>
      <style:text-properties fo:font-size="10pt" style:font-size-asian="10pt" style:font-size-complex="10pt"/>
    </style:style>
    <style:style style:name="P1850" style:parent-style-name="Standard" style:family="paragraph">
      <style:paragraph-properties fo:text-align="justify"/>
      <style:text-properties fo:font-size="10pt" style:font-size-asian="10pt" style:font-size-complex="10pt"/>
    </style:style>
    <style:style style:name="P1851" style:parent-style-name="Standard" style:family="paragraph">
      <style:paragraph-properties fo:text-align="justify"/>
      <style:text-properties fo:font-size="10pt" style:font-size-asian="10pt" style:font-size-complex="10pt"/>
    </style:style>
    <style:style style:name="P1852" style:parent-style-name="Standard" style:family="paragraph">
      <style:paragraph-properties fo:text-align="justify"/>
      <style:text-properties fo:font-size="10pt" style:font-size-asian="10pt" style:font-size-complex="10pt"/>
    </style:style>
    <style:style style:name="P1853" style:parent-style-name="Standard" style:family="paragraph">
      <style:paragraph-properties fo:text-align="justify"/>
      <style:text-properties fo:font-size="10pt" style:font-size-asian="10pt" style:font-size-complex="10pt"/>
    </style:style>
    <style:style style:name="TableColumn1855" style:family="table-column">
      <style:table-column-properties style:column-width="3.9791in" style:use-optimal-column-width="false"/>
    </style:style>
    <style:style style:name="TableColumn1856" style:family="table-column">
      <style:table-column-properties style:column-width="2.7138in" style:use-optimal-column-width="false"/>
    </style:style>
    <style:style style:name="Table1854" style:family="table">
      <style:table-properties style:width="6.693in" fo:margin-left="-0.009in" table:align="left"/>
    </style:style>
    <style:style style:name="TableRow1857" style:family="table-row">
      <style:table-row-properties style:use-optimal-row-height="false"/>
    </style:style>
    <style:style style:name="TableCell18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5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86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86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8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863" style:family="table-cell">
      <style:table-cell-properties fo:border="0.0034in solid #000000" style:writing-mode="lr-tb" fo:padding-top="0.0381in" fo:padding-left="0.0381in" fo:padding-bottom="0.0381in" fo:padding-right="0.0381in"/>
    </style:style>
    <style:style style:name="TableColumn1865" style:family="table-column">
      <style:table-column-properties style:column-width="1.1805in" style:use-optimal-column-width="false"/>
    </style:style>
    <style:style style:name="TableColumn1866" style:family="table-column">
      <style:table-column-properties style:column-width="1.4701in" style:use-optimal-column-width="false"/>
    </style:style>
    <style:style style:name="Table1864" style:family="table">
      <style:table-properties style:width="2.6506in" fo:margin-left="0in" table:align="right"/>
    </style:style>
    <style:style style:name="TableRow1867" style:family="table-row">
      <style:table-row-properties style:use-optimal-row-height="false"/>
    </style:style>
    <style:style style:name="TableCell18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6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870" style:family="table-cell">
      <style:table-cell-properties fo:border="0.0034in solid #000000" style:writing-mode="lr-tb" fo:padding-top="0.0381in" fo:padding-left="0.0381in" fo:padding-bottom="0.0381in" fo:padding-right="0.0381in"/>
    </style:style>
    <style:style style:name="P187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872" style:family="table-row">
      <style:table-row-properties style:use-optimal-row-height="false"/>
    </style:style>
    <style:style style:name="TableCell1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8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877" style:family="table-row">
      <style:table-row-properties style:use-optimal-row-height="false"/>
    </style:style>
    <style:style style:name="TableCell1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8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882" style:family="table-row">
      <style:table-row-properties style:use-optimal-row-height="false"/>
    </style:style>
    <style:style style:name="TableCell1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88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888" style:parent-style-name="Standard" style:family="paragraph">
      <style:paragraph-properties fo:text-align="justify"/>
      <style:text-properties fo:font-size="10pt" style:font-size-asian="10pt" style:font-size-complex="10pt"/>
    </style:style>
    <style:style style:name="P1889" style:parent-style-name="Standard" style:family="paragraph">
      <style:paragraph-properties fo:text-align="justify"/>
      <style:text-properties fo:font-size="10pt" style:font-size-asian="10pt" style:font-size-complex="10pt"/>
    </style:style>
    <style:style style:name="P1890" style:parent-style-name="Standard" style:family="paragraph">
      <style:paragraph-properties fo:text-align="justify"/>
      <style:text-properties fo:font-size="10pt" style:font-size-asian="10pt" style:font-size-complex="10pt"/>
    </style:style>
    <style:style style:name="P1891" style:parent-style-name="Standard" style:family="paragraph">
      <style:paragraph-properties fo:text-align="justify"/>
      <style:text-properties fo:font-size="10pt" style:font-size-asian="10pt" style:font-size-complex="10pt"/>
    </style:style>
    <style:style style:name="P1892" style:parent-style-name="Standard" style:family="paragraph">
      <style:paragraph-properties fo:text-align="justify"/>
      <style:text-properties fo:font-size="10pt" style:font-size-asian="10pt" style:font-size-complex="10pt"/>
    </style:style>
    <style:style style:name="P1893" style:parent-style-name="Standard" style:family="paragraph">
      <style:paragraph-properties fo:text-align="justify"/>
      <style:text-properties fo:font-size="10pt" style:font-size-asian="10pt" style:font-size-complex="10pt"/>
    </style:style>
    <style:style style:name="P1894" style:parent-style-name="Standard" style:family="paragraph">
      <style:paragraph-properties fo:text-align="justify"/>
      <style:text-properties fo:font-size="10pt" style:font-size-asian="10pt" style:font-size-complex="10pt"/>
    </style:style>
    <style:style style:name="P1895" style:parent-style-name="Standard" style:family="paragraph">
      <style:paragraph-properties fo:text-align="justify"/>
      <style:text-properties fo:font-size="10pt" style:font-size-asian="10pt" style:font-size-complex="10pt"/>
    </style:style>
    <style:style style:name="P1896" style:parent-style-name="Standard" style:family="paragraph">
      <style:paragraph-properties fo:text-align="justify"/>
      <style:text-properties fo:font-size="10pt" style:font-size-asian="10pt" style:font-size-complex="10pt"/>
    </style:style>
    <style:style style:name="P1897" style:parent-style-name="Standard" style:family="paragraph">
      <style:paragraph-properties fo:text-align="justify"/>
      <style:text-properties fo:font-size="10pt" style:font-size-asian="10pt" style:font-size-complex="10pt"/>
    </style:style>
    <style:style style:name="P1898" style:parent-style-name="Standard" style:family="paragraph">
      <style:paragraph-properties fo:text-align="justify"/>
      <style:text-properties fo:font-size="10pt" style:font-size-asian="10pt" style:font-size-complex="10pt"/>
    </style:style>
    <style:style style:name="P1899" style:parent-style-name="Standard" style:family="paragraph">
      <style:paragraph-properties fo:text-align="justify"/>
      <style:text-properties fo:font-size="10pt" style:font-size-asian="10pt" style:font-size-complex="10pt"/>
    </style:style>
    <style:style style:name="P1900" style:parent-style-name="Standard" style:family="paragraph">
      <style:paragraph-properties fo:text-align="justify"/>
      <style:text-properties fo:font-size="10pt" style:font-size-asian="10pt" style:font-size-complex="10pt"/>
    </style:style>
    <style:style style:name="P1901" style:parent-style-name="Standard" style:family="paragraph">
      <style:paragraph-properties fo:text-align="justify"/>
      <style:text-properties fo:font-size="10pt" style:font-size-asian="10pt" style:font-size-complex="10pt"/>
    </style:style>
    <style:style style:name="P1902" style:parent-style-name="Standard" style:family="paragraph">
      <style:paragraph-properties fo:text-align="justify"/>
      <style:text-properties fo:font-size="10pt" style:font-size-asian="10pt" style:font-size-complex="10pt"/>
    </style:style>
    <style:style style:name="P1903" style:parent-style-name="Standard" style:family="paragraph">
      <style:paragraph-properties fo:text-align="justify"/>
      <style:text-properties fo:font-size="10pt" style:font-size-asian="10pt" style:font-size-complex="10pt"/>
    </style:style>
    <style:style style:name="P1904" style:parent-style-name="Standard" style:family="paragraph">
      <style:paragraph-properties fo:text-align="justify"/>
      <style:text-properties fo:font-size="10pt" style:font-size-asian="10pt" style:font-size-complex="10pt"/>
    </style:style>
    <style:style style:name="P1905" style:parent-style-name="Standard" style:family="paragraph">
      <style:paragraph-properties fo:text-align="justify"/>
      <style:text-properties fo:font-size="10pt" style:font-size-asian="10pt" style:font-size-complex="10pt"/>
    </style:style>
    <style:style style:name="P1906" style:parent-style-name="Standard" style:family="paragraph">
      <style:paragraph-properties fo:text-align="justify"/>
      <style:text-properties fo:font-size="10pt" style:font-size-asian="10pt" style:font-size-complex="10pt"/>
    </style:style>
    <style:style style:name="P1907" style:parent-style-name="Standard" style:family="paragraph">
      <style:paragraph-properties fo:text-align="justify"/>
      <style:text-properties fo:font-size="10pt" style:font-size-asian="10pt" style:font-size-complex="10pt"/>
    </style:style>
    <style:style style:name="P1908" style:parent-style-name="Standard" style:family="paragraph">
      <style:paragraph-properties fo:text-align="justify"/>
      <style:text-properties fo:font-size="10pt" style:font-size-asian="10pt" style:font-size-complex="10pt"/>
    </style:style>
    <style:style style:name="P1909" style:parent-style-name="Standard" style:family="paragraph">
      <style:paragraph-properties fo:text-align="justify"/>
      <style:text-properties fo:font-size="10pt" style:font-size-asian="10pt" style:font-size-complex="10pt"/>
    </style:style>
    <style:style style:name="P1910" style:parent-style-name="Standard" style:family="paragraph">
      <style:paragraph-properties fo:text-align="justify"/>
      <style:text-properties fo:font-size="10pt" style:font-size-asian="10pt" style:font-size-complex="10pt"/>
    </style:style>
    <style:style style:name="P1911" style:parent-style-name="Standard" style:family="paragraph">
      <style:paragraph-properties fo:text-align="justify"/>
      <style:text-properties fo:font-size="10pt" style:font-size-asian="10pt" style:font-size-complex="10pt"/>
    </style:style>
    <style:style style:name="P1912" style:parent-style-name="Standard" style:family="paragraph">
      <style:paragraph-properties fo:text-align="justify"/>
      <style:text-properties fo:font-size="10pt" style:font-size-asian="10pt" style:font-size-complex="10pt"/>
    </style:style>
    <style:style style:name="P1913" style:parent-style-name="Standard" style:family="paragraph">
      <style:paragraph-properties fo:text-align="justify"/>
      <style:text-properties fo:font-size="10pt" style:font-size-asian="10pt" style:font-size-complex="10pt"/>
    </style:style>
    <style:style style:name="P1914" style:parent-style-name="Standard" style:family="paragraph">
      <style:paragraph-properties fo:text-align="justify"/>
      <style:text-properties fo:font-size="10pt" style:font-size-asian="10pt" style:font-size-complex="10pt"/>
    </style:style>
    <style:style style:name="P1915" style:parent-style-name="Standard" style:family="paragraph">
      <style:paragraph-properties fo:text-align="justify"/>
      <style:text-properties fo:font-size="10pt" style:font-size-asian="10pt" style:font-size-complex="10pt"/>
    </style:style>
    <style:style style:name="P1916" style:parent-style-name="Standard" style:family="paragraph">
      <style:paragraph-properties fo:text-align="justify"/>
      <style:text-properties fo:font-size="10pt" style:font-size-asian="10pt" style:font-size-complex="10pt"/>
    </style:style>
    <style:style style:name="P1917" style:parent-style-name="Standard" style:family="paragraph">
      <style:paragraph-properties fo:text-align="justify"/>
      <style:text-properties fo:font-size="10pt" style:font-size-asian="10pt" style:font-size-complex="10pt"/>
    </style:style>
    <style:style style:name="P1918" style:parent-style-name="Standard" style:family="paragraph">
      <style:paragraph-properties fo:text-align="justify"/>
      <style:text-properties fo:font-size="10pt" style:font-size-asian="10pt" style:font-size-complex="10pt"/>
    </style:style>
    <style:style style:name="P1919" style:parent-style-name="Standard" style:family="paragraph">
      <style:paragraph-properties fo:text-align="justify"/>
      <style:text-properties fo:font-size="10pt" style:font-size-asian="10pt" style:font-size-complex="10pt"/>
    </style:style>
    <style:style style:name="P1920" style:parent-style-name="Standard" style:family="paragraph">
      <style:paragraph-properties fo:text-align="justify"/>
      <style:text-properties fo:font-size="10pt" style:font-size-asian="10pt" style:font-size-complex="10pt"/>
    </style:style>
    <style:style style:name="P1921" style:parent-style-name="Standard" style:family="paragraph">
      <style:paragraph-properties fo:text-align="justify"/>
      <style:text-properties fo:font-size="10pt" style:font-size-asian="10pt" style:font-size-complex="10pt"/>
    </style:style>
    <style:style style:name="P1922" style:parent-style-name="Standard" style:family="paragraph">
      <style:paragraph-properties fo:text-align="justify"/>
      <style:text-properties fo:font-size="10pt" style:font-size-asian="10pt" style:font-size-complex="10pt"/>
    </style:style>
    <style:style style:name="P1923" style:parent-style-name="Standard" style:family="paragraph">
      <style:paragraph-properties fo:text-align="justify"/>
      <style:text-properties fo:font-size="10pt" style:font-size-asian="10pt" style:font-size-complex="10pt"/>
    </style:style>
    <style:style style:name="P1924" style:parent-style-name="Standard" style:family="paragraph">
      <style:paragraph-properties fo:text-align="justify"/>
      <style:text-properties fo:font-size="10pt" style:font-size-asian="10pt" style:font-size-complex="10pt"/>
    </style:style>
    <style:style style:name="P1925" style:parent-style-name="Standard" style:family="paragraph">
      <style:paragraph-properties fo:text-align="justify"/>
      <style:text-properties fo:font-size="10pt" style:font-size-asian="10pt" style:font-size-complex="10pt"/>
    </style:style>
    <style:style style:name="P1926" style:parent-style-name="Standard" style:family="paragraph">
      <style:paragraph-properties fo:text-align="justify"/>
      <style:text-properties fo:font-size="10pt" style:font-size-asian="10pt" style:font-size-complex="10pt"/>
    </style:style>
    <style:style style:name="P1927" style:parent-style-name="Standard" style:family="paragraph">
      <style:paragraph-properties fo:text-align="justify"/>
      <style:text-properties fo:font-size="10pt" style:font-size-asian="10pt" style:font-size-complex="10pt"/>
    </style:style>
    <style:style style:name="P1928" style:parent-style-name="Standard" style:family="paragraph">
      <style:paragraph-properties fo:text-align="justify"/>
      <style:text-properties fo:font-size="10pt" style:font-size-asian="10pt" style:font-size-complex="10pt"/>
    </style:style>
    <style:style style:name="P1929" style:parent-style-name="Standard" style:family="paragraph">
      <style:paragraph-properties fo:text-align="justify"/>
      <style:text-properties fo:font-size="10pt" style:font-size-asian="10pt" style:font-size-complex="10pt"/>
    </style:style>
    <style:style style:name="P1930" style:parent-style-name="Standard" style:family="paragraph">
      <style:paragraph-properties fo:text-align="justify"/>
      <style:text-properties fo:font-size="10pt" style:font-size-asian="10pt" style:font-size-complex="10pt"/>
    </style:style>
    <style:style style:name="P1931" style:parent-style-name="Standard" style:family="paragraph">
      <style:paragraph-properties fo:text-align="justify"/>
      <style:text-properties fo:font-size="10pt" style:font-size-asian="10pt" style:font-size-complex="10pt"/>
    </style:style>
    <style:style style:name="P1932" style:parent-style-name="Standard" style:family="paragraph">
      <style:paragraph-properties fo:text-align="justify"/>
      <style:text-properties fo:font-size="10pt" style:font-size-asian="10pt" style:font-size-complex="10pt"/>
    </style:style>
    <style:style style:name="TableColumn1934" style:family="table-column">
      <style:table-column-properties style:column-width="3.9791in" style:use-optimal-column-width="false"/>
    </style:style>
    <style:style style:name="TableColumn1935" style:family="table-column">
      <style:table-column-properties style:column-width="2.7138in" style:use-optimal-column-width="false"/>
    </style:style>
    <style:style style:name="Table1933" style:family="table">
      <style:table-properties style:width="6.693in" fo:margin-left="-0.009in" table:align="left"/>
    </style:style>
    <style:style style:name="TableRow1936" style:family="table-row">
      <style:table-row-properties style:use-optimal-row-height="false"/>
    </style:style>
    <style:style style:name="TableCell19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3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93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94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94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942" style:family="table-cell">
      <style:table-cell-properties fo:border="0.0034in solid #000000" style:writing-mode="lr-tb" fo:padding-top="0.0381in" fo:padding-left="0.0381in" fo:padding-bottom="0.0381in" fo:padding-right="0.0381in"/>
    </style:style>
    <style:style style:name="TableColumn1944" style:family="table-column">
      <style:table-column-properties style:column-width="1.1805in" style:use-optimal-column-width="false"/>
    </style:style>
    <style:style style:name="TableColumn1945" style:family="table-column">
      <style:table-column-properties style:column-width="1.4701in" style:use-optimal-column-width="false"/>
    </style:style>
    <style:style style:name="Table1943" style:family="table">
      <style:table-properties style:width="2.6506in" fo:margin-left="0in" table:align="right"/>
    </style:style>
    <style:style style:name="TableRow1946" style:family="table-row">
      <style:table-row-properties style:use-optimal-row-height="false"/>
    </style:style>
    <style:style style:name="TableCell19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4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949" style:family="table-cell">
      <style:table-cell-properties fo:border="0.0034in solid #000000" style:writing-mode="lr-tb" fo:padding-top="0.0381in" fo:padding-left="0.0381in" fo:padding-bottom="0.0381in" fo:padding-right="0.0381in"/>
    </style:style>
    <style:style style:name="P19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951" style:family="table-row">
      <style:table-row-properties style:use-optimal-row-height="false"/>
    </style:style>
    <style:style style:name="TableCell1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9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956" style:family="table-row">
      <style:table-row-properties style:use-optimal-row-height="false"/>
    </style:style>
    <style:style style:name="TableCell1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9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1961" style:family="table-row">
      <style:table-row-properties style:use-optimal-row-height="false"/>
    </style:style>
    <style:style style:name="TableCell1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19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96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1967" style:parent-style-name="Standard" style:family="paragraph">
      <style:paragraph-properties fo:text-align="justify"/>
      <style:text-properties fo:font-size="10pt" style:font-size-asian="10pt" style:font-size-complex="10pt"/>
    </style:style>
    <style:style style:name="P1968" style:parent-style-name="Standard" style:family="paragraph">
      <style:paragraph-properties fo:text-align="justify"/>
      <style:text-properties fo:font-size="10pt" style:font-size-asian="10pt" style:font-size-complex="10pt"/>
    </style:style>
    <style:style style:name="P1969" style:parent-style-name="Standard" style:family="paragraph">
      <style:paragraph-properties fo:text-align="justify"/>
      <style:text-properties fo:font-size="10pt" style:font-size-asian="10pt" style:font-size-complex="10pt"/>
    </style:style>
    <style:style style:name="P1970" style:parent-style-name="Standard" style:family="paragraph">
      <style:paragraph-properties fo:text-align="justify"/>
      <style:text-properties fo:font-size="10pt" style:font-size-asian="10pt" style:font-size-complex="10pt"/>
    </style:style>
    <style:style style:name="P1971" style:parent-style-name="Standard" style:family="paragraph">
      <style:paragraph-properties fo:text-align="justify"/>
      <style:text-properties fo:font-size="10pt" style:font-size-asian="10pt" style:font-size-complex="10pt"/>
    </style:style>
    <style:style style:name="P1972" style:parent-style-name="Standard" style:family="paragraph">
      <style:paragraph-properties fo:text-align="justify"/>
      <style:text-properties fo:font-size="10pt" style:font-size-asian="10pt" style:font-size-complex="10pt"/>
    </style:style>
    <style:style style:name="P1973" style:parent-style-name="Standard" style:family="paragraph">
      <style:paragraph-properties fo:text-align="justify"/>
      <style:text-properties fo:font-size="10pt" style:font-size-asian="10pt" style:font-size-complex="10pt"/>
    </style:style>
    <style:style style:name="P1974" style:parent-style-name="Standard" style:family="paragraph">
      <style:paragraph-properties fo:text-align="justify"/>
      <style:text-properties fo:font-size="10pt" style:font-size-asian="10pt" style:font-size-complex="10pt"/>
    </style:style>
    <style:style style:name="P1975" style:parent-style-name="Standard" style:family="paragraph">
      <style:paragraph-properties fo:text-align="justify"/>
      <style:text-properties fo:font-size="10pt" style:font-size-asian="10pt" style:font-size-complex="10pt"/>
    </style:style>
    <style:style style:name="P1976" style:parent-style-name="Standard" style:family="paragraph">
      <style:paragraph-properties fo:text-align="justify"/>
      <style:text-properties fo:font-size="10pt" style:font-size-asian="10pt" style:font-size-complex="10pt"/>
    </style:style>
    <style:style style:name="P1977" style:parent-style-name="Standard" style:family="paragraph">
      <style:paragraph-properties fo:text-align="justify"/>
      <style:text-properties fo:font-size="10pt" style:font-size-asian="10pt" style:font-size-complex="10pt"/>
    </style:style>
    <style:style style:name="P1978" style:parent-style-name="Standard" style:family="paragraph">
      <style:paragraph-properties fo:text-align="justify"/>
      <style:text-properties fo:font-size="10pt" style:font-size-asian="10pt" style:font-size-complex="10pt"/>
    </style:style>
    <style:style style:name="P1979" style:parent-style-name="Standard" style:family="paragraph">
      <style:paragraph-properties fo:text-align="justify"/>
      <style:text-properties fo:font-size="10pt" style:font-size-asian="10pt" style:font-size-complex="10pt"/>
    </style:style>
    <style:style style:name="P1980" style:parent-style-name="Standard" style:family="paragraph">
      <style:paragraph-properties fo:text-align="justify"/>
      <style:text-properties fo:font-size="10pt" style:font-size-asian="10pt" style:font-size-complex="10pt"/>
    </style:style>
    <style:style style:name="P1981" style:parent-style-name="Standard" style:family="paragraph">
      <style:paragraph-properties fo:text-align="justify"/>
      <style:text-properties fo:font-size="10pt" style:font-size-asian="10pt" style:font-size-complex="10pt"/>
    </style:style>
    <style:style style:name="P1982" style:parent-style-name="Standard" style:family="paragraph">
      <style:paragraph-properties fo:text-align="justify"/>
      <style:text-properties fo:font-size="10pt" style:font-size-asian="10pt" style:font-size-complex="10pt"/>
    </style:style>
    <style:style style:name="P1983" style:parent-style-name="Standard" style:family="paragraph">
      <style:paragraph-properties fo:text-align="justify"/>
      <style:text-properties fo:font-size="10pt" style:font-size-asian="10pt" style:font-size-complex="10pt"/>
    </style:style>
    <style:style style:name="P1984" style:parent-style-name="Standard" style:family="paragraph">
      <style:paragraph-properties fo:text-align="justify"/>
      <style:text-properties fo:font-size="10pt" style:font-size-asian="10pt" style:font-size-complex="10pt"/>
    </style:style>
    <style:style style:name="P1985" style:parent-style-name="Standard" style:family="paragraph">
      <style:paragraph-properties fo:text-align="justify"/>
      <style:text-properties fo:font-size="10pt" style:font-size-asian="10pt" style:font-size-complex="10pt"/>
    </style:style>
    <style:style style:name="P1986" style:parent-style-name="Standard" style:family="paragraph">
      <style:paragraph-properties fo:text-align="justify"/>
      <style:text-properties fo:font-size="10pt" style:font-size-asian="10pt" style:font-size-complex="10pt"/>
    </style:style>
    <style:style style:name="P1987" style:parent-style-name="Standard" style:family="paragraph">
      <style:paragraph-properties fo:text-align="justify"/>
      <style:text-properties fo:font-size="10pt" style:font-size-asian="10pt" style:font-size-complex="10pt"/>
    </style:style>
    <style:style style:name="P1988" style:parent-style-name="Standard" style:family="paragraph">
      <style:paragraph-properties fo:text-align="justify"/>
      <style:text-properties fo:font-size="10pt" style:font-size-asian="10pt" style:font-size-complex="10pt"/>
    </style:style>
    <style:style style:name="P1989" style:parent-style-name="Standard" style:family="paragraph">
      <style:paragraph-properties fo:text-align="justify"/>
      <style:text-properties fo:font-size="10pt" style:font-size-asian="10pt" style:font-size-complex="10pt"/>
    </style:style>
    <style:style style:name="P1990" style:parent-style-name="Standard" style:family="paragraph">
      <style:paragraph-properties fo:text-align="justify"/>
      <style:text-properties fo:font-size="10pt" style:font-size-asian="10pt" style:font-size-complex="10pt"/>
    </style:style>
    <style:style style:name="P1991" style:parent-style-name="Standard" style:family="paragraph">
      <style:paragraph-properties fo:text-align="justify"/>
      <style:text-properties fo:font-size="10pt" style:font-size-asian="10pt" style:font-size-complex="10pt"/>
    </style:style>
    <style:style style:name="P1992" style:parent-style-name="Standard" style:family="paragraph">
      <style:paragraph-properties fo:text-align="justify"/>
      <style:text-properties fo:font-size="10pt" style:font-size-asian="10pt" style:font-size-complex="10pt"/>
    </style:style>
    <style:style style:name="P1993" style:parent-style-name="Standard" style:family="paragraph">
      <style:paragraph-properties fo:text-align="justify"/>
      <style:text-properties fo:font-size="10pt" style:font-size-asian="10pt" style:font-size-complex="10pt"/>
    </style:style>
    <style:style style:name="P1994" style:parent-style-name="Standard" style:family="paragraph">
      <style:paragraph-properties fo:text-align="justify"/>
      <style:text-properties fo:font-size="10pt" style:font-size-asian="10pt" style:font-size-complex="10pt"/>
    </style:style>
    <style:style style:name="P1995" style:parent-style-name="Standard" style:family="paragraph">
      <style:paragraph-properties fo:text-align="justify"/>
      <style:text-properties fo:font-size="10pt" style:font-size-asian="10pt" style:font-size-complex="10pt"/>
    </style:style>
    <style:style style:name="P1996" style:parent-style-name="Standard" style:family="paragraph">
      <style:paragraph-properties fo:text-align="justify"/>
      <style:text-properties fo:font-size="10pt" style:font-size-asian="10pt" style:font-size-complex="10pt"/>
    </style:style>
    <style:style style:name="P1997" style:parent-style-name="Standard" style:family="paragraph">
      <style:paragraph-properties fo:text-align="justify"/>
      <style:text-properties fo:font-size="10pt" style:font-size-asian="10pt" style:font-size-complex="10pt"/>
    </style:style>
    <style:style style:name="P1998" style:parent-style-name="Standard" style:family="paragraph">
      <style:paragraph-properties fo:text-align="justify"/>
      <style:text-properties fo:font-size="10pt" style:font-size-asian="10pt" style:font-size-complex="10pt"/>
    </style:style>
    <style:style style:name="P1999" style:parent-style-name="Standard" style:family="paragraph">
      <style:paragraph-properties fo:text-align="justify"/>
      <style:text-properties fo:font-size="10pt" style:font-size-asian="10pt" style:font-size-complex="10pt"/>
    </style:style>
    <style:style style:name="P2000" style:parent-style-name="Standard" style:list-style-name="LFO7" style:family="paragraph">
      <style:paragraph-properties fo:text-align="justify"/>
      <style:text-properties fo:font-size="10pt" style:font-size-asian="10pt" style:font-size-complex="10pt"/>
    </style:style>
    <style:style style:name="P2001" style:parent-style-name="Standard" style:family="paragraph">
      <style:paragraph-properties fo:text-align="justify"/>
      <style:text-properties fo:font-size="10pt" style:font-size-asian="10pt" style:font-size-complex="10pt"/>
    </style:style>
    <style:style style:name="P2002" style:parent-style-name="Standard" style:list-style-name="LFO7" style:family="paragraph">
      <style:paragraph-properties fo:text-align="justify"/>
      <style:text-properties fo:font-size="10pt" style:font-size-asian="10pt" style:font-size-complex="10pt"/>
    </style:style>
    <style:style style:name="P2003" style:parent-style-name="Standard" style:list-style-name="LFO7" style:family="paragraph">
      <style:paragraph-properties fo:text-align="justify"/>
      <style:text-properties fo:font-size="10pt" style:font-size-asian="10pt" style:font-size-complex="10pt"/>
    </style:style>
    <style:style style:name="P2004" style:parent-style-name="Standard" style:family="paragraph">
      <style:paragraph-properties fo:text-align="justify"/>
      <style:text-properties fo:font-size="10pt" style:font-size-asian="10pt" style:font-size-complex="10pt"/>
    </style:style>
    <style:style style:name="P2005" style:parent-style-name="Standard" style:family="paragraph">
      <style:paragraph-properties fo:text-align="justify"/>
      <style:text-properties fo:font-size="10pt" style:font-size-asian="10pt" style:font-size-complex="10pt"/>
    </style:style>
    <style:style style:name="P2006" style:parent-style-name="Standard" style:list-style-name="LFO7" style:family="paragraph">
      <style:paragraph-properties fo:text-align="justify"/>
      <style:text-properties fo:font-size="10pt" style:font-size-asian="10pt" style:font-size-complex="10pt"/>
    </style:style>
    <style:style style:name="P2007" style:parent-style-name="Standard" style:list-style-name="LFO7" style:family="paragraph">
      <style:paragraph-properties fo:text-align="justify"/>
      <style:text-properties fo:font-size="10pt" style:font-size-asian="10pt" style:font-size-complex="10pt"/>
    </style:style>
    <style:style style:name="P2008" style:parent-style-name="Standard" style:list-style-name="LFO7" style:family="paragraph">
      <style:paragraph-properties fo:text-align="justify"/>
      <style:text-properties fo:font-size="10pt" style:font-size-asian="10pt" style:font-size-complex="10pt"/>
    </style:style>
    <style:style style:name="P2009" style:parent-style-name="Standard" style:list-style-name="LFO7" style:family="paragraph">
      <style:paragraph-properties fo:text-align="justify"/>
      <style:text-properties fo:font-size="10pt" style:font-size-asian="10pt" style:font-size-complex="10pt"/>
    </style:style>
    <style:style style:name="P2010" style:parent-style-name="Standard" style:list-style-name="LFO7" style:family="paragraph">
      <style:paragraph-properties fo:text-align="justify"/>
      <style:text-properties fo:font-size="10pt" style:font-size-asian="10pt" style:font-size-complex="10pt"/>
    </style:style>
    <style:style style:name="P2011" style:parent-style-name="Standard" style:list-style-name="LFO7" style:family="paragraph">
      <style:paragraph-properties fo:text-align="justify"/>
      <style:text-properties fo:font-size="10pt" style:font-size-asian="10pt" style:font-size-complex="10pt"/>
    </style:style>
    <style:style style:name="P2012" style:parent-style-name="Standard" style:list-style-name="LFO7" style:family="paragraph">
      <style:paragraph-properties fo:text-align="justify"/>
      <style:text-properties fo:font-size="10pt" style:font-size-asian="10pt" style:font-size-complex="10pt"/>
    </style:style>
    <style:style style:name="P2013" style:parent-style-name="Standard" style:list-style-name="LFO7" style:family="paragraph">
      <style:paragraph-properties fo:text-align="justify"/>
      <style:text-properties fo:font-size="10pt" style:font-size-asian="10pt" style:font-size-complex="10pt"/>
    </style:style>
    <style:style style:name="P2014" style:parent-style-name="Standard" style:list-style-name="LFO7" style:family="paragraph">
      <style:paragraph-properties fo:text-align="justify"/>
      <style:text-properties fo:font-size="10pt" style:font-size-asian="10pt" style:font-size-complex="10pt"/>
    </style:style>
    <style:style style:name="P2015" style:parent-style-name="Standard" style:family="paragraph">
      <style:paragraph-properties fo:text-align="justify"/>
      <style:text-properties fo:font-size="10pt" style:font-size-asian="10pt" style:font-size-complex="10pt"/>
    </style:style>
    <style:style style:name="P2016" style:parent-style-name="Standard" style:family="paragraph">
      <style:paragraph-properties fo:text-align="justify"/>
      <style:text-properties fo:font-size="10pt" style:font-size-asian="10pt" style:font-size-complex="10pt"/>
    </style:style>
    <style:style style:name="P2017" style:parent-style-name="Standard" style:family="paragraph">
      <style:paragraph-properties fo:text-align="justify"/>
      <style:text-properties fo:font-size="10pt" style:font-size-asian="10pt" style:font-size-complex="10pt"/>
    </style:style>
    <style:style style:name="P2018" style:parent-style-name="Standard" style:family="paragraph">
      <style:paragraph-properties fo:text-align="justify"/>
      <style:text-properties fo:font-size="10pt" style:font-size-asian="10pt" style:font-size-complex="10pt"/>
    </style:style>
    <style:style style:name="P2019" style:parent-style-name="Standard" style:family="paragraph">
      <style:paragraph-properties fo:text-align="justify"/>
      <style:text-properties fo:font-size="10pt" style:font-size-asian="10pt" style:font-size-complex="10pt"/>
    </style:style>
    <style:style style:name="P2020" style:parent-style-name="Standard" style:family="paragraph">
      <style:paragraph-properties fo:text-align="justify"/>
      <style:text-properties fo:font-size="10pt" style:font-size-asian="10pt" style:font-size-complex="10pt"/>
    </style:style>
    <style:style style:name="TableColumn2022" style:family="table-column">
      <style:table-column-properties style:column-width="3.9791in" style:use-optimal-column-width="false"/>
    </style:style>
    <style:style style:name="TableColumn2023" style:family="table-column">
      <style:table-column-properties style:column-width="2.7138in" style:use-optimal-column-width="false"/>
    </style:style>
    <style:style style:name="Table2021" style:family="table">
      <style:table-properties style:width="6.693in" fo:margin-left="-0.009in" table:align="left"/>
    </style:style>
    <style:style style:name="TableRow2024" style:family="table-row">
      <style:table-row-properties style:use-optimal-row-height="false"/>
    </style:style>
    <style:style style:name="TableCell20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02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0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02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030" style:family="table-cell">
      <style:table-cell-properties fo:border="0.0034in solid #000000" style:writing-mode="lr-tb" fo:padding-top="0.0381in" fo:padding-left="0.0381in" fo:padding-bottom="0.0381in" fo:padding-right="0.0381in"/>
    </style:style>
    <style:style style:name="TableColumn2032" style:family="table-column">
      <style:table-column-properties style:column-width="1.1805in" style:use-optimal-column-width="false"/>
    </style:style>
    <style:style style:name="TableColumn2033" style:family="table-column">
      <style:table-column-properties style:column-width="1.4701in" style:use-optimal-column-width="false"/>
    </style:style>
    <style:style style:name="Table2031" style:family="table">
      <style:table-properties style:width="2.6506in" fo:margin-left="0in" table:align="right"/>
    </style:style>
    <style:style style:name="TableRow2034" style:family="table-row">
      <style:table-row-properties style:use-optimal-row-height="false"/>
    </style:style>
    <style:style style:name="TableCell20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3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037" style:family="table-cell">
      <style:table-cell-properties fo:border="0.0034in solid #000000" style:writing-mode="lr-tb" fo:padding-top="0.0381in" fo:padding-left="0.0381in" fo:padding-bottom="0.0381in" fo:padding-right="0.0381in"/>
    </style:style>
    <style:style style:name="P203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039" style:family="table-row">
      <style:table-row-properties style:use-optimal-row-height="false"/>
    </style:style>
    <style:style style:name="TableCell20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0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044" style:family="table-row">
      <style:table-row-properties style:use-optimal-row-height="false"/>
    </style:style>
    <style:style style:name="TableCell2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0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049" style:family="table-row">
      <style:table-row-properties style:use-optimal-row-height="false"/>
    </style:style>
    <style:style style:name="TableCell20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0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05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055" style:parent-style-name="Standard" style:family="paragraph">
      <style:paragraph-properties fo:text-align="justify"/>
      <style:text-properties fo:font-size="10pt" style:font-size-asian="10pt" style:font-size-complex="10pt"/>
    </style:style>
    <style:style style:name="P2056" style:parent-style-name="Standard" style:family="paragraph">
      <style:paragraph-properties fo:text-align="justify"/>
      <style:text-properties fo:font-size="10pt" style:font-size-asian="10pt" style:font-size-complex="10pt"/>
    </style:style>
    <style:style style:name="P2057" style:parent-style-name="Standard" style:family="paragraph">
      <style:paragraph-properties fo:text-align="justify"/>
      <style:text-properties fo:font-size="10pt" style:font-size-asian="10pt" style:font-size-complex="10pt"/>
    </style:style>
    <style:style style:name="P2058" style:parent-style-name="Standard" style:list-style-name="LFO7" style:family="paragraph">
      <style:paragraph-properties fo:text-align="justify"/>
      <style:text-properties fo:font-size="10pt" style:font-size-asian="10pt" style:font-size-complex="10pt"/>
    </style:style>
    <style:style style:name="P2059" style:parent-style-name="Standard" style:list-style-name="LFO7" style:family="paragraph">
      <style:paragraph-properties fo:text-align="justify"/>
      <style:text-properties fo:font-size="10pt" style:font-size-asian="10pt" style:font-size-complex="10pt"/>
    </style:style>
    <style:style style:name="P2060" style:parent-style-name="Standard" style:family="paragraph">
      <style:paragraph-properties fo:text-align="justify"/>
      <style:text-properties fo:font-size="10pt" style:font-size-asian="10pt" style:font-size-complex="10pt"/>
    </style:style>
    <style:style style:name="P2061" style:parent-style-name="Standard" style:family="paragraph">
      <style:paragraph-properties fo:text-align="justify"/>
      <style:text-properties fo:font-size="10pt" style:font-size-asian="10pt" style:font-size-complex="10pt"/>
    </style:style>
    <style:style style:name="P2062" style:parent-style-name="Standard" style:family="paragraph">
      <style:paragraph-properties fo:text-align="justify"/>
      <style:text-properties fo:font-size="10pt" style:font-size-asian="10pt" style:font-size-complex="10pt"/>
    </style:style>
    <style:style style:name="P2063" style:parent-style-name="Standard" style:list-style-name="LFO7" style:family="paragraph">
      <style:paragraph-properties fo:text-align="justify"/>
      <style:text-properties fo:font-size="10pt" style:font-size-asian="10pt" style:font-size-complex="10pt"/>
    </style:style>
    <style:style style:name="P2064" style:parent-style-name="Standard" style:list-style-name="LFO7" style:family="paragraph">
      <style:paragraph-properties fo:text-align="justify"/>
      <style:text-properties fo:font-size="10pt" style:font-size-asian="10pt" style:font-size-complex="10pt"/>
    </style:style>
    <style:style style:name="P2065" style:parent-style-name="Standard" style:list-style-name="LFO7" style:family="paragraph">
      <style:paragraph-properties fo:text-align="justify"/>
      <style:text-properties fo:font-size="10pt" style:font-size-asian="10pt" style:font-size-complex="10pt"/>
    </style:style>
    <style:style style:name="P2066" style:parent-style-name="Standard" style:family="paragraph">
      <style:paragraph-properties fo:text-align="justify"/>
      <style:text-properties fo:font-size="10pt" style:font-size-asian="10pt" style:font-size-complex="10pt"/>
    </style:style>
    <style:style style:name="P2067" style:parent-style-name="Standard" style:family="paragraph">
      <style:paragraph-properties fo:text-align="justify"/>
      <style:text-properties fo:font-size="10pt" style:font-size-asian="10pt" style:font-size-complex="10pt"/>
    </style:style>
    <style:style style:name="P2068" style:parent-style-name="Standard" style:family="paragraph">
      <style:paragraph-properties fo:text-align="justify"/>
      <style:text-properties fo:font-size="10pt" style:font-size-asian="10pt" style:font-size-complex="10pt"/>
    </style:style>
    <style:style style:name="P2069" style:parent-style-name="Standard" style:list-style-name="LFO7" style:family="paragraph">
      <style:paragraph-properties fo:text-align="justify"/>
      <style:text-properties fo:font-size="10pt" style:font-size-asian="10pt" style:font-size-complex="10pt"/>
    </style:style>
    <style:style style:name="P2070" style:parent-style-name="Standard" style:list-style-name="LFO7" style:family="paragraph">
      <style:paragraph-properties fo:text-align="justify"/>
      <style:text-properties fo:font-size="10pt" style:font-size-asian="10pt" style:font-size-complex="10pt"/>
    </style:style>
    <style:style style:name="P2071" style:parent-style-name="Standard" style:family="paragraph">
      <style:paragraph-properties fo:text-align="justify"/>
      <style:text-properties fo:font-size="10pt" style:font-size-asian="10pt" style:font-size-complex="10pt"/>
    </style:style>
    <style:style style:name="P2072" style:parent-style-name="Standard" style:list-style-name="LFO7" style:family="paragraph">
      <style:paragraph-properties fo:text-align="justify"/>
      <style:text-properties fo:font-size="10pt" style:font-size-asian="10pt" style:font-size-complex="10pt"/>
    </style:style>
    <style:style style:name="P2073" style:parent-style-name="Standard" style:family="paragraph">
      <style:paragraph-properties fo:text-align="justify"/>
      <style:text-properties fo:font-size="10pt" style:font-size-asian="10pt" style:font-size-complex="10pt"/>
    </style:style>
    <style:style style:name="P2074" style:parent-style-name="Standard" style:family="paragraph">
      <style:paragraph-properties fo:text-align="justify"/>
      <style:text-properties fo:font-size="10pt" style:font-size-asian="10pt" style:font-size-complex="10pt"/>
    </style:style>
    <style:style style:name="P2075" style:parent-style-name="Standard" style:family="paragraph">
      <style:paragraph-properties fo:text-align="justify"/>
      <style:text-properties fo:font-size="10pt" style:font-size-asian="10pt" style:font-size-complex="10pt"/>
    </style:style>
    <style:style style:name="P2076" style:parent-style-name="Standard" style:family="paragraph">
      <style:paragraph-properties fo:text-align="justify"/>
      <style:text-properties fo:font-size="10pt" style:font-size-asian="10pt" style:font-size-complex="10pt"/>
    </style:style>
    <style:style style:name="P2077" style:parent-style-name="Standard" style:family="paragraph">
      <style:paragraph-properties fo:text-align="justify"/>
      <style:text-properties fo:font-size="10pt" style:font-size-asian="10pt" style:font-size-complex="10pt"/>
    </style:style>
    <style:style style:name="P2078" style:parent-style-name="Standard" style:family="paragraph">
      <style:paragraph-properties fo:text-align="justify"/>
      <style:text-properties fo:font-size="10pt" style:font-size-asian="10pt" style:font-size-complex="10pt"/>
    </style:style>
    <style:style style:name="P2079" style:parent-style-name="Standard" style:family="paragraph">
      <style:paragraph-properties fo:text-align="justify"/>
      <style:text-properties fo:font-size="10pt" style:font-size-asian="10pt" style:font-size-complex="10pt"/>
    </style:style>
    <style:style style:name="P2080" style:parent-style-name="Standard" style:family="paragraph">
      <style:paragraph-properties fo:text-align="justify"/>
      <style:text-properties fo:font-size="10pt" style:font-size-asian="10pt" style:font-size-complex="10pt"/>
    </style:style>
    <style:style style:name="P2081" style:parent-style-name="Standard" style:family="paragraph">
      <style:paragraph-properties fo:text-align="justify"/>
      <style:text-properties fo:font-size="10pt" style:font-size-asian="10pt" style:font-size-complex="10pt"/>
    </style:style>
    <style:style style:name="P2082" style:parent-style-name="Standard" style:family="paragraph">
      <style:paragraph-properties fo:text-align="justify"/>
      <style:text-properties fo:font-size="10pt" style:font-size-asian="10pt" style:font-size-complex="10pt"/>
    </style:style>
    <style:style style:name="P2083" style:parent-style-name="Standard" style:family="paragraph">
      <style:paragraph-properties fo:text-align="justify"/>
      <style:text-properties fo:font-size="10pt" style:font-size-asian="10pt" style:font-size-complex="10pt"/>
    </style:style>
    <style:style style:name="P2084" style:parent-style-name="Standard" style:list-style-name="LFO7" style:family="paragraph">
      <style:paragraph-properties fo:text-align="justify"/>
      <style:text-properties fo:font-size="10pt" style:font-size-asian="10pt" style:font-size-complex="10pt"/>
    </style:style>
    <style:style style:name="P2085" style:parent-style-name="Standard" style:list-style-name="LFO7" style:family="paragraph">
      <style:paragraph-properties fo:text-align="justify"/>
      <style:text-properties fo:font-size="10pt" style:font-size-asian="10pt" style:font-size-complex="10pt"/>
    </style:style>
    <style:style style:name="P2086" style:parent-style-name="Standard" style:family="paragraph">
      <style:paragraph-properties fo:text-align="justify"/>
      <style:text-properties fo:font-size="10pt" style:font-size-asian="10pt" style:font-size-complex="10pt"/>
    </style:style>
    <style:style style:name="P2087" style:parent-style-name="Standard" style:family="paragraph">
      <style:paragraph-properties fo:text-align="justify"/>
      <style:text-properties fo:font-size="10pt" style:font-size-asian="10pt" style:font-size-complex="10pt"/>
    </style:style>
    <style:style style:name="P2088" style:parent-style-name="Standard" style:family="paragraph">
      <style:paragraph-properties fo:text-align="justify"/>
      <style:text-properties fo:font-size="10pt" style:font-size-asian="10pt" style:font-size-complex="10pt"/>
    </style:style>
    <style:style style:name="P2089" style:parent-style-name="Standard" style:family="paragraph">
      <style:paragraph-properties fo:text-align="justify"/>
      <style:text-properties fo:font-size="10pt" style:font-size-asian="10pt" style:font-size-complex="10pt"/>
    </style:style>
    <style:style style:name="P2090" style:parent-style-name="Standard" style:family="paragraph">
      <style:paragraph-properties fo:text-align="justify"/>
      <style:text-properties fo:font-size="10pt" style:font-size-asian="10pt" style:font-size-complex="10pt"/>
    </style:style>
    <style:style style:name="P2091" style:parent-style-name="Standard" style:family="paragraph">
      <style:paragraph-properties fo:text-align="justify"/>
      <style:text-properties fo:font-size="10pt" style:font-size-asian="10pt" style:font-size-complex="10pt"/>
    </style:style>
    <style:style style:name="P2092" style:parent-style-name="Standard" style:family="paragraph">
      <style:paragraph-properties fo:text-align="justify"/>
      <style:text-properties fo:font-size="10pt" style:font-size-asian="10pt" style:font-size-complex="10pt"/>
    </style:style>
    <style:style style:name="P2093" style:parent-style-name="Standard" style:family="paragraph">
      <style:paragraph-properties fo:text-align="justify"/>
      <style:text-properties fo:font-size="10pt" style:font-size-asian="10pt" style:font-size-complex="10pt"/>
    </style:style>
    <style:style style:name="P2094" style:parent-style-name="Standard" style:family="paragraph">
      <style:paragraph-properties fo:text-align="justify"/>
      <style:text-properties fo:font-size="10pt" style:font-size-asian="10pt" style:font-size-complex="10pt"/>
    </style:style>
    <style:style style:name="P2095" style:parent-style-name="Standard" style:family="paragraph">
      <style:paragraph-properties fo:text-align="justify"/>
      <style:text-properties fo:font-size="10pt" style:font-size-asian="10pt" style:font-size-complex="10pt"/>
    </style:style>
    <style:style style:name="P2096" style:parent-style-name="Standard" style:family="paragraph">
      <style:paragraph-properties fo:text-align="justify"/>
      <style:text-properties fo:font-size="10pt" style:font-size-asian="10pt" style:font-size-complex="10pt"/>
    </style:style>
    <style:style style:name="P2097" style:parent-style-name="Standard" style:family="paragraph">
      <style:paragraph-properties fo:text-align="justify"/>
      <style:text-properties fo:font-size="10pt" style:font-size-asian="10pt" style:font-size-complex="10pt"/>
    </style:style>
    <style:style style:name="P2098" style:parent-style-name="Standard" style:family="paragraph">
      <style:paragraph-properties fo:text-align="justify"/>
      <style:text-properties fo:font-size="10pt" style:font-size-asian="10pt" style:font-size-complex="10pt"/>
    </style:style>
    <style:style style:name="P2099" style:parent-style-name="Standard" style:family="paragraph">
      <style:paragraph-properties fo:text-align="justify"/>
      <style:text-properties fo:font-size="10pt" style:font-size-asian="10pt" style:font-size-complex="10pt"/>
    </style:style>
    <style:style style:name="P2100" style:parent-style-name="Standard" style:family="paragraph">
      <style:paragraph-properties fo:text-align="justify"/>
      <style:text-properties fo:font-size="10pt" style:font-size-asian="10pt" style:font-size-complex="10pt"/>
    </style:style>
    <style:style style:name="P2101" style:parent-style-name="Standard" style:family="paragraph">
      <style:paragraph-properties fo:text-align="justify"/>
      <style:text-properties fo:font-size="10pt" style:font-size-asian="10pt" style:font-size-complex="10pt"/>
    </style:style>
    <style:style style:name="P2102" style:parent-style-name="Standard" style:family="paragraph">
      <style:paragraph-properties fo:text-align="justify"/>
      <style:text-properties fo:font-size="10pt" style:font-size-asian="10pt" style:font-size-complex="10pt"/>
    </style:style>
    <style:style style:name="TableColumn2104" style:family="table-column">
      <style:table-column-properties style:column-width="3.9791in" style:use-optimal-column-width="false"/>
    </style:style>
    <style:style style:name="TableColumn2105" style:family="table-column">
      <style:table-column-properties style:column-width="2.7138in" style:use-optimal-column-width="false"/>
    </style:style>
    <style:style style:name="Table2103" style:family="table">
      <style:table-properties style:width="6.693in" fo:margin-left="-0.009in" table:align="left"/>
    </style:style>
    <style:style style:name="TableRow2106" style:family="table-row">
      <style:table-row-properties style:use-optimal-row-height="false"/>
    </style:style>
    <style:style style:name="TableCell2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10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1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11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112" style:family="table-cell">
      <style:table-cell-properties fo:border="0.0034in solid #000000" style:writing-mode="lr-tb" fo:padding-top="0.0381in" fo:padding-left="0.0381in" fo:padding-bottom="0.0381in" fo:padding-right="0.0381in"/>
    </style:style>
    <style:style style:name="TableColumn2114" style:family="table-column">
      <style:table-column-properties style:column-width="1.1805in" style:use-optimal-column-width="false"/>
    </style:style>
    <style:style style:name="TableColumn2115" style:family="table-column">
      <style:table-column-properties style:column-width="1.4701in" style:use-optimal-column-width="false"/>
    </style:style>
    <style:style style:name="Table2113" style:family="table">
      <style:table-properties style:width="2.6506in" fo:margin-left="0in" table:align="right"/>
    </style:style>
    <style:style style:name="TableRow2116" style:family="table-row">
      <style:table-row-properties style:use-optimal-row-height="false"/>
    </style:style>
    <style:style style:name="TableCell21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119" style:family="table-cell">
      <style:table-cell-properties fo:border="0.0034in solid #000000" style:writing-mode="lr-tb" fo:padding-top="0.0381in" fo:padding-left="0.0381in" fo:padding-bottom="0.0381in" fo:padding-right="0.0381in"/>
    </style:style>
    <style:style style:name="P21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121" style:family="table-row">
      <style:table-row-properties style:use-optimal-row-height="false"/>
    </style:style>
    <style:style style:name="TableCell2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126" style:family="table-row">
      <style:table-row-properties style:use-optimal-row-height="false"/>
    </style:style>
    <style:style style:name="TableCell2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131" style:family="table-row">
      <style:table-row-properties style:use-optimal-row-height="false"/>
    </style:style>
    <style:style style:name="TableCell2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13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137" style:parent-style-name="Standard" style:family="paragraph">
      <style:paragraph-properties fo:text-align="justify"/>
      <style:text-properties fo:font-size="10pt" style:font-size-asian="10pt" style:font-size-complex="10pt"/>
    </style:style>
    <style:style style:name="P2138" style:parent-style-name="Standard" style:family="paragraph">
      <style:paragraph-properties fo:text-align="justify"/>
      <style:text-properties fo:font-size="10pt" style:font-size-asian="10pt" style:font-size-complex="10pt"/>
    </style:style>
    <style:style style:name="P2139" style:parent-style-name="Standard" style:family="paragraph">
      <style:paragraph-properties fo:text-align="justify"/>
      <style:text-properties fo:font-size="10pt" style:font-size-asian="10pt" style:font-size-complex="10pt"/>
    </style:style>
    <style:style style:name="P2140" style:parent-style-name="Standard" style:family="paragraph">
      <style:paragraph-properties fo:text-align="justify"/>
      <style:text-properties fo:font-size="10pt" style:font-size-asian="10pt" style:font-size-complex="10pt"/>
    </style:style>
    <style:style style:name="P2141" style:parent-style-name="Standard" style:family="paragraph">
      <style:paragraph-properties fo:text-align="justify"/>
      <style:text-properties fo:font-size="10pt" style:font-size-asian="10pt" style:font-size-complex="10pt"/>
    </style:style>
    <style:style style:name="P2142" style:parent-style-name="Standard" style:family="paragraph">
      <style:paragraph-properties fo:text-align="justify"/>
      <style:text-properties fo:font-size="10pt" style:font-size-asian="10pt" style:font-size-complex="10pt"/>
    </style:style>
    <style:style style:name="P2143" style:parent-style-name="Standard" style:family="paragraph">
      <style:paragraph-properties fo:text-align="justify"/>
      <style:text-properties fo:font-size="10pt" style:font-size-asian="10pt" style:font-size-complex="10pt"/>
    </style:style>
    <style:style style:name="P2144" style:parent-style-name="Standard" style:family="paragraph">
      <style:paragraph-properties fo:text-align="justify"/>
      <style:text-properties fo:font-size="10pt" style:font-size-asian="10pt" style:font-size-complex="10pt"/>
    </style:style>
    <style:style style:name="P2145" style:parent-style-name="Standard" style:family="paragraph">
      <style:paragraph-properties fo:text-align="justify"/>
      <style:text-properties fo:font-size="10pt" style:font-size-asian="10pt" style:font-size-complex="10pt"/>
    </style:style>
    <style:style style:name="P2146" style:parent-style-name="Standard" style:family="paragraph">
      <style:paragraph-properties fo:text-align="justify"/>
      <style:text-properties fo:font-size="10pt" style:font-size-asian="10pt" style:font-size-complex="10pt"/>
    </style:style>
    <style:style style:name="P2147" style:parent-style-name="Standard" style:family="paragraph">
      <style:paragraph-properties fo:text-align="justify"/>
      <style:text-properties fo:font-size="10pt" style:font-size-asian="10pt" style:font-size-complex="10pt"/>
    </style:style>
    <style:style style:name="P2148" style:parent-style-name="Standard" style:family="paragraph">
      <style:paragraph-properties fo:text-align="justify"/>
      <style:text-properties fo:font-size="10pt" style:font-size-asian="10pt" style:font-size-complex="10pt"/>
    </style:style>
    <style:style style:name="P2149" style:parent-style-name="Standard" style:family="paragraph">
      <style:paragraph-properties fo:text-align="justify"/>
      <style:text-properties fo:font-size="10pt" style:font-size-asian="10pt" style:font-size-complex="10pt"/>
    </style:style>
    <style:style style:name="P2150" style:parent-style-name="Standard" style:family="paragraph">
      <style:paragraph-properties fo:text-align="justify"/>
      <style:text-properties fo:font-size="10pt" style:font-size-asian="10pt" style:font-size-complex="10pt"/>
    </style:style>
    <style:style style:name="P2151" style:parent-style-name="Standard" style:family="paragraph">
      <style:paragraph-properties fo:text-align="justify"/>
      <style:text-properties fo:font-size="10pt" style:font-size-asian="10pt" style:font-size-complex="10pt"/>
    </style:style>
    <style:style style:name="P2152" style:parent-style-name="Standard" style:family="paragraph">
      <style:paragraph-properties fo:text-align="justify"/>
      <style:text-properties fo:font-size="10pt" style:font-size-asian="10pt" style:font-size-complex="10pt"/>
    </style:style>
    <style:style style:name="P2153" style:parent-style-name="Standard" style:family="paragraph">
      <style:paragraph-properties fo:text-align="justify"/>
      <style:text-properties fo:font-size="10pt" style:font-size-asian="10pt" style:font-size-complex="10pt"/>
    </style:style>
    <style:style style:name="P2154" style:parent-style-name="Standard" style:family="paragraph">
      <style:paragraph-properties fo:text-align="justify"/>
      <style:text-properties fo:font-size="10pt" style:font-size-asian="10pt" style:font-size-complex="10pt"/>
    </style:style>
    <style:style style:name="P2155" style:parent-style-name="Standard" style:family="paragraph">
      <style:paragraph-properties fo:text-align="justify"/>
      <style:text-properties fo:font-size="10pt" style:font-size-asian="10pt" style:font-size-complex="10pt"/>
    </style:style>
    <style:style style:name="P2156" style:parent-style-name="Standard" style:family="paragraph">
      <style:paragraph-properties fo:text-align="justify"/>
      <style:text-properties fo:font-size="10pt" style:font-size-asian="10pt" style:font-size-complex="10pt"/>
    </style:style>
    <style:style style:name="P2157" style:parent-style-name="Standard" style:family="paragraph">
      <style:paragraph-properties fo:text-align="justify"/>
      <style:text-properties fo:font-size="10pt" style:font-size-asian="10pt" style:font-size-complex="10pt"/>
    </style:style>
    <style:style style:name="P2158" style:parent-style-name="Standard" style:family="paragraph">
      <style:paragraph-properties fo:text-align="justify"/>
      <style:text-properties fo:font-size="10pt" style:font-size-asian="10pt" style:font-size-complex="10pt"/>
    </style:style>
    <style:style style:name="P2159" style:parent-style-name="Standard" style:family="paragraph">
      <style:paragraph-properties fo:text-align="justify"/>
      <style:text-properties fo:font-size="10pt" style:font-size-asian="10pt" style:font-size-complex="10pt"/>
    </style:style>
    <style:style style:name="P2160" style:parent-style-name="Standard" style:family="paragraph">
      <style:paragraph-properties fo:text-align="justify"/>
      <style:text-properties fo:font-size="10pt" style:font-size-asian="10pt" style:font-size-complex="10pt"/>
    </style:style>
    <style:style style:name="P2161" style:parent-style-name="Standard" style:family="paragraph">
      <style:paragraph-properties fo:text-align="justify"/>
      <style:text-properties fo:font-size="10pt" style:font-size-asian="10pt" style:font-size-complex="10pt"/>
    </style:style>
    <style:style style:name="P2162" style:parent-style-name="Standard" style:family="paragraph">
      <style:paragraph-properties fo:text-align="justify"/>
      <style:text-properties fo:font-size="10pt" style:font-size-asian="10pt" style:font-size-complex="10pt"/>
    </style:style>
    <style:style style:name="P2163" style:parent-style-name="Standard" style:family="paragraph">
      <style:paragraph-properties fo:text-align="justify"/>
      <style:text-properties fo:font-size="10pt" style:font-size-asian="10pt" style:font-size-complex="10pt"/>
    </style:style>
    <style:style style:name="P2164" style:parent-style-name="Standard" style:family="paragraph">
      <style:paragraph-properties fo:text-align="justify"/>
      <style:text-properties fo:font-size="10pt" style:font-size-asian="10pt" style:font-size-complex="10pt"/>
    </style:style>
    <style:style style:name="P2165" style:parent-style-name="Standard" style:family="paragraph">
      <style:paragraph-properties fo:text-align="justify"/>
      <style:text-properties fo:font-size="10pt" style:font-size-asian="10pt" style:font-size-complex="10pt"/>
    </style:style>
    <style:style style:name="P2166" style:parent-style-name="Standard" style:family="paragraph">
      <style:paragraph-properties fo:text-align="justify"/>
      <style:text-properties fo:font-size="10pt" style:font-size-asian="10pt" style:font-size-complex="10pt"/>
    </style:style>
    <style:style style:name="P2167" style:parent-style-name="Standard" style:family="paragraph">
      <style:paragraph-properties fo:text-align="justify"/>
      <style:text-properties fo:font-size="10pt" style:font-size-asian="10pt" style:font-size-complex="10pt"/>
    </style:style>
    <style:style style:name="P2168" style:parent-style-name="Standard" style:family="paragraph">
      <style:paragraph-properties fo:text-align="justify"/>
      <style:text-properties fo:font-size="10pt" style:font-size-asian="10pt" style:font-size-complex="10pt"/>
    </style:style>
    <style:style style:name="P2169" style:parent-style-name="Standard" style:family="paragraph">
      <style:paragraph-properties fo:text-align="justify"/>
      <style:text-properties fo:font-size="10pt" style:font-size-asian="10pt" style:font-size-complex="10pt"/>
    </style:style>
    <style:style style:name="P2170" style:parent-style-name="Standard" style:family="paragraph">
      <style:paragraph-properties fo:text-align="justify"/>
      <style:text-properties fo:font-size="10pt" style:font-size-asian="10pt" style:font-size-complex="10pt"/>
    </style:style>
    <style:style style:name="P2171" style:parent-style-name="Standard" style:family="paragraph">
      <style:paragraph-properties fo:text-align="justify"/>
      <style:text-properties fo:font-size="10pt" style:font-size-asian="10pt" style:font-size-complex="10pt"/>
    </style:style>
    <style:style style:name="P2172" style:parent-style-name="Standard" style:family="paragraph">
      <style:paragraph-properties fo:text-align="justify"/>
      <style:text-properties fo:font-size="10pt" style:font-size-asian="10pt" style:font-size-complex="10pt"/>
    </style:style>
    <style:style style:name="TableColumn2174" style:family="table-column">
      <style:table-column-properties style:column-width="3.9791in" style:use-optimal-column-width="false"/>
    </style:style>
    <style:style style:name="TableColumn2175" style:family="table-column">
      <style:table-column-properties style:column-width="2.7138in" style:use-optimal-column-width="false"/>
    </style:style>
    <style:style style:name="Table2173" style:family="table">
      <style:table-properties style:width="6.693in" fo:margin-left="-0.009in" table:align="left"/>
    </style:style>
    <style:style style:name="TableRow2176" style:family="table-row">
      <style:table-row-properties style:use-optimal-row-height="false"/>
    </style:style>
    <style:style style:name="TableCell21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1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18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18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18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183" style:family="table-cell">
      <style:table-cell-properties fo:border="0.0034in solid #000000" style:writing-mode="lr-tb" fo:padding-top="0.0381in" fo:padding-left="0.0381in" fo:padding-bottom="0.0381in" fo:padding-right="0.0381in"/>
    </style:style>
    <style:style style:name="TableColumn2185" style:family="table-column">
      <style:table-column-properties style:column-width="1.1805in" style:use-optimal-column-width="false"/>
    </style:style>
    <style:style style:name="TableColumn2186" style:family="table-column">
      <style:table-column-properties style:column-width="1.4701in" style:use-optimal-column-width="false"/>
    </style:style>
    <style:style style:name="Table2184" style:family="table">
      <style:table-properties style:width="2.6506in" fo:margin-left="0in" table:align="right"/>
    </style:style>
    <style:style style:name="TableRow2187" style:family="table-row">
      <style:table-row-properties style:use-optimal-row-height="false"/>
    </style:style>
    <style:style style:name="TableCell21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8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190" style:family="table-cell">
      <style:table-cell-properties fo:border="0.0034in solid #000000" style:writing-mode="lr-tb" fo:padding-top="0.0381in" fo:padding-left="0.0381in" fo:padding-bottom="0.0381in" fo:padding-right="0.0381in"/>
    </style:style>
    <style:style style:name="P21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192" style:family="table-row">
      <style:table-row-properties style:use-optimal-row-height="false"/>
    </style:style>
    <style:style style:name="TableCell2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197" style:family="table-row">
      <style:table-row-properties style:use-optimal-row-height="false"/>
    </style:style>
    <style:style style:name="TableCell2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202" style:family="table-row">
      <style:table-row-properties style:use-optimal-row-height="false"/>
    </style:style>
    <style:style style:name="TableCell2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20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208" style:parent-style-name="Standard" style:family="paragraph">
      <style:paragraph-properties fo:text-align="justify"/>
      <style:text-properties fo:font-size="10pt" style:font-size-asian="10pt" style:font-size-complex="10pt"/>
    </style:style>
    <style:style style:name="P2209" style:parent-style-name="Standard" style:family="paragraph">
      <style:paragraph-properties fo:text-align="justify"/>
      <style:text-properties fo:font-size="10pt" style:font-size-asian="10pt" style:font-size-complex="10pt"/>
    </style:style>
    <style:style style:name="P2210" style:parent-style-name="Standard" style:family="paragraph">
      <style:paragraph-properties fo:text-align="justify"/>
      <style:text-properties fo:font-size="10pt" style:font-size-asian="10pt" style:font-size-complex="10pt"/>
    </style:style>
    <style:style style:name="P2211" style:parent-style-name="Standard" style:family="paragraph">
      <style:paragraph-properties fo:text-align="justify"/>
      <style:text-properties fo:font-size="10pt" style:font-size-asian="10pt" style:font-size-complex="10pt"/>
    </style:style>
    <style:style style:name="P2212" style:parent-style-name="Standard" style:family="paragraph">
      <style:paragraph-properties fo:text-align="justify"/>
      <style:text-properties fo:font-size="10pt" style:font-size-asian="10pt" style:font-size-complex="10pt"/>
    </style:style>
    <style:style style:name="P2213" style:parent-style-name="Standard" style:family="paragraph">
      <style:paragraph-properties fo:text-align="justify"/>
      <style:text-properties fo:font-size="10pt" style:font-size-asian="10pt" style:font-size-complex="10pt"/>
    </style:style>
    <style:style style:name="P2214" style:parent-style-name="Standard" style:list-style-name="LFO7" style:family="paragraph">
      <style:paragraph-properties fo:text-align="justify"/>
      <style:text-properties fo:font-size="10pt" style:font-size-asian="10pt" style:font-size-complex="10pt"/>
    </style:style>
    <style:style style:name="P2215" style:parent-style-name="Standard" style:family="paragraph">
      <style:paragraph-properties fo:text-align="justify"/>
      <style:text-properties fo:font-size="10pt" style:font-size-asian="10pt" style:font-size-complex="10pt"/>
    </style:style>
    <style:style style:name="P2216" style:parent-style-name="Standard" style:family="paragraph">
      <style:paragraph-properties fo:text-align="justify"/>
      <style:text-properties fo:font-size="10pt" style:font-size-asian="10pt" style:font-size-complex="10pt"/>
    </style:style>
    <style:style style:name="P2217" style:parent-style-name="Standard" style:list-style-name="LFO7" style:family="paragraph">
      <style:paragraph-properties fo:text-align="justify"/>
      <style:text-properties fo:font-size="10pt" style:font-size-asian="10pt" style:font-size-complex="10pt"/>
    </style:style>
    <style:style style:name="P2218" style:parent-style-name="Standard" style:list-style-name="LFO7" style:family="paragraph">
      <style:paragraph-properties fo:text-align="justify"/>
      <style:text-properties fo:font-size="10pt" style:font-size-asian="10pt" style:font-size-complex="10pt"/>
    </style:style>
    <style:style style:name="P2219" style:parent-style-name="Standard" style:family="paragraph">
      <style:paragraph-properties fo:text-align="justify"/>
      <style:text-properties fo:font-size="10pt" style:font-size-asian="10pt" style:font-size-complex="10pt"/>
    </style:style>
    <style:style style:name="P2220" style:parent-style-name="Standard" style:family="paragraph">
      <style:paragraph-properties fo:text-align="justify"/>
      <style:text-properties fo:font-size="10pt" style:font-size-asian="10pt" style:font-size-complex="10pt"/>
    </style:style>
    <style:style style:name="P2221" style:parent-style-name="Standard" style:list-style-name="LFO7" style:family="paragraph">
      <style:paragraph-properties fo:text-align="justify"/>
      <style:text-properties fo:font-size="10pt" style:font-size-asian="10pt" style:font-size-complex="10pt"/>
    </style:style>
    <style:style style:name="P2222" style:parent-style-name="Standard" style:list-style-name="LFO7" style:family="paragraph">
      <style:paragraph-properties fo:text-align="justify"/>
      <style:text-properties fo:font-size="10pt" style:font-size-asian="10pt" style:font-size-complex="10pt"/>
    </style:style>
    <style:style style:name="P2223" style:parent-style-name="Standard" style:list-style-name="LFO7" style:family="paragraph">
      <style:paragraph-properties fo:text-align="justify"/>
      <style:text-properties fo:font-size="10pt" style:font-size-asian="10pt" style:font-size-complex="10pt"/>
    </style:style>
    <style:style style:name="P2224" style:parent-style-name="Standard" style:list-style-name="LFO7" style:family="paragraph">
      <style:paragraph-properties fo:text-align="justify"/>
      <style:text-properties fo:font-size="10pt" style:font-size-asian="10pt" style:font-size-complex="10pt"/>
    </style:style>
    <style:style style:name="P2225" style:parent-style-name="Standard" style:list-style-name="LFO7" style:family="paragraph">
      <style:paragraph-properties fo:text-align="justify"/>
      <style:text-properties fo:font-size="10pt" style:font-size-asian="10pt" style:font-size-complex="10pt"/>
    </style:style>
    <style:style style:name="P2226" style:parent-style-name="Standard" style:family="paragraph">
      <style:paragraph-properties fo:text-align="justify"/>
      <style:text-properties fo:font-size="10pt" style:font-size-asian="10pt" style:font-size-complex="10pt"/>
    </style:style>
    <style:style style:name="P2227" style:parent-style-name="Standard" style:family="paragraph">
      <style:paragraph-properties fo:text-align="justify"/>
      <style:text-properties fo:font-size="10pt" style:font-size-asian="10pt" style:font-size-complex="10pt"/>
    </style:style>
    <style:style style:name="P2228" style:parent-style-name="Standard" style:family="paragraph">
      <style:paragraph-properties fo:text-align="justify"/>
      <style:text-properties fo:font-size="10pt" style:font-size-asian="10pt" style:font-size-complex="10pt"/>
    </style:style>
    <style:style style:name="P2229" style:parent-style-name="Standard" style:family="paragraph">
      <style:paragraph-properties fo:text-align="justify"/>
      <style:text-properties fo:font-size="10pt" style:font-size-asian="10pt" style:font-size-complex="10pt"/>
    </style:style>
    <style:style style:name="P2230" style:parent-style-name="Standard" style:family="paragraph">
      <style:paragraph-properties fo:text-align="justify"/>
      <style:text-properties fo:font-size="10pt" style:font-size-asian="10pt" style:font-size-complex="10pt"/>
    </style:style>
    <style:style style:name="P2231" style:parent-style-name="Standard" style:family="paragraph">
      <style:paragraph-properties fo:text-align="justify"/>
      <style:text-properties fo:font-size="10pt" style:font-size-asian="10pt" style:font-size-complex="10pt"/>
    </style:style>
    <style:style style:name="P2232" style:parent-style-name="Standard" style:family="paragraph">
      <style:paragraph-properties fo:text-align="justify"/>
      <style:text-properties fo:font-size="10pt" style:font-size-asian="10pt" style:font-size-complex="10pt"/>
    </style:style>
    <style:style style:name="P2233" style:parent-style-name="Standard" style:family="paragraph">
      <style:paragraph-properties fo:text-align="justify"/>
      <style:text-properties fo:font-size="10pt" style:font-size-asian="10pt" style:font-size-complex="10pt"/>
    </style:style>
    <style:style style:name="P2234" style:parent-style-name="Standard" style:family="paragraph">
      <style:paragraph-properties fo:text-align="justify"/>
      <style:text-properties fo:font-size="10pt" style:font-size-asian="10pt" style:font-size-complex="10pt"/>
    </style:style>
    <style:style style:name="P2235" style:parent-style-name="Standard" style:family="paragraph">
      <style:paragraph-properties fo:text-align="justify"/>
      <style:text-properties fo:font-size="10pt" style:font-size-asian="10pt" style:font-size-complex="10pt"/>
    </style:style>
    <style:style style:name="P2236" style:parent-style-name="Standard" style:family="paragraph">
      <style:paragraph-properties fo:text-align="justify"/>
      <style:text-properties fo:font-size="10pt" style:font-size-asian="10pt" style:font-size-complex="10pt"/>
    </style:style>
    <style:style style:name="P2237" style:parent-style-name="Standard" style:list-style-name="LFO7" style:family="paragraph">
      <style:paragraph-properties fo:text-align="justify"/>
      <style:text-properties fo:font-size="10pt" style:font-size-asian="10pt" style:font-size-complex="10pt"/>
    </style:style>
    <style:style style:name="P2238" style:parent-style-name="Standard" style:list-style-name="LFO7" style:family="paragraph">
      <style:paragraph-properties fo:text-align="justify"/>
      <style:text-properties fo:font-size="10pt" style:font-size-asian="10pt" style:font-size-complex="10pt"/>
    </style:style>
    <style:style style:name="P2239" style:parent-style-name="Standard" style:list-style-name="LFO7" style:family="paragraph">
      <style:paragraph-properties fo:text-align="justify"/>
      <style:text-properties fo:font-size="10pt" style:font-size-asian="10pt" style:font-size-complex="10pt"/>
    </style:style>
    <style:style style:name="P2240" style:parent-style-name="Standard" style:family="paragraph">
      <style:paragraph-properties fo:text-align="justify"/>
      <style:text-properties fo:font-size="10pt" style:font-size-asian="10pt" style:font-size-complex="10pt"/>
    </style:style>
    <style:style style:name="P2241" style:parent-style-name="Standard" style:family="paragraph">
      <style:paragraph-properties fo:text-align="justify"/>
      <style:text-properties fo:font-size="10pt" style:font-size-asian="10pt" style:font-size-complex="10pt"/>
    </style:style>
    <style:style style:name="P2242" style:parent-style-name="Standard" style:family="paragraph">
      <style:paragraph-properties fo:text-align="justify"/>
      <style:text-properties fo:font-size="10pt" style:font-size-asian="10pt" style:font-size-complex="10pt"/>
    </style:style>
    <style:style style:name="P2243" style:parent-style-name="Standard" style:family="paragraph">
      <style:paragraph-properties fo:text-align="justify"/>
      <style:text-properties fo:font-size="10pt" style:font-size-asian="10pt" style:font-size-complex="10pt"/>
    </style:style>
    <style:style style:name="P2244" style:parent-style-name="Standard" style:family="paragraph">
      <style:paragraph-properties fo:text-align="justify"/>
      <style:text-properties fo:font-size="10pt" style:font-size-asian="10pt" style:font-size-complex="10pt"/>
    </style:style>
    <style:style style:name="P2245" style:parent-style-name="Standard" style:family="paragraph">
      <style:paragraph-properties fo:text-align="justify"/>
      <style:text-properties fo:font-size="10pt" style:font-size-asian="10pt" style:font-size-complex="10pt"/>
    </style:style>
    <style:style style:name="TableColumn2247" style:family="table-column">
      <style:table-column-properties style:column-width="3.9791in" style:use-optimal-column-width="false"/>
    </style:style>
    <style:style style:name="TableColumn2248" style:family="table-column">
      <style:table-column-properties style:column-width="2.7138in" style:use-optimal-column-width="false"/>
    </style:style>
    <style:style style:name="Table2246" style:family="table">
      <style:table-properties style:width="6.693in" fo:margin-left="-0.009in" table:align="left"/>
    </style:style>
    <style:style style:name="TableRow2249" style:family="table-row">
      <style:table-row-properties style:use-optimal-row-height="false"/>
    </style:style>
    <style:style style:name="TableCell22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5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25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25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25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255" style:family="table-cell">
      <style:table-cell-properties fo:border="0.0034in solid #000000" style:writing-mode="lr-tb" fo:padding-top="0.0381in" fo:padding-left="0.0381in" fo:padding-bottom="0.0381in" fo:padding-right="0.0381in"/>
    </style:style>
    <style:style style:name="TableColumn2257" style:family="table-column">
      <style:table-column-properties style:column-width="1.1805in" style:use-optimal-column-width="false"/>
    </style:style>
    <style:style style:name="TableColumn2258" style:family="table-column">
      <style:table-column-properties style:column-width="1.4701in" style:use-optimal-column-width="false"/>
    </style:style>
    <style:style style:name="Table2256" style:family="table">
      <style:table-properties style:width="2.6506in" fo:margin-left="0in" table:align="right"/>
    </style:style>
    <style:style style:name="TableRow2259" style:family="table-row">
      <style:table-row-properties style:use-optimal-row-height="false"/>
    </style:style>
    <style:style style:name="TableCell22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262" style:family="table-cell">
      <style:table-cell-properties fo:border="0.0034in solid #000000" style:writing-mode="lr-tb" fo:padding-top="0.0381in" fo:padding-left="0.0381in" fo:padding-bottom="0.0381in" fo:padding-right="0.0381in"/>
    </style:style>
    <style:style style:name="P226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264" style:family="table-row">
      <style:table-row-properties style:use-optimal-row-height="false"/>
    </style:style>
    <style:style style:name="TableCell2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269" style:family="table-row">
      <style:table-row-properties style:use-optimal-row-height="false"/>
    </style:style>
    <style:style style:name="TableCell2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274" style:family="table-row">
      <style:table-row-properties style:use-optimal-row-height="false"/>
    </style:style>
    <style:style style:name="TableCell2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2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280" style:parent-style-name="Standard" style:family="paragraph">
      <style:paragraph-properties fo:text-align="justify"/>
      <style:text-properties fo:font-size="10pt" style:font-size-asian="10pt" style:font-size-complex="10pt"/>
    </style:style>
    <style:style style:name="P2281" style:parent-style-name="Standard" style:family="paragraph">
      <style:paragraph-properties fo:text-align="justify"/>
      <style:text-properties fo:font-size="10pt" style:font-size-asian="10pt" style:font-size-complex="10pt"/>
    </style:style>
    <style:style style:name="P2282" style:parent-style-name="Standard" style:family="paragraph">
      <style:paragraph-properties fo:text-align="justify"/>
      <style:text-properties fo:font-size="10pt" style:font-size-asian="10pt" style:font-size-complex="10pt"/>
    </style:style>
    <style:style style:name="P2283" style:parent-style-name="Standard" style:family="paragraph">
      <style:paragraph-properties fo:text-align="justify"/>
      <style:text-properties fo:font-size="10pt" style:font-size-asian="10pt" style:font-size-complex="10pt"/>
    </style:style>
    <style:style style:name="P2284" style:parent-style-name="Standard" style:family="paragraph">
      <style:paragraph-properties fo:text-align="justify"/>
      <style:text-properties fo:font-size="10pt" style:font-size-asian="10pt" style:font-size-complex="10pt"/>
    </style:style>
    <style:style style:name="P2285" style:parent-style-name="Standard" style:family="paragraph">
      <style:paragraph-properties fo:text-align="justify"/>
      <style:text-properties fo:font-size="10pt" style:font-size-asian="10pt" style:font-size-complex="10pt"/>
    </style:style>
    <style:style style:name="P2286" style:parent-style-name="Standard" style:family="paragraph">
      <style:paragraph-properties fo:text-align="justify"/>
      <style:text-properties fo:font-size="10pt" style:font-size-asian="10pt" style:font-size-complex="10pt"/>
    </style:style>
    <style:style style:name="P2287" style:parent-style-name="Standard" style:family="paragraph">
      <style:paragraph-properties fo:text-align="justify"/>
      <style:text-properties fo:font-size="10pt" style:font-size-asian="10pt" style:font-size-complex="10pt"/>
    </style:style>
    <style:style style:name="P2288" style:parent-style-name="Standard" style:family="paragraph">
      <style:paragraph-properties fo:text-align="justify"/>
      <style:text-properties fo:font-size="10pt" style:font-size-asian="10pt" style:font-size-complex="10pt"/>
    </style:style>
    <style:style style:name="P2289" style:parent-style-name="Standard" style:family="paragraph">
      <style:paragraph-properties fo:text-align="justify"/>
      <style:text-properties fo:font-size="10pt" style:font-size-asian="10pt" style:font-size-complex="10pt"/>
    </style:style>
    <style:style style:name="P2290" style:parent-style-name="Standard" style:family="paragraph">
      <style:paragraph-properties fo:text-align="justify"/>
      <style:text-properties fo:font-size="10pt" style:font-size-asian="10pt" style:font-size-complex="10pt"/>
    </style:style>
    <style:style style:name="P2291" style:parent-style-name="Standard" style:family="paragraph">
      <style:paragraph-properties fo:text-align="justify"/>
      <style:text-properties fo:font-size="10pt" style:font-size-asian="10pt" style:font-size-complex="10pt"/>
    </style:style>
    <style:style style:name="P2292" style:parent-style-name="Standard" style:family="paragraph">
      <style:paragraph-properties fo:text-align="justify"/>
      <style:text-properties fo:font-size="10pt" style:font-size-asian="10pt" style:font-size-complex="10pt"/>
    </style:style>
    <style:style style:name="P2293" style:parent-style-name="Standard" style:family="paragraph">
      <style:paragraph-properties fo:text-align="justify"/>
      <style:text-properties fo:font-size="10pt" style:font-size-asian="10pt" style:font-size-complex="10pt"/>
    </style:style>
    <style:style style:name="P2294" style:parent-style-name="Standard" style:family="paragraph">
      <style:paragraph-properties fo:text-align="justify"/>
      <style:text-properties fo:font-size="10pt" style:font-size-asian="10pt" style:font-size-complex="10pt"/>
    </style:style>
    <style:style style:name="P2295" style:parent-style-name="Standard" style:list-style-name="LFO7" style:family="paragraph">
      <style:paragraph-properties fo:text-align="justify"/>
      <style:text-properties fo:font-size="10pt" style:font-size-asian="10pt" style:font-size-complex="10pt"/>
    </style:style>
    <style:style style:name="P2296" style:parent-style-name="Standard" style:list-style-name="LFO7" style:family="paragraph">
      <style:paragraph-properties fo:text-align="justify"/>
      <style:text-properties fo:font-size="10pt" style:font-size-asian="10pt" style:font-size-complex="10pt"/>
    </style:style>
    <style:style style:name="P2297" style:parent-style-name="Standard" style:list-style-name="LFO7" style:family="paragraph">
      <style:paragraph-properties fo:text-align="justify"/>
      <style:text-properties fo:font-size="10pt" style:font-size-asian="10pt" style:font-size-complex="10pt"/>
    </style:style>
    <style:style style:name="P2298" style:parent-style-name="Standard" style:list-style-name="LFO7" style:family="paragraph">
      <style:paragraph-properties fo:text-align="justify"/>
      <style:text-properties fo:font-size="10pt" style:font-size-asian="10pt" style:font-size-complex="10pt"/>
    </style:style>
    <style:style style:name="P2299" style:parent-style-name="Standard" style:list-style-name="LFO7" style:family="paragraph">
      <style:paragraph-properties fo:text-align="justify"/>
      <style:text-properties fo:font-size="10pt" style:font-size-asian="10pt" style:font-size-complex="10pt"/>
    </style:style>
    <style:style style:name="P2300" style:parent-style-name="Standard" style:list-style-name="LFO7" style:family="paragraph">
      <style:paragraph-properties fo:text-align="justify"/>
      <style:text-properties fo:font-size="10pt" style:font-size-asian="10pt" style:font-size-complex="10pt"/>
    </style:style>
    <style:style style:name="P2301" style:parent-style-name="Standard" style:family="paragraph">
      <style:paragraph-properties fo:text-align="justify"/>
      <style:text-properties fo:font-size="10pt" style:font-size-asian="10pt" style:font-size-complex="10pt"/>
    </style:style>
    <style:style style:name="P2302" style:parent-style-name="Standard" style:family="paragraph">
      <style:paragraph-properties fo:text-align="justify"/>
      <style:text-properties fo:font-size="10pt" style:font-size-asian="10pt" style:font-size-complex="10pt"/>
    </style:style>
    <style:style style:name="P2303" style:parent-style-name="Standard" style:family="paragraph">
      <style:paragraph-properties fo:text-align="justify"/>
      <style:text-properties fo:font-size="10pt" style:font-size-asian="10pt" style:font-size-complex="10pt"/>
    </style:style>
    <style:style style:name="P2304" style:parent-style-name="Standard" style:family="paragraph">
      <style:paragraph-properties fo:text-align="justify"/>
      <style:text-properties fo:font-size="10pt" style:font-size-asian="10pt" style:font-size-complex="10pt"/>
    </style:style>
    <style:style style:name="P2305" style:parent-style-name="Standard" style:family="paragraph">
      <style:paragraph-properties fo:text-align="justify"/>
      <style:text-properties fo:font-size="10pt" style:font-size-asian="10pt" style:font-size-complex="10pt"/>
    </style:style>
    <style:style style:name="P2306" style:parent-style-name="Standard" style:family="paragraph">
      <style:paragraph-properties fo:text-align="justify"/>
      <style:text-properties fo:font-size="10pt" style:font-size-asian="10pt" style:font-size-complex="10pt"/>
    </style:style>
    <style:style style:name="P2307" style:parent-style-name="Standard" style:family="paragraph">
      <style:paragraph-properties fo:text-align="justify"/>
      <style:text-properties fo:font-size="10pt" style:font-size-asian="10pt" style:font-size-complex="10pt"/>
    </style:style>
    <style:style style:name="P2308" style:parent-style-name="Standard" style:family="paragraph">
      <style:paragraph-properties fo:text-align="justify"/>
      <style:text-properties fo:font-size="10pt" style:font-size-asian="10pt" style:font-size-complex="10pt"/>
    </style:style>
    <style:style style:name="P2309" style:parent-style-name="Standard" style:family="paragraph">
      <style:paragraph-properties fo:text-align="justify"/>
      <style:text-properties fo:font-size="10pt" style:font-size-asian="10pt" style:font-size-complex="10pt"/>
    </style:style>
    <style:style style:name="P2310" style:parent-style-name="Standard" style:family="paragraph">
      <style:paragraph-properties fo:text-align="justify"/>
      <style:text-properties fo:font-size="10pt" style:font-size-asian="10pt" style:font-size-complex="10pt"/>
    </style:style>
    <style:style style:name="P2311" style:parent-style-name="Standard" style:family="paragraph">
      <style:paragraph-properties fo:text-align="justify"/>
      <style:text-properties fo:font-size="10pt" style:font-size-asian="10pt" style:font-size-complex="10pt"/>
    </style:style>
    <style:style style:name="P2312" style:parent-style-name="Standard" style:family="paragraph">
      <style:paragraph-properties fo:text-align="justify"/>
      <style:text-properties fo:font-size="10pt" style:font-size-asian="10pt" style:font-size-complex="10pt"/>
    </style:style>
    <style:style style:name="P2313" style:parent-style-name="Standard" style:family="paragraph">
      <style:paragraph-properties fo:text-align="justify"/>
      <style:text-properties fo:font-size="10pt" style:font-size-asian="10pt" style:font-size-complex="10pt"/>
    </style:style>
    <style:style style:name="P2314" style:parent-style-name="Standard" style:family="paragraph">
      <style:paragraph-properties fo:text-align="justify"/>
      <style:text-properties fo:font-size="10pt" style:font-size-asian="10pt" style:font-size-complex="10pt"/>
    </style:style>
    <style:style style:name="P2315" style:parent-style-name="Standard" style:family="paragraph">
      <style:paragraph-properties fo:text-align="justify"/>
      <style:text-properties fo:font-size="10pt" style:font-size-asian="10pt" style:font-size-complex="10pt"/>
    </style:style>
    <style:style style:name="P2316" style:parent-style-name="Standard" style:family="paragraph">
      <style:paragraph-properties fo:text-align="justify"/>
      <style:text-properties fo:font-size="10pt" style:font-size-asian="10pt" style:font-size-complex="10pt"/>
    </style:style>
    <style:style style:name="P2317" style:parent-style-name="Standard" style:family="paragraph">
      <style:paragraph-properties fo:text-align="justify"/>
      <style:text-properties fo:font-size="10pt" style:font-size-asian="10pt" style:font-size-complex="10pt"/>
    </style:style>
    <style:style style:name="TableColumn2319" style:family="table-column">
      <style:table-column-properties style:column-width="3.9791in" style:use-optimal-column-width="false"/>
    </style:style>
    <style:style style:name="TableColumn2320" style:family="table-column">
      <style:table-column-properties style:column-width="2.7138in" style:use-optimal-column-width="false"/>
    </style:style>
    <style:style style:name="Table2318" style:family="table">
      <style:table-properties style:width="6.693in" fo:margin-left="-0.009in" table:align="left"/>
    </style:style>
    <style:style style:name="TableRow2321" style:family="table-row">
      <style:table-row-properties style:use-optimal-row-height="false"/>
    </style:style>
    <style:style style:name="TableCell23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32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3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3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327" style:family="table-cell">
      <style:table-cell-properties fo:border="0.0034in solid #000000" style:writing-mode="lr-tb" fo:padding-top="0.0381in" fo:padding-left="0.0381in" fo:padding-bottom="0.0381in" fo:padding-right="0.0381in"/>
    </style:style>
    <style:style style:name="TableColumn2329" style:family="table-column">
      <style:table-column-properties style:column-width="1.1805in" style:use-optimal-column-width="false"/>
    </style:style>
    <style:style style:name="TableColumn2330" style:family="table-column">
      <style:table-column-properties style:column-width="1.4701in" style:use-optimal-column-width="false"/>
    </style:style>
    <style:style style:name="Table2328" style:family="table">
      <style:table-properties style:width="2.6506in" fo:margin-left="0in" table:align="right"/>
    </style:style>
    <style:style style:name="TableRow2331" style:family="table-row">
      <style:table-row-properties style:use-optimal-row-height="false"/>
    </style:style>
    <style:style style:name="TableCell23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334" style:family="table-cell">
      <style:table-cell-properties fo:border="0.0034in solid #000000" style:writing-mode="lr-tb" fo:padding-top="0.0381in" fo:padding-left="0.0381in" fo:padding-bottom="0.0381in" fo:padding-right="0.0381in"/>
    </style:style>
    <style:style style:name="P233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336" style:family="table-row">
      <style:table-row-properties style:use-optimal-row-height="false"/>
    </style:style>
    <style:style style:name="TableCell2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341" style:family="table-row">
      <style:table-row-properties style:use-optimal-row-height="false"/>
    </style:style>
    <style:style style:name="TableCell2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346" style:family="table-row">
      <style:table-row-properties style:use-optimal-row-height="false"/>
    </style:style>
    <style:style style:name="TableCell2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35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352" style:parent-style-name="Standard" style:family="paragraph">
      <style:paragraph-properties fo:text-align="justify"/>
      <style:text-properties fo:font-size="10pt" style:font-size-asian="10pt" style:font-size-complex="10pt"/>
    </style:style>
    <style:style style:name="P2353" style:parent-style-name="Standard" style:family="paragraph">
      <style:paragraph-properties fo:text-align="justify"/>
      <style:text-properties fo:font-size="10pt" style:font-size-asian="10pt" style:font-size-complex="10pt"/>
    </style:style>
    <style:style style:name="P2354" style:parent-style-name="Standard" style:family="paragraph">
      <style:paragraph-properties fo:text-align="justify"/>
      <style:text-properties fo:font-size="10pt" style:font-size-asian="10pt" style:font-size-complex="10pt"/>
    </style:style>
    <style:style style:name="P2355" style:parent-style-name="Standard" style:family="paragraph">
      <style:paragraph-properties fo:text-align="justify"/>
      <style:text-properties fo:font-size="10pt" style:font-size-asian="10pt" style:font-size-complex="10pt"/>
    </style:style>
    <style:style style:name="P2356" style:parent-style-name="Standard" style:family="paragraph">
      <style:paragraph-properties fo:text-align="justify"/>
      <style:text-properties fo:font-size="10pt" style:font-size-asian="10pt" style:font-size-complex="10pt"/>
    </style:style>
    <style:style style:name="P2357" style:parent-style-name="Standard" style:family="paragraph">
      <style:paragraph-properties fo:text-align="justify"/>
      <style:text-properties fo:font-size="10pt" style:font-size-asian="10pt" style:font-size-complex="10pt"/>
    </style:style>
    <style:style style:name="P2358" style:parent-style-name="Standard" style:family="paragraph">
      <style:paragraph-properties fo:text-align="justify"/>
      <style:text-properties fo:font-size="10pt" style:font-size-asian="10pt" style:font-size-complex="10pt"/>
    </style:style>
    <style:style style:name="P2359" style:parent-style-name="Standard" style:family="paragraph">
      <style:paragraph-properties fo:text-align="justify"/>
      <style:text-properties fo:font-size="10pt" style:font-size-asian="10pt" style:font-size-complex="10pt"/>
    </style:style>
    <style:style style:name="P2360" style:parent-style-name="Standard" style:family="paragraph">
      <style:paragraph-properties fo:text-align="justify"/>
      <style:text-properties fo:font-size="10pt" style:font-size-asian="10pt" style:font-size-complex="10pt"/>
    </style:style>
    <style:style style:name="P2361" style:parent-style-name="Standard" style:family="paragraph">
      <style:paragraph-properties fo:text-align="justify"/>
      <style:text-properties fo:font-size="10pt" style:font-size-asian="10pt" style:font-size-complex="10pt"/>
    </style:style>
    <style:style style:name="P2362" style:parent-style-name="Standard" style:family="paragraph">
      <style:paragraph-properties fo:text-align="justify"/>
      <style:text-properties fo:font-size="10pt" style:font-size-asian="10pt" style:font-size-complex="10pt"/>
    </style:style>
    <style:style style:name="P2363" style:parent-style-name="Standard" style:family="paragraph">
      <style:paragraph-properties fo:text-align="justify"/>
      <style:text-properties fo:font-size="10pt" style:font-size-asian="10pt" style:font-size-complex="10pt"/>
    </style:style>
    <style:style style:name="P2364" style:parent-style-name="Standard" style:family="paragraph">
      <style:paragraph-properties fo:text-align="justify"/>
      <style:text-properties fo:font-size="10pt" style:font-size-asian="10pt" style:font-size-complex="10pt"/>
    </style:style>
    <style:style style:name="P2365" style:parent-style-name="Standard" style:family="paragraph">
      <style:paragraph-properties fo:text-align="justify"/>
      <style:text-properties fo:font-size="10pt" style:font-size-asian="10pt" style:font-size-complex="10pt"/>
    </style:style>
    <style:style style:name="P2366" style:parent-style-name="Standard" style:family="paragraph">
      <style:paragraph-properties fo:text-align="justify"/>
      <style:text-properties fo:font-size="10pt" style:font-size-asian="10pt" style:font-size-complex="10pt"/>
    </style:style>
    <style:style style:name="P2367" style:parent-style-name="Standard" style:family="paragraph">
      <style:paragraph-properties fo:text-align="justify"/>
      <style:text-properties fo:font-size="10pt" style:font-size-asian="10pt" style:font-size-complex="10pt"/>
    </style:style>
    <style:style style:name="P2368" style:parent-style-name="Standard" style:family="paragraph">
      <style:paragraph-properties fo:text-align="justify"/>
      <style:text-properties fo:font-size="10pt" style:font-size-asian="10pt" style:font-size-complex="10pt"/>
    </style:style>
    <style:style style:name="P2369" style:parent-style-name="Standard" style:family="paragraph">
      <style:paragraph-properties fo:text-align="justify"/>
      <style:text-properties fo:font-size="10pt" style:font-size-asian="10pt" style:font-size-complex="10pt"/>
    </style:style>
    <style:style style:name="P2370" style:parent-style-name="Standard" style:family="paragraph">
      <style:paragraph-properties fo:text-align="justify"/>
      <style:text-properties fo:font-size="10pt" style:font-size-asian="10pt" style:font-size-complex="10pt"/>
    </style:style>
    <style:style style:name="P2371" style:parent-style-name="Standard" style:family="paragraph">
      <style:paragraph-properties fo:text-align="justify"/>
      <style:text-properties fo:font-size="10pt" style:font-size-asian="10pt" style:font-size-complex="10pt"/>
    </style:style>
    <style:style style:name="P2372" style:parent-style-name="Standard" style:list-style-name="LFO7" style:family="paragraph">
      <style:paragraph-properties fo:text-align="justify"/>
      <style:text-properties fo:font-size="10pt" style:font-size-asian="10pt" style:font-size-complex="10pt"/>
    </style:style>
    <style:style style:name="P2373" style:parent-style-name="Standard" style:list-style-name="LFO7" style:family="paragraph">
      <style:paragraph-properties fo:text-align="justify"/>
      <style:text-properties fo:font-size="10pt" style:font-size-asian="10pt" style:font-size-complex="10pt"/>
    </style:style>
    <style:style style:name="P2374" style:parent-style-name="Standard" style:family="paragraph">
      <style:paragraph-properties fo:text-align="justify"/>
      <style:text-properties fo:font-size="10pt" style:font-size-asian="10pt" style:font-size-complex="10pt"/>
    </style:style>
    <style:style style:name="P2375" style:parent-style-name="Standard" style:family="paragraph">
      <style:paragraph-properties fo:text-align="justify"/>
      <style:text-properties fo:font-size="10pt" style:font-size-asian="10pt" style:font-size-complex="10pt"/>
    </style:style>
    <style:style style:name="P2376" style:parent-style-name="Standard" style:family="paragraph">
      <style:paragraph-properties fo:text-align="justify"/>
      <style:text-properties fo:font-size="10pt" style:font-size-asian="10pt" style:font-size-complex="10pt"/>
    </style:style>
    <style:style style:name="P2377" style:parent-style-name="Standard" style:family="paragraph">
      <style:paragraph-properties fo:text-align="justify"/>
      <style:text-properties fo:font-size="10pt" style:font-size-asian="10pt" style:font-size-complex="10pt"/>
    </style:style>
    <style:style style:name="P2378" style:parent-style-name="Standard" style:family="paragraph">
      <style:paragraph-properties fo:text-align="justify"/>
      <style:text-properties fo:font-size="10pt" style:font-size-asian="10pt" style:font-size-complex="10pt"/>
    </style:style>
    <style:style style:name="P2379" style:parent-style-name="Standard" style:family="paragraph">
      <style:paragraph-properties fo:text-align="justify"/>
      <style:text-properties fo:font-size="10pt" style:font-size-asian="10pt" style:font-size-complex="10pt"/>
    </style:style>
    <style:style style:name="P2380" style:parent-style-name="Standard" style:family="paragraph">
      <style:paragraph-properties fo:text-align="justify"/>
      <style:text-properties fo:font-size="10pt" style:font-size-asian="10pt" style:font-size-complex="10pt"/>
    </style:style>
    <style:style style:name="P2381" style:parent-style-name="Standard" style:family="paragraph">
      <style:paragraph-properties fo:text-align="justify"/>
      <style:text-properties fo:font-size="10pt" style:font-size-asian="10pt" style:font-size-complex="10pt"/>
    </style:style>
    <style:style style:name="P2382" style:parent-style-name="Standard" style:family="paragraph">
      <style:paragraph-properties fo:text-align="justify"/>
      <style:text-properties fo:font-size="10pt" style:font-size-asian="10pt" style:font-size-complex="10pt"/>
    </style:style>
    <style:style style:name="P2383" style:parent-style-name="Standard" style:family="paragraph">
      <style:paragraph-properties fo:text-align="justify"/>
      <style:text-properties fo:font-size="10pt" style:font-size-asian="10pt" style:font-size-complex="10pt"/>
    </style:style>
    <style:style style:name="P2384" style:parent-style-name="Standard" style:family="paragraph">
      <style:paragraph-properties fo:text-align="justify"/>
      <style:text-properties fo:font-size="10pt" style:font-size-asian="10pt" style:font-size-complex="10pt"/>
    </style:style>
    <style:style style:name="P2385" style:parent-style-name="Standard" style:family="paragraph">
      <style:paragraph-properties fo:text-align="justify"/>
      <style:text-properties fo:font-size="10pt" style:font-size-asian="10pt" style:font-size-complex="10pt"/>
    </style:style>
    <style:style style:name="P2386" style:parent-style-name="Standard" style:family="paragraph">
      <style:paragraph-properties fo:text-align="justify"/>
      <style:text-properties fo:font-size="10pt" style:font-size-asian="10pt" style:font-size-complex="10pt"/>
    </style:style>
    <style:style style:name="P2387" style:parent-style-name="Standard" style:family="paragraph">
      <style:paragraph-properties fo:text-align="justify"/>
      <style:text-properties fo:font-size="10pt" style:font-size-asian="10pt" style:font-size-complex="10pt"/>
    </style:style>
    <style:style style:name="TableColumn2389" style:family="table-column">
      <style:table-column-properties style:column-width="3.9791in" style:use-optimal-column-width="false"/>
    </style:style>
    <style:style style:name="TableColumn2390" style:family="table-column">
      <style:table-column-properties style:column-width="2.7138in" style:use-optimal-column-width="false"/>
    </style:style>
    <style:style style:name="Table2388" style:family="table">
      <style:table-properties style:width="6.693in" fo:margin-left="-0.009in" table:align="left"/>
    </style:style>
    <style:style style:name="TableRow2391" style:family="table-row">
      <style:table-row-properties style:use-optimal-row-height="false"/>
    </style:style>
    <style:style style:name="TableCell23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9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39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39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39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397" style:family="table-cell">
      <style:table-cell-properties fo:border="0.0034in solid #000000" style:writing-mode="lr-tb" fo:padding-top="0.0381in" fo:padding-left="0.0381in" fo:padding-bottom="0.0381in" fo:padding-right="0.0381in"/>
    </style:style>
    <style:style style:name="TableColumn2399" style:family="table-column">
      <style:table-column-properties style:column-width="1.1805in" style:use-optimal-column-width="false"/>
    </style:style>
    <style:style style:name="TableColumn2400" style:family="table-column">
      <style:table-column-properties style:column-width="1.4701in" style:use-optimal-column-width="false"/>
    </style:style>
    <style:style style:name="Table2398" style:family="table">
      <style:table-properties style:width="2.6506in" fo:margin-left="0in" table:align="right"/>
    </style:style>
    <style:style style:name="TableRow2401" style:family="table-row">
      <style:table-row-properties style:use-optimal-row-height="false"/>
    </style:style>
    <style:style style:name="TableCell24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404" style:family="table-cell">
      <style:table-cell-properties fo:border="0.0034in solid #000000" style:writing-mode="lr-tb" fo:padding-top="0.0381in" fo:padding-left="0.0381in" fo:padding-bottom="0.0381in" fo:padding-right="0.0381in"/>
    </style:style>
    <style:style style:name="P24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406" style:family="table-row">
      <style:table-row-properties style:use-optimal-row-height="false"/>
    </style:style>
    <style:style style:name="TableCell2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411" style:family="table-row">
      <style:table-row-properties style:use-optimal-row-height="false"/>
    </style:style>
    <style:style style:name="TableCell2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416" style:family="table-row">
      <style:table-row-properties style:use-optimal-row-height="false"/>
    </style:style>
    <style:style style:name="TableCell2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4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422" style:parent-style-name="Standard" style:family="paragraph">
      <style:paragraph-properties fo:text-align="justify"/>
      <style:text-properties fo:font-size="10pt" style:font-size-asian="10pt" style:font-size-complex="10pt"/>
    </style:style>
    <style:style style:name="P2423" style:parent-style-name="Standard" style:family="paragraph">
      <style:paragraph-properties fo:text-align="justify"/>
      <style:text-properties fo:font-size="10pt" style:font-size-asian="10pt" style:font-size-complex="10pt"/>
    </style:style>
    <style:style style:name="P2424" style:parent-style-name="Standard" style:family="paragraph">
      <style:paragraph-properties fo:text-align="justify"/>
      <style:text-properties fo:font-size="10pt" style:font-size-asian="10pt" style:font-size-complex="10pt"/>
    </style:style>
    <style:style style:name="P2425" style:parent-style-name="Standard" style:family="paragraph">
      <style:paragraph-properties fo:text-align="justify"/>
      <style:text-properties fo:font-size="10pt" style:font-size-asian="10pt" style:font-size-complex="10pt"/>
    </style:style>
    <style:style style:name="P2426" style:parent-style-name="Standard" style:family="paragraph">
      <style:paragraph-properties fo:text-align="justify"/>
      <style:text-properties fo:font-size="10pt" style:font-size-asian="10pt" style:font-size-complex="10pt"/>
    </style:style>
    <style:style style:name="P2427" style:parent-style-name="Standard" style:family="paragraph">
      <style:paragraph-properties fo:text-align="justify"/>
      <style:text-properties fo:font-size="10pt" style:font-size-asian="10pt" style:font-size-complex="10pt"/>
    </style:style>
    <style:style style:name="P2428" style:parent-style-name="Standard" style:family="paragraph">
      <style:paragraph-properties fo:text-align="justify"/>
      <style:text-properties fo:font-size="10pt" style:font-size-asian="10pt" style:font-size-complex="10pt"/>
    </style:style>
    <style:style style:name="P2429" style:parent-style-name="Standard" style:family="paragraph">
      <style:paragraph-properties fo:text-align="justify"/>
      <style:text-properties fo:font-size="10pt" style:font-size-asian="10pt" style:font-size-complex="10pt"/>
    </style:style>
    <style:style style:name="P2430" style:parent-style-name="Standard" style:family="paragraph">
      <style:paragraph-properties fo:text-align="justify"/>
      <style:text-properties fo:font-size="10pt" style:font-size-asian="10pt" style:font-size-complex="10pt"/>
    </style:style>
    <style:style style:name="P2431" style:parent-style-name="Standard" style:family="paragraph">
      <style:paragraph-properties fo:text-align="justify"/>
      <style:text-properties fo:font-size="10pt" style:font-size-asian="10pt" style:font-size-complex="10pt"/>
    </style:style>
    <style:style style:name="P2432" style:parent-style-name="Standard" style:family="paragraph">
      <style:paragraph-properties fo:text-align="justify"/>
      <style:text-properties fo:font-size="10pt" style:font-size-asian="10pt" style:font-size-complex="10pt"/>
    </style:style>
    <style:style style:name="P2433" style:parent-style-name="Standard" style:family="paragraph">
      <style:paragraph-properties fo:text-align="justify"/>
      <style:text-properties fo:font-size="10pt" style:font-size-asian="10pt" style:font-size-complex="10pt"/>
    </style:style>
    <style:style style:name="P2434" style:parent-style-name="Standard" style:family="paragraph">
      <style:paragraph-properties fo:text-align="justify"/>
      <style:text-properties fo:font-size="10pt" style:font-size-asian="10pt" style:font-size-complex="10pt"/>
    </style:style>
    <style:style style:name="P2435" style:parent-style-name="Standard" style:family="paragraph">
      <style:paragraph-properties fo:text-align="justify"/>
      <style:text-properties fo:font-size="10pt" style:font-size-asian="10pt" style:font-size-complex="10pt"/>
    </style:style>
    <style:style style:name="P2436" style:parent-style-name="Standard" style:list-style-name="LFO7" style:family="paragraph">
      <style:paragraph-properties fo:text-align="justify"/>
      <style:text-properties fo:font-size="10pt" style:font-size-asian="10pt" style:font-size-complex="10pt"/>
    </style:style>
    <style:style style:name="P2437" style:parent-style-name="Standard" style:list-style-name="LFO7" style:family="paragraph">
      <style:paragraph-properties fo:text-align="justify"/>
      <style:text-properties fo:font-size="10pt" style:font-size-asian="10pt" style:font-size-complex="10pt"/>
    </style:style>
    <style:style style:name="P2438" style:parent-style-name="Standard" style:list-style-name="LFO7" style:family="paragraph">
      <style:paragraph-properties fo:text-align="justify"/>
      <style:text-properties fo:font-size="10pt" style:font-size-asian="10pt" style:font-size-complex="10pt"/>
    </style:style>
    <style:style style:name="P2439" style:parent-style-name="Standard" style:family="paragraph">
      <style:paragraph-properties fo:text-align="justify"/>
      <style:text-properties fo:font-size="10pt" style:font-size-asian="10pt" style:font-size-complex="10pt"/>
    </style:style>
    <style:style style:name="P2440" style:parent-style-name="Standard" style:list-style-name="LFO7" style:family="paragraph">
      <style:paragraph-properties fo:text-align="justify"/>
      <style:text-properties fo:font-size="10pt" style:font-size-asian="10pt" style:font-size-complex="10pt"/>
    </style:style>
    <style:style style:name="P2441" style:parent-style-name="Standard" style:list-style-name="LFO7" style:family="paragraph">
      <style:paragraph-properties fo:text-align="justify"/>
      <style:text-properties fo:font-size="10pt" style:font-size-asian="10pt" style:font-size-complex="10pt"/>
    </style:style>
    <style:style style:name="P2442" style:parent-style-name="Standard" style:family="paragraph">
      <style:paragraph-properties fo:text-align="justify"/>
      <style:text-properties fo:font-size="10pt" style:font-size-asian="10pt" style:font-size-complex="10pt"/>
    </style:style>
    <style:style style:name="P2443" style:parent-style-name="Standard" style:family="paragraph">
      <style:paragraph-properties fo:text-align="justify"/>
      <style:text-properties fo:font-size="10pt" style:font-size-asian="10pt" style:font-size-complex="10pt"/>
    </style:style>
    <style:style style:name="P2444" style:parent-style-name="Standard" style:list-style-name="LFO7" style:family="paragraph">
      <style:paragraph-properties fo:text-align="justify"/>
      <style:text-properties fo:font-size="10pt" style:font-size-asian="10pt" style:font-size-complex="10pt"/>
    </style:style>
    <style:style style:name="P2445" style:parent-style-name="Standard" style:family="paragraph">
      <style:paragraph-properties fo:text-align="justify"/>
      <style:text-properties fo:font-size="10pt" style:font-size-asian="10pt" style:font-size-complex="10pt"/>
    </style:style>
    <style:style style:name="P2446" style:parent-style-name="Standard" style:family="paragraph">
      <style:paragraph-properties fo:text-align="justify"/>
      <style:text-properties fo:font-size="10pt" style:font-size-asian="10pt" style:font-size-complex="10pt"/>
    </style:style>
    <style:style style:name="P2447" style:parent-style-name="Standard" style:list-style-name="LFO7" style:family="paragraph">
      <style:paragraph-properties fo:text-align="justify"/>
      <style:text-properties fo:font-size="10pt" style:font-size-asian="10pt" style:font-size-complex="10pt"/>
    </style:style>
    <style:style style:name="P2448" style:parent-style-name="Standard" style:family="paragraph">
      <style:paragraph-properties fo:text-align="justify"/>
      <style:text-properties fo:font-size="10pt" style:font-size-asian="10pt" style:font-size-complex="10pt"/>
    </style:style>
    <style:style style:name="P2449" style:parent-style-name="Standard" style:family="paragraph">
      <style:paragraph-properties fo:text-align="justify"/>
      <style:text-properties fo:font-size="10pt" style:font-size-asian="10pt" style:font-size-complex="10pt"/>
    </style:style>
    <style:style style:name="P2450" style:parent-style-name="Standard" style:family="paragraph">
      <style:paragraph-properties fo:text-align="justify"/>
      <style:text-properties fo:font-size="10pt" style:font-size-asian="10pt" style:font-size-complex="10pt"/>
    </style:style>
    <style:style style:name="P2451" style:parent-style-name="Standard" style:family="paragraph">
      <style:paragraph-properties fo:text-align="justify"/>
      <style:text-properties fo:font-size="10pt" style:font-size-asian="10pt" style:font-size-complex="10pt"/>
    </style:style>
    <style:style style:name="P2452" style:parent-style-name="Standard" style:family="paragraph">
      <style:paragraph-properties fo:text-align="justify"/>
      <style:text-properties fo:font-size="10pt" style:font-size-asian="10pt" style:font-size-complex="10pt"/>
    </style:style>
    <style:style style:name="P2453" style:parent-style-name="Standard" style:family="paragraph">
      <style:paragraph-properties fo:text-align="justify"/>
      <style:text-properties fo:font-size="10pt" style:font-size-asian="10pt" style:font-size-complex="10pt"/>
    </style:style>
    <style:style style:name="P2454" style:parent-style-name="Standard" style:family="paragraph">
      <style:paragraph-properties fo:text-align="justify"/>
      <style:text-properties fo:font-size="10pt" style:font-size-asian="10pt" style:font-size-complex="10pt"/>
    </style:style>
    <style:style style:name="P2455" style:parent-style-name="Standard" style:family="paragraph">
      <style:paragraph-properties fo:text-align="justify"/>
      <style:text-properties fo:font-size="10pt" style:font-size-asian="10pt" style:font-size-complex="10pt"/>
    </style:style>
    <style:style style:name="P2456" style:parent-style-name="Standard" style:family="paragraph">
      <style:paragraph-properties fo:text-align="justify"/>
      <style:text-properties fo:font-size="10pt" style:font-size-asian="10pt" style:font-size-complex="10pt"/>
    </style:style>
    <style:style style:name="P2457" style:parent-style-name="Standard" style:list-style-name="LFO7" style:family="paragraph">
      <style:paragraph-properties fo:text-align="justify"/>
      <style:text-properties fo:font-size="10pt" style:font-size-asian="10pt" style:font-size-complex="10pt"/>
    </style:style>
    <style:style style:name="P2458" style:parent-style-name="Standard" style:list-style-name="LFO7" style:family="paragraph">
      <style:paragraph-properties fo:text-align="justify"/>
      <style:text-properties fo:font-size="10pt" style:font-size-asian="10pt" style:font-size-complex="10pt"/>
    </style:style>
    <style:style style:name="P2459" style:parent-style-name="Standard" style:list-style-name="LFO7" style:family="paragraph">
      <style:paragraph-properties fo:text-align="justify"/>
      <style:text-properties fo:font-size="10pt" style:font-size-asian="10pt" style:font-size-complex="10pt"/>
    </style:style>
    <style:style style:name="P2460" style:parent-style-name="Standard" style:family="paragraph">
      <style:paragraph-properties fo:text-align="justify"/>
      <style:text-properties fo:font-size="10pt" style:font-size-asian="10pt" style:font-size-complex="10pt"/>
    </style:style>
    <style:style style:name="P2461" style:parent-style-name="Standard" style:family="paragraph">
      <style:paragraph-properties fo:text-align="justify"/>
      <style:text-properties fo:font-size="10pt" style:font-size-asian="10pt" style:font-size-complex="10pt"/>
    </style:style>
    <style:style style:name="P2462" style:parent-style-name="Standard" style:family="paragraph">
      <style:paragraph-properties fo:text-align="justify"/>
      <style:text-properties fo:font-size="10pt" style:font-size-asian="10pt" style:font-size-complex="10pt"/>
    </style:style>
    <style:style style:name="P2463" style:parent-style-name="Standard" style:family="paragraph">
      <style:paragraph-properties fo:text-align="justify"/>
      <style:text-properties fo:font-size="10pt" style:font-size-asian="10pt" style:font-size-complex="10pt"/>
    </style:style>
    <style:style style:name="P2464" style:parent-style-name="Standard" style:family="paragraph">
      <style:paragraph-properties fo:text-align="justify"/>
      <style:text-properties fo:font-size="10pt" style:font-size-asian="10pt" style:font-size-complex="10pt"/>
    </style:style>
    <style:style style:name="P2465" style:parent-style-name="Standard" style:family="paragraph">
      <style:paragraph-properties fo:text-align="justify"/>
      <style:text-properties fo:font-size="10pt" style:font-size-asian="10pt" style:font-size-complex="10pt"/>
    </style:style>
    <style:style style:name="P2466" style:parent-style-name="Standard" style:family="paragraph">
      <style:paragraph-properties fo:text-align="justify"/>
      <style:text-properties fo:font-size="10pt" style:font-size-asian="10pt" style:font-size-complex="10pt"/>
    </style:style>
    <style:style style:name="P2467" style:parent-style-name="Standard" style:family="paragraph">
      <style:paragraph-properties fo:text-align="justify"/>
      <style:text-properties fo:font-size="10pt" style:font-size-asian="10pt" style:font-size-complex="10pt"/>
    </style:style>
    <style:style style:name="TableColumn2469" style:family="table-column">
      <style:table-column-properties style:column-width="3.9791in" style:use-optimal-column-width="false"/>
    </style:style>
    <style:style style:name="TableColumn2470" style:family="table-column">
      <style:table-column-properties style:column-width="2.7138in" style:use-optimal-column-width="false"/>
    </style:style>
    <style:style style:name="Table2468" style:family="table">
      <style:table-properties style:width="6.693in" fo:margin-left="-0.009in" table:align="left"/>
    </style:style>
    <style:style style:name="TableRow2471" style:family="table-row">
      <style:table-row-properties style:use-optimal-row-height="false"/>
    </style:style>
    <style:style style:name="TableCell24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7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47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4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47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477" style:family="table-cell">
      <style:table-cell-properties fo:border="0.0034in solid #000000" style:writing-mode="lr-tb" fo:padding-top="0.0381in" fo:padding-left="0.0381in" fo:padding-bottom="0.0381in" fo:padding-right="0.0381in"/>
    </style:style>
    <style:style style:name="TableColumn2479" style:family="table-column">
      <style:table-column-properties style:column-width="1.1805in" style:use-optimal-column-width="false"/>
    </style:style>
    <style:style style:name="TableColumn2480" style:family="table-column">
      <style:table-column-properties style:column-width="1.4701in" style:use-optimal-column-width="false"/>
    </style:style>
    <style:style style:name="Table2478" style:family="table">
      <style:table-properties style:width="2.6506in" fo:margin-left="0in" table:align="right"/>
    </style:style>
    <style:style style:name="TableRow2481" style:family="table-row">
      <style:table-row-properties style:use-optimal-row-height="false"/>
    </style:style>
    <style:style style:name="TableCell24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8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484" style:family="table-cell">
      <style:table-cell-properties fo:border="0.0034in solid #000000" style:writing-mode="lr-tb" fo:padding-top="0.0381in" fo:padding-left="0.0381in" fo:padding-bottom="0.0381in" fo:padding-right="0.0381in"/>
    </style:style>
    <style:style style:name="P248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486" style:family="table-row">
      <style:table-row-properties style:use-optimal-row-height="false"/>
    </style:style>
    <style:style style:name="TableCell2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491" style:family="table-row">
      <style:table-row-properties style:use-optimal-row-height="false"/>
    </style:style>
    <style:style style:name="TableCell2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496" style:family="table-row">
      <style:table-row-properties style:use-optimal-row-height="false"/>
    </style:style>
    <style:style style:name="TableCell2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50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502" style:parent-style-name="Standard" style:family="paragraph">
      <style:paragraph-properties fo:text-align="justify"/>
      <style:text-properties fo:font-size="10pt" style:font-size-asian="10pt" style:font-size-complex="10pt"/>
    </style:style>
    <style:style style:name="P2503" style:parent-style-name="Standard" style:family="paragraph">
      <style:paragraph-properties fo:text-align="justify"/>
      <style:text-properties fo:font-size="10pt" style:font-size-asian="10pt" style:font-size-complex="10pt"/>
    </style:style>
    <style:style style:name="P2504" style:parent-style-name="Standard" style:family="paragraph">
      <style:paragraph-properties fo:text-align="justify"/>
      <style:text-properties fo:font-size="10pt" style:font-size-asian="10pt" style:font-size-complex="10pt"/>
    </style:style>
    <style:style style:name="P2505" style:parent-style-name="Standard" style:family="paragraph">
      <style:paragraph-properties fo:text-align="justify"/>
      <style:text-properties fo:font-size="10pt" style:font-size-asian="10pt" style:font-size-complex="10pt"/>
    </style:style>
    <style:style style:name="P2506" style:parent-style-name="Standard" style:family="paragraph">
      <style:paragraph-properties fo:text-align="justify"/>
      <style:text-properties fo:font-size="10pt" style:font-size-asian="10pt" style:font-size-complex="10pt"/>
    </style:style>
    <style:style style:name="P2507" style:parent-style-name="Standard" style:family="paragraph">
      <style:paragraph-properties fo:text-align="justify"/>
      <style:text-properties fo:font-size="10pt" style:font-size-asian="10pt" style:font-size-complex="10pt"/>
    </style:style>
    <style:style style:name="P2508" style:parent-style-name="Standard" style:family="paragraph">
      <style:paragraph-properties fo:text-align="justify"/>
      <style:text-properties fo:font-size="10pt" style:font-size-asian="10pt" style:font-size-complex="10pt"/>
    </style:style>
    <style:style style:name="P2509" style:parent-style-name="Standard" style:family="paragraph">
      <style:paragraph-properties fo:text-align="justify"/>
      <style:text-properties fo:font-size="10pt" style:font-size-asian="10pt" style:font-size-complex="10pt"/>
    </style:style>
    <style:style style:name="P2510" style:parent-style-name="Standard" style:family="paragraph">
      <style:paragraph-properties fo:text-align="justify"/>
      <style:text-properties fo:font-size="10pt" style:font-size-asian="10pt" style:font-size-complex="10pt"/>
    </style:style>
    <style:style style:name="P2511" style:parent-style-name="Standard" style:family="paragraph">
      <style:paragraph-properties fo:text-align="justify"/>
      <style:text-properties fo:font-size="10pt" style:font-size-asian="10pt" style:font-size-complex="10pt"/>
    </style:style>
    <style:style style:name="P2512" style:parent-style-name="Standard" style:family="paragraph">
      <style:paragraph-properties fo:text-align="justify"/>
      <style:text-properties fo:font-size="10pt" style:font-size-asian="10pt" style:font-size-complex="10pt"/>
    </style:style>
    <style:style style:name="P2513" style:parent-style-name="Standard" style:family="paragraph">
      <style:paragraph-properties fo:text-align="justify"/>
      <style:text-properties fo:font-size="10pt" style:font-size-asian="10pt" style:font-size-complex="10pt"/>
    </style:style>
    <style:style style:name="P2514" style:parent-style-name="Standard" style:family="paragraph">
      <style:paragraph-properties fo:text-align="justify"/>
      <style:text-properties fo:font-size="10pt" style:font-size-asian="10pt" style:font-size-complex="10pt"/>
    </style:style>
    <style:style style:name="P2515" style:parent-style-name="Standard" style:family="paragraph">
      <style:paragraph-properties fo:text-align="justify"/>
      <style:text-properties fo:font-size="10pt" style:font-size-asian="10pt" style:font-size-complex="10pt"/>
    </style:style>
    <style:style style:name="P2516" style:parent-style-name="Standard" style:family="paragraph">
      <style:paragraph-properties fo:text-align="justify"/>
      <style:text-properties fo:font-size="10pt" style:font-size-asian="10pt" style:font-size-complex="10pt"/>
    </style:style>
    <style:style style:name="P2517" style:parent-style-name="Standard" style:family="paragraph">
      <style:paragraph-properties fo:text-align="justify"/>
      <style:text-properties fo:font-size="10pt" style:font-size-asian="10pt" style:font-size-complex="10pt"/>
    </style:style>
    <style:style style:name="P2518" style:parent-style-name="Standard" style:family="paragraph">
      <style:paragraph-properties fo:text-align="justify"/>
      <style:text-properties fo:font-size="10pt" style:font-size-asian="10pt" style:font-size-complex="10pt"/>
    </style:style>
    <style:style style:name="P2519" style:parent-style-name="Standard" style:family="paragraph">
      <style:paragraph-properties fo:text-align="justify"/>
      <style:text-properties fo:font-size="10pt" style:font-size-asian="10pt" style:font-size-complex="10pt"/>
    </style:style>
    <style:style style:name="P2520" style:parent-style-name="Standard" style:family="paragraph">
      <style:paragraph-properties fo:text-align="justify"/>
      <style:text-properties fo:font-size="10pt" style:font-size-asian="10pt" style:font-size-complex="10pt"/>
    </style:style>
    <style:style style:name="P2521" style:parent-style-name="Standard" style:family="paragraph">
      <style:paragraph-properties fo:text-align="justify"/>
      <style:text-properties fo:font-size="10pt" style:font-size-asian="10pt" style:font-size-complex="10pt"/>
    </style:style>
    <style:style style:name="P2522" style:parent-style-name="Standard" style:family="paragraph">
      <style:paragraph-properties fo:text-align="justify"/>
      <style:text-properties fo:font-size="10pt" style:font-size-asian="10pt" style:font-size-complex="10pt"/>
    </style:style>
    <style:style style:name="P2523" style:parent-style-name="Standard" style:family="paragraph">
      <style:paragraph-properties fo:text-align="justify"/>
      <style:text-properties fo:font-size="10pt" style:font-size-asian="10pt" style:font-size-complex="10pt"/>
    </style:style>
    <style:style style:name="P2524" style:parent-style-name="Standard" style:family="paragraph">
      <style:paragraph-properties fo:text-align="justify"/>
      <style:text-properties fo:font-size="10pt" style:font-size-asian="10pt" style:font-size-complex="10pt"/>
    </style:style>
    <style:style style:name="P2525" style:parent-style-name="Standard" style:family="paragraph">
      <style:paragraph-properties fo:text-align="justify"/>
      <style:text-properties fo:font-size="10pt" style:font-size-asian="10pt" style:font-size-complex="10pt"/>
    </style:style>
    <style:style style:name="P2526" style:parent-style-name="Standard" style:family="paragraph">
      <style:paragraph-properties fo:text-align="justify"/>
      <style:text-properties fo:font-size="10pt" style:font-size-asian="10pt" style:font-size-complex="10pt"/>
    </style:style>
    <style:style style:name="P2527" style:parent-style-name="Standard" style:family="paragraph">
      <style:paragraph-properties fo:text-align="justify"/>
      <style:text-properties fo:font-size="10pt" style:font-size-asian="10pt" style:font-size-complex="10pt"/>
    </style:style>
    <style:style style:name="P2528" style:parent-style-name="Standard" style:family="paragraph">
      <style:paragraph-properties fo:text-align="justify"/>
      <style:text-properties fo:font-size="10pt" style:font-size-asian="10pt" style:font-size-complex="10pt"/>
    </style:style>
    <style:style style:name="P2529" style:parent-style-name="Standard" style:family="paragraph">
      <style:paragraph-properties fo:text-align="justify"/>
      <style:text-properties fo:font-size="10pt" style:font-size-asian="10pt" style:font-size-complex="10pt"/>
    </style:style>
    <style:style style:name="P2530" style:parent-style-name="Standard" style:family="paragraph">
      <style:paragraph-properties fo:text-align="justify"/>
      <style:text-properties fo:font-size="10pt" style:font-size-asian="10pt" style:font-size-complex="10pt"/>
    </style:style>
    <style:style style:name="P2531" style:parent-style-name="Standard" style:family="paragraph">
      <style:paragraph-properties fo:text-align="justify"/>
      <style:text-properties fo:font-size="10pt" style:font-size-asian="10pt" style:font-size-complex="10pt"/>
    </style:style>
    <style:style style:name="P2532" style:parent-style-name="Standard" style:family="paragraph">
      <style:paragraph-properties fo:text-align="justify"/>
      <style:text-properties fo:font-size="10pt" style:font-size-asian="10pt" style:font-size-complex="10pt"/>
    </style:style>
    <style:style style:name="P2533" style:parent-style-name="Standard" style:family="paragraph">
      <style:paragraph-properties fo:text-align="justify"/>
      <style:text-properties fo:font-size="10pt" style:font-size-asian="10pt" style:font-size-complex="10pt"/>
    </style:style>
    <style:style style:name="P2534" style:parent-style-name="Standard" style:family="paragraph">
      <style:paragraph-properties fo:text-align="justify"/>
      <style:text-properties fo:font-size="10pt" style:font-size-asian="10pt" style:font-size-complex="10pt"/>
    </style:style>
    <style:style style:name="P2535" style:parent-style-name="Standard" style:family="paragraph">
      <style:paragraph-properties fo:text-align="justify"/>
      <style:text-properties fo:font-size="10pt" style:font-size-asian="10pt" style:font-size-complex="10pt"/>
    </style:style>
    <style:style style:name="P2536" style:parent-style-name="Standard" style:family="paragraph">
      <style:paragraph-properties fo:text-align="justify"/>
      <style:text-properties fo:font-size="10pt" style:font-size-asian="10pt" style:font-size-complex="10pt"/>
    </style:style>
    <style:style style:name="P2537" style:parent-style-name="Standard" style:family="paragraph">
      <style:paragraph-properties fo:text-align="justify"/>
      <style:text-properties fo:font-size="10pt" style:font-size-asian="10pt" style:font-size-complex="10pt"/>
    </style:style>
    <style:style style:name="P2538" style:parent-style-name="Standard" style:family="paragraph">
      <style:paragraph-properties fo:text-align="justify"/>
      <style:text-properties fo:font-size="10pt" style:font-size-asian="10pt" style:font-size-complex="10pt"/>
    </style:style>
    <style:style style:name="TableColumn2540" style:family="table-column">
      <style:table-column-properties style:column-width="3.9791in" style:use-optimal-column-width="false"/>
    </style:style>
    <style:style style:name="TableColumn2541" style:family="table-column">
      <style:table-column-properties style:column-width="2.7138in" style:use-optimal-column-width="false"/>
    </style:style>
    <style:style style:name="Table2539" style:family="table">
      <style:table-properties style:width="6.693in" fo:margin-left="-0.009in" table:align="left"/>
    </style:style>
    <style:style style:name="TableRow2542" style:family="table-row">
      <style:table-row-properties style:use-optimal-row-height="false"/>
    </style:style>
    <style:style style:name="TableCell25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4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54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54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54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548" style:family="table-cell">
      <style:table-cell-properties fo:border="0.0034in solid #000000" style:writing-mode="lr-tb" fo:padding-top="0.0381in" fo:padding-left="0.0381in" fo:padding-bottom="0.0381in" fo:padding-right="0.0381in"/>
    </style:style>
    <style:style style:name="TableColumn2550" style:family="table-column">
      <style:table-column-properties style:column-width="1.1805in" style:use-optimal-column-width="false"/>
    </style:style>
    <style:style style:name="TableColumn2551" style:family="table-column">
      <style:table-column-properties style:column-width="1.4701in" style:use-optimal-column-width="false"/>
    </style:style>
    <style:style style:name="Table2549" style:family="table">
      <style:table-properties style:width="2.6506in" fo:margin-left="0in" table:align="right"/>
    </style:style>
    <style:style style:name="TableRow2552" style:family="table-row">
      <style:table-row-properties style:use-optimal-row-height="false"/>
    </style:style>
    <style:style style:name="TableCell25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5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555" style:family="table-cell">
      <style:table-cell-properties fo:border="0.0034in solid #000000" style:writing-mode="lr-tb" fo:padding-top="0.0381in" fo:padding-left="0.0381in" fo:padding-bottom="0.0381in" fo:padding-right="0.0381in"/>
    </style:style>
    <style:style style:name="P255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557" style:family="table-row">
      <style:table-row-properties style:use-optimal-row-height="false"/>
    </style:style>
    <style:style style:name="TableCell2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562" style:family="table-row">
      <style:table-row-properties style:use-optimal-row-height="false"/>
    </style:style>
    <style:style style:name="TableCell2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5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567" style:family="table-row">
      <style:table-row-properties style:use-optimal-row-height="false"/>
    </style:style>
    <style:style style:name="TableCell2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5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57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573" style:parent-style-name="Standard" style:family="paragraph">
      <style:paragraph-properties fo:text-align="justify"/>
      <style:text-properties fo:font-size="10pt" style:font-size-asian="10pt" style:font-size-complex="10pt"/>
    </style:style>
    <style:style style:name="P2574" style:parent-style-name="Standard" style:family="paragraph">
      <style:paragraph-properties fo:text-align="justify"/>
      <style:text-properties fo:font-size="10pt" style:font-size-asian="10pt" style:font-size-complex="10pt"/>
    </style:style>
    <style:style style:name="P2575" style:parent-style-name="Standard" style:family="paragraph">
      <style:paragraph-properties fo:text-align="justify"/>
      <style:text-properties fo:font-size="10pt" style:font-size-asian="10pt" style:font-size-complex="10pt"/>
    </style:style>
    <style:style style:name="P2576" style:parent-style-name="Standard" style:family="paragraph">
      <style:paragraph-properties fo:text-align="justify"/>
      <style:text-properties fo:font-size="10pt" style:font-size-asian="10pt" style:font-size-complex="10pt"/>
    </style:style>
    <style:style style:name="P2577" style:parent-style-name="Standard" style:family="paragraph">
      <style:paragraph-properties fo:text-align="justify"/>
      <style:text-properties fo:font-size="10pt" style:font-size-asian="10pt" style:font-size-complex="10pt"/>
    </style:style>
    <style:style style:name="P2578" style:parent-style-name="Standard" style:family="paragraph">
      <style:paragraph-properties fo:text-align="justify"/>
      <style:text-properties fo:font-size="10pt" style:font-size-asian="10pt" style:font-size-complex="10pt"/>
    </style:style>
    <style:style style:name="P2579" style:parent-style-name="Standard" style:family="paragraph">
      <style:paragraph-properties fo:text-align="justify"/>
      <style:text-properties fo:font-size="10pt" style:font-size-asian="10pt" style:font-size-complex="10pt"/>
    </style:style>
    <style:style style:name="P2580" style:parent-style-name="Standard" style:family="paragraph">
      <style:paragraph-properties fo:text-align="justify"/>
      <style:text-properties fo:font-size="10pt" style:font-size-asian="10pt" style:font-size-complex="10pt"/>
    </style:style>
    <style:style style:name="P2581" style:parent-style-name="Standard" style:family="paragraph">
      <style:paragraph-properties fo:text-align="justify"/>
      <style:text-properties fo:font-size="10pt" style:font-size-asian="10pt" style:font-size-complex="10pt"/>
    </style:style>
    <style:style style:name="P2582" style:parent-style-name="Standard" style:family="paragraph">
      <style:paragraph-properties fo:text-align="justify"/>
      <style:text-properties fo:font-size="10pt" style:font-size-asian="10pt" style:font-size-complex="10pt"/>
    </style:style>
    <style:style style:name="P2583" style:parent-style-name="Standard" style:family="paragraph">
      <style:paragraph-properties fo:text-align="justify"/>
      <style:text-properties fo:font-size="10pt" style:font-size-asian="10pt" style:font-size-complex="10pt"/>
    </style:style>
    <style:style style:name="P2584" style:parent-style-name="Standard" style:family="paragraph">
      <style:paragraph-properties fo:text-align="justify"/>
      <style:text-properties fo:font-size="10pt" style:font-size-asian="10pt" style:font-size-complex="10pt"/>
    </style:style>
    <style:style style:name="P2585" style:parent-style-name="Standard" style:family="paragraph">
      <style:paragraph-properties fo:text-align="justify"/>
      <style:text-properties fo:font-size="10pt" style:font-size-asian="10pt" style:font-size-complex="10pt"/>
    </style:style>
    <style:style style:name="P2586" style:parent-style-name="Standard" style:family="paragraph">
      <style:paragraph-properties fo:text-align="justify"/>
      <style:text-properties fo:font-size="10pt" style:font-size-asian="10pt" style:font-size-complex="10pt"/>
    </style:style>
    <style:style style:name="P2587" style:parent-style-name="Standard" style:family="paragraph">
      <style:paragraph-properties fo:text-align="justify"/>
      <style:text-properties fo:font-size="10pt" style:font-size-asian="10pt" style:font-size-complex="10pt"/>
    </style:style>
    <style:style style:name="P2588" style:parent-style-name="Standard" style:family="paragraph">
      <style:paragraph-properties fo:text-align="justify"/>
      <style:text-properties fo:font-size="10pt" style:font-size-asian="10pt" style:font-size-complex="10pt"/>
    </style:style>
    <style:style style:name="P2589" style:parent-style-name="Standard" style:family="paragraph">
      <style:paragraph-properties fo:text-align="justify"/>
      <style:text-properties fo:font-size="10pt" style:font-size-asian="10pt" style:font-size-complex="10pt"/>
    </style:style>
    <style:style style:name="P2590" style:parent-style-name="Standard" style:family="paragraph">
      <style:paragraph-properties fo:text-align="justify"/>
      <style:text-properties fo:font-size="10pt" style:font-size-asian="10pt" style:font-size-complex="10pt"/>
    </style:style>
    <style:style style:name="P2591" style:parent-style-name="Standard" style:family="paragraph">
      <style:paragraph-properties fo:text-align="justify"/>
      <style:text-properties fo:font-size="10pt" style:font-size-asian="10pt" style:font-size-complex="10pt"/>
    </style:style>
    <style:style style:name="P2592" style:parent-style-name="Standard" style:family="paragraph">
      <style:paragraph-properties fo:text-align="justify"/>
      <style:text-properties fo:font-size="10pt" style:font-size-asian="10pt" style:font-size-complex="10pt"/>
    </style:style>
    <style:style style:name="P2593" style:parent-style-name="Standard" style:family="paragraph">
      <style:paragraph-properties fo:text-align="justify"/>
      <style:text-properties fo:font-size="10pt" style:font-size-asian="10pt" style:font-size-complex="10pt"/>
    </style:style>
    <style:style style:name="P2594" style:parent-style-name="Standard" style:family="paragraph">
      <style:paragraph-properties fo:text-align="justify"/>
      <style:text-properties fo:font-size="10pt" style:font-size-asian="10pt" style:font-size-complex="10pt"/>
    </style:style>
    <style:style style:name="P2595" style:parent-style-name="Standard" style:family="paragraph">
      <style:paragraph-properties fo:text-align="justify"/>
      <style:text-properties fo:font-size="10pt" style:font-size-asian="10pt" style:font-size-complex="10pt"/>
    </style:style>
    <style:style style:name="P2596" style:parent-style-name="Standard" style:family="paragraph">
      <style:paragraph-properties fo:text-align="justify"/>
      <style:text-properties fo:font-size="10pt" style:font-size-asian="10pt" style:font-size-complex="10pt"/>
    </style:style>
    <style:style style:name="P2597" style:parent-style-name="Standard" style:family="paragraph">
      <style:paragraph-properties fo:text-align="justify"/>
      <style:text-properties fo:font-size="10pt" style:font-size-asian="10pt" style:font-size-complex="10pt"/>
    </style:style>
    <style:style style:name="P2598" style:parent-style-name="Standard" style:family="paragraph">
      <style:paragraph-properties fo:text-align="justify"/>
      <style:text-properties fo:font-size="10pt" style:font-size-asian="10pt" style:font-size-complex="10pt"/>
    </style:style>
    <style:style style:name="TableColumn2600" style:family="table-column">
      <style:table-column-properties style:column-width="3.9791in" style:use-optimal-column-width="false"/>
    </style:style>
    <style:style style:name="TableColumn2601" style:family="table-column">
      <style:table-column-properties style:column-width="2.7138in" style:use-optimal-column-width="false"/>
    </style:style>
    <style:style style:name="Table2599" style:family="table">
      <style:table-properties style:width="6.693in" fo:margin-left="-0.009in" table:align="left"/>
    </style:style>
    <style:style style:name="TableRow2602" style:family="table-row">
      <style:table-row-properties style:use-optimal-row-height="false"/>
    </style:style>
    <style:style style:name="TableCell26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0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6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60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60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608" style:family="table-cell">
      <style:table-cell-properties fo:border="0.0034in solid #000000" style:writing-mode="lr-tb" fo:padding-top="0.0381in" fo:padding-left="0.0381in" fo:padding-bottom="0.0381in" fo:padding-right="0.0381in"/>
    </style:style>
    <style:style style:name="TableColumn2610" style:family="table-column">
      <style:table-column-properties style:column-width="1.1805in" style:use-optimal-column-width="false"/>
    </style:style>
    <style:style style:name="TableColumn2611" style:family="table-column">
      <style:table-column-properties style:column-width="1.4701in" style:use-optimal-column-width="false"/>
    </style:style>
    <style:style style:name="Table2609" style:family="table">
      <style:table-properties style:width="2.6506in" fo:margin-left="0in" table:align="right"/>
    </style:style>
    <style:style style:name="TableRow2612" style:family="table-row">
      <style:table-row-properties style:use-optimal-row-height="false"/>
    </style:style>
    <style:style style:name="TableCell26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1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615" style:family="table-cell">
      <style:table-cell-properties fo:border="0.0034in solid #000000" style:writing-mode="lr-tb" fo:padding-top="0.0381in" fo:padding-left="0.0381in" fo:padding-bottom="0.0381in" fo:padding-right="0.0381in"/>
    </style:style>
    <style:style style:name="P26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617" style:family="table-row">
      <style:table-row-properties style:use-optimal-row-height="false"/>
    </style:style>
    <style:style style:name="TableCell2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6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622" style:family="table-row">
      <style:table-row-properties style:use-optimal-row-height="false"/>
    </style:style>
    <style:style style:name="TableCell2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6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627" style:family="table-row">
      <style:table-row-properties style:use-optimal-row-height="false"/>
    </style:style>
    <style:style style:name="TableCell2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6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63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633" style:parent-style-name="Standard" style:family="paragraph">
      <style:paragraph-properties fo:text-align="justify"/>
      <style:text-properties fo:font-size="10pt" style:font-size-asian="10pt" style:font-size-complex="10pt"/>
    </style:style>
    <style:style style:name="P2634" style:parent-style-name="Standard" style:family="paragraph">
      <style:paragraph-properties fo:text-align="justify"/>
      <style:text-properties fo:font-size="10pt" style:font-size-asian="10pt" style:font-size-complex="10pt"/>
    </style:style>
    <style:style style:name="P2635" style:parent-style-name="Standard" style:family="paragraph">
      <style:paragraph-properties fo:text-align="justify"/>
      <style:text-properties fo:font-size="10pt" style:font-size-asian="10pt" style:font-size-complex="10pt"/>
    </style:style>
    <style:style style:name="P2636" style:parent-style-name="Standard" style:family="paragraph">
      <style:paragraph-properties fo:text-align="justify"/>
      <style:text-properties fo:font-size="10pt" style:font-size-asian="10pt" style:font-size-complex="10pt"/>
    </style:style>
    <style:style style:name="P2637" style:parent-style-name="Standard" style:family="paragraph">
      <style:paragraph-properties fo:text-align="justify"/>
      <style:text-properties fo:font-size="10pt" style:font-size-asian="10pt" style:font-size-complex="10pt"/>
    </style:style>
    <style:style style:name="P2638" style:parent-style-name="Standard" style:list-style-name="LFO7" style:family="paragraph">
      <style:paragraph-properties fo:text-align="justify"/>
      <style:text-properties fo:font-size="10pt" style:font-size-asian="10pt" style:font-size-complex="10pt"/>
    </style:style>
    <style:style style:name="P2639" style:parent-style-name="Standard" style:list-style-name="LFO7" style:family="paragraph">
      <style:paragraph-properties fo:text-align="justify"/>
      <style:text-properties fo:font-size="10pt" style:font-size-asian="10pt" style:font-size-complex="10pt"/>
    </style:style>
    <style:style style:name="P2640" style:parent-style-name="Standard" style:family="paragraph">
      <style:paragraph-properties fo:text-align="justify"/>
      <style:text-properties fo:font-size="10pt" style:font-size-asian="10pt" style:font-size-complex="10pt"/>
    </style:style>
    <style:style style:name="P2641" style:parent-style-name="Standard" style:family="paragraph">
      <style:paragraph-properties fo:text-align="justify"/>
      <style:text-properties fo:font-size="10pt" style:font-size-asian="10pt" style:font-size-complex="10pt"/>
    </style:style>
    <style:style style:name="P2642" style:parent-style-name="Standard" style:list-style-name="LFO7" style:family="paragraph">
      <style:paragraph-properties fo:text-align="justify"/>
      <style:text-properties fo:font-size="10pt" style:font-size-asian="10pt" style:font-size-complex="10pt"/>
    </style:style>
    <style:style style:name="P2643" style:parent-style-name="Standard" style:family="paragraph">
      <style:paragraph-properties fo:text-align="justify"/>
      <style:text-properties fo:font-size="10pt" style:font-size-asian="10pt" style:font-size-complex="10pt"/>
    </style:style>
    <style:style style:name="P2644" style:parent-style-name="Standard" style:family="paragraph">
      <style:paragraph-properties fo:text-align="justify"/>
      <style:text-properties fo:font-size="10pt" style:font-size-asian="10pt" style:font-size-complex="10pt"/>
    </style:style>
    <style:style style:name="P2645" style:parent-style-name="Standard" style:family="paragraph">
      <style:paragraph-properties fo:text-align="justify"/>
      <style:text-properties fo:font-size="10pt" style:font-size-asian="10pt" style:font-size-complex="10pt"/>
    </style:style>
    <style:style style:name="P2646" style:parent-style-name="Standard" style:list-style-name="LFO7" style:family="paragraph">
      <style:paragraph-properties fo:text-align="justify"/>
      <style:text-properties fo:font-size="10pt" style:font-size-asian="10pt" style:font-size-complex="10pt"/>
    </style:style>
    <style:style style:name="P2647" style:parent-style-name="Standard" style:list-style-name="LFO7" style:family="paragraph">
      <style:paragraph-properties fo:text-align="justify"/>
      <style:text-properties fo:font-size="10pt" style:font-size-asian="10pt" style:font-size-complex="10pt"/>
    </style:style>
    <style:style style:name="P2648" style:parent-style-name="Standard" style:list-style-name="LFO7" style:family="paragraph">
      <style:paragraph-properties fo:text-align="justify"/>
      <style:text-properties fo:font-size="10pt" style:font-size-asian="10pt" style:font-size-complex="10pt"/>
    </style:style>
    <style:style style:name="P2649" style:parent-style-name="Standard" style:list-style-name="LFO7" style:family="paragraph">
      <style:paragraph-properties fo:text-align="justify"/>
      <style:text-properties fo:font-size="10pt" style:font-size-asian="10pt" style:font-size-complex="10pt"/>
    </style:style>
    <style:style style:name="P2650" style:parent-style-name="Standard" style:family="paragraph">
      <style:paragraph-properties fo:text-align="justify"/>
      <style:text-properties fo:font-size="10pt" style:font-size-asian="10pt" style:font-size-complex="10pt"/>
    </style:style>
    <style:style style:name="P2651" style:parent-style-name="Standard" style:family="paragraph">
      <style:paragraph-properties fo:text-align="justify"/>
      <style:text-properties fo:font-size="10pt" style:font-size-asian="10pt" style:font-size-complex="10pt"/>
    </style:style>
    <style:style style:name="P2652" style:parent-style-name="Standard" style:family="paragraph">
      <style:paragraph-properties fo:text-align="justify"/>
      <style:text-properties fo:font-size="10pt" style:font-size-asian="10pt" style:font-size-complex="10pt"/>
    </style:style>
    <style:style style:name="P2653" style:parent-style-name="Standard" style:list-style-name="LFO7" style:family="paragraph">
      <style:paragraph-properties fo:text-align="justify"/>
      <style:text-properties fo:font-size="10pt" style:font-size-asian="10pt" style:font-size-complex="10pt"/>
    </style:style>
    <style:style style:name="P2654" style:parent-style-name="Standard" style:list-style-name="LFO7" style:family="paragraph">
      <style:paragraph-properties fo:text-align="justify"/>
      <style:text-properties fo:font-size="10pt" style:font-size-asian="10pt" style:font-size-complex="10pt"/>
    </style:style>
    <style:style style:name="P2655" style:parent-style-name="Standard" style:list-style-name="LFO7" style:family="paragraph">
      <style:paragraph-properties fo:text-align="justify"/>
      <style:text-properties fo:font-size="10pt" style:font-size-asian="10pt" style:font-size-complex="10pt"/>
    </style:style>
    <style:style style:name="P2656" style:parent-style-name="Standard" style:family="paragraph">
      <style:paragraph-properties fo:text-align="justify"/>
      <style:text-properties fo:font-size="10pt" style:font-size-asian="10pt" style:font-size-complex="10pt"/>
    </style:style>
    <style:style style:name="P2657" style:parent-style-name="Standard" style:family="paragraph">
      <style:paragraph-properties fo:text-align="justify"/>
      <style:text-properties fo:font-size="10pt" style:font-size-asian="10pt" style:font-size-complex="10pt"/>
    </style:style>
    <style:style style:name="P2658" style:parent-style-name="Standard" style:family="paragraph">
      <style:paragraph-properties fo:text-align="justify"/>
      <style:text-properties fo:font-size="10pt" style:font-size-asian="10pt" style:font-size-complex="10pt"/>
    </style:style>
    <style:style style:name="P2659" style:parent-style-name="Standard" style:family="paragraph">
      <style:paragraph-properties fo:text-align="justify"/>
      <style:text-properties fo:font-size="10pt" style:font-size-asian="10pt" style:font-size-complex="10pt"/>
    </style:style>
    <style:style style:name="P2660" style:parent-style-name="Standard" style:list-style-name="LFO7" style:family="paragraph">
      <style:paragraph-properties fo:text-align="justify"/>
      <style:text-properties fo:font-size="10pt" style:font-size-asian="10pt" style:font-size-complex="10pt"/>
    </style:style>
    <style:style style:name="P2661" style:parent-style-name="Standard" style:list-style-name="LFO7" style:family="paragraph">
      <style:paragraph-properties fo:text-align="justify"/>
      <style:text-properties fo:font-size="10pt" style:font-size-asian="10pt" style:font-size-complex="10pt"/>
    </style:style>
    <style:style style:name="P2662" style:parent-style-name="Standard" style:list-style-name="LFO7" style:family="paragraph">
      <style:paragraph-properties fo:text-align="justify"/>
      <style:text-properties fo:font-size="10pt" style:font-size-asian="10pt" style:font-size-complex="10pt"/>
    </style:style>
    <style:style style:name="P2663" style:parent-style-name="Standard" style:list-style-name="LFO7" style:family="paragraph">
      <style:paragraph-properties fo:text-align="justify"/>
      <style:text-properties fo:font-size="10pt" style:font-size-asian="10pt" style:font-size-complex="10pt"/>
    </style:style>
    <style:style style:name="P2664" style:parent-style-name="Standard" style:list-style-name="LFO7" style:family="paragraph">
      <style:paragraph-properties fo:text-align="justify"/>
      <style:text-properties fo:font-size="10pt" style:font-size-asian="10pt" style:font-size-complex="10pt"/>
    </style:style>
    <style:style style:name="P2665" style:parent-style-name="Standard" style:family="paragraph">
      <style:paragraph-properties fo:text-align="justify"/>
      <style:text-properties fo:font-size="10pt" style:font-size-asian="10pt" style:font-size-complex="10pt"/>
    </style:style>
    <style:style style:name="P2666" style:parent-style-name="Standard" style:family="paragraph">
      <style:paragraph-properties fo:text-align="justify"/>
      <style:text-properties fo:font-size="10pt" style:font-size-asian="10pt" style:font-size-complex="10pt"/>
    </style:style>
    <style:style style:name="P2667" style:parent-style-name="Standard" style:family="paragraph">
      <style:paragraph-properties fo:text-align="justify"/>
      <style:text-properties fo:font-size="10pt" style:font-size-asian="10pt" style:font-size-complex="10pt"/>
    </style:style>
    <style:style style:name="P2668" style:parent-style-name="Standard" style:family="paragraph">
      <style:paragraph-properties fo:text-align="justify"/>
      <style:text-properties fo:font-size="10pt" style:font-size-asian="10pt" style:font-size-complex="10pt"/>
    </style:style>
    <style:style style:name="P2669" style:parent-style-name="Standard" style:family="paragraph">
      <style:paragraph-properties fo:text-align="justify"/>
      <style:text-properties fo:font-size="10pt" style:font-size-asian="10pt" style:font-size-complex="10pt"/>
    </style:style>
    <style:style style:name="TableColumn2671" style:family="table-column">
      <style:table-column-properties style:column-width="3.9791in" style:use-optimal-column-width="false"/>
    </style:style>
    <style:style style:name="TableColumn2672" style:family="table-column">
      <style:table-column-properties style:column-width="2.7138in" style:use-optimal-column-width="false"/>
    </style:style>
    <style:style style:name="Table2670" style:family="table">
      <style:table-properties style:width="6.693in" fo:margin-left="-0.009in" table:align="left"/>
    </style:style>
    <style:style style:name="TableRow2673" style:family="table-row">
      <style:table-row-properties style:use-optimal-row-height="false"/>
    </style:style>
    <style:style style:name="TableCell26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67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67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6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679" style:family="table-cell">
      <style:table-cell-properties fo:border="0.0034in solid #000000" style:writing-mode="lr-tb" fo:padding-top="0.0381in" fo:padding-left="0.0381in" fo:padding-bottom="0.0381in" fo:padding-right="0.0381in"/>
    </style:style>
    <style:style style:name="TableColumn2681" style:family="table-column">
      <style:table-column-properties style:column-width="1.1805in" style:use-optimal-column-width="false"/>
    </style:style>
    <style:style style:name="TableColumn2682" style:family="table-column">
      <style:table-column-properties style:column-width="1.4701in" style:use-optimal-column-width="false"/>
    </style:style>
    <style:style style:name="Table2680" style:family="table">
      <style:table-properties style:width="2.6506in" fo:margin-left="0in" table:align="right"/>
    </style:style>
    <style:style style:name="TableRow2683" style:family="table-row">
      <style:table-row-properties style:use-optimal-row-height="false"/>
    </style:style>
    <style:style style:name="TableCell26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8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686" style:family="table-cell">
      <style:table-cell-properties fo:border="0.0034in solid #000000" style:writing-mode="lr-tb" fo:padding-top="0.0381in" fo:padding-left="0.0381in" fo:padding-bottom="0.0381in" fo:padding-right="0.0381in"/>
    </style:style>
    <style:style style:name="P268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688" style:family="table-row">
      <style:table-row-properties style:use-optimal-row-height="false"/>
    </style:style>
    <style:style style:name="TableCell2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693" style:family="table-row">
      <style:table-row-properties style:use-optimal-row-height="false"/>
    </style:style>
    <style:style style:name="TableCell2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6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698" style:family="table-row">
      <style:table-row-properties style:use-optimal-row-height="false"/>
    </style:style>
    <style:style style:name="TableCell2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7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704" style:parent-style-name="Standard" style:family="paragraph">
      <style:paragraph-properties fo:text-align="justify"/>
      <style:text-properties fo:font-size="10pt" style:font-size-asian="10pt" style:font-size-complex="10pt"/>
    </style:style>
    <style:style style:name="P2705" style:parent-style-name="Standard" style:family="paragraph">
      <style:paragraph-properties fo:text-align="justify"/>
      <style:text-properties fo:font-size="10pt" style:font-size-asian="10pt" style:font-size-complex="10pt"/>
    </style:style>
    <style:style style:name="P2706" style:parent-style-name="Standard" style:family="paragraph">
      <style:paragraph-properties fo:text-align="justify"/>
      <style:text-properties fo:font-size="10pt" style:font-size-asian="10pt" style:font-size-complex="10pt"/>
    </style:style>
    <style:style style:name="P2707" style:parent-style-name="Standard" style:family="paragraph">
      <style:paragraph-properties fo:text-align="justify"/>
      <style:text-properties fo:font-size="10pt" style:font-size-asian="10pt" style:font-size-complex="10pt"/>
    </style:style>
    <style:style style:name="P2708" style:parent-style-name="Standard" style:family="paragraph">
      <style:paragraph-properties fo:text-align="justify"/>
      <style:text-properties fo:font-size="10pt" style:font-size-asian="10pt" style:font-size-complex="10pt"/>
    </style:style>
    <style:style style:name="P2709" style:parent-style-name="Standard" style:family="paragraph">
      <style:paragraph-properties fo:text-align="justify"/>
      <style:text-properties fo:font-size="10pt" style:font-size-asian="10pt" style:font-size-complex="10pt"/>
    </style:style>
    <style:style style:name="P2710" style:parent-style-name="Standard" style:family="paragraph">
      <style:paragraph-properties fo:text-align="justify"/>
      <style:text-properties fo:font-size="10pt" style:font-size-asian="10pt" style:font-size-complex="10pt"/>
    </style:style>
    <style:style style:name="P2711" style:parent-style-name="Standard" style:family="paragraph">
      <style:paragraph-properties fo:text-align="justify"/>
      <style:text-properties fo:font-size="10pt" style:font-size-asian="10pt" style:font-size-complex="10pt"/>
    </style:style>
    <style:style style:name="P2712" style:parent-style-name="Standard" style:family="paragraph">
      <style:paragraph-properties fo:text-align="justify"/>
      <style:text-properties fo:font-size="10pt" style:font-size-asian="10pt" style:font-size-complex="10pt"/>
    </style:style>
    <style:style style:name="P2713" style:parent-style-name="Standard" style:list-style-name="LFO7" style:family="paragraph">
      <style:paragraph-properties fo:text-align="justify"/>
      <style:text-properties fo:font-size="10pt" style:font-size-asian="10pt" style:font-size-complex="10pt"/>
    </style:style>
    <style:style style:name="P2714" style:parent-style-name="Standard" style:list-style-name="LFO7" style:family="paragraph">
      <style:paragraph-properties fo:text-align="justify"/>
      <style:text-properties fo:font-size="10pt" style:font-size-asian="10pt" style:font-size-complex="10pt"/>
    </style:style>
    <style:style style:name="P2715" style:parent-style-name="Standard" style:list-style-name="LFO7" style:family="paragraph">
      <style:paragraph-properties fo:text-align="justify"/>
      <style:text-properties fo:font-size="10pt" style:font-size-asian="10pt" style:font-size-complex="10pt"/>
    </style:style>
    <style:style style:name="P2716" style:parent-style-name="Standard" style:family="paragraph">
      <style:paragraph-properties fo:text-align="justify"/>
      <style:text-properties fo:font-size="10pt" style:font-size-asian="10pt" style:font-size-complex="10pt"/>
    </style:style>
    <style:style style:name="P2717" style:parent-style-name="Standard" style:family="paragraph">
      <style:paragraph-properties fo:text-align="justify"/>
      <style:text-properties fo:font-size="10pt" style:font-size-asian="10pt" style:font-size-complex="10pt"/>
    </style:style>
    <style:style style:name="P2718" style:parent-style-name="Standard" style:family="paragraph">
      <style:paragraph-properties fo:text-align="justify"/>
      <style:text-properties fo:font-size="10pt" style:font-size-asian="10pt" style:font-size-complex="10pt"/>
    </style:style>
    <style:style style:name="P2719" style:parent-style-name="Standard" style:family="paragraph">
      <style:paragraph-properties fo:text-align="justify"/>
      <style:text-properties fo:font-size="10pt" style:font-size-asian="10pt" style:font-size-complex="10pt"/>
    </style:style>
    <style:style style:name="P2720" style:parent-style-name="Standard" style:family="paragraph">
      <style:paragraph-properties fo:text-align="justify"/>
      <style:text-properties fo:font-size="10pt" style:font-size-asian="10pt" style:font-size-complex="10pt"/>
    </style:style>
    <style:style style:name="P2721" style:parent-style-name="Standard" style:family="paragraph">
      <style:paragraph-properties fo:text-align="justify"/>
      <style:text-properties fo:font-size="10pt" style:font-size-asian="10pt" style:font-size-complex="10pt"/>
    </style:style>
    <style:style style:name="P2722" style:parent-style-name="Standard" style:family="paragraph">
      <style:paragraph-properties fo:text-align="justify"/>
      <style:text-properties fo:font-size="10pt" style:font-size-asian="10pt" style:font-size-complex="10pt"/>
    </style:style>
    <style:style style:name="P2723" style:parent-style-name="Standard" style:family="paragraph">
      <style:paragraph-properties fo:text-align="justify"/>
      <style:text-properties fo:font-size="10pt" style:font-size-asian="10pt" style:font-size-complex="10pt"/>
    </style:style>
    <style:style style:name="P2724" style:parent-style-name="Standard" style:family="paragraph">
      <style:paragraph-properties fo:text-align="justify"/>
      <style:text-properties fo:font-size="10pt" style:font-size-asian="10pt" style:font-size-complex="10pt"/>
    </style:style>
    <style:style style:name="P2725" style:parent-style-name="Standard" style:family="paragraph">
      <style:paragraph-properties fo:text-align="justify"/>
      <style:text-properties fo:font-size="10pt" style:font-size-asian="10pt" style:font-size-complex="10pt"/>
    </style:style>
    <style:style style:name="P2726" style:parent-style-name="Standard" style:family="paragraph">
      <style:paragraph-properties fo:text-align="justify"/>
      <style:text-properties fo:font-size="10pt" style:font-size-asian="10pt" style:font-size-complex="10pt"/>
    </style:style>
    <style:style style:name="P2727" style:parent-style-name="Standard" style:family="paragraph">
      <style:paragraph-properties fo:text-align="justify"/>
      <style:text-properties fo:font-size="10pt" style:font-size-asian="10pt" style:font-size-complex="10pt"/>
    </style:style>
    <style:style style:name="P2728" style:parent-style-name="Standard" style:family="paragraph">
      <style:paragraph-properties fo:text-align="justify"/>
      <style:text-properties fo:font-size="10pt" style:font-size-asian="10pt" style:font-size-complex="10pt"/>
    </style:style>
    <style:style style:name="P2729" style:parent-style-name="Standard" style:list-style-name="LFO7" style:family="paragraph">
      <style:paragraph-properties fo:text-align="justify"/>
      <style:text-properties fo:font-size="10pt" style:font-size-asian="10pt" style:font-size-complex="10pt"/>
    </style:style>
    <style:style style:name="P2730" style:parent-style-name="Standard" style:list-style-name="LFO7" style:family="paragraph">
      <style:paragraph-properties fo:text-align="justify"/>
      <style:text-properties fo:font-size="10pt" style:font-size-asian="10pt" style:font-size-complex="10pt"/>
    </style:style>
    <style:style style:name="P2731" style:parent-style-name="Standard" style:family="paragraph">
      <style:paragraph-properties fo:text-align="justify"/>
      <style:text-properties fo:font-size="10pt" style:font-size-asian="10pt" style:font-size-complex="10pt"/>
    </style:style>
    <style:style style:name="P2732" style:parent-style-name="Standard" style:list-style-name="LFO7" style:family="paragraph">
      <style:paragraph-properties fo:text-align="justify"/>
      <style:text-properties fo:font-size="10pt" style:font-size-asian="10pt" style:font-size-complex="10pt"/>
    </style:style>
    <style:style style:name="P2733" style:parent-style-name="Standard" style:family="paragraph">
      <style:paragraph-properties fo:text-align="justify"/>
      <style:text-properties fo:font-size="10pt" style:font-size-asian="10pt" style:font-size-complex="10pt"/>
    </style:style>
    <style:style style:name="P2734" style:parent-style-name="Standard" style:family="paragraph">
      <style:paragraph-properties fo:text-align="justify"/>
      <style:text-properties fo:font-size="10pt" style:font-size-asian="10pt" style:font-size-complex="10pt"/>
    </style:style>
    <style:style style:name="P2735" style:parent-style-name="Standard" style:family="paragraph">
      <style:paragraph-properties fo:text-align="justify"/>
      <style:text-properties fo:font-size="10pt" style:font-size-asian="10pt" style:font-size-complex="10pt"/>
    </style:style>
    <style:style style:name="P2736" style:parent-style-name="Standard" style:family="paragraph">
      <style:paragraph-properties fo:text-align="justify"/>
      <style:text-properties fo:font-size="10pt" style:font-size-asian="10pt" style:font-size-complex="10pt"/>
    </style:style>
    <style:style style:name="P2737" style:parent-style-name="Standard" style:family="paragraph">
      <style:paragraph-properties fo:text-align="justify"/>
      <style:text-properties fo:font-size="10pt" style:font-size-asian="10pt" style:font-size-complex="10pt"/>
    </style:style>
    <style:style style:name="P2738" style:parent-style-name="Standard" style:family="paragraph">
      <style:paragraph-properties fo:text-align="justify"/>
      <style:text-properties fo:font-size="10pt" style:font-size-asian="10pt" style:font-size-complex="10pt"/>
    </style:style>
    <style:style style:name="P2739" style:parent-style-name="Standard" style:family="paragraph">
      <style:paragraph-properties fo:text-align="justify"/>
      <style:text-properties fo:font-size="10pt" style:font-size-asian="10pt" style:font-size-complex="10pt"/>
    </style:style>
    <style:style style:name="P2740" style:parent-style-name="Standard" style:family="paragraph">
      <style:paragraph-properties fo:text-align="justify"/>
      <style:text-properties fo:font-size="10pt" style:font-size-asian="10pt" style:font-size-complex="10pt"/>
    </style:style>
    <style:style style:name="TableColumn2742" style:family="table-column">
      <style:table-column-properties style:column-width="3.9791in" style:use-optimal-column-width="false"/>
    </style:style>
    <style:style style:name="TableColumn2743" style:family="table-column">
      <style:table-column-properties style:column-width="2.7138in" style:use-optimal-column-width="false"/>
    </style:style>
    <style:style style:name="Table2741" style:family="table">
      <style:table-properties style:width="6.693in" fo:margin-left="-0.009in" table:align="left"/>
    </style:style>
    <style:style style:name="TableRow2744" style:family="table-row">
      <style:table-row-properties style:use-optimal-row-height="false"/>
    </style:style>
    <style:style style:name="TableCell27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4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74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74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74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7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751" style:family="table-cell">
      <style:table-cell-properties fo:border="0.0034in solid #000000" style:writing-mode="lr-tb" fo:padding-top="0.0381in" fo:padding-left="0.0381in" fo:padding-bottom="0.0381in" fo:padding-right="0.0381in"/>
    </style:style>
    <style:style style:name="TableColumn2753" style:family="table-column">
      <style:table-column-properties style:column-width="1.1805in" style:use-optimal-column-width="false"/>
    </style:style>
    <style:style style:name="TableColumn2754" style:family="table-column">
      <style:table-column-properties style:column-width="1.4701in" style:use-optimal-column-width="false"/>
    </style:style>
    <style:style style:name="Table2752" style:family="table">
      <style:table-properties style:width="2.6506in" fo:margin-left="0in" table:align="right"/>
    </style:style>
    <style:style style:name="TableRow2755" style:family="table-row">
      <style:table-row-properties style:use-optimal-row-height="false"/>
    </style:style>
    <style:style style:name="TableCell27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5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758" style:family="table-cell">
      <style:table-cell-properties fo:border="0.0034in solid #000000" style:writing-mode="lr-tb" fo:padding-top="0.0381in" fo:padding-left="0.0381in" fo:padding-bottom="0.0381in" fo:padding-right="0.0381in"/>
    </style:style>
    <style:style style:name="P275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760" style:family="table-row">
      <style:table-row-properties style:use-optimal-row-height="false"/>
    </style:style>
    <style:style style:name="TableCell2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765" style:family="table-row">
      <style:table-row-properties style:use-optimal-row-height="false"/>
    </style:style>
    <style:style style:name="TableCell2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7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770" style:family="table-row">
      <style:table-row-properties style:use-optimal-row-height="false"/>
    </style:style>
    <style:style style:name="TableCell2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7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7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776" style:parent-style-name="Standard" style:family="paragraph">
      <style:paragraph-properties fo:text-align="justify"/>
      <style:text-properties fo:font-size="10pt" style:font-size-asian="10pt" style:font-size-complex="10pt"/>
    </style:style>
    <style:style style:name="P2777" style:parent-style-name="Standard" style:family="paragraph">
      <style:paragraph-properties fo:text-align="justify"/>
      <style:text-properties fo:font-size="10pt" style:font-size-asian="10pt" style:font-size-complex="10pt"/>
    </style:style>
    <style:style style:name="P2778" style:parent-style-name="Standard" style:family="paragraph">
      <style:paragraph-properties fo:text-align="justify"/>
      <style:text-properties fo:font-size="10pt" style:font-size-asian="10pt" style:font-size-complex="10pt"/>
    </style:style>
    <style:style style:name="P2779" style:parent-style-name="Standard" style:family="paragraph">
      <style:paragraph-properties fo:text-align="justify"/>
      <style:text-properties fo:font-size="10pt" style:font-size-asian="10pt" style:font-size-complex="10pt"/>
    </style:style>
    <style:style style:name="P2780" style:parent-style-name="Standard" style:family="paragraph">
      <style:paragraph-properties fo:text-align="justify"/>
      <style:text-properties fo:font-size="10pt" style:font-size-asian="10pt" style:font-size-complex="10pt"/>
    </style:style>
    <style:style style:name="P2781" style:parent-style-name="Standard" style:family="paragraph">
      <style:paragraph-properties fo:text-align="justify"/>
      <style:text-properties fo:font-size="10pt" style:font-size-asian="10pt" style:font-size-complex="10pt"/>
    </style:style>
    <style:style style:name="P2782" style:parent-style-name="Standard" style:family="paragraph">
      <style:paragraph-properties fo:text-align="justify"/>
      <style:text-properties fo:font-size="10pt" style:font-size-asian="10pt" style:font-size-complex="10pt"/>
    </style:style>
    <style:style style:name="P2783" style:parent-style-name="Standard" style:family="paragraph">
      <style:paragraph-properties fo:text-align="justify"/>
      <style:text-properties fo:font-size="10pt" style:font-size-asian="10pt" style:font-size-complex="10pt"/>
    </style:style>
    <style:style style:name="P2784" style:parent-style-name="Standard" style:family="paragraph">
      <style:paragraph-properties fo:text-align="justify"/>
      <style:text-properties fo:font-size="10pt" style:font-size-asian="10pt" style:font-size-complex="10pt"/>
    </style:style>
    <style:style style:name="P2785" style:parent-style-name="Standard" style:family="paragraph">
      <style:paragraph-properties fo:text-align="justify"/>
      <style:text-properties fo:font-size="10pt" style:font-size-asian="10pt" style:font-size-complex="10pt"/>
    </style:style>
    <style:style style:name="P2786" style:parent-style-name="Standard" style:family="paragraph">
      <style:paragraph-properties fo:text-align="justify"/>
      <style:text-properties fo:font-size="10pt" style:font-size-asian="10pt" style:font-size-complex="10pt"/>
    </style:style>
    <style:style style:name="P2787" style:parent-style-name="Standard" style:family="paragraph">
      <style:paragraph-properties fo:text-align="justify"/>
      <style:text-properties fo:font-size="10pt" style:font-size-asian="10pt" style:font-size-complex="10pt"/>
    </style:style>
    <style:style style:name="P2788" style:parent-style-name="Standard" style:family="paragraph">
      <style:paragraph-properties fo:text-align="justify"/>
      <style:text-properties fo:font-size="10pt" style:font-size-asian="10pt" style:font-size-complex="10pt"/>
    </style:style>
    <style:style style:name="P2789" style:parent-style-name="Standard" style:family="paragraph">
      <style:paragraph-properties fo:text-align="justify"/>
      <style:text-properties fo:font-size="10pt" style:font-size-asian="10pt" style:font-size-complex="10pt"/>
    </style:style>
    <style:style style:name="P2790" style:parent-style-name="Standard" style:family="paragraph">
      <style:paragraph-properties fo:text-align="justify"/>
      <style:text-properties fo:font-size="10pt" style:font-size-asian="10pt" style:font-size-complex="10pt"/>
    </style:style>
    <style:style style:name="P2791" style:parent-style-name="Standard" style:family="paragraph">
      <style:paragraph-properties fo:text-align="justify"/>
      <style:text-properties fo:font-size="10pt" style:font-size-asian="10pt" style:font-size-complex="10pt"/>
    </style:style>
    <style:style style:name="P2792" style:parent-style-name="Standard" style:family="paragraph">
      <style:paragraph-properties fo:text-align="justify"/>
      <style:text-properties fo:font-size="10pt" style:font-size-asian="10pt" style:font-size-complex="10pt"/>
    </style:style>
    <style:style style:name="P2793" style:parent-style-name="Standard" style:family="paragraph">
      <style:paragraph-properties fo:text-align="justify"/>
      <style:text-properties fo:font-size="10pt" style:font-size-asian="10pt" style:font-size-complex="10pt"/>
    </style:style>
    <style:style style:name="P2794" style:parent-style-name="Standard" style:family="paragraph">
      <style:paragraph-properties fo:text-align="justify"/>
      <style:text-properties fo:font-size="10pt" style:font-size-asian="10pt" style:font-size-complex="10pt"/>
    </style:style>
    <style:style style:name="P2795" style:parent-style-name="Standard" style:family="paragraph">
      <style:paragraph-properties fo:text-align="justify"/>
      <style:text-properties fo:font-size="10pt" style:font-size-asian="10pt" style:font-size-complex="10pt"/>
    </style:style>
    <style:style style:name="P2796" style:parent-style-name="Standard" style:family="paragraph">
      <style:paragraph-properties fo:text-align="justify"/>
      <style:text-properties fo:font-size="10pt" style:font-size-asian="10pt" style:font-size-complex="10pt"/>
    </style:style>
    <style:style style:name="P2797" style:parent-style-name="Standard" style:family="paragraph">
      <style:paragraph-properties fo:text-align="justify"/>
      <style:text-properties fo:font-size="10pt" style:font-size-asian="10pt" style:font-size-complex="10pt"/>
    </style:style>
    <style:style style:name="P2798" style:parent-style-name="Standard" style:family="paragraph">
      <style:paragraph-properties fo:text-align="justify"/>
      <style:text-properties fo:font-size="10pt" style:font-size-asian="10pt" style:font-size-complex="10pt"/>
    </style:style>
    <style:style style:name="P2799" style:parent-style-name="Standard" style:family="paragraph">
      <style:paragraph-properties fo:text-align="justify"/>
      <style:text-properties fo:font-size="10pt" style:font-size-asian="10pt" style:font-size-complex="10pt"/>
    </style:style>
    <style:style style:name="P2800" style:parent-style-name="Standard" style:family="paragraph">
      <style:paragraph-properties fo:text-align="justify"/>
      <style:text-properties fo:font-size="10pt" style:font-size-asian="10pt" style:font-size-complex="10pt"/>
    </style:style>
    <style:style style:name="P2801" style:parent-style-name="Standard" style:family="paragraph">
      <style:paragraph-properties fo:text-align="justify"/>
      <style:text-properties fo:font-size="10pt" style:font-size-asian="10pt" style:font-size-complex="10pt"/>
    </style:style>
    <style:style style:name="TableColumn2803" style:family="table-column">
      <style:table-column-properties style:column-width="3.9791in" style:use-optimal-column-width="false"/>
    </style:style>
    <style:style style:name="TableColumn2804" style:family="table-column">
      <style:table-column-properties style:column-width="2.7138in" style:use-optimal-column-width="false"/>
    </style:style>
    <style:style style:name="Table2802" style:family="table">
      <style:table-properties style:width="6.693in" fo:margin-left="-0.009in" table:align="left"/>
    </style:style>
    <style:style style:name="TableRow2805" style:family="table-row">
      <style:table-row-properties style:use-optimal-row-height="false"/>
    </style:style>
    <style:style style:name="TableCell28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0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8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80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8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81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812" style:family="table-cell">
      <style:table-cell-properties fo:border="0.0034in solid #000000" style:writing-mode="lr-tb" fo:padding-top="0.0381in" fo:padding-left="0.0381in" fo:padding-bottom="0.0381in" fo:padding-right="0.0381in"/>
    </style:style>
    <style:style style:name="TableColumn2814" style:family="table-column">
      <style:table-column-properties style:column-width="1.1805in" style:use-optimal-column-width="false"/>
    </style:style>
    <style:style style:name="TableColumn2815" style:family="table-column">
      <style:table-column-properties style:column-width="1.4701in" style:use-optimal-column-width="false"/>
    </style:style>
    <style:style style:name="Table2813" style:family="table">
      <style:table-properties style:width="2.6506in" fo:margin-left="0in" table:align="right"/>
    </style:style>
    <style:style style:name="TableRow2816" style:family="table-row">
      <style:table-row-properties style:use-optimal-row-height="false"/>
    </style:style>
    <style:style style:name="TableCell28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819" style:family="table-cell">
      <style:table-cell-properties fo:border="0.0034in solid #000000" style:writing-mode="lr-tb" fo:padding-top="0.0381in" fo:padding-left="0.0381in" fo:padding-bottom="0.0381in" fo:padding-right="0.0381in"/>
    </style:style>
    <style:style style:name="P28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821" style:family="table-row">
      <style:table-row-properties style:use-optimal-row-height="false"/>
    </style:style>
    <style:style style:name="TableCell2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8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826" style:family="table-row">
      <style:table-row-properties style:use-optimal-row-height="false"/>
    </style:style>
    <style:style style:name="TableCell2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8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831" style:family="table-row">
      <style:table-row-properties style:use-optimal-row-height="false"/>
    </style:style>
    <style:style style:name="TableCell2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8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83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837" style:parent-style-name="Standard" style:family="paragraph">
      <style:paragraph-properties fo:text-align="justify"/>
      <style:text-properties fo:font-size="10pt" style:font-size-asian="10pt" style:font-size-complex="10pt"/>
    </style:style>
    <style:style style:name="P2838" style:parent-style-name="Standard" style:family="paragraph">
      <style:paragraph-properties fo:text-align="justify"/>
      <style:text-properties fo:font-size="10pt" style:font-size-asian="10pt" style:font-size-complex="10pt"/>
    </style:style>
    <style:style style:name="P2839" style:parent-style-name="Standard" style:family="paragraph">
      <style:paragraph-properties fo:text-align="justify"/>
      <style:text-properties fo:font-size="10pt" style:font-size-asian="10pt" style:font-size-complex="10pt"/>
    </style:style>
    <style:style style:name="P2840" style:parent-style-name="Standard" style:family="paragraph">
      <style:paragraph-properties fo:text-align="justify"/>
      <style:text-properties fo:font-size="10pt" style:font-size-asian="10pt" style:font-size-complex="10pt"/>
    </style:style>
    <style:style style:name="P2841" style:parent-style-name="Standard" style:family="paragraph">
      <style:paragraph-properties fo:text-align="justify"/>
      <style:text-properties fo:font-size="10pt" style:font-size-asian="10pt" style:font-size-complex="10pt"/>
    </style:style>
    <style:style style:name="P2842" style:parent-style-name="Standard" style:list-style-name="LFO7" style:family="paragraph">
      <style:paragraph-properties fo:text-align="justify"/>
      <style:text-properties fo:font-size="10pt" style:font-size-asian="10pt" style:font-size-complex="10pt"/>
    </style:style>
    <style:style style:name="P2843" style:parent-style-name="Standard" style:list-style-name="LFO7" style:family="paragraph">
      <style:paragraph-properties fo:text-align="justify"/>
      <style:text-properties fo:font-size="10pt" style:font-size-asian="10pt" style:font-size-complex="10pt"/>
    </style:style>
    <style:style style:name="P2844" style:parent-style-name="Standard" style:list-style-name="LFO7" style:family="paragraph">
      <style:paragraph-properties fo:text-align="justify"/>
      <style:text-properties fo:font-size="10pt" style:font-size-asian="10pt" style:font-size-complex="10pt"/>
    </style:style>
    <style:style style:name="P2845" style:parent-style-name="Standard" style:list-style-name="LFO7" style:family="paragraph">
      <style:paragraph-properties fo:text-align="justify"/>
      <style:text-properties fo:font-size="10pt" style:font-size-asian="10pt" style:font-size-complex="10pt"/>
    </style:style>
    <style:style style:name="P2846" style:parent-style-name="Standard" style:list-style-name="LFO7" style:family="paragraph">
      <style:paragraph-properties fo:text-align="justify"/>
      <style:text-properties fo:font-size="10pt" style:font-size-asian="10pt" style:font-size-complex="10pt"/>
    </style:style>
    <style:style style:name="P2847" style:parent-style-name="Standard" style:list-style-name="LFO7" style:family="paragraph">
      <style:paragraph-properties fo:text-align="justify"/>
      <style:text-properties fo:font-size="10pt" style:font-size-asian="10pt" style:font-size-complex="10pt"/>
    </style:style>
    <style:style style:name="P2848" style:parent-style-name="Standard" style:family="paragraph">
      <style:paragraph-properties fo:text-align="justify"/>
      <style:text-properties fo:font-size="10pt" style:font-size-asian="10pt" style:font-size-complex="10pt"/>
    </style:style>
    <style:style style:name="P2849" style:parent-style-name="Standard" style:family="paragraph">
      <style:paragraph-properties fo:text-align="justify"/>
      <style:text-properties fo:font-size="10pt" style:font-size-asian="10pt" style:font-size-complex="10pt"/>
    </style:style>
    <style:style style:name="P2850" style:parent-style-name="Standard" style:family="paragraph">
      <style:paragraph-properties fo:text-align="justify"/>
      <style:text-properties fo:font-size="10pt" style:font-size-asian="10pt" style:font-size-complex="10pt"/>
    </style:style>
    <style:style style:name="P2851" style:parent-style-name="Standard" style:list-style-name="LFO7" style:family="paragraph">
      <style:paragraph-properties fo:text-align="justify"/>
      <style:text-properties fo:font-size="10pt" style:font-size-asian="10pt" style:font-size-complex="10pt"/>
    </style:style>
    <style:style style:name="P2852" style:parent-style-name="Standard" style:list-style-name="LFO7" style:family="paragraph">
      <style:paragraph-properties fo:text-align="justify"/>
      <style:text-properties fo:font-size="10pt" style:font-size-asian="10pt" style:font-size-complex="10pt"/>
    </style:style>
    <style:style style:name="P2853" style:parent-style-name="Standard" style:list-style-name="LFO7" style:family="paragraph">
      <style:paragraph-properties fo:text-align="justify"/>
      <style:text-properties fo:font-size="10pt" style:font-size-asian="10pt" style:font-size-complex="10pt"/>
    </style:style>
    <style:style style:name="P2854" style:parent-style-name="Standard" style:list-style-name="LFO7" style:family="paragraph">
      <style:paragraph-properties fo:text-align="justify"/>
      <style:text-properties fo:font-size="10pt" style:font-size-asian="10pt" style:font-size-complex="10pt"/>
    </style:style>
    <style:style style:name="P2855" style:parent-style-name="Standard" style:list-style-name="LFO7" style:family="paragraph">
      <style:paragraph-properties fo:text-align="justify"/>
      <style:text-properties fo:font-size="10pt" style:font-size-asian="10pt" style:font-size-complex="10pt"/>
    </style:style>
    <style:style style:name="P2856" style:parent-style-name="Standard" style:list-style-name="LFO7" style:family="paragraph">
      <style:paragraph-properties fo:text-align="justify"/>
      <style:text-properties fo:font-size="10pt" style:font-size-asian="10pt" style:font-size-complex="10pt"/>
    </style:style>
    <style:style style:name="P2857" style:parent-style-name="Standard" style:list-style-name="LFO7" style:family="paragraph">
      <style:paragraph-properties fo:text-align="justify"/>
      <style:text-properties fo:font-size="10pt" style:font-size-asian="10pt" style:font-size-complex="10pt"/>
    </style:style>
    <style:style style:name="P2858" style:parent-style-name="Standard" style:list-style-name="LFO7" style:family="paragraph">
      <style:paragraph-properties fo:text-align="justify"/>
      <style:text-properties fo:font-size="10pt" style:font-size-asian="10pt" style:font-size-complex="10pt"/>
    </style:style>
    <style:style style:name="P2859" style:parent-style-name="Standard" style:list-style-name="LFO7" style:family="paragraph">
      <style:paragraph-properties fo:text-align="justify"/>
      <style:text-properties fo:font-size="10pt" style:font-size-asian="10pt" style:font-size-complex="10pt"/>
    </style:style>
    <style:style style:name="P2860" style:parent-style-name="Standard" style:family="paragraph">
      <style:paragraph-properties fo:text-align="justify"/>
      <style:text-properties fo:font-size="10pt" style:font-size-asian="10pt" style:font-size-complex="10pt"/>
    </style:style>
    <style:style style:name="P2861" style:parent-style-name="Standard" style:family="paragraph">
      <style:paragraph-properties fo:text-align="justify"/>
      <style:text-properties fo:font-size="10pt" style:font-size-asian="10pt" style:font-size-complex="10pt"/>
    </style:style>
    <style:style style:name="P2862" style:parent-style-name="Standard" style:family="paragraph">
      <style:paragraph-properties fo:text-align="justify"/>
      <style:text-properties fo:font-size="10pt" style:font-size-asian="10pt" style:font-size-complex="10pt"/>
    </style:style>
    <style:style style:name="P2863" style:parent-style-name="Standard" style:family="paragraph">
      <style:paragraph-properties fo:text-align="justify"/>
      <style:text-properties fo:font-size="10pt" style:font-size-asian="10pt" style:font-size-complex="10pt"/>
    </style:style>
    <style:style style:name="P2864" style:parent-style-name="Standard" style:family="paragraph">
      <style:paragraph-properties fo:text-align="justify"/>
      <style:text-properties fo:font-size="10pt" style:font-size-asian="10pt" style:font-size-complex="10pt"/>
    </style:style>
    <style:style style:name="P2865" style:parent-style-name="Standard" style:family="paragraph">
      <style:paragraph-properties fo:text-align="justify"/>
      <style:text-properties fo:font-size="10pt" style:font-size-asian="10pt" style:font-size-complex="10pt"/>
    </style:style>
    <style:style style:name="P2866" style:parent-style-name="Standard" style:family="paragraph">
      <style:paragraph-properties fo:text-align="justify"/>
      <style:text-properties fo:font-size="10pt" style:font-size-asian="10pt" style:font-size-complex="10pt"/>
    </style:style>
    <style:style style:name="P2867" style:parent-style-name="Standard" style:family="paragraph">
      <style:paragraph-properties fo:text-align="justify"/>
      <style:text-properties fo:font-size="10pt" style:font-size-asian="10pt" style:font-size-complex="10pt"/>
    </style:style>
    <style:style style:name="P2868" style:parent-style-name="Standard" style:family="paragraph">
      <style:paragraph-properties fo:text-align="justify"/>
      <style:text-properties fo:font-size="10pt" style:font-size-asian="10pt" style:font-size-complex="10pt"/>
    </style:style>
    <style:style style:name="P2869" style:parent-style-name="Standard" style:family="paragraph">
      <style:paragraph-properties fo:text-align="justify"/>
      <style:text-properties fo:font-size="10pt" style:font-size-asian="10pt" style:font-size-complex="10pt"/>
    </style:style>
    <style:style style:name="P2870" style:parent-style-name="Standard" style:family="paragraph">
      <style:paragraph-properties fo:text-align="justify"/>
      <style:text-properties fo:font-size="10pt" style:font-size-asian="10pt" style:font-size-complex="10pt"/>
    </style:style>
    <style:style style:name="P2871" style:parent-style-name="Standard" style:family="paragraph">
      <style:paragraph-properties fo:text-align="justify"/>
      <style:text-properties fo:font-size="10pt" style:font-size-asian="10pt" style:font-size-complex="10pt"/>
    </style:style>
    <style:style style:name="P2872" style:parent-style-name="Standard" style:family="paragraph">
      <style:paragraph-properties fo:text-align="justify"/>
      <style:text-properties fo:font-size="10pt" style:font-size-asian="10pt" style:font-size-complex="10pt"/>
    </style:style>
    <style:style style:name="P2873" style:parent-style-name="Standard" style:list-style-name="LFO7" style:family="paragraph">
      <style:paragraph-properties fo:text-align="justify"/>
      <style:text-properties fo:font-size="10pt" style:font-size-asian="10pt" style:font-size-complex="10pt"/>
    </style:style>
    <style:style style:name="P2874" style:parent-style-name="Standard" style:family="paragraph">
      <style:paragraph-properties fo:text-align="justify"/>
      <style:text-properties fo:font-size="10pt" style:font-size-asian="10pt" style:font-size-complex="10pt"/>
    </style:style>
    <style:style style:name="P2875" style:parent-style-name="Standard" style:family="paragraph">
      <style:paragraph-properties fo:text-align="justify"/>
      <style:text-properties fo:font-size="10pt" style:font-size-asian="10pt" style:font-size-complex="10pt"/>
    </style:style>
    <style:style style:name="P2876" style:parent-style-name="Standard" style:family="paragraph">
      <style:paragraph-properties fo:text-align="justify"/>
      <style:text-properties fo:font-size="10pt" style:font-size-asian="10pt" style:font-size-complex="10pt"/>
    </style:style>
    <style:style style:name="P2877" style:parent-style-name="Standard" style:family="paragraph">
      <style:paragraph-properties fo:text-align="justify"/>
      <style:text-properties fo:font-size="10pt" style:font-size-asian="10pt" style:font-size-complex="10pt"/>
    </style:style>
    <style:style style:name="P2878" style:parent-style-name="Standard" style:family="paragraph">
      <style:paragraph-properties fo:text-align="justify"/>
      <style:text-properties fo:font-size="10pt" style:font-size-asian="10pt" style:font-size-complex="10pt"/>
    </style:style>
    <style:style style:name="P2879" style:parent-style-name="Standard" style:family="paragraph">
      <style:paragraph-properties fo:text-align="justify"/>
      <style:text-properties fo:font-size="10pt" style:font-size-asian="10pt" style:font-size-complex="10pt"/>
    </style:style>
    <style:style style:name="P2880" style:parent-style-name="Standard" style:family="paragraph">
      <style:paragraph-properties fo:text-align="justify"/>
      <style:text-properties fo:font-size="10pt" style:font-size-asian="10pt" style:font-size-complex="10pt"/>
    </style:style>
    <style:style style:name="P2881" style:parent-style-name="Standard" style:family="paragraph">
      <style:paragraph-properties fo:text-align="justify"/>
      <style:text-properties fo:font-size="10pt" style:font-size-asian="10pt" style:font-size-complex="10pt"/>
    </style:style>
    <style:style style:name="P2882" style:parent-style-name="Standard" style:family="paragraph">
      <style:paragraph-properties fo:text-align="justify"/>
      <style:text-properties fo:font-size="10pt" style:font-size-asian="10pt" style:font-size-complex="10pt"/>
    </style:style>
    <style:style style:name="TableColumn2884" style:family="table-column">
      <style:table-column-properties style:column-width="3.9791in" style:use-optimal-column-width="false"/>
    </style:style>
    <style:style style:name="TableColumn2885" style:family="table-column">
      <style:table-column-properties style:column-width="2.7138in" style:use-optimal-column-width="false"/>
    </style:style>
    <style:style style:name="Table2883" style:family="table">
      <style:table-properties style:width="6.693in" fo:margin-left="-0.009in" table:align="left"/>
    </style:style>
    <style:style style:name="TableRow2886" style:family="table-row">
      <style:table-row-properties style:use-optimal-row-height="false"/>
    </style:style>
    <style:style style:name="TableCell28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88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89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8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892" style:family="table-cell">
      <style:table-cell-properties fo:border="0.0034in solid #000000" style:writing-mode="lr-tb" fo:padding-top="0.0381in" fo:padding-left="0.0381in" fo:padding-bottom="0.0381in" fo:padding-right="0.0381in"/>
    </style:style>
    <style:style style:name="TableColumn2894" style:family="table-column">
      <style:table-column-properties style:column-width="1.1805in" style:use-optimal-column-width="false"/>
    </style:style>
    <style:style style:name="TableColumn2895" style:family="table-column">
      <style:table-column-properties style:column-width="1.4701in" style:use-optimal-column-width="false"/>
    </style:style>
    <style:style style:name="Table2893" style:family="table">
      <style:table-properties style:width="2.6506in" fo:margin-left="0in" table:align="right"/>
    </style:style>
    <style:style style:name="TableRow2896" style:family="table-row">
      <style:table-row-properties style:use-optimal-row-height="false"/>
    </style:style>
    <style:style style:name="TableCell28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9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899" style:family="table-cell">
      <style:table-cell-properties fo:border="0.0034in solid #000000" style:writing-mode="lr-tb" fo:padding-top="0.0381in" fo:padding-left="0.0381in" fo:padding-bottom="0.0381in" fo:padding-right="0.0381in"/>
    </style:style>
    <style:style style:name="P290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901" style:family="table-row">
      <style:table-row-properties style:use-optimal-row-height="false"/>
    </style:style>
    <style:style style:name="TableCell2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9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906" style:family="table-row">
      <style:table-row-properties style:use-optimal-row-height="false"/>
    </style:style>
    <style:style style:name="TableCell2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911" style:family="table-row">
      <style:table-row-properties style:use-optimal-row-height="false"/>
    </style:style>
    <style:style style:name="TableCell2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9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9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917" style:parent-style-name="Standard" style:family="paragraph">
      <style:paragraph-properties fo:text-align="justify"/>
      <style:text-properties fo:font-size="10pt" style:font-size-asian="10pt" style:font-size-complex="10pt"/>
    </style:style>
    <style:style style:name="P2918" style:parent-style-name="Standard" style:family="paragraph">
      <style:paragraph-properties fo:text-align="justify"/>
      <style:text-properties fo:font-size="10pt" style:font-size-asian="10pt" style:font-size-complex="10pt"/>
    </style:style>
    <style:style style:name="P2919" style:parent-style-name="Standard" style:family="paragraph">
      <style:paragraph-properties fo:text-align="justify"/>
      <style:text-properties fo:font-size="10pt" style:font-size-asian="10pt" style:font-size-complex="10pt"/>
    </style:style>
    <style:style style:name="P2920" style:parent-style-name="Standard" style:family="paragraph">
      <style:paragraph-properties fo:text-align="justify"/>
      <style:text-properties fo:font-size="10pt" style:font-size-asian="10pt" style:font-size-complex="10pt"/>
    </style:style>
    <style:style style:name="P2921" style:parent-style-name="Standard" style:family="paragraph">
      <style:paragraph-properties fo:text-align="justify"/>
      <style:text-properties fo:font-size="10pt" style:font-size-asian="10pt" style:font-size-complex="10pt"/>
    </style:style>
    <style:style style:name="P2922" style:parent-style-name="Standard" style:family="paragraph">
      <style:paragraph-properties fo:text-align="justify"/>
      <style:text-properties fo:font-size="10pt" style:font-size-asian="10pt" style:font-size-complex="10pt"/>
    </style:style>
    <style:style style:name="P2923" style:parent-style-name="Standard" style:family="paragraph">
      <style:paragraph-properties fo:text-align="justify"/>
      <style:text-properties fo:font-size="10pt" style:font-size-asian="10pt" style:font-size-complex="10pt"/>
    </style:style>
    <style:style style:name="P2924" style:parent-style-name="Standard" style:family="paragraph">
      <style:paragraph-properties fo:text-align="justify"/>
      <style:text-properties fo:font-size="10pt" style:font-size-asian="10pt" style:font-size-complex="10pt"/>
    </style:style>
    <style:style style:name="P2925" style:parent-style-name="Standard" style:family="paragraph">
      <style:paragraph-properties fo:text-align="justify"/>
      <style:text-properties fo:font-size="10pt" style:font-size-asian="10pt" style:font-size-complex="10pt"/>
    </style:style>
    <style:style style:name="P2926" style:parent-style-name="Standard" style:family="paragraph">
      <style:paragraph-properties fo:text-align="justify"/>
      <style:text-properties fo:font-size="10pt" style:font-size-asian="10pt" style:font-size-complex="10pt"/>
    </style:style>
    <style:style style:name="P2927" style:parent-style-name="Standard" style:family="paragraph">
      <style:paragraph-properties fo:text-align="justify"/>
      <style:text-properties fo:font-size="10pt" style:font-size-asian="10pt" style:font-size-complex="10pt"/>
    </style:style>
    <style:style style:name="P2928" style:parent-style-name="Standard" style:family="paragraph">
      <style:paragraph-properties fo:text-align="justify"/>
      <style:text-properties fo:font-size="10pt" style:font-size-asian="10pt" style:font-size-complex="10pt"/>
    </style:style>
    <style:style style:name="P2929" style:parent-style-name="Standard" style:family="paragraph">
      <style:paragraph-properties fo:text-align="justify"/>
      <style:text-properties fo:font-size="10pt" style:font-size-asian="10pt" style:font-size-complex="10pt"/>
    </style:style>
    <style:style style:name="P2930" style:parent-style-name="Standard" style:family="paragraph">
      <style:paragraph-properties fo:text-align="justify"/>
      <style:text-properties fo:font-size="10pt" style:font-size-asian="10pt" style:font-size-complex="10pt"/>
    </style:style>
    <style:style style:name="P2931" style:parent-style-name="Standard" style:family="paragraph">
      <style:paragraph-properties fo:text-align="justify"/>
      <style:text-properties fo:font-size="10pt" style:font-size-asian="10pt" style:font-size-complex="10pt"/>
    </style:style>
    <style:style style:name="P2932" style:parent-style-name="Standard" style:family="paragraph">
      <style:paragraph-properties fo:text-align="justify"/>
      <style:text-properties fo:font-size="10pt" style:font-size-asian="10pt" style:font-size-complex="10pt"/>
    </style:style>
    <style:style style:name="P2933" style:parent-style-name="Standard" style:family="paragraph">
      <style:paragraph-properties fo:text-align="justify"/>
      <style:text-properties fo:font-size="10pt" style:font-size-asian="10pt" style:font-size-complex="10pt"/>
    </style:style>
    <style:style style:name="P2934" style:parent-style-name="Standard" style:family="paragraph">
      <style:paragraph-properties fo:text-align="justify"/>
      <style:text-properties fo:font-size="10pt" style:font-size-asian="10pt" style:font-size-complex="10pt"/>
    </style:style>
    <style:style style:name="P2935" style:parent-style-name="Standard" style:family="paragraph">
      <style:paragraph-properties fo:text-align="justify"/>
      <style:text-properties fo:font-size="10pt" style:font-size-asian="10pt" style:font-size-complex="10pt"/>
    </style:style>
    <style:style style:name="P2936" style:parent-style-name="Standard" style:family="paragraph">
      <style:paragraph-properties fo:text-align="justify"/>
      <style:text-properties fo:font-size="10pt" style:font-size-asian="10pt" style:font-size-complex="10pt"/>
    </style:style>
    <style:style style:name="P2937" style:parent-style-name="Standard" style:family="paragraph">
      <style:paragraph-properties fo:text-align="justify"/>
      <style:text-properties fo:font-size="10pt" style:font-size-asian="10pt" style:font-size-complex="10pt"/>
    </style:style>
    <style:style style:name="P2938" style:parent-style-name="Standard" style:family="paragraph">
      <style:paragraph-properties fo:text-align="justify"/>
      <style:text-properties fo:font-size="10pt" style:font-size-asian="10pt" style:font-size-complex="10pt"/>
    </style:style>
    <style:style style:name="P2939" style:parent-style-name="Standard" style:family="paragraph">
      <style:paragraph-properties fo:text-align="justify"/>
      <style:text-properties fo:font-size="10pt" style:font-size-asian="10pt" style:font-size-complex="10pt"/>
    </style:style>
    <style:style style:name="P2940" style:parent-style-name="Standard" style:family="paragraph">
      <style:paragraph-properties fo:text-align="justify"/>
      <style:text-properties fo:font-size="10pt" style:font-size-asian="10pt" style:font-size-complex="10pt"/>
    </style:style>
    <style:style style:name="P2941" style:parent-style-name="Standard" style:family="paragraph">
      <style:paragraph-properties fo:text-align="justify"/>
      <style:text-properties fo:font-size="10pt" style:font-size-asian="10pt" style:font-size-complex="10pt"/>
    </style:style>
    <style:style style:name="P2942" style:parent-style-name="Standard" style:family="paragraph">
      <style:paragraph-properties fo:text-align="justify"/>
      <style:text-properties fo:font-size="10pt" style:font-size-asian="10pt" style:font-size-complex="10pt"/>
    </style:style>
    <style:style style:name="TableColumn2944" style:family="table-column">
      <style:table-column-properties style:column-width="3.9791in" style:use-optimal-column-width="false"/>
    </style:style>
    <style:style style:name="TableColumn2945" style:family="table-column">
      <style:table-column-properties style:column-width="2.7138in" style:use-optimal-column-width="false"/>
    </style:style>
    <style:style style:name="Table2943" style:family="table">
      <style:table-properties style:width="6.693in" fo:margin-left="-0.009in" table:align="left"/>
    </style:style>
    <style:style style:name="TableRow2946" style:family="table-row">
      <style:table-row-properties style:use-optimal-row-height="false"/>
    </style:style>
    <style:style style:name="TableCell29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4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94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9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95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952" style:family="table-cell">
      <style:table-cell-properties fo:border="0.0034in solid #000000" style:writing-mode="lr-tb" fo:padding-top="0.0381in" fo:padding-left="0.0381in" fo:padding-bottom="0.0381in" fo:padding-right="0.0381in"/>
    </style:style>
    <style:style style:name="TableColumn2954" style:family="table-column">
      <style:table-column-properties style:column-width="1.1805in" style:use-optimal-column-width="false"/>
    </style:style>
    <style:style style:name="TableColumn2955" style:family="table-column">
      <style:table-column-properties style:column-width="1.4701in" style:use-optimal-column-width="false"/>
    </style:style>
    <style:style style:name="Table2953" style:family="table">
      <style:table-properties style:width="2.6506in" fo:margin-left="0in" table:align="right"/>
    </style:style>
    <style:style style:name="TableRow2956" style:family="table-row">
      <style:table-row-properties style:use-optimal-row-height="false"/>
    </style:style>
    <style:style style:name="TableCell29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5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959" style:family="table-cell">
      <style:table-cell-properties fo:border="0.0034in solid #000000" style:writing-mode="lr-tb" fo:padding-top="0.0381in" fo:padding-left="0.0381in" fo:padding-bottom="0.0381in" fo:padding-right="0.0381in"/>
    </style:style>
    <style:style style:name="P296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961" style:family="table-row">
      <style:table-row-properties style:use-optimal-row-height="false"/>
    </style:style>
    <style:style style:name="TableCell2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9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966" style:family="table-row">
      <style:table-row-properties style:use-optimal-row-height="false"/>
    </style:style>
    <style:style style:name="TableCell2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2971" style:family="table-row">
      <style:table-row-properties style:use-optimal-row-height="false"/>
    </style:style>
    <style:style style:name="TableCell2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29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97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2977" style:parent-style-name="Standard" style:family="paragraph">
      <style:paragraph-properties fo:text-align="justify"/>
      <style:text-properties fo:font-size="10pt" style:font-size-asian="10pt" style:font-size-complex="10pt"/>
    </style:style>
    <style:style style:name="P2978" style:parent-style-name="Standard" style:family="paragraph">
      <style:paragraph-properties fo:text-align="justify"/>
      <style:text-properties fo:font-size="10pt" style:font-size-asian="10pt" style:font-size-complex="10pt"/>
    </style:style>
    <style:style style:name="P2979" style:parent-style-name="Standard" style:family="paragraph">
      <style:paragraph-properties fo:text-align="justify"/>
      <style:text-properties fo:font-size="10pt" style:font-size-asian="10pt" style:font-size-complex="10pt"/>
    </style:style>
    <style:style style:name="P2980" style:parent-style-name="Standard" style:family="paragraph">
      <style:paragraph-properties fo:text-align="justify"/>
      <style:text-properties fo:font-size="10pt" style:font-size-asian="10pt" style:font-size-complex="10pt"/>
    </style:style>
    <style:style style:name="P2981" style:parent-style-name="Standard" style:family="paragraph">
      <style:paragraph-properties fo:text-align="justify"/>
      <style:text-properties fo:font-size="10pt" style:font-size-asian="10pt" style:font-size-complex="10pt"/>
    </style:style>
    <style:style style:name="P2982" style:parent-style-name="Standard" style:family="paragraph">
      <style:paragraph-properties fo:text-align="justify"/>
      <style:text-properties fo:font-size="10pt" style:font-size-asian="10pt" style:font-size-complex="10pt"/>
    </style:style>
    <style:style style:name="P2983" style:parent-style-name="Standard" style:family="paragraph">
      <style:paragraph-properties fo:text-align="justify"/>
      <style:text-properties fo:font-size="10pt" style:font-size-asian="10pt" style:font-size-complex="10pt"/>
    </style:style>
    <style:style style:name="P2984" style:parent-style-name="Standard" style:family="paragraph">
      <style:paragraph-properties fo:text-align="justify" fo:text-indent="0.4923in"/>
      <style:text-properties fo:font-size="10pt" style:font-size-asian="10pt" style:font-size-complex="10pt"/>
    </style:style>
    <style:style style:name="P2985" style:parent-style-name="Standard" style:family="paragraph">
      <style:paragraph-properties fo:text-align="justify"/>
      <style:text-properties fo:font-size="10pt" style:font-size-asian="10pt" style:font-size-complex="10pt"/>
    </style:style>
    <style:style style:name="P2986" style:parent-style-name="Standard" style:family="paragraph">
      <style:paragraph-properties fo:text-align="justify"/>
      <style:text-properties fo:font-size="10pt" style:font-size-asian="10pt" style:font-size-complex="10pt"/>
    </style:style>
    <style:style style:name="P2987" style:parent-style-name="Standard" style:family="paragraph">
      <style:paragraph-properties fo:text-align="justify"/>
      <style:text-properties fo:font-size="10pt" style:font-size-asian="10pt" style:font-size-complex="10pt"/>
    </style:style>
    <style:style style:name="P2988" style:parent-style-name="Standard" style:family="paragraph">
      <style:paragraph-properties fo:text-align="justify"/>
      <style:text-properties fo:font-size="10pt" style:font-size-asian="10pt" style:font-size-complex="10pt"/>
    </style:style>
    <style:style style:name="P2989" style:parent-style-name="Standard" style:family="paragraph">
      <style:paragraph-properties fo:text-align="justify"/>
      <style:text-properties fo:font-size="10pt" style:font-size-asian="10pt" style:font-size-complex="10pt"/>
    </style:style>
    <style:style style:name="P2990" style:parent-style-name="Standard" style:family="paragraph">
      <style:paragraph-properties fo:text-align="justify"/>
      <style:text-properties fo:font-size="10pt" style:font-size-asian="10pt" style:font-size-complex="10pt"/>
    </style:style>
    <style:style style:name="P2991" style:parent-style-name="Standard" style:family="paragraph">
      <style:paragraph-properties fo:text-align="justify"/>
      <style:text-properties fo:font-size="10pt" style:font-size-asian="10pt" style:font-size-complex="10pt"/>
    </style:style>
    <style:style style:name="P2992" style:parent-style-name="Standard" style:family="paragraph">
      <style:paragraph-properties fo:text-align="justify"/>
      <style:text-properties fo:font-size="10pt" style:font-size-asian="10pt" style:font-size-complex="10pt"/>
    </style:style>
    <style:style style:name="P2993" style:parent-style-name="Standard" style:family="paragraph">
      <style:paragraph-properties fo:text-align="justify"/>
      <style:text-properties fo:font-size="10pt" style:font-size-asian="10pt" style:font-size-complex="10pt"/>
    </style:style>
    <style:style style:name="P2994" style:parent-style-name="Standard" style:family="paragraph">
      <style:paragraph-properties fo:text-align="justify"/>
      <style:text-properties fo:font-size="10pt" style:font-size-asian="10pt" style:font-size-complex="10pt"/>
    </style:style>
    <style:style style:name="P2995" style:parent-style-name="Standard" style:family="paragraph">
      <style:paragraph-properties fo:text-align="justify"/>
      <style:text-properties fo:font-size="10pt" style:font-size-asian="10pt" style:font-size-complex="10pt"/>
    </style:style>
    <style:style style:name="P2996" style:parent-style-name="Standard" style:family="paragraph">
      <style:paragraph-properties fo:text-align="justify"/>
      <style:text-properties fo:font-size="10pt" style:font-size-asian="10pt" style:font-size-complex="10pt"/>
    </style:style>
    <style:style style:name="P2997" style:parent-style-name="Standard" style:family="paragraph">
      <style:paragraph-properties fo:text-align="justify"/>
      <style:text-properties fo:font-size="10pt" style:font-size-asian="10pt" style:font-size-complex="10pt"/>
    </style:style>
    <style:style style:name="P2998" style:parent-style-name="Standard" style:family="paragraph">
      <style:paragraph-properties fo:text-align="justify"/>
      <style:text-properties fo:font-size="10pt" style:font-size-asian="10pt" style:font-size-complex="10pt"/>
    </style:style>
    <style:style style:name="P2999" style:parent-style-name="Standard" style:family="paragraph">
      <style:paragraph-properties fo:text-align="justify"/>
      <style:text-properties fo:font-size="10pt" style:font-size-asian="10pt" style:font-size-complex="10pt"/>
    </style:style>
    <style:style style:name="P3000" style:parent-style-name="Standard" style:family="paragraph">
      <style:paragraph-properties fo:text-align="justify"/>
      <style:text-properties fo:font-size="10pt" style:font-size-asian="10pt" style:font-size-complex="10pt"/>
    </style:style>
    <style:style style:name="P3001" style:parent-style-name="Standard" style:family="paragraph">
      <style:paragraph-properties fo:text-align="justify"/>
      <style:text-properties fo:font-size="10pt" style:font-size-asian="10pt" style:font-size-complex="10pt"/>
    </style:style>
    <style:style style:name="P3002" style:parent-style-name="Standard" style:family="paragraph">
      <style:paragraph-properties fo:text-align="justify"/>
      <style:text-properties fo:font-size="10pt" style:font-size-asian="10pt" style:font-size-complex="10pt"/>
    </style:style>
    <style:style style:name="P3003" style:parent-style-name="Standard" style:family="paragraph">
      <style:paragraph-properties fo:text-align="justify"/>
      <style:text-properties fo:font-size="10pt" style:font-size-asian="10pt" style:font-size-complex="10pt"/>
    </style:style>
    <style:style style:name="P3004" style:parent-style-name="Standard" style:family="paragraph">
      <style:paragraph-properties fo:text-align="justify"/>
      <style:text-properties fo:font-size="10pt" style:font-size-asian="10pt" style:font-size-complex="10pt"/>
    </style:style>
    <style:style style:name="P3005" style:parent-style-name="Standard" style:family="paragraph">
      <style:paragraph-properties fo:text-align="justify"/>
      <style:text-properties fo:font-size="10pt" style:font-size-asian="10pt" style:font-size-complex="10pt"/>
    </style:style>
    <style:style style:name="P3006" style:parent-style-name="Standard" style:family="paragraph">
      <style:paragraph-properties fo:text-align="justify"/>
      <style:text-properties fo:font-size="10pt" style:font-size-asian="10pt" style:font-size-complex="10pt"/>
    </style:style>
    <style:style style:name="P3007" style:parent-style-name="Standard" style:family="paragraph">
      <style:paragraph-properties fo:text-align="justify"/>
      <style:text-properties fo:font-size="10pt" style:font-size-asian="10pt" style:font-size-complex="10pt"/>
    </style:style>
    <style:style style:name="P3008" style:parent-style-name="Standard" style:family="paragraph">
      <style:paragraph-properties fo:text-align="justify"/>
      <style:text-properties fo:font-size="10pt" style:font-size-asian="10pt" style:font-size-complex="10pt"/>
    </style:style>
    <style:style style:name="P3009" style:parent-style-name="Standard" style:list-style-name="LFO7" style:family="paragraph">
      <style:paragraph-properties fo:text-align="justify"/>
      <style:text-properties fo:font-size="10pt" style:font-size-asian="10pt" style:font-size-complex="10pt"/>
    </style:style>
    <style:style style:name="P3010" style:parent-style-name="Standard" style:list-style-name="LFO7" style:family="paragraph">
      <style:paragraph-properties fo:text-align="justify"/>
      <style:text-properties fo:font-size="10pt" style:font-size-asian="10pt" style:font-size-complex="10pt"/>
    </style:style>
    <style:style style:name="P3011" style:parent-style-name="Standard" style:list-style-name="LFO7" style:family="paragraph">
      <style:paragraph-properties fo:text-align="justify"/>
      <style:text-properties fo:font-size="10pt" style:font-size-asian="10pt" style:font-size-complex="10pt"/>
    </style:style>
    <style:style style:name="P3012" style:parent-style-name="Standard" style:family="paragraph">
      <style:paragraph-properties fo:text-align="justify"/>
      <style:text-properties fo:font-size="10pt" style:font-size-asian="10pt" style:font-size-complex="10pt"/>
    </style:style>
    <style:style style:name="P3013" style:parent-style-name="Standard" style:family="paragraph">
      <style:paragraph-properties fo:text-align="justify"/>
      <style:text-properties fo:font-size="10pt" style:font-size-asian="10pt" style:font-size-complex="10pt"/>
    </style:style>
    <style:style style:name="P3014" style:parent-style-name="Standard" style:family="paragraph">
      <style:paragraph-properties fo:text-align="justify"/>
      <style:text-properties fo:font-size="10pt" style:font-size-asian="10pt" style:font-size-complex="10pt"/>
    </style:style>
    <style:style style:name="P3015" style:parent-style-name="Standard" style:list-style-name="LFO7" style:family="paragraph">
      <style:paragraph-properties fo:text-align="justify"/>
      <style:text-properties fo:font-size="10pt" style:font-size-asian="10pt" style:font-size-complex="10pt"/>
    </style:style>
    <style:style style:name="P3016" style:parent-style-name="Standard" style:list-style-name="LFO7" style:family="paragraph">
      <style:paragraph-properties fo:text-align="justify"/>
      <style:text-properties fo:font-size="10pt" style:font-size-asian="10pt" style:font-size-complex="10pt"/>
    </style:style>
    <style:style style:name="P3017" style:parent-style-name="Standard" style:list-style-name="LFO7" style:family="paragraph">
      <style:paragraph-properties fo:text-align="justify"/>
      <style:text-properties fo:font-size="10pt" style:font-size-asian="10pt" style:font-size-complex="10pt"/>
    </style:style>
    <style:style style:name="P3018" style:parent-style-name="Standard" style:family="paragraph">
      <style:paragraph-properties fo:text-align="justify"/>
      <style:text-properties fo:font-size="10pt" style:font-size-asian="10pt" style:font-size-complex="10pt"/>
    </style:style>
    <style:style style:name="P3019" style:parent-style-name="Standard" style:family="paragraph">
      <style:paragraph-properties fo:text-align="justify"/>
      <style:text-properties fo:font-size="10pt" style:font-size-asian="10pt" style:font-size-complex="10pt"/>
    </style:style>
    <style:style style:name="P3020" style:parent-style-name="Standard" style:family="paragraph">
      <style:paragraph-properties fo:text-align="justify"/>
      <style:text-properties fo:font-size="10pt" style:font-size-asian="10pt" style:font-size-complex="10pt"/>
    </style:style>
    <style:style style:name="P3021" style:parent-style-name="Standard" style:family="paragraph">
      <style:paragraph-properties fo:text-align="justify"/>
      <style:text-properties fo:font-size="10pt" style:font-size-asian="10pt" style:font-size-complex="10pt"/>
    </style:style>
    <style:style style:name="P3022" style:parent-style-name="Standard" style:family="paragraph">
      <style:paragraph-properties fo:text-align="justify"/>
      <style:text-properties fo:font-size="10pt" style:font-size-asian="10pt" style:font-size-complex="10pt"/>
    </style:style>
    <style:style style:name="P3023" style:parent-style-name="Standard" style:family="paragraph">
      <style:paragraph-properties fo:text-align="justify"/>
      <style:text-properties fo:font-size="10pt" style:font-size-asian="10pt" style:font-size-complex="10pt"/>
    </style:style>
    <style:style style:name="P3024" style:parent-style-name="Standard" style:family="paragraph">
      <style:paragraph-properties fo:text-align="justify"/>
      <style:text-properties fo:font-size="10pt" style:font-size-asian="10pt" style:font-size-complex="10pt"/>
    </style:style>
    <style:style style:name="P3025" style:parent-style-name="Standard" style:family="paragraph">
      <style:paragraph-properties fo:text-align="justify"/>
      <style:text-properties fo:font-size="10pt" style:font-size-asian="10pt" style:font-size-complex="10pt"/>
    </style:style>
    <style:style style:name="P3026" style:parent-style-name="Standard" style:family="paragraph">
      <style:paragraph-properties fo:text-align="justify"/>
      <style:text-properties fo:font-size="10pt" style:font-size-asian="10pt" style:font-size-complex="10pt"/>
    </style:style>
    <style:style style:name="TableColumn3028" style:family="table-column">
      <style:table-column-properties style:column-width="3.9791in" style:use-optimal-column-width="false"/>
    </style:style>
    <style:style style:name="TableColumn3029" style:family="table-column">
      <style:table-column-properties style:column-width="2.7138in" style:use-optimal-column-width="false"/>
    </style:style>
    <style:style style:name="Table3027" style:family="table">
      <style:table-properties style:width="6.693in" fo:margin-left="-0.009in" table:align="left"/>
    </style:style>
    <style:style style:name="TableRow3030" style:family="table-row">
      <style:table-row-properties style:use-optimal-row-height="false"/>
    </style:style>
    <style:style style:name="TableCell30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3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0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03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03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036" style:family="table-cell">
      <style:table-cell-properties fo:border="0.0034in solid #000000" style:writing-mode="lr-tb" fo:padding-top="0.0381in" fo:padding-left="0.0381in" fo:padding-bottom="0.0381in" fo:padding-right="0.0381in"/>
    </style:style>
    <style:style style:name="TableColumn3038" style:family="table-column">
      <style:table-column-properties style:column-width="1.1805in" style:use-optimal-column-width="false"/>
    </style:style>
    <style:style style:name="TableColumn3039" style:family="table-column">
      <style:table-column-properties style:column-width="1.4701in" style:use-optimal-column-width="false"/>
    </style:style>
    <style:style style:name="Table3037" style:family="table">
      <style:table-properties style:width="2.6506in" fo:margin-left="0in" table:align="right"/>
    </style:style>
    <style:style style:name="TableRow3040" style:family="table-row">
      <style:table-row-properties style:use-optimal-row-height="false"/>
    </style:style>
    <style:style style:name="TableCell30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4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043" style:family="table-cell">
      <style:table-cell-properties fo:border="0.0034in solid #000000" style:writing-mode="lr-tb" fo:padding-top="0.0381in" fo:padding-left="0.0381in" fo:padding-bottom="0.0381in" fo:padding-right="0.0381in"/>
    </style:style>
    <style:style style:name="P304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045" style:family="table-row">
      <style:table-row-properties style:use-optimal-row-height="false"/>
    </style:style>
    <style:style style:name="TableCell3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0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050" style:family="table-row">
      <style:table-row-properties style:use-optimal-row-height="false"/>
    </style:style>
    <style:style style:name="TableCell30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0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055" style:family="table-row">
      <style:table-row-properties style:use-optimal-row-height="false"/>
    </style:style>
    <style:style style:name="TableCell30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0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06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061" style:parent-style-name="Standard" style:family="paragraph">
      <style:paragraph-properties fo:text-align="justify"/>
      <style:text-properties fo:font-size="10pt" style:font-size-asian="10pt" style:font-size-complex="10pt"/>
    </style:style>
    <style:style style:name="P3062" style:parent-style-name="Standard" style:family="paragraph">
      <style:paragraph-properties fo:text-align="justify"/>
      <style:text-properties fo:font-size="10pt" style:font-size-asian="10pt" style:font-size-complex="10pt"/>
    </style:style>
    <style:style style:name="P3063" style:parent-style-name="Standard" style:family="paragraph">
      <style:paragraph-properties fo:text-align="justify"/>
      <style:text-properties fo:font-size="10pt" style:font-size-asian="10pt" style:font-size-complex="10pt"/>
    </style:style>
    <style:style style:name="P3064" style:parent-style-name="Standard" style:family="paragraph">
      <style:paragraph-properties fo:text-align="justify"/>
      <style:text-properties fo:font-size="10pt" style:font-size-asian="10pt" style:font-size-complex="10pt"/>
    </style:style>
    <style:style style:name="P3065" style:parent-style-name="Standard" style:family="paragraph">
      <style:paragraph-properties fo:text-align="justify"/>
      <style:text-properties fo:font-size="10pt" style:font-size-asian="10pt" style:font-size-complex="10pt"/>
    </style:style>
    <style:style style:name="P3066" style:parent-style-name="Standard" style:family="paragraph">
      <style:paragraph-properties fo:text-align="justify"/>
      <style:text-properties fo:font-size="10pt" style:font-size-asian="10pt" style:font-size-complex="10pt"/>
    </style:style>
    <style:style style:name="P3067" style:parent-style-name="Standard" style:family="paragraph">
      <style:paragraph-properties fo:text-align="justify"/>
      <style:text-properties fo:font-size="10pt" style:font-size-asian="10pt" style:font-size-complex="10pt"/>
    </style:style>
    <style:style style:name="P3068" style:parent-style-name="Standard" style:family="paragraph">
      <style:paragraph-properties fo:text-align="justify"/>
      <style:text-properties fo:font-size="10pt" style:font-size-asian="10pt" style:font-size-complex="10pt"/>
    </style:style>
    <style:style style:name="P3069" style:parent-style-name="Standard" style:family="paragraph">
      <style:paragraph-properties fo:text-align="justify"/>
      <style:text-properties fo:font-size="10pt" style:font-size-asian="10pt" style:font-size-complex="10pt"/>
    </style:style>
    <style:style style:name="P3070" style:parent-style-name="Standard" style:family="paragraph">
      <style:paragraph-properties fo:text-align="justify"/>
      <style:text-properties fo:font-size="10pt" style:font-size-asian="10pt" style:font-size-complex="10pt"/>
    </style:style>
    <style:style style:name="P3071" style:parent-style-name="Standard" style:family="paragraph">
      <style:paragraph-properties fo:text-align="justify"/>
      <style:text-properties fo:font-size="10pt" style:font-size-asian="10pt" style:font-size-complex="10pt"/>
    </style:style>
    <style:style style:name="P3072" style:parent-style-name="Standard" style:family="paragraph">
      <style:paragraph-properties fo:text-align="justify"/>
      <style:text-properties fo:font-size="10pt" style:font-size-asian="10pt" style:font-size-complex="10pt"/>
    </style:style>
    <style:style style:name="P3073" style:parent-style-name="Standard" style:family="paragraph">
      <style:paragraph-properties fo:text-align="justify"/>
      <style:text-properties fo:font-size="10pt" style:font-size-asian="10pt" style:font-size-complex="10pt"/>
    </style:style>
    <style:style style:name="P3074" style:parent-style-name="Standard" style:family="paragraph">
      <style:paragraph-properties fo:text-align="justify"/>
      <style:text-properties fo:font-size="10pt" style:font-size-asian="10pt" style:font-size-complex="10pt"/>
    </style:style>
    <style:style style:name="P3075" style:parent-style-name="Standard" style:family="paragraph">
      <style:paragraph-properties fo:text-align="justify"/>
      <style:text-properties fo:font-size="10pt" style:font-size-asian="10pt" style:font-size-complex="10pt"/>
    </style:style>
    <style:style style:name="P3076" style:parent-style-name="Standard" style:family="paragraph">
      <style:paragraph-properties fo:text-align="justify"/>
      <style:text-properties fo:font-size="10pt" style:font-size-asian="10pt" style:font-size-complex="10pt"/>
    </style:style>
    <style:style style:name="P3077" style:parent-style-name="Standard" style:family="paragraph">
      <style:paragraph-properties fo:text-align="justify"/>
      <style:text-properties fo:font-size="10pt" style:font-size-asian="10pt" style:font-size-complex="10pt"/>
    </style:style>
    <style:style style:name="P3078" style:parent-style-name="Standard" style:family="paragraph">
      <style:paragraph-properties fo:text-align="justify"/>
      <style:text-properties fo:font-size="10pt" style:font-size-asian="10pt" style:font-size-complex="10pt"/>
    </style:style>
    <style:style style:name="P3079" style:parent-style-name="Standard" style:family="paragraph">
      <style:paragraph-properties fo:text-align="justify"/>
      <style:text-properties fo:font-size="10pt" style:font-size-asian="10pt" style:font-size-complex="10pt"/>
    </style:style>
    <style:style style:name="P3080" style:parent-style-name="Standard" style:family="paragraph">
      <style:paragraph-properties fo:text-align="justify"/>
      <style:text-properties fo:font-size="10pt" style:font-size-asian="10pt" style:font-size-complex="10pt"/>
    </style:style>
    <style:style style:name="P3081" style:parent-style-name="Standard" style:family="paragraph">
      <style:paragraph-properties fo:text-align="justify"/>
      <style:text-properties fo:font-size="10pt" style:font-size-asian="10pt" style:font-size-complex="10pt"/>
    </style:style>
    <style:style style:name="P3082" style:parent-style-name="Standard" style:family="paragraph">
      <style:paragraph-properties fo:text-align="justify"/>
      <style:text-properties fo:font-size="10pt" style:font-size-asian="10pt" style:font-size-complex="10pt"/>
    </style:style>
    <style:style style:name="P3083" style:parent-style-name="Standard" style:family="paragraph">
      <style:paragraph-properties fo:text-align="justify"/>
      <style:text-properties fo:font-size="10pt" style:font-size-asian="10pt" style:font-size-complex="10pt"/>
    </style:style>
    <style:style style:name="P3084" style:parent-style-name="Standard" style:family="paragraph">
      <style:paragraph-properties fo:text-align="justify"/>
      <style:text-properties fo:font-size="10pt" style:font-size-asian="10pt" style:font-size-complex="10pt"/>
    </style:style>
    <style:style style:name="P3085" style:parent-style-name="Standard" style:family="paragraph">
      <style:paragraph-properties fo:text-align="justify"/>
      <style:text-properties fo:font-size="10pt" style:font-size-asian="10pt" style:font-size-complex="10pt"/>
    </style:style>
    <style:style style:name="P3086" style:parent-style-name="Standard" style:family="paragraph">
      <style:paragraph-properties fo:text-align="justify"/>
      <style:text-properties fo:font-size="10pt" style:font-size-asian="10pt" style:font-size-complex="10pt"/>
    </style:style>
    <style:style style:name="P3087" style:parent-style-name="Standard" style:family="paragraph">
      <style:paragraph-properties fo:text-align="justify"/>
      <style:text-properties fo:font-size="10pt" style:font-size-asian="10pt" style:font-size-complex="10pt"/>
    </style:style>
    <style:style style:name="P3088" style:parent-style-name="Standard" style:family="paragraph">
      <style:paragraph-properties fo:text-align="justify"/>
      <style:text-properties fo:font-size="10pt" style:font-size-asian="10pt" style:font-size-complex="10pt"/>
    </style:style>
    <style:style style:name="P3089" style:parent-style-name="Standard" style:family="paragraph">
      <style:paragraph-properties fo:text-align="justify"/>
      <style:text-properties fo:font-size="10pt" style:font-size-asian="10pt" style:font-size-complex="10pt"/>
    </style:style>
    <style:style style:name="P3090" style:parent-style-name="Standard" style:family="paragraph">
      <style:paragraph-properties fo:text-align="justify"/>
      <style:text-properties fo:font-size="10pt" style:font-size-asian="10pt" style:font-size-complex="10pt"/>
    </style:style>
    <style:style style:name="P3091" style:parent-style-name="Standard" style:family="paragraph">
      <style:paragraph-properties fo:text-align="justify"/>
      <style:text-properties fo:font-size="10pt" style:font-size-asian="10pt" style:font-size-complex="10pt"/>
    </style:style>
    <style:style style:name="P3092" style:parent-style-name="Standard" style:family="paragraph">
      <style:paragraph-properties fo:text-align="justify"/>
      <style:text-properties fo:font-size="10pt" style:font-size-asian="10pt" style:font-size-complex="10pt"/>
    </style:style>
    <style:style style:name="P3093" style:parent-style-name="Standard" style:family="paragraph">
      <style:paragraph-properties fo:text-align="justify"/>
      <style:text-properties fo:font-size="10pt" style:font-size-asian="10pt" style:font-size-complex="10pt"/>
    </style:style>
    <style:style style:name="P3094" style:parent-style-name="Standard" style:family="paragraph">
      <style:paragraph-properties fo:text-align="justify"/>
      <style:text-properties fo:font-size="10pt" style:font-size-asian="10pt" style:font-size-complex="10pt"/>
    </style:style>
    <style:style style:name="P3095" style:parent-style-name="Standard" style:family="paragraph">
      <style:paragraph-properties fo:text-align="justify"/>
      <style:text-properties fo:font-size="10pt" style:font-size-asian="10pt" style:font-size-complex="10pt"/>
    </style:style>
    <style:style style:name="P3096" style:parent-style-name="Standard" style:family="paragraph">
      <style:paragraph-properties fo:text-align="justify"/>
      <style:text-properties fo:font-size="10pt" style:font-size-asian="10pt" style:font-size-complex="10pt"/>
    </style:style>
    <style:style style:name="P3097" style:parent-style-name="Standard" style:family="paragraph">
      <style:paragraph-properties fo:text-align="justify"/>
      <style:text-properties fo:font-size="10pt" style:font-size-asian="10pt" style:font-size-complex="10pt"/>
    </style:style>
    <style:style style:name="P3098" style:parent-style-name="Standard" style:family="paragraph">
      <style:paragraph-properties fo:text-align="justify"/>
      <style:text-properties fo:font-size="10pt" style:font-size-asian="10pt" style:font-size-complex="10pt"/>
    </style:style>
    <style:style style:name="P3099" style:parent-style-name="Standard" style:family="paragraph">
      <style:paragraph-properties fo:text-align="justify"/>
      <style:text-properties fo:font-size="10pt" style:font-size-asian="10pt" style:font-size-complex="10pt"/>
    </style:style>
    <style:style style:name="P3100" style:parent-style-name="Standard" style:family="paragraph">
      <style:paragraph-properties fo:text-align="justify"/>
      <style:text-properties fo:font-size="10pt" style:font-size-asian="10pt" style:font-size-complex="10pt"/>
    </style:style>
    <style:style style:name="TableColumn3102" style:family="table-column">
      <style:table-column-properties style:column-width="3.9791in" style:use-optimal-column-width="false"/>
    </style:style>
    <style:style style:name="TableColumn3103" style:family="table-column">
      <style:table-column-properties style:column-width="2.7138in" style:use-optimal-column-width="false"/>
    </style:style>
    <style:style style:name="Table3101" style:family="table">
      <style:table-properties style:width="6.693in" fo:margin-left="-0.009in" table:align="left"/>
    </style:style>
    <style:style style:name="TableRow3104" style:family="table-row">
      <style:table-row-properties style:use-optimal-row-height="false"/>
    </style:style>
    <style:style style:name="TableCell3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0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10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1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10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110" style:family="table-cell">
      <style:table-cell-properties fo:border="0.0034in solid #000000" style:writing-mode="lr-tb" fo:padding-top="0.0381in" fo:padding-left="0.0381in" fo:padding-bottom="0.0381in" fo:padding-right="0.0381in"/>
    </style:style>
    <style:style style:name="TableColumn3112" style:family="table-column">
      <style:table-column-properties style:column-width="1.1805in" style:use-optimal-column-width="false"/>
    </style:style>
    <style:style style:name="TableColumn3113" style:family="table-column">
      <style:table-column-properties style:column-width="1.4701in" style:use-optimal-column-width="false"/>
    </style:style>
    <style:style style:name="Table3111" style:family="table">
      <style:table-properties style:width="2.6506in" fo:margin-left="0in" table:align="right"/>
    </style:style>
    <style:style style:name="TableRow3114" style:family="table-row">
      <style:table-row-properties style:use-optimal-row-height="false"/>
    </style:style>
    <style:style style:name="TableCell31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117" style:family="table-cell">
      <style:table-cell-properties fo:border="0.0034in solid #000000" style:writing-mode="lr-tb" fo:padding-top="0.0381in" fo:padding-left="0.0381in" fo:padding-bottom="0.0381in" fo:padding-right="0.0381in"/>
    </style:style>
    <style:style style:name="P31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119" style:family="table-row">
      <style:table-row-properties style:use-optimal-row-height="false"/>
    </style:style>
    <style:style style:name="TableCell3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124" style:family="table-row">
      <style:table-row-properties style:use-optimal-row-height="false"/>
    </style:style>
    <style:style style:name="TableCell3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129" style:family="table-row">
      <style:table-row-properties style:use-optimal-row-height="false"/>
    </style:style>
    <style:style style:name="TableCell3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13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135" style:parent-style-name="Standard" style:family="paragraph">
      <style:paragraph-properties fo:text-align="justify"/>
      <style:text-properties fo:font-size="10pt" style:font-size-asian="10pt" style:font-size-complex="10pt"/>
    </style:style>
    <style:style style:name="P3136" style:parent-style-name="Standard" style:family="paragraph">
      <style:paragraph-properties fo:text-align="justify"/>
      <style:text-properties fo:font-size="10pt" style:font-size-asian="10pt" style:font-size-complex="10pt"/>
    </style:style>
    <style:style style:name="P3137" style:parent-style-name="Standard" style:family="paragraph">
      <style:paragraph-properties fo:text-align="justify"/>
      <style:text-properties fo:font-size="10pt" style:font-size-asian="10pt" style:font-size-complex="10pt"/>
    </style:style>
    <style:style style:name="P3138" style:parent-style-name="Standard" style:family="paragraph">
      <style:paragraph-properties fo:text-align="justify"/>
      <style:text-properties fo:font-size="10pt" style:font-size-asian="10pt" style:font-size-complex="10pt"/>
    </style:style>
    <style:style style:name="P3139" style:parent-style-name="Standard" style:family="paragraph">
      <style:paragraph-properties fo:text-align="justify"/>
      <style:text-properties fo:font-size="10pt" style:font-size-asian="10pt" style:font-size-complex="10pt"/>
    </style:style>
    <style:style style:name="P3140" style:parent-style-name="Standard" style:family="paragraph">
      <style:paragraph-properties fo:text-align="justify"/>
      <style:text-properties fo:font-size="10pt" style:font-size-asian="10pt" style:font-size-complex="10pt"/>
    </style:style>
    <style:style style:name="P3141" style:parent-style-name="Standard" style:family="paragraph">
      <style:paragraph-properties fo:text-align="justify"/>
      <style:text-properties fo:font-size="10pt" style:font-size-asian="10pt" style:font-size-complex="10pt"/>
    </style:style>
    <style:style style:name="P3142" style:parent-style-name="Standard" style:family="paragraph">
      <style:paragraph-properties fo:text-align="justify"/>
      <style:text-properties fo:font-size="10pt" style:font-size-asian="10pt" style:font-size-complex="10pt"/>
    </style:style>
    <style:style style:name="P3143" style:parent-style-name="Standard" style:family="paragraph">
      <style:paragraph-properties fo:text-align="justify"/>
      <style:text-properties fo:font-size="10pt" style:font-size-asian="10pt" style:font-size-complex="10pt"/>
    </style:style>
    <style:style style:name="P3144" style:parent-style-name="Standard" style:family="paragraph">
      <style:paragraph-properties fo:text-align="justify"/>
      <style:text-properties fo:font-size="10pt" style:font-size-asian="10pt" style:font-size-complex="10pt"/>
    </style:style>
    <style:style style:name="P3145" style:parent-style-name="Standard" style:family="paragraph">
      <style:paragraph-properties fo:text-align="justify"/>
      <style:text-properties fo:font-size="10pt" style:font-size-asian="10pt" style:font-size-complex="10pt"/>
    </style:style>
    <style:style style:name="P3146" style:parent-style-name="Standard" style:family="paragraph">
      <style:paragraph-properties fo:text-align="justify"/>
      <style:text-properties fo:font-size="10pt" style:font-size-asian="10pt" style:font-size-complex="10pt"/>
    </style:style>
    <style:style style:name="P3147" style:parent-style-name="Standard" style:family="paragraph">
      <style:paragraph-properties fo:text-align="justify"/>
      <style:text-properties fo:font-size="10pt" style:font-size-asian="10pt" style:font-size-complex="10pt"/>
    </style:style>
    <style:style style:name="P3148" style:parent-style-name="Standard" style:family="paragraph">
      <style:paragraph-properties fo:text-align="justify"/>
      <style:text-properties fo:font-size="10pt" style:font-size-asian="10pt" style:font-size-complex="10pt"/>
    </style:style>
    <style:style style:name="P3149" style:parent-style-name="Standard" style:family="paragraph">
      <style:paragraph-properties fo:text-align="justify"/>
      <style:text-properties fo:font-size="10pt" style:font-size-asian="10pt" style:font-size-complex="10pt"/>
    </style:style>
    <style:style style:name="P3150" style:parent-style-name="Standard" style:family="paragraph">
      <style:paragraph-properties fo:text-align="justify"/>
      <style:text-properties fo:font-size="10pt" style:font-size-asian="10pt" style:font-size-complex="10pt"/>
    </style:style>
    <style:style style:name="P3151" style:parent-style-name="Standard" style:list-style-name="LFO7" style:family="paragraph">
      <style:paragraph-properties fo:text-align="justify"/>
      <style:text-properties fo:font-size="10pt" style:font-size-asian="10pt" style:font-size-complex="10pt"/>
    </style:style>
    <style:style style:name="P3152" style:parent-style-name="Standard" style:list-style-name="LFO7" style:family="paragraph">
      <style:paragraph-properties fo:text-align="justify"/>
      <style:text-properties fo:font-size="10pt" style:font-size-asian="10pt" style:font-size-complex="10pt"/>
    </style:style>
    <style:style style:name="P3153" style:parent-style-name="Standard" style:list-style-name="LFO7" style:family="paragraph">
      <style:paragraph-properties fo:text-align="justify"/>
      <style:text-properties fo:font-size="10pt" style:font-size-asian="10pt" style:font-size-complex="10pt"/>
    </style:style>
    <style:style style:name="P3154" style:parent-style-name="Standard" style:list-style-name="LFO7" style:family="paragraph">
      <style:paragraph-properties fo:text-align="justify"/>
      <style:text-properties fo:font-size="10pt" style:font-size-asian="10pt" style:font-size-complex="10pt"/>
    </style:style>
    <style:style style:name="P3155" style:parent-style-name="Standard" style:list-style-name="LFO7" style:family="paragraph">
      <style:paragraph-properties fo:text-align="justify"/>
      <style:text-properties fo:font-size="10pt" style:font-size-asian="10pt" style:font-size-complex="10pt"/>
    </style:style>
    <style:style style:name="P3156" style:parent-style-name="Standard" style:family="paragraph">
      <style:paragraph-properties fo:text-align="justify"/>
      <style:text-properties fo:font-size="10pt" style:font-size-asian="10pt" style:font-size-complex="10pt"/>
    </style:style>
    <style:style style:name="P3157" style:parent-style-name="Standard" style:family="paragraph">
      <style:paragraph-properties fo:text-align="justify"/>
      <style:text-properties fo:font-size="10pt" style:font-size-asian="10pt" style:font-size-complex="10pt"/>
    </style:style>
    <style:style style:name="P3158" style:parent-style-name="Standard" style:list-style-name="LFO7" style:family="paragraph">
      <style:paragraph-properties fo:text-align="justify"/>
      <style:text-properties fo:font-size="10pt" style:font-size-asian="10pt" style:font-size-complex="10pt"/>
    </style:style>
    <style:style style:name="P3159" style:parent-style-name="Standard" style:list-style-name="LFO7" style:family="paragraph">
      <style:paragraph-properties fo:text-align="justify"/>
      <style:text-properties fo:font-size="10pt" style:font-size-asian="10pt" style:font-size-complex="10pt"/>
    </style:style>
    <style:style style:name="P3160" style:parent-style-name="Standard" style:list-style-name="LFO7" style:family="paragraph">
      <style:paragraph-properties fo:text-align="justify"/>
      <style:text-properties fo:font-size="10pt" style:font-size-asian="10pt" style:font-size-complex="10pt"/>
    </style:style>
    <style:style style:name="P3161" style:parent-style-name="Standard" style:list-style-name="LFO7" style:family="paragraph">
      <style:paragraph-properties fo:text-align="justify"/>
      <style:text-properties fo:font-size="10pt" style:font-size-asian="10pt" style:font-size-complex="10pt"/>
    </style:style>
    <style:style style:name="P3162" style:parent-style-name="Standard" style:list-style-name="LFO7" style:family="paragraph">
      <style:paragraph-properties fo:text-align="justify"/>
      <style:text-properties fo:font-size="10pt" style:font-size-asian="10pt" style:font-size-complex="10pt"/>
    </style:style>
    <style:style style:name="P3163" style:parent-style-name="Standard" style:family="paragraph">
      <style:paragraph-properties fo:text-align="justify"/>
      <style:text-properties fo:font-size="10pt" style:font-size-asian="10pt" style:font-size-complex="10pt"/>
    </style:style>
    <style:style style:name="P3164" style:parent-style-name="Standard" style:family="paragraph">
      <style:paragraph-properties fo:text-align="justify"/>
      <style:text-properties fo:font-size="10pt" style:font-size-asian="10pt" style:font-size-complex="10pt"/>
    </style:style>
    <style:style style:name="P3165" style:parent-style-name="Standard" style:list-style-name="LFO7" style:family="paragraph">
      <style:paragraph-properties fo:text-align="justify"/>
      <style:text-properties fo:font-size="10pt" style:font-size-asian="10pt" style:font-size-complex="10pt"/>
    </style:style>
    <style:style style:name="P3166" style:parent-style-name="Standard" style:family="paragraph">
      <style:paragraph-properties fo:text-align="justify"/>
      <style:text-properties fo:font-size="10pt" style:font-size-asian="10pt" style:font-size-complex="10pt"/>
    </style:style>
    <style:style style:name="P3167" style:parent-style-name="Standard" style:family="paragraph">
      <style:paragraph-properties fo:text-align="justify"/>
      <style:text-properties fo:font-size="10pt" style:font-size-asian="10pt" style:font-size-complex="10pt"/>
    </style:style>
    <style:style style:name="P3168" style:parent-style-name="Standard" style:family="paragraph">
      <style:paragraph-properties fo:text-align="justify"/>
      <style:text-properties fo:font-size="10pt" style:font-size-asian="10pt" style:font-size-complex="10pt"/>
    </style:style>
    <style:style style:name="P3169" style:parent-style-name="Standard" style:family="paragraph">
      <style:paragraph-properties fo:text-align="justify"/>
      <style:text-properties fo:font-size="10pt" style:font-size-asian="10pt" style:font-size-complex="10pt"/>
    </style:style>
    <style:style style:name="P3170" style:parent-style-name="Standard" style:family="paragraph">
      <style:paragraph-properties fo:text-align="justify"/>
      <style:text-properties fo:font-size="10pt" style:font-size-asian="10pt" style:font-size-complex="10pt"/>
    </style:style>
    <style:style style:name="TableColumn3172" style:family="table-column">
      <style:table-column-properties style:column-width="3.9791in" style:use-optimal-column-width="false"/>
    </style:style>
    <style:style style:name="TableColumn3173" style:family="table-column">
      <style:table-column-properties style:column-width="2.7138in" style:use-optimal-column-width="false"/>
    </style:style>
    <style:style style:name="Table3171" style:family="table">
      <style:table-properties style:width="6.693in" fo:margin-left="-0.009in" table:align="left"/>
    </style:style>
    <style:style style:name="TableRow3174" style:family="table-row">
      <style:table-row-properties style:use-optimal-row-height="false"/>
    </style:style>
    <style:style style:name="TableCell31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7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17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1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1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180" style:family="table-cell">
      <style:table-cell-properties fo:border="0.0034in solid #000000" style:writing-mode="lr-tb" fo:padding-top="0.0381in" fo:padding-left="0.0381in" fo:padding-bottom="0.0381in" fo:padding-right="0.0381in"/>
    </style:style>
    <style:style style:name="TableColumn3182" style:family="table-column">
      <style:table-column-properties style:column-width="1.1805in" style:use-optimal-column-width="false"/>
    </style:style>
    <style:style style:name="TableColumn3183" style:family="table-column">
      <style:table-column-properties style:column-width="1.4701in" style:use-optimal-column-width="false"/>
    </style:style>
    <style:style style:name="Table3181" style:family="table">
      <style:table-properties style:width="2.6506in" fo:margin-left="0in" table:align="right"/>
    </style:style>
    <style:style style:name="TableRow3184" style:family="table-row">
      <style:table-row-properties style:use-optimal-row-height="false"/>
    </style:style>
    <style:style style:name="TableCell31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8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187" style:family="table-cell">
      <style:table-cell-properties fo:border="0.0034in solid #000000" style:writing-mode="lr-tb" fo:padding-top="0.0381in" fo:padding-left="0.0381in" fo:padding-bottom="0.0381in" fo:padding-right="0.0381in"/>
    </style:style>
    <style:style style:name="P31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189" style:family="table-row">
      <style:table-row-properties style:use-optimal-row-height="false"/>
    </style:style>
    <style:style style:name="TableCell3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9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194" style:family="table-row">
      <style:table-row-properties style:use-optimal-row-height="false"/>
    </style:style>
    <style:style style:name="TableCell3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9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199" style:family="table-row">
      <style:table-row-properties style:use-optimal-row-height="false"/>
    </style:style>
    <style:style style:name="TableCell3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20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205" style:parent-style-name="Standard" style:family="paragraph">
      <style:paragraph-properties fo:text-align="justify"/>
      <style:text-properties fo:font-size="10pt" style:font-size-asian="10pt" style:font-size-complex="10pt"/>
    </style:style>
    <style:style style:name="P3206" style:parent-style-name="Standard" style:family="paragraph">
      <style:paragraph-properties fo:text-align="justify"/>
      <style:text-properties fo:font-size="10pt" style:font-size-asian="10pt" style:font-size-complex="10pt"/>
    </style:style>
    <style:style style:name="P3207" style:parent-style-name="Standard" style:family="paragraph">
      <style:paragraph-properties fo:text-align="justify"/>
      <style:text-properties fo:font-size="10pt" style:font-size-asian="10pt" style:font-size-complex="10pt"/>
    </style:style>
    <style:style style:name="P3208" style:parent-style-name="Standard" style:family="paragraph">
      <style:paragraph-properties fo:text-align="justify"/>
      <style:text-properties fo:font-size="10pt" style:font-size-asian="10pt" style:font-size-complex="10pt"/>
    </style:style>
    <style:style style:name="P3209" style:parent-style-name="Standard" style:family="paragraph">
      <style:paragraph-properties fo:text-align="justify"/>
      <style:text-properties fo:font-size="10pt" style:font-size-asian="10pt" style:font-size-complex="10pt"/>
    </style:style>
    <style:style style:name="P3210" style:parent-style-name="Standard" style:family="paragraph">
      <style:paragraph-properties fo:text-align="justify"/>
      <style:text-properties fo:font-size="10pt" style:font-size-asian="10pt" style:font-size-complex="10pt"/>
    </style:style>
    <style:style style:name="P3211" style:parent-style-name="Standard" style:family="paragraph">
      <style:paragraph-properties fo:text-align="justify"/>
      <style:text-properties fo:font-size="10pt" style:font-size-asian="10pt" style:font-size-complex="10pt"/>
    </style:style>
    <style:style style:name="P3212" style:parent-style-name="Standard" style:family="paragraph">
      <style:paragraph-properties fo:text-align="justify"/>
      <style:text-properties fo:font-size="10pt" style:font-size-asian="10pt" style:font-size-complex="10pt"/>
    </style:style>
    <style:style style:name="P3213" style:parent-style-name="Standard" style:family="paragraph">
      <style:paragraph-properties fo:text-align="justify"/>
      <style:text-properties fo:font-size="10pt" style:font-size-asian="10pt" style:font-size-complex="10pt"/>
    </style:style>
    <style:style style:name="P3214" style:parent-style-name="Standard" style:family="paragraph">
      <style:paragraph-properties fo:text-align="justify"/>
      <style:text-properties fo:font-size="10pt" style:font-size-asian="10pt" style:font-size-complex="10pt"/>
    </style:style>
    <style:style style:name="P3215" style:parent-style-name="Standard" style:family="paragraph">
      <style:paragraph-properties fo:text-align="justify"/>
      <style:text-properties fo:font-size="10pt" style:font-size-asian="10pt" style:font-size-complex="10pt"/>
    </style:style>
    <style:style style:name="P3216" style:parent-style-name="Standard" style:list-style-name="LFO7" style:family="paragraph">
      <style:paragraph-properties fo:text-align="justify"/>
      <style:text-properties fo:font-size="10pt" style:font-size-asian="10pt" style:font-size-complex="10pt"/>
    </style:style>
    <style:style style:name="P3217" style:parent-style-name="Standard" style:list-style-name="LFO7" style:family="paragraph">
      <style:paragraph-properties fo:text-align="justify"/>
      <style:text-properties fo:font-size="10pt" style:font-size-asian="10pt" style:font-size-complex="10pt"/>
    </style:style>
    <style:style style:name="P3218" style:parent-style-name="Standard" style:list-style-name="LFO7" style:family="paragraph">
      <style:paragraph-properties fo:text-align="justify"/>
      <style:text-properties fo:font-size="10pt" style:font-size-asian="10pt" style:font-size-complex="10pt"/>
    </style:style>
    <style:style style:name="P3219" style:parent-style-name="Standard" style:list-style-name="LFO7" style:family="paragraph">
      <style:paragraph-properties fo:text-align="justify"/>
      <style:text-properties fo:font-size="10pt" style:font-size-asian="10pt" style:font-size-complex="10pt"/>
    </style:style>
    <style:style style:name="P3220" style:parent-style-name="Standard" style:list-style-name="LFO7" style:family="paragraph">
      <style:paragraph-properties fo:text-align="justify"/>
      <style:text-properties fo:font-size="10pt" style:font-size-asian="10pt" style:font-size-complex="10pt"/>
    </style:style>
    <style:style style:name="P3221" style:parent-style-name="Standard" style:list-style-name="LFO7" style:family="paragraph">
      <style:paragraph-properties fo:text-align="justify"/>
      <style:text-properties fo:font-size="10pt" style:font-size-asian="10pt" style:font-size-complex="10pt"/>
    </style:style>
    <style:style style:name="P3222" style:parent-style-name="Standard" style:list-style-name="LFO7" style:family="paragraph">
      <style:paragraph-properties fo:text-align="justify"/>
      <style:text-properties fo:font-size="10pt" style:font-size-asian="10pt" style:font-size-complex="10pt"/>
    </style:style>
    <style:style style:name="P3223" style:parent-style-name="Standard" style:list-style-name="LFO7" style:family="paragraph">
      <style:paragraph-properties fo:text-align="justify"/>
      <style:text-properties fo:font-size="10pt" style:font-size-asian="10pt" style:font-size-complex="10pt"/>
    </style:style>
    <style:style style:name="P3224" style:parent-style-name="Standard" style:list-style-name="LFO7" style:family="paragraph">
      <style:paragraph-properties fo:text-align="justify"/>
      <style:text-properties fo:font-size="10pt" style:font-size-asian="10pt" style:font-size-complex="10pt"/>
    </style:style>
    <style:style style:name="P3225" style:parent-style-name="Standard" style:list-style-name="LFO7" style:family="paragraph">
      <style:paragraph-properties fo:text-align="justify"/>
      <style:text-properties fo:font-size="10pt" style:font-size-asian="10pt" style:font-size-complex="10pt"/>
    </style:style>
    <style:style style:name="P3226" style:parent-style-name="Standard" style:family="paragraph">
      <style:paragraph-properties fo:text-align="justify"/>
      <style:text-properties fo:font-size="10pt" style:font-size-asian="10pt" style:font-size-complex="10pt"/>
    </style:style>
    <style:style style:name="P3227" style:parent-style-name="Standard" style:family="paragraph">
      <style:paragraph-properties fo:text-align="justify"/>
      <style:text-properties fo:font-size="10pt" style:font-size-asian="10pt" style:font-size-complex="10pt"/>
    </style:style>
    <style:style style:name="P3228" style:parent-style-name="Standard" style:family="paragraph">
      <style:paragraph-properties fo:text-align="justify"/>
      <style:text-properties fo:font-size="10pt" style:font-size-asian="10pt" style:font-size-complex="10pt"/>
    </style:style>
    <style:style style:name="P3229" style:parent-style-name="Standard" style:family="paragraph">
      <style:paragraph-properties fo:text-align="justify"/>
      <style:text-properties fo:font-size="10pt" style:font-size-asian="10pt" style:font-size-complex="10pt"/>
    </style:style>
    <style:style style:name="P3230" style:parent-style-name="Standard" style:family="paragraph">
      <style:paragraph-properties fo:text-align="justify"/>
      <style:text-properties fo:font-size="10pt" style:font-size-asian="10pt" style:font-size-complex="10pt"/>
    </style:style>
    <style:style style:name="P3231" style:parent-style-name="Standard" style:family="paragraph">
      <style:paragraph-properties fo:text-align="justify"/>
      <style:text-properties fo:font-size="10pt" style:font-size-asian="10pt" style:font-size-complex="10pt"/>
    </style:style>
    <style:style style:name="P3232" style:parent-style-name="Standard" style:family="paragraph">
      <style:paragraph-properties fo:text-align="justify"/>
      <style:text-properties fo:font-size="10pt" style:font-size-asian="10pt" style:font-size-complex="10pt"/>
    </style:style>
    <style:style style:name="P3233" style:parent-style-name="Standard" style:family="paragraph">
      <style:paragraph-properties fo:text-align="justify"/>
      <style:text-properties fo:font-size="10pt" style:font-size-asian="10pt" style:font-size-complex="10pt"/>
    </style:style>
    <style:style style:name="P3234" style:parent-style-name="Standard" style:family="paragraph">
      <style:paragraph-properties fo:text-align="justify"/>
      <style:text-properties fo:font-size="10pt" style:font-size-asian="10pt" style:font-size-complex="10pt"/>
    </style:style>
    <style:style style:name="P3235" style:parent-style-name="Standard" style:family="paragraph">
      <style:paragraph-properties fo:text-align="justify"/>
      <style:text-properties fo:font-size="10pt" style:font-size-asian="10pt" style:font-size-complex="10pt"/>
    </style:style>
    <style:style style:name="P3236" style:parent-style-name="Standard" style:family="paragraph">
      <style:paragraph-properties fo:text-align="justify"/>
      <style:text-properties fo:font-size="10pt" style:font-size-asian="10pt" style:font-size-complex="10pt"/>
    </style:style>
    <style:style style:name="P3237" style:parent-style-name="Standard" style:family="paragraph">
      <style:paragraph-properties fo:text-align="justify"/>
      <style:text-properties fo:font-size="10pt" style:font-size-asian="10pt" style:font-size-complex="10pt"/>
    </style:style>
    <style:style style:name="P3238" style:parent-style-name="Standard" style:family="paragraph">
      <style:paragraph-properties fo:text-align="justify"/>
      <style:text-properties fo:font-size="10pt" style:font-size-asian="10pt" style:font-size-complex="10pt"/>
    </style:style>
    <style:style style:name="P3239" style:parent-style-name="Standard" style:family="paragraph">
      <style:paragraph-properties fo:text-align="justify"/>
      <style:text-properties fo:font-size="10pt" style:font-size-asian="10pt" style:font-size-complex="10pt"/>
    </style:style>
    <style:style style:name="P3240" style:parent-style-name="Standard" style:family="paragraph">
      <style:paragraph-properties fo:text-align="justify"/>
      <style:text-properties fo:font-size="10pt" style:font-size-asian="10pt" style:font-size-complex="10pt"/>
    </style:style>
    <style:style style:name="TableColumn3242" style:family="table-column">
      <style:table-column-properties style:column-width="3.9791in" style:use-optimal-column-width="false"/>
    </style:style>
    <style:style style:name="TableColumn3243" style:family="table-column">
      <style:table-column-properties style:column-width="2.7138in" style:use-optimal-column-width="false"/>
    </style:style>
    <style:style style:name="Table3241" style:family="table">
      <style:table-properties style:width="6.693in" fo:margin-left="-0.009in" table:align="left"/>
    </style:style>
    <style:style style:name="TableRow3244" style:family="table-row">
      <style:table-row-properties style:use-optimal-row-height="false"/>
    </style:style>
    <style:style style:name="TableCell32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4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24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24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249" style:family="table-cell">
      <style:table-cell-properties fo:border="0.0034in solid #000000" style:writing-mode="lr-tb" fo:padding-top="0.0381in" fo:padding-left="0.0381in" fo:padding-bottom="0.0381in" fo:padding-right="0.0381in"/>
    </style:style>
    <style:style style:name="TableColumn3251" style:family="table-column">
      <style:table-column-properties style:column-width="1.1805in" style:use-optimal-column-width="false"/>
    </style:style>
    <style:style style:name="TableColumn3252" style:family="table-column">
      <style:table-column-properties style:column-width="1.4701in" style:use-optimal-column-width="false"/>
    </style:style>
    <style:style style:name="Table3250" style:family="table">
      <style:table-properties style:width="2.6506in" fo:margin-left="0in" table:align="right"/>
    </style:style>
    <style:style style:name="TableRow3253" style:family="table-row">
      <style:table-row-properties style:use-optimal-row-height="false"/>
    </style:style>
    <style:style style:name="TableCell32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5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256" style:family="table-cell">
      <style:table-cell-properties fo:border="0.0034in solid #000000" style:writing-mode="lr-tb" fo:padding-top="0.0381in" fo:padding-left="0.0381in" fo:padding-bottom="0.0381in" fo:padding-right="0.0381in"/>
    </style:style>
    <style:style style:name="P325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258" style:family="table-row">
      <style:table-row-properties style:use-optimal-row-height="false"/>
    </style:style>
    <style:style style:name="TableCell3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263" style:family="table-row">
      <style:table-row-properties style:use-optimal-row-height="false"/>
    </style:style>
    <style:style style:name="TableCell3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6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268" style:family="table-row">
      <style:table-row-properties style:use-optimal-row-height="false"/>
    </style:style>
    <style:style style:name="TableCell3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27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274" style:parent-style-name="Standard" style:family="paragraph">
      <style:paragraph-properties fo:text-align="justify"/>
      <style:text-properties fo:font-size="10pt" style:font-size-asian="10pt" style:font-size-complex="10pt"/>
    </style:style>
    <style:style style:name="P3275" style:parent-style-name="Standard" style:family="paragraph">
      <style:paragraph-properties fo:text-align="justify"/>
      <style:text-properties fo:font-size="10pt" style:font-size-asian="10pt" style:font-size-complex="10pt"/>
    </style:style>
    <style:style style:name="P3276" style:parent-style-name="Standard" style:family="paragraph">
      <style:paragraph-properties fo:text-align="justify"/>
      <style:text-properties fo:font-size="10pt" style:font-size-asian="10pt" style:font-size-complex="10pt"/>
    </style:style>
    <style:style style:name="P3277" style:parent-style-name="Standard" style:family="paragraph">
      <style:paragraph-properties fo:text-align="justify"/>
      <style:text-properties fo:font-size="10pt" style:font-size-asian="10pt" style:font-size-complex="10pt"/>
    </style:style>
    <style:style style:name="P3278" style:parent-style-name="Standard" style:family="paragraph">
      <style:paragraph-properties fo:text-align="justify"/>
      <style:text-properties fo:font-size="10pt" style:font-size-asian="10pt" style:font-size-complex="10pt"/>
    </style:style>
    <style:style style:name="P3279" style:parent-style-name="Standard" style:family="paragraph">
      <style:paragraph-properties fo:text-align="justify"/>
      <style:text-properties fo:font-size="10pt" style:font-size-asian="10pt" style:font-size-complex="10pt"/>
    </style:style>
    <style:style style:name="P3280" style:parent-style-name="Standard" style:family="paragraph">
      <style:paragraph-properties fo:text-align="justify"/>
      <style:text-properties fo:font-size="10pt" style:font-size-asian="10pt" style:font-size-complex="10pt"/>
    </style:style>
    <style:style style:name="P3281" style:parent-style-name="Standard" style:family="paragraph">
      <style:paragraph-properties fo:text-align="justify"/>
      <style:text-properties fo:font-size="10pt" style:font-size-asian="10pt" style:font-size-complex="10pt"/>
    </style:style>
    <style:style style:name="P3282" style:parent-style-name="Standard" style:family="paragraph">
      <style:paragraph-properties fo:text-align="justify"/>
      <style:text-properties fo:font-size="10pt" style:font-size-asian="10pt" style:font-size-complex="10pt"/>
    </style:style>
    <style:style style:name="P3283" style:parent-style-name="Standard" style:family="paragraph">
      <style:paragraph-properties fo:text-align="justify"/>
      <style:text-properties fo:font-size="10pt" style:font-size-asian="10pt" style:font-size-complex="10pt"/>
    </style:style>
    <style:style style:name="P3284" style:parent-style-name="Standard" style:family="paragraph">
      <style:paragraph-properties fo:text-align="justify"/>
      <style:text-properties fo:font-size="10pt" style:font-size-asian="10pt" style:font-size-complex="10pt"/>
    </style:style>
    <style:style style:name="P3285" style:parent-style-name="Standard" style:family="paragraph">
      <style:paragraph-properties fo:text-align="justify"/>
      <style:text-properties fo:font-size="10pt" style:font-size-asian="10pt" style:font-size-complex="10pt"/>
    </style:style>
    <style:style style:name="P3286" style:parent-style-name="Standard" style:family="paragraph">
      <style:paragraph-properties fo:text-align="justify"/>
      <style:text-properties fo:font-size="10pt" style:font-size-asian="10pt" style:font-size-complex="10pt"/>
    </style:style>
    <style:style style:name="P3287" style:parent-style-name="Standard" style:family="paragraph">
      <style:paragraph-properties fo:text-align="justify"/>
      <style:text-properties fo:font-size="10pt" style:font-size-asian="10pt" style:font-size-complex="10pt"/>
    </style:style>
    <style:style style:name="P3288" style:parent-style-name="Standard" style:family="paragraph">
      <style:paragraph-properties fo:text-align="justify"/>
      <style:text-properties fo:font-size="10pt" style:font-size-asian="10pt" style:font-size-complex="10pt"/>
    </style:style>
    <style:style style:name="P3289" style:parent-style-name="Standard" style:family="paragraph">
      <style:paragraph-properties fo:text-align="justify"/>
      <style:text-properties fo:font-size="10pt" style:font-size-asian="10pt" style:font-size-complex="10pt"/>
    </style:style>
    <style:style style:name="P3290" style:parent-style-name="Standard" style:family="paragraph">
      <style:paragraph-properties fo:text-align="justify"/>
      <style:text-properties fo:font-size="10pt" style:font-size-asian="10pt" style:font-size-complex="10pt"/>
    </style:style>
    <style:style style:name="P3291" style:parent-style-name="Standard" style:family="paragraph">
      <style:paragraph-properties fo:text-align="justify"/>
      <style:text-properties fo:font-size="10pt" style:font-size-asian="10pt" style:font-size-complex="10pt"/>
    </style:style>
    <style:style style:name="P3292" style:parent-style-name="Standard" style:family="paragraph">
      <style:paragraph-properties fo:text-align="justify"/>
      <style:text-properties fo:font-size="10pt" style:font-size-asian="10pt" style:font-size-complex="10pt"/>
    </style:style>
    <style:style style:name="P3293" style:parent-style-name="Standard" style:family="paragraph">
      <style:paragraph-properties fo:text-align="justify"/>
      <style:text-properties fo:font-size="10pt" style:font-size-asian="10pt" style:font-size-complex="10pt"/>
    </style:style>
    <style:style style:name="P3294" style:parent-style-name="Standard" style:family="paragraph">
      <style:paragraph-properties fo:text-align="justify"/>
      <style:text-properties fo:font-size="10pt" style:font-size-asian="10pt" style:font-size-complex="10pt"/>
    </style:style>
    <style:style style:name="P3295" style:parent-style-name="Standard" style:family="paragraph">
      <style:paragraph-properties fo:text-align="justify"/>
      <style:text-properties fo:font-size="10pt" style:font-size-asian="10pt" style:font-size-complex="10pt"/>
    </style:style>
    <style:style style:name="P3296" style:parent-style-name="Standard" style:family="paragraph">
      <style:paragraph-properties fo:text-align="justify"/>
      <style:text-properties fo:font-size="10pt" style:font-size-asian="10pt" style:font-size-complex="10pt"/>
    </style:style>
    <style:style style:name="P3297" style:parent-style-name="Standard" style:family="paragraph">
      <style:paragraph-properties fo:text-align="justify"/>
      <style:text-properties fo:font-size="10pt" style:font-size-asian="10pt" style:font-size-complex="10pt"/>
    </style:style>
    <style:style style:name="P3298" style:parent-style-name="Standard" style:family="paragraph">
      <style:paragraph-properties fo:text-align="justify"/>
      <style:text-properties fo:font-size="10pt" style:font-size-asian="10pt" style:font-size-complex="10pt"/>
    </style:style>
    <style:style style:name="P3299" style:parent-style-name="Standard" style:family="paragraph">
      <style:paragraph-properties fo:text-align="justify"/>
      <style:text-properties fo:font-size="10pt" style:font-size-asian="10pt" style:font-size-complex="10pt"/>
    </style:style>
    <style:style style:name="P3300" style:parent-style-name="Standard" style:family="paragraph">
      <style:paragraph-properties fo:text-align="justify"/>
      <style:text-properties fo:font-size="10pt" style:font-size-asian="10pt" style:font-size-complex="10pt"/>
    </style:style>
    <style:style style:name="P3301" style:parent-style-name="Standard" style:family="paragraph">
      <style:paragraph-properties fo:text-align="justify"/>
      <style:text-properties fo:font-size="10pt" style:font-size-asian="10pt" style:font-size-complex="10pt"/>
    </style:style>
    <style:style style:name="P3302" style:parent-style-name="Standard" style:family="paragraph">
      <style:paragraph-properties fo:text-align="justify"/>
      <style:text-properties fo:font-size="10pt" style:font-size-asian="10pt" style:font-size-complex="10pt"/>
    </style:style>
    <style:style style:name="P3303" style:parent-style-name="Standard" style:family="paragraph">
      <style:paragraph-properties fo:text-align="justify"/>
      <style:text-properties fo:font-size="10pt" style:font-size-asian="10pt" style:font-size-complex="10pt"/>
    </style:style>
    <style:style style:name="P3304" style:parent-style-name="Standard" style:family="paragraph">
      <style:paragraph-properties fo:text-align="justify"/>
      <style:text-properties fo:font-size="10pt" style:font-size-asian="10pt" style:font-size-complex="10pt"/>
    </style:style>
    <style:style style:name="TableColumn3306" style:family="table-column">
      <style:table-column-properties style:column-width="3.9791in" style:use-optimal-column-width="false"/>
    </style:style>
    <style:style style:name="TableColumn3307" style:family="table-column">
      <style:table-column-properties style:column-width="2.7138in" style:use-optimal-column-width="false"/>
    </style:style>
    <style:style style:name="Table3305" style:family="table">
      <style:table-properties style:width="6.693in" fo:margin-left="-0.009in" table:align="left"/>
    </style:style>
    <style:style style:name="TableRow3308" style:family="table-row">
      <style:table-row-properties style:use-optimal-row-height="false"/>
    </style:style>
    <style:style style:name="TableCell33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31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31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313" style:family="table-cell">
      <style:table-cell-properties fo:border="0.0034in solid #000000" style:writing-mode="lr-tb" fo:padding-top="0.0381in" fo:padding-left="0.0381in" fo:padding-bottom="0.0381in" fo:padding-right="0.0381in"/>
    </style:style>
    <style:style style:name="TableColumn3315" style:family="table-column">
      <style:table-column-properties style:column-width="1.1805in" style:use-optimal-column-width="false"/>
    </style:style>
    <style:style style:name="TableColumn3316" style:family="table-column">
      <style:table-column-properties style:column-width="1.4701in" style:use-optimal-column-width="false"/>
    </style:style>
    <style:style style:name="Table3314" style:family="table">
      <style:table-properties style:width="2.6506in" fo:margin-left="0in" table:align="right"/>
    </style:style>
    <style:style style:name="TableRow3317" style:family="table-row">
      <style:table-row-properties style:use-optimal-row-height="false"/>
    </style:style>
    <style:style style:name="TableCell33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1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320" style:family="table-cell">
      <style:table-cell-properties fo:border="0.0034in solid #000000" style:writing-mode="lr-tb" fo:padding-top="0.0381in" fo:padding-left="0.0381in" fo:padding-bottom="0.0381in" fo:padding-right="0.0381in"/>
    </style:style>
    <style:style style:name="P33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322" style:family="table-row">
      <style:table-row-properties style:use-optimal-row-height="false"/>
    </style:style>
    <style:style style:name="TableCell3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3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327" style:family="table-row">
      <style:table-row-properties style:use-optimal-row-height="false"/>
    </style:style>
    <style:style style:name="TableCell3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3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332" style:family="table-row">
      <style:table-row-properties style:use-optimal-row-height="false"/>
    </style:style>
    <style:style style:name="TableCell3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3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33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338" style:parent-style-name="Standard" style:family="paragraph">
      <style:paragraph-properties fo:text-align="justify"/>
      <style:text-properties fo:font-size="10pt" style:font-size-asian="10pt" style:font-size-complex="10pt"/>
    </style:style>
    <style:style style:name="P3339" style:parent-style-name="Standard" style:family="paragraph">
      <style:paragraph-properties fo:text-align="justify"/>
      <style:text-properties fo:font-size="10pt" style:font-size-asian="10pt" style:font-size-complex="10pt"/>
    </style:style>
    <style:style style:name="P3340" style:parent-style-name="Standard" style:family="paragraph">
      <style:paragraph-properties fo:text-align="justify"/>
      <style:text-properties fo:font-size="10pt" style:font-size-asian="10pt" style:font-size-complex="10pt"/>
    </style:style>
    <style:style style:name="P3341" style:parent-style-name="Standard" style:family="paragraph">
      <style:paragraph-properties fo:text-align="justify"/>
      <style:text-properties fo:font-size="10pt" style:font-size-asian="10pt" style:font-size-complex="10pt"/>
    </style:style>
    <style:style style:name="P3342" style:parent-style-name="Standard" style:family="paragraph">
      <style:paragraph-properties fo:text-align="justify"/>
      <style:text-properties fo:font-size="10pt" style:font-size-asian="10pt" style:font-size-complex="10pt"/>
    </style:style>
    <style:style style:name="P3343" style:parent-style-name="Standard" style:family="paragraph">
      <style:paragraph-properties fo:text-align="justify"/>
      <style:text-properties fo:font-size="10pt" style:font-size-asian="10pt" style:font-size-complex="10pt"/>
    </style:style>
    <style:style style:name="P3344" style:parent-style-name="Standard" style:family="paragraph">
      <style:paragraph-properties fo:text-align="justify"/>
      <style:text-properties fo:font-size="10pt" style:font-size-asian="10pt" style:font-size-complex="10pt"/>
    </style:style>
    <style:style style:name="P3345" style:parent-style-name="Standard" style:family="paragraph">
      <style:paragraph-properties fo:text-align="justify"/>
      <style:text-properties fo:font-size="10pt" style:font-size-asian="10pt" style:font-size-complex="10pt"/>
    </style:style>
    <style:style style:name="P3346" style:parent-style-name="Standard" style:family="paragraph">
      <style:paragraph-properties fo:text-align="justify"/>
      <style:text-properties fo:font-size="10pt" style:font-size-asian="10pt" style:font-size-complex="10pt"/>
    </style:style>
    <style:style style:name="P3347" style:parent-style-name="Standard" style:family="paragraph">
      <style:paragraph-properties fo:text-align="justify"/>
      <style:text-properties fo:font-size="10pt" style:font-size-asian="10pt" style:font-size-complex="10pt"/>
    </style:style>
    <style:style style:name="P3348" style:parent-style-name="Standard" style:family="paragraph">
      <style:paragraph-properties fo:text-align="justify"/>
      <style:text-properties fo:font-size="10pt" style:font-size-asian="10pt" style:font-size-complex="10pt"/>
    </style:style>
    <style:style style:name="P3349" style:parent-style-name="Standard" style:family="paragraph">
      <style:paragraph-properties fo:text-align="justify"/>
      <style:text-properties fo:font-size="10pt" style:font-size-asian="10pt" style:font-size-complex="10pt"/>
    </style:style>
    <style:style style:name="P3350" style:parent-style-name="Standard" style:family="paragraph">
      <style:paragraph-properties fo:text-align="justify"/>
      <style:text-properties fo:font-size="10pt" style:font-size-asian="10pt" style:font-size-complex="10pt"/>
    </style:style>
    <style:style style:name="P3351" style:parent-style-name="Standard" style:family="paragraph">
      <style:paragraph-properties fo:text-align="justify"/>
      <style:text-properties fo:font-size="10pt" style:font-size-asian="10pt" style:font-size-complex="10pt"/>
    </style:style>
    <style:style style:name="P3352" style:parent-style-name="Standard" style:family="paragraph">
      <style:paragraph-properties fo:text-align="justify"/>
      <style:text-properties fo:font-size="10pt" style:font-size-asian="10pt" style:font-size-complex="10pt"/>
    </style:style>
    <style:style style:name="P3353" style:parent-style-name="Standard" style:family="paragraph">
      <style:paragraph-properties fo:text-align="justify"/>
      <style:text-properties fo:font-size="10pt" style:font-size-asian="10pt" style:font-size-complex="10pt"/>
    </style:style>
    <style:style style:name="P3354" style:parent-style-name="Standard" style:family="paragraph">
      <style:paragraph-properties fo:text-align="justify"/>
      <style:text-properties fo:font-size="10pt" style:font-size-asian="10pt" style:font-size-complex="10pt"/>
    </style:style>
    <style:style style:name="P3355" style:parent-style-name="Standard" style:family="paragraph">
      <style:paragraph-properties fo:text-align="justify"/>
      <style:text-properties fo:font-size="10pt" style:font-size-asian="10pt" style:font-size-complex="10pt"/>
    </style:style>
    <style:style style:name="P3356" style:parent-style-name="Standard" style:family="paragraph">
      <style:paragraph-properties fo:text-align="justify"/>
      <style:text-properties fo:font-size="10pt" style:font-size-asian="10pt" style:font-size-complex="10pt"/>
    </style:style>
    <style:style style:name="P3357" style:parent-style-name="Standard" style:family="paragraph">
      <style:paragraph-properties fo:text-align="justify"/>
      <style:text-properties fo:font-size="10pt" style:font-size-asian="10pt" style:font-size-complex="10pt"/>
    </style:style>
    <style:style style:name="P3358" style:parent-style-name="Standard" style:family="paragraph">
      <style:paragraph-properties fo:text-align="justify"/>
      <style:text-properties fo:font-size="10pt" style:font-size-asian="10pt" style:font-size-complex="10pt"/>
    </style:style>
    <style:style style:name="P3359" style:parent-style-name="Standard" style:family="paragraph">
      <style:paragraph-properties fo:text-align="justify"/>
      <style:text-properties fo:font-size="10pt" style:font-size-asian="10pt" style:font-size-complex="10pt"/>
    </style:style>
    <style:style style:name="P3360" style:parent-style-name="Standard" style:family="paragraph">
      <style:paragraph-properties fo:text-align="justify"/>
      <style:text-properties fo:font-size="10pt" style:font-size-asian="10pt" style:font-size-complex="10pt"/>
    </style:style>
    <style:style style:name="P3361" style:parent-style-name="Standard" style:family="paragraph">
      <style:paragraph-properties fo:text-align="justify"/>
      <style:text-properties fo:font-size="10pt" style:font-size-asian="10pt" style:font-size-complex="10pt"/>
    </style:style>
    <style:style style:name="TableColumn3363" style:family="table-column">
      <style:table-column-properties style:column-width="3.9791in" style:use-optimal-column-width="false"/>
    </style:style>
    <style:style style:name="TableColumn3364" style:family="table-column">
      <style:table-column-properties style:column-width="2.7138in" style:use-optimal-column-width="false"/>
    </style:style>
    <style:style style:name="Table3362" style:family="table">
      <style:table-properties style:width="6.693in" fo:margin-left="-0.009in" table:align="left"/>
    </style:style>
    <style:style style:name="TableRow3365" style:family="table-row">
      <style:table-row-properties style:use-optimal-row-height="false"/>
    </style:style>
    <style:style style:name="TableCell33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6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36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36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370" style:family="table-cell">
      <style:table-cell-properties fo:border="0.0034in solid #000000" style:writing-mode="lr-tb" fo:padding-top="0.0381in" fo:padding-left="0.0381in" fo:padding-bottom="0.0381in" fo:padding-right="0.0381in"/>
    </style:style>
    <style:style style:name="TableColumn3372" style:family="table-column">
      <style:table-column-properties style:column-width="1.1805in" style:use-optimal-column-width="false"/>
    </style:style>
    <style:style style:name="TableColumn3373" style:family="table-column">
      <style:table-column-properties style:column-width="1.4701in" style:use-optimal-column-width="false"/>
    </style:style>
    <style:style style:name="Table3371" style:family="table">
      <style:table-properties style:width="2.6506in" fo:margin-left="0in" table:align="right"/>
    </style:style>
    <style:style style:name="TableRow3374" style:family="table-row">
      <style:table-row-properties style:use-optimal-row-height="false"/>
    </style:style>
    <style:style style:name="TableCell33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7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377" style:family="table-cell">
      <style:table-cell-properties fo:border="0.0034in solid #000000" style:writing-mode="lr-tb" fo:padding-top="0.0381in" fo:padding-left="0.0381in" fo:padding-bottom="0.0381in" fo:padding-right="0.0381in"/>
    </style:style>
    <style:style style:name="P33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379" style:family="table-row">
      <style:table-row-properties style:use-optimal-row-height="false"/>
    </style:style>
    <style:style style:name="TableCell3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8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384" style:family="table-row">
      <style:table-row-properties style:use-optimal-row-height="false"/>
    </style:style>
    <style:style style:name="TableCell3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389" style:family="table-row">
      <style:table-row-properties style:use-optimal-row-height="false"/>
    </style:style>
    <style:style style:name="TableCell3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9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39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395" style:parent-style-name="Standard" style:family="paragraph">
      <style:paragraph-properties fo:text-align="justify"/>
      <style:text-properties fo:font-size="10pt" style:font-size-asian="10pt" style:font-size-complex="10pt"/>
    </style:style>
    <style:style style:name="P3396" style:parent-style-name="Standard" style:family="paragraph">
      <style:paragraph-properties fo:text-align="justify"/>
      <style:text-properties fo:font-size="10pt" style:font-size-asian="10pt" style:font-size-complex="10pt"/>
    </style:style>
    <style:style style:name="P3397" style:parent-style-name="Standard" style:family="paragraph">
      <style:paragraph-properties fo:text-align="justify"/>
      <style:text-properties fo:font-size="10pt" style:font-size-asian="10pt" style:font-size-complex="10pt"/>
    </style:style>
    <style:style style:name="P3398" style:parent-style-name="Standard" style:family="paragraph">
      <style:paragraph-properties fo:text-align="justify"/>
      <style:text-properties fo:font-size="10pt" style:font-size-asian="10pt" style:font-size-complex="10pt"/>
    </style:style>
    <style:style style:name="P3399" style:parent-style-name="Standard" style:family="paragraph">
      <style:paragraph-properties fo:text-align="justify"/>
      <style:text-properties fo:font-size="10pt" style:font-size-asian="10pt" style:font-size-complex="10pt"/>
    </style:style>
    <style:style style:name="P3400" style:parent-style-name="Standard" style:family="paragraph">
      <style:paragraph-properties fo:text-align="justify"/>
      <style:text-properties fo:font-size="10pt" style:font-size-asian="10pt" style:font-size-complex="10pt"/>
    </style:style>
    <style:style style:name="P3401" style:parent-style-name="Standard" style:family="paragraph">
      <style:paragraph-properties fo:text-align="justify"/>
      <style:text-properties fo:font-size="10pt" style:font-size-asian="10pt" style:font-size-complex="10pt"/>
    </style:style>
    <style:style style:name="P3402" style:parent-style-name="Standard" style:family="paragraph">
      <style:paragraph-properties fo:text-align="justify"/>
      <style:text-properties fo:font-size="10pt" style:font-size-asian="10pt" style:font-size-complex="10pt"/>
    </style:style>
    <style:style style:name="P3403" style:parent-style-name="Standard" style:family="paragraph">
      <style:paragraph-properties fo:text-align="justify"/>
      <style:text-properties fo:font-size="10pt" style:font-size-asian="10pt" style:font-size-complex="10pt"/>
    </style:style>
    <style:style style:name="P3404" style:parent-style-name="Standard" style:family="paragraph">
      <style:paragraph-properties fo:text-align="justify"/>
      <style:text-properties fo:font-size="10pt" style:font-size-asian="10pt" style:font-size-complex="10pt"/>
    </style:style>
    <style:style style:name="P3405" style:parent-style-name="Standard" style:family="paragraph">
      <style:paragraph-properties fo:text-align="justify"/>
      <style:text-properties fo:font-size="10pt" style:font-size-asian="10pt" style:font-size-complex="10pt"/>
    </style:style>
    <style:style style:name="P3406" style:parent-style-name="Standard" style:family="paragraph">
      <style:paragraph-properties fo:text-align="justify"/>
      <style:text-properties fo:font-size="10pt" style:font-size-asian="10pt" style:font-size-complex="10pt"/>
    </style:style>
    <style:style style:name="P3407" style:parent-style-name="Standard" style:family="paragraph">
      <style:paragraph-properties fo:text-align="justify"/>
      <style:text-properties fo:font-size="10pt" style:font-size-asian="10pt" style:font-size-complex="10pt"/>
    </style:style>
    <style:style style:name="P3408" style:parent-style-name="Standard" style:family="paragraph">
      <style:paragraph-properties fo:text-align="justify"/>
      <style:text-properties fo:font-size="10pt" style:font-size-asian="10pt" style:font-size-complex="10pt"/>
    </style:style>
    <style:style style:name="P3409" style:parent-style-name="Standard" style:family="paragraph">
      <style:paragraph-properties fo:text-align="justify"/>
      <style:text-properties fo:font-size="10pt" style:font-size-asian="10pt" style:font-size-complex="10pt"/>
    </style:style>
    <style:style style:name="P3410" style:parent-style-name="Standard" style:family="paragraph">
      <style:paragraph-properties fo:text-align="justify"/>
      <style:text-properties fo:font-size="10pt" style:font-size-asian="10pt" style:font-size-complex="10pt"/>
    </style:style>
    <style:style style:name="P3411" style:parent-style-name="Standard" style:family="paragraph">
      <style:paragraph-properties fo:text-align="justify"/>
      <style:text-properties fo:font-size="10pt" style:font-size-asian="10pt" style:font-size-complex="10pt"/>
    </style:style>
    <style:style style:name="P3412" style:parent-style-name="Standard" style:family="paragraph">
      <style:paragraph-properties fo:text-align="justify"/>
      <style:text-properties fo:font-size="10pt" style:font-size-asian="10pt" style:font-size-complex="10pt"/>
    </style:style>
    <style:style style:name="P3413" style:parent-style-name="Standard" style:family="paragraph">
      <style:paragraph-properties fo:text-align="justify"/>
      <style:text-properties fo:font-size="10pt" style:font-size-asian="10pt" style:font-size-complex="10pt"/>
    </style:style>
    <style:style style:name="P3414" style:parent-style-name="Standard" style:family="paragraph">
      <style:paragraph-properties fo:text-align="justify"/>
      <style:text-properties fo:font-size="10pt" style:font-size-asian="10pt" style:font-size-complex="10pt"/>
    </style:style>
    <style:style style:name="P3415" style:parent-style-name="Standard" style:family="paragraph">
      <style:paragraph-properties fo:text-align="justify"/>
      <style:text-properties fo:font-size="10pt" style:font-size-asian="10pt" style:font-size-complex="10pt"/>
    </style:style>
    <style:style style:name="P3416" style:parent-style-name="Standard" style:family="paragraph">
      <style:paragraph-properties fo:text-align="justify"/>
      <style:text-properties fo:font-size="10pt" style:font-size-asian="10pt" style:font-size-complex="10pt"/>
    </style:style>
    <style:style style:name="P3417" style:parent-style-name="Standard" style:family="paragraph">
      <style:paragraph-properties fo:text-align="justify"/>
      <style:text-properties fo:font-size="10pt" style:font-size-asian="10pt" style:font-size-complex="10pt"/>
    </style:style>
    <style:style style:name="P3418" style:parent-style-name="Standard" style:family="paragraph">
      <style:paragraph-properties fo:text-align="justify"/>
      <style:text-properties fo:font-size="10pt" style:font-size-asian="10pt" style:font-size-complex="10pt"/>
    </style:style>
    <style:style style:name="P3419" style:parent-style-name="Standard" style:family="paragraph">
      <style:paragraph-properties fo:text-align="justify"/>
      <style:text-properties fo:font-size="10pt" style:font-size-asian="10pt" style:font-size-complex="10pt"/>
    </style:style>
    <style:style style:name="P3420" style:parent-style-name="Standard" style:family="paragraph">
      <style:paragraph-properties fo:text-align="justify"/>
      <style:text-properties fo:font-size="10pt" style:font-size-asian="10pt" style:font-size-complex="10pt"/>
    </style:style>
    <style:style style:name="P3421" style:parent-style-name="Standard" style:family="paragraph">
      <style:paragraph-properties fo:text-align="justify"/>
      <style:text-properties fo:font-size="10pt" style:font-size-asian="10pt" style:font-size-complex="10pt"/>
    </style:style>
    <style:style style:name="P3422" style:parent-style-name="Standard" style:family="paragraph">
      <style:paragraph-properties fo:text-align="justify"/>
      <style:text-properties fo:font-size="10pt" style:font-size-asian="10pt" style:font-size-complex="10pt"/>
    </style:style>
    <style:style style:name="TableColumn3424" style:family="table-column">
      <style:table-column-properties style:column-width="3.9791in" style:use-optimal-column-width="false"/>
    </style:style>
    <style:style style:name="TableColumn3425" style:family="table-column">
      <style:table-column-properties style:column-width="2.7138in" style:use-optimal-column-width="false"/>
    </style:style>
    <style:style style:name="Table3423" style:family="table">
      <style:table-properties style:width="6.693in" fo:margin-left="-0.009in" table:align="left"/>
    </style:style>
    <style:style style:name="TableRow3426" style:family="table-row">
      <style:table-row-properties style:use-optimal-row-height="false"/>
    </style:style>
    <style:style style:name="TableCell34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42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43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431" style:family="table-cell">
      <style:table-cell-properties fo:border="0.0034in solid #000000" style:writing-mode="lr-tb" fo:padding-top="0.0381in" fo:padding-left="0.0381in" fo:padding-bottom="0.0381in" fo:padding-right="0.0381in"/>
    </style:style>
    <style:style style:name="TableColumn3433" style:family="table-column">
      <style:table-column-properties style:column-width="1.1805in" style:use-optimal-column-width="false"/>
    </style:style>
    <style:style style:name="TableColumn3434" style:family="table-column">
      <style:table-column-properties style:column-width="1.4701in" style:use-optimal-column-width="false"/>
    </style:style>
    <style:style style:name="Table3432" style:family="table">
      <style:table-properties style:width="2.6506in" fo:margin-left="0in" table:align="right"/>
    </style:style>
    <style:style style:name="TableRow3435" style:family="table-row">
      <style:table-row-properties style:use-optimal-row-height="false"/>
    </style:style>
    <style:style style:name="TableCell34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3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438" style:family="table-cell">
      <style:table-cell-properties fo:border="0.0034in solid #000000" style:writing-mode="lr-tb" fo:padding-top="0.0381in" fo:padding-left="0.0381in" fo:padding-bottom="0.0381in" fo:padding-right="0.0381in"/>
    </style:style>
    <style:style style:name="P343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440" style:family="table-row">
      <style:table-row-properties style:use-optimal-row-height="false"/>
    </style:style>
    <style:style style:name="TableCell3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4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445" style:family="table-row">
      <style:table-row-properties style:use-optimal-row-height="false"/>
    </style:style>
    <style:style style:name="TableCell3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450" style:family="table-row">
      <style:table-row-properties style:use-optimal-row-height="false"/>
    </style:style>
    <style:style style:name="TableCell3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5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45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456" style:parent-style-name="Standard" style:family="paragraph">
      <style:paragraph-properties fo:text-align="justify"/>
      <style:text-properties fo:font-size="10pt" style:font-size-asian="10pt" style:font-size-complex="10pt"/>
    </style:style>
    <style:style style:name="P3457" style:parent-style-name="Standard" style:family="paragraph">
      <style:paragraph-properties fo:text-align="justify"/>
      <style:text-properties fo:font-size="10pt" style:font-size-asian="10pt" style:font-size-complex="10pt"/>
    </style:style>
    <style:style style:name="P3458" style:parent-style-name="Standard" style:family="paragraph">
      <style:paragraph-properties fo:text-align="justify"/>
      <style:text-properties fo:font-size="10pt" style:font-size-asian="10pt" style:font-size-complex="10pt"/>
    </style:style>
    <style:style style:name="P3459" style:parent-style-name="Standard" style:family="paragraph">
      <style:paragraph-properties fo:text-align="justify"/>
      <style:text-properties fo:font-size="10pt" style:font-size-asian="10pt" style:font-size-complex="10pt"/>
    </style:style>
    <style:style style:name="P3460" style:parent-style-name="Standard" style:family="paragraph">
      <style:paragraph-properties fo:text-align="justify"/>
      <style:text-properties fo:font-size="10pt" style:font-size-asian="10pt" style:font-size-complex="10pt"/>
    </style:style>
    <style:style style:name="P3461" style:parent-style-name="Standard" style:family="paragraph">
      <style:paragraph-properties fo:text-align="justify"/>
      <style:text-properties fo:font-size="10pt" style:font-size-asian="10pt" style:font-size-complex="10pt"/>
    </style:style>
    <style:style style:name="P3462" style:parent-style-name="Standard" style:family="paragraph">
      <style:paragraph-properties fo:text-align="justify"/>
      <style:text-properties fo:font-size="10pt" style:font-size-asian="10pt" style:font-size-complex="10pt"/>
    </style:style>
    <style:style style:name="P3463" style:parent-style-name="Standard" style:family="paragraph">
      <style:paragraph-properties fo:text-align="justify"/>
      <style:text-properties fo:font-size="10pt" style:font-size-asian="10pt" style:font-size-complex="10pt"/>
    </style:style>
    <style:style style:name="P3464" style:parent-style-name="Standard" style:family="paragraph">
      <style:paragraph-properties fo:text-align="justify"/>
      <style:text-properties fo:font-size="10pt" style:font-size-asian="10pt" style:font-size-complex="10pt"/>
    </style:style>
    <style:style style:name="P3465" style:parent-style-name="Standard" style:family="paragraph">
      <style:paragraph-properties fo:text-align="justify"/>
      <style:text-properties fo:font-size="10pt" style:font-size-asian="10pt" style:font-size-complex="10pt"/>
    </style:style>
    <style:style style:name="P3466" style:parent-style-name="Standard" style:family="paragraph">
      <style:paragraph-properties fo:text-align="justify"/>
      <style:text-properties fo:font-size="10pt" style:font-size-asian="10pt" style:font-size-complex="10pt"/>
    </style:style>
    <style:style style:name="P3467" style:parent-style-name="Standard" style:family="paragraph">
      <style:paragraph-properties fo:text-align="justify"/>
      <style:text-properties fo:font-size="10pt" style:font-size-asian="10pt" style:font-size-complex="10pt"/>
    </style:style>
    <style:style style:name="P3468" style:parent-style-name="Standard" style:family="paragraph">
      <style:paragraph-properties fo:text-align="justify"/>
      <style:text-properties fo:font-size="10pt" style:font-size-asian="10pt" style:font-size-complex="10pt"/>
    </style:style>
    <style:style style:name="P3469" style:parent-style-name="Standard" style:family="paragraph">
      <style:paragraph-properties fo:text-align="justify"/>
      <style:text-properties fo:font-size="10pt" style:font-size-asian="10pt" style:font-size-complex="10pt"/>
    </style:style>
    <style:style style:name="P3470" style:parent-style-name="Standard" style:family="paragraph">
      <style:paragraph-properties fo:text-align="justify"/>
      <style:text-properties fo:font-size="10pt" style:font-size-asian="10pt" style:font-size-complex="10pt"/>
    </style:style>
    <style:style style:name="P3471" style:parent-style-name="Standard" style:family="paragraph">
      <style:paragraph-properties fo:text-align="justify"/>
      <style:text-properties fo:font-size="10pt" style:font-size-asian="10pt" style:font-size-complex="10pt"/>
    </style:style>
    <style:style style:name="P3472" style:parent-style-name="Standard" style:family="paragraph">
      <style:paragraph-properties fo:text-align="justify"/>
      <style:text-properties fo:font-size="10pt" style:font-size-asian="10pt" style:font-size-complex="10pt"/>
    </style:style>
    <style:style style:name="P3473" style:parent-style-name="Standard" style:family="paragraph">
      <style:paragraph-properties fo:text-align="justify"/>
      <style:text-properties fo:font-size="10pt" style:font-size-asian="10pt" style:font-size-complex="10pt"/>
    </style:style>
    <style:style style:name="P3474" style:parent-style-name="Standard" style:family="paragraph">
      <style:paragraph-properties fo:text-align="justify"/>
      <style:text-properties fo:font-size="10pt" style:font-size-asian="10pt" style:font-size-complex="10pt"/>
    </style:style>
    <style:style style:name="P3475" style:parent-style-name="Standard" style:family="paragraph">
      <style:paragraph-properties fo:text-align="justify"/>
      <style:text-properties fo:font-size="10pt" style:font-size-asian="10pt" style:font-size-complex="10pt"/>
    </style:style>
    <style:style style:name="TableColumn3477" style:family="table-column">
      <style:table-column-properties style:column-width="3.9791in" style:use-optimal-column-width="false"/>
    </style:style>
    <style:style style:name="TableColumn3478" style:family="table-column">
      <style:table-column-properties style:column-width="2.7138in" style:use-optimal-column-width="false"/>
    </style:style>
    <style:style style:name="Table3476" style:family="table">
      <style:table-properties style:width="6.693in" fo:margin-left="-0.009in" table:align="left"/>
    </style:style>
    <style:style style:name="TableRow3479" style:family="table-row">
      <style:table-row-properties style:use-optimal-row-height="false"/>
    </style:style>
    <style:style style:name="TableCell34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8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48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48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484" style:family="table-cell">
      <style:table-cell-properties fo:border="0.0034in solid #000000" style:writing-mode="lr-tb" fo:padding-top="0.0381in" fo:padding-left="0.0381in" fo:padding-bottom="0.0381in" fo:padding-right="0.0381in"/>
    </style:style>
    <style:style style:name="TableColumn3486" style:family="table-column">
      <style:table-column-properties style:column-width="1.1805in" style:use-optimal-column-width="false"/>
    </style:style>
    <style:style style:name="TableColumn3487" style:family="table-column">
      <style:table-column-properties style:column-width="1.4701in" style:use-optimal-column-width="false"/>
    </style:style>
    <style:style style:name="Table3485" style:family="table">
      <style:table-properties style:width="2.6506in" fo:margin-left="0in" table:align="right"/>
    </style:style>
    <style:style style:name="TableRow3488" style:family="table-row">
      <style:table-row-properties style:use-optimal-row-height="false"/>
    </style:style>
    <style:style style:name="TableCell34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9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491" style:family="table-cell">
      <style:table-cell-properties fo:border="0.0034in solid #000000" style:writing-mode="lr-tb" fo:padding-top="0.0381in" fo:padding-left="0.0381in" fo:padding-bottom="0.0381in" fo:padding-right="0.0381in"/>
    </style:style>
    <style:style style:name="P349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493" style:family="table-row">
      <style:table-row-properties style:use-optimal-row-height="false"/>
    </style:style>
    <style:style style:name="TableCell3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498" style:family="table-row">
      <style:table-row-properties style:use-optimal-row-height="false"/>
    </style:style>
    <style:style style:name="TableCell3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503" style:family="table-row">
      <style:table-row-properties style:use-optimal-row-height="false"/>
    </style:style>
    <style:style style:name="TableCell3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5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5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509" style:parent-style-name="Standard" style:family="paragraph">
      <style:paragraph-properties fo:text-align="justify"/>
      <style:text-properties fo:font-size="10pt" style:font-size-asian="10pt" style:font-size-complex="10pt"/>
    </style:style>
    <style:style style:name="P3510" style:parent-style-name="Standard" style:family="paragraph">
      <style:paragraph-properties fo:text-align="justify"/>
      <style:text-properties fo:font-size="10pt" style:font-size-asian="10pt" style:font-size-complex="10pt"/>
    </style:style>
    <style:style style:name="P3511" style:parent-style-name="Standard" style:family="paragraph">
      <style:paragraph-properties fo:text-align="justify"/>
      <style:text-properties fo:font-size="10pt" style:font-size-asian="10pt" style:font-size-complex="10pt"/>
    </style:style>
    <style:style style:name="P3512" style:parent-style-name="Standard" style:family="paragraph">
      <style:paragraph-properties fo:text-align="justify"/>
      <style:text-properties fo:font-size="10pt" style:font-size-asian="10pt" style:font-size-complex="10pt"/>
    </style:style>
    <style:style style:name="P3513" style:parent-style-name="Standard" style:family="paragraph">
      <style:paragraph-properties fo:text-align="justify"/>
      <style:text-properties fo:font-size="10pt" style:font-size-asian="10pt" style:font-size-complex="10pt"/>
    </style:style>
    <style:style style:name="P3514" style:parent-style-name="Standard" style:family="paragraph">
      <style:paragraph-properties fo:text-align="justify"/>
      <style:text-properties fo:font-size="10pt" style:font-size-asian="10pt" style:font-size-complex="10pt"/>
    </style:style>
    <style:style style:name="P3515" style:parent-style-name="Standard" style:family="paragraph">
      <style:paragraph-properties fo:text-align="justify"/>
      <style:text-properties fo:font-size="10pt" style:font-size-asian="10pt" style:font-size-complex="10pt"/>
    </style:style>
    <style:style style:name="P3516" style:parent-style-name="Standard" style:family="paragraph">
      <style:paragraph-properties fo:text-align="justify"/>
      <style:text-properties fo:font-size="10pt" style:font-size-asian="10pt" style:font-size-complex="10pt"/>
    </style:style>
    <style:style style:name="P3517" style:parent-style-name="Standard" style:family="paragraph">
      <style:paragraph-properties fo:text-align="justify"/>
      <style:text-properties fo:font-size="10pt" style:font-size-asian="10pt" style:font-size-complex="10pt"/>
    </style:style>
    <style:style style:name="P3518" style:parent-style-name="Standard" style:family="paragraph">
      <style:paragraph-properties fo:text-align="justify"/>
      <style:text-properties fo:font-size="10pt" style:font-size-asian="10pt" style:font-size-complex="10pt"/>
    </style:style>
    <style:style style:name="P3519" style:parent-style-name="Standard" style:family="paragraph">
      <style:paragraph-properties fo:text-align="justify"/>
      <style:text-properties fo:font-size="10pt" style:font-size-asian="10pt" style:font-size-complex="10pt"/>
    </style:style>
    <style:style style:name="P3520" style:parent-style-name="Standard" style:family="paragraph">
      <style:paragraph-properties fo:text-align="justify"/>
      <style:text-properties fo:font-size="10pt" style:font-size-asian="10pt" style:font-size-complex="10pt"/>
    </style:style>
    <style:style style:name="P3521" style:parent-style-name="Standard" style:family="paragraph">
      <style:paragraph-properties fo:text-align="justify"/>
      <style:text-properties fo:font-size="10pt" style:font-size-asian="10pt" style:font-size-complex="10pt"/>
    </style:style>
    <style:style style:name="P3522" style:parent-style-name="Standard" style:family="paragraph">
      <style:paragraph-properties fo:text-align="justify"/>
      <style:text-properties fo:font-size="10pt" style:font-size-asian="10pt" style:font-size-complex="10pt"/>
    </style:style>
    <style:style style:name="P3523" style:parent-style-name="Standard" style:family="paragraph">
      <style:paragraph-properties fo:text-align="justify"/>
      <style:text-properties fo:font-size="10pt" style:font-size-asian="10pt" style:font-size-complex="10pt"/>
    </style:style>
    <style:style style:name="P3524" style:parent-style-name="Standard" style:family="paragraph">
      <style:paragraph-properties fo:text-align="justify"/>
      <style:text-properties fo:font-size="10pt" style:font-size-asian="10pt" style:font-size-complex="10pt"/>
    </style:style>
    <style:style style:name="P3525" style:parent-style-name="Standard" style:family="paragraph">
      <style:paragraph-properties fo:text-align="justify"/>
      <style:text-properties fo:font-size="10pt" style:font-size-asian="10pt" style:font-size-complex="10pt"/>
    </style:style>
    <style:style style:name="P3526" style:parent-style-name="Standard" style:family="paragraph">
      <style:paragraph-properties fo:text-align="justify"/>
      <style:text-properties fo:font-size="10pt" style:font-size-asian="10pt" style:font-size-complex="10pt"/>
    </style:style>
    <style:style style:name="P3527" style:parent-style-name="Standard" style:family="paragraph">
      <style:paragraph-properties fo:text-align="justify"/>
      <style:text-properties fo:font-size="10pt" style:font-size-asian="10pt" style:font-size-complex="10pt"/>
    </style:style>
    <style:style style:name="P3528" style:parent-style-name="Standard" style:family="paragraph">
      <style:paragraph-properties fo:text-align="justify"/>
      <style:text-properties fo:font-size="10pt" style:font-size-asian="10pt" style:font-size-complex="10pt"/>
    </style:style>
    <style:style style:name="P3529" style:parent-style-name="Standard" style:family="paragraph">
      <style:paragraph-properties fo:text-align="justify"/>
      <style:text-properties fo:font-size="10pt" style:font-size-asian="10pt" style:font-size-complex="10pt"/>
    </style:style>
    <style:style style:name="P3530" style:parent-style-name="Standard" style:family="paragraph">
      <style:paragraph-properties fo:text-align="justify"/>
      <style:text-properties fo:font-size="10pt" style:font-size-asian="10pt" style:font-size-complex="10pt"/>
    </style:style>
    <style:style style:name="P3531" style:parent-style-name="Standard" style:family="paragraph">
      <style:paragraph-properties fo:text-align="justify"/>
      <style:text-properties fo:font-size="10pt" style:font-size-asian="10pt" style:font-size-complex="10pt"/>
    </style:style>
    <style:style style:name="P3532" style:parent-style-name="Standard" style:family="paragraph">
      <style:paragraph-properties fo:text-align="justify"/>
      <style:text-properties fo:font-size="10pt" style:font-size-asian="10pt" style:font-size-complex="10pt"/>
    </style:style>
    <style:style style:name="P3533" style:parent-style-name="Standard" style:family="paragraph">
      <style:paragraph-properties fo:text-align="justify"/>
      <style:text-properties fo:font-size="10pt" style:font-size-asian="10pt" style:font-size-complex="10pt"/>
    </style:style>
    <style:style style:name="P3534" style:parent-style-name="Standard" style:family="paragraph">
      <style:paragraph-properties fo:text-align="justify"/>
      <style:text-properties fo:font-size="10pt" style:font-size-asian="10pt" style:font-size-complex="10pt"/>
    </style:style>
    <style:style style:name="P3535" style:parent-style-name="Standard" style:family="paragraph">
      <style:paragraph-properties fo:text-align="justify"/>
      <style:text-properties fo:font-size="10pt" style:font-size-asian="10pt" style:font-size-complex="10pt"/>
    </style:style>
    <style:style style:name="P3536" style:parent-style-name="Standard" style:family="paragraph">
      <style:paragraph-properties fo:text-align="justify"/>
      <style:text-properties fo:font-size="10pt" style:font-size-asian="10pt" style:font-size-complex="10pt"/>
    </style:style>
    <style:style style:name="P3537" style:parent-style-name="Standard" style:family="paragraph">
      <style:paragraph-properties fo:text-align="justify"/>
      <style:text-properties fo:font-size="10pt" style:font-size-asian="10pt" style:font-size-complex="10pt"/>
    </style:style>
    <style:style style:name="TableColumn3539" style:family="table-column">
      <style:table-column-properties style:column-width="3.9791in" style:use-optimal-column-width="false"/>
    </style:style>
    <style:style style:name="TableColumn3540" style:family="table-column">
      <style:table-column-properties style:column-width="2.7138in" style:use-optimal-column-width="false"/>
    </style:style>
    <style:style style:name="Table3538" style:family="table">
      <style:table-properties style:width="6.693in" fo:margin-left="-0.009in" table:align="left"/>
    </style:style>
    <style:style style:name="TableRow3541" style:family="table-row">
      <style:table-row-properties style:use-optimal-row-height="false"/>
    </style:style>
    <style:style style:name="TableCell35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4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54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54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546" style:family="table-cell">
      <style:table-cell-properties fo:border="0.0034in solid #000000" style:writing-mode="lr-tb" fo:padding-top="0.0381in" fo:padding-left="0.0381in" fo:padding-bottom="0.0381in" fo:padding-right="0.0381in"/>
    </style:style>
    <style:style style:name="TableColumn3548" style:family="table-column">
      <style:table-column-properties style:column-width="1.1805in" style:use-optimal-column-width="false"/>
    </style:style>
    <style:style style:name="TableColumn3549" style:family="table-column">
      <style:table-column-properties style:column-width="1.4701in" style:use-optimal-column-width="false"/>
    </style:style>
    <style:style style:name="Table3547" style:family="table">
      <style:table-properties style:width="2.6506in" fo:margin-left="0in" table:align="right"/>
    </style:style>
    <style:style style:name="TableRow3550" style:family="table-row">
      <style:table-row-properties style:use-optimal-row-height="false"/>
    </style:style>
    <style:style style:name="TableCell35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5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553" style:family="table-cell">
      <style:table-cell-properties fo:border="0.0034in solid #000000" style:writing-mode="lr-tb" fo:padding-top="0.0381in" fo:padding-left="0.0381in" fo:padding-bottom="0.0381in" fo:padding-right="0.0381in"/>
    </style:style>
    <style:style style:name="P355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555" style:family="table-row">
      <style:table-row-properties style:use-optimal-row-height="false"/>
    </style:style>
    <style:style style:name="TableCell3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5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560" style:family="table-row">
      <style:table-row-properties style:use-optimal-row-height="false"/>
    </style:style>
    <style:style style:name="TableCell3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5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565" style:family="table-row">
      <style:table-row-properties style:use-optimal-row-height="false"/>
    </style:style>
    <style:style style:name="TableCell3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57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571" style:parent-style-name="Standard" style:family="paragraph">
      <style:paragraph-properties fo:text-align="justify"/>
      <style:text-properties fo:font-size="10pt" style:font-size-asian="10pt" style:font-size-complex="10pt"/>
    </style:style>
    <style:style style:name="P3572" style:parent-style-name="Standard" style:family="paragraph">
      <style:paragraph-properties fo:text-align="justify"/>
      <style:text-properties fo:font-size="10pt" style:font-size-asian="10pt" style:font-size-complex="10pt"/>
    </style:style>
    <style:style style:name="P3573" style:parent-style-name="Standard" style:family="paragraph">
      <style:paragraph-properties fo:text-align="justify"/>
      <style:text-properties fo:font-size="10pt" style:font-size-asian="10pt" style:font-size-complex="10pt"/>
    </style:style>
    <style:style style:name="P3574" style:parent-style-name="Standard" style:family="paragraph">
      <style:paragraph-properties fo:text-align="justify"/>
      <style:text-properties fo:font-size="10pt" style:font-size-asian="10pt" style:font-size-complex="10pt"/>
    </style:style>
    <style:style style:name="P3575" style:parent-style-name="Standard" style:family="paragraph">
      <style:paragraph-properties fo:text-align="justify"/>
      <style:text-properties fo:font-size="10pt" style:font-size-asian="10pt" style:font-size-complex="10pt"/>
    </style:style>
    <style:style style:name="P3576" style:parent-style-name="Standard" style:family="paragraph">
      <style:paragraph-properties fo:text-align="justify"/>
      <style:text-properties fo:font-size="10pt" style:font-size-asian="10pt" style:font-size-complex="10pt"/>
    </style:style>
    <style:style style:name="P3577" style:parent-style-name="Standard" style:family="paragraph">
      <style:paragraph-properties fo:text-align="justify"/>
      <style:text-properties fo:font-size="10pt" style:font-size-asian="10pt" style:font-size-complex="10pt"/>
    </style:style>
    <style:style style:name="P3578" style:parent-style-name="Standard" style:family="paragraph">
      <style:paragraph-properties fo:text-align="justify"/>
      <style:text-properties fo:font-size="10pt" style:font-size-asian="10pt" style:font-size-complex="10pt"/>
    </style:style>
    <style:style style:name="P3579" style:parent-style-name="Standard" style:family="paragraph">
      <style:paragraph-properties fo:text-align="justify"/>
      <style:text-properties fo:font-size="10pt" style:font-size-asian="10pt" style:font-size-complex="10pt"/>
    </style:style>
    <style:style style:name="P3580" style:parent-style-name="Standard" style:family="paragraph">
      <style:paragraph-properties fo:text-align="justify"/>
      <style:text-properties fo:font-size="10pt" style:font-size-asian="10pt" style:font-size-complex="10pt"/>
    </style:style>
    <style:style style:name="P3581" style:parent-style-name="Standard" style:family="paragraph">
      <style:paragraph-properties fo:text-align="justify"/>
      <style:text-properties fo:font-size="10pt" style:font-size-asian="10pt" style:font-size-complex="10pt"/>
    </style:style>
    <style:style style:name="P3582" style:parent-style-name="Standard" style:family="paragraph">
      <style:paragraph-properties fo:text-align="justify"/>
      <style:text-properties fo:font-size="10pt" style:font-size-asian="10pt" style:font-size-complex="10pt"/>
    </style:style>
    <style:style style:name="P3583" style:parent-style-name="Standard" style:family="paragraph">
      <style:paragraph-properties fo:text-align="justify"/>
      <style:text-properties fo:font-size="10pt" style:font-size-asian="10pt" style:font-size-complex="10pt"/>
    </style:style>
    <style:style style:name="P3584" style:parent-style-name="Standard" style:family="paragraph">
      <style:paragraph-properties fo:text-align="justify"/>
      <style:text-properties fo:font-size="10pt" style:font-size-asian="10pt" style:font-size-complex="10pt"/>
    </style:style>
    <style:style style:name="P3585" style:parent-style-name="Standard" style:family="paragraph">
      <style:paragraph-properties fo:text-align="justify"/>
      <style:text-properties fo:font-size="10pt" style:font-size-asian="10pt" style:font-size-complex="10pt"/>
    </style:style>
    <style:style style:name="P3586" style:parent-style-name="Standard" style:family="paragraph">
      <style:paragraph-properties fo:text-align="justify"/>
      <style:text-properties fo:font-size="10pt" style:font-size-asian="10pt" style:font-size-complex="10pt"/>
    </style:style>
    <style:style style:name="P3587" style:parent-style-name="Standard" style:family="paragraph">
      <style:paragraph-properties fo:text-align="justify"/>
      <style:text-properties fo:font-size="10pt" style:font-size-asian="10pt" style:font-size-complex="10pt"/>
    </style:style>
    <style:style style:name="P3588" style:parent-style-name="Standard" style:family="paragraph">
      <style:paragraph-properties fo:text-align="justify"/>
      <style:text-properties fo:font-size="10pt" style:font-size-asian="10pt" style:font-size-complex="10pt"/>
    </style:style>
    <style:style style:name="P3589" style:parent-style-name="Standard" style:family="paragraph">
      <style:paragraph-properties fo:text-align="justify"/>
      <style:text-properties fo:font-size="10pt" style:font-size-asian="10pt" style:font-size-complex="10pt"/>
    </style:style>
    <style:style style:name="P3590" style:parent-style-name="Standard" style:family="paragraph">
      <style:paragraph-properties fo:text-align="justify"/>
      <style:text-properties fo:font-size="10pt" style:font-size-asian="10pt" style:font-size-complex="10pt"/>
    </style:style>
    <style:style style:name="P3591" style:parent-style-name="Standard" style:family="paragraph">
      <style:paragraph-properties fo:text-align="justify"/>
      <style:text-properties fo:font-size="10pt" style:font-size-asian="10pt" style:font-size-complex="10pt"/>
    </style:style>
    <style:style style:name="P3592" style:parent-style-name="Standard" style:family="paragraph">
      <style:paragraph-properties fo:text-align="justify"/>
      <style:text-properties fo:font-size="10pt" style:font-size-asian="10pt" style:font-size-complex="10pt"/>
    </style:style>
    <style:style style:name="P3593" style:parent-style-name="Standard" style:family="paragraph">
      <style:paragraph-properties fo:text-align="justify"/>
      <style:text-properties fo:font-size="10pt" style:font-size-asian="10pt" style:font-size-complex="10pt"/>
    </style:style>
    <style:style style:name="P3594" style:parent-style-name="Standard" style:family="paragraph">
      <style:paragraph-properties fo:text-align="justify"/>
      <style:text-properties fo:font-size="10pt" style:font-size-asian="10pt" style:font-size-complex="10pt"/>
    </style:style>
    <style:style style:name="P3595" style:parent-style-name="Standard" style:family="paragraph">
      <style:paragraph-properties fo:text-align="justify"/>
      <style:text-properties fo:font-size="10pt" style:font-size-asian="10pt" style:font-size-complex="10pt"/>
    </style:style>
    <style:style style:name="P3596" style:parent-style-name="Standard" style:family="paragraph">
      <style:paragraph-properties fo:text-align="justify"/>
      <style:text-properties fo:font-size="10pt" style:font-size-asian="10pt" style:font-size-complex="10pt"/>
    </style:style>
    <style:style style:name="P3597" style:parent-style-name="Standard" style:family="paragraph">
      <style:paragraph-properties fo:text-align="justify"/>
      <style:text-properties fo:font-size="10pt" style:font-size-asian="10pt" style:font-size-complex="10pt"/>
    </style:style>
    <style:style style:name="P3598" style:parent-style-name="Standard" style:family="paragraph">
      <style:paragraph-properties fo:text-align="justify"/>
      <style:text-properties fo:font-size="10pt" style:font-size-asian="10pt" style:font-size-complex="10pt"/>
    </style:style>
    <style:style style:name="P3599" style:parent-style-name="Standard" style:family="paragraph">
      <style:paragraph-properties fo:text-align="justify"/>
      <style:text-properties fo:font-size="10pt" style:font-size-asian="10pt" style:font-size-complex="10pt"/>
    </style:style>
    <style:style style:name="TableColumn3601" style:family="table-column">
      <style:table-column-properties style:column-width="3.9791in" style:use-optimal-column-width="false"/>
    </style:style>
    <style:style style:name="TableColumn3602" style:family="table-column">
      <style:table-column-properties style:column-width="2.7138in" style:use-optimal-column-width="false"/>
    </style:style>
    <style:style style:name="Table3600" style:family="table">
      <style:table-properties style:width="6.693in" fo:margin-left="-0.009in" table:align="left"/>
    </style:style>
    <style:style style:name="TableRow3603" style:family="table-row">
      <style:table-row-properties style:use-optimal-row-height="false"/>
    </style:style>
    <style:style style:name="TableCell36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60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60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608" style:family="table-cell">
      <style:table-cell-properties fo:border="0.0034in solid #000000" style:writing-mode="lr-tb" fo:padding-top="0.0381in" fo:padding-left="0.0381in" fo:padding-bottom="0.0381in" fo:padding-right="0.0381in"/>
    </style:style>
    <style:style style:name="TableColumn3610" style:family="table-column">
      <style:table-column-properties style:column-width="1.1805in" style:use-optimal-column-width="false"/>
    </style:style>
    <style:style style:name="TableColumn3611" style:family="table-column">
      <style:table-column-properties style:column-width="1.4701in" style:use-optimal-column-width="false"/>
    </style:style>
    <style:style style:name="Table3609" style:family="table">
      <style:table-properties style:width="2.6506in" fo:margin-left="0in" table:align="right"/>
    </style:style>
    <style:style style:name="TableRow3612" style:family="table-row">
      <style:table-row-properties style:use-optimal-row-height="false"/>
    </style:style>
    <style:style style:name="TableCell36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1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615" style:family="table-cell">
      <style:table-cell-properties fo:border="0.0034in solid #000000" style:writing-mode="lr-tb" fo:padding-top="0.0381in" fo:padding-left="0.0381in" fo:padding-bottom="0.0381in" fo:padding-right="0.0381in"/>
    </style:style>
    <style:style style:name="P36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617" style:family="table-row">
      <style:table-row-properties style:use-optimal-row-height="false"/>
    </style:style>
    <style:style style:name="TableCell3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6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622" style:family="table-row">
      <style:table-row-properties style:use-optimal-row-height="false"/>
    </style:style>
    <style:style style:name="TableCell3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6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627" style:family="table-row">
      <style:table-row-properties style:use-optimal-row-height="false"/>
    </style:style>
    <style:style style:name="TableCell3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6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3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63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633" style:parent-style-name="Standard" style:family="paragraph">
      <style:paragraph-properties fo:text-align="justify"/>
      <style:text-properties fo:font-size="10pt" style:font-size-asian="10pt" style:font-size-complex="10pt"/>
    </style:style>
    <style:style style:name="P3634" style:parent-style-name="Standard" style:family="paragraph">
      <style:paragraph-properties fo:text-align="justify"/>
      <style:text-properties fo:font-size="10pt" style:font-size-asian="10pt" style:font-size-complex="10pt"/>
    </style:style>
    <style:style style:name="P3635" style:parent-style-name="Standard" style:family="paragraph">
      <style:paragraph-properties fo:text-align="justify"/>
      <style:text-properties fo:font-size="10pt" style:font-size-asian="10pt" style:font-size-complex="10pt"/>
    </style:style>
    <style:style style:name="P3636" style:parent-style-name="Standard" style:family="paragraph">
      <style:paragraph-properties fo:text-align="justify"/>
      <style:text-properties fo:font-size="10pt" style:font-size-asian="10pt" style:font-size-complex="10pt"/>
    </style:style>
    <style:style style:name="P3637" style:parent-style-name="Standard" style:family="paragraph">
      <style:paragraph-properties fo:text-align="justify"/>
      <style:text-properties fo:font-size="10pt" style:font-size-asian="10pt" style:font-size-complex="10pt"/>
    </style:style>
    <style:style style:name="P3638" style:parent-style-name="Standard" style:family="paragraph">
      <style:paragraph-properties fo:text-align="justify"/>
      <style:text-properties fo:font-size="10pt" style:font-size-asian="10pt" style:font-size-complex="10pt"/>
    </style:style>
    <style:style style:name="P3639" style:parent-style-name="Standard" style:family="paragraph">
      <style:paragraph-properties fo:text-align="justify"/>
      <style:text-properties fo:font-size="10pt" style:font-size-asian="10pt" style:font-size-complex="10pt"/>
    </style:style>
    <style:style style:name="P3640" style:parent-style-name="Standard" style:family="paragraph">
      <style:paragraph-properties fo:text-align="justify"/>
      <style:text-properties fo:font-size="10pt" style:font-size-asian="10pt" style:font-size-complex="10pt"/>
    </style:style>
    <style:style style:name="P3641" style:parent-style-name="Standard" style:family="paragraph">
      <style:paragraph-properties fo:text-align="justify"/>
      <style:text-properties fo:font-size="10pt" style:font-size-asian="10pt" style:font-size-complex="10pt"/>
    </style:style>
    <style:style style:name="P3642" style:parent-style-name="Standard" style:family="paragraph">
      <style:paragraph-properties fo:text-align="justify"/>
      <style:text-properties fo:font-size="10pt" style:font-size-asian="10pt" style:font-size-complex="10pt"/>
    </style:style>
    <style:style style:name="TableColumn3644" style:family="table-column">
      <style:table-column-properties style:column-width="3.9791in" style:use-optimal-column-width="false"/>
    </style:style>
    <style:style style:name="TableColumn3645" style:family="table-column">
      <style:table-column-properties style:column-width="2.7138in" style:use-optimal-column-width="false"/>
    </style:style>
    <style:style style:name="Table3643" style:family="table">
      <style:table-properties style:width="6.693in" fo:margin-left="-0.009in" table:align="left"/>
    </style:style>
    <style:style style:name="TableRow3646" style:family="table-row">
      <style:table-row-properties style:use-optimal-row-height="false"/>
    </style:style>
    <style:style style:name="TableCell36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4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64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6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651" style:family="table-cell">
      <style:table-cell-properties fo:border="0.0034in solid #000000" style:writing-mode="lr-tb" fo:padding-top="0.0381in" fo:padding-left="0.0381in" fo:padding-bottom="0.0381in" fo:padding-right="0.0381in"/>
    </style:style>
    <style:style style:name="TableColumn3653" style:family="table-column">
      <style:table-column-properties style:column-width="1.1805in" style:use-optimal-column-width="false"/>
    </style:style>
    <style:style style:name="TableColumn3654" style:family="table-column">
      <style:table-column-properties style:column-width="1.4701in" style:use-optimal-column-width="false"/>
    </style:style>
    <style:style style:name="Table3652" style:family="table">
      <style:table-properties style:width="2.6506in" fo:margin-left="0in" table:align="right"/>
    </style:style>
    <style:style style:name="TableRow3655" style:family="table-row">
      <style:table-row-properties style:use-optimal-row-height="false"/>
    </style:style>
    <style:style style:name="TableCell36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5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658" style:family="table-cell">
      <style:table-cell-properties fo:border="0.0034in solid #000000" style:writing-mode="lr-tb" fo:padding-top="0.0381in" fo:padding-left="0.0381in" fo:padding-bottom="0.0381in" fo:padding-right="0.0381in"/>
    </style:style>
    <style:style style:name="P365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660" style:family="table-row">
      <style:table-row-properties style:use-optimal-row-height="false"/>
    </style:style>
    <style:style style:name="TableCell3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6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665" style:family="table-row">
      <style:table-row-properties style:use-optimal-row-height="false"/>
    </style:style>
    <style:style style:name="TableCell3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6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6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670" style:family="table-row">
      <style:table-row-properties style:use-optimal-row-height="false"/>
    </style:style>
    <style:style style:name="TableCell3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6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6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676" style:parent-style-name="Standard" style:family="paragraph">
      <style:paragraph-properties fo:text-align="justify"/>
      <style:text-properties fo:font-size="10pt" style:font-size-asian="10pt" style:font-size-complex="10pt"/>
    </style:style>
    <style:style style:name="P3677" style:parent-style-name="Standard" style:family="paragraph">
      <style:paragraph-properties fo:text-align="justify"/>
      <style:text-properties fo:font-size="10pt" style:font-size-asian="10pt" style:font-size-complex="10pt"/>
    </style:style>
    <style:style style:name="P3678" style:parent-style-name="Standard" style:family="paragraph">
      <style:paragraph-properties fo:text-align="justify"/>
      <style:text-properties fo:font-size="10pt" style:font-size-asian="10pt" style:font-size-complex="10pt"/>
    </style:style>
    <style:style style:name="P3679" style:parent-style-name="Standard" style:family="paragraph">
      <style:paragraph-properties fo:text-align="justify"/>
      <style:text-properties fo:font-size="10pt" style:font-size-asian="10pt" style:font-size-complex="10pt"/>
    </style:style>
    <style:style style:name="P3680" style:parent-style-name="Standard" style:family="paragraph">
      <style:paragraph-properties fo:text-align="justify"/>
      <style:text-properties fo:font-size="10pt" style:font-size-asian="10pt" style:font-size-complex="10pt"/>
    </style:style>
    <style:style style:name="P3681" style:parent-style-name="Standard" style:family="paragraph">
      <style:paragraph-properties fo:text-align="justify"/>
      <style:text-properties fo:font-size="10pt" style:font-size-asian="10pt" style:font-size-complex="10pt"/>
    </style:style>
    <style:style style:name="P3682" style:parent-style-name="Standard" style:family="paragraph">
      <style:paragraph-properties fo:text-align="justify"/>
      <style:text-properties fo:font-size="10pt" style:font-size-asian="10pt" style:font-size-complex="10pt"/>
    </style:style>
    <style:style style:name="P3683" style:parent-style-name="Standard" style:family="paragraph">
      <style:paragraph-properties fo:text-align="justify"/>
      <style:text-properties fo:font-size="10pt" style:font-size-asian="10pt" style:font-size-complex="10pt"/>
    </style:style>
    <style:style style:name="P3684" style:parent-style-name="Standard" style:family="paragraph">
      <style:paragraph-properties fo:text-align="justify"/>
      <style:text-properties fo:font-size="10pt" style:font-size-asian="10pt" style:font-size-complex="10pt"/>
    </style:style>
    <style:style style:name="P3685" style:parent-style-name="Standard" style:family="paragraph">
      <style:paragraph-properties fo:text-align="justify"/>
      <style:text-properties fo:font-size="10pt" style:font-size-asian="10pt" style:font-size-complex="10pt"/>
    </style:style>
    <style:style style:name="P3686" style:parent-style-name="Standard" style:family="paragraph">
      <style:paragraph-properties fo:text-align="justify"/>
      <style:text-properties fo:font-size="10pt" style:font-size-asian="10pt" style:font-size-complex="10pt"/>
    </style:style>
    <style:style style:name="P3687" style:parent-style-name="Standard" style:family="paragraph">
      <style:paragraph-properties fo:text-align="justify"/>
      <style:text-properties fo:font-size="10pt" style:font-size-asian="10pt" style:font-size-complex="10pt"/>
    </style:style>
    <style:style style:name="P3688" style:parent-style-name="Standard" style:family="paragraph">
      <style:paragraph-properties fo:text-align="justify"/>
      <style:text-properties fo:font-size="10pt" style:font-size-asian="10pt" style:font-size-complex="10pt"/>
    </style:style>
    <style:style style:name="P3689" style:parent-style-name="Standard" style:family="paragraph">
      <style:paragraph-properties fo:text-align="justify"/>
      <style:text-properties fo:font-size="10pt" style:font-size-asian="10pt" style:font-size-complex="10pt"/>
    </style:style>
    <style:style style:name="P3690" style:parent-style-name="Standard" style:family="paragraph">
      <style:paragraph-properties fo:text-align="justify"/>
      <style:text-properties fo:font-size="10pt" style:font-size-asian="10pt" style:font-size-complex="10pt"/>
    </style:style>
    <style:style style:name="P3691" style:parent-style-name="Standard" style:family="paragraph">
      <style:paragraph-properties fo:text-align="justify"/>
      <style:text-properties fo:font-size="10pt" style:font-size-asian="10pt" style:font-size-complex="10pt"/>
    </style:style>
    <style:style style:name="P3692" style:parent-style-name="Standard" style:family="paragraph">
      <style:paragraph-properties fo:text-align="justify"/>
      <style:text-properties fo:font-size="10pt" style:font-size-asian="10pt" style:font-size-complex="10pt"/>
    </style:style>
    <style:style style:name="P3693" style:parent-style-name="Standard" style:family="paragraph">
      <style:paragraph-properties fo:text-align="justify"/>
      <style:text-properties fo:font-size="10pt" style:font-size-asian="10pt" style:font-size-complex="10pt"/>
    </style:style>
    <style:style style:name="P3694" style:parent-style-name="Standard" style:family="paragraph">
      <style:paragraph-properties fo:text-align="justify"/>
      <style:text-properties fo:font-size="10pt" style:font-size-asian="10pt" style:font-size-complex="10pt"/>
    </style:style>
    <style:style style:name="P3695" style:parent-style-name="Standard" style:family="paragraph">
      <style:paragraph-properties fo:text-align="justify"/>
      <style:text-properties fo:font-size="10pt" style:font-size-asian="10pt" style:font-size-complex="10pt"/>
    </style:style>
    <style:style style:name="P3696" style:parent-style-name="Standard" style:family="paragraph">
      <style:paragraph-properties fo:text-align="justify"/>
      <style:text-properties fo:font-size="10pt" style:font-size-asian="10pt" style:font-size-complex="10pt"/>
    </style:style>
    <style:style style:name="P3697" style:parent-style-name="Standard" style:family="paragraph">
      <style:paragraph-properties fo:text-align="justify"/>
      <style:text-properties fo:font-size="10pt" style:font-size-asian="10pt" style:font-size-complex="10pt"/>
    </style:style>
    <style:style style:name="P3698" style:parent-style-name="Standard" style:family="paragraph">
      <style:paragraph-properties fo:text-align="justify"/>
      <style:text-properties fo:font-size="10pt" style:font-size-asian="10pt" style:font-size-complex="10pt"/>
    </style:style>
    <style:style style:name="P3699" style:parent-style-name="Standard" style:family="paragraph">
      <style:paragraph-properties fo:text-align="justify"/>
      <style:text-properties fo:font-size="10pt" style:font-size-asian="10pt" style:font-size-complex="10pt"/>
    </style:style>
    <style:style style:name="P3700" style:parent-style-name="Standard" style:family="paragraph">
      <style:paragraph-properties fo:text-align="justify"/>
      <style:text-properties fo:font-size="10pt" style:font-size-asian="10pt" style:font-size-complex="10pt"/>
    </style:style>
    <style:style style:name="P3701" style:parent-style-name="Standard" style:family="paragraph">
      <style:paragraph-properties fo:text-align="justify"/>
      <style:text-properties fo:font-size="10pt" style:font-size-asian="10pt" style:font-size-complex="10pt"/>
    </style:style>
    <style:style style:name="P3702" style:parent-style-name="Standard" style:family="paragraph">
      <style:paragraph-properties fo:text-align="justify"/>
      <style:text-properties fo:font-size="10pt" style:font-size-asian="10pt" style:font-size-complex="10pt"/>
    </style:style>
    <style:style style:name="P3703" style:parent-style-name="Standard" style:family="paragraph">
      <style:paragraph-properties fo:text-align="justify"/>
      <style:text-properties fo:font-size="10pt" style:font-size-asian="10pt" style:font-size-complex="10pt"/>
    </style:style>
    <style:style style:name="P3704" style:parent-style-name="Standard" style:family="paragraph">
      <style:paragraph-properties fo:text-align="justify"/>
      <style:text-properties fo:font-size="10pt" style:font-size-asian="10pt" style:font-size-complex="10pt"/>
    </style:style>
    <style:style style:name="P3705" style:parent-style-name="Standard" style:family="paragraph">
      <style:paragraph-properties fo:text-align="justify"/>
      <style:text-properties fo:font-size="10pt" style:font-size-asian="10pt" style:font-size-complex="10pt"/>
    </style:style>
    <style:style style:name="P3706" style:parent-style-name="Standard" style:family="paragraph">
      <style:paragraph-properties fo:text-align="justify"/>
      <style:text-properties fo:font-size="10pt" style:font-size-asian="10pt" style:font-size-complex="10pt"/>
    </style:style>
    <style:style style:name="TableColumn3708" style:family="table-column">
      <style:table-column-properties style:column-width="3.9791in" style:use-optimal-column-width="false"/>
    </style:style>
    <style:style style:name="TableColumn3709" style:family="table-column">
      <style:table-column-properties style:column-width="2.7138in" style:use-optimal-column-width="false"/>
    </style:style>
    <style:style style:name="Table3707" style:family="table">
      <style:table-properties style:width="6.693in" fo:margin-left="-0.009in" table:align="left"/>
    </style:style>
    <style:style style:name="TableRow3710" style:family="table-row">
      <style:table-row-properties style:use-optimal-row-height="false"/>
    </style:style>
    <style:style style:name="TableCell37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1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71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71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715" style:family="table-cell">
      <style:table-cell-properties fo:border="0.0034in solid #000000" style:writing-mode="lr-tb" fo:padding-top="0.0381in" fo:padding-left="0.0381in" fo:padding-bottom="0.0381in" fo:padding-right="0.0381in"/>
    </style:style>
    <style:style style:name="TableColumn3717" style:family="table-column">
      <style:table-column-properties style:column-width="1.1805in" style:use-optimal-column-width="false"/>
    </style:style>
    <style:style style:name="TableColumn3718" style:family="table-column">
      <style:table-column-properties style:column-width="1.4701in" style:use-optimal-column-width="false"/>
    </style:style>
    <style:style style:name="Table3716" style:family="table">
      <style:table-properties style:width="2.6506in" fo:margin-left="0in" table:align="right"/>
    </style:style>
    <style:style style:name="TableRow3719" style:family="table-row">
      <style:table-row-properties style:use-optimal-row-height="false"/>
    </style:style>
    <style:style style:name="TableCell37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722" style:family="table-cell">
      <style:table-cell-properties fo:border="0.0034in solid #000000" style:writing-mode="lr-tb" fo:padding-top="0.0381in" fo:padding-left="0.0381in" fo:padding-bottom="0.0381in" fo:padding-right="0.0381in"/>
    </style:style>
    <style:style style:name="P37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724" style:family="table-row">
      <style:table-row-properties style:use-optimal-row-height="false"/>
    </style:style>
    <style:style style:name="TableCell3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729" style:family="table-row">
      <style:table-row-properties style:use-optimal-row-height="false"/>
    </style:style>
    <style:style style:name="TableCell3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7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734" style:family="table-row">
      <style:table-row-properties style:use-optimal-row-height="false"/>
    </style:style>
    <style:style style:name="TableCell3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73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740" style:parent-style-name="Standard" style:family="paragraph">
      <style:paragraph-properties fo:text-align="justify"/>
      <style:text-properties fo:font-size="10pt" style:font-size-asian="10pt" style:font-size-complex="10pt"/>
    </style:style>
    <style:style style:name="P3741" style:parent-style-name="Standard" style:family="paragraph">
      <style:paragraph-properties fo:text-align="justify"/>
      <style:text-properties fo:font-size="10pt" style:font-size-asian="10pt" style:font-size-complex="10pt"/>
    </style:style>
    <style:style style:name="P3742" style:parent-style-name="Standard" style:family="paragraph">
      <style:paragraph-properties fo:text-align="justify"/>
      <style:text-properties fo:font-size="10pt" style:font-size-asian="10pt" style:font-size-complex="10pt"/>
    </style:style>
    <style:style style:name="P3743" style:parent-style-name="Standard" style:family="paragraph">
      <style:paragraph-properties fo:text-align="justify"/>
      <style:text-properties fo:font-size="10pt" style:font-size-asian="10pt" style:font-size-complex="10pt"/>
    </style:style>
    <style:style style:name="P3744" style:parent-style-name="Standard" style:family="paragraph">
      <style:paragraph-properties fo:text-align="justify"/>
      <style:text-properties fo:font-size="10pt" style:font-size-asian="10pt" style:font-size-complex="10pt"/>
    </style:style>
    <style:style style:name="P3745" style:parent-style-name="Standard" style:family="paragraph">
      <style:paragraph-properties fo:text-align="justify"/>
      <style:text-properties fo:font-size="10pt" style:font-size-asian="10pt" style:font-size-complex="10pt"/>
    </style:style>
    <style:style style:name="P3746" style:parent-style-name="Standard" style:family="paragraph">
      <style:paragraph-properties fo:text-align="justify"/>
      <style:text-properties fo:font-size="10pt" style:font-size-asian="10pt" style:font-size-complex="10pt"/>
    </style:style>
    <style:style style:name="P3747" style:parent-style-name="Standard" style:family="paragraph">
      <style:paragraph-properties fo:text-align="justify"/>
      <style:text-properties fo:font-size="10pt" style:font-size-asian="10pt" style:font-size-complex="10pt"/>
    </style:style>
    <style:style style:name="P3748" style:parent-style-name="Standard" style:family="paragraph">
      <style:paragraph-properties fo:text-align="justify"/>
      <style:text-properties fo:font-size="10pt" style:font-size-asian="10pt" style:font-size-complex="10pt"/>
    </style:style>
    <style:style style:name="P3749" style:parent-style-name="Standard" style:family="paragraph">
      <style:paragraph-properties fo:text-align="justify"/>
      <style:text-properties fo:font-size="10pt" style:font-size-asian="10pt" style:font-size-complex="10pt"/>
    </style:style>
    <style:style style:name="P3750" style:parent-style-name="Standard" style:family="paragraph">
      <style:paragraph-properties fo:text-align="justify"/>
      <style:text-properties fo:font-size="10pt" style:font-size-asian="10pt" style:font-size-complex="10pt"/>
    </style:style>
    <style:style style:name="P3751" style:parent-style-name="Standard" style:family="paragraph">
      <style:paragraph-properties fo:text-align="justify"/>
      <style:text-properties fo:font-size="10pt" style:font-size-asian="10pt" style:font-size-complex="10pt"/>
    </style:style>
    <style:style style:name="TableColumn3753" style:family="table-column">
      <style:table-column-properties style:column-width="3.9791in" style:use-optimal-column-width="false"/>
    </style:style>
    <style:style style:name="TableColumn3754" style:family="table-column">
      <style:table-column-properties style:column-width="2.7138in" style:use-optimal-column-width="false"/>
    </style:style>
    <style:style style:name="Table3752" style:family="table">
      <style:table-properties style:width="6.693in" fo:margin-left="-0.009in" table:align="left"/>
    </style:style>
    <style:style style:name="TableRow3755" style:family="table-row">
      <style:table-row-properties style:use-optimal-row-height="false"/>
    </style:style>
    <style:style style:name="TableCell37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5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75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75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760" style:family="table-cell">
      <style:table-cell-properties fo:border="0.0034in solid #000000" style:writing-mode="lr-tb" fo:padding-top="0.0381in" fo:padding-left="0.0381in" fo:padding-bottom="0.0381in" fo:padding-right="0.0381in"/>
    </style:style>
    <style:style style:name="TableColumn3762" style:family="table-column">
      <style:table-column-properties style:column-width="1.1805in" style:use-optimal-column-width="false"/>
    </style:style>
    <style:style style:name="TableColumn3763" style:family="table-column">
      <style:table-column-properties style:column-width="1.4701in" style:use-optimal-column-width="false"/>
    </style:style>
    <style:style style:name="Table3761" style:family="table">
      <style:table-properties style:width="2.6506in" fo:margin-left="0in" table:align="right"/>
    </style:style>
    <style:style style:name="TableRow3764" style:family="table-row">
      <style:table-row-properties style:use-optimal-row-height="false"/>
    </style:style>
    <style:style style:name="TableCell37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6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767" style:family="table-cell">
      <style:table-cell-properties fo:border="0.0034in solid #000000" style:writing-mode="lr-tb" fo:padding-top="0.0381in" fo:padding-left="0.0381in" fo:padding-bottom="0.0381in" fo:padding-right="0.0381in"/>
    </style:style>
    <style:style style:name="P376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769" style:family="table-row">
      <style:table-row-properties style:use-optimal-row-height="false"/>
    </style:style>
    <style:style style:name="TableCell3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7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7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774" style:family="table-row">
      <style:table-row-properties style:use-optimal-row-height="false"/>
    </style:style>
    <style:style style:name="TableCell3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7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779" style:family="table-row">
      <style:table-row-properties style:use-optimal-row-height="false"/>
    </style:style>
    <style:style style:name="TableCell3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8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78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785" style:parent-style-name="Standard" style:family="paragraph">
      <style:paragraph-properties fo:text-align="justify"/>
      <style:text-properties fo:font-size="10pt" style:font-size-asian="10pt" style:font-size-complex="10pt"/>
    </style:style>
    <style:style style:name="P3786" style:parent-style-name="Standard" style:family="paragraph">
      <style:paragraph-properties fo:text-align="justify"/>
      <style:text-properties fo:font-size="10pt" style:font-size-asian="10pt" style:font-size-complex="10pt"/>
    </style:style>
    <style:style style:name="P3787" style:parent-style-name="Standard" style:family="paragraph">
      <style:paragraph-properties fo:text-align="justify"/>
      <style:text-properties fo:font-size="10pt" style:font-size-asian="10pt" style:font-size-complex="10pt"/>
    </style:style>
    <style:style style:name="P3788" style:parent-style-name="Standard" style:family="paragraph">
      <style:paragraph-properties fo:text-align="justify"/>
      <style:text-properties fo:font-size="10pt" style:font-size-asian="10pt" style:font-size-complex="10pt"/>
    </style:style>
    <style:style style:name="P3789" style:parent-style-name="Standard" style:family="paragraph">
      <style:paragraph-properties fo:text-align="justify"/>
      <style:text-properties fo:font-size="10pt" style:font-size-asian="10pt" style:font-size-complex="10pt"/>
    </style:style>
    <style:style style:name="P3790" style:parent-style-name="Standard" style:family="paragraph">
      <style:paragraph-properties fo:text-align="justify"/>
      <style:text-properties fo:font-size="10pt" style:font-size-asian="10pt" style:font-size-complex="10pt"/>
    </style:style>
    <style:style style:name="P3791" style:parent-style-name="Standard" style:family="paragraph">
      <style:paragraph-properties fo:text-align="justify"/>
      <style:text-properties fo:font-size="10pt" style:font-size-asian="10pt" style:font-size-complex="10pt"/>
    </style:style>
    <style:style style:name="P3792" style:parent-style-name="Standard" style:family="paragraph">
      <style:paragraph-properties fo:text-align="justify"/>
      <style:text-properties fo:font-size="10pt" style:font-size-asian="10pt" style:font-size-complex="10pt"/>
    </style:style>
    <style:style style:name="P3793" style:parent-style-name="Standard" style:family="paragraph">
      <style:paragraph-properties fo:text-align="justify"/>
      <style:text-properties fo:font-size="10pt" style:font-size-asian="10pt" style:font-size-complex="10pt"/>
    </style:style>
    <style:style style:name="P3794" style:parent-style-name="Standard" style:family="paragraph">
      <style:paragraph-properties fo:text-align="justify"/>
      <style:text-properties fo:font-size="10pt" style:font-size-asian="10pt" style:font-size-complex="10pt"/>
    </style:style>
    <style:style style:name="P3795" style:parent-style-name="Standard" style:family="paragraph">
      <style:paragraph-properties fo:text-align="justify"/>
      <style:text-properties fo:font-size="10pt" style:font-size-asian="10pt" style:font-size-complex="10pt"/>
    </style:style>
    <style:style style:name="P3796" style:parent-style-name="Standard" style:family="paragraph">
      <style:paragraph-properties fo:text-align="justify"/>
      <style:text-properties fo:font-size="10pt" style:font-size-asian="10pt" style:font-size-complex="10pt"/>
    </style:style>
    <style:style style:name="P3797" style:parent-style-name="Standard" style:family="paragraph">
      <style:paragraph-properties fo:text-align="justify"/>
      <style:text-properties fo:font-size="10pt" style:font-size-asian="10pt" style:font-size-complex="10pt"/>
    </style:style>
    <style:style style:name="P3798" style:parent-style-name="Standard" style:family="paragraph">
      <style:paragraph-properties fo:text-align="justify"/>
      <style:text-properties fo:font-size="10pt" style:font-size-asian="10pt" style:font-size-complex="10pt"/>
    </style:style>
    <style:style style:name="P3799" style:parent-style-name="Standard" style:family="paragraph">
      <style:paragraph-properties fo:text-align="justify"/>
      <style:text-properties fo:font-size="10pt" style:font-size-asian="10pt" style:font-size-complex="10pt"/>
    </style:style>
    <style:style style:name="P3800" style:parent-style-name="Standard" style:family="paragraph">
      <style:paragraph-properties fo:text-align="justify"/>
      <style:text-properties fo:font-size="10pt" style:font-size-asian="10pt" style:font-size-complex="10pt"/>
    </style:style>
    <style:style style:name="P3801" style:parent-style-name="Standard" style:family="paragraph">
      <style:paragraph-properties fo:text-align="justify"/>
      <style:text-properties fo:font-size="10pt" style:font-size-asian="10pt" style:font-size-complex="10pt"/>
    </style:style>
    <style:style style:name="P3802" style:parent-style-name="Standard" style:family="paragraph">
      <style:paragraph-properties fo:text-align="justify"/>
      <style:text-properties fo:font-size="10pt" style:font-size-asian="10pt" style:font-size-complex="10pt"/>
    </style:style>
    <style:style style:name="P3803" style:parent-style-name="Standard" style:family="paragraph">
      <style:paragraph-properties fo:text-align="justify"/>
      <style:text-properties fo:font-size="10pt" style:font-size-asian="10pt" style:font-size-complex="10pt"/>
    </style:style>
    <style:style style:name="P3804" style:parent-style-name="Standard" style:family="paragraph">
      <style:paragraph-properties fo:text-align="justify"/>
      <style:text-properties fo:font-size="10pt" style:font-size-asian="10pt" style:font-size-complex="10pt"/>
    </style:style>
    <style:style style:name="P3805" style:parent-style-name="Standard" style:family="paragraph">
      <style:paragraph-properties fo:text-align="justify"/>
      <style:text-properties fo:font-size="10pt" style:font-size-asian="10pt" style:font-size-complex="10pt"/>
    </style:style>
    <style:style style:name="P3806" style:parent-style-name="Standard" style:family="paragraph">
      <style:paragraph-properties fo:text-align="justify"/>
      <style:text-properties fo:font-size="10pt" style:font-size-asian="10pt" style:font-size-complex="10pt"/>
    </style:style>
    <style:style style:name="P3807" style:parent-style-name="Standard" style:family="paragraph">
      <style:paragraph-properties fo:text-align="justify"/>
      <style:text-properties fo:font-size="10pt" style:font-size-asian="10pt" style:font-size-complex="10pt"/>
    </style:style>
    <style:style style:name="P3808" style:parent-style-name="Standard" style:family="paragraph">
      <style:paragraph-properties fo:text-align="justify"/>
      <style:text-properties fo:font-size="10pt" style:font-size-asian="10pt" style:font-size-complex="10pt"/>
    </style:style>
    <style:style style:name="P3809" style:parent-style-name="Standard" style:family="paragraph">
      <style:paragraph-properties fo:text-align="justify"/>
      <style:text-properties fo:font-size="10pt" style:font-size-asian="10pt" style:font-size-complex="10pt"/>
    </style:style>
    <style:style style:name="TableColumn3811" style:family="table-column">
      <style:table-column-properties style:column-width="3.9791in" style:use-optimal-column-width="false"/>
    </style:style>
    <style:style style:name="TableColumn3812" style:family="table-column">
      <style:table-column-properties style:column-width="2.7138in" style:use-optimal-column-width="false"/>
    </style:style>
    <style:style style:name="Table3810" style:family="table">
      <style:table-properties style:width="6.693in" fo:margin-left="-0.009in" table:align="left"/>
    </style:style>
    <style:style style:name="TableRow3813" style:family="table-row">
      <style:table-row-properties style:use-optimal-row-height="false"/>
    </style:style>
    <style:style style:name="TableCell38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8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81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818" style:family="table-cell">
      <style:table-cell-properties fo:border="0.0034in solid #000000" style:writing-mode="lr-tb" fo:padding-top="0.0381in" fo:padding-left="0.0381in" fo:padding-bottom="0.0381in" fo:padding-right="0.0381in"/>
    </style:style>
    <style:style style:name="TableColumn3820" style:family="table-column">
      <style:table-column-properties style:column-width="1.1805in" style:use-optimal-column-width="false"/>
    </style:style>
    <style:style style:name="TableColumn3821" style:family="table-column">
      <style:table-column-properties style:column-width="1.4701in" style:use-optimal-column-width="false"/>
    </style:style>
    <style:style style:name="Table3819" style:family="table">
      <style:table-properties style:width="2.6506in" fo:margin-left="0in" table:align="right"/>
    </style:style>
    <style:style style:name="TableRow3822" style:family="table-row">
      <style:table-row-properties style:use-optimal-row-height="false"/>
    </style:style>
    <style:style style:name="TableCell38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2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825" style:family="table-cell">
      <style:table-cell-properties fo:border="0.0034in solid #000000" style:writing-mode="lr-tb" fo:padding-top="0.0381in" fo:padding-left="0.0381in" fo:padding-bottom="0.0381in" fo:padding-right="0.0381in"/>
    </style:style>
    <style:style style:name="P38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827" style:family="table-row">
      <style:table-row-properties style:use-optimal-row-height="false"/>
    </style:style>
    <style:style style:name="TableCell38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8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832" style:family="table-row">
      <style:table-row-properties style:use-optimal-row-height="false"/>
    </style:style>
    <style:style style:name="TableCell3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8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837" style:family="table-row">
      <style:table-row-properties style:use-optimal-row-height="false"/>
    </style:style>
    <style:style style:name="TableCell3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8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84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843" style:parent-style-name="Standard" style:family="paragraph">
      <style:paragraph-properties fo:text-align="justify"/>
      <style:text-properties fo:font-size="10pt" style:font-size-asian="10pt" style:font-size-complex="10pt"/>
    </style:style>
    <style:style style:name="P3844" style:parent-style-name="Standard" style:family="paragraph">
      <style:paragraph-properties fo:text-align="justify"/>
      <style:text-properties fo:font-size="10pt" style:font-size-asian="10pt" style:font-size-complex="10pt"/>
    </style:style>
    <style:style style:name="P3845" style:parent-style-name="Standard" style:family="paragraph">
      <style:paragraph-properties fo:text-align="justify"/>
      <style:text-properties fo:font-size="10pt" style:font-size-asian="10pt" style:font-size-complex="10pt"/>
    </style:style>
    <style:style style:name="P3846" style:parent-style-name="Standard" style:family="paragraph">
      <style:paragraph-properties fo:text-align="justify"/>
      <style:text-properties fo:font-size="10pt" style:font-size-asian="10pt" style:font-size-complex="10pt"/>
    </style:style>
    <style:style style:name="P3847" style:parent-style-name="Standard" style:family="paragraph">
      <style:paragraph-properties fo:text-align="justify"/>
      <style:text-properties fo:font-size="10pt" style:font-size-asian="10pt" style:font-size-complex="10pt"/>
    </style:style>
    <style:style style:name="P3848" style:parent-style-name="Standard" style:family="paragraph">
      <style:paragraph-properties fo:text-align="justify"/>
      <style:text-properties fo:font-size="10pt" style:font-size-asian="10pt" style:font-size-complex="10pt"/>
    </style:style>
    <style:style style:name="P3849" style:parent-style-name="Standard" style:family="paragraph">
      <style:paragraph-properties fo:text-align="justify"/>
      <style:text-properties fo:font-size="10pt" style:font-size-asian="10pt" style:font-size-complex="10pt"/>
    </style:style>
    <style:style style:name="P3850" style:parent-style-name="Standard" style:family="paragraph">
      <style:paragraph-properties fo:text-align="justify"/>
      <style:text-properties fo:font-size="10pt" style:font-size-asian="10pt" style:font-size-complex="10pt"/>
    </style:style>
    <style:style style:name="P3851" style:parent-style-name="Standard" style:family="paragraph">
      <style:paragraph-properties fo:text-align="justify"/>
      <style:text-properties fo:font-size="10pt" style:font-size-asian="10pt" style:font-size-complex="10pt"/>
    </style:style>
    <style:style style:name="P3852" style:parent-style-name="Standard" style:family="paragraph">
      <style:paragraph-properties fo:text-align="justify"/>
      <style:text-properties fo:font-size="10pt" style:font-size-asian="10pt" style:font-size-complex="10pt"/>
    </style:style>
    <style:style style:name="P3853" style:parent-style-name="Standard" style:family="paragraph">
      <style:paragraph-properties fo:text-align="justify"/>
      <style:text-properties fo:font-size="10pt" style:font-size-asian="10pt" style:font-size-complex="10pt"/>
    </style:style>
    <style:style style:name="P3854" style:parent-style-name="Standard" style:family="paragraph">
      <style:paragraph-properties fo:text-align="justify"/>
      <style:text-properties fo:font-size="10pt" style:font-size-asian="10pt" style:font-size-complex="10pt"/>
    </style:style>
    <style:style style:name="P3855" style:parent-style-name="Standard" style:family="paragraph">
      <style:paragraph-properties fo:text-align="justify"/>
      <style:text-properties fo:font-size="10pt" style:font-size-asian="10pt" style:font-size-complex="10pt"/>
    </style:style>
    <style:style style:name="P3856" style:parent-style-name="Standard" style:family="paragraph">
      <style:paragraph-properties fo:text-align="justify"/>
      <style:text-properties fo:font-size="10pt" style:font-size-asian="10pt" style:font-size-complex="10pt"/>
    </style:style>
    <style:style style:name="P3857" style:parent-style-name="Standard" style:family="paragraph">
      <style:paragraph-properties fo:text-align="justify"/>
      <style:text-properties fo:font-size="10pt" style:font-size-asian="10pt" style:font-size-complex="10pt"/>
    </style:style>
    <style:style style:name="P3858" style:parent-style-name="Standard" style:family="paragraph">
      <style:paragraph-properties fo:text-align="justify"/>
      <style:text-properties fo:font-size="10pt" style:font-size-asian="10pt" style:font-size-complex="10pt"/>
    </style:style>
    <style:style style:name="P3859" style:parent-style-name="Standard" style:family="paragraph">
      <style:paragraph-properties fo:text-align="justify"/>
      <style:text-properties fo:font-size="10pt" style:font-size-asian="10pt" style:font-size-complex="10pt"/>
    </style:style>
    <style:style style:name="P3860" style:parent-style-name="Standard" style:family="paragraph">
      <style:paragraph-properties fo:text-align="justify"/>
      <style:text-properties fo:font-size="10pt" style:font-size-asian="10pt" style:font-size-complex="10pt"/>
    </style:style>
    <style:style style:name="P3861" style:parent-style-name="Standard" style:family="paragraph">
      <style:paragraph-properties fo:text-align="justify"/>
      <style:text-properties fo:font-size="10pt" style:font-size-asian="10pt" style:font-size-complex="10pt"/>
    </style:style>
    <style:style style:name="P3862" style:parent-style-name="Standard" style:family="paragraph">
      <style:paragraph-properties fo:text-align="justify"/>
      <style:text-properties fo:font-size="10pt" style:font-size-asian="10pt" style:font-size-complex="10pt"/>
    </style:style>
    <style:style style:name="P3863" style:parent-style-name="Standard" style:family="paragraph">
      <style:paragraph-properties fo:text-align="justify"/>
      <style:text-properties fo:font-size="10pt" style:font-size-asian="10pt" style:font-size-complex="10pt"/>
    </style:style>
    <style:style style:name="P3864" style:parent-style-name="Standard" style:family="paragraph">
      <style:paragraph-properties fo:text-align="justify"/>
      <style:text-properties fo:font-size="10pt" style:font-size-asian="10pt" style:font-size-complex="10pt"/>
    </style:style>
    <style:style style:name="P3865" style:parent-style-name="Standard" style:family="paragraph">
      <style:paragraph-properties fo:text-align="justify"/>
      <style:text-properties fo:font-size="10pt" style:font-size-asian="10pt" style:font-size-complex="10pt"/>
    </style:style>
    <style:style style:name="P3866" style:parent-style-name="Standard" style:family="paragraph">
      <style:paragraph-properties fo:text-align="justify"/>
      <style:text-properties fo:font-size="10pt" style:font-size-asian="10pt" style:font-size-complex="10pt"/>
    </style:style>
    <style:style style:name="P3867" style:parent-style-name="Standard" style:family="paragraph">
      <style:paragraph-properties fo:text-align="justify"/>
      <style:text-properties fo:font-size="10pt" style:font-size-asian="10pt" style:font-size-complex="10pt"/>
    </style:style>
    <style:style style:name="P3868" style:parent-style-name="Standard" style:family="paragraph">
      <style:paragraph-properties fo:text-align="justify"/>
      <style:text-properties fo:font-size="10pt" style:font-size-asian="10pt" style:font-size-complex="10pt"/>
    </style:style>
    <style:style style:name="P3869" style:parent-style-name="Standard" style:family="paragraph">
      <style:paragraph-properties fo:text-align="justify"/>
      <style:text-properties fo:font-size="10pt" style:font-size-asian="10pt" style:font-size-complex="10pt"/>
    </style:style>
    <style:style style:name="P3870" style:parent-style-name="Standard" style:family="paragraph">
      <style:paragraph-properties fo:text-align="justify"/>
      <style:text-properties fo:font-size="10pt" style:font-size-asian="10pt" style:font-size-complex="10pt"/>
    </style:style>
    <style:style style:name="P3871" style:parent-style-name="Standard" style:family="paragraph">
      <style:paragraph-properties fo:text-align="justify"/>
      <style:text-properties fo:font-size="10pt" style:font-size-asian="10pt" style:font-size-complex="10pt"/>
    </style:style>
    <style:style style:name="P3872" style:parent-style-name="Standard" style:family="paragraph">
      <style:paragraph-properties fo:text-align="justify"/>
      <style:text-properties fo:font-size="10pt" style:font-size-asian="10pt" style:font-size-complex="10pt"/>
    </style:style>
    <style:style style:name="P3873" style:parent-style-name="Standard" style:family="paragraph">
      <style:paragraph-properties fo:text-align="justify"/>
      <style:text-properties fo:font-size="10pt" style:font-size-asian="10pt" style:font-size-complex="10pt"/>
    </style:style>
    <style:style style:name="P3874" style:parent-style-name="Standard" style:family="paragraph">
      <style:paragraph-properties fo:text-align="justify"/>
      <style:text-properties fo:font-size="10pt" style:font-size-asian="10pt" style:font-size-complex="10pt"/>
    </style:style>
    <style:style style:name="P3875" style:parent-style-name="Standard" style:family="paragraph">
      <style:paragraph-properties fo:text-align="justify"/>
      <style:text-properties fo:font-size="10pt" style:font-size-asian="10pt" style:font-size-complex="10pt"/>
    </style:style>
    <style:style style:name="P3876" style:parent-style-name="Standard" style:family="paragraph">
      <style:paragraph-properties fo:text-align="justify"/>
      <style:text-properties fo:font-size="10pt" style:font-size-asian="10pt" style:font-size-complex="10pt"/>
    </style:style>
    <style:style style:name="P3877" style:parent-style-name="Standard" style:family="paragraph">
      <style:paragraph-properties fo:text-align="justify"/>
      <style:text-properties fo:font-size="10pt" style:font-size-asian="10pt" style:font-size-complex="10pt"/>
    </style:style>
    <style:style style:name="P3878" style:parent-style-name="Standard" style:family="paragraph">
      <style:paragraph-properties fo:text-align="justify"/>
      <style:text-properties fo:font-size="10pt" style:font-size-asian="10pt" style:font-size-complex="10pt"/>
    </style:style>
    <style:style style:name="P3879" style:parent-style-name="Standard" style:family="paragraph">
      <style:paragraph-properties fo:text-align="justify"/>
      <style:text-properties fo:font-size="10pt" style:font-size-asian="10pt" style:font-size-complex="10pt"/>
    </style:style>
    <style:style style:name="P3880" style:parent-style-name="Standard" style:family="paragraph">
      <style:paragraph-properties fo:text-align="justify"/>
      <style:text-properties fo:font-size="10pt" style:font-size-asian="10pt" style:font-size-complex="10pt"/>
    </style:style>
    <style:style style:name="P3881" style:parent-style-name="Standard" style:family="paragraph">
      <style:paragraph-properties fo:text-align="justify"/>
      <style:text-properties fo:font-size="10pt" style:font-size-asian="10pt" style:font-size-complex="10pt"/>
    </style:style>
    <style:style style:name="P3882" style:parent-style-name="Standard" style:family="paragraph">
      <style:paragraph-properties fo:text-align="justify"/>
      <style:text-properties fo:font-size="10pt" style:font-size-asian="10pt" style:font-size-complex="10pt"/>
    </style:style>
    <style:style style:name="P3883" style:parent-style-name="Standard" style:family="paragraph">
      <style:paragraph-properties fo:text-align="justify"/>
      <style:text-properties fo:font-size="10pt" style:font-size-asian="10pt" style:font-size-complex="10pt"/>
    </style:style>
    <style:style style:name="P3884" style:parent-style-name="Standard" style:family="paragraph">
      <style:paragraph-properties fo:text-align="justify"/>
      <style:text-properties fo:font-size="10pt" style:font-size-asian="10pt" style:font-size-complex="10pt"/>
    </style:style>
    <style:style style:name="P3885" style:parent-style-name="Standard" style:family="paragraph">
      <style:paragraph-properties fo:text-align="justify"/>
      <style:text-properties fo:font-size="10pt" style:font-size-asian="10pt" style:font-size-complex="10pt"/>
    </style:style>
    <style:style style:name="P3886" style:parent-style-name="Standard" style:family="paragraph">
      <style:paragraph-properties fo:text-align="justify"/>
      <style:text-properties fo:font-size="10pt" style:font-size-asian="10pt" style:font-size-complex="10pt"/>
    </style:style>
    <style:style style:name="P3887" style:parent-style-name="Standard" style:family="paragraph">
      <style:paragraph-properties fo:text-align="justify"/>
      <style:text-properties fo:font-size="10pt" style:font-size-asian="10pt" style:font-size-complex="10pt"/>
    </style:style>
    <style:style style:name="P3888" style:parent-style-name="Standard" style:family="paragraph">
      <style:paragraph-properties fo:text-align="justify"/>
      <style:text-properties fo:font-size="10pt" style:font-size-asian="10pt" style:font-size-complex="10pt"/>
    </style:style>
    <style:style style:name="TableColumn3890" style:family="table-column">
      <style:table-column-properties style:column-width="3.9791in" style:use-optimal-column-width="false"/>
    </style:style>
    <style:style style:name="TableColumn3891" style:family="table-column">
      <style:table-column-properties style:column-width="2.7138in" style:use-optimal-column-width="false"/>
    </style:style>
    <style:style style:name="Table3889" style:family="table">
      <style:table-properties style:width="6.693in" fo:margin-left="-0.009in" table:align="left"/>
    </style:style>
    <style:style style:name="TableRow3892" style:family="table-row">
      <style:table-row-properties style:use-optimal-row-height="false"/>
    </style:style>
    <style:style style:name="TableCell38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9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89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89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897" style:family="table-cell">
      <style:table-cell-properties fo:border="0.0034in solid #000000" style:writing-mode="lr-tb" fo:padding-top="0.0381in" fo:padding-left="0.0381in" fo:padding-bottom="0.0381in" fo:padding-right="0.0381in"/>
    </style:style>
    <style:style style:name="TableColumn3899" style:family="table-column">
      <style:table-column-properties style:column-width="1.1805in" style:use-optimal-column-width="false"/>
    </style:style>
    <style:style style:name="TableColumn3900" style:family="table-column">
      <style:table-column-properties style:column-width="1.4701in" style:use-optimal-column-width="false"/>
    </style:style>
    <style:style style:name="Table3898" style:family="table">
      <style:table-properties style:width="2.6506in" fo:margin-left="0in" table:align="right"/>
    </style:style>
    <style:style style:name="TableRow3901" style:family="table-row">
      <style:table-row-properties style:use-optimal-row-height="false"/>
    </style:style>
    <style:style style:name="TableCell39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904" style:family="table-cell">
      <style:table-cell-properties fo:border="0.0034in solid #000000" style:writing-mode="lr-tb" fo:padding-top="0.0381in" fo:padding-left="0.0381in" fo:padding-bottom="0.0381in" fo:padding-right="0.0381in"/>
    </style:style>
    <style:style style:name="P39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906" style:family="table-row">
      <style:table-row-properties style:use-optimal-row-height="false"/>
    </style:style>
    <style:style style:name="TableCell3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911" style:family="table-row">
      <style:table-row-properties style:use-optimal-row-height="false"/>
    </style:style>
    <style:style style:name="TableCell3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9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916" style:family="table-row">
      <style:table-row-properties style:use-optimal-row-height="false"/>
    </style:style>
    <style:style style:name="TableCell3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9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9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922" style:parent-style-name="Standard" style:family="paragraph">
      <style:paragraph-properties fo:text-align="justify"/>
      <style:text-properties fo:font-size="10pt" style:font-size-asian="10pt" style:font-size-complex="10pt"/>
    </style:style>
    <style:style style:name="P3923" style:parent-style-name="Standard" style:family="paragraph">
      <style:paragraph-properties fo:text-align="justify"/>
      <style:text-properties fo:font-size="10pt" style:font-size-asian="10pt" style:font-size-complex="10pt"/>
    </style:style>
    <style:style style:name="P3924" style:parent-style-name="Standard" style:family="paragraph">
      <style:paragraph-properties fo:text-align="justify"/>
      <style:text-properties fo:font-size="10pt" style:font-size-asian="10pt" style:font-size-complex="10pt"/>
    </style:style>
    <style:style style:name="P3925" style:parent-style-name="Standard" style:family="paragraph">
      <style:paragraph-properties fo:text-align="justify"/>
      <style:text-properties fo:font-size="10pt" style:font-size-asian="10pt" style:font-size-complex="10pt"/>
    </style:style>
    <style:style style:name="P3926" style:parent-style-name="Standard" style:family="paragraph">
      <style:paragraph-properties fo:text-align="justify"/>
      <style:text-properties fo:font-size="10pt" style:font-size-asian="10pt" style:font-size-complex="10pt"/>
    </style:style>
    <style:style style:name="P3927" style:parent-style-name="Standard" style:family="paragraph">
      <style:paragraph-properties fo:text-align="justify"/>
      <style:text-properties fo:font-size="10pt" style:font-size-asian="10pt" style:font-size-complex="10pt"/>
    </style:style>
    <style:style style:name="P3928" style:parent-style-name="Standard" style:family="paragraph">
      <style:paragraph-properties fo:text-align="justify"/>
      <style:text-properties fo:font-size="10pt" style:font-size-asian="10pt" style:font-size-complex="10pt"/>
    </style:style>
    <style:style style:name="P3929" style:parent-style-name="Standard" style:family="paragraph">
      <style:paragraph-properties fo:text-align="justify"/>
      <style:text-properties fo:font-size="10pt" style:font-size-asian="10pt" style:font-size-complex="10pt"/>
    </style:style>
    <style:style style:name="P3930" style:parent-style-name="Standard" style:family="paragraph">
      <style:paragraph-properties fo:text-align="justify"/>
      <style:text-properties fo:font-size="10pt" style:font-size-asian="10pt" style:font-size-complex="10pt"/>
    </style:style>
    <style:style style:name="P3931" style:parent-style-name="Standard" style:family="paragraph">
      <style:paragraph-properties fo:text-align="justify"/>
      <style:text-properties fo:font-size="10pt" style:font-size-asian="10pt" style:font-size-complex="10pt"/>
    </style:style>
    <style:style style:name="P3932" style:parent-style-name="Standard" style:family="paragraph">
      <style:paragraph-properties fo:text-align="justify"/>
      <style:text-properties fo:font-size="10pt" style:font-size-asian="10pt" style:font-size-complex="10pt"/>
    </style:style>
    <style:style style:name="P3933" style:parent-style-name="Standard" style:family="paragraph">
      <style:paragraph-properties fo:text-align="justify"/>
      <style:text-properties fo:font-size="10pt" style:font-size-asian="10pt" style:font-size-complex="10pt"/>
    </style:style>
    <style:style style:name="P3934" style:parent-style-name="Standard" style:family="paragraph">
      <style:paragraph-properties fo:text-align="justify"/>
      <style:text-properties fo:font-size="10pt" style:font-size-asian="10pt" style:font-size-complex="10pt"/>
    </style:style>
    <style:style style:name="P3935" style:parent-style-name="Standard" style:family="paragraph">
      <style:paragraph-properties fo:text-align="justify"/>
      <style:text-properties fo:font-size="10pt" style:font-size-asian="10pt" style:font-size-complex="10pt"/>
    </style:style>
    <style:style style:name="P3936" style:parent-style-name="Standard" style:family="paragraph">
      <style:paragraph-properties fo:text-align="justify"/>
      <style:text-properties fo:font-size="10pt" style:font-size-asian="10pt" style:font-size-complex="10pt"/>
    </style:style>
    <style:style style:name="P3937" style:parent-style-name="Standard" style:family="paragraph">
      <style:paragraph-properties fo:text-align="justify"/>
      <style:text-properties fo:font-size="10pt" style:font-size-asian="10pt" style:font-size-complex="10pt"/>
    </style:style>
    <style:style style:name="P3938" style:parent-style-name="Standard" style:family="paragraph">
      <style:paragraph-properties fo:text-align="justify"/>
      <style:text-properties fo:font-size="10pt" style:font-size-asian="10pt" style:font-size-complex="10pt"/>
    </style:style>
    <style:style style:name="P3939" style:parent-style-name="Standard" style:family="paragraph">
      <style:paragraph-properties fo:text-align="justify"/>
      <style:text-properties fo:font-size="10pt" style:font-size-asian="10pt" style:font-size-complex="10pt"/>
    </style:style>
    <style:style style:name="P3940" style:parent-style-name="Standard" style:family="paragraph">
      <style:paragraph-properties fo:text-align="justify"/>
      <style:text-properties fo:font-size="10pt" style:font-size-asian="10pt" style:font-size-complex="10pt"/>
    </style:style>
    <style:style style:name="P3941" style:parent-style-name="Standard" style:family="paragraph">
      <style:paragraph-properties fo:text-align="justify"/>
      <style:text-properties fo:font-size="10pt" style:font-size-asian="10pt" style:font-size-complex="10pt"/>
    </style:style>
    <style:style style:name="P3942" style:parent-style-name="Standard" style:family="paragraph">
      <style:paragraph-properties fo:text-align="justify"/>
      <style:text-properties fo:font-size="10pt" style:font-size-asian="10pt" style:font-size-complex="10pt"/>
    </style:style>
    <style:style style:name="P3943" style:parent-style-name="Standard" style:family="paragraph">
      <style:paragraph-properties fo:text-align="justify"/>
      <style:text-properties fo:font-size="10pt" style:font-size-asian="10pt" style:font-size-complex="10pt"/>
    </style:style>
    <style:style style:name="P3944" style:parent-style-name="Standard" style:family="paragraph">
      <style:paragraph-properties fo:text-align="justify"/>
      <style:text-properties fo:font-size="10pt" style:font-size-asian="10pt" style:font-size-complex="10pt"/>
    </style:style>
    <style:style style:name="P3945" style:parent-style-name="Standard" style:family="paragraph">
      <style:paragraph-properties fo:text-align="justify"/>
      <style:text-properties fo:font-size="10pt" style:font-size-asian="10pt" style:font-size-complex="10pt"/>
    </style:style>
    <style:style style:name="P3946" style:parent-style-name="Standard" style:family="paragraph">
      <style:paragraph-properties fo:text-align="justify"/>
      <style:text-properties fo:font-size="10pt" style:font-size-asian="10pt" style:font-size-complex="10pt"/>
    </style:style>
    <style:style style:name="P3947" style:parent-style-name="Standard" style:family="paragraph">
      <style:paragraph-properties fo:text-align="justify"/>
      <style:text-properties fo:font-size="10pt" style:font-size-asian="10pt" style:font-size-complex="10pt"/>
    </style:style>
    <style:style style:name="P3948" style:parent-style-name="Standard" style:family="paragraph">
      <style:paragraph-properties fo:text-align="justify"/>
      <style:text-properties fo:font-size="10pt" style:font-size-asian="10pt" style:font-size-complex="10pt"/>
    </style:style>
    <style:style style:name="P3949" style:parent-style-name="Standard" style:family="paragraph">
      <style:paragraph-properties fo:text-align="justify"/>
      <style:text-properties fo:font-size="10pt" style:font-size-asian="10pt" style:font-size-complex="10pt"/>
    </style:style>
    <style:style style:name="P3950" style:parent-style-name="Standard" style:family="paragraph">
      <style:paragraph-properties fo:text-align="justify"/>
      <style:text-properties fo:font-size="10pt" style:font-size-asian="10pt" style:font-size-complex="10pt"/>
    </style:style>
    <style:style style:name="P3951" style:parent-style-name="Standard" style:family="paragraph">
      <style:paragraph-properties fo:text-align="justify"/>
      <style:text-properties fo:font-size="10pt" style:font-size-asian="10pt" style:font-size-complex="10pt"/>
    </style:style>
    <style:style style:name="P3952" style:parent-style-name="Standard" style:family="paragraph">
      <style:paragraph-properties fo:text-align="justify"/>
      <style:text-properties fo:font-size="10pt" style:font-size-asian="10pt" style:font-size-complex="10pt"/>
    </style:style>
    <style:style style:name="P3953" style:parent-style-name="Standard" style:family="paragraph">
      <style:paragraph-properties fo:text-align="justify"/>
      <style:text-properties fo:font-size="10pt" style:font-size-asian="10pt" style:font-size-complex="10pt"/>
    </style:style>
    <style:style style:name="P3954" style:parent-style-name="Standard" style:family="paragraph">
      <style:paragraph-properties fo:text-align="justify"/>
      <style:text-properties fo:font-size="10pt" style:font-size-asian="10pt" style:font-size-complex="10pt"/>
    </style:style>
    <style:style style:name="P3955" style:parent-style-name="Standard" style:family="paragraph">
      <style:paragraph-properties fo:text-align="justify"/>
      <style:text-properties fo:font-size="10pt" style:font-size-asian="10pt" style:font-size-complex="10pt"/>
    </style:style>
    <style:style style:name="P3956" style:parent-style-name="Standard" style:family="paragraph">
      <style:paragraph-properties fo:text-align="justify"/>
      <style:text-properties fo:font-size="10pt" style:font-size-asian="10pt" style:font-size-complex="10pt"/>
    </style:style>
    <style:style style:name="P3957" style:parent-style-name="Standard" style:family="paragraph">
      <style:paragraph-properties fo:text-align="justify"/>
      <style:text-properties fo:font-size="10pt" style:font-size-asian="10pt" style:font-size-complex="10pt"/>
    </style:style>
    <style:style style:name="P3958" style:parent-style-name="Standard" style:family="paragraph">
      <style:paragraph-properties fo:text-align="justify"/>
      <style:text-properties fo:font-size="10pt" style:font-size-asian="10pt" style:font-size-complex="10pt"/>
    </style:style>
    <style:style style:name="P3959" style:parent-style-name="Standard" style:family="paragraph">
      <style:paragraph-properties fo:text-align="justify"/>
      <style:text-properties fo:font-size="10pt" style:font-size-asian="10pt" style:font-size-complex="10pt"/>
    </style:style>
    <style:style style:name="P3960" style:parent-style-name="Standard" style:family="paragraph">
      <style:paragraph-properties fo:text-align="justify"/>
      <style:text-properties fo:font-size="10pt" style:font-size-asian="10pt" style:font-size-complex="10pt"/>
    </style:style>
    <style:style style:name="P3961" style:parent-style-name="Standard" style:family="paragraph">
      <style:paragraph-properties fo:text-align="justify"/>
      <style:text-properties fo:font-size="10pt" style:font-size-asian="10pt" style:font-size-complex="10pt"/>
    </style:style>
    <style:style style:name="P3962" style:parent-style-name="Standard" style:family="paragraph">
      <style:paragraph-properties fo:text-align="justify"/>
      <style:text-properties fo:font-size="10pt" style:font-size-asian="10pt" style:font-size-complex="10pt"/>
    </style:style>
    <style:style style:name="P3963" style:parent-style-name="Standard" style:family="paragraph">
      <style:paragraph-properties fo:text-align="justify"/>
      <style:text-properties fo:font-size="10pt" style:font-size-asian="10pt" style:font-size-complex="10pt"/>
    </style:style>
    <style:style style:name="P3964" style:parent-style-name="Standard" style:family="paragraph">
      <style:paragraph-properties fo:text-align="justify"/>
      <style:text-properties fo:font-size="10pt" style:font-size-asian="10pt" style:font-size-complex="10pt"/>
    </style:style>
    <style:style style:name="P3965" style:parent-style-name="Standard" style:family="paragraph">
      <style:paragraph-properties fo:text-align="justify"/>
      <style:text-properties fo:font-size="10pt" style:font-size-asian="10pt" style:font-size-complex="10pt"/>
    </style:style>
    <style:style style:name="P3966" style:parent-style-name="Standard" style:family="paragraph">
      <style:paragraph-properties fo:text-align="justify"/>
      <style:text-properties fo:font-size="10pt" style:font-size-asian="10pt" style:font-size-complex="10pt"/>
    </style:style>
    <style:style style:name="P3967" style:parent-style-name="Standard" style:family="paragraph">
      <style:paragraph-properties fo:text-align="justify"/>
      <style:text-properties fo:font-size="10pt" style:font-size-asian="10pt" style:font-size-complex="10pt"/>
    </style:style>
    <style:style style:name="P3968" style:parent-style-name="Standard" style:family="paragraph">
      <style:paragraph-properties fo:text-align="justify"/>
      <style:text-properties fo:font-size="10pt" style:font-size-asian="10pt" style:font-size-complex="10pt"/>
    </style:style>
    <style:style style:name="P3969" style:parent-style-name="Standard" style:family="paragraph">
      <style:paragraph-properties fo:text-align="justify"/>
      <style:text-properties fo:font-size="10pt" style:font-size-asian="10pt" style:font-size-complex="10pt"/>
    </style:style>
    <style:style style:name="P3970" style:parent-style-name="Standard" style:family="paragraph">
      <style:paragraph-properties fo:text-align="justify"/>
      <style:text-properties fo:font-size="10pt" style:font-size-asian="10pt" style:font-size-complex="10pt"/>
    </style:style>
    <style:style style:name="TableColumn3972" style:family="table-column">
      <style:table-column-properties style:column-width="3.9791in" style:use-optimal-column-width="false"/>
    </style:style>
    <style:style style:name="TableColumn3973" style:family="table-column">
      <style:table-column-properties style:column-width="2.7138in" style:use-optimal-column-width="false"/>
    </style:style>
    <style:style style:name="Table3971" style:family="table">
      <style:table-properties style:width="6.693in" fo:margin-left="-0.009in" table:align="left"/>
    </style:style>
    <style:style style:name="TableRow3974" style:family="table-row">
      <style:table-row-properties style:use-optimal-row-height="false"/>
    </style:style>
    <style:style style:name="TableCell39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7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97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9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39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980" style:family="table-cell">
      <style:table-cell-properties fo:border="0.0034in solid #000000" style:writing-mode="lr-tb" fo:padding-top="0.0381in" fo:padding-left="0.0381in" fo:padding-bottom="0.0381in" fo:padding-right="0.0381in"/>
    </style:style>
    <style:style style:name="TableColumn3982" style:family="table-column">
      <style:table-column-properties style:column-width="1.1805in" style:use-optimal-column-width="false"/>
    </style:style>
    <style:style style:name="TableColumn3983" style:family="table-column">
      <style:table-column-properties style:column-width="1.4701in" style:use-optimal-column-width="false"/>
    </style:style>
    <style:style style:name="Table3981" style:family="table">
      <style:table-properties style:width="2.6506in" fo:margin-left="0in" table:align="right"/>
    </style:style>
    <style:style style:name="TableRow3984" style:family="table-row">
      <style:table-row-properties style:use-optimal-row-height="false"/>
    </style:style>
    <style:style style:name="TableCell39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8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987" style:family="table-cell">
      <style:table-cell-properties fo:border="0.0034in solid #000000" style:writing-mode="lr-tb" fo:padding-top="0.0381in" fo:padding-left="0.0381in" fo:padding-bottom="0.0381in" fo:padding-right="0.0381in"/>
    </style:style>
    <style:style style:name="P39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989" style:family="table-row">
      <style:table-row-properties style:use-optimal-row-height="false"/>
    </style:style>
    <style:style style:name="TableCell3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9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994" style:family="table-row">
      <style:table-row-properties style:use-optimal-row-height="false"/>
    </style:style>
    <style:style style:name="TableCell3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39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3999" style:family="table-row">
      <style:table-row-properties style:use-optimal-row-height="false"/>
    </style:style>
    <style:style style:name="TableCell4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0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00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005" style:parent-style-name="Standard" style:family="paragraph">
      <style:paragraph-properties fo:text-align="justify"/>
      <style:text-properties fo:font-size="10pt" style:font-size-asian="10pt" style:font-size-complex="10pt"/>
    </style:style>
    <style:style style:name="P4006" style:parent-style-name="Standard" style:family="paragraph">
      <style:paragraph-properties fo:text-align="justify"/>
      <style:text-properties fo:font-size="10pt" style:font-size-asian="10pt" style:font-size-complex="10pt"/>
    </style:style>
    <style:style style:name="P4007" style:parent-style-name="Standard" style:family="paragraph">
      <style:paragraph-properties fo:text-align="justify"/>
      <style:text-properties fo:font-size="10pt" style:font-size-asian="10pt" style:font-size-complex="10pt"/>
    </style:style>
    <style:style style:name="P4008" style:parent-style-name="Standard" style:family="paragraph">
      <style:paragraph-properties fo:text-align="justify"/>
      <style:text-properties fo:font-size="10pt" style:font-size-asian="10pt" style:font-size-complex="10pt"/>
    </style:style>
    <style:style style:name="P4009" style:parent-style-name="Standard" style:family="paragraph">
      <style:paragraph-properties fo:text-align="justify"/>
      <style:text-properties fo:font-size="10pt" style:font-size-asian="10pt" style:font-size-complex="10pt"/>
    </style:style>
    <style:style style:name="P4010" style:parent-style-name="Standard" style:family="paragraph">
      <style:paragraph-properties fo:text-align="justify"/>
      <style:text-properties fo:font-size="10pt" style:font-size-asian="10pt" style:font-size-complex="10pt"/>
    </style:style>
    <style:style style:name="P4011" style:parent-style-name="Standard" style:family="paragraph">
      <style:paragraph-properties fo:text-align="justify"/>
      <style:text-properties fo:font-size="10pt" style:font-size-asian="10pt" style:font-size-complex="10pt"/>
    </style:style>
    <style:style style:name="P4012" style:parent-style-name="Standard" style:family="paragraph">
      <style:paragraph-properties fo:text-align="justify"/>
      <style:text-properties fo:font-size="10pt" style:font-size-asian="10pt" style:font-size-complex="10pt"/>
    </style:style>
    <style:style style:name="P4013" style:parent-style-name="Standard" style:family="paragraph">
      <style:paragraph-properties fo:text-align="justify"/>
      <style:text-properties fo:font-size="10pt" style:font-size-asian="10pt" style:font-size-complex="10pt"/>
    </style:style>
    <style:style style:name="P4014" style:parent-style-name="Standard" style:family="paragraph">
      <style:paragraph-properties fo:text-align="justify"/>
      <style:text-properties fo:font-size="10pt" style:font-size-asian="10pt" style:font-size-complex="10pt"/>
    </style:style>
    <style:style style:name="P4015" style:parent-style-name="Standard" style:family="paragraph">
      <style:paragraph-properties fo:text-align="justify"/>
      <style:text-properties fo:font-size="10pt" style:font-size-asian="10pt" style:font-size-complex="10pt"/>
    </style:style>
    <style:style style:name="P4016" style:parent-style-name="Standard" style:family="paragraph">
      <style:paragraph-properties fo:text-align="justify"/>
      <style:text-properties fo:font-size="10pt" style:font-size-asian="10pt" style:font-size-complex="10pt"/>
    </style:style>
    <style:style style:name="P4017" style:parent-style-name="Standard" style:family="paragraph">
      <style:paragraph-properties fo:text-align="justify"/>
      <style:text-properties fo:font-size="10pt" style:font-size-asian="10pt" style:font-size-complex="10pt"/>
    </style:style>
    <style:style style:name="P4018" style:parent-style-name="Standard" style:family="paragraph">
      <style:paragraph-properties fo:text-align="justify"/>
      <style:text-properties fo:font-size="10pt" style:font-size-asian="10pt" style:font-size-complex="10pt"/>
    </style:style>
    <style:style style:name="P4019" style:parent-style-name="Standard" style:family="paragraph">
      <style:paragraph-properties fo:text-align="justify"/>
      <style:text-properties fo:font-size="10pt" style:font-size-asian="10pt" style:font-size-complex="10pt"/>
    </style:style>
    <style:style style:name="P4020" style:parent-style-name="Standard" style:family="paragraph">
      <style:paragraph-properties fo:text-align="justify"/>
      <style:text-properties fo:font-size="10pt" style:font-size-asian="10pt" style:font-size-complex="10pt"/>
    </style:style>
    <style:style style:name="P4021" style:parent-style-name="Standard" style:family="paragraph">
      <style:paragraph-properties fo:text-align="justify"/>
      <style:text-properties fo:font-size="10pt" style:font-size-asian="10pt" style:font-size-complex="10pt"/>
    </style:style>
    <style:style style:name="P4022" style:parent-style-name="Standard" style:family="paragraph">
      <style:paragraph-properties fo:text-align="justify"/>
      <style:text-properties fo:font-size="10pt" style:font-size-asian="10pt" style:font-size-complex="10pt"/>
    </style:style>
    <style:style style:name="P4023" style:parent-style-name="Standard" style:family="paragraph">
      <style:paragraph-properties fo:text-align="justify"/>
      <style:text-properties fo:font-size="10pt" style:font-size-asian="10pt" style:font-size-complex="10pt"/>
    </style:style>
    <style:style style:name="P4024" style:parent-style-name="Standard" style:family="paragraph">
      <style:paragraph-properties fo:text-align="justify"/>
      <style:text-properties fo:font-size="10pt" style:font-size-asian="10pt" style:font-size-complex="10pt"/>
    </style:style>
    <style:style style:name="P4025" style:parent-style-name="Standard" style:family="paragraph">
      <style:paragraph-properties fo:text-align="justify"/>
      <style:text-properties fo:font-size="10pt" style:font-size-asian="10pt" style:font-size-complex="10pt"/>
    </style:style>
    <style:style style:name="P4026" style:parent-style-name="Standard" style:family="paragraph">
      <style:paragraph-properties fo:text-align="justify"/>
      <style:text-properties fo:font-size="10pt" style:font-size-asian="10pt" style:font-size-complex="10pt"/>
    </style:style>
    <style:style style:name="P4027" style:parent-style-name="Standard" style:family="paragraph">
      <style:paragraph-properties fo:text-align="justify"/>
      <style:text-properties fo:font-size="10pt" style:font-size-asian="10pt" style:font-size-complex="10pt"/>
    </style:style>
    <style:style style:name="P4028" style:parent-style-name="Standard" style:family="paragraph">
      <style:paragraph-properties fo:text-align="justify"/>
      <style:text-properties fo:font-size="10pt" style:font-size-asian="10pt" style:font-size-complex="10pt"/>
    </style:style>
    <style:style style:name="P4029" style:parent-style-name="Standard" style:family="paragraph">
      <style:paragraph-properties fo:text-align="justify"/>
      <style:text-properties fo:font-size="10pt" style:font-size-asian="10pt" style:font-size-complex="10pt"/>
    </style:style>
    <style:style style:name="P4030" style:parent-style-name="Standard" style:family="paragraph">
      <style:paragraph-properties fo:text-align="justify"/>
      <style:text-properties fo:font-size="10pt" style:font-size-asian="10pt" style:font-size-complex="10pt"/>
    </style:style>
    <style:style style:name="P4031" style:parent-style-name="Standard" style:family="paragraph">
      <style:paragraph-properties fo:text-align="justify"/>
      <style:text-properties fo:font-size="10pt" style:font-size-asian="10pt" style:font-size-complex="10pt"/>
    </style:style>
    <style:style style:name="P4032" style:parent-style-name="Standard" style:family="paragraph">
      <style:paragraph-properties fo:text-align="justify"/>
      <style:text-properties fo:font-size="10pt" style:font-size-asian="10pt" style:font-size-complex="10pt"/>
    </style:style>
    <style:style style:name="P4033" style:parent-style-name="Standard" style:family="paragraph">
      <style:paragraph-properties fo:text-align="justify"/>
      <style:text-properties fo:font-size="10pt" style:font-size-asian="10pt" style:font-size-complex="10pt"/>
    </style:style>
    <style:style style:name="P4034" style:parent-style-name="Standard" style:family="paragraph">
      <style:paragraph-properties fo:text-align="justify"/>
      <style:text-properties fo:font-size="10pt" style:font-size-asian="10pt" style:font-size-complex="10pt"/>
    </style:style>
    <style:style style:name="P4035" style:parent-style-name="Standard" style:family="paragraph">
      <style:paragraph-properties fo:text-align="justify"/>
      <style:text-properties fo:font-size="10pt" style:font-size-asian="10pt" style:font-size-complex="10pt"/>
    </style:style>
    <style:style style:name="P4036" style:parent-style-name="Standard" style:family="paragraph">
      <style:paragraph-properties fo:text-align="justify"/>
      <style:text-properties fo:font-size="10pt" style:font-size-asian="10pt" style:font-size-complex="10pt"/>
    </style:style>
    <style:style style:name="P4037" style:parent-style-name="Standard" style:family="paragraph">
      <style:paragraph-properties fo:text-align="justify"/>
      <style:text-properties fo:font-size="10pt" style:font-size-asian="10pt" style:font-size-complex="10pt"/>
    </style:style>
    <style:style style:name="P4038" style:parent-style-name="Standard" style:family="paragraph">
      <style:paragraph-properties fo:text-align="justify"/>
      <style:text-properties fo:font-size="10pt" style:font-size-asian="10pt" style:font-size-complex="10pt"/>
    </style:style>
    <style:style style:name="P4039" style:parent-style-name="Standard" style:family="paragraph">
      <style:paragraph-properties fo:text-align="justify"/>
      <style:text-properties fo:font-size="10pt" style:font-size-asian="10pt" style:font-size-complex="10pt"/>
    </style:style>
    <style:style style:name="P4040" style:parent-style-name="Standard" style:family="paragraph">
      <style:paragraph-properties fo:text-align="justify"/>
      <style:text-properties fo:font-size="10pt" style:font-size-asian="10pt" style:font-size-complex="10pt"/>
    </style:style>
    <style:style style:name="P4041" style:parent-style-name="Standard" style:family="paragraph">
      <style:paragraph-properties fo:text-align="justify"/>
      <style:text-properties fo:font-size="10pt" style:font-size-asian="10pt" style:font-size-complex="10pt"/>
    </style:style>
    <style:style style:name="P4042" style:parent-style-name="Standard" style:family="paragraph">
      <style:paragraph-properties fo:text-align="justify"/>
      <style:text-properties fo:font-size="10pt" style:font-size-asian="10pt" style:font-size-complex="10pt"/>
    </style:style>
    <style:style style:name="P4043" style:parent-style-name="Standard" style:family="paragraph">
      <style:paragraph-properties fo:text-align="justify"/>
      <style:text-properties fo:font-size="10pt" style:font-size-asian="10pt" style:font-size-complex="10pt"/>
    </style:style>
    <style:style style:name="TableColumn4045" style:family="table-column">
      <style:table-column-properties style:column-width="3.9791in" style:use-optimal-column-width="false"/>
    </style:style>
    <style:style style:name="TableColumn4046" style:family="table-column">
      <style:table-column-properties style:column-width="2.7138in" style:use-optimal-column-width="false"/>
    </style:style>
    <style:style style:name="Table4044" style:family="table">
      <style:table-properties style:width="6.693in" fo:margin-left="-0.009in" table:align="left"/>
    </style:style>
    <style:style style:name="TableRow4047" style:family="table-row">
      <style:table-row-properties style:use-optimal-row-height="false"/>
    </style:style>
    <style:style style:name="TableCell40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4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0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05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052" style:family="table-cell">
      <style:table-cell-properties fo:border="0.0034in solid #000000" style:writing-mode="lr-tb" fo:padding-top="0.0381in" fo:padding-left="0.0381in" fo:padding-bottom="0.0381in" fo:padding-right="0.0381in"/>
    </style:style>
    <style:style style:name="TableColumn4054" style:family="table-column">
      <style:table-column-properties style:column-width="1.1805in" style:use-optimal-column-width="false"/>
    </style:style>
    <style:style style:name="TableColumn4055" style:family="table-column">
      <style:table-column-properties style:column-width="1.4701in" style:use-optimal-column-width="false"/>
    </style:style>
    <style:style style:name="Table4053" style:family="table">
      <style:table-properties style:width="2.6506in" fo:margin-left="0in" table:align="right"/>
    </style:style>
    <style:style style:name="TableRow4056" style:family="table-row">
      <style:table-row-properties style:use-optimal-row-height="false"/>
    </style:style>
    <style:style style:name="TableCell40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5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059" style:family="table-cell">
      <style:table-cell-properties fo:border="0.0034in solid #000000" style:writing-mode="lr-tb" fo:padding-top="0.0381in" fo:padding-left="0.0381in" fo:padding-bottom="0.0381in" fo:padding-right="0.0381in"/>
    </style:style>
    <style:style style:name="P406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061" style:family="table-row">
      <style:table-row-properties style:use-optimal-row-height="false"/>
    </style:style>
    <style:style style:name="TableCell4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0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6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066" style:family="table-row">
      <style:table-row-properties style:use-optimal-row-height="false"/>
    </style:style>
    <style:style style:name="TableCell4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0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7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071" style:family="table-row">
      <style:table-row-properties style:use-optimal-row-height="false"/>
    </style:style>
    <style:style style:name="TableCell40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0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07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077" style:parent-style-name="Standard" style:family="paragraph">
      <style:paragraph-properties fo:text-align="justify"/>
      <style:text-properties fo:font-size="10pt" style:font-size-asian="10pt" style:font-size-complex="10pt"/>
    </style:style>
    <style:style style:name="P4078" style:parent-style-name="Standard" style:family="paragraph">
      <style:paragraph-properties fo:text-align="justify"/>
      <style:text-properties fo:font-size="10pt" style:font-size-asian="10pt" style:font-size-complex="10pt"/>
    </style:style>
    <style:style style:name="P4079" style:parent-style-name="Standard" style:family="paragraph">
      <style:paragraph-properties fo:text-align="justify"/>
      <style:text-properties fo:font-size="10pt" style:font-size-asian="10pt" style:font-size-complex="10pt"/>
    </style:style>
    <style:style style:name="P4080" style:parent-style-name="Standard" style:family="paragraph">
      <style:paragraph-properties fo:text-align="justify"/>
      <style:text-properties fo:font-size="10pt" style:font-size-asian="10pt" style:font-size-complex="10pt"/>
    </style:style>
    <style:style style:name="P4081" style:parent-style-name="Standard" style:family="paragraph">
      <style:paragraph-properties fo:text-align="justify"/>
      <style:text-properties fo:font-size="10pt" style:font-size-asian="10pt" style:font-size-complex="10pt"/>
    </style:style>
    <style:style style:name="P4082" style:parent-style-name="Standard" style:family="paragraph">
      <style:paragraph-properties fo:text-align="justify"/>
      <style:text-properties fo:font-size="10pt" style:font-size-asian="10pt" style:font-size-complex="10pt"/>
    </style:style>
    <style:style style:name="P4083" style:parent-style-name="Standard" style:family="paragraph">
      <style:paragraph-properties fo:text-align="justify"/>
      <style:text-properties fo:font-size="10pt" style:font-size-asian="10pt" style:font-size-complex="10pt"/>
    </style:style>
    <style:style style:name="P4084" style:parent-style-name="Standard" style:family="paragraph">
      <style:paragraph-properties fo:text-align="justify"/>
      <style:text-properties fo:font-size="10pt" style:font-size-asian="10pt" style:font-size-complex="10pt"/>
    </style:style>
    <style:style style:name="P4085" style:parent-style-name="Standard" style:family="paragraph">
      <style:paragraph-properties fo:text-align="justify"/>
      <style:text-properties fo:font-size="10pt" style:font-size-asian="10pt" style:font-size-complex="10pt"/>
    </style:style>
    <style:style style:name="P4086" style:parent-style-name="Standard" style:family="paragraph">
      <style:paragraph-properties fo:text-align="justify"/>
      <style:text-properties fo:font-size="10pt" style:font-size-asian="10pt" style:font-size-complex="10pt"/>
    </style:style>
    <style:style style:name="P4087" style:parent-style-name="Standard" style:family="paragraph">
      <style:paragraph-properties fo:text-align="justify"/>
      <style:text-properties fo:font-size="10pt" style:font-size-asian="10pt" style:font-size-complex="10pt"/>
    </style:style>
    <style:style style:name="P4088" style:parent-style-name="Standard" style:family="paragraph">
      <style:paragraph-properties fo:text-align="justify"/>
      <style:text-properties fo:font-size="10pt" style:font-size-asian="10pt" style:font-size-complex="10pt"/>
    </style:style>
    <style:style style:name="P4089" style:parent-style-name="Standard" style:family="paragraph">
      <style:paragraph-properties fo:text-align="justify"/>
      <style:text-properties fo:font-size="10pt" style:font-size-asian="10pt" style:font-size-complex="10pt"/>
    </style:style>
    <style:style style:name="P4090" style:parent-style-name="Standard" style:family="paragraph">
      <style:paragraph-properties fo:text-align="justify"/>
      <style:text-properties fo:font-size="10pt" style:font-size-asian="10pt" style:font-size-complex="10pt"/>
    </style:style>
    <style:style style:name="P4091" style:parent-style-name="Standard" style:family="paragraph">
      <style:paragraph-properties fo:text-align="justify"/>
      <style:text-properties fo:font-size="10pt" style:font-size-asian="10pt" style:font-size-complex="10pt"/>
    </style:style>
    <style:style style:name="P4092" style:parent-style-name="Standard" style:family="paragraph">
      <style:paragraph-properties fo:text-align="justify"/>
      <style:text-properties fo:font-size="10pt" style:font-size-asian="10pt" style:font-size-complex="10pt"/>
    </style:style>
    <style:style style:name="P4093" style:parent-style-name="Standard" style:family="paragraph">
      <style:paragraph-properties fo:text-align="justify"/>
      <style:text-properties fo:font-size="10pt" style:font-size-asian="10pt" style:font-size-complex="10pt"/>
    </style:style>
    <style:style style:name="P4094" style:parent-style-name="Standard" style:family="paragraph">
      <style:paragraph-properties fo:text-align="justify"/>
      <style:text-properties fo:font-size="10pt" style:font-size-asian="10pt" style:font-size-complex="10pt"/>
    </style:style>
    <style:style style:name="P4095" style:parent-style-name="Standard" style:family="paragraph">
      <style:paragraph-properties fo:text-align="justify"/>
      <style:text-properties fo:font-size="10pt" style:font-size-asian="10pt" style:font-size-complex="10pt"/>
    </style:style>
    <style:style style:name="P4096" style:parent-style-name="Standard" style:family="paragraph">
      <style:paragraph-properties fo:text-align="justify"/>
      <style:text-properties fo:font-size="10pt" style:font-size-asian="10pt" style:font-size-complex="10pt"/>
    </style:style>
    <style:style style:name="P4097" style:parent-style-name="Standard" style:family="paragraph">
      <style:paragraph-properties fo:text-align="justify"/>
      <style:text-properties fo:font-size="10pt" style:font-size-asian="10pt" style:font-size-complex="10pt"/>
    </style:style>
    <style:style style:name="P4098" style:parent-style-name="Standard" style:family="paragraph">
      <style:paragraph-properties fo:text-align="justify"/>
      <style:text-properties fo:font-size="10pt" style:font-size-asian="10pt" style:font-size-complex="10pt"/>
    </style:style>
    <style:style style:name="P4099" style:parent-style-name="Standard" style:family="paragraph">
      <style:paragraph-properties fo:text-align="justify"/>
      <style:text-properties fo:font-size="10pt" style:font-size-asian="10pt" style:font-size-complex="10pt"/>
    </style:style>
    <style:style style:name="P4100" style:parent-style-name="Standard" style:family="paragraph">
      <style:paragraph-properties fo:text-align="justify"/>
      <style:text-properties fo:font-size="10pt" style:font-size-asian="10pt" style:font-size-complex="10pt"/>
    </style:style>
    <style:style style:name="P4101" style:parent-style-name="Standard" style:family="paragraph">
      <style:paragraph-properties fo:text-align="justify"/>
      <style:text-properties fo:font-size="10pt" style:font-size-asian="10pt" style:font-size-complex="10pt"/>
    </style:style>
    <style:style style:name="P4102" style:parent-style-name="Standard" style:family="paragraph">
      <style:paragraph-properties fo:text-align="justify"/>
      <style:text-properties fo:font-size="10pt" style:font-size-asian="10pt" style:font-size-complex="10pt"/>
    </style:style>
    <style:style style:name="P4103" style:parent-style-name="Standard" style:family="paragraph">
      <style:paragraph-properties fo:text-align="justify"/>
      <style:text-properties fo:font-size="10pt" style:font-size-asian="10pt" style:font-size-complex="10pt"/>
    </style:style>
    <style:style style:name="P4104" style:parent-style-name="Standard" style:family="paragraph">
      <style:paragraph-properties fo:text-align="justify"/>
      <style:text-properties fo:font-size="10pt" style:font-size-asian="10pt" style:font-size-complex="10pt"/>
    </style:style>
    <style:style style:name="P4105" style:parent-style-name="Standard" style:family="paragraph">
      <style:paragraph-properties fo:text-align="justify"/>
      <style:text-properties fo:font-size="10pt" style:font-size-asian="10pt" style:font-size-complex="10pt"/>
    </style:style>
    <style:style style:name="P4106" style:parent-style-name="Standard" style:family="paragraph">
      <style:paragraph-properties fo:text-align="justify"/>
      <style:text-properties fo:font-size="10pt" style:font-size-asian="10pt" style:font-size-complex="10pt"/>
    </style:style>
    <style:style style:name="P4107" style:parent-style-name="Standard" style:family="paragraph">
      <style:paragraph-properties fo:text-align="justify"/>
      <style:text-properties fo:font-size="10pt" style:font-size-asian="10pt" style:font-size-complex="10pt"/>
    </style:style>
    <style:style style:name="P4108" style:parent-style-name="Standard" style:family="paragraph">
      <style:paragraph-properties fo:text-align="justify"/>
      <style:text-properties fo:font-size="10pt" style:font-size-asian="10pt" style:font-size-complex="10pt"/>
    </style:style>
    <style:style style:name="P4109" style:parent-style-name="Standard" style:family="paragraph">
      <style:paragraph-properties fo:text-align="justify"/>
      <style:text-properties fo:font-size="10pt" style:font-size-asian="10pt" style:font-size-complex="10pt"/>
    </style:style>
    <style:style style:name="P4110" style:parent-style-name="Standard" style:family="paragraph">
      <style:paragraph-properties fo:text-align="justify"/>
      <style:text-properties fo:font-size="10pt" style:font-size-asian="10pt" style:font-size-complex="10pt"/>
    </style:style>
    <style:style style:name="P4111" style:parent-style-name="Standard" style:family="paragraph">
      <style:paragraph-properties fo:text-align="justify"/>
      <style:text-properties fo:font-size="10pt" style:font-size-asian="10pt" style:font-size-complex="10pt"/>
    </style:style>
    <style:style style:name="P4112" style:parent-style-name="Standard" style:family="paragraph">
      <style:paragraph-properties fo:text-align="justify"/>
      <style:text-properties fo:font-size="10pt" style:font-size-asian="10pt" style:font-size-complex="10pt"/>
    </style:style>
    <style:style style:name="P4113" style:parent-style-name="Standard" style:family="paragraph">
      <style:paragraph-properties fo:text-align="justify"/>
      <style:text-properties fo:font-size="10pt" style:font-size-asian="10pt" style:font-size-complex="10pt"/>
    </style:style>
    <style:style style:name="P4114" style:parent-style-name="Standard" style:family="paragraph">
      <style:paragraph-properties fo:text-align="justify"/>
      <style:text-properties fo:font-size="10pt" style:font-size-asian="10pt" style:font-size-complex="10pt"/>
    </style:style>
    <style:style style:name="P4115" style:parent-style-name="Standard" style:family="paragraph">
      <style:paragraph-properties fo:text-align="justify"/>
      <style:text-properties fo:font-size="10pt" style:font-size-asian="10pt" style:font-size-complex="10pt"/>
    </style:style>
    <style:style style:name="P4116" style:parent-style-name="Standard" style:family="paragraph">
      <style:paragraph-properties fo:text-align="justify"/>
      <style:text-properties fo:font-size="10pt" style:font-size-asian="10pt" style:font-size-complex="10pt"/>
    </style:style>
    <style:style style:name="P4117" style:parent-style-name="Standard" style:family="paragraph">
      <style:paragraph-properties fo:text-align="justify"/>
      <style:text-properties fo:font-size="10pt" style:font-size-asian="10pt" style:font-size-complex="10pt"/>
    </style:style>
    <style:style style:name="P4118" style:parent-style-name="Standard" style:family="paragraph">
      <style:paragraph-properties fo:text-align="justify"/>
      <style:text-properties fo:font-size="10pt" style:font-size-asian="10pt" style:font-size-complex="10pt"/>
    </style:style>
    <style:style style:name="P4119" style:parent-style-name="Standard" style:family="paragraph">
      <style:paragraph-properties fo:text-align="justify"/>
      <style:text-properties fo:font-size="10pt" style:font-size-asian="10pt" style:font-size-complex="10pt"/>
    </style:style>
    <style:style style:name="P4120" style:parent-style-name="Standard" style:family="paragraph">
      <style:paragraph-properties fo:text-align="justify"/>
      <style:text-properties fo:font-size="10pt" style:font-size-asian="10pt" style:font-size-complex="10pt"/>
    </style:style>
    <style:style style:name="P4121" style:parent-style-name="Standard" style:family="paragraph">
      <style:paragraph-properties fo:text-align="justify"/>
      <style:text-properties fo:font-size="10pt" style:font-size-asian="10pt" style:font-size-complex="10pt"/>
    </style:style>
    <style:style style:name="P4122" style:parent-style-name="Standard" style:family="paragraph">
      <style:paragraph-properties fo:text-align="justify"/>
      <style:text-properties fo:font-size="10pt" style:font-size-asian="10pt" style:font-size-complex="10pt"/>
    </style:style>
    <style:style style:name="P4123" style:parent-style-name="Standard" style:family="paragraph">
      <style:paragraph-properties fo:text-align="justify"/>
      <style:text-properties fo:font-size="10pt" style:font-size-asian="10pt" style:font-size-complex="10pt"/>
    </style:style>
    <style:style style:name="P4124" style:parent-style-name="Standard" style:family="paragraph">
      <style:paragraph-properties fo:text-align="justify"/>
      <style:text-properties fo:font-size="10pt" style:font-size-asian="10pt" style:font-size-complex="10pt"/>
    </style:style>
    <style:style style:name="P4125" style:parent-style-name="Standard" style:family="paragraph">
      <style:paragraph-properties fo:text-align="justify"/>
      <style:text-properties fo:font-size="10pt" style:font-size-asian="10pt" style:font-size-complex="10pt"/>
    </style:style>
    <style:style style:name="P4126" style:parent-style-name="Standard" style:family="paragraph">
      <style:paragraph-properties fo:text-align="justify"/>
      <style:text-properties fo:font-size="10pt" style:font-size-asian="10pt" style:font-size-complex="10pt"/>
    </style:style>
    <style:style style:name="P4127" style:parent-style-name="Standard" style:family="paragraph">
      <style:paragraph-properties fo:text-align="justify"/>
      <style:text-properties fo:font-size="10pt" style:font-size-asian="10pt" style:font-size-complex="10pt"/>
    </style:style>
    <style:style style:name="P4128" style:parent-style-name="Standard" style:family="paragraph">
      <style:paragraph-properties fo:text-align="justify"/>
      <style:text-properties fo:font-size="10pt" style:font-size-asian="10pt" style:font-size-complex="10pt"/>
    </style:style>
    <style:style style:name="P4129" style:parent-style-name="Standard" style:family="paragraph">
      <style:paragraph-properties fo:text-align="justify"/>
      <style:text-properties fo:font-size="10pt" style:font-size-asian="10pt" style:font-size-complex="10pt"/>
    </style:style>
    <style:style style:name="P4130" style:parent-style-name="Standard" style:family="paragraph">
      <style:paragraph-properties fo:text-align="justify"/>
      <style:text-properties fo:font-size="10pt" style:font-size-asian="10pt" style:font-size-complex="10pt"/>
    </style:style>
    <style:style style:name="P4131" style:parent-style-name="Standard" style:family="paragraph">
      <style:paragraph-properties fo:text-align="justify"/>
      <style:text-properties fo:font-size="10pt" style:font-size-asian="10pt" style:font-size-complex="10pt"/>
    </style:style>
    <style:style style:name="P4132" style:parent-style-name="Standard" style:family="paragraph">
      <style:paragraph-properties fo:text-align="justify"/>
      <style:text-properties fo:font-size="10pt" style:font-size-asian="10pt" style:font-size-complex="10pt"/>
    </style:style>
    <style:style style:name="P4133" style:parent-style-name="Standard" style:family="paragraph">
      <style:paragraph-properties fo:text-align="justify"/>
      <style:text-properties fo:font-size="10pt" style:font-size-asian="10pt" style:font-size-complex="10pt"/>
    </style:style>
    <style:style style:name="P4134" style:parent-style-name="Standard" style:family="paragraph">
      <style:paragraph-properties fo:text-align="justify"/>
      <style:text-properties fo:font-size="10pt" style:font-size-asian="10pt" style:font-size-complex="10pt"/>
    </style:style>
    <style:style style:name="P4135" style:parent-style-name="Standard" style:family="paragraph">
      <style:paragraph-properties fo:text-align="justify"/>
      <style:text-properties fo:font-size="10pt" style:font-size-asian="10pt" style:font-size-complex="10pt"/>
    </style:style>
    <style:style style:name="P4136" style:parent-style-name="Standard" style:family="paragraph">
      <style:paragraph-properties fo:text-align="justify"/>
      <style:text-properties fo:font-size="10pt" style:font-size-asian="10pt" style:font-size-complex="10pt"/>
    </style:style>
    <style:style style:name="P4137" style:parent-style-name="Standard" style:family="paragraph">
      <style:paragraph-properties fo:text-align="justify"/>
      <style:text-properties fo:font-size="10pt" style:font-size-asian="10pt" style:font-size-complex="10pt"/>
    </style:style>
    <style:style style:name="P4138" style:parent-style-name="Standard" style:family="paragraph">
      <style:paragraph-properties fo:text-align="justify"/>
      <style:text-properties fo:font-size="10pt" style:font-size-asian="10pt" style:font-size-complex="10pt"/>
    </style:style>
    <style:style style:name="P4139" style:parent-style-name="Standard" style:family="paragraph">
      <style:paragraph-properties fo:text-align="justify"/>
      <style:text-properties fo:font-size="10pt" style:font-size-asian="10pt" style:font-size-complex="10pt"/>
    </style:style>
    <style:style style:name="P4140" style:parent-style-name="Standard" style:family="paragraph">
      <style:paragraph-properties fo:text-align="justify"/>
      <style:text-properties fo:font-size="10pt" style:font-size-asian="10pt" style:font-size-complex="10pt"/>
    </style:style>
    <style:style style:name="P4141" style:parent-style-name="Standard" style:family="paragraph">
      <style:paragraph-properties fo:text-align="justify"/>
      <style:text-properties fo:font-size="10pt" style:font-size-asian="10pt" style:font-size-complex="10pt"/>
    </style:style>
    <style:style style:name="P4142" style:parent-style-name="Standard" style:family="paragraph">
      <style:paragraph-properties fo:text-align="justify"/>
      <style:text-properties fo:font-size="10pt" style:font-size-asian="10pt" style:font-size-complex="10pt"/>
    </style:style>
    <style:style style:name="P4143" style:parent-style-name="Standard" style:family="paragraph">
      <style:paragraph-properties fo:text-align="justify"/>
      <style:text-properties fo:font-size="10pt" style:font-size-asian="10pt" style:font-size-complex="10pt"/>
    </style:style>
    <style:style style:name="P4144" style:parent-style-name="Standard" style:family="paragraph">
      <style:paragraph-properties fo:text-align="justify"/>
      <style:text-properties fo:font-size="10pt" style:font-size-asian="10pt" style:font-size-complex="10pt"/>
    </style:style>
    <style:style style:name="P4145" style:parent-style-name="Standard" style:family="paragraph">
      <style:paragraph-properties fo:text-align="justify"/>
      <style:text-properties fo:font-size="10pt" style:font-size-asian="10pt" style:font-size-complex="10pt"/>
    </style:style>
    <style:style style:name="P4146" style:parent-style-name="Standard" style:family="paragraph">
      <style:paragraph-properties fo:text-align="justify"/>
      <style:text-properties fo:font-size="10pt" style:font-size-asian="10pt" style:font-size-complex="10pt"/>
    </style:style>
    <style:style style:name="P4147" style:parent-style-name="Standard" style:family="paragraph">
      <style:paragraph-properties fo:text-align="justify"/>
      <style:text-properties fo:font-size="10pt" style:font-size-asian="10pt" style:font-size-complex="10pt"/>
    </style:style>
    <style:style style:name="P4148" style:parent-style-name="Standard" style:family="paragraph">
      <style:paragraph-properties fo:text-align="justify"/>
      <style:text-properties fo:font-size="10pt" style:font-size-asian="10pt" style:font-size-complex="10pt"/>
    </style:style>
    <style:style style:name="P4149" style:parent-style-name="Standard" style:family="paragraph">
      <style:paragraph-properties fo:text-align="justify"/>
      <style:text-properties fo:font-size="10pt" style:font-size-asian="10pt" style:font-size-complex="10pt"/>
    </style:style>
    <style:style style:name="P4150" style:parent-style-name="Standard" style:family="paragraph">
      <style:paragraph-properties fo:text-align="justify"/>
      <style:text-properties fo:font-size="10pt" style:font-size-asian="10pt" style:font-size-complex="10pt"/>
    </style:style>
    <style:style style:name="P4151" style:parent-style-name="Standard" style:family="paragraph">
      <style:paragraph-properties fo:text-align="justify"/>
      <style:text-properties fo:font-size="10pt" style:font-size-asian="10pt" style:font-size-complex="10pt"/>
    </style:style>
    <style:style style:name="P4152" style:parent-style-name="Standard" style:family="paragraph">
      <style:paragraph-properties fo:text-align="justify"/>
      <style:text-properties fo:font-size="10pt" style:font-size-asian="10pt" style:font-size-complex="10pt"/>
    </style:style>
    <style:style style:name="P4153" style:parent-style-name="Standard" style:family="paragraph">
      <style:paragraph-properties fo:text-align="justify"/>
      <style:text-properties fo:font-size="10pt" style:font-size-asian="10pt" style:font-size-complex="10pt"/>
    </style:style>
    <style:style style:name="P4154" style:parent-style-name="Standard" style:family="paragraph">
      <style:paragraph-properties fo:text-align="justify"/>
      <style:text-properties fo:font-size="10pt" style:font-size-asian="10pt" style:font-size-complex="10pt"/>
    </style:style>
    <style:style style:name="P4155" style:parent-style-name="Standard" style:family="paragraph">
      <style:paragraph-properties fo:text-align="justify"/>
      <style:text-properties fo:font-size="10pt" style:font-size-asian="10pt" style:font-size-complex="10pt"/>
    </style:style>
    <style:style style:name="P4156" style:parent-style-name="Standard" style:family="paragraph">
      <style:paragraph-properties fo:text-align="justify"/>
      <style:text-properties fo:font-size="10pt" style:font-size-asian="10pt" style:font-size-complex="10pt"/>
    </style:style>
    <style:style style:name="P4157" style:parent-style-name="Standard" style:family="paragraph">
      <style:paragraph-properties fo:text-align="justify"/>
      <style:text-properties fo:font-size="10pt" style:font-size-asian="10pt" style:font-size-complex="10pt"/>
    </style:style>
    <style:style style:name="P4158" style:parent-style-name="Standard" style:family="paragraph">
      <style:paragraph-properties fo:text-align="justify"/>
      <style:text-properties fo:font-size="10pt" style:font-size-asian="10pt" style:font-size-complex="10pt"/>
    </style:style>
    <style:style style:name="TableColumn4160" style:family="table-column">
      <style:table-column-properties style:column-width="3.9791in" style:use-optimal-column-width="false"/>
    </style:style>
    <style:style style:name="TableColumn4161" style:family="table-column">
      <style:table-column-properties style:column-width="2.7138in" style:use-optimal-column-width="false"/>
    </style:style>
    <style:style style:name="Table4159" style:family="table">
      <style:table-properties style:width="6.693in" fo:margin-left="-0.009in" table:align="left"/>
    </style:style>
    <style:style style:name="TableRow4162" style:family="table-row">
      <style:table-row-properties style:use-optimal-row-height="false"/>
    </style:style>
    <style:style style:name="TableCell4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6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16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16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167" style:family="table-cell">
      <style:table-cell-properties fo:border="0.0034in solid #000000" style:writing-mode="lr-tb" fo:padding-top="0.0381in" fo:padding-left="0.0381in" fo:padding-bottom="0.0381in" fo:padding-right="0.0381in"/>
    </style:style>
    <style:style style:name="TableColumn4169" style:family="table-column">
      <style:table-column-properties style:column-width="1.1805in" style:use-optimal-column-width="false"/>
    </style:style>
    <style:style style:name="TableColumn4170" style:family="table-column">
      <style:table-column-properties style:column-width="1.4701in" style:use-optimal-column-width="false"/>
    </style:style>
    <style:style style:name="Table4168" style:family="table">
      <style:table-properties style:width="2.6506in" fo:margin-left="0in" table:align="right"/>
    </style:style>
    <style:style style:name="TableRow4171" style:family="table-row">
      <style:table-row-properties style:use-optimal-row-height="false"/>
    </style:style>
    <style:style style:name="TableCell41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7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174" style:family="table-cell">
      <style:table-cell-properties fo:border="0.0034in solid #000000" style:writing-mode="lr-tb" fo:padding-top="0.0381in" fo:padding-left="0.0381in" fo:padding-bottom="0.0381in" fo:padding-right="0.0381in"/>
    </style:style>
    <style:style style:name="P41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176" style:family="table-row">
      <style:table-row-properties style:use-optimal-row-height="false"/>
    </style:style>
    <style:style style:name="TableCell4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181" style:family="table-row">
      <style:table-row-properties style:use-optimal-row-height="false"/>
    </style:style>
    <style:style style:name="TableCell4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186" style:family="table-row">
      <style:table-row-properties style:use-optimal-row-height="false"/>
    </style:style>
    <style:style style:name="TableCell4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9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1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192" style:parent-style-name="Standard" style:family="paragraph">
      <style:paragraph-properties fo:text-align="justify"/>
      <style:text-properties fo:font-size="10pt" style:font-size-asian="10pt" style:font-size-complex="10pt"/>
    </style:style>
    <style:style style:name="P4193" style:parent-style-name="Standard" style:family="paragraph">
      <style:paragraph-properties fo:text-align="justify"/>
      <style:text-properties fo:font-size="10pt" style:font-size-asian="10pt" style:font-size-complex="10pt"/>
    </style:style>
    <style:style style:name="P4194" style:parent-style-name="Standard" style:family="paragraph">
      <style:paragraph-properties fo:text-align="justify"/>
      <style:text-properties fo:font-size="10pt" style:font-size-asian="10pt" style:font-size-complex="10pt"/>
    </style:style>
    <style:style style:name="P4195" style:parent-style-name="Standard" style:family="paragraph">
      <style:paragraph-properties fo:text-align="justify"/>
      <style:text-properties fo:font-size="10pt" style:font-size-asian="10pt" style:font-size-complex="10pt"/>
    </style:style>
    <style:style style:name="P4196" style:parent-style-name="Standard" style:family="paragraph">
      <style:paragraph-properties fo:text-align="justify"/>
      <style:text-properties fo:font-size="10pt" style:font-size-asian="10pt" style:font-size-complex="10pt"/>
    </style:style>
    <style:style style:name="P4197" style:parent-style-name="Standard" style:family="paragraph">
      <style:paragraph-properties fo:text-align="justify"/>
      <style:text-properties fo:font-size="10pt" style:font-size-asian="10pt" style:font-size-complex="10pt"/>
    </style:style>
    <style:style style:name="P4198" style:parent-style-name="Standard" style:family="paragraph">
      <style:paragraph-properties fo:text-align="justify"/>
      <style:text-properties fo:font-size="10pt" style:font-size-asian="10pt" style:font-size-complex="10pt"/>
    </style:style>
    <style:style style:name="P4199" style:parent-style-name="Standard" style:family="paragraph">
      <style:paragraph-properties fo:text-align="justify"/>
      <style:text-properties fo:font-size="10pt" style:font-size-asian="10pt" style:font-size-complex="10pt"/>
    </style:style>
    <style:style style:name="P4200" style:parent-style-name="Standard" style:family="paragraph">
      <style:paragraph-properties fo:text-align="justify"/>
      <style:text-properties fo:font-size="10pt" style:font-size-asian="10pt" style:font-size-complex="10pt"/>
    </style:style>
    <style:style style:name="P4201" style:parent-style-name="Standard" style:family="paragraph">
      <style:paragraph-properties fo:text-align="justify"/>
      <style:text-properties fo:font-size="10pt" style:font-size-asian="10pt" style:font-size-complex="10pt"/>
    </style:style>
    <style:style style:name="P4202" style:parent-style-name="Standard" style:family="paragraph">
      <style:paragraph-properties fo:text-align="justify"/>
      <style:text-properties fo:font-size="10pt" style:font-size-asian="10pt" style:font-size-complex="10pt"/>
    </style:style>
    <style:style style:name="P4203" style:parent-style-name="Standard" style:family="paragraph">
      <style:paragraph-properties fo:text-align="justify"/>
      <style:text-properties fo:font-size="10pt" style:font-size-asian="10pt" style:font-size-complex="10pt"/>
    </style:style>
    <style:style style:name="P4204" style:parent-style-name="Standard" style:family="paragraph">
      <style:paragraph-properties fo:text-align="justify"/>
      <style:text-properties fo:font-size="10pt" style:font-size-asian="10pt" style:font-size-complex="10pt"/>
    </style:style>
    <style:style style:name="P4205" style:parent-style-name="Standard" style:family="paragraph">
      <style:paragraph-properties fo:text-align="justify"/>
      <style:text-properties fo:font-size="10pt" style:font-size-asian="10pt" style:font-size-complex="10pt"/>
    </style:style>
    <style:style style:name="P4206" style:parent-style-name="Standard" style:family="paragraph">
      <style:paragraph-properties fo:text-align="justify"/>
      <style:text-properties fo:font-size="10pt" style:font-size-asian="10pt" style:font-size-complex="10pt"/>
    </style:style>
    <style:style style:name="P4207" style:parent-style-name="Standard" style:family="paragraph">
      <style:paragraph-properties fo:text-align="justify"/>
      <style:text-properties fo:font-size="10pt" style:font-size-asian="10pt" style:font-size-complex="10pt"/>
    </style:style>
    <style:style style:name="P4208" style:parent-style-name="Standard" style:family="paragraph">
      <style:paragraph-properties fo:text-align="justify"/>
      <style:text-properties fo:font-size="10pt" style:font-size-asian="10pt" style:font-size-complex="10pt"/>
    </style:style>
    <style:style style:name="P4209" style:parent-style-name="Standard" style:family="paragraph">
      <style:paragraph-properties fo:text-align="justify"/>
      <style:text-properties fo:font-size="10pt" style:font-size-asian="10pt" style:font-size-complex="10pt"/>
    </style:style>
    <style:style style:name="P4210" style:parent-style-name="Standard" style:family="paragraph">
      <style:paragraph-properties fo:text-align="justify"/>
      <style:text-properties fo:font-size="10pt" style:font-size-asian="10pt" style:font-size-complex="10pt"/>
    </style:style>
    <style:style style:name="P4211" style:parent-style-name="Standard" style:family="paragraph">
      <style:paragraph-properties fo:text-align="justify"/>
      <style:text-properties fo:font-size="10pt" style:font-size-asian="10pt" style:font-size-complex="10pt"/>
    </style:style>
    <style:style style:name="P4212" style:parent-style-name="Standard" style:family="paragraph">
      <style:paragraph-properties fo:text-align="justify"/>
      <style:text-properties fo:font-size="10pt" style:font-size-asian="10pt" style:font-size-complex="10pt"/>
    </style:style>
    <style:style style:name="P4213" style:parent-style-name="Standard" style:family="paragraph">
      <style:paragraph-properties fo:text-align="justify"/>
      <style:text-properties fo:font-size="10pt" style:font-size-asian="10pt" style:font-size-complex="10pt"/>
    </style:style>
    <style:style style:name="P4214" style:parent-style-name="Standard" style:family="paragraph">
      <style:paragraph-properties fo:text-align="justify"/>
      <style:text-properties fo:font-size="10pt" style:font-size-asian="10pt" style:font-size-complex="10pt"/>
    </style:style>
    <style:style style:name="P4215" style:parent-style-name="Standard" style:family="paragraph">
      <style:paragraph-properties fo:text-align="justify"/>
      <style:text-properties fo:font-size="10pt" style:font-size-asian="10pt" style:font-size-complex="10pt"/>
    </style:style>
    <style:style style:name="P4216" style:parent-style-name="Standard" style:family="paragraph">
      <style:paragraph-properties fo:text-align="justify"/>
      <style:text-properties fo:font-size="10pt" style:font-size-asian="10pt" style:font-size-complex="10pt"/>
    </style:style>
    <style:style style:name="P4217" style:parent-style-name="Standard" style:family="paragraph">
      <style:paragraph-properties fo:text-align="justify"/>
      <style:text-properties fo:font-size="10pt" style:font-size-asian="10pt" style:font-size-complex="10pt"/>
    </style:style>
    <style:style style:name="P4218" style:parent-style-name="Standard" style:family="paragraph">
      <style:paragraph-properties fo:text-align="justify"/>
      <style:text-properties fo:font-size="10pt" style:font-size-asian="10pt" style:font-size-complex="10pt"/>
    </style:style>
    <style:style style:name="P4219" style:parent-style-name="Standard" style:family="paragraph">
      <style:paragraph-properties fo:text-align="justify"/>
      <style:text-properties fo:font-size="10pt" style:font-size-asian="10pt" style:font-size-complex="10pt"/>
    </style:style>
    <style:style style:name="P4220" style:parent-style-name="Standard" style:family="paragraph">
      <style:paragraph-properties fo:text-align="justify"/>
      <style:text-properties fo:font-size="10pt" style:font-size-asian="10pt" style:font-size-complex="10pt"/>
    </style:style>
    <style:style style:name="P4221" style:parent-style-name="Standard" style:family="paragraph">
      <style:paragraph-properties fo:text-align="justify"/>
      <style:text-properties fo:font-size="10pt" style:font-size-asian="10pt" style:font-size-complex="10pt"/>
    </style:style>
    <style:style style:name="P4222" style:parent-style-name="Standard" style:family="paragraph">
      <style:paragraph-properties fo:text-align="justify"/>
      <style:text-properties fo:font-size="10pt" style:font-size-asian="10pt" style:font-size-complex="10pt"/>
    </style:style>
    <style:style style:name="P4223" style:parent-style-name="Standard" style:family="paragraph">
      <style:paragraph-properties fo:text-align="justify"/>
      <style:text-properties fo:font-size="10pt" style:font-size-asian="10pt" style:font-size-complex="10pt"/>
    </style:style>
    <style:style style:name="P4224" style:parent-style-name="Standard" style:family="paragraph">
      <style:paragraph-properties fo:text-align="justify"/>
      <style:text-properties fo:font-size="10pt" style:font-size-asian="10pt" style:font-size-complex="10pt"/>
    </style:style>
    <style:style style:name="P4225" style:parent-style-name="Standard" style:family="paragraph">
      <style:paragraph-properties fo:text-align="justify"/>
      <style:text-properties fo:font-size="10pt" style:font-size-asian="10pt" style:font-size-complex="10pt"/>
    </style:style>
    <style:style style:name="P4226" style:parent-style-name="Standard" style:family="paragraph">
      <style:paragraph-properties fo:text-align="justify"/>
      <style:text-properties fo:font-size="10pt" style:font-size-asian="10pt" style:font-size-complex="10pt"/>
    </style:style>
    <style:style style:name="P4227" style:parent-style-name="Standard" style:family="paragraph">
      <style:paragraph-properties fo:text-align="justify"/>
      <style:text-properties fo:font-size="10pt" style:font-size-asian="10pt" style:font-size-complex="10pt"/>
    </style:style>
    <style:style style:name="P4228" style:parent-style-name="Standard" style:family="paragraph">
      <style:paragraph-properties fo:text-align="justify"/>
      <style:text-properties fo:font-size="10pt" style:font-size-asian="10pt" style:font-size-complex="10pt"/>
    </style:style>
    <style:style style:name="P4229" style:parent-style-name="Standard" style:family="paragraph">
      <style:paragraph-properties fo:text-align="justify"/>
      <style:text-properties fo:font-size="10pt" style:font-size-asian="10pt" style:font-size-complex="10pt"/>
    </style:style>
    <style:style style:name="P4230" style:parent-style-name="Standard" style:family="paragraph">
      <style:paragraph-properties fo:text-align="justify"/>
      <style:text-properties fo:font-size="10pt" style:font-size-asian="10pt" style:font-size-complex="10pt"/>
    </style:style>
    <style:style style:name="P4231" style:parent-style-name="Standard" style:family="paragraph">
      <style:paragraph-properties fo:text-align="justify"/>
      <style:text-properties fo:font-size="10pt" style:font-size-asian="10pt" style:font-size-complex="10pt"/>
    </style:style>
    <style:style style:name="P4232" style:parent-style-name="Standard" style:family="paragraph">
      <style:paragraph-properties fo:text-align="justify"/>
      <style:text-properties fo:font-size="10pt" style:font-size-asian="10pt" style:font-size-complex="10pt"/>
    </style:style>
    <style:style style:name="TableColumn4234" style:family="table-column">
      <style:table-column-properties style:column-width="3.9791in" style:use-optimal-column-width="false"/>
    </style:style>
    <style:style style:name="TableColumn4235" style:family="table-column">
      <style:table-column-properties style:column-width="2.7138in" style:use-optimal-column-width="false"/>
    </style:style>
    <style:style style:name="Table4233" style:family="table">
      <style:table-properties style:width="6.693in" fo:margin-left="-0.009in" table:align="left"/>
    </style:style>
    <style:style style:name="TableRow4236" style:family="table-row">
      <style:table-row-properties style:use-optimal-row-height="false"/>
    </style:style>
    <style:style style:name="TableCell42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3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23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24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241" style:family="table-cell">
      <style:table-cell-properties fo:border="0.0034in solid #000000" style:writing-mode="lr-tb" fo:padding-top="0.0381in" fo:padding-left="0.0381in" fo:padding-bottom="0.0381in" fo:padding-right="0.0381in"/>
    </style:style>
    <style:style style:name="TableColumn4243" style:family="table-column">
      <style:table-column-properties style:column-width="1.1805in" style:use-optimal-column-width="false"/>
    </style:style>
    <style:style style:name="TableColumn4244" style:family="table-column">
      <style:table-column-properties style:column-width="1.4701in" style:use-optimal-column-width="false"/>
    </style:style>
    <style:style style:name="Table4242" style:family="table">
      <style:table-properties style:width="2.6506in" fo:margin-left="0in" table:align="right"/>
    </style:style>
    <style:style style:name="TableRow4245" style:family="table-row">
      <style:table-row-properties style:use-optimal-row-height="false"/>
    </style:style>
    <style:style style:name="TableCell42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4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248" style:family="table-cell">
      <style:table-cell-properties fo:border="0.0034in solid #000000" style:writing-mode="lr-tb" fo:padding-top="0.0381in" fo:padding-left="0.0381in" fo:padding-bottom="0.0381in" fo:padding-right="0.0381in"/>
    </style:style>
    <style:style style:name="P424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250" style:family="table-row">
      <style:table-row-properties style:use-optimal-row-height="false"/>
    </style:style>
    <style:style style:name="TableCell4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5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255" style:family="table-row">
      <style:table-row-properties style:use-optimal-row-height="false"/>
    </style:style>
    <style:style style:name="TableCell4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5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260" style:family="table-row">
      <style:table-row-properties style:use-optimal-row-height="false"/>
    </style:style>
    <style:style style:name="TableCell4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26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266" style:parent-style-name="Standard" style:family="paragraph">
      <style:paragraph-properties fo:text-align="justify"/>
      <style:text-properties fo:font-size="10pt" style:font-size-asian="10pt" style:font-size-complex="10pt"/>
    </style:style>
    <style:style style:name="P4267" style:parent-style-name="Standard" style:family="paragraph">
      <style:paragraph-properties fo:text-align="justify"/>
      <style:text-properties fo:font-size="10pt" style:font-size-asian="10pt" style:font-size-complex="10pt"/>
    </style:style>
    <style:style style:name="P4268" style:parent-style-name="Standard" style:family="paragraph">
      <style:paragraph-properties fo:text-align="justify"/>
      <style:text-properties fo:font-size="10pt" style:font-size-asian="10pt" style:font-size-complex="10pt"/>
    </style:style>
    <style:style style:name="P4269" style:parent-style-name="Standard" style:family="paragraph">
      <style:paragraph-properties fo:text-align="justify"/>
      <style:text-properties fo:font-size="10pt" style:font-size-asian="10pt" style:font-size-complex="10pt"/>
    </style:style>
    <style:style style:name="P4270" style:parent-style-name="Standard" style:family="paragraph">
      <style:paragraph-properties fo:text-align="justify"/>
      <style:text-properties fo:font-size="10pt" style:font-size-asian="10pt" style:font-size-complex="10pt"/>
    </style:style>
    <style:style style:name="P4271" style:parent-style-name="Standard" style:family="paragraph">
      <style:paragraph-properties fo:text-align="justify"/>
      <style:text-properties fo:font-size="10pt" style:font-size-asian="10pt" style:font-size-complex="10pt"/>
    </style:style>
    <style:style style:name="P4272" style:parent-style-name="Standard" style:family="paragraph">
      <style:paragraph-properties fo:text-align="justify"/>
      <style:text-properties fo:font-size="10pt" style:font-size-asian="10pt" style:font-size-complex="10pt"/>
    </style:style>
    <style:style style:name="P4273" style:parent-style-name="Standard" style:family="paragraph">
      <style:paragraph-properties fo:text-align="justify"/>
      <style:text-properties fo:font-size="10pt" style:font-size-asian="10pt" style:font-size-complex="10pt"/>
    </style:style>
    <style:style style:name="P4274" style:parent-style-name="Standard" style:family="paragraph">
      <style:paragraph-properties fo:text-align="justify"/>
      <style:text-properties fo:font-size="10pt" style:font-size-asian="10pt" style:font-size-complex="10pt"/>
    </style:style>
    <style:style style:name="P4275" style:parent-style-name="Standard" style:family="paragraph">
      <style:paragraph-properties fo:text-align="justify"/>
      <style:text-properties fo:font-size="10pt" style:font-size-asian="10pt" style:font-size-complex="10pt"/>
    </style:style>
    <style:style style:name="P4276" style:parent-style-name="Standard" style:family="paragraph">
      <style:paragraph-properties fo:text-align="justify"/>
      <style:text-properties fo:font-size="10pt" style:font-size-asian="10pt" style:font-size-complex="10pt"/>
    </style:style>
    <style:style style:name="P4277" style:parent-style-name="Standard" style:family="paragraph">
      <style:paragraph-properties fo:text-align="justify"/>
      <style:text-properties fo:font-size="10pt" style:font-size-asian="10pt" style:font-size-complex="10pt"/>
    </style:style>
    <style:style style:name="P4278" style:parent-style-name="Standard" style:family="paragraph">
      <style:paragraph-properties fo:text-align="justify"/>
      <style:text-properties fo:font-size="10pt" style:font-size-asian="10pt" style:font-size-complex="10pt"/>
    </style:style>
    <style:style style:name="P4279" style:parent-style-name="Standard" style:family="paragraph">
      <style:paragraph-properties fo:text-align="justify"/>
      <style:text-properties fo:font-size="10pt" style:font-size-asian="10pt" style:font-size-complex="10pt"/>
    </style:style>
    <style:style style:name="P4280" style:parent-style-name="Standard" style:family="paragraph">
      <style:paragraph-properties fo:text-align="justify"/>
      <style:text-properties fo:font-size="10pt" style:font-size-asian="10pt" style:font-size-complex="10pt"/>
    </style:style>
    <style:style style:name="P4281" style:parent-style-name="Standard" style:family="paragraph">
      <style:paragraph-properties fo:text-align="justify"/>
      <style:text-properties fo:font-size="10pt" style:font-size-asian="10pt" style:font-size-complex="10pt"/>
    </style:style>
    <style:style style:name="P4282" style:parent-style-name="Standard" style:family="paragraph">
      <style:paragraph-properties fo:text-align="justify"/>
      <style:text-properties fo:font-size="10pt" style:font-size-asian="10pt" style:font-size-complex="10pt"/>
    </style:style>
    <style:style style:name="P4283" style:parent-style-name="Standard" style:family="paragraph">
      <style:paragraph-properties fo:text-align="justify"/>
      <style:text-properties fo:font-size="10pt" style:font-size-asian="10pt" style:font-size-complex="10pt"/>
    </style:style>
    <style:style style:name="P4284" style:parent-style-name="Standard" style:family="paragraph">
      <style:paragraph-properties fo:text-align="justify"/>
      <style:text-properties fo:font-size="10pt" style:font-size-asian="10pt" style:font-size-complex="10pt"/>
    </style:style>
    <style:style style:name="TableColumn4286" style:family="table-column">
      <style:table-column-properties style:column-width="3.9791in" style:use-optimal-column-width="false"/>
    </style:style>
    <style:style style:name="TableColumn4287" style:family="table-column">
      <style:table-column-properties style:column-width="2.7138in" style:use-optimal-column-width="false"/>
    </style:style>
    <style:style style:name="Table4285" style:family="table">
      <style:table-properties style:width="6.693in" fo:margin-left="-0.009in" table:align="left"/>
    </style:style>
    <style:style style:name="TableRow4288" style:family="table-row">
      <style:table-row-properties style:use-optimal-row-height="false"/>
    </style:style>
    <style:style style:name="TableCell42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9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2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29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29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294" style:family="table-cell">
      <style:table-cell-properties fo:border="0.0034in solid #000000" style:writing-mode="lr-tb" fo:padding-top="0.0381in" fo:padding-left="0.0381in" fo:padding-bottom="0.0381in" fo:padding-right="0.0381in"/>
    </style:style>
    <style:style style:name="TableColumn4296" style:family="table-column">
      <style:table-column-properties style:column-width="1.1805in" style:use-optimal-column-width="false"/>
    </style:style>
    <style:style style:name="TableColumn4297" style:family="table-column">
      <style:table-column-properties style:column-width="1.4701in" style:use-optimal-column-width="false"/>
    </style:style>
    <style:style style:name="Table4295" style:family="table">
      <style:table-properties style:width="2.6506in" fo:margin-left="0in" table:align="right"/>
    </style:style>
    <style:style style:name="TableRow4298" style:family="table-row">
      <style:table-row-properties style:use-optimal-row-height="false"/>
    </style:style>
    <style:style style:name="TableCell42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0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301" style:family="table-cell">
      <style:table-cell-properties fo:border="0.0034in solid #000000" style:writing-mode="lr-tb" fo:padding-top="0.0381in" fo:padding-left="0.0381in" fo:padding-bottom="0.0381in" fo:padding-right="0.0381in"/>
    </style:style>
    <style:style style:name="P430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303" style:family="table-row">
      <style:table-row-properties style:use-optimal-row-height="false"/>
    </style:style>
    <style:style style:name="TableCell4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0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308" style:family="table-row">
      <style:table-row-properties style:use-optimal-row-height="false"/>
    </style:style>
    <style:style style:name="TableCell4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1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313" style:family="table-row">
      <style:table-row-properties style:use-optimal-row-height="false"/>
    </style:style>
    <style:style style:name="TableCell4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1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3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319" style:parent-style-name="Standard" style:family="paragraph">
      <style:paragraph-properties fo:text-align="justify"/>
      <style:text-properties fo:font-size="10pt" style:font-size-asian="10pt" style:font-size-complex="10pt"/>
    </style:style>
    <style:style style:name="P4320" style:parent-style-name="Standard" style:family="paragraph">
      <style:paragraph-properties fo:text-align="justify"/>
      <style:text-properties fo:font-size="10pt" style:font-size-asian="10pt" style:font-size-complex="10pt"/>
    </style:style>
    <style:style style:name="P4321" style:parent-style-name="Standard" style:family="paragraph">
      <style:paragraph-properties fo:text-align="justify"/>
      <style:text-properties fo:font-size="10pt" style:font-size-asian="10pt" style:font-size-complex="10pt"/>
    </style:style>
    <style:style style:name="P4322" style:parent-style-name="Standard" style:family="paragraph">
      <style:paragraph-properties fo:text-align="justify"/>
      <style:text-properties fo:font-size="10pt" style:font-size-asian="10pt" style:font-size-complex="10pt"/>
    </style:style>
    <style:style style:name="P4323" style:parent-style-name="Standard" style:family="paragraph">
      <style:paragraph-properties fo:text-align="justify"/>
      <style:text-properties fo:font-size="10pt" style:font-size-asian="10pt" style:font-size-complex="10pt"/>
    </style:style>
    <style:style style:name="P4324" style:parent-style-name="Standard" style:family="paragraph">
      <style:paragraph-properties fo:text-align="justify"/>
      <style:text-properties fo:font-size="10pt" style:font-size-asian="10pt" style:font-size-complex="10pt"/>
    </style:style>
    <style:style style:name="P4325" style:parent-style-name="Standard" style:family="paragraph">
      <style:paragraph-properties fo:text-align="justify"/>
      <style:text-properties fo:font-size="10pt" style:font-size-asian="10pt" style:font-size-complex="10pt"/>
    </style:style>
    <style:style style:name="P4326" style:parent-style-name="Standard" style:family="paragraph">
      <style:paragraph-properties fo:text-align="justify"/>
      <style:text-properties fo:font-size="10pt" style:font-size-asian="10pt" style:font-size-complex="10pt"/>
    </style:style>
    <style:style style:name="P4327" style:parent-style-name="Standard" style:family="paragraph">
      <style:paragraph-properties fo:text-align="justify"/>
      <style:text-properties fo:font-size="10pt" style:font-size-asian="10pt" style:font-size-complex="10pt"/>
    </style:style>
    <style:style style:name="P4328" style:parent-style-name="Standard" style:family="paragraph">
      <style:paragraph-properties fo:text-align="justify"/>
      <style:text-properties fo:font-size="10pt" style:font-size-asian="10pt" style:font-size-complex="10pt"/>
    </style:style>
    <style:style style:name="P4329" style:parent-style-name="Standard" style:family="paragraph">
      <style:paragraph-properties fo:text-align="justify"/>
      <style:text-properties fo:font-size="10pt" style:font-size-asian="10pt" style:font-size-complex="10pt"/>
    </style:style>
    <style:style style:name="P4330" style:parent-style-name="Standard" style:family="paragraph">
      <style:paragraph-properties fo:text-align="justify"/>
      <style:text-properties fo:font-size="10pt" style:font-size-asian="10pt" style:font-size-complex="10pt"/>
    </style:style>
    <style:style style:name="P4331" style:parent-style-name="Standard" style:family="paragraph">
      <style:paragraph-properties fo:text-align="justify"/>
      <style:text-properties fo:font-size="10pt" style:font-size-asian="10pt" style:font-size-complex="10pt"/>
    </style:style>
    <style:style style:name="P4332" style:parent-style-name="Standard" style:family="paragraph">
      <style:paragraph-properties fo:text-align="justify"/>
      <style:text-properties fo:font-size="10pt" style:font-size-asian="10pt" style:font-size-complex="10pt"/>
    </style:style>
    <style:style style:name="P4333" style:parent-style-name="Standard" style:family="paragraph">
      <style:paragraph-properties fo:text-align="justify"/>
      <style:text-properties fo:font-size="10pt" style:font-size-asian="10pt" style:font-size-complex="10pt"/>
    </style:style>
    <style:style style:name="P4334" style:parent-style-name="Standard" style:family="paragraph">
      <style:paragraph-properties fo:text-align="justify"/>
      <style:text-properties fo:font-size="10pt" style:font-size-asian="10pt" style:font-size-complex="10pt"/>
    </style:style>
    <style:style style:name="P4335" style:parent-style-name="Standard" style:family="paragraph">
      <style:paragraph-properties fo:text-align="justify"/>
      <style:text-properties fo:font-size="10pt" style:font-size-asian="10pt" style:font-size-complex="10pt"/>
    </style:style>
    <style:style style:name="P4336" style:parent-style-name="Standard" style:family="paragraph">
      <style:paragraph-properties fo:text-align="justify"/>
      <style:text-properties fo:font-size="10pt" style:font-size-asian="10pt" style:font-size-complex="10pt"/>
    </style:style>
    <style:style style:name="P4337" style:parent-style-name="Standard" style:family="paragraph">
      <style:paragraph-properties fo:text-align="justify"/>
      <style:text-properties fo:font-size="10pt" style:font-size-asian="10pt" style:font-size-complex="10pt"/>
    </style:style>
    <style:style style:name="P4338" style:parent-style-name="Standard" style:family="paragraph">
      <style:paragraph-properties fo:text-align="justify"/>
      <style:text-properties fo:font-size="10pt" style:font-size-asian="10pt" style:font-size-complex="10pt"/>
    </style:style>
    <style:style style:name="P4339" style:parent-style-name="Standard" style:family="paragraph">
      <style:paragraph-properties fo:text-align="justify"/>
      <style:text-properties fo:font-size="10pt" style:font-size-asian="10pt" style:font-size-complex="10pt"/>
    </style:style>
    <style:style style:name="P4340" style:parent-style-name="Standard" style:family="paragraph">
      <style:paragraph-properties fo:text-align="justify"/>
      <style:text-properties fo:font-size="10pt" style:font-size-asian="10pt" style:font-size-complex="10pt"/>
    </style:style>
    <style:style style:name="P4341" style:parent-style-name="Standard" style:family="paragraph">
      <style:paragraph-properties fo:text-align="justify"/>
      <style:text-properties fo:font-size="10pt" style:font-size-asian="10pt" style:font-size-complex="10pt"/>
    </style:style>
    <style:style style:name="P4342" style:parent-style-name="Standard" style:family="paragraph">
      <style:paragraph-properties fo:text-align="justify"/>
      <style:text-properties fo:font-size="10pt" style:font-size-asian="10pt" style:font-size-complex="10pt"/>
    </style:style>
    <style:style style:name="P4343" style:parent-style-name="Standard" style:family="paragraph">
      <style:paragraph-properties fo:text-align="justify"/>
      <style:text-properties fo:font-size="10pt" style:font-size-asian="10pt" style:font-size-complex="10pt"/>
    </style:style>
    <style:style style:name="P4344" style:parent-style-name="Standard" style:family="paragraph">
      <style:paragraph-properties fo:text-align="justify"/>
      <style:text-properties fo:font-size="10pt" style:font-size-asian="10pt" style:font-size-complex="10pt"/>
    </style:style>
    <style:style style:name="P4345" style:parent-style-name="Standard" style:family="paragraph">
      <style:paragraph-properties fo:text-align="justify"/>
      <style:text-properties fo:font-size="10pt" style:font-size-asian="10pt" style:font-size-complex="10pt"/>
    </style:style>
    <style:style style:name="P4346" style:parent-style-name="Standard" style:family="paragraph">
      <style:paragraph-properties fo:text-align="justify"/>
      <style:text-properties fo:font-size="10pt" style:font-size-asian="10pt" style:font-size-complex="10pt"/>
    </style:style>
    <style:style style:name="P4347" style:parent-style-name="Standard" style:family="paragraph">
      <style:paragraph-properties fo:text-align="justify"/>
      <style:text-properties fo:font-size="10pt" style:font-size-asian="10pt" style:font-size-complex="10pt"/>
    </style:style>
    <style:style style:name="P4348" style:parent-style-name="Standard" style:family="paragraph">
      <style:paragraph-properties fo:text-align="justify"/>
      <style:text-properties fo:font-size="10pt" style:font-size-asian="10pt" style:font-size-complex="10pt"/>
    </style:style>
    <style:style style:name="P4349" style:parent-style-name="Standard" style:family="paragraph">
      <style:paragraph-properties fo:text-align="justify"/>
      <style:text-properties fo:font-size="10pt" style:font-size-asian="10pt" style:font-size-complex="10pt"/>
    </style:style>
    <style:style style:name="P4350" style:parent-style-name="Standard" style:family="paragraph">
      <style:paragraph-properties fo:text-align="justify"/>
      <style:text-properties fo:font-size="10pt" style:font-size-asian="10pt" style:font-size-complex="10pt"/>
    </style:style>
    <style:style style:name="P4351" style:parent-style-name="Standard" style:family="paragraph">
      <style:paragraph-properties fo:text-align="justify"/>
      <style:text-properties fo:font-size="10pt" style:font-size-asian="10pt" style:font-size-complex="10pt"/>
    </style:style>
    <style:style style:name="P4352" style:parent-style-name="Standard" style:family="paragraph">
      <style:paragraph-properties fo:text-align="justify"/>
      <style:text-properties fo:font-size="10pt" style:font-size-asian="10pt" style:font-size-complex="10pt"/>
    </style:style>
    <style:style style:name="P4353" style:parent-style-name="Standard" style:family="paragraph">
      <style:paragraph-properties fo:text-align="justify"/>
      <style:text-properties fo:font-size="10pt" style:font-size-asian="10pt" style:font-size-complex="10pt"/>
    </style:style>
    <style:style style:name="P4354" style:parent-style-name="Standard" style:family="paragraph">
      <style:paragraph-properties fo:text-align="justify"/>
      <style:text-properties fo:font-size="10pt" style:font-size-asian="10pt" style:font-size-complex="10pt"/>
    </style:style>
    <style:style style:name="P4355" style:parent-style-name="Standard" style:family="paragraph">
      <style:paragraph-properties fo:text-align="justify"/>
      <style:text-properties fo:font-size="10pt" style:font-size-asian="10pt" style:font-size-complex="10pt"/>
    </style:style>
    <style:style style:name="P4356" style:parent-style-name="Standard" style:family="paragraph">
      <style:paragraph-properties fo:text-align="justify"/>
      <style:text-properties fo:font-size="10pt" style:font-size-asian="10pt" style:font-size-complex="10pt"/>
    </style:style>
    <style:style style:name="P4357" style:parent-style-name="Standard" style:family="paragraph">
      <style:paragraph-properties fo:text-align="justify"/>
      <style:text-properties fo:font-size="10pt" style:font-size-asian="10pt" style:font-size-complex="10pt"/>
    </style:style>
    <style:style style:name="TableColumn4359" style:family="table-column">
      <style:table-column-properties style:column-width="3.9791in" style:use-optimal-column-width="false"/>
    </style:style>
    <style:style style:name="TableColumn4360" style:family="table-column">
      <style:table-column-properties style:column-width="2.7138in" style:use-optimal-column-width="false"/>
    </style:style>
    <style:style style:name="Table4358" style:family="table">
      <style:table-properties style:width="6.693in" fo:margin-left="-0.009in" table:align="left"/>
    </style:style>
    <style:style style:name="TableRow4361" style:family="table-row">
      <style:table-row-properties style:use-optimal-row-height="false"/>
    </style:style>
    <style:style style:name="TableCell43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6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36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36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36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367" style:family="table-cell">
      <style:table-cell-properties fo:border="0.0034in solid #000000" style:writing-mode="lr-tb" fo:padding-top="0.0381in" fo:padding-left="0.0381in" fo:padding-bottom="0.0381in" fo:padding-right="0.0381in"/>
    </style:style>
    <style:style style:name="TableColumn4369" style:family="table-column">
      <style:table-column-properties style:column-width="1.1805in" style:use-optimal-column-width="false"/>
    </style:style>
    <style:style style:name="TableColumn4370" style:family="table-column">
      <style:table-column-properties style:column-width="1.4701in" style:use-optimal-column-width="false"/>
    </style:style>
    <style:style style:name="Table4368" style:family="table">
      <style:table-properties style:width="2.6506in" fo:margin-left="0in" table:align="right"/>
    </style:style>
    <style:style style:name="TableRow4371" style:family="table-row">
      <style:table-row-properties style:use-optimal-row-height="false"/>
    </style:style>
    <style:style style:name="TableCell43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7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374" style:family="table-cell">
      <style:table-cell-properties fo:border="0.0034in solid #000000" style:writing-mode="lr-tb" fo:padding-top="0.0381in" fo:padding-left="0.0381in" fo:padding-bottom="0.0381in" fo:padding-right="0.0381in"/>
    </style:style>
    <style:style style:name="P43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376" style:family="table-row">
      <style:table-row-properties style:use-optimal-row-height="false"/>
    </style:style>
    <style:style style:name="TableCell4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8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381" style:family="table-row">
      <style:table-row-properties style:use-optimal-row-height="false"/>
    </style:style>
    <style:style style:name="TableCell4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8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386" style:family="table-row">
      <style:table-row-properties style:use-optimal-row-height="false"/>
    </style:style>
    <style:style style:name="TableCell4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9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3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392" style:parent-style-name="Standard" style:family="paragraph">
      <style:paragraph-properties fo:text-align="justify"/>
      <style:text-properties fo:font-size="10pt" style:font-size-asian="10pt" style:font-size-complex="10pt"/>
    </style:style>
    <style:style style:name="P4393" style:parent-style-name="Standard" style:family="paragraph">
      <style:paragraph-properties fo:text-align="justify"/>
      <style:text-properties fo:font-size="10pt" style:font-size-asian="10pt" style:font-size-complex="10pt"/>
    </style:style>
    <style:style style:name="P4394" style:parent-style-name="Standard" style:family="paragraph">
      <style:paragraph-properties fo:text-align="justify"/>
      <style:text-properties fo:font-size="10pt" style:font-size-asian="10pt" style:font-size-complex="10pt"/>
    </style:style>
    <style:style style:name="P4395" style:parent-style-name="Standard" style:family="paragraph">
      <style:paragraph-properties fo:text-align="justify"/>
      <style:text-properties fo:font-size="10pt" style:font-size-asian="10pt" style:font-size-complex="10pt"/>
    </style:style>
    <style:style style:name="P4396" style:parent-style-name="Standard" style:family="paragraph">
      <style:paragraph-properties fo:text-align="justify"/>
      <style:text-properties fo:font-size="10pt" style:font-size-asian="10pt" style:font-size-complex="10pt"/>
    </style:style>
    <style:style style:name="P4397" style:parent-style-name="Standard" style:family="paragraph">
      <style:paragraph-properties fo:text-align="justify"/>
      <style:text-properties fo:font-size="10pt" style:font-size-asian="10pt" style:font-size-complex="10pt"/>
    </style:style>
    <style:style style:name="P4398" style:parent-style-name="Standard" style:family="paragraph">
      <style:paragraph-properties fo:text-align="justify"/>
      <style:text-properties fo:font-size="10pt" style:font-size-asian="10pt" style:font-size-complex="10pt"/>
    </style:style>
    <style:style style:name="P4399" style:parent-style-name="Standard" style:family="paragraph">
      <style:paragraph-properties fo:text-align="justify"/>
      <style:text-properties fo:font-size="10pt" style:font-size-asian="10pt" style:font-size-complex="10pt"/>
    </style:style>
    <style:style style:name="P4400" style:parent-style-name="Standard" style:family="paragraph">
      <style:paragraph-properties fo:text-align="justify"/>
      <style:text-properties fo:font-size="10pt" style:font-size-asian="10pt" style:font-size-complex="10pt"/>
    </style:style>
    <style:style style:name="P4401" style:parent-style-name="Standard" style:family="paragraph">
      <style:paragraph-properties fo:text-align="justify"/>
      <style:text-properties fo:font-size="10pt" style:font-size-asian="10pt" style:font-size-complex="10pt"/>
    </style:style>
    <style:style style:name="P4402" style:parent-style-name="Standard" style:family="paragraph">
      <style:paragraph-properties fo:text-align="justify"/>
      <style:text-properties fo:font-size="10pt" style:font-size-asian="10pt" style:font-size-complex="10pt"/>
    </style:style>
    <style:style style:name="P4403" style:parent-style-name="Standard" style:family="paragraph">
      <style:paragraph-properties fo:text-align="justify"/>
      <style:text-properties fo:font-size="10pt" style:font-size-asian="10pt" style:font-size-complex="10pt"/>
    </style:style>
    <style:style style:name="P4404" style:parent-style-name="Standard" style:family="paragraph">
      <style:paragraph-properties fo:text-align="justify"/>
      <style:text-properties fo:font-size="10pt" style:font-size-asian="10pt" style:font-size-complex="10pt"/>
    </style:style>
    <style:style style:name="P4405" style:parent-style-name="Standard" style:family="paragraph">
      <style:paragraph-properties fo:text-align="justify"/>
      <style:text-properties fo:font-size="10pt" style:font-size-asian="10pt" style:font-size-complex="10pt"/>
    </style:style>
    <style:style style:name="P4406" style:parent-style-name="Standard" style:family="paragraph">
      <style:paragraph-properties fo:text-align="justify"/>
      <style:text-properties fo:font-size="10pt" style:font-size-asian="10pt" style:font-size-complex="10pt"/>
    </style:style>
    <style:style style:name="P4407" style:parent-style-name="Standard" style:family="paragraph">
      <style:paragraph-properties fo:text-align="justify"/>
      <style:text-properties fo:font-size="10pt" style:font-size-asian="10pt" style:font-size-complex="10pt"/>
    </style:style>
    <style:style style:name="P4408" style:parent-style-name="Standard" style:family="paragraph">
      <style:paragraph-properties fo:text-align="justify"/>
      <style:text-properties fo:font-size="10pt" style:font-size-asian="10pt" style:font-size-complex="10pt"/>
    </style:style>
    <style:style style:name="P4409" style:parent-style-name="Standard" style:family="paragraph">
      <style:paragraph-properties fo:text-align="justify"/>
      <style:text-properties fo:font-size="10pt" style:font-size-asian="10pt" style:font-size-complex="10pt"/>
    </style:style>
    <style:style style:name="P4410" style:parent-style-name="Standard" style:family="paragraph">
      <style:paragraph-properties fo:text-align="justify"/>
      <style:text-properties fo:font-size="10pt" style:font-size-asian="10pt" style:font-size-complex="10pt"/>
    </style:style>
    <style:style style:name="P4411" style:parent-style-name="Standard" style:family="paragraph">
      <style:paragraph-properties fo:text-align="justify"/>
      <style:text-properties fo:font-size="10pt" style:font-size-asian="10pt" style:font-size-complex="10pt"/>
    </style:style>
    <style:style style:name="P4412" style:parent-style-name="Standard" style:family="paragraph">
      <style:paragraph-properties fo:text-align="justify"/>
      <style:text-properties fo:font-size="10pt" style:font-size-asian="10pt" style:font-size-complex="10pt"/>
    </style:style>
    <style:style style:name="P4413" style:parent-style-name="Standard" style:family="paragraph">
      <style:paragraph-properties fo:text-align="justify"/>
      <style:text-properties fo:font-size="10pt" style:font-size-asian="10pt" style:font-size-complex="10pt"/>
    </style:style>
    <style:style style:name="P4414" style:parent-style-name="Standard" style:family="paragraph">
      <style:paragraph-properties fo:text-align="justify"/>
      <style:text-properties fo:font-size="10pt" style:font-size-asian="10pt" style:font-size-complex="10pt"/>
    </style:style>
    <style:style style:name="P4415" style:parent-style-name="Standard" style:family="paragraph">
      <style:paragraph-properties fo:text-align="justify"/>
      <style:text-properties fo:font-size="10pt" style:font-size-asian="10pt" style:font-size-complex="10pt"/>
    </style:style>
    <style:style style:name="P4416" style:parent-style-name="Standard" style:family="paragraph">
      <style:paragraph-properties fo:text-align="justify"/>
      <style:text-properties fo:font-size="10pt" style:font-size-asian="10pt" style:font-size-complex="10pt"/>
    </style:style>
    <style:style style:name="P4417" style:parent-style-name="Standard" style:family="paragraph">
      <style:paragraph-properties fo:text-align="justify"/>
      <style:text-properties fo:font-size="10pt" style:font-size-asian="10pt" style:font-size-complex="10pt"/>
    </style:style>
    <style:style style:name="P4418" style:parent-style-name="Standard" style:family="paragraph">
      <style:paragraph-properties fo:text-align="justify"/>
      <style:text-properties fo:font-size="10pt" style:font-size-asian="10pt" style:font-size-complex="10pt"/>
    </style:style>
    <style:style style:name="P4419" style:parent-style-name="Standard" style:family="paragraph">
      <style:paragraph-properties fo:text-align="justify"/>
      <style:text-properties fo:font-size="10pt" style:font-size-asian="10pt" style:font-size-complex="10pt"/>
    </style:style>
    <style:style style:name="P4420" style:parent-style-name="Standard" style:family="paragraph">
      <style:paragraph-properties fo:text-align="justify"/>
      <style:text-properties fo:font-size="10pt" style:font-size-asian="10pt" style:font-size-complex="10pt"/>
    </style:style>
    <style:style style:name="P4421" style:parent-style-name="Standard" style:family="paragraph">
      <style:paragraph-properties fo:text-align="justify"/>
      <style:text-properties fo:font-size="10pt" style:font-size-asian="10pt" style:font-size-complex="10pt"/>
    </style:style>
    <style:style style:name="P4422" style:parent-style-name="Standard" style:family="paragraph">
      <style:paragraph-properties fo:text-align="justify"/>
      <style:text-properties fo:font-size="10pt" style:font-size-asian="10pt" style:font-size-complex="10pt"/>
    </style:style>
    <style:style style:name="P4423" style:parent-style-name="Standard" style:family="paragraph">
      <style:paragraph-properties fo:text-align="justify"/>
      <style:text-properties fo:font-size="10pt" style:font-size-asian="10pt" style:font-size-complex="10pt"/>
    </style:style>
    <style:style style:name="P4424" style:parent-style-name="Standard" style:family="paragraph">
      <style:paragraph-properties fo:text-align="justify"/>
      <style:text-properties fo:font-size="10pt" style:font-size-asian="10pt" style:font-size-complex="10pt"/>
    </style:style>
    <style:style style:name="P4425" style:parent-style-name="Standard" style:family="paragraph">
      <style:paragraph-properties fo:text-align="justify"/>
      <style:text-properties fo:font-size="10pt" style:font-size-asian="10pt" style:font-size-complex="10pt"/>
    </style:style>
    <style:style style:name="P4426" style:parent-style-name="Standard" style:family="paragraph">
      <style:paragraph-properties fo:text-align="justify"/>
      <style:text-properties fo:font-size="10pt" style:font-size-asian="10pt" style:font-size-complex="10pt"/>
    </style:style>
    <style:style style:name="P4427" style:parent-style-name="Standard" style:family="paragraph">
      <style:paragraph-properties fo:text-align="justify"/>
      <style:text-properties fo:font-size="10pt" style:font-size-asian="10pt" style:font-size-complex="10pt"/>
    </style:style>
    <style:style style:name="P4428" style:parent-style-name="Standard" style:family="paragraph">
      <style:paragraph-properties fo:text-align="justify"/>
      <style:text-properties fo:font-size="10pt" style:font-size-asian="10pt" style:font-size-complex="10pt"/>
    </style:style>
    <style:style style:name="TableColumn4430" style:family="table-column">
      <style:table-column-properties style:column-width="3.9791in" style:use-optimal-column-width="false"/>
    </style:style>
    <style:style style:name="TableColumn4431" style:family="table-column">
      <style:table-column-properties style:column-width="2.7138in" style:use-optimal-column-width="false"/>
    </style:style>
    <style:style style:name="Table4429" style:family="table">
      <style:table-properties style:width="6.693in" fo:margin-left="-0.009in" table:align="left"/>
    </style:style>
    <style:style style:name="TableRow4432" style:family="table-row">
      <style:table-row-properties style:use-optimal-row-height="false"/>
    </style:style>
    <style:style style:name="TableCell44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3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43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43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43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438" style:family="table-cell">
      <style:table-cell-properties fo:border="0.0034in solid #000000" style:writing-mode="lr-tb" fo:padding-top="0.0381in" fo:padding-left="0.0381in" fo:padding-bottom="0.0381in" fo:padding-right="0.0381in"/>
    </style:style>
    <style:style style:name="TableColumn4440" style:family="table-column">
      <style:table-column-properties style:column-width="1.1805in" style:use-optimal-column-width="false"/>
    </style:style>
    <style:style style:name="TableColumn4441" style:family="table-column">
      <style:table-column-properties style:column-width="1.4701in" style:use-optimal-column-width="false"/>
    </style:style>
    <style:style style:name="Table4439" style:family="table">
      <style:table-properties style:width="2.6506in" fo:margin-left="0in" table:align="right"/>
    </style:style>
    <style:style style:name="TableRow4442" style:family="table-row">
      <style:table-row-properties style:use-optimal-row-height="false"/>
    </style:style>
    <style:style style:name="TableCell44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4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445" style:family="table-cell">
      <style:table-cell-properties fo:border="0.0034in solid #000000" style:writing-mode="lr-tb" fo:padding-top="0.0381in" fo:padding-left="0.0381in" fo:padding-bottom="0.0381in" fo:padding-right="0.0381in"/>
    </style:style>
    <style:style style:name="P444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447" style:family="table-row">
      <style:table-row-properties style:use-optimal-row-height="false"/>
    </style:style>
    <style:style style:name="TableCell4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452" style:family="table-row">
      <style:table-row-properties style:use-optimal-row-height="false"/>
    </style:style>
    <style:style style:name="TableCell4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457" style:family="table-row">
      <style:table-row-properties style:use-optimal-row-height="false"/>
    </style:style>
    <style:style style:name="TableCell4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6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4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463" style:parent-style-name="Standard" style:family="paragraph">
      <style:paragraph-properties fo:text-align="justify"/>
      <style:text-properties fo:font-size="10pt" style:font-size-asian="10pt" style:font-size-complex="10pt"/>
    </style:style>
    <style:style style:name="P4464" style:parent-style-name="Standard" style:family="paragraph">
      <style:paragraph-properties fo:text-align="justify"/>
      <style:text-properties fo:font-size="10pt" style:font-size-asian="10pt" style:font-size-complex="10pt"/>
    </style:style>
    <style:style style:name="P4465" style:parent-style-name="Standard" style:family="paragraph">
      <style:paragraph-properties fo:text-align="justify"/>
      <style:text-properties fo:font-size="10pt" style:font-size-asian="10pt" style:font-size-complex="10pt"/>
    </style:style>
    <style:style style:name="P4466" style:parent-style-name="Standard" style:family="paragraph">
      <style:paragraph-properties fo:text-align="justify"/>
      <style:text-properties fo:font-size="10pt" style:font-size-asian="10pt" style:font-size-complex="10pt"/>
    </style:style>
    <style:style style:name="P4467" style:parent-style-name="Standard" style:family="paragraph">
      <style:paragraph-properties fo:text-align="justify"/>
      <style:text-properties fo:font-size="10pt" style:font-size-asian="10pt" style:font-size-complex="10pt"/>
    </style:style>
    <style:style style:name="P4468" style:parent-style-name="Standard" style:family="paragraph">
      <style:paragraph-properties fo:text-align="justify"/>
      <style:text-properties fo:font-size="10pt" style:font-size-asian="10pt" style:font-size-complex="10pt"/>
    </style:style>
    <style:style style:name="P4469" style:parent-style-name="Standard" style:family="paragraph">
      <style:paragraph-properties fo:text-align="justify"/>
      <style:text-properties fo:font-size="10pt" style:font-size-asian="10pt" style:font-size-complex="10pt"/>
    </style:style>
    <style:style style:name="P4470" style:parent-style-name="Standard" style:family="paragraph">
      <style:paragraph-properties fo:text-align="justify"/>
      <style:text-properties fo:font-size="10pt" style:font-size-asian="10pt" style:font-size-complex="10pt"/>
    </style:style>
    <style:style style:name="P4471" style:parent-style-name="Standard" style:family="paragraph">
      <style:paragraph-properties fo:text-align="justify"/>
      <style:text-properties fo:font-size="10pt" style:font-size-asian="10pt" style:font-size-complex="10pt"/>
    </style:style>
    <style:style style:name="P4472" style:parent-style-name="Standard" style:family="paragraph">
      <style:paragraph-properties fo:text-align="justify"/>
      <style:text-properties fo:font-size="10pt" style:font-size-asian="10pt" style:font-size-complex="10pt"/>
    </style:style>
    <style:style style:name="P4473" style:parent-style-name="Standard" style:family="paragraph">
      <style:paragraph-properties fo:text-align="justify"/>
      <style:text-properties fo:font-size="10pt" style:font-size-asian="10pt" style:font-size-complex="10pt"/>
    </style:style>
    <style:style style:name="P4474" style:parent-style-name="Standard" style:family="paragraph">
      <style:paragraph-properties fo:text-align="justify"/>
      <style:text-properties fo:font-size="10pt" style:font-size-asian="10pt" style:font-size-complex="10pt"/>
    </style:style>
    <style:style style:name="P4475" style:parent-style-name="Standard" style:family="paragraph">
      <style:paragraph-properties fo:text-align="justify"/>
      <style:text-properties fo:font-size="10pt" style:font-size-asian="10pt" style:font-size-complex="10pt"/>
    </style:style>
    <style:style style:name="P4476" style:parent-style-name="Standard" style:family="paragraph">
      <style:paragraph-properties fo:text-align="justify"/>
      <style:text-properties fo:font-size="10pt" style:font-size-asian="10pt" style:font-size-complex="10pt"/>
    </style:style>
    <style:style style:name="P4477" style:parent-style-name="Standard" style:family="paragraph">
      <style:paragraph-properties fo:text-align="justify"/>
      <style:text-properties fo:font-size="10pt" style:font-size-asian="10pt" style:font-size-complex="10pt"/>
    </style:style>
    <style:style style:name="P4478" style:parent-style-name="Standard" style:family="paragraph">
      <style:paragraph-properties fo:text-align="justify"/>
      <style:text-properties fo:font-size="10pt" style:font-size-asian="10pt" style:font-size-complex="10pt"/>
    </style:style>
    <style:style style:name="P4479" style:parent-style-name="Standard" style:family="paragraph">
      <style:paragraph-properties fo:text-align="justify"/>
      <style:text-properties fo:font-size="10pt" style:font-size-asian="10pt" style:font-size-complex="10pt"/>
    </style:style>
    <style:style style:name="P4480" style:parent-style-name="Standard" style:family="paragraph">
      <style:paragraph-properties fo:text-align="justify"/>
      <style:text-properties fo:font-size="10pt" style:font-size-asian="10pt" style:font-size-complex="10pt"/>
    </style:style>
    <style:style style:name="P4481" style:parent-style-name="Standard" style:family="paragraph">
      <style:paragraph-properties fo:text-align="justify"/>
      <style:text-properties fo:font-size="10pt" style:font-size-asian="10pt" style:font-size-complex="10pt"/>
    </style:style>
    <style:style style:name="P4482" style:parent-style-name="Standard" style:family="paragraph">
      <style:paragraph-properties fo:text-align="justify"/>
      <style:text-properties fo:font-size="10pt" style:font-size-asian="10pt" style:font-size-complex="10pt"/>
    </style:style>
    <style:style style:name="P4483" style:parent-style-name="Standard" style:family="paragraph">
      <style:paragraph-properties fo:text-align="justify"/>
      <style:text-properties fo:font-size="10pt" style:font-size-asian="10pt" style:font-size-complex="10pt"/>
    </style:style>
    <style:style style:name="P4484" style:parent-style-name="Standard" style:family="paragraph">
      <style:paragraph-properties fo:text-align="justify"/>
      <style:text-properties fo:font-size="10pt" style:font-size-asian="10pt" style:font-size-complex="10pt"/>
    </style:style>
    <style:style style:name="P4485" style:parent-style-name="Standard" style:family="paragraph">
      <style:paragraph-properties fo:text-align="justify"/>
      <style:text-properties fo:font-size="10pt" style:font-size-asian="10pt" style:font-size-complex="10pt"/>
    </style:style>
    <style:style style:name="P4486" style:parent-style-name="Standard" style:family="paragraph">
      <style:paragraph-properties fo:text-align="justify"/>
      <style:text-properties fo:font-size="10pt" style:font-size-asian="10pt" style:font-size-complex="10pt"/>
    </style:style>
    <style:style style:name="P4487" style:parent-style-name="Standard" style:family="paragraph">
      <style:paragraph-properties fo:text-align="justify"/>
      <style:text-properties fo:font-size="10pt" style:font-size-asian="10pt" style:font-size-complex="10pt"/>
    </style:style>
    <style:style style:name="P4488" style:parent-style-name="Standard" style:family="paragraph">
      <style:paragraph-properties fo:text-align="justify"/>
      <style:text-properties fo:font-size="10pt" style:font-size-asian="10pt" style:font-size-complex="10pt"/>
    </style:style>
    <style:style style:name="P4489" style:parent-style-name="Standard" style:family="paragraph">
      <style:paragraph-properties fo:text-align="justify"/>
      <style:text-properties fo:font-size="10pt" style:font-size-asian="10pt" style:font-size-complex="10pt"/>
    </style:style>
    <style:style style:name="P4490" style:parent-style-name="Standard" style:family="paragraph">
      <style:paragraph-properties fo:text-align="justify"/>
      <style:text-properties fo:font-size="10pt" style:font-size-asian="10pt" style:font-size-complex="10pt"/>
    </style:style>
    <style:style style:name="P4491" style:parent-style-name="Standard" style:family="paragraph">
      <style:paragraph-properties fo:text-align="justify"/>
      <style:text-properties fo:font-size="10pt" style:font-size-asian="10pt" style:font-size-complex="10pt"/>
    </style:style>
    <style:style style:name="P4492" style:parent-style-name="Standard" style:family="paragraph">
      <style:paragraph-properties fo:text-align="justify"/>
      <style:text-properties fo:font-size="10pt" style:font-size-asian="10pt" style:font-size-complex="10pt"/>
    </style:style>
    <style:style style:name="P4493" style:parent-style-name="Standard" style:family="paragraph">
      <style:paragraph-properties fo:text-align="justify"/>
      <style:text-properties fo:font-size="10pt" style:font-size-asian="10pt" style:font-size-complex="10pt"/>
    </style:style>
    <style:style style:name="P4494" style:parent-style-name="Standard" style:family="paragraph">
      <style:paragraph-properties fo:text-align="justify"/>
      <style:text-properties fo:font-size="10pt" style:font-size-asian="10pt" style:font-size-complex="10pt"/>
    </style:style>
    <style:style style:name="P4495" style:parent-style-name="Standard" style:family="paragraph">
      <style:paragraph-properties fo:text-align="justify"/>
      <style:text-properties fo:font-size="10pt" style:font-size-asian="10pt" style:font-size-complex="10pt"/>
    </style:style>
    <style:style style:name="P4496" style:parent-style-name="Standard" style:family="paragraph">
      <style:paragraph-properties fo:text-align="justify"/>
      <style:text-properties fo:font-size="10pt" style:font-size-asian="10pt" style:font-size-complex="10pt"/>
    </style:style>
    <style:style style:name="P4497" style:parent-style-name="Standard" style:family="paragraph">
      <style:paragraph-properties fo:text-align="justify"/>
      <style:text-properties fo:font-size="10pt" style:font-size-asian="10pt" style:font-size-complex="10pt"/>
    </style:style>
    <style:style style:name="P4498" style:parent-style-name="Standard" style:family="paragraph">
      <style:paragraph-properties fo:text-align="justify"/>
      <style:text-properties fo:font-size="10pt" style:font-size-asian="10pt" style:font-size-complex="10pt"/>
    </style:style>
    <style:style style:name="P4499" style:parent-style-name="Standard" style:family="paragraph">
      <style:paragraph-properties fo:text-align="justify"/>
      <style:text-properties fo:font-size="10pt" style:font-size-asian="10pt" style:font-size-complex="10pt"/>
    </style:style>
    <style:style style:name="TableColumn4501" style:family="table-column">
      <style:table-column-properties style:column-width="3.9791in" style:use-optimal-column-width="false"/>
    </style:style>
    <style:style style:name="TableColumn4502" style:family="table-column">
      <style:table-column-properties style:column-width="2.7138in" style:use-optimal-column-width="false"/>
    </style:style>
    <style:style style:name="Table4500" style:family="table">
      <style:table-properties style:width="6.693in" fo:margin-left="-0.009in" table:align="left"/>
    </style:style>
    <style:style style:name="TableRow4503" style:family="table-row">
      <style:table-row-properties style:use-optimal-row-height="false"/>
    </style:style>
    <style:style style:name="TableCell45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50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50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5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50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510" style:family="table-cell">
      <style:table-cell-properties fo:border="0.0034in solid #000000" style:writing-mode="lr-tb" fo:padding-top="0.0381in" fo:padding-left="0.0381in" fo:padding-bottom="0.0381in" fo:padding-right="0.0381in"/>
    </style:style>
    <style:style style:name="TableColumn4512" style:family="table-column">
      <style:table-column-properties style:column-width="1.1805in" style:use-optimal-column-width="false"/>
    </style:style>
    <style:style style:name="TableColumn4513" style:family="table-column">
      <style:table-column-properties style:column-width="1.4701in" style:use-optimal-column-width="false"/>
    </style:style>
    <style:style style:name="Table4511" style:family="table">
      <style:table-properties style:width="2.6506in" fo:margin-left="0in" table:align="right"/>
    </style:style>
    <style:style style:name="TableRow4514" style:family="table-row">
      <style:table-row-properties style:use-optimal-row-height="false"/>
    </style:style>
    <style:style style:name="TableCell45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517" style:family="table-cell">
      <style:table-cell-properties fo:border="0.0034in solid #000000" style:writing-mode="lr-tb" fo:padding-top="0.0381in" fo:padding-left="0.0381in" fo:padding-bottom="0.0381in" fo:padding-right="0.0381in"/>
    </style:style>
    <style:style style:name="P45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519" style:family="table-row">
      <style:table-row-properties style:use-optimal-row-height="false"/>
    </style:style>
    <style:style style:name="TableCell4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524" style:family="table-row">
      <style:table-row-properties style:use-optimal-row-height="false"/>
    </style:style>
    <style:style style:name="TableCell4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5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529" style:family="table-row">
      <style:table-row-properties style:use-optimal-row-height="false"/>
    </style:style>
    <style:style style:name="TableCell4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5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53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535" style:parent-style-name="Standard" style:family="paragraph">
      <style:paragraph-properties fo:text-align="justify"/>
      <style:text-properties fo:font-size="10pt" style:font-size-asian="10pt" style:font-size-complex="10pt"/>
    </style:style>
    <style:style style:name="P4536" style:parent-style-name="Standard" style:family="paragraph">
      <style:paragraph-properties fo:text-align="justify"/>
      <style:text-properties fo:font-size="10pt" style:font-size-asian="10pt" style:font-size-complex="10pt"/>
    </style:style>
    <style:style style:name="P4537" style:parent-style-name="Standard" style:family="paragraph">
      <style:paragraph-properties fo:text-align="justify"/>
      <style:text-properties fo:font-size="10pt" style:font-size-asian="10pt" style:font-size-complex="10pt"/>
    </style:style>
    <style:style style:name="P4538" style:parent-style-name="Standard" style:family="paragraph">
      <style:paragraph-properties fo:text-align="justify"/>
      <style:text-properties fo:font-size="10pt" style:font-size-asian="10pt" style:font-size-complex="10pt"/>
    </style:style>
    <style:style style:name="P4539" style:parent-style-name="Standard" style:family="paragraph">
      <style:paragraph-properties fo:text-align="justify"/>
      <style:text-properties fo:font-size="10pt" style:font-size-asian="10pt" style:font-size-complex="10pt"/>
    </style:style>
    <style:style style:name="P4540" style:parent-style-name="Standard" style:family="paragraph">
      <style:paragraph-properties fo:text-align="justify"/>
      <style:text-properties fo:font-size="10pt" style:font-size-asian="10pt" style:font-size-complex="10pt"/>
    </style:style>
    <style:style style:name="P4541" style:parent-style-name="Standard" style:family="paragraph">
      <style:paragraph-properties fo:text-align="justify"/>
      <style:text-properties fo:font-size="10pt" style:font-size-asian="10pt" style:font-size-complex="10pt"/>
    </style:style>
    <style:style style:name="P4542" style:parent-style-name="Standard" style:family="paragraph">
      <style:paragraph-properties fo:text-align="justify"/>
      <style:text-properties fo:font-size="10pt" style:font-size-asian="10pt" style:font-size-complex="10pt"/>
    </style:style>
    <style:style style:name="P4543" style:parent-style-name="Standard" style:family="paragraph">
      <style:paragraph-properties fo:text-align="justify"/>
      <style:text-properties fo:font-size="10pt" style:font-size-asian="10pt" style:font-size-complex="10pt"/>
    </style:style>
    <style:style style:name="P4544" style:parent-style-name="Standard" style:family="paragraph">
      <style:paragraph-properties fo:text-align="justify"/>
      <style:text-properties fo:font-size="10pt" style:font-size-asian="10pt" style:font-size-complex="10pt"/>
    </style:style>
    <style:style style:name="P4545" style:parent-style-name="Standard" style:family="paragraph">
      <style:paragraph-properties fo:text-align="justify"/>
      <style:text-properties fo:font-size="10pt" style:font-size-asian="10pt" style:font-size-complex="10pt"/>
    </style:style>
    <style:style style:name="P4546" style:parent-style-name="Standard" style:family="paragraph">
      <style:paragraph-properties fo:text-align="justify"/>
      <style:text-properties fo:font-size="10pt" style:font-size-asian="10pt" style:font-size-complex="10pt"/>
    </style:style>
    <style:style style:name="P4547" style:parent-style-name="Standard" style:family="paragraph">
      <style:paragraph-properties fo:text-align="justify"/>
      <style:text-properties fo:font-size="10pt" style:font-size-asian="10pt" style:font-size-complex="10pt"/>
    </style:style>
    <style:style style:name="P4548" style:parent-style-name="Standard" style:family="paragraph">
      <style:paragraph-properties fo:text-align="justify"/>
      <style:text-properties fo:font-size="10pt" style:font-size-asian="10pt" style:font-size-complex="10pt"/>
    </style:style>
    <style:style style:name="P4549" style:parent-style-name="Standard" style:family="paragraph">
      <style:paragraph-properties fo:text-align="justify"/>
      <style:text-properties fo:font-size="10pt" style:font-size-asian="10pt" style:font-size-complex="10pt"/>
    </style:style>
    <style:style style:name="P4550" style:parent-style-name="Standard" style:family="paragraph">
      <style:paragraph-properties fo:text-align="justify"/>
      <style:text-properties fo:font-size="10pt" style:font-size-asian="10pt" style:font-size-complex="10pt"/>
    </style:style>
    <style:style style:name="P4551" style:parent-style-name="Standard" style:family="paragraph">
      <style:paragraph-properties fo:text-align="justify"/>
      <style:text-properties fo:font-size="10pt" style:font-size-asian="10pt" style:font-size-complex="10pt"/>
    </style:style>
    <style:style style:name="P4552" style:parent-style-name="Standard" style:family="paragraph">
      <style:paragraph-properties fo:text-align="justify"/>
      <style:text-properties fo:font-size="10pt" style:font-size-asian="10pt" style:font-size-complex="10pt"/>
    </style:style>
    <style:style style:name="P4553" style:parent-style-name="Standard" style:family="paragraph">
      <style:paragraph-properties fo:text-align="justify"/>
      <style:text-properties fo:font-size="10pt" style:font-size-asian="10pt" style:font-size-complex="10pt"/>
    </style:style>
    <style:style style:name="P4554" style:parent-style-name="Standard" style:family="paragraph">
      <style:paragraph-properties fo:text-align="justify"/>
      <style:text-properties fo:font-size="10pt" style:font-size-asian="10pt" style:font-size-complex="10pt"/>
    </style:style>
    <style:style style:name="P4555" style:parent-style-name="Standard" style:family="paragraph">
      <style:paragraph-properties fo:text-align="justify"/>
      <style:text-properties fo:font-size="10pt" style:font-size-asian="10pt" style:font-size-complex="10pt"/>
    </style:style>
    <style:style style:name="P4556" style:parent-style-name="Standard" style:family="paragraph">
      <style:paragraph-properties fo:text-align="justify"/>
      <style:text-properties fo:font-size="10pt" style:font-size-asian="10pt" style:font-size-complex="10pt"/>
    </style:style>
    <style:style style:name="P4557" style:parent-style-name="Standard" style:family="paragraph">
      <style:paragraph-properties fo:text-align="justify"/>
      <style:text-properties fo:font-size="10pt" style:font-size-asian="10pt" style:font-size-complex="10pt"/>
    </style:style>
    <style:style style:name="P4558" style:parent-style-name="Standard" style:family="paragraph">
      <style:paragraph-properties fo:text-align="justify"/>
      <style:text-properties fo:font-size="10pt" style:font-size-asian="10pt" style:font-size-complex="10pt"/>
    </style:style>
    <style:style style:name="P4559" style:parent-style-name="Standard" style:family="paragraph">
      <style:paragraph-properties fo:text-align="justify"/>
      <style:text-properties fo:font-size="10pt" style:font-size-asian="10pt" style:font-size-complex="10pt"/>
    </style:style>
    <style:style style:name="P4560" style:parent-style-name="Standard" style:family="paragraph">
      <style:paragraph-properties fo:text-align="justify"/>
      <style:text-properties fo:font-size="10pt" style:font-size-asian="10pt" style:font-size-complex="10pt"/>
    </style:style>
    <style:style style:name="P4561" style:parent-style-name="Standard" style:family="paragraph">
      <style:paragraph-properties fo:text-align="justify"/>
      <style:text-properties fo:font-size="10pt" style:font-size-asian="10pt" style:font-size-complex="10pt"/>
    </style:style>
    <style:style style:name="P4562" style:parent-style-name="Standard" style:family="paragraph">
      <style:paragraph-properties fo:text-align="justify"/>
      <style:text-properties fo:font-size="10pt" style:font-size-asian="10pt" style:font-size-complex="10pt"/>
    </style:style>
    <style:style style:name="P4563" style:parent-style-name="Standard" style:family="paragraph">
      <style:paragraph-properties fo:text-align="justify"/>
      <style:text-properties fo:font-size="10pt" style:font-size-asian="10pt" style:font-size-complex="10pt"/>
    </style:style>
    <style:style style:name="P4564" style:parent-style-name="Standard" style:family="paragraph">
      <style:paragraph-properties fo:text-align="justify"/>
      <style:text-properties fo:font-size="10pt" style:font-size-asian="10pt" style:font-size-complex="10pt"/>
    </style:style>
    <style:style style:name="P4565" style:parent-style-name="Standard" style:family="paragraph">
      <style:paragraph-properties fo:text-align="justify"/>
      <style:text-properties fo:font-size="10pt" style:font-size-asian="10pt" style:font-size-complex="10pt"/>
    </style:style>
    <style:style style:name="P4566" style:parent-style-name="Standard" style:family="paragraph">
      <style:paragraph-properties fo:text-align="justify"/>
      <style:text-properties fo:font-size="10pt" style:font-size-asian="10pt" style:font-size-complex="10pt"/>
    </style:style>
    <style:style style:name="P4567" style:parent-style-name="Standard" style:family="paragraph">
      <style:paragraph-properties fo:text-align="justify"/>
      <style:text-properties fo:font-size="10pt" style:font-size-asian="10pt" style:font-size-complex="10pt"/>
    </style:style>
    <style:style style:name="P4568" style:parent-style-name="Standard" style:family="paragraph">
      <style:paragraph-properties fo:text-align="justify"/>
      <style:text-properties fo:font-size="10pt" style:font-size-asian="10pt" style:font-size-complex="10pt"/>
    </style:style>
    <style:style style:name="P4569" style:parent-style-name="Standard" style:family="paragraph">
      <style:paragraph-properties fo:text-align="justify"/>
      <style:text-properties fo:font-size="10pt" style:font-size-asian="10pt" style:font-size-complex="10pt"/>
    </style:style>
    <style:style style:name="P4570" style:parent-style-name="Standard" style:family="paragraph">
      <style:paragraph-properties fo:text-align="justify"/>
      <style:text-properties fo:font-size="10pt" style:font-size-asian="10pt" style:font-size-complex="10pt"/>
    </style:style>
    <style:style style:name="P4571" style:parent-style-name="Standard" style:family="paragraph">
      <style:paragraph-properties fo:text-align="justify"/>
      <style:text-properties fo:font-size="10pt" style:font-size-asian="10pt" style:font-size-complex="10pt"/>
    </style:style>
    <style:style style:name="P4572" style:parent-style-name="Standard" style:family="paragraph">
      <style:paragraph-properties fo:text-align="justify"/>
      <style:text-properties fo:font-size="10pt" style:font-size-asian="10pt" style:font-size-complex="10pt"/>
    </style:style>
    <style:style style:name="P4573" style:parent-style-name="Standard" style:family="paragraph">
      <style:paragraph-properties fo:text-align="justify"/>
      <style:text-properties fo:font-size="10pt" style:font-size-asian="10pt" style:font-size-complex="10pt"/>
    </style:style>
    <style:style style:name="P4574" style:parent-style-name="Standard" style:family="paragraph">
      <style:paragraph-properties fo:text-align="justify"/>
      <style:text-properties fo:font-size="10pt" style:font-size-asian="10pt" style:font-size-complex="10pt"/>
    </style:style>
    <style:style style:name="P4575" style:parent-style-name="Standard" style:family="paragraph">
      <style:paragraph-properties fo:text-align="justify"/>
      <style:text-properties fo:font-size="10pt" style:font-size-asian="10pt" style:font-size-complex="10pt"/>
    </style:style>
    <style:style style:name="P4576" style:parent-style-name="Standard" style:family="paragraph">
      <style:paragraph-properties fo:text-align="justify"/>
      <style:text-properties fo:font-size="10pt" style:font-size-asian="10pt" style:font-size-complex="10pt"/>
    </style:style>
    <style:style style:name="P4577" style:parent-style-name="Standard" style:family="paragraph">
      <style:paragraph-properties fo:text-align="justify"/>
      <style:text-properties fo:font-size="10pt" style:font-size-asian="10pt" style:font-size-complex="10pt"/>
    </style:style>
    <style:style style:name="P4578" style:parent-style-name="Standard" style:family="paragraph">
      <style:paragraph-properties fo:text-align="justify"/>
      <style:text-properties fo:font-size="10pt" style:font-size-asian="10pt" style:font-size-complex="10pt"/>
    </style:style>
    <style:style style:name="P4579" style:parent-style-name="Standard" style:family="paragraph">
      <style:paragraph-properties fo:text-align="justify"/>
      <style:text-properties fo:font-size="10pt" style:font-size-asian="10pt" style:font-size-complex="10pt"/>
    </style:style>
    <style:style style:name="P4580" style:parent-style-name="Standard" style:family="paragraph">
      <style:paragraph-properties fo:text-align="justify"/>
      <style:text-properties fo:font-size="10pt" style:font-size-asian="10pt" style:font-size-complex="10pt"/>
    </style:style>
    <style:style style:name="P4581" style:parent-style-name="Standard" style:family="paragraph">
      <style:paragraph-properties fo:text-align="justify"/>
      <style:text-properties fo:font-size="10pt" style:font-size-asian="10pt" style:font-size-complex="10pt"/>
    </style:style>
    <style:style style:name="P4582" style:parent-style-name="Standard" style:family="paragraph">
      <style:paragraph-properties fo:text-align="justify"/>
      <style:text-properties fo:font-size="10pt" style:font-size-asian="10pt" style:font-size-complex="10pt"/>
    </style:style>
    <style:style style:name="P4583" style:parent-style-name="Standard" style:family="paragraph">
      <style:paragraph-properties fo:text-align="justify"/>
      <style:text-properties fo:font-size="10pt" style:font-size-asian="10pt" style:font-size-complex="10pt"/>
    </style:style>
    <style:style style:name="TableColumn4585" style:family="table-column">
      <style:table-column-properties style:column-width="3.9791in" style:use-optimal-column-width="false"/>
    </style:style>
    <style:style style:name="TableColumn4586" style:family="table-column">
      <style:table-column-properties style:column-width="2.7138in" style:use-optimal-column-width="false"/>
    </style:style>
    <style:style style:name="Table4584" style:family="table">
      <style:table-properties style:width="6.693in" fo:margin-left="-0.009in" table:align="left"/>
    </style:style>
    <style:style style:name="TableRow4587" style:family="table-row">
      <style:table-row-properties style:use-optimal-row-height="false"/>
    </style:style>
    <style:style style:name="TableCell45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8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59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5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59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593" style:family="table-cell">
      <style:table-cell-properties fo:border="0.0034in solid #000000" style:writing-mode="lr-tb" fo:padding-top="0.0381in" fo:padding-left="0.0381in" fo:padding-bottom="0.0381in" fo:padding-right="0.0381in"/>
    </style:style>
    <style:style style:name="TableColumn4595" style:family="table-column">
      <style:table-column-properties style:column-width="1.1805in" style:use-optimal-column-width="false"/>
    </style:style>
    <style:style style:name="TableColumn4596" style:family="table-column">
      <style:table-column-properties style:column-width="1.4701in" style:use-optimal-column-width="false"/>
    </style:style>
    <style:style style:name="Table4594" style:family="table">
      <style:table-properties style:width="2.6506in" fo:margin-left="0in" table:align="right"/>
    </style:style>
    <style:style style:name="TableRow4597" style:family="table-row">
      <style:table-row-properties style:use-optimal-row-height="false"/>
    </style:style>
    <style:style style:name="TableCell45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9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600" style:family="table-cell">
      <style:table-cell-properties fo:border="0.0034in solid #000000" style:writing-mode="lr-tb" fo:padding-top="0.0381in" fo:padding-left="0.0381in" fo:padding-bottom="0.0381in" fo:padding-right="0.0381in"/>
    </style:style>
    <style:style style:name="P460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602" style:family="table-row">
      <style:table-row-properties style:use-optimal-row-height="false"/>
    </style:style>
    <style:style style:name="TableCell4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6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0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607" style:family="table-row">
      <style:table-row-properties style:use-optimal-row-height="false"/>
    </style:style>
    <style:style style:name="TableCell4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6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612" style:family="table-row">
      <style:table-row-properties style:use-optimal-row-height="false"/>
    </style:style>
    <style:style style:name="TableCell4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61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618" style:parent-style-name="Standard" style:family="paragraph">
      <style:paragraph-properties fo:text-align="justify"/>
      <style:text-properties fo:font-size="10pt" style:font-size-asian="10pt" style:font-size-complex="10pt"/>
    </style:style>
    <style:style style:name="P4619" style:parent-style-name="Standard" style:family="paragraph">
      <style:paragraph-properties fo:text-align="justify"/>
      <style:text-properties fo:font-size="10pt" style:font-size-asian="10pt" style:font-size-complex="10pt"/>
    </style:style>
    <style:style style:name="P4620" style:parent-style-name="Standard" style:family="paragraph">
      <style:paragraph-properties fo:text-align="justify"/>
      <style:text-properties fo:font-size="10pt" style:font-size-asian="10pt" style:font-size-complex="10pt"/>
    </style:style>
    <style:style style:name="P4621" style:parent-style-name="Standard" style:family="paragraph">
      <style:paragraph-properties fo:text-align="justify"/>
      <style:text-properties fo:font-size="10pt" style:font-size-asian="10pt" style:font-size-complex="10pt"/>
    </style:style>
    <style:style style:name="P4622" style:parent-style-name="Standard" style:family="paragraph">
      <style:paragraph-properties fo:text-align="justify"/>
      <style:text-properties fo:font-size="10pt" style:font-size-asian="10pt" style:font-size-complex="10pt"/>
    </style:style>
    <style:style style:name="P4623" style:parent-style-name="Standard" style:family="paragraph">
      <style:paragraph-properties fo:text-align="justify"/>
      <style:text-properties fo:font-size="10pt" style:font-size-asian="10pt" style:font-size-complex="10pt"/>
    </style:style>
    <style:style style:name="P4624" style:parent-style-name="Standard" style:family="paragraph">
      <style:paragraph-properties fo:text-align="justify"/>
      <style:text-properties fo:font-size="10pt" style:font-size-asian="10pt" style:font-size-complex="10pt"/>
    </style:style>
    <style:style style:name="P4625" style:parent-style-name="Standard" style:family="paragraph">
      <style:paragraph-properties fo:text-align="justify"/>
      <style:text-properties fo:font-size="10pt" style:font-size-asian="10pt" style:font-size-complex="10pt"/>
    </style:style>
    <style:style style:name="P4626" style:parent-style-name="Standard" style:family="paragraph">
      <style:paragraph-properties fo:text-align="justify"/>
      <style:text-properties fo:font-size="10pt" style:font-size-asian="10pt" style:font-size-complex="10pt"/>
    </style:style>
    <style:style style:name="P4627" style:parent-style-name="Standard" style:family="paragraph">
      <style:paragraph-properties fo:text-align="justify"/>
      <style:text-properties fo:font-size="10pt" style:font-size-asian="10pt" style:font-size-complex="10pt"/>
    </style:style>
    <style:style style:name="P4628" style:parent-style-name="Standard" style:family="paragraph">
      <style:paragraph-properties fo:text-align="justify"/>
      <style:text-properties fo:font-size="10pt" style:font-size-asian="10pt" style:font-size-complex="10pt"/>
    </style:style>
    <style:style style:name="P4629" style:parent-style-name="Standard" style:family="paragraph">
      <style:paragraph-properties fo:text-align="justify"/>
      <style:text-properties fo:font-size="10pt" style:font-size-asian="10pt" style:font-size-complex="10pt"/>
    </style:style>
    <style:style style:name="P4630" style:parent-style-name="Standard" style:family="paragraph">
      <style:paragraph-properties fo:text-align="justify"/>
      <style:text-properties fo:font-size="10pt" style:font-size-asian="10pt" style:font-size-complex="10pt"/>
    </style:style>
    <style:style style:name="P4631" style:parent-style-name="Standard" style:family="paragraph">
      <style:paragraph-properties fo:text-align="justify"/>
      <style:text-properties fo:font-size="10pt" style:font-size-asian="10pt" style:font-size-complex="10pt"/>
    </style:style>
    <style:style style:name="P4632" style:parent-style-name="Standard" style:family="paragraph">
      <style:paragraph-properties fo:text-align="justify"/>
      <style:text-properties fo:font-size="10pt" style:font-size-asian="10pt" style:font-size-complex="10pt"/>
    </style:style>
    <style:style style:name="P4633" style:parent-style-name="Standard" style:family="paragraph">
      <style:paragraph-properties fo:text-align="justify"/>
      <style:text-properties fo:font-size="10pt" style:font-size-asian="10pt" style:font-size-complex="10pt"/>
    </style:style>
    <style:style style:name="TableColumn4635" style:family="table-column">
      <style:table-column-properties style:column-width="3.9791in" style:use-optimal-column-width="false"/>
    </style:style>
    <style:style style:name="TableColumn4636" style:family="table-column">
      <style:table-column-properties style:column-width="2.7138in" style:use-optimal-column-width="false"/>
    </style:style>
    <style:style style:name="Table4634" style:family="table">
      <style:table-properties style:width="6.693in" fo:margin-left="-0.009in" table:align="left"/>
    </style:style>
    <style:style style:name="TableRow4637" style:family="table-row">
      <style:table-row-properties style:use-optimal-row-height="false"/>
    </style:style>
    <style:style style:name="TableCell46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3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64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641" style:family="table-cell">
      <style:table-cell-properties fo:border="0.0034in solid #000000" style:writing-mode="lr-tb" fo:padding-top="0.0381in" fo:padding-left="0.0381in" fo:padding-bottom="0.0381in" fo:padding-right="0.0381in"/>
    </style:style>
    <style:style style:name="TableColumn4643" style:family="table-column">
      <style:table-column-properties style:column-width="1.1805in" style:use-optimal-column-width="false"/>
    </style:style>
    <style:style style:name="TableColumn4644" style:family="table-column">
      <style:table-column-properties style:column-width="1.4701in" style:use-optimal-column-width="false"/>
    </style:style>
    <style:style style:name="Table4642" style:family="table">
      <style:table-properties style:width="2.6506in" fo:margin-left="0in" table:align="right"/>
    </style:style>
    <style:style style:name="TableRow4645" style:family="table-row">
      <style:table-row-properties style:use-optimal-row-height="false"/>
    </style:style>
    <style:style style:name="TableCell46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4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648" style:family="table-cell">
      <style:table-cell-properties fo:border="0.0034in solid #000000" style:writing-mode="lr-tb" fo:padding-top="0.0381in" fo:padding-left="0.0381in" fo:padding-bottom="0.0381in" fo:padding-right="0.0381in"/>
    </style:style>
    <style:style style:name="P464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650" style:family="table-row">
      <style:table-row-properties style:use-optimal-row-height="false"/>
    </style:style>
    <style:style style:name="TableCell4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6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655" style:family="table-row">
      <style:table-row-properties style:use-optimal-row-height="false"/>
    </style:style>
    <style:style style:name="TableCell4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6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660" style:family="table-row">
      <style:table-row-properties style:use-optimal-row-height="false"/>
    </style:style>
    <style:style style:name="TableCell4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6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66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666" style:parent-style-name="Standard" style:family="paragraph">
      <style:paragraph-properties fo:text-align="justify"/>
      <style:text-properties fo:font-size="10pt" style:font-size-asian="10pt" style:font-size-complex="10pt"/>
    </style:style>
    <style:style style:name="P4667" style:parent-style-name="Standard" style:family="paragraph">
      <style:paragraph-properties fo:text-align="justify"/>
      <style:text-properties fo:font-size="10pt" style:font-size-asian="10pt" style:font-size-complex="10pt"/>
    </style:style>
    <style:style style:name="P4668" style:parent-style-name="Standard" style:family="paragraph">
      <style:paragraph-properties fo:text-align="justify"/>
      <style:text-properties fo:font-size="10pt" style:font-size-asian="10pt" style:font-size-complex="10pt"/>
    </style:style>
    <style:style style:name="P4669" style:parent-style-name="Standard" style:family="paragraph">
      <style:paragraph-properties fo:text-align="justify"/>
      <style:text-properties fo:font-size="10pt" style:font-size-asian="10pt" style:font-size-complex="10pt"/>
    </style:style>
    <style:style style:name="P4670" style:parent-style-name="Standard" style:family="paragraph">
      <style:paragraph-properties fo:text-align="justify"/>
      <style:text-properties fo:font-size="10pt" style:font-size-asian="10pt" style:font-size-complex="10pt"/>
    </style:style>
    <style:style style:name="P4671" style:parent-style-name="Standard" style:family="paragraph">
      <style:paragraph-properties fo:text-align="justify"/>
      <style:text-properties fo:font-size="10pt" style:font-size-asian="10pt" style:font-size-complex="10pt"/>
    </style:style>
    <style:style style:name="P4672" style:parent-style-name="Standard" style:family="paragraph">
      <style:paragraph-properties fo:text-align="justify"/>
      <style:text-properties fo:font-size="10pt" style:font-size-asian="10pt" style:font-size-complex="10pt"/>
    </style:style>
    <style:style style:name="TableColumn4674" style:family="table-column">
      <style:table-column-properties style:column-width="3.9791in" style:use-optimal-column-width="false"/>
    </style:style>
    <style:style style:name="TableColumn4675" style:family="table-column">
      <style:table-column-properties style:column-width="2.7138in" style:use-optimal-column-width="false"/>
    </style:style>
    <style:style style:name="Table4673" style:family="table">
      <style:table-properties style:width="6.693in" fo:margin-left="-0.009in" table:align="left"/>
    </style:style>
    <style:style style:name="TableRow4676" style:family="table-row">
      <style:table-row-properties style:use-optimal-row-height="false"/>
    </style:style>
    <style:style style:name="TableCell46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6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680" style:family="table-cell">
      <style:table-cell-properties fo:border="0.0034in solid #000000" style:writing-mode="lr-tb" fo:padding-top="0.0381in" fo:padding-left="0.0381in" fo:padding-bottom="0.0381in" fo:padding-right="0.0381in"/>
    </style:style>
    <style:style style:name="TableColumn4682" style:family="table-column">
      <style:table-column-properties style:column-width="1.1805in" style:use-optimal-column-width="false"/>
    </style:style>
    <style:style style:name="TableColumn4683" style:family="table-column">
      <style:table-column-properties style:column-width="1.4701in" style:use-optimal-column-width="false"/>
    </style:style>
    <style:style style:name="Table4681" style:family="table">
      <style:table-properties style:width="2.6506in" fo:margin-left="0in" table:align="right"/>
    </style:style>
    <style:style style:name="TableRow4684" style:family="table-row">
      <style:table-row-properties style:use-optimal-row-height="false"/>
    </style:style>
    <style:style style:name="TableCell46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8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687" style:family="table-cell">
      <style:table-cell-properties fo:border="0.0034in solid #000000" style:writing-mode="lr-tb" fo:padding-top="0.0381in" fo:padding-left="0.0381in" fo:padding-bottom="0.0381in" fo:padding-right="0.0381in"/>
    </style:style>
    <style:style style:name="P46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689" style:family="table-row">
      <style:table-row-properties style:use-optimal-row-height="false"/>
    </style:style>
    <style:style style:name="TableCell4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6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9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694" style:family="table-row">
      <style:table-row-properties style:use-optimal-row-height="false"/>
    </style:style>
    <style:style style:name="TableCell4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9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699" style:family="table-row">
      <style:table-row-properties style:use-optimal-row-height="false"/>
    </style:style>
    <style:style style:name="TableCell4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7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70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705" style:parent-style-name="Standard" style:family="paragraph">
      <style:paragraph-properties fo:text-align="justify"/>
      <style:text-properties fo:font-size="10pt" style:font-size-asian="10pt" style:font-size-complex="10pt"/>
    </style:style>
    <style:style style:name="P4706" style:parent-style-name="Standard" style:family="paragraph">
      <style:paragraph-properties fo:text-align="justify"/>
      <style:text-properties fo:font-size="10pt" style:font-size-asian="10pt" style:font-size-complex="10pt"/>
    </style:style>
    <style:style style:name="P4707" style:parent-style-name="Standard" style:family="paragraph">
      <style:paragraph-properties fo:text-align="justify"/>
      <style:text-properties fo:font-size="10pt" style:font-size-asian="10pt" style:font-size-complex="10pt"/>
    </style:style>
    <style:style style:name="P4708" style:parent-style-name="Standard" style:family="paragraph">
      <style:paragraph-properties fo:text-align="justify"/>
      <style:text-properties fo:font-size="10pt" style:font-size-asian="10pt" style:font-size-complex="10pt"/>
    </style:style>
    <style:style style:name="P4709" style:parent-style-name="Standard" style:family="paragraph">
      <style:paragraph-properties fo:text-align="justify"/>
      <style:text-properties fo:font-size="10pt" style:font-size-asian="10pt" style:font-size-complex="10pt"/>
    </style:style>
    <style:style style:name="P4710" style:parent-style-name="Standard" style:family="paragraph">
      <style:paragraph-properties fo:text-align="justify"/>
      <style:text-properties fo:font-size="10pt" style:font-size-asian="10pt" style:font-size-complex="10pt"/>
    </style:style>
    <style:style style:name="P4711" style:parent-style-name="Standard" style:family="paragraph">
      <style:paragraph-properties fo:text-align="justify"/>
      <style:text-properties fo:font-size="10pt" style:font-size-asian="10pt" style:font-size-complex="10pt"/>
    </style:style>
    <style:style style:name="P4712" style:parent-style-name="Standard" style:family="paragraph">
      <style:paragraph-properties fo:text-align="justify"/>
      <style:text-properties fo:font-size="10pt" style:font-size-asian="10pt" style:font-size-complex="10pt"/>
    </style:style>
    <style:style style:name="P4713" style:parent-style-name="Standard" style:family="paragraph">
      <style:paragraph-properties fo:text-align="justify"/>
      <style:text-properties fo:font-size="10pt" style:font-size-asian="10pt" style:font-size-complex="10pt"/>
    </style:style>
    <style:style style:name="P4714" style:parent-style-name="Standard" style:family="paragraph">
      <style:paragraph-properties fo:text-align="justify"/>
      <style:text-properties fo:font-size="10pt" style:font-size-asian="10pt" style:font-size-complex="10pt"/>
    </style:style>
    <style:style style:name="P4715" style:parent-style-name="Standard" style:family="paragraph">
      <style:paragraph-properties fo:text-align="justify"/>
      <style:text-properties fo:font-size="10pt" style:font-size-asian="10pt" style:font-size-complex="10pt"/>
    </style:style>
    <style:style style:name="P4716" style:parent-style-name="Standard" style:family="paragraph">
      <style:paragraph-properties fo:text-align="justify"/>
      <style:text-properties fo:font-size="10pt" style:font-size-asian="10pt" style:font-size-complex="10pt"/>
    </style:style>
    <style:style style:name="P4717" style:parent-style-name="Standard" style:family="paragraph">
      <style:paragraph-properties fo:text-align="justify"/>
      <style:text-properties fo:font-size="10pt" style:font-size-asian="10pt" style:font-size-complex="10pt"/>
    </style:style>
    <style:style style:name="P4718" style:parent-style-name="Standard" style:family="paragraph">
      <style:paragraph-properties fo:text-align="justify"/>
      <style:text-properties fo:font-size="10pt" style:font-size-asian="10pt" style:font-size-complex="10pt"/>
    </style:style>
    <style:style style:name="P4719" style:parent-style-name="Standard" style:family="paragraph">
      <style:paragraph-properties fo:text-align="justify"/>
      <style:text-properties fo:font-size="10pt" style:font-size-asian="10pt" style:font-size-complex="10pt"/>
    </style:style>
    <style:style style:name="P4720" style:parent-style-name="Standard" style:family="paragraph">
      <style:paragraph-properties fo:text-align="justify"/>
      <style:text-properties fo:font-size="10pt" style:font-size-asian="10pt" style:font-size-complex="10pt"/>
    </style:style>
    <style:style style:name="P4721" style:parent-style-name="Standard" style:family="paragraph">
      <style:paragraph-properties fo:text-align="justify"/>
      <style:text-properties fo:font-size="10pt" style:font-size-asian="10pt" style:font-size-complex="10pt"/>
    </style:style>
    <style:style style:name="P4722" style:parent-style-name="Standard" style:family="paragraph">
      <style:paragraph-properties fo:text-align="justify"/>
      <style:text-properties fo:font-size="10pt" style:font-size-asian="10pt" style:font-size-complex="10pt"/>
    </style:style>
    <style:style style:name="P4723" style:parent-style-name="Standard" style:family="paragraph">
      <style:paragraph-properties fo:text-align="justify"/>
      <style:text-properties fo:font-size="10pt" style:font-size-asian="10pt" style:font-size-complex="10pt"/>
    </style:style>
    <style:style style:name="P4724" style:parent-style-name="Standard" style:family="paragraph">
      <style:paragraph-properties fo:text-align="justify"/>
      <style:text-properties fo:font-size="10pt" style:font-size-asian="10pt" style:font-size-complex="10pt"/>
    </style:style>
    <style:style style:name="P4725" style:parent-style-name="Standard" style:family="paragraph">
      <style:paragraph-properties fo:text-align="justify"/>
      <style:text-properties fo:font-size="10pt" style:font-size-asian="10pt" style:font-size-complex="10pt"/>
    </style:style>
    <style:style style:name="P4726" style:parent-style-name="Standard" style:family="paragraph">
      <style:paragraph-properties fo:text-align="justify"/>
      <style:text-properties fo:font-size="10pt" style:font-size-asian="10pt" style:font-size-complex="10pt"/>
    </style:style>
    <style:style style:name="P4727" style:parent-style-name="Standard" style:family="paragraph">
      <style:paragraph-properties fo:text-align="justify"/>
      <style:text-properties fo:font-size="10pt" style:font-size-asian="10pt" style:font-size-complex="10pt"/>
    </style:style>
    <style:style style:name="P4728" style:parent-style-name="Standard" style:family="paragraph">
      <style:paragraph-properties fo:text-align="justify"/>
      <style:text-properties fo:font-size="10pt" style:font-size-asian="10pt" style:font-size-complex="10pt"/>
    </style:style>
    <style:style style:name="P4729" style:parent-style-name="Standard" style:family="paragraph">
      <style:paragraph-properties fo:text-align="justify"/>
      <style:text-properties fo:font-size="10pt" style:font-size-asian="10pt" style:font-size-complex="10pt"/>
    </style:style>
    <style:style style:name="P4730" style:parent-style-name="Standard" style:family="paragraph">
      <style:paragraph-properties fo:text-align="justify"/>
      <style:text-properties fo:font-size="10pt" style:font-size-asian="10pt" style:font-size-complex="10pt"/>
    </style:style>
    <style:style style:name="P4731" style:parent-style-name="Standard" style:family="paragraph">
      <style:paragraph-properties fo:text-align="justify"/>
      <style:text-properties fo:font-size="10pt" style:font-size-asian="10pt" style:font-size-complex="10pt"/>
    </style:style>
    <style:style style:name="P4732" style:parent-style-name="Standard" style:family="paragraph">
      <style:paragraph-properties fo:text-align="justify"/>
      <style:text-properties fo:font-size="10pt" style:font-size-asian="10pt" style:font-size-complex="10pt"/>
    </style:style>
    <style:style style:name="P4733" style:parent-style-name="Standard" style:family="paragraph">
      <style:paragraph-properties fo:text-align="justify"/>
      <style:text-properties fo:font-size="10pt" style:font-size-asian="10pt" style:font-size-complex="10pt"/>
    </style:style>
    <style:style style:name="P4734" style:parent-style-name="Standard" style:family="paragraph">
      <style:paragraph-properties fo:text-align="justify"/>
      <style:text-properties fo:font-size="10pt" style:font-size-asian="10pt" style:font-size-complex="10pt"/>
    </style:style>
    <style:style style:name="P4735" style:parent-style-name="Standard" style:family="paragraph">
      <style:paragraph-properties fo:text-align="justify"/>
      <style:text-properties fo:font-size="10pt" style:font-size-asian="10pt" style:font-size-complex="10pt"/>
    </style:style>
    <style:style style:name="P4736" style:parent-style-name="Standard" style:family="paragraph">
      <style:paragraph-properties fo:text-align="justify"/>
      <style:text-properties fo:font-size="10pt" style:font-size-asian="10pt" style:font-size-complex="10pt"/>
    </style:style>
    <style:style style:name="P4737" style:parent-style-name="Standard" style:family="paragraph">
      <style:paragraph-properties fo:text-align="justify"/>
      <style:text-properties fo:font-size="10pt" style:font-size-asian="10pt" style:font-size-complex="10pt"/>
    </style:style>
    <style:style style:name="P4738" style:parent-style-name="Standard" style:family="paragraph">
      <style:paragraph-properties fo:text-align="justify"/>
      <style:text-properties fo:font-size="10pt" style:font-size-asian="10pt" style:font-size-complex="10pt"/>
    </style:style>
    <style:style style:name="P4739" style:parent-style-name="Standard" style:family="paragraph">
      <style:paragraph-properties fo:text-align="justify"/>
      <style:text-properties fo:font-size="10pt" style:font-size-asian="10pt" style:font-size-complex="10pt"/>
    </style:style>
    <style:style style:name="P4740" style:parent-style-name="Standard" style:family="paragraph">
      <style:paragraph-properties fo:text-align="justify"/>
      <style:text-properties fo:font-size="10pt" style:font-size-asian="10pt" style:font-size-complex="10pt"/>
    </style:style>
    <style:style style:name="P4741" style:parent-style-name="Standard" style:family="paragraph">
      <style:paragraph-properties fo:text-align="justify"/>
      <style:text-properties fo:font-size="10pt" style:font-size-asian="10pt" style:font-size-complex="10pt"/>
    </style:style>
    <style:style style:name="P4742" style:parent-style-name="Standard" style:family="paragraph">
      <style:paragraph-properties fo:text-align="justify"/>
      <style:text-properties fo:font-size="10pt" style:font-size-asian="10pt" style:font-size-complex="10pt"/>
    </style:style>
    <style:style style:name="P4743" style:parent-style-name="Standard" style:family="paragraph">
      <style:paragraph-properties fo:text-align="justify"/>
      <style:text-properties fo:font-size="10pt" style:font-size-asian="10pt" style:font-size-complex="10pt"/>
    </style:style>
    <style:style style:name="P4744" style:parent-style-name="Standard" style:family="paragraph">
      <style:paragraph-properties fo:text-align="justify"/>
      <style:text-properties fo:font-size="10pt" style:font-size-asian="10pt" style:font-size-complex="10pt"/>
    </style:style>
    <style:style style:name="P4745" style:parent-style-name="Standard" style:family="paragraph">
      <style:paragraph-properties fo:text-align="justify"/>
      <style:text-properties fo:font-size="10pt" style:font-size-asian="10pt" style:font-size-complex="10pt"/>
    </style:style>
    <style:style style:name="P4746" style:parent-style-name="Standard" style:family="paragraph">
      <style:paragraph-properties fo:text-align="justify"/>
      <style:text-properties fo:font-size="10pt" style:font-size-asian="10pt" style:font-size-complex="10pt"/>
    </style:style>
    <style:style style:name="P4747" style:parent-style-name="Standard" style:family="paragraph">
      <style:paragraph-properties fo:text-align="justify"/>
      <style:text-properties fo:font-size="10pt" style:font-size-asian="10pt" style:font-size-complex="10pt"/>
    </style:style>
    <style:style style:name="P4748" style:parent-style-name="Standard" style:family="paragraph">
      <style:paragraph-properties fo:text-align="justify"/>
      <style:text-properties fo:font-size="10pt" style:font-size-asian="10pt" style:font-size-complex="10pt"/>
    </style:style>
    <style:style style:name="TableColumn4750" style:family="table-column">
      <style:table-column-properties style:column-width="3.9791in" style:use-optimal-column-width="false"/>
    </style:style>
    <style:style style:name="TableColumn4751" style:family="table-column">
      <style:table-column-properties style:column-width="2.7138in" style:use-optimal-column-width="false"/>
    </style:style>
    <style:style style:name="Table4749" style:family="table">
      <style:table-properties style:width="6.693in" fo:margin-left="-0.009in" table:align="left"/>
    </style:style>
    <style:style style:name="TableRow4752" style:family="table-row">
      <style:table-row-properties style:use-optimal-row-height="false"/>
    </style:style>
    <style:style style:name="TableCell47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5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75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756" style:family="table-cell">
      <style:table-cell-properties fo:border="0.0034in solid #000000" style:writing-mode="lr-tb" fo:padding-top="0.0381in" fo:padding-left="0.0381in" fo:padding-bottom="0.0381in" fo:padding-right="0.0381in"/>
    </style:style>
    <style:style style:name="TableColumn4758" style:family="table-column">
      <style:table-column-properties style:column-width="1.1805in" style:use-optimal-column-width="false"/>
    </style:style>
    <style:style style:name="TableColumn4759" style:family="table-column">
      <style:table-column-properties style:column-width="1.4701in" style:use-optimal-column-width="false"/>
    </style:style>
    <style:style style:name="Table4757" style:family="table">
      <style:table-properties style:width="2.6506in" fo:margin-left="0in" table:align="right"/>
    </style:style>
    <style:style style:name="TableRow4760" style:family="table-row">
      <style:table-row-properties style:use-optimal-row-height="false"/>
    </style:style>
    <style:style style:name="TableCell47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763" style:family="table-cell">
      <style:table-cell-properties fo:border="0.0034in solid #000000" style:writing-mode="lr-tb" fo:padding-top="0.0381in" fo:padding-left="0.0381in" fo:padding-bottom="0.0381in" fo:padding-right="0.0381in"/>
    </style:style>
    <style:style style:name="P476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765" style:family="table-row">
      <style:table-row-properties style:use-optimal-row-height="false"/>
    </style:style>
    <style:style style:name="TableCell4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7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770" style:family="table-row">
      <style:table-row-properties style:use-optimal-row-height="false"/>
    </style:style>
    <style:style style:name="TableCell4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7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7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775" style:family="table-row">
      <style:table-row-properties style:use-optimal-row-height="false"/>
    </style:style>
    <style:style style:name="TableCell4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7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78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781" style:parent-style-name="Standard" style:family="paragraph">
      <style:paragraph-properties fo:text-align="justify"/>
      <style:text-properties fo:font-size="10pt" style:font-size-asian="10pt" style:font-size-complex="10pt"/>
    </style:style>
    <style:style style:name="P4782" style:parent-style-name="Standard" style:family="paragraph">
      <style:paragraph-properties fo:text-align="justify"/>
      <style:text-properties fo:font-size="10pt" style:font-size-asian="10pt" style:font-size-complex="10pt"/>
    </style:style>
    <style:style style:name="P4783" style:parent-style-name="Standard" style:family="paragraph">
      <style:paragraph-properties fo:text-align="justify"/>
      <style:text-properties fo:font-size="10pt" style:font-size-asian="10pt" style:font-size-complex="10pt"/>
    </style:style>
    <style:style style:name="P4784" style:parent-style-name="Standard" style:family="paragraph">
      <style:paragraph-properties fo:text-align="justify"/>
      <style:text-properties fo:font-size="10pt" style:font-size-asian="10pt" style:font-size-complex="10pt"/>
    </style:style>
    <style:style style:name="P4785" style:parent-style-name="Standard" style:family="paragraph">
      <style:paragraph-properties fo:text-align="justify"/>
      <style:text-properties fo:font-size="10pt" style:font-size-asian="10pt" style:font-size-complex="10pt"/>
    </style:style>
    <style:style style:name="P4786" style:parent-style-name="Standard" style:family="paragraph">
      <style:paragraph-properties fo:text-align="justify"/>
      <style:text-properties fo:font-size="10pt" style:font-size-asian="10pt" style:font-size-complex="10pt"/>
    </style:style>
    <style:style style:name="P4787" style:parent-style-name="Standard" style:family="paragraph">
      <style:paragraph-properties fo:text-align="justify"/>
      <style:text-properties fo:font-size="10pt" style:font-size-asian="10pt" style:font-size-complex="10pt"/>
    </style:style>
    <style:style style:name="P4788" style:parent-style-name="Standard" style:family="paragraph">
      <style:paragraph-properties fo:text-align="justify"/>
      <style:text-properties fo:font-size="10pt" style:font-size-asian="10pt" style:font-size-complex="10pt"/>
    </style:style>
    <style:style style:name="P4789" style:parent-style-name="Standard" style:family="paragraph">
      <style:paragraph-properties fo:text-align="justify"/>
      <style:text-properties fo:font-size="10pt" style:font-size-asian="10pt" style:font-size-complex="10pt"/>
    </style:style>
    <style:style style:name="P4790" style:parent-style-name="Standard" style:family="paragraph">
      <style:paragraph-properties fo:text-align="justify"/>
      <style:text-properties fo:font-size="10pt" style:font-size-asian="10pt" style:font-size-complex="10pt"/>
    </style:style>
    <style:style style:name="P4791" style:parent-style-name="Standard" style:family="paragraph">
      <style:paragraph-properties fo:text-align="justify"/>
      <style:text-properties fo:font-size="10pt" style:font-size-asian="10pt" style:font-size-complex="10pt"/>
    </style:style>
    <style:style style:name="P4792" style:parent-style-name="Standard" style:family="paragraph">
      <style:paragraph-properties fo:text-align="justify"/>
      <style:text-properties fo:font-size="10pt" style:font-size-asian="10pt" style:font-size-complex="10pt"/>
    </style:style>
    <style:style style:name="P4793" style:parent-style-name="Standard" style:family="paragraph">
      <style:paragraph-properties fo:text-align="justify"/>
      <style:text-properties fo:font-size="10pt" style:font-size-asian="10pt" style:font-size-complex="10pt"/>
    </style:style>
    <style:style style:name="P4794" style:parent-style-name="Standard" style:family="paragraph">
      <style:paragraph-properties fo:text-align="justify"/>
      <style:text-properties fo:font-size="10pt" style:font-size-asian="10pt" style:font-size-complex="10pt"/>
    </style:style>
    <style:style style:name="P4795" style:parent-style-name="Standard" style:family="paragraph">
      <style:paragraph-properties fo:text-align="justify"/>
      <style:text-properties fo:font-size="10pt" style:font-size-asian="10pt" style:font-size-complex="10pt"/>
    </style:style>
    <style:style style:name="P4796" style:parent-style-name="Standard" style:family="paragraph">
      <style:paragraph-properties fo:text-align="justify"/>
      <style:text-properties fo:font-size="10pt" style:font-size-asian="10pt" style:font-size-complex="10pt"/>
    </style:style>
    <style:style style:name="TableColumn4798" style:family="table-column">
      <style:table-column-properties style:column-width="3.9791in" style:use-optimal-column-width="false"/>
    </style:style>
    <style:style style:name="TableColumn4799" style:family="table-column">
      <style:table-column-properties style:column-width="2.7138in" style:use-optimal-column-width="false"/>
    </style:style>
    <style:style style:name="Table4797" style:family="table">
      <style:table-properties style:width="6.693in" fo:margin-left="-0.009in" table:align="left"/>
    </style:style>
    <style:style style:name="TableRow4800" style:family="table-row">
      <style:table-row-properties style:use-optimal-row-height="false"/>
    </style:style>
    <style:style style:name="TableCell48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0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8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804" style:family="table-cell">
      <style:table-cell-properties fo:border="0.0034in solid #000000" style:writing-mode="lr-tb" fo:padding-top="0.0381in" fo:padding-left="0.0381in" fo:padding-bottom="0.0381in" fo:padding-right="0.0381in"/>
    </style:style>
    <style:style style:name="TableColumn4806" style:family="table-column">
      <style:table-column-properties style:column-width="1.1805in" style:use-optimal-column-width="false"/>
    </style:style>
    <style:style style:name="TableColumn4807" style:family="table-column">
      <style:table-column-properties style:column-width="1.4701in" style:use-optimal-column-width="false"/>
    </style:style>
    <style:style style:name="Table4805" style:family="table">
      <style:table-properties style:width="2.6506in" fo:margin-left="0in" table:align="right"/>
    </style:style>
    <style:style style:name="TableRow4808" style:family="table-row">
      <style:table-row-properties style:use-optimal-row-height="false"/>
    </style:style>
    <style:style style:name="TableCell48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811" style:family="table-cell">
      <style:table-cell-properties fo:border="0.0034in solid #000000" style:writing-mode="lr-tb" fo:padding-top="0.0381in" fo:padding-left="0.0381in" fo:padding-bottom="0.0381in" fo:padding-right="0.0381in"/>
    </style:style>
    <style:style style:name="P481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813" style:family="table-row">
      <style:table-row-properties style:use-optimal-row-height="false"/>
    </style:style>
    <style:style style:name="TableCell4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8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1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818" style:family="table-row">
      <style:table-row-properties style:use-optimal-row-height="false"/>
    </style:style>
    <style:style style:name="TableCell4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2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823" style:family="table-row">
      <style:table-row-properties style:use-optimal-row-height="false"/>
    </style:style>
    <style:style style:name="TableCell4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8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2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8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829" style:parent-style-name="Standard" style:family="paragraph">
      <style:paragraph-properties fo:text-align="justify"/>
      <style:text-properties fo:font-size="10pt" style:font-size-asian="10pt" style:font-size-complex="10pt"/>
    </style:style>
    <style:style style:name="P4830" style:parent-style-name="Standard" style:family="paragraph">
      <style:paragraph-properties fo:text-align="justify"/>
      <style:text-properties fo:font-size="10pt" style:font-size-asian="10pt" style:font-size-complex="10pt"/>
    </style:style>
    <style:style style:name="P4831" style:parent-style-name="Standard" style:family="paragraph">
      <style:paragraph-properties fo:text-align="justify"/>
      <style:text-properties fo:font-size="10pt" style:font-size-asian="10pt" style:font-size-complex="10pt"/>
    </style:style>
    <style:style style:name="P4832" style:parent-style-name="Standard" style:family="paragraph">
      <style:paragraph-properties fo:text-align="justify"/>
      <style:text-properties fo:font-size="10pt" style:font-size-asian="10pt" style:font-size-complex="10pt"/>
    </style:style>
    <style:style style:name="P4833" style:parent-style-name="Standard" style:family="paragraph">
      <style:paragraph-properties fo:text-align="justify"/>
      <style:text-properties fo:font-size="10pt" style:font-size-asian="10pt" style:font-size-complex="10pt"/>
    </style:style>
    <style:style style:name="P4834" style:parent-style-name="Standard" style:family="paragraph">
      <style:paragraph-properties fo:text-align="justify"/>
      <style:text-properties fo:font-size="10pt" style:font-size-asian="10pt" style:font-size-complex="10pt"/>
    </style:style>
    <style:style style:name="P4835" style:parent-style-name="Standard" style:family="paragraph">
      <style:paragraph-properties fo:text-align="justify"/>
      <style:text-properties fo:font-size="10pt" style:font-size-asian="10pt" style:font-size-complex="10pt"/>
    </style:style>
    <style:style style:name="P4836" style:parent-style-name="Standard" style:family="paragraph">
      <style:paragraph-properties fo:text-align="justify"/>
      <style:text-properties fo:font-size="10pt" style:font-size-asian="10pt" style:font-size-complex="10pt"/>
    </style:style>
    <style:style style:name="P4837" style:parent-style-name="Standard" style:family="paragraph">
      <style:paragraph-properties fo:text-align="justify"/>
      <style:text-properties fo:font-size="10pt" style:font-size-asian="10pt" style:font-size-complex="10pt"/>
    </style:style>
    <style:style style:name="P4838" style:parent-style-name="Standard" style:family="paragraph">
      <style:paragraph-properties fo:text-align="justify"/>
      <style:text-properties fo:font-size="10pt" style:font-size-asian="10pt" style:font-size-complex="10pt"/>
    </style:style>
    <style:style style:name="P4839" style:parent-style-name="Standard" style:family="paragraph">
      <style:paragraph-properties fo:text-align="justify"/>
      <style:text-properties fo:font-size="10pt" style:font-size-asian="10pt" style:font-size-complex="10pt"/>
    </style:style>
    <style:style style:name="P4840" style:parent-style-name="Standard" style:family="paragraph">
      <style:paragraph-properties fo:text-align="justify"/>
      <style:text-properties fo:font-size="10pt" style:font-size-asian="10pt" style:font-size-complex="10pt"/>
    </style:style>
    <style:style style:name="P4841" style:parent-style-name="Standard" style:family="paragraph">
      <style:paragraph-properties fo:text-align="justify"/>
      <style:text-properties fo:font-size="10pt" style:font-size-asian="10pt" style:font-size-complex="10pt"/>
    </style:style>
    <style:style style:name="P4842" style:parent-style-name="Standard" style:family="paragraph">
      <style:paragraph-properties fo:text-align="justify"/>
      <style:text-properties fo:font-size="10pt" style:font-size-asian="10pt" style:font-size-complex="10pt"/>
    </style:style>
    <style:style style:name="P4843" style:parent-style-name="Standard" style:family="paragraph">
      <style:paragraph-properties fo:text-align="justify"/>
      <style:text-properties fo:font-size="10pt" style:font-size-asian="10pt" style:font-size-complex="10pt"/>
    </style:style>
    <style:style style:name="P4844" style:parent-style-name="Standard" style:family="paragraph">
      <style:paragraph-properties fo:text-align="justify"/>
      <style:text-properties fo:font-size="10pt" style:font-size-asian="10pt" style:font-size-complex="10pt"/>
    </style:style>
    <style:style style:name="P4845" style:parent-style-name="Standard" style:family="paragraph">
      <style:paragraph-properties fo:text-align="justify"/>
      <style:text-properties fo:font-size="10pt" style:font-size-asian="10pt" style:font-size-complex="10pt"/>
    </style:style>
    <style:style style:name="P4846" style:parent-style-name="Standard" style:family="paragraph">
      <style:paragraph-properties fo:text-align="justify"/>
      <style:text-properties fo:font-size="10pt" style:font-size-asian="10pt" style:font-size-complex="10pt"/>
    </style:style>
    <style:style style:name="P4847" style:parent-style-name="Standard" style:family="paragraph">
      <style:paragraph-properties fo:text-align="justify"/>
      <style:text-properties fo:font-size="10pt" style:font-size-asian="10pt" style:font-size-complex="10pt"/>
    </style:style>
    <style:style style:name="P4848" style:parent-style-name="Standard" style:family="paragraph">
      <style:paragraph-properties fo:text-align="justify"/>
      <style:text-properties fo:font-size="10pt" style:font-size-asian="10pt" style:font-size-complex="10pt"/>
    </style:style>
    <style:style style:name="P4849" style:parent-style-name="Standard" style:family="paragraph">
      <style:paragraph-properties fo:text-align="justify"/>
      <style:text-properties fo:font-size="10pt" style:font-size-asian="10pt" style:font-size-complex="10pt"/>
    </style:style>
    <style:style style:name="P4850" style:parent-style-name="Standard" style:family="paragraph">
      <style:paragraph-properties fo:text-align="justify"/>
      <style:text-properties fo:font-size="10pt" style:font-size-asian="10pt" style:font-size-complex="10pt"/>
    </style:style>
    <style:style style:name="P4851" style:parent-style-name="Standard" style:family="paragraph">
      <style:paragraph-properties fo:text-align="justify"/>
      <style:text-properties fo:font-size="10pt" style:font-size-asian="10pt" style:font-size-complex="10pt"/>
    </style:style>
    <style:style style:name="P4852" style:parent-style-name="Standard" style:family="paragraph">
      <style:paragraph-properties fo:text-align="justify"/>
      <style:text-properties fo:font-size="10pt" style:font-size-asian="10pt" style:font-size-complex="10pt"/>
    </style:style>
    <style:style style:name="P4853" style:parent-style-name="Standard" style:family="paragraph">
      <style:paragraph-properties fo:text-align="justify"/>
      <style:text-properties fo:font-size="10pt" style:font-size-asian="10pt" style:font-size-complex="10pt"/>
    </style:style>
    <style:style style:name="P4854" style:parent-style-name="Standard" style:family="paragraph">
      <style:paragraph-properties fo:text-align="justify"/>
      <style:text-properties fo:font-size="10pt" style:font-size-asian="10pt" style:font-size-complex="10pt"/>
    </style:style>
    <style:style style:name="P4855" style:parent-style-name="Standard" style:family="paragraph">
      <style:paragraph-properties fo:text-align="justify"/>
      <style:text-properties fo:font-size="10pt" style:font-size-asian="10pt" style:font-size-complex="10pt"/>
    </style:style>
    <style:style style:name="TableColumn4857" style:family="table-column">
      <style:table-column-properties style:column-width="3.9791in" style:use-optimal-column-width="false"/>
    </style:style>
    <style:style style:name="TableColumn4858" style:family="table-column">
      <style:table-column-properties style:column-width="2.7138in" style:use-optimal-column-width="false"/>
    </style:style>
    <style:style style:name="Table4856" style:family="table">
      <style:table-properties style:width="6.693in" fo:margin-left="-0.009in" table:align="left"/>
    </style:style>
    <style:style style:name="TableRow4859" style:family="table-row">
      <style:table-row-properties style:use-optimal-row-height="false"/>
    </style:style>
    <style:style style:name="TableCell48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6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8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863" style:family="table-cell">
      <style:table-cell-properties fo:border="0.0034in solid #000000" style:writing-mode="lr-tb" fo:padding-top="0.0381in" fo:padding-left="0.0381in" fo:padding-bottom="0.0381in" fo:padding-right="0.0381in"/>
    </style:style>
    <style:style style:name="TableColumn4865" style:family="table-column">
      <style:table-column-properties style:column-width="1.1805in" style:use-optimal-column-width="false"/>
    </style:style>
    <style:style style:name="TableColumn4866" style:family="table-column">
      <style:table-column-properties style:column-width="1.4701in" style:use-optimal-column-width="false"/>
    </style:style>
    <style:style style:name="Table4864" style:family="table">
      <style:table-properties style:width="2.6506in" fo:margin-left="0in" table:align="right"/>
    </style:style>
    <style:style style:name="TableRow4867" style:family="table-row">
      <style:table-row-properties style:use-optimal-row-height="false"/>
    </style:style>
    <style:style style:name="TableCell48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6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870" style:family="table-cell">
      <style:table-cell-properties fo:border="0.0034in solid #000000" style:writing-mode="lr-tb" fo:padding-top="0.0381in" fo:padding-left="0.0381in" fo:padding-bottom="0.0381in" fo:padding-right="0.0381in"/>
    </style:style>
    <style:style style:name="P487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872" style:family="table-row">
      <style:table-row-properties style:use-optimal-row-height="false"/>
    </style:style>
    <style:style style:name="TableCell4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8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7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877" style:family="table-row">
      <style:table-row-properties style:use-optimal-row-height="false"/>
    </style:style>
    <style:style style:name="TableCell4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8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8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882" style:family="table-row">
      <style:table-row-properties style:use-optimal-row-height="false"/>
    </style:style>
    <style:style style:name="TableCell4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8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88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888" style:parent-style-name="Standard" style:family="paragraph">
      <style:paragraph-properties fo:text-align="justify"/>
      <style:text-properties fo:font-size="10pt" style:font-size-asian="10pt" style:font-size-complex="10pt"/>
    </style:style>
    <style:style style:name="P4889" style:parent-style-name="Standard" style:family="paragraph">
      <style:paragraph-properties fo:text-align="justify"/>
      <style:text-properties fo:font-size="10pt" style:font-size-asian="10pt" style:font-size-complex="10pt"/>
    </style:style>
    <style:style style:name="P4890" style:parent-style-name="Standard" style:family="paragraph">
      <style:paragraph-properties fo:text-align="justify"/>
      <style:text-properties fo:font-size="10pt" style:font-size-asian="10pt" style:font-size-complex="10pt"/>
    </style:style>
    <style:style style:name="P4891" style:parent-style-name="Standard" style:family="paragraph">
      <style:paragraph-properties fo:text-align="justify"/>
      <style:text-properties fo:font-size="10pt" style:font-size-asian="10pt" style:font-size-complex="10pt"/>
    </style:style>
    <style:style style:name="P4892" style:parent-style-name="Standard" style:family="paragraph">
      <style:paragraph-properties fo:text-align="justify"/>
      <style:text-properties fo:font-size="10pt" style:font-size-asian="10pt" style:font-size-complex="10pt"/>
    </style:style>
    <style:style style:name="P4893" style:parent-style-name="Standard" style:family="paragraph">
      <style:paragraph-properties fo:text-align="justify"/>
      <style:text-properties fo:font-size="10pt" style:font-size-asian="10pt" style:font-size-complex="10pt"/>
    </style:style>
    <style:style style:name="P4894" style:parent-style-name="Standard" style:family="paragraph">
      <style:paragraph-properties fo:text-align="justify"/>
      <style:text-properties fo:font-size="10pt" style:font-size-asian="10pt" style:font-size-complex="10pt"/>
    </style:style>
    <style:style style:name="P4895" style:parent-style-name="Standard" style:family="paragraph">
      <style:paragraph-properties fo:text-align="justify"/>
      <style:text-properties fo:font-size="10pt" style:font-size-asian="10pt" style:font-size-complex="10pt"/>
    </style:style>
    <style:style style:name="P4896" style:parent-style-name="Standard" style:family="paragraph">
      <style:paragraph-properties fo:text-align="justify"/>
      <style:text-properties fo:font-size="10pt" style:font-size-asian="10pt" style:font-size-complex="10pt"/>
    </style:style>
    <style:style style:name="P4897" style:parent-style-name="Standard" style:family="paragraph">
      <style:paragraph-properties fo:text-align="justify"/>
      <style:text-properties fo:font-size="10pt" style:font-size-asian="10pt" style:font-size-complex="10pt"/>
    </style:style>
    <style:style style:name="P4898" style:parent-style-name="Standard" style:family="paragraph">
      <style:paragraph-properties fo:text-align="justify"/>
      <style:text-properties fo:font-size="10pt" style:font-size-asian="10pt" style:font-size-complex="10pt"/>
    </style:style>
    <style:style style:name="P4899" style:parent-style-name="Standard" style:family="paragraph">
      <style:paragraph-properties fo:text-align="justify"/>
      <style:text-properties fo:font-size="10pt" style:font-size-asian="10pt" style:font-size-complex="10pt"/>
    </style:style>
    <style:style style:name="P4900" style:parent-style-name="Standard" style:family="paragraph">
      <style:paragraph-properties fo:text-align="justify"/>
      <style:text-properties fo:font-size="10pt" style:font-size-asian="10pt" style:font-size-complex="10pt"/>
    </style:style>
    <style:style style:name="P4901" style:parent-style-name="Standard" style:family="paragraph">
      <style:paragraph-properties fo:text-align="justify"/>
      <style:text-properties fo:font-size="10pt" style:font-size-asian="10pt" style:font-size-complex="10pt"/>
    </style:style>
    <style:style style:name="P4902" style:parent-style-name="Standard" style:family="paragraph">
      <style:paragraph-properties fo:text-align="justify"/>
      <style:text-properties fo:font-size="10pt" style:font-size-asian="10pt" style:font-size-complex="10pt"/>
    </style:style>
    <style:style style:name="P4903" style:parent-style-name="Standard" style:family="paragraph">
      <style:paragraph-properties fo:text-align="justify"/>
      <style:text-properties fo:font-size="10pt" style:font-size-asian="10pt" style:font-size-complex="10pt"/>
    </style:style>
    <style:style style:name="P4904" style:parent-style-name="Standard" style:family="paragraph">
      <style:paragraph-properties fo:text-align="justify"/>
      <style:text-properties fo:font-size="10pt" style:font-size-asian="10pt" style:font-size-complex="10pt"/>
    </style:style>
    <style:style style:name="P4905" style:parent-style-name="Standard" style:family="paragraph">
      <style:paragraph-properties fo:text-align="justify"/>
      <style:text-properties fo:font-size="10pt" style:font-size-asian="10pt" style:font-size-complex="10pt"/>
    </style:style>
    <style:style style:name="P4906" style:parent-style-name="Standard" style:family="paragraph">
      <style:paragraph-properties fo:text-align="justify"/>
      <style:text-properties fo:font-size="10pt" style:font-size-asian="10pt" style:font-size-complex="10pt"/>
    </style:style>
    <style:style style:name="P4907" style:parent-style-name="Standard" style:family="paragraph">
      <style:paragraph-properties fo:text-align="justify"/>
      <style:text-properties fo:font-size="10pt" style:font-size-asian="10pt" style:font-size-complex="10pt"/>
    </style:style>
    <style:style style:name="TableColumn4909" style:family="table-column">
      <style:table-column-properties style:column-width="3.9791in" style:use-optimal-column-width="false"/>
    </style:style>
    <style:style style:name="TableColumn4910" style:family="table-column">
      <style:table-column-properties style:column-width="2.7138in" style:use-optimal-column-width="false"/>
    </style:style>
    <style:style style:name="Table4908" style:family="table">
      <style:table-properties style:width="6.693in" fo:margin-left="-0.009in" table:align="left"/>
    </style:style>
    <style:style style:name="TableRow4911" style:family="table-row">
      <style:table-row-properties style:use-optimal-row-height="false"/>
    </style:style>
    <style:style style:name="TableCell49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1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91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915" style:family="table-cell">
      <style:table-cell-properties fo:border="0.0034in solid #000000" style:writing-mode="lr-tb" fo:padding-top="0.0381in" fo:padding-left="0.0381in" fo:padding-bottom="0.0381in" fo:padding-right="0.0381in"/>
    </style:style>
    <style:style style:name="TableColumn4917" style:family="table-column">
      <style:table-column-properties style:column-width="1.1805in" style:use-optimal-column-width="false"/>
    </style:style>
    <style:style style:name="TableColumn4918" style:family="table-column">
      <style:table-column-properties style:column-width="1.4701in" style:use-optimal-column-width="false"/>
    </style:style>
    <style:style style:name="Table4916" style:family="table">
      <style:table-properties style:width="2.6506in" fo:margin-left="0in" table:align="right"/>
    </style:style>
    <style:style style:name="TableRow4919" style:family="table-row">
      <style:table-row-properties style:use-optimal-row-height="false"/>
    </style:style>
    <style:style style:name="TableCell49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922" style:family="table-cell">
      <style:table-cell-properties fo:border="0.0034in solid #000000" style:writing-mode="lr-tb" fo:padding-top="0.0381in" fo:padding-left="0.0381in" fo:padding-bottom="0.0381in" fo:padding-right="0.0381in"/>
    </style:style>
    <style:style style:name="P49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924" style:family="table-row">
      <style:table-row-properties style:use-optimal-row-height="false"/>
    </style:style>
    <style:style style:name="TableCell4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9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929" style:family="table-row">
      <style:table-row-properties style:use-optimal-row-height="false"/>
    </style:style>
    <style:style style:name="TableCell4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9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934" style:family="table-row">
      <style:table-row-properties style:use-optimal-row-height="false"/>
    </style:style>
    <style:style style:name="TableCell4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3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93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940" style:parent-style-name="Standard" style:family="paragraph">
      <style:paragraph-properties fo:text-align="justify"/>
      <style:text-properties fo:font-size="10pt" style:font-size-asian="10pt" style:font-size-complex="10pt"/>
    </style:style>
    <style:style style:name="P4941" style:parent-style-name="Standard" style:family="paragraph">
      <style:paragraph-properties fo:text-align="justify"/>
      <style:text-properties fo:font-size="10pt" style:font-size-asian="10pt" style:font-size-complex="10pt"/>
    </style:style>
    <style:style style:name="P4942" style:parent-style-name="Standard" style:family="paragraph">
      <style:paragraph-properties fo:text-align="justify"/>
      <style:text-properties fo:font-size="10pt" style:font-size-asian="10pt" style:font-size-complex="10pt"/>
    </style:style>
    <style:style style:name="P4943" style:parent-style-name="Standard" style:family="paragraph">
      <style:paragraph-properties fo:text-align="justify"/>
      <style:text-properties fo:font-size="10pt" style:font-size-asian="10pt" style:font-size-complex="10pt"/>
    </style:style>
    <style:style style:name="P4944" style:parent-style-name="Standard" style:family="paragraph">
      <style:paragraph-properties fo:text-align="justify"/>
      <style:text-properties fo:font-size="10pt" style:font-size-asian="10pt" style:font-size-complex="10pt"/>
    </style:style>
    <style:style style:name="P4945" style:parent-style-name="Standard" style:family="paragraph">
      <style:paragraph-properties fo:text-align="justify"/>
      <style:text-properties fo:font-size="10pt" style:font-size-asian="10pt" style:font-size-complex="10pt"/>
    </style:style>
    <style:style style:name="P4946" style:parent-style-name="Standard" style:family="paragraph">
      <style:paragraph-properties fo:text-align="justify"/>
      <style:text-properties fo:font-size="10pt" style:font-size-asian="10pt" style:font-size-complex="10pt"/>
    </style:style>
    <style:style style:name="P4947" style:parent-style-name="Standard" style:family="paragraph">
      <style:paragraph-properties fo:text-align="justify"/>
      <style:text-properties fo:font-size="10pt" style:font-size-asian="10pt" style:font-size-complex="10pt"/>
    </style:style>
    <style:style style:name="P4948" style:parent-style-name="Standard" style:family="paragraph">
      <style:paragraph-properties fo:text-align="justify"/>
      <style:text-properties fo:font-size="10pt" style:font-size-asian="10pt" style:font-size-complex="10pt"/>
    </style:style>
    <style:style style:name="P4949" style:parent-style-name="Standard" style:family="paragraph">
      <style:paragraph-properties fo:text-align="justify"/>
      <style:text-properties fo:font-size="10pt" style:font-size-asian="10pt" style:font-size-complex="10pt"/>
    </style:style>
    <style:style style:name="P4950" style:parent-style-name="Standard" style:family="paragraph">
      <style:paragraph-properties fo:text-align="justify"/>
      <style:text-properties fo:font-size="10pt" style:font-size-asian="10pt" style:font-size-complex="10pt"/>
    </style:style>
    <style:style style:name="P4951" style:parent-style-name="Standard" style:family="paragraph">
      <style:paragraph-properties fo:text-align="justify"/>
      <style:text-properties fo:font-size="10pt" style:font-size-asian="10pt" style:font-size-complex="10pt"/>
    </style:style>
    <style:style style:name="P4952" style:parent-style-name="Standard" style:family="paragraph">
      <style:paragraph-properties fo:text-align="justify"/>
      <style:text-properties fo:font-size="10pt" style:font-size-asian="10pt" style:font-size-complex="10pt"/>
    </style:style>
    <style:style style:name="P4953" style:parent-style-name="Standard" style:family="paragraph">
      <style:paragraph-properties fo:text-align="justify"/>
      <style:text-properties fo:font-size="10pt" style:font-size-asian="10pt" style:font-size-complex="10pt"/>
    </style:style>
    <style:style style:name="P4954" style:parent-style-name="Standard" style:family="paragraph">
      <style:paragraph-properties fo:text-align="justify"/>
      <style:text-properties fo:font-size="10pt" style:font-size-asian="10pt" style:font-size-complex="10pt"/>
    </style:style>
    <style:style style:name="P4955" style:parent-style-name="Standard" style:family="paragraph">
      <style:paragraph-properties fo:text-align="justify"/>
      <style:text-properties fo:font-size="10pt" style:font-size-asian="10pt" style:font-size-complex="10pt"/>
    </style:style>
    <style:style style:name="P4956" style:parent-style-name="Standard" style:family="paragraph">
      <style:paragraph-properties fo:text-align="justify"/>
      <style:text-properties fo:font-size="10pt" style:font-size-asian="10pt" style:font-size-complex="10pt"/>
    </style:style>
    <style:style style:name="P4957" style:parent-style-name="Standard" style:family="paragraph">
      <style:paragraph-properties fo:text-align="justify"/>
      <style:text-properties fo:font-size="10pt" style:font-size-asian="10pt" style:font-size-complex="10pt"/>
    </style:style>
    <style:style style:name="P4958" style:parent-style-name="Standard" style:family="paragraph">
      <style:paragraph-properties fo:text-align="justify"/>
      <style:text-properties fo:font-size="10pt" style:font-size-asian="10pt" style:font-size-complex="10pt"/>
    </style:style>
    <style:style style:name="P4959" style:parent-style-name="Standard" style:family="paragraph">
      <style:paragraph-properties fo:text-align="justify"/>
      <style:text-properties fo:font-size="10pt" style:font-size-asian="10pt" style:font-size-complex="10pt"/>
    </style:style>
    <style:style style:name="P4960" style:parent-style-name="Standard" style:family="paragraph">
      <style:paragraph-properties fo:text-align="justify"/>
      <style:text-properties fo:font-size="10pt" style:font-size-asian="10pt" style:font-size-complex="10pt"/>
    </style:style>
    <style:style style:name="P4961" style:parent-style-name="Standard" style:family="paragraph">
      <style:paragraph-properties fo:text-align="justify"/>
      <style:text-properties fo:font-size="10pt" style:font-size-asian="10pt" style:font-size-complex="10pt"/>
    </style:style>
    <style:style style:name="P4962" style:parent-style-name="Standard" style:family="paragraph">
      <style:paragraph-properties fo:text-align="justify"/>
      <style:text-properties fo:font-size="10pt" style:font-size-asian="10pt" style:font-size-complex="10pt"/>
    </style:style>
    <style:style style:name="P4963" style:parent-style-name="Standard" style:family="paragraph">
      <style:paragraph-properties fo:text-align="justify"/>
      <style:text-properties fo:font-size="10pt" style:font-size-asian="10pt" style:font-size-complex="10pt"/>
    </style:style>
    <style:style style:name="P4964" style:parent-style-name="Standard" style:family="paragraph">
      <style:paragraph-properties fo:text-align="justify"/>
      <style:text-properties fo:font-size="10pt" style:font-size-asian="10pt" style:font-size-complex="10pt"/>
    </style:style>
    <style:style style:name="P4965" style:parent-style-name="Standard" style:family="paragraph">
      <style:paragraph-properties fo:text-align="justify"/>
      <style:text-properties fo:font-size="10pt" style:font-size-asian="10pt" style:font-size-complex="10pt"/>
    </style:style>
    <style:style style:name="P4966" style:parent-style-name="Standard" style:family="paragraph">
      <style:paragraph-properties fo:text-align="justify"/>
      <style:text-properties fo:font-size="10pt" style:font-size-asian="10pt" style:font-size-complex="10pt"/>
    </style:style>
    <style:style style:name="P4967" style:parent-style-name="Standard" style:family="paragraph">
      <style:paragraph-properties fo:text-align="justify"/>
      <style:text-properties fo:font-size="10pt" style:font-size-asian="10pt" style:font-size-complex="10pt"/>
    </style:style>
    <style:style style:name="P4968" style:parent-style-name="Standard" style:family="paragraph">
      <style:paragraph-properties fo:text-align="justify"/>
      <style:text-properties fo:font-size="10pt" style:font-size-asian="10pt" style:font-size-complex="10pt"/>
    </style:style>
    <style:style style:name="P4969" style:parent-style-name="Standard" style:family="paragraph">
      <style:paragraph-properties fo:text-align="justify"/>
      <style:text-properties fo:font-size="10pt" style:font-size-asian="10pt" style:font-size-complex="10pt"/>
    </style:style>
    <style:style style:name="P4970" style:parent-style-name="Standard" style:family="paragraph">
      <style:paragraph-properties fo:text-align="justify"/>
      <style:text-properties fo:font-size="10pt" style:font-size-asian="10pt" style:font-size-complex="10pt"/>
    </style:style>
    <style:style style:name="P4971" style:parent-style-name="Standard" style:family="paragraph">
      <style:paragraph-properties fo:text-align="justify"/>
      <style:text-properties fo:font-size="10pt" style:font-size-asian="10pt" style:font-size-complex="10pt"/>
    </style:style>
    <style:style style:name="P4972" style:parent-style-name="Standard" style:family="paragraph">
      <style:paragraph-properties fo:text-align="justify"/>
      <style:text-properties fo:font-size="10pt" style:font-size-asian="10pt" style:font-size-complex="10pt"/>
    </style:style>
    <style:style style:name="TableColumn4974" style:family="table-column">
      <style:table-column-properties style:column-width="3.9791in" style:use-optimal-column-width="false"/>
    </style:style>
    <style:style style:name="TableColumn4975" style:family="table-column">
      <style:table-column-properties style:column-width="2.7138in" style:use-optimal-column-width="false"/>
    </style:style>
    <style:style style:name="Table4973" style:family="table">
      <style:table-properties style:width="6.693in" fo:margin-left="-0.009in" table:align="left"/>
    </style:style>
    <style:style style:name="TableRow4976" style:family="table-row">
      <style:table-row-properties style:use-optimal-row-height="false"/>
    </style:style>
    <style:style style:name="TableCell49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49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980" style:family="table-cell">
      <style:table-cell-properties fo:border="0.0034in solid #000000" style:writing-mode="lr-tb" fo:padding-top="0.0381in" fo:padding-left="0.0381in" fo:padding-bottom="0.0381in" fo:padding-right="0.0381in"/>
    </style:style>
    <style:style style:name="TableColumn4982" style:family="table-column">
      <style:table-column-properties style:column-width="1.1805in" style:use-optimal-column-width="false"/>
    </style:style>
    <style:style style:name="TableColumn4983" style:family="table-column">
      <style:table-column-properties style:column-width="1.4701in" style:use-optimal-column-width="false"/>
    </style:style>
    <style:style style:name="Table4981" style:family="table">
      <style:table-properties style:width="2.6506in" fo:margin-left="0in" table:align="right"/>
    </style:style>
    <style:style style:name="TableRow4984" style:family="table-row">
      <style:table-row-properties style:use-optimal-row-height="false"/>
    </style:style>
    <style:style style:name="TableCell49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8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987" style:family="table-cell">
      <style:table-cell-properties fo:border="0.0034in solid #000000" style:writing-mode="lr-tb" fo:padding-top="0.0381in" fo:padding-left="0.0381in" fo:padding-bottom="0.0381in" fo:padding-right="0.0381in"/>
    </style:style>
    <style:style style:name="P49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989" style:family="table-row">
      <style:table-row-properties style:use-optimal-row-height="false"/>
    </style:style>
    <style:style style:name="TableCell4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9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9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994" style:family="table-row">
      <style:table-row-properties style:use-optimal-row-height="false"/>
    </style:style>
    <style:style style:name="TableCell4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49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9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4999" style:family="table-row">
      <style:table-row-properties style:use-optimal-row-height="false"/>
    </style:style>
    <style:style style:name="TableCell5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0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00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005" style:parent-style-name="Standard" style:family="paragraph">
      <style:paragraph-properties fo:text-align="justify"/>
      <style:text-properties fo:font-size="10pt" style:font-size-asian="10pt" style:font-size-complex="10pt"/>
    </style:style>
    <style:style style:name="P5006" style:parent-style-name="Standard" style:family="paragraph">
      <style:paragraph-properties fo:text-align="justify"/>
      <style:text-properties fo:font-size="10pt" style:font-size-asian="10pt" style:font-size-complex="10pt"/>
    </style:style>
    <style:style style:name="P5007" style:parent-style-name="Standard" style:family="paragraph">
      <style:paragraph-properties fo:text-align="justify"/>
      <style:text-properties fo:font-size="10pt" style:font-size-asian="10pt" style:font-size-complex="10pt"/>
    </style:style>
    <style:style style:name="P5008" style:parent-style-name="Standard" style:family="paragraph">
      <style:paragraph-properties fo:text-align="justify"/>
      <style:text-properties fo:font-size="10pt" style:font-size-asian="10pt" style:font-size-complex="10pt"/>
    </style:style>
    <style:style style:name="P5009" style:parent-style-name="Standard" style:family="paragraph">
      <style:paragraph-properties fo:text-align="justify"/>
      <style:text-properties fo:font-size="10pt" style:font-size-asian="10pt" style:font-size-complex="10pt"/>
    </style:style>
    <style:style style:name="P5010" style:parent-style-name="Standard" style:family="paragraph">
      <style:paragraph-properties fo:text-align="justify"/>
      <style:text-properties fo:font-size="10pt" style:font-size-asian="10pt" style:font-size-complex="10pt"/>
    </style:style>
    <style:style style:name="P5011" style:parent-style-name="Standard" style:family="paragraph">
      <style:paragraph-properties fo:text-align="justify"/>
      <style:text-properties fo:font-size="10pt" style:font-size-asian="10pt" style:font-size-complex="10pt"/>
    </style:style>
    <style:style style:name="P5012" style:parent-style-name="Standard" style:family="paragraph">
      <style:paragraph-properties fo:text-align="justify"/>
      <style:text-properties fo:font-size="10pt" style:font-size-asian="10pt" style:font-size-complex="10pt"/>
    </style:style>
    <style:style style:name="P5013" style:parent-style-name="Standard" style:family="paragraph">
      <style:paragraph-properties fo:text-align="justify"/>
      <style:text-properties fo:font-size="10pt" style:font-size-asian="10pt" style:font-size-complex="10pt"/>
    </style:style>
    <style:style style:name="P5014" style:parent-style-name="Standard" style:family="paragraph">
      <style:paragraph-properties fo:text-align="justify"/>
      <style:text-properties fo:font-size="10pt" style:font-size-asian="10pt" style:font-size-complex="10pt"/>
    </style:style>
    <style:style style:name="P5015" style:parent-style-name="Standard" style:family="paragraph">
      <style:paragraph-properties fo:text-align="justify"/>
      <style:text-properties fo:font-size="10pt" style:font-size-asian="10pt" style:font-size-complex="10pt"/>
    </style:style>
    <style:style style:name="P5016" style:parent-style-name="Standard" style:family="paragraph">
      <style:paragraph-properties fo:text-align="justify"/>
      <style:text-properties fo:font-size="10pt" style:font-size-asian="10pt" style:font-size-complex="10pt"/>
    </style:style>
    <style:style style:name="P5017" style:parent-style-name="Standard" style:family="paragraph">
      <style:paragraph-properties fo:text-align="justify"/>
      <style:text-properties fo:font-size="10pt" style:font-size-asian="10pt" style:font-size-complex="10pt"/>
    </style:style>
    <style:style style:name="P5018" style:parent-style-name="Standard" style:family="paragraph">
      <style:paragraph-properties fo:text-align="justify"/>
      <style:text-properties fo:font-size="10pt" style:font-size-asian="10pt" style:font-size-complex="10pt"/>
    </style:style>
    <style:style style:name="P5019" style:parent-style-name="Standard" style:family="paragraph">
      <style:paragraph-properties fo:text-align="justify"/>
      <style:text-properties fo:font-size="10pt" style:font-size-asian="10pt" style:font-size-complex="10pt"/>
    </style:style>
    <style:style style:name="P5020" style:parent-style-name="Standard" style:family="paragraph">
      <style:paragraph-properties fo:text-align="justify"/>
      <style:text-properties fo:font-size="10pt" style:font-size-asian="10pt" style:font-size-complex="10pt"/>
    </style:style>
    <style:style style:name="P5021" style:parent-style-name="Standard" style:family="paragraph">
      <style:paragraph-properties fo:text-align="justify"/>
      <style:text-properties fo:font-size="10pt" style:font-size-asian="10pt" style:font-size-complex="10pt"/>
    </style:style>
    <style:style style:name="P5022" style:parent-style-name="Standard" style:family="paragraph">
      <style:paragraph-properties fo:text-align="justify"/>
      <style:text-properties fo:font-size="10pt" style:font-size-asian="10pt" style:font-size-complex="10pt"/>
    </style:style>
    <style:style style:name="P5023" style:parent-style-name="Standard" style:family="paragraph">
      <style:paragraph-properties fo:text-align="justify"/>
      <style:text-properties fo:font-size="10pt" style:font-size-asian="10pt" style:font-size-complex="10pt"/>
    </style:style>
    <style:style style:name="P5024" style:parent-style-name="Standard" style:family="paragraph">
      <style:paragraph-properties fo:text-align="justify"/>
      <style:text-properties fo:font-size="10pt" style:font-size-asian="10pt" style:font-size-complex="10pt"/>
    </style:style>
    <style:style style:name="P5025" style:parent-style-name="Standard" style:family="paragraph">
      <style:paragraph-properties fo:text-align="justify"/>
      <style:text-properties fo:font-size="10pt" style:font-size-asian="10pt" style:font-size-complex="10pt"/>
    </style:style>
    <style:style style:name="P5026" style:parent-style-name="Standard" style:family="paragraph">
      <style:paragraph-properties fo:text-align="justify"/>
      <style:text-properties fo:font-size="10pt" style:font-size-asian="10pt" style:font-size-complex="10pt"/>
    </style:style>
    <style:style style:name="P5027" style:parent-style-name="Standard" style:family="paragraph">
      <style:paragraph-properties fo:text-align="justify"/>
      <style:text-properties fo:font-size="10pt" style:font-size-asian="10pt" style:font-size-complex="10pt"/>
    </style:style>
    <style:style style:name="P5028" style:parent-style-name="Standard" style:family="paragraph">
      <style:paragraph-properties fo:text-align="justify"/>
      <style:text-properties fo:font-size="10pt" style:font-size-asian="10pt" style:font-size-complex="10pt"/>
    </style:style>
    <style:style style:name="P5029" style:parent-style-name="Standard" style:family="paragraph">
      <style:paragraph-properties fo:text-align="justify"/>
      <style:text-properties fo:font-size="10pt" style:font-size-asian="10pt" style:font-size-complex="10pt"/>
    </style:style>
    <style:style style:name="TableColumn5031" style:family="table-column">
      <style:table-column-properties style:column-width="3.9791in" style:use-optimal-column-width="false"/>
    </style:style>
    <style:style style:name="TableColumn5032" style:family="table-column">
      <style:table-column-properties style:column-width="2.7138in" style:use-optimal-column-width="false"/>
    </style:style>
    <style:style style:name="Table5030" style:family="table">
      <style:table-properties style:width="6.693in" fo:margin-left="-0.009in" table:align="left"/>
    </style:style>
    <style:style style:name="TableRow5033" style:family="table-row">
      <style:table-row-properties style:use-optimal-row-height="false"/>
    </style:style>
    <style:style style:name="TableCell50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3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03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037" style:family="table-cell">
      <style:table-cell-properties fo:border="0.0034in solid #000000" style:writing-mode="lr-tb" fo:padding-top="0.0381in" fo:padding-left="0.0381in" fo:padding-bottom="0.0381in" fo:padding-right="0.0381in"/>
    </style:style>
    <style:style style:name="TableColumn5039" style:family="table-column">
      <style:table-column-properties style:column-width="1.1805in" style:use-optimal-column-width="false"/>
    </style:style>
    <style:style style:name="TableColumn5040" style:family="table-column">
      <style:table-column-properties style:column-width="1.4701in" style:use-optimal-column-width="false"/>
    </style:style>
    <style:style style:name="Table5038" style:family="table">
      <style:table-properties style:width="2.6506in" fo:margin-left="0in" table:align="right"/>
    </style:style>
    <style:style style:name="TableRow5041" style:family="table-row">
      <style:table-row-properties style:use-optimal-row-height="false"/>
    </style:style>
    <style:style style:name="TableCell50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4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044" style:family="table-cell">
      <style:table-cell-properties fo:border="0.0034in solid #000000" style:writing-mode="lr-tb" fo:padding-top="0.0381in" fo:padding-left="0.0381in" fo:padding-bottom="0.0381in" fo:padding-right="0.0381in"/>
    </style:style>
    <style:style style:name="P504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046" style:family="table-row">
      <style:table-row-properties style:use-optimal-row-height="false"/>
    </style:style>
    <style:style style:name="TableCell5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0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051" style:family="table-row">
      <style:table-row-properties style:use-optimal-row-height="false"/>
    </style:style>
    <style:style style:name="TableCell50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0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5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056" style:family="table-row">
      <style:table-row-properties style:use-optimal-row-height="false"/>
    </style:style>
    <style:style style:name="TableCell5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0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6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06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062" style:parent-style-name="Standard" style:family="paragraph">
      <style:paragraph-properties fo:text-align="justify"/>
      <style:text-properties fo:font-size="10pt" style:font-size-asian="10pt" style:font-size-complex="10pt"/>
    </style:style>
    <style:style style:name="P5063" style:parent-style-name="Standard" style:family="paragraph">
      <style:paragraph-properties fo:text-align="justify"/>
      <style:text-properties fo:font-size="10pt" style:font-size-asian="10pt" style:font-size-complex="10pt"/>
    </style:style>
    <style:style style:name="P5064" style:parent-style-name="Standard" style:family="paragraph">
      <style:paragraph-properties fo:text-align="justify"/>
      <style:text-properties fo:font-size="10pt" style:font-size-asian="10pt" style:font-size-complex="10pt"/>
    </style:style>
    <style:style style:name="P5065" style:parent-style-name="Standard" style:family="paragraph">
      <style:paragraph-properties fo:text-align="justify"/>
      <style:text-properties fo:font-size="10pt" style:font-size-asian="10pt" style:font-size-complex="10pt"/>
    </style:style>
    <style:style style:name="P5066" style:parent-style-name="Standard" style:family="paragraph">
      <style:paragraph-properties fo:text-align="justify"/>
      <style:text-properties fo:font-size="10pt" style:font-size-asian="10pt" style:font-size-complex="10pt"/>
    </style:style>
    <style:style style:name="P5067" style:parent-style-name="Standard" style:family="paragraph">
      <style:paragraph-properties fo:text-align="justify"/>
      <style:text-properties fo:font-size="10pt" style:font-size-asian="10pt" style:font-size-complex="10pt"/>
    </style:style>
    <style:style style:name="P5068" style:parent-style-name="Standard" style:family="paragraph">
      <style:paragraph-properties fo:text-align="justify"/>
      <style:text-properties fo:font-size="10pt" style:font-size-asian="10pt" style:font-size-complex="10pt"/>
    </style:style>
    <style:style style:name="P5069" style:parent-style-name="Standard" style:family="paragraph">
      <style:paragraph-properties fo:text-align="justify"/>
      <style:text-properties fo:font-size="10pt" style:font-size-asian="10pt" style:font-size-complex="10pt"/>
    </style:style>
    <style:style style:name="P5070" style:parent-style-name="Standard" style:family="paragraph">
      <style:paragraph-properties fo:text-align="justify"/>
      <style:text-properties fo:font-size="10pt" style:font-size-asian="10pt" style:font-size-complex="10pt"/>
    </style:style>
    <style:style style:name="P5071" style:parent-style-name="Standard" style:family="paragraph">
      <style:paragraph-properties fo:text-align="justify"/>
      <style:text-properties fo:font-size="10pt" style:font-size-asian="10pt" style:font-size-complex="10pt"/>
    </style:style>
    <style:style style:name="P5072" style:parent-style-name="Standard" style:family="paragraph">
      <style:paragraph-properties fo:text-align="justify"/>
      <style:text-properties fo:font-size="10pt" style:font-size-asian="10pt" style:font-size-complex="10pt"/>
    </style:style>
    <style:style style:name="P5073" style:parent-style-name="Standard" style:family="paragraph">
      <style:paragraph-properties fo:text-align="justify"/>
      <style:text-properties fo:font-size="10pt" style:font-size-asian="10pt" style:font-size-complex="10pt"/>
    </style:style>
    <style:style style:name="P5074" style:parent-style-name="Standard" style:family="paragraph">
      <style:paragraph-properties fo:text-align="justify"/>
      <style:text-properties fo:font-size="10pt" style:font-size-asian="10pt" style:font-size-complex="10pt"/>
    </style:style>
    <style:style style:name="P5075" style:parent-style-name="Standard" style:family="paragraph">
      <style:paragraph-properties fo:text-align="justify"/>
      <style:text-properties fo:font-size="10pt" style:font-size-asian="10pt" style:font-size-complex="10pt"/>
    </style:style>
    <style:style style:name="P5076" style:parent-style-name="Standard" style:family="paragraph">
      <style:paragraph-properties fo:text-align="justify"/>
      <style:text-properties fo:font-size="10pt" style:font-size-asian="10pt" style:font-size-complex="10pt"/>
    </style:style>
    <style:style style:name="P5077" style:parent-style-name="Standard" style:family="paragraph">
      <style:paragraph-properties fo:text-align="justify"/>
      <style:text-properties fo:font-size="10pt" style:font-size-asian="10pt" style:font-size-complex="10pt"/>
    </style:style>
    <style:style style:name="P5078" style:parent-style-name="Standard" style:family="paragraph">
      <style:paragraph-properties fo:text-align="justify"/>
      <style:text-properties fo:font-size="10pt" style:font-size-asian="10pt" style:font-size-complex="10pt"/>
    </style:style>
    <style:style style:name="P5079" style:parent-style-name="Standard" style:family="paragraph">
      <style:paragraph-properties fo:text-align="justify"/>
      <style:text-properties fo:font-size="10pt" style:font-size-asian="10pt" style:font-size-complex="10pt"/>
    </style:style>
    <style:style style:name="P5080" style:parent-style-name="Standard" style:family="paragraph">
      <style:paragraph-properties fo:text-align="justify"/>
      <style:text-properties fo:font-size="10pt" style:font-size-asian="10pt" style:font-size-complex="10pt"/>
    </style:style>
    <style:style style:name="TableColumn5082" style:family="table-column">
      <style:table-column-properties style:column-width="3.9791in" style:use-optimal-column-width="false"/>
    </style:style>
    <style:style style:name="TableColumn5083" style:family="table-column">
      <style:table-column-properties style:column-width="2.7138in" style:use-optimal-column-width="false"/>
    </style:style>
    <style:style style:name="Table5081" style:family="table">
      <style:table-properties style:width="6.693in" fo:margin-left="-0.009in" table:align="left"/>
    </style:style>
    <style:style style:name="TableRow5084" style:family="table-row">
      <style:table-row-properties style:use-optimal-row-height="false"/>
    </style:style>
    <style:style style:name="TableCell50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8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08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088" style:family="table-cell">
      <style:table-cell-properties fo:border="0.0034in solid #000000" style:writing-mode="lr-tb" fo:padding-top="0.0381in" fo:padding-left="0.0381in" fo:padding-bottom="0.0381in" fo:padding-right="0.0381in"/>
    </style:style>
    <style:style style:name="TableColumn5090" style:family="table-column">
      <style:table-column-properties style:column-width="1.1805in" style:use-optimal-column-width="false"/>
    </style:style>
    <style:style style:name="TableColumn5091" style:family="table-column">
      <style:table-column-properties style:column-width="1.4701in" style:use-optimal-column-width="false"/>
    </style:style>
    <style:style style:name="Table5089" style:family="table">
      <style:table-properties style:width="2.6506in" fo:margin-left="0in" table:align="right"/>
    </style:style>
    <style:style style:name="TableRow5092" style:family="table-row">
      <style:table-row-properties style:use-optimal-row-height="false"/>
    </style:style>
    <style:style style:name="TableCell50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9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095" style:family="table-cell">
      <style:table-cell-properties fo:border="0.0034in solid #000000" style:writing-mode="lr-tb" fo:padding-top="0.0381in" fo:padding-left="0.0381in" fo:padding-bottom="0.0381in" fo:padding-right="0.0381in"/>
    </style:style>
    <style:style style:name="P509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097" style:family="table-row">
      <style:table-row-properties style:use-optimal-row-height="false"/>
    </style:style>
    <style:style style:name="TableCell5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0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102" style:family="table-row">
      <style:table-row-properties style:use-optimal-row-height="false"/>
    </style:style>
    <style:style style:name="TableCell5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0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107" style:family="table-row">
      <style:table-row-properties style:use-optimal-row-height="false"/>
    </style:style>
    <style:style style:name="TableCell5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1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11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113" style:parent-style-name="Standard" style:family="paragraph">
      <style:paragraph-properties fo:text-align="justify"/>
      <style:text-properties fo:font-size="10pt" style:font-size-asian="10pt" style:font-size-complex="10pt"/>
    </style:style>
    <style:style style:name="P5114" style:parent-style-name="Standard" style:family="paragraph">
      <style:paragraph-properties fo:text-align="justify"/>
      <style:text-properties fo:font-size="10pt" style:font-size-asian="10pt" style:font-size-complex="10pt"/>
    </style:style>
    <style:style style:name="P5115" style:parent-style-name="Standard" style:family="paragraph">
      <style:paragraph-properties fo:text-align="justify"/>
      <style:text-properties fo:font-size="10pt" style:font-size-asian="10pt" style:font-size-complex="10pt"/>
    </style:style>
    <style:style style:name="P5116" style:parent-style-name="Standard" style:family="paragraph">
      <style:paragraph-properties fo:text-align="justify"/>
      <style:text-properties fo:font-size="10pt" style:font-size-asian="10pt" style:font-size-complex="10pt"/>
    </style:style>
    <style:style style:name="P5117" style:parent-style-name="Standard" style:family="paragraph">
      <style:paragraph-properties fo:text-align="justify"/>
      <style:text-properties fo:font-size="10pt" style:font-size-asian="10pt" style:font-size-complex="10pt"/>
    </style:style>
    <style:style style:name="P5118" style:parent-style-name="Standard" style:family="paragraph">
      <style:paragraph-properties fo:text-align="justify"/>
      <style:text-properties fo:font-size="10pt" style:font-size-asian="10pt" style:font-size-complex="10pt"/>
    </style:style>
    <style:style style:name="P5119" style:parent-style-name="Standard" style:family="paragraph">
      <style:paragraph-properties fo:text-align="justify"/>
      <style:text-properties fo:font-size="10pt" style:font-size-asian="10pt" style:font-size-complex="10pt"/>
    </style:style>
    <style:style style:name="P5120" style:parent-style-name="Standard" style:family="paragraph">
      <style:paragraph-properties fo:text-align="justify"/>
      <style:text-properties fo:font-size="10pt" style:font-size-asian="10pt" style:font-size-complex="10pt"/>
    </style:style>
    <style:style style:name="P5121" style:parent-style-name="Standard" style:family="paragraph">
      <style:paragraph-properties fo:text-align="justify"/>
      <style:text-properties fo:font-size="10pt" style:font-size-asian="10pt" style:font-size-complex="10pt"/>
    </style:style>
    <style:style style:name="P5122" style:parent-style-name="Standard" style:family="paragraph">
      <style:paragraph-properties fo:text-align="justify"/>
      <style:text-properties fo:font-size="10pt" style:font-size-asian="10pt" style:font-size-complex="10pt"/>
    </style:style>
    <style:style style:name="P5123" style:parent-style-name="Standard" style:family="paragraph">
      <style:paragraph-properties fo:text-align="justify"/>
      <style:text-properties fo:font-size="10pt" style:font-size-asian="10pt" style:font-size-complex="10pt"/>
    </style:style>
    <style:style style:name="P5124" style:parent-style-name="Standard" style:family="paragraph">
      <style:paragraph-properties fo:text-align="justify"/>
      <style:text-properties fo:font-size="10pt" style:font-size-asian="10pt" style:font-size-complex="10pt"/>
    </style:style>
    <style:style style:name="P5125" style:parent-style-name="Standard" style:family="paragraph">
      <style:paragraph-properties fo:text-align="justify"/>
      <style:text-properties fo:font-size="10pt" style:font-size-asian="10pt" style:font-size-complex="10pt"/>
    </style:style>
    <style:style style:name="P5126" style:parent-style-name="Standard" style:family="paragraph">
      <style:paragraph-properties fo:text-align="justify"/>
      <style:text-properties fo:font-size="10pt" style:font-size-asian="10pt" style:font-size-complex="10pt"/>
    </style:style>
    <style:style style:name="P5127" style:parent-style-name="Standard" style:family="paragraph">
      <style:paragraph-properties fo:text-align="justify"/>
      <style:text-properties fo:font-size="10pt" style:font-size-asian="10pt" style:font-size-complex="10pt"/>
    </style:style>
    <style:style style:name="P5128" style:parent-style-name="Standard" style:family="paragraph">
      <style:paragraph-properties fo:text-align="justify"/>
      <style:text-properties fo:font-size="10pt" style:font-size-asian="10pt" style:font-size-complex="10pt"/>
    </style:style>
    <style:style style:name="P5129" style:parent-style-name="Standard" style:family="paragraph">
      <style:paragraph-properties fo:text-align="justify"/>
      <style:text-properties fo:font-size="10pt" style:font-size-asian="10pt" style:font-size-complex="10pt"/>
    </style:style>
    <style:style style:name="P5130" style:parent-style-name="Standard" style:family="paragraph">
      <style:paragraph-properties fo:text-align="justify"/>
      <style:text-properties fo:font-size="10pt" style:font-size-asian="10pt" style:font-size-complex="10pt"/>
    </style:style>
    <style:style style:name="P5131" style:parent-style-name="Standard" style:family="paragraph">
      <style:paragraph-properties fo:text-align="justify"/>
      <style:text-properties fo:font-size="10pt" style:font-size-asian="10pt" style:font-size-complex="10pt"/>
    </style:style>
    <style:style style:name="P5132" style:parent-style-name="Standard" style:family="paragraph">
      <style:paragraph-properties fo:text-align="justify"/>
      <style:text-properties fo:font-size="10pt" style:font-size-asian="10pt" style:font-size-complex="10pt"/>
    </style:style>
    <style:style style:name="P5133" style:parent-style-name="Standard" style:family="paragraph">
      <style:paragraph-properties fo:text-align="justify"/>
      <style:text-properties fo:font-size="10pt" style:font-size-asian="10pt" style:font-size-complex="10pt"/>
    </style:style>
    <style:style style:name="P5134" style:parent-style-name="Standard" style:family="paragraph">
      <style:paragraph-properties fo:text-align="justify"/>
      <style:text-properties fo:font-size="10pt" style:font-size-asian="10pt" style:font-size-complex="10pt"/>
    </style:style>
    <style:style style:name="P5135" style:parent-style-name="Standard" style:family="paragraph">
      <style:paragraph-properties fo:text-align="justify"/>
      <style:text-properties fo:font-size="10pt" style:font-size-asian="10pt" style:font-size-complex="10pt"/>
    </style:style>
    <style:style style:name="P5136" style:parent-style-name="Standard" style:family="paragraph">
      <style:paragraph-properties fo:text-align="justify"/>
      <style:text-properties fo:font-size="10pt" style:font-size-asian="10pt" style:font-size-complex="10pt"/>
    </style:style>
    <style:style style:name="P5137" style:parent-style-name="Standard" style:family="paragraph">
      <style:paragraph-properties fo:text-align="justify"/>
      <style:text-properties fo:font-size="10pt" style:font-size-asian="10pt" style:font-size-complex="10pt"/>
    </style:style>
    <style:style style:name="P5138" style:parent-style-name="Standard" style:family="paragraph">
      <style:paragraph-properties fo:text-align="justify"/>
      <style:text-properties fo:font-size="10pt" style:font-size-asian="10pt" style:font-size-complex="10pt"/>
    </style:style>
    <style:style style:name="P5139" style:parent-style-name="Standard" style:family="paragraph">
      <style:paragraph-properties fo:text-align="justify"/>
      <style:text-properties fo:font-size="10pt" style:font-size-asian="10pt" style:font-size-complex="10pt"/>
    </style:style>
    <style:style style:name="P5140" style:parent-style-name="Standard" style:family="paragraph">
      <style:paragraph-properties fo:text-align="justify"/>
      <style:text-properties fo:font-size="10pt" style:font-size-asian="10pt" style:font-size-complex="10pt"/>
    </style:style>
    <style:style style:name="P5141" style:parent-style-name="Standard" style:family="paragraph">
      <style:paragraph-properties fo:text-align="justify"/>
      <style:text-properties fo:font-size="10pt" style:font-size-asian="10pt" style:font-size-complex="10pt"/>
    </style:style>
    <style:style style:name="P5142" style:parent-style-name="Standard" style:family="paragraph">
      <style:paragraph-properties fo:text-align="justify"/>
      <style:text-properties fo:font-size="10pt" style:font-size-asian="10pt" style:font-size-complex="10pt"/>
    </style:style>
    <style:style style:name="P5143" style:parent-style-name="Standard" style:family="paragraph">
      <style:paragraph-properties fo:text-align="justify"/>
      <style:text-properties fo:font-size="10pt" style:font-size-asian="10pt" style:font-size-complex="10pt"/>
    </style:style>
    <style:style style:name="TableColumn5145" style:family="table-column">
      <style:table-column-properties style:column-width="3.9791in" style:use-optimal-column-width="false"/>
    </style:style>
    <style:style style:name="TableColumn5146" style:family="table-column">
      <style:table-column-properties style:column-width="2.7138in" style:use-optimal-column-width="false"/>
    </style:style>
    <style:style style:name="Table5144" style:family="table">
      <style:table-properties style:width="6.693in" fo:margin-left="-0.009in" table:align="left"/>
    </style:style>
    <style:style style:name="TableRow5147" style:family="table-row">
      <style:table-row-properties style:use-optimal-row-height="false"/>
    </style:style>
    <style:style style:name="TableCell51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4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1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151" style:family="table-cell">
      <style:table-cell-properties fo:border="0.0034in solid #000000" style:writing-mode="lr-tb" fo:padding-top="0.0381in" fo:padding-left="0.0381in" fo:padding-bottom="0.0381in" fo:padding-right="0.0381in"/>
    </style:style>
    <style:style style:name="TableColumn5153" style:family="table-column">
      <style:table-column-properties style:column-width="1.1805in" style:use-optimal-column-width="false"/>
    </style:style>
    <style:style style:name="TableColumn5154" style:family="table-column">
      <style:table-column-properties style:column-width="1.4701in" style:use-optimal-column-width="false"/>
    </style:style>
    <style:style style:name="Table5152" style:family="table">
      <style:table-properties style:width="2.6506in" fo:margin-left="0in" table:align="right"/>
    </style:style>
    <style:style style:name="TableRow5155" style:family="table-row">
      <style:table-row-properties style:use-optimal-row-height="false"/>
    </style:style>
    <style:style style:name="TableCell5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5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158" style:family="table-cell">
      <style:table-cell-properties fo:border="0.0034in solid #000000" style:writing-mode="lr-tb" fo:padding-top="0.0381in" fo:padding-left="0.0381in" fo:padding-bottom="0.0381in" fo:padding-right="0.0381in"/>
    </style:style>
    <style:style style:name="P515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160" style:family="table-row">
      <style:table-row-properties style:use-optimal-row-height="false"/>
    </style:style>
    <style:style style:name="TableCell5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165" style:family="table-row">
      <style:table-row-properties style:use-optimal-row-height="false"/>
    </style:style>
    <style:style style:name="TableCell5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170" style:family="table-row">
      <style:table-row-properties style:use-optimal-row-height="false"/>
    </style:style>
    <style:style style:name="TableCell5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7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1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176" style:parent-style-name="Standard" style:family="paragraph">
      <style:paragraph-properties fo:text-align="justify"/>
      <style:text-properties fo:font-size="10pt" style:font-size-asian="10pt" style:font-size-complex="10pt"/>
    </style:style>
    <style:style style:name="P5177" style:parent-style-name="Standard" style:family="paragraph">
      <style:paragraph-properties fo:text-align="justify"/>
      <style:text-properties fo:font-size="10pt" style:font-size-asian="10pt" style:font-size-complex="10pt"/>
    </style:style>
    <style:style style:name="P5178" style:parent-style-name="Standard" style:family="paragraph">
      <style:paragraph-properties fo:text-align="justify"/>
      <style:text-properties fo:font-size="10pt" style:font-size-asian="10pt" style:font-size-complex="10pt"/>
    </style:style>
    <style:style style:name="P5179" style:parent-style-name="Standard" style:family="paragraph">
      <style:paragraph-properties fo:text-align="justify"/>
      <style:text-properties fo:font-size="10pt" style:font-size-asian="10pt" style:font-size-complex="10pt"/>
    </style:style>
    <style:style style:name="P5180" style:parent-style-name="Standard" style:family="paragraph">
      <style:paragraph-properties fo:text-align="justify"/>
      <style:text-properties fo:font-size="10pt" style:font-size-asian="10pt" style:font-size-complex="10pt"/>
    </style:style>
    <style:style style:name="P5181" style:parent-style-name="Standard" style:family="paragraph">
      <style:paragraph-properties fo:text-align="justify"/>
      <style:text-properties fo:font-size="10pt" style:font-size-asian="10pt" style:font-size-complex="10pt"/>
    </style:style>
    <style:style style:name="P5182" style:parent-style-name="Standard" style:family="paragraph">
      <style:paragraph-properties fo:text-align="justify"/>
      <style:text-properties fo:font-size="10pt" style:font-size-asian="10pt" style:font-size-complex="10pt"/>
    </style:style>
    <style:style style:name="P5183" style:parent-style-name="Standard" style:family="paragraph">
      <style:paragraph-properties fo:text-align="justify"/>
      <style:text-properties fo:font-size="10pt" style:font-size-asian="10pt" style:font-size-complex="10pt"/>
    </style:style>
    <style:style style:name="P5184" style:parent-style-name="Standard" style:family="paragraph">
      <style:paragraph-properties fo:text-align="justify"/>
      <style:text-properties fo:font-size="10pt" style:font-size-asian="10pt" style:font-size-complex="10pt"/>
    </style:style>
    <style:style style:name="P5185" style:parent-style-name="Standard" style:family="paragraph">
      <style:paragraph-properties fo:text-align="justify"/>
      <style:text-properties fo:font-size="10pt" style:font-size-asian="10pt" style:font-size-complex="10pt"/>
    </style:style>
    <style:style style:name="P5186" style:parent-style-name="Standard" style:family="paragraph">
      <style:paragraph-properties fo:text-align="justify"/>
      <style:text-properties fo:font-size="10pt" style:font-size-asian="10pt" style:font-size-complex="10pt"/>
    </style:style>
    <style:style style:name="P5187" style:parent-style-name="Standard" style:family="paragraph">
      <style:paragraph-properties fo:text-align="justify"/>
      <style:text-properties fo:font-size="10pt" style:font-size-asian="10pt" style:font-size-complex="10pt"/>
    </style:style>
    <style:style style:name="P5188" style:parent-style-name="Standard" style:family="paragraph">
      <style:paragraph-properties fo:text-align="justify"/>
      <style:text-properties fo:font-size="10pt" style:font-size-asian="10pt" style:font-size-complex="10pt"/>
    </style:style>
    <style:style style:name="P5189" style:parent-style-name="Standard" style:family="paragraph">
      <style:paragraph-properties fo:text-align="justify"/>
      <style:text-properties fo:font-size="10pt" style:font-size-asian="10pt" style:font-size-complex="10pt"/>
    </style:style>
    <style:style style:name="P5190" style:parent-style-name="Standard" style:family="paragraph">
      <style:paragraph-properties fo:text-align="justify"/>
      <style:text-properties fo:font-size="10pt" style:font-size-asian="10pt" style:font-size-complex="10pt"/>
    </style:style>
    <style:style style:name="P5191" style:parent-style-name="Standard" style:family="paragraph">
      <style:paragraph-properties fo:text-align="justify"/>
      <style:text-properties fo:font-size="10pt" style:font-size-asian="10pt" style:font-size-complex="10pt"/>
    </style:style>
    <style:style style:name="P5192" style:parent-style-name="Standard" style:family="paragraph">
      <style:paragraph-properties fo:text-align="justify"/>
      <style:text-properties fo:font-size="10pt" style:font-size-asian="10pt" style:font-size-complex="10pt"/>
    </style:style>
    <style:style style:name="P5193" style:parent-style-name="Standard" style:family="paragraph">
      <style:paragraph-properties fo:text-align="justify"/>
      <style:text-properties fo:font-size="10pt" style:font-size-asian="10pt" style:font-size-complex="10pt"/>
    </style:style>
    <style:style style:name="P5194" style:parent-style-name="Standard" style:family="paragraph">
      <style:paragraph-properties fo:text-align="justify"/>
      <style:text-properties fo:font-size="10pt" style:font-size-asian="10pt" style:font-size-complex="10pt"/>
    </style:style>
    <style:style style:name="TableColumn5196" style:family="table-column">
      <style:table-column-properties style:column-width="3.9791in" style:use-optimal-column-width="false"/>
    </style:style>
    <style:style style:name="TableColumn5197" style:family="table-column">
      <style:table-column-properties style:column-width="2.7138in" style:use-optimal-column-width="false"/>
    </style:style>
    <style:style style:name="Table5195" style:family="table">
      <style:table-properties style:width="6.693in" fo:margin-left="-0.009in" table:align="left"/>
    </style:style>
    <style:style style:name="TableRow5198" style:family="table-row">
      <style:table-row-properties style:use-optimal-row-height="false"/>
    </style:style>
    <style:style style:name="TableCell51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0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20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202" style:family="table-cell">
      <style:table-cell-properties fo:border="0.0034in solid #000000" style:writing-mode="lr-tb" fo:padding-top="0.0381in" fo:padding-left="0.0381in" fo:padding-bottom="0.0381in" fo:padding-right="0.0381in"/>
    </style:style>
    <style:style style:name="TableColumn5204" style:family="table-column">
      <style:table-column-properties style:column-width="1.1805in" style:use-optimal-column-width="false"/>
    </style:style>
    <style:style style:name="TableColumn5205" style:family="table-column">
      <style:table-column-properties style:column-width="1.4701in" style:use-optimal-column-width="false"/>
    </style:style>
    <style:style style:name="Table5203" style:family="table">
      <style:table-properties style:width="2.6506in" fo:margin-left="0in" table:align="right"/>
    </style:style>
    <style:style style:name="TableRow5206" style:family="table-row">
      <style:table-row-properties style:use-optimal-row-height="false"/>
    </style:style>
    <style:style style:name="TableCell52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209" style:family="table-cell">
      <style:table-cell-properties fo:border="0.0034in solid #000000" style:writing-mode="lr-tb" fo:padding-top="0.0381in" fo:padding-left="0.0381in" fo:padding-bottom="0.0381in" fo:padding-right="0.0381in"/>
    </style:style>
    <style:style style:name="P52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211" style:family="table-row">
      <style:table-row-properties style:use-optimal-row-height="false"/>
    </style:style>
    <style:style style:name="TableCell5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216" style:family="table-row">
      <style:table-row-properties style:use-optimal-row-height="false"/>
    </style:style>
    <style:style style:name="TableCell5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221" style:family="table-row">
      <style:table-row-properties style:use-optimal-row-height="false"/>
    </style:style>
    <style:style style:name="TableCell5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2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227" style:parent-style-name="Standard" style:family="paragraph">
      <style:paragraph-properties fo:text-align="justify"/>
      <style:text-properties fo:font-size="10pt" style:font-size-asian="10pt" style:font-size-complex="10pt"/>
    </style:style>
    <style:style style:name="P5228" style:parent-style-name="Standard" style:family="paragraph">
      <style:paragraph-properties fo:text-align="justify"/>
      <style:text-properties fo:font-size="10pt" style:font-size-asian="10pt" style:font-size-complex="10pt"/>
    </style:style>
    <style:style style:name="P5229" style:parent-style-name="Standard" style:family="paragraph">
      <style:paragraph-properties fo:text-align="justify"/>
      <style:text-properties fo:font-size="10pt" style:font-size-asian="10pt" style:font-size-complex="10pt"/>
    </style:style>
    <style:style style:name="P5230" style:parent-style-name="Standard" style:family="paragraph">
      <style:paragraph-properties fo:text-align="justify"/>
      <style:text-properties fo:font-size="10pt" style:font-size-asian="10pt" style:font-size-complex="10pt"/>
    </style:style>
    <style:style style:name="P5231" style:parent-style-name="Standard" style:family="paragraph">
      <style:paragraph-properties fo:text-align="justify"/>
      <style:text-properties fo:font-size="10pt" style:font-size-asian="10pt" style:font-size-complex="10pt"/>
    </style:style>
    <style:style style:name="P5232" style:parent-style-name="Standard" style:family="paragraph">
      <style:paragraph-properties fo:text-align="justify"/>
      <style:text-properties fo:font-size="10pt" style:font-size-asian="10pt" style:font-size-complex="10pt"/>
    </style:style>
    <style:style style:name="P5233" style:parent-style-name="Standard" style:family="paragraph">
      <style:paragraph-properties fo:text-align="justify"/>
      <style:text-properties fo:font-size="10pt" style:font-size-asian="10pt" style:font-size-complex="10pt"/>
    </style:style>
    <style:style style:name="P5234" style:parent-style-name="Standard" style:family="paragraph">
      <style:paragraph-properties fo:text-align="justify"/>
      <style:text-properties fo:font-size="10pt" style:font-size-asian="10pt" style:font-size-complex="10pt"/>
    </style:style>
    <style:style style:name="P5235" style:parent-style-name="Standard" style:family="paragraph">
      <style:paragraph-properties fo:text-align="justify"/>
      <style:text-properties fo:font-size="10pt" style:font-size-asian="10pt" style:font-size-complex="10pt"/>
    </style:style>
    <style:style style:name="P5236" style:parent-style-name="Standard" style:family="paragraph">
      <style:paragraph-properties fo:text-align="justify"/>
      <style:text-properties fo:font-size="10pt" style:font-size-asian="10pt" style:font-size-complex="10pt"/>
    </style:style>
    <style:style style:name="P5237" style:parent-style-name="Standard" style:family="paragraph">
      <style:paragraph-properties fo:text-align="justify"/>
      <style:text-properties fo:font-size="10pt" style:font-size-asian="10pt" style:font-size-complex="10pt"/>
    </style:style>
    <style:style style:name="P5238" style:parent-style-name="Standard" style:family="paragraph">
      <style:paragraph-properties fo:text-align="justify"/>
      <style:text-properties fo:font-size="10pt" style:font-size-asian="10pt" style:font-size-complex="10pt"/>
    </style:style>
    <style:style style:name="P5239" style:parent-style-name="Standard" style:family="paragraph">
      <style:paragraph-properties fo:text-align="justify"/>
      <style:text-properties fo:font-size="10pt" style:font-size-asian="10pt" style:font-size-complex="10pt"/>
    </style:style>
    <style:style style:name="P5240" style:parent-style-name="Standard" style:family="paragraph">
      <style:paragraph-properties fo:text-align="justify"/>
      <style:text-properties fo:font-size="10pt" style:font-size-asian="10pt" style:font-size-complex="10pt"/>
    </style:style>
    <style:style style:name="P5241" style:parent-style-name="Standard" style:family="paragraph">
      <style:paragraph-properties fo:text-align="justify"/>
      <style:text-properties fo:font-size="10pt" style:font-size-asian="10pt" style:font-size-complex="10pt"/>
    </style:style>
    <style:style style:name="P5242" style:parent-style-name="Standard" style:family="paragraph">
      <style:paragraph-properties fo:text-align="justify"/>
      <style:text-properties fo:font-size="10pt" style:font-size-asian="10pt" style:font-size-complex="10pt"/>
    </style:style>
    <style:style style:name="P5243" style:parent-style-name="Standard" style:family="paragraph">
      <style:paragraph-properties fo:text-align="justify"/>
      <style:text-properties fo:font-size="10pt" style:font-size-asian="10pt" style:font-size-complex="10pt"/>
    </style:style>
    <style:style style:name="P5244" style:parent-style-name="Standard" style:family="paragraph">
      <style:paragraph-properties fo:text-align="justify"/>
      <style:text-properties fo:font-size="10pt" style:font-size-asian="10pt" style:font-size-complex="10pt"/>
    </style:style>
    <style:style style:name="P5245" style:parent-style-name="Standard" style:family="paragraph">
      <style:paragraph-properties fo:text-align="justify"/>
      <style:text-properties fo:font-size="10pt" style:font-size-asian="10pt" style:font-size-complex="10pt"/>
    </style:style>
    <style:style style:name="P5246" style:parent-style-name="Standard" style:family="paragraph">
      <style:paragraph-properties fo:text-align="justify"/>
      <style:text-properties fo:font-size="10pt" style:font-size-asian="10pt" style:font-size-complex="10pt"/>
    </style:style>
    <style:style style:name="P5247" style:parent-style-name="Standard" style:family="paragraph">
      <style:paragraph-properties fo:text-align="justify"/>
      <style:text-properties fo:font-size="10pt" style:font-size-asian="10pt" style:font-size-complex="10pt"/>
    </style:style>
    <style:style style:name="P5248" style:parent-style-name="Standard" style:family="paragraph">
      <style:paragraph-properties fo:text-align="justify"/>
      <style:text-properties fo:font-size="10pt" style:font-size-asian="10pt" style:font-size-complex="10pt"/>
    </style:style>
    <style:style style:name="P5249" style:parent-style-name="Standard" style:family="paragraph">
      <style:paragraph-properties fo:text-align="justify"/>
      <style:text-properties fo:font-size="10pt" style:font-size-asian="10pt" style:font-size-complex="10pt"/>
    </style:style>
    <style:style style:name="P5250" style:parent-style-name="Standard" style:family="paragraph">
      <style:paragraph-properties fo:text-align="justify"/>
      <style:text-properties fo:font-size="10pt" style:font-size-asian="10pt" style:font-size-complex="10pt"/>
    </style:style>
    <style:style style:name="P5251" style:parent-style-name="Standard" style:family="paragraph">
      <style:paragraph-properties fo:text-align="justify"/>
      <style:text-properties fo:font-size="10pt" style:font-size-asian="10pt" style:font-size-complex="10pt"/>
    </style:style>
    <style:style style:name="P5252" style:parent-style-name="Standard" style:family="paragraph">
      <style:paragraph-properties fo:text-align="justify"/>
      <style:text-properties fo:font-size="10pt" style:font-size-asian="10pt" style:font-size-complex="10pt"/>
    </style:style>
    <style:style style:name="TableColumn5254" style:family="table-column">
      <style:table-column-properties style:column-width="3.9791in" style:use-optimal-column-width="false"/>
    </style:style>
    <style:style style:name="TableColumn5255" style:family="table-column">
      <style:table-column-properties style:column-width="2.7138in" style:use-optimal-column-width="false"/>
    </style:style>
    <style:style style:name="Table5253" style:family="table">
      <style:table-properties style:width="6.693in" fo:margin-left="-0.009in" table:align="left"/>
    </style:style>
    <style:style style:name="TableRow5256" style:family="table-row">
      <style:table-row-properties style:use-optimal-row-height="false"/>
    </style:style>
    <style:style style:name="TableCell52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5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25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26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261" style:family="table-cell">
      <style:table-cell-properties fo:border="0.0034in solid #000000" style:writing-mode="lr-tb" fo:padding-top="0.0381in" fo:padding-left="0.0381in" fo:padding-bottom="0.0381in" fo:padding-right="0.0381in"/>
    </style:style>
    <style:style style:name="TableColumn5263" style:family="table-column">
      <style:table-column-properties style:column-width="1.1805in" style:use-optimal-column-width="false"/>
    </style:style>
    <style:style style:name="TableColumn5264" style:family="table-column">
      <style:table-column-properties style:column-width="1.4701in" style:use-optimal-column-width="false"/>
    </style:style>
    <style:style style:name="Table5262" style:family="table">
      <style:table-properties style:width="2.6506in" fo:margin-left="0in" table:align="right"/>
    </style:style>
    <style:style style:name="TableRow5265" style:family="table-row">
      <style:table-row-properties style:use-optimal-row-height="false"/>
    </style:style>
    <style:style style:name="TableCell52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6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268" style:family="table-cell">
      <style:table-cell-properties fo:border="0.0034in solid #000000" style:writing-mode="lr-tb" fo:padding-top="0.0381in" fo:padding-left="0.0381in" fo:padding-bottom="0.0381in" fo:padding-right="0.0381in"/>
    </style:style>
    <style:style style:name="P526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270" style:family="table-row">
      <style:table-row-properties style:use-optimal-row-height="false"/>
    </style:style>
    <style:style style:name="TableCell5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7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275" style:family="table-row">
      <style:table-row-properties style:use-optimal-row-height="false"/>
    </style:style>
    <style:style style:name="TableCell5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280" style:family="table-row">
      <style:table-row-properties style:use-optimal-row-height="false"/>
    </style:style>
    <style:style style:name="TableCell5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8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28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286" style:parent-style-name="Standard" style:family="paragraph">
      <style:paragraph-properties fo:text-align="justify"/>
      <style:text-properties fo:font-size="10pt" style:font-size-asian="10pt" style:font-size-complex="10pt"/>
    </style:style>
    <style:style style:name="P5287" style:parent-style-name="Standard" style:family="paragraph">
      <style:paragraph-properties fo:text-align="justify"/>
      <style:text-properties fo:font-size="10pt" style:font-size-asian="10pt" style:font-size-complex="10pt"/>
    </style:style>
    <style:style style:name="P5288" style:parent-style-name="Standard" style:family="paragraph">
      <style:paragraph-properties fo:text-align="justify"/>
      <style:text-properties fo:font-size="10pt" style:font-size-asian="10pt" style:font-size-complex="10pt"/>
    </style:style>
    <style:style style:name="P5289" style:parent-style-name="Standard" style:family="paragraph">
      <style:paragraph-properties fo:text-align="justify"/>
      <style:text-properties fo:font-size="10pt" style:font-size-asian="10pt" style:font-size-complex="10pt"/>
    </style:style>
    <style:style style:name="TableColumn5291" style:family="table-column">
      <style:table-column-properties style:column-width="3.9791in" style:use-optimal-column-width="false"/>
    </style:style>
    <style:style style:name="TableColumn5292" style:family="table-column">
      <style:table-column-properties style:column-width="2.7138in" style:use-optimal-column-width="false"/>
    </style:style>
    <style:style style:name="Table5290" style:family="table">
      <style:table-properties style:width="6.693in" fo:margin-left="-0.009in" table:align="left"/>
    </style:style>
    <style:style style:name="TableRow5293" style:family="table-row">
      <style:table-row-properties style:use-optimal-row-height="false"/>
    </style:style>
    <style:style style:name="TableCell52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9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29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297" style:family="table-cell">
      <style:table-cell-properties fo:border="0.0034in solid #000000" style:writing-mode="lr-tb" fo:padding-top="0.0381in" fo:padding-left="0.0381in" fo:padding-bottom="0.0381in" fo:padding-right="0.0381in"/>
    </style:style>
    <style:style style:name="TableColumn5299" style:family="table-column">
      <style:table-column-properties style:column-width="1.1805in" style:use-optimal-column-width="false"/>
    </style:style>
    <style:style style:name="TableColumn5300" style:family="table-column">
      <style:table-column-properties style:column-width="1.4701in" style:use-optimal-column-width="false"/>
    </style:style>
    <style:style style:name="Table5298" style:family="table">
      <style:table-properties style:width="2.6506in" fo:margin-left="0in" table:align="right"/>
    </style:style>
    <style:style style:name="TableRow5301" style:family="table-row">
      <style:table-row-properties style:use-optimal-row-height="false"/>
    </style:style>
    <style:style style:name="TableCell53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304" style:family="table-cell">
      <style:table-cell-properties fo:border="0.0034in solid #000000" style:writing-mode="lr-tb" fo:padding-top="0.0381in" fo:padding-left="0.0381in" fo:padding-bottom="0.0381in" fo:padding-right="0.0381in"/>
    </style:style>
    <style:style style:name="P53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306" style:family="table-row">
      <style:table-row-properties style:use-optimal-row-height="false"/>
    </style:style>
    <style:style style:name="TableCell5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311" style:family="table-row">
      <style:table-row-properties style:use-optimal-row-height="false"/>
    </style:style>
    <style:style style:name="TableCell5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316" style:family="table-row">
      <style:table-row-properties style:use-optimal-row-height="false"/>
    </style:style>
    <style:style style:name="TableCell5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3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322" style:parent-style-name="Standard" style:family="paragraph">
      <style:paragraph-properties fo:text-align="justify"/>
      <style:text-properties fo:font-size="10pt" style:font-size-asian="10pt" style:font-size-complex="10pt"/>
    </style:style>
    <style:style style:name="P5323" style:parent-style-name="Standard" style:family="paragraph">
      <style:paragraph-properties fo:text-align="justify"/>
      <style:text-properties fo:font-size="10pt" style:font-size-asian="10pt" style:font-size-complex="10pt"/>
    </style:style>
    <style:style style:name="P5324" style:parent-style-name="Standard" style:family="paragraph">
      <style:paragraph-properties fo:text-align="justify"/>
      <style:text-properties fo:font-size="10pt" style:font-size-asian="10pt" style:font-size-complex="10pt"/>
    </style:style>
    <style:style style:name="P5325" style:parent-style-name="Standard" style:family="paragraph">
      <style:paragraph-properties fo:text-align="justify"/>
      <style:text-properties fo:font-size="10pt" style:font-size-asian="10pt" style:font-size-complex="10pt"/>
    </style:style>
    <style:style style:name="P5326" style:parent-style-name="Standard" style:family="paragraph">
      <style:paragraph-properties fo:text-align="justify"/>
      <style:text-properties fo:font-size="10pt" style:font-size-asian="10pt" style:font-size-complex="10pt"/>
    </style:style>
    <style:style style:name="P5327" style:parent-style-name="Standard" style:family="paragraph">
      <style:paragraph-properties fo:text-align="justify"/>
      <style:text-properties fo:font-size="10pt" style:font-size-asian="10pt" style:font-size-complex="10pt"/>
    </style:style>
    <style:style style:name="P5328" style:parent-style-name="Standard" style:family="paragraph">
      <style:paragraph-properties fo:text-align="justify"/>
      <style:text-properties fo:font-size="10pt" style:font-size-asian="10pt" style:font-size-complex="10pt"/>
    </style:style>
    <style:style style:name="P5329" style:parent-style-name="Standard" style:family="paragraph">
      <style:paragraph-properties fo:text-align="justify"/>
      <style:text-properties fo:font-size="10pt" style:font-size-asian="10pt" style:font-size-complex="10pt"/>
    </style:style>
    <style:style style:name="P5330" style:parent-style-name="Standard" style:family="paragraph">
      <style:paragraph-properties fo:text-align="justify"/>
      <style:text-properties fo:font-size="10pt" style:font-size-asian="10pt" style:font-size-complex="10pt"/>
    </style:style>
    <style:style style:name="P5331" style:parent-style-name="Standard" style:family="paragraph">
      <style:paragraph-properties fo:text-align="justify"/>
      <style:text-properties fo:font-size="10pt" style:font-size-asian="10pt" style:font-size-complex="10pt"/>
    </style:style>
    <style:style style:name="P5332" style:parent-style-name="Standard" style:family="paragraph">
      <style:paragraph-properties fo:text-align="justify"/>
      <style:text-properties fo:font-size="10pt" style:font-size-asian="10pt" style:font-size-complex="10pt"/>
    </style:style>
    <style:style style:name="P5333" style:parent-style-name="Standard" style:family="paragraph">
      <style:paragraph-properties fo:text-align="justify"/>
      <style:text-properties fo:font-size="10pt" style:font-size-asian="10pt" style:font-size-complex="10pt"/>
    </style:style>
    <style:style style:name="P5334" style:parent-style-name="Standard" style:family="paragraph">
      <style:paragraph-properties fo:text-align="justify"/>
      <style:text-properties fo:font-size="10pt" style:font-size-asian="10pt" style:font-size-complex="10pt"/>
    </style:style>
    <style:style style:name="P5335" style:parent-style-name="Standard" style:family="paragraph">
      <style:paragraph-properties fo:text-align="justify"/>
      <style:text-properties fo:font-size="10pt" style:font-size-asian="10pt" style:font-size-complex="10pt"/>
    </style:style>
    <style:style style:name="P5336" style:parent-style-name="Standard" style:family="paragraph">
      <style:paragraph-properties fo:text-align="justify"/>
      <style:text-properties fo:font-size="10pt" style:font-size-asian="10pt" style:font-size-complex="10pt"/>
    </style:style>
    <style:style style:name="P5337" style:parent-style-name="Standard" style:family="paragraph">
      <style:paragraph-properties fo:text-align="justify"/>
      <style:text-properties fo:font-size="10pt" style:font-size-asian="10pt" style:font-size-complex="10pt"/>
    </style:style>
    <style:style style:name="P5338" style:parent-style-name="Standard" style:family="paragraph">
      <style:paragraph-properties fo:text-align="justify"/>
      <style:text-properties fo:font-size="10pt" style:font-size-asian="10pt" style:font-size-complex="10pt"/>
    </style:style>
    <style:style style:name="P5339" style:parent-style-name="Standard" style:family="paragraph">
      <style:paragraph-properties fo:text-align="justify"/>
      <style:text-properties fo:font-size="10pt" style:font-size-asian="10pt" style:font-size-complex="10pt"/>
    </style:style>
    <style:style style:name="P5340" style:parent-style-name="Standard" style:family="paragraph">
      <style:paragraph-properties fo:text-align="justify"/>
      <style:text-properties fo:font-size="10pt" style:font-size-asian="10pt" style:font-size-complex="10pt"/>
    </style:style>
    <style:style style:name="P5341" style:parent-style-name="Standard" style:family="paragraph">
      <style:paragraph-properties fo:text-align="justify"/>
      <style:text-properties fo:font-size="10pt" style:font-size-asian="10pt" style:font-size-complex="10pt"/>
    </style:style>
    <style:style style:name="P5342" style:parent-style-name="Standard" style:family="paragraph">
      <style:paragraph-properties fo:text-align="justify"/>
      <style:text-properties fo:font-size="10pt" style:font-size-asian="10pt" style:font-size-complex="10pt"/>
    </style:style>
    <style:style style:name="P5343" style:parent-style-name="Standard" style:family="paragraph">
      <style:paragraph-properties fo:text-align="justify"/>
      <style:text-properties fo:font-size="10pt" style:font-size-asian="10pt" style:font-size-complex="10pt"/>
    </style:style>
    <style:style style:name="P5344" style:parent-style-name="Standard" style:family="paragraph">
      <style:paragraph-properties fo:text-align="justify"/>
      <style:text-properties fo:font-size="10pt" style:font-size-asian="10pt" style:font-size-complex="10pt"/>
    </style:style>
    <style:style style:name="P5345" style:parent-style-name="Standard" style:family="paragraph">
      <style:paragraph-properties fo:text-align="justify"/>
      <style:text-properties fo:font-size="10pt" style:font-size-asian="10pt" style:font-size-complex="10pt"/>
    </style:style>
    <style:style style:name="P5346" style:parent-style-name="Standard" style:family="paragraph">
      <style:paragraph-properties fo:text-align="justify"/>
      <style:text-properties fo:font-size="10pt" style:font-size-asian="10pt" style:font-size-complex="10pt"/>
    </style:style>
    <style:style style:name="P5347" style:parent-style-name="Standard" style:family="paragraph">
      <style:paragraph-properties fo:text-align="justify"/>
      <style:text-properties fo:font-size="10pt" style:font-size-asian="10pt" style:font-size-complex="10pt"/>
    </style:style>
    <style:style style:name="P5348" style:parent-style-name="Standard" style:family="paragraph">
      <style:paragraph-properties fo:text-align="justify"/>
      <style:text-properties fo:font-size="10pt" style:font-size-asian="10pt" style:font-size-complex="10pt"/>
    </style:style>
    <style:style style:name="P5349" style:parent-style-name="Standard" style:family="paragraph">
      <style:paragraph-properties fo:text-align="justify"/>
      <style:text-properties fo:font-size="10pt" style:font-size-asian="10pt" style:font-size-complex="10pt"/>
    </style:style>
    <style:style style:name="P5350" style:parent-style-name="Standard" style:family="paragraph">
      <style:paragraph-properties fo:text-align="justify"/>
      <style:text-properties fo:font-size="10pt" style:font-size-asian="10pt" style:font-size-complex="10pt"/>
    </style:style>
    <style:style style:name="P5351" style:parent-style-name="Standard" style:family="paragraph">
      <style:paragraph-properties fo:text-align="justify"/>
      <style:text-properties fo:font-size="10pt" style:font-size-asian="10pt" style:font-size-complex="10pt"/>
    </style:style>
    <style:style style:name="P5352" style:parent-style-name="Standard" style:family="paragraph">
      <style:paragraph-properties fo:text-align="justify"/>
      <style:text-properties fo:font-size="10pt" style:font-size-asian="10pt" style:font-size-complex="10pt"/>
    </style:style>
    <style:style style:name="P5353" style:parent-style-name="Standard" style:family="paragraph">
      <style:paragraph-properties fo:text-align="justify"/>
      <style:text-properties fo:font-size="10pt" style:font-size-asian="10pt" style:font-size-complex="10pt"/>
    </style:style>
    <style:style style:name="P5354" style:parent-style-name="Standard" style:family="paragraph">
      <style:paragraph-properties fo:text-align="justify"/>
      <style:text-properties fo:font-size="10pt" style:font-size-asian="10pt" style:font-size-complex="10pt"/>
    </style:style>
    <style:style style:name="P5355" style:parent-style-name="Standard" style:family="paragraph">
      <style:paragraph-properties fo:text-align="justify"/>
      <style:text-properties fo:font-size="10pt" style:font-size-asian="10pt" style:font-size-complex="10pt"/>
    </style:style>
    <style:style style:name="P5356" style:parent-style-name="Standard" style:family="paragraph">
      <style:paragraph-properties fo:text-align="justify"/>
      <style:text-properties fo:font-size="10pt" style:font-size-asian="10pt" style:font-size-complex="10pt"/>
    </style:style>
    <style:style style:name="P5357" style:parent-style-name="Standard" style:family="paragraph">
      <style:paragraph-properties fo:text-align="justify"/>
      <style:text-properties fo:font-size="10pt" style:font-size-asian="10pt" style:font-size-complex="10pt"/>
    </style:style>
    <style:style style:name="P5358" style:parent-style-name="Standard" style:family="paragraph">
      <style:paragraph-properties fo:text-align="justify"/>
      <style:text-properties fo:font-size="10pt" style:font-size-asian="10pt" style:font-size-complex="10pt"/>
    </style:style>
    <style:style style:name="P5359" style:parent-style-name="Standard" style:family="paragraph">
      <style:paragraph-properties fo:text-align="justify"/>
      <style:text-properties fo:font-size="10pt" style:font-size-asian="10pt" style:font-size-complex="10pt"/>
    </style:style>
    <style:style style:name="P5360" style:parent-style-name="Standard" style:family="paragraph">
      <style:paragraph-properties fo:text-align="justify"/>
      <style:text-properties fo:font-size="10pt" style:font-size-asian="10pt" style:font-size-complex="10pt"/>
    </style:style>
    <style:style style:name="P5361" style:parent-style-name="Standard" style:family="paragraph">
      <style:paragraph-properties fo:text-align="justify"/>
      <style:text-properties fo:font-size="10pt" style:font-size-asian="10pt" style:font-size-complex="10pt"/>
    </style:style>
    <style:style style:name="P5362" style:parent-style-name="Standard" style:family="paragraph">
      <style:paragraph-properties fo:text-align="justify"/>
      <style:text-properties fo:font-size="10pt" style:font-size-asian="10pt" style:font-size-complex="10pt"/>
    </style:style>
    <style:style style:name="P5363" style:parent-style-name="Standard" style:family="paragraph">
      <style:paragraph-properties fo:text-align="justify"/>
      <style:text-properties fo:font-size="10pt" style:font-size-asian="10pt" style:font-size-complex="10pt"/>
    </style:style>
    <style:style style:name="P5364" style:parent-style-name="Standard" style:family="paragraph">
      <style:paragraph-properties fo:text-align="justify"/>
      <style:text-properties fo:font-size="10pt" style:font-size-asian="10pt" style:font-size-complex="10pt"/>
    </style:style>
    <style:style style:name="P5365" style:parent-style-name="Standard" style:family="paragraph">
      <style:paragraph-properties fo:text-align="justify"/>
      <style:text-properties fo:font-size="10pt" style:font-size-asian="10pt" style:font-size-complex="10pt"/>
    </style:style>
    <style:style style:name="TableColumn5367" style:family="table-column">
      <style:table-column-properties style:column-width="3.9791in" style:use-optimal-column-width="false"/>
    </style:style>
    <style:style style:name="TableColumn5368" style:family="table-column">
      <style:table-column-properties style:column-width="2.7138in" style:use-optimal-column-width="false"/>
    </style:style>
    <style:style style:name="Table5366" style:family="table">
      <style:table-properties style:width="6.693in" fo:margin-left="-0.009in" table:align="left"/>
    </style:style>
    <style:style style:name="TableRow5369" style:family="table-row">
      <style:table-row-properties style:use-optimal-row-height="false"/>
    </style:style>
    <style:style style:name="TableCell53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7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37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373" style:family="table-cell">
      <style:table-cell-properties fo:border="0.0034in solid #000000" style:writing-mode="lr-tb" fo:padding-top="0.0381in" fo:padding-left="0.0381in" fo:padding-bottom="0.0381in" fo:padding-right="0.0381in"/>
    </style:style>
    <style:style style:name="TableColumn5375" style:family="table-column">
      <style:table-column-properties style:column-width="1.1805in" style:use-optimal-column-width="false"/>
    </style:style>
    <style:style style:name="TableColumn5376" style:family="table-column">
      <style:table-column-properties style:column-width="1.4701in" style:use-optimal-column-width="false"/>
    </style:style>
    <style:style style:name="Table5374" style:family="table">
      <style:table-properties style:width="2.6506in" fo:margin-left="0in" table:align="right"/>
    </style:style>
    <style:style style:name="TableRow5377" style:family="table-row">
      <style:table-row-properties style:use-optimal-row-height="false"/>
    </style:style>
    <style:style style:name="TableCell53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380" style:family="table-cell">
      <style:table-cell-properties fo:border="0.0034in solid #000000" style:writing-mode="lr-tb" fo:padding-top="0.0381in" fo:padding-left="0.0381in" fo:padding-bottom="0.0381in" fo:padding-right="0.0381in"/>
    </style:style>
    <style:style style:name="P538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382" style:family="table-row">
      <style:table-row-properties style:use-optimal-row-height="false"/>
    </style:style>
    <style:style style:name="TableCell5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8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387" style:family="table-row">
      <style:table-row-properties style:use-optimal-row-height="false"/>
    </style:style>
    <style:style style:name="TableCell5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392" style:family="table-row">
      <style:table-row-properties style:use-optimal-row-height="false"/>
    </style:style>
    <style:style style:name="TableCell5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39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398" style:parent-style-name="Standard" style:family="paragraph">
      <style:paragraph-properties fo:text-align="justify"/>
      <style:text-properties fo:font-size="10pt" style:font-size-asian="10pt" style:font-size-complex="10pt"/>
    </style:style>
    <style:style style:name="P5399" style:parent-style-name="Standard" style:family="paragraph">
      <style:paragraph-properties fo:text-align="justify"/>
      <style:text-properties fo:font-size="10pt" style:font-size-asian="10pt" style:font-size-complex="10pt"/>
    </style:style>
    <style:style style:name="P5400" style:parent-style-name="Standard" style:family="paragraph">
      <style:paragraph-properties fo:text-align="justify"/>
      <style:text-properties fo:font-size="10pt" style:font-size-asian="10pt" style:font-size-complex="10pt"/>
    </style:style>
    <style:style style:name="P5401" style:parent-style-name="Standard" style:family="paragraph">
      <style:paragraph-properties fo:text-align="justify"/>
      <style:text-properties fo:font-size="10pt" style:font-size-asian="10pt" style:font-size-complex="10pt"/>
    </style:style>
    <style:style style:name="P5402" style:parent-style-name="Standard" style:family="paragraph">
      <style:paragraph-properties fo:text-align="justify"/>
      <style:text-properties fo:font-size="10pt" style:font-size-asian="10pt" style:font-size-complex="10pt"/>
    </style:style>
    <style:style style:name="P5403" style:parent-style-name="Standard" style:family="paragraph">
      <style:paragraph-properties fo:text-align="justify"/>
      <style:text-properties fo:font-size="10pt" style:font-size-asian="10pt" style:font-size-complex="10pt"/>
    </style:style>
    <style:style style:name="P5404" style:parent-style-name="Standard" style:family="paragraph">
      <style:paragraph-properties fo:text-align="justify"/>
      <style:text-properties fo:font-size="10pt" style:font-size-asian="10pt" style:font-size-complex="10pt"/>
    </style:style>
    <style:style style:name="P5405" style:parent-style-name="Standard" style:family="paragraph">
      <style:paragraph-properties fo:text-align="justify"/>
      <style:text-properties fo:font-size="10pt" style:font-size-asian="10pt" style:font-size-complex="10pt"/>
    </style:style>
    <style:style style:name="P5406" style:parent-style-name="Standard" style:family="paragraph">
      <style:paragraph-properties fo:text-align="justify"/>
      <style:text-properties fo:font-size="10pt" style:font-size-asian="10pt" style:font-size-complex="10pt"/>
    </style:style>
    <style:style style:name="P5407" style:parent-style-name="Standard" style:family="paragraph">
      <style:paragraph-properties fo:text-align="justify"/>
      <style:text-properties fo:font-size="10pt" style:font-size-asian="10pt" style:font-size-complex="10pt"/>
    </style:style>
    <style:style style:name="P5408" style:parent-style-name="Standard" style:family="paragraph">
      <style:paragraph-properties fo:text-align="justify"/>
      <style:text-properties fo:font-size="10pt" style:font-size-asian="10pt" style:font-size-complex="10pt"/>
    </style:style>
    <style:style style:name="P5409" style:parent-style-name="Standard" style:family="paragraph">
      <style:paragraph-properties fo:text-align="justify"/>
      <style:text-properties fo:font-size="10pt" style:font-size-asian="10pt" style:font-size-complex="10pt"/>
    </style:style>
    <style:style style:name="P5410" style:parent-style-name="Standard" style:family="paragraph">
      <style:paragraph-properties fo:text-align="justify"/>
      <style:text-properties fo:font-size="10pt" style:font-size-asian="10pt" style:font-size-complex="10pt"/>
    </style:style>
    <style:style style:name="P5411" style:parent-style-name="Standard" style:family="paragraph">
      <style:paragraph-properties fo:text-align="justify"/>
      <style:text-properties fo:font-size="10pt" style:font-size-asian="10pt" style:font-size-complex="10pt"/>
    </style:style>
    <style:style style:name="TableColumn5413" style:family="table-column">
      <style:table-column-properties style:column-width="3.9791in" style:use-optimal-column-width="false"/>
    </style:style>
    <style:style style:name="TableColumn5414" style:family="table-column">
      <style:table-column-properties style:column-width="2.7138in" style:use-optimal-column-width="false"/>
    </style:style>
    <style:style style:name="Table5412" style:family="table">
      <style:table-properties style:width="6.693in" fo:margin-left="-0.009in" table:align="left"/>
    </style:style>
    <style:style style:name="TableRow5415" style:family="table-row">
      <style:table-row-properties style:use-optimal-row-height="false"/>
    </style:style>
    <style:style style:name="TableCell54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1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4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419" style:family="table-cell">
      <style:table-cell-properties fo:border="0.0034in solid #000000" style:writing-mode="lr-tb" fo:padding-top="0.0381in" fo:padding-left="0.0381in" fo:padding-bottom="0.0381in" fo:padding-right="0.0381in"/>
    </style:style>
    <style:style style:name="TableColumn5421" style:family="table-column">
      <style:table-column-properties style:column-width="1.1805in" style:use-optimal-column-width="false"/>
    </style:style>
    <style:style style:name="TableColumn5422" style:family="table-column">
      <style:table-column-properties style:column-width="1.4701in" style:use-optimal-column-width="false"/>
    </style:style>
    <style:style style:name="Table5420" style:family="table">
      <style:table-properties style:width="2.6506in" fo:margin-left="0in" table:align="right"/>
    </style:style>
    <style:style style:name="TableRow5423" style:family="table-row">
      <style:table-row-properties style:use-optimal-row-height="false"/>
    </style:style>
    <style:style style:name="TableCell54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426" style:family="table-cell">
      <style:table-cell-properties fo:border="0.0034in solid #000000" style:writing-mode="lr-tb" fo:padding-top="0.0381in" fo:padding-left="0.0381in" fo:padding-bottom="0.0381in" fo:padding-right="0.0381in"/>
    </style:style>
    <style:style style:name="P542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428" style:family="table-row">
      <style:table-row-properties style:use-optimal-row-height="false"/>
    </style:style>
    <style:style style:name="TableCell5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3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433" style:family="table-row">
      <style:table-row-properties style:use-optimal-row-height="false"/>
    </style:style>
    <style:style style:name="TableCell5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3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438" style:family="table-row">
      <style:table-row-properties style:use-optimal-row-height="false"/>
    </style:style>
    <style:style style:name="TableCell5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4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4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44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444" style:parent-style-name="Standard" style:family="paragraph">
      <style:paragraph-properties fo:text-align="justify"/>
      <style:text-properties fo:font-size="10pt" style:font-size-asian="10pt" style:font-size-complex="10pt"/>
    </style:style>
    <style:style style:name="P5445" style:parent-style-name="Standard" style:family="paragraph">
      <style:paragraph-properties fo:text-align="justify"/>
      <style:text-properties fo:font-size="10pt" style:font-size-asian="10pt" style:font-size-complex="10pt"/>
    </style:style>
    <style:style style:name="P5446" style:parent-style-name="Standard" style:family="paragraph">
      <style:paragraph-properties fo:text-align="justify"/>
      <style:text-properties fo:font-size="10pt" style:font-size-asian="10pt" style:font-size-complex="10pt"/>
    </style:style>
    <style:style style:name="P5447" style:parent-style-name="Standard" style:family="paragraph">
      <style:paragraph-properties fo:text-align="justify"/>
      <style:text-properties fo:font-size="10pt" style:font-size-asian="10pt" style:font-size-complex="10pt"/>
    </style:style>
    <style:style style:name="P5448" style:parent-style-name="Standard" style:family="paragraph">
      <style:paragraph-properties fo:text-align="justify"/>
      <style:text-properties fo:font-size="10pt" style:font-size-asian="10pt" style:font-size-complex="10pt"/>
    </style:style>
    <style:style style:name="P5449" style:parent-style-name="Standard" style:family="paragraph">
      <style:paragraph-properties fo:text-align="justify"/>
      <style:text-properties fo:font-size="10pt" style:font-size-asian="10pt" style:font-size-complex="10pt"/>
    </style:style>
    <style:style style:name="P5450" style:parent-style-name="Standard" style:family="paragraph">
      <style:paragraph-properties fo:text-align="justify"/>
      <style:text-properties fo:font-size="10pt" style:font-size-asian="10pt" style:font-size-complex="10pt"/>
    </style:style>
    <style:style style:name="P5451" style:parent-style-name="Standard" style:family="paragraph">
      <style:paragraph-properties fo:text-align="justify"/>
      <style:text-properties fo:font-size="10pt" style:font-size-asian="10pt" style:font-size-complex="10pt"/>
    </style:style>
    <style:style style:name="TableColumn5453" style:family="table-column">
      <style:table-column-properties style:column-width="3.9791in" style:use-optimal-column-width="false"/>
    </style:style>
    <style:style style:name="TableColumn5454" style:family="table-column">
      <style:table-column-properties style:column-width="2.7138in" style:use-optimal-column-width="false"/>
    </style:style>
    <style:style style:name="Table5452" style:family="table">
      <style:table-properties style:width="6.693in" fo:margin-left="-0.009in" table:align="left"/>
    </style:style>
    <style:style style:name="TableRow5455" style:family="table-row">
      <style:table-row-properties style:use-optimal-row-height="false"/>
    </style:style>
    <style:style style:name="TableCell54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5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45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459" style:family="table-cell">
      <style:table-cell-properties fo:border="0.0034in solid #000000" style:writing-mode="lr-tb" fo:padding-top="0.0381in" fo:padding-left="0.0381in" fo:padding-bottom="0.0381in" fo:padding-right="0.0381in"/>
    </style:style>
    <style:style style:name="TableColumn5461" style:family="table-column">
      <style:table-column-properties style:column-width="1.1805in" style:use-optimal-column-width="false"/>
    </style:style>
    <style:style style:name="TableColumn5462" style:family="table-column">
      <style:table-column-properties style:column-width="1.4701in" style:use-optimal-column-width="false"/>
    </style:style>
    <style:style style:name="Table5460" style:family="table">
      <style:table-properties style:width="2.6506in" fo:margin-left="0in" table:align="right"/>
    </style:style>
    <style:style style:name="TableRow5463" style:family="table-row">
      <style:table-row-properties style:use-optimal-row-height="false"/>
    </style:style>
    <style:style style:name="TableCell54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6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466" style:family="table-cell">
      <style:table-cell-properties fo:border="0.0034in solid #000000" style:writing-mode="lr-tb" fo:padding-top="0.0381in" fo:padding-left="0.0381in" fo:padding-bottom="0.0381in" fo:padding-right="0.0381in"/>
    </style:style>
    <style:style style:name="P546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468" style:family="table-row">
      <style:table-row-properties style:use-optimal-row-height="false"/>
    </style:style>
    <style:style style:name="TableCell5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7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473" style:family="table-row">
      <style:table-row-properties style:use-optimal-row-height="false"/>
    </style:style>
    <style:style style:name="TableCell5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7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478" style:family="table-row">
      <style:table-row-properties style:use-optimal-row-height="false"/>
    </style:style>
    <style:style style:name="TableCell5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8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48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484" style:parent-style-name="Standard" style:family="paragraph">
      <style:paragraph-properties fo:text-align="justify"/>
      <style:text-properties fo:font-size="10pt" style:font-size-asian="10pt" style:font-size-complex="10pt"/>
    </style:style>
    <style:style style:name="P5485" style:parent-style-name="Standard" style:family="paragraph">
      <style:paragraph-properties fo:text-align="justify"/>
      <style:text-properties fo:font-size="10pt" style:font-size-asian="10pt" style:font-size-complex="10pt"/>
    </style:style>
    <style:style style:name="P5486" style:parent-style-name="Standard" style:family="paragraph">
      <style:paragraph-properties fo:text-align="justify"/>
      <style:text-properties fo:font-size="10pt" style:font-size-asian="10pt" style:font-size-complex="10pt"/>
    </style:style>
    <style:style style:name="P5487" style:parent-style-name="Standard" style:family="paragraph">
      <style:paragraph-properties fo:text-align="justify"/>
      <style:text-properties fo:font-size="10pt" style:font-size-asian="10pt" style:font-size-complex="10pt"/>
    </style:style>
    <style:style style:name="P5488" style:parent-style-name="Standard" style:family="paragraph">
      <style:paragraph-properties fo:text-align="justify"/>
      <style:text-properties fo:font-size="10pt" style:font-size-asian="10pt" style:font-size-complex="10pt"/>
    </style:style>
    <style:style style:name="P5489" style:parent-style-name="Standard" style:family="paragraph">
      <style:paragraph-properties fo:text-align="justify"/>
      <style:text-properties fo:font-size="10pt" style:font-size-asian="10pt" style:font-size-complex="10pt"/>
    </style:style>
    <style:style style:name="P5490" style:parent-style-name="Standard" style:family="paragraph">
      <style:paragraph-properties fo:text-align="justify"/>
      <style:text-properties fo:font-size="10pt" style:font-size-asian="10pt" style:font-size-complex="10pt"/>
    </style:style>
    <style:style style:name="P5491" style:parent-style-name="Standard" style:family="paragraph">
      <style:paragraph-properties fo:text-align="justify"/>
      <style:text-properties fo:font-size="10pt" style:font-size-asian="10pt" style:font-size-complex="10pt"/>
    </style:style>
    <style:style style:name="P5492" style:parent-style-name="Standard" style:family="paragraph">
      <style:paragraph-properties fo:text-align="justify"/>
      <style:text-properties fo:font-size="10pt" style:font-size-asian="10pt" style:font-size-complex="10pt"/>
    </style:style>
    <style:style style:name="P5493" style:parent-style-name="Standard" style:family="paragraph">
      <style:paragraph-properties fo:text-align="justify"/>
      <style:text-properties fo:font-size="10pt" style:font-size-asian="10pt" style:font-size-complex="10pt"/>
    </style:style>
    <style:style style:name="P5494" style:parent-style-name="Standard" style:family="paragraph">
      <style:paragraph-properties fo:text-align="justify"/>
      <style:text-properties fo:font-size="10pt" style:font-size-asian="10pt" style:font-size-complex="10pt"/>
    </style:style>
    <style:style style:name="TableColumn5496" style:family="table-column">
      <style:table-column-properties style:column-width="3.9791in" style:use-optimal-column-width="false"/>
    </style:style>
    <style:style style:name="TableColumn5497" style:family="table-column">
      <style:table-column-properties style:column-width="2.7138in" style:use-optimal-column-width="false"/>
    </style:style>
    <style:style style:name="Table5495" style:family="table">
      <style:table-properties style:width="6.693in" fo:margin-left="-0.009in" table:align="left"/>
    </style:style>
    <style:style style:name="TableRow5498" style:family="table-row">
      <style:table-row-properties style:use-optimal-row-height="false"/>
    </style:style>
    <style:style style:name="TableCell54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0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50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502" style:family="table-cell">
      <style:table-cell-properties fo:border="0.0034in solid #000000" style:writing-mode="lr-tb" fo:padding-top="0.0381in" fo:padding-left="0.0381in" fo:padding-bottom="0.0381in" fo:padding-right="0.0381in"/>
    </style:style>
    <style:style style:name="TableColumn5504" style:family="table-column">
      <style:table-column-properties style:column-width="1.1805in" style:use-optimal-column-width="false"/>
    </style:style>
    <style:style style:name="TableColumn5505" style:family="table-column">
      <style:table-column-properties style:column-width="1.4701in" style:use-optimal-column-width="false"/>
    </style:style>
    <style:style style:name="Table5503" style:family="table">
      <style:table-properties style:width="2.6506in" fo:margin-left="0in" table:align="right"/>
    </style:style>
    <style:style style:name="TableRow5506" style:family="table-row">
      <style:table-row-properties style:use-optimal-row-height="false"/>
    </style:style>
    <style:style style:name="TableCell55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509" style:family="table-cell">
      <style:table-cell-properties fo:border="0.0034in solid #000000" style:writing-mode="lr-tb" fo:padding-top="0.0381in" fo:padding-left="0.0381in" fo:padding-bottom="0.0381in" fo:padding-right="0.0381in"/>
    </style:style>
    <style:style style:name="P55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511" style:family="table-row">
      <style:table-row-properties style:use-optimal-row-height="false"/>
    </style:style>
    <style:style style:name="TableCell5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516" style:family="table-row">
      <style:table-row-properties style:use-optimal-row-height="false"/>
    </style:style>
    <style:style style:name="TableCell5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521" style:family="table-row">
      <style:table-row-properties style:use-optimal-row-height="false"/>
    </style:style>
    <style:style style:name="TableCell5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5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527" style:parent-style-name="Standard" style:family="paragraph">
      <style:paragraph-properties fo:text-align="justify"/>
      <style:text-properties fo:font-size="10pt" style:font-size-asian="10pt" style:font-size-complex="10pt"/>
    </style:style>
    <style:style style:name="P5528" style:parent-style-name="Standard" style:family="paragraph">
      <style:paragraph-properties fo:text-align="justify"/>
      <style:text-properties fo:font-size="10pt" style:font-size-asian="10pt" style:font-size-complex="10pt"/>
    </style:style>
    <style:style style:name="P5529" style:parent-style-name="Standard" style:family="paragraph">
      <style:paragraph-properties fo:text-align="justify"/>
      <style:text-properties fo:font-size="10pt" style:font-size-asian="10pt" style:font-size-complex="10pt"/>
    </style:style>
    <style:style style:name="P5530" style:parent-style-name="Standard" style:family="paragraph">
      <style:paragraph-properties fo:text-align="justify"/>
      <style:text-properties fo:font-size="10pt" style:font-size-asian="10pt" style:font-size-complex="10pt"/>
    </style:style>
    <style:style style:name="P5531" style:parent-style-name="Standard" style:family="paragraph">
      <style:paragraph-properties fo:text-align="justify"/>
      <style:text-properties fo:font-size="10pt" style:font-size-asian="10pt" style:font-size-complex="10pt"/>
    </style:style>
    <style:style style:name="P5532" style:parent-style-name="Standard" style:family="paragraph">
      <style:paragraph-properties fo:text-align="justify"/>
      <style:text-properties fo:font-size="10pt" style:font-size-asian="10pt" style:font-size-complex="10pt"/>
    </style:style>
    <style:style style:name="P5533" style:parent-style-name="Standard" style:family="paragraph">
      <style:paragraph-properties fo:text-align="justify"/>
      <style:text-properties fo:font-size="10pt" style:font-size-asian="10pt" style:font-size-complex="10pt"/>
    </style:style>
    <style:style style:name="P5534" style:parent-style-name="Standard" style:family="paragraph">
      <style:paragraph-properties fo:text-align="justify"/>
      <style:text-properties fo:font-size="10pt" style:font-size-asian="10pt" style:font-size-complex="10pt"/>
    </style:style>
    <style:style style:name="P5535" style:parent-style-name="Standard" style:family="paragraph">
      <style:paragraph-properties fo:text-align="justify"/>
      <style:text-properties fo:font-size="10pt" style:font-size-asian="10pt" style:font-size-complex="10pt"/>
    </style:style>
    <style:style style:name="P5536" style:parent-style-name="Standard" style:family="paragraph">
      <style:paragraph-properties fo:text-align="justify"/>
      <style:text-properties fo:font-size="10pt" style:font-size-asian="10pt" style:font-size-complex="10pt"/>
    </style:style>
    <style:style style:name="P5537" style:parent-style-name="Standard" style:family="paragraph">
      <style:paragraph-properties fo:text-align="justify"/>
      <style:text-properties fo:font-size="10pt" style:font-size-asian="10pt" style:font-size-complex="10pt"/>
    </style:style>
    <style:style style:name="P5538" style:parent-style-name="Standard" style:family="paragraph">
      <style:paragraph-properties fo:text-align="justify"/>
      <style:text-properties fo:font-size="10pt" style:font-size-asian="10pt" style:font-size-complex="10pt"/>
    </style:style>
    <style:style style:name="P5539" style:parent-style-name="Standard" style:family="paragraph">
      <style:paragraph-properties fo:text-align="justify"/>
      <style:text-properties fo:font-size="10pt" style:font-size-asian="10pt" style:font-size-complex="10pt"/>
    </style:style>
    <style:style style:name="P5540" style:parent-style-name="Standard" style:family="paragraph">
      <style:paragraph-properties fo:text-align="justify"/>
      <style:text-properties fo:font-size="10pt" style:font-size-asian="10pt" style:font-size-complex="10pt"/>
    </style:style>
    <style:style style:name="P5541" style:parent-style-name="Standard" style:family="paragraph">
      <style:paragraph-properties fo:text-align="justify"/>
      <style:text-properties fo:font-size="10pt" style:font-size-asian="10pt" style:font-size-complex="10pt"/>
    </style:style>
    <style:style style:name="P5542" style:parent-style-name="Standard" style:family="paragraph">
      <style:paragraph-properties fo:text-align="justify"/>
      <style:text-properties fo:font-size="10pt" style:font-size-asian="10pt" style:font-size-complex="10pt"/>
    </style:style>
    <style:style style:name="P5543" style:parent-style-name="Standard" style:family="paragraph">
      <style:paragraph-properties fo:text-align="justify"/>
      <style:text-properties fo:font-size="10pt" style:font-size-asian="10pt" style:font-size-complex="10pt"/>
    </style:style>
    <style:style style:name="P5544" style:parent-style-name="Standard" style:family="paragraph">
      <style:paragraph-properties fo:text-align="justify"/>
      <style:text-properties fo:font-size="10pt" style:font-size-asian="10pt" style:font-size-complex="10pt"/>
    </style:style>
    <style:style style:name="P5545" style:parent-style-name="Standard" style:family="paragraph">
      <style:paragraph-properties fo:text-align="justify"/>
      <style:text-properties fo:font-size="10pt" style:font-size-asian="10pt" style:font-size-complex="10pt"/>
    </style:style>
    <style:style style:name="P5546" style:parent-style-name="Standard" style:family="paragraph">
      <style:paragraph-properties fo:text-align="justify"/>
      <style:text-properties fo:font-size="10pt" style:font-size-asian="10pt" style:font-size-complex="10pt"/>
    </style:style>
    <style:style style:name="P5547" style:parent-style-name="Standard" style:family="paragraph">
      <style:paragraph-properties fo:text-align="justify"/>
      <style:text-properties fo:font-size="10pt" style:font-size-asian="10pt" style:font-size-complex="10pt"/>
    </style:style>
    <style:style style:name="P5548" style:parent-style-name="Standard" style:family="paragraph">
      <style:paragraph-properties fo:text-align="justify"/>
      <style:text-properties fo:font-size="10pt" style:font-size-asian="10pt" style:font-size-complex="10pt"/>
    </style:style>
    <style:style style:name="P5549" style:parent-style-name="Standard" style:family="paragraph">
      <style:paragraph-properties fo:text-align="justify"/>
      <style:text-properties fo:font-size="10pt" style:font-size-asian="10pt" style:font-size-complex="10pt"/>
    </style:style>
    <style:style style:name="P5550" style:parent-style-name="Standard" style:family="paragraph">
      <style:paragraph-properties fo:text-align="justify"/>
      <style:text-properties fo:font-size="10pt" style:font-size-asian="10pt" style:font-size-complex="10pt"/>
    </style:style>
    <style:style style:name="P5551" style:parent-style-name="Standard" style:family="paragraph">
      <style:paragraph-properties fo:text-align="justify"/>
      <style:text-properties fo:font-size="10pt" style:font-size-asian="10pt" style:font-size-complex="10pt"/>
    </style:style>
    <style:style style:name="P5552" style:parent-style-name="Standard" style:family="paragraph">
      <style:paragraph-properties fo:text-align="justify"/>
      <style:text-properties fo:font-size="10pt" style:font-size-asian="10pt" style:font-size-complex="10pt"/>
    </style:style>
    <style:style style:name="P5553" style:parent-style-name="Standard" style:family="paragraph">
      <style:paragraph-properties fo:text-align="justify"/>
      <style:text-properties fo:font-size="10pt" style:font-size-asian="10pt" style:font-size-complex="10pt"/>
    </style:style>
    <style:style style:name="P5554" style:parent-style-name="Standard" style:family="paragraph">
      <style:paragraph-properties fo:text-align="justify"/>
      <style:text-properties fo:font-size="10pt" style:font-size-asian="10pt" style:font-size-complex="10pt"/>
    </style:style>
    <style:style style:name="P5555" style:parent-style-name="Standard" style:family="paragraph">
      <style:paragraph-properties fo:text-align="justify"/>
      <style:text-properties fo:font-size="10pt" style:font-size-asian="10pt" style:font-size-complex="10pt"/>
    </style:style>
    <style:style style:name="P5556" style:parent-style-name="Standard" style:family="paragraph">
      <style:paragraph-properties fo:text-align="justify"/>
      <style:text-properties fo:font-size="10pt" style:font-size-asian="10pt" style:font-size-complex="10pt"/>
    </style:style>
    <style:style style:name="P5557" style:parent-style-name="Standard" style:family="paragraph">
      <style:paragraph-properties fo:text-align="justify"/>
      <style:text-properties fo:font-size="10pt" style:font-size-asian="10pt" style:font-size-complex="10pt"/>
    </style:style>
    <style:style style:name="P5558" style:parent-style-name="Standard" style:family="paragraph">
      <style:paragraph-properties fo:text-align="justify"/>
      <style:text-properties fo:font-size="10pt" style:font-size-asian="10pt" style:font-size-complex="10pt"/>
    </style:style>
    <style:style style:name="P5559" style:parent-style-name="Standard" style:family="paragraph">
      <style:paragraph-properties fo:text-align="justify"/>
      <style:text-properties fo:font-size="10pt" style:font-size-asian="10pt" style:font-size-complex="10pt"/>
    </style:style>
    <style:style style:name="P5560" style:parent-style-name="Standard" style:family="paragraph">
      <style:paragraph-properties fo:text-align="justify"/>
      <style:text-properties fo:font-size="10pt" style:font-size-asian="10pt" style:font-size-complex="10pt"/>
    </style:style>
    <style:style style:name="P5561" style:parent-style-name="Standard" style:family="paragraph">
      <style:paragraph-properties fo:text-align="justify"/>
      <style:text-properties fo:font-size="10pt" style:font-size-asian="10pt" style:font-size-complex="10pt"/>
    </style:style>
    <style:style style:name="P5562" style:parent-style-name="Standard" style:family="paragraph">
      <style:paragraph-properties fo:text-align="justify"/>
      <style:text-properties fo:font-size="10pt" style:font-size-asian="10pt" style:font-size-complex="10pt"/>
    </style:style>
    <style:style style:name="P5563" style:parent-style-name="Standard" style:family="paragraph">
      <style:paragraph-properties fo:text-align="justify"/>
      <style:text-properties fo:font-size="10pt" style:font-size-asian="10pt" style:font-size-complex="10pt"/>
    </style:style>
    <style:style style:name="P5564" style:parent-style-name="Standard" style:family="paragraph">
      <style:paragraph-properties fo:text-align="justify"/>
      <style:text-properties fo:font-size="10pt" style:font-size-asian="10pt" style:font-size-complex="10pt"/>
    </style:style>
    <style:style style:name="P5565" style:parent-style-name="Standard" style:family="paragraph">
      <style:paragraph-properties fo:text-align="justify"/>
      <style:text-properties fo:font-size="10pt" style:font-size-asian="10pt" style:font-size-complex="10pt"/>
    </style:style>
    <style:style style:name="P5566" style:parent-style-name="Standard" style:family="paragraph">
      <style:paragraph-properties fo:text-align="justify"/>
      <style:text-properties fo:font-size="10pt" style:font-size-asian="10pt" style:font-size-complex="10pt"/>
    </style:style>
    <style:style style:name="TableColumn5568" style:family="table-column">
      <style:table-column-properties style:column-width="3.9791in" style:use-optimal-column-width="false"/>
    </style:style>
    <style:style style:name="TableColumn5569" style:family="table-column">
      <style:table-column-properties style:column-width="2.7138in" style:use-optimal-column-width="false"/>
    </style:style>
    <style:style style:name="Table5567" style:family="table">
      <style:table-properties style:width="6.693in" fo:margin-left="-0.009in" table:align="left"/>
    </style:style>
    <style:style style:name="TableRow5570" style:family="table-row">
      <style:table-row-properties style:use-optimal-row-height="false"/>
    </style:style>
    <style:style style:name="TableCell55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7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57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574" style:family="table-cell">
      <style:table-cell-properties fo:border="0.0034in solid #000000" style:writing-mode="lr-tb" fo:padding-top="0.0381in" fo:padding-left="0.0381in" fo:padding-bottom="0.0381in" fo:padding-right="0.0381in"/>
    </style:style>
    <style:style style:name="TableColumn5576" style:family="table-column">
      <style:table-column-properties style:column-width="1.1805in" style:use-optimal-column-width="false"/>
    </style:style>
    <style:style style:name="TableColumn5577" style:family="table-column">
      <style:table-column-properties style:column-width="1.4701in" style:use-optimal-column-width="false"/>
    </style:style>
    <style:style style:name="Table5575" style:family="table">
      <style:table-properties style:width="2.6506in" fo:margin-left="0in" table:align="right"/>
    </style:style>
    <style:style style:name="TableRow5578" style:family="table-row">
      <style:table-row-properties style:use-optimal-row-height="false"/>
    </style:style>
    <style:style style:name="TableCell55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8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581" style:family="table-cell">
      <style:table-cell-properties fo:border="0.0034in solid #000000" style:writing-mode="lr-tb" fo:padding-top="0.0381in" fo:padding-left="0.0381in" fo:padding-bottom="0.0381in" fo:padding-right="0.0381in"/>
    </style:style>
    <style:style style:name="P558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583" style:family="table-row">
      <style:table-row-properties style:use-optimal-row-height="false"/>
    </style:style>
    <style:style style:name="TableCell5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5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8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588" style:family="table-row">
      <style:table-row-properties style:use-optimal-row-height="false"/>
    </style:style>
    <style:style style:name="TableCell5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5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9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593" style:family="table-row">
      <style:table-row-properties style:use-optimal-row-height="false"/>
    </style:style>
    <style:style style:name="TableCell5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9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59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599" style:parent-style-name="Standard" style:family="paragraph">
      <style:paragraph-properties fo:text-align="justify"/>
      <style:text-properties fo:font-size="10pt" style:font-size-asian="10pt" style:font-size-complex="10pt"/>
    </style:style>
    <style:style style:name="P5600" style:parent-style-name="Standard" style:family="paragraph">
      <style:paragraph-properties fo:text-align="justify"/>
      <style:text-properties fo:font-size="10pt" style:font-size-asian="10pt" style:font-size-complex="10pt"/>
    </style:style>
    <style:style style:name="P5601" style:parent-style-name="Standard" style:family="paragraph">
      <style:paragraph-properties fo:text-align="justify"/>
      <style:text-properties fo:font-size="10pt" style:font-size-asian="10pt" style:font-size-complex="10pt"/>
    </style:style>
    <style:style style:name="P5602" style:parent-style-name="Standard" style:family="paragraph">
      <style:paragraph-properties fo:text-align="justify"/>
      <style:text-properties fo:font-size="10pt" style:font-size-asian="10pt" style:font-size-complex="10pt"/>
    </style:style>
    <style:style style:name="P5603" style:parent-style-name="Standard" style:family="paragraph">
      <style:paragraph-properties fo:text-align="justify"/>
      <style:text-properties fo:font-size="10pt" style:font-size-asian="10pt" style:font-size-complex="10pt"/>
    </style:style>
    <style:style style:name="P5604" style:parent-style-name="Standard" style:family="paragraph">
      <style:paragraph-properties fo:text-align="justify"/>
      <style:text-properties fo:font-size="10pt" style:font-size-asian="10pt" style:font-size-complex="10pt"/>
    </style:style>
    <style:style style:name="P5605" style:parent-style-name="Standard" style:family="paragraph">
      <style:paragraph-properties fo:text-align="justify"/>
      <style:text-properties fo:font-size="10pt" style:font-size-asian="10pt" style:font-size-complex="10pt"/>
    </style:style>
    <style:style style:name="P5606" style:parent-style-name="Standard" style:family="paragraph">
      <style:paragraph-properties fo:text-align="justify"/>
      <style:text-properties fo:font-size="10pt" style:font-size-asian="10pt" style:font-size-complex="10pt"/>
    </style:style>
    <style:style style:name="P5607" style:parent-style-name="Standard" style:family="paragraph">
      <style:paragraph-properties fo:text-align="justify"/>
      <style:text-properties fo:font-size="10pt" style:font-size-asian="10pt" style:font-size-complex="10pt"/>
    </style:style>
    <style:style style:name="P5608" style:parent-style-name="Standard" style:family="paragraph">
      <style:paragraph-properties fo:text-align="justify"/>
      <style:text-properties fo:font-size="10pt" style:font-size-asian="10pt" style:font-size-complex="10pt"/>
    </style:style>
    <style:style style:name="P5609" style:parent-style-name="Standard" style:family="paragraph">
      <style:paragraph-properties fo:text-align="justify"/>
      <style:text-properties fo:font-size="10pt" style:font-size-asian="10pt" style:font-size-complex="10pt"/>
    </style:style>
    <style:style style:name="P5610" style:parent-style-name="Standard" style:family="paragraph">
      <style:paragraph-properties fo:text-align="justify"/>
      <style:text-properties fo:font-size="10pt" style:font-size-asian="10pt" style:font-size-complex="10pt"/>
    </style:style>
    <style:style style:name="P5611" style:parent-style-name="Standard" style:family="paragraph">
      <style:paragraph-properties fo:text-align="justify"/>
      <style:text-properties fo:font-size="10pt" style:font-size-asian="10pt" style:font-size-complex="10pt"/>
    </style:style>
    <style:style style:name="P5612" style:parent-style-name="Standard" style:family="paragraph">
      <style:paragraph-properties fo:text-align="justify"/>
      <style:text-properties fo:font-size="10pt" style:font-size-asian="10pt" style:font-size-complex="10pt"/>
    </style:style>
    <style:style style:name="P5613" style:parent-style-name="Standard" style:family="paragraph">
      <style:paragraph-properties fo:text-align="justify"/>
      <style:text-properties fo:font-size="10pt" style:font-size-asian="10pt" style:font-size-complex="10pt"/>
    </style:style>
    <style:style style:name="TableColumn5615" style:family="table-column">
      <style:table-column-properties style:column-width="3.9791in" style:use-optimal-column-width="false"/>
    </style:style>
    <style:style style:name="TableColumn5616" style:family="table-column">
      <style:table-column-properties style:column-width="2.7138in" style:use-optimal-column-width="false"/>
    </style:style>
    <style:style style:name="Table5614" style:family="table">
      <style:table-properties style:width="6.693in" fo:margin-left="-0.009in" table:align="left"/>
    </style:style>
    <style:style style:name="TableRow5617" style:family="table-row">
      <style:table-row-properties style:use-optimal-row-height="false"/>
    </style:style>
    <style:style style:name="TableCell56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1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6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621" style:family="table-cell">
      <style:table-cell-properties fo:border="0.0034in solid #000000" style:writing-mode="lr-tb" fo:padding-top="0.0381in" fo:padding-left="0.0381in" fo:padding-bottom="0.0381in" fo:padding-right="0.0381in"/>
    </style:style>
    <style:style style:name="TableColumn5623" style:family="table-column">
      <style:table-column-properties style:column-width="1.1805in" style:use-optimal-column-width="false"/>
    </style:style>
    <style:style style:name="TableColumn5624" style:family="table-column">
      <style:table-column-properties style:column-width="1.4701in" style:use-optimal-column-width="false"/>
    </style:style>
    <style:style style:name="Table5622" style:family="table">
      <style:table-properties style:width="2.6506in" fo:margin-left="0in" table:align="right"/>
    </style:style>
    <style:style style:name="TableRow5625" style:family="table-row">
      <style:table-row-properties style:use-optimal-row-height="false"/>
    </style:style>
    <style:style style:name="TableCell56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2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628" style:family="table-cell">
      <style:table-cell-properties fo:border="0.0034in solid #000000" style:writing-mode="lr-tb" fo:padding-top="0.0381in" fo:padding-left="0.0381in" fo:padding-bottom="0.0381in" fo:padding-right="0.0381in"/>
    </style:style>
    <style:style style:name="P562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630" style:family="table-row">
      <style:table-row-properties style:use-optimal-row-height="false"/>
    </style:style>
    <style:style style:name="TableCell5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6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3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635" style:family="table-row">
      <style:table-row-properties style:use-optimal-row-height="false"/>
    </style:style>
    <style:style style:name="TableCell5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6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3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640" style:family="table-row">
      <style:table-row-properties style:use-optimal-row-height="false"/>
    </style:style>
    <style:style style:name="TableCell5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4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64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646" style:parent-style-name="Standard" style:family="paragraph">
      <style:paragraph-properties fo:text-align="justify"/>
      <style:text-properties fo:font-size="10pt" style:font-size-asian="10pt" style:font-size-complex="10pt"/>
    </style:style>
    <style:style style:name="P5647" style:parent-style-name="Standard" style:family="paragraph">
      <style:paragraph-properties fo:text-align="justify"/>
      <style:text-properties fo:font-size="10pt" style:font-size-asian="10pt" style:font-size-complex="10pt"/>
    </style:style>
    <style:style style:name="P5648" style:parent-style-name="Standard" style:family="paragraph">
      <style:paragraph-properties fo:text-align="justify"/>
      <style:text-properties fo:font-size="10pt" style:font-size-asian="10pt" style:font-size-complex="10pt"/>
    </style:style>
    <style:style style:name="P5649" style:parent-style-name="Standard" style:family="paragraph">
      <style:paragraph-properties fo:text-align="justify"/>
      <style:text-properties fo:font-size="10pt" style:font-size-asian="10pt" style:font-size-complex="10pt"/>
    </style:style>
    <style:style style:name="P5650" style:parent-style-name="Standard" style:family="paragraph">
      <style:paragraph-properties fo:text-align="justify"/>
      <style:text-properties fo:font-size="10pt" style:font-size-asian="10pt" style:font-size-complex="10pt"/>
    </style:style>
    <style:style style:name="P5651" style:parent-style-name="Standard" style:family="paragraph">
      <style:paragraph-properties fo:text-align="justify"/>
      <style:text-properties fo:font-size="10pt" style:font-size-asian="10pt" style:font-size-complex="10pt"/>
    </style:style>
    <style:style style:name="P5652" style:parent-style-name="Standard" style:family="paragraph">
      <style:paragraph-properties fo:text-align="justify"/>
      <style:text-properties fo:font-size="10pt" style:font-size-asian="10pt" style:font-size-complex="10pt"/>
    </style:style>
    <style:style style:name="P5653" style:parent-style-name="Standard" style:family="paragraph">
      <style:paragraph-properties fo:text-align="justify"/>
      <style:text-properties fo:font-size="10pt" style:font-size-asian="10pt" style:font-size-complex="10pt"/>
    </style:style>
    <style:style style:name="P5654" style:parent-style-name="Standard" style:family="paragraph">
      <style:paragraph-properties fo:text-align="justify"/>
      <style:text-properties fo:font-size="10pt" style:font-size-asian="10pt" style:font-size-complex="10pt"/>
    </style:style>
    <style:style style:name="P5655" style:parent-style-name="Standard" style:family="paragraph">
      <style:paragraph-properties fo:text-align="justify"/>
      <style:text-properties fo:font-size="10pt" style:font-size-asian="10pt" style:font-size-complex="10pt"/>
    </style:style>
    <style:style style:name="P5656" style:parent-style-name="Standard" style:family="paragraph">
      <style:paragraph-properties fo:text-align="justify"/>
      <style:text-properties fo:font-size="10pt" style:font-size-asian="10pt" style:font-size-complex="10pt"/>
    </style:style>
    <style:style style:name="P5657" style:parent-style-name="Standard" style:family="paragraph">
      <style:paragraph-properties fo:text-align="justify"/>
      <style:text-properties fo:font-size="10pt" style:font-size-asian="10pt" style:font-size-complex="10pt"/>
    </style:style>
    <style:style style:name="P5658" style:parent-style-name="Standard" style:family="paragraph">
      <style:paragraph-properties fo:text-align="justify"/>
      <style:text-properties fo:font-size="10pt" style:font-size-asian="10pt" style:font-size-complex="10pt"/>
    </style:style>
    <style:style style:name="P5659" style:parent-style-name="Standard" style:family="paragraph">
      <style:paragraph-properties fo:text-align="justify"/>
      <style:text-properties fo:font-size="10pt" style:font-size-asian="10pt" style:font-size-complex="10pt"/>
    </style:style>
    <style:style style:name="P5660" style:parent-style-name="Standard" style:family="paragraph">
      <style:paragraph-properties fo:text-align="justify"/>
      <style:text-properties fo:font-size="10pt" style:font-size-asian="10pt" style:font-size-complex="10pt"/>
    </style:style>
    <style:style style:name="P5661" style:parent-style-name="Standard" style:family="paragraph">
      <style:paragraph-properties fo:text-align="justify"/>
      <style:text-properties fo:font-size="10pt" style:font-size-asian="10pt" style:font-size-complex="10pt"/>
    </style:style>
    <style:style style:name="P5662" style:parent-style-name="Standard" style:family="paragraph">
      <style:paragraph-properties fo:text-align="justify"/>
      <style:text-properties fo:font-size="10pt" style:font-size-asian="10pt" style:font-size-complex="10pt"/>
    </style:style>
    <style:style style:name="P5663" style:parent-style-name="Standard" style:family="paragraph">
      <style:paragraph-properties fo:text-align="justify"/>
      <style:text-properties fo:font-size="10pt" style:font-size-asian="10pt" style:font-size-complex="10pt"/>
    </style:style>
    <style:style style:name="P5664" style:parent-style-name="Standard" style:family="paragraph">
      <style:paragraph-properties fo:text-align="justify"/>
      <style:text-properties fo:font-size="10pt" style:font-size-asian="10pt" style:font-size-complex="10pt"/>
    </style:style>
    <style:style style:name="P5665" style:parent-style-name="Standard" style:family="paragraph">
      <style:paragraph-properties fo:text-align="justify"/>
      <style:text-properties fo:font-size="10pt" style:font-size-asian="10pt" style:font-size-complex="10pt"/>
    </style:style>
    <style:style style:name="P5666" style:parent-style-name="Standard" style:family="paragraph">
      <style:paragraph-properties fo:text-align="justify"/>
      <style:text-properties fo:font-size="10pt" style:font-size-asian="10pt" style:font-size-complex="10pt"/>
    </style:style>
    <style:style style:name="P5667" style:parent-style-name="Standard" style:family="paragraph">
      <style:paragraph-properties fo:text-align="justify"/>
      <style:text-properties fo:font-size="10pt" style:font-size-asian="10pt" style:font-size-complex="10pt"/>
    </style:style>
    <style:style style:name="P5668" style:parent-style-name="Standard" style:family="paragraph">
      <style:paragraph-properties fo:text-align="justify"/>
      <style:text-properties fo:font-size="10pt" style:font-size-asian="10pt" style:font-size-complex="10pt"/>
    </style:style>
    <style:style style:name="P5669" style:parent-style-name="Standard" style:family="paragraph">
      <style:paragraph-properties fo:text-align="justify"/>
      <style:text-properties fo:font-size="10pt" style:font-size-asian="10pt" style:font-size-complex="10pt"/>
    </style:style>
    <style:style style:name="P5670" style:parent-style-name="Standard" style:family="paragraph">
      <style:paragraph-properties fo:text-align="justify"/>
      <style:text-properties fo:font-size="10pt" style:font-size-asian="10pt" style:font-size-complex="10pt"/>
    </style:style>
    <style:style style:name="TableColumn5672" style:family="table-column">
      <style:table-column-properties style:column-width="3.9791in" style:use-optimal-column-width="false"/>
    </style:style>
    <style:style style:name="TableColumn5673" style:family="table-column">
      <style:table-column-properties style:column-width="2.7138in" style:use-optimal-column-width="false"/>
    </style:style>
    <style:style style:name="Table5671" style:family="table">
      <style:table-properties style:width="6.693in" fo:margin-left="-0.009in" table:align="left"/>
    </style:style>
    <style:style style:name="TableRow5674" style:family="table-row">
      <style:table-row-properties style:use-optimal-row-height="false"/>
    </style:style>
    <style:style style:name="TableCell56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7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67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678" style:family="table-cell">
      <style:table-cell-properties fo:border="0.0034in solid #000000" style:writing-mode="lr-tb" fo:padding-top="0.0381in" fo:padding-left="0.0381in" fo:padding-bottom="0.0381in" fo:padding-right="0.0381in"/>
    </style:style>
    <style:style style:name="TableColumn5680" style:family="table-column">
      <style:table-column-properties style:column-width="1.1805in" style:use-optimal-column-width="false"/>
    </style:style>
    <style:style style:name="TableColumn5681" style:family="table-column">
      <style:table-column-properties style:column-width="1.4701in" style:use-optimal-column-width="false"/>
    </style:style>
    <style:style style:name="Table5679" style:family="table">
      <style:table-properties style:width="2.6506in" fo:margin-left="0in" table:align="right"/>
    </style:style>
    <style:style style:name="TableRow5682" style:family="table-row">
      <style:table-row-properties style:use-optimal-row-height="false"/>
    </style:style>
    <style:style style:name="TableCell56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8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685" style:family="table-cell">
      <style:table-cell-properties fo:border="0.0034in solid #000000" style:writing-mode="lr-tb" fo:padding-top="0.0381in" fo:padding-left="0.0381in" fo:padding-bottom="0.0381in" fo:padding-right="0.0381in"/>
    </style:style>
    <style:style style:name="P568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687" style:family="table-row">
      <style:table-row-properties style:use-optimal-row-height="false"/>
    </style:style>
    <style:style style:name="TableCell5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692" style:family="table-row">
      <style:table-row-properties style:use-optimal-row-height="false"/>
    </style:style>
    <style:style style:name="TableCell5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9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697" style:family="table-row">
      <style:table-row-properties style:use-optimal-row-height="false"/>
    </style:style>
    <style:style style:name="TableCell5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7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0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70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703" style:parent-style-name="Standard" style:family="paragraph">
      <style:paragraph-properties fo:text-align="justify"/>
      <style:text-properties fo:font-size="10pt" style:font-size-asian="10pt" style:font-size-complex="10pt"/>
    </style:style>
    <style:style style:name="P5704" style:parent-style-name="Standard" style:family="paragraph">
      <style:paragraph-properties fo:text-align="justify"/>
      <style:text-properties fo:font-size="10pt" style:font-size-asian="10pt" style:font-size-complex="10pt"/>
    </style:style>
    <style:style style:name="P5705" style:parent-style-name="Standard" style:family="paragraph">
      <style:paragraph-properties fo:text-align="justify"/>
      <style:text-properties fo:font-size="10pt" style:font-size-asian="10pt" style:font-size-complex="10pt"/>
    </style:style>
    <style:style style:name="P5706" style:parent-style-name="Standard" style:family="paragraph">
      <style:paragraph-properties fo:text-align="justify"/>
      <style:text-properties fo:font-size="10pt" style:font-size-asian="10pt" style:font-size-complex="10pt"/>
    </style:style>
    <style:style style:name="P5707" style:parent-style-name="Standard" style:family="paragraph">
      <style:paragraph-properties fo:text-align="justify"/>
      <style:text-properties fo:font-size="10pt" style:font-size-asian="10pt" style:font-size-complex="10pt"/>
    </style:style>
    <style:style style:name="P5708" style:parent-style-name="Standard" style:family="paragraph">
      <style:paragraph-properties fo:text-align="justify"/>
      <style:text-properties fo:font-size="10pt" style:font-size-asian="10pt" style:font-size-complex="10pt"/>
    </style:style>
    <style:style style:name="P5709" style:parent-style-name="Standard" style:family="paragraph">
      <style:paragraph-properties fo:text-align="justify"/>
      <style:text-properties fo:font-size="10pt" style:font-size-asian="10pt" style:font-size-complex="10pt"/>
    </style:style>
    <style:style style:name="P5710" style:parent-style-name="Standard" style:family="paragraph">
      <style:paragraph-properties fo:text-align="justify"/>
      <style:text-properties fo:font-size="10pt" style:font-size-asian="10pt" style:font-size-complex="10pt"/>
    </style:style>
    <style:style style:name="P5711" style:parent-style-name="Standard" style:family="paragraph">
      <style:paragraph-properties fo:text-align="justify"/>
      <style:text-properties fo:font-size="10pt" style:font-size-asian="10pt" style:font-size-complex="10pt"/>
    </style:style>
    <style:style style:name="P5712" style:parent-style-name="Standard" style:family="paragraph">
      <style:paragraph-properties fo:text-align="justify"/>
      <style:text-properties fo:font-size="10pt" style:font-size-asian="10pt" style:font-size-complex="10pt"/>
    </style:style>
    <style:style style:name="P5713" style:parent-style-name="Standard" style:family="paragraph">
      <style:paragraph-properties fo:text-align="justify"/>
      <style:text-properties fo:font-size="10pt" style:font-size-asian="10pt" style:font-size-complex="10pt"/>
    </style:style>
    <style:style style:name="P5714" style:parent-style-name="Standard" style:family="paragraph">
      <style:paragraph-properties fo:text-align="justify"/>
      <style:text-properties fo:font-size="10pt" style:font-size-asian="10pt" style:font-size-complex="10pt"/>
    </style:style>
    <style:style style:name="TableColumn5716" style:family="table-column">
      <style:table-column-properties style:column-width="3.9791in" style:use-optimal-column-width="false"/>
    </style:style>
    <style:style style:name="TableColumn5717" style:family="table-column">
      <style:table-column-properties style:column-width="2.7138in" style:use-optimal-column-width="false"/>
    </style:style>
    <style:style style:name="Table5715" style:family="table">
      <style:table-properties style:width="6.693in" fo:margin-left="-0.009in" table:align="left"/>
    </style:style>
    <style:style style:name="TableRow5718" style:family="table-row">
      <style:table-row-properties style:use-optimal-row-height="false"/>
    </style:style>
    <style:style style:name="TableCell57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7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722" style:family="table-cell">
      <style:table-cell-properties fo:border="0.0034in solid #000000" style:writing-mode="lr-tb" fo:padding-top="0.0381in" fo:padding-left="0.0381in" fo:padding-bottom="0.0381in" fo:padding-right="0.0381in"/>
    </style:style>
    <style:style style:name="TableColumn5724" style:family="table-column">
      <style:table-column-properties style:column-width="1.1805in" style:use-optimal-column-width="false"/>
    </style:style>
    <style:style style:name="TableColumn5725" style:family="table-column">
      <style:table-column-properties style:column-width="1.4701in" style:use-optimal-column-width="false"/>
    </style:style>
    <style:style style:name="Table5723" style:family="table">
      <style:table-properties style:width="2.6506in" fo:margin-left="0in" table:align="right"/>
    </style:style>
    <style:style style:name="TableRow5726" style:family="table-row">
      <style:table-row-properties style:use-optimal-row-height="false"/>
    </style:style>
    <style:style style:name="TableCell57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729" style:family="table-cell">
      <style:table-cell-properties fo:border="0.0034in solid #000000" style:writing-mode="lr-tb" fo:padding-top="0.0381in" fo:padding-left="0.0381in" fo:padding-bottom="0.0381in" fo:padding-right="0.0381in"/>
    </style:style>
    <style:style style:name="P573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731" style:family="table-row">
      <style:table-row-properties style:use-optimal-row-height="false"/>
    </style:style>
    <style:style style:name="TableCell5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7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3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736" style:family="table-row">
      <style:table-row-properties style:use-optimal-row-height="false"/>
    </style:style>
    <style:style style:name="TableCell5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4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741" style:family="table-row">
      <style:table-row-properties style:use-optimal-row-height="false"/>
    </style:style>
    <style:style style:name="TableCell5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7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4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74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747" style:parent-style-name="Standard" style:family="paragraph">
      <style:paragraph-properties fo:text-align="justify"/>
      <style:text-properties fo:font-size="10pt" style:font-size-asian="10pt" style:font-size-complex="10pt"/>
    </style:style>
    <style:style style:name="P5748" style:parent-style-name="Standard" style:family="paragraph">
      <style:paragraph-properties fo:text-align="justify"/>
      <style:text-properties fo:font-size="10pt" style:font-size-asian="10pt" style:font-size-complex="10pt"/>
    </style:style>
    <style:style style:name="P5749" style:parent-style-name="Standard" style:family="paragraph">
      <style:paragraph-properties fo:text-align="justify"/>
      <style:text-properties fo:font-size="10pt" style:font-size-asian="10pt" style:font-size-complex="10pt"/>
    </style:style>
    <style:style style:name="P5750" style:parent-style-name="Standard" style:family="paragraph">
      <style:paragraph-properties fo:text-align="justify"/>
      <style:text-properties fo:font-size="10pt" style:font-size-asian="10pt" style:font-size-complex="10pt"/>
    </style:style>
    <style:style style:name="P5751" style:parent-style-name="Standard" style:family="paragraph">
      <style:paragraph-properties fo:text-align="justify"/>
      <style:text-properties fo:font-size="10pt" style:font-size-asian="10pt" style:font-size-complex="10pt"/>
    </style:style>
    <style:style style:name="P5752" style:parent-style-name="Standard" style:family="paragraph">
      <style:paragraph-properties fo:text-align="justify"/>
      <style:text-properties fo:font-size="10pt" style:font-size-asian="10pt" style:font-size-complex="10pt"/>
    </style:style>
    <style:style style:name="P5753" style:parent-style-name="Standard" style:family="paragraph">
      <style:paragraph-properties fo:text-align="justify"/>
      <style:text-properties fo:font-size="10pt" style:font-size-asian="10pt" style:font-size-complex="10pt"/>
    </style:style>
    <style:style style:name="P5754" style:parent-style-name="Standard" style:family="paragraph">
      <style:paragraph-properties fo:text-align="justify"/>
      <style:text-properties fo:font-size="10pt" style:font-size-asian="10pt" style:font-size-complex="10pt"/>
    </style:style>
    <style:style style:name="P5755" style:parent-style-name="Standard" style:family="paragraph">
      <style:paragraph-properties fo:text-align="justify"/>
      <style:text-properties fo:font-size="10pt" style:font-size-asian="10pt" style:font-size-complex="10pt"/>
    </style:style>
    <style:style style:name="P5756" style:parent-style-name="Standard" style:family="paragraph">
      <style:paragraph-properties fo:text-align="justify"/>
      <style:text-properties fo:font-size="10pt" style:font-size-asian="10pt" style:font-size-complex="10pt"/>
    </style:style>
    <style:style style:name="P5757" style:parent-style-name="Standard" style:family="paragraph">
      <style:paragraph-properties fo:text-align="justify"/>
      <style:text-properties fo:font-size="10pt" style:font-size-asian="10pt" style:font-size-complex="10pt"/>
    </style:style>
    <style:style style:name="P5758" style:parent-style-name="Standard" style:family="paragraph">
      <style:paragraph-properties fo:text-align="justify"/>
      <style:text-properties fo:font-size="10pt" style:font-size-asian="10pt" style:font-size-complex="10pt"/>
    </style:style>
    <style:style style:name="P5759" style:parent-style-name="Standard" style:family="paragraph">
      <style:paragraph-properties fo:text-align="justify"/>
      <style:text-properties fo:font-size="10pt" style:font-size-asian="10pt" style:font-size-complex="10pt"/>
    </style:style>
    <style:style style:name="P5760" style:parent-style-name="Standard" style:family="paragraph">
      <style:paragraph-properties fo:text-align="justify"/>
      <style:text-properties fo:font-size="10pt" style:font-size-asian="10pt" style:font-size-complex="10pt"/>
    </style:style>
    <style:style style:name="P5761" style:parent-style-name="Standard" style:family="paragraph">
      <style:paragraph-properties fo:text-align="justify"/>
      <style:text-properties fo:font-size="10pt" style:font-size-asian="10pt" style:font-size-complex="10pt"/>
    </style:style>
    <style:style style:name="P5762" style:parent-style-name="Standard" style:family="paragraph">
      <style:paragraph-properties fo:text-align="justify"/>
      <style:text-properties fo:font-size="10pt" style:font-size-asian="10pt" style:font-size-complex="10pt"/>
    </style:style>
    <style:style style:name="P5763" style:parent-style-name="Standard" style:family="paragraph">
      <style:paragraph-properties fo:text-align="justify"/>
      <style:text-properties fo:font-size="10pt" style:font-size-asian="10pt" style:font-size-complex="10pt"/>
    </style:style>
    <style:style style:name="P5764" style:parent-style-name="Standard" style:family="paragraph">
      <style:paragraph-properties fo:text-align="justify"/>
      <style:text-properties fo:font-size="10pt" style:font-size-asian="10pt" style:font-size-complex="10pt"/>
    </style:style>
    <style:style style:name="P5765" style:parent-style-name="Standard" style:family="paragraph">
      <style:paragraph-properties fo:text-align="justify"/>
      <style:text-properties fo:font-size="10pt" style:font-size-asian="10pt" style:font-size-complex="10pt"/>
    </style:style>
    <style:style style:name="P5766" style:parent-style-name="Standard" style:family="paragraph">
      <style:paragraph-properties fo:text-align="justify"/>
      <style:text-properties fo:font-size="10pt" style:font-size-asian="10pt" style:font-size-complex="10pt"/>
    </style:style>
    <style:style style:name="P5767" style:parent-style-name="Standard" style:family="paragraph">
      <style:paragraph-properties fo:text-align="justify"/>
      <style:text-properties fo:font-size="10pt" style:font-size-asian="10pt" style:font-size-complex="10pt"/>
    </style:style>
    <style:style style:name="P5768" style:parent-style-name="Standard" style:family="paragraph">
      <style:paragraph-properties fo:text-align="justify"/>
      <style:text-properties fo:font-size="10pt" style:font-size-asian="10pt" style:font-size-complex="10pt"/>
    </style:style>
    <style:style style:name="P5769" style:parent-style-name="Standard" style:family="paragraph">
      <style:paragraph-properties fo:text-align="justify"/>
      <style:text-properties fo:font-size="10pt" style:font-size-asian="10pt" style:font-size-complex="10pt"/>
    </style:style>
    <style:style style:name="P5770" style:parent-style-name="Standard" style:family="paragraph">
      <style:paragraph-properties fo:text-align="justify"/>
      <style:text-properties fo:font-size="10pt" style:font-size-asian="10pt" style:font-size-complex="10pt"/>
    </style:style>
    <style:style style:name="P5771" style:parent-style-name="Standard" style:family="paragraph">
      <style:paragraph-properties fo:text-align="justify"/>
      <style:text-properties fo:font-size="10pt" style:font-size-asian="10pt" style:font-size-complex="10pt"/>
    </style:style>
    <style:style style:name="P5772" style:parent-style-name="Standard" style:family="paragraph">
      <style:paragraph-properties fo:text-align="justify"/>
      <style:text-properties fo:font-size="10pt" style:font-size-asian="10pt" style:font-size-complex="10pt"/>
    </style:style>
    <style:style style:name="P5773" style:parent-style-name="Standard" style:family="paragraph">
      <style:paragraph-properties fo:text-align="justify"/>
      <style:text-properties fo:font-size="10pt" style:font-size-asian="10pt" style:font-size-complex="10pt"/>
    </style:style>
    <style:style style:name="P5774" style:parent-style-name="Standard" style:family="paragraph">
      <style:paragraph-properties fo:text-align="justify"/>
      <style:text-properties fo:font-size="10pt" style:font-size-asian="10pt" style:font-size-complex="10pt"/>
    </style:style>
    <style:style style:name="P5775" style:parent-style-name="Standard" style:family="paragraph">
      <style:paragraph-properties fo:text-align="justify"/>
      <style:text-properties fo:font-size="10pt" style:font-size-asian="10pt" style:font-size-complex="10pt"/>
    </style:style>
    <style:style style:name="P5776" style:parent-style-name="Standard" style:family="paragraph">
      <style:paragraph-properties fo:text-align="justify"/>
      <style:text-properties fo:font-size="10pt" style:font-size-asian="10pt" style:font-size-complex="10pt"/>
    </style:style>
    <style:style style:name="P5777" style:parent-style-name="Standard" style:family="paragraph">
      <style:paragraph-properties fo:text-align="justify"/>
      <style:text-properties fo:font-size="10pt" style:font-size-asian="10pt" style:font-size-complex="10pt"/>
    </style:style>
    <style:style style:name="P5778" style:parent-style-name="Standard" style:family="paragraph">
      <style:paragraph-properties fo:text-align="justify"/>
      <style:text-properties fo:font-size="10pt" style:font-size-asian="10pt" style:font-size-complex="10pt"/>
    </style:style>
    <style:style style:name="P5779" style:parent-style-name="Standard" style:family="paragraph">
      <style:paragraph-properties fo:text-align="justify"/>
      <style:text-properties fo:font-size="10pt" style:font-size-asian="10pt" style:font-size-complex="10pt"/>
    </style:style>
    <style:style style:name="P5780" style:parent-style-name="Standard" style:family="paragraph">
      <style:paragraph-properties fo:text-align="justify"/>
      <style:text-properties fo:font-size="10pt" style:font-size-asian="10pt" style:font-size-complex="10pt"/>
    </style:style>
    <style:style style:name="P5781" style:parent-style-name="Standard" style:family="paragraph">
      <style:paragraph-properties fo:text-align="justify"/>
      <style:text-properties fo:font-size="10pt" style:font-size-asian="10pt" style:font-size-complex="10pt"/>
    </style:style>
    <style:style style:name="P5782" style:parent-style-name="Standard" style:family="paragraph">
      <style:paragraph-properties fo:text-align="justify"/>
      <style:text-properties fo:font-size="10pt" style:font-size-asian="10pt" style:font-size-complex="10pt"/>
    </style:style>
    <style:style style:name="P5783" style:parent-style-name="Standard" style:family="paragraph">
      <style:paragraph-properties fo:text-align="justify"/>
      <style:text-properties fo:font-size="10pt" style:font-size-asian="10pt" style:font-size-complex="10pt"/>
    </style:style>
    <style:style style:name="P5784" style:parent-style-name="Standard" style:family="paragraph">
      <style:paragraph-properties fo:text-align="justify"/>
      <style:text-properties fo:font-size="10pt" style:font-size-asian="10pt" style:font-size-complex="10pt"/>
    </style:style>
    <style:style style:name="P5785" style:parent-style-name="Standard" style:family="paragraph">
      <style:paragraph-properties fo:text-align="justify"/>
      <style:text-properties fo:font-size="10pt" style:font-size-asian="10pt" style:font-size-complex="10pt"/>
    </style:style>
    <style:style style:name="P5786" style:parent-style-name="Standard" style:family="paragraph">
      <style:paragraph-properties fo:text-align="justify"/>
      <style:text-properties fo:font-size="10pt" style:font-size-asian="10pt" style:font-size-complex="10pt"/>
    </style:style>
    <style:style style:name="P5787" style:parent-style-name="Standard" style:family="paragraph">
      <style:paragraph-properties fo:text-align="justify"/>
      <style:text-properties fo:font-size="10pt" style:font-size-asian="10pt" style:font-size-complex="10pt"/>
    </style:style>
    <style:style style:name="P5788" style:parent-style-name="Standard" style:family="paragraph">
      <style:paragraph-properties fo:text-align="justify"/>
      <style:text-properties fo:font-size="10pt" style:font-size-asian="10pt" style:font-size-complex="10pt"/>
    </style:style>
    <style:style style:name="P5789" style:parent-style-name="Standard" style:family="paragraph">
      <style:paragraph-properties fo:text-align="justify"/>
      <style:text-properties fo:font-size="10pt" style:font-size-asian="10pt" style:font-size-complex="10pt"/>
    </style:style>
    <style:style style:name="P5790" style:parent-style-name="Standard" style:family="paragraph">
      <style:paragraph-properties fo:text-align="justify"/>
      <style:text-properties fo:font-size="10pt" style:font-size-asian="10pt" style:font-size-complex="10pt"/>
    </style:style>
    <style:style style:name="P5791" style:parent-style-name="Standard" style:family="paragraph">
      <style:paragraph-properties fo:text-align="justify"/>
      <style:text-properties fo:font-size="10pt" style:font-size-asian="10pt" style:font-size-complex="10pt"/>
    </style:style>
    <style:style style:name="P5792" style:parent-style-name="Standard" style:family="paragraph">
      <style:paragraph-properties fo:text-align="justify"/>
      <style:text-properties fo:font-size="10pt" style:font-size-asian="10pt" style:font-size-complex="10pt"/>
    </style:style>
    <style:style style:name="P5793" style:parent-style-name="Standard" style:family="paragraph">
      <style:paragraph-properties fo:text-align="justify"/>
      <style:text-properties fo:font-size="10pt" style:font-size-asian="10pt" style:font-size-complex="10pt"/>
    </style:style>
    <style:style style:name="P5794" style:parent-style-name="Standard" style:family="paragraph">
      <style:paragraph-properties fo:text-align="justify"/>
      <style:text-properties fo:font-size="10pt" style:font-size-asian="10pt" style:font-size-complex="10pt"/>
    </style:style>
    <style:style style:name="TableColumn5796" style:family="table-column">
      <style:table-column-properties style:column-width="3.9791in" style:use-optimal-column-width="false"/>
    </style:style>
    <style:style style:name="TableColumn5797" style:family="table-column">
      <style:table-column-properties style:column-width="2.7138in" style:use-optimal-column-width="false"/>
    </style:style>
    <style:style style:name="Table5795" style:family="table">
      <style:table-properties style:width="6.693in" fo:margin-left="-0.009in" table:align="left"/>
    </style:style>
    <style:style style:name="TableRow5798" style:family="table-row">
      <style:table-row-properties style:use-optimal-row-height="false"/>
    </style:style>
    <style:style style:name="TableCell57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0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80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802" style:family="table-cell">
      <style:table-cell-properties fo:border="0.0034in solid #000000" style:writing-mode="lr-tb" fo:padding-top="0.0381in" fo:padding-left="0.0381in" fo:padding-bottom="0.0381in" fo:padding-right="0.0381in"/>
    </style:style>
    <style:style style:name="TableColumn5804" style:family="table-column">
      <style:table-column-properties style:column-width="1.1805in" style:use-optimal-column-width="false"/>
    </style:style>
    <style:style style:name="TableColumn5805" style:family="table-column">
      <style:table-column-properties style:column-width="1.4701in" style:use-optimal-column-width="false"/>
    </style:style>
    <style:style style:name="Table5803" style:family="table">
      <style:table-properties style:width="2.6506in" fo:margin-left="0in" table:align="right"/>
    </style:style>
    <style:style style:name="TableRow5806" style:family="table-row">
      <style:table-row-properties style:use-optimal-row-height="false"/>
    </style:style>
    <style:style style:name="TableCell58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809" style:family="table-cell">
      <style:table-cell-properties fo:border="0.0034in solid #000000" style:writing-mode="lr-tb" fo:padding-top="0.0381in" fo:padding-left="0.0381in" fo:padding-bottom="0.0381in" fo:padding-right="0.0381in"/>
    </style:style>
    <style:style style:name="P58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811" style:family="table-row">
      <style:table-row-properties style:use-optimal-row-height="false"/>
    </style:style>
    <style:style style:name="TableCell5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8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816" style:family="table-row">
      <style:table-row-properties style:use-optimal-row-height="false"/>
    </style:style>
    <style:style style:name="TableCell5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8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821" style:family="table-row">
      <style:table-row-properties style:use-optimal-row-height="false"/>
    </style:style>
    <style:style style:name="TableCell5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8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8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827" style:parent-style-name="Standard" style:family="paragraph">
      <style:paragraph-properties fo:text-align="justify"/>
      <style:text-properties fo:font-size="10pt" style:font-size-asian="10pt" style:font-size-complex="10pt"/>
    </style:style>
    <style:style style:name="P5828" style:parent-style-name="Standard" style:family="paragraph">
      <style:paragraph-properties fo:text-align="justify"/>
      <style:text-properties fo:font-size="10pt" style:font-size-asian="10pt" style:font-size-complex="10pt"/>
    </style:style>
    <style:style style:name="P5829" style:parent-style-name="Standard" style:family="paragraph">
      <style:paragraph-properties fo:text-align="justify"/>
      <style:text-properties fo:font-size="10pt" style:font-size-asian="10pt" style:font-size-complex="10pt"/>
    </style:style>
    <style:style style:name="P5830" style:parent-style-name="Standard" style:family="paragraph">
      <style:paragraph-properties fo:text-align="justify"/>
      <style:text-properties fo:font-size="10pt" style:font-size-asian="10pt" style:font-size-complex="10pt"/>
    </style:style>
    <style:style style:name="P5831" style:parent-style-name="Standard" style:family="paragraph">
      <style:paragraph-properties fo:text-align="justify"/>
      <style:text-properties fo:font-size="10pt" style:font-size-asian="10pt" style:font-size-complex="10pt"/>
    </style:style>
    <style:style style:name="P5832" style:parent-style-name="Standard" style:family="paragraph">
      <style:paragraph-properties fo:text-align="justify"/>
      <style:text-properties fo:font-size="10pt" style:font-size-asian="10pt" style:font-size-complex="10pt"/>
    </style:style>
    <style:style style:name="P5833" style:parent-style-name="Standard" style:family="paragraph">
      <style:paragraph-properties fo:text-align="justify"/>
      <style:text-properties fo:font-size="10pt" style:font-size-asian="10pt" style:font-size-complex="10pt"/>
    </style:style>
    <style:style style:name="P5834" style:parent-style-name="Standard" style:family="paragraph">
      <style:paragraph-properties fo:text-align="justify"/>
      <style:text-properties fo:font-size="10pt" style:font-size-asian="10pt" style:font-size-complex="10pt"/>
    </style:style>
    <style:style style:name="P5835" style:parent-style-name="Standard" style:family="paragraph">
      <style:paragraph-properties fo:text-align="justify"/>
      <style:text-properties fo:font-size="10pt" style:font-size-asian="10pt" style:font-size-complex="10pt"/>
    </style:style>
    <style:style style:name="P5836" style:parent-style-name="Standard" style:family="paragraph">
      <style:paragraph-properties fo:text-align="justify"/>
      <style:text-properties fo:font-size="10pt" style:font-size-asian="10pt" style:font-size-complex="10pt"/>
    </style:style>
    <style:style style:name="P5837" style:parent-style-name="Standard" style:family="paragraph">
      <style:paragraph-properties fo:text-align="justify"/>
      <style:text-properties fo:font-size="10pt" style:font-size-asian="10pt" style:font-size-complex="10pt"/>
    </style:style>
    <style:style style:name="P5838" style:parent-style-name="Standard" style:family="paragraph">
      <style:paragraph-properties fo:text-align="justify"/>
      <style:text-properties fo:font-size="10pt" style:font-size-asian="10pt" style:font-size-complex="10pt"/>
    </style:style>
    <style:style style:name="P5839" style:parent-style-name="Standard" style:family="paragraph">
      <style:paragraph-properties fo:text-align="justify"/>
      <style:text-properties fo:font-size="10pt" style:font-size-asian="10pt" style:font-size-complex="10pt"/>
    </style:style>
    <style:style style:name="P5840" style:parent-style-name="Standard" style:family="paragraph">
      <style:paragraph-properties fo:text-align="justify"/>
      <style:text-properties fo:font-size="10pt" style:font-size-asian="10pt" style:font-size-complex="10pt"/>
    </style:style>
    <style:style style:name="P5841" style:parent-style-name="Standard" style:family="paragraph">
      <style:paragraph-properties fo:text-align="justify"/>
      <style:text-properties fo:font-size="10pt" style:font-size-asian="10pt" style:font-size-complex="10pt"/>
    </style:style>
    <style:style style:name="P5842" style:parent-style-name="Standard" style:family="paragraph">
      <style:paragraph-properties fo:text-align="justify"/>
      <style:text-properties fo:font-size="10pt" style:font-size-asian="10pt" style:font-size-complex="10pt"/>
    </style:style>
    <style:style style:name="P5843" style:parent-style-name="Standard" style:family="paragraph">
      <style:paragraph-properties fo:text-align="justify"/>
      <style:text-properties fo:font-size="10pt" style:font-size-asian="10pt" style:font-size-complex="10pt"/>
    </style:style>
    <style:style style:name="P5844" style:parent-style-name="Standard" style:family="paragraph">
      <style:paragraph-properties fo:text-align="justify"/>
      <style:text-properties fo:font-size="10pt" style:font-size-asian="10pt" style:font-size-complex="10pt"/>
    </style:style>
    <style:style style:name="P5845" style:parent-style-name="Standard" style:family="paragraph">
      <style:paragraph-properties fo:text-align="justify"/>
      <style:text-properties fo:font-size="10pt" style:font-size-asian="10pt" style:font-size-complex="10pt"/>
    </style:style>
    <style:style style:name="P5846" style:parent-style-name="Standard" style:family="paragraph">
      <style:paragraph-properties fo:text-align="justify"/>
      <style:text-properties fo:font-size="10pt" style:font-size-asian="10pt" style:font-size-complex="10pt"/>
    </style:style>
    <style:style style:name="P5847" style:parent-style-name="Standard" style:family="paragraph">
      <style:paragraph-properties fo:text-align="justify"/>
      <style:text-properties fo:font-size="10pt" style:font-size-asian="10pt" style:font-size-complex="10pt"/>
    </style:style>
    <style:style style:name="P5848" style:parent-style-name="Standard" style:family="paragraph">
      <style:paragraph-properties fo:text-align="justify"/>
      <style:text-properties fo:font-size="10pt" style:font-size-asian="10pt" style:font-size-complex="10pt"/>
    </style:style>
    <style:style style:name="P5849" style:parent-style-name="Standard" style:family="paragraph">
      <style:paragraph-properties fo:text-align="justify"/>
      <style:text-properties fo:font-size="10pt" style:font-size-asian="10pt" style:font-size-complex="10pt"/>
    </style:style>
    <style:style style:name="P5850" style:parent-style-name="Standard" style:family="paragraph">
      <style:paragraph-properties fo:text-align="justify"/>
      <style:text-properties fo:font-size="10pt" style:font-size-asian="10pt" style:font-size-complex="10pt"/>
    </style:style>
    <style:style style:name="P5851" style:parent-style-name="Standard" style:family="paragraph">
      <style:paragraph-properties fo:text-align="justify"/>
      <style:text-properties fo:font-size="10pt" style:font-size-asian="10pt" style:font-size-complex="10pt"/>
    </style:style>
    <style:style style:name="P5852" style:parent-style-name="Standard" style:family="paragraph">
      <style:paragraph-properties fo:text-align="justify"/>
      <style:text-properties fo:font-size="10pt" style:font-size-asian="10pt" style:font-size-complex="10pt"/>
    </style:style>
    <style:style style:name="P5853" style:parent-style-name="Standard" style:family="paragraph">
      <style:paragraph-properties fo:text-align="justify"/>
      <style:text-properties fo:font-size="10pt" style:font-size-asian="10pt" style:font-size-complex="10pt"/>
    </style:style>
    <style:style style:name="P5854" style:parent-style-name="Standard" style:family="paragraph">
      <style:paragraph-properties fo:text-align="justify"/>
      <style:text-properties fo:font-size="10pt" style:font-size-asian="10pt" style:font-size-complex="10pt"/>
    </style:style>
    <style:style style:name="P5855" style:parent-style-name="Standard" style:family="paragraph">
      <style:paragraph-properties fo:text-align="justify"/>
      <style:text-properties fo:font-size="10pt" style:font-size-asian="10pt" style:font-size-complex="10pt"/>
    </style:style>
    <style:style style:name="P5856" style:parent-style-name="Standard" style:family="paragraph">
      <style:paragraph-properties fo:text-align="justify"/>
      <style:text-properties fo:font-size="10pt" style:font-size-asian="10pt" style:font-size-complex="10pt"/>
    </style:style>
    <style:style style:name="P5857" style:parent-style-name="Standard" style:family="paragraph">
      <style:paragraph-properties fo:text-align="justify"/>
      <style:text-properties fo:font-size="10pt" style:font-size-asian="10pt" style:font-size-complex="10pt"/>
    </style:style>
    <style:style style:name="P5858" style:parent-style-name="Standard" style:family="paragraph">
      <style:paragraph-properties fo:text-align="justify"/>
      <style:text-properties fo:font-size="10pt" style:font-size-asian="10pt" style:font-size-complex="10pt"/>
    </style:style>
    <style:style style:name="P5859" style:parent-style-name="Standard" style:family="paragraph">
      <style:paragraph-properties fo:text-align="justify"/>
      <style:text-properties fo:font-size="10pt" style:font-size-asian="10pt" style:font-size-complex="10pt"/>
    </style:style>
    <style:style style:name="P5860" style:parent-style-name="Standard" style:family="paragraph">
      <style:paragraph-properties fo:text-align="justify"/>
      <style:text-properties fo:font-size="10pt" style:font-size-asian="10pt" style:font-size-complex="10pt"/>
    </style:style>
    <style:style style:name="P5861" style:parent-style-name="Standard" style:family="paragraph">
      <style:paragraph-properties fo:text-align="justify"/>
      <style:text-properties fo:font-size="10pt" style:font-size-asian="10pt" style:font-size-complex="10pt"/>
    </style:style>
    <style:style style:name="P5862" style:parent-style-name="Standard" style:family="paragraph">
      <style:paragraph-properties fo:text-align="justify"/>
      <style:text-properties fo:font-size="10pt" style:font-size-asian="10pt" style:font-size-complex="10pt"/>
    </style:style>
    <style:style style:name="P5863" style:parent-style-name="Standard" style:family="paragraph">
      <style:paragraph-properties fo:text-align="justify"/>
      <style:text-properties fo:font-size="10pt" style:font-size-asian="10pt" style:font-size-complex="10pt"/>
    </style:style>
    <style:style style:name="P5864" style:parent-style-name="Standard" style:family="paragraph">
      <style:paragraph-properties fo:text-align="justify"/>
      <style:text-properties fo:font-size="10pt" style:font-size-asian="10pt" style:font-size-complex="10pt"/>
    </style:style>
    <style:style style:name="P5865" style:parent-style-name="Standard" style:family="paragraph">
      <style:paragraph-properties fo:text-align="justify"/>
      <style:text-properties fo:font-size="10pt" style:font-size-asian="10pt" style:font-size-complex="10pt"/>
    </style:style>
    <style:style style:name="TableColumn5867" style:family="table-column">
      <style:table-column-properties style:column-width="3.9791in" style:use-optimal-column-width="false"/>
    </style:style>
    <style:style style:name="TableColumn5868" style:family="table-column">
      <style:table-column-properties style:column-width="2.7138in" style:use-optimal-column-width="false"/>
    </style:style>
    <style:style style:name="Table5866" style:family="table">
      <style:table-properties style:width="6.693in" fo:margin-left="-0.009in" table:align="left"/>
    </style:style>
    <style:style style:name="TableRow5869" style:family="table-row">
      <style:table-row-properties style:use-optimal-row-height="false"/>
    </style:style>
    <style:style style:name="TableCell58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7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87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873" style:family="table-cell">
      <style:table-cell-properties fo:border="0.0034in solid #000000" style:writing-mode="lr-tb" fo:padding-top="0.0381in" fo:padding-left="0.0381in" fo:padding-bottom="0.0381in" fo:padding-right="0.0381in"/>
    </style:style>
    <style:style style:name="TableColumn5875" style:family="table-column">
      <style:table-column-properties style:column-width="1.1805in" style:use-optimal-column-width="false"/>
    </style:style>
    <style:style style:name="TableColumn5876" style:family="table-column">
      <style:table-column-properties style:column-width="1.4701in" style:use-optimal-column-width="false"/>
    </style:style>
    <style:style style:name="Table5874" style:family="table">
      <style:table-properties style:width="2.6506in" fo:margin-left="0in" table:align="right"/>
    </style:style>
    <style:style style:name="TableRow5877" style:family="table-row">
      <style:table-row-properties style:use-optimal-row-height="false"/>
    </style:style>
    <style:style style:name="TableCell58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880" style:family="table-cell">
      <style:table-cell-properties fo:border="0.0034in solid #000000" style:writing-mode="lr-tb" fo:padding-top="0.0381in" fo:padding-left="0.0381in" fo:padding-bottom="0.0381in" fo:padding-right="0.0381in"/>
    </style:style>
    <style:style style:name="P588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882" style:family="table-row">
      <style:table-row-properties style:use-optimal-row-height="false"/>
    </style:style>
    <style:style style:name="TableCell5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8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8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887" style:family="table-row">
      <style:table-row-properties style:use-optimal-row-height="false"/>
    </style:style>
    <style:style style:name="TableCell5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8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8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892" style:family="table-row">
      <style:table-row-properties style:use-optimal-row-height="false"/>
    </style:style>
    <style:style style:name="TableCell5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8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9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89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898" style:parent-style-name="Standard" style:family="paragraph">
      <style:paragraph-properties fo:text-align="justify"/>
      <style:text-properties fo:font-size="10pt" style:font-size-asian="10pt" style:font-size-complex="10pt"/>
    </style:style>
    <style:style style:name="P5899" style:parent-style-name="Standard" style:family="paragraph">
      <style:paragraph-properties fo:text-align="justify"/>
      <style:text-properties fo:font-size="10pt" style:font-size-asian="10pt" style:font-size-complex="10pt"/>
    </style:style>
    <style:style style:name="P5900" style:parent-style-name="Standard" style:family="paragraph">
      <style:paragraph-properties fo:text-align="justify"/>
      <style:text-properties fo:font-size="10pt" style:font-size-asian="10pt" style:font-size-complex="10pt"/>
    </style:style>
    <style:style style:name="P5901" style:parent-style-name="Standard" style:family="paragraph">
      <style:paragraph-properties fo:text-align="justify"/>
      <style:text-properties fo:font-size="10pt" style:font-size-asian="10pt" style:font-size-complex="10pt"/>
    </style:style>
    <style:style style:name="P5902" style:parent-style-name="Standard" style:family="paragraph">
      <style:paragraph-properties fo:text-align="justify"/>
      <style:text-properties fo:font-size="10pt" style:font-size-asian="10pt" style:font-size-complex="10pt"/>
    </style:style>
    <style:style style:name="P5903" style:parent-style-name="Standard" style:family="paragraph">
      <style:paragraph-properties fo:text-align="justify"/>
      <style:text-properties fo:font-size="10pt" style:font-size-asian="10pt" style:font-size-complex="10pt"/>
    </style:style>
    <style:style style:name="P5904" style:parent-style-name="Standard" style:family="paragraph">
      <style:paragraph-properties fo:text-align="justify"/>
      <style:text-properties fo:font-size="10pt" style:font-size-asian="10pt" style:font-size-complex="10pt"/>
    </style:style>
    <style:style style:name="P5905" style:parent-style-name="Standard" style:family="paragraph">
      <style:paragraph-properties fo:text-align="justify"/>
      <style:text-properties fo:font-size="10pt" style:font-size-asian="10pt" style:font-size-complex="10pt"/>
    </style:style>
    <style:style style:name="P5906" style:parent-style-name="Standard" style:family="paragraph">
      <style:paragraph-properties fo:text-align="justify"/>
      <style:text-properties fo:font-size="10pt" style:font-size-asian="10pt" style:font-size-complex="10pt"/>
    </style:style>
    <style:style style:name="P5907" style:parent-style-name="Standard" style:family="paragraph">
      <style:paragraph-properties fo:text-align="justify"/>
      <style:text-properties fo:font-size="10pt" style:font-size-asian="10pt" style:font-size-complex="10pt"/>
    </style:style>
    <style:style style:name="P5908" style:parent-style-name="Standard" style:family="paragraph">
      <style:paragraph-properties fo:text-align="justify"/>
      <style:text-properties fo:font-size="10pt" style:font-size-asian="10pt" style:font-size-complex="10pt"/>
    </style:style>
    <style:style style:name="P5909" style:parent-style-name="Standard" style:family="paragraph">
      <style:paragraph-properties fo:text-align="justify"/>
      <style:text-properties fo:font-size="10pt" style:font-size-asian="10pt" style:font-size-complex="10pt"/>
    </style:style>
    <style:style style:name="P5910" style:parent-style-name="Standard" style:family="paragraph">
      <style:paragraph-properties fo:text-align="justify"/>
      <style:text-properties fo:font-size="10pt" style:font-size-asian="10pt" style:font-size-complex="10pt"/>
    </style:style>
    <style:style style:name="P5911" style:parent-style-name="Standard" style:family="paragraph">
      <style:paragraph-properties fo:text-align="justify"/>
      <style:text-properties fo:font-size="10pt" style:font-size-asian="10pt" style:font-size-complex="10pt"/>
    </style:style>
    <style:style style:name="P5912" style:parent-style-name="Standard" style:family="paragraph">
      <style:paragraph-properties fo:text-align="justify"/>
      <style:text-properties fo:font-size="10pt" style:font-size-asian="10pt" style:font-size-complex="10pt"/>
    </style:style>
    <style:style style:name="P5913" style:parent-style-name="Standard" style:family="paragraph">
      <style:paragraph-properties fo:text-align="justify"/>
      <style:text-properties fo:font-size="10pt" style:font-size-asian="10pt" style:font-size-complex="10pt"/>
    </style:style>
    <style:style style:name="P5914" style:parent-style-name="Standard" style:family="paragraph">
      <style:paragraph-properties fo:text-align="justify"/>
      <style:text-properties fo:font-size="10pt" style:font-size-asian="10pt" style:font-size-complex="10pt"/>
    </style:style>
    <style:style style:name="P5915" style:parent-style-name="Standard" style:family="paragraph">
      <style:paragraph-properties fo:text-align="justify"/>
      <style:text-properties fo:font-size="10pt" style:font-size-asian="10pt" style:font-size-complex="10pt"/>
    </style:style>
    <style:style style:name="P5916" style:parent-style-name="Standard" style:family="paragraph">
      <style:paragraph-properties fo:text-align="justify"/>
      <style:text-properties fo:font-size="10pt" style:font-size-asian="10pt" style:font-size-complex="10pt"/>
    </style:style>
    <style:style style:name="P5917" style:parent-style-name="Standard" style:family="paragraph">
      <style:paragraph-properties fo:text-align="justify"/>
      <style:text-properties fo:font-size="10pt" style:font-size-asian="10pt" style:font-size-complex="10pt"/>
    </style:style>
    <style:style style:name="P5918" style:parent-style-name="Standard" style:family="paragraph">
      <style:paragraph-properties fo:text-align="justify"/>
      <style:text-properties fo:font-size="10pt" style:font-size-asian="10pt" style:font-size-complex="10pt"/>
    </style:style>
    <style:style style:name="P5919" style:parent-style-name="Standard" style:family="paragraph">
      <style:paragraph-properties fo:text-align="justify"/>
      <style:text-properties fo:font-size="10pt" style:font-size-asian="10pt" style:font-size-complex="10pt"/>
    </style:style>
    <style:style style:name="P5920" style:parent-style-name="Standard" style:family="paragraph">
      <style:paragraph-properties fo:text-align="justify"/>
      <style:text-properties fo:font-size="10pt" style:font-size-asian="10pt" style:font-size-complex="10pt"/>
    </style:style>
    <style:style style:name="P5921" style:parent-style-name="Standard" style:family="paragraph">
      <style:paragraph-properties fo:text-align="justify"/>
      <style:text-properties fo:font-size="10pt" style:font-size-asian="10pt" style:font-size-complex="10pt"/>
    </style:style>
    <style:style style:name="P5922" style:parent-style-name="Standard" style:family="paragraph">
      <style:paragraph-properties fo:text-align="justify"/>
      <style:text-properties fo:font-size="10pt" style:font-size-asian="10pt" style:font-size-complex="10pt"/>
    </style:style>
    <style:style style:name="P5923" style:parent-style-name="Standard" style:family="paragraph">
      <style:paragraph-properties fo:text-align="justify"/>
      <style:text-properties fo:font-size="10pt" style:font-size-asian="10pt" style:font-size-complex="10pt"/>
    </style:style>
    <style:style style:name="P5924" style:parent-style-name="Standard" style:family="paragraph">
      <style:paragraph-properties fo:text-align="justify"/>
      <style:text-properties fo:font-size="10pt" style:font-size-asian="10pt" style:font-size-complex="10pt"/>
    </style:style>
    <style:style style:name="P5925" style:parent-style-name="Standard" style:family="paragraph">
      <style:paragraph-properties fo:text-align="justify"/>
      <style:text-properties fo:font-size="10pt" style:font-size-asian="10pt" style:font-size-complex="10pt"/>
    </style:style>
    <style:style style:name="P5926" style:parent-style-name="Standard" style:family="paragraph">
      <style:paragraph-properties fo:text-align="justify"/>
      <style:text-properties fo:font-size="10pt" style:font-size-asian="10pt" style:font-size-complex="10pt"/>
    </style:style>
    <style:style style:name="P5927" style:parent-style-name="Standard" style:family="paragraph">
      <style:paragraph-properties fo:text-align="justify"/>
      <style:text-properties fo:font-size="10pt" style:font-size-asian="10pt" style:font-size-complex="10pt"/>
    </style:style>
    <style:style style:name="P5928" style:parent-style-name="Standard" style:family="paragraph">
      <style:paragraph-properties fo:text-align="justify"/>
      <style:text-properties fo:font-size="10pt" style:font-size-asian="10pt" style:font-size-complex="10pt"/>
    </style:style>
    <style:style style:name="P5929" style:parent-style-name="Standard" style:family="paragraph">
      <style:paragraph-properties fo:text-align="justify"/>
      <style:text-properties fo:font-size="10pt" style:font-size-asian="10pt" style:font-size-complex="10pt"/>
    </style:style>
    <style:style style:name="P5930" style:parent-style-name="Standard" style:family="paragraph">
      <style:paragraph-properties fo:text-align="justify"/>
      <style:text-properties fo:font-size="10pt" style:font-size-asian="10pt" style:font-size-complex="10pt"/>
    </style:style>
    <style:style style:name="P5931" style:parent-style-name="Standard" style:family="paragraph">
      <style:paragraph-properties fo:text-align="justify"/>
      <style:text-properties fo:font-size="10pt" style:font-size-asian="10pt" style:font-size-complex="10pt"/>
    </style:style>
    <style:style style:name="P5932" style:parent-style-name="Standard" style:family="paragraph">
      <style:paragraph-properties fo:text-align="justify"/>
      <style:text-properties fo:font-size="10pt" style:font-size-asian="10pt" style:font-size-complex="10pt"/>
    </style:style>
    <style:style style:name="P5933" style:parent-style-name="Standard" style:family="paragraph">
      <style:paragraph-properties fo:text-align="justify"/>
      <style:text-properties fo:font-size="10pt" style:font-size-asian="10pt" style:font-size-complex="10pt"/>
    </style:style>
    <style:style style:name="P5934" style:parent-style-name="Standard" style:family="paragraph">
      <style:paragraph-properties fo:text-align="justify"/>
      <style:text-properties fo:font-size="10pt" style:font-size-asian="10pt" style:font-size-complex="10pt"/>
    </style:style>
    <style:style style:name="P5935" style:parent-style-name="Standard" style:family="paragraph">
      <style:paragraph-properties fo:text-align="justify"/>
      <style:text-properties fo:font-size="10pt" style:font-size-asian="10pt" style:font-size-complex="10pt"/>
    </style:style>
    <style:style style:name="P5936" style:parent-style-name="Standard" style:family="paragraph">
      <style:paragraph-properties fo:text-align="justify"/>
      <style:text-properties fo:font-size="10pt" style:font-size-asian="10pt" style:font-size-complex="10pt"/>
    </style:style>
    <style:style style:name="TableColumn5938" style:family="table-column">
      <style:table-column-properties style:column-width="3.9791in" style:use-optimal-column-width="false"/>
    </style:style>
    <style:style style:name="TableColumn5939" style:family="table-column">
      <style:table-column-properties style:column-width="2.7138in" style:use-optimal-column-width="false"/>
    </style:style>
    <style:style style:name="Table5937" style:family="table">
      <style:table-properties style:width="6.693in" fo:margin-left="-0.009in" table:align="left"/>
    </style:style>
    <style:style style:name="TableRow5940" style:family="table-row">
      <style:table-row-properties style:use-optimal-row-height="false"/>
    </style:style>
    <style:style style:name="TableCell59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4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94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944" style:family="table-cell">
      <style:table-cell-properties fo:border="0.0034in solid #000000" style:writing-mode="lr-tb" fo:padding-top="0.0381in" fo:padding-left="0.0381in" fo:padding-bottom="0.0381in" fo:padding-right="0.0381in"/>
    </style:style>
    <style:style style:name="TableColumn5946" style:family="table-column">
      <style:table-column-properties style:column-width="1.1805in" style:use-optimal-column-width="false"/>
    </style:style>
    <style:style style:name="TableColumn5947" style:family="table-column">
      <style:table-column-properties style:column-width="1.4701in" style:use-optimal-column-width="false"/>
    </style:style>
    <style:style style:name="Table5945" style:family="table">
      <style:table-properties style:width="2.6506in" fo:margin-left="0in" table:align="right"/>
    </style:style>
    <style:style style:name="TableRow5948" style:family="table-row">
      <style:table-row-properties style:use-optimal-row-height="false"/>
    </style:style>
    <style:style style:name="TableCell59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951" style:family="table-cell">
      <style:table-cell-properties fo:border="0.0034in solid #000000" style:writing-mode="lr-tb" fo:padding-top="0.0381in" fo:padding-left="0.0381in" fo:padding-bottom="0.0381in" fo:padding-right="0.0381in"/>
    </style:style>
    <style:style style:name="P595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953" style:family="table-row">
      <style:table-row-properties style:use-optimal-row-height="false"/>
    </style:style>
    <style:style style:name="TableCell5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5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9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5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958" style:family="table-row">
      <style:table-row-properties style:use-optimal-row-height="false"/>
    </style:style>
    <style:style style:name="TableCell5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6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9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5963" style:family="table-row">
      <style:table-row-properties style:use-optimal-row-height="false"/>
    </style:style>
    <style:style style:name="TableCell5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6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59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6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96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5969" style:parent-style-name="Standard" style:family="paragraph">
      <style:paragraph-properties fo:text-align="justify"/>
      <style:text-properties fo:font-size="10pt" style:font-size-asian="10pt" style:font-size-complex="10pt"/>
    </style:style>
    <style:style style:name="P5970" style:parent-style-name="Standard" style:family="paragraph">
      <style:paragraph-properties fo:text-align="justify"/>
      <style:text-properties fo:font-size="10pt" style:font-size-asian="10pt" style:font-size-complex="10pt"/>
    </style:style>
    <style:style style:name="P5971" style:parent-style-name="Standard" style:family="paragraph">
      <style:paragraph-properties fo:text-align="justify"/>
      <style:text-properties fo:font-size="10pt" style:font-size-asian="10pt" style:font-size-complex="10pt"/>
    </style:style>
    <style:style style:name="P5972" style:parent-style-name="Standard" style:family="paragraph">
      <style:paragraph-properties fo:text-align="justify"/>
      <style:text-properties fo:font-size="10pt" style:font-size-asian="10pt" style:font-size-complex="10pt"/>
    </style:style>
    <style:style style:name="P5973" style:parent-style-name="Standard" style:family="paragraph">
      <style:paragraph-properties fo:text-align="justify"/>
      <style:text-properties fo:font-size="10pt" style:font-size-asian="10pt" style:font-size-complex="10pt"/>
    </style:style>
    <style:style style:name="P5974" style:parent-style-name="Standard" style:family="paragraph">
      <style:paragraph-properties fo:text-align="justify"/>
      <style:text-properties fo:font-size="10pt" style:font-size-asian="10pt" style:font-size-complex="10pt"/>
    </style:style>
    <style:style style:name="P5975" style:parent-style-name="Standard" style:family="paragraph">
      <style:paragraph-properties fo:text-align="justify"/>
      <style:text-properties fo:font-size="10pt" style:font-size-asian="10pt" style:font-size-complex="10pt"/>
    </style:style>
    <style:style style:name="P5976" style:parent-style-name="Standard" style:family="paragraph">
      <style:paragraph-properties fo:text-align="justify"/>
      <style:text-properties fo:font-size="10pt" style:font-size-asian="10pt" style:font-size-complex="10pt"/>
    </style:style>
    <style:style style:name="P5977" style:parent-style-name="Standard" style:family="paragraph">
      <style:paragraph-properties fo:text-align="justify"/>
      <style:text-properties fo:font-size="10pt" style:font-size-asian="10pt" style:font-size-complex="10pt"/>
    </style:style>
    <style:style style:name="P5978" style:parent-style-name="Standard" style:family="paragraph">
      <style:paragraph-properties fo:text-align="justify"/>
      <style:text-properties fo:font-size="10pt" style:font-size-asian="10pt" style:font-size-complex="10pt"/>
    </style:style>
    <style:style style:name="P5979" style:parent-style-name="Standard" style:family="paragraph">
      <style:paragraph-properties fo:text-align="justify"/>
      <style:text-properties fo:font-size="10pt" style:font-size-asian="10pt" style:font-size-complex="10pt"/>
    </style:style>
    <style:style style:name="P5980" style:parent-style-name="Standard" style:family="paragraph">
      <style:paragraph-properties fo:text-align="justify"/>
      <style:text-properties fo:font-size="10pt" style:font-size-asian="10pt" style:font-size-complex="10pt"/>
    </style:style>
    <style:style style:name="P5981" style:parent-style-name="Standard" style:family="paragraph">
      <style:paragraph-properties fo:text-align="justify"/>
      <style:text-properties fo:font-size="10pt" style:font-size-asian="10pt" style:font-size-complex="10pt"/>
    </style:style>
    <style:style style:name="P5982" style:parent-style-name="Standard" style:family="paragraph">
      <style:paragraph-properties fo:text-align="justify"/>
      <style:text-properties fo:font-size="10pt" style:font-size-asian="10pt" style:font-size-complex="10pt"/>
    </style:style>
    <style:style style:name="P5983" style:parent-style-name="Standard" style:family="paragraph">
      <style:paragraph-properties fo:text-align="justify"/>
      <style:text-properties fo:font-size="10pt" style:font-size-asian="10pt" style:font-size-complex="10pt"/>
    </style:style>
    <style:style style:name="P5984" style:parent-style-name="Standard" style:family="paragraph">
      <style:paragraph-properties fo:text-align="justify"/>
      <style:text-properties fo:font-size="10pt" style:font-size-asian="10pt" style:font-size-complex="10pt"/>
    </style:style>
    <style:style style:name="P5985" style:parent-style-name="Standard" style:family="paragraph">
      <style:paragraph-properties fo:text-align="justify"/>
      <style:text-properties fo:font-size="10pt" style:font-size-asian="10pt" style:font-size-complex="10pt"/>
    </style:style>
    <style:style style:name="P5986" style:parent-style-name="Standard" style:family="paragraph">
      <style:paragraph-properties fo:text-align="justify"/>
      <style:text-properties fo:font-size="10pt" style:font-size-asian="10pt" style:font-size-complex="10pt"/>
    </style:style>
    <style:style style:name="P5987" style:parent-style-name="Standard" style:family="paragraph">
      <style:paragraph-properties fo:text-align="justify"/>
      <style:text-properties fo:font-size="10pt" style:font-size-asian="10pt" style:font-size-complex="10pt"/>
    </style:style>
    <style:style style:name="P5988" style:parent-style-name="Standard" style:family="paragraph">
      <style:paragraph-properties fo:text-align="justify"/>
      <style:text-properties fo:font-size="10pt" style:font-size-asian="10pt" style:font-size-complex="10pt"/>
    </style:style>
    <style:style style:name="P5989" style:parent-style-name="Standard" style:family="paragraph">
      <style:paragraph-properties fo:text-align="justify"/>
      <style:text-properties fo:font-size="10pt" style:font-size-asian="10pt" style:font-size-complex="10pt"/>
    </style:style>
    <style:style style:name="P5990" style:parent-style-name="Standard" style:family="paragraph">
      <style:paragraph-properties fo:text-align="justify"/>
      <style:text-properties fo:font-size="10pt" style:font-size-asian="10pt" style:font-size-complex="10pt"/>
    </style:style>
    <style:style style:name="P5991" style:parent-style-name="Standard" style:family="paragraph">
      <style:paragraph-properties fo:text-align="justify"/>
      <style:text-properties fo:font-size="10pt" style:font-size-asian="10pt" style:font-size-complex="10pt"/>
    </style:style>
    <style:style style:name="P5992" style:parent-style-name="Standard" style:family="paragraph">
      <style:paragraph-properties fo:text-align="justify"/>
      <style:text-properties fo:font-size="10pt" style:font-size-asian="10pt" style:font-size-complex="10pt"/>
    </style:style>
    <style:style style:name="P5993" style:parent-style-name="Standard" style:family="paragraph">
      <style:paragraph-properties fo:text-align="justify"/>
      <style:text-properties fo:font-size="10pt" style:font-size-asian="10pt" style:font-size-complex="10pt"/>
    </style:style>
    <style:style style:name="P5994" style:parent-style-name="Standard" style:family="paragraph">
      <style:paragraph-properties fo:text-align="justify"/>
      <style:text-properties fo:font-size="10pt" style:font-size-asian="10pt" style:font-size-complex="10pt"/>
    </style:style>
    <style:style style:name="P5995" style:parent-style-name="Standard" style:family="paragraph">
      <style:paragraph-properties fo:text-align="justify"/>
      <style:text-properties fo:font-size="10pt" style:font-size-asian="10pt" style:font-size-complex="10pt"/>
    </style:style>
    <style:style style:name="P5996" style:parent-style-name="Standard" style:family="paragraph">
      <style:paragraph-properties fo:text-align="justify"/>
      <style:text-properties fo:font-size="10pt" style:font-size-asian="10pt" style:font-size-complex="10pt"/>
    </style:style>
    <style:style style:name="P5997" style:parent-style-name="Standard" style:family="paragraph">
      <style:paragraph-properties fo:text-align="justify"/>
      <style:text-properties fo:font-size="10pt" style:font-size-asian="10pt" style:font-size-complex="10pt"/>
    </style:style>
    <style:style style:name="P5998" style:parent-style-name="Standard" style:family="paragraph">
      <style:paragraph-properties fo:text-align="justify"/>
      <style:text-properties fo:font-size="10pt" style:font-size-asian="10pt" style:font-size-complex="10pt"/>
    </style:style>
    <style:style style:name="P5999" style:parent-style-name="Standard" style:family="paragraph">
      <style:paragraph-properties fo:text-align="justify"/>
      <style:text-properties fo:font-size="10pt" style:font-size-asian="10pt" style:font-size-complex="10pt"/>
    </style:style>
    <style:style style:name="P6000" style:parent-style-name="Standard" style:family="paragraph">
      <style:paragraph-properties fo:text-align="justify"/>
      <style:text-properties fo:font-size="10pt" style:font-size-asian="10pt" style:font-size-complex="10pt"/>
    </style:style>
    <style:style style:name="P6001" style:parent-style-name="Standard" style:family="paragraph">
      <style:paragraph-properties fo:text-align="justify"/>
      <style:text-properties fo:font-size="10pt" style:font-size-asian="10pt" style:font-size-complex="10pt"/>
    </style:style>
    <style:style style:name="P6002" style:parent-style-name="Standard" style:family="paragraph">
      <style:paragraph-properties fo:text-align="justify"/>
      <style:text-properties fo:font-size="10pt" style:font-size-asian="10pt" style:font-size-complex="10pt"/>
    </style:style>
    <style:style style:name="P6003" style:parent-style-name="Standard" style:family="paragraph">
      <style:paragraph-properties fo:text-align="justify"/>
      <style:text-properties fo:font-size="10pt" style:font-size-asian="10pt" style:font-size-complex="10pt"/>
    </style:style>
    <style:style style:name="P6004" style:parent-style-name="Standard" style:family="paragraph">
      <style:paragraph-properties fo:text-align="justify"/>
      <style:text-properties fo:font-size="10pt" style:font-size-asian="10pt" style:font-size-complex="10pt"/>
    </style:style>
    <style:style style:name="P6005" style:parent-style-name="Standard" style:family="paragraph">
      <style:paragraph-properties fo:text-align="justify"/>
      <style:text-properties fo:font-size="10pt" style:font-size-asian="10pt" style:font-size-complex="10pt"/>
    </style:style>
    <style:style style:name="P6006" style:parent-style-name="Standard" style:family="paragraph">
      <style:paragraph-properties fo:text-align="justify"/>
      <style:text-properties fo:font-size="10pt" style:font-size-asian="10pt" style:font-size-complex="10pt"/>
    </style:style>
    <style:style style:name="P6007" style:parent-style-name="Standard" style:family="paragraph">
      <style:paragraph-properties fo:text-align="justify"/>
      <style:text-properties fo:font-size="10pt" style:font-size-asian="10pt" style:font-size-complex="10pt"/>
    </style:style>
    <style:style style:name="P6008" style:parent-style-name="Standard" style:family="paragraph">
      <style:paragraph-properties fo:text-align="justify"/>
      <style:text-properties fo:font-size="10pt" style:font-size-asian="10pt" style:font-size-complex="10pt"/>
    </style:style>
    <style:style style:name="P6009" style:parent-style-name="Standard" style:family="paragraph">
      <style:paragraph-properties fo:text-align="justify"/>
      <style:text-properties fo:font-size="10pt" style:font-size-asian="10pt" style:font-size-complex="10pt"/>
    </style:style>
    <style:style style:name="P6010" style:parent-style-name="Standard" style:family="paragraph">
      <style:paragraph-properties fo:text-align="justify"/>
      <style:text-properties fo:font-size="10pt" style:font-size-asian="10pt" style:font-size-complex="10pt"/>
    </style:style>
    <style:style style:name="P6011" style:parent-style-name="Standard" style:family="paragraph">
      <style:paragraph-properties fo:text-align="justify"/>
      <style:text-properties fo:font-size="10pt" style:font-size-asian="10pt" style:font-size-complex="10pt"/>
    </style:style>
    <style:style style:name="P6012" style:parent-style-name="Standard" style:family="paragraph">
      <style:paragraph-properties fo:text-align="justify"/>
      <style:text-properties fo:font-size="10pt" style:font-size-asian="10pt" style:font-size-complex="10pt"/>
    </style:style>
    <style:style style:name="P6013" style:parent-style-name="Standard" style:family="paragraph">
      <style:paragraph-properties fo:text-align="justify"/>
      <style:text-properties fo:font-size="10pt" style:font-size-asian="10pt" style:font-size-complex="10pt"/>
    </style:style>
    <style:style style:name="P6014" style:parent-style-name="Standard" style:family="paragraph">
      <style:paragraph-properties fo:text-align="justify"/>
      <style:text-properties fo:font-size="10pt" style:font-size-asian="10pt" style:font-size-complex="10pt"/>
    </style:style>
    <style:style style:name="P6015" style:parent-style-name="Standard" style:family="paragraph">
      <style:paragraph-properties fo:text-align="justify"/>
      <style:text-properties fo:font-size="10pt" style:font-size-asian="10pt" style:font-size-complex="10pt"/>
    </style:style>
    <style:style style:name="P6016" style:parent-style-name="Standard" style:family="paragraph">
      <style:paragraph-properties fo:text-align="justify"/>
      <style:text-properties fo:font-size="10pt" style:font-size-asian="10pt" style:font-size-complex="10pt"/>
    </style:style>
    <style:style style:name="P6017" style:parent-style-name="Standard" style:family="paragraph">
      <style:paragraph-properties fo:text-align="justify"/>
      <style:text-properties fo:font-size="10pt" style:font-size-asian="10pt" style:font-size-complex="10pt"/>
    </style:style>
    <style:style style:name="P6018" style:parent-style-name="Standard" style:family="paragraph">
      <style:paragraph-properties fo:text-align="justify"/>
      <style:text-properties fo:font-size="10pt" style:font-size-asian="10pt" style:font-size-complex="10pt"/>
    </style:style>
    <style:style style:name="P6019" style:parent-style-name="Standard" style:family="paragraph">
      <style:paragraph-properties fo:text-align="justify"/>
      <style:text-properties fo:font-size="10pt" style:font-size-asian="10pt" style:font-size-complex="10pt"/>
    </style:style>
    <style:style style:name="P6020" style:parent-style-name="Standard" style:family="paragraph">
      <style:paragraph-properties fo:text-align="justify"/>
      <style:text-properties fo:font-size="10pt" style:font-size-asian="10pt" style:font-size-complex="10pt"/>
    </style:style>
    <style:style style:name="P6021" style:parent-style-name="Standard" style:family="paragraph">
      <style:paragraph-properties fo:text-align="justify"/>
      <style:text-properties fo:font-size="10pt" style:font-size-asian="10pt" style:font-size-complex="10pt"/>
    </style:style>
    <style:style style:name="P6022" style:parent-style-name="Standard" style:family="paragraph">
      <style:paragraph-properties fo:text-align="justify"/>
      <style:text-properties fo:font-size="10pt" style:font-size-asian="10pt" style:font-size-complex="10pt"/>
    </style:style>
    <style:style style:name="P6023" style:parent-style-name="Standard" style:family="paragraph">
      <style:paragraph-properties fo:text-align="justify"/>
      <style:text-properties fo:font-size="10pt" style:font-size-asian="10pt" style:font-size-complex="10pt"/>
    </style:style>
    <style:style style:name="P6024" style:parent-style-name="Standard" style:family="paragraph">
      <style:paragraph-properties fo:text-align="justify"/>
      <style:text-properties fo:font-size="10pt" style:font-size-asian="10pt" style:font-size-complex="10pt"/>
    </style:style>
    <style:style style:name="TableColumn6026" style:family="table-column">
      <style:table-column-properties style:column-width="3.9791in" style:use-optimal-column-width="false"/>
    </style:style>
    <style:style style:name="TableColumn6027" style:family="table-column">
      <style:table-column-properties style:column-width="2.7138in" style:use-optimal-column-width="false"/>
    </style:style>
    <style:style style:name="Table6025" style:family="table">
      <style:table-properties style:width="6.693in" fo:margin-left="-0.009in" table:align="left"/>
    </style:style>
    <style:style style:name="TableRow6028" style:family="table-row">
      <style:table-row-properties style:use-optimal-row-height="false"/>
    </style:style>
    <style:style style:name="TableCell60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3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03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032" style:family="table-cell">
      <style:table-cell-properties fo:border="0.0034in solid #000000" style:writing-mode="lr-tb" fo:padding-top="0.0381in" fo:padding-left="0.0381in" fo:padding-bottom="0.0381in" fo:padding-right="0.0381in"/>
    </style:style>
    <style:style style:name="TableColumn6034" style:family="table-column">
      <style:table-column-properties style:column-width="1.1805in" style:use-optimal-column-width="false"/>
    </style:style>
    <style:style style:name="TableColumn6035" style:family="table-column">
      <style:table-column-properties style:column-width="1.4701in" style:use-optimal-column-width="false"/>
    </style:style>
    <style:style style:name="Table6033" style:family="table">
      <style:table-properties style:width="2.6506in" fo:margin-left="0in" table:align="right"/>
    </style:style>
    <style:style style:name="TableRow6036" style:family="table-row">
      <style:table-row-properties style:use-optimal-row-height="false"/>
    </style:style>
    <style:style style:name="TableCell60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3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039" style:family="table-cell">
      <style:table-cell-properties fo:border="0.0034in solid #000000" style:writing-mode="lr-tb" fo:padding-top="0.0381in" fo:padding-left="0.0381in" fo:padding-bottom="0.0381in" fo:padding-right="0.0381in"/>
    </style:style>
    <style:style style:name="P604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041" style:family="table-row">
      <style:table-row-properties style:use-optimal-row-height="false"/>
    </style:style>
    <style:style style:name="TableCell6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4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0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4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046" style:family="table-row">
      <style:table-row-properties style:use-optimal-row-height="false"/>
    </style:style>
    <style:style style:name="TableCell6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4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0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051" style:family="table-row">
      <style:table-row-properties style:use-optimal-row-height="false"/>
    </style:style>
    <style:style style:name="TableCell60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5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0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5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05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057" style:parent-style-name="Standard" style:family="paragraph">
      <style:paragraph-properties fo:text-align="justify"/>
      <style:text-properties fo:font-size="10pt" style:font-size-asian="10pt" style:font-size-complex="10pt"/>
    </style:style>
    <style:style style:name="P6058" style:parent-style-name="Standard" style:family="paragraph">
      <style:paragraph-properties fo:text-align="justify"/>
      <style:text-properties fo:font-size="10pt" style:font-size-asian="10pt" style:font-size-complex="10pt"/>
    </style:style>
    <style:style style:name="P6059" style:parent-style-name="Standard" style:family="paragraph">
      <style:paragraph-properties fo:text-align="justify"/>
      <style:text-properties fo:font-size="10pt" style:font-size-asian="10pt" style:font-size-complex="10pt"/>
    </style:style>
    <style:style style:name="P6060" style:parent-style-name="Standard" style:family="paragraph">
      <style:paragraph-properties fo:text-align="justify"/>
      <style:text-properties fo:font-size="10pt" style:font-size-asian="10pt" style:font-size-complex="10pt"/>
    </style:style>
    <style:style style:name="P6061" style:parent-style-name="Standard" style:family="paragraph">
      <style:paragraph-properties fo:text-align="justify"/>
      <style:text-properties fo:font-size="10pt" style:font-size-asian="10pt" style:font-size-complex="10pt"/>
    </style:style>
    <style:style style:name="P6062" style:parent-style-name="Standard" style:family="paragraph">
      <style:paragraph-properties fo:text-align="justify"/>
      <style:text-properties fo:font-size="10pt" style:font-size-asian="10pt" style:font-size-complex="10pt"/>
    </style:style>
    <style:style style:name="P6063" style:parent-style-name="Standard" style:family="paragraph">
      <style:paragraph-properties fo:text-align="justify"/>
      <style:text-properties fo:font-size="10pt" style:font-size-asian="10pt" style:font-size-complex="10pt"/>
    </style:style>
    <style:style style:name="P6064" style:parent-style-name="Standard" style:family="paragraph">
      <style:paragraph-properties fo:text-align="justify"/>
      <style:text-properties fo:font-size="10pt" style:font-size-asian="10pt" style:font-size-complex="10pt"/>
    </style:style>
    <style:style style:name="P6065" style:parent-style-name="Standard" style:family="paragraph">
      <style:paragraph-properties fo:text-align="justify"/>
      <style:text-properties fo:font-size="10pt" style:font-size-asian="10pt" style:font-size-complex="10pt"/>
    </style:style>
    <style:style style:name="P6066" style:parent-style-name="Standard" style:family="paragraph">
      <style:paragraph-properties fo:text-align="justify"/>
      <style:text-properties fo:font-size="10pt" style:font-size-asian="10pt" style:font-size-complex="10pt"/>
    </style:style>
    <style:style style:name="P6067" style:parent-style-name="Standard" style:family="paragraph">
      <style:paragraph-properties fo:text-align="justify"/>
      <style:text-properties fo:font-size="10pt" style:font-size-asian="10pt" style:font-size-complex="10pt"/>
    </style:style>
    <style:style style:name="P6068" style:parent-style-name="Standard" style:family="paragraph">
      <style:paragraph-properties fo:text-align="justify"/>
      <style:text-properties fo:font-size="10pt" style:font-size-asian="10pt" style:font-size-complex="10pt"/>
    </style:style>
    <style:style style:name="P6069" style:parent-style-name="Standard" style:family="paragraph">
      <style:paragraph-properties fo:text-align="justify"/>
      <style:text-properties fo:font-size="10pt" style:font-size-asian="10pt" style:font-size-complex="10pt"/>
    </style:style>
    <style:style style:name="P6070" style:parent-style-name="Standard" style:family="paragraph">
      <style:paragraph-properties fo:text-align="justify"/>
      <style:text-properties fo:font-size="10pt" style:font-size-asian="10pt" style:font-size-complex="10pt"/>
    </style:style>
    <style:style style:name="P6071" style:parent-style-name="Standard" style:family="paragraph">
      <style:paragraph-properties fo:text-align="justify"/>
      <style:text-properties fo:font-size="10pt" style:font-size-asian="10pt" style:font-size-complex="10pt"/>
    </style:style>
    <style:style style:name="P6072" style:parent-style-name="Standard" style:family="paragraph">
      <style:paragraph-properties fo:text-align="justify"/>
      <style:text-properties fo:font-size="10pt" style:font-size-asian="10pt" style:font-size-complex="10pt"/>
    </style:style>
    <style:style style:name="P6073" style:parent-style-name="Standard" style:family="paragraph">
      <style:paragraph-properties fo:text-align="justify"/>
      <style:text-properties fo:font-size="10pt" style:font-size-asian="10pt" style:font-size-complex="10pt"/>
    </style:style>
    <style:style style:name="P6074" style:parent-style-name="Standard" style:family="paragraph">
      <style:paragraph-properties fo:text-align="justify"/>
      <style:text-properties fo:font-size="10pt" style:font-size-asian="10pt" style:font-size-complex="10pt"/>
    </style:style>
    <style:style style:name="P6075" style:parent-style-name="Standard" style:family="paragraph">
      <style:paragraph-properties fo:text-align="justify"/>
      <style:text-properties fo:font-size="10pt" style:font-size-asian="10pt" style:font-size-complex="10pt"/>
    </style:style>
    <style:style style:name="P6076" style:parent-style-name="Standard" style:family="paragraph">
      <style:paragraph-properties fo:text-align="justify"/>
      <style:text-properties fo:font-size="10pt" style:font-size-asian="10pt" style:font-size-complex="10pt"/>
    </style:style>
    <style:style style:name="P6077" style:parent-style-name="Standard" style:family="paragraph">
      <style:paragraph-properties fo:text-align="justify"/>
      <style:text-properties fo:font-size="10pt" style:font-size-asian="10pt" style:font-size-complex="10pt"/>
    </style:style>
    <style:style style:name="P6078" style:parent-style-name="Standard" style:family="paragraph">
      <style:paragraph-properties fo:text-align="justify"/>
      <style:text-properties fo:font-size="10pt" style:font-size-asian="10pt" style:font-size-complex="10pt"/>
    </style:style>
    <style:style style:name="P6079" style:parent-style-name="Standard" style:family="paragraph">
      <style:paragraph-properties fo:text-align="justify"/>
      <style:text-properties fo:font-size="10pt" style:font-size-asian="10pt" style:font-size-complex="10pt"/>
    </style:style>
    <style:style style:name="P6080" style:parent-style-name="Standard" style:family="paragraph">
      <style:paragraph-properties fo:text-align="justify"/>
      <style:text-properties fo:font-size="10pt" style:font-size-asian="10pt" style:font-size-complex="10pt"/>
    </style:style>
    <style:style style:name="P6081" style:parent-style-name="Standard" style:family="paragraph">
      <style:paragraph-properties fo:text-align="justify"/>
      <style:text-properties fo:font-size="10pt" style:font-size-asian="10pt" style:font-size-complex="10pt"/>
    </style:style>
    <style:style style:name="P6082" style:parent-style-name="Standard" style:family="paragraph">
      <style:paragraph-properties fo:text-align="justify"/>
      <style:text-properties fo:font-size="10pt" style:font-size-asian="10pt" style:font-size-complex="10pt"/>
    </style:style>
    <style:style style:name="P6083" style:parent-style-name="Standard" style:family="paragraph">
      <style:paragraph-properties fo:text-align="justify"/>
      <style:text-properties fo:font-size="10pt" style:font-size-asian="10pt" style:font-size-complex="10pt"/>
    </style:style>
    <style:style style:name="P6084" style:parent-style-name="Standard" style:family="paragraph">
      <style:paragraph-properties fo:text-align="justify"/>
      <style:text-properties fo:font-size="10pt" style:font-size-asian="10pt" style:font-size-complex="10pt"/>
    </style:style>
    <style:style style:name="P6085" style:parent-style-name="Standard" style:family="paragraph">
      <style:paragraph-properties fo:text-align="justify"/>
      <style:text-properties fo:font-size="10pt" style:font-size-asian="10pt" style:font-size-complex="10pt"/>
    </style:style>
    <style:style style:name="P6086" style:parent-style-name="Standard" style:family="paragraph">
      <style:paragraph-properties fo:text-align="justify"/>
      <style:text-properties fo:font-size="10pt" style:font-size-asian="10pt" style:font-size-complex="10pt"/>
    </style:style>
    <style:style style:name="P6087" style:parent-style-name="Standard" style:family="paragraph">
      <style:paragraph-properties fo:text-align="justify"/>
      <style:text-properties fo:font-size="10pt" style:font-size-asian="10pt" style:font-size-complex="10pt"/>
    </style:style>
    <style:style style:name="P6088" style:parent-style-name="Standard" style:family="paragraph">
      <style:paragraph-properties fo:text-align="justify"/>
      <style:text-properties fo:font-size="10pt" style:font-size-asian="10pt" style:font-size-complex="10pt"/>
    </style:style>
    <style:style style:name="P6089" style:parent-style-name="Standard" style:family="paragraph">
      <style:paragraph-properties fo:text-align="justify"/>
      <style:text-properties fo:font-size="10pt" style:font-size-asian="10pt" style:font-size-complex="10pt"/>
    </style:style>
    <style:style style:name="P6090" style:parent-style-name="Standard" style:family="paragraph">
      <style:paragraph-properties fo:text-align="justify"/>
      <style:text-properties fo:font-size="10pt" style:font-size-asian="10pt" style:font-size-complex="10pt"/>
    </style:style>
    <style:style style:name="P6091" style:parent-style-name="Standard" style:family="paragraph">
      <style:paragraph-properties fo:text-align="justify"/>
      <style:text-properties fo:font-size="10pt" style:font-size-asian="10pt" style:font-size-complex="10pt"/>
    </style:style>
    <style:style style:name="P6092" style:parent-style-name="Standard" style:family="paragraph">
      <style:paragraph-properties fo:text-align="justify"/>
      <style:text-properties fo:font-size="10pt" style:font-size-asian="10pt" style:font-size-complex="10pt"/>
    </style:style>
    <style:style style:name="P6093" style:parent-style-name="Standard" style:family="paragraph">
      <style:paragraph-properties fo:text-align="justify"/>
      <style:text-properties fo:font-size="10pt" style:font-size-asian="10pt" style:font-size-complex="10pt"/>
    </style:style>
    <style:style style:name="P6094" style:parent-style-name="Standard" style:family="paragraph">
      <style:paragraph-properties fo:text-align="justify"/>
      <style:text-properties fo:font-size="10pt" style:font-size-asian="10pt" style:font-size-complex="10pt"/>
    </style:style>
    <style:style style:name="P6095" style:parent-style-name="Standard" style:family="paragraph">
      <style:paragraph-properties fo:text-align="justify"/>
      <style:text-properties fo:font-size="10pt" style:font-size-asian="10pt" style:font-size-complex="10pt"/>
    </style:style>
    <style:style style:name="P6096" style:parent-style-name="Standard" style:family="paragraph">
      <style:paragraph-properties fo:text-align="justify"/>
      <style:text-properties fo:font-size="10pt" style:font-size-asian="10pt" style:font-size-complex="10pt"/>
    </style:style>
    <style:style style:name="P6097" style:parent-style-name="Standard" style:family="paragraph">
      <style:paragraph-properties fo:text-align="justify"/>
      <style:text-properties fo:font-size="10pt" style:font-size-asian="10pt" style:font-size-complex="10pt"/>
    </style:style>
    <style:style style:name="P6098" style:parent-style-name="Standard" style:family="paragraph">
      <style:paragraph-properties fo:text-align="justify"/>
      <style:text-properties fo:font-size="10pt" style:font-size-asian="10pt" style:font-size-complex="10pt"/>
    </style:style>
    <style:style style:name="P6099" style:parent-style-name="Standard" style:family="paragraph">
      <style:paragraph-properties fo:text-align="justify"/>
      <style:text-properties fo:font-size="10pt" style:font-size-asian="10pt" style:font-size-complex="10pt"/>
    </style:style>
    <style:style style:name="P6100" style:parent-style-name="Standard" style:family="paragraph">
      <style:paragraph-properties fo:text-align="justify"/>
      <style:text-properties fo:font-size="10pt" style:font-size-asian="10pt" style:font-size-complex="10pt"/>
    </style:style>
    <style:style style:name="P6101" style:parent-style-name="Standard" style:family="paragraph">
      <style:paragraph-properties fo:text-align="justify"/>
      <style:text-properties fo:font-size="10pt" style:font-size-asian="10pt" style:font-size-complex="10pt"/>
    </style:style>
    <style:style style:name="P6102" style:parent-style-name="Standard" style:family="paragraph">
      <style:paragraph-properties fo:text-align="justify"/>
      <style:text-properties fo:font-size="10pt" style:font-size-asian="10pt" style:font-size-complex="10pt"/>
    </style:style>
    <style:style style:name="P6103" style:parent-style-name="Standard" style:family="paragraph">
      <style:paragraph-properties fo:text-align="justify"/>
      <style:text-properties fo:font-size="10pt" style:font-size-asian="10pt" style:font-size-complex="10pt"/>
    </style:style>
    <style:style style:name="P6104" style:parent-style-name="Standard" style:family="paragraph">
      <style:paragraph-properties fo:text-align="justify"/>
      <style:text-properties fo:font-size="10pt" style:font-size-asian="10pt" style:font-size-complex="10pt"/>
    </style:style>
    <style:style style:name="P6105" style:parent-style-name="Standard" style:family="paragraph">
      <style:paragraph-properties fo:text-align="justify"/>
      <style:text-properties fo:font-size="10pt" style:font-size-asian="10pt" style:font-size-complex="10pt"/>
    </style:style>
    <style:style style:name="P6106" style:parent-style-name="Standard" style:family="paragraph">
      <style:paragraph-properties fo:text-align="justify"/>
      <style:text-properties fo:font-size="10pt" style:font-size-asian="10pt" style:font-size-complex="10pt"/>
    </style:style>
    <style:style style:name="P6107" style:parent-style-name="Standard" style:family="paragraph">
      <style:paragraph-properties fo:text-align="justify"/>
      <style:text-properties fo:font-size="10pt" style:font-size-asian="10pt" style:font-size-complex="10pt"/>
    </style:style>
    <style:style style:name="P6108" style:parent-style-name="Standard" style:family="paragraph">
      <style:paragraph-properties fo:text-align="justify"/>
      <style:text-properties fo:font-size="10pt" style:font-size-asian="10pt" style:font-size-complex="10pt"/>
    </style:style>
    <style:style style:name="P6109" style:parent-style-name="Standard" style:family="paragraph">
      <style:paragraph-properties fo:text-align="justify"/>
      <style:text-properties fo:font-size="10pt" style:font-size-asian="10pt" style:font-size-complex="10pt"/>
    </style:style>
    <style:style style:name="TableColumn6111" style:family="table-column">
      <style:table-column-properties style:column-width="3.9791in" style:use-optimal-column-width="false"/>
    </style:style>
    <style:style style:name="TableColumn6112" style:family="table-column">
      <style:table-column-properties style:column-width="2.7138in" style:use-optimal-column-width="false"/>
    </style:style>
    <style:style style:name="Table6110" style:family="table">
      <style:table-properties style:width="6.693in" fo:margin-left="-0.009in" table:align="left"/>
    </style:style>
    <style:style style:name="TableRow6113" style:family="table-row">
      <style:table-row-properties style:use-optimal-row-height="false"/>
    </style:style>
    <style:style style:name="TableCell6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1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117" style:family="table-cell">
      <style:table-cell-properties fo:border="0.0034in solid #000000" style:writing-mode="lr-tb" fo:padding-top="0.0381in" fo:padding-left="0.0381in" fo:padding-bottom="0.0381in" fo:padding-right="0.0381in"/>
    </style:style>
    <style:style style:name="TableColumn6119" style:family="table-column">
      <style:table-column-properties style:column-width="1.1805in" style:use-optimal-column-width="false"/>
    </style:style>
    <style:style style:name="TableColumn6120" style:family="table-column">
      <style:table-column-properties style:column-width="1.4701in" style:use-optimal-column-width="false"/>
    </style:style>
    <style:style style:name="Table6118" style:family="table">
      <style:table-properties style:width="2.6506in" fo:margin-left="0in" table:align="right"/>
    </style:style>
    <style:style style:name="TableRow6121" style:family="table-row">
      <style:table-row-properties style:use-optimal-row-height="false"/>
    </style:style>
    <style:style style:name="TableCell61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124" style:family="table-cell">
      <style:table-cell-properties fo:border="0.0034in solid #000000" style:writing-mode="lr-tb" fo:padding-top="0.0381in" fo:padding-left="0.0381in" fo:padding-bottom="0.0381in" fo:padding-right="0.0381in"/>
    </style:style>
    <style:style style:name="P61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126" style:family="table-row">
      <style:table-row-properties style:use-optimal-row-height="false"/>
    </style:style>
    <style:style style:name="TableCell6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3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131" style:family="table-row">
      <style:table-row-properties style:use-optimal-row-height="false"/>
    </style:style>
    <style:style style:name="TableCell6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3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136" style:family="table-row">
      <style:table-row-properties style:use-optimal-row-height="false"/>
    </style:style>
    <style:style style:name="TableCell6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3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4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14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142" style:parent-style-name="Standard" style:family="paragraph">
      <style:paragraph-properties fo:text-align="justify"/>
      <style:text-properties fo:font-size="10pt" style:font-size-asian="10pt" style:font-size-complex="10pt"/>
    </style:style>
    <style:style style:name="P6143" style:parent-style-name="Standard" style:family="paragraph">
      <style:paragraph-properties fo:text-align="justify"/>
      <style:text-properties fo:font-size="10pt" style:font-size-asian="10pt" style:font-size-complex="10pt"/>
    </style:style>
    <style:style style:name="P6144" style:parent-style-name="Standard" style:family="paragraph">
      <style:paragraph-properties fo:text-align="justify"/>
      <style:text-properties fo:font-size="10pt" style:font-size-asian="10pt" style:font-size-complex="10pt"/>
    </style:style>
    <style:style style:name="P6145" style:parent-style-name="Standard" style:family="paragraph">
      <style:paragraph-properties fo:text-align="justify"/>
      <style:text-properties fo:font-size="10pt" style:font-size-asian="10pt" style:font-size-complex="10pt"/>
    </style:style>
    <style:style style:name="P6146" style:parent-style-name="Standard" style:family="paragraph">
      <style:paragraph-properties fo:text-align="justify"/>
      <style:text-properties fo:font-size="10pt" style:font-size-asian="10pt" style:font-size-complex="10pt"/>
    </style:style>
    <style:style style:name="P6147" style:parent-style-name="Standard" style:family="paragraph">
      <style:paragraph-properties fo:text-align="justify"/>
      <style:text-properties fo:font-size="10pt" style:font-size-asian="10pt" style:font-size-complex="10pt"/>
    </style:style>
    <style:style style:name="P6148" style:parent-style-name="Standard" style:family="paragraph">
      <style:paragraph-properties fo:text-align="justify"/>
      <style:text-properties fo:font-size="10pt" style:font-size-asian="10pt" style:font-size-complex="10pt"/>
    </style:style>
    <style:style style:name="P6149" style:parent-style-name="Standard" style:family="paragraph">
      <style:paragraph-properties fo:text-align="justify"/>
      <style:text-properties fo:font-size="10pt" style:font-size-asian="10pt" style:font-size-complex="10pt"/>
    </style:style>
    <style:style style:name="P6150" style:parent-style-name="Standard" style:family="paragraph">
      <style:paragraph-properties fo:text-align="justify"/>
      <style:text-properties fo:font-size="10pt" style:font-size-asian="10pt" style:font-size-complex="10pt"/>
    </style:style>
    <style:style style:name="P6151" style:parent-style-name="Standard" style:family="paragraph">
      <style:paragraph-properties fo:text-align="justify"/>
      <style:text-properties fo:font-size="10pt" style:font-size-asian="10pt" style:font-size-complex="10pt"/>
    </style:style>
    <style:style style:name="P6152" style:parent-style-name="Standard" style:family="paragraph">
      <style:paragraph-properties fo:text-align="justify"/>
      <style:text-properties fo:font-size="10pt" style:font-size-asian="10pt" style:font-size-complex="10pt"/>
    </style:style>
    <style:style style:name="P6153" style:parent-style-name="Standard" style:family="paragraph">
      <style:paragraph-properties fo:text-align="justify"/>
      <style:text-properties fo:font-size="10pt" style:font-size-asian="10pt" style:font-size-complex="10pt"/>
    </style:style>
    <style:style style:name="P6154" style:parent-style-name="Standard" style:family="paragraph">
      <style:paragraph-properties fo:text-align="justify"/>
      <style:text-properties fo:font-size="10pt" style:font-size-asian="10pt" style:font-size-complex="10pt"/>
    </style:style>
    <style:style style:name="P6155" style:parent-style-name="Standard" style:family="paragraph">
      <style:paragraph-properties fo:text-align="justify"/>
      <style:text-properties fo:font-size="10pt" style:font-size-asian="10pt" style:font-size-complex="10pt"/>
    </style:style>
    <style:style style:name="P6156" style:parent-style-name="Standard" style:family="paragraph">
      <style:paragraph-properties fo:text-align="justify"/>
      <style:text-properties fo:font-size="10pt" style:font-size-asian="10pt" style:font-size-complex="10pt"/>
    </style:style>
    <style:style style:name="P6157" style:parent-style-name="Standard" style:family="paragraph">
      <style:paragraph-properties fo:text-align="justify"/>
      <style:text-properties fo:font-size="10pt" style:font-size-asian="10pt" style:font-size-complex="10pt"/>
    </style:style>
    <style:style style:name="P6158" style:parent-style-name="Standard" style:family="paragraph">
      <style:paragraph-properties fo:text-align="justify"/>
      <style:text-properties fo:font-size="10pt" style:font-size-asian="10pt" style:font-size-complex="10pt"/>
    </style:style>
    <style:style style:name="P6159" style:parent-style-name="Standard" style:family="paragraph">
      <style:paragraph-properties fo:text-align="justify"/>
      <style:text-properties fo:font-size="10pt" style:font-size-asian="10pt" style:font-size-complex="10pt"/>
    </style:style>
    <style:style style:name="P6160" style:parent-style-name="Standard" style:family="paragraph">
      <style:paragraph-properties fo:text-align="justify"/>
      <style:text-properties fo:font-size="10pt" style:font-size-asian="10pt" style:font-size-complex="10pt"/>
    </style:style>
    <style:style style:name="P6161" style:parent-style-name="Standard" style:family="paragraph">
      <style:paragraph-properties fo:text-align="justify"/>
      <style:text-properties fo:font-size="10pt" style:font-size-asian="10pt" style:font-size-complex="10pt"/>
    </style:style>
    <style:style style:name="P6162" style:parent-style-name="Standard" style:family="paragraph">
      <style:paragraph-properties fo:text-align="justify"/>
      <style:text-properties fo:font-size="10pt" style:font-size-asian="10pt" style:font-size-complex="10pt"/>
    </style:style>
    <style:style style:name="P6163" style:parent-style-name="Standard" style:family="paragraph">
      <style:paragraph-properties fo:text-align="justify"/>
      <style:text-properties fo:font-size="10pt" style:font-size-asian="10pt" style:font-size-complex="10pt"/>
    </style:style>
    <style:style style:name="P6164" style:parent-style-name="Standard" style:family="paragraph">
      <style:paragraph-properties fo:text-align="justify"/>
      <style:text-properties fo:font-size="10pt" style:font-size-asian="10pt" style:font-size-complex="10pt"/>
    </style:style>
    <style:style style:name="P6165" style:parent-style-name="Standard" style:family="paragraph">
      <style:paragraph-properties fo:text-align="justify"/>
      <style:text-properties fo:font-size="10pt" style:font-size-asian="10pt" style:font-size-complex="10pt"/>
    </style:style>
    <style:style style:name="P6166" style:parent-style-name="Standard" style:family="paragraph">
      <style:paragraph-properties fo:text-align="justify"/>
      <style:text-properties fo:font-size="10pt" style:font-size-asian="10pt" style:font-size-complex="10pt"/>
    </style:style>
    <style:style style:name="P6167" style:parent-style-name="Standard" style:family="paragraph">
      <style:paragraph-properties fo:text-align="justify"/>
      <style:text-properties fo:font-size="10pt" style:font-size-asian="10pt" style:font-size-complex="10pt"/>
    </style:style>
    <style:style style:name="P6168" style:parent-style-name="Standard" style:family="paragraph">
      <style:paragraph-properties fo:text-align="justify"/>
      <style:text-properties fo:font-size="10pt" style:font-size-asian="10pt" style:font-size-complex="10pt"/>
    </style:style>
    <style:style style:name="P6169" style:parent-style-name="Standard" style:family="paragraph">
      <style:paragraph-properties fo:text-align="justify"/>
      <style:text-properties fo:font-size="10pt" style:font-size-asian="10pt" style:font-size-complex="10pt"/>
    </style:style>
    <style:style style:name="P6170" style:parent-style-name="Standard" style:family="paragraph">
      <style:paragraph-properties fo:text-align="justify"/>
      <style:text-properties fo:font-size="10pt" style:font-size-asian="10pt" style:font-size-complex="10pt"/>
    </style:style>
    <style:style style:name="P6171" style:parent-style-name="Standard" style:family="paragraph">
      <style:paragraph-properties fo:text-align="justify"/>
      <style:text-properties fo:font-size="10pt" style:font-size-asian="10pt" style:font-size-complex="10pt"/>
    </style:style>
    <style:style style:name="P6172" style:parent-style-name="Standard" style:family="paragraph">
      <style:paragraph-properties fo:text-align="justify"/>
      <style:text-properties fo:font-size="10pt" style:font-size-asian="10pt" style:font-size-complex="10pt"/>
    </style:style>
    <style:style style:name="P6173" style:parent-style-name="Standard" style:family="paragraph">
      <style:paragraph-properties fo:text-align="justify"/>
      <style:text-properties fo:font-size="10pt" style:font-size-asian="10pt" style:font-size-complex="10pt"/>
    </style:style>
    <style:style style:name="P6174" style:parent-style-name="Standard" style:family="paragraph">
      <style:paragraph-properties fo:text-align="justify"/>
      <style:text-properties fo:font-size="10pt" style:font-size-asian="10pt" style:font-size-complex="10pt"/>
    </style:style>
    <style:style style:name="P6175" style:parent-style-name="Standard" style:family="paragraph">
      <style:paragraph-properties fo:text-align="justify"/>
      <style:text-properties fo:font-size="10pt" style:font-size-asian="10pt" style:font-size-complex="10pt"/>
    </style:style>
    <style:style style:name="P6176" style:parent-style-name="Standard" style:family="paragraph">
      <style:paragraph-properties fo:text-align="justify"/>
      <style:text-properties fo:font-size="10pt" style:font-size-asian="10pt" style:font-size-complex="10pt"/>
    </style:style>
    <style:style style:name="P6177" style:parent-style-name="Standard" style:family="paragraph">
      <style:paragraph-properties fo:text-align="justify"/>
      <style:text-properties fo:font-size="10pt" style:font-size-asian="10pt" style:font-size-complex="10pt"/>
    </style:style>
    <style:style style:name="P6178" style:parent-style-name="Standard" style:family="paragraph">
      <style:paragraph-properties fo:text-align="justify"/>
      <style:text-properties fo:font-size="10pt" style:font-size-asian="10pt" style:font-size-complex="10pt"/>
    </style:style>
    <style:style style:name="P6179" style:parent-style-name="Standard" style:family="paragraph">
      <style:paragraph-properties fo:text-align="justify"/>
      <style:text-properties fo:font-size="10pt" style:font-size-asian="10pt" style:font-size-complex="10pt"/>
    </style:style>
    <style:style style:name="P6180" style:parent-style-name="Standard" style:family="paragraph">
      <style:paragraph-properties fo:text-align="justify"/>
      <style:text-properties fo:font-size="10pt" style:font-size-asian="10pt" style:font-size-complex="10pt"/>
    </style:style>
    <style:style style:name="P6181" style:parent-style-name="Standard" style:family="paragraph">
      <style:paragraph-properties fo:text-align="justify"/>
      <style:text-properties fo:font-size="10pt" style:font-size-asian="10pt" style:font-size-complex="10pt"/>
    </style:style>
    <style:style style:name="P6182" style:parent-style-name="Standard" style:family="paragraph">
      <style:paragraph-properties fo:text-align="justify"/>
      <style:text-properties fo:font-size="10pt" style:font-size-asian="10pt" style:font-size-complex="10pt"/>
    </style:style>
    <style:style style:name="P6183" style:parent-style-name="Standard" style:family="paragraph">
      <style:paragraph-properties fo:text-align="justify"/>
      <style:text-properties fo:font-size="10pt" style:font-size-asian="10pt" style:font-size-complex="10pt"/>
    </style:style>
    <style:style style:name="P6184" style:parent-style-name="Standard" style:family="paragraph">
      <style:paragraph-properties fo:text-align="justify"/>
      <style:text-properties fo:font-size="10pt" style:font-size-asian="10pt" style:font-size-complex="10pt"/>
    </style:style>
    <style:style style:name="P6185" style:parent-style-name="Standard" style:family="paragraph">
      <style:paragraph-properties fo:text-align="justify"/>
      <style:text-properties fo:font-size="10pt" style:font-size-asian="10pt" style:font-size-complex="10pt"/>
    </style:style>
    <style:style style:name="P6186" style:parent-style-name="Standard" style:family="paragraph">
      <style:paragraph-properties fo:text-align="justify"/>
      <style:text-properties fo:font-size="10pt" style:font-size-asian="10pt" style:font-size-complex="10pt"/>
    </style:style>
    <style:style style:name="P6187" style:parent-style-name="Standard" style:family="paragraph">
      <style:paragraph-properties fo:text-align="justify"/>
      <style:text-properties fo:font-size="10pt" style:font-size-asian="10pt" style:font-size-complex="10pt"/>
    </style:style>
    <style:style style:name="P6188" style:parent-style-name="Standard" style:family="paragraph">
      <style:paragraph-properties fo:text-align="justify"/>
      <style:text-properties fo:font-size="10pt" style:font-size-asian="10pt" style:font-size-complex="10pt"/>
    </style:style>
    <style:style style:name="P6189" style:parent-style-name="Standard" style:family="paragraph">
      <style:paragraph-properties fo:text-align="justify"/>
      <style:text-properties fo:font-size="10pt" style:font-size-asian="10pt" style:font-size-complex="10pt"/>
    </style:style>
    <style:style style:name="P6190" style:parent-style-name="Standard" style:family="paragraph">
      <style:paragraph-properties fo:text-align="justify"/>
      <style:text-properties fo:font-size="10pt" style:font-size-asian="10pt" style:font-size-complex="10pt"/>
    </style:style>
    <style:style style:name="P6191" style:parent-style-name="Standard" style:family="paragraph">
      <style:paragraph-properties fo:text-align="justify"/>
      <style:text-properties fo:font-size="10pt" style:font-size-asian="10pt" style:font-size-complex="10pt"/>
    </style:style>
    <style:style style:name="P6192" style:parent-style-name="Standard" style:family="paragraph">
      <style:paragraph-properties fo:text-align="justify"/>
      <style:text-properties fo:font-size="10pt" style:font-size-asian="10pt" style:font-size-complex="10pt"/>
    </style:style>
    <style:style style:name="P6193" style:parent-style-name="Standard" style:family="paragraph">
      <style:paragraph-properties fo:text-align="justify"/>
      <style:text-properties fo:font-size="10pt" style:font-size-asian="10pt" style:font-size-complex="10pt"/>
    </style:style>
    <style:style style:name="P6194" style:parent-style-name="Standard" style:family="paragraph">
      <style:paragraph-properties fo:text-align="justify"/>
      <style:text-properties fo:font-size="10pt" style:font-size-asian="10pt" style:font-size-complex="10pt"/>
    </style:style>
    <style:style style:name="P6195" style:parent-style-name="Standard" style:family="paragraph">
      <style:paragraph-properties fo:text-align="justify"/>
      <style:text-properties fo:font-size="10pt" style:font-size-asian="10pt" style:font-size-complex="10pt"/>
    </style:style>
    <style:style style:name="P6196" style:parent-style-name="Standard" style:family="paragraph">
      <style:paragraph-properties fo:text-align="justify"/>
      <style:text-properties fo:font-size="10pt" style:font-size-asian="10pt" style:font-size-complex="10pt"/>
    </style:style>
    <style:style style:name="P6197" style:parent-style-name="Standard" style:family="paragraph">
      <style:paragraph-properties fo:text-align="justify"/>
      <style:text-properties fo:font-size="10pt" style:font-size-asian="10pt" style:font-size-complex="10pt"/>
    </style:style>
    <style:style style:name="P6198" style:parent-style-name="Standard" style:family="paragraph">
      <style:paragraph-properties fo:text-align="justify"/>
      <style:text-properties fo:font-size="10pt" style:font-size-asian="10pt" style:font-size-complex="10pt"/>
    </style:style>
    <style:style style:name="P6199" style:parent-style-name="Standard" style:family="paragraph">
      <style:paragraph-properties fo:text-align="justify"/>
      <style:text-properties fo:font-size="10pt" style:font-size-asian="10pt" style:font-size-complex="10pt"/>
    </style:style>
    <style:style style:name="P6200" style:parent-style-name="Standard" style:family="paragraph">
      <style:paragraph-properties fo:text-align="justify"/>
      <style:text-properties fo:font-size="10pt" style:font-size-asian="10pt" style:font-size-complex="10pt"/>
    </style:style>
    <style:style style:name="P6201" style:parent-style-name="Standard" style:family="paragraph">
      <style:paragraph-properties fo:text-align="justify"/>
      <style:text-properties fo:font-size="10pt" style:font-size-asian="10pt" style:font-size-complex="10pt"/>
    </style:style>
    <style:style style:name="P6202" style:parent-style-name="Standard" style:family="paragraph">
      <style:paragraph-properties fo:text-align="justify"/>
      <style:text-properties fo:font-size="10pt" style:font-size-asian="10pt" style:font-size-complex="10pt"/>
    </style:style>
    <style:style style:name="P6203" style:parent-style-name="Standard" style:family="paragraph">
      <style:paragraph-properties fo:text-align="justify"/>
      <style:text-properties fo:font-size="10pt" style:font-size-asian="10pt" style:font-size-complex="10pt"/>
    </style:style>
    <style:style style:name="P6204" style:parent-style-name="Standard" style:family="paragraph">
      <style:paragraph-properties fo:text-align="justify"/>
      <style:text-properties fo:font-size="10pt" style:font-size-asian="10pt" style:font-size-complex="10pt"/>
    </style:style>
    <style:style style:name="P6205" style:parent-style-name="Standard" style:family="paragraph">
      <style:paragraph-properties fo:text-align="justify"/>
      <style:text-properties fo:font-size="10pt" style:font-size-asian="10pt" style:font-size-complex="10pt"/>
    </style:style>
    <style:style style:name="P6206" style:parent-style-name="Standard" style:family="paragraph">
      <style:paragraph-properties fo:text-align="justify"/>
      <style:text-properties fo:font-size="10pt" style:font-size-asian="10pt" style:font-size-complex="10pt"/>
    </style:style>
    <style:style style:name="P6207" style:parent-style-name="Standard" style:family="paragraph">
      <style:paragraph-properties fo:text-align="justify"/>
      <style:text-properties fo:font-size="10pt" style:font-size-asian="10pt" style:font-size-complex="10pt"/>
    </style:style>
    <style:style style:name="P6208" style:parent-style-name="Standard" style:family="paragraph">
      <style:paragraph-properties fo:text-align="justify"/>
      <style:text-properties fo:font-size="10pt" style:font-size-asian="10pt" style:font-size-complex="10pt"/>
    </style:style>
    <style:style style:name="P6209" style:parent-style-name="Standard" style:family="paragraph">
      <style:paragraph-properties fo:text-align="justify"/>
      <style:text-properties fo:font-size="10pt" style:font-size-asian="10pt" style:font-size-complex="10pt"/>
    </style:style>
    <style:style style:name="P6210" style:parent-style-name="Standard" style:family="paragraph">
      <style:paragraph-properties fo:text-align="justify"/>
      <style:text-properties fo:font-size="10pt" style:font-size-asian="10pt" style:font-size-complex="10pt"/>
    </style:style>
    <style:style style:name="P6211" style:parent-style-name="Standard" style:family="paragraph">
      <style:paragraph-properties fo:text-align="justify"/>
      <style:text-properties fo:font-size="10pt" style:font-size-asian="10pt" style:font-size-complex="10pt"/>
    </style:style>
    <style:style style:name="P6212" style:parent-style-name="Standard" style:family="paragraph">
      <style:paragraph-properties fo:text-align="justify"/>
      <style:text-properties fo:font-size="10pt" style:font-size-asian="10pt" style:font-size-complex="10pt"/>
    </style:style>
    <style:style style:name="P6213" style:parent-style-name="Standard" style:family="paragraph">
      <style:paragraph-properties fo:text-align="justify"/>
      <style:text-properties fo:font-size="10pt" style:font-size-asian="10pt" style:font-size-complex="10pt"/>
    </style:style>
    <style:style style:name="P6214" style:parent-style-name="Standard" style:family="paragraph">
      <style:paragraph-properties fo:text-align="justify"/>
      <style:text-properties fo:font-size="10pt" style:font-size-asian="10pt" style:font-size-complex="10pt"/>
    </style:style>
    <style:style style:name="P6215" style:parent-style-name="Standard" style:family="paragraph">
      <style:paragraph-properties fo:text-align="justify"/>
      <style:text-properties fo:font-size="10pt" style:font-size-asian="10pt" style:font-size-complex="10pt"/>
    </style:style>
    <style:style style:name="P6216" style:parent-style-name="Standard" style:family="paragraph">
      <style:paragraph-properties fo:text-align="justify"/>
      <style:text-properties fo:font-size="10pt" style:font-size-asian="10pt" style:font-size-complex="10pt"/>
    </style:style>
    <style:style style:name="P6217" style:parent-style-name="Standard" style:family="paragraph">
      <style:paragraph-properties fo:text-align="justify"/>
      <style:text-properties fo:font-size="10pt" style:font-size-asian="10pt" style:font-size-complex="10pt"/>
    </style:style>
    <style:style style:name="P6218" style:parent-style-name="Standard" style:family="paragraph">
      <style:paragraph-properties fo:text-align="justify"/>
      <style:text-properties fo:font-size="10pt" style:font-size-asian="10pt" style:font-size-complex="10pt"/>
    </style:style>
    <style:style style:name="P6219" style:parent-style-name="Standard" style:family="paragraph">
      <style:paragraph-properties fo:text-align="justify"/>
      <style:text-properties fo:font-size="10pt" style:font-size-asian="10pt" style:font-size-complex="10pt"/>
    </style:style>
    <style:style style:name="P6220" style:parent-style-name="Standard" style:family="paragraph">
      <style:paragraph-properties fo:text-align="justify"/>
      <style:text-properties fo:font-size="10pt" style:font-size-asian="10pt" style:font-size-complex="10pt"/>
    </style:style>
    <style:style style:name="P6221" style:parent-style-name="Standard" style:family="paragraph">
      <style:paragraph-properties fo:text-align="justify"/>
      <style:text-properties fo:font-size="10pt" style:font-size-asian="10pt" style:font-size-complex="10pt"/>
    </style:style>
    <style:style style:name="P6222" style:parent-style-name="Standard" style:family="paragraph">
      <style:paragraph-properties fo:text-align="justify"/>
      <style:text-properties fo:font-size="10pt" style:font-size-asian="10pt" style:font-size-complex="10pt"/>
    </style:style>
    <style:style style:name="P6223" style:parent-style-name="Standard" style:family="paragraph">
      <style:paragraph-properties fo:text-align="justify"/>
      <style:text-properties fo:font-size="10pt" style:font-size-asian="10pt" style:font-size-complex="10pt"/>
    </style:style>
    <style:style style:name="P6224" style:parent-style-name="Standard" style:family="paragraph">
      <style:paragraph-properties fo:text-align="justify"/>
      <style:text-properties fo:font-size="10pt" style:font-size-asian="10pt" style:font-size-complex="10pt"/>
    </style:style>
    <style:style style:name="P6225" style:parent-style-name="Standard" style:family="paragraph">
      <style:paragraph-properties fo:text-align="justify"/>
      <style:text-properties fo:font-size="10pt" style:font-size-asian="10pt" style:font-size-complex="10pt"/>
    </style:style>
    <style:style style:name="P6226" style:parent-style-name="Standard" style:family="paragraph">
      <style:paragraph-properties fo:text-align="justify"/>
      <style:text-properties fo:font-size="10pt" style:font-size-asian="10pt" style:font-size-complex="10pt"/>
    </style:style>
    <style:style style:name="P6227" style:parent-style-name="Standard" style:family="paragraph">
      <style:paragraph-properties fo:text-align="justify"/>
      <style:text-properties fo:font-size="10pt" style:font-size-asian="10pt" style:font-size-complex="10pt"/>
    </style:style>
    <style:style style:name="P6228" style:parent-style-name="Standard" style:family="paragraph">
      <style:paragraph-properties fo:text-align="justify"/>
      <style:text-properties fo:font-size="10pt" style:font-size-asian="10pt" style:font-size-complex="10pt"/>
    </style:style>
    <style:style style:name="P6229" style:parent-style-name="Standard" style:family="paragraph">
      <style:paragraph-properties fo:text-align="justify"/>
      <style:text-properties fo:font-size="10pt" style:font-size-asian="10pt" style:font-size-complex="10pt"/>
    </style:style>
    <style:style style:name="P6230" style:parent-style-name="Standard" style:family="paragraph">
      <style:paragraph-properties fo:text-align="justify"/>
      <style:text-properties fo:font-size="10pt" style:font-size-asian="10pt" style:font-size-complex="10pt"/>
    </style:style>
    <style:style style:name="P6231" style:parent-style-name="Standard" style:family="paragraph">
      <style:paragraph-properties fo:text-align="justify"/>
      <style:text-properties fo:font-size="10pt" style:font-size-asian="10pt" style:font-size-complex="10pt"/>
    </style:style>
    <style:style style:name="P6232" style:parent-style-name="Standard" style:family="paragraph">
      <style:paragraph-properties fo:text-align="justify"/>
      <style:text-properties fo:font-size="10pt" style:font-size-asian="10pt" style:font-size-complex="10pt"/>
    </style:style>
    <style:style style:name="P6233" style:parent-style-name="Standard" style:family="paragraph">
      <style:paragraph-properties fo:text-align="justify"/>
      <style:text-properties fo:font-size="10pt" style:font-size-asian="10pt" style:font-size-complex="10pt"/>
    </style:style>
    <style:style style:name="P6234" style:parent-style-name="Standard" style:family="paragraph">
      <style:paragraph-properties fo:text-align="justify"/>
      <style:text-properties fo:font-size="10pt" style:font-size-asian="10pt" style:font-size-complex="10pt"/>
    </style:style>
    <style:style style:name="P6235" style:parent-style-name="Standard" style:family="paragraph">
      <style:paragraph-properties fo:text-align="justify"/>
      <style:text-properties fo:font-size="10pt" style:font-size-asian="10pt" style:font-size-complex="10pt"/>
    </style:style>
    <style:style style:name="P6236" style:parent-style-name="Standard" style:family="paragraph">
      <style:paragraph-properties fo:text-align="justify"/>
      <style:text-properties fo:font-size="10pt" style:font-size-asian="10pt" style:font-size-complex="10pt"/>
    </style:style>
    <style:style style:name="P6237" style:parent-style-name="Standard" style:family="paragraph">
      <style:paragraph-properties fo:text-align="justify"/>
      <style:text-properties fo:font-size="10pt" style:font-size-asian="10pt" style:font-size-complex="10pt"/>
    </style:style>
    <style:style style:name="P6238" style:parent-style-name="Standard" style:family="paragraph">
      <style:paragraph-properties fo:text-align="justify"/>
      <style:text-properties fo:font-size="10pt" style:font-size-asian="10pt" style:font-size-complex="10pt"/>
    </style:style>
    <style:style style:name="P6239" style:parent-style-name="Standard" style:family="paragraph">
      <style:paragraph-properties fo:text-align="justify"/>
      <style:text-properties fo:font-size="10pt" style:font-size-asian="10pt" style:font-size-complex="10pt"/>
    </style:style>
    <style:style style:name="P6240" style:parent-style-name="Standard" style:family="paragraph">
      <style:paragraph-properties fo:text-align="justify"/>
      <style:text-properties fo:font-size="10pt" style:font-size-asian="10pt" style:font-size-complex="10pt"/>
    </style:style>
    <style:style style:name="P6241" style:parent-style-name="Standard" style:family="paragraph">
      <style:paragraph-properties fo:text-align="justify"/>
      <style:text-properties fo:font-size="10pt" style:font-size-asian="10pt" style:font-size-complex="10pt"/>
    </style:style>
    <style:style style:name="P6242" style:parent-style-name="Standard" style:family="paragraph">
      <style:paragraph-properties fo:text-align="justify"/>
      <style:text-properties fo:font-size="10pt" style:font-size-asian="10pt" style:font-size-complex="10pt"/>
    </style:style>
    <style:style style:name="P6243" style:parent-style-name="Standard" style:family="paragraph">
      <style:paragraph-properties fo:text-align="justify"/>
      <style:text-properties fo:font-size="10pt" style:font-size-asian="10pt" style:font-size-complex="10pt"/>
    </style:style>
    <style:style style:name="P6244" style:parent-style-name="Standard" style:family="paragraph">
      <style:paragraph-properties fo:text-align="justify"/>
      <style:text-properties fo:font-size="10pt" style:font-size-asian="10pt" style:font-size-complex="10pt"/>
    </style:style>
    <style:style style:name="P6245" style:parent-style-name="Standard" style:family="paragraph">
      <style:paragraph-properties fo:text-align="justify"/>
      <style:text-properties fo:font-size="10pt" style:font-size-asian="10pt" style:font-size-complex="10pt"/>
    </style:style>
    <style:style style:name="P6246" style:parent-style-name="Standard" style:family="paragraph">
      <style:paragraph-properties fo:text-align="justify"/>
      <style:text-properties fo:font-size="10pt" style:font-size-asian="10pt" style:font-size-complex="10pt"/>
    </style:style>
    <style:style style:name="P6247" style:parent-style-name="Standard" style:family="paragraph">
      <style:paragraph-properties fo:text-align="justify"/>
      <style:text-properties fo:font-size="10pt" style:font-size-asian="10pt" style:font-size-complex="10pt"/>
    </style:style>
    <style:style style:name="P6248" style:parent-style-name="Standard" style:family="paragraph">
      <style:paragraph-properties fo:text-align="justify"/>
      <style:text-properties fo:font-size="10pt" style:font-size-asian="10pt" style:font-size-complex="10pt"/>
    </style:style>
    <style:style style:name="P6249" style:parent-style-name="Standard" style:family="paragraph">
      <style:paragraph-properties fo:text-align="justify"/>
      <style:text-properties fo:font-size="10pt" style:font-size-asian="10pt" style:font-size-complex="10pt"/>
    </style:style>
    <style:style style:name="P6250" style:parent-style-name="Standard" style:family="paragraph">
      <style:paragraph-properties fo:text-align="justify"/>
      <style:text-properties fo:font-size="10pt" style:font-size-asian="10pt" style:font-size-complex="10pt"/>
    </style:style>
    <style:style style:name="P6251" style:parent-style-name="Standard" style:family="paragraph">
      <style:paragraph-properties fo:text-align="justify"/>
      <style:text-properties fo:font-size="10pt" style:font-size-asian="10pt" style:font-size-complex="10pt"/>
    </style:style>
    <style:style style:name="P6252" style:parent-style-name="Standard" style:family="paragraph">
      <style:paragraph-properties fo:text-align="justify"/>
      <style:text-properties fo:font-size="10pt" style:font-size-asian="10pt" style:font-size-complex="10pt"/>
    </style:style>
    <style:style style:name="P6253" style:parent-style-name="Standard" style:family="paragraph">
      <style:paragraph-properties fo:text-align="justify"/>
      <style:text-properties fo:font-size="10pt" style:font-size-asian="10pt" style:font-size-complex="10pt"/>
    </style:style>
    <style:style style:name="P6254" style:parent-style-name="Standard" style:family="paragraph">
      <style:paragraph-properties fo:text-align="justify"/>
      <style:text-properties fo:font-size="10pt" style:font-size-asian="10pt" style:font-size-complex="10pt"/>
    </style:style>
    <style:style style:name="P6255" style:parent-style-name="Standard" style:family="paragraph">
      <style:paragraph-properties fo:text-align="justify"/>
      <style:text-properties fo:font-size="10pt" style:font-size-asian="10pt" style:font-size-complex="10pt"/>
    </style:style>
    <style:style style:name="P6256" style:parent-style-name="Standard" style:family="paragraph">
      <style:paragraph-properties fo:text-align="justify"/>
      <style:text-properties fo:font-size="10pt" style:font-size-asian="10pt" style:font-size-complex="10pt"/>
    </style:style>
    <style:style style:name="P6257" style:parent-style-name="Standard" style:family="paragraph">
      <style:paragraph-properties fo:text-align="justify"/>
      <style:text-properties fo:font-size="10pt" style:font-size-asian="10pt" style:font-size-complex="10pt"/>
    </style:style>
    <style:style style:name="P6258" style:parent-style-name="Standard" style:family="paragraph">
      <style:paragraph-properties fo:text-align="justify"/>
      <style:text-properties fo:font-size="10pt" style:font-size-asian="10pt" style:font-size-complex="10pt"/>
    </style:style>
    <style:style style:name="P6259" style:parent-style-name="Standard" style:family="paragraph">
      <style:paragraph-properties fo:text-align="justify"/>
      <style:text-properties fo:font-size="10pt" style:font-size-asian="10pt" style:font-size-complex="10pt"/>
    </style:style>
    <style:style style:name="P6260" style:parent-style-name="Standard" style:family="paragraph">
      <style:paragraph-properties fo:text-align="justify"/>
      <style:text-properties fo:font-size="10pt" style:font-size-asian="10pt" style:font-size-complex="10pt"/>
    </style:style>
    <style:style style:name="P6261" style:parent-style-name="Standard" style:family="paragraph">
      <style:paragraph-properties fo:text-align="justify"/>
      <style:text-properties fo:font-size="10pt" style:font-size-asian="10pt" style:font-size-complex="10pt"/>
    </style:style>
    <style:style style:name="P6262" style:parent-style-name="Standard" style:family="paragraph">
      <style:paragraph-properties fo:text-align="justify"/>
      <style:text-properties fo:font-size="10pt" style:font-size-asian="10pt" style:font-size-complex="10pt"/>
    </style:style>
    <style:style style:name="P6263" style:parent-style-name="Standard" style:family="paragraph">
      <style:paragraph-properties fo:text-align="justify"/>
      <style:text-properties fo:font-size="10pt" style:font-size-asian="10pt" style:font-size-complex="10pt"/>
    </style:style>
    <style:style style:name="P6264" style:parent-style-name="Standard" style:family="paragraph">
      <style:paragraph-properties fo:text-align="justify"/>
      <style:text-properties fo:font-size="10pt" style:font-size-asian="10pt" style:font-size-complex="10pt"/>
    </style:style>
    <style:style style:name="P6265" style:parent-style-name="Standard" style:family="paragraph">
      <style:paragraph-properties fo:text-align="justify"/>
      <style:text-properties fo:font-size="10pt" style:font-size-asian="10pt" style:font-size-complex="10pt"/>
    </style:style>
    <style:style style:name="P6266" style:parent-style-name="Standard" style:family="paragraph">
      <style:paragraph-properties fo:text-align="justify"/>
      <style:text-properties fo:font-size="10pt" style:font-size-asian="10pt" style:font-size-complex="10pt"/>
    </style:style>
    <style:style style:name="P6267" style:parent-style-name="Standard" style:family="paragraph">
      <style:paragraph-properties fo:text-align="justify"/>
      <style:text-properties fo:font-size="10pt" style:font-size-asian="10pt" style:font-size-complex="10pt"/>
    </style:style>
    <style:style style:name="P6268" style:parent-style-name="Standard" style:family="paragraph">
      <style:paragraph-properties fo:text-align="justify"/>
      <style:text-properties fo:font-size="10pt" style:font-size-asian="10pt" style:font-size-complex="10pt"/>
    </style:style>
    <style:style style:name="P6269" style:parent-style-name="Standard" style:family="paragraph">
      <style:paragraph-properties fo:text-align="justify"/>
      <style:text-properties fo:font-size="10pt" style:font-size-asian="10pt" style:font-size-complex="10pt"/>
    </style:style>
    <style:style style:name="P6270" style:parent-style-name="Standard" style:family="paragraph">
      <style:paragraph-properties fo:text-align="justify"/>
      <style:text-properties fo:font-size="10pt" style:font-size-asian="10pt" style:font-size-complex="10pt"/>
    </style:style>
    <style:style style:name="P6271" style:parent-style-name="Standard" style:family="paragraph">
      <style:paragraph-properties fo:text-align="justify"/>
      <style:text-properties fo:font-size="10pt" style:font-size-asian="10pt" style:font-size-complex="10pt"/>
    </style:style>
    <style:style style:name="P6272" style:parent-style-name="Standard" style:family="paragraph">
      <style:paragraph-properties fo:text-align="justify"/>
      <style:text-properties fo:font-size="10pt" style:font-size-asian="10pt" style:font-size-complex="10pt"/>
    </style:style>
    <style:style style:name="P6273" style:parent-style-name="Standard" style:family="paragraph">
      <style:paragraph-properties fo:text-align="justify"/>
      <style:text-properties fo:font-size="10pt" style:font-size-asian="10pt" style:font-size-complex="10pt"/>
    </style:style>
    <style:style style:name="P6274" style:parent-style-name="Standard" style:family="paragraph">
      <style:paragraph-properties fo:text-align="justify"/>
      <style:text-properties fo:font-size="10pt" style:font-size-asian="10pt" style:font-size-complex="10pt"/>
    </style:style>
    <style:style style:name="P6275" style:parent-style-name="Standard" style:family="paragraph">
      <style:paragraph-properties fo:text-align="justify"/>
      <style:text-properties fo:font-size="10pt" style:font-size-asian="10pt" style:font-size-complex="10pt"/>
    </style:style>
    <style:style style:name="P6276" style:parent-style-name="Standard" style:family="paragraph">
      <style:paragraph-properties fo:text-align="justify"/>
      <style:text-properties fo:font-size="10pt" style:font-size-asian="10pt" style:font-size-complex="10pt"/>
    </style:style>
    <style:style style:name="P6277" style:parent-style-name="Standard" style:family="paragraph">
      <style:paragraph-properties fo:text-align="justify"/>
      <style:text-properties fo:font-size="10pt" style:font-size-asian="10pt" style:font-size-complex="10pt"/>
    </style:style>
    <style:style style:name="P6278" style:parent-style-name="Standard" style:family="paragraph">
      <style:paragraph-properties fo:text-align="justify"/>
      <style:text-properties fo:font-size="10pt" style:font-size-asian="10pt" style:font-size-complex="10pt"/>
    </style:style>
    <style:style style:name="P6279" style:parent-style-name="Standard" style:family="paragraph">
      <style:paragraph-properties fo:text-align="justify"/>
      <style:text-properties fo:font-size="10pt" style:font-size-asian="10pt" style:font-size-complex="10pt"/>
    </style:style>
    <style:style style:name="P6280" style:parent-style-name="Standard" style:family="paragraph">
      <style:paragraph-properties fo:text-align="justify"/>
      <style:text-properties fo:font-size="10pt" style:font-size-asian="10pt" style:font-size-complex="10pt"/>
    </style:style>
    <style:style style:name="P6281" style:parent-style-name="Standard" style:family="paragraph">
      <style:paragraph-properties fo:text-align="justify"/>
      <style:text-properties fo:font-size="10pt" style:font-size-asian="10pt" style:font-size-complex="10pt"/>
    </style:style>
    <style:style style:name="P6282" style:parent-style-name="Standard" style:family="paragraph">
      <style:paragraph-properties fo:text-align="justify"/>
      <style:text-properties fo:font-size="10pt" style:font-size-asian="10pt" style:font-size-complex="10pt"/>
    </style:style>
    <style:style style:name="P6283" style:parent-style-name="Standard" style:family="paragraph">
      <style:paragraph-properties fo:text-align="justify"/>
      <style:text-properties fo:font-size="10pt" style:font-size-asian="10pt" style:font-size-complex="10pt"/>
    </style:style>
    <style:style style:name="P6284" style:parent-style-name="Standard" style:family="paragraph">
      <style:paragraph-properties fo:text-align="justify"/>
      <style:text-properties fo:font-size="10pt" style:font-size-asian="10pt" style:font-size-complex="10pt"/>
    </style:style>
    <style:style style:name="P6285" style:parent-style-name="Standard" style:family="paragraph">
      <style:paragraph-properties fo:text-align="justify"/>
      <style:text-properties fo:font-size="10pt" style:font-size-asian="10pt" style:font-size-complex="10pt"/>
    </style:style>
    <style:style style:name="P6286" style:parent-style-name="Standard" style:family="paragraph">
      <style:paragraph-properties fo:text-align="justify"/>
      <style:text-properties fo:font-size="10pt" style:font-size-asian="10pt" style:font-size-complex="10pt"/>
    </style:style>
    <style:style style:name="P6287" style:parent-style-name="Standard" style:family="paragraph">
      <style:paragraph-properties fo:text-align="justify"/>
      <style:text-properties fo:font-size="10pt" style:font-size-asian="10pt" style:font-size-complex="10pt"/>
    </style:style>
    <style:style style:name="P6288" style:parent-style-name="Standard" style:family="paragraph">
      <style:paragraph-properties fo:text-align="justify"/>
      <style:text-properties fo:font-size="10pt" style:font-size-asian="10pt" style:font-size-complex="10pt"/>
    </style:style>
    <style:style style:name="P6289" style:parent-style-name="Standard" style:family="paragraph">
      <style:paragraph-properties fo:text-align="justify"/>
      <style:text-properties fo:font-size="10pt" style:font-size-asian="10pt" style:font-size-complex="10pt"/>
    </style:style>
    <style:style style:name="P6290" style:parent-style-name="Standard" style:family="paragraph">
      <style:paragraph-properties fo:text-align="justify"/>
      <style:text-properties fo:font-size="10pt" style:font-size-asian="10pt" style:font-size-complex="10pt"/>
    </style:style>
    <style:style style:name="P6291" style:parent-style-name="Standard" style:family="paragraph">
      <style:paragraph-properties fo:text-align="justify"/>
      <style:text-properties fo:font-size="10pt" style:font-size-asian="10pt" style:font-size-complex="10pt"/>
    </style:style>
    <style:style style:name="P6292" style:parent-style-name="Standard" style:family="paragraph">
      <style:paragraph-properties fo:text-align="justify"/>
      <style:text-properties fo:font-size="10pt" style:font-size-asian="10pt" style:font-size-complex="10pt"/>
    </style:style>
    <style:style style:name="P6293" style:parent-style-name="Standard" style:family="paragraph">
      <style:paragraph-properties fo:text-align="justify"/>
      <style:text-properties fo:font-size="10pt" style:font-size-asian="10pt" style:font-size-complex="10pt"/>
    </style:style>
    <style:style style:name="P6294" style:parent-style-name="Standard" style:family="paragraph">
      <style:paragraph-properties fo:text-align="justify"/>
      <style:text-properties fo:font-size="10pt" style:font-size-asian="10pt" style:font-size-complex="10pt"/>
    </style:style>
    <style:style style:name="P6295" style:parent-style-name="Standard" style:family="paragraph">
      <style:paragraph-properties fo:text-align="justify"/>
      <style:text-properties fo:font-size="10pt" style:font-size-asian="10pt" style:font-size-complex="10pt"/>
    </style:style>
    <style:style style:name="P6296" style:parent-style-name="Standard" style:family="paragraph">
      <style:paragraph-properties fo:text-align="justify"/>
      <style:text-properties fo:font-size="10pt" style:font-size-asian="10pt" style:font-size-complex="10pt"/>
    </style:style>
    <style:style style:name="P6297" style:parent-style-name="Standard" style:family="paragraph">
      <style:paragraph-properties fo:text-align="justify"/>
      <style:text-properties fo:font-size="10pt" style:font-size-asian="10pt" style:font-size-complex="10pt"/>
    </style:style>
    <style:style style:name="TableColumn6299" style:family="table-column">
      <style:table-column-properties style:column-width="3.9791in" style:use-optimal-column-width="false"/>
    </style:style>
    <style:style style:name="TableColumn6300" style:family="table-column">
      <style:table-column-properties style:column-width="2.7138in" style:use-optimal-column-width="false"/>
    </style:style>
    <style:style style:name="Table6298" style:family="table">
      <style:table-properties style:width="6.693in" fo:margin-left="-0.009in" table:align="left"/>
    </style:style>
    <style:style style:name="TableRow6301" style:family="table-row">
      <style:table-row-properties style:use-optimal-row-height="false"/>
    </style:style>
    <style:style style:name="TableCell63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30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305" style:family="table-cell">
      <style:table-cell-properties fo:border="0.0034in solid #000000" style:writing-mode="lr-tb" fo:padding-top="0.0381in" fo:padding-left="0.0381in" fo:padding-bottom="0.0381in" fo:padding-right="0.0381in"/>
    </style:style>
    <style:style style:name="TableColumn6307" style:family="table-column">
      <style:table-column-properties style:column-width="1.1805in" style:use-optimal-column-width="false"/>
    </style:style>
    <style:style style:name="TableColumn6308" style:family="table-column">
      <style:table-column-properties style:column-width="1.4701in" style:use-optimal-column-width="false"/>
    </style:style>
    <style:style style:name="Table6306" style:family="table">
      <style:table-properties style:width="2.6506in" fo:margin-left="0in" table:align="right"/>
    </style:style>
    <style:style style:name="TableRow6309" style:family="table-row">
      <style:table-row-properties style:use-optimal-row-height="false"/>
    </style:style>
    <style:style style:name="TableCell63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1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312" style:family="table-cell">
      <style:table-cell-properties fo:border="0.0034in solid #000000" style:writing-mode="lr-tb" fo:padding-top="0.0381in" fo:padding-left="0.0381in" fo:padding-bottom="0.0381in" fo:padding-right="0.0381in"/>
    </style:style>
    <style:style style:name="P631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314" style:family="table-row">
      <style:table-row-properties style:use-optimal-row-height="false"/>
    </style:style>
    <style:style style:name="TableCell6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319" style:family="table-row">
      <style:table-row-properties style:use-optimal-row-height="false"/>
    </style:style>
    <style:style style:name="TableCell6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324" style:family="table-row">
      <style:table-row-properties style:use-optimal-row-height="false"/>
    </style:style>
    <style:style style:name="TableCell6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32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330" style:parent-style-name="Standard" style:family="paragraph">
      <style:paragraph-properties fo:text-align="justify"/>
      <style:text-properties fo:font-size="10pt" style:font-size-asian="10pt" style:font-size-complex="10pt"/>
    </style:style>
    <style:style style:name="P6331" style:parent-style-name="Standard" style:family="paragraph">
      <style:paragraph-properties fo:text-align="justify"/>
      <style:text-properties fo:font-size="10pt" style:font-size-asian="10pt" style:font-size-complex="10pt"/>
    </style:style>
    <style:style style:name="P6332" style:parent-style-name="Standard" style:family="paragraph">
      <style:paragraph-properties fo:text-align="justify"/>
      <style:text-properties fo:font-size="10pt" style:font-size-asian="10pt" style:font-size-complex="10pt"/>
    </style:style>
    <style:style style:name="P6333" style:parent-style-name="Standard" style:family="paragraph">
      <style:paragraph-properties fo:text-align="justify"/>
      <style:text-properties fo:font-size="10pt" style:font-size-asian="10pt" style:font-size-complex="10pt"/>
    </style:style>
    <style:style style:name="P6334" style:parent-style-name="Standard" style:family="paragraph">
      <style:paragraph-properties fo:text-align="justify"/>
      <style:text-properties fo:font-size="10pt" style:font-size-asian="10pt" style:font-size-complex="10pt"/>
    </style:style>
    <style:style style:name="P6335" style:parent-style-name="Standard" style:family="paragraph">
      <style:paragraph-properties fo:text-align="justify"/>
      <style:text-properties fo:font-size="10pt" style:font-size-asian="10pt" style:font-size-complex="10pt"/>
    </style:style>
    <style:style style:name="P6336" style:parent-style-name="Standard" style:family="paragraph">
      <style:paragraph-properties fo:text-align="justify"/>
      <style:text-properties fo:font-size="10pt" style:font-size-asian="10pt" style:font-size-complex="10pt"/>
    </style:style>
    <style:style style:name="P6337" style:parent-style-name="Standard" style:family="paragraph">
      <style:paragraph-properties fo:text-align="justify"/>
      <style:text-properties fo:font-size="10pt" style:font-size-asian="10pt" style:font-size-complex="10pt"/>
    </style:style>
    <style:style style:name="P6338" style:parent-style-name="Standard" style:family="paragraph">
      <style:paragraph-properties fo:text-align="justify"/>
      <style:text-properties fo:font-size="10pt" style:font-size-asian="10pt" style:font-size-complex="10pt"/>
    </style:style>
    <style:style style:name="P6339" style:parent-style-name="Standard" style:family="paragraph">
      <style:paragraph-properties fo:text-align="justify"/>
      <style:text-properties fo:font-size="10pt" style:font-size-asian="10pt" style:font-size-complex="10pt"/>
    </style:style>
    <style:style style:name="P6340" style:parent-style-name="Standard" style:family="paragraph">
      <style:paragraph-properties fo:text-align="justify"/>
      <style:text-properties fo:font-size="10pt" style:font-size-asian="10pt" style:font-size-complex="10pt"/>
    </style:style>
    <style:style style:name="P6341" style:parent-style-name="Standard" style:family="paragraph">
      <style:paragraph-properties fo:text-align="justify"/>
      <style:text-properties fo:font-size="10pt" style:font-size-asian="10pt" style:font-size-complex="10pt"/>
    </style:style>
    <style:style style:name="P6342" style:parent-style-name="Standard" style:family="paragraph">
      <style:paragraph-properties fo:text-align="justify"/>
      <style:text-properties fo:font-size="10pt" style:font-size-asian="10pt" style:font-size-complex="10pt"/>
    </style:style>
    <style:style style:name="TableColumn6344" style:family="table-column">
      <style:table-column-properties style:column-width="3.9791in" style:use-optimal-column-width="false"/>
    </style:style>
    <style:style style:name="TableColumn6345" style:family="table-column">
      <style:table-column-properties style:column-width="2.7138in" style:use-optimal-column-width="false"/>
    </style:style>
    <style:style style:name="Table6343" style:family="table">
      <style:table-properties style:width="6.693in" fo:margin-left="-0.009in" table:align="left"/>
    </style:style>
    <style:style style:name="TableRow6346" style:family="table-row">
      <style:table-row-properties style:use-optimal-row-height="false"/>
    </style:style>
    <style:style style:name="TableCell63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4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34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350" style:family="table-cell">
      <style:table-cell-properties fo:border="0.0034in solid #000000" style:writing-mode="lr-tb" fo:padding-top="0.0381in" fo:padding-left="0.0381in" fo:padding-bottom="0.0381in" fo:padding-right="0.0381in"/>
    </style:style>
    <style:style style:name="TableColumn6352" style:family="table-column">
      <style:table-column-properties style:column-width="1.1805in" style:use-optimal-column-width="false"/>
    </style:style>
    <style:style style:name="TableColumn6353" style:family="table-column">
      <style:table-column-properties style:column-width="1.4701in" style:use-optimal-column-width="false"/>
    </style:style>
    <style:style style:name="Table6351" style:family="table">
      <style:table-properties style:width="2.6506in" fo:margin-left="0in" table:align="right"/>
    </style:style>
    <style:style style:name="TableRow6354" style:family="table-row">
      <style:table-row-properties style:use-optimal-row-height="false"/>
    </style:style>
    <style:style style:name="TableCell63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5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357" style:family="table-cell">
      <style:table-cell-properties fo:border="0.0034in solid #000000" style:writing-mode="lr-tb" fo:padding-top="0.0381in" fo:padding-left="0.0381in" fo:padding-bottom="0.0381in" fo:padding-right="0.0381in"/>
    </style:style>
    <style:style style:name="P635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359" style:family="table-row">
      <style:table-row-properties style:use-optimal-row-height="false"/>
    </style:style>
    <style:style style:name="TableCell6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6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364" style:family="table-row">
      <style:table-row-properties style:use-optimal-row-height="false"/>
    </style:style>
    <style:style style:name="TableCell6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6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369" style:family="table-row">
      <style:table-row-properties style:use-optimal-row-height="false"/>
    </style:style>
    <style:style style:name="TableCell6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7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7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37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375" style:parent-style-name="Standard" style:family="paragraph">
      <style:paragraph-properties fo:text-align="justify"/>
      <style:text-properties fo:font-size="10pt" style:font-size-asian="10pt" style:font-size-complex="10pt"/>
    </style:style>
    <style:style style:name="P6376" style:parent-style-name="Standard" style:family="paragraph">
      <style:paragraph-properties fo:text-align="justify"/>
      <style:text-properties fo:font-size="10pt" style:font-size-asian="10pt" style:font-size-complex="10pt"/>
    </style:style>
    <style:style style:name="P6377" style:parent-style-name="Standard" style:family="paragraph">
      <style:paragraph-properties fo:text-align="justify"/>
      <style:text-properties fo:font-size="10pt" style:font-size-asian="10pt" style:font-size-complex="10pt"/>
    </style:style>
    <style:style style:name="P6378" style:parent-style-name="Standard" style:family="paragraph">
      <style:paragraph-properties fo:text-align="justify"/>
      <style:text-properties fo:font-size="10pt" style:font-size-asian="10pt" style:font-size-complex="10pt"/>
    </style:style>
    <style:style style:name="P6379" style:parent-style-name="Standard" style:family="paragraph">
      <style:paragraph-properties fo:text-align="justify"/>
      <style:text-properties fo:font-size="10pt" style:font-size-asian="10pt" style:font-size-complex="10pt"/>
    </style:style>
    <style:style style:name="P6380" style:parent-style-name="Standard" style:family="paragraph">
      <style:paragraph-properties fo:text-align="justify"/>
      <style:text-properties fo:font-size="10pt" style:font-size-asian="10pt" style:font-size-complex="10pt"/>
    </style:style>
    <style:style style:name="P6381" style:parent-style-name="Standard" style:family="paragraph">
      <style:paragraph-properties fo:text-align="justify"/>
      <style:text-properties fo:font-size="10pt" style:font-size-asian="10pt" style:font-size-complex="10pt"/>
    </style:style>
    <style:style style:name="P6382" style:parent-style-name="Standard" style:family="paragraph">
      <style:paragraph-properties fo:text-align="justify"/>
      <style:text-properties fo:font-size="10pt" style:font-size-asian="10pt" style:font-size-complex="10pt"/>
    </style:style>
    <style:style style:name="P6383" style:parent-style-name="Standard" style:family="paragraph">
      <style:paragraph-properties fo:text-align="justify"/>
      <style:text-properties fo:font-size="10pt" style:font-size-asian="10pt" style:font-size-complex="10pt"/>
    </style:style>
    <style:style style:name="P6384" style:parent-style-name="Standard" style:family="paragraph">
      <style:paragraph-properties fo:text-align="justify"/>
      <style:text-properties fo:font-size="10pt" style:font-size-asian="10pt" style:font-size-complex="10pt"/>
    </style:style>
    <style:style style:name="P6385" style:parent-style-name="Standard" style:family="paragraph">
      <style:paragraph-properties fo:text-align="justify"/>
      <style:text-properties fo:font-size="10pt" style:font-size-asian="10pt" style:font-size-complex="10pt"/>
    </style:style>
    <style:style style:name="P6386" style:parent-style-name="Standard" style:family="paragraph">
      <style:paragraph-properties fo:text-align="justify"/>
      <style:text-properties fo:font-size="10pt" style:font-size-asian="10pt" style:font-size-complex="10pt"/>
    </style:style>
    <style:style style:name="P6387" style:parent-style-name="Standard" style:family="paragraph">
      <style:paragraph-properties fo:text-align="justify"/>
      <style:text-properties fo:font-size="10pt" style:font-size-asian="10pt" style:font-size-complex="10pt"/>
    </style:style>
    <style:style style:name="P6388" style:parent-style-name="Standard" style:family="paragraph">
      <style:paragraph-properties fo:text-align="justify"/>
      <style:text-properties fo:font-size="10pt" style:font-size-asian="10pt" style:font-size-complex="10pt"/>
    </style:style>
    <style:style style:name="P6389" style:parent-style-name="Standard" style:family="paragraph">
      <style:paragraph-properties fo:text-align="justify"/>
      <style:text-properties fo:font-size="10pt" style:font-size-asian="10pt" style:font-size-complex="10pt"/>
    </style:style>
    <style:style style:name="P6390" style:parent-style-name="Standard" style:family="paragraph">
      <style:paragraph-properties fo:text-align="justify"/>
      <style:text-properties fo:font-size="10pt" style:font-size-asian="10pt" style:font-size-complex="10pt"/>
    </style:style>
    <style:style style:name="P6391" style:parent-style-name="Standard" style:family="paragraph">
      <style:paragraph-properties fo:text-align="justify"/>
      <style:text-properties fo:font-size="10pt" style:font-size-asian="10pt" style:font-size-complex="10pt"/>
    </style:style>
    <style:style style:name="P6392" style:parent-style-name="Standard" style:family="paragraph">
      <style:paragraph-properties fo:text-align="justify"/>
      <style:text-properties fo:font-size="10pt" style:font-size-asian="10pt" style:font-size-complex="10pt"/>
    </style:style>
    <style:style style:name="P6393" style:parent-style-name="Standard" style:family="paragraph">
      <style:paragraph-properties fo:text-align="justify"/>
      <style:text-properties fo:font-size="10pt" style:font-size-asian="10pt" style:font-size-complex="10pt"/>
    </style:style>
    <style:style style:name="P6394" style:parent-style-name="Standard" style:family="paragraph">
      <style:paragraph-properties fo:text-align="justify"/>
      <style:text-properties fo:font-size="10pt" style:font-size-asian="10pt" style:font-size-complex="10pt"/>
    </style:style>
    <style:style style:name="P6395" style:parent-style-name="Standard" style:family="paragraph">
      <style:paragraph-properties fo:text-align="justify"/>
      <style:text-properties fo:font-size="10pt" style:font-size-asian="10pt" style:font-size-complex="10pt"/>
    </style:style>
    <style:style style:name="P6396" style:parent-style-name="Standard" style:family="paragraph">
      <style:paragraph-properties fo:text-align="justify"/>
      <style:text-properties fo:font-size="10pt" style:font-size-asian="10pt" style:font-size-complex="10pt"/>
    </style:style>
    <style:style style:name="P6397" style:parent-style-name="Standard" style:family="paragraph">
      <style:paragraph-properties fo:text-align="justify"/>
      <style:text-properties fo:font-size="10pt" style:font-size-asian="10pt" style:font-size-complex="10pt"/>
    </style:style>
    <style:style style:name="P6398" style:parent-style-name="Standard" style:family="paragraph">
      <style:paragraph-properties fo:text-align="justify"/>
      <style:text-properties fo:font-size="10pt" style:font-size-asian="10pt" style:font-size-complex="10pt"/>
    </style:style>
    <style:style style:name="P6399" style:parent-style-name="Standard" style:family="paragraph">
      <style:paragraph-properties fo:text-align="justify"/>
      <style:text-properties fo:font-size="10pt" style:font-size-asian="10pt" style:font-size-complex="10pt"/>
    </style:style>
    <style:style style:name="P6400" style:parent-style-name="Standard" style:family="paragraph">
      <style:paragraph-properties fo:text-align="justify"/>
      <style:text-properties fo:font-size="10pt" style:font-size-asian="10pt" style:font-size-complex="10pt"/>
    </style:style>
    <style:style style:name="P6401" style:parent-style-name="Standard" style:family="paragraph">
      <style:paragraph-properties fo:text-align="justify"/>
      <style:text-properties fo:font-size="10pt" style:font-size-asian="10pt" style:font-size-complex="10pt"/>
    </style:style>
    <style:style style:name="P6402" style:parent-style-name="Standard" style:family="paragraph">
      <style:paragraph-properties fo:text-align="justify"/>
      <style:text-properties fo:font-size="10pt" style:font-size-asian="10pt" style:font-size-complex="10pt"/>
    </style:style>
    <style:style style:name="P6403" style:parent-style-name="Standard" style:family="paragraph">
      <style:paragraph-properties fo:text-align="justify"/>
      <style:text-properties fo:font-size="10pt" style:font-size-asian="10pt" style:font-size-complex="10pt"/>
    </style:style>
    <style:style style:name="P6404" style:parent-style-name="Standard" style:family="paragraph">
      <style:paragraph-properties fo:text-align="justify"/>
      <style:text-properties fo:font-size="10pt" style:font-size-asian="10pt" style:font-size-complex="10pt"/>
    </style:style>
    <style:style style:name="P6405" style:parent-style-name="Standard" style:family="paragraph">
      <style:paragraph-properties fo:text-align="justify"/>
      <style:text-properties fo:font-size="10pt" style:font-size-asian="10pt" style:font-size-complex="10pt"/>
    </style:style>
    <style:style style:name="P6406" style:parent-style-name="Standard" style:family="paragraph">
      <style:paragraph-properties fo:text-align="justify"/>
      <style:text-properties fo:font-size="10pt" style:font-size-asian="10pt" style:font-size-complex="10pt"/>
    </style:style>
    <style:style style:name="P6407" style:parent-style-name="Standard" style:family="paragraph">
      <style:paragraph-properties fo:text-align="justify"/>
      <style:text-properties fo:font-size="10pt" style:font-size-asian="10pt" style:font-size-complex="10pt"/>
    </style:style>
    <style:style style:name="P6408" style:parent-style-name="Standard" style:family="paragraph">
      <style:paragraph-properties fo:text-align="justify"/>
      <style:text-properties fo:font-size="10pt" style:font-size-asian="10pt" style:font-size-complex="10pt"/>
    </style:style>
    <style:style style:name="P6409" style:parent-style-name="Standard" style:family="paragraph">
      <style:paragraph-properties fo:text-align="justify"/>
      <style:text-properties fo:font-size="10pt" style:font-size-asian="10pt" style:font-size-complex="10pt"/>
    </style:style>
    <style:style style:name="P6410" style:parent-style-name="Standard" style:family="paragraph">
      <style:paragraph-properties fo:text-align="justify"/>
      <style:text-properties fo:font-size="10pt" style:font-size-asian="10pt" style:font-size-complex="10pt"/>
    </style:style>
    <style:style style:name="P6411" style:parent-style-name="Standard" style:family="paragraph">
      <style:paragraph-properties fo:text-align="justify"/>
      <style:text-properties fo:font-size="10pt" style:font-size-asian="10pt" style:font-size-complex="10pt"/>
    </style:style>
    <style:style style:name="P6412" style:parent-style-name="Standard" style:family="paragraph">
      <style:paragraph-properties fo:text-align="justify"/>
      <style:text-properties fo:font-size="10pt" style:font-size-asian="10pt" style:font-size-complex="10pt"/>
    </style:style>
    <style:style style:name="P6413" style:parent-style-name="Standard" style:family="paragraph">
      <style:paragraph-properties fo:text-align="justify"/>
      <style:text-properties fo:font-size="10pt" style:font-size-asian="10pt" style:font-size-complex="10pt"/>
    </style:style>
    <style:style style:name="P6414" style:parent-style-name="Standard" style:family="paragraph">
      <style:paragraph-properties fo:text-align="justify"/>
      <style:text-properties fo:font-size="10pt" style:font-size-asian="10pt" style:font-size-complex="10pt"/>
    </style:style>
    <style:style style:name="P6415" style:parent-style-name="Standard" style:family="paragraph">
      <style:paragraph-properties fo:text-align="justify"/>
      <style:text-properties fo:font-size="10pt" style:font-size-asian="10pt" style:font-size-complex="10pt"/>
    </style:style>
    <style:style style:name="P6416" style:parent-style-name="Standard" style:family="paragraph">
      <style:paragraph-properties fo:text-align="justify"/>
      <style:text-properties fo:font-size="10pt" style:font-size-asian="10pt" style:font-size-complex="10pt"/>
    </style:style>
    <style:style style:name="P6417" style:parent-style-name="Standard" style:family="paragraph">
      <style:paragraph-properties fo:text-align="justify"/>
      <style:text-properties fo:font-size="10pt" style:font-size-asian="10pt" style:font-size-complex="10pt"/>
    </style:style>
    <style:style style:name="P6418" style:parent-style-name="Standard" style:family="paragraph">
      <style:paragraph-properties fo:text-align="justify"/>
      <style:text-properties fo:font-size="10pt" style:font-size-asian="10pt" style:font-size-complex="10pt"/>
    </style:style>
    <style:style style:name="P6419" style:parent-style-name="Standard" style:family="paragraph">
      <style:paragraph-properties fo:text-align="justify"/>
      <style:text-properties fo:font-size="10pt" style:font-size-asian="10pt" style:font-size-complex="10pt"/>
    </style:style>
    <style:style style:name="P6420" style:parent-style-name="Standard" style:family="paragraph">
      <style:paragraph-properties fo:text-align="justify"/>
      <style:text-properties fo:font-size="10pt" style:font-size-asian="10pt" style:font-size-complex="10pt"/>
    </style:style>
    <style:style style:name="P6421" style:parent-style-name="Standard" style:family="paragraph">
      <style:paragraph-properties fo:text-align="justify"/>
      <style:text-properties fo:font-size="10pt" style:font-size-asian="10pt" style:font-size-complex="10pt"/>
    </style:style>
    <style:style style:name="TableColumn6423" style:family="table-column">
      <style:table-column-properties style:column-width="3.9791in" style:use-optimal-column-width="false"/>
    </style:style>
    <style:style style:name="TableColumn6424" style:family="table-column">
      <style:table-column-properties style:column-width="2.7138in" style:use-optimal-column-width="false"/>
    </style:style>
    <style:style style:name="Table6422" style:family="table">
      <style:table-properties style:width="6.693in" fo:margin-left="-0.009in" table:align="left"/>
    </style:style>
    <style:style style:name="TableRow6425" style:family="table-row">
      <style:table-row-properties style:use-optimal-row-height="false"/>
    </style:style>
    <style:style style:name="TableCell64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2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4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429" style:family="table-cell">
      <style:table-cell-properties fo:border="0.0034in solid #000000" style:writing-mode="lr-tb" fo:padding-top="0.0381in" fo:padding-left="0.0381in" fo:padding-bottom="0.0381in" fo:padding-right="0.0381in"/>
    </style:style>
    <style:style style:name="TableColumn6431" style:family="table-column">
      <style:table-column-properties style:column-width="1.1805in" style:use-optimal-column-width="false"/>
    </style:style>
    <style:style style:name="TableColumn6432" style:family="table-column">
      <style:table-column-properties style:column-width="1.4701in" style:use-optimal-column-width="false"/>
    </style:style>
    <style:style style:name="Table6430" style:family="table">
      <style:table-properties style:width="2.6506in" fo:margin-left="0in" table:align="right"/>
    </style:style>
    <style:style style:name="TableRow6433" style:family="table-row">
      <style:table-row-properties style:use-optimal-row-height="false"/>
    </style:style>
    <style:style style:name="TableCell64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3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436" style:family="table-cell">
      <style:table-cell-properties fo:border="0.0034in solid #000000" style:writing-mode="lr-tb" fo:padding-top="0.0381in" fo:padding-left="0.0381in" fo:padding-bottom="0.0381in" fo:padding-right="0.0381in"/>
    </style:style>
    <style:style style:name="P643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438" style:family="table-row">
      <style:table-row-properties style:use-optimal-row-height="false"/>
    </style:style>
    <style:style style:name="TableCell6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4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4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443" style:family="table-row">
      <style:table-row-properties style:use-optimal-row-height="false"/>
    </style:style>
    <style:style style:name="TableCell6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4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448" style:family="table-row">
      <style:table-row-properties style:use-optimal-row-height="false"/>
    </style:style>
    <style:style style:name="TableCell6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5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45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454" style:parent-style-name="Standard" style:family="paragraph">
      <style:paragraph-properties fo:text-align="justify"/>
      <style:text-properties fo:font-size="10pt" style:font-size-asian="10pt" style:font-size-complex="10pt"/>
    </style:style>
    <style:style style:name="P6455" style:parent-style-name="Standard" style:family="paragraph">
      <style:paragraph-properties fo:text-align="justify"/>
      <style:text-properties fo:font-size="10pt" style:font-size-asian="10pt" style:font-size-complex="10pt"/>
    </style:style>
    <style:style style:name="P6456" style:parent-style-name="Standard" style:family="paragraph">
      <style:paragraph-properties fo:text-align="justify"/>
      <style:text-properties fo:font-size="10pt" style:font-size-asian="10pt" style:font-size-complex="10pt"/>
    </style:style>
    <style:style style:name="P6457" style:parent-style-name="Standard" style:family="paragraph">
      <style:paragraph-properties fo:text-align="justify"/>
      <style:text-properties fo:font-size="10pt" style:font-size-asian="10pt" style:font-size-complex="10pt"/>
    </style:style>
    <style:style style:name="P6458" style:parent-style-name="Standard" style:family="paragraph">
      <style:paragraph-properties fo:text-align="justify"/>
      <style:text-properties fo:font-size="10pt" style:font-size-asian="10pt" style:font-size-complex="10pt"/>
    </style:style>
    <style:style style:name="P6459" style:parent-style-name="Standard" style:family="paragraph">
      <style:paragraph-properties fo:text-align="justify"/>
      <style:text-properties fo:font-size="10pt" style:font-size-asian="10pt" style:font-size-complex="10pt"/>
    </style:style>
    <style:style style:name="P6460" style:parent-style-name="Standard" style:family="paragraph">
      <style:paragraph-properties fo:text-align="justify"/>
      <style:text-properties fo:font-size="10pt" style:font-size-asian="10pt" style:font-size-complex="10pt"/>
    </style:style>
    <style:style style:name="P6461" style:parent-style-name="Standard" style:family="paragraph">
      <style:paragraph-properties fo:text-align="justify"/>
      <style:text-properties fo:font-size="10pt" style:font-size-asian="10pt" style:font-size-complex="10pt"/>
    </style:style>
    <style:style style:name="P6462" style:parent-style-name="Standard" style:family="paragraph">
      <style:paragraph-properties fo:text-align="justify"/>
      <style:text-properties fo:font-size="10pt" style:font-size-asian="10pt" style:font-size-complex="10pt"/>
    </style:style>
    <style:style style:name="P6463" style:parent-style-name="Standard" style:family="paragraph">
      <style:paragraph-properties fo:text-align="justify"/>
      <style:text-properties fo:font-size="10pt" style:font-size-asian="10pt" style:font-size-complex="10pt"/>
    </style:style>
    <style:style style:name="P6464" style:parent-style-name="Standard" style:family="paragraph">
      <style:paragraph-properties fo:text-align="justify"/>
      <style:text-properties fo:font-size="10pt" style:font-size-asian="10pt" style:font-size-complex="10pt"/>
    </style:style>
    <style:style style:name="P6465" style:parent-style-name="Standard" style:family="paragraph">
      <style:paragraph-properties fo:text-align="justify"/>
      <style:text-properties fo:font-size="10pt" style:font-size-asian="10pt" style:font-size-complex="10pt"/>
    </style:style>
    <style:style style:name="P6466" style:parent-style-name="Standard" style:family="paragraph">
      <style:paragraph-properties fo:text-align="justify"/>
      <style:text-properties fo:font-size="10pt" style:font-size-asian="10pt" style:font-size-complex="10pt"/>
    </style:style>
    <style:style style:name="P6467" style:parent-style-name="Standard" style:family="paragraph">
      <style:paragraph-properties fo:text-align="justify"/>
      <style:text-properties fo:font-size="10pt" style:font-size-asian="10pt" style:font-size-complex="10pt"/>
    </style:style>
    <style:style style:name="P6468" style:parent-style-name="Standard" style:family="paragraph">
      <style:paragraph-properties fo:text-align="justify"/>
      <style:text-properties fo:font-size="10pt" style:font-size-asian="10pt" style:font-size-complex="10pt"/>
    </style:style>
    <style:style style:name="P6469" style:parent-style-name="Standard" style:family="paragraph">
      <style:paragraph-properties fo:text-align="justify"/>
      <style:text-properties fo:font-size="10pt" style:font-size-asian="10pt" style:font-size-complex="10pt"/>
    </style:style>
    <style:style style:name="P6470" style:parent-style-name="Standard" style:family="paragraph">
      <style:paragraph-properties fo:text-align="justify"/>
      <style:text-properties fo:font-size="10pt" style:font-size-asian="10pt" style:font-size-complex="10pt"/>
    </style:style>
    <style:style style:name="P6471" style:parent-style-name="Standard" style:family="paragraph">
      <style:paragraph-properties fo:text-align="justify"/>
      <style:text-properties fo:font-size="10pt" style:font-size-asian="10pt" style:font-size-complex="10pt"/>
    </style:style>
    <style:style style:name="P6472" style:parent-style-name="Standard" style:family="paragraph">
      <style:paragraph-properties fo:text-align="justify"/>
      <style:text-properties fo:font-size="10pt" style:font-size-asian="10pt" style:font-size-complex="10pt"/>
    </style:style>
    <style:style style:name="P6473" style:parent-style-name="Standard" style:family="paragraph">
      <style:paragraph-properties fo:text-align="justify"/>
      <style:text-properties fo:font-size="10pt" style:font-size-asian="10pt" style:font-size-complex="10pt"/>
    </style:style>
    <style:style style:name="P6474" style:parent-style-name="Standard" style:family="paragraph">
      <style:paragraph-properties fo:text-align="justify"/>
      <style:text-properties fo:font-size="10pt" style:font-size-asian="10pt" style:font-size-complex="10pt"/>
    </style:style>
    <style:style style:name="P6475" style:parent-style-name="Standard" style:family="paragraph">
      <style:paragraph-properties fo:text-align="justify"/>
      <style:text-properties fo:font-size="10pt" style:font-size-asian="10pt" style:font-size-complex="10pt"/>
    </style:style>
    <style:style style:name="P6476" style:parent-style-name="Standard" style:family="paragraph">
      <style:paragraph-properties fo:text-align="justify"/>
      <style:text-properties fo:font-size="10pt" style:font-size-asian="10pt" style:font-size-complex="10pt"/>
    </style:style>
    <style:style style:name="P6477" style:parent-style-name="Standard" style:family="paragraph">
      <style:paragraph-properties fo:text-align="justify"/>
      <style:text-properties fo:font-size="10pt" style:font-size-asian="10pt" style:font-size-complex="10pt"/>
    </style:style>
    <style:style style:name="P6478" style:parent-style-name="Standard" style:family="paragraph">
      <style:paragraph-properties fo:text-align="justify"/>
      <style:text-properties fo:font-size="10pt" style:font-size-asian="10pt" style:font-size-complex="10pt"/>
    </style:style>
    <style:style style:name="P6479" style:parent-style-name="Standard" style:family="paragraph">
      <style:paragraph-properties fo:text-align="justify"/>
      <style:text-properties fo:font-size="10pt" style:font-size-asian="10pt" style:font-size-complex="10pt"/>
    </style:style>
    <style:style style:name="P6480" style:parent-style-name="Standard" style:family="paragraph">
      <style:paragraph-properties fo:text-align="justify"/>
      <style:text-properties fo:font-size="10pt" style:font-size-asian="10pt" style:font-size-complex="10pt"/>
    </style:style>
    <style:style style:name="P6481" style:parent-style-name="Standard" style:family="paragraph">
      <style:paragraph-properties fo:text-align="justify"/>
      <style:text-properties fo:font-size="10pt" style:font-size-asian="10pt" style:font-size-complex="10pt"/>
    </style:style>
    <style:style style:name="P6482" style:parent-style-name="Standard" style:family="paragraph">
      <style:paragraph-properties fo:text-align="justify"/>
      <style:text-properties fo:font-size="10pt" style:font-size-asian="10pt" style:font-size-complex="10pt"/>
    </style:style>
    <style:style style:name="P6483" style:parent-style-name="Standard" style:family="paragraph">
      <style:paragraph-properties fo:text-align="justify"/>
      <style:text-properties fo:font-size="10pt" style:font-size-asian="10pt" style:font-size-complex="10pt"/>
    </style:style>
    <style:style style:name="P6484" style:parent-style-name="Standard" style:family="paragraph">
      <style:paragraph-properties fo:text-align="justify"/>
      <style:text-properties fo:font-size="10pt" style:font-size-asian="10pt" style:font-size-complex="10pt"/>
    </style:style>
    <style:style style:name="P6485" style:parent-style-name="Standard" style:family="paragraph">
      <style:paragraph-properties fo:text-align="justify"/>
      <style:text-properties fo:font-size="10pt" style:font-size-asian="10pt" style:font-size-complex="10pt"/>
    </style:style>
    <style:style style:name="P6486" style:parent-style-name="Standard" style:family="paragraph">
      <style:paragraph-properties fo:text-align="justify"/>
      <style:text-properties fo:font-size="10pt" style:font-size-asian="10pt" style:font-size-complex="10pt"/>
    </style:style>
    <style:style style:name="TableColumn6488" style:family="table-column">
      <style:table-column-properties style:column-width="3.9791in" style:use-optimal-column-width="false"/>
    </style:style>
    <style:style style:name="TableColumn6489" style:family="table-column">
      <style:table-column-properties style:column-width="2.7138in" style:use-optimal-column-width="false"/>
    </style:style>
    <style:style style:name="Table6487" style:family="table">
      <style:table-properties style:width="6.693in" fo:margin-left="-0.009in" table:align="left"/>
    </style:style>
    <style:style style:name="TableRow6490" style:family="table-row">
      <style:table-row-properties style:use-optimal-row-height="false"/>
    </style:style>
    <style:style style:name="TableCell64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9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49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494" style:family="table-cell">
      <style:table-cell-properties fo:border="0.0034in solid #000000" style:writing-mode="lr-tb" fo:padding-top="0.0381in" fo:padding-left="0.0381in" fo:padding-bottom="0.0381in" fo:padding-right="0.0381in"/>
    </style:style>
    <style:style style:name="TableColumn6496" style:family="table-column">
      <style:table-column-properties style:column-width="1.1805in" style:use-optimal-column-width="false"/>
    </style:style>
    <style:style style:name="TableColumn6497" style:family="table-column">
      <style:table-column-properties style:column-width="1.4701in" style:use-optimal-column-width="false"/>
    </style:style>
    <style:style style:name="Table6495" style:family="table">
      <style:table-properties style:width="2.6506in" fo:margin-left="0in" table:align="right"/>
    </style:style>
    <style:style style:name="TableRow6498" style:family="table-row">
      <style:table-row-properties style:use-optimal-row-height="false"/>
    </style:style>
    <style:style style:name="TableCell64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0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501" style:family="table-cell">
      <style:table-cell-properties fo:border="0.0034in solid #000000" style:writing-mode="lr-tb" fo:padding-top="0.0381in" fo:padding-left="0.0381in" fo:padding-bottom="0.0381in" fo:padding-right="0.0381in"/>
    </style:style>
    <style:style style:name="P650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503" style:family="table-row">
      <style:table-row-properties style:use-optimal-row-height="false"/>
    </style:style>
    <style:style style:name="TableCell6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5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0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508" style:family="table-row">
      <style:table-row-properties style:use-optimal-row-height="false"/>
    </style:style>
    <style:style style:name="TableCell6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1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513" style:family="table-row">
      <style:table-row-properties style:use-optimal-row-height="false"/>
    </style:style>
    <style:style style:name="TableCell6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1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5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519" style:parent-style-name="Standard" style:family="paragraph">
      <style:paragraph-properties fo:text-align="justify"/>
      <style:text-properties fo:font-size="10pt" style:font-size-asian="10pt" style:font-size-complex="10pt"/>
    </style:style>
    <style:style style:name="P6520" style:parent-style-name="Standard" style:family="paragraph">
      <style:paragraph-properties fo:text-align="justify"/>
      <style:text-properties fo:font-size="10pt" style:font-size-asian="10pt" style:font-size-complex="10pt"/>
    </style:style>
    <style:style style:name="P6521" style:parent-style-name="Standard" style:family="paragraph">
      <style:paragraph-properties fo:text-align="justify"/>
      <style:text-properties fo:font-size="10pt" style:font-size-asian="10pt" style:font-size-complex="10pt"/>
    </style:style>
    <style:style style:name="P6522" style:parent-style-name="Standard" style:family="paragraph">
      <style:paragraph-properties fo:text-align="justify"/>
      <style:text-properties fo:font-size="10pt" style:font-size-asian="10pt" style:font-size-complex="10pt"/>
    </style:style>
    <style:style style:name="P6523" style:parent-style-name="Standard" style:family="paragraph">
      <style:paragraph-properties fo:text-align="justify"/>
      <style:text-properties fo:font-size="10pt" style:font-size-asian="10pt" style:font-size-complex="10pt"/>
    </style:style>
    <style:style style:name="P6524" style:parent-style-name="Standard" style:family="paragraph">
      <style:paragraph-properties fo:text-align="justify"/>
      <style:text-properties fo:font-size="10pt" style:font-size-asian="10pt" style:font-size-complex="10pt"/>
    </style:style>
    <style:style style:name="P6525" style:parent-style-name="Standard" style:family="paragraph">
      <style:paragraph-properties fo:text-align="justify"/>
      <style:text-properties fo:font-size="10pt" style:font-size-asian="10pt" style:font-size-complex="10pt"/>
    </style:style>
    <style:style style:name="P6526" style:parent-style-name="Standard" style:family="paragraph">
      <style:paragraph-properties fo:text-align="justify"/>
      <style:text-properties fo:font-size="10pt" style:font-size-asian="10pt" style:font-size-complex="10pt"/>
    </style:style>
    <style:style style:name="P6527" style:parent-style-name="Standard" style:family="paragraph">
      <style:paragraph-properties fo:text-align="justify"/>
      <style:text-properties fo:font-size="10pt" style:font-size-asian="10pt" style:font-size-complex="10pt"/>
    </style:style>
    <style:style style:name="P6528" style:parent-style-name="Standard" style:family="paragraph">
      <style:paragraph-properties fo:text-align="justify"/>
      <style:text-properties fo:font-size="10pt" style:font-size-asian="10pt" style:font-size-complex="10pt"/>
    </style:style>
    <style:style style:name="P6529" style:parent-style-name="Standard" style:family="paragraph">
      <style:paragraph-properties fo:text-align="justify"/>
      <style:text-properties fo:font-size="10pt" style:font-size-asian="10pt" style:font-size-complex="10pt"/>
    </style:style>
    <style:style style:name="P6530" style:parent-style-name="Standard" style:family="paragraph">
      <style:paragraph-properties fo:text-align="justify"/>
      <style:text-properties fo:font-size="10pt" style:font-size-asian="10pt" style:font-size-complex="10pt"/>
    </style:style>
    <style:style style:name="P6531" style:parent-style-name="Standard" style:family="paragraph">
      <style:paragraph-properties fo:text-align="justify"/>
      <style:text-properties fo:font-size="10pt" style:font-size-asian="10pt" style:font-size-complex="10pt"/>
    </style:style>
    <style:style style:name="P6532" style:parent-style-name="Standard" style:family="paragraph">
      <style:paragraph-properties fo:text-align="justify"/>
      <style:text-properties fo:font-size="10pt" style:font-size-asian="10pt" style:font-size-complex="10pt"/>
    </style:style>
    <style:style style:name="P6533" style:parent-style-name="Standard" style:family="paragraph">
      <style:paragraph-properties fo:text-align="justify"/>
      <style:text-properties fo:font-size="10pt" style:font-size-asian="10pt" style:font-size-complex="10pt"/>
    </style:style>
    <style:style style:name="P6534" style:parent-style-name="Standard" style:family="paragraph">
      <style:paragraph-properties fo:text-align="justify"/>
      <style:text-properties fo:font-size="10pt" style:font-size-asian="10pt" style:font-size-complex="10pt"/>
    </style:style>
    <style:style style:name="P6535" style:parent-style-name="Standard" style:family="paragraph">
      <style:paragraph-properties fo:text-align="justify"/>
      <style:text-properties fo:font-size="10pt" style:font-size-asian="10pt" style:font-size-complex="10pt"/>
    </style:style>
    <style:style style:name="P6536" style:parent-style-name="Standard" style:family="paragraph">
      <style:paragraph-properties fo:text-align="justify"/>
      <style:text-properties fo:font-size="10pt" style:font-size-asian="10pt" style:font-size-complex="10pt"/>
    </style:style>
    <style:style style:name="P6537" style:parent-style-name="Standard" style:family="paragraph">
      <style:paragraph-properties fo:text-align="justify"/>
      <style:text-properties fo:font-size="10pt" style:font-size-asian="10pt" style:font-size-complex="10pt"/>
    </style:style>
    <style:style style:name="P6538" style:parent-style-name="Standard" style:family="paragraph">
      <style:paragraph-properties fo:text-align="justify"/>
      <style:text-properties fo:font-size="10pt" style:font-size-asian="10pt" style:font-size-complex="10pt"/>
    </style:style>
    <style:style style:name="P6539" style:parent-style-name="Standard" style:family="paragraph">
      <style:paragraph-properties fo:text-align="justify"/>
      <style:text-properties fo:font-size="10pt" style:font-size-asian="10pt" style:font-size-complex="10pt"/>
    </style:style>
    <style:style style:name="P6540" style:parent-style-name="Standard" style:family="paragraph">
      <style:paragraph-properties fo:text-align="justify"/>
      <style:text-properties fo:font-size="10pt" style:font-size-asian="10pt" style:font-size-complex="10pt"/>
    </style:style>
    <style:style style:name="P6541" style:parent-style-name="Standard" style:family="paragraph">
      <style:paragraph-properties fo:text-align="justify"/>
      <style:text-properties fo:font-size="10pt" style:font-size-asian="10pt" style:font-size-complex="10pt"/>
    </style:style>
    <style:style style:name="P6542" style:parent-style-name="Standard" style:family="paragraph">
      <style:paragraph-properties fo:text-align="justify"/>
      <style:text-properties fo:font-size="10pt" style:font-size-asian="10pt" style:font-size-complex="10pt"/>
    </style:style>
    <style:style style:name="P6543" style:parent-style-name="Standard" style:family="paragraph">
      <style:paragraph-properties fo:text-align="justify"/>
      <style:text-properties fo:font-size="10pt" style:font-size-asian="10pt" style:font-size-complex="10pt"/>
    </style:style>
    <style:style style:name="P6544" style:parent-style-name="Standard" style:family="paragraph">
      <style:paragraph-properties fo:text-align="justify"/>
      <style:text-properties fo:font-size="10pt" style:font-size-asian="10pt" style:font-size-complex="10pt"/>
    </style:style>
    <style:style style:name="P6545" style:parent-style-name="Standard" style:family="paragraph">
      <style:paragraph-properties fo:text-align="justify"/>
      <style:text-properties fo:font-size="10pt" style:font-size-asian="10pt" style:font-size-complex="10pt"/>
    </style:style>
    <style:style style:name="P6546" style:parent-style-name="Standard" style:family="paragraph">
      <style:paragraph-properties fo:text-align="justify"/>
      <style:text-properties fo:font-size="10pt" style:font-size-asian="10pt" style:font-size-complex="10pt"/>
    </style:style>
    <style:style style:name="P6547" style:parent-style-name="Standard" style:family="paragraph">
      <style:paragraph-properties fo:text-align="justify"/>
      <style:text-properties fo:font-size="10pt" style:font-size-asian="10pt" style:font-size-complex="10pt"/>
    </style:style>
    <style:style style:name="P6548" style:parent-style-name="Standard" style:family="paragraph">
      <style:paragraph-properties fo:text-align="justify"/>
      <style:text-properties fo:font-size="10pt" style:font-size-asian="10pt" style:font-size-complex="10pt"/>
    </style:style>
    <style:style style:name="P6549" style:parent-style-name="Standard" style:family="paragraph">
      <style:paragraph-properties fo:text-align="justify"/>
      <style:text-properties fo:font-size="10pt" style:font-size-asian="10pt" style:font-size-complex="10pt"/>
    </style:style>
    <style:style style:name="P6550" style:parent-style-name="Standard" style:family="paragraph">
      <style:paragraph-properties fo:text-align="justify"/>
      <style:text-properties fo:font-size="10pt" style:font-size-asian="10pt" style:font-size-complex="10pt"/>
    </style:style>
    <style:style style:name="P6551" style:parent-style-name="Standard" style:family="paragraph">
      <style:paragraph-properties fo:text-align="justify"/>
      <style:text-properties fo:font-size="10pt" style:font-size-asian="10pt" style:font-size-complex="10pt"/>
    </style:style>
    <style:style style:name="P6552" style:parent-style-name="Standard" style:family="paragraph">
      <style:paragraph-properties fo:text-align="justify"/>
      <style:text-properties fo:font-size="10pt" style:font-size-asian="10pt" style:font-size-complex="10pt"/>
    </style:style>
    <style:style style:name="P6553" style:parent-style-name="Standard" style:family="paragraph">
      <style:paragraph-properties fo:text-align="justify"/>
      <style:text-properties fo:font-size="10pt" style:font-size-asian="10pt" style:font-size-complex="10pt"/>
    </style:style>
    <style:style style:name="P6554" style:parent-style-name="Standard" style:family="paragraph">
      <style:paragraph-properties fo:text-align="justify"/>
      <style:text-properties fo:font-size="10pt" style:font-size-asian="10pt" style:font-size-complex="10pt"/>
    </style:style>
    <style:style style:name="P6555" style:parent-style-name="Standard" style:family="paragraph">
      <style:paragraph-properties fo:text-align="justify"/>
      <style:text-properties fo:font-size="10pt" style:font-size-asian="10pt" style:font-size-complex="10pt"/>
    </style:style>
    <style:style style:name="P6556" style:parent-style-name="Standard" style:family="paragraph">
      <style:paragraph-properties fo:text-align="justify"/>
      <style:text-properties fo:font-size="10pt" style:font-size-asian="10pt" style:font-size-complex="10pt"/>
    </style:style>
    <style:style style:name="P6557" style:parent-style-name="Standard" style:family="paragraph">
      <style:paragraph-properties fo:text-align="justify"/>
      <style:text-properties fo:font-size="10pt" style:font-size-asian="10pt" style:font-size-complex="10pt"/>
    </style:style>
    <style:style style:name="P6558" style:parent-style-name="Standard" style:family="paragraph">
      <style:paragraph-properties fo:text-align="justify"/>
      <style:text-properties fo:font-size="10pt" style:font-size-asian="10pt" style:font-size-complex="10pt"/>
    </style:style>
    <style:style style:name="P6559" style:parent-style-name="Standard" style:family="paragraph">
      <style:paragraph-properties fo:text-align="justify"/>
      <style:text-properties fo:font-size="10pt" style:font-size-asian="10pt" style:font-size-complex="10pt"/>
    </style:style>
    <style:style style:name="P6560" style:parent-style-name="Standard" style:family="paragraph">
      <style:paragraph-properties fo:text-align="justify"/>
      <style:text-properties fo:font-size="10pt" style:font-size-asian="10pt" style:font-size-complex="10pt"/>
    </style:style>
    <style:style style:name="P6561" style:parent-style-name="Standard" style:family="paragraph">
      <style:paragraph-properties fo:text-align="justify"/>
      <style:text-properties fo:font-size="10pt" style:font-size-asian="10pt" style:font-size-complex="10pt"/>
    </style:style>
    <style:style style:name="P6562" style:parent-style-name="Standard" style:family="paragraph">
      <style:paragraph-properties fo:text-align="justify"/>
      <style:text-properties fo:font-size="10pt" style:font-size-asian="10pt" style:font-size-complex="10pt"/>
    </style:style>
    <style:style style:name="P6563" style:parent-style-name="Standard" style:family="paragraph">
      <style:paragraph-properties fo:text-align="justify"/>
      <style:text-properties fo:font-size="10pt" style:font-size-asian="10pt" style:font-size-complex="10pt"/>
    </style:style>
    <style:style style:name="P6564" style:parent-style-name="Standard" style:family="paragraph">
      <style:paragraph-properties fo:text-align="justify"/>
      <style:text-properties fo:font-size="10pt" style:font-size-asian="10pt" style:font-size-complex="10pt"/>
    </style:style>
    <style:style style:name="P6565" style:parent-style-name="Standard" style:family="paragraph">
      <style:paragraph-properties fo:text-align="justify"/>
      <style:text-properties fo:font-size="10pt" style:font-size-asian="10pt" style:font-size-complex="10pt"/>
    </style:style>
    <style:style style:name="P6566" style:parent-style-name="Standard" style:family="paragraph">
      <style:paragraph-properties fo:text-align="justify"/>
      <style:text-properties fo:font-size="10pt" style:font-size-asian="10pt" style:font-size-complex="10pt"/>
    </style:style>
    <style:style style:name="P6567" style:parent-style-name="Standard" style:family="paragraph">
      <style:paragraph-properties fo:text-align="justify"/>
      <style:text-properties fo:font-size="10pt" style:font-size-asian="10pt" style:font-size-complex="10pt"/>
    </style:style>
    <style:style style:name="TableColumn6569" style:family="table-column">
      <style:table-column-properties style:column-width="3.9791in" style:use-optimal-column-width="false"/>
    </style:style>
    <style:style style:name="TableColumn6570" style:family="table-column">
      <style:table-column-properties style:column-width="2.7138in" style:use-optimal-column-width="false"/>
    </style:style>
    <style:style style:name="Table6568" style:family="table">
      <style:table-properties style:width="6.693in" fo:margin-left="-0.009in" table:align="left"/>
    </style:style>
    <style:style style:name="TableRow6571" style:family="table-row">
      <style:table-row-properties style:use-optimal-row-height="false"/>
    </style:style>
    <style:style style:name="TableCell65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7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57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575" style:family="table-cell">
      <style:table-cell-properties fo:border="0.0034in solid #000000" style:writing-mode="lr-tb" fo:padding-top="0.0381in" fo:padding-left="0.0381in" fo:padding-bottom="0.0381in" fo:padding-right="0.0381in"/>
    </style:style>
    <style:style style:name="TableColumn6577" style:family="table-column">
      <style:table-column-properties style:column-width="1.1805in" style:use-optimal-column-width="false"/>
    </style:style>
    <style:style style:name="TableColumn6578" style:family="table-column">
      <style:table-column-properties style:column-width="1.4701in" style:use-optimal-column-width="false"/>
    </style:style>
    <style:style style:name="Table6576" style:family="table">
      <style:table-properties style:width="2.6506in" fo:margin-left="0in" table:align="right"/>
    </style:style>
    <style:style style:name="TableRow6579" style:family="table-row">
      <style:table-row-properties style:use-optimal-row-height="false"/>
    </style:style>
    <style:style style:name="TableCell65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8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582" style:family="table-cell">
      <style:table-cell-properties fo:border="0.0034in solid #000000" style:writing-mode="lr-tb" fo:padding-top="0.0381in" fo:padding-left="0.0381in" fo:padding-bottom="0.0381in" fo:padding-right="0.0381in"/>
    </style:style>
    <style:style style:name="P658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584" style:family="table-row">
      <style:table-row-properties style:use-optimal-row-height="false"/>
    </style:style>
    <style:style style:name="TableCell6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589" style:family="table-row">
      <style:table-row-properties style:use-optimal-row-height="false"/>
    </style:style>
    <style:style style:name="TableCell6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9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594" style:family="table-row">
      <style:table-row-properties style:use-optimal-row-height="false"/>
    </style:style>
    <style:style style:name="TableCell6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9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9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59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600" style:parent-style-name="Standard" style:family="paragraph">
      <style:paragraph-properties fo:text-align="justify"/>
      <style:text-properties fo:font-size="10pt" style:font-size-asian="10pt" style:font-size-complex="10pt"/>
    </style:style>
    <style:style style:name="P6601" style:parent-style-name="Standard" style:family="paragraph">
      <style:paragraph-properties fo:text-align="justify"/>
      <style:text-properties fo:font-size="10pt" style:font-size-asian="10pt" style:font-size-complex="10pt"/>
    </style:style>
    <style:style style:name="P6602" style:parent-style-name="Standard" style:family="paragraph">
      <style:paragraph-properties fo:text-align="justify"/>
      <style:text-properties fo:font-size="10pt" style:font-size-asian="10pt" style:font-size-complex="10pt"/>
    </style:style>
    <style:style style:name="P6603" style:parent-style-name="Standard" style:family="paragraph">
      <style:paragraph-properties fo:text-align="justify"/>
      <style:text-properties fo:font-size="10pt" style:font-size-asian="10pt" style:font-size-complex="10pt"/>
    </style:style>
    <style:style style:name="P6604" style:parent-style-name="Standard" style:family="paragraph">
      <style:paragraph-properties fo:text-align="justify"/>
      <style:text-properties fo:font-size="10pt" style:font-size-asian="10pt" style:font-size-complex="10pt"/>
    </style:style>
    <style:style style:name="P6605" style:parent-style-name="Standard" style:family="paragraph">
      <style:paragraph-properties fo:text-align="justify"/>
      <style:text-properties fo:font-size="10pt" style:font-size-asian="10pt" style:font-size-complex="10pt"/>
    </style:style>
    <style:style style:name="P6606" style:parent-style-name="Standard" style:family="paragraph">
      <style:paragraph-properties fo:text-align="justify"/>
      <style:text-properties fo:font-size="10pt" style:font-size-asian="10pt" style:font-size-complex="10pt"/>
    </style:style>
    <style:style style:name="P6607" style:parent-style-name="Standard" style:family="paragraph">
      <style:paragraph-properties fo:text-align="justify"/>
      <style:text-properties fo:font-size="10pt" style:font-size-asian="10pt" style:font-size-complex="10pt"/>
    </style:style>
    <style:style style:name="P6608" style:parent-style-name="Standard" style:family="paragraph">
      <style:paragraph-properties fo:text-align="justify"/>
      <style:text-properties fo:font-size="10pt" style:font-size-asian="10pt" style:font-size-complex="10pt"/>
    </style:style>
    <style:style style:name="P6609" style:parent-style-name="Standard" style:family="paragraph">
      <style:paragraph-properties fo:text-align="justify"/>
      <style:text-properties fo:font-size="10pt" style:font-size-asian="10pt" style:font-size-complex="10pt"/>
    </style:style>
    <style:style style:name="P6610" style:parent-style-name="Standard" style:family="paragraph">
      <style:paragraph-properties fo:text-align="justify"/>
      <style:text-properties fo:font-size="10pt" style:font-size-asian="10pt" style:font-size-complex="10pt"/>
    </style:style>
    <style:style style:name="P6611" style:parent-style-name="Standard" style:family="paragraph">
      <style:paragraph-properties fo:text-align="justify"/>
      <style:text-properties fo:font-size="10pt" style:font-size-asian="10pt" style:font-size-complex="10pt"/>
    </style:style>
    <style:style style:name="P6612" style:parent-style-name="Standard" style:family="paragraph">
      <style:paragraph-properties fo:text-align="justify"/>
      <style:text-properties fo:font-size="10pt" style:font-size-asian="10pt" style:font-size-complex="10pt"/>
    </style:style>
    <style:style style:name="P6613" style:parent-style-name="Standard" style:family="paragraph">
      <style:paragraph-properties fo:text-align="justify"/>
      <style:text-properties fo:font-size="10pt" style:font-size-asian="10pt" style:font-size-complex="10pt"/>
    </style:style>
    <style:style style:name="P6614" style:parent-style-name="Standard" style:family="paragraph">
      <style:paragraph-properties fo:text-align="justify"/>
      <style:text-properties fo:font-size="10pt" style:font-size-asian="10pt" style:font-size-complex="10pt"/>
    </style:style>
    <style:style style:name="P6615" style:parent-style-name="Standard" style:family="paragraph">
      <style:paragraph-properties fo:text-align="justify"/>
      <style:text-properties fo:font-size="10pt" style:font-size-asian="10pt" style:font-size-complex="10pt"/>
    </style:style>
    <style:style style:name="P6616" style:parent-style-name="Standard" style:family="paragraph">
      <style:paragraph-properties fo:text-align="justify"/>
      <style:text-properties fo:font-size="10pt" style:font-size-asian="10pt" style:font-size-complex="10pt"/>
    </style:style>
    <style:style style:name="P6617" style:parent-style-name="Standard" style:family="paragraph">
      <style:paragraph-properties fo:text-align="justify"/>
      <style:text-properties fo:font-size="10pt" style:font-size-asian="10pt" style:font-size-complex="10pt"/>
    </style:style>
    <style:style style:name="P6618" style:parent-style-name="Standard" style:family="paragraph">
      <style:paragraph-properties fo:text-align="justify"/>
      <style:text-properties fo:font-size="10pt" style:font-size-asian="10pt" style:font-size-complex="10pt"/>
    </style:style>
    <style:style style:name="P6619" style:parent-style-name="Standard" style:family="paragraph">
      <style:paragraph-properties fo:text-align="justify"/>
      <style:text-properties fo:font-size="10pt" style:font-size-asian="10pt" style:font-size-complex="10pt"/>
    </style:style>
    <style:style style:name="P6620" style:parent-style-name="Standard" style:family="paragraph">
      <style:paragraph-properties fo:text-align="justify"/>
      <style:text-properties fo:font-size="10pt" style:font-size-asian="10pt" style:font-size-complex="10pt"/>
    </style:style>
    <style:style style:name="P6621" style:parent-style-name="Standard" style:family="paragraph">
      <style:paragraph-properties fo:text-align="justify"/>
      <style:text-properties fo:font-size="10pt" style:font-size-asian="10pt" style:font-size-complex="10pt"/>
    </style:style>
    <style:style style:name="P6622" style:parent-style-name="Standard" style:family="paragraph">
      <style:paragraph-properties fo:text-align="justify"/>
      <style:text-properties fo:font-size="10pt" style:font-size-asian="10pt" style:font-size-complex="10pt"/>
    </style:style>
    <style:style style:name="P6623" style:parent-style-name="Standard" style:family="paragraph">
      <style:paragraph-properties fo:text-align="justify"/>
      <style:text-properties fo:font-size="10pt" style:font-size-asian="10pt" style:font-size-complex="10pt"/>
    </style:style>
    <style:style style:name="P6624" style:parent-style-name="Standard" style:family="paragraph">
      <style:paragraph-properties fo:text-align="justify"/>
      <style:text-properties fo:font-size="10pt" style:font-size-asian="10pt" style:font-size-complex="10pt"/>
    </style:style>
    <style:style style:name="P6625" style:parent-style-name="Standard" style:family="paragraph">
      <style:paragraph-properties fo:text-align="justify"/>
      <style:text-properties fo:font-size="10pt" style:font-size-asian="10pt" style:font-size-complex="10pt"/>
    </style:style>
    <style:style style:name="P6626" style:parent-style-name="Standard" style:family="paragraph">
      <style:paragraph-properties fo:text-align="justify"/>
      <style:text-properties fo:font-size="10pt" style:font-size-asian="10pt" style:font-size-complex="10pt"/>
    </style:style>
    <style:style style:name="P6627" style:parent-style-name="Standard" style:family="paragraph">
      <style:paragraph-properties fo:text-align="justify"/>
      <style:text-properties fo:font-size="10pt" style:font-size-asian="10pt" style:font-size-complex="10pt"/>
    </style:style>
    <style:style style:name="P6628" style:parent-style-name="Standard" style:family="paragraph">
      <style:paragraph-properties fo:text-align="justify"/>
      <style:text-properties fo:font-size="10pt" style:font-size-asian="10pt" style:font-size-complex="10pt"/>
    </style:style>
    <style:style style:name="P6629" style:parent-style-name="Standard" style:family="paragraph">
      <style:paragraph-properties fo:text-align="justify"/>
      <style:text-properties fo:font-size="10pt" style:font-size-asian="10pt" style:font-size-complex="10pt"/>
    </style:style>
    <style:style style:name="P6630" style:parent-style-name="Standard" style:family="paragraph">
      <style:paragraph-properties fo:text-align="justify"/>
      <style:text-properties fo:font-size="10pt" style:font-size-asian="10pt" style:font-size-complex="10pt"/>
    </style:style>
    <style:style style:name="P6631" style:parent-style-name="Standard" style:family="paragraph">
      <style:paragraph-properties fo:text-align="justify"/>
      <style:text-properties fo:font-size="10pt" style:font-size-asian="10pt" style:font-size-complex="10pt"/>
    </style:style>
    <style:style style:name="P6632" style:parent-style-name="Standard" style:family="paragraph">
      <style:paragraph-properties fo:text-align="justify"/>
      <style:text-properties fo:font-size="10pt" style:font-size-asian="10pt" style:font-size-complex="10pt"/>
    </style:style>
    <style:style style:name="P6633" style:parent-style-name="Standard" style:family="paragraph">
      <style:paragraph-properties fo:text-align="justify"/>
      <style:text-properties fo:font-size="10pt" style:font-size-asian="10pt" style:font-size-complex="10pt"/>
    </style:style>
    <style:style style:name="P6634" style:parent-style-name="Standard" style:family="paragraph">
      <style:paragraph-properties fo:text-align="justify"/>
      <style:text-properties fo:font-size="10pt" style:font-size-asian="10pt" style:font-size-complex="10pt"/>
    </style:style>
    <style:style style:name="P6635" style:parent-style-name="Standard" style:family="paragraph">
      <style:paragraph-properties fo:text-align="justify"/>
      <style:text-properties fo:font-size="10pt" style:font-size-asian="10pt" style:font-size-complex="10pt"/>
    </style:style>
    <style:style style:name="P6636" style:parent-style-name="Standard" style:family="paragraph">
      <style:paragraph-properties fo:text-align="justify"/>
      <style:text-properties fo:font-size="10pt" style:font-size-asian="10pt" style:font-size-complex="10pt"/>
    </style:style>
    <style:style style:name="P6637" style:parent-style-name="Standard" style:family="paragraph">
      <style:paragraph-properties fo:text-align="justify"/>
      <style:text-properties fo:font-size="10pt" style:font-size-asian="10pt" style:font-size-complex="10pt"/>
    </style:style>
    <style:style style:name="P6638" style:parent-style-name="Standard" style:family="paragraph">
      <style:paragraph-properties fo:text-align="justify"/>
      <style:text-properties fo:font-size="10pt" style:font-size-asian="10pt" style:font-size-complex="10pt"/>
    </style:style>
    <style:style style:name="P6639" style:parent-style-name="Standard" style:family="paragraph">
      <style:paragraph-properties fo:text-align="justify"/>
      <style:text-properties fo:font-size="10pt" style:font-size-asian="10pt" style:font-size-complex="10pt"/>
    </style:style>
    <style:style style:name="P6640" style:parent-style-name="Standard" style:family="paragraph">
      <style:paragraph-properties fo:text-align="justify"/>
      <style:text-properties fo:font-size="10pt" style:font-size-asian="10pt" style:font-size-complex="10pt"/>
    </style:style>
    <style:style style:name="P6641" style:parent-style-name="Standard" style:family="paragraph">
      <style:paragraph-properties fo:text-align="justify"/>
      <style:text-properties fo:font-size="10pt" style:font-size-asian="10pt" style:font-size-complex="10pt"/>
    </style:style>
    <style:style style:name="P6642" style:parent-style-name="Standard" style:family="paragraph">
      <style:paragraph-properties fo:text-align="justify"/>
      <style:text-properties fo:font-size="10pt" style:font-size-asian="10pt" style:font-size-complex="10pt"/>
    </style:style>
    <style:style style:name="P6643" style:parent-style-name="Standard" style:family="paragraph">
      <style:paragraph-properties fo:text-align="justify"/>
      <style:text-properties fo:font-size="10pt" style:font-size-asian="10pt" style:font-size-complex="10pt"/>
    </style:style>
    <style:style style:name="P6644" style:parent-style-name="Standard" style:family="paragraph">
      <style:paragraph-properties fo:text-align="justify"/>
      <style:text-properties fo:font-size="10pt" style:font-size-asian="10pt" style:font-size-complex="10pt"/>
    </style:style>
    <style:style style:name="P6645" style:parent-style-name="Standard" style:family="paragraph">
      <style:paragraph-properties fo:text-align="justify"/>
      <style:text-properties fo:font-size="10pt" style:font-size-asian="10pt" style:font-size-complex="10pt"/>
    </style:style>
    <style:style style:name="P6646" style:parent-style-name="Standard" style:family="paragraph">
      <style:paragraph-properties fo:text-align="justify"/>
      <style:text-properties fo:font-size="10pt" style:font-size-asian="10pt" style:font-size-complex="10pt"/>
    </style:style>
    <style:style style:name="P6647" style:parent-style-name="Standard" style:family="paragraph">
      <style:paragraph-properties fo:text-align="justify"/>
      <style:text-properties fo:font-size="10pt" style:font-size-asian="10pt" style:font-size-complex="10pt"/>
    </style:style>
    <style:style style:name="P6648" style:parent-style-name="Standard" style:family="paragraph">
      <style:paragraph-properties fo:text-align="justify"/>
      <style:text-properties fo:font-size="10pt" style:font-size-asian="10pt" style:font-size-complex="10pt"/>
    </style:style>
    <style:style style:name="P6649" style:parent-style-name="Standard" style:family="paragraph">
      <style:paragraph-properties fo:text-align="justify"/>
      <style:text-properties fo:font-size="10pt" style:font-size-asian="10pt" style:font-size-complex="10pt"/>
    </style:style>
    <style:style style:name="P6650" style:parent-style-name="Standard" style:family="paragraph">
      <style:paragraph-properties fo:text-align="justify"/>
      <style:text-properties fo:font-size="10pt" style:font-size-asian="10pt" style:font-size-complex="10pt"/>
    </style:style>
    <style:style style:name="P6651" style:parent-style-name="Standard" style:family="paragraph">
      <style:paragraph-properties fo:text-align="justify"/>
      <style:text-properties fo:font-size="10pt" style:font-size-asian="10pt" style:font-size-complex="10pt"/>
    </style:style>
    <style:style style:name="P6652" style:parent-style-name="Standard" style:family="paragraph">
      <style:paragraph-properties fo:text-align="justify"/>
      <style:text-properties fo:font-size="10pt" style:font-size-asian="10pt" style:font-size-complex="10pt"/>
    </style:style>
    <style:style style:name="P6653" style:parent-style-name="Standard" style:family="paragraph">
      <style:paragraph-properties fo:text-align="justify"/>
      <style:text-properties fo:font-size="10pt" style:font-size-asian="10pt" style:font-size-complex="10pt"/>
    </style:style>
    <style:style style:name="P6654" style:parent-style-name="Standard" style:family="paragraph">
      <style:paragraph-properties fo:text-align="justify"/>
      <style:text-properties fo:font-size="10pt" style:font-size-asian="10pt" style:font-size-complex="10pt"/>
    </style:style>
    <style:style style:name="P6655" style:parent-style-name="Standard" style:family="paragraph">
      <style:paragraph-properties fo:text-align="justify"/>
      <style:text-properties fo:font-size="10pt" style:font-size-asian="10pt" style:font-size-complex="10pt"/>
    </style:style>
    <style:style style:name="P6656" style:parent-style-name="Standard" style:family="paragraph">
      <style:paragraph-properties fo:text-align="justify"/>
      <style:text-properties fo:font-size="10pt" style:font-size-asian="10pt" style:font-size-complex="10pt"/>
    </style:style>
    <style:style style:name="TableColumn6658" style:family="table-column">
      <style:table-column-properties style:column-width="3.9791in" style:use-optimal-column-width="false"/>
    </style:style>
    <style:style style:name="TableColumn6659" style:family="table-column">
      <style:table-column-properties style:column-width="2.7138in" style:use-optimal-column-width="false"/>
    </style:style>
    <style:style style:name="Table6657" style:family="table">
      <style:table-properties style:width="6.693in" fo:margin-left="-0.009in" table:align="left"/>
    </style:style>
    <style:style style:name="TableRow6660" style:family="table-row">
      <style:table-row-properties style:use-optimal-row-height="false"/>
    </style:style>
    <style:style style:name="TableCell66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66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664" style:family="table-cell">
      <style:table-cell-properties fo:border="0.0034in solid #000000" style:writing-mode="lr-tb" fo:padding-top="0.0381in" fo:padding-left="0.0381in" fo:padding-bottom="0.0381in" fo:padding-right="0.0381in"/>
    </style:style>
    <style:style style:name="TableColumn6666" style:family="table-column">
      <style:table-column-properties style:column-width="1.1805in" style:use-optimal-column-width="false"/>
    </style:style>
    <style:style style:name="TableColumn6667" style:family="table-column">
      <style:table-column-properties style:column-width="1.4701in" style:use-optimal-column-width="false"/>
    </style:style>
    <style:style style:name="Table6665" style:family="table">
      <style:table-properties style:width="2.6506in" fo:margin-left="0in" table:align="right"/>
    </style:style>
    <style:style style:name="TableRow6668" style:family="table-row">
      <style:table-row-properties style:use-optimal-row-height="false"/>
    </style:style>
    <style:style style:name="TableCell66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7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671" style:family="table-cell">
      <style:table-cell-properties fo:border="0.0034in solid #000000" style:writing-mode="lr-tb" fo:padding-top="0.0381in" fo:padding-left="0.0381in" fo:padding-bottom="0.0381in" fo:padding-right="0.0381in"/>
    </style:style>
    <style:style style:name="P667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673" style:family="table-row">
      <style:table-row-properties style:use-optimal-row-height="false"/>
    </style:style>
    <style:style style:name="TableCell6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6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7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678" style:family="table-row">
      <style:table-row-properties style:use-optimal-row-height="false"/>
    </style:style>
    <style:style style:name="TableCell6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6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8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683" style:family="table-row">
      <style:table-row-properties style:use-optimal-row-height="false"/>
    </style:style>
    <style:style style:name="TableCell6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6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8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6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689" style:parent-style-name="Standard" style:family="paragraph">
      <style:paragraph-properties fo:text-align="justify"/>
      <style:text-properties fo:font-size="10pt" style:font-size-asian="10pt" style:font-size-complex="10pt"/>
    </style:style>
    <style:style style:name="P6690" style:parent-style-name="Standard" style:family="paragraph">
      <style:paragraph-properties fo:text-align="justify"/>
      <style:text-properties fo:font-size="10pt" style:font-size-asian="10pt" style:font-size-complex="10pt"/>
    </style:style>
    <style:style style:name="P6691" style:parent-style-name="Standard" style:family="paragraph">
      <style:paragraph-properties fo:text-align="justify"/>
      <style:text-properties fo:font-size="10pt" style:font-size-asian="10pt" style:font-size-complex="10pt"/>
    </style:style>
    <style:style style:name="P6692" style:parent-style-name="Standard" style:family="paragraph">
      <style:paragraph-properties fo:text-align="justify"/>
      <style:text-properties fo:font-size="10pt" style:font-size-asian="10pt" style:font-size-complex="10pt"/>
    </style:style>
    <style:style style:name="P6693" style:parent-style-name="Standard" style:family="paragraph">
      <style:paragraph-properties fo:text-align="justify"/>
      <style:text-properties fo:font-size="10pt" style:font-size-asian="10pt" style:font-size-complex="10pt"/>
    </style:style>
    <style:style style:name="P6694" style:parent-style-name="Standard" style:family="paragraph">
      <style:paragraph-properties fo:text-align="justify"/>
      <style:text-properties fo:font-size="10pt" style:font-size-asian="10pt" style:font-size-complex="10pt"/>
    </style:style>
    <style:style style:name="P6695" style:parent-style-name="Standard" style:family="paragraph">
      <style:paragraph-properties fo:text-align="justify"/>
      <style:text-properties fo:font-size="10pt" style:font-size-asian="10pt" style:font-size-complex="10pt"/>
    </style:style>
    <style:style style:name="P6696" style:parent-style-name="Standard" style:family="paragraph">
      <style:paragraph-properties fo:text-align="justify"/>
      <style:text-properties fo:font-size="10pt" style:font-size-asian="10pt" style:font-size-complex="10pt"/>
    </style:style>
    <style:style style:name="P6697" style:parent-style-name="Standard" style:family="paragraph">
      <style:paragraph-properties fo:text-align="justify"/>
      <style:text-properties fo:font-size="10pt" style:font-size-asian="10pt" style:font-size-complex="10pt"/>
    </style:style>
    <style:style style:name="P6698" style:parent-style-name="Standard" style:family="paragraph">
      <style:paragraph-properties fo:text-align="justify"/>
      <style:text-properties fo:font-size="10pt" style:font-size-asian="10pt" style:font-size-complex="10pt"/>
    </style:style>
    <style:style style:name="P6699" style:parent-style-name="Standard" style:family="paragraph">
      <style:paragraph-properties fo:text-align="justify"/>
      <style:text-properties fo:font-size="10pt" style:font-size-asian="10pt" style:font-size-complex="10pt"/>
    </style:style>
    <style:style style:name="P6700" style:parent-style-name="Standard" style:family="paragraph">
      <style:paragraph-properties fo:text-align="justify"/>
      <style:text-properties fo:font-size="10pt" style:font-size-asian="10pt" style:font-size-complex="10pt"/>
    </style:style>
    <style:style style:name="P6701" style:parent-style-name="Standard" style:family="paragraph">
      <style:paragraph-properties fo:text-align="justify"/>
      <style:text-properties fo:font-size="10pt" style:font-size-asian="10pt" style:font-size-complex="10pt"/>
    </style:style>
    <style:style style:name="P6702" style:parent-style-name="Standard" style:family="paragraph">
      <style:paragraph-properties fo:text-align="justify"/>
      <style:text-properties fo:font-size="10pt" style:font-size-asian="10pt" style:font-size-complex="10pt"/>
    </style:style>
    <style:style style:name="P6703" style:parent-style-name="Standard" style:family="paragraph">
      <style:paragraph-properties fo:text-align="justify"/>
      <style:text-properties fo:font-size="10pt" style:font-size-asian="10pt" style:font-size-complex="10pt"/>
    </style:style>
    <style:style style:name="P6704" style:parent-style-name="Standard" style:family="paragraph">
      <style:paragraph-properties fo:text-align="justify"/>
      <style:text-properties fo:font-size="10pt" style:font-size-asian="10pt" style:font-size-complex="10pt"/>
    </style:style>
    <style:style style:name="P6705" style:parent-style-name="Standard" style:family="paragraph">
      <style:paragraph-properties fo:text-align="justify"/>
      <style:text-properties fo:font-size="10pt" style:font-size-asian="10pt" style:font-size-complex="10pt"/>
    </style:style>
    <style:style style:name="P6706" style:parent-style-name="Standard" style:family="paragraph">
      <style:paragraph-properties fo:text-align="justify"/>
      <style:text-properties fo:font-size="10pt" style:font-size-asian="10pt" style:font-size-complex="10pt"/>
    </style:style>
    <style:style style:name="P6707" style:parent-style-name="Standard" style:family="paragraph">
      <style:paragraph-properties fo:text-align="justify"/>
      <style:text-properties fo:font-size="10pt" style:font-size-asian="10pt" style:font-size-complex="10pt"/>
    </style:style>
    <style:style style:name="P6708" style:parent-style-name="Standard" style:family="paragraph">
      <style:paragraph-properties fo:text-align="justify"/>
      <style:text-properties fo:font-size="10pt" style:font-size-asian="10pt" style:font-size-complex="10pt"/>
    </style:style>
    <style:style style:name="P6709" style:parent-style-name="Standard" style:family="paragraph">
      <style:paragraph-properties fo:text-align="justify"/>
      <style:text-properties fo:font-size="10pt" style:font-size-asian="10pt" style:font-size-complex="10pt"/>
    </style:style>
    <style:style style:name="P6710" style:parent-style-name="Standard" style:family="paragraph">
      <style:paragraph-properties fo:text-align="justify"/>
      <style:text-properties fo:font-size="10pt" style:font-size-asian="10pt" style:font-size-complex="10pt"/>
    </style:style>
    <style:style style:name="P6711" style:parent-style-name="Standard" style:family="paragraph">
      <style:paragraph-properties fo:text-align="justify"/>
      <style:text-properties fo:font-size="10pt" style:font-size-asian="10pt" style:font-size-complex="10pt"/>
    </style:style>
    <style:style style:name="P6712" style:parent-style-name="Standard" style:family="paragraph">
      <style:paragraph-properties fo:text-align="justify"/>
      <style:text-properties fo:font-size="10pt" style:font-size-asian="10pt" style:font-size-complex="10pt"/>
    </style:style>
    <style:style style:name="P6713" style:parent-style-name="Standard" style:family="paragraph">
      <style:paragraph-properties fo:text-align="justify"/>
      <style:text-properties fo:font-size="10pt" style:font-size-asian="10pt" style:font-size-complex="10pt"/>
    </style:style>
    <style:style style:name="P6714" style:parent-style-name="Standard" style:family="paragraph">
      <style:paragraph-properties fo:text-align="justify"/>
      <style:text-properties fo:font-size="10pt" style:font-size-asian="10pt" style:font-size-complex="10pt"/>
    </style:style>
    <style:style style:name="P6715" style:parent-style-name="Standard" style:family="paragraph">
      <style:paragraph-properties fo:text-align="justify"/>
      <style:text-properties fo:font-size="10pt" style:font-size-asian="10pt" style:font-size-complex="10pt"/>
    </style:style>
    <style:style style:name="P6716" style:parent-style-name="Standard" style:family="paragraph">
      <style:paragraph-properties fo:text-align="justify"/>
      <style:text-properties fo:font-size="10pt" style:font-size-asian="10pt" style:font-size-complex="10pt"/>
    </style:style>
    <style:style style:name="P6717" style:parent-style-name="Standard" style:family="paragraph">
      <style:paragraph-properties fo:text-align="justify"/>
      <style:text-properties fo:font-size="10pt" style:font-size-asian="10pt" style:font-size-complex="10pt"/>
    </style:style>
    <style:style style:name="P6718" style:parent-style-name="Standard" style:family="paragraph">
      <style:paragraph-properties fo:text-align="justify"/>
      <style:text-properties fo:font-size="10pt" style:font-size-asian="10pt" style:font-size-complex="10pt"/>
    </style:style>
    <style:style style:name="TableColumn6720" style:family="table-column">
      <style:table-column-properties style:column-width="3.9791in" style:use-optimal-column-width="false"/>
    </style:style>
    <style:style style:name="TableColumn6721" style:family="table-column">
      <style:table-column-properties style:column-width="2.7138in" style:use-optimal-column-width="false"/>
    </style:style>
    <style:style style:name="Table6719" style:family="table">
      <style:table-properties style:width="6.693in" fo:margin-left="-0.009in" table:align="left"/>
    </style:style>
    <style:style style:name="TableRow6722" style:family="table-row">
      <style:table-row-properties style:use-optimal-row-height="false"/>
    </style:style>
    <style:style style:name="TableCell67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2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7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726" style:family="table-cell">
      <style:table-cell-properties fo:border="0.0034in solid #000000" style:writing-mode="lr-tb" fo:padding-top="0.0381in" fo:padding-left="0.0381in" fo:padding-bottom="0.0381in" fo:padding-right="0.0381in"/>
    </style:style>
    <style:style style:name="TableColumn6728" style:family="table-column">
      <style:table-column-properties style:column-width="1.1805in" style:use-optimal-column-width="false"/>
    </style:style>
    <style:style style:name="TableColumn6729" style:family="table-column">
      <style:table-column-properties style:column-width="1.4701in" style:use-optimal-column-width="false"/>
    </style:style>
    <style:style style:name="Table6727" style:family="table">
      <style:table-properties style:width="2.6506in" fo:margin-left="0in" table:align="right"/>
    </style:style>
    <style:style style:name="TableRow6730" style:family="table-row">
      <style:table-row-properties style:use-optimal-row-height="false"/>
    </style:style>
    <style:style style:name="TableCell67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3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733" style:family="table-cell">
      <style:table-cell-properties fo:border="0.0034in solid #000000" style:writing-mode="lr-tb" fo:padding-top="0.0381in" fo:padding-left="0.0381in" fo:padding-bottom="0.0381in" fo:padding-right="0.0381in"/>
    </style:style>
    <style:style style:name="P673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735" style:family="table-row">
      <style:table-row-properties style:use-optimal-row-height="false"/>
    </style:style>
    <style:style style:name="TableCell6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3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7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3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740" style:family="table-row">
      <style:table-row-properties style:use-optimal-row-height="false"/>
    </style:style>
    <style:style style:name="TableCell6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7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4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745" style:family="table-row">
      <style:table-row-properties style:use-optimal-row-height="false"/>
    </style:style>
    <style:style style:name="TableCell6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7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4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7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751" style:parent-style-name="Standard" style:family="paragraph">
      <style:paragraph-properties fo:text-align="justify"/>
      <style:text-properties fo:font-size="10pt" style:font-size-asian="10pt" style:font-size-complex="10pt"/>
    </style:style>
    <style:style style:name="P6752" style:parent-style-name="Standard" style:family="paragraph">
      <style:paragraph-properties fo:text-align="justify"/>
      <style:text-properties fo:font-size="10pt" style:font-size-asian="10pt" style:font-size-complex="10pt"/>
    </style:style>
    <style:style style:name="P6753" style:parent-style-name="Standard" style:family="paragraph">
      <style:paragraph-properties fo:text-align="justify"/>
      <style:text-properties fo:font-size="10pt" style:font-size-asian="10pt" style:font-size-complex="10pt"/>
    </style:style>
    <style:style style:name="P6754" style:parent-style-name="Standard" style:family="paragraph">
      <style:paragraph-properties fo:text-align="justify"/>
      <style:text-properties fo:font-size="10pt" style:font-size-asian="10pt" style:font-size-complex="10pt"/>
    </style:style>
    <style:style style:name="P6755" style:parent-style-name="Standard" style:family="paragraph">
      <style:paragraph-properties fo:text-align="justify"/>
      <style:text-properties fo:font-size="10pt" style:font-size-asian="10pt" style:font-size-complex="10pt"/>
    </style:style>
    <style:style style:name="P6756" style:parent-style-name="Standard" style:family="paragraph">
      <style:paragraph-properties fo:text-align="justify"/>
      <style:text-properties fo:font-size="10pt" style:font-size-asian="10pt" style:font-size-complex="10pt"/>
    </style:style>
    <style:style style:name="P6757" style:parent-style-name="Standard" style:family="paragraph">
      <style:paragraph-properties fo:text-align="justify"/>
      <style:text-properties fo:font-size="10pt" style:font-size-asian="10pt" style:font-size-complex="10pt"/>
    </style:style>
    <style:style style:name="P6758" style:parent-style-name="Standard" style:family="paragraph">
      <style:paragraph-properties fo:text-align="justify"/>
      <style:text-properties fo:font-size="10pt" style:font-size-asian="10pt" style:font-size-complex="10pt"/>
    </style:style>
    <style:style style:name="P6759" style:parent-style-name="Standard" style:family="paragraph">
      <style:paragraph-properties fo:text-align="justify"/>
      <style:text-properties fo:font-size="10pt" style:font-size-asian="10pt" style:font-size-complex="10pt"/>
    </style:style>
    <style:style style:name="P6760" style:parent-style-name="Standard" style:family="paragraph">
      <style:paragraph-properties fo:text-align="justify"/>
      <style:text-properties fo:font-size="10pt" style:font-size-asian="10pt" style:font-size-complex="10pt"/>
    </style:style>
    <style:style style:name="P6761" style:parent-style-name="Standard" style:family="paragraph">
      <style:paragraph-properties fo:text-align="justify"/>
      <style:text-properties fo:font-size="10pt" style:font-size-asian="10pt" style:font-size-complex="10pt"/>
    </style:style>
    <style:style style:name="P6762" style:parent-style-name="Standard" style:family="paragraph">
      <style:paragraph-properties fo:text-align="justify"/>
      <style:text-properties fo:font-size="10pt" style:font-size-asian="10pt" style:font-size-complex="10pt"/>
    </style:style>
    <style:style style:name="TableColumn6764" style:family="table-column">
      <style:table-column-properties style:column-width="3.9791in" style:use-optimal-column-width="false"/>
    </style:style>
    <style:style style:name="TableColumn6765" style:family="table-column">
      <style:table-column-properties style:column-width="2.7138in" style:use-optimal-column-width="false"/>
    </style:style>
    <style:style style:name="Table6763" style:family="table">
      <style:table-properties style:width="6.693in" fo:margin-left="-0.009in" table:align="left"/>
    </style:style>
    <style:style style:name="TableRow6766" style:family="table-row">
      <style:table-row-properties style:use-optimal-row-height="false"/>
    </style:style>
    <style:style style:name="TableCell67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6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76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770" style:family="table-cell">
      <style:table-cell-properties fo:border="0.0034in solid #000000" style:writing-mode="lr-tb" fo:padding-top="0.0381in" fo:padding-left="0.0381in" fo:padding-bottom="0.0381in" fo:padding-right="0.0381in"/>
    </style:style>
    <style:style style:name="TableColumn6772" style:family="table-column">
      <style:table-column-properties style:column-width="1.1805in" style:use-optimal-column-width="false"/>
    </style:style>
    <style:style style:name="TableColumn6773" style:family="table-column">
      <style:table-column-properties style:column-width="1.4701in" style:use-optimal-column-width="false"/>
    </style:style>
    <style:style style:name="Table6771" style:family="table">
      <style:table-properties style:width="2.6506in" fo:margin-left="0in" table:align="right"/>
    </style:style>
    <style:style style:name="TableRow6774" style:family="table-row">
      <style:table-row-properties style:use-optimal-row-height="false"/>
    </style:style>
    <style:style style:name="TableCell67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7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777" style:family="table-cell">
      <style:table-cell-properties fo:border="0.0034in solid #000000" style:writing-mode="lr-tb" fo:padding-top="0.0381in" fo:padding-left="0.0381in" fo:padding-bottom="0.0381in" fo:padding-right="0.0381in"/>
    </style:style>
    <style:style style:name="P67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779" style:family="table-row">
      <style:table-row-properties style:use-optimal-row-height="false"/>
    </style:style>
    <style:style style:name="TableCell6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8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784" style:family="table-row">
      <style:table-row-properties style:use-optimal-row-height="false"/>
    </style:style>
    <style:style style:name="TableCell6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7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789" style:family="table-row">
      <style:table-row-properties style:use-optimal-row-height="false"/>
    </style:style>
    <style:style style:name="TableCell6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7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9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79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795" style:parent-style-name="Standard" style:family="paragraph">
      <style:paragraph-properties fo:text-align="justify"/>
      <style:text-properties fo:font-size="10pt" style:font-size-asian="10pt" style:font-size-complex="10pt"/>
    </style:style>
    <style:style style:name="P6796" style:parent-style-name="Standard" style:family="paragraph">
      <style:paragraph-properties fo:text-align="justify"/>
      <style:text-properties fo:font-size="10pt" style:font-size-asian="10pt" style:font-size-complex="10pt"/>
    </style:style>
    <style:style style:name="P6797" style:parent-style-name="Standard" style:family="paragraph">
      <style:paragraph-properties fo:text-align="justify"/>
      <style:text-properties fo:font-size="10pt" style:font-size-asian="10pt" style:font-size-complex="10pt"/>
    </style:style>
    <style:style style:name="P6798" style:parent-style-name="Standard" style:family="paragraph">
      <style:paragraph-properties fo:text-align="justify"/>
      <style:text-properties fo:font-size="10pt" style:font-size-asian="10pt" style:font-size-complex="10pt"/>
    </style:style>
    <style:style style:name="P6799" style:parent-style-name="Standard" style:family="paragraph">
      <style:paragraph-properties fo:text-align="justify"/>
      <style:text-properties fo:font-size="10pt" style:font-size-asian="10pt" style:font-size-complex="10pt"/>
    </style:style>
    <style:style style:name="P6800" style:parent-style-name="Standard" style:family="paragraph">
      <style:paragraph-properties fo:text-align="justify"/>
      <style:text-properties fo:font-size="10pt" style:font-size-asian="10pt" style:font-size-complex="10pt"/>
    </style:style>
    <style:style style:name="P6801" style:parent-style-name="Standard" style:family="paragraph">
      <style:paragraph-properties fo:text-align="justify"/>
      <style:text-properties fo:font-size="10pt" style:font-size-asian="10pt" style:font-size-complex="10pt"/>
    </style:style>
    <style:style style:name="P6802" style:parent-style-name="Standard" style:family="paragraph">
      <style:paragraph-properties fo:text-align="justify"/>
      <style:text-properties fo:font-size="10pt" style:font-size-asian="10pt" style:font-size-complex="10pt"/>
    </style:style>
    <style:style style:name="P6803" style:parent-style-name="Standard" style:family="paragraph">
      <style:paragraph-properties fo:text-align="justify"/>
      <style:text-properties fo:font-size="10pt" style:font-size-asian="10pt" style:font-size-complex="10pt"/>
    </style:style>
    <style:style style:name="P6804" style:parent-style-name="Standard" style:family="paragraph">
      <style:paragraph-properties fo:text-align="justify"/>
      <style:text-properties fo:font-size="10pt" style:font-size-asian="10pt" style:font-size-complex="10pt"/>
    </style:style>
    <style:style style:name="P6805" style:parent-style-name="Standard" style:family="paragraph">
      <style:paragraph-properties fo:text-align="justify"/>
      <style:text-properties fo:font-size="10pt" style:font-size-asian="10pt" style:font-size-complex="10pt"/>
    </style:style>
    <style:style style:name="P6806" style:parent-style-name="Standard" style:family="paragraph">
      <style:paragraph-properties fo:text-align="justify"/>
      <style:text-properties fo:font-size="10pt" style:font-size-asian="10pt" style:font-size-complex="10pt"/>
    </style:style>
    <style:style style:name="P6807" style:parent-style-name="Standard" style:family="paragraph">
      <style:paragraph-properties fo:text-align="justify"/>
      <style:text-properties fo:font-size="10pt" style:font-size-asian="10pt" style:font-size-complex="10pt"/>
    </style:style>
    <style:style style:name="P6808" style:parent-style-name="Standard" style:family="paragraph">
      <style:paragraph-properties fo:text-align="justify"/>
      <style:text-properties fo:font-size="10pt" style:font-size-asian="10pt" style:font-size-complex="10pt"/>
    </style:style>
    <style:style style:name="P6809" style:parent-style-name="Standard" style:family="paragraph">
      <style:paragraph-properties fo:text-align="justify"/>
      <style:text-properties fo:font-size="10pt" style:font-size-asian="10pt" style:font-size-complex="10pt"/>
    </style:style>
    <style:style style:name="P6810" style:parent-style-name="Standard" style:family="paragraph">
      <style:paragraph-properties fo:text-align="justify"/>
      <style:text-properties fo:font-size="10pt" style:font-size-asian="10pt" style:font-size-complex="10pt"/>
    </style:style>
    <style:style style:name="P6811" style:parent-style-name="Standard" style:family="paragraph">
      <style:paragraph-properties fo:text-align="justify"/>
      <style:text-properties fo:font-size="10pt" style:font-size-asian="10pt" style:font-size-complex="10pt"/>
    </style:style>
    <style:style style:name="P6812" style:parent-style-name="Standard" style:family="paragraph">
      <style:paragraph-properties fo:text-align="justify"/>
      <style:text-properties fo:font-size="10pt" style:font-size-asian="10pt" style:font-size-complex="10pt"/>
    </style:style>
    <style:style style:name="P6813" style:parent-style-name="Standard" style:family="paragraph">
      <style:paragraph-properties fo:text-align="justify"/>
      <style:text-properties fo:font-size="10pt" style:font-size-asian="10pt" style:font-size-complex="10pt"/>
    </style:style>
    <style:style style:name="P6814" style:parent-style-name="Standard" style:family="paragraph">
      <style:paragraph-properties fo:text-align="justify"/>
      <style:text-properties fo:font-size="10pt" style:font-size-asian="10pt" style:font-size-complex="10pt"/>
    </style:style>
    <style:style style:name="P6815" style:parent-style-name="Standard" style:family="paragraph">
      <style:paragraph-properties fo:text-align="justify"/>
      <style:text-properties fo:font-size="10pt" style:font-size-asian="10pt" style:font-size-complex="10pt"/>
    </style:style>
    <style:style style:name="P6816" style:parent-style-name="Standard" style:family="paragraph">
      <style:paragraph-properties fo:text-align="justify"/>
      <style:text-properties fo:font-size="10pt" style:font-size-asian="10pt" style:font-size-complex="10pt"/>
    </style:style>
    <style:style style:name="P6817" style:parent-style-name="Standard" style:family="paragraph">
      <style:paragraph-properties fo:text-align="justify"/>
      <style:text-properties fo:font-size="10pt" style:font-size-asian="10pt" style:font-size-complex="10pt"/>
    </style:style>
    <style:style style:name="P6818" style:parent-style-name="Standard" style:family="paragraph">
      <style:paragraph-properties fo:text-align="justify"/>
      <style:text-properties fo:font-size="10pt" style:font-size-asian="10pt" style:font-size-complex="10pt"/>
    </style:style>
    <style:style style:name="P6819" style:parent-style-name="Standard" style:family="paragraph">
      <style:paragraph-properties fo:text-align="justify"/>
      <style:text-properties fo:font-size="10pt" style:font-size-asian="10pt" style:font-size-complex="10pt"/>
    </style:style>
    <style:style style:name="P6820" style:parent-style-name="Standard" style:family="paragraph">
      <style:paragraph-properties fo:text-align="justify"/>
      <style:text-properties fo:font-size="10pt" style:font-size-asian="10pt" style:font-size-complex="10pt"/>
    </style:style>
    <style:style style:name="P6821" style:parent-style-name="Standard" style:family="paragraph">
      <style:paragraph-properties fo:text-align="justify"/>
      <style:text-properties fo:font-size="10pt" style:font-size-asian="10pt" style:font-size-complex="10pt"/>
    </style:style>
    <style:style style:name="P6822" style:parent-style-name="Standard" style:family="paragraph">
      <style:paragraph-properties fo:text-align="justify"/>
      <style:text-properties fo:font-size="10pt" style:font-size-asian="10pt" style:font-size-complex="10pt"/>
    </style:style>
    <style:style style:name="P6823" style:parent-style-name="Standard" style:family="paragraph">
      <style:paragraph-properties fo:text-align="justify"/>
      <style:text-properties fo:font-size="10pt" style:font-size-asian="10pt" style:font-size-complex="10pt"/>
    </style:style>
    <style:style style:name="P6824" style:parent-style-name="Standard" style:family="paragraph">
      <style:paragraph-properties fo:text-align="justify"/>
      <style:text-properties fo:font-size="10pt" style:font-size-asian="10pt" style:font-size-complex="10pt"/>
    </style:style>
    <style:style style:name="P6825" style:parent-style-name="Standard" style:family="paragraph">
      <style:paragraph-properties fo:text-align="justify"/>
      <style:text-properties fo:font-size="10pt" style:font-size-asian="10pt" style:font-size-complex="10pt"/>
    </style:style>
    <style:style style:name="P6826" style:parent-style-name="Standard" style:family="paragraph">
      <style:paragraph-properties fo:text-align="justify"/>
      <style:text-properties fo:font-size="10pt" style:font-size-asian="10pt" style:font-size-complex="10pt"/>
    </style:style>
    <style:style style:name="P6827" style:parent-style-name="Standard" style:family="paragraph">
      <style:paragraph-properties fo:text-align="justify"/>
      <style:text-properties fo:font-size="10pt" style:font-size-asian="10pt" style:font-size-complex="10pt"/>
    </style:style>
    <style:style style:name="P6828" style:parent-style-name="Standard" style:family="paragraph">
      <style:paragraph-properties fo:text-align="justify"/>
      <style:text-properties fo:font-size="10pt" style:font-size-asian="10pt" style:font-size-complex="10pt"/>
    </style:style>
    <style:style style:name="P6829" style:parent-style-name="Standard" style:family="paragraph">
      <style:paragraph-properties fo:text-align="justify"/>
      <style:text-properties fo:font-size="10pt" style:font-size-asian="10pt" style:font-size-complex="10pt"/>
    </style:style>
    <style:style style:name="P6830" style:parent-style-name="Standard" style:family="paragraph">
      <style:paragraph-properties fo:text-align="justify"/>
      <style:text-properties fo:font-size="10pt" style:font-size-asian="10pt" style:font-size-complex="10pt"/>
    </style:style>
    <style:style style:name="P6831" style:parent-style-name="Standard" style:family="paragraph">
      <style:paragraph-properties fo:text-align="justify"/>
      <style:text-properties fo:font-size="10pt" style:font-size-asian="10pt" style:font-size-complex="10pt"/>
    </style:style>
    <style:style style:name="P6832" style:parent-style-name="Standard" style:family="paragraph">
      <style:paragraph-properties fo:text-align="justify"/>
      <style:text-properties fo:font-size="10pt" style:font-size-asian="10pt" style:font-size-complex="10pt"/>
    </style:style>
    <style:style style:name="P6833" style:parent-style-name="Standard" style:family="paragraph">
      <style:paragraph-properties fo:text-align="justify"/>
      <style:text-properties fo:font-size="10pt" style:font-size-asian="10pt" style:font-size-complex="10pt"/>
    </style:style>
    <style:style style:name="P6834" style:parent-style-name="Standard" style:family="paragraph">
      <style:paragraph-properties fo:text-align="justify"/>
      <style:text-properties fo:font-size="10pt" style:font-size-asian="10pt" style:font-size-complex="10pt"/>
    </style:style>
    <style:style style:name="P6835" style:parent-style-name="Standard" style:family="paragraph">
      <style:paragraph-properties fo:text-align="justify"/>
      <style:text-properties fo:font-size="10pt" style:font-size-asian="10pt" style:font-size-complex="10pt"/>
    </style:style>
    <style:style style:name="P6836" style:parent-style-name="Standard" style:family="paragraph">
      <style:paragraph-properties fo:text-align="justify"/>
      <style:text-properties fo:font-size="10pt" style:font-size-asian="10pt" style:font-size-complex="10pt"/>
    </style:style>
    <style:style style:name="P6837" style:parent-style-name="Standard" style:family="paragraph">
      <style:paragraph-properties fo:text-align="justify"/>
      <style:text-properties fo:font-size="10pt" style:font-size-asian="10pt" style:font-size-complex="10pt"/>
    </style:style>
    <style:style style:name="P6838" style:parent-style-name="Standard" style:family="paragraph">
      <style:paragraph-properties fo:text-align="justify"/>
      <style:text-properties fo:font-size="10pt" style:font-size-asian="10pt" style:font-size-complex="10pt"/>
    </style:style>
    <style:style style:name="P6839" style:parent-style-name="Standard" style:family="paragraph">
      <style:paragraph-properties fo:text-align="justify"/>
      <style:text-properties fo:font-size="10pt" style:font-size-asian="10pt" style:font-size-complex="10pt"/>
    </style:style>
    <style:style style:name="P6840" style:parent-style-name="Standard" style:family="paragraph">
      <style:paragraph-properties fo:text-align="justify"/>
      <style:text-properties fo:font-size="10pt" style:font-size-asian="10pt" style:font-size-complex="10pt"/>
    </style:style>
    <style:style style:name="P6841" style:parent-style-name="Standard" style:family="paragraph">
      <style:paragraph-properties fo:text-align="justify"/>
      <style:text-properties fo:font-size="10pt" style:font-size-asian="10pt" style:font-size-complex="10pt"/>
    </style:style>
    <style:style style:name="P6842" style:parent-style-name="Standard" style:family="paragraph">
      <style:paragraph-properties fo:text-align="justify"/>
      <style:text-properties fo:font-size="10pt" style:font-size-asian="10pt" style:font-size-complex="10pt"/>
    </style:style>
    <style:style style:name="P6843" style:parent-style-name="Standard" style:family="paragraph">
      <style:paragraph-properties fo:text-align="justify"/>
      <style:text-properties fo:font-size="10pt" style:font-size-asian="10pt" style:font-size-complex="10pt"/>
    </style:style>
    <style:style style:name="P6844" style:parent-style-name="Standard" style:family="paragraph">
      <style:paragraph-properties fo:text-align="justify"/>
      <style:text-properties fo:font-size="10pt" style:font-size-asian="10pt" style:font-size-complex="10pt"/>
    </style:style>
    <style:style style:name="P6845" style:parent-style-name="Standard" style:family="paragraph">
      <style:paragraph-properties fo:text-align="justify"/>
      <style:text-properties fo:font-size="10pt" style:font-size-asian="10pt" style:font-size-complex="10pt"/>
    </style:style>
    <style:style style:name="P6846" style:parent-style-name="Standard" style:family="paragraph">
      <style:paragraph-properties fo:text-align="justify"/>
      <style:text-properties fo:font-size="10pt" style:font-size-asian="10pt" style:font-size-complex="10pt"/>
    </style:style>
    <style:style style:name="P6847" style:parent-style-name="Standard" style:family="paragraph">
      <style:paragraph-properties fo:text-align="justify"/>
      <style:text-properties fo:font-size="10pt" style:font-size-asian="10pt" style:font-size-complex="10pt"/>
    </style:style>
    <style:style style:name="P6848" style:parent-style-name="Standard" style:family="paragraph">
      <style:paragraph-properties fo:text-align="justify"/>
      <style:text-properties fo:font-size="10pt" style:font-size-asian="10pt" style:font-size-complex="10pt"/>
    </style:style>
    <style:style style:name="P6849" style:parent-style-name="Standard" style:family="paragraph">
      <style:paragraph-properties fo:text-align="justify"/>
      <style:text-properties fo:font-size="10pt" style:font-size-asian="10pt" style:font-size-complex="10pt"/>
    </style:style>
    <style:style style:name="P6850" style:parent-style-name="Standard" style:family="paragraph">
      <style:paragraph-properties fo:text-align="justify"/>
      <style:text-properties fo:font-size="10pt" style:font-size-asian="10pt" style:font-size-complex="10pt"/>
    </style:style>
    <style:style style:name="P6851" style:parent-style-name="Standard" style:family="paragraph">
      <style:paragraph-properties fo:text-align="justify"/>
      <style:text-properties fo:font-size="10pt" style:font-size-asian="10pt" style:font-size-complex="10pt"/>
    </style:style>
    <style:style style:name="P6852" style:parent-style-name="Standard" style:family="paragraph">
      <style:paragraph-properties fo:text-align="justify"/>
      <style:text-properties fo:font-size="10pt" style:font-size-asian="10pt" style:font-size-complex="10pt"/>
    </style:style>
    <style:style style:name="P6853" style:parent-style-name="Standard" style:family="paragraph">
      <style:paragraph-properties fo:text-align="justify"/>
      <style:text-properties fo:font-size="10pt" style:font-size-asian="10pt" style:font-size-complex="10pt"/>
    </style:style>
    <style:style style:name="P6854" style:parent-style-name="Standard" style:family="paragraph">
      <style:paragraph-properties fo:text-align="justify"/>
      <style:text-properties fo:font-size="10pt" style:font-size-asian="10pt" style:font-size-complex="10pt"/>
    </style:style>
    <style:style style:name="P6855" style:parent-style-name="Standard" style:family="paragraph">
      <style:paragraph-properties fo:text-align="justify"/>
      <style:text-properties fo:font-size="10pt" style:font-size-asian="10pt" style:font-size-complex="10pt"/>
    </style:style>
    <style:style style:name="P6856" style:parent-style-name="Standard" style:family="paragraph">
      <style:paragraph-properties fo:text-align="justify"/>
      <style:text-properties fo:font-size="10pt" style:font-size-asian="10pt" style:font-size-complex="10pt"/>
    </style:style>
    <style:style style:name="P6857" style:parent-style-name="Standard" style:family="paragraph">
      <style:paragraph-properties fo:text-align="justify"/>
      <style:text-properties fo:font-size="10pt" style:font-size-asian="10pt" style:font-size-complex="10pt"/>
    </style:style>
    <style:style style:name="P6858" style:parent-style-name="Standard" style:family="paragraph">
      <style:paragraph-properties fo:text-align="justify"/>
      <style:text-properties fo:font-size="10pt" style:font-size-asian="10pt" style:font-size-complex="10pt"/>
    </style:style>
    <style:style style:name="P6859" style:parent-style-name="Standard" style:family="paragraph">
      <style:paragraph-properties fo:text-align="justify"/>
      <style:text-properties fo:font-size="10pt" style:font-size-asian="10pt" style:font-size-complex="10pt"/>
    </style:style>
    <style:style style:name="TableColumn6861" style:family="table-column">
      <style:table-column-properties style:column-width="3.9791in" style:use-optimal-column-width="false"/>
    </style:style>
    <style:style style:name="TableColumn6862" style:family="table-column">
      <style:table-column-properties style:column-width="2.7138in" style:use-optimal-column-width="false"/>
    </style:style>
    <style:style style:name="Table6860" style:family="table">
      <style:table-properties style:width="6.693in" fo:margin-left="-0.009in" table:align="left"/>
    </style:style>
    <style:style style:name="TableRow6863" style:family="table-row">
      <style:table-row-properties style:use-optimal-row-height="false"/>
    </style:style>
    <style:style style:name="TableCell68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6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86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867" style:family="table-cell">
      <style:table-cell-properties fo:border="0.0034in solid #000000" style:writing-mode="lr-tb" fo:padding-top="0.0381in" fo:padding-left="0.0381in" fo:padding-bottom="0.0381in" fo:padding-right="0.0381in"/>
    </style:style>
    <style:style style:name="TableColumn6869" style:family="table-column">
      <style:table-column-properties style:column-width="1.1805in" style:use-optimal-column-width="false"/>
    </style:style>
    <style:style style:name="TableColumn6870" style:family="table-column">
      <style:table-column-properties style:column-width="1.4701in" style:use-optimal-column-width="false"/>
    </style:style>
    <style:style style:name="Table6868" style:family="table">
      <style:table-properties style:width="2.6506in" fo:margin-left="0in" table:align="right"/>
    </style:style>
    <style:style style:name="TableRow6871" style:family="table-row">
      <style:table-row-properties style:use-optimal-row-height="false"/>
    </style:style>
    <style:style style:name="TableCell68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7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874" style:family="table-cell">
      <style:table-cell-properties fo:border="0.0034in solid #000000" style:writing-mode="lr-tb" fo:padding-top="0.0381in" fo:padding-left="0.0381in" fo:padding-bottom="0.0381in" fo:padding-right="0.0381in"/>
    </style:style>
    <style:style style:name="P68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876" style:family="table-row">
      <style:table-row-properties style:use-optimal-row-height="false"/>
    </style:style>
    <style:style style:name="TableCell6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8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8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881" style:family="table-row">
      <style:table-row-properties style:use-optimal-row-height="false"/>
    </style:style>
    <style:style style:name="TableCell6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8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8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886" style:family="table-row">
      <style:table-row-properties style:use-optimal-row-height="false"/>
    </style:style>
    <style:style style:name="TableCell6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8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9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8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892" style:parent-style-name="Standard" style:family="paragraph">
      <style:paragraph-properties fo:text-align="justify"/>
      <style:text-properties fo:font-size="10pt" style:font-size-asian="10pt" style:font-size-complex="10pt"/>
    </style:style>
    <style:style style:name="P6893" style:parent-style-name="Standard" style:family="paragraph">
      <style:paragraph-properties fo:text-align="justify"/>
      <style:text-properties fo:font-size="10pt" style:font-size-asian="10pt" style:font-size-complex="10pt"/>
    </style:style>
    <style:style style:name="P6894" style:parent-style-name="Standard" style:family="paragraph">
      <style:paragraph-properties fo:text-align="justify"/>
      <style:text-properties fo:font-size="10pt" style:font-size-asian="10pt" style:font-size-complex="10pt"/>
    </style:style>
    <style:style style:name="P6895" style:parent-style-name="Standard" style:family="paragraph">
      <style:paragraph-properties fo:text-align="justify"/>
      <style:text-properties fo:font-size="10pt" style:font-size-asian="10pt" style:font-size-complex="10pt"/>
    </style:style>
    <style:style style:name="P6896" style:parent-style-name="Standard" style:family="paragraph">
      <style:paragraph-properties fo:text-align="justify"/>
      <style:text-properties fo:font-size="10pt" style:font-size-asian="10pt" style:font-size-complex="10pt"/>
    </style:style>
    <style:style style:name="P6897" style:parent-style-name="Standard" style:family="paragraph">
      <style:paragraph-properties fo:text-align="justify"/>
      <style:text-properties fo:font-size="10pt" style:font-size-asian="10pt" style:font-size-complex="10pt"/>
    </style:style>
    <style:style style:name="P6898" style:parent-style-name="Standard" style:family="paragraph">
      <style:paragraph-properties fo:text-align="justify"/>
      <style:text-properties fo:font-size="10pt" style:font-size-asian="10pt" style:font-size-complex="10pt"/>
    </style:style>
    <style:style style:name="P6899" style:parent-style-name="Standard" style:family="paragraph">
      <style:paragraph-properties fo:text-align="justify"/>
      <style:text-properties fo:font-size="10pt" style:font-size-asian="10pt" style:font-size-complex="10pt"/>
    </style:style>
    <style:style style:name="P6900" style:parent-style-name="Standard" style:family="paragraph">
      <style:paragraph-properties fo:text-align="justify"/>
      <style:text-properties fo:font-size="10pt" style:font-size-asian="10pt" style:font-size-complex="10pt"/>
    </style:style>
    <style:style style:name="P6901" style:parent-style-name="Standard" style:family="paragraph">
      <style:paragraph-properties fo:text-align="justify"/>
      <style:text-properties fo:font-size="10pt" style:font-size-asian="10pt" style:font-size-complex="10pt"/>
    </style:style>
    <style:style style:name="P6902" style:parent-style-name="Standard" style:family="paragraph">
      <style:paragraph-properties fo:text-align="justify"/>
      <style:text-properties fo:font-size="10pt" style:font-size-asian="10pt" style:font-size-complex="10pt"/>
    </style:style>
    <style:style style:name="P6903" style:parent-style-name="Standard" style:family="paragraph">
      <style:paragraph-properties fo:text-align="justify"/>
      <style:text-properties fo:font-size="10pt" style:font-size-asian="10pt" style:font-size-complex="10pt"/>
    </style:style>
    <style:style style:name="P6904" style:parent-style-name="Standard" style:family="paragraph">
      <style:paragraph-properties fo:text-align="justify"/>
      <style:text-properties fo:font-size="10pt" style:font-size-asian="10pt" style:font-size-complex="10pt"/>
    </style:style>
    <style:style style:name="P6905" style:parent-style-name="Standard" style:family="paragraph">
      <style:paragraph-properties fo:text-align="justify"/>
      <style:text-properties fo:font-size="10pt" style:font-size-asian="10pt" style:font-size-complex="10pt"/>
    </style:style>
    <style:style style:name="P6906" style:parent-style-name="Standard" style:family="paragraph">
      <style:paragraph-properties fo:text-align="justify"/>
      <style:text-properties fo:font-size="10pt" style:font-size-asian="10pt" style:font-size-complex="10pt"/>
    </style:style>
    <style:style style:name="P6907" style:parent-style-name="Standard" style:family="paragraph">
      <style:paragraph-properties fo:text-align="justify"/>
      <style:text-properties fo:font-size="10pt" style:font-size-asian="10pt" style:font-size-complex="10pt"/>
    </style:style>
    <style:style style:name="P6908" style:parent-style-name="Standard" style:family="paragraph">
      <style:paragraph-properties fo:text-align="justify"/>
      <style:text-properties fo:font-size="10pt" style:font-size-asian="10pt" style:font-size-complex="10pt"/>
    </style:style>
    <style:style style:name="P6909" style:parent-style-name="Standard" style:family="paragraph">
      <style:paragraph-properties fo:text-align="justify"/>
      <style:text-properties fo:font-size="10pt" style:font-size-asian="10pt" style:font-size-complex="10pt"/>
    </style:style>
    <style:style style:name="P6910" style:parent-style-name="Standard" style:family="paragraph">
      <style:paragraph-properties fo:text-align="justify"/>
      <style:text-properties fo:font-size="10pt" style:font-size-asian="10pt" style:font-size-complex="10pt"/>
    </style:style>
    <style:style style:name="P6911" style:parent-style-name="Standard" style:family="paragraph">
      <style:paragraph-properties fo:text-align="justify"/>
      <style:text-properties fo:font-size="10pt" style:font-size-asian="10pt" style:font-size-complex="10pt"/>
    </style:style>
    <style:style style:name="P6912" style:parent-style-name="Standard" style:family="paragraph">
      <style:paragraph-properties fo:text-align="justify"/>
      <style:text-properties fo:font-size="10pt" style:font-size-asian="10pt" style:font-size-complex="10pt"/>
    </style:style>
    <style:style style:name="P6913" style:parent-style-name="Standard" style:family="paragraph">
      <style:paragraph-properties fo:text-align="justify"/>
      <style:text-properties fo:font-size="10pt" style:font-size-asian="10pt" style:font-size-complex="10pt"/>
    </style:style>
    <style:style style:name="TableColumn6915" style:family="table-column">
      <style:table-column-properties style:column-width="3.9791in" style:use-optimal-column-width="false"/>
    </style:style>
    <style:style style:name="TableColumn6916" style:family="table-column">
      <style:table-column-properties style:column-width="2.7138in" style:use-optimal-column-width="false"/>
    </style:style>
    <style:style style:name="Table6914" style:family="table">
      <style:table-properties style:width="6.693in" fo:margin-left="-0.009in" table:align="left"/>
    </style:style>
    <style:style style:name="TableRow6917" style:family="table-row">
      <style:table-row-properties style:use-optimal-row-height="false"/>
    </style:style>
    <style:style style:name="TableCell69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1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9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921" style:family="table-cell">
      <style:table-cell-properties fo:border="0.0034in solid #000000" style:writing-mode="lr-tb" fo:padding-top="0.0381in" fo:padding-left="0.0381in" fo:padding-bottom="0.0381in" fo:padding-right="0.0381in"/>
    </style:style>
    <style:style style:name="TableColumn6923" style:family="table-column">
      <style:table-column-properties style:column-width="1.1805in" style:use-optimal-column-width="false"/>
    </style:style>
    <style:style style:name="TableColumn6924" style:family="table-column">
      <style:table-column-properties style:column-width="1.4701in" style:use-optimal-column-width="false"/>
    </style:style>
    <style:style style:name="Table6922" style:family="table">
      <style:table-properties style:width="2.6506in" fo:margin-left="0in" table:align="right"/>
    </style:style>
    <style:style style:name="TableRow6925" style:family="table-row">
      <style:table-row-properties style:use-optimal-row-height="false"/>
    </style:style>
    <style:style style:name="TableCell69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2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928" style:family="table-cell">
      <style:table-cell-properties fo:border="0.0034in solid #000000" style:writing-mode="lr-tb" fo:padding-top="0.0381in" fo:padding-left="0.0381in" fo:padding-bottom="0.0381in" fo:padding-right="0.0381in"/>
    </style:style>
    <style:style style:name="P692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930" style:family="table-row">
      <style:table-row-properties style:use-optimal-row-height="false"/>
    </style:style>
    <style:style style:name="TableCell6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9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3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935" style:family="table-row">
      <style:table-row-properties style:use-optimal-row-height="false"/>
    </style:style>
    <style:style style:name="TableCell6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9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3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940" style:family="table-row">
      <style:table-row-properties style:use-optimal-row-height="false"/>
    </style:style>
    <style:style style:name="TableCell6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9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4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94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946" style:parent-style-name="Standard" style:family="paragraph">
      <style:paragraph-properties fo:text-align="justify"/>
      <style:text-properties fo:font-size="10pt" style:font-size-asian="10pt" style:font-size-complex="10pt"/>
    </style:style>
    <style:style style:name="P6947" style:parent-style-name="Standard" style:family="paragraph">
      <style:paragraph-properties fo:text-align="justify"/>
      <style:text-properties fo:font-size="10pt" style:font-size-asian="10pt" style:font-size-complex="10pt"/>
    </style:style>
    <style:style style:name="P6948" style:parent-style-name="Standard" style:family="paragraph">
      <style:paragraph-properties fo:text-align="justify"/>
      <style:text-properties fo:font-size="10pt" style:font-size-asian="10pt" style:font-size-complex="10pt"/>
    </style:style>
    <style:style style:name="P6949" style:parent-style-name="Standard" style:family="paragraph">
      <style:paragraph-properties fo:text-align="justify"/>
      <style:text-properties fo:font-size="10pt" style:font-size-asian="10pt" style:font-size-complex="10pt"/>
    </style:style>
    <style:style style:name="P6950" style:parent-style-name="Standard" style:family="paragraph">
      <style:paragraph-properties fo:text-align="justify"/>
      <style:text-properties fo:font-size="10pt" style:font-size-asian="10pt" style:font-size-complex="10pt"/>
    </style:style>
    <style:style style:name="P6951" style:parent-style-name="Standard" style:family="paragraph">
      <style:paragraph-properties fo:text-align="justify"/>
      <style:text-properties fo:font-size="10pt" style:font-size-asian="10pt" style:font-size-complex="10pt"/>
    </style:style>
    <style:style style:name="P6952" style:parent-style-name="Standard" style:family="paragraph">
      <style:paragraph-properties fo:text-align="justify"/>
      <style:text-properties fo:font-size="10pt" style:font-size-asian="10pt" style:font-size-complex="10pt"/>
    </style:style>
    <style:style style:name="P6953" style:parent-style-name="Standard" style:family="paragraph">
      <style:paragraph-properties fo:text-align="justify"/>
      <style:text-properties fo:font-size="10pt" style:font-size-asian="10pt" style:font-size-complex="10pt"/>
    </style:style>
    <style:style style:name="P6954" style:parent-style-name="Standard" style:family="paragraph">
      <style:paragraph-properties fo:text-align="justify"/>
      <style:text-properties fo:font-size="10pt" style:font-size-asian="10pt" style:font-size-complex="10pt"/>
    </style:style>
    <style:style style:name="TableColumn6956" style:family="table-column">
      <style:table-column-properties style:column-width="3.9791in" style:use-optimal-column-width="false"/>
    </style:style>
    <style:style style:name="TableColumn6957" style:family="table-column">
      <style:table-column-properties style:column-width="2.7138in" style:use-optimal-column-width="false"/>
    </style:style>
    <style:style style:name="Table6955" style:family="table">
      <style:table-properties style:width="6.693in" fo:margin-left="-0.009in" table:align="left"/>
    </style:style>
    <style:style style:name="TableRow6958" style:family="table-row">
      <style:table-row-properties style:use-optimal-row-height="false"/>
    </style:style>
    <style:style style:name="TableCell69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6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96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962" style:family="table-cell">
      <style:table-cell-properties fo:border="0.0034in solid #000000" style:writing-mode="lr-tb" fo:padding-top="0.0381in" fo:padding-left="0.0381in" fo:padding-bottom="0.0381in" fo:padding-right="0.0381in"/>
    </style:style>
    <style:style style:name="TableColumn6964" style:family="table-column">
      <style:table-column-properties style:column-width="1.1805in" style:use-optimal-column-width="false"/>
    </style:style>
    <style:style style:name="TableColumn6965" style:family="table-column">
      <style:table-column-properties style:column-width="1.4701in" style:use-optimal-column-width="false"/>
    </style:style>
    <style:style style:name="Table6963" style:family="table">
      <style:table-properties style:width="2.6506in" fo:margin-left="0in" table:align="right"/>
    </style:style>
    <style:style style:name="TableRow6966" style:family="table-row">
      <style:table-row-properties style:use-optimal-row-height="false"/>
    </style:style>
    <style:style style:name="TableCell69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6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969" style:family="table-cell">
      <style:table-cell-properties fo:border="0.0034in solid #000000" style:writing-mode="lr-tb" fo:padding-top="0.0381in" fo:padding-left="0.0381in" fo:padding-bottom="0.0381in" fo:padding-right="0.0381in"/>
    </style:style>
    <style:style style:name="P697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971" style:family="table-row">
      <style:table-row-properties style:use-optimal-row-height="false"/>
    </style:style>
    <style:style style:name="TableCell6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7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9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976" style:family="table-row">
      <style:table-row-properties style:use-optimal-row-height="false"/>
    </style:style>
    <style:style style:name="TableCell6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7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9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8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6981" style:family="table-row">
      <style:table-row-properties style:use-optimal-row-height="false"/>
    </style:style>
    <style:style style:name="TableCell69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69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8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98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6987" style:parent-style-name="Standard" style:family="paragraph">
      <style:paragraph-properties fo:text-align="justify"/>
      <style:text-properties fo:font-size="10pt" style:font-size-asian="10pt" style:font-size-complex="10pt"/>
    </style:style>
    <style:style style:name="P6988" style:parent-style-name="Standard" style:family="paragraph">
      <style:paragraph-properties fo:text-align="justify"/>
      <style:text-properties fo:font-size="10pt" style:font-size-asian="10pt" style:font-size-complex="10pt"/>
    </style:style>
    <style:style style:name="P6989" style:parent-style-name="Standard" style:family="paragraph">
      <style:paragraph-properties fo:text-align="justify"/>
      <style:text-properties fo:font-size="10pt" style:font-size-asian="10pt" style:font-size-complex="10pt"/>
    </style:style>
    <style:style style:name="P6990" style:parent-style-name="Standard" style:family="paragraph">
      <style:paragraph-properties fo:text-align="justify"/>
      <style:text-properties fo:font-size="10pt" style:font-size-asian="10pt" style:font-size-complex="10pt"/>
    </style:style>
    <style:style style:name="P6991" style:parent-style-name="Standard" style:family="paragraph">
      <style:paragraph-properties fo:text-align="justify"/>
      <style:text-properties fo:font-size="10pt" style:font-size-asian="10pt" style:font-size-complex="10pt"/>
    </style:style>
    <style:style style:name="P6992" style:parent-style-name="Standard" style:family="paragraph">
      <style:paragraph-properties fo:text-align="justify"/>
      <style:text-properties fo:font-size="10pt" style:font-size-asian="10pt" style:font-size-complex="10pt"/>
    </style:style>
    <style:style style:name="P6993" style:parent-style-name="Standard" style:family="paragraph">
      <style:paragraph-properties fo:text-align="justify"/>
      <style:text-properties fo:font-size="10pt" style:font-size-asian="10pt" style:font-size-complex="10pt"/>
    </style:style>
    <style:style style:name="P6994" style:parent-style-name="Standard" style:family="paragraph">
      <style:paragraph-properties fo:text-align="justify"/>
      <style:text-properties fo:font-size="10pt" style:font-size-asian="10pt" style:font-size-complex="10pt"/>
    </style:style>
    <style:style style:name="P6995" style:parent-style-name="Standard" style:family="paragraph">
      <style:paragraph-properties fo:text-align="justify"/>
      <style:text-properties fo:font-size="10pt" style:font-size-asian="10pt" style:font-size-complex="10pt"/>
    </style:style>
    <style:style style:name="P6996" style:parent-style-name="Standard" style:family="paragraph">
      <style:paragraph-properties fo:text-align="justify"/>
      <style:text-properties fo:font-size="10pt" style:font-size-asian="10pt" style:font-size-complex="10pt"/>
    </style:style>
    <style:style style:name="P6997" style:parent-style-name="Standard" style:family="paragraph">
      <style:paragraph-properties fo:text-align="justify"/>
      <style:text-properties fo:font-size="10pt" style:font-size-asian="10pt" style:font-size-complex="10pt"/>
    </style:style>
    <style:style style:name="P6998" style:parent-style-name="Standard" style:family="paragraph">
      <style:paragraph-properties fo:text-align="justify"/>
      <style:text-properties fo:font-size="10pt" style:font-size-asian="10pt" style:font-size-complex="10pt"/>
    </style:style>
    <style:style style:name="TableColumn7000" style:family="table-column">
      <style:table-column-properties style:column-width="3.9791in" style:use-optimal-column-width="false"/>
    </style:style>
    <style:style style:name="TableColumn7001" style:family="table-column">
      <style:table-column-properties style:column-width="2.7138in" style:use-optimal-column-width="false"/>
    </style:style>
    <style:style style:name="Table6999" style:family="table">
      <style:table-properties style:width="6.693in" fo:margin-left="-0.009in" table:align="left"/>
    </style:style>
    <style:style style:name="TableRow7002" style:family="table-row">
      <style:table-row-properties style:use-optimal-row-height="false"/>
    </style:style>
    <style:style style:name="TableCell70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0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00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006" style:family="table-cell">
      <style:table-cell-properties fo:border="0.0034in solid #000000" style:writing-mode="lr-tb" fo:padding-top="0.0381in" fo:padding-left="0.0381in" fo:padding-bottom="0.0381in" fo:padding-right="0.0381in"/>
    </style:style>
    <style:style style:name="TableColumn7008" style:family="table-column">
      <style:table-column-properties style:column-width="1.1805in" style:use-optimal-column-width="false"/>
    </style:style>
    <style:style style:name="TableColumn7009" style:family="table-column">
      <style:table-column-properties style:column-width="1.4701in" style:use-optimal-column-width="false"/>
    </style:style>
    <style:style style:name="Table7007" style:family="table">
      <style:table-properties style:width="2.6506in" fo:margin-left="0in" table:align="right"/>
    </style:style>
    <style:style style:name="TableRow7010" style:family="table-row">
      <style:table-row-properties style:use-optimal-row-height="false"/>
    </style:style>
    <style:style style:name="TableCell70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1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013" style:family="table-cell">
      <style:table-cell-properties fo:border="0.0034in solid #000000" style:writing-mode="lr-tb" fo:padding-top="0.0381in" fo:padding-left="0.0381in" fo:padding-bottom="0.0381in" fo:padding-right="0.0381in"/>
    </style:style>
    <style:style style:name="P701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015" style:family="table-row">
      <style:table-row-properties style:use-optimal-row-height="false"/>
    </style:style>
    <style:style style:name="TableCell70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1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0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1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020" style:family="table-row">
      <style:table-row-properties style:use-optimal-row-height="false"/>
    </style:style>
    <style:style style:name="TableCell7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0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2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025" style:family="table-row">
      <style:table-row-properties style:use-optimal-row-height="false"/>
    </style:style>
    <style:style style:name="TableCell7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0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2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03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031" style:parent-style-name="Standard" style:family="paragraph">
      <style:paragraph-properties fo:text-align="justify"/>
      <style:text-properties fo:font-size="10pt" style:font-size-asian="10pt" style:font-size-complex="10pt"/>
    </style:style>
    <style:style style:name="P7032" style:parent-style-name="Standard" style:family="paragraph">
      <style:paragraph-properties fo:text-align="justify"/>
      <style:text-properties fo:font-size="10pt" style:font-size-asian="10pt" style:font-size-complex="10pt"/>
    </style:style>
    <style:style style:name="P7033" style:parent-style-name="Standard" style:family="paragraph">
      <style:paragraph-properties fo:text-align="justify"/>
      <style:text-properties fo:font-size="10pt" style:font-size-asian="10pt" style:font-size-complex="10pt"/>
    </style:style>
    <style:style style:name="P7034" style:parent-style-name="Standard" style:family="paragraph">
      <style:paragraph-properties fo:text-align="justify"/>
      <style:text-properties fo:font-size="10pt" style:font-size-asian="10pt" style:font-size-complex="10pt"/>
    </style:style>
    <style:style style:name="P7035" style:parent-style-name="Standard" style:family="paragraph">
      <style:paragraph-properties fo:text-align="justify"/>
      <style:text-properties fo:font-size="10pt" style:font-size-asian="10pt" style:font-size-complex="10pt"/>
    </style:style>
    <style:style style:name="P7036" style:parent-style-name="Standard" style:family="paragraph">
      <style:paragraph-properties fo:text-align="justify"/>
      <style:text-properties fo:font-size="10pt" style:font-size-asian="10pt" style:font-size-complex="10pt"/>
    </style:style>
    <style:style style:name="P7037" style:parent-style-name="Standard" style:family="paragraph">
      <style:paragraph-properties fo:text-align="justify"/>
      <style:text-properties fo:font-size="10pt" style:font-size-asian="10pt" style:font-size-complex="10pt"/>
    </style:style>
    <style:style style:name="P7038" style:parent-style-name="Standard" style:family="paragraph">
      <style:paragraph-properties fo:text-align="justify"/>
      <style:text-properties fo:font-size="10pt" style:font-size-asian="10pt" style:font-size-complex="10pt"/>
    </style:style>
    <style:style style:name="P7039" style:parent-style-name="Standard" style:family="paragraph">
      <style:paragraph-properties fo:text-align="justify"/>
      <style:text-properties fo:font-size="10pt" style:font-size-asian="10pt" style:font-size-complex="10pt"/>
    </style:style>
    <style:style style:name="P7040" style:parent-style-name="Standard" style:family="paragraph">
      <style:paragraph-properties fo:text-align="justify"/>
      <style:text-properties fo:font-size="10pt" style:font-size-asian="10pt" style:font-size-complex="10pt"/>
    </style:style>
    <style:style style:name="P7041" style:parent-style-name="Standard" style:family="paragraph">
      <style:paragraph-properties fo:text-align="justify"/>
      <style:text-properties fo:font-size="10pt" style:font-size-asian="10pt" style:font-size-complex="10pt"/>
    </style:style>
    <style:style style:name="P7042" style:parent-style-name="Standard" style:family="paragraph">
      <style:paragraph-properties fo:text-align="justify"/>
      <style:text-properties fo:font-size="10pt" style:font-size-asian="10pt" style:font-size-complex="10pt"/>
    </style:style>
    <style:style style:name="P7043" style:parent-style-name="Standard" style:family="paragraph">
      <style:paragraph-properties fo:text-align="justify"/>
      <style:text-properties fo:font-size="10pt" style:font-size-asian="10pt" style:font-size-complex="10pt"/>
    </style:style>
    <style:style style:name="P7044" style:parent-style-name="Standard" style:family="paragraph">
      <style:paragraph-properties fo:text-align="justify"/>
      <style:text-properties fo:font-size="10pt" style:font-size-asian="10pt" style:font-size-complex="10pt"/>
    </style:style>
    <style:style style:name="TableColumn7046" style:family="table-column">
      <style:table-column-properties style:column-width="3.9791in" style:use-optimal-column-width="false"/>
    </style:style>
    <style:style style:name="TableColumn7047" style:family="table-column">
      <style:table-column-properties style:column-width="2.7138in" style:use-optimal-column-width="false"/>
    </style:style>
    <style:style style:name="Table7045" style:family="table">
      <style:table-properties style:width="6.693in" fo:margin-left="-0.009in" table:align="left"/>
    </style:style>
    <style:style style:name="TableRow7048" style:family="table-row">
      <style:table-row-properties style:use-optimal-row-height="false"/>
    </style:style>
    <style:style style:name="TableCell70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05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052" style:family="table-cell">
      <style:table-cell-properties fo:border="0.0034in solid #000000" style:writing-mode="lr-tb" fo:padding-top="0.0381in" fo:padding-left="0.0381in" fo:padding-bottom="0.0381in" fo:padding-right="0.0381in"/>
    </style:style>
    <style:style style:name="TableColumn7054" style:family="table-column">
      <style:table-column-properties style:column-width="1.1805in" style:use-optimal-column-width="false"/>
    </style:style>
    <style:style style:name="TableColumn7055" style:family="table-column">
      <style:table-column-properties style:column-width="1.4701in" style:use-optimal-column-width="false"/>
    </style:style>
    <style:style style:name="Table7053" style:family="table">
      <style:table-properties style:width="2.6506in" fo:margin-left="0in" table:align="right"/>
    </style:style>
    <style:style style:name="TableRow7056" style:family="table-row">
      <style:table-row-properties style:use-optimal-row-height="false"/>
    </style:style>
    <style:style style:name="TableCell70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5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059" style:family="table-cell">
      <style:table-cell-properties fo:border="0.0034in solid #000000" style:writing-mode="lr-tb" fo:padding-top="0.0381in" fo:padding-left="0.0381in" fo:padding-bottom="0.0381in" fo:padding-right="0.0381in"/>
    </style:style>
    <style:style style:name="P706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061" style:family="table-row">
      <style:table-row-properties style:use-optimal-row-height="false"/>
    </style:style>
    <style:style style:name="TableCell7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6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0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6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066" style:family="table-row">
      <style:table-row-properties style:use-optimal-row-height="false"/>
    </style:style>
    <style:style style:name="TableCell7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6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0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7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071" style:family="table-row">
      <style:table-row-properties style:use-optimal-row-height="false"/>
    </style:style>
    <style:style style:name="TableCell70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7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0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07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077" style:parent-style-name="Standard" style:family="paragraph">
      <style:paragraph-properties fo:text-align="justify"/>
      <style:text-properties fo:font-size="10pt" style:font-size-asian="10pt" style:font-size-complex="10pt"/>
    </style:style>
    <style:style style:name="P7078" style:parent-style-name="Standard" style:family="paragraph">
      <style:paragraph-properties fo:text-align="justify"/>
      <style:text-properties fo:font-size="10pt" style:font-size-asian="10pt" style:font-size-complex="10pt"/>
    </style:style>
    <style:style style:name="P7079" style:parent-style-name="Standard" style:family="paragraph">
      <style:paragraph-properties fo:text-align="justify"/>
      <style:text-properties fo:font-size="10pt" style:font-size-asian="10pt" style:font-size-complex="10pt"/>
    </style:style>
    <style:style style:name="P7080" style:parent-style-name="Standard" style:family="paragraph">
      <style:paragraph-properties fo:text-align="justify"/>
      <style:text-properties fo:font-size="10pt" style:font-size-asian="10pt" style:font-size-complex="10pt"/>
    </style:style>
    <style:style style:name="P7081" style:parent-style-name="Standard" style:family="paragraph">
      <style:paragraph-properties fo:text-align="justify"/>
      <style:text-properties fo:font-size="10pt" style:font-size-asian="10pt" style:font-size-complex="10pt"/>
    </style:style>
    <style:style style:name="P7082" style:parent-style-name="Standard" style:family="paragraph">
      <style:paragraph-properties fo:text-align="justify"/>
      <style:text-properties fo:font-size="10pt" style:font-size-asian="10pt" style:font-size-complex="10pt"/>
    </style:style>
    <style:style style:name="P7083" style:parent-style-name="Standard" style:family="paragraph">
      <style:paragraph-properties fo:text-align="justify"/>
      <style:text-properties fo:font-size="10pt" style:font-size-asian="10pt" style:font-size-complex="10pt"/>
    </style:style>
    <style:style style:name="P7084" style:parent-style-name="Standard" style:family="paragraph">
      <style:paragraph-properties fo:text-align="justify"/>
      <style:text-properties fo:font-size="10pt" style:font-size-asian="10pt" style:font-size-complex="10pt"/>
    </style:style>
    <style:style style:name="P7085" style:parent-style-name="Standard" style:family="paragraph">
      <style:paragraph-properties fo:text-align="justify"/>
      <style:text-properties fo:font-size="10pt" style:font-size-asian="10pt" style:font-size-complex="10pt"/>
    </style:style>
    <style:style style:name="P7086" style:parent-style-name="Standard" style:family="paragraph">
      <style:paragraph-properties fo:text-align="justify"/>
      <style:text-properties fo:font-size="10pt" style:font-size-asian="10pt" style:font-size-complex="10pt"/>
    </style:style>
    <style:style style:name="P7087" style:parent-style-name="Standard" style:family="paragraph">
      <style:paragraph-properties fo:text-align="justify"/>
      <style:text-properties fo:font-size="10pt" style:font-size-asian="10pt" style:font-size-complex="10pt"/>
    </style:style>
    <style:style style:name="P7088" style:parent-style-name="Standard" style:family="paragraph">
      <style:paragraph-properties fo:text-align="justify"/>
      <style:text-properties fo:font-size="10pt" style:font-size-asian="10pt" style:font-size-complex="10pt"/>
    </style:style>
    <style:style style:name="P7089" style:parent-style-name="Standard" style:family="paragraph">
      <style:paragraph-properties fo:text-align="justify"/>
      <style:text-properties fo:font-size="10pt" style:font-size-asian="10pt" style:font-size-complex="10pt"/>
    </style:style>
    <style:style style:name="P7090" style:parent-style-name="Standard" style:family="paragraph">
      <style:paragraph-properties fo:text-align="justify"/>
      <style:text-properties fo:font-size="10pt" style:font-size-asian="10pt" style:font-size-complex="10pt"/>
    </style:style>
    <style:style style:name="P7091" style:parent-style-name="Standard" style:family="paragraph">
      <style:paragraph-properties fo:text-align="justify"/>
      <style:text-properties fo:font-size="10pt" style:font-size-asian="10pt" style:font-size-complex="10pt"/>
    </style:style>
    <style:style style:name="P7092" style:parent-style-name="Standard" style:family="paragraph">
      <style:paragraph-properties fo:text-align="justify"/>
      <style:text-properties fo:font-size="10pt" style:font-size-asian="10pt" style:font-size-complex="10pt"/>
    </style:style>
    <style:style style:name="P7093" style:parent-style-name="Standard" style:family="paragraph">
      <style:paragraph-properties fo:text-align="justify"/>
      <style:text-properties fo:font-size="10pt" style:font-size-asian="10pt" style:font-size-complex="10pt"/>
    </style:style>
    <style:style style:name="P7094" style:parent-style-name="Standard" style:family="paragraph">
      <style:paragraph-properties fo:text-align="justify"/>
      <style:text-properties fo:font-size="10pt" style:font-size-asian="10pt" style:font-size-complex="10pt"/>
    </style:style>
    <style:style style:name="P7095" style:parent-style-name="Standard" style:family="paragraph">
      <style:paragraph-properties fo:text-align="justify"/>
      <style:text-properties fo:font-size="10pt" style:font-size-asian="10pt" style:font-size-complex="10pt"/>
    </style:style>
    <style:style style:name="P7096" style:parent-style-name="Standard" style:family="paragraph">
      <style:paragraph-properties fo:text-align="justify"/>
      <style:text-properties fo:font-size="10pt" style:font-size-asian="10pt" style:font-size-complex="10pt"/>
    </style:style>
    <style:style style:name="P7097" style:parent-style-name="Standard" style:family="paragraph">
      <style:paragraph-properties fo:text-align="justify"/>
      <style:text-properties fo:font-size="10pt" style:font-size-asian="10pt" style:font-size-complex="10pt"/>
    </style:style>
    <style:style style:name="P7098" style:parent-style-name="Standard" style:family="paragraph">
      <style:paragraph-properties fo:text-align="justify"/>
      <style:text-properties fo:font-size="10pt" style:font-size-asian="10pt" style:font-size-complex="10pt"/>
    </style:style>
    <style:style style:name="P7099" style:parent-style-name="Standard" style:family="paragraph">
      <style:paragraph-properties fo:text-align="justify"/>
      <style:text-properties fo:font-size="10pt" style:font-size-asian="10pt" style:font-size-complex="10pt"/>
    </style:style>
    <style:style style:name="P7100" style:parent-style-name="Standard" style:family="paragraph">
      <style:paragraph-properties fo:text-align="justify"/>
      <style:text-properties fo:font-size="10pt" style:font-size-asian="10pt" style:font-size-complex="10pt"/>
    </style:style>
    <style:style style:name="P7101" style:parent-style-name="Standard" style:family="paragraph">
      <style:paragraph-properties fo:text-align="justify"/>
      <style:text-properties fo:font-size="10pt" style:font-size-asian="10pt" style:font-size-complex="10pt"/>
    </style:style>
    <style:style style:name="P7102" style:parent-style-name="Standard" style:family="paragraph">
      <style:paragraph-properties fo:text-align="justify"/>
      <style:text-properties fo:font-size="10pt" style:font-size-asian="10pt" style:font-size-complex="10pt"/>
    </style:style>
    <style:style style:name="TableColumn7104" style:family="table-column">
      <style:table-column-properties style:column-width="3.9791in" style:use-optimal-column-width="false"/>
    </style:style>
    <style:style style:name="TableColumn7105" style:family="table-column">
      <style:table-column-properties style:column-width="2.7138in" style:use-optimal-column-width="false"/>
    </style:style>
    <style:style style:name="Table7103" style:family="table">
      <style:table-properties style:width="6.693in" fo:margin-left="-0.009in" table:align="left"/>
    </style:style>
    <style:style style:name="TableRow7106" style:family="table-row">
      <style:table-row-properties style:use-optimal-row-height="false"/>
    </style:style>
    <style:style style:name="TableCell7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10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110" style:family="table-cell">
      <style:table-cell-properties fo:border="0.0034in solid #000000" style:writing-mode="lr-tb" fo:padding-top="0.0381in" fo:padding-left="0.0381in" fo:padding-bottom="0.0381in" fo:padding-right="0.0381in"/>
    </style:style>
    <style:style style:name="TableColumn7112" style:family="table-column">
      <style:table-column-properties style:column-width="1.1805in" style:use-optimal-column-width="false"/>
    </style:style>
    <style:style style:name="TableColumn7113" style:family="table-column">
      <style:table-column-properties style:column-width="1.4701in" style:use-optimal-column-width="false"/>
    </style:style>
    <style:style style:name="Table7111" style:family="table">
      <style:table-properties style:width="2.6506in" fo:margin-left="0in" table:align="right"/>
    </style:style>
    <style:style style:name="TableRow7114" style:family="table-row">
      <style:table-row-properties style:use-optimal-row-height="false"/>
    </style:style>
    <style:style style:name="TableCell71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117" style:family="table-cell">
      <style:table-cell-properties fo:border="0.0034in solid #000000" style:writing-mode="lr-tb" fo:padding-top="0.0381in" fo:padding-left="0.0381in" fo:padding-bottom="0.0381in" fo:padding-right="0.0381in"/>
    </style:style>
    <style:style style:name="P71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119" style:family="table-row">
      <style:table-row-properties style:use-optimal-row-height="false"/>
    </style:style>
    <style:style style:name="TableCell7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124" style:family="table-row">
      <style:table-row-properties style:use-optimal-row-height="false"/>
    </style:style>
    <style:style style:name="TableCell7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129" style:family="table-row">
      <style:table-row-properties style:use-optimal-row-height="false"/>
    </style:style>
    <style:style style:name="TableCell7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3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13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135" style:parent-style-name="Standard" style:family="paragraph">
      <style:paragraph-properties fo:text-align="justify"/>
      <style:text-properties fo:font-size="10pt" style:font-size-asian="10pt" style:font-size-complex="10pt"/>
    </style:style>
    <style:style style:name="P7136" style:parent-style-name="Standard" style:family="paragraph">
      <style:paragraph-properties fo:text-align="justify"/>
      <style:text-properties fo:font-size="10pt" style:font-size-asian="10pt" style:font-size-complex="10pt"/>
    </style:style>
    <style:style style:name="P7137" style:parent-style-name="Standard" style:family="paragraph">
      <style:paragraph-properties fo:text-align="justify"/>
      <style:text-properties fo:font-size="10pt" style:font-size-asian="10pt" style:font-size-complex="10pt"/>
    </style:style>
    <style:style style:name="P7138" style:parent-style-name="Standard" style:family="paragraph">
      <style:paragraph-properties fo:text-align="justify"/>
      <style:text-properties fo:font-size="10pt" style:font-size-asian="10pt" style:font-size-complex="10pt"/>
    </style:style>
    <style:style style:name="P7139" style:parent-style-name="Standard" style:family="paragraph">
      <style:paragraph-properties fo:text-align="justify"/>
      <style:text-properties fo:font-size="10pt" style:font-size-asian="10pt" style:font-size-complex="10pt"/>
    </style:style>
    <style:style style:name="P7140" style:parent-style-name="Standard" style:family="paragraph">
      <style:paragraph-properties fo:text-align="justify"/>
      <style:text-properties fo:font-size="10pt" style:font-size-asian="10pt" style:font-size-complex="10pt"/>
    </style:style>
    <style:style style:name="P7141" style:parent-style-name="Standard" style:family="paragraph">
      <style:paragraph-properties fo:text-align="justify"/>
      <style:text-properties fo:font-size="10pt" style:font-size-asian="10pt" style:font-size-complex="10pt"/>
    </style:style>
    <style:style style:name="P7142" style:parent-style-name="Standard" style:family="paragraph">
      <style:paragraph-properties fo:text-align="justify"/>
      <style:text-properties fo:font-size="10pt" style:font-size-asian="10pt" style:font-size-complex="10pt"/>
    </style:style>
    <style:style style:name="P7143" style:parent-style-name="Standard" style:family="paragraph">
      <style:paragraph-properties fo:text-align="justify"/>
      <style:text-properties fo:font-size="10pt" style:font-size-asian="10pt" style:font-size-complex="10pt"/>
    </style:style>
    <style:style style:name="P7144" style:parent-style-name="Standard" style:family="paragraph">
      <style:paragraph-properties fo:text-align="justify"/>
      <style:text-properties fo:font-size="10pt" style:font-size-asian="10pt" style:font-size-complex="10pt"/>
    </style:style>
    <style:style style:name="P7145" style:parent-style-name="Standard" style:family="paragraph">
      <style:paragraph-properties fo:text-align="justify"/>
      <style:text-properties fo:font-size="10pt" style:font-size-asian="10pt" style:font-size-complex="10pt"/>
    </style:style>
    <style:style style:name="P7146" style:parent-style-name="Standard" style:family="paragraph">
      <style:paragraph-properties fo:text-align="justify"/>
      <style:text-properties fo:font-size="10pt" style:font-size-asian="10pt" style:font-size-complex="10pt"/>
    </style:style>
    <style:style style:name="P7147" style:parent-style-name="Standard" style:family="paragraph">
      <style:paragraph-properties fo:text-align="justify"/>
      <style:text-properties fo:font-size="10pt" style:font-size-asian="10pt" style:font-size-complex="10pt"/>
    </style:style>
    <style:style style:name="P7148" style:parent-style-name="Standard" style:family="paragraph">
      <style:paragraph-properties fo:text-align="justify"/>
      <style:text-properties fo:font-size="10pt" style:font-size-asian="10pt" style:font-size-complex="10pt"/>
    </style:style>
    <style:style style:name="P7149" style:parent-style-name="Standard" style:family="paragraph">
      <style:paragraph-properties fo:text-align="justify"/>
      <style:text-properties fo:font-size="10pt" style:font-size-asian="10pt" style:font-size-complex="10pt"/>
    </style:style>
    <style:style style:name="P7150" style:parent-style-name="Standard" style:family="paragraph">
      <style:paragraph-properties fo:text-align="justify"/>
      <style:text-properties fo:font-size="10pt" style:font-size-asian="10pt" style:font-size-complex="10pt"/>
    </style:style>
    <style:style style:name="P7151" style:parent-style-name="Standard" style:family="paragraph">
      <style:paragraph-properties fo:text-align="justify"/>
      <style:text-properties fo:font-size="10pt" style:font-size-asian="10pt" style:font-size-complex="10pt"/>
    </style:style>
    <style:style style:name="P7152" style:parent-style-name="Standard" style:family="paragraph">
      <style:paragraph-properties fo:text-align="justify"/>
      <style:text-properties fo:font-size="10pt" style:font-size-asian="10pt" style:font-size-complex="10pt"/>
    </style:style>
    <style:style style:name="P7153" style:parent-style-name="Standard" style:family="paragraph">
      <style:paragraph-properties fo:text-align="justify"/>
      <style:text-properties fo:font-size="10pt" style:font-size-asian="10pt" style:font-size-complex="10pt"/>
    </style:style>
    <style:style style:name="P7154" style:parent-style-name="Standard" style:family="paragraph">
      <style:paragraph-properties fo:text-align="justify"/>
      <style:text-properties fo:font-size="10pt" style:font-size-asian="10pt" style:font-size-complex="10pt"/>
    </style:style>
    <style:style style:name="P7155" style:parent-style-name="Standard" style:family="paragraph">
      <style:paragraph-properties fo:text-align="justify"/>
      <style:text-properties fo:font-size="10pt" style:font-size-asian="10pt" style:font-size-complex="10pt"/>
    </style:style>
    <style:style style:name="P7156" style:parent-style-name="Standard" style:family="paragraph">
      <style:paragraph-properties fo:text-align="justify"/>
      <style:text-properties fo:font-size="10pt" style:font-size-asian="10pt" style:font-size-complex="10pt"/>
    </style:style>
    <style:style style:name="P7157" style:parent-style-name="Standard" style:family="paragraph">
      <style:paragraph-properties fo:text-align="justify"/>
      <style:text-properties fo:font-size="10pt" style:font-size-asian="10pt" style:font-size-complex="10pt"/>
    </style:style>
    <style:style style:name="P7158" style:parent-style-name="Standard" style:family="paragraph">
      <style:paragraph-properties fo:text-align="justify"/>
      <style:text-properties fo:font-size="10pt" style:font-size-asian="10pt" style:font-size-complex="10pt"/>
    </style:style>
    <style:style style:name="P7159" style:parent-style-name="Standard" style:family="paragraph">
      <style:paragraph-properties fo:text-align="justify"/>
      <style:text-properties fo:font-size="10pt" style:font-size-asian="10pt" style:font-size-complex="10pt"/>
    </style:style>
    <style:style style:name="P7160" style:parent-style-name="Standard" style:family="paragraph">
      <style:paragraph-properties fo:text-align="justify"/>
      <style:text-properties fo:font-size="10pt" style:font-size-asian="10pt" style:font-size-complex="10pt"/>
    </style:style>
    <style:style style:name="P7161" style:parent-style-name="Standard" style:family="paragraph">
      <style:paragraph-properties fo:text-align="justify"/>
      <style:text-properties fo:font-size="10pt" style:font-size-asian="10pt" style:font-size-complex="10pt"/>
    </style:style>
    <style:style style:name="P7162" style:parent-style-name="Standard" style:family="paragraph">
      <style:paragraph-properties fo:text-align="justify"/>
      <style:text-properties fo:font-size="10pt" style:font-size-asian="10pt" style:font-size-complex="10pt"/>
    </style:style>
    <style:style style:name="P7163" style:parent-style-name="Standard" style:family="paragraph">
      <style:paragraph-properties fo:text-align="justify"/>
      <style:text-properties fo:font-size="10pt" style:font-size-asian="10pt" style:font-size-complex="10pt"/>
    </style:style>
    <style:style style:name="P7164" style:parent-style-name="Standard" style:family="paragraph">
      <style:paragraph-properties fo:text-align="justify"/>
      <style:text-properties fo:font-size="10pt" style:font-size-asian="10pt" style:font-size-complex="10pt"/>
    </style:style>
    <style:style style:name="P7165" style:parent-style-name="Standard" style:family="paragraph">
      <style:paragraph-properties fo:text-align="justify"/>
      <style:text-properties fo:font-size="10pt" style:font-size-asian="10pt" style:font-size-complex="10pt"/>
    </style:style>
    <style:style style:name="P7166" style:parent-style-name="Standard" style:family="paragraph">
      <style:paragraph-properties fo:text-align="justify"/>
      <style:text-properties fo:font-size="10pt" style:font-size-asian="10pt" style:font-size-complex="10pt"/>
    </style:style>
    <style:style style:name="P7167" style:parent-style-name="Standard" style:family="paragraph">
      <style:paragraph-properties fo:text-align="justify"/>
      <style:text-properties fo:font-size="10pt" style:font-size-asian="10pt" style:font-size-complex="10pt"/>
    </style:style>
    <style:style style:name="P7168" style:parent-style-name="Standard" style:family="paragraph">
      <style:paragraph-properties fo:text-align="justify"/>
      <style:text-properties fo:font-size="10pt" style:font-size-asian="10pt" style:font-size-complex="10pt"/>
    </style:style>
    <style:style style:name="P7169" style:parent-style-name="Standard" style:family="paragraph">
      <style:paragraph-properties fo:text-align="justify"/>
      <style:text-properties fo:font-size="10pt" style:font-size-asian="10pt" style:font-size-complex="10pt"/>
    </style:style>
    <style:style style:name="P7170" style:parent-style-name="Standard" style:family="paragraph">
      <style:paragraph-properties fo:text-align="justify"/>
      <style:text-properties fo:font-size="10pt" style:font-size-asian="10pt" style:font-size-complex="10pt"/>
    </style:style>
    <style:style style:name="P7171" style:parent-style-name="Standard" style:family="paragraph">
      <style:paragraph-properties fo:text-align="justify"/>
      <style:text-properties fo:font-size="10pt" style:font-size-asian="10pt" style:font-size-complex="10pt"/>
    </style:style>
    <style:style style:name="P7172" style:parent-style-name="Standard" style:family="paragraph">
      <style:paragraph-properties fo:text-align="justify"/>
      <style:text-properties fo:font-size="10pt" style:font-size-asian="10pt" style:font-size-complex="10pt"/>
    </style:style>
    <style:style style:name="P7173" style:parent-style-name="Standard" style:family="paragraph">
      <style:paragraph-properties fo:text-align="justify"/>
      <style:text-properties fo:font-size="10pt" style:font-size-asian="10pt" style:font-size-complex="10pt"/>
    </style:style>
    <style:style style:name="P7174" style:parent-style-name="Standard" style:family="paragraph">
      <style:paragraph-properties fo:text-align="justify"/>
      <style:text-properties fo:font-size="10pt" style:font-size-asian="10pt" style:font-size-complex="10pt"/>
    </style:style>
    <style:style style:name="P7175" style:parent-style-name="Standard" style:family="paragraph">
      <style:paragraph-properties fo:text-align="justify"/>
      <style:text-properties fo:font-size="10pt" style:font-size-asian="10pt" style:font-size-complex="10pt"/>
    </style:style>
    <style:style style:name="P7176" style:parent-style-name="Standard" style:family="paragraph">
      <style:paragraph-properties fo:text-align="justify"/>
      <style:text-properties fo:font-size="10pt" style:font-size-asian="10pt" style:font-size-complex="10pt"/>
    </style:style>
    <style:style style:name="P7177" style:parent-style-name="Standard" style:family="paragraph">
      <style:paragraph-properties fo:text-align="justify"/>
      <style:text-properties fo:font-size="10pt" style:font-size-asian="10pt" style:font-size-complex="10pt"/>
    </style:style>
    <style:style style:name="P7178" style:parent-style-name="Standard" style:family="paragraph">
      <style:paragraph-properties fo:text-align="justify"/>
      <style:text-properties fo:font-size="10pt" style:font-size-asian="10pt" style:font-size-complex="10pt"/>
    </style:style>
    <style:style style:name="P7179" style:parent-style-name="Standard" style:family="paragraph">
      <style:paragraph-properties fo:text-align="justify"/>
      <style:text-properties fo:font-size="10pt" style:font-size-asian="10pt" style:font-size-complex="10pt"/>
    </style:style>
    <style:style style:name="P7180" style:parent-style-name="Standard" style:family="paragraph">
      <style:paragraph-properties fo:text-align="justify"/>
      <style:text-properties fo:font-size="10pt" style:font-size-asian="10pt" style:font-size-complex="10pt"/>
    </style:style>
    <style:style style:name="P7181" style:parent-style-name="Standard" style:family="paragraph">
      <style:paragraph-properties fo:text-align="justify"/>
      <style:text-properties fo:font-size="10pt" style:font-size-asian="10pt" style:font-size-complex="10pt"/>
    </style:style>
    <style:style style:name="P7182" style:parent-style-name="Standard" style:family="paragraph">
      <style:paragraph-properties fo:text-align="justify"/>
      <style:text-properties fo:font-size="10pt" style:font-size-asian="10pt" style:font-size-complex="10pt"/>
    </style:style>
    <style:style style:name="P7183" style:parent-style-name="Standard" style:family="paragraph">
      <style:paragraph-properties fo:text-align="justify"/>
      <style:text-properties fo:font-size="10pt" style:font-size-asian="10pt" style:font-size-complex="10pt"/>
    </style:style>
    <style:style style:name="P7184" style:parent-style-name="Standard" style:family="paragraph">
      <style:paragraph-properties fo:text-align="justify"/>
      <style:text-properties fo:font-size="10pt" style:font-size-asian="10pt" style:font-size-complex="10pt"/>
    </style:style>
    <style:style style:name="P7185" style:parent-style-name="Standard" style:family="paragraph">
      <style:paragraph-properties fo:text-align="justify"/>
      <style:text-properties fo:font-size="10pt" style:font-size-asian="10pt" style:font-size-complex="10pt"/>
    </style:style>
    <style:style style:name="P7186" style:parent-style-name="Standard" style:family="paragraph">
      <style:paragraph-properties fo:text-align="justify"/>
      <style:text-properties fo:font-size="10pt" style:font-size-asian="10pt" style:font-size-complex="10pt"/>
    </style:style>
    <style:style style:name="P7187" style:parent-style-name="Standard" style:family="paragraph">
      <style:paragraph-properties fo:text-align="justify"/>
      <style:text-properties fo:font-size="10pt" style:font-size-asian="10pt" style:font-size-complex="10pt"/>
    </style:style>
    <style:style style:name="P7188" style:parent-style-name="Standard" style:family="paragraph">
      <style:paragraph-properties fo:text-align="justify"/>
      <style:text-properties fo:font-size="10pt" style:font-size-asian="10pt" style:font-size-complex="10pt"/>
    </style:style>
    <style:style style:name="P7189" style:parent-style-name="Standard" style:family="paragraph">
      <style:paragraph-properties fo:text-align="justify"/>
      <style:text-properties fo:font-size="10pt" style:font-size-asian="10pt" style:font-size-complex="10pt"/>
    </style:style>
    <style:style style:name="P7190" style:parent-style-name="Standard" style:family="paragraph">
      <style:paragraph-properties fo:text-align="justify"/>
      <style:text-properties fo:font-size="10pt" style:font-size-asian="10pt" style:font-size-complex="10pt"/>
    </style:style>
    <style:style style:name="P7191" style:parent-style-name="Standard" style:family="paragraph">
      <style:paragraph-properties fo:text-align="justify"/>
      <style:text-properties fo:font-size="10pt" style:font-size-asian="10pt" style:font-size-complex="10pt"/>
    </style:style>
    <style:style style:name="P7192" style:parent-style-name="Standard" style:family="paragraph">
      <style:paragraph-properties fo:text-align="justify"/>
      <style:text-properties fo:font-size="10pt" style:font-size-asian="10pt" style:font-size-complex="10pt"/>
    </style:style>
    <style:style style:name="P7193" style:parent-style-name="Standard" style:family="paragraph">
      <style:paragraph-properties fo:text-align="justify"/>
      <style:text-properties fo:font-size="10pt" style:font-size-asian="10pt" style:font-size-complex="10pt"/>
    </style:style>
    <style:style style:name="P7194" style:parent-style-name="Standard" style:family="paragraph">
      <style:paragraph-properties fo:text-align="justify"/>
      <style:text-properties fo:font-size="10pt" style:font-size-asian="10pt" style:font-size-complex="10pt"/>
    </style:style>
    <style:style style:name="P7195" style:parent-style-name="Standard" style:family="paragraph">
      <style:paragraph-properties fo:text-align="justify"/>
      <style:text-properties fo:font-size="10pt" style:font-size-asian="10pt" style:font-size-complex="10pt"/>
    </style:style>
    <style:style style:name="P7196" style:parent-style-name="Standard" style:family="paragraph">
      <style:paragraph-properties fo:text-align="justify"/>
      <style:text-properties fo:font-size="10pt" style:font-size-asian="10pt" style:font-size-complex="10pt"/>
    </style:style>
    <style:style style:name="P7197" style:parent-style-name="Standard" style:family="paragraph">
      <style:paragraph-properties fo:text-align="justify"/>
      <style:text-properties fo:font-size="10pt" style:font-size-asian="10pt" style:font-size-complex="10pt"/>
    </style:style>
    <style:style style:name="TableColumn7199" style:family="table-column">
      <style:table-column-properties style:column-width="3.9791in" style:use-optimal-column-width="false"/>
    </style:style>
    <style:style style:name="TableColumn7200" style:family="table-column">
      <style:table-column-properties style:column-width="2.7138in" style:use-optimal-column-width="false"/>
    </style:style>
    <style:style style:name="Table7198" style:family="table">
      <style:table-properties style:width="6.693in" fo:margin-left="-0.009in" table:align="left"/>
    </style:style>
    <style:style style:name="TableRow7201" style:family="table-row">
      <style:table-row-properties style:use-optimal-row-height="false"/>
    </style:style>
    <style:style style:name="TableCell7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20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205" style:family="table-cell">
      <style:table-cell-properties fo:border="0.0034in solid #000000" style:writing-mode="lr-tb" fo:padding-top="0.0381in" fo:padding-left="0.0381in" fo:padding-bottom="0.0381in" fo:padding-right="0.0381in"/>
    </style:style>
    <style:style style:name="TableColumn7207" style:family="table-column">
      <style:table-column-properties style:column-width="1.1805in" style:use-optimal-column-width="false"/>
    </style:style>
    <style:style style:name="TableColumn7208" style:family="table-column">
      <style:table-column-properties style:column-width="1.4701in" style:use-optimal-column-width="false"/>
    </style:style>
    <style:style style:name="Table7206" style:family="table">
      <style:table-properties style:width="2.6506in" fo:margin-left="0in" table:align="right"/>
    </style:style>
    <style:style style:name="TableRow7209" style:family="table-row">
      <style:table-row-properties style:use-optimal-row-height="false"/>
    </style:style>
    <style:style style:name="TableCell72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1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212" style:family="table-cell">
      <style:table-cell-properties fo:border="0.0034in solid #000000" style:writing-mode="lr-tb" fo:padding-top="0.0381in" fo:padding-left="0.0381in" fo:padding-bottom="0.0381in" fo:padding-right="0.0381in"/>
    </style:style>
    <style:style style:name="P721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214" style:family="table-row">
      <style:table-row-properties style:use-optimal-row-height="false"/>
    </style:style>
    <style:style style:name="TableCell7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219" style:family="table-row">
      <style:table-row-properties style:use-optimal-row-height="false"/>
    </style:style>
    <style:style style:name="TableCell7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224" style:family="table-row">
      <style:table-row-properties style:use-optimal-row-height="false"/>
    </style:style>
    <style:style style:name="TableCell7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22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230" style:parent-style-name="Standard" style:family="paragraph">
      <style:paragraph-properties fo:text-align="justify"/>
      <style:text-properties fo:font-size="10pt" style:font-size-asian="10pt" style:font-size-complex="10pt"/>
    </style:style>
    <style:style style:name="P7231" style:parent-style-name="Standard" style:family="paragraph">
      <style:paragraph-properties fo:text-align="justify"/>
      <style:text-properties fo:font-size="10pt" style:font-size-asian="10pt" style:font-size-complex="10pt"/>
    </style:style>
    <style:style style:name="P7232" style:parent-style-name="Standard" style:family="paragraph">
      <style:paragraph-properties fo:text-align="justify"/>
      <style:text-properties fo:font-size="10pt" style:font-size-asian="10pt" style:font-size-complex="10pt"/>
    </style:style>
    <style:style style:name="P7233" style:parent-style-name="Standard" style:family="paragraph">
      <style:paragraph-properties fo:text-align="justify"/>
      <style:text-properties fo:font-size="10pt" style:font-size-asian="10pt" style:font-size-complex="10pt"/>
    </style:style>
    <style:style style:name="P7234" style:parent-style-name="Standard" style:family="paragraph">
      <style:paragraph-properties fo:text-align="justify"/>
      <style:text-properties fo:font-size="10pt" style:font-size-asian="10pt" style:font-size-complex="10pt"/>
    </style:style>
    <style:style style:name="P7235" style:parent-style-name="Standard" style:family="paragraph">
      <style:paragraph-properties fo:text-align="justify"/>
      <style:text-properties fo:font-size="10pt" style:font-size-asian="10pt" style:font-size-complex="10pt"/>
    </style:style>
    <style:style style:name="P7236" style:parent-style-name="Standard" style:family="paragraph">
      <style:paragraph-properties fo:text-align="justify"/>
      <style:text-properties fo:font-size="10pt" style:font-size-asian="10pt" style:font-size-complex="10pt"/>
    </style:style>
    <style:style style:name="P7237" style:parent-style-name="Standard" style:family="paragraph">
      <style:paragraph-properties fo:text-align="justify"/>
      <style:text-properties fo:font-size="10pt" style:font-size-asian="10pt" style:font-size-complex="10pt"/>
    </style:style>
    <style:style style:name="P7238" style:parent-style-name="Standard" style:family="paragraph">
      <style:paragraph-properties fo:text-align="justify"/>
      <style:text-properties fo:font-size="10pt" style:font-size-asian="10pt" style:font-size-complex="10pt"/>
    </style:style>
    <style:style style:name="P7239" style:parent-style-name="Standard" style:family="paragraph">
      <style:paragraph-properties fo:text-align="justify"/>
      <style:text-properties fo:font-size="10pt" style:font-size-asian="10pt" style:font-size-complex="10pt"/>
    </style:style>
    <style:style style:name="P7240" style:parent-style-name="Standard" style:family="paragraph">
      <style:paragraph-properties fo:text-align="justify"/>
      <style:text-properties fo:font-size="10pt" style:font-size-asian="10pt" style:font-size-complex="10pt"/>
    </style:style>
    <style:style style:name="P7241" style:parent-style-name="Standard" style:family="paragraph">
      <style:paragraph-properties fo:text-align="justify"/>
      <style:text-properties fo:font-size="10pt" style:font-size-asian="10pt" style:font-size-complex="10pt"/>
    </style:style>
    <style:style style:name="P7242" style:parent-style-name="Standard" style:family="paragraph">
      <style:paragraph-properties fo:text-align="justify"/>
      <style:text-properties fo:font-size="10pt" style:font-size-asian="10pt" style:font-size-complex="10pt"/>
    </style:style>
    <style:style style:name="P7243" style:parent-style-name="Standard" style:family="paragraph">
      <style:paragraph-properties fo:text-align="justify"/>
      <style:text-properties fo:font-size="10pt" style:font-size-asian="10pt" style:font-size-complex="10pt"/>
    </style:style>
    <style:style style:name="P7244" style:parent-style-name="Standard" style:family="paragraph">
      <style:paragraph-properties fo:text-align="justify"/>
      <style:text-properties fo:font-size="10pt" style:font-size-asian="10pt" style:font-size-complex="10pt"/>
    </style:style>
    <style:style style:name="P7245" style:parent-style-name="Standard" style:family="paragraph">
      <style:paragraph-properties fo:text-align="justify"/>
      <style:text-properties fo:font-size="10pt" style:font-size-asian="10pt" style:font-size-complex="10pt"/>
    </style:style>
    <style:style style:name="P7246" style:parent-style-name="Standard" style:family="paragraph">
      <style:paragraph-properties fo:text-align="justify"/>
      <style:text-properties fo:font-size="10pt" style:font-size-asian="10pt" style:font-size-complex="10pt"/>
    </style:style>
    <style:style style:name="P7247" style:parent-style-name="Standard" style:family="paragraph">
      <style:paragraph-properties fo:text-align="justify"/>
      <style:text-properties fo:font-size="10pt" style:font-size-asian="10pt" style:font-size-complex="10pt"/>
    </style:style>
    <style:style style:name="P7248" style:parent-style-name="Standard" style:family="paragraph">
      <style:paragraph-properties fo:text-align="justify"/>
      <style:text-properties fo:font-size="10pt" style:font-size-asian="10pt" style:font-size-complex="10pt"/>
    </style:style>
    <style:style style:name="P7249" style:parent-style-name="Standard" style:family="paragraph">
      <style:paragraph-properties fo:text-align="justify"/>
      <style:text-properties fo:font-size="10pt" style:font-size-asian="10pt" style:font-size-complex="10pt"/>
    </style:style>
    <style:style style:name="P7250" style:parent-style-name="Standard" style:family="paragraph">
      <style:paragraph-properties fo:text-align="justify"/>
      <style:text-properties fo:font-size="10pt" style:font-size-asian="10pt" style:font-size-complex="10pt"/>
    </style:style>
    <style:style style:name="P7251" style:parent-style-name="Standard" style:family="paragraph">
      <style:paragraph-properties fo:text-align="justify"/>
      <style:text-properties fo:font-size="10pt" style:font-size-asian="10pt" style:font-size-complex="10pt"/>
    </style:style>
    <style:style style:name="P7252" style:parent-style-name="Standard" style:family="paragraph">
      <style:paragraph-properties fo:text-align="justify"/>
      <style:text-properties fo:font-size="10pt" style:font-size-asian="10pt" style:font-size-complex="10pt"/>
    </style:style>
    <style:style style:name="P7253" style:parent-style-name="Standard" style:family="paragraph">
      <style:paragraph-properties fo:text-align="justify"/>
      <style:text-properties fo:font-size="10pt" style:font-size-asian="10pt" style:font-size-complex="10pt"/>
    </style:style>
    <style:style style:name="P7254" style:parent-style-name="Standard" style:family="paragraph">
      <style:paragraph-properties fo:text-align="justify"/>
      <style:text-properties fo:font-size="10pt" style:font-size-asian="10pt" style:font-size-complex="10pt"/>
    </style:style>
    <style:style style:name="P7255" style:parent-style-name="Standard" style:family="paragraph">
      <style:paragraph-properties fo:text-align="justify"/>
      <style:text-properties fo:font-size="10pt" style:font-size-asian="10pt" style:font-size-complex="10pt"/>
    </style:style>
    <style:style style:name="P7256" style:parent-style-name="Standard" style:family="paragraph">
      <style:paragraph-properties fo:text-align="justify"/>
      <style:text-properties fo:font-size="10pt" style:font-size-asian="10pt" style:font-size-complex="10pt"/>
    </style:style>
    <style:style style:name="P7257" style:parent-style-name="Standard" style:family="paragraph">
      <style:paragraph-properties fo:text-align="justify"/>
      <style:text-properties fo:font-size="10pt" style:font-size-asian="10pt" style:font-size-complex="10pt"/>
    </style:style>
    <style:style style:name="P7258" style:parent-style-name="Standard" style:family="paragraph">
      <style:paragraph-properties fo:text-align="justify"/>
      <style:text-properties fo:font-size="10pt" style:font-size-asian="10pt" style:font-size-complex="10pt"/>
    </style:style>
    <style:style style:name="P7259" style:parent-style-name="Standard" style:family="paragraph">
      <style:paragraph-properties fo:text-align="justify"/>
      <style:text-properties fo:font-size="10pt" style:font-size-asian="10pt" style:font-size-complex="10pt"/>
    </style:style>
    <style:style style:name="P7260" style:parent-style-name="Standard" style:family="paragraph">
      <style:paragraph-properties fo:text-align="justify"/>
      <style:text-properties fo:font-size="10pt" style:font-size-asian="10pt" style:font-size-complex="10pt"/>
    </style:style>
    <style:style style:name="P7261" style:parent-style-name="Standard" style:family="paragraph">
      <style:paragraph-properties fo:text-align="justify"/>
      <style:text-properties fo:font-size="10pt" style:font-size-asian="10pt" style:font-size-complex="10pt"/>
    </style:style>
    <style:style style:name="P7262" style:parent-style-name="Standard" style:family="paragraph">
      <style:paragraph-properties fo:text-align="justify"/>
      <style:text-properties fo:font-size="10pt" style:font-size-asian="10pt" style:font-size-complex="10pt"/>
    </style:style>
    <style:style style:name="P7263" style:parent-style-name="Standard" style:family="paragraph">
      <style:paragraph-properties fo:text-align="justify"/>
      <style:text-properties fo:font-size="10pt" style:font-size-asian="10pt" style:font-size-complex="10pt"/>
    </style:style>
    <style:style style:name="P7264" style:parent-style-name="Standard" style:family="paragraph">
      <style:paragraph-properties fo:text-align="justify"/>
      <style:text-properties fo:font-size="10pt" style:font-size-asian="10pt" style:font-size-complex="10pt"/>
    </style:style>
    <style:style style:name="P7265" style:parent-style-name="Standard" style:family="paragraph">
      <style:paragraph-properties fo:text-align="justify"/>
      <style:text-properties fo:font-size="10pt" style:font-size-asian="10pt" style:font-size-complex="10pt"/>
    </style:style>
    <style:style style:name="P7266" style:parent-style-name="Standard" style:family="paragraph">
      <style:paragraph-properties fo:text-align="justify"/>
      <style:text-properties fo:font-size="10pt" style:font-size-asian="10pt" style:font-size-complex="10pt"/>
    </style:style>
    <style:style style:name="P7267" style:parent-style-name="Standard" style:family="paragraph">
      <style:paragraph-properties fo:text-align="justify"/>
      <style:text-properties fo:font-size="10pt" style:font-size-asian="10pt" style:font-size-complex="10pt"/>
    </style:style>
    <style:style style:name="P7268" style:parent-style-name="Standard" style:family="paragraph">
      <style:paragraph-properties fo:text-align="justify"/>
      <style:text-properties fo:font-size="10pt" style:font-size-asian="10pt" style:font-size-complex="10pt"/>
    </style:style>
    <style:style style:name="P7269" style:parent-style-name="Standard" style:family="paragraph">
      <style:paragraph-properties fo:text-align="justify"/>
      <style:text-properties fo:font-size="10pt" style:font-size-asian="10pt" style:font-size-complex="10pt"/>
    </style:style>
    <style:style style:name="P7270" style:parent-style-name="Standard" style:family="paragraph">
      <style:paragraph-properties fo:text-align="justify"/>
      <style:text-properties fo:font-size="10pt" style:font-size-asian="10pt" style:font-size-complex="10pt"/>
    </style:style>
    <style:style style:name="P7271" style:parent-style-name="Standard" style:family="paragraph">
      <style:paragraph-properties fo:text-align="justify"/>
      <style:text-properties fo:font-size="10pt" style:font-size-asian="10pt" style:font-size-complex="10pt"/>
    </style:style>
    <style:style style:name="P7272" style:parent-style-name="Standard" style:family="paragraph">
      <style:paragraph-properties fo:text-align="justify"/>
      <style:text-properties fo:font-size="10pt" style:font-size-asian="10pt" style:font-size-complex="10pt"/>
    </style:style>
    <style:style style:name="P7273" style:parent-style-name="Standard" style:family="paragraph">
      <style:paragraph-properties fo:text-align="justify"/>
      <style:text-properties fo:font-size="10pt" style:font-size-asian="10pt" style:font-size-complex="10pt"/>
    </style:style>
    <style:style style:name="P7274" style:parent-style-name="Standard" style:family="paragraph">
      <style:paragraph-properties fo:text-align="justify"/>
      <style:text-properties fo:font-size="10pt" style:font-size-asian="10pt" style:font-size-complex="10pt"/>
    </style:style>
    <style:style style:name="P7275" style:parent-style-name="Standard" style:family="paragraph">
      <style:paragraph-properties fo:text-align="justify"/>
      <style:text-properties fo:font-size="10pt" style:font-size-asian="10pt" style:font-size-complex="10pt"/>
    </style:style>
    <style:style style:name="P7276" style:parent-style-name="Standard" style:family="paragraph">
      <style:paragraph-properties fo:text-align="justify"/>
      <style:text-properties fo:font-size="10pt" style:font-size-asian="10pt" style:font-size-complex="10pt"/>
    </style:style>
    <style:style style:name="P7277" style:parent-style-name="Standard" style:family="paragraph">
      <style:paragraph-properties fo:text-align="justify"/>
      <style:text-properties fo:font-size="10pt" style:font-size-asian="10pt" style:font-size-complex="10pt"/>
    </style:style>
    <style:style style:name="P7278" style:parent-style-name="Standard" style:family="paragraph">
      <style:paragraph-properties fo:text-align="justify"/>
      <style:text-properties fo:font-size="10pt" style:font-size-asian="10pt" style:font-size-complex="10pt"/>
    </style:style>
    <style:style style:name="P7279" style:parent-style-name="Standard" style:family="paragraph">
      <style:paragraph-properties fo:text-align="justify"/>
      <style:text-properties fo:font-size="10pt" style:font-size-asian="10pt" style:font-size-complex="10pt"/>
    </style:style>
    <style:style style:name="P7280" style:parent-style-name="Standard" style:family="paragraph">
      <style:paragraph-properties fo:text-align="justify"/>
      <style:text-properties fo:font-size="10pt" style:font-size-asian="10pt" style:font-size-complex="10pt"/>
    </style:style>
    <style:style style:name="P7281" style:parent-style-name="Standard" style:family="paragraph">
      <style:paragraph-properties fo:text-align="justify"/>
      <style:text-properties fo:font-size="10pt" style:font-size-asian="10pt" style:font-size-complex="10pt"/>
    </style:style>
    <style:style style:name="P7282" style:parent-style-name="Standard" style:family="paragraph">
      <style:paragraph-properties fo:text-align="justify"/>
      <style:text-properties fo:font-size="10pt" style:font-size-asian="10pt" style:font-size-complex="10pt"/>
    </style:style>
    <style:style style:name="P7283" style:parent-style-name="Standard" style:family="paragraph">
      <style:paragraph-properties fo:text-align="justify"/>
      <style:text-properties fo:font-size="10pt" style:font-size-asian="10pt" style:font-size-complex="10pt"/>
    </style:style>
    <style:style style:name="P7284" style:parent-style-name="Standard" style:family="paragraph">
      <style:paragraph-properties fo:text-align="justify"/>
      <style:text-properties fo:font-size="10pt" style:font-size-asian="10pt" style:font-size-complex="10pt"/>
    </style:style>
    <style:style style:name="P7285" style:parent-style-name="Standard" style:family="paragraph">
      <style:paragraph-properties fo:text-align="justify"/>
      <style:text-properties fo:font-size="10pt" style:font-size-asian="10pt" style:font-size-complex="10pt"/>
    </style:style>
    <style:style style:name="P7286" style:parent-style-name="Standard" style:family="paragraph">
      <style:paragraph-properties fo:text-align="justify"/>
      <style:text-properties fo:font-size="10pt" style:font-size-asian="10pt" style:font-size-complex="10pt"/>
    </style:style>
    <style:style style:name="P7287" style:parent-style-name="Standard" style:family="paragraph">
      <style:paragraph-properties fo:text-align="justify"/>
      <style:text-properties fo:font-size="10pt" style:font-size-asian="10pt" style:font-size-complex="10pt"/>
    </style:style>
    <style:style style:name="P7288" style:parent-style-name="Standard" style:family="paragraph">
      <style:paragraph-properties fo:text-align="justify"/>
      <style:text-properties fo:font-size="10pt" style:font-size-asian="10pt" style:font-size-complex="10pt"/>
    </style:style>
    <style:style style:name="P7289" style:parent-style-name="Standard" style:family="paragraph">
      <style:paragraph-properties fo:text-align="justify"/>
      <style:text-properties fo:font-size="10pt" style:font-size-asian="10pt" style:font-size-complex="10pt"/>
    </style:style>
    <style:style style:name="P7290" style:parent-style-name="Standard" style:family="paragraph">
      <style:paragraph-properties fo:text-align="justify"/>
      <style:text-properties fo:font-size="10pt" style:font-size-asian="10pt" style:font-size-complex="10pt"/>
    </style:style>
    <style:style style:name="P7291" style:parent-style-name="Standard" style:family="paragraph">
      <style:paragraph-properties fo:text-align="justify"/>
      <style:text-properties fo:font-size="10pt" style:font-size-asian="10pt" style:font-size-complex="10pt"/>
    </style:style>
    <style:style style:name="P7292" style:parent-style-name="Standard" style:family="paragraph">
      <style:paragraph-properties fo:text-align="justify"/>
      <style:text-properties fo:font-size="10pt" style:font-size-asian="10pt" style:font-size-complex="10pt"/>
    </style:style>
    <style:style style:name="P7293" style:parent-style-name="Standard" style:family="paragraph">
      <style:paragraph-properties fo:text-align="justify"/>
      <style:text-properties fo:font-size="10pt" style:font-size-asian="10pt" style:font-size-complex="10pt"/>
    </style:style>
    <style:style style:name="P7294" style:parent-style-name="Standard" style:family="paragraph">
      <style:paragraph-properties fo:text-align="justify"/>
      <style:text-properties fo:font-size="10pt" style:font-size-asian="10pt" style:font-size-complex="10pt"/>
    </style:style>
    <style:style style:name="P7295" style:parent-style-name="Standard" style:family="paragraph">
      <style:paragraph-properties fo:text-align="justify"/>
      <style:text-properties fo:font-size="10pt" style:font-size-asian="10pt" style:font-size-complex="10pt"/>
    </style:style>
    <style:style style:name="P7296" style:parent-style-name="Standard" style:family="paragraph">
      <style:paragraph-properties fo:text-align="justify"/>
      <style:text-properties fo:font-size="10pt" style:font-size-asian="10pt" style:font-size-complex="10pt"/>
    </style:style>
    <style:style style:name="P7297" style:parent-style-name="Standard" style:family="paragraph">
      <style:paragraph-properties fo:text-align="justify"/>
      <style:text-properties fo:font-size="10pt" style:font-size-asian="10pt" style:font-size-complex="10pt"/>
    </style:style>
    <style:style style:name="P7298" style:parent-style-name="Standard" style:family="paragraph">
      <style:paragraph-properties fo:text-align="justify"/>
      <style:text-properties fo:font-size="10pt" style:font-size-asian="10pt" style:font-size-complex="10pt"/>
    </style:style>
    <style:style style:name="P7299" style:parent-style-name="Standard" style:family="paragraph">
      <style:paragraph-properties fo:text-align="justify"/>
      <style:text-properties fo:font-size="10pt" style:font-size-asian="10pt" style:font-size-complex="10pt"/>
    </style:style>
    <style:style style:name="P7300" style:parent-style-name="Standard" style:family="paragraph">
      <style:paragraph-properties fo:text-align="justify"/>
      <style:text-properties fo:font-size="10pt" style:font-size-asian="10pt" style:font-size-complex="10pt"/>
    </style:style>
    <style:style style:name="P7301" style:parent-style-name="Standard" style:family="paragraph">
      <style:paragraph-properties fo:text-align="justify"/>
      <style:text-properties fo:font-size="10pt" style:font-size-asian="10pt" style:font-size-complex="10pt"/>
    </style:style>
    <style:style style:name="P7302" style:parent-style-name="Standard" style:family="paragraph">
      <style:paragraph-properties fo:text-align="justify"/>
      <style:text-properties fo:font-size="10pt" style:font-size-asian="10pt" style:font-size-complex="10pt"/>
    </style:style>
    <style:style style:name="TableColumn7304" style:family="table-column">
      <style:table-column-properties style:column-width="3.9791in" style:use-optimal-column-width="false"/>
    </style:style>
    <style:style style:name="TableColumn7305" style:family="table-column">
      <style:table-column-properties style:column-width="2.7138in" style:use-optimal-column-width="false"/>
    </style:style>
    <style:style style:name="Table7303" style:family="table">
      <style:table-properties style:width="6.693in" fo:margin-left="-0.009in" table:align="left"/>
    </style:style>
    <style:style style:name="TableRow7306" style:family="table-row">
      <style:table-row-properties style:use-optimal-row-height="false"/>
    </style:style>
    <style:style style:name="TableCell73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30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310" style:family="table-cell">
      <style:table-cell-properties fo:border="0.0034in solid #000000" style:writing-mode="lr-tb" fo:padding-top="0.0381in" fo:padding-left="0.0381in" fo:padding-bottom="0.0381in" fo:padding-right="0.0381in"/>
    </style:style>
    <style:style style:name="TableColumn7312" style:family="table-column">
      <style:table-column-properties style:column-width="1.1805in" style:use-optimal-column-width="false"/>
    </style:style>
    <style:style style:name="TableColumn7313" style:family="table-column">
      <style:table-column-properties style:column-width="1.4701in" style:use-optimal-column-width="false"/>
    </style:style>
    <style:style style:name="Table7311" style:family="table">
      <style:table-properties style:width="2.6506in" fo:margin-left="0in" table:align="right"/>
    </style:style>
    <style:style style:name="TableRow7314" style:family="table-row">
      <style:table-row-properties style:use-optimal-row-height="false"/>
    </style:style>
    <style:style style:name="TableCell73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317" style:family="table-cell">
      <style:table-cell-properties fo:border="0.0034in solid #000000" style:writing-mode="lr-tb" fo:padding-top="0.0381in" fo:padding-left="0.0381in" fo:padding-bottom="0.0381in" fo:padding-right="0.0381in"/>
    </style:style>
    <style:style style:name="P73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319" style:family="table-row">
      <style:table-row-properties style:use-optimal-row-height="false"/>
    </style:style>
    <style:style style:name="TableCell7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324" style:family="table-row">
      <style:table-row-properties style:use-optimal-row-height="false"/>
    </style:style>
    <style:style style:name="TableCell7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329" style:family="table-row">
      <style:table-row-properties style:use-optimal-row-height="false"/>
    </style:style>
    <style:style style:name="TableCell7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3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33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335" style:parent-style-name="Standard" style:family="paragraph">
      <style:paragraph-properties fo:text-align="justify"/>
      <style:text-properties fo:font-size="10pt" style:font-size-asian="10pt" style:font-size-complex="10pt"/>
    </style:style>
    <style:style style:name="P7336" style:parent-style-name="Standard" style:family="paragraph">
      <style:paragraph-properties fo:text-align="justify"/>
      <style:text-properties fo:font-size="10pt" style:font-size-asian="10pt" style:font-size-complex="10pt"/>
    </style:style>
    <style:style style:name="P7337" style:parent-style-name="Standard" style:family="paragraph">
      <style:paragraph-properties fo:text-align="justify"/>
      <style:text-properties fo:font-size="10pt" style:font-size-asian="10pt" style:font-size-complex="10pt"/>
    </style:style>
    <style:style style:name="P7338" style:parent-style-name="Standard" style:family="paragraph">
      <style:paragraph-properties fo:text-align="justify"/>
      <style:text-properties fo:font-size="10pt" style:font-size-asian="10pt" style:font-size-complex="10pt"/>
    </style:style>
    <style:style style:name="P7339" style:parent-style-name="Standard" style:family="paragraph">
      <style:paragraph-properties fo:text-align="justify"/>
      <style:text-properties fo:font-size="10pt" style:font-size-asian="10pt" style:font-size-complex="10pt"/>
    </style:style>
    <style:style style:name="P7340" style:parent-style-name="Standard" style:family="paragraph">
      <style:paragraph-properties fo:text-align="justify"/>
      <style:text-properties fo:font-size="10pt" style:font-size-asian="10pt" style:font-size-complex="10pt"/>
    </style:style>
    <style:style style:name="P7341" style:parent-style-name="Standard" style:family="paragraph">
      <style:paragraph-properties fo:text-align="justify"/>
      <style:text-properties fo:font-size="10pt" style:font-size-asian="10pt" style:font-size-complex="10pt"/>
    </style:style>
    <style:style style:name="P7342" style:parent-style-name="Standard" style:family="paragraph">
      <style:paragraph-properties fo:text-align="justify"/>
      <style:text-properties fo:font-size="10pt" style:font-size-asian="10pt" style:font-size-complex="10pt"/>
    </style:style>
    <style:style style:name="P7343" style:parent-style-name="Standard" style:family="paragraph">
      <style:paragraph-properties fo:text-align="justify"/>
      <style:text-properties fo:font-size="10pt" style:font-size-asian="10pt" style:font-size-complex="10pt"/>
    </style:style>
    <style:style style:name="P7344" style:parent-style-name="Standard" style:family="paragraph">
      <style:paragraph-properties fo:text-align="justify"/>
      <style:text-properties fo:font-size="10pt" style:font-size-asian="10pt" style:font-size-complex="10pt"/>
    </style:style>
    <style:style style:name="P7345" style:parent-style-name="Standard" style:family="paragraph">
      <style:paragraph-properties fo:text-align="justify"/>
      <style:text-properties fo:font-size="10pt" style:font-size-asian="10pt" style:font-size-complex="10pt"/>
    </style:style>
    <style:style style:name="P7346" style:parent-style-name="Standard" style:family="paragraph">
      <style:paragraph-properties fo:text-align="justify"/>
      <style:text-properties fo:font-size="10pt" style:font-size-asian="10pt" style:font-size-complex="10pt"/>
    </style:style>
    <style:style style:name="P7347" style:parent-style-name="Standard" style:family="paragraph">
      <style:paragraph-properties fo:text-align="justify"/>
      <style:text-properties fo:font-size="10pt" style:font-size-asian="10pt" style:font-size-complex="10pt"/>
    </style:style>
    <style:style style:name="P7348" style:parent-style-name="Standard" style:family="paragraph">
      <style:paragraph-properties fo:text-align="justify"/>
      <style:text-properties fo:font-size="10pt" style:font-size-asian="10pt" style:font-size-complex="10pt"/>
    </style:style>
    <style:style style:name="P7349" style:parent-style-name="Standard" style:family="paragraph">
      <style:paragraph-properties fo:text-align="justify"/>
      <style:text-properties fo:font-size="10pt" style:font-size-asian="10pt" style:font-size-complex="10pt"/>
    </style:style>
    <style:style style:name="P7350" style:parent-style-name="Standard" style:family="paragraph">
      <style:paragraph-properties fo:text-align="justify"/>
      <style:text-properties fo:font-size="10pt" style:font-size-asian="10pt" style:font-size-complex="10pt"/>
    </style:style>
    <style:style style:name="P7351" style:parent-style-name="Standard" style:family="paragraph">
      <style:paragraph-properties fo:text-align="justify"/>
      <style:text-properties fo:font-size="10pt" style:font-size-asian="10pt" style:font-size-complex="10pt"/>
    </style:style>
    <style:style style:name="P7352" style:parent-style-name="Standard" style:family="paragraph">
      <style:paragraph-properties fo:text-align="justify"/>
      <style:text-properties fo:font-size="10pt" style:font-size-asian="10pt" style:font-size-complex="10pt"/>
    </style:style>
    <style:style style:name="P7353" style:parent-style-name="Standard" style:family="paragraph">
      <style:paragraph-properties fo:text-align="justify"/>
      <style:text-properties fo:font-size="10pt" style:font-size-asian="10pt" style:font-size-complex="10pt"/>
    </style:style>
    <style:style style:name="P7354" style:parent-style-name="Standard" style:family="paragraph">
      <style:paragraph-properties fo:text-align="justify"/>
      <style:text-properties fo:font-size="10pt" style:font-size-asian="10pt" style:font-size-complex="10pt"/>
    </style:style>
    <style:style style:name="P7355" style:parent-style-name="Standard" style:family="paragraph">
      <style:paragraph-properties fo:text-align="justify"/>
      <style:text-properties fo:font-size="10pt" style:font-size-asian="10pt" style:font-size-complex="10pt"/>
    </style:style>
    <style:style style:name="P7356" style:parent-style-name="Standard" style:family="paragraph">
      <style:paragraph-properties fo:text-align="justify"/>
      <style:text-properties fo:font-size="10pt" style:font-size-asian="10pt" style:font-size-complex="10pt"/>
    </style:style>
    <style:style style:name="P7357" style:parent-style-name="Standard" style:family="paragraph">
      <style:paragraph-properties fo:text-align="justify"/>
      <style:text-properties fo:font-size="10pt" style:font-size-asian="10pt" style:font-size-complex="10pt"/>
    </style:style>
    <style:style style:name="P7358" style:parent-style-name="Standard" style:family="paragraph">
      <style:paragraph-properties fo:text-align="justify"/>
      <style:text-properties fo:font-size="10pt" style:font-size-asian="10pt" style:font-size-complex="10pt"/>
    </style:style>
    <style:style style:name="P7359" style:parent-style-name="Standard" style:family="paragraph">
      <style:paragraph-properties fo:text-align="justify"/>
      <style:text-properties fo:font-size="10pt" style:font-size-asian="10pt" style:font-size-complex="10pt"/>
    </style:style>
    <style:style style:name="P7360" style:parent-style-name="Standard" style:family="paragraph">
      <style:paragraph-properties fo:text-align="justify"/>
      <style:text-properties fo:font-size="10pt" style:font-size-asian="10pt" style:font-size-complex="10pt"/>
    </style:style>
    <style:style style:name="P7361" style:parent-style-name="Standard" style:family="paragraph">
      <style:paragraph-properties fo:text-align="justify"/>
      <style:text-properties fo:font-size="10pt" style:font-size-asian="10pt" style:font-size-complex="10pt"/>
    </style:style>
    <style:style style:name="P7362" style:parent-style-name="Standard" style:family="paragraph">
      <style:paragraph-properties fo:text-align="justify"/>
      <style:text-properties fo:font-size="10pt" style:font-size-asian="10pt" style:font-size-complex="10pt"/>
    </style:style>
    <style:style style:name="P7363" style:parent-style-name="Standard" style:family="paragraph">
      <style:paragraph-properties fo:text-align="justify"/>
      <style:text-properties fo:font-size="10pt" style:font-size-asian="10pt" style:font-size-complex="10pt"/>
    </style:style>
    <style:style style:name="P7364" style:parent-style-name="Standard" style:family="paragraph">
      <style:paragraph-properties fo:text-align="justify"/>
      <style:text-properties fo:font-size="10pt" style:font-size-asian="10pt" style:font-size-complex="10pt"/>
    </style:style>
    <style:style style:name="P7365" style:parent-style-name="Standard" style:family="paragraph">
      <style:paragraph-properties fo:text-align="justify"/>
      <style:text-properties fo:font-size="10pt" style:font-size-asian="10pt" style:font-size-complex="10pt"/>
    </style:style>
    <style:style style:name="P7366" style:parent-style-name="Standard" style:family="paragraph">
      <style:paragraph-properties fo:text-align="justify"/>
      <style:text-properties fo:font-size="10pt" style:font-size-asian="10pt" style:font-size-complex="10pt"/>
    </style:style>
    <style:style style:name="P7367" style:parent-style-name="Standard" style:family="paragraph">
      <style:paragraph-properties fo:text-align="justify"/>
      <style:text-properties fo:font-size="10pt" style:font-size-asian="10pt" style:font-size-complex="10pt"/>
    </style:style>
    <style:style style:name="P7368" style:parent-style-name="Standard" style:family="paragraph">
      <style:paragraph-properties fo:text-align="justify"/>
      <style:text-properties fo:font-size="10pt" style:font-size-asian="10pt" style:font-size-complex="10pt"/>
    </style:style>
    <style:style style:name="P7369" style:parent-style-name="Standard" style:family="paragraph">
      <style:paragraph-properties fo:text-align="justify"/>
      <style:text-properties fo:font-size="10pt" style:font-size-asian="10pt" style:font-size-complex="10pt"/>
    </style:style>
    <style:style style:name="P7370" style:parent-style-name="Standard" style:family="paragraph">
      <style:paragraph-properties fo:text-align="justify"/>
      <style:text-properties fo:font-size="10pt" style:font-size-asian="10pt" style:font-size-complex="10pt"/>
    </style:style>
    <style:style style:name="P7371" style:parent-style-name="Standard" style:family="paragraph">
      <style:paragraph-properties fo:text-align="justify"/>
      <style:text-properties fo:font-size="10pt" style:font-size-asian="10pt" style:font-size-complex="10pt"/>
    </style:style>
    <style:style style:name="P7372" style:parent-style-name="Standard" style:family="paragraph">
      <style:paragraph-properties fo:text-align="justify"/>
      <style:text-properties fo:font-size="10pt" style:font-size-asian="10pt" style:font-size-complex="10pt"/>
    </style:style>
    <style:style style:name="P7373" style:parent-style-name="Standard" style:family="paragraph">
      <style:paragraph-properties fo:text-align="justify"/>
      <style:text-properties fo:font-size="10pt" style:font-size-asian="10pt" style:font-size-complex="10pt"/>
    </style:style>
    <style:style style:name="P7374" style:parent-style-name="Standard" style:family="paragraph">
      <style:paragraph-properties fo:text-align="justify"/>
      <style:text-properties fo:font-size="10pt" style:font-size-asian="10pt" style:font-size-complex="10pt"/>
    </style:style>
    <style:style style:name="P7375" style:parent-style-name="Standard" style:family="paragraph">
      <style:paragraph-properties fo:text-align="justify"/>
      <style:text-properties fo:font-size="10pt" style:font-size-asian="10pt" style:font-size-complex="10pt"/>
    </style:style>
    <style:style style:name="P7376" style:parent-style-name="Standard" style:family="paragraph">
      <style:paragraph-properties fo:text-align="justify"/>
      <style:text-properties fo:font-size="10pt" style:font-size-asian="10pt" style:font-size-complex="10pt"/>
    </style:style>
    <style:style style:name="P7377" style:parent-style-name="Standard" style:family="paragraph">
      <style:paragraph-properties fo:text-align="justify"/>
      <style:text-properties fo:font-size="10pt" style:font-size-asian="10pt" style:font-size-complex="10pt"/>
    </style:style>
    <style:style style:name="P7378" style:parent-style-name="Standard" style:family="paragraph">
      <style:paragraph-properties fo:text-align="justify"/>
      <style:text-properties fo:font-size="10pt" style:font-size-asian="10pt" style:font-size-complex="10pt"/>
    </style:style>
    <style:style style:name="P7379" style:parent-style-name="Standard" style:family="paragraph">
      <style:paragraph-properties fo:text-align="justify"/>
      <style:text-properties fo:font-size="10pt" style:font-size-asian="10pt" style:font-size-complex="10pt"/>
    </style:style>
    <style:style style:name="P7380" style:parent-style-name="Standard" style:family="paragraph">
      <style:paragraph-properties fo:text-align="justify"/>
      <style:text-properties fo:font-size="10pt" style:font-size-asian="10pt" style:font-size-complex="10pt"/>
    </style:style>
    <style:style style:name="P7381" style:parent-style-name="Standard" style:family="paragraph">
      <style:paragraph-properties fo:text-align="justify"/>
      <style:text-properties fo:font-size="10pt" style:font-size-asian="10pt" style:font-size-complex="10pt"/>
    </style:style>
    <style:style style:name="P7382" style:parent-style-name="Standard" style:family="paragraph">
      <style:paragraph-properties fo:text-align="justify"/>
      <style:text-properties fo:font-size="10pt" style:font-size-asian="10pt" style:font-size-complex="10pt"/>
    </style:style>
    <style:style style:name="P7383" style:parent-style-name="Standard" style:family="paragraph">
      <style:paragraph-properties fo:text-align="justify"/>
      <style:text-properties fo:font-size="10pt" style:font-size-asian="10pt" style:font-size-complex="10pt"/>
    </style:style>
    <style:style style:name="P7384" style:parent-style-name="Standard" style:family="paragraph">
      <style:paragraph-properties fo:text-align="justify"/>
      <style:text-properties fo:font-size="10pt" style:font-size-asian="10pt" style:font-size-complex="10pt"/>
    </style:style>
    <style:style style:name="P7385" style:parent-style-name="Standard" style:family="paragraph">
      <style:paragraph-properties fo:text-align="justify"/>
      <style:text-properties fo:font-size="10pt" style:font-size-asian="10pt" style:font-size-complex="10pt"/>
    </style:style>
    <style:style style:name="P7386" style:parent-style-name="Standard" style:family="paragraph">
      <style:paragraph-properties fo:text-align="justify"/>
      <style:text-properties fo:font-size="10pt" style:font-size-asian="10pt" style:font-size-complex="10pt"/>
    </style:style>
    <style:style style:name="P7387" style:parent-style-name="Standard" style:family="paragraph">
      <style:paragraph-properties fo:text-align="justify"/>
      <style:text-properties fo:font-size="10pt" style:font-size-asian="10pt" style:font-size-complex="10pt"/>
    </style:style>
    <style:style style:name="P7388" style:parent-style-name="Standard" style:family="paragraph">
      <style:paragraph-properties fo:text-align="justify"/>
      <style:text-properties fo:font-size="10pt" style:font-size-asian="10pt" style:font-size-complex="10pt"/>
    </style:style>
    <style:style style:name="P7389" style:parent-style-name="Standard" style:family="paragraph">
      <style:paragraph-properties fo:text-align="justify"/>
      <style:text-properties fo:font-size="10pt" style:font-size-asian="10pt" style:font-size-complex="10pt"/>
    </style:style>
    <style:style style:name="P7390" style:parent-style-name="Standard" style:family="paragraph">
      <style:paragraph-properties fo:text-align="justify"/>
      <style:text-properties fo:font-size="10pt" style:font-size-asian="10pt" style:font-size-complex="10pt"/>
    </style:style>
    <style:style style:name="P7391" style:parent-style-name="Standard" style:family="paragraph">
      <style:paragraph-properties fo:text-align="justify"/>
      <style:text-properties fo:font-size="10pt" style:font-size-asian="10pt" style:font-size-complex="10pt"/>
    </style:style>
    <style:style style:name="P7392" style:parent-style-name="Standard" style:family="paragraph">
      <style:paragraph-properties fo:text-align="justify"/>
      <style:text-properties fo:font-size="10pt" style:font-size-asian="10pt" style:font-size-complex="10pt"/>
    </style:style>
    <style:style style:name="P7393" style:parent-style-name="Standard" style:family="paragraph">
      <style:paragraph-properties fo:text-align="justify"/>
      <style:text-properties fo:font-size="10pt" style:font-size-asian="10pt" style:font-size-complex="10pt"/>
    </style:style>
    <style:style style:name="P7394" style:parent-style-name="Standard" style:family="paragraph">
      <style:paragraph-properties fo:text-align="justify"/>
      <style:text-properties fo:font-size="10pt" style:font-size-asian="10pt" style:font-size-complex="10pt"/>
    </style:style>
    <style:style style:name="P7395" style:parent-style-name="Standard" style:family="paragraph">
      <style:paragraph-properties fo:text-align="justify"/>
      <style:text-properties fo:font-size="10pt" style:font-size-asian="10pt" style:font-size-complex="10pt"/>
    </style:style>
    <style:style style:name="P7396" style:parent-style-name="Standard" style:family="paragraph">
      <style:paragraph-properties fo:text-align="justify"/>
      <style:text-properties fo:font-size="10pt" style:font-size-asian="10pt" style:font-size-complex="10pt"/>
    </style:style>
    <style:style style:name="P7397" style:parent-style-name="Standard" style:family="paragraph">
      <style:paragraph-properties fo:text-align="justify"/>
      <style:text-properties fo:font-size="10pt" style:font-size-asian="10pt" style:font-size-complex="10pt"/>
    </style:style>
    <style:style style:name="P7398" style:parent-style-name="Standard" style:family="paragraph">
      <style:paragraph-properties fo:text-align="justify"/>
      <style:text-properties fo:font-size="10pt" style:font-size-asian="10pt" style:font-size-complex="10pt"/>
    </style:style>
    <style:style style:name="P7399" style:parent-style-name="Standard" style:family="paragraph">
      <style:paragraph-properties fo:text-align="justify"/>
      <style:text-properties fo:font-size="10pt" style:font-size-asian="10pt" style:font-size-complex="10pt"/>
    </style:style>
    <style:style style:name="P7400" style:parent-style-name="Standard" style:family="paragraph">
      <style:paragraph-properties fo:text-align="justify"/>
      <style:text-properties fo:font-size="10pt" style:font-size-asian="10pt" style:font-size-complex="10pt"/>
    </style:style>
    <style:style style:name="P7401" style:parent-style-name="Standard" style:family="paragraph">
      <style:paragraph-properties fo:text-align="justify"/>
      <style:text-properties fo:font-size="10pt" style:font-size-asian="10pt" style:font-size-complex="10pt"/>
    </style:style>
    <style:style style:name="P7402" style:parent-style-name="Standard" style:family="paragraph">
      <style:paragraph-properties fo:text-align="justify"/>
      <style:text-properties fo:font-size="10pt" style:font-size-asian="10pt" style:font-size-complex="10pt"/>
    </style:style>
    <style:style style:name="TableColumn7404" style:family="table-column">
      <style:table-column-properties style:column-width="3.9791in" style:use-optimal-column-width="false"/>
    </style:style>
    <style:style style:name="TableColumn7405" style:family="table-column">
      <style:table-column-properties style:column-width="2.7138in" style:use-optimal-column-width="false"/>
    </style:style>
    <style:style style:name="Table7403" style:family="table">
      <style:table-properties style:width="6.693in" fo:margin-left="-0.009in" table:align="left"/>
    </style:style>
    <style:style style:name="TableRow7406" style:family="table-row">
      <style:table-row-properties style:use-optimal-row-height="false"/>
    </style:style>
    <style:style style:name="TableCell74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0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40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410" style:family="table-cell">
      <style:table-cell-properties fo:border="0.0034in solid #000000" style:writing-mode="lr-tb" fo:padding-top="0.0381in" fo:padding-left="0.0381in" fo:padding-bottom="0.0381in" fo:padding-right="0.0381in"/>
    </style:style>
    <style:style style:name="TableColumn7412" style:family="table-column">
      <style:table-column-properties style:column-width="1.1805in" style:use-optimal-column-width="false"/>
    </style:style>
    <style:style style:name="TableColumn7413" style:family="table-column">
      <style:table-column-properties style:column-width="1.4701in" style:use-optimal-column-width="false"/>
    </style:style>
    <style:style style:name="Table7411" style:family="table">
      <style:table-properties style:width="2.6506in" fo:margin-left="0in" table:align="right"/>
    </style:style>
    <style:style style:name="TableRow7414" style:family="table-row">
      <style:table-row-properties style:use-optimal-row-height="false"/>
    </style:style>
    <style:style style:name="TableCell74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1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417" style:family="table-cell">
      <style:table-cell-properties fo:border="0.0034in solid #000000" style:writing-mode="lr-tb" fo:padding-top="0.0381in" fo:padding-left="0.0381in" fo:padding-bottom="0.0381in" fo:padding-right="0.0381in"/>
    </style:style>
    <style:style style:name="P741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419" style:family="table-row">
      <style:table-row-properties style:use-optimal-row-height="false"/>
    </style:style>
    <style:style style:name="TableCell7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2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424" style:family="table-row">
      <style:table-row-properties style:use-optimal-row-height="false"/>
    </style:style>
    <style:style style:name="TableCell7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2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4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429" style:family="table-row">
      <style:table-row-properties style:use-optimal-row-height="false"/>
    </style:style>
    <style:style style:name="TableCell7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3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3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43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435" style:parent-style-name="Standard" style:family="paragraph">
      <style:paragraph-properties fo:text-align="justify"/>
      <style:text-properties fo:font-size="10pt" style:font-size-asian="10pt" style:font-size-complex="10pt"/>
    </style:style>
    <style:style style:name="P7436" style:parent-style-name="Standard" style:family="paragraph">
      <style:paragraph-properties fo:text-align="justify"/>
      <style:text-properties fo:font-size="10pt" style:font-size-asian="10pt" style:font-size-complex="10pt"/>
    </style:style>
    <style:style style:name="P7437" style:parent-style-name="Standard" style:family="paragraph">
      <style:paragraph-properties fo:text-align="justify"/>
      <style:text-properties fo:font-size="10pt" style:font-size-asian="10pt" style:font-size-complex="10pt"/>
    </style:style>
    <style:style style:name="P7438" style:parent-style-name="Standard" style:family="paragraph">
      <style:paragraph-properties fo:text-align="justify"/>
      <style:text-properties fo:font-size="10pt" style:font-size-asian="10pt" style:font-size-complex="10pt"/>
    </style:style>
    <style:style style:name="P7439" style:parent-style-name="Standard" style:family="paragraph">
      <style:paragraph-properties fo:text-align="justify"/>
      <style:text-properties fo:font-size="10pt" style:font-size-asian="10pt" style:font-size-complex="10pt"/>
    </style:style>
    <style:style style:name="P7440" style:parent-style-name="Standard" style:family="paragraph">
      <style:paragraph-properties fo:text-align="justify"/>
      <style:text-properties fo:font-size="10pt" style:font-size-asian="10pt" style:font-size-complex="10pt"/>
    </style:style>
    <style:style style:name="P7441" style:parent-style-name="Standard" style:family="paragraph">
      <style:paragraph-properties fo:text-align="justify"/>
      <style:text-properties fo:font-size="10pt" style:font-size-asian="10pt" style:font-size-complex="10pt"/>
    </style:style>
    <style:style style:name="P7442" style:parent-style-name="Standard" style:family="paragraph">
      <style:paragraph-properties fo:text-align="justify"/>
      <style:text-properties fo:font-size="10pt" style:font-size-asian="10pt" style:font-size-complex="10pt"/>
    </style:style>
    <style:style style:name="P7443" style:parent-style-name="Standard" style:family="paragraph">
      <style:paragraph-properties fo:text-align="justify"/>
      <style:text-properties fo:font-size="10pt" style:font-size-asian="10pt" style:font-size-complex="10pt"/>
    </style:style>
    <style:style style:name="P7444" style:parent-style-name="Standard" style:family="paragraph">
      <style:paragraph-properties fo:text-align="justify"/>
      <style:text-properties fo:font-size="10pt" style:font-size-asian="10pt" style:font-size-complex="10pt"/>
    </style:style>
    <style:style style:name="P7445" style:parent-style-name="Standard" style:family="paragraph">
      <style:paragraph-properties fo:text-align="justify"/>
      <style:text-properties fo:font-size="10pt" style:font-size-asian="10pt" style:font-size-complex="10pt"/>
    </style:style>
    <style:style style:name="P7446" style:parent-style-name="Standard" style:family="paragraph">
      <style:paragraph-properties fo:text-align="justify"/>
      <style:text-properties fo:font-size="10pt" style:font-size-asian="10pt" style:font-size-complex="10pt"/>
    </style:style>
    <style:style style:name="P7447" style:parent-style-name="Standard" style:family="paragraph">
      <style:paragraph-properties fo:text-align="justify"/>
      <style:text-properties fo:font-size="10pt" style:font-size-asian="10pt" style:font-size-complex="10pt"/>
    </style:style>
    <style:style style:name="P7448" style:parent-style-name="Standard" style:family="paragraph">
      <style:paragraph-properties fo:text-align="justify"/>
      <style:text-properties fo:font-size="10pt" style:font-size-asian="10pt" style:font-size-complex="10pt"/>
    </style:style>
    <style:style style:name="P7449" style:parent-style-name="Standard" style:family="paragraph">
      <style:paragraph-properties fo:text-align="justify"/>
      <style:text-properties fo:font-size="10pt" style:font-size-asian="10pt" style:font-size-complex="10pt"/>
    </style:style>
    <style:style style:name="P7450" style:parent-style-name="Standard" style:family="paragraph">
      <style:paragraph-properties fo:text-align="justify"/>
      <style:text-properties fo:font-size="10pt" style:font-size-asian="10pt" style:font-size-complex="10pt"/>
    </style:style>
    <style:style style:name="P7451" style:parent-style-name="Standard" style:family="paragraph">
      <style:paragraph-properties fo:text-align="justify"/>
      <style:text-properties fo:font-size="10pt" style:font-size-asian="10pt" style:font-size-complex="10pt"/>
    </style:style>
    <style:style style:name="P7452" style:parent-style-name="Standard" style:family="paragraph">
      <style:paragraph-properties fo:text-align="justify"/>
      <style:text-properties fo:font-size="10pt" style:font-size-asian="10pt" style:font-size-complex="10pt"/>
    </style:style>
    <style:style style:name="P7453" style:parent-style-name="Standard" style:family="paragraph">
      <style:paragraph-properties fo:text-align="justify"/>
      <style:text-properties fo:font-size="10pt" style:font-size-asian="10pt" style:font-size-complex="10pt"/>
    </style:style>
    <style:style style:name="P7454" style:parent-style-name="Standard" style:family="paragraph">
      <style:paragraph-properties fo:text-align="justify"/>
      <style:text-properties fo:font-size="10pt" style:font-size-asian="10pt" style:font-size-complex="10pt"/>
    </style:style>
    <style:style style:name="P7455" style:parent-style-name="Standard" style:family="paragraph">
      <style:paragraph-properties fo:text-align="justify"/>
      <style:text-properties fo:font-size="10pt" style:font-size-asian="10pt" style:font-size-complex="10pt"/>
    </style:style>
    <style:style style:name="P7456" style:parent-style-name="Standard" style:family="paragraph">
      <style:paragraph-properties fo:text-align="justify"/>
      <style:text-properties fo:font-size="10pt" style:font-size-asian="10pt" style:font-size-complex="10pt"/>
    </style:style>
    <style:style style:name="P7457" style:parent-style-name="Standard" style:family="paragraph">
      <style:paragraph-properties fo:text-align="justify"/>
      <style:text-properties fo:font-size="10pt" style:font-size-asian="10pt" style:font-size-complex="10pt"/>
    </style:style>
    <style:style style:name="P7458" style:parent-style-name="Standard" style:family="paragraph">
      <style:paragraph-properties fo:text-align="justify"/>
      <style:text-properties fo:font-size="10pt" style:font-size-asian="10pt" style:font-size-complex="10pt"/>
    </style:style>
    <style:style style:name="P7459" style:parent-style-name="Standard" style:family="paragraph">
      <style:paragraph-properties fo:text-align="justify"/>
      <style:text-properties fo:font-size="10pt" style:font-size-asian="10pt" style:font-size-complex="10pt"/>
    </style:style>
    <style:style style:name="P7460" style:parent-style-name="Standard" style:family="paragraph">
      <style:paragraph-properties fo:text-align="justify"/>
      <style:text-properties fo:font-size="10pt" style:font-size-asian="10pt" style:font-size-complex="10pt"/>
    </style:style>
    <style:style style:name="P7461" style:parent-style-name="Standard" style:family="paragraph">
      <style:paragraph-properties fo:text-align="justify"/>
      <style:text-properties fo:font-size="10pt" style:font-size-asian="10pt" style:font-size-complex="10pt"/>
    </style:style>
    <style:style style:name="P7462" style:parent-style-name="Standard" style:family="paragraph">
      <style:paragraph-properties fo:text-align="justify"/>
      <style:text-properties fo:font-size="10pt" style:font-size-asian="10pt" style:font-size-complex="10pt"/>
    </style:style>
    <style:style style:name="P7463" style:parent-style-name="Standard" style:family="paragraph">
      <style:paragraph-properties fo:text-align="justify"/>
      <style:text-properties fo:font-size="10pt" style:font-size-asian="10pt" style:font-size-complex="10pt"/>
    </style:style>
    <style:style style:name="P7464" style:parent-style-name="Standard" style:family="paragraph">
      <style:paragraph-properties fo:text-align="justify"/>
      <style:text-properties fo:font-size="10pt" style:font-size-asian="10pt" style:font-size-complex="10pt"/>
    </style:style>
    <style:style style:name="P7465" style:parent-style-name="Standard" style:family="paragraph">
      <style:paragraph-properties fo:text-align="justify"/>
      <style:text-properties fo:font-size="10pt" style:font-size-asian="10pt" style:font-size-complex="10pt"/>
    </style:style>
    <style:style style:name="P7466" style:parent-style-name="Standard" style:family="paragraph">
      <style:paragraph-properties fo:text-align="justify"/>
      <style:text-properties fo:font-size="10pt" style:font-size-asian="10pt" style:font-size-complex="10pt"/>
    </style:style>
    <style:style style:name="P7467" style:parent-style-name="Standard" style:family="paragraph">
      <style:paragraph-properties fo:text-align="justify"/>
      <style:text-properties fo:font-size="10pt" style:font-size-asian="10pt" style:font-size-complex="10pt"/>
    </style:style>
    <style:style style:name="P7468" style:parent-style-name="Standard" style:family="paragraph">
      <style:paragraph-properties fo:text-align="justify"/>
      <style:text-properties fo:font-size="10pt" style:font-size-asian="10pt" style:font-size-complex="10pt"/>
    </style:style>
    <style:style style:name="P7469" style:parent-style-name="Standard" style:family="paragraph">
      <style:paragraph-properties fo:text-align="justify"/>
      <style:text-properties fo:font-size="10pt" style:font-size-asian="10pt" style:font-size-complex="10pt"/>
    </style:style>
    <style:style style:name="P7470" style:parent-style-name="Standard" style:family="paragraph">
      <style:paragraph-properties fo:text-align="justify"/>
      <style:text-properties fo:font-size="10pt" style:font-size-asian="10pt" style:font-size-complex="10pt"/>
    </style:style>
    <style:style style:name="P7471" style:parent-style-name="Standard" style:family="paragraph">
      <style:paragraph-properties fo:text-align="justify"/>
      <style:text-properties fo:font-size="10pt" style:font-size-asian="10pt" style:font-size-complex="10pt"/>
    </style:style>
    <style:style style:name="P7472" style:parent-style-name="Standard" style:family="paragraph">
      <style:paragraph-properties fo:text-align="justify"/>
      <style:text-properties fo:font-size="10pt" style:font-size-asian="10pt" style:font-size-complex="10pt"/>
    </style:style>
    <style:style style:name="P7473" style:parent-style-name="Standard" style:family="paragraph">
      <style:paragraph-properties fo:text-align="justify"/>
      <style:text-properties fo:font-size="10pt" style:font-size-asian="10pt" style:font-size-complex="10pt"/>
    </style:style>
    <style:style style:name="P7474" style:parent-style-name="Standard" style:family="paragraph">
      <style:paragraph-properties fo:text-align="justify"/>
      <style:text-properties fo:font-size="10pt" style:font-size-asian="10pt" style:font-size-complex="10pt"/>
    </style:style>
    <style:style style:name="P7475" style:parent-style-name="Standard" style:family="paragraph">
      <style:paragraph-properties fo:text-align="justify"/>
      <style:text-properties fo:font-size="10pt" style:font-size-asian="10pt" style:font-size-complex="10pt"/>
    </style:style>
    <style:style style:name="P7476" style:parent-style-name="Standard" style:family="paragraph">
      <style:paragraph-properties fo:text-align="justify"/>
      <style:text-properties fo:font-size="10pt" style:font-size-asian="10pt" style:font-size-complex="10pt"/>
    </style:style>
    <style:style style:name="P7477" style:parent-style-name="Standard" style:family="paragraph">
      <style:paragraph-properties fo:text-align="justify"/>
      <style:text-properties fo:font-size="10pt" style:font-size-asian="10pt" style:font-size-complex="10pt"/>
    </style:style>
    <style:style style:name="P7478" style:parent-style-name="Standard" style:family="paragraph">
      <style:paragraph-properties fo:text-align="justify"/>
      <style:text-properties fo:font-size="10pt" style:font-size-asian="10pt" style:font-size-complex="10pt"/>
    </style:style>
    <style:style style:name="TableColumn7480" style:family="table-column">
      <style:table-column-properties style:column-width="3.9791in" style:use-optimal-column-width="false"/>
    </style:style>
    <style:style style:name="TableColumn7481" style:family="table-column">
      <style:table-column-properties style:column-width="2.7138in" style:use-optimal-column-width="false"/>
    </style:style>
    <style:style style:name="Table7479" style:family="table">
      <style:table-properties style:width="6.693in" fo:margin-left="-0.009in" table:align="left"/>
    </style:style>
    <style:style style:name="TableRow7482" style:family="table-row">
      <style:table-row-properties style:use-optimal-row-height="false"/>
    </style:style>
    <style:style style:name="TableCell74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8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48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486" style:family="table-cell">
      <style:table-cell-properties fo:border="0.0034in solid #000000" style:writing-mode="lr-tb" fo:padding-top="0.0381in" fo:padding-left="0.0381in" fo:padding-bottom="0.0381in" fo:padding-right="0.0381in"/>
    </style:style>
    <style:style style:name="TableColumn7488" style:family="table-column">
      <style:table-column-properties style:column-width="1.1805in" style:use-optimal-column-width="false"/>
    </style:style>
    <style:style style:name="TableColumn7489" style:family="table-column">
      <style:table-column-properties style:column-width="1.4701in" style:use-optimal-column-width="false"/>
    </style:style>
    <style:style style:name="Table7487" style:family="table">
      <style:table-properties style:width="2.6506in" fo:margin-left="0in" table:align="right"/>
    </style:style>
    <style:style style:name="TableRow7490" style:family="table-row">
      <style:table-row-properties style:use-optimal-row-height="false"/>
    </style:style>
    <style:style style:name="TableCell74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9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493" style:family="table-cell">
      <style:table-cell-properties fo:border="0.0034in solid #000000" style:writing-mode="lr-tb" fo:padding-top="0.0381in" fo:padding-left="0.0381in" fo:padding-bottom="0.0381in" fo:padding-right="0.0381in"/>
    </style:style>
    <style:style style:name="P749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495" style:family="table-row">
      <style:table-row-properties style:use-optimal-row-height="false"/>
    </style:style>
    <style:style style:name="TableCell7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9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9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500" style:family="table-row">
      <style:table-row-properties style:use-optimal-row-height="false"/>
    </style:style>
    <style:style style:name="TableCell7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0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0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505" style:family="table-row">
      <style:table-row-properties style:use-optimal-row-height="false"/>
    </style:style>
    <style:style style:name="TableCell7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0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0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5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511" style:parent-style-name="Standard" style:family="paragraph">
      <style:paragraph-properties fo:text-align="justify"/>
      <style:text-properties fo:font-size="10pt" style:font-size-asian="10pt" style:font-size-complex="10pt"/>
    </style:style>
    <style:style style:name="P7512" style:parent-style-name="Standard" style:family="paragraph">
      <style:paragraph-properties fo:text-align="justify"/>
      <style:text-properties fo:font-size="10pt" style:font-size-asian="10pt" style:font-size-complex="10pt"/>
    </style:style>
    <style:style style:name="P7513" style:parent-style-name="Standard" style:family="paragraph">
      <style:paragraph-properties fo:text-align="justify"/>
      <style:text-properties fo:font-size="10pt" style:font-size-asian="10pt" style:font-size-complex="10pt"/>
    </style:style>
    <style:style style:name="P7514" style:parent-style-name="Standard" style:family="paragraph">
      <style:paragraph-properties fo:text-align="justify"/>
      <style:text-properties fo:font-size="10pt" style:font-size-asian="10pt" style:font-size-complex="10pt"/>
    </style:style>
    <style:style style:name="P7515" style:parent-style-name="Standard" style:family="paragraph">
      <style:paragraph-properties fo:text-align="justify"/>
      <style:text-properties fo:font-size="10pt" style:font-size-asian="10pt" style:font-size-complex="10pt"/>
    </style:style>
    <style:style style:name="P7516" style:parent-style-name="Standard" style:family="paragraph">
      <style:paragraph-properties fo:text-align="justify"/>
      <style:text-properties fo:font-size="10pt" style:font-size-asian="10pt" style:font-size-complex="10pt"/>
    </style:style>
    <style:style style:name="P7517" style:parent-style-name="Standard" style:family="paragraph">
      <style:paragraph-properties fo:text-align="justify"/>
      <style:text-properties fo:font-size="10pt" style:font-size-asian="10pt" style:font-size-complex="10pt"/>
    </style:style>
    <style:style style:name="P7518" style:parent-style-name="Standard" style:family="paragraph">
      <style:paragraph-properties fo:text-align="justify"/>
      <style:text-properties fo:font-size="10pt" style:font-size-asian="10pt" style:font-size-complex="10pt"/>
    </style:style>
    <style:style style:name="P7519" style:parent-style-name="Standard" style:family="paragraph">
      <style:paragraph-properties fo:text-align="justify"/>
      <style:text-properties fo:font-size="10pt" style:font-size-asian="10pt" style:font-size-complex="10pt"/>
    </style:style>
    <style:style style:name="P7520" style:parent-style-name="Standard" style:family="paragraph">
      <style:paragraph-properties fo:text-align="justify"/>
      <style:text-properties fo:font-size="10pt" style:font-size-asian="10pt" style:font-size-complex="10pt"/>
    </style:style>
    <style:style style:name="P7521" style:parent-style-name="Standard" style:family="paragraph">
      <style:paragraph-properties fo:text-align="justify"/>
      <style:text-properties fo:font-size="10pt" style:font-size-asian="10pt" style:font-size-complex="10pt"/>
    </style:style>
    <style:style style:name="P7522" style:parent-style-name="Standard" style:family="paragraph">
      <style:paragraph-properties fo:text-align="justify"/>
      <style:text-properties fo:font-size="10pt" style:font-size-asian="10pt" style:font-size-complex="10pt"/>
    </style:style>
    <style:style style:name="P7523" style:parent-style-name="Standard" style:family="paragraph">
      <style:paragraph-properties fo:text-align="justify"/>
      <style:text-properties fo:font-size="10pt" style:font-size-asian="10pt" style:font-size-complex="10pt"/>
    </style:style>
    <style:style style:name="P7524" style:parent-style-name="Standard" style:family="paragraph">
      <style:paragraph-properties fo:text-align="justify"/>
      <style:text-properties fo:font-size="10pt" style:font-size-asian="10pt" style:font-size-complex="10pt"/>
    </style:style>
    <style:style style:name="P7525" style:parent-style-name="Standard" style:family="paragraph">
      <style:paragraph-properties fo:text-align="justify"/>
      <style:text-properties fo:font-size="10pt" style:font-size-asian="10pt" style:font-size-complex="10pt"/>
    </style:style>
    <style:style style:name="P7526" style:parent-style-name="Standard" style:family="paragraph">
      <style:paragraph-properties fo:text-align="justify"/>
      <style:text-properties fo:font-size="10pt" style:font-size-asian="10pt" style:font-size-complex="10pt"/>
    </style:style>
    <style:style style:name="P7527" style:parent-style-name="Standard" style:family="paragraph">
      <style:paragraph-properties fo:text-align="justify"/>
      <style:text-properties fo:font-size="10pt" style:font-size-asian="10pt" style:font-size-complex="10pt"/>
    </style:style>
    <style:style style:name="P7528" style:parent-style-name="Standard" style:family="paragraph">
      <style:paragraph-properties fo:text-align="justify"/>
      <style:text-properties fo:font-size="10pt" style:font-size-asian="10pt" style:font-size-complex="10pt"/>
    </style:style>
    <style:style style:name="P7529" style:parent-style-name="Standard" style:family="paragraph">
      <style:paragraph-properties fo:text-align="justify"/>
      <style:text-properties fo:font-size="10pt" style:font-size-asian="10pt" style:font-size-complex="10pt"/>
    </style:style>
    <style:style style:name="P7530" style:parent-style-name="Standard" style:family="paragraph">
      <style:paragraph-properties fo:text-align="justify"/>
      <style:text-properties fo:font-size="10pt" style:font-size-asian="10pt" style:font-size-complex="10pt"/>
    </style:style>
    <style:style style:name="P7531" style:parent-style-name="Standard" style:family="paragraph">
      <style:paragraph-properties fo:text-align="justify"/>
      <style:text-properties fo:font-size="10pt" style:font-size-asian="10pt" style:font-size-complex="10pt"/>
    </style:style>
    <style:style style:name="P7532" style:parent-style-name="Standard" style:family="paragraph">
      <style:paragraph-properties fo:text-align="justify"/>
      <style:text-properties fo:font-size="10pt" style:font-size-asian="10pt" style:font-size-complex="10pt"/>
    </style:style>
    <style:style style:name="P7533" style:parent-style-name="Standard" style:family="paragraph">
      <style:paragraph-properties fo:text-align="justify"/>
      <style:text-properties fo:font-size="10pt" style:font-size-asian="10pt" style:font-size-complex="10pt"/>
    </style:style>
    <style:style style:name="P7534" style:parent-style-name="Standard" style:family="paragraph">
      <style:paragraph-properties fo:text-align="justify"/>
      <style:text-properties fo:font-size="10pt" style:font-size-asian="10pt" style:font-size-complex="10pt"/>
    </style:style>
    <style:style style:name="P7535" style:parent-style-name="Standard" style:family="paragraph">
      <style:paragraph-properties fo:text-align="justify"/>
      <style:text-properties fo:font-size="10pt" style:font-size-asian="10pt" style:font-size-complex="10pt"/>
    </style:style>
    <style:style style:name="P7536" style:parent-style-name="Standard" style:family="paragraph">
      <style:paragraph-properties fo:text-align="justify"/>
      <style:text-properties fo:font-size="10pt" style:font-size-asian="10pt" style:font-size-complex="10pt"/>
    </style:style>
    <style:style style:name="P7537" style:parent-style-name="Standard" style:family="paragraph">
      <style:paragraph-properties fo:text-align="justify"/>
      <style:text-properties fo:font-size="10pt" style:font-size-asian="10pt" style:font-size-complex="10pt"/>
    </style:style>
    <style:style style:name="P7538" style:parent-style-name="Standard" style:family="paragraph">
      <style:paragraph-properties fo:text-align="justify"/>
      <style:text-properties fo:font-size="10pt" style:font-size-asian="10pt" style:font-size-complex="10pt"/>
    </style:style>
    <style:style style:name="P7539" style:parent-style-name="Standard" style:family="paragraph">
      <style:paragraph-properties fo:text-align="justify"/>
      <style:text-properties fo:font-size="10pt" style:font-size-asian="10pt" style:font-size-complex="10pt"/>
    </style:style>
    <style:style style:name="P7540" style:parent-style-name="Standard" style:family="paragraph">
      <style:paragraph-properties fo:text-align="justify"/>
      <style:text-properties fo:font-size="10pt" style:font-size-asian="10pt" style:font-size-complex="10pt"/>
    </style:style>
    <style:style style:name="P7541" style:parent-style-name="Standard" style:family="paragraph">
      <style:paragraph-properties fo:text-align="justify"/>
      <style:text-properties fo:font-size="10pt" style:font-size-asian="10pt" style:font-size-complex="10pt"/>
    </style:style>
    <style:style style:name="P7542" style:parent-style-name="Standard" style:family="paragraph">
      <style:paragraph-properties fo:text-align="justify"/>
      <style:text-properties fo:font-size="10pt" style:font-size-asian="10pt" style:font-size-complex="10pt"/>
    </style:style>
    <style:style style:name="P7543" style:parent-style-name="Standard" style:family="paragraph">
      <style:paragraph-properties fo:text-align="justify"/>
      <style:text-properties fo:font-size="10pt" style:font-size-asian="10pt" style:font-size-complex="10pt"/>
    </style:style>
    <style:style style:name="P7544" style:parent-style-name="Standard" style:family="paragraph">
      <style:paragraph-properties fo:text-align="justify"/>
      <style:text-properties fo:font-size="10pt" style:font-size-asian="10pt" style:font-size-complex="10pt"/>
    </style:style>
    <style:style style:name="P7545" style:parent-style-name="Standard" style:family="paragraph">
      <style:paragraph-properties fo:text-align="justify"/>
      <style:text-properties fo:font-size="10pt" style:font-size-asian="10pt" style:font-size-complex="10pt"/>
    </style:style>
    <style:style style:name="P7546" style:parent-style-name="Standard" style:family="paragraph">
      <style:paragraph-properties fo:text-align="justify"/>
      <style:text-properties fo:font-size="10pt" style:font-size-asian="10pt" style:font-size-complex="10pt"/>
    </style:style>
    <style:style style:name="P7547" style:parent-style-name="Standard" style:family="paragraph">
      <style:paragraph-properties fo:text-align="justify"/>
      <style:text-properties fo:font-size="10pt" style:font-size-asian="10pt" style:font-size-complex="10pt"/>
    </style:style>
    <style:style style:name="P7548" style:parent-style-name="Standard" style:family="paragraph">
      <style:paragraph-properties fo:text-align="justify"/>
      <style:text-properties fo:font-size="10pt" style:font-size-asian="10pt" style:font-size-complex="10pt"/>
    </style:style>
    <style:style style:name="TableColumn7550" style:family="table-column">
      <style:table-column-properties style:column-width="3.9791in" style:use-optimal-column-width="false"/>
    </style:style>
    <style:style style:name="TableColumn7551" style:family="table-column">
      <style:table-column-properties style:column-width="2.7138in" style:use-optimal-column-width="false"/>
    </style:style>
    <style:style style:name="Table7549" style:family="table">
      <style:table-properties style:width="6.693in" fo:margin-left="-0.009in" table:align="left"/>
    </style:style>
    <style:style style:name="TableRow7552" style:family="table-row">
      <style:table-row-properties style:use-optimal-row-height="false"/>
    </style:style>
    <style:style style:name="TableCell75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5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55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556" style:family="table-cell">
      <style:table-cell-properties fo:border="0.0034in solid #000000" style:writing-mode="lr-tb" fo:padding-top="0.0381in" fo:padding-left="0.0381in" fo:padding-bottom="0.0381in" fo:padding-right="0.0381in"/>
    </style:style>
    <style:style style:name="TableColumn7558" style:family="table-column">
      <style:table-column-properties style:column-width="1.1805in" style:use-optimal-column-width="false"/>
    </style:style>
    <style:style style:name="TableColumn7559" style:family="table-column">
      <style:table-column-properties style:column-width="1.4701in" style:use-optimal-column-width="false"/>
    </style:style>
    <style:style style:name="Table7557" style:family="table">
      <style:table-properties style:width="2.6506in" fo:margin-left="0in" table:align="right"/>
    </style:style>
    <style:style style:name="TableRow7560" style:family="table-row">
      <style:table-row-properties style:use-optimal-row-height="false"/>
    </style:style>
    <style:style style:name="TableCell75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563" style:family="table-cell">
      <style:table-cell-properties fo:border="0.0034in solid #000000" style:writing-mode="lr-tb" fo:padding-top="0.0381in" fo:padding-left="0.0381in" fo:padding-bottom="0.0381in" fo:padding-right="0.0381in"/>
    </style:style>
    <style:style style:name="P756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565" style:family="table-row">
      <style:table-row-properties style:use-optimal-row-height="false"/>
    </style:style>
    <style:style style:name="TableCell7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6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6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570" style:family="table-row">
      <style:table-row-properties style:use-optimal-row-height="false"/>
    </style:style>
    <style:style style:name="TableCell7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7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5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7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575" style:family="table-row">
      <style:table-row-properties style:use-optimal-row-height="false"/>
    </style:style>
    <style:style style:name="TableCell7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7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7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58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581" style:parent-style-name="Standard" style:family="paragraph">
      <style:paragraph-properties fo:text-align="justify"/>
      <style:text-properties fo:font-size="10pt" style:font-size-asian="10pt" style:font-size-complex="10pt"/>
    </style:style>
    <style:style style:name="P7582" style:parent-style-name="Standard" style:family="paragraph">
      <style:paragraph-properties fo:text-align="justify"/>
      <style:text-properties fo:font-size="10pt" style:font-size-asian="10pt" style:font-size-complex="10pt"/>
    </style:style>
    <style:style style:name="P7583" style:parent-style-name="Standard" style:family="paragraph">
      <style:paragraph-properties fo:text-align="justify"/>
      <style:text-properties fo:font-size="10pt" style:font-size-asian="10pt" style:font-size-complex="10pt"/>
    </style:style>
    <style:style style:name="P7584" style:parent-style-name="Standard" style:family="paragraph">
      <style:paragraph-properties fo:text-align="justify"/>
      <style:text-properties fo:font-size="10pt" style:font-size-asian="10pt" style:font-size-complex="10pt"/>
    </style:style>
    <style:style style:name="P7585" style:parent-style-name="Standard" style:family="paragraph">
      <style:paragraph-properties fo:text-align="justify"/>
      <style:text-properties fo:font-size="10pt" style:font-size-asian="10pt" style:font-size-complex="10pt"/>
    </style:style>
    <style:style style:name="P7586" style:parent-style-name="Standard" style:family="paragraph">
      <style:paragraph-properties fo:text-align="justify"/>
      <style:text-properties fo:font-size="10pt" style:font-size-asian="10pt" style:font-size-complex="10pt"/>
    </style:style>
    <style:style style:name="P7587" style:parent-style-name="Standard" style:family="paragraph">
      <style:paragraph-properties fo:text-align="justify"/>
      <style:text-properties fo:font-size="10pt" style:font-size-asian="10pt" style:font-size-complex="10pt"/>
    </style:style>
    <style:style style:name="P7588" style:parent-style-name="Standard" style:family="paragraph">
      <style:paragraph-properties fo:text-align="justify"/>
      <style:text-properties fo:font-size="10pt" style:font-size-asian="10pt" style:font-size-complex="10pt"/>
    </style:style>
    <style:style style:name="P7589" style:parent-style-name="Standard" style:family="paragraph">
      <style:paragraph-properties fo:text-align="justify"/>
      <style:text-properties fo:font-size="10pt" style:font-size-asian="10pt" style:font-size-complex="10pt"/>
    </style:style>
    <style:style style:name="P7590" style:parent-style-name="Standard" style:family="paragraph">
      <style:paragraph-properties fo:text-align="justify"/>
      <style:text-properties fo:font-size="10pt" style:font-size-asian="10pt" style:font-size-complex="10pt"/>
    </style:style>
    <style:style style:name="P7591" style:parent-style-name="Standard" style:family="paragraph">
      <style:paragraph-properties fo:text-align="justify"/>
      <style:text-properties fo:font-size="10pt" style:font-size-asian="10pt" style:font-size-complex="10pt"/>
    </style:style>
    <style:style style:name="P7592" style:parent-style-name="Standard" style:family="paragraph">
      <style:paragraph-properties fo:text-align="justify"/>
      <style:text-properties fo:font-size="10pt" style:font-size-asian="10pt" style:font-size-complex="10pt"/>
    </style:style>
    <style:style style:name="P7593" style:parent-style-name="Standard" style:family="paragraph">
      <style:paragraph-properties fo:text-align="justify"/>
      <style:text-properties fo:font-size="10pt" style:font-size-asian="10pt" style:font-size-complex="10pt"/>
    </style:style>
    <style:style style:name="P7594" style:parent-style-name="Standard" style:family="paragraph">
      <style:paragraph-properties fo:text-align="justify"/>
      <style:text-properties fo:font-size="10pt" style:font-size-asian="10pt" style:font-size-complex="10pt"/>
    </style:style>
    <style:style style:name="P7595" style:parent-style-name="Standard" style:family="paragraph">
      <style:paragraph-properties fo:text-align="justify"/>
      <style:text-properties fo:font-size="10pt" style:font-size-asian="10pt" style:font-size-complex="10pt"/>
    </style:style>
    <style:style style:name="P7596" style:parent-style-name="Standard" style:family="paragraph">
      <style:paragraph-properties fo:text-align="justify"/>
      <style:text-properties fo:font-size="10pt" style:font-size-asian="10pt" style:font-size-complex="10pt"/>
    </style:style>
    <style:style style:name="TableColumn7598" style:family="table-column">
      <style:table-column-properties style:column-width="3.9791in" style:use-optimal-column-width="false"/>
    </style:style>
    <style:style style:name="TableColumn7599" style:family="table-column">
      <style:table-column-properties style:column-width="2.7138in" style:use-optimal-column-width="false"/>
    </style:style>
    <style:style style:name="Table7597" style:family="table">
      <style:table-properties style:width="6.693in" fo:margin-left="-0.009in" table:align="left"/>
    </style:style>
    <style:style style:name="TableRow7600" style:family="table-row">
      <style:table-row-properties style:use-optimal-row-height="false"/>
    </style:style>
    <style:style style:name="TableCell76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0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603"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604" style:family="table-cell">
      <style:table-cell-properties fo:border="0.0034in solid #000000" style:writing-mode="lr-tb" fo:padding-top="0.0381in" fo:padding-left="0.0381in" fo:padding-bottom="0.0381in" fo:padding-right="0.0381in"/>
    </style:style>
    <style:style style:name="TableColumn7606" style:family="table-column">
      <style:table-column-properties style:column-width="1.1805in" style:use-optimal-column-width="false"/>
    </style:style>
    <style:style style:name="TableColumn7607" style:family="table-column">
      <style:table-column-properties style:column-width="1.4701in" style:use-optimal-column-width="false"/>
    </style:style>
    <style:style style:name="Table7605" style:family="table">
      <style:table-properties style:width="2.6506in" fo:margin-left="0in" table:align="right"/>
    </style:style>
    <style:style style:name="TableRow7608" style:family="table-row">
      <style:table-row-properties style:use-optimal-row-height="false"/>
    </style:style>
    <style:style style:name="TableCell76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1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611" style:family="table-cell">
      <style:table-cell-properties fo:border="0.0034in solid #000000" style:writing-mode="lr-tb" fo:padding-top="0.0381in" fo:padding-left="0.0381in" fo:padding-bottom="0.0381in" fo:padding-right="0.0381in"/>
    </style:style>
    <style:style style:name="P761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613" style:family="table-row">
      <style:table-row-properties style:use-optimal-row-height="false"/>
    </style:style>
    <style:style style:name="TableCell7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1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1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618" style:family="table-row">
      <style:table-row-properties style:use-optimal-row-height="false"/>
    </style:style>
    <style:style style:name="TableCell7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6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2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623" style:family="table-row">
      <style:table-row-properties style:use-optimal-row-height="false"/>
    </style:style>
    <style:style style:name="TableCell7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6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2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628"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629" style:parent-style-name="Standard" style:family="paragraph">
      <style:paragraph-properties fo:text-align="justify"/>
      <style:text-properties fo:font-size="10pt" style:font-size-asian="10pt" style:font-size-complex="10pt"/>
    </style:style>
    <style:style style:name="P7630" style:parent-style-name="Standard" style:family="paragraph">
      <style:paragraph-properties fo:text-align="justify"/>
      <style:text-properties fo:font-size="10pt" style:font-size-asian="10pt" style:font-size-complex="10pt"/>
    </style:style>
    <style:style style:name="P7631" style:parent-style-name="Standard" style:family="paragraph">
      <style:paragraph-properties fo:text-align="justify"/>
      <style:text-properties fo:font-size="10pt" style:font-size-asian="10pt" style:font-size-complex="10pt"/>
    </style:style>
    <style:style style:name="P7632" style:parent-style-name="Standard" style:family="paragraph">
      <style:paragraph-properties fo:text-align="justify"/>
      <style:text-properties fo:font-size="10pt" style:font-size-asian="10pt" style:font-size-complex="10pt"/>
    </style:style>
    <style:style style:name="P7633" style:parent-style-name="Standard" style:family="paragraph">
      <style:paragraph-properties fo:text-align="justify"/>
      <style:text-properties fo:font-size="10pt" style:font-size-asian="10pt" style:font-size-complex="10pt"/>
    </style:style>
    <style:style style:name="P7634" style:parent-style-name="Standard" style:family="paragraph">
      <style:paragraph-properties fo:text-align="justify"/>
      <style:text-properties fo:font-size="10pt" style:font-size-asian="10pt" style:font-size-complex="10pt"/>
    </style:style>
    <style:style style:name="P7635" style:parent-style-name="Standard" style:family="paragraph">
      <style:paragraph-properties fo:text-align="justify"/>
      <style:text-properties fo:font-size="10pt" style:font-size-asian="10pt" style:font-size-complex="10pt"/>
    </style:style>
    <style:style style:name="P7636" style:parent-style-name="Standard" style:family="paragraph">
      <style:paragraph-properties fo:text-align="justify"/>
      <style:text-properties fo:font-size="10pt" style:font-size-asian="10pt" style:font-size-complex="10pt"/>
    </style:style>
    <style:style style:name="P7637" style:parent-style-name="Standard" style:family="paragraph">
      <style:paragraph-properties fo:text-align="justify"/>
      <style:text-properties fo:font-size="10pt" style:font-size-asian="10pt" style:font-size-complex="10pt"/>
    </style:style>
    <style:style style:name="P7638" style:parent-style-name="Standard" style:family="paragraph">
      <style:paragraph-properties fo:text-align="justify"/>
      <style:text-properties fo:font-size="10pt" style:font-size-asian="10pt" style:font-size-complex="10pt"/>
    </style:style>
    <style:style style:name="P7639" style:parent-style-name="Standard" style:family="paragraph">
      <style:paragraph-properties fo:text-align="justify"/>
      <style:text-properties fo:font-size="10pt" style:font-size-asian="10pt" style:font-size-complex="10pt"/>
    </style:style>
    <style:style style:name="P7640" style:parent-style-name="Standard" style:family="paragraph">
      <style:paragraph-properties fo:text-align="justify"/>
      <style:text-properties fo:font-size="10pt" style:font-size-asian="10pt" style:font-size-complex="10pt"/>
    </style:style>
    <style:style style:name="P7641" style:parent-style-name="Standard" style:family="paragraph">
      <style:paragraph-properties fo:text-align="justify"/>
      <style:text-properties fo:font-size="10pt" style:font-size-asian="10pt" style:font-size-complex="10pt"/>
    </style:style>
    <style:style style:name="P7642" style:parent-style-name="Standard" style:family="paragraph">
      <style:paragraph-properties fo:text-align="justify"/>
      <style:text-properties fo:font-size="10pt" style:font-size-asian="10pt" style:font-size-complex="10pt"/>
    </style:style>
    <style:style style:name="P7643" style:parent-style-name="Standard" style:family="paragraph">
      <style:paragraph-properties fo:text-align="justify"/>
      <style:text-properties fo:font-size="10pt" style:font-size-asian="10pt" style:font-size-complex="10pt"/>
    </style:style>
    <style:style style:name="P7644" style:parent-style-name="Standard" style:family="paragraph">
      <style:paragraph-properties fo:text-align="justify"/>
      <style:text-properties fo:font-size="10pt" style:font-size-asian="10pt" style:font-size-complex="10pt"/>
    </style:style>
    <style:style style:name="P7645" style:parent-style-name="Standard" style:family="paragraph">
      <style:paragraph-properties fo:text-align="justify"/>
      <style:text-properties fo:font-size="10pt" style:font-size-asian="10pt" style:font-size-complex="10pt"/>
    </style:style>
    <style:style style:name="P7646" style:parent-style-name="Standard" style:family="paragraph">
      <style:paragraph-properties fo:text-align="justify"/>
      <style:text-properties fo:font-size="10pt" style:font-size-asian="10pt" style:font-size-complex="10pt"/>
    </style:style>
    <style:style style:name="P7647" style:parent-style-name="Standard" style:family="paragraph">
      <style:paragraph-properties fo:text-align="justify"/>
      <style:text-properties fo:font-size="10pt" style:font-size-asian="10pt" style:font-size-complex="10pt"/>
    </style:style>
    <style:style style:name="P7648" style:parent-style-name="Standard" style:family="paragraph">
      <style:paragraph-properties fo:text-align="justify"/>
      <style:text-properties fo:font-size="10pt" style:font-size-asian="10pt" style:font-size-complex="10pt"/>
    </style:style>
    <style:style style:name="P7649" style:parent-style-name="Standard" style:family="paragraph">
      <style:paragraph-properties fo:text-align="justify"/>
      <style:text-properties fo:font-size="10pt" style:font-size-asian="10pt" style:font-size-complex="10pt"/>
    </style:style>
    <style:style style:name="P7650" style:parent-style-name="Standard" style:family="paragraph">
      <style:paragraph-properties fo:text-align="justify"/>
      <style:text-properties fo:font-size="10pt" style:font-size-asian="10pt" style:font-size-complex="10pt"/>
    </style:style>
    <style:style style:name="P7651" style:parent-style-name="Standard" style:family="paragraph">
      <style:paragraph-properties fo:text-align="justify"/>
      <style:text-properties fo:font-size="10pt" style:font-size-asian="10pt" style:font-size-complex="10pt"/>
    </style:style>
    <style:style style:name="P7652" style:parent-style-name="Standard" style:family="paragraph">
      <style:paragraph-properties fo:text-align="justify"/>
      <style:text-properties fo:font-size="10pt" style:font-size-asian="10pt" style:font-size-complex="10pt"/>
    </style:style>
    <style:style style:name="P7653" style:parent-style-name="Standard" style:family="paragraph">
      <style:paragraph-properties fo:text-align="justify"/>
      <style:text-properties fo:font-size="10pt" style:font-size-asian="10pt" style:font-size-complex="10pt"/>
    </style:style>
    <style:style style:name="P7654" style:parent-style-name="Standard" style:family="paragraph">
      <style:paragraph-properties fo:text-align="justify"/>
      <style:text-properties fo:font-size="10pt" style:font-size-asian="10pt" style:font-size-complex="10pt"/>
    </style:style>
    <style:style style:name="P7655" style:parent-style-name="Standard" style:family="paragraph">
      <style:paragraph-properties fo:text-align="justify"/>
      <style:text-properties fo:font-size="10pt" style:font-size-asian="10pt" style:font-size-complex="10pt"/>
    </style:style>
    <style:style style:name="P7656" style:parent-style-name="Standard" style:family="paragraph">
      <style:paragraph-properties fo:text-align="justify"/>
      <style:text-properties fo:font-size="10pt" style:font-size-asian="10pt" style:font-size-complex="10pt"/>
    </style:style>
    <style:style style:name="P7657" style:parent-style-name="Standard" style:family="paragraph">
      <style:paragraph-properties fo:text-align="justify"/>
      <style:text-properties fo:font-size="10pt" style:font-size-asian="10pt" style:font-size-complex="10pt"/>
    </style:style>
    <style:style style:name="P7658" style:parent-style-name="Standard" style:family="paragraph">
      <style:paragraph-properties fo:text-align="justify"/>
      <style:text-properties fo:font-size="10pt" style:font-size-asian="10pt" style:font-size-complex="10pt"/>
    </style:style>
    <style:style style:name="P7659" style:parent-style-name="Standard" style:family="paragraph">
      <style:paragraph-properties fo:text-align="justify"/>
      <style:text-properties fo:font-size="10pt" style:font-size-asian="10pt" style:font-size-complex="10pt"/>
    </style:style>
    <style:style style:name="P7660" style:parent-style-name="Standard" style:family="paragraph">
      <style:paragraph-properties fo:text-align="justify"/>
      <style:text-properties fo:font-size="10pt" style:font-size-asian="10pt" style:font-size-complex="10pt"/>
    </style:style>
    <style:style style:name="P7661" style:parent-style-name="Standard" style:family="paragraph">
      <style:paragraph-properties fo:text-align="justify"/>
      <style:text-properties fo:font-size="10pt" style:font-size-asian="10pt" style:font-size-complex="10pt"/>
    </style:style>
    <style:style style:name="P7662" style:parent-style-name="Standard" style:family="paragraph">
      <style:paragraph-properties fo:text-align="justify"/>
      <style:text-properties fo:font-size="10pt" style:font-size-asian="10pt" style:font-size-complex="10pt"/>
    </style:style>
    <style:style style:name="P7663" style:parent-style-name="Standard" style:family="paragraph">
      <style:paragraph-properties fo:text-align="justify"/>
      <style:text-properties fo:font-size="10pt" style:font-size-asian="10pt" style:font-size-complex="10pt"/>
    </style:style>
    <style:style style:name="P7664" style:parent-style-name="Standard" style:family="paragraph">
      <style:paragraph-properties fo:text-align="justify"/>
      <style:text-properties fo:font-size="10pt" style:font-size-asian="10pt" style:font-size-complex="10pt"/>
    </style:style>
    <style:style style:name="P7665" style:parent-style-name="Standard" style:family="paragraph">
      <style:paragraph-properties fo:text-align="justify"/>
      <style:text-properties fo:font-size="10pt" style:font-size-asian="10pt" style:font-size-complex="10pt"/>
    </style:style>
    <style:style style:name="P7666" style:parent-style-name="Standard" style:family="paragraph">
      <style:paragraph-properties fo:text-align="justify"/>
      <style:text-properties fo:font-size="10pt" style:font-size-asian="10pt" style:font-size-complex="10pt"/>
    </style:style>
    <style:style style:name="P7667" style:parent-style-name="Standard" style:family="paragraph">
      <style:paragraph-properties fo:text-align="justify"/>
      <style:text-properties fo:font-size="10pt" style:font-size-asian="10pt" style:font-size-complex="10pt"/>
    </style:style>
    <style:style style:name="P7668" style:parent-style-name="Standard" style:family="paragraph">
      <style:paragraph-properties fo:text-align="justify"/>
      <style:text-properties fo:font-size="10pt" style:font-size-asian="10pt" style:font-size-complex="10pt"/>
    </style:style>
    <style:style style:name="P7669" style:parent-style-name="Standard" style:family="paragraph">
      <style:paragraph-properties fo:text-align="justify"/>
      <style:text-properties fo:font-size="10pt" style:font-size-asian="10pt" style:font-size-complex="10pt"/>
    </style:style>
    <style:style style:name="P7670" style:parent-style-name="Standard" style:family="paragraph">
      <style:paragraph-properties fo:text-align="justify"/>
      <style:text-properties fo:font-size="10pt" style:font-size-asian="10pt" style:font-size-complex="10pt"/>
    </style:style>
    <style:style style:name="TableColumn7672" style:family="table-column">
      <style:table-column-properties style:column-width="3.9791in" style:use-optimal-column-width="false"/>
    </style:style>
    <style:style style:name="TableColumn7673" style:family="table-column">
      <style:table-column-properties style:column-width="2.7138in" style:use-optimal-column-width="false"/>
    </style:style>
    <style:style style:name="Table7671" style:family="table">
      <style:table-properties style:width="6.693in" fo:margin-left="-0.009in" table:align="left"/>
    </style:style>
    <style:style style:name="TableRow7674" style:family="table-row">
      <style:table-row-properties style:use-optimal-row-height="false"/>
    </style:style>
    <style:style style:name="TableCell76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7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67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678" style:family="table-cell">
      <style:table-cell-properties fo:border="0.0034in solid #000000" style:writing-mode="lr-tb" fo:padding-top="0.0381in" fo:padding-left="0.0381in" fo:padding-bottom="0.0381in" fo:padding-right="0.0381in"/>
    </style:style>
    <style:style style:name="TableColumn7680" style:family="table-column">
      <style:table-column-properties style:column-width="1.1805in" style:use-optimal-column-width="false"/>
    </style:style>
    <style:style style:name="TableColumn7681" style:family="table-column">
      <style:table-column-properties style:column-width="1.4701in" style:use-optimal-column-width="false"/>
    </style:style>
    <style:style style:name="Table7679" style:family="table">
      <style:table-properties style:width="2.6506in" fo:margin-left="0in" table:align="right"/>
    </style:style>
    <style:style style:name="TableRow7682" style:family="table-row">
      <style:table-row-properties style:use-optimal-row-height="false"/>
    </style:style>
    <style:style style:name="TableCell76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8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685" style:family="table-cell">
      <style:table-cell-properties fo:border="0.0034in solid #000000" style:writing-mode="lr-tb" fo:padding-top="0.0381in" fo:padding-left="0.0381in" fo:padding-bottom="0.0381in" fo:padding-right="0.0381in"/>
    </style:style>
    <style:style style:name="P768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687" style:family="table-row">
      <style:table-row-properties style:use-optimal-row-height="false"/>
    </style:style>
    <style:style style:name="TableCell7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8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9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692" style:family="table-row">
      <style:table-row-properties style:use-optimal-row-height="false"/>
    </style:style>
    <style:style style:name="TableCell7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9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697" style:family="table-row">
      <style:table-row-properties style:use-optimal-row-height="false"/>
    </style:style>
    <style:style style:name="TableCell7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7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0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70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703" style:parent-style-name="Standard" style:family="paragraph">
      <style:paragraph-properties fo:text-align="justify"/>
      <style:text-properties fo:font-size="10pt" style:font-size-asian="10pt" style:font-size-complex="10pt"/>
    </style:style>
    <style:style style:name="P7704" style:parent-style-name="Standard" style:family="paragraph">
      <style:paragraph-properties fo:text-align="justify"/>
      <style:text-properties fo:font-size="10pt" style:font-size-asian="10pt" style:font-size-complex="10pt"/>
    </style:style>
    <style:style style:name="P7705" style:parent-style-name="Standard" style:family="paragraph">
      <style:paragraph-properties fo:text-align="justify"/>
      <style:text-properties fo:font-size="10pt" style:font-size-asian="10pt" style:font-size-complex="10pt"/>
    </style:style>
    <style:style style:name="P7706" style:parent-style-name="Standard" style:family="paragraph">
      <style:paragraph-properties fo:text-align="justify"/>
      <style:text-properties fo:font-size="10pt" style:font-size-asian="10pt" style:font-size-complex="10pt"/>
    </style:style>
    <style:style style:name="P7707" style:parent-style-name="Standard" style:family="paragraph">
      <style:paragraph-properties fo:text-align="justify"/>
      <style:text-properties fo:font-size="10pt" style:font-size-asian="10pt" style:font-size-complex="10pt"/>
    </style:style>
    <style:style style:name="P7708" style:parent-style-name="Standard" style:family="paragraph">
      <style:paragraph-properties fo:text-align="justify"/>
      <style:text-properties fo:font-size="10pt" style:font-size-asian="10pt" style:font-size-complex="10pt"/>
    </style:style>
    <style:style style:name="P7709" style:parent-style-name="Standard" style:family="paragraph">
      <style:paragraph-properties fo:text-align="justify"/>
      <style:text-properties fo:font-size="10pt" style:font-size-asian="10pt" style:font-size-complex="10pt"/>
    </style:style>
    <style:style style:name="P7710" style:parent-style-name="Standard" style:family="paragraph">
      <style:paragraph-properties fo:text-align="justify"/>
      <style:text-properties fo:font-size="10pt" style:font-size-asian="10pt" style:font-size-complex="10pt"/>
    </style:style>
    <style:style style:name="P7711" style:parent-style-name="Standard" style:family="paragraph">
      <style:paragraph-properties fo:text-align="justify"/>
      <style:text-properties fo:font-size="10pt" style:font-size-asian="10pt" style:font-size-complex="10pt"/>
    </style:style>
    <style:style style:name="P7712" style:parent-style-name="Standard" style:family="paragraph">
      <style:paragraph-properties fo:text-align="justify"/>
      <style:text-properties fo:font-size="10pt" style:font-size-asian="10pt" style:font-size-complex="10pt"/>
    </style:style>
    <style:style style:name="P7713" style:parent-style-name="Standard" style:family="paragraph">
      <style:paragraph-properties fo:text-align="justify"/>
      <style:text-properties fo:font-size="10pt" style:font-size-asian="10pt" style:font-size-complex="10pt"/>
    </style:style>
    <style:style style:name="P7714" style:parent-style-name="Standard" style:family="paragraph">
      <style:paragraph-properties fo:text-align="justify"/>
      <style:text-properties fo:font-size="10pt" style:font-size-asian="10pt" style:font-size-complex="10pt"/>
    </style:style>
    <style:style style:name="P7715" style:parent-style-name="Standard" style:family="paragraph">
      <style:paragraph-properties fo:text-align="justify"/>
      <style:text-properties fo:font-size="10pt" style:font-size-asian="10pt" style:font-size-complex="10pt"/>
    </style:style>
    <style:style style:name="P7716" style:parent-style-name="Standard" style:family="paragraph">
      <style:paragraph-properties fo:text-align="justify"/>
      <style:text-properties fo:font-size="10pt" style:font-size-asian="10pt" style:font-size-complex="10pt"/>
    </style:style>
    <style:style style:name="P7717" style:parent-style-name="Standard" style:family="paragraph">
      <style:paragraph-properties fo:text-align="justify"/>
      <style:text-properties fo:font-size="10pt" style:font-size-asian="10pt" style:font-size-complex="10pt"/>
    </style:style>
    <style:style style:name="P7718" style:parent-style-name="Standard" style:family="paragraph">
      <style:paragraph-properties fo:text-align="justify"/>
      <style:text-properties fo:font-size="10pt" style:font-size-asian="10pt" style:font-size-complex="10pt"/>
    </style:style>
    <style:style style:name="P7719" style:parent-style-name="Standard" style:family="paragraph">
      <style:paragraph-properties fo:text-align="justify"/>
      <style:text-properties fo:font-size="10pt" style:font-size-asian="10pt" style:font-size-complex="10pt"/>
    </style:style>
    <style:style style:name="P7720" style:parent-style-name="Standard" style:family="paragraph">
      <style:paragraph-properties fo:text-align="justify"/>
      <style:text-properties fo:font-size="10pt" style:font-size-asian="10pt" style:font-size-complex="10pt"/>
    </style:style>
    <style:style style:name="P7721" style:parent-style-name="Standard" style:family="paragraph">
      <style:paragraph-properties fo:text-align="justify"/>
      <style:text-properties fo:font-size="10pt" style:font-size-asian="10pt" style:font-size-complex="10pt"/>
    </style:style>
    <style:style style:name="P7722" style:parent-style-name="Standard" style:family="paragraph">
      <style:paragraph-properties fo:text-align="justify"/>
      <style:text-properties fo:font-size="10pt" style:font-size-asian="10pt" style:font-size-complex="10pt"/>
    </style:style>
    <style:style style:name="P7723" style:parent-style-name="Standard" style:family="paragraph">
      <style:paragraph-properties fo:text-align="justify"/>
      <style:text-properties fo:font-size="10pt" style:font-size-asian="10pt" style:font-size-complex="10pt"/>
    </style:style>
    <style:style style:name="P7724" style:parent-style-name="Standard" style:family="paragraph">
      <style:paragraph-properties fo:text-align="justify"/>
      <style:text-properties fo:font-size="10pt" style:font-size-asian="10pt" style:font-size-complex="10pt"/>
    </style:style>
    <style:style style:name="P7725" style:parent-style-name="Standard" style:family="paragraph">
      <style:paragraph-properties fo:text-align="justify"/>
      <style:text-properties fo:font-size="10pt" style:font-size-asian="10pt" style:font-size-complex="10pt"/>
    </style:style>
    <style:style style:name="P7726" style:parent-style-name="Standard" style:family="paragraph">
      <style:paragraph-properties fo:text-align="justify"/>
      <style:text-properties fo:font-size="10pt" style:font-size-asian="10pt" style:font-size-complex="10pt"/>
    </style:style>
    <style:style style:name="P7727" style:parent-style-name="Standard" style:family="paragraph">
      <style:paragraph-properties fo:text-align="justify"/>
      <style:text-properties fo:font-size="10pt" style:font-size-asian="10pt" style:font-size-complex="10pt"/>
    </style:style>
    <style:style style:name="P7728" style:parent-style-name="Standard" style:family="paragraph">
      <style:paragraph-properties fo:text-align="justify"/>
      <style:text-properties fo:font-size="10pt" style:font-size-asian="10pt" style:font-size-complex="10pt"/>
    </style:style>
    <style:style style:name="P7729" style:parent-style-name="Standard" style:family="paragraph">
      <style:paragraph-properties fo:text-align="justify"/>
      <style:text-properties fo:font-size="10pt" style:font-size-asian="10pt" style:font-size-complex="10pt"/>
    </style:style>
    <style:style style:name="P7730" style:parent-style-name="Standard" style:family="paragraph">
      <style:paragraph-properties fo:text-align="justify"/>
      <style:text-properties fo:font-size="10pt" style:font-size-asian="10pt" style:font-size-complex="10pt"/>
    </style:style>
    <style:style style:name="P7731" style:parent-style-name="Standard" style:family="paragraph">
      <style:paragraph-properties fo:text-align="justify"/>
      <style:text-properties fo:font-size="10pt" style:font-size-asian="10pt" style:font-size-complex="10pt"/>
    </style:style>
    <style:style style:name="P7732" style:parent-style-name="Standard" style:family="paragraph">
      <style:paragraph-properties fo:text-align="justify"/>
      <style:text-properties fo:font-size="10pt" style:font-size-asian="10pt" style:font-size-complex="10pt"/>
    </style:style>
    <style:style style:name="P7733" style:parent-style-name="Standard" style:family="paragraph">
      <style:paragraph-properties fo:text-align="justify"/>
      <style:text-properties fo:font-size="10pt" style:font-size-asian="10pt" style:font-size-complex="10pt"/>
    </style:style>
    <style:style style:name="P7734" style:parent-style-name="Standard" style:family="paragraph">
      <style:paragraph-properties fo:text-align="justify"/>
      <style:text-properties fo:font-size="10pt" style:font-size-asian="10pt" style:font-size-complex="10pt"/>
    </style:style>
    <style:style style:name="P7735" style:parent-style-name="Standard" style:family="paragraph">
      <style:paragraph-properties fo:text-align="justify"/>
      <style:text-properties fo:font-size="10pt" style:font-size-asian="10pt" style:font-size-complex="10pt"/>
    </style:style>
    <style:style style:name="P7736" style:parent-style-name="Standard" style:family="paragraph">
      <style:paragraph-properties fo:text-align="justify"/>
      <style:text-properties fo:font-size="10pt" style:font-size-asian="10pt" style:font-size-complex="10pt"/>
    </style:style>
    <style:style style:name="P7737" style:parent-style-name="Standard" style:family="paragraph">
      <style:paragraph-properties fo:text-align="justify"/>
      <style:text-properties fo:font-size="10pt" style:font-size-asian="10pt" style:font-size-complex="10pt"/>
    </style:style>
    <style:style style:name="P7738" style:parent-style-name="Standard" style:family="paragraph">
      <style:paragraph-properties fo:text-align="justify"/>
      <style:text-properties fo:font-size="10pt" style:font-size-asian="10pt" style:font-size-complex="10pt"/>
    </style:style>
    <style:style style:name="P7739" style:parent-style-name="Standard" style:family="paragraph">
      <style:paragraph-properties fo:text-align="justify"/>
      <style:text-properties fo:font-size="10pt" style:font-size-asian="10pt" style:font-size-complex="10pt"/>
    </style:style>
    <style:style style:name="P7740" style:parent-style-name="Standard" style:family="paragraph">
      <style:paragraph-properties fo:text-align="justify"/>
      <style:text-properties fo:font-size="10pt" style:font-size-asian="10pt" style:font-size-complex="10pt"/>
    </style:style>
    <style:style style:name="P7741" style:parent-style-name="Standard" style:family="paragraph">
      <style:paragraph-properties fo:text-align="justify"/>
      <style:text-properties fo:font-size="10pt" style:font-size-asian="10pt" style:font-size-complex="10pt"/>
    </style:style>
    <style:style style:name="P7742" style:parent-style-name="Standard" style:family="paragraph">
      <style:paragraph-properties fo:text-align="justify"/>
      <style:text-properties fo:font-size="10pt" style:font-size-asian="10pt" style:font-size-complex="10pt"/>
    </style:style>
    <style:style style:name="P7743" style:parent-style-name="Standard" style:family="paragraph">
      <style:paragraph-properties fo:text-align="justify"/>
      <style:text-properties fo:font-size="10pt" style:font-size-asian="10pt" style:font-size-complex="10pt"/>
    </style:style>
    <style:style style:name="TableColumn7745" style:family="table-column">
      <style:table-column-properties style:column-width="3.9791in" style:use-optimal-column-width="false"/>
    </style:style>
    <style:style style:name="TableColumn7746" style:family="table-column">
      <style:table-column-properties style:column-width="2.7138in" style:use-optimal-column-width="false"/>
    </style:style>
    <style:style style:name="Table7744" style:family="table">
      <style:table-properties style:width="6.693in" fo:margin-left="-0.009in" table:align="left"/>
    </style:style>
    <style:style style:name="TableRow7747" style:family="table-row">
      <style:table-row-properties style:use-optimal-row-height="false"/>
    </style:style>
    <style:style style:name="TableCell77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4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750"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751" style:family="table-cell">
      <style:table-cell-properties fo:border="0.0034in solid #000000" style:writing-mode="lr-tb" fo:padding-top="0.0381in" fo:padding-left="0.0381in" fo:padding-bottom="0.0381in" fo:padding-right="0.0381in"/>
    </style:style>
    <style:style style:name="TableColumn7753" style:family="table-column">
      <style:table-column-properties style:column-width="1.1805in" style:use-optimal-column-width="false"/>
    </style:style>
    <style:style style:name="TableColumn7754" style:family="table-column">
      <style:table-column-properties style:column-width="1.4701in" style:use-optimal-column-width="false"/>
    </style:style>
    <style:style style:name="Table7752" style:family="table">
      <style:table-properties style:width="2.6506in" fo:margin-left="0in" table:align="right"/>
    </style:style>
    <style:style style:name="TableRow7755" style:family="table-row">
      <style:table-row-properties style:use-optimal-row-height="false"/>
    </style:style>
    <style:style style:name="TableCell77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5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758" style:family="table-cell">
      <style:table-cell-properties fo:border="0.0034in solid #000000" style:writing-mode="lr-tb" fo:padding-top="0.0381in" fo:padding-left="0.0381in" fo:padding-bottom="0.0381in" fo:padding-right="0.0381in"/>
    </style:style>
    <style:style style:name="P775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760" style:family="table-row">
      <style:table-row-properties style:use-optimal-row-height="false"/>
    </style:style>
    <style:style style:name="TableCell7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6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6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765" style:family="table-row">
      <style:table-row-properties style:use-optimal-row-height="false"/>
    </style:style>
    <style:style style:name="TableCell7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6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7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6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770" style:family="table-row">
      <style:table-row-properties style:use-optimal-row-height="false"/>
    </style:style>
    <style:style style:name="TableCell7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7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7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7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775"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776" style:parent-style-name="Standard" style:family="paragraph">
      <style:paragraph-properties fo:text-align="justify"/>
      <style:text-properties fo:font-size="10pt" style:font-size-asian="10pt" style:font-size-complex="10pt"/>
    </style:style>
    <style:style style:name="P7777" style:parent-style-name="Standard" style:family="paragraph">
      <style:paragraph-properties fo:text-align="justify"/>
      <style:text-properties fo:font-size="10pt" style:font-size-asian="10pt" style:font-size-complex="10pt"/>
    </style:style>
    <style:style style:name="P7778" style:parent-style-name="Standard" style:family="paragraph">
      <style:paragraph-properties fo:text-align="justify"/>
      <style:text-properties fo:font-size="10pt" style:font-size-asian="10pt" style:font-size-complex="10pt"/>
    </style:style>
    <style:style style:name="P7779" style:parent-style-name="Standard" style:family="paragraph">
      <style:paragraph-properties fo:text-align="justify"/>
      <style:text-properties fo:font-size="10pt" style:font-size-asian="10pt" style:font-size-complex="10pt"/>
    </style:style>
    <style:style style:name="P7780" style:parent-style-name="Standard" style:family="paragraph">
      <style:paragraph-properties fo:text-align="justify"/>
      <style:text-properties fo:font-size="10pt" style:font-size-asian="10pt" style:font-size-complex="10pt"/>
    </style:style>
    <style:style style:name="P7781" style:parent-style-name="Standard" style:family="paragraph">
      <style:paragraph-properties fo:text-align="justify"/>
      <style:text-properties fo:font-size="10pt" style:font-size-asian="10pt" style:font-size-complex="10pt"/>
    </style:style>
    <style:style style:name="P7782" style:parent-style-name="Standard" style:family="paragraph">
      <style:paragraph-properties fo:text-align="justify"/>
      <style:text-properties fo:font-size="10pt" style:font-size-asian="10pt" style:font-size-complex="10pt"/>
    </style:style>
    <style:style style:name="P7783" style:parent-style-name="Standard" style:family="paragraph">
      <style:paragraph-properties fo:text-align="justify"/>
      <style:text-properties fo:font-size="10pt" style:font-size-asian="10pt" style:font-size-complex="10pt"/>
    </style:style>
    <style:style style:name="P7784" style:parent-style-name="Standard" style:family="paragraph">
      <style:paragraph-properties fo:text-align="justify"/>
      <style:text-properties fo:font-size="10pt" style:font-size-asian="10pt" style:font-size-complex="10pt"/>
    </style:style>
    <style:style style:name="P7785" style:parent-style-name="Standard" style:family="paragraph">
      <style:paragraph-properties fo:text-align="justify"/>
      <style:text-properties fo:font-size="10pt" style:font-size-asian="10pt" style:font-size-complex="10pt"/>
    </style:style>
    <style:style style:name="P7786" style:parent-style-name="Standard" style:family="paragraph">
      <style:paragraph-properties fo:text-align="justify"/>
      <style:text-properties fo:font-size="10pt" style:font-size-asian="10pt" style:font-size-complex="10pt"/>
    </style:style>
    <style:style style:name="P7787" style:parent-style-name="Standard" style:family="paragraph">
      <style:paragraph-properties fo:text-align="justify"/>
      <style:text-properties fo:font-size="10pt" style:font-size-asian="10pt" style:font-size-complex="10pt"/>
    </style:style>
    <style:style style:name="P7788" style:parent-style-name="Standard" style:family="paragraph">
      <style:paragraph-properties fo:text-align="justify"/>
      <style:text-properties fo:font-size="10pt" style:font-size-asian="10pt" style:font-size-complex="10pt"/>
    </style:style>
    <style:style style:name="P7789" style:parent-style-name="Standard" style:family="paragraph">
      <style:paragraph-properties fo:text-align="justify"/>
      <style:text-properties fo:font-size="10pt" style:font-size-asian="10pt" style:font-size-complex="10pt"/>
    </style:style>
    <style:style style:name="P7790" style:parent-style-name="Standard" style:family="paragraph">
      <style:paragraph-properties fo:text-align="justify"/>
      <style:text-properties fo:font-size="10pt" style:font-size-asian="10pt" style:font-size-complex="10pt"/>
    </style:style>
    <style:style style:name="P7791" style:parent-style-name="Standard" style:family="paragraph">
      <style:paragraph-properties fo:text-align="justify"/>
      <style:text-properties fo:font-size="10pt" style:font-size-asian="10pt" style:font-size-complex="10pt"/>
    </style:style>
    <style:style style:name="P7792" style:parent-style-name="Standard" style:family="paragraph">
      <style:paragraph-properties fo:text-align="justify"/>
      <style:text-properties fo:font-size="10pt" style:font-size-asian="10pt" style:font-size-complex="10pt"/>
    </style:style>
    <style:style style:name="P7793" style:parent-style-name="Standard" style:family="paragraph">
      <style:paragraph-properties fo:text-align="justify"/>
      <style:text-properties fo:font-size="10pt" style:font-size-asian="10pt" style:font-size-complex="10pt"/>
    </style:style>
    <style:style style:name="P7794" style:parent-style-name="Standard" style:family="paragraph">
      <style:paragraph-properties fo:text-align="justify"/>
      <style:text-properties fo:font-size="10pt" style:font-size-asian="10pt" style:font-size-complex="10pt"/>
    </style:style>
    <style:style style:name="P7795" style:parent-style-name="Standard" style:family="paragraph">
      <style:paragraph-properties fo:text-align="justify"/>
      <style:text-properties fo:font-size="10pt" style:font-size-asian="10pt" style:font-size-complex="10pt"/>
    </style:style>
    <style:style style:name="P7796" style:parent-style-name="Standard" style:family="paragraph">
      <style:paragraph-properties fo:text-align="justify"/>
      <style:text-properties fo:font-size="10pt" style:font-size-asian="10pt" style:font-size-complex="10pt"/>
    </style:style>
    <style:style style:name="P7797" style:parent-style-name="Standard" style:family="paragraph">
      <style:paragraph-properties fo:text-align="justify"/>
      <style:text-properties fo:font-size="10pt" style:font-size-asian="10pt" style:font-size-complex="10pt"/>
    </style:style>
    <style:style style:name="P7798" style:parent-style-name="Standard" style:family="paragraph">
      <style:paragraph-properties fo:text-align="justify"/>
      <style:text-properties fo:font-size="10pt" style:font-size-asian="10pt" style:font-size-complex="10pt"/>
    </style:style>
    <style:style style:name="P7799" style:parent-style-name="Standard" style:family="paragraph">
      <style:paragraph-properties fo:text-align="justify"/>
      <style:text-properties fo:font-size="10pt" style:font-size-asian="10pt" style:font-size-complex="10pt"/>
    </style:style>
    <style:style style:name="P7800" style:parent-style-name="Standard" style:family="paragraph">
      <style:paragraph-properties fo:text-align="justify"/>
      <style:text-properties fo:font-size="10pt" style:font-size-asian="10pt" style:font-size-complex="10pt"/>
    </style:style>
    <style:style style:name="P7801" style:parent-style-name="Standard" style:family="paragraph">
      <style:paragraph-properties fo:text-align="justify"/>
      <style:text-properties fo:font-size="10pt" style:font-size-asian="10pt" style:font-size-complex="10pt"/>
    </style:style>
    <style:style style:name="P7802" style:parent-style-name="Standard" style:family="paragraph">
      <style:paragraph-properties fo:text-align="justify"/>
      <style:text-properties fo:font-size="10pt" style:font-size-asian="10pt" style:font-size-complex="10pt"/>
    </style:style>
    <style:style style:name="P7803" style:parent-style-name="Standard" style:family="paragraph">
      <style:paragraph-properties fo:text-align="justify"/>
      <style:text-properties fo:font-size="10pt" style:font-size-asian="10pt" style:font-size-complex="10pt"/>
    </style:style>
    <style:style style:name="P7804" style:parent-style-name="Standard" style:family="paragraph">
      <style:paragraph-properties fo:text-align="justify"/>
      <style:text-properties fo:font-size="10pt" style:font-size-asian="10pt" style:font-size-complex="10pt"/>
    </style:style>
    <style:style style:name="P7805" style:parent-style-name="Standard" style:family="paragraph">
      <style:paragraph-properties fo:text-align="justify"/>
      <style:text-properties fo:font-size="10pt" style:font-size-asian="10pt" style:font-size-complex="10pt"/>
    </style:style>
    <style:style style:name="P7806" style:parent-style-name="Standard" style:family="paragraph">
      <style:paragraph-properties fo:text-align="justify"/>
      <style:text-properties fo:font-size="10pt" style:font-size-asian="10pt" style:font-size-complex="10pt"/>
    </style:style>
    <style:style style:name="P7807" style:parent-style-name="Standard" style:family="paragraph">
      <style:paragraph-properties fo:text-align="justify"/>
      <style:text-properties fo:font-size="10pt" style:font-size-asian="10pt" style:font-size-complex="10pt"/>
    </style:style>
    <style:style style:name="P7808" style:parent-style-name="Standard" style:family="paragraph">
      <style:paragraph-properties fo:text-align="justify"/>
      <style:text-properties fo:font-size="10pt" style:font-size-asian="10pt" style:font-size-complex="10pt"/>
    </style:style>
    <style:style style:name="P7809" style:parent-style-name="Standard" style:family="paragraph">
      <style:paragraph-properties fo:text-align="justify"/>
      <style:text-properties fo:font-size="10pt" style:font-size-asian="10pt" style:font-size-complex="10pt"/>
    </style:style>
    <style:style style:name="P7810" style:parent-style-name="Standard" style:family="paragraph">
      <style:paragraph-properties fo:text-align="justify"/>
      <style:text-properties fo:font-size="10pt" style:font-size-asian="10pt" style:font-size-complex="10pt"/>
    </style:style>
    <style:style style:name="P7811" style:parent-style-name="Standard" style:family="paragraph">
      <style:paragraph-properties fo:text-align="justify"/>
      <style:text-properties fo:font-size="10pt" style:font-size-asian="10pt" style:font-size-complex="10pt"/>
    </style:style>
    <style:style style:name="P7812" style:parent-style-name="Standard" style:family="paragraph">
      <style:paragraph-properties fo:text-align="justify"/>
      <style:text-properties fo:font-size="10pt" style:font-size-asian="10pt" style:font-size-complex="10pt"/>
    </style:style>
    <style:style style:name="P7813" style:parent-style-name="Standard" style:family="paragraph">
      <style:paragraph-properties fo:text-align="justify"/>
      <style:text-properties fo:font-size="10pt" style:font-size-asian="10pt" style:font-size-complex="10pt"/>
    </style:style>
    <style:style style:name="P7814" style:parent-style-name="Standard" style:family="paragraph">
      <style:paragraph-properties fo:text-align="justify"/>
      <style:text-properties fo:font-size="10pt" style:font-size-asian="10pt" style:font-size-complex="10pt"/>
    </style:style>
    <style:style style:name="P7815" style:parent-style-name="Standard" style:family="paragraph">
      <style:paragraph-properties fo:text-align="justify"/>
      <style:text-properties fo:font-size="10pt" style:font-size-asian="10pt" style:font-size-complex="10pt"/>
    </style:style>
    <style:style style:name="TableColumn7817" style:family="table-column">
      <style:table-column-properties style:column-width="3.9791in" style:use-optimal-column-width="false"/>
    </style:style>
    <style:style style:name="TableColumn7818" style:family="table-column">
      <style:table-column-properties style:column-width="2.7138in" style:use-optimal-column-width="false"/>
    </style:style>
    <style:style style:name="Table7816" style:family="table">
      <style:table-properties style:width="6.693in" fo:margin-left="-0.009in" table:align="left"/>
    </style:style>
    <style:style style:name="TableRow7819" style:family="table-row">
      <style:table-row-properties style:use-optimal-row-height="false"/>
    </style:style>
    <style:style style:name="TableCell78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2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822"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823" style:family="table-cell">
      <style:table-cell-properties fo:border="0.0034in solid #000000" style:writing-mode="lr-tb" fo:padding-top="0.0381in" fo:padding-left="0.0381in" fo:padding-bottom="0.0381in" fo:padding-right="0.0381in"/>
    </style:style>
    <style:style style:name="TableColumn7825" style:family="table-column">
      <style:table-column-properties style:column-width="1.1805in" style:use-optimal-column-width="false"/>
    </style:style>
    <style:style style:name="TableColumn7826" style:family="table-column">
      <style:table-column-properties style:column-width="1.4701in" style:use-optimal-column-width="false"/>
    </style:style>
    <style:style style:name="Table7824" style:family="table">
      <style:table-properties style:width="2.6506in" fo:margin-left="0in" table:align="right"/>
    </style:style>
    <style:style style:name="TableRow7827" style:family="table-row">
      <style:table-row-properties style:use-optimal-row-height="false"/>
    </style:style>
    <style:style style:name="TableCell78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2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830" style:family="table-cell">
      <style:table-cell-properties fo:border="0.0034in solid #000000" style:writing-mode="lr-tb" fo:padding-top="0.0381in" fo:padding-left="0.0381in" fo:padding-bottom="0.0381in" fo:padding-right="0.0381in"/>
    </style:style>
    <style:style style:name="P783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832" style:family="table-row">
      <style:table-row-properties style:use-optimal-row-height="false"/>
    </style:style>
    <style:style style:name="TableCell7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3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8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3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837" style:family="table-row">
      <style:table-row-properties style:use-optimal-row-height="false"/>
    </style:style>
    <style:style style:name="TableCell7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39"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8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41"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Row7842" style:family="table-row">
      <style:table-row-properties style:use-optimal-row-height="false"/>
    </style:style>
    <style:style style:name="TableCell7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44"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TableCell78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46"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847" style:parent-style-name="TableContents" style:family="paragraph">
      <style:paragraph-properties fo:text-align="justify"/>
      <style:text-properties style:font-name="Liberation Mono" style:font-name-asian="Nimbus Mono L" style:font-name-complex="Liberation Mono" fo:font-size="10pt" style:font-size-asian="10pt" style:font-size-complex="10pt"/>
    </style:style>
    <style:style style:name="P7848" style:parent-style-name="Standard" style:family="paragraph">
      <style:paragraph-properties fo:text-align="justify"/>
      <style:text-properties fo:font-size="10pt" style:font-size-asian="10pt" style:font-size-complex="10pt"/>
    </style:style>
    <style:style style:name="P7849" style:parent-style-name="Standard" style:family="paragraph">
      <style:paragraph-properties fo:text-align="justify"/>
      <style:text-properties fo:font-size="10pt" style:font-size-asian="10pt" style:font-size-complex="10pt"/>
    </style:style>
    <style:style style:name="P7850" style:parent-style-name="Standard" style:family="paragraph">
      <style:paragraph-properties fo:text-align="justify"/>
      <style:text-properties fo:font-size="10pt" style:font-size-asian="10pt" style:font-size-complex="10pt"/>
    </style:style>
    <style:style style:name="P7851" style:parent-style-name="Standard" style:family="paragraph">
      <style:paragraph-properties fo:text-align="justify"/>
      <style:text-properties fo:font-size="10pt" style:font-size-asian="10pt" style:font-size-complex="10pt"/>
    </style:style>
    <style:style style:name="P7852" style:parent-style-name="Standard" style:family="paragraph">
      <style:paragraph-properties fo:text-align="justify"/>
      <style:text-properties fo:font-size="10pt" style:font-size-asian="10pt" style:font-size-complex="10pt"/>
    </style:style>
    <style:style style:name="P7853" style:parent-style-name="Standard" style:family="paragraph">
      <style:paragraph-properties fo:text-align="justify"/>
      <style:text-properties fo:font-size="10pt" style:font-size-asian="10pt" style:font-size-complex="10pt"/>
    </style:style>
    <style:style style:name="P7854" style:parent-style-name="Standard" style:family="paragraph">
      <style:paragraph-properties fo:text-align="justify"/>
      <style:text-properties fo:font-size="10pt" style:font-size-asian="10pt" style:font-size-complex="10pt"/>
    </style:style>
    <style:style style:name="P7855" style:parent-style-name="Standard" style:family="paragraph">
      <style:paragraph-properties fo:text-align="justify"/>
      <style:text-properties fo:font-size="10pt" style:font-size-asian="10pt" style:font-size-complex="10pt"/>
    </style:style>
    <style:style style:family="graphic" style:name="a10">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1389in" svg:stroke-color="#3465a4" draw:marker-start="a4" svg:stroke-opacity="100%" style:horizontal-rel="paragraph" style:vertical-rel="paragraph" style:horizontal-pos="from-left" style:vertical-pos="from-top"/>
    </style:style>
    <style:style style:family="graphic" style:name="a7">
      <style:graphic-properties style:wrap="run-through" style:run-through="foreground" draw:fill="none" draw:stroke="solid" svg:stroke-width="0.01389in" svg:stroke-color="#3465a4" draw:marker-start="a6" svg:stroke-opacity="100%" style:horizontal-rel="paragraph" style:vertical-rel="paragraph" style:horizontal-pos="from-left" style:vertical-pos="from-top"/>
    </style:style>
    <style:style style:family="graphic" style:name="a8">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
            <text:p text:style-name="P7"/>
            <text:p text:style-name="P8">AMAÇ VE KULLANIM ALANI</text:p>
          </table:table-cell>
          <table:table-cell table:style-name="TableCell9">
            <table:table table:style-name="Table10">
              <table:table-columns>
                <table:table-column table:style-name="TableColumn11"/>
                <table:table-column table:style-name="TableColumn12"/>
              </table:table-columns>
              <table:table-row table:style-name="TableRow13">
                <table:table-cell table:style-name="TableCell14">
                  <text:p text:style-name="P15">Bölüm No</text:p>
                </table:table-cell>
                <table:table-cell table:style-name="TableCell16">
                  <text:p text:style-name="P17">EK - 02</text:p>
                </table:table-cell>
              </table:table-row>
              <table:table-row table:style-name="TableRow18">
                <table:table-cell table:style-name="TableCell19">
                  <text:p text:style-name="P20">Yayın Tarihi</text:p>
                </table:table-cell>
                <table:table-cell table:style-name="TableCell21">
                  <text:p text:style-name="P22">05-05-2018</text:p>
                </table:table-cell>
              </table:table-row>
              <table:table-row table:style-name="TableRow23">
                <table:table-cell table:style-name="TableCell24">
                  <text:p text:style-name="P25">Rev.No./Tarih</text:p>
                </table:table-cell>
                <table:table-cell table:style-name="TableCell26">
                  <text:p text:style-name="P27">1.00/2018</text:p>
                </table:table-cell>
              </table:table-row>
              <table:table-row table:style-name="TableRow28">
                <table:table-cell table:style-name="TableCell29">
                  <text:p text:style-name="P30">Sayfa No</text:p>
                </table:table-cell>
                <table:table-cell table:style-name="TableCell31">
                  <text:p text:style-name="P32">1/1 - 001</text:p>
                </table:table-cell>
              </table:table-row>
            </table:table>
            <text:p text:style-name="P33"/>
          </table:table-cell>
        </table:table-row>
      </table:table>
      <text:p text:style-name="P34"/>
      <text:p text:style-name="P35"><text:span text:style-name="T36">AMAÇ</text:span></text:p>
      <text:p text:style-name="P37"/>
      <text:p text:style-name="P38"><text:tab/>İmalat Kontrol El Kitabı SELANİK KARO "da kurulu Kalite Kontrol Sistemini tanıtmak, sistemde yer alan faaliyetleri açıklamak, şirketin kalite politikası ve hedeflerinin tanımlamak, müşterilerimizin SELANİK KARO ’dan beklentisi olan sürekli artan ürün kalite seviyesini sağlayabilmek için birincil referans kaynağı olması ve yürürlülükte bulunan Kalite Kontrol Sistemi ile ilgili sistematik faaliyetleri kolay ve anlaşılabilir bir şekilde sunulması amacıyla hazırlanmış ve yayınlanmıştır.</text:p>
      <text:p text:style-name="P39"><text:tab/></text:p>
      <text:p text:style-name="P40"><text:tab/>İmalat Kontrol El Kitabı, kalite güvencesinin tüm öğelerini sürekli iyileştirme, müşteri istekleri. satınalma ve diğer görev alanlarında sistematik olarak kullanımıyla bütün alanlardaki hataların önlenmesine yardımcı olmaktır. İmalat Kontrol El Kitabı kalite güvencesinin temelini oluşturmaktadır.</text:p>
      <text:p text:style-name="P41"/>
      <text:p text:style-name="P42">KULLANIM ALANI</text:p>
      <text:p text:style-name="P43"/>
      <text:p text:style-name="P44"><text:tab/>SELANİK KARO *da ürünün gerçekleştirilmesindeki tüm aşamalarda sorumluluk ve ilgi alanın tanımlanması açısından ve kalite güvencesinin sağlanması için yol gösterici olarak kullanılmaktadır.</text:p>
      <text:p text:style-name="P45"/>
      <text:p text:style-name="P46"><text:tab/>İmalat Kontrol El Kitabı kaliteyi etkileyen tüm faaliyetleri kapsamaktadır. İmalat Kontrol El Kitabı’nın kullanım hakkı SELANİK KARO ’ya aittir.</text:p>
      <text:p text:style-name="P47"/>
      <text:p text:style-name="P48">KISALTMALAR</text:p>
      <text:p text:style-name="P49"/>
      <text:p text:style-name="P50">KR <text:s text:c="2"/>: Karo</text:p>
      <text:p text:style-name="P51">FRM <text:s/>: Form</text:p>
      <text:p text:style-name="P52">TLMT : Talimat</text:p>
      <text:p text:style-name="P53">PRSDR: Prosedür</text:p>
      <text:p text:style-name="P54">YNTM : Yönetim Temsilcisi</text:p>
      <text:p text:style-name="P55"/>
      <text:p text:style-name="P56"/>
      <text:p text:style-name="P57"/>
      <text:p text:style-name="P58"/>
      <text:p text:style-name="P59"/>
      <text:p text:style-name="P60"/>
      <text:p text:style-name="P61"/>
      <text:p text:style-name="P62"/>
      <table:table table:style-name="Table63">
        <table:table-columns>
          <table:table-column table:style-name="TableColumn64"/>
          <table:table-column table:style-name="TableColumn65"/>
        </table:table-columns>
        <table:table-row table:style-name="TableRow66">
          <table:table-cell table:style-name="TableCell67">
            <text:p text:style-name="P68"/>
            <text:p text:style-name="P69"/>
            <text:p text:style-name="P70">PROSEDÜR LİSTESİ</text:p>
          </table:table-cell>
          <table:table-cell table:style-name="TableCell71">
            <table:table table:style-name="Table72">
              <table:table-columns>
                <table:table-column table:style-name="TableColumn73"/>
                <table:table-column table:style-name="TableColumn74"/>
              </table:table-columns>
              <table:table-row table:style-name="TableRow75">
                <table:table-cell table:style-name="TableCell76">
                  <text:p text:style-name="P77">Bölüm No</text:p>
                </table:table-cell>
                <table:table-cell table:style-name="TableCell78">
                  <text:p text:style-name="P79">EK - 03</text:p>
                </table:table-cell>
              </table:table-row>
              <table:table-row table:style-name="TableRow80">
                <table:table-cell table:style-name="TableCell81">
                  <text:p text:style-name="P82">Yayın Tarihi</text:p>
                </table:table-cell>
                <table:table-cell table:style-name="TableCell83">
                  <text:p text:style-name="P84">05-05-2018</text:p>
                </table:table-cell>
              </table:table-row>
              <table:table-row table:style-name="TableRow85">
                <table:table-cell table:style-name="TableCell86">
                  <text:p text:style-name="P87">Rev.No./Tarih</text:p>
                </table:table-cell>
                <table:table-cell table:style-name="TableCell88">
                  <text:p text:style-name="P89">1.00/2018</text:p>
                </table:table-cell>
              </table:table-row>
              <table:table-row table:style-name="TableRow90">
                <table:table-cell table:style-name="TableCell91">
                  <text:p text:style-name="P92">Sayfa No</text:p>
                </table:table-cell>
                <table:table-cell table:style-name="TableCell93">
                  <text:p text:style-name="P94">1/4 - 002</text:p>
                </table:table-cell>
              </table:table-row>
            </table:table>
            <text:p text:style-name="P95"/>
          </table:table-cell>
        </table:table-row>
      </table:table>
      <text:p text:style-name="P96"/>
      <text:p text:style-name="P97"/>
      <text:p text:style-name="P98">PROSEDUR LİSTESİ</text:p>
      <text:p text:style-name="P99"/>
      <text:soft-page-break/>
      <text:p text:style-name="P100"><text:span text:style-name="T101">SIRA</text:span><text:span text:style-name="T102"><text:tab/></text:span><text:span text:style-name="T103">PROSEDÜR ADI<text:s/></text:span><text:span text:style-name="T104"><text:tab/></text:span><text:span text:style-name="T105"><text:tab/></text:span><text:span text:style-name="T106"><text:tab/></text:span><text:span text:style-name="T107"><text:tab/></text:span><text:span text:style-name="T108"><text:tab/></text:span><text:span text:style-name="T109"><text:tab/>NO <text:s text:c="2"/></text:span><text:span text:style-name="T110"><text:tab/></text:span><text:span text:style-name="T111"><text:tab/><text:s text:c="4"/></text:span></text:p>
      <text:p text:style-name="P112">01<text:tab/>UYGUN OLMAYAN ÜRÜN KONTROLÜ PROSEDÜRÜ <text:s text:c="5"/><text:tab/>PRSDR–8.3-01</text:p>
      <text:p text:style-name="P113">02<text:tab/>DÜZELTİCİ-ÖNLEYİCİ FAALİYETLER PROSEDÜRÜ<text:tab/><text:tab/>PRSDR-8.5-01</text:p>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able:table table:style-name="Table149">
        <table:table-columns>
          <table:table-column table:style-name="TableColumn150"/>
          <table:table-column table:style-name="TableColumn151"/>
        </table:table-columns>
        <table:table-row table:style-name="TableRow152">
          <table:table-cell table:style-name="TableCell153">
            <text:p text:style-name="P154"/>
            <text:p text:style-name="P155"/>
            <text:p text:style-name="P156">TALİMAT LİSTESİ</text:p>
          </table:table-cell>
          <table:table-cell table:style-name="TableCell157">
            <table:table table:style-name="Table158">
              <table:table-columns>
                <table:table-column table:style-name="TableColumn159"/>
                <table:table-column table:style-name="TableColumn160"/>
              </table:table-columns>
              <table:table-row table:style-name="TableRow161">
                <table:table-cell table:style-name="TableCell162">
                  <text:p text:style-name="P163">Bölüm No</text:p>
                </table:table-cell>
                <table:table-cell table:style-name="TableCell164">
                  <text:p text:style-name="P165">EK - 03</text:p>
                </table:table-cell>
              </table:table-row>
              <table:table-row table:style-name="TableRow166">
                <table:table-cell table:style-name="TableCell167">
                  <text:p text:style-name="P168">Yayın Tarihi</text:p>
                </table:table-cell>
                <table:table-cell table:style-name="TableCell169">
                  <text:p text:style-name="P170">05-05-2018</text:p>
                </table:table-cell>
              </table:table-row>
              <table:table-row table:style-name="TableRow171">
                <table:table-cell table:style-name="TableCell172">
                  <text:p text:style-name="P173">Rev.No./Tarih</text:p>
                </table:table-cell>
                <table:table-cell table:style-name="TableCell174">
                  <text:p text:style-name="P175">1.00/2018</text:p>
                </table:table-cell>
              </table:table-row>
              <table:table-row table:style-name="TableRow176">
                <table:table-cell table:style-name="TableCell177">
                  <text:p text:style-name="P178">Sayfa No</text:p>
                </table:table-cell>
                <table:table-cell table:style-name="TableCell179">
                  <text:p text:style-name="P180">2/4 - 003</text:p>
                </table:table-cell>
              </table:table-row>
            </table:table>
            <text:p text:style-name="P181"/>
          </table:table-cell>
        </table:table-row>
      </table:table>
      <text:p text:style-name="P182"/>
      <text:p text:style-name="P183"/>
      <text:p text:style-name="P184">SIRA NO<text:tab/>TALİMAT ADI<text:tab/><text:tab/><text:tab/><text:tab/><text:tab/><text:tab/><text:tab/>NO<text:tab/><text:tab/></text:p>
      <text:p text:style-name="P185">01<text:tab/><text:tab/>YÖNETİMİN GÖZDEN GEÇİRMESİ TALİMATI<text:tab/><text:tab/><text:tab/>TLMT-01</text:p>
      <text:p text:style-name="P186">02<text:tab/><text:tab/>EĞİTİM TALİMATI<text:tab/><text:tab/><text:tab/><text:tab/><text:tab/><text:tab/>TLMT-02</text:p>
      <text:p text:style-name="P187">03<text:tab/><text:tab/>SATINALMA TALİMATI<text:tab/><text:tab/><text:tab/><text:tab/><text:tab/>TLMT-03</text:p>
      <text:p text:style-name="P188"/>
      <text:p text:style-name="P189">04<text:tab/><text:tab/>İMALAT PROSES KONTROL TALİMATI<text:tab/><text:tab/><text:tab/>TLMT-04</text:p>
      <text:p text:style-name="P190">05<text:tab/><text:tab/>ETÜV KULLANMA TALİMATI<text:tab/><text:tab/><text:tab/><text:tab/><text:tab/>TLMT-04.1</text:p>
      <text:p text:style-name="P191">06<text:tab/><text:tab/>ELEKTRONİK TERAZİ KULLANMA TALİMATI<text:tab/><text:tab/><text:tab/>TLMT-04.2</text:p>
      <text:p text:style-name="P192">07<text:tab/><text:tab/>PRES KULLANMA TALİMATI<text:tab/><text:tab/><text:tab/><text:tab/><text:tab/>TLMT-04.3</text:p>
      <text:p text:style-name="P193"/>
      <text:p text:style-name="P194">08<text:tab/><text:tab/>BAKIM ONARIM TALİMATI<text:tab/><text:tab/><text:tab/><text:tab/><text:tab/>TLMT-05</text:p>
      <text:p text:style-name="P195">09<text:tab/><text:tab/>ÜRÜNÜN KORUNMASI TALİMATI<text:tab/><text:tab/><text:tab/><text:tab/>TLMT-06</text:p>
      <text:p text:style-name="P196"/>
      <text:p text:style-name="P197">10<text:tab/><text:tab/>İZLEME VE ÖLÇME CİHAZLARI KONTROL TALİMATI<text:tab/>TLMT-07</text:p>
      <text:p text:style-name="P198">11<text:tab/><text:tab/>TERAZİ DOĞRULAMA TALİMATI<text:tab/><text:tab/><text:tab/><text:tab/>TLMT-07.1</text:p>
      <text:p text:style-name="P199">12<text:tab/><text:tab/>ETÜV DOĞRULAMA TALİMATI<text:tab/><text:tab/><text:tab/><text:tab/><text:tab/>TLMT-07.2</text:p>
      <text:p text:style-name="P200"/>
      <text:p text:style-name="P201">13<text:tab/><text:tab/>MÜŞTERİ MEMNUNİYETİ TALİMATI<text:tab/><text:tab/><text:tab/><text:tab/>TLMT-08</text:p>
      <text:p text:style-name="P202"/>
      <text:p text:style-name="P203">14<text:tab/><text:tab/>DENEY TALİMATI<text:tab/><text:tab/><text:tab/><text:tab/><text:tab/><text:tab/>TLMT-09</text:p>
      <text:p text:style-name="P204">15<text:tab/><text:tab/>BİÇİM VE BOYUTLAR DENEY TALİMATI<text:tab/><text:tab/><text:tab/>TLMT-09.1</text:p>
      <text:p text:style-name="P205">16<text:tab/><text:tab/>KIRILMA DAYANIMI DENEY TALİMATI<text:tab/><text:tab/><text:tab/>TLMT-09.2</text:p>
      <text:p text:style-name="P206">17<text:tab/><text:tab/>GÖRÜNÜŞ ÖZELLİKLERİ DENEY TALİMATI<text:tab/><text:tab/><text:tab/>TLMT-09.3</text:p>
      <text:p text:style-name="P207">18<text:tab/><text:tab/>TAZE BETONUN YOĞUNLUĞU DENEY TALİMATI<text:tab/><text:tab/>TLMT-09.4</text:p>
      <text:p text:style-name="P208">19<text:tab/><text:tab/>SU EMME ORANI DENEY TALİMATI<text:tab/><text:tab/><text:tab/><text:tab/>TLMT-09.5</text:p>
      <text:p text:style-name="P209">20<text:tab/><text:tab/>TANE BÜYÜKLÜĞÜ DAĞILIMI DENEY TALİMATI<text:tab/><text:tab/>TLMT-09.6</text:p>
      <text:p text:style-name="P210"/>
      <text:p text:style-name="P211"/>
      <text:p text:style-name="P212"/>
      <text:p text:style-name="P213"/>
      <text:p text:style-name="P214"/>
      <text:p text:style-name="P215"/>
      <text:p text:style-name="P216"/>
      <text:p text:style-name="P217"/>
      <table:table table:style-name="Table218">
        <table:table-columns>
          <table:table-column table:style-name="TableColumn219"/>
          <table:table-column table:style-name="TableColumn220"/>
        </table:table-columns>
        <table:table-row table:style-name="TableRow221">
          <table:table-cell table:style-name="TableCell222">
            <text:p text:style-name="P223"/>
            <text:p text:style-name="P224"/>
            <text:p text:style-name="P225">FORM LİSTESİ</text:p>
            <text:p text:style-name="P226"/>
          </table:table-cell>
          <table:table-cell table:style-name="TableCell227">
            <table:table table:style-name="Table228">
              <table:table-columns>
                <table:table-column table:style-name="TableColumn229"/>
                <table:table-column table:style-name="TableColumn230"/>
              </table:table-columns>
              <table:table-row table:style-name="TableRow231">
                <table:table-cell table:style-name="TableCell232">
                  <text:p text:style-name="P233">Bölüm No</text:p>
                </table:table-cell>
                <table:table-cell table:style-name="TableCell234">
                  <text:p text:style-name="P235">EK - 03</text:p>
                </table:table-cell>
              </table:table-row>
              <table:table-row table:style-name="TableRow236">
                <table:table-cell table:style-name="TableCell237">
                  <text:p text:style-name="P238">Yayın Tarihi</text:p>
                </table:table-cell>
                <table:table-cell table:style-name="TableCell239">
                  <text:p text:style-name="P240">05-05-2018</text:p>
                </table:table-cell>
              </table:table-row>
              <table:table-row table:style-name="TableRow241">
                <table:table-cell table:style-name="TableCell242">
                  <text:p text:style-name="P243">Rev.No./Tarih</text:p>
                </table:table-cell>
                <table:table-cell table:style-name="TableCell244">
                  <text:p text:style-name="P245">1.00/2018</text:p>
                </table:table-cell>
              </table:table-row>
              <table:table-row table:style-name="TableRow246">
                <table:table-cell table:style-name="TableCell247">
                  <text:p text:style-name="P248">Sayfa No</text:p>
                </table:table-cell>
                <table:table-cell table:style-name="TableCell249">
                  <text:p text:style-name="P250">3/4 - 004</text:p>
                </table:table-cell>
              </table:table-row>
            </table:table>
            <text:p text:style-name="P251"/>
          </table:table-cell>
        </table:table-row>
      </table:table>
      <text:p text:style-name="P252"><text:span text:style-name="T253">SIRA NO</text:span><text:span text:style-name="T254"><text:tab/>TALİMAT ADI</text:span><text:span text:style-name="T255"><text:tab/></text:span><text:span text:style-name="T256"><text:tab/></text:span><text:span text:style-name="T257"><text:tab/></text:span><text:span text:style-name="T258"><text:tab/></text:span><text:span text:style-name="T259"><text:tab/></text:span><text:span text:style-name="T260"><text:tab/></text:span><text:span text:style-name="T261"><text:tab/>NO</text:span><text:span text:style-name="T262"><text:tab/></text:span><text:span text:style-name="T263"><text:tab/></text:span></text:p>
      <text:p text:style-name="P264">01<text:tab/><text:tab/>YÖNETİM GÖZDEN GEÇİRME KONULARI PLANLAMASI<text:tab/>FRM-01.01</text:p>
      <text:p text:style-name="P265">02<text:tab/><text:tab/>TOPLANTI TUTANAĞI<text:tab/><text:tab/><text:tab/><text:tab/><text:tab/><text:tab/>FRM-01.02</text:p>
      <text:p text:style-name="P266">03<text:tab/><text:tab/>EĞİTİM İHTİYAÇLARINI BELİRLEME FORMU<text:tab/><text:tab/><text:tab/>FRM-02.01</text:p>
      <text:p text:style-name="P267">04<text:tab/><text:tab/>YILLIK EĞİTİM PLANI<text:tab/><text:tab/><text:tab/><text:tab/><text:tab/><text:tab/>FRM-02.02</text:p>
      <text:p text:style-name="P268">05<text:tab/><text:tab/>EĞİTİME KATILIM LİSTESİ<text:tab/><text:tab/><text:tab/><text:tab/><text:tab/>FRM-02.03</text:p>
      <text:p text:style-name="P269">06<text:tab/><text:tab/>YENİ PERSONEL EĞİTİM FORMU<text:tab/><text:tab/><text:tab/><text:tab/>FRM-02.04</text:p>
      <text:p text:style-name="P270">07<text:tab/><text:tab/>MALZEME TALEP FORMU<text:tab/><text:tab/><text:tab/><text:tab/><text:tab/>FRM-03.01</text:p>
      <text:p text:style-name="P271">08<text:tab/><text:tab/>TEKLİF İSTEME – SİPARİŞ FORMU<text:tab/><text:tab/><text:tab/><text:tab/>FRM-03.02</text:p>
      <text:p text:style-name="P272">09<text:tab/><text:tab/>GİRDİ MALZEME STOK KARTI<text:tab/><text:tab/><text:tab/><text:tab/><text:tab/>FRM-03.03</text:p>
      <text:p text:style-name="P273">10<text:tab/><text:tab/>SATINALMA ŞARTNAMESİ<text:tab/><text:tab/><text:tab/><text:tab/><text:tab/>FRM-03.04</text:p>
      <text:p text:style-name="P274">11<text:s/><text:tab/><text:tab/>İMALAT KONTROL PLANI<text:tab/><text:tab/><text:tab/><text:tab/><text:tab/>FRM-04.01</text:p>
      <text:p text:style-name="P275">12<text:tab/><text:tab/>ÜRÜN TEKNİK ÇİZİMLERİ<text:tab/><text:tab/><text:tab/><text:tab/><text:tab/>FRM-04.02</text:p>
      <text:p text:style-name="P276">13<text:tab/><text:tab/>BAKIM PLANI<text:tab/><text:tab/><text:tab/><text:tab/><text:tab/><text:tab/><text:tab/>FRM-05.01</text:p>
      <text:p text:style-name="P277">14<text:tab/><text:tab/>BAKIM-ONARIM İŞ BİLDİRİM FORMU<text:tab/><text:tab/><text:tab/><text:tab/>FRM-05.02</text:p>
      <text:p text:style-name="P278">15<text:tab/><text:tab/>MAKİNA BAKIM KARTI<text:tab/><text:tab/><text:tab/><text:tab/><text:tab/>FRM-05.03</text:p>
      <text:p text:style-name="P279">16<text:tab/><text:tab/>SEVKİYAT TAKİP FORMU<text:tab/><text:tab/><text:tab/><text:tab/><text:tab/>FRM-06.01</text:p>
      <text:p text:style-name="P280">17<text:tab/><text:tab/>PERİYODİK GÖZ KONTROL ÇİZELGESİ<text:tab/><text:tab/><text:tab/>FRM-06.02</text:p>
      <text:p text:style-name="P281">18<text:tab/><text:tab/>YILLIK KALİBRASYON PLANI<text:tab/><text:tab/><text:tab/><text:tab/><text:tab/>FRM-07.01</text:p>
      <text:p text:style-name="P282">19<text:tab/><text:tab/>KALİBRASYON SİCİL KARTI<text:tab/><text:tab/><text:tab/><text:tab/><text:tab/>FRM-07.02</text:p>
      <text:p text:style-name="P283">20<text:tab/><text:tab/>MUAYENE-DENEY ALETLERİ ÇİZELGESİ<text:tab/><text:tab/><text:tab/>FRM-07.03</text:p>
      <text:p text:style-name="P284">21<text:tab/><text:tab/>DOĞRULAMA TAKİP FORMU<text:tab/><text:tab/><text:tab/><text:tab/><text:tab/>FRM-07.04</text:p>
      <text:p text:style-name="P285">22<text:tab/><text:tab/>KULLANIM DIŞI ETİKETİ<text:tab/><text:tab/><text:tab/><text:tab/><text:tab/>FRM-07.05</text:p>
      <text:p text:style-name="P286">23<text:tab/><text:tab/>MÜŞTERİ GÖRÜŞLERİ SORU FORMU<text:tab/><text:tab/><text:tab/><text:tab/>FRM-08.01</text:p>
      <text:p text:style-name="P287">24<text:tab/><text:tab/>GİRDİ KONTROL ETİKETİ<text:tab/><text:tab/><text:tab/><text:tab/><text:tab/>FRM-09.01</text:p>
      <text:p text:style-name="P288">25<text:tab/><text:tab/>KONTROL BEKLİYOR ETİKETİ<text:tab/><text:tab/><text:tab/><text:tab/><text:tab/>FRM-09.02</text:p>
      <text:p text:style-name="P289">26<text:tab/><text:tab/>GİRDİ KONTROL RAPORU<text:tab/><text:tab/><text:tab/><text:tab/><text:tab/>FRM-09.03</text:p>
      <text:soft-page-break/>
      <text:p text:style-name="P290">27<text:tab/><text:tab/>KALİTE KONTROL RAPORU<text:tab/><text:tab/><text:tab/><text:tab/><text:tab/>FRM-09.04</text:p>
      <text:p text:style-name="P291">28<text:tab/><text:tab/>SU EMME ORANI DENEY FORMU<text:tab/><text:tab/><text:tab/><text:tab/>FRM-09.05</text:p>
      <text:p text:style-name="P292">29<text:tab/><text:tab/>ELEK ANALİZİ DENEY FORMU<text:tab/><text:tab/><text:tab/><text:tab/>FRM-09.06</text:p>
      <text:p text:style-name="P293">30<text:tab/><text:tab/>KAPİLER EMİLEN SU MİKTARI DENEY FORMU<text:tab/><text:tab/>FRM-09.07</text:p>
      <text:p text:style-name="P294">31<text:tab/><text:tab/>BİÇİM VE BOYUTLAR DENEY FORMU<text:tab/><text:tab/><text:tab/><text:tab/>FRM-09.08</text:p>
      <text:p text:style-name="P295">32<text:tab/><text:tab/>KIRILMA DAYANIMI DENEY FORMU<text:tab/><text:tab/><text:tab/><text:tab/>FRM-09.09</text:p>
      <text:p text:style-name="P296">33<text:tab/><text:tab/>GÖRÜNÜŞ ÖZELLİKLERİ DENEY FORMU<text:tab/><text:tab/><text:tab/>FRM-09.10</text:p>
      <text:p text:style-name="P297">34<text:tab/><text:tab/>UYGUN OLMAYAN ÜRÜN KONTROL FORMU<text:tab/><text:tab/><text:tab/>FRM-10-01</text:p>
      <text:p text:style-name="P298">35<text:tab/><text:tab/>UYGUN OLMAYAN ÜRÜN ETİKETİ<text:tab/><text:tab/><text:tab/><text:tab/>FRM-10-02</text:p>
      <text:p text:style-name="P299">36<text:tab/><text:tab/>DÜZELTİCİ VE ÖNLEYİCİ FAALİYETLER RAPORU<text:tab/><text:tab/>FRM-11-01</text:p>
      <text:p text:style-name="P300">37<text:tab/><text:tab/><text:s/>DÜZELTİCİ VE ÖNLEYİCİ FAALİYETLER TAKİP FORMU<text:tab/>FRM-11-02</text:p>
      <text:p text:style-name="P301"/>
      <text:p text:style-name="P302"/>
      <text:p text:style-name="P303"/>
      <table:table table:style-name="Table304">
        <table:table-columns>
          <table:table-column table:style-name="TableColumn305"/>
          <table:table-column table:style-name="TableColumn306"/>
        </table:table-columns>
        <table:table-row table:style-name="TableRow307">
          <table:table-cell table:style-name="TableCell308">
            <text:p text:style-name="P309"/>
            <text:p text:style-name="P310"/>
            <text:p text:style-name="P311">ORGANİZASYON ŞEMASI</text:p>
          </table:table-cell>
          <table:table-cell table:style-name="TableCell312">
            <table:table table:style-name="Table313">
              <table:table-columns>
                <table:table-column table:style-name="TableColumn314"/>
                <table:table-column table:style-name="TableColumn315"/>
              </table:table-columns>
              <table:table-row table:style-name="TableRow316">
                <table:table-cell table:style-name="TableCell317">
                  <text:p text:style-name="P318">Bölüm No</text:p>
                </table:table-cell>
                <table:table-cell table:style-name="TableCell319">
                  <text:p text:style-name="P320">EK - 04</text:p>
                </table:table-cell>
              </table:table-row>
              <table:table-row table:style-name="TableRow321">
                <table:table-cell table:style-name="TableCell322">
                  <text:p text:style-name="P323">Yayın Tarihi</text:p>
                </table:table-cell>
                <table:table-cell table:style-name="TableCell324">
                  <text:p text:style-name="P325">05-05-2018</text:p>
                </table:table-cell>
              </table:table-row>
              <table:table-row table:style-name="TableRow326">
                <table:table-cell table:style-name="TableCell327">
                  <text:p text:style-name="P328">Rev.No./Tarih</text:p>
                </table:table-cell>
                <table:table-cell table:style-name="TableCell329">
                  <text:p text:style-name="P330">1.00/2018</text:p>
                </table:table-cell>
              </table:table-row>
              <table:table-row table:style-name="TableRow331">
                <table:table-cell table:style-name="TableCell332">
                  <text:p text:style-name="P333">Sayfa No</text:p>
                </table:table-cell>
                <table:table-cell table:style-name="TableCell334">
                  <text:p text:style-name="P335">1/1 - 005</text:p>
                </table:table-cell>
              </table:table-row>
            </table:table>
            <text:p text:style-name="P336"/>
          </table:table-cell>
        </table:table-row>
      </table:table>
      <text:p text:style-name="P337"/>
      <text:p text:style-name="P338"/>
      <text:p text:style-name="P339"/>
      <text:p text:style-name="P340">A1 - ŞİRKET MÜDÜRÜ</text:p>
      <text:p text:style-name="P341"/>
      <text:p text:style-name="P342"><text:tab/>B1 - İDARİ BÖLÜM SORUMLUSU (YÖNETİM TEMSİLCİSİ)</text:p>
      <text:p text:style-name="P343"><text:tab/><text:tab/>C11 - İÇ MUHASEBE</text:p>
      <text:p text:style-name="P344"><text:tab/><text:tab/>C12 - SATIŞ</text:p>
      <text:p text:style-name="P345"><text:tab/><text:tab/>C13 - SATINALMA</text:p>
      <text:p text:style-name="P346"/>
      <text:p text:style-name="P347"><text:tab/>B2 - ÜRETİM TESİSLERİ SORUMLUSU</text:p>
      <text:p text:style-name="P348"><text:tab/><text:tab/>C21 - KARO ÜRETİM BÖLÜMÜ SORUMLUSU</text:p>
      <text:p text:style-name="P349"><text:tab/><text:tab/><text:tab/>D211 - OPERATOR</text:p>
      <text:p text:style-name="P350"><text:tab/><text:tab/><text:tab/>D212 - KARIŞTIRICI OPERATÖRÜ</text:p>
      <text:p text:style-name="P351"><text:tab/><text:tab/>C22 - BAKIM-ONARIM BÖLÜMÜ</text:p>
      <text:p text:style-name="P352"><text:tab/><text:tab/>C23 - SEVKİYAT</text:p>
      <text:p text:style-name="P353"><text:tab/><text:tab/>C24 - YEMEKHANE</text:p>
      <text:p text:style-name="P354"/>
      <text:p text:style-name="P355"><text:tab/>B3 - KALİTE KONTROL BÖLÜMÜ SORUMLUSU</text:p>
      <text:p text:style-name="P356"><text:tab/><text:tab/><text:tab/><text:tab/></text:p>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able:table table:style-name="Table384">
        <table:table-columns>
          <table:table-column table:style-name="TableColumn385"/>
          <table:table-column table:style-name="TableColumn386"/>
        </table:table-columns>
        <table:table-row table:style-name="TableRow387">
          <table:table-cell table:style-name="TableCell388">
            <text:p text:style-name="P389"/>
            <text:p text:style-name="P390"/>
            <text:p text:style-name="P391">ŞİRKET MÜDÜRÜ GÖREV TANIMI</text:p>
          </table:table-cell>
          <table:table-cell table:style-name="TableCell392">
            <table:table table:style-name="Table393">
              <table:table-columns>
                <table:table-column table:style-name="TableColumn394"/>
                <table:table-column table:style-name="TableColumn395"/>
              </table:table-columns>
              <table:table-row table:style-name="TableRow396">
                <table:table-cell table:style-name="TableCell397">
                  <text:p text:style-name="P398">Bölüm No</text:p>
                </table:table-cell>
                <table:table-cell table:style-name="TableCell399">
                  <text:p text:style-name="P400">EK - 05</text:p>
                </table:table-cell>
              </table:table-row>
              <table:table-row table:style-name="TableRow401">
                <table:table-cell table:style-name="TableCell402">
                  <text:p text:style-name="P403">Yayın Tarihi</text:p>
                </table:table-cell>
                <table:table-cell table:style-name="TableCell404">
                  <text:p text:style-name="P405">05-05-2018</text:p>
                </table:table-cell>
              </table:table-row>
              <table:table-row table:style-name="TableRow406">
                <table:table-cell table:style-name="TableCell407">
                  <text:p text:style-name="P408">Rev.No./Tarih</text:p>
                </table:table-cell>
                <table:table-cell table:style-name="TableCell409">
                  <text:p text:style-name="P410">1.00/2018</text:p>
                </table:table-cell>
              </table:table-row>
              <table:table-row table:style-name="TableRow411">
                <table:table-cell table:style-name="TableCell412">
                  <text:p text:style-name="P413">Sayfa No</text:p>
                </table:table-cell>
                <table:table-cell table:style-name="TableCell414">
                  <text:p text:style-name="P415">1/6 - 006</text:p>
                </table:table-cell>
              </table:table-row>
            </table:table>
            <text:p text:style-name="P416"/>
          </table:table-cell>
        </table:table-row>
      </table:table>
      <text:p text:style-name="P417"/>
      <text:p text:style-name="P418"/>
      <text:p text:style-name="P419">Bağlı Olduğu Birim<text:s/><text:tab/>: Yönetim Kurulu</text:p>
      <text:p text:style-name="P420">Sorumluluk<text:s/><text:tab/><text:tab/>: Her Türlü Faaliyetin Gerçekleştirilmesi</text:p>
      <text:p text:style-name="P421">Sorumluluk Alanı<text:s/><text:tab/>: İşletmenin Tüm Sahaları</text:p>
      <text:p text:style-name="P422"/>
      <text:p text:style-name="P423"/>
      <text:p text:style-name="P424">GÖREV TANIMI</text:p>
      <text:p text:style-name="P425"/>
      <text:list text:style-name="LFO1" text:continue-numbering="true">
        <text:list-item>
          <text:p text:style-name="P426">Firmanın Kalite Politikasının ve kalite sisteminin çalışanlara duyurulmasına ve devam ettirilmesine karar verir.</text:p>
        </text:list-item>
        <text:list-item>
          <text:p text:style-name="P427">Çalışanların kalite bilincinin geliştirilmesi için ihtiyaç duyulan kaynakları sağlar.</text:p>
        </text:list-item>
        <text:list-item>
          <text:p text:style-name="P428">Çalışanların görev, yetki. sorumluluk ve karşılıklı ilişkilerini açıklayan Görev Tanımlarını hazırlar ve onaylar.</text:p>
        </text:list-item>
        <text:list-item>
          <text:p text:style-name="P429">Kalite Sistemi-nin kurulması. devam ettirilmesi ve geliştirilmesi için Yönetim Temsilcisini yazılı olarak atar.</text:p>
        </text:list-item>
        <text:list-item>
          <text:p text:style-name="P430">Yönetimin Gözden Geçirıne Toplantısına başkanlık eder.</text:p>
        </text:list-item>
        <text:list-item>
          <text:p text:style-name="P431">Kalite El Kitabını onaylar.</text:p>
        </text:list-item>
        <text:list-item>
          <text:p text:style-name="P432">Kuruluş Organizasyon Şemasını hazırlar ve onaylar.</text:p>
        </text:list-item>
        <text:list-item>
          <text:p text:style-name="P433">Herhangi bir sebepten görevine devam edemeyen (izinli veya işten ayrılan) personelin yerine vekil tayin eder.</text:p>
        </text:list-item>
        <text:list-item>
          <text:p text:style-name="P434">Çalışanların kalite bilincinin geliştirilmesi için ihtiyaç duyulan eğitimlerin alınabilmesi</text:p>
        </text:list-item>
        <text:list-item>
          <text:p text:style-name="P435">amacıyla yapılacak programları onaylar.</text:p>
        </text:list-item>
        <text:list-item>
          <text:p text:style-name="P436">Kalite hedeflerinin gerçekleşmesini takip eder. hedeflerde sapma olduğunda gerekli</text:p>
        </text:list-item>
        <text:list-item>
          <text:p text:style-name="P437">düzeltici ve önleyici faaliyetleri başlatır.</text:p>
        </text:list-item>
        <text:list-item>
          <text:p text:style-name="P438">Prosedürleri ve talimatları onaylar.</text:p>
        </text:list-item>
        <text:list-item>
          <text:p text:style-name="P439">Yıl içerisinde alım yapılan taşeronların oluşturduğu geçerli taşeron listesini onaylar.</text:p>
        </text:list-item>
        <text:list-item>
          <text:p text:style-name="P440">Satınalma onayı verir. .</text:p>
        </text:list-item>
        <text:list-item>
          <text:p text:style-name="P441">Uygun olmayan ürünler hakkında son kararı verir.</text:p>
        </text:list-item>
      </text:list>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able:table table:style-name="Table457">
        <table:table-columns>
          <table:table-column table:style-name="TableColumn458"/>
          <table:table-column table:style-name="TableColumn459"/>
        </table:table-columns>
        <table:table-row table:style-name="TableRow460">
          <table:table-cell table:style-name="TableCell461">
            <text:p text:style-name="P462"/>
            <text:p text:style-name="P463"/>
            <text:p text:style-name="P464">İdari Bölüm Sorumlusu Görev Tanımı</text:p>
            <text:p text:style-name="P465">(Yönetim Temsilcisi)</text:p>
          </table:table-cell>
          <table:table-cell table:style-name="TableCell466">
            <table:table table:style-name="Table467">
              <table:table-columns>
                <table:table-column table:style-name="TableColumn468"/>
                <table:table-column table:style-name="TableColumn469"/>
              </table:table-columns>
              <table:table-row table:style-name="TableRow470">
                <table:table-cell table:style-name="TableCell471">
                  <text:p text:style-name="P472">Bölüm No</text:p>
                </table:table-cell>
                <table:table-cell table:style-name="TableCell473">
                  <text:p text:style-name="P474">EK - 05</text:p>
                </table:table-cell>
              </table:table-row>
              <table:table-row table:style-name="TableRow475">
                <table:table-cell table:style-name="TableCell476">
                  <text:p text:style-name="P477">Yayın Tarihi</text:p>
                </table:table-cell>
                <table:table-cell table:style-name="TableCell478">
                  <text:p text:style-name="P479">05-05-2018</text:p>
                </table:table-cell>
              </table:table-row>
              <table:table-row table:style-name="TableRow480">
                <table:table-cell table:style-name="TableCell481">
                  <text:p text:style-name="P482">Rev.No./Tarih</text:p>
                </table:table-cell>
                <table:table-cell table:style-name="TableCell483">
                  <text:p text:style-name="P484">1.00/2018</text:p>
                </table:table-cell>
              </table:table-row>
              <table:table-row table:style-name="TableRow485">
                <table:table-cell table:style-name="TableCell486">
                  <text:p text:style-name="P487">Sayfa No</text:p>
                </table:table-cell>
                <table:table-cell table:style-name="TableCell488">
                  <text:p text:style-name="P489">2/6 - 007</text:p>
                </table:table-cell>
              </table:table-row>
            </table:table>
            <text:p text:style-name="P490"/>
          </table:table-cell>
        </table:table-row>
      </table:table>
      <text:p text:style-name="P491"/>
      <text:p text:style-name="P492"/>
      <text:p text:style-name="P493">Bağlı Olduğu Birim<text:s/><text:tab/>: Şirket Müdürü</text:p>
      <text:p text:style-name="P494">Sorumluluk<text:s/><text:tab/><text:tab/>: Bölümü İle İlgili Faaliyetlerinin Yapılması</text:p>
      <text:soft-page-break/>
      <text:p text:style-name="P495">Sorumluluk Alanı<text:s/><text:tab/>: İşletmenin Tüm Sahaları</text:p>
      <text:p text:style-name="P496"/>
      <text:p text:style-name="P497"/>
      <text:p text:style-name="P498">GÖREV TANIMI</text:p>
      <text:p text:style-name="P499"/>
      <text:list text:style-name="LFO2" text:continue-numbering="true">
        <text:list-item>
          <text:p text:style-name="P500">Bölümünü işletmenin amaç ve hedeflerine uygun olarak yönetir.</text:p>
        </text:list-item>
        <text:list-item>
          <text:p text:style-name="P501">Kalite hedeflerini geliştirerek üst yönetime önerir.</text:p>
        </text:list-item>
        <text:list-item>
          <text:p text:style-name="P502">Sorumlu olduğu bölümde gerçekleştireceği faaliyetleri ve bu faaliyetleri gerçekleştirmek için kullanacağı kaynakları (zaman. işgücü. malzeme, ekipman) planlar, takip ve kontrol eder.</text:p>
        </text:list-item>
        <text:list-item>
          <text:p text:style-name="P503">Faaliyetlerini gerçekleştirmek için kullanacağı kaynakların işe uygunluğunu ve kalitesini denetler ve yeterliliğini sağlar.</text:p>
        </text:list-item>
        <text:list-item>
          <text:p text:style-name="P504">Proseslerde olası zayıf noktaların bulunması, saplanması ve bunların giderilmesi için düzeltici ve önleyici faaliyetlerin başlatılmasını sağlar ve takibini yapar.</text:p>
        </text:list-item>
      </text:list>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able:table table:style-name="Table529">
        <table:table-columns>
          <table:table-column table:style-name="TableColumn530"/>
          <table:table-column table:style-name="TableColumn531"/>
        </table:table-columns>
        <table:table-row table:style-name="TableRow532">
          <table:table-cell table:style-name="TableCell533">
            <text:p text:style-name="P534"/>
            <text:p text:style-name="P535"/>
            <text:p text:style-name="P536">Üretim Bölümü Sorumlusu Görev Tanımı</text:p>
          </table:table-cell>
          <table:table-cell table:style-name="TableCell537">
            <table:table table:style-name="Table538">
              <table:table-columns>
                <table:table-column table:style-name="TableColumn539"/>
                <table:table-column table:style-name="TableColumn540"/>
              </table:table-columns>
              <table:table-row table:style-name="TableRow541">
                <table:table-cell table:style-name="TableCell542">
                  <text:p text:style-name="P543">Bölüm No</text:p>
                </table:table-cell>
                <table:table-cell table:style-name="TableCell544">
                  <text:p text:style-name="P545">EK - 05</text:p>
                </table:table-cell>
              </table:table-row>
              <table:table-row table:style-name="TableRow546">
                <table:table-cell table:style-name="TableCell547">
                  <text:p text:style-name="P548">Yayın Tarihi</text:p>
                </table:table-cell>
                <table:table-cell table:style-name="TableCell549">
                  <text:p text:style-name="P550">05-05-2018</text:p>
                </table:table-cell>
              </table:table-row>
              <table:table-row table:style-name="TableRow551">
                <table:table-cell table:style-name="TableCell552">
                  <text:p text:style-name="P553">Rev.No./Tarih</text:p>
                </table:table-cell>
                <table:table-cell table:style-name="TableCell554">
                  <text:p text:style-name="P555">1.00/2018</text:p>
                </table:table-cell>
              </table:table-row>
              <table:table-row table:style-name="TableRow556">
                <table:table-cell table:style-name="TableCell557">
                  <text:p text:style-name="P558">Sayfa No</text:p>
                </table:table-cell>
                <table:table-cell table:style-name="TableCell559">
                  <text:p text:style-name="P560">3/6 - 008</text:p>
                </table:table-cell>
              </table:table-row>
            </table:table>
            <text:p text:style-name="P561"/>
          </table:table-cell>
        </table:table-row>
      </table:table>
      <text:p text:style-name="P562"/>
      <text:p text:style-name="P563"><text:s/></text:p>
      <text:p text:style-name="P564">Bağlı Olduğu Birim<text:s/><text:tab/>: Şirket Müdürü</text:p>
      <text:p text:style-name="P565">Sorumluluk<text:s/><text:tab/><text:tab/>: Üretim Faaliyetlerinin Gerçekleştirilmesi</text:p>
      <text:p text:style-name="P566">Sorumluluk Alanı<text:tab/>: Üretim Bölümü</text:p>
      <text:p text:style-name="P567"/>
      <text:p text:style-name="P568"/>
      <text:p text:style-name="P569">GÖREV TANIMI</text:p>
      <text:p text:style-name="P570"/>
      <text:list text:style-name="LFO3" text:continue-numbering="true">
        <text:list-item>
          <text:p text:style-name="P571">Kalite bilincinin geliştirilmesi için gerekli eğitim ve benzeri faaliyetleri yürütür.</text:p>
        </text:list-item>
        <text:list-item>
          <text:p text:style-name="P572">Bölümünde kullanılan talimatları hazırlar ve onaylatır.</text:p>
        </text:list-item>
        <text:list-item>
          <text:p text:style-name="P573">Kalite Sistem Dokümanlarında bölümü ile ilgili olanların dosyalanmasını ve muhafazasını sağlar.</text:p>
        </text:list-item>
        <text:list-item>
          <text:p text:style-name="P574">Proses iyileştirilmesi uygulama ve geliştirme çalıştırmaları yapar.</text:p>
        </text:list-item>
        <text:list-item>
          <text:p text:style-name="P575">Bölümü ile ilgili uygunsuzlukların sebebini diğer çalışanları ve ilgili kişiler ile araştırır ve düzeltici-önleyici faaliyetleri başlatır. Bu çalışanlarla ilgili kayıtları tutar ve muhafaza eder.</text:p>
        </text:list-item>
        <text:list-item>
          <text:p text:style-name="P576">Kuruluş içi kalite tetkiklerinde ve belgelendirme tetkiklerinde tetkik heyetine yardımcı olur ve bulunan eksikleri ve uygunsuzlukları gidermek için gerekli çalışmaları başlatır.</text:p>
        </text:list-item>
        <text:list-item>
          <text:p text:style-name="P577">Bölümü ile ilgili eğitim yapar ve yaptırır.</text:p>
        </text:list-item>
        <text:list-item>
          <text:p text:style-name="P578">Sevkıyatı takip eder.</text:p>
        </text:list-item>
      </text:list>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able:table table:style-name="Table600">
        <table:table-columns>
          <table:table-column table:style-name="TableColumn601"/>
          <table:table-column table:style-name="TableColumn602"/>
        </table:table-columns>
        <table:table-row table:style-name="TableRow603">
          <table:table-cell table:style-name="TableCell604">
            <text:p text:style-name="P605"/>
            <text:p text:style-name="P606"/>
            <text:p text:style-name="P607">Kalite Kontrol Bölümü Sorumlusu Görev Tanımı</text:p>
          </table:table-cell>
          <table:table-cell table:style-name="TableCell608">
            <table:table table:style-name="Table609">
              <table:table-columns>
                <table:table-column table:style-name="TableColumn610"/>
                <table:table-column table:style-name="TableColumn611"/>
              </table:table-columns>
              <table:table-row table:style-name="TableRow612">
                <table:table-cell table:style-name="TableCell613">
                  <text:p text:style-name="P614">Bölüm No</text:p>
                </table:table-cell>
                <table:table-cell table:style-name="TableCell615">
                  <text:p text:style-name="P616">EK - 05</text:p>
                </table:table-cell>
              </table:table-row>
              <table:table-row table:style-name="TableRow617">
                <table:table-cell table:style-name="TableCell618">
                  <text:p text:style-name="P619">Yayın Tarihi</text:p>
                </table:table-cell>
                <table:table-cell table:style-name="TableCell620">
                  <text:p text:style-name="P621">05-05-2018</text:p>
                </table:table-cell>
              </table:table-row>
              <table:table-row table:style-name="TableRow622">
                <table:table-cell table:style-name="TableCell623">
                  <text:p text:style-name="P624">Rev.No./Tarih</text:p>
                </table:table-cell>
                <table:table-cell table:style-name="TableCell625">
                  <text:p text:style-name="P626">1.00/2018</text:p>
                </table:table-cell>
              </table:table-row>
              <table:table-row table:style-name="TableRow627">
                <table:table-cell table:style-name="TableCell628">
                  <text:p text:style-name="P629">Sayfa No</text:p>
                </table:table-cell>
                <table:table-cell table:style-name="TableCell630">
                  <text:p text:style-name="P631">4/6 - 009</text:p>
                </table:table-cell>
              </table:table-row>
            </table:table>
            <text:p text:style-name="P632"/>
          </table:table-cell>
        </table:table-row>
      </table:table>
      <text:p text:style-name="P633"/>
      <text:p text:style-name="P634"><text:s/></text:p>
      <text:p text:style-name="P635">Bağlı Olduğu Birim<text:s/><text:tab/>: Şirket Müdürü</text:p>
      <text:p text:style-name="P636">Sorumluluk<text:s/><text:tab/><text:tab/>: Ürün Kontrol Faaliyetlerinin Yapılması</text:p>
      <text:p text:style-name="P637">Sorumluluk Alanı<text:s/><text:tab/>: Laboratuvar</text:p>
      <text:p text:style-name="P638"/>
      <text:p text:style-name="P639"/>
      <text:p text:style-name="P640">GÖREV TANIMI</text:p>
      <text:p text:style-name="P641"/>
      <text:list text:style-name="LFO4" text:continue-numbering="true">
        <text:list-item>
          <text:p text:style-name="P642">Sorumlu olduğu bölümde gerçekleştireceği faaliyetleri ve bu faaliyetleri gerçekleştirmek için kullanacağı kaynakları (zaman, işgücü. malzeme, ekipman) planlar, takip ve kontrol eder. .</text:p>
        </text:list-item>
        <text:list-item>
          <text:p text:style-name="P643">Faaliyetlerini gerçekleştirmek için kullanacağı kaynakların işe uygunluğunu ve kalitesini denetler ve yeterliliğini sağlar. .</text:p>
        </text:list-item>
        <text:list-item>
          <text:p text:style-name="P644">Ürünlerde ve proseslerde olası zayıf noktaların bulunması, saplanması ve bunların giderilmesi için düzeltici ve önleyici faaliyetlerin başlatılmasını sağlar ve takibini yapar. Uygun olmayan ürünü tespit ettiğinde ilgili Prosedür ve talimatlara uygun olarak gerekli düzenlemeleri yapar veya yaptırır.</text:p>
        </text:list-item>
        <text:list-item>
          <text:p text:style-name="P645">Laboratuvar faaliyetlerinin ilgili dokümanlara uygun bir şekilde gerçekleştirilmesinden sorumludur.</text:p>
        </text:list-item>
        <text:list-item>
          <text:p text:style-name="P646">Ürünün kontrolünden, ürün onaylamasından, muayene ve testlerin gerçekleştirilmesinden sorumludur.</text:p>
        </text:list-item>
        <text:list-item>
          <text:p text:style-name="P647">Girdi ürünlerini kontrol eder, uygunluğunu talimatlara göre denetler.</text:p>
        </text:list-item>
        <text:list-item>
          <text:p text:style-name="P648">Muayene ve deneylerin raporlarını hazırlar. ilgili yerlere gönderir.</text:p>
        </text:list-item>
      </text:list>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able:table table:style-name="Table669">
        <table:table-columns>
          <table:table-column table:style-name="TableColumn670"/>
          <table:table-column table:style-name="TableColumn671"/>
        </table:table-columns>
        <table:table-row table:style-name="TableRow672">
          <table:table-cell table:style-name="TableCell673">
            <text:p text:style-name="P674"/>
            <text:p text:style-name="P675"/>
            <text:p text:style-name="P676">Bakım-Onarım Birimi Sorumlusu Görev Tanımı</text:p>
          </table:table-cell>
          <table:table-cell table:style-name="TableCell677">
            <table:table table:style-name="Table678">
              <table:table-columns>
                <table:table-column table:style-name="TableColumn679"/>
                <table:table-column table:style-name="TableColumn680"/>
              </table:table-columns>
              <table:table-row table:style-name="TableRow681">
                <table:table-cell table:style-name="TableCell682">
                  <text:p text:style-name="P683">Bölüm No</text:p>
                </table:table-cell>
                <table:table-cell table:style-name="TableCell684">
                  <text:p text:style-name="P685">EK - 05</text:p>
                </table:table-cell>
              </table:table-row>
              <table:table-row table:style-name="TableRow686">
                <table:table-cell table:style-name="TableCell687">
                  <text:p text:style-name="P688">Yayın Tarihi</text:p>
                </table:table-cell>
                <table:table-cell table:style-name="TableCell689">
                  <text:p text:style-name="P690">05-05-2018</text:p>
                </table:table-cell>
              </table:table-row>
              <table:table-row table:style-name="TableRow691">
                <table:table-cell table:style-name="TableCell692">
                  <text:p text:style-name="P693">Rev.No./Tarih</text:p>
                </table:table-cell>
                <table:table-cell table:style-name="TableCell694">
                  <text:p text:style-name="P695">1.00/2018</text:p>
                </table:table-cell>
              </table:table-row>
              <table:table-row table:style-name="TableRow696">
                <table:table-cell table:style-name="TableCell697">
                  <text:p text:style-name="P698">Sayfa No</text:p>
                </table:table-cell>
                <table:table-cell table:style-name="TableCell699">
                  <text:p text:style-name="P700">5/6 - 010</text:p>
                </table:table-cell>
              </table:table-row>
            </table:table>
            <text:p text:style-name="P701"/>
          </table:table-cell>
        </table:table-row>
      </table:table>
      <text:p text:style-name="P702"/>
      <text:p text:style-name="P703"/>
      <text:p text:style-name="P704">Bağlı Olduğu Birim<text:s/><text:tab/>: Üretim Bölümü Sorumlusu</text:p>
      <text:p text:style-name="P705">Sorumluluk<text:s/><text:tab/><text:tab/>: Bakım Onarım Faaliyetlerinin Yapılması</text:p>
      <text:p text:style-name="P706">Sorumluluk Alanı<text:s/><text:tab/>: İşletmenin Tüm Sahaları</text:p>
      <text:p text:style-name="P707"/>
      <text:p text:style-name="P708"/>
      <text:p text:style-name="P709">GÖREV TANIMI</text:p>
      <text:p text:style-name="P710"/>
      <text:list text:style-name="LFO5" text:continue-numbering="true">
        <text:list-item>
          <text:p text:style-name="P711">Bölümünü işletmenin amaç ve hedeflerine uygun olarak yönetir.</text:p>
        </text:list-item>
        <text:list-item>
          <text:p text:style-name="P712">Sorumlu olduğu bölümde gerçekleştireceği faaliyetleri ve bu faaliyetleri gerçekleştirmek için kullanacağı kaynakları (zaman, işgücü. malzeme, ekipman) planlar, takip ve kontrol eder.</text:p>
        </text:list-item>
        <text:list-item>
          <text:p text:style-name="P713">Bölüm çalışanlarının eğitimini ve işe uygunluğunu sağlamak için gerekli tüm faaliyetleri gerçekleştirir.</text:p>
        </text:list-item>
        <text:list-item>
          <text:p text:style-name="P714">Uygunsuzluk tespit ettiğinde ilgili prosedür ve talimatlara uygun olarak gerekli düzenlemeleri yapar veya yaptını.</text:p>
        </text:list-item>
        <text:list-item>
          <text:p text:style-name="P715">Üretim ve sevkıyatta kullanılan araçların müşteri beklentilerini karşılayacak hizmet kapasitesinde olmasını sağlar.</text:p>
        </text:list-item>
        <text:list-item>
          <text:p text:style-name="P716">Bakım ve onarım faaliyetlerini ilgili prosedüre göre yaptırır.</text:p>
        </text:list-item>
        <text:list-item>
          <text:p text:style-name="P717">Yıllık Bakım Planını hazırlar ve onaylatır.</text:p>
        </text:list-item>
      </text:list>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able:table table:style-name="Table739">
        <table:table-columns>
          <table:table-column table:style-name="TableColumn740"/>
          <table:table-column table:style-name="TableColumn741"/>
        </table:table-columns>
        <table:table-row table:style-name="TableRow742">
          <table:table-cell table:style-name="TableCell743">
            <text:p text:style-name="P744"/>
            <text:p text:style-name="P745"/>
            <text:p text:style-name="P746">Operatör Görev Tanımı</text:p>
          </table:table-cell>
          <table:table-cell table:style-name="TableCell747">
            <table:table table:style-name="Table748">
              <table:table-columns>
                <table:table-column table:style-name="TableColumn749"/>
                <table:table-column table:style-name="TableColumn750"/>
              </table:table-columns>
              <table:table-row table:style-name="TableRow751">
                <table:table-cell table:style-name="TableCell752">
                  <text:p text:style-name="P753">Bölüm No</text:p>
                </table:table-cell>
                <table:table-cell table:style-name="TableCell754">
                  <text:p text:style-name="P755">EK - 05</text:p>
                </table:table-cell>
              </table:table-row>
              <table:table-row table:style-name="TableRow756">
                <table:table-cell table:style-name="TableCell757">
                  <text:p text:style-name="P758">Yayın Tarihi</text:p>
                </table:table-cell>
                <table:table-cell table:style-name="TableCell759">
                  <text:p text:style-name="P760">05-05-2018</text:p>
                </table:table-cell>
              </table:table-row>
              <table:table-row table:style-name="TableRow761">
                <table:table-cell table:style-name="TableCell762">
                  <text:p text:style-name="P763">Rev.No./Tarih</text:p>
                </table:table-cell>
                <table:table-cell table:style-name="TableCell764">
                  <text:p text:style-name="P765">1.00/2018</text:p>
                </table:table-cell>
              </table:table-row>
              <table:table-row table:style-name="TableRow766">
                <table:table-cell table:style-name="TableCell767">
                  <text:p text:style-name="P768">Sayfa No</text:p>
                </table:table-cell>
                <table:table-cell table:style-name="TableCell769">
                  <text:p text:style-name="P770">6/6 - 011</text:p>
                </table:table-cell>
              </table:table-row>
            </table:table>
            <text:p text:style-name="P771"/>
          </table:table-cell>
        </table:table-row>
      </table:table>
      <text:p text:style-name="P772"/>
      <text:p text:style-name="P773"/>
      <text:p text:style-name="P774">Bağlı Olduğu Birim<text:s/><text:tab/>: Üretim Bölümü Sorumlusu</text:p>
      <text:p text:style-name="P775">Sorumluluk<text:s/><text:tab/><text:tab/>: İmalatı Gerçekleştirmek</text:p>
      <text:soft-page-break/>
      <text:p text:style-name="P776">Sorumluluk Alanı<text:s/><text:tab/>: Üretim Bantları</text:p>
      <text:p text:style-name="P777"/>
      <text:p text:style-name="P778"/>
      <text:p text:style-name="P779">GÖREV TANIMI</text:p>
      <text:p text:style-name="P780"/>
      <text:list text:style-name="LFO6" text:continue-numbering="true">
        <text:list-item>
          <text:p text:style-name="P781">Günlük Sipariş Formunu Sipariş Alma Biriminden alır.</text:p>
        </text:list-item>
        <text:list-item>
          <text:p text:style-name="P782">Karışım reçetelerine göre imalatı yapar.</text:p>
        </text:list-item>
        <text:list-item>
          <text:p text:style-name="P783">Günlük üretim faaliyetlerini ilgili forma işler.</text:p>
        </text:list-item>
        <text:list-item>
          <text:p text:style-name="P784">Üretim makinalarının bakımını yaptırır.</text:p>
        </text:list-item>
      </text:list>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able:table table:style-name="Table812">
        <table:table-columns>
          <table:table-column table:style-name="TableColumn813"/>
          <table:table-column table:style-name="TableColumn814"/>
        </table:table-columns>
        <table:table-row table:style-name="TableRow815">
          <table:table-cell table:style-name="TableCell816">
            <text:p text:style-name="P817"/>
            <text:p text:style-name="P818"/>
            <text:p text:style-name="P819">ÜRETİM AKIŞ ŞEMASI</text:p>
          </table:table-cell>
          <table:table-cell table:style-name="TableCell820">
            <table:table table:style-name="Table821">
              <table:table-columns>
                <table:table-column table:style-name="TableColumn822"/>
                <table:table-column table:style-name="TableColumn823"/>
              </table:table-columns>
              <table:table-row table:style-name="TableRow824">
                <table:table-cell table:style-name="TableCell825">
                  <text:p text:style-name="P826">Bölüm No</text:p>
                </table:table-cell>
                <table:table-cell table:style-name="TableCell827">
                  <text:p text:style-name="P828">Ek - 06</text:p>
                </table:table-cell>
              </table:table-row>
              <table:table-row table:style-name="TableRow829">
                <table:table-cell table:style-name="TableCell830">
                  <text:p text:style-name="P831">Yayın Tarihi</text:p>
                </table:table-cell>
                <table:table-cell table:style-name="TableCell832">
                  <text:p text:style-name="P833">05-05-2018</text:p>
                </table:table-cell>
              </table:table-row>
              <table:table-row table:style-name="TableRow834">
                <table:table-cell table:style-name="TableCell835">
                  <text:p text:style-name="P836">Rev.No./Tarih</text:p>
                </table:table-cell>
                <table:table-cell table:style-name="TableCell837">
                  <text:p text:style-name="P838">1.00/2018</text:p>
                </table:table-cell>
              </table:table-row>
              <table:table-row table:style-name="TableRow839">
                <table:table-cell table:style-name="TableCell840">
                  <text:p text:style-name="P841">Sayfa No</text:p>
                </table:table-cell>
                <table:table-cell table:style-name="TableCell842">
                  <text:p text:style-name="P843">1/1 - 012</text:p>
                </table:table-cell>
              </table:table-row>
            </table:table>
            <text:p text:style-name="P844"/>
          </table:table-cell>
        </table:table-row>
      </table:table>
      <text:p text:style-name="P845"/>
      <text:p text:style-name="P846"><text:span text:style-name="T847"><draw:custom-shape svg:x="1.68543in" svg:y="0.12913in" svg:width="1.31944in" svg:height="0.25in" draw:z-index="251658240" draw:id="id0" draw:style-name="a0" draw:name="Şekil1" text:anchor-type="paragraph"><svg:title/><svg:desc/><text:p text:style-name="P848">SATIN ALMA</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849"/>
      <text:p text:style-name="P850"><text:span text:style-name="T851"><draw:custom-shape svg:x="1.44921in" svg:y="0.08622in" svg:width="1.86944in" svg:height="0.65278in" draw:z-index="251659264" draw:id="id1" draw:style-name="a1" draw:name="Şekil1" text:anchor-type="paragraph"><svg:title/><svg:desc/><text:p text:style-name="P852">STOK</text:p><text:p text:style-name="P853">KUM ÇAKIL ÇİMENTO</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854"/>
      <text:p text:style-name="P855"/>
      <text:p text:style-name="P856"/>
      <text:p text:style-name="P857"/>
      <text:p text:style-name="P858"><text:span text:style-name="T859"><draw:custom-shape svg:x="5.02559in" svg:y="0.16929in" svg:width="1.31944in" svg:height="0.5in" draw:z-index="2" draw:id="id2" draw:style-name="a2" draw:name="Şekil1" text:anchor-type="paragraph"><svg:title/><svg:desc/><text:p text:style-name="P860">SU</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861"><draw:custom-shape svg:x="1.17165in" svg:y="0.04173in" svg:width="2.52917in" svg:height="0.63194in" draw:z-index="3" draw:id="id3" draw:style-name="a3" draw:name="Şekil1" text:anchor-type="paragraph"><svg:title/><svg:desc/><text:p text:style-name="P862">HARMAN KARIŞTIRICI</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863"/>
      <text:p text:style-name="P864"><text:span text:style-name="T865"><draw:connector draw:type="line" svg:x1="3.85354in" svg:y1="0.1in" svg:x2="4.92229in" svg:y2="0.1in" draw:z-index="5" draw:id="id4" draw:style-name="a5" draw:name="Düz Bağlayıcı 5" text:anchor-type="paragraph"><svg:title/><svg:desc/></draw:connector></text:span></text:p>
      <text:p text:style-name="P866"><text:span text:style-name="T867"><draw:connector draw:type="line" svg:x1="3.85354in" svg:y1="0.10984in" svg:x2="4.36674in" svg:y2="0.10984in" draw:z-index="11" draw:id="id5" draw:style-name="a7" draw:name="Düz Bağlayıcı 6" text:anchor-type="paragraph"><svg:title/><svg:desc/></draw:connector></text:span><text:span text:style-name="T868"><draw:connector draw:type="line" svg:x1="4.36024in" svg:y1="0.14449in" svg:x2="4.36024in" svg:y2="1.74935in" draw:z-index="12" draw:id="id6" draw:style-name="a8" draw:name="Şekil3" text:anchor-type="paragraph"><svg:title/><svg:desc/></draw:connector></text:span></text:p>
      <text:p text:style-name="P869"><text:span text:style-name="T870"><draw:custom-shape svg:x="1.7063in" svg:y="0.15433in" svg:width="1.31944in" svg:height="0.28472in" draw:z-index="4" draw:id="id7" draw:style-name="a9" draw:name="Şekil1" text:anchor-type="paragraph"><svg:title/><svg:desc/><text:p text:style-name="P871">BUNKER</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872"/>
      <text:p text:style-name="P873"><text:span text:style-name="T874"><draw:custom-shape svg:x="1.56024in" svg:y="0.15157in" svg:width="1.66806in" svg:height="0.30764in" draw:z-index="6" draw:id="id8" draw:style-name="a10" draw:name="Şekil1" text:anchor-type="paragraph"><svg:title/><svg:desc/><text:p text:style-name="P875">HARÇ ARABASI</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876"/>
      <text:p text:style-name="P877"/>
      <text:p text:style-name="P878"><text:span text:style-name="T879"><draw:custom-shape svg:x="1.74094in" svg:y="0.01929in" svg:width="1.31944in" svg:height="0.28472in" draw:z-index="7" draw:id="id9" draw:style-name="a11" draw:name="Şekil1" text:anchor-type="paragraph"><svg:title/><svg:desc/><text:p text:style-name="P880">PRES</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881"><text:span text:style-name="T882"><draw:custom-shape svg:x="1.49803in" svg:y="0.15276in" svg:width="1.89722in" svg:height="0.31875in" draw:z-index="8" draw:id="id10" draw:style-name="a12" draw:name="Şekil1" text:anchor-type="paragraph"><svg:title/><svg:desc/><text:p text:style-name="P883">VİBRASYON BASKI</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884"/>
      <text:soft-page-break/>
      <text:p text:style-name="P885"><text:span text:style-name="T886"><draw:custom-shape svg:x="1.35354in" svg:y="0.1874in" svg:width="2.1875in" svg:height="0.97222in" draw:z-index="9" draw:id="id11" draw:style-name="a13" draw:name="Şekil2" text:anchor-type="paragraph"><svg:title/><svg:desc/><text:p text:style-name="P887">Hatalı ürün</text:p><text:p text:style-name="P888">var mı?</text:p><draw:enhanced-geometry draw:type="non-primitive" svg:viewBox="0 0 21600 21600" draw:enhanced-path="M ?f10 ?f8 L ?f9 ?f10 ?f10 ?f9 ?f8 ?f10 ?f10 ?f8 Z N" draw:text-areas="?f27 ?f29 ?f28 ?f30" draw:glue-points="?f21 ?f22 ?f23 ?f24 ?f21 ?f25 ?f26 ?f24" draw:glue-point-leaving-directions="-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text:span></text:p>
      <text:p text:style-name="P889"/>
      <text:p text:style-name="P890"><text:span text:style-name="T891"><draw:custom-shape svg:x="3.64528in" svg:y="0.14567in" svg:width="1.31944in" svg:height="0.28472in" draw:z-index="10" draw:id="id12" draw:style-name="a14" draw:name="Şekil1" text:anchor-type="paragraph"><svg:title/><svg:desc/><text:p text:style-name="P892">HATALI ÜRÜ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893"/>
      <text:p text:style-name="P894"/>
      <text:p text:style-name="P895"/>
      <text:p text:style-name="P896"/>
      <text:p text:style-name="P897"/>
      <text:p text:style-name="P898"><text:span text:style-name="T899"><draw:custom-shape svg:x="1.47717in" svg:y="0.00984in" svg:width="1.89722in" svg:height="0.31875in" draw:z-index="13" draw:id="id13" draw:style-name="a15" draw:name="Şekil1" text:anchor-type="paragraph"><svg:title/><svg:desc/><text:p text:style-name="P900">OTOMATİK İSTİFLEME</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901"/>
      <text:p text:style-name="P902"><text:span text:style-name="T903"><draw:custom-shape svg:x="1.26181in" svg:y="0.03465in" svg:width="2.36458in" svg:height="0.32153in" draw:z-index="14" draw:id="id14" draw:style-name="a16" draw:name="Şekil1" text:anchor-type="paragraph"><svg:title/><svg:desc/><text:p text:style-name="P904">SEVKİYAT PALET İSTİFLEME</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905"/>
      <text:p text:style-name="P906"><text:span text:style-name="T907"><draw:custom-shape svg:x="1.53268in" svg:y="0.06929in" svg:width="1.89722in" svg:height="0.31875in" draw:z-index="15" draw:id="id15" draw:style-name="a17" draw:name="Şekil1" text:anchor-type="paragraph"><svg:title/><svg:desc/><text:p text:style-name="P908">TAŞIMA DEPOLAMA</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909"/>
      <text:p text:style-name="P910"><text:span text:style-name="T911"><draw:custom-shape svg:x="1.53268in" svg:y="0.08465in" svg:width="1.89722in" svg:height="0.31875in" draw:z-index="16" draw:id="id16" draw:style-name="a18" draw:name="Şekil1" text:anchor-type="paragraph"><svg:title/><svg:desc/><text:p text:style-name="P912">KÜRLEME</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913"/>
      <text:p text:style-name="P914"><text:span text:style-name="T915"><draw:custom-shape svg:x="1.52559in" svg:y="0.12559in" svg:width="1.89722in" svg:height="0.31875in" draw:z-index="17" draw:id="id17" draw:style-name="a19" draw:name="Şekil1" text:anchor-type="paragraph"><svg:title/><svg:desc/><text:p text:style-name="P916">SEVKİYAT</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917"/>
      <text:p text:style-name="P918"/>
      <text:p text:style-name="P919"/>
      <text:p text:style-name="P920"/>
      <table:table table:style-name="Table921">
        <table:table-columns>
          <table:table-column table:style-name="TableColumn922"/>
          <table:table-column table:style-name="TableColumn923"/>
        </table:table-columns>
        <table:table-row table:style-name="TableRow924">
          <table:table-cell table:style-name="TableCell925">
            <text:p text:style-name="P926"/>
            <text:p text:style-name="P927">BÖLÜM 9</text:p>
            <text:p text:style-name="P928"/>
            <text:p text:style-name="P929">İÇ MEKANLARDA KULLANILAN KARO</text:p>
          </table:table-cell>
          <table:table-cell table:style-name="TableCell930">
            <table:table table:style-name="Table931">
              <table:table-columns>
                <table:table-column table:style-name="TableColumn932"/>
                <table:table-column table:style-name="TableColumn933"/>
              </table:table-columns>
              <table:table-row table:style-name="TableRow934">
                <table:table-cell table:style-name="TableCell935">
                  <text:p text:style-name="P936">Bölüm No</text:p>
                </table:table-cell>
                <table:table-cell table:style-name="TableCell937">
                  <text:p text:style-name="P938">EK - 07</text:p>
                </table:table-cell>
              </table:table-row>
              <table:table-row table:style-name="TableRow939">
                <table:table-cell table:style-name="TableCell940">
                  <text:p text:style-name="P941">Yayın Tarihi</text:p>
                </table:table-cell>
                <table:table-cell table:style-name="TableCell942">
                  <text:p text:style-name="P943">05-05-2018</text:p>
                </table:table-cell>
              </table:table-row>
              <table:table-row table:style-name="TableRow944">
                <table:table-cell table:style-name="TableCell945">
                  <text:p text:style-name="P946">Rev.No./Tarih</text:p>
                </table:table-cell>
                <table:table-cell table:style-name="TableCell947">
                  <text:p text:style-name="P948">1.00/2018</text:p>
                </table:table-cell>
              </table:table-row>
              <table:table-row table:style-name="TableRow949">
                <table:table-cell table:style-name="TableCell950">
                  <text:p text:style-name="P951">Sayfa No</text:p>
                </table:table-cell>
                <table:table-cell table:style-name="TableCell952">
                  <text:p text:style-name="P953">1/5 - 013</text:p>
                </table:table-cell>
              </table:table-row>
            </table:table>
            <text:p text:style-name="P954"/>
          </table:table-cell>
        </table:table-row>
      </table:table>
      <text:p text:style-name="P955"><text:span text:style-name="T956">9.1 MALZEMELER</text:span></text:p>
      <text:p text:style-name="P957"/>
      <text:p text:style-name="P958"><text:span text:style-name="T959">9.1.1 Genel</text:span></text:p>
      <text:p text:style-name="P960">Tesisimizde, karo imalatında. özellikler ve performansları bakımından uygunluklan belirlenmiş malzemeler kullanılmaktadır. Girdi malzemelerin uygunluk şartları aşağıda verilmiştir:</text:p>
      <text:p text:style-name="P961"><text:span text:style-name="T962">9.1.2 Çimento</text:span></text:p>
      <text:p text:style-name="P963">Çimento için uygunluk şartı, tedarikçi firma deney raporları ve ürünün TSE uygunluk belgesi ile EN l97-l standardına genel uygunluğu kanıtlanmış çimentoların kullanılmasıdır.</text:p>
      <text:p text:style-name="P964"><text:span text:style-name="T965">9.1.3 Agrega</text:span></text:p>
      <text:p text:style-name="P966">Agregalar için uygunluk şartı, firmamız satın alma şartnamelerine uygun agregaların kullanılmasıdır. Bu uygunluğun belirlenmesi için gerekli deneyler T 09 Deney Talimatına göre firmamız laboratuarında yapılmaktadır.</text:p>
      <text:p text:style-name="P967"><text:span text:style-name="T968">9.1.4 Kimyasay Katkı</text:span></text:p>
      <text:p text:style-name="P969">Kimyasal katkı için uygunluk şartı, tedarikçi firma deney raporları ve ürünün TSE uygunluk belgesi ile EN 934-2 standardına genel uygunluğu kanıtlamış katkıların kullanılmasıdır.</text:p>
      <text:p text:style-name="P970"><text:span text:style-name="T971">9.1.5 Karma Suyu</text:span></text:p>
      <text:p text:style-name="P972">Su için uygunluk şartı, kullanılan suyun TS EN l0098 standardına uygun olmasıdır. Bunun için suyun bu standarda göre deneyleri dış laboratuarlarda yaptırılmakta ve uygunluğu kontrol edilmektedir.</text:p>
      <text:p text:style-name="P973"/>
      <text:p text:style-name="P974">Referans:</text:p>
      <text:p text:style-name="P975"><text:tab/>- FRM 03-04 Satınalma Şartnamesi</text:p>
      <text:p text:style-name="P976"><text:tab/>- Dış laboratuarlarda yaptırılan Deney Raporları</text:p>
      <text:p text:style-name="P977"><text:tab/>- Tedarikçi Firma Deney Raporları</text:p>
      <text:p text:style-name="P978"><text:span text:style-name="T979">9.1.6 Mineral katkı maddeleri</text:span></text:p>
      <text:p text:style-name="P980">Tesisimizde üretilen ürünlerde mineral katkı kullanılmamaktadır.</text:p>
      <text:p text:style-name="P981"/>
      <text:p text:style-name="P982"><text:span text:style-name="T983">9.2. İMALATI TAMAMLANMIŞ MAMULLE İLGİLİ GEREKLİ ŞARTLAR</text:span></text:p>
      <text:p text:style-name="P984"/>
      <text:p text:style-name="P985"><text:span text:style-name="T986">9.2.1. Genel</text:span></text:p>
      <text:p text:style-name="P987">Firmamız tarafından üretilen terrazo karolar. 28 günlük numunelerde Madde 9.5 de verilen metodlara göre deneylere tabi tutularak aşağıdaki şartları sağlayıp sağlamadığı kontrol edilmektedir.</text:p>
      <text:p text:style-name="P988"><text:span text:style-name="T989">9.2.2. Geometrik şartlar</text:span></text:p>
      <text:p text:style-name="P990"><text:span text:style-name="T991">9.2.2.l. Genel</text:span></text:p>
      <text:p text:style-name="P992">Ürettiğimiz karoların çalışma boyutları F 04-02 Ürün Teknik Çizimleri formunda verilerek beyan</text:p>
      <text:p text:style-name="P993">edilmiştir.</text:p>
      <text:p text:style-name="P994"><text:span text:style-name="T995">9.2.2.2.Kalınlık</text:span></text:p>
      <text:soft-page-break/>
      <text:p text:style-name="P996">Karolar, silinmiş ve cilalanmış şekilde teslim edildiğinden kalınlık sınıfı [ (Th [) dir. Yüzey tabakasının kalınlığı 4 mm dir.</text:p>
      <text:p text:style-name="P997"><text:span text:style-name="T998">9.2.2.3.Boyut Sapmaları</text:span></text:p>
      <text:p text:style-name="P999">Deneyler esnasında ölçülen gerçek boyutların. beyan edilen anma boyutlarından sapması Çizelge l'de verilmiştir.</text:p>
      <text:p text:style-name="P1000"/>
      <text:p text:style-name="P1001"/>
      <text:p text:style-name="P1002"/>
      <table:table table:style-name="Table1003">
        <table:table-columns>
          <table:table-column table:style-name="TableColumn1004"/>
          <table:table-column table:style-name="TableColumn1005"/>
        </table:table-columns>
        <table:table-row table:style-name="TableRow1006">
          <table:table-cell table:style-name="TableCell1007">
            <text:p text:style-name="P1008"/>
            <text:p text:style-name="P1009">BÖLÜM 9</text:p>
            <text:p text:style-name="P1010"/>
            <text:p text:style-name="P1011">İÇ MEKANLARDA KULLANILAN KARO</text:p>
          </table:table-cell>
          <table:table-cell table:style-name="TableCell1012">
            <table:table table:style-name="Table1013">
              <table:table-columns>
                <table:table-column table:style-name="TableColumn1014"/>
                <table:table-column table:style-name="TableColumn1015"/>
              </table:table-columns>
              <table:table-row table:style-name="TableRow1016">
                <table:table-cell table:style-name="TableCell1017">
                  <text:p text:style-name="P1018">Bölüm No</text:p>
                </table:table-cell>
                <table:table-cell table:style-name="TableCell1019">
                  <text:p text:style-name="P1020">EK - 07</text:p>
                </table:table-cell>
              </table:table-row>
              <table:table-row table:style-name="TableRow1021">
                <table:table-cell table:style-name="TableCell1022">
                  <text:p text:style-name="P1023">Yayın Tarihi</text:p>
                </table:table-cell>
                <table:table-cell table:style-name="TableCell1024">
                  <text:p text:style-name="P1025">05-05-2018</text:p>
                </table:table-cell>
              </table:table-row>
              <table:table-row table:style-name="TableRow1026">
                <table:table-cell table:style-name="TableCell1027">
                  <text:p text:style-name="P1028">Rev.No./Tarih</text:p>
                </table:table-cell>
                <table:table-cell table:style-name="TableCell1029">
                  <text:p text:style-name="P1030">1.00/2018</text:p>
                </table:table-cell>
              </table:table-row>
              <table:table-row table:style-name="TableRow1031">
                <table:table-cell table:style-name="TableCell1032">
                  <text:p text:style-name="P1033">Sayfa No</text:p>
                </table:table-cell>
                <table:table-cell table:style-name="TableCell1034">
                  <text:p text:style-name="P1035">2/5 - 014</text:p>
                </table:table-cell>
              </table:table-row>
            </table:table>
            <text:p text:style-name="P1036"/>
          </table:table-cell>
        </table:table-row>
      </table:table>
      <text:p text:style-name="P1037"/>
      <text:p text:style-name="P1038">Çizelge 1- Gerçek boyutlarda sapma</text:p>
      <text:p text:style-name="P1039"/>
      <text:p text:style-name="P1040">Boyut<text:tab/><text:tab/><text:tab/><text:tab/><text:tab/>Tolerans<text:s/><text:tab/><text:tab/><text:tab/><text:tab/></text:p>
      <text:p text:style-name="P1041">Kenar Uzunluğu<text:tab/><text:tab/><text:tab/>± % 0,3</text:p>
      <text:p text:style-name="P1042">Karonun kalınlığı<text:s/><text:tab/><text:tab/><text:tab/>± 2 mm (kalınlık &lt; 40 mm için)</text:p>
      <text:p text:style-name="P1043"><text:tab/><text:tab/><text:tab/><text:tab/><text:tab/>± 3 mm (kalınlık &gt; 40 mm için)</text:p>
      <text:p text:style-name="P1044"/>
      <text:p text:style-name="P1045"><text:tab/>Bir karonun kalınlığının herhangi iki ölçümü arasındaki fark ± 3 mm olmalıdır. Kalibre edilmiş olarak tanımlanan karoların kalınlık toleransı ± 1 mm olmalıdır.</text:p>
      <text:p text:style-name="P1046"/>
      <text:p text:style-name="P1047">9.2.2.4. Biçim toleransları</text:p>
      <text:p text:style-name="P1048"><text:span text:style-name="T1049">9.2.2.4.1. Genel</text:span></text:p>
      <text:p text:style-name="P1050">Tesisimizde üretilen terrazo karonun formatı, uzunluk, genişlik ve kalınlığı kapsayacak şekilde belirlenerek ürün teknik çizimlerinde verilmiştir. Kare veya dikdörtgen şekilli olmayan karo imalatı yapılması durumunda bütün çalışma boyutları belirlenerek dokümanlarda beyan edilecektir.</text:p>
      <text:p text:style-name="P1051"><text:span text:style-name="T1052">9.2.2.4.2. Üst yüzey kenarlarının doğruluktan sapmas</text:span><text:span text:style-name="T1053">ı</text:span></text:p>
      <text:p text:style-name="P1054">Kenarların doğrultudan sapması deneyi yapıldığında, kenar ve mastar arasındaki en büyük sapma ölçülen kenar uzunluğunun ± % 0,3 ‘ünü geçmemelidir.</text:p>
      <text:p text:style-name="P1055">9.2.2.4.3. Üst yüzeyin düzgünlükten sapması</text:p>
      <text:p text:style-name="P1056">Üst yüzeyin düzgünlükten sapması deneyi yapıldığında, dikkate alınan köşegen boyunca yüzey üzerindeki hiçbir noktanın sapması köşegen uzunluğunun ±% 0,3 ‘ünü geçmemelidir. Bu şan desenli üst yüzeylere uygulanmaz.</text:p>
      <text:p text:style-name="P1057"/>
      <text:p text:style-name="P1058">Referans:</text:p>
      <text:p text:style-name="P1059"><text:tab/>- FRM 04-02 Teknik Çizimler-Karo Çalışma Boyutları</text:p>
      <text:p text:style-name="P1060"><text:tab/>- Kenarların Doğrultudan Sapması Deney Talimatı</text:p>
      <text:p text:style-name="P1061"><text:tab/>- Üst Yüzeyin Düzgünlükten Sapması Deney Talimatı</text:p>
      <text:p text:style-name="P1062"/>
      <text:p text:style-name="P1063">Yüzey karakteristikleri ve görünüş</text:p>
      <text:p text:style-name="P1064">Görünüş deneyi yapıldığında numunelerde hiçbir çıkıntı görünmemelidir. Küçük boşluklar kalıcı olmak kaydıyla doldurulabilir. Yüzey tabakasında veya tüm karo bünyesinde renklendirme yapılabilir. Karoların hazırlandığı beton hamamları arasında. çimento ve agreganın renk ve özellikleri arasındaki değişimler nedeniyle hafıf renk tonu farklılıkları olabilir.</text:p>
      <text:p text:style-name="P1065"/>
      <text:p text:style-name="P1066">Referans: .</text:p>
      <text:p text:style-name="P1067"><text:tab/>- TLMT 09-03 Görünüş Özellikleri Deney Talimatı girinti, pullanma veya çatlak</text:p>
      <text:p text:style-name="P1068"/>
      <text:p text:style-name="P1069"/>
      <text:p text:style-name="P1070"/>
      <text:p text:style-name="P1071"/>
      <text:p text:style-name="P1072"/>
      <table:table table:style-name="Table1073">
        <table:table-columns>
          <table:table-column table:style-name="TableColumn1074"/>
          <table:table-column table:style-name="TableColumn1075"/>
        </table:table-columns>
        <table:table-row table:style-name="TableRow1076">
          <table:table-cell table:style-name="TableCell1077">
            <text:p text:style-name="P1078"/>
            <text:p text:style-name="P1079">BÖLÜM 9</text:p>
            <text:p text:style-name="P1080"/>
            <text:p text:style-name="P1081">İÇ MEKANLARDA KULLANILAN KARO</text:p>
          </table:table-cell>
          <table:table-cell table:style-name="TableCell1082">
            <table:table table:style-name="Table1083">
              <table:table-columns>
                <table:table-column table:style-name="TableColumn1084"/>
                <table:table-column table:style-name="TableColumn1085"/>
              </table:table-columns>
              <table:table-row table:style-name="TableRow1086">
                <table:table-cell table:style-name="TableCell1087">
                  <text:p text:style-name="P1088">Bölüm No</text:p>
                </table:table-cell>
                <table:table-cell table:style-name="TableCell1089">
                  <text:p text:style-name="P1090">EK - 07</text:p>
                </table:table-cell>
              </table:table-row>
              <table:table-row table:style-name="TableRow1091">
                <table:table-cell table:style-name="TableCell1092">
                  <text:p text:style-name="P1093">Yayın Tarihi</text:p>
                </table:table-cell>
                <table:table-cell table:style-name="TableCell1094">
                  <text:p text:style-name="P1095">05-05-2018</text:p>
                </table:table-cell>
              </table:table-row>
              <table:table-row table:style-name="TableRow1096">
                <table:table-cell table:style-name="TableCell1097">
                  <text:p text:style-name="P1098">Rev.No./Tarih</text:p>
                </table:table-cell>
                <table:table-cell table:style-name="TableCell1099">
                  <text:p text:style-name="P1100">1.00/2018</text:p>
                </table:table-cell>
              </table:table-row>
              <table:table-row table:style-name="TableRow1101">
                <table:table-cell table:style-name="TableCell1102">
                  <text:p text:style-name="P1103">Sayfa No</text:p>
                </table:table-cell>
                <table:table-cell table:style-name="TableCell1104">
                  <text:p text:style-name="P1105">3/5 - 015</text:p>
                </table:table-cell>
              </table:table-row>
            </table:table>
            <text:p text:style-name="P1106"/>
          </table:table-cell>
        </table:table-row>
      </table:table>
      <text:p text:style-name="P1107"/>
      <text:soft-page-break/>
      <text:p text:style-name="P1108">9.2.4. Mekanik özellikler</text:p>
      <text:p text:style-name="P1109"><text:span text:style-name="T1110">9.2.4.1.Kırılma dayanımı şartları</text:span><text:span text:style-name="T1111"><text:tab/></text:span></text:p>
      <text:p text:style-name="P1112">Kırılma dayanımı/yükü deneyi yapıldığında. karo aşağıdaki şartları sağlamalıdır.</text:p>
      <text:p text:style-name="P1113"><text:tab/>- Dört numunenin ortalama kırılma dayanımının 5,00 MPa ‘nın altına düşmemesi ve</text:p>
      <text:p text:style-name="P1114"><text:tab/>- Her bir numune deney sonucunun 4,00 MPa’nın altına düşmemesi</text:p>
      <text:p text:style-name="P1115"><text:span text:style-name="T1116">9.2.4.2.Kırılma yükü şartları</text:span></text:p>
      <text:p text:style-name="P1117">Kırılma deneyi sonucunda karo Çizelge 2’deki şartları sağlamalıdır:</text:p>
      <text:p text:style-name="P1118"/>
      <text:p text:style-name="P1119">Çizelge 2— Kırılma yükü şartları</text:p>
      <text:p text:style-name="P1120"/>
      <text:p text:style-name="P1121">Sınıf<text:s/><text:tab/>İşaretleme<text:s/><text:tab/>Gerek</text:p>
      <text:p text:style-name="P1122">l<text:tab/>BL l<text:s/><text:tab/><text:tab/>Gerek yok</text:p>
      <text:p text:style-name="P1123">2<text:s/><text:tab/>BL II<text:tab/><text:tab/>Yüzey alanı S 1100 cmz Her bir numune deney sonucu &gt;2.3 kN</text:p>
      <text:p text:style-name="P1124">3<text:s/><text:tab/>BL lll<text:s/><text:tab/><text:tab/>Yüzey alanı &gt;ı 100 cm2 şah” numune deney sonucu &lt; “' Sınıf 1 “ e ait ürünler sadece<text:s/><text:tab/><text:tab/><text:tab/><text:tab/>karoların rijit alt tabaka üzerine harçla tam olarak yataklanarak döşenmesi halinde<text:s/><text:tab/><text:tab/><text:tab/><text:tab/>kullanılabilir.</text:p>
      <text:p text:style-name="P1125"/>
      <text:p text:style-name="P1126">9.2.4.3.Aşınmaya direnç</text:p>
      <text:p text:style-name="P1127">Ürettiğimiz karoların aşınma direnci. imalat Kontrol Planında (FRM 04-01) verilen sıklıkta TSE</text:p>
      <text:p text:style-name="P1128">Bölge Müdürlüğü laboratuarlarlnda yaptırılan Böhme Aşınma Deneyi sonuçlarının</text:p>
      <text:p text:style-name="P1129">aşağıdaki kriterlere göre değerlendirilmesiyle tayin edilir.</text:p>
      <text:p text:style-name="P1130"><text:tab/>- Bölünme aşınma deneyi sonuçlarının hiç biri 30 cm3 / 50 cm2 değerini geçmemelidir.</text:p>
      <text:p text:style-name="P1131"/>
      <text:p text:style-name="P1132">Referans:</text:p>
      <text:p text:style-name="P1133"><text:tab/>- TLMT 09-02 Kırılma Dayanımı Deney Talimatı</text:p>
      <text:p text:style-name="P1134"><text:tab/>- TSE de yaptırılan Aşınma Deney Raporları</text:p>
      <text:p text:style-name="P1135"/>
      <text:p text:style-name="P1136">9.2.5.Kayma direnci.</text:p>
      <text:p text:style-name="P1137">lç mekanlarda kullanılan karolar tasarlanan şartlarda (kuru durumda) kullanılmaları halinde yeterli</text:p>
      <text:p text:style-name="P1138">kayma direncine sahip oldukları için ölçüm yapılmamaktadır.</text:p>
      <text:p text:style-name="P1139"/>
      <text:p text:style-name="P1140">9.2.6.Su emme</text:p>
      <text:p text:style-name="P1141">Karolar üzerinde su emme deneyi yapıldığında. aşağıdaki şartların her ikisi birden sağlanmalıdır.</text:p>
      <text:p text:style-name="P1142"><text:tab/>- Toplam su emme deney sonuçlarının hiçbirisi kütlece % 8 * i aşmamalıdır.</text:p>
      <text:p text:style-name="P1143"><text:tab/>- Karo yüzeyinden su emme deney sonuçlarının hiçbirisi 0.4 ğ/ cm2 “ yi aşmamalıdır.</text:p>
      <text:p text:style-name="P1144"/>
      <text:p text:style-name="P1145">Referans:</text:p>
      <text:p text:style-name="P1146"><text:tab/>- TLMT 09-05 Su Emme Oranı Deney Talimatı</text:p>
      <text:p text:style-name="P1147"/>
      <text:p text:style-name="P1148"/>
      <table:table table:style-name="Table1149">
        <table:table-columns>
          <table:table-column table:style-name="TableColumn1150"/>
          <table:table-column table:style-name="TableColumn1151"/>
        </table:table-columns>
        <table:table-row table:style-name="TableRow1152">
          <table:table-cell table:style-name="TableCell1153">
            <text:p text:style-name="P1154"/>
            <text:p text:style-name="P1155">BÖLÜM 9</text:p>
            <text:p text:style-name="P1156"/>
            <text:p text:style-name="P1157">İÇ MEKANLARDA KULLANILAN KARO</text:p>
          </table:table-cell>
          <table:table-cell table:style-name="TableCell1158">
            <table:table table:style-name="Table1159">
              <table:table-columns>
                <table:table-column table:style-name="TableColumn1160"/>
                <table:table-column table:style-name="TableColumn1161"/>
              </table:table-columns>
              <table:table-row table:style-name="TableRow1162">
                <table:table-cell table:style-name="TableCell1163">
                  <text:p text:style-name="P1164">Bölüm No</text:p>
                </table:table-cell>
                <table:table-cell table:style-name="TableCell1165">
                  <text:p text:style-name="P1166">EK - 07</text:p>
                </table:table-cell>
              </table:table-row>
              <table:table-row table:style-name="TableRow1167">
                <table:table-cell table:style-name="TableCell1168">
                  <text:p text:style-name="P1169">Yayın Tarihi</text:p>
                </table:table-cell>
                <table:table-cell table:style-name="TableCell1170">
                  <text:p text:style-name="P1171">05-05-2018</text:p>
                </table:table-cell>
              </table:table-row>
              <table:table-row table:style-name="TableRow1172">
                <table:table-cell table:style-name="TableCell1173">
                  <text:p text:style-name="P1174">Rev.No./Tarih</text:p>
                </table:table-cell>
                <table:table-cell table:style-name="TableCell1175">
                  <text:p text:style-name="P1176">1.00/2018</text:p>
                </table:table-cell>
              </table:table-row>
              <table:table-row table:style-name="TableRow1177">
                <table:table-cell table:style-name="TableCell1178">
                  <text:p text:style-name="P1179">Sayfa No</text:p>
                </table:table-cell>
                <table:table-cell table:style-name="TableCell1180">
                  <text:p text:style-name="P1181">4/5 - 016</text:p>
                </table:table-cell>
              </table:table-row>
            </table:table>
            <text:p text:style-name="P1182"/>
          </table:table-cell>
        </table:table-row>
      </table:table>
      <text:p text:style-name="P1183"/>
      <text:p text:style-name="P1184">9.2.7.Yangın performansı</text:p>
      <text:p text:style-name="P1185">Al" sınıfı terrazo karolar herhangi bir deneye tabi tutulmadan yangına dirençli kabul edildiğinden</text:p>
      <text:p text:style-name="P1186">herhangi bir deney yapılmamaktadır.</text:p>
      <text:p text:style-name="P1187">9.2.8.Isıl iletkenlik</text:p>
      <text:p text:style-name="P1188">İç mekanlarda kullanılan karoların, bir elemanın ısıl performansına katkıda bulunması</text:p>
      <text:p text:style-name="P1189">tasarlanmadığından bu özellik kullanılmamaktadır.</text:p>
      <text:p text:style-name="P1190"/>
      <text:p text:style-name="P1191">9.3.FİZİKSEL DENEY METODLARI</text:p>
      <text:p text:style-name="P1192">Gerekli bir özelliği tayin amacıyla üretilen karolar üzerinde aşağıdaki deneyler için numune alma</text:p>
      <text:p text:style-name="P1193">ve uygunluk kriterleri Kontrol Planı Formunda detaylı olarak verilmiştir. Deneyler için ayrıntılı</text:p>
      <text:p text:style-name="P1194">deney talimatları yazılmıştır.</text:p>
      <text:p text:style-name="P1195">Firmamızda karolar üzerinde yapılan deneyler şunlardır:</text:p>
      <text:p text:style-name="P1196"><text:tab/>- FRM 09-10 Görünüş Özellikleri Deneyi,</text:p>
      <text:p text:style-name="P1197"><text:tab/>- FRM 09—08 Biçim ve Boyutlar Deneyi</text:p>
      <text:p text:style-name="P1198"><text:tab/>- FRM 09—09 Kırılma Dayanımı Deneyi</text:p>
      <text:soft-page-break/>
      <text:p text:style-name="P1199"><text:tab/>- Aşınma Dayanımı Deneyi (TSE raporu)</text:p>
      <text:p text:style-name="P1200"><text:tab/>- FRM 09-05 Su Emme Oranı Deneyi</text:p>
      <text:p text:style-name="P1201"/>
      <text:p text:style-name="P1202">Referans:</text:p>
      <text:p text:style-name="P1203"><text:tab/>- TLMT 09 Deney Talimatı</text:p>
      <text:p text:style-name="P1204"/>
      <text:p text:style-name="P1205">9.4.UYGUNLUK DEĞERLENDİRMESİ VE UYGUNLUK KRİTERLERİ</text:p>
      <text:p text:style-name="P1206">9.4.1.Genel</text:p>
      <text:p text:style-name="P1207">Tesisimizde üretilen karoların, TS 213-1 EN 13748-1 standardına ve ürün özellikleri ile ilgili</text:p>
      <text:p text:style-name="P1208">tirmamızın beyan değerlerine uygunluğu aşağıda verilenler uygulanarak gösterilmektedir:</text:p>
      <text:p text:style-name="P1209"/>
      <text:p text:style-name="P1210"><text:tab/>-Mamulün tip deneyleri</text:p>
      <text:p text:style-name="P1211"><text:tab/>-Fabrika imalat kontrolü</text:p>
      <text:p text:style-name="P1212"><text:tab/>-Yaptığımız deneylerin ve imalat kontrol sistemimizin üçüncü tarafça (TSE) muayenesi</text:p>
      <text:p text:style-name="P1213"><text:tab/>-Herhangi bir anlaşmazlıkta teslim esnasında kabul deneylerinin yapılması</text:p>
      <text:p text:style-name="P1214"/>
      <text:p text:style-name="P1215">9.4.2.Karoların tip deneyleri</text:p>
      <text:p text:style-name="P1216">9.4.2.1.Başlangıç tip deneyleri</text:p>
      <text:p text:style-name="P1217"/>
      <text:p text:style-name="P1218">Başlangıç tip deneyleri. yeni bir ürün tipi veya yeni bir imalat hattı kurulması aşamasında:</text:p>
      <text:p text:style-name="P1219"><text:tab/>- TS 213-1 EN 13748-1 standardına uygunluğun gösterilmesi,</text:p>
      <text:p text:style-name="P1220"><text:tab/>- Ürünün sağlanan özelliklerinin standarda ve beyan ettiğimiz değerlere uygunluğunun</text:p>
      <text:p text:style-name="P1221">gösterilmesi amacıyla laboratuarımızda yapılmaktadır.</text:p>
      <text:p text:style-name="P1222"/>
      <text:p text:style-name="P1223"/>
      <text:p text:style-name="P1224"/>
      <table:table table:style-name="Table1225">
        <table:table-columns>
          <table:table-column table:style-name="TableColumn1226"/>
          <table:table-column table:style-name="TableColumn1227"/>
        </table:table-columns>
        <table:table-row table:style-name="TableRow1228">
          <table:table-cell table:style-name="TableCell1229">
            <text:p text:style-name="P1230"/>
            <text:p text:style-name="P1231">BÖLÜM 9</text:p>
            <text:p text:style-name="P1232"/>
            <text:p text:style-name="P1233">İÇ MEKANLARDA KULLANILAN KARO</text:p>
          </table:table-cell>
          <table:table-cell table:style-name="TableCell1234">
            <table:table table:style-name="Table1235">
              <table:table-columns>
                <table:table-column table:style-name="TableColumn1236"/>
                <table:table-column table:style-name="TableColumn1237"/>
              </table:table-columns>
              <table:table-row table:style-name="TableRow1238">
                <table:table-cell table:style-name="TableCell1239">
                  <text:p text:style-name="P1240">Bölüm No</text:p>
                </table:table-cell>
                <table:table-cell table:style-name="TableCell1241">
                  <text:p text:style-name="P1242">EK - 07</text:p>
                </table:table-cell>
              </table:table-row>
              <table:table-row table:style-name="TableRow1243">
                <table:table-cell table:style-name="TableCell1244">
                  <text:p text:style-name="P1245">Yayın Tarihi</text:p>
                </table:table-cell>
                <table:table-cell table:style-name="TableCell1246">
                  <text:p text:style-name="P1247">05-05-2018</text:p>
                </table:table-cell>
              </table:table-row>
              <table:table-row table:style-name="TableRow1248">
                <table:table-cell table:style-name="TableCell1249">
                  <text:p text:style-name="P1250">Rev.No./Tarih</text:p>
                </table:table-cell>
                <table:table-cell table:style-name="TableCell1251">
                  <text:p text:style-name="P1252">1.00/2018</text:p>
                </table:table-cell>
              </table:table-row>
              <table:table-row table:style-name="TableRow1253">
                <table:table-cell table:style-name="TableCell1254">
                  <text:p text:style-name="P1255">Sayfa No</text:p>
                </table:table-cell>
                <table:table-cell table:style-name="TableCell1256">
                  <text:p text:style-name="P1257">5/5 - 017</text:p>
                </table:table-cell>
              </table:table-row>
            </table:table>
            <text:p text:style-name="P1258"/>
          </table:table-cell>
        </table:table-row>
      </table:table>
      <text:p text:style-name="P1259"/>
      <text:p text:style-name="P1260">9.4.2.2.Tekrarlanan tip deneyler</text:p>
      <text:p text:style-name="P1261"/>
      <text:p text:style-name="P1262">Aşağıda verilenlerin ürün özelliklerinin bazısında veya tamamında önemli değişiklikler meydana</text:p>
      <text:p text:style-name="P1263">getirmesi halinde başlangıç tip deneyleri seçilen özellik veya özellikler için tekrar edilmektedir.</text:p>
      <text:p text:style-name="P1264"/>
      <text:p text:style-name="P1265"><text:tab/>- Kullanılan agreganın doğal şekillenmiş dere agregasından kırmataş kayaç agregaya değişmesi veya çimento<text:s/><text:tab/><text:s text:c="3"/>tipi ve sınıfının değişmesi,</text:p>
      <text:p text:style-name="P1266"><text:tab/>- Çimentonun bir kısmı yerine mineral katkı kullanılması,</text:p>
      <text:p text:style-name="P1267"/>
      <text:p text:style-name="P1268">Referans:</text:p>
      <text:p text:style-name="P1269"><text:tab/>— TLMT 09-01 Biçim ve Boyutlar Deney Talimatı</text:p>
      <text:p text:style-name="P1270"><text:tab/>— TLMT 09-02 Kırılma Dayanımı Deney Talimatı</text:p>
      <text:p text:style-name="P1271"><text:tab/>— TLMT 09-03 Görünüş Özellikleri Deney Talimatı</text:p>
      <text:p text:style-name="P1272"><text:tab/>— TLMT 09-05 Su Emme Oranı Deney Talimatı</text:p>
      <text:p text:style-name="P1273"/>
      <text:p text:style-name="P1274">9.4.3.Fabrika imalat kontrolü</text:p>
      <text:p text:style-name="P1275">9.4.3.1.Genel</text:p>
      <text:p text:style-name="P1276"><text:tab/>Firmamız, piyasaya sürülen ürünlerin belirtilen veya beyan ettiğimiz değerlere uygun olmasını altına almak üzere bir fabrika imalat kontrol sistemi kurmuş, belgelendirmiş ve bunu sürdürmektedir.<text:tab/>Kurduğumuz fabrika imalat kontrol sistemi, hammadde ve girdi malzemelerin, donanımların. imalat işlemlerinin ve imalatı bitmiş ürünlerin kontrolü için, düzenli muayeneler, kontroller ve deneyler ile elde edilen sonuçların değerlendirilmesini kapsamaktadır. Tedbir alınmasını gerektiren muayene ve deney sonuçları kaydedilmekte, kontrol değerleri veya kriterlerinin sağlanmaması halinde tedbirler belirtilmektedir.</text:p>
      <text:p text:style-name="P1277"/>
      <text:p text:style-name="P1278">Referans:</text:p>
      <text:p text:style-name="P1279"><text:tab/>- İmalat Kontrol El Kitabı</text:p>
      <text:p text:style-name="P1280"/>
      <text:p text:style-name="P1281">9.5. İŞARETLEME</text:p>
      <text:p text:style-name="P1282">TS 213-1 EN 13748-1 standardına uygun olarak teslim edilen karolar ile ilgili aşağıdaki bilgiler</text:p>
      <text:soft-page-break/>
      <text:p text:style-name="P1283">karo partisi ile birlikte teslim edilecek sevk teslim belgesinde açıkça gösterilmektedir.</text:p>
      <text:p text:style-name="P1284"><text:tab/>- lmalatçıyı tanıtıcı bilgi,</text:p>
      <text:p text:style-name="P1285"><text:tab/>- Standardın numarası</text:p>
      <text:p text:style-name="P1286"><text:tab/>- İmalat tarihi</text:p>
      <text:p text:style-name="P1287"><text:tab/>- Birimlerin en az % 3 “ lük kısmında her bir ambalaj üzerine konulacak tanıtıcı işaret</text:p>
      <text:p text:style-name="P1288"><text:tab/>- Ürünün tanıtılması</text:p>
      <text:p text:style-name="P1289"><text:tab/>- Varsa format ve sınıflar</text:p>
      <text:p text:style-name="P1290"/>
      <text:p text:style-name="P1291">Referans:</text:p>
      <text:p text:style-name="P1292">- Sevk Teslim Belgesi (irsaliye)</text:p>
      <text:p text:style-name="P1293"/>
      <text:p text:style-name="P1294"/>
      <table:table table:style-name="Table1295">
        <table:table-columns>
          <table:table-column table:style-name="TableColumn1296"/>
          <table:table-column table:style-name="TableColumn1297"/>
        </table:table-columns>
        <table:table-row table:style-name="TableRow1298">
          <table:table-cell table:style-name="TableCell1299">
            <text:p text:style-name="P1300"/>
            <text:p text:style-name="P1301">TALİMAT 01</text:p>
            <text:p text:style-name="P1302"/>
            <text:p text:style-name="P1303">YÖNETİMİN GÖZDEN GEÇİRMESİ</text:p>
          </table:table-cell>
          <table:table-cell table:style-name="TableCell1304">
            <table:table table:style-name="Table1305">
              <table:table-columns>
                <table:table-column table:style-name="TableColumn1306"/>
                <table:table-column table:style-name="TableColumn1307"/>
              </table:table-columns>
              <table:table-row table:style-name="TableRow1308">
                <table:table-cell table:style-name="TableCell1309">
                  <text:p text:style-name="P1310">Bölüm No</text:p>
                </table:table-cell>
                <table:table-cell table:style-name="TableCell1311">
                  <text:p text:style-name="P1312">TLMT - 01</text:p>
                </table:table-cell>
              </table:table-row>
              <table:table-row table:style-name="TableRow1313">
                <table:table-cell table:style-name="TableCell1314">
                  <text:p text:style-name="P1315">Yayın Tarihi</text:p>
                </table:table-cell>
                <table:table-cell table:style-name="TableCell1316">
                  <text:p text:style-name="P1317">05-05-2018</text:p>
                </table:table-cell>
              </table:table-row>
              <table:table-row table:style-name="TableRow1318">
                <table:table-cell table:style-name="TableCell1319">
                  <text:p text:style-name="P1320">Rev.No./Tarih</text:p>
                </table:table-cell>
                <table:table-cell table:style-name="TableCell1321">
                  <text:p text:style-name="P1322">1.00/2018</text:p>
                </table:table-cell>
              </table:table-row>
              <table:table-row table:style-name="TableRow1323">
                <table:table-cell table:style-name="TableCell1324">
                  <text:p text:style-name="P1325">Sayfa No</text:p>
                </table:table-cell>
                <table:table-cell table:style-name="TableCell1326">
                  <text:p text:style-name="P1327">1/2 - 018</text:p>
                </table:table-cell>
              </table:table-row>
            </table:table>
            <text:p text:style-name="P1328"/>
          </table:table-cell>
        </table:table-row>
      </table:table>
      <text:p text:style-name="P1329"/>
      <text:p text:style-name="P1330">1.AMAÇ</text:p>
      <text:p text:style-name="P1331">Bu talimatın amacı, Kalite Kontrol Sisteminin gözden geçirilmesi faaliyetlerinin gerçekleştirilmesi için yetki sorumluluk ve yöntemlerin belirlenmesidir.</text:p>
      <text:p text:style-name="P1332"/>
      <text:p text:style-name="P1333">2. TALİMAT DETAYI</text:p>
      <text:p text:style-name="P1334">2.1.Yöııetimin Gözden Geçirmesi</text:p>
      <text:p text:style-name="P1335">Firmamız yönetimi, kalite sistemini en az iki yılda l kez gözden geçirir. Bu gözden geçirme Ocak ayında</text:p>
      <text:p text:style-name="P1336">yapılan toplantı ile gerçekleştirilir. Toplantı öncesinde. Yönetim Temsilcisi. hangi konuların gözden geçirme</text:p>
      <text:p text:style-name="P1337">toplantısında görüşüleceğine ilişkin bir gündem hazırlar, 'Yönetim Gözden Geçirme Konuları Planlaınası</text:p>
      <text:p text:style-name="P1338">formunu (FRM 01-01 ) doldurur ve gündemi katılımcılara duyurur.</text:p>
      <text:p text:style-name="P1339">Yönetimin Gözden Geçirmesi Toplantılarında aşağıdaki konular görüşülmektedir:</text:p>
      <text:p text:style-name="P1340"><text:tab/>a- İç ve dış tetkiklerin sonuçları.</text:p>
      <text:p text:style-name="P1341"><text:tab/>b- Müşteri şikayetleri,</text:p>
      <text:p text:style-name="P1342"><text:tab/>c- Proses performansı ve ürün / hizmet uygunluğu.</text:p>
      <text:p text:style-name="P1343"><text:tab/>d- Önleyici ve düzeltici faaliyetlerin durumu.</text:p>
      <text:p text:style-name="P1344"><text:tab/>e- Bir önceki Yönetimin Gözden Geçirme Toplantısından devam eden takip faaliyetleri,</text:p>
      <text:p text:style-name="P1345"><text:tab/>f- Kalite Yönetim Sistemini etkileyebilecek değişiklikler.</text:p>
      <text:p text:style-name="P1346"><text:tab/>g- İyileştirme için öneriler,</text:p>
      <text:p text:style-name="P1347">Toplantıda görüşülen konular gündeme bağlı olarak “Görüşülen Konular / Alınan Kararlar” başlığı altında ayrıntılı olarak. “Toplantı Tutanağı Formu’nda ( FRM 01-02 ) kayıt altına alınır ve gerekirse ekli tablo, rapor gibi dokümanlar ile desteklenir.</text:p>
      <text:p text:style-name="P1348">Toplantılara fonksiyonlar arası bir yaklaşım gözetilerek yönetim ekibi ve bölüm yöneticileri / sorumluları katılır.</text:p>
      <text:p text:style-name="P1349"/>
      <text:p text:style-name="P1350"><text:span text:style-name="T1351">3. SORUMLULUKLAR</text:span></text:p>
      <text:p text:style-name="P1352">Şirket Müdürü</text:p>
      <text:p text:style-name="P1353"><text:tab/>Yönetim Gözden Geçirme Toplantısını yönetmek</text:p>
      <text:p text:style-name="P1354"><text:tab/>Organizasyon şeması sorumluluk ve yetkileri saptamak</text:p>
      <text:p text:style-name="P1355">Yönetim Temsilcisi</text:p>
      <text:p text:style-name="P1356"><text:tab/>Yönetim Gözden Geçirme Toplantılarına hazırlık ve raportörlük yapmak</text:p>
      <text:p text:style-name="P1357"><text:tab/>Yönetim Gözden Geçirme Toplantılarına katılmak</text:p>
      <text:p text:style-name="P1358"/>
      <text:p text:style-name="P1359"><text:span text:style-name="T1360">4. KALİTE KAYITLARI</text:span></text:p>
      <text:p text:style-name="P1361"><text:tab/>Yönetim Gözden Geçirme Toplantı Tutanakları 3 yıl boyunca. diğer kayıtlar ise aktif oldukları sürece Yönetim Temsilcisi tarafından muhafaza edilir.</text:p>
      <text:p text:style-name="P1362"><text:span text:style-name="T1363">5. EKLER</text:span></text:p>
      <text:p text:style-name="P1364"><text:tab/>- FRM 01-01 Yönetim Gözden Geçirme Konuları Planlaması</text:p>
      <text:p text:style-name="P1365"><text:tab/>- FRM 01-02 Toplantı Tutanağı</text:p>
      <text:p text:style-name="P1366"/>
      <text:p text:style-name="P1367"/>
      <text:p text:style-name="P1368"/>
      <text:p text:style-name="P1369"/>
      <text:p text:style-name="P1370"/>
      <text:p text:style-name="P1371"/>
      <table:table table:style-name="Table1372">
        <table:table-columns>
          <table:table-column table:style-name="TableColumn1373"/>
          <table:table-column table:style-name="TableColumn1374"/>
        </table:table-columns>
        <table:table-row table:style-name="TableRow1375">
          <table:table-cell table:style-name="TableCell1376">
            <text:p text:style-name="P1377"/>
            <text:p text:style-name="P1378">TALİMAT 02</text:p>
            <text:p text:style-name="P1379"/>
            <text:p text:style-name="P1380">EĞİTİM</text:p>
          </table:table-cell>
          <table:table-cell table:style-name="TableCell1381">
            <table:table table:style-name="Table1382">
              <table:table-columns>
                <table:table-column table:style-name="TableColumn1383"/>
                <table:table-column table:style-name="TableColumn1384"/>
              </table:table-columns>
              <table:table-row table:style-name="TableRow1385">
                <table:table-cell table:style-name="TableCell1386">
                  <text:p text:style-name="P1387">Bölüm No</text:p>
                </table:table-cell>
                <table:table-cell table:style-name="TableCell1388">
                  <text:p text:style-name="P1389">TLMT - 02</text:p>
                </table:table-cell>
              </table:table-row>
              <table:table-row table:style-name="TableRow1390">
                <table:table-cell table:style-name="TableCell1391">
                  <text:p text:style-name="P1392">Yayın Tarihi</text:p>
                </table:table-cell>
                <table:table-cell table:style-name="TableCell1393">
                  <text:p text:style-name="P1394">05-05-2018</text:p>
                </table:table-cell>
              </table:table-row>
              <table:table-row table:style-name="TableRow1395">
                <table:table-cell table:style-name="TableCell1396">
                  <text:p text:style-name="P1397">Rev.No./Tarih</text:p>
                </table:table-cell>
                <table:table-cell table:style-name="TableCell1398">
                  <text:p text:style-name="P1399">1.00/2018</text:p>
                </table:table-cell>
              </table:table-row>
              <table:table-row table:style-name="TableRow1400">
                <table:table-cell table:style-name="TableCell1401">
                  <text:p text:style-name="P1402">Sayfa No</text:p>
                </table:table-cell>
                <table:table-cell table:style-name="TableCell1403">
                  <text:p text:style-name="P1404">1/3 - 019</text:p>
                </table:table-cell>
              </table:table-row>
            </table:table>
            <text:p text:style-name="P1405"/>
          </table:table-cell>
        </table:table-row>
      </table:table>
      <text:p text:style-name="P1406"/>
      <text:p text:style-name="P1407">1.AMAÇ</text:p>
      <text:p text:style-name="P1408">Bu talimatın amacı, hizmet kalitesini etkileyecek personelin eğitim, öğrenim, beceri ve deneyim yönünden yeterliliğinin sağlanması. bu kapsamda gerçekleştirilen eğitimlerin planlanması, gerçekleştirilmesi ve etkinliğinin gözden geçirilmesi ve işletme için gerekli nitelikli insan gücünün tedarik edilmesi ve insan kaynakları planlaması, performans değerlendirmesi, izin planlaması, iş zenginleştirilmesi. Çalışanların memnuniyetinin ölçülmesi için yetki. sorumluluk ve yöntemleri belirlemektir.</text:p>
      <text:p text:style-name="P1409"/>
      <text:p text:style-name="P1410">2. TALİMAT DETAYI</text:p>
      <text:p text:style-name="P1411">2.1 Genel</text:p>
      <text:p text:style-name="P1412">Firmamızda ürün kalitesini etkileyebilecek işi yapan personelin uygun eğitim, öğrenim. beceri ve deneyim yönünden yeterli olması dikkate alınarak yeni işe alınacak elemanların, her pozisyon için belirlenmiş olan niteliklere sahip olup olmadıkları incelenir. Hizmet içi eğitimle kazandırılabilecek bilgi ve çalışma süresince edinilecek deneyim bu aşamada dikkate alınır.</text:p>
      <text:p text:style-name="P1413"><text:span text:style-name="T1414">2.2 Yeterlilik ve Bilinç</text:span></text:p>
      <text:p text:style-name="P1415">Firmamızda istihdam edilmesi gereken personelin niteliği, sorumluluğu ve yetkilendirmesi. her görev için hazırlanmış olan görev tanımları ile belirlenmiştir. Görev tanımları, ilgili personelin unvanı. çalıştığı bölüm, bağlı bulunduğu yönetici. sorumluluk ve detaylı görev kapsamını içerir.</text:p>
      <text:p text:style-name="P1416"><text:span text:style-name="T1417">2.3 Eğitim</text:span></text:p>
      <text:p text:style-name="P1418">Eğitim faaliyetleri kaliteyi etkileyen faaliyetleri uygulayan tüm personele yöneliktir.</text:p>
      <text:p text:style-name="P1419">Yönetim Temsilcisi her yıl Ocak ayı içinde. o yıl için bölüm yöneticilerinden eğitim ihtiyaçlarını ister. Bu amaçla ilgili tüm bölüm yöneticilerine “Eğitim İhtiyaçlarını Belirleme Fonnu'nu (FRM 02-01) gönderir.</text:p>
      <text:p text:style-name="P1420"/>
      <text:p text:style-name="P1421">Bölüm yöneticileri. personeli ve kendileri için gerekli gördükleri eğitim konularını ve bu eğitimlerden beklentilerini “Eğitim İhtiyaçlarını Belirleme Formu'na (FRM 02—01) kaydederek Yönetim Temsilcisi’ne iletirler. İhtiyaç sahiplerinin. istedikleri eğitimleri alma amaçlarını açık bir şekilde form üzerinde tanımlamaları gereklidir, Bu amaç daha sonra eğitimin etkinliğinin değerlendirilmesinde esas alınacağı için önemlidir.</text:p>
      <text:p text:style-name="P1422"/>
      <text:p text:style-name="P1423">Yönetim Temsilcisi. doldurulmuş olarak aldığı *Eğitim İhtiyaçlarını Belirleme Formlarını“ değerlendirerek ”Yıllık Eğitim Planı'nı (FRM 02—02) hazırlar. Gerekli görülen durumlarda. ilgili bölüm yöneticileri ile Yönetim Temsilcisi toplantı yaparak eğitim planını görüşür. Uygun görülen eğitimler şirket dışından alınacak eğitimler için eğitim firmaları bilgileri ve eğitim bedelleri de eklenerek Şirket Müdürü'nün onayına sunulur. Şirket Müdürü planı inceler ve onayladığı şekliyle plan yürürlüğe girer. Planlanan bu eğitimler için bütçe planlanarak gerekli kaynakların yaratılması sağlanır. Tüm bu faaliyetler Ocak ayı içinde tamamlanır.</text:p>
      <text:p text:style-name="P1424"/>
      <text:p text:style-name="P1425">Plan. uygun olduğunca, hem iç eğitimleri, hem de t'ırrna dışından alınması gereken eğitimleri kapsar. Plan haricinde. yıl boyunca ortaya çıkan ihtiyaçlar da dikkate alınır. Özellikle, şirkete yeni katılan elemanlar için</text:p>
      <text:p text:style-name="P1426"/>
      <text:p text:style-name="P1427"/>
      <text:p text:style-name="P1428"/>
      <text:p text:style-name="P1429"/>
      <text:p text:style-name="P1430"/>
      <text:p text:style-name="P1431"/>
      <text:p text:style-name="P1432"/>
      <table:table table:style-name="Table1433">
        <table:table-columns>
          <table:table-column table:style-name="TableColumn1434"/>
          <table:table-column table:style-name="TableColumn1435"/>
        </table:table-columns>
        <table:table-row table:style-name="TableRow1436">
          <table:table-cell table:style-name="TableCell1437">
            <text:p text:style-name="P1438"/>
            <text:p text:style-name="P1439">TALİMAT 02</text:p>
            <text:p text:style-name="P1440"/>
            <text:p text:style-name="P1441">EĞİTİM</text:p>
          </table:table-cell>
          <table:table-cell table:style-name="TableCell1442">
            <table:table table:style-name="Table1443">
              <table:table-columns>
                <table:table-column table:style-name="TableColumn1444"/>
                <table:table-column table:style-name="TableColumn1445"/>
              </table:table-columns>
              <table:table-row table:style-name="TableRow1446">
                <table:table-cell table:style-name="TableCell1447">
                  <text:p text:style-name="P1448">Bölüm No</text:p>
                </table:table-cell>
                <table:table-cell table:style-name="TableCell1449">
                  <text:p text:style-name="P1450">TLMT - 02</text:p>
                </table:table-cell>
              </table:table-row>
              <table:table-row table:style-name="TableRow1451">
                <table:table-cell table:style-name="TableCell1452">
                  <text:p text:style-name="P1453">Yayın Tarihi</text:p>
                </table:table-cell>
                <table:table-cell table:style-name="TableCell1454">
                  <text:p text:style-name="P1455">05-05-2018</text:p>
                </table:table-cell>
              </table:table-row>
              <table:table-row table:style-name="TableRow1456">
                <table:table-cell table:style-name="TableCell1457">
                  <text:p text:style-name="P1458">Rev.No./Tarih</text:p>
                </table:table-cell>
                <table:table-cell table:style-name="TableCell1459">
                  <text:p text:style-name="P1460">1.00/2018</text:p>
                </table:table-cell>
              </table:table-row>
              <table:table-row table:style-name="TableRow1461">
                <table:table-cell table:style-name="TableCell1462">
                  <text:p text:style-name="P1463">Sayfa No</text:p>
                </table:table-cell>
                <table:table-cell table:style-name="TableCell1464">
                  <text:p text:style-name="P1465">2/3 - 020</text:p>
                </table:table-cell>
              </table:table-row>
            </table:table>
            <text:p text:style-name="P1466"/>
          </table:table-cell>
        </table:table-row>
      </table:table>
      <text:p text:style-name="P1467"/>
      <text:p text:style-name="P1468">işe başlamalarından kısa bir süre sonra oryantasyon eğitimi düzenlenir. Bu eğitim, yöneticilerinin belirlediği sıra ve içerik doğrultusunda “Yeni Personel Eğitim" ( FRM 02-04) formu kullanılarak gerçekleştirilir.</text:p>
      <text:p text:style-name="P1469"/>
      <text:soft-page-break/>
      <text:p text:style-name="P1470">İç eğitimler eğitimi verecek firma içi uzmanlar belirlenerek yapılır. Bunun yanı sıra eğitimin gerçekleştirilmesi için gerekli araç ve gereçler ile ortam sağlanır. Oryantasyon ve firma içi eğitimler ile ilgili çalışmaların yapılması ve eğitimlerin gerçekleşmesinden Yönetim Temsilcisi sorumludur.</text:p>
      <text:p text:style-name="P1471"/>
      <text:p text:style-name="P1472">Şirket içinde gerçekleştirilen eğitimlerde 'Eğitime Katılım Listesi’( FRM 02-03) ile yapılan eğitim ve katılanlar kayda alınır. Şirket dışından alınan eğitimlerde ise katılımcılara verilen katılım veya başarı belgeleri birer eğitim kaydıdır. Eğitim kayıtları Yönetim Temsilcisi tarafından tutulur, Yönetim Temsilcisi tarafından dosyalanır.</text:p>
      <text:p text:style-name="P1473"/>
      <text:p text:style-name="P1474">3. SORUMLULUKLAR</text:p>
      <text:p text:style-name="P1475">Şirket Müdürü</text:p>
      <text:p text:style-name="P1476"><text:tab/>- Eğitim planını yıllık olarak onaylamak ve gerekli kaynakların tahsis edilmesini sağlamak</text:p>
      <text:p text:style-name="P1477"><text:tab/>- ihtarname ve lbranameleri onaylamak</text:p>
      <text:p text:style-name="P1478"><text:tab/>- İş tatmini değerlendirmelerini yapmak / yaptırmak</text:p>
      <text:p text:style-name="P1479"><text:tab/>- İş başvurularını değerlendirmek</text:p>
      <text:p text:style-name="P1480">Yönetim Temsilcisi</text:p>
      <text:p text:style-name="P1481"><text:tab/>-İşe alma ile ilgili faaliyetleri yapmak</text:p>
      <text:p text:style-name="P1482"><text:tab/>- Eğitim faaliyetleri ile ilgili ihtiyacı saptamak</text:p>
      <text:p text:style-name="P1483"><text:tab/>- Eğitim planının hazırlıklarını yapmak ve tüm bölüm yöneticileriyle birlikte planı değerlendirmek</text:p>
      <text:p text:style-name="P1484"><text:tab/>- Onaylanan eğitim planını uygulamaya koymak</text:p>
      <text:p text:style-name="P1485"><text:tab/>- Eğitimin etkinliğinin gözden geçirilmesini sağlamak</text:p>
      <text:p text:style-name="P1486"><text:tab/>- Plansız işten ayrılan personelin. ayrılma sebebi hakkında gerekli ise düzeltici faaliyet başlatmak</text:p>
      <text:p text:style-name="P1487"><text:tab/>- iş başvuru formlarını saklamak</text:p>
      <text:p text:style-name="P1488"><text:tab/>- Personele ilişkin eğitim kayıtları. yetkinlik kayıtları vb kayıtları tutmak</text:p>
      <text:p text:style-name="P1489"><text:tab/>- Gerekli durumlarda ibraname tanzim etmek</text:p>
      <text:p text:style-name="P1490"><text:tab/>- Personelinin görev kapsamında meydana gelen değişiklikleri bildirerek görev tanımlarında gerekli<text:s/><text:tab/><text:s text:c="2"/><text:tab/>revizyonun yapılmasını sağlamak.</text:p>
      <text:p text:style-name="P1491">Üretim Bölümü Sorumlusu</text:p>
      <text:p text:style-name="P1492"><text:tab/>- Gerekli durumlarda ihtarname düzenlemek</text:p>
      <text:p text:style-name="P1493"><text:tab/>- Kendi bölümüyle ilgili iş başvurularını değerlendirmek ve adaylarla görüşme yapmak</text:p>
      <text:p text:style-name="P1494"><text:tab/>- Başvuru ve görüşmeler sonrası karar verilmesine katkıda bulunmak</text:p>
      <text:p text:style-name="P1495">. Personeline ve kendine yönelik eğitim ihtiyaçlarını belirlemek</text:p>
      <text:p text:style-name="P1496"><text:tab/>- Eğitimlerin gerçekleştirilmesine yönelik gerekli önlemleri almak</text:p>
      <text:p text:style-name="P1497"><text:tab/>- Eğitimin etkinliğinin gözden geçirilmesine destek olmak</text:p>
      <text:p text:style-name="P1498"><text:tab/>- Personelin devam durumunu takip etmek</text:p>
      <text:p text:style-name="P1499"/>
      <table:table table:style-name="Table1500">
        <table:table-columns>
          <table:table-column table:style-name="TableColumn1501"/>
          <table:table-column table:style-name="TableColumn1502"/>
        </table:table-columns>
        <table:table-row table:style-name="TableRow1503">
          <table:table-cell table:style-name="TableCell1504">
            <text:p text:style-name="P1505"/>
            <text:p text:style-name="P1506">TALİMAT 02</text:p>
            <text:p text:style-name="P1507"/>
            <text:p text:style-name="P1508">EĞİTİM</text:p>
          </table:table-cell>
          <table:table-cell table:style-name="TableCell1509">
            <table:table table:style-name="Table1510">
              <table:table-columns>
                <table:table-column table:style-name="TableColumn1511"/>
                <table:table-column table:style-name="TableColumn1512"/>
              </table:table-columns>
              <table:table-row table:style-name="TableRow1513">
                <table:table-cell table:style-name="TableCell1514">
                  <text:p text:style-name="P1515">Bölüm No</text:p>
                </table:table-cell>
                <table:table-cell table:style-name="TableCell1516">
                  <text:p text:style-name="P1517">TLMT - 02</text:p>
                </table:table-cell>
              </table:table-row>
              <table:table-row table:style-name="TableRow1518">
                <table:table-cell table:style-name="TableCell1519">
                  <text:p text:style-name="P1520">Yayın Tarihi</text:p>
                </table:table-cell>
                <table:table-cell table:style-name="TableCell1521">
                  <text:p text:style-name="P1522">05-05-2018</text:p>
                </table:table-cell>
              </table:table-row>
              <table:table-row table:style-name="TableRow1523">
                <table:table-cell table:style-name="TableCell1524">
                  <text:p text:style-name="P1525">Rev.No./Tarih</text:p>
                </table:table-cell>
                <table:table-cell table:style-name="TableCell1526">
                  <text:p text:style-name="P1527">1.00/2018</text:p>
                </table:table-cell>
              </table:table-row>
              <table:table-row table:style-name="TableRow1528">
                <table:table-cell table:style-name="TableCell1529">
                  <text:p text:style-name="P1530">Sayfa No</text:p>
                </table:table-cell>
                <table:table-cell table:style-name="TableCell1531">
                  <text:p text:style-name="P1532">3/3 - 021</text:p>
                </table:table-cell>
              </table:table-row>
            </table:table>
            <text:p text:style-name="P1533"/>
          </table:table-cell>
        </table:table-row>
      </table:table>
      <text:p text:style-name="P1534"/>
      <text:p text:style-name="P1535">4. KALİTE KAYITLARI</text:p>
      <text:p text:style-name="P1536"/>
      <text:p text:style-name="P1537"><text:tab/>-Eğitim İhtiyaçlarını Belirleme Formu</text:p>
      <text:p text:style-name="P1538"><text:tab/>-Yıllık Eğitim Planı</text:p>
      <text:p text:style-name="P1539"><text:tab/>-Eğitime Katılım Listesi</text:p>
      <text:p text:style-name="P1540"><text:tab/>-Yeni Personel Eğitim Formu</text:p>
      <text:p text:style-name="P1541"><text:tab/>-Kişilerin eğitim sertifikaları (katılım, başarı) vb eğitim kayıtları</text:p>
      <text:p text:style-name="P1542"/>
      <text:p text:style-name="P1543">Yukarıda belirtilen kayıtlar Yönetim Temsilcisi tarafından muhafaza edilir. Kişilerin eğitim sertifikaları. katılım listeleri. yeni personel eğitim formu vb kayıtlar personel şirkette çalıştığı sürece, kişisel dosyalarında muhafaza edilir. Bunların dışındaki eğitim kayıtları ve personel kayıtları beş yıl saklanır.</text:p>
      <text:p text:style-name="P1544"/>
      <text:p text:style-name="P1545">5. EKLER</text:p>
      <text:p text:style-name="P1546"><text:tab/>- FRM 02-01 Eğitim İhtiyaçlarını Belirleme Formu</text:p>
      <text:p text:style-name="P1547"><text:tab/>- FRM 02-02 Yıllık Eğitim Planı</text:p>
      <text:p text:style-name="P1548"><text:tab/>- FRM 02-03 Eğitime Katılım Listesi</text:p>
      <text:p text:style-name="P1549"><text:tab/>- FRM 02-04 Yeni Personel Eğitim Formu</text:p>
      <text:p text:style-name="P1550"/>
      <text:p text:style-name="P1551"/>
      <text:p text:style-name="P1552"/>
      <text:p text:style-name="P1553"/>
      <text:p text:style-name="P1554"/>
      <text:p text:style-name="P1555"/>
      <text:p text:style-name="P1556"/>
      <text:p text:style-name="P1557"/>
      <text:p text:style-name="P1558"/>
      <text:p text:style-name="P1559"/>
      <text:p text:style-name="P1560"/>
      <text:p text:style-name="P1561"/>
      <text:p text:style-name="P1562"/>
      <text:p text:style-name="P1563"/>
      <text:p text:style-name="P1564"/>
      <text:p text:style-name="P1565"/>
      <text:p text:style-name="P1566"/>
      <text:p text:style-name="P1567"/>
      <text:p text:style-name="P1568"/>
      <text:p text:style-name="P1569"/>
      <text:p text:style-name="P1570"/>
      <text:p text:style-name="P1571"/>
      <text:p text:style-name="P1572"/>
      <table:table table:style-name="Table1573">
        <table:table-columns>
          <table:table-column table:style-name="TableColumn1574"/>
          <table:table-column table:style-name="TableColumn1575"/>
        </table:table-columns>
        <table:table-row table:style-name="TableRow1576">
          <table:table-cell table:style-name="TableCell1577">
            <text:p text:style-name="P1578"/>
            <text:p text:style-name="P1579">TALİMAT 03</text:p>
            <text:p text:style-name="P1580"/>
            <text:p text:style-name="P1581">SATIN ALMA</text:p>
          </table:table-cell>
          <table:table-cell table:style-name="TableCell1582">
            <table:table table:style-name="Table1583">
              <table:table-columns>
                <table:table-column table:style-name="TableColumn1584"/>
                <table:table-column table:style-name="TableColumn1585"/>
              </table:table-columns>
              <table:table-row table:style-name="TableRow1586">
                <table:table-cell table:style-name="TableCell1587">
                  <text:p text:style-name="P1588">Bölüm No</text:p>
                </table:table-cell>
                <table:table-cell table:style-name="TableCell1589">
                  <text:p text:style-name="P1590"/>
                </table:table-cell>
              </table:table-row>
              <table:table-row table:style-name="TableRow1591">
                <table:table-cell table:style-name="TableCell1592">
                  <text:p text:style-name="P1593">Yayın Tarihi</text:p>
                </table:table-cell>
                <table:table-cell table:style-name="TableCell1594">
                  <text:p text:style-name="P1595">05-05-2018</text:p>
                </table:table-cell>
              </table:table-row>
              <table:table-row table:style-name="TableRow1596">
                <table:table-cell table:style-name="TableCell1597">
                  <text:p text:style-name="P1598">Rev.No./Tarih</text:p>
                </table:table-cell>
                <table:table-cell table:style-name="TableCell1599">
                  <text:p text:style-name="P1600">1.00/2018</text:p>
                </table:table-cell>
              </table:table-row>
              <table:table-row table:style-name="TableRow1601">
                <table:table-cell table:style-name="TableCell1602">
                  <text:p text:style-name="P1603">Sayfa No</text:p>
                </table:table-cell>
                <table:table-cell table:style-name="TableCell1604">
                  <text:p text:style-name="P1605">1/3 - 022</text:p>
                </table:table-cell>
              </table:table-row>
            </table:table>
            <text:p text:style-name="P1606"/>
          </table:table-cell>
        </table:table-row>
      </table:table>
      <text:p text:style-name="P1607"/>
      <text:p text:style-name="P1608">1. AMAÇ</text:p>
      <text:p text:style-name="P1609"/>
      <text:p text:style-name="P1610">Bu talimatın amacı. satın alınan malzeme ve hizmetlerin istenen kalite, fiyat. termirı koşullarını karşılaması için yetki sorumluluk ve yöntemleri belirlemektir.</text:p>
      <text:p text:style-name="P1611"/>
      <text:p text:style-name="P1612">2. TALİMAT DETAYI</text:p>
      <text:p text:style-name="P1613">2.1.Genel</text:p>
      <text:p text:style-name="P1614">Satın alınan malzeme ve hizmetler başlıca üç seviyeye ayrılmışlardır. Seviye [,Il ve III grup malzeme ve hizmetler madde 2.3’de ayrıntılı olarak tanımlanmıştır.</text:p>
      <text:p text:style-name="P1615"/>
      <text:p text:style-name="P1616">Firma ihtiyacı malzeme ve hizmetlerin Satın<text:s/>alma faaliyetinin Seviye I, II ve [Il grubu malzeme ve hizmetler için satın<text:s/>alma Sorumlusu tarafından yapılması esastır.<text:s/>İhtiyaç sahibi bölüm yöneticileri bu faaliyet kapsamında malzeme / hizmet talebinde bulunur ve gerekli görülürse piyasadan teklif toplanmasına destek verirler.</text:p>
      <text:p text:style-name="P1617"/>
      <text:p text:style-name="P1618">Kullanılan malzeme / hizmetler “Onaylı Tedarikçi Listesi’nde kayıtlı tedarikçi firmalardan alınır. Bu listede bulunmayan tedarikçi firmalardan malzeme / hizmetler, Şirket Müdürü’nün onayıyla satın alınır.</text:p>
      <text:p text:style-name="P1619"><text:span text:style-name="T1620">2.2.Satın alma Verileri</text:span></text:p>
      <text:p text:style-name="P1621">Seviye I ve gerekli görülen Seviye II malzeme / hizmetler için Satın<text:s/>alma Sorumlusu ve Yönetim Temsilcisi tarafından.<text:s/>bu malzeme / hizmetlerin detaylı özelliklerinin bulunduğu “Satın<text:s/>alma Şartnameleri’ hazırlanır. Bu şartnamelerin hazırlanmasında yürürlükte bulunan standartlar, müşteri spesifikasyonları gibi kaynaklardan yararlanılır. Hazırlanan şartnameler Satın<text:s/>alma Sorumlusu tarafından alımların yapıldığı tedarikçi firmalara gönderilir.</text:p>
      <text:p text:style-name="P1622"/>
      <text:p text:style-name="P1623">Satın alınacak Seviye I malzemeler için. talep eden bölüm yöneticisi tarafından 'Malzeme Talep Formu' (FRM 03-01) düzenlenir ve imzalanarak Satın<text:s/>alma Sorumlusuna iletilir. Ancak çimento ve agrega için. Malzeme ve talep formu doldurulmaz.</text:p>
      <text:p text:style-name="P1624">Satın<text:s/>alına Sorumlusu tarafından bu formlar gözden geçirilerek ve gerekirse talep eden bölüm ile görüşülerek satın alınacak malzeme / hizmet kesinleştirilir ve formlar Şirket Müdürü'ne onaylatılır.</text:p>
      <text:p text:style-name="P1625">Satın<text:s/>alma Sorumlusu, onaylanan<text:s/>‘Malzeme Talep Formu’<text:s/>nda belirtilen malzeme / hizmet için bu malzeme / hizmeti sağlayan tedarikçi firmalardan gerekli görülürse Teklif<text:s/>İsteme / Sipariş Formu (FRM 03-02) kullanılarak teklif alır. Teklif alma aşamasına, malzeme / hizmet ihtiyacında bulunan bölüm yöneticileri destek verebilir.</text:p>
      <text:p text:style-name="P1626"/>
      <text:p text:style-name="P1627">Alınan teklifler. Satın<text:s/>alma Sorumlusu tarafından derlenerek Şirket Müdürü’nün bilgi ve onayına sunulur.</text:p>
      <text:p text:style-name="P1628"/>
      <text:p text:style-name="P1629">Şirket Müdürü Teklif İsteme/Sipariş Formlarındaki teklifleri değerlendirerek malzemenin alınacağı firmayı</text:p>
      <text:p text:style-name="P1630">belirler.<text:s/>Teklif İsteme/Sipariş Formlarındaki sipariş bölümündeki onay kısmına tarih ve imzasını düşerek</text:p>
      <text:soft-page-break/>
      <text:p text:style-name="P1631">onaylar ve formu sipariş işlemlerinin başlatılması için Satınalma Sorumlusuna teslim eder. Satınalma</text:p>
      <text:p text:style-name="P1632">Sorumlusu Teklif İsteme/Sipariş Formunu tedarikçi firmaya fax ile gönderir ve tedarikçi fırma tarafından</text:p>
      <text:p text:style-name="P1633">siparişin onaylanmasını ister.</text:p>
      <text:p text:style-name="P1634"/>
      <text:p text:style-name="P1635"/>
      <text:p text:style-name="P1636"/>
      <table:table table:style-name="Table1637">
        <table:table-columns>
          <table:table-column table:style-name="TableColumn1638"/>
          <table:table-column table:style-name="TableColumn1639"/>
        </table:table-columns>
        <table:table-row table:style-name="TableRow1640">
          <table:table-cell table:style-name="TableCell1641">
            <text:p text:style-name="P1642"/>
            <text:p text:style-name="P1643">TALİMAT 03</text:p>
            <text:p text:style-name="P1644"/>
            <text:p text:style-name="P1645">SATIN ALMA</text:p>
          </table:table-cell>
          <table:table-cell table:style-name="TableCell1646">
            <table:table table:style-name="Table1647">
              <table:table-columns>
                <table:table-column table:style-name="TableColumn1648"/>
                <table:table-column table:style-name="TableColumn1649"/>
              </table:table-columns>
              <table:table-row table:style-name="TableRow1650">
                <table:table-cell table:style-name="TableCell1651">
                  <text:p text:style-name="P1652">Bölüm No</text:p>
                </table:table-cell>
                <table:table-cell table:style-name="TableCell1653">
                  <text:p text:style-name="P1654"/>
                </table:table-cell>
              </table:table-row>
              <table:table-row table:style-name="TableRow1655">
                <table:table-cell table:style-name="TableCell1656">
                  <text:p text:style-name="P1657">Yayın Tarihi</text:p>
                </table:table-cell>
                <table:table-cell table:style-name="TableCell1658">
                  <text:p text:style-name="P1659">05-05-2018</text:p>
                </table:table-cell>
              </table:table-row>
              <table:table-row table:style-name="TableRow1660">
                <table:table-cell table:style-name="TableCell1661">
                  <text:p text:style-name="P1662">Rev.No./Tarih</text:p>
                </table:table-cell>
                <table:table-cell table:style-name="TableCell1663">
                  <text:p text:style-name="P1664">1.00/2018</text:p>
                </table:table-cell>
              </table:table-row>
              <table:table-row table:style-name="TableRow1665">
                <table:table-cell table:style-name="TableCell1666">
                  <text:p text:style-name="P1667">Sayfa No</text:p>
                </table:table-cell>
                <table:table-cell table:style-name="TableCell1668">
                  <text:p text:style-name="P1669">2/3 - 023</text:p>
                </table:table-cell>
              </table:table-row>
            </table:table>
            <text:p text:style-name="P1670"/>
          </table:table-cell>
        </table:table-row>
      </table:table>
      <text:p text:style-name="P1671">Seviye Il ve Seviye lll malzeme / hizmetler için sözlü olarak da tedarikçi firma onay hakkında haberdar edilebilir veya direkt Malzeme Talep Formu İle alım yapılabilir.</text:p>
      <text:p text:style-name="P1672">Ancak malzemede tekel olması, malzemenin Onaylı Tedarikçi Listesinde yer alan firmalardan zamanında karşılanamaması. istenilen özellikleri taşımaması durumunda Şirket Müdürü’nden onay alınarak Onaylı Tedarikçi Firma Listesi dışındaki firmalardan da alım yapılabilir.</text:p>
      <text:p text:style-name="P1673">Seviye ll ve III malzeme / hizmetler, az miktarda ihtiyaç duyulan ve/veya üretim programının sıkışık olduğu Seviye l malzeme / hizmetler için Satınalma Sorumlusu tarafından tedarikçilerden tekliftoplanmayıp— onaylı tedarikçilere direkt Satın alma siparişi verilebilir.</text:p>
      <text:p text:style-name="P1674"><text:span text:style-name="T1675">2.3.Tedarikçi Firmaların Değerlendirilmesi</text:span></text:p>
      <text:p text:style-name="P1676">Satın alınan malzeme ve hizmetler üç seviyede toplanmıştır.</text:p>
      <text:p text:style-name="P1677">Sevive<text:s/><text:tab/><text:tab/>Seviye I<text:s/><text:tab/><text:tab/><text:tab/>Seviye II<text:s/><text:tab/><text:tab/><text:tab/>Seviye III</text:p>
      <text:p text:style-name="P1678">Ürüne etkisi<text:s/><text:tab/>Doğrudan<text:tab/><text:tab/><text:tab/>Detaylı<text:tab/><text:tab/><text:tab/><text:tab/>Yok</text:p>
      <text:p text:style-name="P1679">İçerik<text:tab/><text:tab/>Firmada üretilen ürünlerin<text:s/><text:tab/>Firmada üretilen ürünlerin<text:s/><text:tab/>Firmada üretilen ürünlerin</text:p>
      <text:p text:style-name="P1680"><text:tab/><text:tab/>kalitesini doğrudan etkileyen ve<text:s/><text:tab/>kalitesini dolaylı olarak<text:s/><text:tab/><text:tab/>kalitesini etkilemeyen. bu</text:p>
      <text:p text:style-name="P1681"><text:tab/><text:tab/>direkt üretimde kullanılan ve bu<text:s/><text:tab/>etkileyen malzemeler ve<text:s/><text:tab/><text:tab/>nedenle uygun görülen bir</text:p>
      <text:p text:style-name="P1682"><text:tab/><text:tab/>nedenle yalnızca yeterlilikleri<text:s/><text:tab/>hizmetler<text:tab/><text:s/><text:tab/><text:tab/>tedarikçiden alınabilecek</text:p>
      <text:p text:style-name="P1683"><text:tab/><text:tab/>onaylanmış tedarikçilerden<text:s/><text:tab/><text:tab/><text:tab/><text:tab/><text:tab/>malzeme ve hizmetler</text:p>
      <text:p text:style-name="P1684"><text:tab/><text:tab/>alınması gereken malzemeler ve</text:p>
      <text:p text:style-name="P1685"><text:tab/><text:tab/>hizmetler</text:p>
      <text:p text:style-name="P1686">Örnek<text:s/><text:tab/><text:tab/>Çimento, agrega, katkı<text:s/><text:tab/><text:tab/>Aparat malzemeler, elektrik<text:tab/>Kırtasiye malzemeleri, basit</text:p>
      <text:p text:style-name="P1687"><text:tab/><text:tab/><text:tab/><text:tab/><text:tab/><text:tab/>mekanik malzemeler. bakım<text:s/><text:tab/>el aletleri. büro malzemeleri,</text:p>
      <text:p text:style-name="P1688"><text:tab/><text:tab/><text:tab/><text:tab/><text:tab/><text:tab/>onarım malzemeleri. ölçme<text:s/><text:tab/>yakıtlar, temizlik maddeleri,</text:p>
      <text:p text:style-name="P1689"><text:tab/><text:tab/><text:tab/><text:tab/><text:tab/><text:tab/>aletleri. hizmetler (nakliye,<text:s/><text:tab/>hizmetler (yemek, temizlik,</text:p>
      <text:p text:style-name="P1690"><text:tab/><text:tab/><text:tab/><text:tab/><text:tab/><text:tab/>bakım ve kalibrasyon)<text:s/><text:tab/><text:tab/>güvenlik)</text:p>
      <text:p text:style-name="P1691">Seçim<text:s/><text:tab/><text:tab/>Onaylı Tedarikçi Listesi.<text:s/><text:tab/><text:tab/>Onaylı Tedarikçi Listesi<text:s/><text:tab/><text:tab/>ihtiyaca öre</text:p>
      <text:p text:style-name="P1692">Kayıt<text:s/><text:tab/><text:tab/>Onaylı Tedarikçi Listesi.<text:s/><text:tab/><text:tab/>Onaylı Tedarikçi Listesi,<text:s/><text:tab/><text:tab/>Yok</text:p>
      <text:p text:style-name="P1693"><text:tab/><text:tab/>Seviye 1<text:s/><text:tab/><text:tab/><text:tab/>Seviye ll (Gerekli görülen</text:p>
      <text:p text:style-name="P1694"><text:tab/><text:tab/><text:tab/><text:tab/><text:tab/><text:tab/>malzeme / hizmetler için)</text:p>
      <text:p text:style-name="P1695">Performans<text:s/><text:tab/>Tedarikçi değerlendirme<text:s/><text:tab/><text:tab/>Yok<text:s/><text:tab/><text:tab/><text:tab/><text:tab/>Yok</text:p>
      <text:p text:style-name="P1696">Değerlendirme<text:s/><text:tab/>programı</text:p>
      <text:p text:style-name="P1697"><text:span text:style-name="T1698">2.4. Satın Alınan Ürünün Doğrulanması</text:span></text:p>
      <text:p text:style-name="P1699">Satınalınan Seviye l malzemeler “Deney Taliınatı"na (T 09) göre giriş kontrol ve testlerine tabii tutulur ve en</text:p>
      <text:p text:style-name="P1700">geç 1 gün içinde raporlanarak ilgili bölümler bilgilendirilir.</text:p>
      <text:p text:style-name="P1701">2.4.1. Satın Alınan Ürünlerin Müşteri Tarafından Doğrulanması</text:p>
      <text:p text:style-name="P1702">Sözleşmelerde belirtildiği takdirde. müşteri veya müşteri temsilcisi. satın alınan ürün, malzeme ya da hizmetin</text:p>
      <text:p text:style-name="P1703">istenilen özelliklere uyup uymadığını. firmamızda veya tedarikçi iimıalarımızda doğrulama lıakkına sahiptir.</text:p>
      <text:p text:style-name="P1704">Müşterinin gerçekleştirdiği bu gibi doğrulamalar. firmamız tarafından, tedarikçilerin kaliteyi etkin şekilde</text:p>
      <text:p text:style-name="P1705">kontrol ettiği anlamında kullanılmaz ve firmamızın kabul edilebilir malzeme. ürün ya da hizmet temin etme</text:p>
      <text:p text:style-name="P1706">sorumluluğunu ortadan kaldırmaz.</text:p>
      <text:p text:style-name="P1707"/>
      <text:p text:style-name="P1708">Satınalınan ve doğrulanan Seviye [ malzemeler Üretim Bölümü Sorumlusu tarafından ”Girdi Malzeme Stok</text:p>
      <text:p text:style-name="P1709">Kartına kayıtlanarak, gerektiğinde güncelleme yapılır.</text:p>
      <table:table table:style-name="Table1710">
        <table:table-columns>
          <table:table-column table:style-name="TableColumn1711"/>
          <table:table-column table:style-name="TableColumn1712"/>
        </table:table-columns>
        <table:table-row table:style-name="TableRow1713">
          <table:table-cell table:style-name="TableCell1714">
            <text:p text:style-name="P1715"/>
            <text:p text:style-name="P1716">TALİMAT 03</text:p>
            <text:p text:style-name="P1717"/>
            <text:p text:style-name="P1718">SATIN ALMA</text:p>
          </table:table-cell>
          <table:table-cell table:style-name="TableCell1719">
            <table:table table:style-name="Table1720">
              <table:table-columns>
                <table:table-column table:style-name="TableColumn1721"/>
                <table:table-column table:style-name="TableColumn1722"/>
              </table:table-columns>
              <table:table-row table:style-name="TableRow1723">
                <table:table-cell table:style-name="TableCell1724">
                  <text:p text:style-name="P1725">Bölüm No</text:p>
                </table:table-cell>
                <table:table-cell table:style-name="TableCell1726">
                  <text:p text:style-name="P1727"/>
                </table:table-cell>
              </table:table-row>
              <table:table-row table:style-name="TableRow1728">
                <table:table-cell table:style-name="TableCell1729">
                  <text:p text:style-name="P1730">Yayın Tarihi</text:p>
                </table:table-cell>
                <table:table-cell table:style-name="TableCell1731">
                  <text:p text:style-name="P1732">05-05-2018</text:p>
                </table:table-cell>
              </table:table-row>
              <table:table-row table:style-name="TableRow1733">
                <table:table-cell table:style-name="TableCell1734">
                  <text:p text:style-name="P1735">Rev.No./Tarih</text:p>
                </table:table-cell>
                <table:table-cell table:style-name="TableCell1736">
                  <text:p text:style-name="P1737">1.00/2018</text:p>
                </table:table-cell>
              </table:table-row>
              <table:table-row table:style-name="TableRow1738">
                <table:table-cell table:style-name="TableCell1739">
                  <text:p text:style-name="P1740">Sayfa No</text:p>
                </table:table-cell>
                <table:table-cell table:style-name="TableCell1741">
                  <text:p text:style-name="P1742">3/3 - 024</text:p>
                </table:table-cell>
              </table:table-row>
            </table:table>
            <text:p text:style-name="P1743"/>
          </table:table-cell>
        </table:table-row>
      </table:table>
      <text:p text:style-name="P1744"/>
      <text:soft-page-break/>
      <text:p text:style-name="P1745">3.SORUMLULUKLAR</text:p>
      <text:p text:style-name="P1746"/>
      <text:p text:style-name="P1747">Şirket Müdürü</text:p>
      <text:p text:style-name="P1748"><text:tab/>- Satınalma işlevi için gerekli onayı vermek</text:p>
      <text:p text:style-name="P1749"/>
      <text:p text:style-name="P1750">Satınalma Sorumlusu</text:p>
      <text:p text:style-name="P1751"><text:tab/>- Yukarıda sıralanan ve satınalma sürecinde kalite kaydı olarak ortaya çıkan bu kayıtlar, Satınalma Sorumlusu</text:p>
      <text:p text:style-name="P1752"><text:tab/>- Seviye 1 malzeme / hizmetler için Satınalma teklif ve siparişlerini tedarikçi firmalara ileterek satınalma<text:s/><text:tab/><text:s text:c="3"/><text:tab/><text:s text:c="2"/>işlemlerini yürütmek</text:p>
      <text:p text:style-name="P1753"><text:tab/>- Satınalma onayının verilmesini ve Satınalma sürecini takip etmek</text:p>
      <text:p text:style-name="P1754"><text:tab/>- Tedarikçi seçimi ve değerlendirme işlemlerini yapmak</text:p>
      <text:p text:style-name="P1755"><text:tab/>- Tedarikçiler ile Satınalma sözleşmesi hazırlamak</text:p>
      <text:p text:style-name="P1756"><text:tab/>- Satınalma verilerini hazırlamak ve güncelleştirmek</text:p>
      <text:p text:style-name="P1757"/>
      <text:p text:style-name="P1758">4.KALİTE KAYITLARI</text:p>
      <text:p text:style-name="P1759"/>
      <text:p text:style-name="P1760">Malzeme Talep Formu</text:p>
      <text:p text:style-name="P1761">Tekliflsteme/ Sipariş Formu</text:p>
      <text:p text:style-name="P1762">Girdi Malzeme Stok Kartı</text:p>
      <text:p text:style-name="P1763"/>
      <text:p text:style-name="P1764">Yukarıda sıralanan ve satınalma sürecinde kalite kaydı olarak ortaya çıkan bu kayıtlar, Satınalma Sorumlusu tarafından 2 yıl saklanır. Bu kayıtlara tüm bölümler erişebilir.</text:p>
      <text:p text:style-name="P1765"/>
      <text:p text:style-name="P1766">Satınalma şartnameleri Satınalma Sorumlusu tarafından geçerli oldukları süre boyunca saklanır. Bu kayıtlara</text:p>
      <text:p text:style-name="P1767">tüm bölümler erişebilir.</text:p>
      <text:p text:style-name="P1768"/>
      <text:p text:style-name="P1769">5. EKLER</text:p>
      <text:p text:style-name="P1770"/>
      <text:p text:style-name="P1771"><text:tab/>- FRM 03-01 Malzeme Talep Formu</text:p>
      <text:p text:style-name="P1772"><text:tab/>- FRM 03-02 Teklif İsteme / Sipariş Formu</text:p>
      <text:p text:style-name="P1773"><text:tab/>- FRM 03-03 Girdi Malzeme Stok Kartı</text:p>
      <text:p text:style-name="P1774"><text:tab/>- FRM 03-04 Satınalma Şartnamesi</text:p>
      <text:p text:style-name="P1775"/>
      <text:p text:style-name="P1776"/>
      <text:p text:style-name="P1777"/>
      <text:p text:style-name="P1778"/>
      <text:p text:style-name="P1779"/>
      <text:p text:style-name="P1780"/>
      <text:p text:style-name="P1781"/>
      <text:p text:style-name="P1782"/>
      <table:table table:style-name="Table1783">
        <table:table-columns>
          <table:table-column table:style-name="TableColumn1784"/>
          <table:table-column table:style-name="TableColumn1785"/>
        </table:table-columns>
        <table:table-row table:style-name="TableRow1786">
          <table:table-cell table:style-name="TableCell1787">
            <text:p text:style-name="P1788"/>
            <text:p text:style-name="P1789">TALİMAT 04</text:p>
            <text:p text:style-name="P1790"/>
            <text:p text:style-name="P1791">İMALAT PROSES KONTROLU</text:p>
          </table:table-cell>
          <table:table-cell table:style-name="TableCell1792">
            <table:table table:style-name="Table1793">
              <table:table-columns>
                <table:table-column table:style-name="TableColumn1794"/>
                <table:table-column table:style-name="TableColumn1795"/>
              </table:table-columns>
              <table:table-row table:style-name="TableRow1796">
                <table:table-cell table:style-name="TableCell1797">
                  <text:p text:style-name="P1798">Bölüm No</text:p>
                </table:table-cell>
                <table:table-cell table:style-name="TableCell1799">
                  <text:p text:style-name="P1800"/>
                </table:table-cell>
              </table:table-row>
              <table:table-row table:style-name="TableRow1801">
                <table:table-cell table:style-name="TableCell1802">
                  <text:p text:style-name="P1803">Yayın Tarihi</text:p>
                </table:table-cell>
                <table:table-cell table:style-name="TableCell1804">
                  <text:p text:style-name="P1805">05-05-2018</text:p>
                </table:table-cell>
              </table:table-row>
              <table:table-row table:style-name="TableRow1806">
                <table:table-cell table:style-name="TableCell1807">
                  <text:p text:style-name="P1808">Rev.No./Tarih</text:p>
                </table:table-cell>
                <table:table-cell table:style-name="TableCell1809">
                  <text:p text:style-name="P1810">1.00/2018</text:p>
                </table:table-cell>
              </table:table-row>
              <table:table-row table:style-name="TableRow1811">
                <table:table-cell table:style-name="TableCell1812">
                  <text:p text:style-name="P1813">Sayfa No</text:p>
                </table:table-cell>
                <table:table-cell table:style-name="TableCell1814">
                  <text:p text:style-name="P1815">1/4 - 025</text:p>
                </table:table-cell>
              </table:table-row>
            </table:table>
            <text:p text:style-name="P1816"/>
          </table:table-cell>
        </table:table-row>
      </table:table>
      <text:p text:style-name="P1817"/>
      <text:p text:style-name="P1818">1. AMAÇ</text:p>
      <text:p text:style-name="P1819"/>
      <text:p text:style-name="P1820">Bu Talimatın amacı imalat prosesinin, tüm üretim aşamalarında kontrollü şartlar altında yapılması ve</text:p>
      <text:p text:style-name="P1821">sürdürülmesi için yetki, sorumluluk ve yöntemlerin belirlenmesidir.</text:p>
      <text:p text:style-name="P1822"/>
      <text:p text:style-name="P1823">2. UYGULAMA ALANI</text:p>
      <text:p text:style-name="P1824">Bu Talimat. SELANİK KARO imalatı ürünleri kapsar.</text:p>
      <text:p text:style-name="P1825"/>
      <text:p text:style-name="P1826">3. REFERANSLAR</text:p>
      <text:p text:style-name="P1827"/>
      <text:list text:style-name="LFO7" text:continue-numbering="true">
        <text:list-item>
          <text:p text:style-name="P1828">Kalite Kontrol El Kitabı</text:p>
        </text:list-item>
        <text:list-item>
          <text:p text:style-name="P1829">T 05 Bakım Onarım Talimatı</text:p>
        </text:list-item>
        <text:list-item>
          <text:p text:style-name="P1830">T 06 Ürünün Korunması Talimatı</text:p>
        </text:list-item>
        <text:list-item>
          <text:p text:style-name="P1831">T 09 Ürünün İzlenmesi ve Ölçülmesi Talimatı</text:p>
        </text:list-item>
      </text:list>
      <text:p text:style-name="P1832"/>
      <text:soft-page-break/>
      <text:list text:style-name="LFO7" text:continue-numbering="true">
        <text:list-item>
          <text:p text:style-name="P1833">P 8.3 - 0I Uygun Olmayan Ürünün Kontrolü Prosedürü</text:p>
        </text:list-item>
        <text:list-item>
          <text:p text:style-name="P1834">Operatör Talimatları</text:p>
        </text:list-item>
        <text:list-item>
          <text:p text:style-name="P1835">FRM 04-01 İmalat Kontrol Planı</text:p>
        </text:list-item>
      </text:list>
      <text:p text:style-name="P1836"/>
      <text:p text:style-name="P1837">4. YÖNTEM</text:p>
      <text:p text:style-name="P1838"/>
      <text:p text:style-name="P1839">4.1.Genel</text:p>
      <text:p text:style-name="P1840"/>
      <text:p text:style-name="P1841">İmalat prosesi. hazırlanan imalat iş akış şeması, kontrol planları, operatör talimatları VE: ilgili diğer kalite yönetim sistemi dokümanlarına uygun olarak, firmamız bünyesinde mevcut imalat atölyelerinde yapılır.<text:s/></text:p>
      <text:p text:style-name="P1842"/>
      <text:p text:style-name="P1843">Kaliteyi doğrudan etkileyen üretim prosesleri, kalite planlaması aşamasında belirlenir ve planlanır. Hazırlanan İmalat İş Akış Şeması ile ürünün ortaya çıkarılması için gerekli tüm aşamalar tanımlanmış olur ve “imalat Proses Kontrolü Talimatı’ aracılığı ile proseslerin kontrollü şartlar altında yürütülmesi sağlanır. Kontrollü şartlar. her ürünün ilgili operasyon aşamaları için ayrıntılı olarak “Operatör Talimatları’nda tanımlaıımıştırı Bunların yanısıra, ürün bazında işin akışını gösteren ve kontrollü şartları kapsayan “Kontrol Planı' hazırlanır.</text:p>
      <text:p text:style-name="P1844"/>
      <text:p text:style-name="P1845">Kontrollü şartların sürdürülmesi için hazırlanmış olan dokümanların (Talimatlar. kontrol planları, operatör talimatları vb) müşteri istekleri, standartlar gibi dokümanlara uyumlu olması sağlanır. Ayrıca, operatör talimatları aracılığı ile frekansları belirlenmiş ve işlemleri detaylandırılmış proses parametreleri ve ürün karakteristikleri izlenir.</text:p>
      <text:p text:style-name="P1846"/>
      <text:p text:style-name="P1847">Proses yeterliliğinin devamını sağlamaya yönelik olarak uygun çalışma ortamı ve teçhizatın gerekli bakım ve onarımı 'Bakım Onarım Talimatı’ aracılığıyla gerçekleştirilir.</text:p>
      <text:p text:style-name="P1848"/>
      <text:p text:style-name="P1849"/>
      <text:p text:style-name="P1850"/>
      <text:p text:style-name="P1851"/>
      <text:p text:style-name="P1852"/>
      <text:p text:style-name="P1853"/>
      <table:table table:style-name="Table1854">
        <table:table-columns>
          <table:table-column table:style-name="TableColumn1855"/>
          <table:table-column table:style-name="TableColumn1856"/>
        </table:table-columns>
        <table:table-row table:style-name="TableRow1857">
          <table:table-cell table:style-name="TableCell1858">
            <text:p text:style-name="P1859"/>
            <text:p text:style-name="P1860">TALİMAT 04</text:p>
            <text:p text:style-name="P1861"/>
            <text:p text:style-name="P1862">İMALAT PROSES KONTROLU</text:p>
          </table:table-cell>
          <table:table-cell table:style-name="TableCell1863">
            <table:table table:style-name="Table1864">
              <table:table-columns>
                <table:table-column table:style-name="TableColumn1865"/>
                <table:table-column table:style-name="TableColumn1866"/>
              </table:table-columns>
              <table:table-row table:style-name="TableRow1867">
                <table:table-cell table:style-name="TableCell1868">
                  <text:p text:style-name="P1869">Bölüm No</text:p>
                </table:table-cell>
                <table:table-cell table:style-name="TableCell1870">
                  <text:p text:style-name="P1871"/>
                </table:table-cell>
              </table:table-row>
              <table:table-row table:style-name="TableRow1872">
                <table:table-cell table:style-name="TableCell1873">
                  <text:p text:style-name="P1874">Yayın Tarihi</text:p>
                </table:table-cell>
                <table:table-cell table:style-name="TableCell1875">
                  <text:p text:style-name="P1876">05-05-2018</text:p>
                </table:table-cell>
              </table:table-row>
              <table:table-row table:style-name="TableRow1877">
                <table:table-cell table:style-name="TableCell1878">
                  <text:p text:style-name="P1879">Rev.No./Tarih</text:p>
                </table:table-cell>
                <table:table-cell table:style-name="TableCell1880">
                  <text:p text:style-name="P1881">1.00/2018</text:p>
                </table:table-cell>
              </table:table-row>
              <table:table-row table:style-name="TableRow1882">
                <table:table-cell table:style-name="TableCell1883">
                  <text:p text:style-name="P1884">Sayfa No</text:p>
                </table:table-cell>
                <table:table-cell table:style-name="TableCell1885">
                  <text:p text:style-name="P1886">2/4 - 026</text:p>
                </table:table-cell>
              </table:table-row>
            </table:table>
            <text:p text:style-name="P1887"/>
          </table:table-cell>
        </table:table-row>
      </table:table>
      <text:p text:style-name="P1888"/>
      <text:p text:style-name="P1889"/>
      <text:p text:style-name="P1890">4.2.Prosesin Başlaması</text:p>
      <text:p text:style-name="P1891">İmalat prosesi, aşağıdaki dokümanların düzenlenmesi ile başlar :</text:p>
      <text:p text:style-name="P1892">' İmalatı yapılacak ürün özelliklerinin detaylandırıldığı İş Emri Formları</text:p>
      <text:p text:style-name="P1893"/>
      <text:p text:style-name="P1894">Bu dokümanlar ilgili üretim operatörlerine teslim edilir. Üretim operatörleri dokümanları tamlık, açıklık ve</text:p>
      <text:p text:style-name="P1895">uygunluk açısından gözden geçirir ve uygun olmayan hususları ilgili kişilerle görüşerek çözümlenmesini</text:p>
      <text:p text:style-name="P1896">sağlar.</text:p>
      <text:p text:style-name="P1897"/>
      <text:p text:style-name="P1898">Üretim operatörleri. stok kontrolünü yapar ve imalata başlar.</text:p>
      <text:p text:style-name="P1899"/>
      <text:p text:style-name="P1900">4.3.Prosesin Yapılması ve İzlenmesi</text:p>
      <text:p text:style-name="P1901"/>
      <text:p text:style-name="P1902">İmalat operasyonları detaylı iş akışında belirtildiği şekilde ve ilgili operatör talimatlarına uygun olarak yapılır.</text:p>
      <text:p text:style-name="P1903"/>
      <text:p text:style-name="P1904">Operatör talimatları, proseslerin yapılması ve izlenmesi için gerekli kontrollü şartları ilgili her operasyon</text:p>
      <text:p text:style-name="P1905">aşaması için ayrıntılı olarak aşağıdaki başlıklar altında tanımlar :</text:p>
      <text:p text:style-name="P1906"/>
      <text:p text:style-name="P1907">' . Operasyon adı</text:p>
      <text:p text:style-name="P1908">' Operasyonu gerçekleştimek için gerekli imalat ve ölçüm ekipmanları,</text:p>
      <text:p text:style-name="P1909">. Operasyon yöntemi,</text:p>
      <text:p text:style-name="P1910">- Kontrol ve test talimatları,</text:p>
      <text:p text:style-name="P1911">. Reaksiyon planı (hata durumunda yapılacak işlem),</text:p>
      <text:p text:style-name="P1912">. Revizyon durumu ve onay,</text:p>
      <text:p text:style-name="P1913">— Eğer gerekli ise görsel araçlar (numune, fotoğraf, çizim, özellikle operasyonu yansıtacak kroki vb),</text:p>
      <text:p text:style-name="P1914"/>
      <text:soft-page-break/>
      <text:p text:style-name="P1915">Talimatlar, operatörlerin çalışma yerlerinden ayrılmadan ulaşabilecekleri mesafede bulundurulur. Bu</text:p>
      <text:p text:style-name="P1916">talimatların hazırlanmasında Uretim Bölümünden ilgili kişiler üretim bölümü sorumlusuna destek verir.</text:p>
      <text:p text:style-name="P1917"/>
      <text:p text:style-name="P1918">Proseslerin kontrollü şartlar altında yapılmasını desteklemek üzere operatör talimatlarının yanısıra. benzer</text:p>
      <text:p text:style-name="P1919">formatta ilgili bilgileri içerecek şekilde kontrol talimatları, bakım talimatları ve kullanım talimatları da</text:p>
      <text:p text:style-name="P1920">hazırlanır.</text:p>
      <text:p text:style-name="P1921"/>
      <text:p text:style-name="P1922">Üretilen ürünler düzenlice istiflenerek. ürünlerin bir sonraki operasyona aktarılması için ilgili personele haber</text:p>
      <text:p text:style-name="P1923">verilir.</text:p>
      <text:p text:style-name="P1924"/>
      <text:p text:style-name="P1925">Yapılan imalata ait düzenlenen günlük dokümanlar Üretim Bölümü Sorumlusu tarafından gözden geçirilerek</text:p>
      <text:p text:style-name="P1926">ilgili bölümlere bilgilendirme yapılır.</text:p>
      <text:p text:style-name="P1927"/>
      <text:p text:style-name="P1928">HAZIRLAYAN ONAYLAYAN</text:p>
      <text:p text:style-name="P1929">Üretim Bölümü Sorumlusu Şirket Müdürü</text:p>
      <text:p text:style-name="P1930"/>
      <text:p text:style-name="P1931"/>
      <text:p text:style-name="P1932"/>
      <table:table table:style-name="Table1933">
        <table:table-columns>
          <table:table-column table:style-name="TableColumn1934"/>
          <table:table-column table:style-name="TableColumn1935"/>
        </table:table-columns>
        <table:table-row table:style-name="TableRow1936">
          <table:table-cell table:style-name="TableCell1937">
            <text:p text:style-name="P1938"/>
            <text:p text:style-name="P1939">TALİMAT 04</text:p>
            <text:p text:style-name="P1940"/>
            <text:p text:style-name="P1941">İMALAT PROSES KONTROLU</text:p>
          </table:table-cell>
          <table:table-cell table:style-name="TableCell1942">
            <table:table table:style-name="Table1943">
              <table:table-columns>
                <table:table-column table:style-name="TableColumn1944"/>
                <table:table-column table:style-name="TableColumn1945"/>
              </table:table-columns>
              <table:table-row table:style-name="TableRow1946">
                <table:table-cell table:style-name="TableCell1947">
                  <text:p text:style-name="P1948">Bölüm No</text:p>
                </table:table-cell>
                <table:table-cell table:style-name="TableCell1949">
                  <text:p text:style-name="P1950"/>
                </table:table-cell>
              </table:table-row>
              <table:table-row table:style-name="TableRow1951">
                <table:table-cell table:style-name="TableCell1952">
                  <text:p text:style-name="P1953">Yayın Tarihi</text:p>
                </table:table-cell>
                <table:table-cell table:style-name="TableCell1954">
                  <text:p text:style-name="P1955">05-05-2018</text:p>
                </table:table-cell>
              </table:table-row>
              <table:table-row table:style-name="TableRow1956">
                <table:table-cell table:style-name="TableCell1957">
                  <text:p text:style-name="P1958">Rev.No./Tarih</text:p>
                </table:table-cell>
                <table:table-cell table:style-name="TableCell1959">
                  <text:p text:style-name="P1960">1.00/2018</text:p>
                </table:table-cell>
              </table:table-row>
              <table:table-row table:style-name="TableRow1961">
                <table:table-cell table:style-name="TableCell1962">
                  <text:p text:style-name="P1963">Sayfa No</text:p>
                </table:table-cell>
                <table:table-cell table:style-name="TableCell1964">
                  <text:p text:style-name="P1965">3/4 - 027</text:p>
                </table:table-cell>
              </table:table-row>
            </table:table>
            <text:p text:style-name="P1966"/>
          </table:table-cell>
        </table:table-row>
      </table:table>
      <text:p text:style-name="P1967"/>
      <text:p text:style-name="P1968"/>
      <text:p text:style-name="P1969">4.4. Proses Kontrolüniin Sürdürülmesi</text:p>
      <text:p text:style-name="P1970"/>
      <text:p text:style-name="P1971">Seri üretim aşamasında iş akış şeması ve kontrol planı aynen uygulanır ve proses yeterliliğinin korunması</text:p>
      <text:p text:style-name="P1972">veya iyileştirilmesi amacıyla, belirlenen her bir özel karakteristik için istatistiksel proses kontrol çalışması</text:p>
      <text:p text:style-name="P1973">yapılır.</text:p>
      <text:p text:style-name="P1974"/>
      <text:p text:style-name="P1975">İmalat prosesi için belirlenen özel karakteristiklerin yanı sıra gerektiğinde ve uygun olduğunda ilave özel</text:p>
      <text:p text:style-name="P1976">karakteristikler de saptanabilir. Ozel karakteristikler kontrol planı ve operatör talimatlarında işaretlenir.</text:p>
      <text:p text:style-name="P1977"/>
      <text:p text:style-name="P1978">Kontrol planında tanımlanan karakteristiklerin kararsız veya yetersiz bulunması halinde, Operatör talimatları</text:p>
      <text:p text:style-name="P1979">ve kontrol planındaki reaksiyon planları operatörler tarafından devreye sokulur. Reaksiyon planları proses</text:p>
      <text:p text:style-name="P1980">çıktılarının bloke edilmesini ve gerektiğinde % 100 muayeneyi de içerir. Durumun sürmesi halinde. arzu</text:p>
      <text:p text:style-name="P1981">edilen kararlı ve yeterli hale dönülebilmesi için bir düzeltici faaliyet planı hazırlanır ve uygulanır. Bu plan</text:p>
      <text:p text:style-name="P1982">yönetim temsilcisi tarafından hazırlanır ve şirket müdürü tarafından onaylanır.</text:p>
      <text:p text:style-name="P1983"/>
      <text:p text:style-name="P1984">4.5.Proses / Proses Kontrol Şartları Değişiklikleri</text:p>
      <text:p text:style-name="P1985"/>
      <text:p text:style-name="P1986">Müşterinin daha düşük veya yüksek yeterlilik veya performans isteğinde bulunması veya benzeri başka bir</text:p>
      <text:p text:style-name="P1987">sebeple. gerektiğinde gerçekleştirilebilecek proses değişiklikleri için ilgili kalite sistem dokümanları</text:p>
      <text:p text:style-name="P1988">güncelleştirilerek değişiklikler kontrol altına alınır. Bu güncellemenin yapılmasından Yönetim Temsilcisi</text:p>
      <text:p text:style-name="P1989"/>
      <text:p text:style-name="P1990">sorumludur.</text:p>
      <text:p text:style-name="P1991"/>
      <text:p text:style-name="P1992">5. SORUMLULUKLAR</text:p>
      <text:p text:style-name="P1993"/>
      <text:p text:style-name="P1994">Şirket Müdürü</text:p>
      <text:p text:style-name="P1995">0 İmalat prosesinin talimat detayında belirtilen yöntemlere uygun olarak yapılması için gerekli kaynakları</text:p>
      <text:p text:style-name="P1996">sağlamak</text:p>
      <text:p text:style-name="P1997"/>
      <text:p text:style-name="P1998">Üretim Bölümü Sorumlusu</text:p>
      <text:p text:style-name="P1999"/>
      <text:list text:style-name="LFO7" text:continue-numbering="true">
        <text:list-item>
          <text:p text:style-name="P2000">İmalat prosesinin Talimat detayında belirtilen yöntemlere ve belirlenen şartlara uygun olarak yapılmasını</text:p>
        </text:list-item>
      </text:list>
      <text:p text:style-name="P2001">sağlamak</text:p>
      <text:list text:style-name="LFO7" text:continue-numbering="true">
        <text:list-item>
          <text:p text:style-name="P2002">Ürün ve prosesin gerektirdiği tesis düzenini ve temizliğini sağlamak</text:p>
        </text:list-item>
        <text:list-item>
          <text:p text:style-name="P2003">Operatör talimatları ile frekansları belirlenıniş ve işlemleri detaylandırılmış proses parametreleri ve ürün</text:p>
        </text:list-item>
      </text:list>
      <text:p text:style-name="P2004">karakteristiklerinin kaydedilmesi ve izlenmesini sağlamak</text:p>
      <text:p text:style-name="P2005"/>
      <text:list text:style-name="LFO7" text:continue-numbering="true">
        <text:list-item>
          <text:p text:style-name="P2006">Gerektiğinde. işçilik kriterleri ile ilgili görsel numuneleri oluşturmak</text:p>
        </text:list-item>
        <text:list-item>
          <text:p text:style-name="P2007">Operatör talimatlarının hazırlamak</text:p>
        </text:list-item>
        <text:list-item>
          <text:p text:style-name="P2008">Proses yeterliliğinin korunması veya iyileştirilmesini sağlamak</text:p>
        </text:list-item>
        <text:list-item>
          <text:p text:style-name="P2009">iş ayarlarının. ayar yapılan her pozisyondan sonra doğrulanmasını sağlamak</text:p>
        </text:list-item>
        <text:list-item>
          <text:p text:style-name="P2010">Yapılan imalat ile ilgili olarak üretim dokümanlarının düzenlenmesini sağlamak</text:p>
        </text:list-item>
        <text:list-item>
          <text:p text:style-name="P2011">iınalat prosesinin talimat detayında belirtilen yöntemlere uygun olarak yapılmasını sağlamak</text:p>
        </text:list-item>
        <text:list-item>
          <text:p text:style-name="P2012">İş ayarlarını. ayar yapılan her pozisyondan sonra doğrulamak</text:p>
        </text:list-item>
        <text:list-item>
          <text:p text:style-name="P2013">Girdi malzeme kullanım miktarlarını kayıt etmek</text:p>
        </text:list-item>
        <text:list-item>
          <text:p text:style-name="P2014">lınalatın başlamasına yönelik dokümanları tamlık. açıklık ve uygunluk açısından kontrol etmek ve</text:p>
        </text:list-item>
      </text:list>
      <text:p text:style-name="P2015">uyumsuzlukları çözümlemek</text:p>
      <text:p text:style-name="P2016"/>
      <text:p text:style-name="P2017"/>
      <text:p text:style-name="P2018"/>
      <text:p text:style-name="P2019"/>
      <text:p text:style-name="P2020"/>
      <table:table table:style-name="Table2021">
        <table:table-columns>
          <table:table-column table:style-name="TableColumn2022"/>
          <table:table-column table:style-name="TableColumn2023"/>
        </table:table-columns>
        <table:table-row table:style-name="TableRow2024">
          <table:table-cell table:style-name="TableCell2025">
            <text:p text:style-name="P2026"/>
            <text:p text:style-name="P2027">TALİMAT 04</text:p>
            <text:p text:style-name="P2028"/>
            <text:p text:style-name="P2029">İMALAT PROSES KONTROLU</text:p>
          </table:table-cell>
          <table:table-cell table:style-name="TableCell2030">
            <table:table table:style-name="Table2031">
              <table:table-columns>
                <table:table-column table:style-name="TableColumn2032"/>
                <table:table-column table:style-name="TableColumn2033"/>
              </table:table-columns>
              <table:table-row table:style-name="TableRow2034">
                <table:table-cell table:style-name="TableCell2035">
                  <text:p text:style-name="P2036">Bölüm No</text:p>
                </table:table-cell>
                <table:table-cell table:style-name="TableCell2037">
                  <text:p text:style-name="P2038"/>
                </table:table-cell>
              </table:table-row>
              <table:table-row table:style-name="TableRow2039">
                <table:table-cell table:style-name="TableCell2040">
                  <text:p text:style-name="P2041">Yayın Tarihi</text:p>
                </table:table-cell>
                <table:table-cell table:style-name="TableCell2042">
                  <text:p text:style-name="P2043">05-05-2018</text:p>
                </table:table-cell>
              </table:table-row>
              <table:table-row table:style-name="TableRow2044">
                <table:table-cell table:style-name="TableCell2045">
                  <text:p text:style-name="P2046">Rev.No./Tarih</text:p>
                </table:table-cell>
                <table:table-cell table:style-name="TableCell2047">
                  <text:p text:style-name="P2048">1.00/2018</text:p>
                </table:table-cell>
              </table:table-row>
              <table:table-row table:style-name="TableRow2049">
                <table:table-cell table:style-name="TableCell2050">
                  <text:p text:style-name="P2051">Sayfa No</text:p>
                </table:table-cell>
                <table:table-cell table:style-name="TableCell2052">
                  <text:p text:style-name="P2053">4/4 - 028</text:p>
                </table:table-cell>
              </table:table-row>
            </table:table>
            <text:p text:style-name="P2054"/>
          </table:table-cell>
        </table:table-row>
      </table:table>
      <text:p text:style-name="P2055"/>
      <text:p text:style-name="P2056"/>
      <text:p text:style-name="P2057"/>
      <text:list text:style-name="LFO7" text:continue-numbering="true">
        <text:list-item>
          <text:p text:style-name="P2058">Ürün ve prosesin gerektirdiği tesis düzenini ve temizliğinin sağlanmasını gözetmek</text:p>
        </text:list-item>
        <text:list-item>
          <text:p text:style-name="P2059">Operatör talimatları ile frekansları belirlenmiş ve işlemleri detaylandırılmış proses parametreleri ve ürün</text:p>
        </text:list-item>
      </text:list>
      <text:p text:style-name="P2060">karakteristiklerinin kaydedilmesi ve izlenmesini gözetmek</text:p>
      <text:p text:style-name="P2061"/>
      <text:p text:style-name="P2062">Yönetim Temsilcisi</text:p>
      <text:list text:style-name="LFO7" text:continue-numbering="true">
        <text:list-item>
          <text:p text:style-name="P2063">Gerektiğinde, ilgili görsel numuneleri oluşturmak</text:p>
        </text:list-item>
        <text:list-item>
          <text:p text:style-name="P2064">Özel karakteristikleri izlemek ve imalat kalitesini iyileştirmek</text:p>
        </text:list-item>
        <text:list-item>
          <text:p text:style-name="P2065">Kontrol Planında tanımlanan karakteristiklerin kararsız veya yetersiz bulunması halinde, operatör<text:s/>talimatları ve kontrol planıııdaki reaksiyon planlarının devreye girmesini takip etmek ve durumun sürmesi<text:s/>halinde, arzu edilen kararlı ve yeterli hale dönülebilmesi için bir düzeltici faaliyet planı hazırlayıp<text:s/>uygulanmaya koymak</text:p>
        </text:list-item>
      </text:list>
      <text:p text:style-name="P2066"/>
      <text:p text:style-name="P2067">Operatörler</text:p>
      <text:p text:style-name="P2068"/>
      <text:list text:style-name="LFO7" text:continue-numbering="true">
        <text:list-item>
          <text:p text:style-name="P2069">Sorumlu oldukları imalat operasyonlarını ilgili operatör talimatlarına uygun olarak yapmak</text:p>
        </text:list-item>
        <text:list-item>
          <text:p text:style-name="P2070">Operatör talimatları ile frekansları belirlenmiş ve işlemleri detaylandırılmış proses parametreleri ve ürün</text:p>
        </text:list-item>
      </text:list>
      <text:p text:style-name="P2071">karakteristiklerini kaydetmek ve izlemek</text:p>
      <text:list text:style-name="LFO7" text:continue-numbering="true">
        <text:list-item>
          <text:p text:style-name="P2072">Yaptıkları imalat operasyonları sonucunda düzenledikleri kayıtları üretim sorumlusuna iletmek</text:p>
        </text:list-item>
      </text:list>
      <text:p text:style-name="P2073"/>
      <text:p text:style-name="P2074">6.KALİTE KAYITLARI</text:p>
      <text:p text:style-name="P2075"/>
      <text:p text:style-name="P2076">Proses parametreleri ve ürün karakteristiklerinin izlendiği ve kaydedildiği formlar Yönetim Temsilcisi<text:s/>tarafindan üretildikleri yıl + 5 takvim yılı süre saklanır.</text:p>
      <text:p text:style-name="P2077"/>
      <text:p text:style-name="P2078">Kararsız ve yetersiz durumun sürmesi halinde, arzu edilen kararlı ve yeterli hale dönülebilmesi için hazırlanan<text:s/>Düzeltici Faaliyet Planları Yönetim Temsilcisi tarafından 3 yıl boyunca saklanır.</text:p>
      <text:p text:style-name="P2079"/>
      <text:p text:style-name="P2080">Tüm kayıtlara ilgili bölüm yöneticisinin izni ile erişilebilir.</text:p>
      <text:p text:style-name="P2081"/>
      <text:p text:style-name="P2082">7.EKLER</text:p>
      <text:p text:style-name="P2083"/>
      <text:list text:style-name="LFO7" text:continue-numbering="true">
        <text:list-item>
          <text:p text:style-name="P2084">FRM<text:s/>04-0l imalat Kontrol Planı</text:p>
        </text:list-item>
        <text:list-item>
          <text:p text:style-name="P2085">FRM<text:s/>04-01 Ürün Teknik Çizimleri</text:p>
        </text:list-item>
      </text:list>
      <text:p text:style-name="P2086"/>
      <text:p text:style-name="P2087"/>
      <text:p text:style-name="P2088"/>
      <text:p text:style-name="P2089"/>
      <text:p text:style-name="P2090"/>
      <text:p text:style-name="P2091"/>
      <text:p text:style-name="P2092"/>
      <text:p text:style-name="P2093"/>
      <text:p text:style-name="P2094"/>
      <text:p text:style-name="P2095"/>
      <text:p text:style-name="P2096"/>
      <text:p text:style-name="P2097"/>
      <text:p text:style-name="P2098"/>
      <text:p text:style-name="P2099"/>
      <text:p text:style-name="P2100"/>
      <text:p text:style-name="P2101"/>
      <text:p text:style-name="P2102"/>
      <table:table table:style-name="Table2103">
        <table:table-columns>
          <table:table-column table:style-name="TableColumn2104"/>
          <table:table-column table:style-name="TableColumn2105"/>
        </table:table-columns>
        <table:table-row table:style-name="TableRow2106">
          <table:table-cell table:style-name="TableCell2107">
            <text:p text:style-name="P2108"/>
            <text:p text:style-name="P2109">TALİMAT 05</text:p>
            <text:p text:style-name="P2110"/>
            <text:p text:style-name="P2111">BAKIM ONARIM</text:p>
          </table:table-cell>
          <table:table-cell table:style-name="TableCell2112">
            <table:table table:style-name="Table2113">
              <table:table-columns>
                <table:table-column table:style-name="TableColumn2114"/>
                <table:table-column table:style-name="TableColumn2115"/>
              </table:table-columns>
              <table:table-row table:style-name="TableRow2116">
                <table:table-cell table:style-name="TableCell2117">
                  <text:p text:style-name="P2118">Bölüm No</text:p>
                </table:table-cell>
                <table:table-cell table:style-name="TableCell2119">
                  <text:p text:style-name="P2120"/>
                </table:table-cell>
              </table:table-row>
              <table:table-row table:style-name="TableRow2121">
                <table:table-cell table:style-name="TableCell2122">
                  <text:p text:style-name="P2123">Yayın Tarihi</text:p>
                </table:table-cell>
                <table:table-cell table:style-name="TableCell2124">
                  <text:p text:style-name="P2125">05-05-2018</text:p>
                </table:table-cell>
              </table:table-row>
              <table:table-row table:style-name="TableRow2126">
                <table:table-cell table:style-name="TableCell2127">
                  <text:p text:style-name="P2128">Rev.No./Tarih</text:p>
                </table:table-cell>
                <table:table-cell table:style-name="TableCell2129">
                  <text:p text:style-name="P2130">1.00/2018</text:p>
                </table:table-cell>
              </table:table-row>
              <table:table-row table:style-name="TableRow2131">
                <table:table-cell table:style-name="TableCell2132">
                  <text:p text:style-name="P2133">Sayfa No</text:p>
                </table:table-cell>
                <table:table-cell table:style-name="TableCell2134">
                  <text:p text:style-name="P2135">1/2 - 029</text:p>
                </table:table-cell>
              </table:table-row>
            </table:table>
            <text:p text:style-name="P2136"/>
          </table:table-cell>
        </table:table-row>
      </table:table>
      <text:p text:style-name="P2137"/>
      <text:p text:style-name="P2138"/>
      <text:p text:style-name="P2139">1. AMAÇ —</text:p>
      <text:p text:style-name="P2140"/>
      <text:p text:style-name="P2141">Bu talimatın amacı, kalite sistem şartlarının yerine getirilmesi sırasında, proses yeterliliğinin devamını<text:s/>sağlamak için makina ve ekipmanların bakım ve onarımlarının yapılmasına yönelik yöntem, yetki ve<text:s/>sorumlulukları tanımlamaktır.</text:p>
      <text:p text:style-name="P2142"/>
      <text:p text:style-name="P2143">z. TALİMAT DETAYI</text:p>
      <text:p text:style-name="P2144"/>
      <text:p text:style-name="P2145">2.1.Bakım</text:p>
      <text:p text:style-name="P2146"/>
      <text:p text:style-name="P2147">Tüm makina ve ekipmanların genel temizliklerinin ve özel ustalık gerektirmeyen bakımlarının yapılması bu<text:s/>kapsamdadır.</text:p>
      <text:p text:style-name="P2148"/>
      <text:p text:style-name="P2149">Önleyici bakım faaliyetleri Yönetim Temsilcisi koordinasyonunda hazırlanan ;Bakım Planı’ (F 05—01)<text:s/>doğrultusunda ve lıazırlanan bakım talimatlarına göre yapılır.</text:p>
      <text:p text:style-name="P2150"/>
      <text:p text:style-name="P2151">Bakımların yerine getirilmesi sırasında yararlanılan bakım talimatları makina üreticilerinin tavsiyeleri göz<text:s/>önünde bulundurularak hazırlanır.</text:p>
      <text:p text:style-name="P2152"/>
      <text:p text:style-name="P2153">Makina, ekipman. avadanlık ve ölçüm aletlerinin korunmasına özel önem gösterilir. Kullanan operatör<text:s/>tarafından makina ve ekipmanın. aylık / 3 aylık / 6 aylık ve yıllık olarak gerekli bakımları talimatlara göre<text:s/>gerçekleştirilir. Ve periyodik bakımlarının yapıldığını gösteren “Makina Bakım Kartı“ (F 0543) bakımın<text:s/>yapıldığı tarih ve bakım yapanın imzası ile bakım dosyasında muhafaza edilir.</text:p>
      <text:p text:style-name="P2154"/>
      <text:p text:style-name="P2155">Günlük ve haftalık yapılan bakımlar kaydedilmez</text:p>
      <text:p text:style-name="P2156"/>
      <text:p text:style-name="P2157">2.2. Onarım</text:p>
      <text:p text:style-name="P2158"/>
      <text:p text:style-name="P2159">Makinelerin onarımı için ;Bakım / Onarım / İş Bildirim Formu’(F 05—02) kullanılır. Bu form arıza olan<text:s/>makinalar için ilgili personel tarafından doldurulup sorumlusu’na teslim edilir.</text:p>
      <text:p text:style-name="P2160"/>
      <text:p text:style-name="P2161">Öncelikle Bakım Onarım Bölümü Yöneticisi arızalanan makinayı kontrol eder. Eğer tamir işlemi firma<text:s/>imkanlarıyla giderilebiliyorsa arıza giderilir.</text:p>
      <text:p text:style-name="P2162"/>
      <text:p text:style-name="P2163">Eğer arıza firma imkanlarıyla giderilemiyorsa ilgili servisle irtibata geçilerek arızanın giderilmesi sağlanır.</text:p>
      <text:p text:style-name="P2164"/>
      <text:p text:style-name="P2165">Yapılan onarımlara ait kayıtlar onarımı yapan personel tarafından ilgili forma (FRM<text:s/>05-02) işlenir.</text:p>
      <text:p text:style-name="P2166"/>
      <text:p text:style-name="P2167"/>
      <text:p text:style-name="P2168"/>
      <text:p text:style-name="P2169"/>
      <text:p text:style-name="P2170"/>
      <text:p text:style-name="P2171"/>
      <text:p text:style-name="P2172"/>
      <table:table table:style-name="Table2173">
        <table:table-columns>
          <table:table-column table:style-name="TableColumn2174"/>
          <table:table-column table:style-name="TableColumn2175"/>
        </table:table-columns>
        <table:table-row table:style-name="TableRow2176">
          <table:table-cell table:style-name="TableCell2177">
            <text:p text:style-name="P2178"/>
            <text:p text:style-name="P2179"/>
            <text:p text:style-name="P2180">TALİMAT 05</text:p>
            <text:p text:style-name="P2181"/>
            <text:p text:style-name="P2182">BAKIM ONARIM</text:p>
          </table:table-cell>
          <table:table-cell table:style-name="TableCell2183">
            <table:table table:style-name="Table2184">
              <table:table-columns>
                <table:table-column table:style-name="TableColumn2185"/>
                <table:table-column table:style-name="TableColumn2186"/>
              </table:table-columns>
              <table:table-row table:style-name="TableRow2187">
                <table:table-cell table:style-name="TableCell2188">
                  <text:p text:style-name="P2189">Bölüm No</text:p>
                </table:table-cell>
                <table:table-cell table:style-name="TableCell2190">
                  <text:p text:style-name="P2191"/>
                </table:table-cell>
              </table:table-row>
              <table:table-row table:style-name="TableRow2192">
                <table:table-cell table:style-name="TableCell2193">
                  <text:p text:style-name="P2194">Yayın Tarihi</text:p>
                </table:table-cell>
                <table:table-cell table:style-name="TableCell2195">
                  <text:p text:style-name="P2196">05-05-2018</text:p>
                </table:table-cell>
              </table:table-row>
              <table:table-row table:style-name="TableRow2197">
                <table:table-cell table:style-name="TableCell2198">
                  <text:p text:style-name="P2199">Rev.No./Tarih</text:p>
                </table:table-cell>
                <table:table-cell table:style-name="TableCell2200">
                  <text:p text:style-name="P2201">1.00/2018</text:p>
                </table:table-cell>
              </table:table-row>
              <table:table-row table:style-name="TableRow2202">
                <table:table-cell table:style-name="TableCell2203">
                  <text:p text:style-name="P2204">Sayfa No</text:p>
                </table:table-cell>
                <table:table-cell table:style-name="TableCell2205">
                  <text:p text:style-name="P2206">2/2 - 030</text:p>
                </table:table-cell>
              </table:table-row>
            </table:table>
            <text:p text:style-name="P2207"/>
          </table:table-cell>
        </table:table-row>
      </table:table>
      <text:p text:style-name="P2208"/>
      <text:p text:style-name="P2209"/>
      <text:p text:style-name="P2210"/>
      <text:p text:style-name="P2211">3.SORUMLULUKLAR</text:p>
      <text:p text:style-name="P2212"/>
      <text:p text:style-name="P2213">Şirket müdürü</text:p>
      <text:list text:style-name="LFO7" text:continue-numbering="true">
        <text:list-item>
          <text:p text:style-name="P2214">Bakım Onarım faaliyetleri ile ilgili gerekli kaynakları sağlamak</text:p>
        </text:list-item>
      </text:list>
      <text:p text:style-name="P2215"/>
      <text:p text:style-name="P2216">Yönetim Temsilcisi</text:p>
      <text:list text:style-name="LFO7" text:continue-numbering="true">
        <text:list-item>
          <text:p text:style-name="P2217">Onleyici bakım planlarını onaylamak ve uygulanmasını sağlamak ve gözetmek</text:p>
        </text:list-item>
        <text:list-item>
          <text:p text:style-name="P2218">Bakım talimatlarının hazırlanmasını sağlamak</text:p>
        </text:list-item>
      </text:list>
      <text:p text:style-name="P2219"/>
      <text:p text:style-name="P2220">Bakım Onarım Sorumlusu</text:p>
      <text:list text:style-name="LFO7" text:continue-numbering="true">
        <text:list-item>
          <text:p text:style-name="P2221">Bakım onarım faaliyetlerinin koordinasyonunu sağlamak</text:p>
        </text:list-item>
        <text:list-item>
          <text:p text:style-name="P2222">Önleyici bakım planlarını hazırlamak ve uygulamak</text:p>
        </text:list-item>
        <text:list-item>
          <text:p text:style-name="P2223">Bakım talimatlarını hazırlamak</text:p>
        </text:list-item>
        <text:list-item>
          <text:p text:style-name="P2224">Gerekli çalışma ortamının sağlanması için faaliyetlerin yapılmasını sağlamak</text:p>
        </text:list-item>
        <text:list-item>
          <text:p text:style-name="P2225">Yıllık bakım hedeflerini belirlemek ve değerlendirmek</text:p>
        </text:list-item>
      </text:list>
      <text:p text:style-name="P2226"/>
      <text:p text:style-name="P2227">KALİTE KAYITLARI</text:p>
      <text:p text:style-name="P2228"/>
      <text:p text:style-name="P2229">Önleyici Bakım Planları</text:p>
      <text:p text:style-name="P2230"/>
      <text:p text:style-name="P2231">Bakım / Onarım / lş Bildirim Formu</text:p>
      <text:p text:style-name="P2232"/>
      <text:p text:style-name="P2233">Tüm kayıtlar Bakım Onarım Sorumlusu tarafından üretildikleri 2 takvim yılı süre ile saklanır.</text:p>
      <text:p text:style-name="P2234"/>
      <text:p text:style-name="P2235">5.EKLER</text:p>
      <text:p text:style-name="P2236"/>
      <text:list text:style-name="LFO7" text:continue-numbering="true">
        <text:list-item>
          <text:p text:style-name="P2237">FRM<text:s/>05-01 Bakım Planı</text:p>
        </text:list-item>
        <text:list-item>
          <text:p text:style-name="P2238">FRM<text:s/>05-02 Bakım/Onarım lş Bildirim Föyü</text:p>
        </text:list-item>
        <text:list-item>
          <text:p text:style-name="P2239">FRM<text:s/>05-03 Makina Bakım Kam</text:p>
        </text:list-item>
      </text:list>
      <text:p text:style-name="P2240"/>
      <text:p text:style-name="P2241"/>
      <text:p text:style-name="P2242"/>
      <text:p text:style-name="P2243"/>
      <text:p text:style-name="P2244"/>
      <text:p text:style-name="P2245"/>
      <table:table table:style-name="Table2246">
        <table:table-columns>
          <table:table-column table:style-name="TableColumn2247"/>
          <table:table-column table:style-name="TableColumn2248"/>
        </table:table-columns>
        <table:table-row table:style-name="TableRow2249">
          <table:table-cell table:style-name="TableCell2250">
            <text:p text:style-name="P2251"/>
            <text:p text:style-name="P2252">TALİMAT 06</text:p>
            <text:p text:style-name="P2253"/>
            <text:p text:style-name="P2254">ÜRÜNÜN KORUNMASI</text:p>
          </table:table-cell>
          <table:table-cell table:style-name="TableCell2255">
            <table:table table:style-name="Table2256">
              <table:table-columns>
                <table:table-column table:style-name="TableColumn2257"/>
                <table:table-column table:style-name="TableColumn2258"/>
              </table:table-columns>
              <table:table-row table:style-name="TableRow2259">
                <table:table-cell table:style-name="TableCell2260">
                  <text:p text:style-name="P2261">Bölüm No</text:p>
                </table:table-cell>
                <table:table-cell table:style-name="TableCell2262">
                  <text:p text:style-name="P2263"/>
                </table:table-cell>
              </table:table-row>
              <table:table-row table:style-name="TableRow2264">
                <table:table-cell table:style-name="TableCell2265">
                  <text:p text:style-name="P2266">Yayın Tarihi</text:p>
                </table:table-cell>
                <table:table-cell table:style-name="TableCell2267">
                  <text:p text:style-name="P2268">05-05-2018</text:p>
                </table:table-cell>
              </table:table-row>
              <table:table-row table:style-name="TableRow2269">
                <table:table-cell table:style-name="TableCell2270">
                  <text:p text:style-name="P2271">Rev.No./Tarih</text:p>
                </table:table-cell>
                <table:table-cell table:style-name="TableCell2272">
                  <text:p text:style-name="P2273">1.00/2018</text:p>
                </table:table-cell>
              </table:table-row>
              <table:table-row table:style-name="TableRow2274">
                <table:table-cell table:style-name="TableCell2275">
                  <text:p text:style-name="P2276">Sayfa No</text:p>
                </table:table-cell>
                <table:table-cell table:style-name="TableCell2277">
                  <text:p text:style-name="P2278">1/3 - 031</text:p>
                </table:table-cell>
              </table:table-row>
            </table:table>
            <text:p text:style-name="P2279"/>
          </table:table-cell>
        </table:table-row>
      </table:table>
      <text:p text:style-name="P2280"/>
      <text:p text:style-name="P2281"/>
      <text:p text:style-name="P2282">1. AMAÇ</text:p>
      <text:p text:style-name="P2283"/>
      <text:p text:style-name="P2284">Bu talimatın amacı. üretimi yapılan ürünler ve bu ürünlerin oluşumunda kullanılan malzemelerin işletme<text:s/>içinde taşınması. uygun yerlerde depolanması, muhafaza edilmesi ve bitmiş ürünün müşteriye teslim edilmesi<text:s/>ile ilgili faaliyetlerin yürütülmesi ve sürekliliğinin sağlanması için yetki, sorumluluk ve yöntemlerin<text:s/>belirlenmesidir.</text:p>
      <text:p text:style-name="P2285"/>
      <text:p text:style-name="P2286">2. TALİMAT DETAYI</text:p>
      <text:p text:style-name="P2287"/>
      <text:p text:style-name="P2288">2.1.Genel</text:p>
      <text:p text:style-name="P2289"/>
      <text:p text:style-name="P2290">Firmamızda girdi malzeme aşamasından başlayarak. ürünün taşınması. depolanması. muhafaza edilmesi,<text:s/>sevkıyatı ve teslimatına ilişkin uygulamalar bu talimat ile tanımlanır.</text:p>
      <text:p text:style-name="P2291"/>
      <text:p text:style-name="P2292">2.2.Taşıma</text:p>
      <text:p text:style-name="P2293"/>
      <text:p text:style-name="P2294">Firma içinde malzeme, yarı ürün ve ürünler aşağıda belirtilen kalite şartlarına uygun olarak taşınır:<text:s/></text:p>
      <text:list text:style-name="LFO7" text:continue-numbering="true">
        <text:list-item>
          <text:p text:style-name="P2295">Girdi malzemelerin tesise getirilmesi ve tesis içinde taşınması için kamyon, ekskavatör.<text:s/>Yükleyici<text:s/>kullanılır.</text:p>
        </text:list-item>
        <text:list-item>
          <text:p text:style-name="P2296">Malzeme ve ürünler bu araçları kullanmak konusunda yetkilendirilmiş personelce taşınır.</text:p>
        </text:list-item>
        <text:list-item>
          <text:p text:style-name="P2297">Malzeme ve ürünlerin birbirine karışmayacak ve kaliteleri zarar görmeyecek şekilde taşınmasına<text:s/>azami dikkat edilir</text:p>
        </text:list-item>
        <text:list-item>
          <text:p text:style-name="P2298">Taşınan malzeme ve ürün miktarının taşıma aracının kapasitesini geçmemesine dikkat edilir.</text:p>
        </text:list-item>
        <text:list-item>
          <text:p text:style-name="P2299">Ürünlerin taşınması sırasında herhangi bir hasar oluşmamasına azami dikkat edilir; meydana gelen<text:s/>hasarlar derhal Üretim Bölümü Sorumlusu’na bildirilir.</text:p>
        </text:list-item>
        <text:list-item>
          <text:p text:style-name="P2300">Taşıma sırasında ürün tanım ve izlenebilirliğinin sağlanması için ilgili talimata uygun olarak lıareket<text:s/>edilir.</text:p>
        </text:list-item>
      </text:list>
      <text:p text:style-name="P2301"/>
      <text:p text:style-name="P2302">2.3. Depolama</text:p>
      <text:p text:style-name="P2303"/>
      <text:p text:style-name="P2304">Ürünün kullanımına veya sevkıyatına kadar hasar görmesini önlemek amacıyla, belirlenmiş stoklama alanları<text:s/>kullanılır. Bu alanlara ürün kabulü ve bu alanlardan ürün çıkışı belli kurallara bağlı olarak yürütülür.</text:p>
      <text:p text:style-name="P2305"/>
      <text:p text:style-name="P2306">Malzeme ve ürünlerin depolanması ve muhafaza edilmesi, tanımlanmış alan ve sahalarda, Depo<text:s/>Sorumlusu gözetiminde yapılır.</text:p>
      <text:p text:style-name="P2307"/>
      <text:p text:style-name="P2308">Malzeme ve ürüııler birbirlerine karışmayacak şekilde depolanır ve muhafaza edilir. Bu amaçla.<text:s/>depolama ve muhafaza sırasında dağılma ve bozulma olmaması için malzeme ve ürünlerin korunması<text:s/>için gerekli koşullar sağlanır.</text:p>
      <text:p text:style-name="P2309"/>
      <text:p text:style-name="P2310"/>
      <text:p text:style-name="P2311"/>
      <text:p text:style-name="P2312"/>
      <text:p text:style-name="P2313"/>
      <text:p text:style-name="P2314"/>
      <text:p text:style-name="P2315"/>
      <text:p text:style-name="P2316"/>
      <text:p text:style-name="P2317"/>
      <table:table table:style-name="Table2318">
        <table:table-columns>
          <table:table-column table:style-name="TableColumn2319"/>
          <table:table-column table:style-name="TableColumn2320"/>
        </table:table-columns>
        <table:table-row table:style-name="TableRow2321">
          <table:table-cell table:style-name="TableCell2322">
            <text:p text:style-name="P2323"/>
            <text:p text:style-name="P2324">TALİMAT 06</text:p>
            <text:p text:style-name="P2325"/>
            <text:p text:style-name="P2326">ÜRÜNÜN KORUNMASI</text:p>
          </table:table-cell>
          <table:table-cell table:style-name="TableCell2327">
            <table:table table:style-name="Table2328">
              <table:table-columns>
                <table:table-column table:style-name="TableColumn2329"/>
                <table:table-column table:style-name="TableColumn2330"/>
              </table:table-columns>
              <table:table-row table:style-name="TableRow2331">
                <table:table-cell table:style-name="TableCell2332">
                  <text:p text:style-name="P2333">Bölüm No</text:p>
                </table:table-cell>
                <table:table-cell table:style-name="TableCell2334">
                  <text:p text:style-name="P2335"/>
                </table:table-cell>
              </table:table-row>
              <table:table-row table:style-name="TableRow2336">
                <table:table-cell table:style-name="TableCell2337">
                  <text:p text:style-name="P2338">Yayın Tarihi</text:p>
                </table:table-cell>
                <table:table-cell table:style-name="TableCell2339">
                  <text:p text:style-name="P2340">05-05-2018</text:p>
                </table:table-cell>
              </table:table-row>
              <table:table-row table:style-name="TableRow2341">
                <table:table-cell table:style-name="TableCell2342">
                  <text:p text:style-name="P2343">Rev.No./Tarih</text:p>
                </table:table-cell>
                <table:table-cell table:style-name="TableCell2344">
                  <text:p text:style-name="P2345">1.00/2018</text:p>
                </table:table-cell>
              </table:table-row>
              <table:table-row table:style-name="TableRow2346">
                <table:table-cell table:style-name="TableCell2347">
                  <text:p text:style-name="P2348">Sayfa No</text:p>
                </table:table-cell>
                <table:table-cell table:style-name="TableCell2349">
                  <text:p text:style-name="P2350">2/3 - 032</text:p>
                </table:table-cell>
              </table:table-row>
            </table:table>
            <text:p text:style-name="P2351"/>
          </table:table-cell>
        </table:table-row>
      </table:table>
      <text:p text:style-name="P2352"/>
      <text:p text:style-name="P2353"/>
      <text:p text:style-name="P2354"/>
      <text:p text:style-name="P2355">Üst üste konularak depolanacak / muhafaza edilecek malzeme, altta kalanların fiziksel deformasyona<text:s/>uğramamasına dikkat edilir.</text:p>
      <text:p text:style-name="P2356"/>
      <text:p text:style-name="P2357">Ürünlerin depolanması ve muhafaza edilmesi sırasında herhangi bir hasar oluşmamasına azami dikkat<text:s/>edilir; meydana gelen hasarlar Depo Sorumlusu’na bildirilir.</text:p>
      <text:p text:style-name="P2358"/>
      <text:p text:style-name="P2359">Depolama ve muhafaza sırasında ürün tanımı ve izlenebilirliğinin sağlanması için ilgili talimata uygun<text:s/>olarak hareket edilir.</text:p>
      <text:p text:style-name="P2360"/>
      <text:p text:style-name="P2361">Üretimde kullanılan malzemelerin girişi. ;Deney Talimatında’ (T 09) anlatıldığı gibi yapılır ve malzemeler<text:s/>tanımlanır. Malzeme giriş ve çıkışı, “Girdi Malzeme Stok Kam’ ile kayıt altına alınır.</text:p>
      <text:p text:style-name="P2362"/>
      <text:p text:style-name="P2363">Bitmiş Ürünler:</text:p>
      <text:p text:style-name="P2364"/>
      <text:p text:style-name="P2365">Üretim ile ilgili tüm operasyonları ve kontrolleri tamamlanmış olan ürünler, irsaliye düzenlenerek sevk edilir.</text:p>
      <text:p text:style-name="P2366">2.3.1. Depo / Stok Kontrolleri</text:p>
      <text:p text:style-name="P2367"/>
      <text:soft-page-break/>
      <text:p text:style-name="P2368">Depolanan girdi malzemeler ve ürünlerde bozulma olup olmadığını tespit etmek amacıyla, ürünün durumu<text:s/>düzenli aralıklarla kontrol edilir. Ömürlü malzemeler başta olmak üzere her 6 ayda bir (Mayıs / Kasım)<text:s/>"Periyodik Göz Kontrol Çizelgesi” aracılığıyla görsel olarak kontroller yapılır.</text:p>
      <text:p text:style-name="P2369"/>
      <text:p text:style-name="P2370">Kontrollerde aşağıdaki kriterler göz önüne alınır :</text:p>
      <text:p text:style-name="P2371"/>
      <text:list text:style-name="LFO7" text:continue-numbering="true">
        <text:list-item>
          <text:p text:style-name="P2372">Kimyasal girdi malzemeler: Rafömrü (son kullanma tarihi), ambalajlarda ezilme delinme, FlFO kuralının<text:s/>uygulanması, stoklama için çevre şartlarının uygunluğu</text:p>
        </text:list-item>
        <text:list-item>
          <text:p text:style-name="P2373">Diğer girdi malzemeler : Tanımlama (etiket vb), deformasyon</text:p>
        </text:list-item>
      </text:list>
      <text:p text:style-name="P2374"/>
      <text:p text:style-name="P2375">Bu kontroller Kalite Kontrol Sorumlusu tarafından gerçekleştirilir ve genel olarak temizlik, düzen, ortam<text:s/>koşulları ve emniyet gibi unsurları da kapsar. Gerekli görülen durumlarda, saptanan uygunsuzluklar veya<text:s/>iyileştirme fırsatları “Düzeltici / Önleyici Faaliyetler’ formu ile kayda alınır ve gereken Faaliyetlerin yapılması<text:s/>sağlanır. Kayıtlar Kalite Kontrol Sorumlusu tarafından saklanır.</text:p>
      <text:p text:style-name="P2376"/>
      <text:p text:style-name="P2377">2.3.2. Envanter</text:p>
      <text:p text:style-name="P2378">Seviye [ olarak gruplandırılan girdi malzemeler için stok miktarları Üretim Bölümü Sorumlusu gözetiminde<text:s/>Santral Operatörü tarafından "Girdi Malzeme Stok Kartı’na kayıtlanarak<text:s/>ve giriş çıkışlar güncellenerek<text:s/>gereken durumlarda belirlenen ihtiyaca yönelik ilgili malzemenin satınalma işlemleri için girişim başlatılır.</text:p>
      <text:p text:style-name="P2379"/>
      <text:p text:style-name="P2380">Her yılsonunda bazı stoklara yönelik olarak malzeme / ürün envanteri (sayım) yapılır ve bu bilgiler mevcut<text:s/>dokümanter kayıtlarla karşılaştırılmak suretiyle oto kontrol sağlanır.</text:p>
      <text:p text:style-name="P2381"/>
      <text:p text:style-name="P2382"/>
      <text:p text:style-name="P2383"/>
      <text:p text:style-name="P2384"/>
      <text:p text:style-name="P2385"/>
      <text:p text:style-name="P2386"/>
      <text:p text:style-name="P2387"/>
      <table:table table:style-name="Table2388">
        <table:table-columns>
          <table:table-column table:style-name="TableColumn2389"/>
          <table:table-column table:style-name="TableColumn2390"/>
        </table:table-columns>
        <table:table-row table:style-name="TableRow2391">
          <table:table-cell table:style-name="TableCell2392">
            <text:p text:style-name="P2393"/>
            <text:p text:style-name="P2394">TALİMAT 06</text:p>
            <text:p text:style-name="P2395"/>
            <text:p text:style-name="P2396">ÜRÜNÜN KORUNMASI</text:p>
          </table:table-cell>
          <table:table-cell table:style-name="TableCell2397">
            <table:table table:style-name="Table2398">
              <table:table-columns>
                <table:table-column table:style-name="TableColumn2399"/>
                <table:table-column table:style-name="TableColumn2400"/>
              </table:table-columns>
              <table:table-row table:style-name="TableRow2401">
                <table:table-cell table:style-name="TableCell2402">
                  <text:p text:style-name="P2403">Bölüm No</text:p>
                </table:table-cell>
                <table:table-cell table:style-name="TableCell2404">
                  <text:p text:style-name="P2405"/>
                </table:table-cell>
              </table:table-row>
              <table:table-row table:style-name="TableRow2406">
                <table:table-cell table:style-name="TableCell2407">
                  <text:p text:style-name="P2408">Yayın Tarihi</text:p>
                </table:table-cell>
                <table:table-cell table:style-name="TableCell2409">
                  <text:p text:style-name="P2410">05-05-2018</text:p>
                </table:table-cell>
              </table:table-row>
              <table:table-row table:style-name="TableRow2411">
                <table:table-cell table:style-name="TableCell2412">
                  <text:p text:style-name="P2413">Rev.No./Tarih</text:p>
                </table:table-cell>
                <table:table-cell table:style-name="TableCell2414">
                  <text:p text:style-name="P2415">1.00/2018</text:p>
                </table:table-cell>
              </table:table-row>
              <table:table-row table:style-name="TableRow2416">
                <table:table-cell table:style-name="TableCell2417">
                  <text:p text:style-name="P2418">Sayfa No</text:p>
                </table:table-cell>
                <table:table-cell table:style-name="TableCell2419">
                  <text:p text:style-name="P2420">3/3 - 033</text:p>
                </table:table-cell>
              </table:table-row>
            </table:table>
            <text:p text:style-name="P2421"/>
          </table:table-cell>
        </table:table-row>
      </table:table>
      <text:p text:style-name="P2422"/>
      <text:p text:style-name="P2423"/>
      <text:p text:style-name="P2424">2.4.Muhafaza Etme</text:p>
      <text:p text:style-name="P2425"/>
      <text:p text:style-name="P2426">Firmamız kendi kontrolü altında olduğu müddetçe. malzemelerin ve ürünün muhafazası için uygun yöntemleri<text:s/>belirler ve uygular. Girdi malzemelerin korunmasına yönelik olarak malzeme üreticilerinin tavsiyeleri dikkate<text:s/>alınır. Genel olarak uygulanan muhafaza şartları talimatlarda dokümante edilir.</text:p>
      <text:p text:style-name="P2427"/>
      <text:p text:style-name="P2428">2.5. Sevkiyat (Teslimat)</text:p>
      <text:p text:style-name="P2429"/>
      <text:p text:style-name="P2430">Son kontrol sonucunda kabul edilen ve müşteriye teslim edilecek ürünler için irsaliye hazırlanır. Ürünlerin<text:s/>takibini ve sevkiyatını kolay izlemek için oluşturulan ve ürün çıkış onayını da içeren 'Sevkıyat Takip Formu"<text:s/>hazırlanır. lrsaliyesi olmayan ürünlerin firma dışına çıkmasına izin verilmez.</text:p>
      <text:p text:style-name="P2431"/>
      <text:p text:style-name="P2432">3. SORUMLULUKLAR</text:p>
      <text:p text:style-name="P2433"/>
      <text:p text:style-name="P2434">Üretim Bölümü Sorumlusu</text:p>
      <text:p text:style-name="P2435"/>
      <text:list text:style-name="LFO7" text:continue-numbering="true">
        <text:list-item>
          <text:p text:style-name="P2436">Yarı ürün ve ürünlerin taşıma ve depolama işlemlerini prosedür ve talimatta belirtildiği şekilde yaptırmak</text:p>
        </text:list-item>
        <text:list-item>
          <text:p text:style-name="P2437">Üretim Bölümü’nde mevcut girdi malzeme ve ürünlere yönelik envanter kontrollerini yapmak</text:p>
        </text:list-item>
        <text:list-item>
          <text:p text:style-name="P2438">Girdi malzemelerin etiketleme. taşıma ve depolama işlemlerini prosedür ve talimatta belirtildiği şekilde</text:p>
        </text:list-item>
      </text:list>
      <text:p text:style-name="P2439">Yapmak</text:p>
      <text:list text:style-name="LFO7" text:continue-numbering="true">
        <text:list-item>
          <text:p text:style-name="P2440">Teslim edilecek ürünlerin sevkıyat ve teslimat işlemlerini prosedür ve talimatta belirtildiği şekilde yapmak</text:p>
        </text:list-item>
        <text:list-item>
          <text:p text:style-name="P2441">Teslimata hazır ürüne çıkış onayı vermek.</text:p>
        </text:list-item>
      </text:list>
      <text:p text:style-name="P2442"/>
      <text:p text:style-name="P2443">Bakım ve Onarım Sorumlusu</text:p>
      <text:list text:style-name="LFO7" text:continue-numbering="true">
        <text:list-item>
          <text:p text:style-name="P2444">Bakım onarım stoklarını takip ve muhafaza etmek</text:p>
        </text:list-item>
      </text:list>
      <text:p text:style-name="P2445"/>
      <text:p text:style-name="P2446">Kalite Kontrol Bölümü Sorumlusu</text:p>
      <text:list text:style-name="LFO7" text:continue-numbering="true">
        <text:list-item>
          <text:p text:style-name="P2447">Depolanan malzemelere yönelik periyodik görsel kontrolleri yapmak</text:p>
        </text:list-item>
      </text:list>
      <text:p text:style-name="P2448"/>
      <text:p text:style-name="P2449">4. KALİTE KAYITLARI</text:p>
      <text:p text:style-name="P2450"/>
      <text:p text:style-name="P2451">Sevk Teslim Belgesi (irsaliye)</text:p>
      <text:p text:style-name="P2452"/>
      <text:p text:style-name="P2453">lrsaliyeler lç Muhasebe Sorumlusu tarafından tutulur ve beş yıl süreyle saklanır. Periyodik Göz Kontrol<text:s/>Çizelgeleri Kalite Kontrol Bölümü Sorumlusu tarafından tutulur ve 2 yıl süreyle saklanır. Girdi Malzeme Stok<text:s/>Kartı güncellendiğinden süresiz muhafaza edilir.</text:p>
      <text:p text:style-name="P2454"/>
      <text:p text:style-name="P2455">5. EKLER</text:p>
      <text:p text:style-name="P2456"/>
      <text:list text:style-name="LFO7" text:continue-numbering="true">
        <text:list-item>
          <text:p text:style-name="P2457">FRM<text:s/>06-01 Sevkiyat Takip Formu</text:p>
        </text:list-item>
        <text:list-item>
          <text:p text:style-name="P2458">FRM<text:s/>06-02 Periyodik Göz Kontrol Çizelgesi</text:p>
        </text:list-item>
        <text:list-item>
          <text:p text:style-name="P2459">irsaliye</text:p>
        </text:list-item>
      </text:list>
      <text:p text:style-name="P2460"/>
      <text:p text:style-name="P2461"/>
      <text:p text:style-name="P2462"/>
      <text:p text:style-name="P2463"/>
      <text:p text:style-name="P2464"/>
      <text:p text:style-name="P2465"/>
      <text:p text:style-name="P2466"/>
      <text:p text:style-name="P2467"/>
      <table:table table:style-name="Table2468">
        <table:table-columns>
          <table:table-column table:style-name="TableColumn2469"/>
          <table:table-column table:style-name="TableColumn2470"/>
        </table:table-columns>
        <table:table-row table:style-name="TableRow2471">
          <table:table-cell table:style-name="TableCell2472">
            <text:p text:style-name="P2473"/>
            <text:p text:style-name="P2474">TALİMAT 07</text:p>
            <text:p text:style-name="P2475"/>
            <text:p text:style-name="P2476">İZLEME VE ÖLÇME CİHAZLARININ KONTROLU</text:p>
          </table:table-cell>
          <table:table-cell table:style-name="TableCell2477">
            <table:table table:style-name="Table2478">
              <table:table-columns>
                <table:table-column table:style-name="TableColumn2479"/>
                <table:table-column table:style-name="TableColumn2480"/>
              </table:table-columns>
              <table:table-row table:style-name="TableRow2481">
                <table:table-cell table:style-name="TableCell2482">
                  <text:p text:style-name="P2483">Bölüm No</text:p>
                </table:table-cell>
                <table:table-cell table:style-name="TableCell2484">
                  <text:p text:style-name="P2485"/>
                </table:table-cell>
              </table:table-row>
              <table:table-row table:style-name="TableRow2486">
                <table:table-cell table:style-name="TableCell2487">
                  <text:p text:style-name="P2488">Yayın Tarihi</text:p>
                </table:table-cell>
                <table:table-cell table:style-name="TableCell2489">
                  <text:p text:style-name="P2490">05-05-2018</text:p>
                </table:table-cell>
              </table:table-row>
              <table:table-row table:style-name="TableRow2491">
                <table:table-cell table:style-name="TableCell2492">
                  <text:p text:style-name="P2493">Rev.No./Tarih</text:p>
                </table:table-cell>
                <table:table-cell table:style-name="TableCell2494">
                  <text:p text:style-name="P2495">1.00/2018</text:p>
                </table:table-cell>
              </table:table-row>
              <table:table-row table:style-name="TableRow2496">
                <table:table-cell table:style-name="TableCell2497">
                  <text:p text:style-name="P2498">Sayfa No</text:p>
                </table:table-cell>
                <table:table-cell table:style-name="TableCell2499">
                  <text:p text:style-name="P2500">1/3 - 034</text:p>
                </table:table-cell>
              </table:table-row>
            </table:table>
            <text:p text:style-name="P2501"/>
          </table:table-cell>
        </table:table-row>
      </table:table>
      <text:p text:style-name="P2502"/>
      <text:p text:style-name="P2503"/>
      <text:p text:style-name="P2504"/>
      <text:p text:style-name="P2505"/>
      <text:p text:style-name="P2506">1. AMAÇ</text:p>
      <text:p text:style-name="P2507"/>
      <text:p text:style-name="P2508">Bu talimatın amacı, kalite sistem şartlarının yerine getirilmesi sırasında. ürün için belirlenmiş şartlara<text:s/>uygunluğu göstermek amacıyla yapılan kontrol ve testlerde kullanılan ölçme<text:s/>ve izleme teçhizatının kontrolü<text:s/>kalibrasyonu ve bakımı için yetki, sorumluluk ve yöntemleri belirlemektir.</text:p>
      <text:p text:style-name="P2509"/>
      <text:p text:style-name="P2510">2. TALİMAT DETAYI</text:p>
      <text:p text:style-name="P2511">2.1. Genel</text:p>
      <text:p text:style-name="P2512"/>
      <text:p text:style-name="P2513">Ölçüm teçhizatına ait teknik veriler, müşteri istediğinde, teçhizatın fonksiyonel yeterliliğinin doğrulanması<text:s/>için her zaman müşteri tetkikine açık tutulur.</text:p>
      <text:p text:style-name="P2514"/>
      <text:p text:style-name="P2515">Kalibrasyon faaliyetleri, Kalite Kontrol Bölümü Sorumlusu tarafından her Ocak ayında hazırlanan “Yıllık<text:s/>Kalibrasyon Planı’ ( F 07—0l ) doğrultusunda dış kaynaklı laboratuvarlarda gerçekleştirilir ve kalibrasyon<text:s/>faaliyetlerine ilişkin kayıtlar kalite kaydı olarak muhafaza edilir.</text:p>
      <text:p text:style-name="P2516"/>
      <text:p text:style-name="P2517">2.2.Kabul ve Kontrol</text:p>
      <text:p text:style-name="P2518"/>
      <text:p text:style-name="P2519">Yeni bir ölçüm aletinin satın alınması planlandığında ilgili tedarikçi firmalar tespit edilir ve gerekirse örnek<text:s/>olarak bir cihaz temin edilerek veya firmaya gidilerek aletin istenen özelliklere sahip olup Olmadığı ve<text:s/>fonksiyonları incelenir, alete ait katalog, el kitapları, doğrulama belgeleri gibi dokümanlar, varsa<text:s/>gözden<text:s/>geçirilir. Bu inceleme sonucunda aletin istenen özelliklere sahip olduğu belirlenirse satınalma için gerekli<text:s/>faaliyetler yapılır. Bu tür incelemenin sağlanamadığı durumlarda tedarikçi Firmaya, aletin istenen özelliklere<text:s/>sahip olmadığının belirlenmesi halinde iade edileceğini belirterek satın<text:s/>alma yapılır. Bu faaliyetlerin<text:s/>yapılmasından Satınalma Sorumlusu sorumludur.</text:p>
      <text:p text:style-name="P2520"/>
      <text:p text:style-name="P2521">Ürün kalitesini etkileyen her ölçüm aleti bir sicil numarası ile tanımlanır. Bu sicil numarası uygun olduğu<text:s/>hallerde aletin üzerine kalıcı bir şekilde yazılır veya etiketle üzerine yapıştırılır. Ayrıca, her alet için bu sicil<text:s/>numarasının da görüldüğü<text:s/><text:soft-page-break/>bir ”Kalibrasyon Sicil Kartı" ( F 07—02 ) tutulur. Kalibrasyon Sicil Kartı’nda cihaz<text:s/>adı. tipi. sicil numarası, aletin kullanıldığı yer, aletin kapasitesi, kullanım aralığı. kalibrasyon periyodu, kabul<text:s/>kriteri ve sonuçların yetersizliği durumunda alınacak önlemler ile ilgili bilgiler bulunur.</text:p>
      <text:p text:style-name="P2522"/>
      <text:p text:style-name="P2523">Aletler. Yıllık Kalibrasyon Planında tanımlanan aralıklarda. ulusal veya uluslararası standartlarla bağlantılı<text:s/>olduğu bilinen sertifikalı cihazlar esas alınarak kalibre ettirilir. Bunların dışında kalan durumlarda.<text:s/>kalibrasyonda esas alınan hususlar yazılı hale getirilir.</text:p>
      <text:p text:style-name="P2524"/>
      <text:p text:style-name="P2525">2.3. Kalibrasyon Hizmetleri</text:p>
      <text:p text:style-name="P2526"/>
      <text:p text:style-name="P2527">Yıllık Kalibrasyon Planına göre yapılan izleme sonucunda kalibrasyon zamanı geldiği belirlenen cihazlar için<text:s/>Kalite Kontrol Bölümü Sorumlusu tarafindan çağrı yapılır ve cihazlar teslim alınır.</text:p>
      <text:p text:style-name="P2528"/>
      <text:p text:style-name="P2529"/>
      <text:p text:style-name="P2530"/>
      <text:p text:style-name="P2531"/>
      <text:p text:style-name="P2532"/>
      <text:p text:style-name="P2533"/>
      <text:p text:style-name="P2534"/>
      <text:p text:style-name="P2535"/>
      <text:p text:style-name="P2536"/>
      <text:p text:style-name="P2537"/>
      <text:p text:style-name="P2538"/>
      <table:table table:style-name="Table2539">
        <table:table-columns>
          <table:table-column table:style-name="TableColumn2540"/>
          <table:table-column table:style-name="TableColumn2541"/>
        </table:table-columns>
        <table:table-row table:style-name="TableRow2542">
          <table:table-cell table:style-name="TableCell2543">
            <text:p text:style-name="P2544"/>
            <text:p text:style-name="P2545">TALİMAT 07</text:p>
            <text:p text:style-name="P2546"/>
            <text:p text:style-name="P2547">İZLEME VE ÖLÇME CİHAZLARININ KONTROLU</text:p>
          </table:table-cell>
          <table:table-cell table:style-name="TableCell2548">
            <table:table table:style-name="Table2549">
              <table:table-columns>
                <table:table-column table:style-name="TableColumn2550"/>
                <table:table-column table:style-name="TableColumn2551"/>
              </table:table-columns>
              <table:table-row table:style-name="TableRow2552">
                <table:table-cell table:style-name="TableCell2553">
                  <text:p text:style-name="P2554">Bölüm No</text:p>
                </table:table-cell>
                <table:table-cell table:style-name="TableCell2555">
                  <text:p text:style-name="P2556"/>
                </table:table-cell>
              </table:table-row>
              <table:table-row table:style-name="TableRow2557">
                <table:table-cell table:style-name="TableCell2558">
                  <text:p text:style-name="P2559">Yayın Tarihi</text:p>
                </table:table-cell>
                <table:table-cell table:style-name="TableCell2560">
                  <text:p text:style-name="P2561">05-05-2018</text:p>
                </table:table-cell>
              </table:table-row>
              <table:table-row table:style-name="TableRow2562">
                <table:table-cell table:style-name="TableCell2563">
                  <text:p text:style-name="P2564">Rev.No./Tarih</text:p>
                </table:table-cell>
                <table:table-cell table:style-name="TableCell2565">
                  <text:p text:style-name="P2566">1.00/2018</text:p>
                </table:table-cell>
              </table:table-row>
              <table:table-row table:style-name="TableRow2567">
                <table:table-cell table:style-name="TableCell2568">
                  <text:p text:style-name="P2569">Sayfa No</text:p>
                </table:table-cell>
                <table:table-cell table:style-name="TableCell2570">
                  <text:p text:style-name="P2571">2/3<text:s/>–<text:s/>035</text:p>
                </table:table-cell>
              </table:table-row>
            </table:table>
            <text:p text:style-name="P2572"/>
          </table:table-cell>
        </table:table-row>
      </table:table>
      <text:p text:style-name="P2573"/>
      <text:p text:style-name="P2574"/>
      <text:p text:style-name="P2575">Kalibrasyon hizmetleri firma dışındaki kuruluşlarda gerçekleştirilir. Kuruluşların seçiminde ulusal<text:s/>akreditasyon sistemine dahil olmaları esas alınır. Böyle bir şartın yerine getirilemediği durumlarda<text:s/>kalibrasyon faaliyetleri. bu konuda tanınan ciddi kuruluşlar aracılığıyla gerçekleştirilir. Özel aletlerin<text:s/>kalibrasyonu için bu kalibrasyonu yapabilecek niteliklere sahip bir kuruluş bulunamaması halinde, kalibrasyon<text:s/>hizmetleri alet üreticisinden veya yetkili servisinden sağlanabilir.</text:p>
      <text:p text:style-name="P2576"/>
      <text:p text:style-name="P2577">Ölçme ve izleme teçhizatı, kalibrasyonun yaptırıldığı kuruluş tarafından sağlanan ve kalibrasyon sonucunu<text:s/>(kullanılır, kullanılmaz, şartlı kullanılır) gösteren bir etiket ile tanımlanır. Kalibrasyon durumunun etiket ile<text:s/>belirtilemediği hallerde. kalibrasyon sertifikası ve sicil kartı kayıtları, cihazın kalibrasyon durumunu gösterir<text:s/>bir kayıttır.</text:p>
      <text:p text:style-name="P2578"/>
      <text:p text:style-name="P2579">Kalibrasyon faaliyetleriyle ilgili tüm kayıtlar kalite kaydı kapsamındadır ve Kalite Kontrol Bölümü Sorumlusu<text:s/>tarafından muhafaza edilir.</text:p>
      <text:p text:style-name="P2580"/>
      <text:p text:style-name="P2581">Ölçme ve izleme teçhizatının kalibrasyonunun sağlanamadığı durumlarda, daha önceden yapılmış olan kontrol<text:s/>ve test sonuçlarının geçerliliği değerlendirilir ve dokümante edilir. Bu şam yerine getirmek için sicil<text:s/>kartındaki “sonuçların yetersizliği halinde alınacak önlemler’ satırındaki işlemler uygulanır. Kabul kriterinin<text:s/>sağlanamadığı durumlarda, bu aletle gerçekleştirilmiş ölçümler, kalibrasyonundan emin olunan bir başka<text:s/>eşdeğer aletle tekrarlanır ve geriye doğru izlenir. Ürünler firma içindeyse bloke edilir ve *Uygun Olmayan<text:s/>Ürünün Kontrolü Prosedürü’ne göre işlem görür. Ürünler sevk edilmişse, ölçüm aletindeki sapmanın ürün<text:s/>kalitesi üzerindeki etkilerinin, müşteriyle birlikte değerlendirilebilmesi için, Kalite Kontrol Bölümü<text:s/>Sorumlusu tarafından müşteri bilgilendirilir.</text:p>
      <text:p text:style-name="P2582"/>
      <text:p text:style-name="P2583">Ölçme ve izleme teçhizatının taşınması, muhafaza edilmesi ve depolanması esnasında kullanım için gereken<text:s/>doğruluğunun bozulmaması için gerekli önlemler alınır. Bu amaçla uygun cihazlar kutusunda, diğer cihazlar<text:s/>da kapalı bölümlerde kontrol altında muhafaza edilir.</text:p>
      <text:p text:style-name="P2584"/>
      <text:p text:style-name="P2585">Kalibrasyon için teslim alınan ölçme ve izleme cihazları kalibrasyonu geçersiz kılacak kurcalama ve gereksiz<text:s/>ayar işlemlerinden korunur. Bu kapsama dahil cihazlar, gözetim altında muhafaza edilir ve yetkisiz kişilerin<text:s/>erişimleri engellenir.</text:p>
      <text:p text:style-name="P2586"/>
      <text:p text:style-name="P2587">Firmamızda müşteri veya çalışanların mülkiyetinde herhangi bir ölçme veya izleme teçhizatı<text:s/>bulunmamaktadır. [leride bulunması halinde. bu teçhizat da kalibrasyon faaliyetleri için dikkate alınacaktır.</text:p>
      <text:p text:style-name="P2588"/>
      <text:soft-page-break/>
      <text:p text:style-name="P2589">2.4.Ölçme ve İzleme Teçhizatına ait Kayıtlar</text:p>
      <text:p text:style-name="P2590"/>
      <text:p text:style-name="P2591">Dıs kuruluşlarda yapılan kalibrasyon işlemleri sonucunda kalibrasyon sertifikası talep edilir. Bu sertifikada<text:s/>belirtilen sonuçlar Kalite Kontrol Bölümü Sorumlusu tarafından kabul kriterleri ile karşılaştırılarak<text:s/>değerlendirilir ve doğrulanırsa kalibrasyon dosyasında cihazın sicil kartı ile beraber muhafaza edilir.<text:s/>Sonuçların doğrulanmaması durumunda kalibrasyonu yapan kuruluş ile görüşülerek açıklayıcı bilgi alınır.</text:p>
      <text:p text:style-name="P2592"/>
      <text:p text:style-name="P2593">Yapılan kalibrasyon ile ilgili olarak sicil kartlarına gerekli kayıtlamalar yapılır.</text:p>
      <text:p text:style-name="P2594"/>
      <text:p text:style-name="P2595"/>
      <text:p text:style-name="P2596"/>
      <text:p text:style-name="P2597"/>
      <text:p text:style-name="P2598"/>
      <table:table table:style-name="Table2599">
        <table:table-columns>
          <table:table-column table:style-name="TableColumn2600"/>
          <table:table-column table:style-name="TableColumn2601"/>
        </table:table-columns>
        <table:table-row table:style-name="TableRow2602">
          <table:table-cell table:style-name="TableCell2603">
            <text:p text:style-name="P2604"/>
            <text:p text:style-name="P2605">TALİMAT 07</text:p>
            <text:p text:style-name="P2606"/>
            <text:p text:style-name="P2607">İZLEME VE ÖLÇME CİHAZLARININ KONTROLU</text:p>
          </table:table-cell>
          <table:table-cell table:style-name="TableCell2608">
            <table:table table:style-name="Table2609">
              <table:table-columns>
                <table:table-column table:style-name="TableColumn2610"/>
                <table:table-column table:style-name="TableColumn2611"/>
              </table:table-columns>
              <table:table-row table:style-name="TableRow2612">
                <table:table-cell table:style-name="TableCell2613">
                  <text:p text:style-name="P2614">Bölüm No</text:p>
                </table:table-cell>
                <table:table-cell table:style-name="TableCell2615">
                  <text:p text:style-name="P2616"/>
                </table:table-cell>
              </table:table-row>
              <table:table-row table:style-name="TableRow2617">
                <table:table-cell table:style-name="TableCell2618">
                  <text:p text:style-name="P2619">Yayın Tarihi</text:p>
                </table:table-cell>
                <table:table-cell table:style-name="TableCell2620">
                  <text:p text:style-name="P2621">05-05-2018</text:p>
                </table:table-cell>
              </table:table-row>
              <table:table-row table:style-name="TableRow2622">
                <table:table-cell table:style-name="TableCell2623">
                  <text:p text:style-name="P2624">Rev.No./Tarih</text:p>
                </table:table-cell>
                <table:table-cell table:style-name="TableCell2625">
                  <text:p text:style-name="P2626">1.00/2018</text:p>
                </table:table-cell>
              </table:table-row>
              <table:table-row table:style-name="TableRow2627">
                <table:table-cell table:style-name="TableCell2628">
                  <text:p text:style-name="P2629">Sayfa No</text:p>
                </table:table-cell>
                <table:table-cell table:style-name="TableCell2630">
                  <text:p text:style-name="P2631">3/3 - 036</text:p>
                </table:table-cell>
              </table:table-row>
            </table:table>
            <text:p text:style-name="P2632"/>
          </table:table-cell>
        </table:table-row>
      </table:table>
      <text:p text:style-name="P2633"/>
      <text:p text:style-name="P2634"/>
      <text:p text:style-name="P2635">3. SORUMLULUKLAR</text:p>
      <text:p text:style-name="P2636"/>
      <text:p text:style-name="P2637">Şirket Müdürü</text:p>
      <text:list text:style-name="LFO7" text:continue-numbering="true">
        <text:list-item>
          <text:p text:style-name="P2638">Kalibrasyon çalışmaları için gerek duyulan kaynakları sağlamak</text:p>
        </text:list-item>
        <text:list-item>
          <text:p text:style-name="P2639">Yıllık Kalibrasyon Planını onaylamak</text:p>
        </text:list-item>
      </text:list>
      <text:p text:style-name="P2640"/>
      <text:p text:style-name="P2641">Üretim Bölümü Sorumlusu</text:p>
      <text:list text:style-name="LFO7" text:continue-numbering="true">
        <text:list-item>
          <text:p text:style-name="P2642">Kalibrasyon kayıtlarının kontrol edilmesi ve doğrulanmasına destek vermek</text:p>
        </text:list-item>
      </text:list>
      <text:p text:style-name="P2643"/>
      <text:p text:style-name="P2644">Kalite Kontrol Bölümü Sorumlusu _</text:p>
      <text:p text:style-name="P2645"/>
      <text:list text:style-name="LFO7" text:continue-numbering="true">
        <text:list-item>
          <text:p text:style-name="P2646">Yıllık Kalibrasyon Planını hazırlamak</text:p>
        </text:list-item>
        <text:list-item>
          <text:p text:style-name="P2647">Yıllık Kalibrasyon Planını inceleyerek, kalibrasyon zamanı gelmis cihazları belirlemek ve çağrı yapmak</text:p>
        </text:list-item>
        <text:list-item>
          <text:p text:style-name="P2648">Firma dışında kalibrasyonları yaptırmak ve takip etmek</text:p>
        </text:list-item>
        <text:list-item>
          <text:p text:style-name="P2649">Kalibrasyon kayıtlarını kontrol etmek, doğrulamak ve muhafaza etmek.</text:p>
        </text:list-item>
      </text:list>
      <text:p text:style-name="P2650"/>
      <text:p text:style-name="P2651">4. KALİTE KAYITLARI</text:p>
      <text:p text:style-name="P2652"/>
      <text:list text:style-name="LFO7" text:continue-numbering="true">
        <text:list-item>
          <text:p text:style-name="P2653">Yıllık Kalibrasyon Planı</text:p>
        </text:list-item>
        <text:list-item>
          <text:p text:style-name="P2654">Kalibrasyon Sicil Kartı</text:p>
        </text:list-item>
        <text:list-item>
          <text:p text:style-name="P2655">Firma dışında yaptırılan kalibrasyonlara ait sertifikalar</text:p>
        </text:list-item>
      </text:list>
      <text:p text:style-name="P2656"/>
      <text:p text:style-name="P2657">Bu kayıtlar Kalite Kontrol Bölümü Sorumlusu tarafından cihazlar kullanılabilir olduğu sürece muhafaza edilir</text:p>
      <text:p text:style-name="P2658">5. EKLER</text:p>
      <text:p text:style-name="P2659"/>
      <text:list text:style-name="LFO7" text:continue-numbering="true">
        <text:list-item>
          <text:p text:style-name="P2660">FRM<text:s/>07-01 Yıllık Kalibrasyon Planı</text:p>
        </text:list-item>
        <text:list-item>
          <text:p text:style-name="P2661">FRM<text:s/>07-02 Kalibrasyon Sicil Kartı</text:p>
        </text:list-item>
        <text:list-item>
          <text:p text:style-name="P2662">FRM<text:s/>07-03 Deney Aletleri Listesi</text:p>
        </text:list-item>
        <text:list-item>
          <text:p text:style-name="P2663">FRM<text:s/>07-04 Doğrulama Takip Formu</text:p>
        </text:list-item>
        <text:list-item>
          <text:p text:style-name="P2664">FRM<text:s/>07-05 Kullanım Dışı Etiketi</text:p>
        </text:list-item>
      </text:list>
      <text:p text:style-name="P2665"/>
      <text:p text:style-name="P2666"/>
      <text:p text:style-name="P2667"/>
      <text:p text:style-name="P2668"/>
      <text:p text:style-name="P2669"/>
      <table:table table:style-name="Table2670">
        <table:table-columns>
          <table:table-column table:style-name="TableColumn2671"/>
          <table:table-column table:style-name="TableColumn2672"/>
        </table:table-columns>
        <table:table-row table:style-name="TableRow2673">
          <table:table-cell table:style-name="TableCell2674">
            <text:p text:style-name="P2675"/>
            <text:p text:style-name="P2676">TALİMAT 08</text:p>
            <text:p text:style-name="P2677"/>
            <text:p text:style-name="P2678">MÜŞTERİ MEMNUNİYETİ</text:p>
          </table:table-cell>
          <table:table-cell table:style-name="TableCell2679">
            <table:table table:style-name="Table2680">
              <table:table-columns>
                <table:table-column table:style-name="TableColumn2681"/>
                <table:table-column table:style-name="TableColumn2682"/>
              </table:table-columns>
              <table:table-row table:style-name="TableRow2683">
                <table:table-cell table:style-name="TableCell2684">
                  <text:p text:style-name="P2685">Bölüm No</text:p>
                </table:table-cell>
                <table:table-cell table:style-name="TableCell2686">
                  <text:p text:style-name="P2687"/>
                </table:table-cell>
              </table:table-row>
              <table:table-row table:style-name="TableRow2688">
                <table:table-cell table:style-name="TableCell2689">
                  <text:p text:style-name="P2690">Yayın Tarihi</text:p>
                </table:table-cell>
                <table:table-cell table:style-name="TableCell2691">
                  <text:p text:style-name="P2692">05-05-2018</text:p>
                </table:table-cell>
              </table:table-row>
              <table:table-row table:style-name="TableRow2693">
                <table:table-cell table:style-name="TableCell2694">
                  <text:p text:style-name="P2695">Rev.No./Tarih</text:p>
                </table:table-cell>
                <table:table-cell table:style-name="TableCell2696">
                  <text:p text:style-name="P2697">1.00/2018</text:p>
                </table:table-cell>
              </table:table-row>
              <text:soft-page-break/>
              <table:table-row table:style-name="TableRow2698">
                <table:table-cell table:style-name="TableCell2699">
                  <text:p text:style-name="P2700">Sayfa No</text:p>
                </table:table-cell>
                <table:table-cell table:style-name="TableCell2701">
                  <text:p text:style-name="P2702">1/3 - 037</text:p>
                </table:table-cell>
              </table:table-row>
            </table:table>
            <text:p text:style-name="P2703"/>
          </table:table-cell>
        </table:table-row>
      </table:table>
      <text:p text:style-name="P2704"/>
      <text:p text:style-name="P2705"/>
      <text:p text:style-name="P2706">1. AMAÇ</text:p>
      <text:p text:style-name="P2707"/>
      <text:p text:style-name="P2708">Bu talimatın amacı, müşteriler ile ortaklık anlayışına dayalı bir çalışma ortamı yaratmak ve bunun için<text:s/>kendileri ile ilişkileri iyileştirmek, istek ve beklentilerini saptamak, şikayet ve sıkıntılarını gidermek ve tüm<text:s/>bunlar neticesinde memnuniyetlerini arttırmak amacıyla yetki, sorumluluk ve yöntemlerin belirlenmesidir.</text:p>
      <text:p text:style-name="P2709"/>
      <text:p text:style-name="P2710">2. TALİMAT DETAYI</text:p>
      <text:p text:style-name="P2711">Müşteri memnuniyetini gösteren veriler aşağıdaki yöntemlerle derlenir :</text:p>
      <text:p text:style-name="P2712"/>
      <text:list text:style-name="LFO7" text:continue-numbering="true">
        <text:list-item>
          <text:p text:style-name="P2713">Müşteri Memnuniyeti Anketi (MMA)</text:p>
        </text:list-item>
        <text:list-item>
          <text:p text:style-name="P2714">Müşteri ziyaretleri</text:p>
        </text:list-item>
        <text:list-item>
          <text:p text:style-name="P2715">Müşteriden iletilen bilgiler (şikayetler, iadeler, teslimat performansı vb)</text:p>
        </text:list-item>
      </text:list>
      <text:p text:style-name="P2716"/>
      <text:p text:style-name="P2717">2.1.Müşteri Memnuniyeti Anketi</text:p>
      <text:p text:style-name="P2718"/>
      <text:p text:style-name="P2719">Müşteri memnuniyeti anketi, Yönetim Temsilcisi tarafından koordine edilen, gerçekleştirilmesi sağlanan ve<text:s/>sonuçları derlenerek yönetimle paylaşılan bir faaliyettir. Uygulama, yılda 1 kez Aralık ayında gerçekleştirilir.<text:s/>Bu anket ile müşterilerin beklenti ve istekleri anlaşılmaya çalışılır.</text:p>
      <text:p text:style-name="P2720"/>
      <text:p text:style-name="P2721">Bu faaliyet kapsamında ilk olarak, üst yönetim tarafından anketin uygulanacağı müşteri firmalar belirlenir ve<text:s/>'Müşteri Görüşleri Soru Formu’ ( F 08-01 )gözden geçirilir. Bu gözden geçirmede, anket kapsamına alınan<text:s/>firmalar, genel olarak yaşanan sorunlar, müşterilerden alınması önemli olan görüşler ve bir önceki dönem<text:s/>yapılmış olan anketin etkinliği gibi unsurlar dikkate alınarak ihtiyaca göre form revize edilir.</text:p>
      <text:p text:style-name="P2722"/>
      <text:p text:style-name="P2723">Ocak ayı başında anket formları kapsama dahil edilmiş olan firmalara, Yönetim Temsilcisi tarafından faks,<text:s/>posta veya E—posta ile iletilir. Anketin tam olarak amacına ulaşması için Türkiye’de yerleşik müşterileri<text:s/>yerinde ziyaret ederek anketin cevaplanmasının sağlanması da tercih edilebilir. Firmalara ziyaret yapılacaksa.<text:s/>ziyaret öncesinde Yönetim Temsilcisi, müsteri firmalardaki muhataplarına bir yazı ile anketi ve yapılacak<text:s/>ziyaretin amacını duyurur ve teyit alır.</text:p>
      <text:p text:style-name="P2724"/>
      <text:p text:style-name="P2725">Anket faaliyeti en geç Aralık ayı sonunda tamamlanır. Anket formları cevaplandırılmış olarak Yönetim<text:s/>Temsilcisinde derlenir.</text:p>
      <text:p text:style-name="P2726"/>
      <text:p text:style-name="P2727">Müşterilerden gerekli bilgilerin objektif bir süreç sonunda derlenmesini sağlamak ve değerlendirmek için<text:s/>“Müşteri Görüşleri Soru Formu’nda dikkate alınması gereken hususlar aşağıda sıralanmıştır.</text:p>
      <text:p text:style-name="P2728"/>
      <text:list text:style-name="LFO7" text:continue-numbering="true">
        <text:list-item>
          <text:p text:style-name="P2729">Müşteri için her konunun önem derecesinin sorulması</text:p>
        </text:list-item>
        <text:list-item>
          <text:p text:style-name="P2730">Soru yöneltilecek belli başlı alanların kapsanması (ilişkiler, ürün kalitesi, satış sonrası destekler, müşteri</text:p>
        </text:list-item>
      </text:list>
      <text:p text:style-name="P2731">sadakati. geleceğe yönelik istekler/ beklentiler vb)</text:p>
      <text:list text:style-name="LFO7" text:continue-numbering="true">
        <text:list-item>
          <text:p text:style-name="P2732">Rakiplerle karşılaştırmaların sağlanması</text:p>
        </text:list-item>
      </text:list>
      <text:p text:style-name="P2733"/>
      <text:p text:style-name="P2734">Her yıl anket çalışması için ortaya çıkan veriler ve dokümantasyon Yönetim Temsilcisi tarafından bir MMA</text:p>
      <text:p text:style-name="P2735">dosyasında toplanır.</text:p>
      <text:p text:style-name="P2736"/>
      <text:p text:style-name="P2737"/>
      <text:p text:style-name="P2738"/>
      <text:p text:style-name="P2739"/>
      <text:p text:style-name="P2740"/>
      <table:table table:style-name="Table2741">
        <table:table-columns>
          <table:table-column table:style-name="TableColumn2742"/>
          <table:table-column table:style-name="TableColumn2743"/>
        </table:table-columns>
        <table:table-row table:style-name="TableRow2744">
          <table:table-cell table:style-name="TableCell2745">
            <text:p text:style-name="P2746"/>
            <text:p text:style-name="P2747"/>
            <text:p text:style-name="P2748">TALİMAT 08</text:p>
            <text:p text:style-name="P2749"/>
            <text:p text:style-name="P2750">MÜŞTERİ MEMNUNİYETİ</text:p>
          </table:table-cell>
          <table:table-cell table:style-name="TableCell2751">
            <table:table table:style-name="Table2752">
              <table:table-columns>
                <table:table-column table:style-name="TableColumn2753"/>
                <table:table-column table:style-name="TableColumn2754"/>
              </table:table-columns>
              <table:table-row table:style-name="TableRow2755">
                <table:table-cell table:style-name="TableCell2756">
                  <text:p text:style-name="P2757">Bölüm No</text:p>
                </table:table-cell>
                <table:table-cell table:style-name="TableCell2758">
                  <text:p text:style-name="P2759"/>
                </table:table-cell>
              </table:table-row>
              <table:table-row table:style-name="TableRow2760">
                <table:table-cell table:style-name="TableCell2761">
                  <text:p text:style-name="P2762">Yayın Tarihi</text:p>
                </table:table-cell>
                <table:table-cell table:style-name="TableCell2763">
                  <text:p text:style-name="P2764">05-05-2018</text:p>
                </table:table-cell>
              </table:table-row>
              <table:table-row table:style-name="TableRow2765">
                <table:table-cell table:style-name="TableCell2766">
                  <text:p text:style-name="P2767">Rev.No./Tarih</text:p>
                </table:table-cell>
                <table:table-cell table:style-name="TableCell2768">
                  <text:p text:style-name="P2769">1.00/2018</text:p>
                </table:table-cell>
              </table:table-row>
              <table:table-row table:style-name="TableRow2770">
                <table:table-cell table:style-name="TableCell2771">
                  <text:p text:style-name="P2772">Sayfa No</text:p>
                </table:table-cell>
                <table:table-cell table:style-name="TableCell2773">
                  <text:p text:style-name="P2774">2/3 - 038</text:p>
                </table:table-cell>
              </table:table-row>
            </table:table>
            <text:p text:style-name="P2775"/>
          </table:table-cell>
        </table:table-row>
      </table:table>
      <text:p text:style-name="P2776"/>
      <text:p text:style-name="P2777"/>
      <text:p text:style-name="P2778">2.2. Müşteri Ziyaretleri</text:p>
      <text:p text:style-name="P2779"/>
      <text:soft-page-break/>
      <text:p text:style-name="P2780">Müşteri memnuniyeti hakkındaki bilgileri elde etmek amacıyla rutin müşteri ziyaretleri de yapılabilir. Bu<text:s/>ziyaretlerde bulunan kişiler, müşterilere firmamızdan aldıkları ürün / hizmet ile ilgili görüşlerini alırlar. Bu<text:s/>bilgiler, ziyaret sırasında düzenlenen ;Müşteri Görüşme Formu’ aracılığı kayıtlanır ve Yönetim Temsilcisi” ne<text:s/>iletilir. Yönetim Temsilcisi bu formlardaki müşteri şikayeti / beklentisi / memnuniyeti bilgilerini derleyerek<text:s/>özet rapor haline getirir. Bu raporlar Yönetim Gözden Geçirme Toplantılarında gözden geçirilir.</text:p>
      <text:p text:style-name="P2781"/>
      <text:p text:style-name="P2782">Bu formlarda belirtilen konularla ilgili olarak Yönetim Temsilcisi tarafından “Düzeltici / Önleyici Faaliyet<text:s/>Raporu" da açılabilir.</text:p>
      <text:p text:style-name="P2783"/>
      <text:p text:style-name="P2784">2.3. Müşteri Şikayetleri</text:p>
      <text:p text:style-name="P2785"/>
      <text:p text:style-name="P2786">Müşteriden ürmamıza iletilen ve müşteri memnuniyeti / memnuniyetsizliğinin temel göstergeleri arasında<text:s/>sayılabilecek müşteri şikayetleri, iadeler, teslimat performansı vb. konulardaki bilgiler de bu kapsamda<text:s/>değerlendirilir.</text:p>
      <text:p text:style-name="P2787"/>
      <text:p text:style-name="P2788">Müşterilerden iletilen problemlerin çözümüne ve sunulmasına ilişkin, her müşteriye özel yöntem kullanılır.<text:s/>Belirli bir formatta bilginin kendilerine iletilmesini talep eden müşterilerin bu isteği yerine getirilir. Şikayet<text:s/>bildirimini takip eden 7 gün içinde konunun incelenmesi ve şikayetin çözümüne ilişkin planın müşteriye<text:s/>iletilmesi prensip alınır. Konu incelemesi gerektiğinde müşteri tesisinde de yapılır. Ayrıca müşterileri<text:s/>şikayetlerinin giderilmesinde. zaman kısıtlarına yönelik müşteri özel istekleri göz önünde bulundurulur.</text:p>
      <text:p text:style-name="P2789"/>
      <text:p text:style-name="P2790">Müşteri memnuniyetsizliğinin temel göstergeleri olan müşteri şikayetlerinin sayısı, eğilimleri gösterecek<text:s/>şekilde grafiksel olarak Yönetim Temsilcisi tarafından oluşturulur ve izlenir. Şikayete yol açan nedenlere<text:s/>göre. bu veriler kategorize edilir ve sorunun tekrarını önleyebilmek amacıyla düzeltici faaliyet başlatılır.<text:s/>Müşteriden bir talep gelmesi halinde, bu kayıtlar müşterinin incelemesine sunulur.</text:p>
      <text:p text:style-name="P2791"/>
      <text:p text:style-name="P2792">2.4. Sonuçların Değerlendirilmesi</text:p>
      <text:p text:style-name="P2793"/>
      <text:p text:style-name="P2794">Yukarıda anlatılan yöntemler, memnuniyet verilerinin yanı sıra memnuniyetsizlik verilerini de (MMA 'da<text:s/>düşük çıkan sonuçlar, ziyaretler sırasında dile getirilen karşılanmamıs istekler / şikayetler. müşteriden gelen<text:s/>bilgilerdeki şikayet ve olumsuz performansa ilişkin veriler vb) içerir. Yönetim Temsilcisi bu verilerin<text:s/>grafiksel olarak dokümante edilmesini sağlar ve sonuçlar üst düzeyde incelenir.</text:p>
      <text:p text:style-name="P2795"/>
      <text:p text:style-name="P2796">Müşteri memmıniyetsizliğinin ifadesi olan verilerde. Yönetim Temsilcisi tarafından en kısa sürede düzeltici<text:s/>faaliyet başlatılır ve faaliyetin etkin olup olmadığı izlenir. Memnuniyet göstergelerinde ise konunun içeriğine<text:s/>göre, bu memnuniyetin farklı iş alanlarına yansıtılması amacıyla, sürekli iyileştirme projeleri başlatılarak<text:s/>veriler kullanılmış olur.</text:p>
      <text:p text:style-name="P2797"/>
      <text:p text:style-name="P2798"/>
      <text:p text:style-name="P2799"/>
      <text:p text:style-name="P2800"/>
      <text:p text:style-name="P2801"/>
      <table:table table:style-name="Table2802">
        <table:table-columns>
          <table:table-column table:style-name="TableColumn2803"/>
          <table:table-column table:style-name="TableColumn2804"/>
        </table:table-columns>
        <table:table-row table:style-name="TableRow2805">
          <table:table-cell table:style-name="TableCell2806">
            <text:p text:style-name="P2807"/>
            <text:p text:style-name="P2808"/>
            <text:p text:style-name="P2809">TALİMAT 08</text:p>
            <text:p text:style-name="P2810"/>
            <text:p text:style-name="P2811">MÜŞTERİ MEMNUNİYETİ</text:p>
          </table:table-cell>
          <table:table-cell table:style-name="TableCell2812">
            <table:table table:style-name="Table2813">
              <table:table-columns>
                <table:table-column table:style-name="TableColumn2814"/>
                <table:table-column table:style-name="TableColumn2815"/>
              </table:table-columns>
              <table:table-row table:style-name="TableRow2816">
                <table:table-cell table:style-name="TableCell2817">
                  <text:p text:style-name="P2818">Bölüm No</text:p>
                </table:table-cell>
                <table:table-cell table:style-name="TableCell2819">
                  <text:p text:style-name="P2820"/>
                </table:table-cell>
              </table:table-row>
              <table:table-row table:style-name="TableRow2821">
                <table:table-cell table:style-name="TableCell2822">
                  <text:p text:style-name="P2823">Yayın Tarihi</text:p>
                </table:table-cell>
                <table:table-cell table:style-name="TableCell2824">
                  <text:p text:style-name="P2825">05-05-2018</text:p>
                </table:table-cell>
              </table:table-row>
              <table:table-row table:style-name="TableRow2826">
                <table:table-cell table:style-name="TableCell2827">
                  <text:p text:style-name="P2828">Rev.No./Tarih</text:p>
                </table:table-cell>
                <table:table-cell table:style-name="TableCell2829">
                  <text:p text:style-name="P2830">1.00/2018</text:p>
                </table:table-cell>
              </table:table-row>
              <table:table-row table:style-name="TableRow2831">
                <table:table-cell table:style-name="TableCell2832">
                  <text:p text:style-name="P2833">Sayfa No</text:p>
                </table:table-cell>
                <table:table-cell table:style-name="TableCell2834">
                  <text:p text:style-name="P2835">3/3 - 039</text:p>
                </table:table-cell>
              </table:table-row>
            </table:table>
            <text:p text:style-name="P2836"/>
          </table:table-cell>
        </table:table-row>
      </table:table>
      <text:p text:style-name="P2837"/>
      <text:p text:style-name="P2838"/>
      <text:p text:style-name="P2839">3. SORUMLULUKLAR</text:p>
      <text:p text:style-name="P2840">Şirket Müdürü</text:p>
      <text:p text:style-name="P2841"/>
      <text:list text:style-name="LFO7" text:continue-numbering="true">
        <text:list-item>
          <text:p text:style-name="P2842">Müşteri Memnuniyet Anketinin gerçekleştirileeeği firmaların belirlenmesine katkıda bulunmak</text:p>
        </text:list-item>
        <text:list-item>
          <text:p text:style-name="P2843">Gerekli görülen durumlarda müşteri ziyaretlerini gerçekleştimek</text:p>
        </text:list-item>
        <text:list-item>
          <text:p text:style-name="P2844">Müşterilerden kendisine gelen memnuniyetsizlik bilgilerini (şikayet, iade vb) Yönetim Temsilcisi 'ne<text:s/>bildirmek ve memnuniyetsizliğin çözümlenmesini sağlamak</text:p>
        </text:list-item>
        <text:list-item>
          <text:p text:style-name="P2845">Müşteri Görüşleri Soru Formu'nu gözden geçirmek</text:p>
        </text:list-item>
        <text:list-item>
          <text:p text:style-name="P2846">Müşteri memnuniyetsizliklerinin giderilmesine yönelik olarak düzeltici Faaliyet talep edilmesine ve yerine<text:s/>getirilmesine destek vermek</text:p>
        </text:list-item>
        <text:list-item>
          <text:p text:style-name="P2847">Müşteriler ile memnuniyet ve memnuniyetsizliklerine yönelik olarak gerekli iletişimi sağlamak</text:p>
        </text:list-item>
      </text:list>
      <text:p text:style-name="P2848"/>
      <text:p text:style-name="P2849">Yönetim Temsilcisi</text:p>
      <text:p text:style-name="P2850"/>
      <text:soft-page-break/>
      <text:list text:style-name="LFO7" text:continue-numbering="true">
        <text:list-item>
          <text:p text:style-name="P2851">Müşteri Memnuniyet Anketlerinin yapılmasını koordine etmek</text:p>
        </text:list-item>
        <text:list-item>
          <text:p text:style-name="P2852">Müşteri Görüşleri Soru Formu’nu gözden geçinmek</text:p>
        </text:list-item>
        <text:list-item>
          <text:p text:style-name="P2853">Müşteri memnuniyet ve memnuniyetsizlik verilerinin toplanmasını koordine etmek ve sonuçları üst<text:s/>yönetime sunmak</text:p>
        </text:list-item>
        <text:list-item>
          <text:p text:style-name="P2854">Müşteri memnuniyetsizliklerini gidermeye yönelik olarak düzeltici faaliyet düzenlemek, faaliyetin yerine<text:s/>getirilmesini gözetmek</text:p>
        </text:list-item>
        <text:list-item>
          <text:p text:style-name="P2855">Anket çalışması sonuçları için MMA dosyası tutmak.</text:p>
        </text:list-item>
        <text:list-item>
          <text:p text:style-name="P2856">Müşteri Memnuniyet Anketlerinin yapılmasını ve gerçekleştirilmesini sağlamak</text:p>
        </text:list-item>
        <text:list-item>
          <text:p text:style-name="P2857">Müşteri Memnuniyet Anketinin gerçekleştirileceği Firmaların belirlenmesine katkıda bulunmak</text:p>
        </text:list-item>
        <text:list-item>
          <text:p text:style-name="P2858">Anketleri belirlenen müşterilere göndermek ve sonuçlarını almak</text:p>
        </text:list-item>
        <text:list-item>
          <text:p text:style-name="P2859">Gerekli görülen durumlarda müşteri ziyaretlerini gerçekleştirmek</text:p>
        </text:list-item>
      </text:list>
      <text:p text:style-name="P2860"/>
      <text:p text:style-name="P2861">KALİTE KAYITLARI</text:p>
      <text:p text:style-name="P2862"/>
      <text:p text:style-name="P2863">Müşteri Görüşme Formu</text:p>
      <text:p text:style-name="P2864">Müşteri Memnuniyet Anketleri</text:p>
      <text:p text:style-name="P2865">Müşteri memnuniyet ve memnuniyetsizlik bildirimleri</text:p>
      <text:p text:style-name="P2866">Düzeltici /Önleyici Faaliyet Raporları</text:p>
      <text:p text:style-name="P2867">Müşteri anketleri. düzeltici faaliyet talepleri. müşteri memnuniyetsizlik bildirimleri 2 yıl boyunca Yönetim<text:s/>Temsilcisi tarafından muhafaza edilir. Müşteri memnuniyetsizlik bildirimleri ayrıca bildirimin yapıldığı<text:s/>bölüm tarafından da 2 yıl süre ile muhafaza edilir.</text:p>
      <text:p text:style-name="P2868"/>
      <text:p text:style-name="P2869">Bu talimat kapsamında ele alınan memnuniyet ve memnuniyetsizlik ile ilgili tüm kayıtlar müşteriye, özgü<text:s/>bilgileri içerdiği için gizlidir. Bu yüzden de bu bilgilere erişim sadece üst yönetime açıktır. Kalite kayıtlarının<text:s/>muhafaza sürelerinde. müşterinin talebi olan süreler göz önünde tutulur.</text:p>
      <text:p text:style-name="P2870"/>
      <text:p text:style-name="P2871">S.EKLER</text:p>
      <text:p text:style-name="P2872"/>
      <text:list text:style-name="LFO7" text:continue-numbering="true">
        <text:list-item>
          <text:p text:style-name="P2873">F 08-01 Müşteri Görüşleri Soru Formu</text:p>
        </text:list-item>
      </text:list>
      <text:p text:style-name="P2874"/>
      <text:p text:style-name="P2875"/>
      <text:p text:style-name="P2876"/>
      <text:p text:style-name="P2877"/>
      <text:p text:style-name="P2878"/>
      <text:p text:style-name="P2879"/>
      <text:p text:style-name="P2880"/>
      <text:p text:style-name="P2881"/>
      <text:p text:style-name="P2882"/>
      <table:table table:style-name="Table2883">
        <table:table-columns>
          <table:table-column table:style-name="TableColumn2884"/>
          <table:table-column table:style-name="TableColumn2885"/>
        </table:table-columns>
        <table:table-row table:style-name="TableRow2886">
          <table:table-cell table:style-name="TableCell2887">
            <text:p text:style-name="P2888"/>
            <text:p text:style-name="P2889">TALİMAT 09</text:p>
            <text:p text:style-name="P2890"/>
            <text:p text:style-name="P2891">DENEY TALİMATI</text:p>
          </table:table-cell>
          <table:table-cell table:style-name="TableCell2892">
            <table:table table:style-name="Table2893">
              <table:table-columns>
                <table:table-column table:style-name="TableColumn2894"/>
                <table:table-column table:style-name="TableColumn2895"/>
              </table:table-columns>
              <table:table-row table:style-name="TableRow2896">
                <table:table-cell table:style-name="TableCell2897">
                  <text:p text:style-name="P2898">Bölüm No</text:p>
                </table:table-cell>
                <table:table-cell table:style-name="TableCell2899">
                  <text:p text:style-name="P2900"/>
                </table:table-cell>
              </table:table-row>
              <table:table-row table:style-name="TableRow2901">
                <table:table-cell table:style-name="TableCell2902">
                  <text:p text:style-name="P2903">Yayın Tarihi</text:p>
                </table:table-cell>
                <table:table-cell table:style-name="TableCell2904">
                  <text:p text:style-name="P2905">05-05-2018</text:p>
                </table:table-cell>
              </table:table-row>
              <table:table-row table:style-name="TableRow2906">
                <table:table-cell table:style-name="TableCell2907">
                  <text:p text:style-name="P2908">Rev.No./Tarih</text:p>
                </table:table-cell>
                <table:table-cell table:style-name="TableCell2909">
                  <text:p text:style-name="P2910">1.00/2018</text:p>
                </table:table-cell>
              </table:table-row>
              <table:table-row table:style-name="TableRow2911">
                <table:table-cell table:style-name="TableCell2912">
                  <text:p text:style-name="P2913">Sayfa No</text:p>
                </table:table-cell>
                <table:table-cell table:style-name="TableCell2914">
                  <text:p text:style-name="P2915">1/5 - 040</text:p>
                </table:table-cell>
              </table:table-row>
            </table:table>
            <text:p text:style-name="P2916"/>
          </table:table-cell>
        </table:table-row>
      </table:table>
      <text:p text:style-name="P2917"/>
      <text:p text:style-name="P2918">1. AMAÇ '</text:p>
      <text:p text:style-name="P2919"/>
      <text:p text:style-name="P2920">Bu talimatın amacı, kalite sistem şartlarının yerine getirilmesi sırasında. ürün için belirtilmiş şartların yerine<text:s/>getirildiğinin doğrulanması ve sürdürülmesi için yetki. sorumluluk ve yöntemlerin belirlenmesidir.</text:p>
      <text:p text:style-name="P2921"/>
      <text:p text:style-name="P2922">2. TALİMAT DETAYI</text:p>
      <text:p text:style-name="P2923">2.1. Genel</text:p>
      <text:p text:style-name="P2924"/>
      <text:p text:style-name="P2925">Ürün için belirtilmiş şartların yerine getirildiğini doğrulamak maksadıyla gerekli kontrol ve testler, İmalat<text:s/>Kontrol Planında (F O4—0l) belirtildiği şekilde yerine getirilir.</text:p>
      <text:p text:style-name="P2926"/>
      <text:p text:style-name="P2927">Her ürün için şartların yerine getirildiğini doğrulamak amacıyla yapılacak kontrol ve testler, İınalat Kontrol<text:s/>Planlarında (F 04-01) detaylandırılmıştır. Bu fonksiyonun koordinasyon sorumluluğu Yönetim Temsilcisi’ne<text:s/>aittir.</text:p>
      <text:p text:style-name="P2928"/>
      <text:p text:style-name="P2929">2.2. Girdi Kontrol ve Testleri</text:p>
      <text:p text:style-name="P2930">Girdi malzemenin kontrol edilinceye kadar kullanılmaması veya işlem görmemesi prensip edinilmiştir.</text:p>
      <text:p text:style-name="P2931"/>
      <text:soft-page-break/>
      <text:p text:style-name="P2932">Girdi kontrolü. İmalat Kontrol Planının ilk operasyonudur ve İmalat Kontrol Planında veya İmalat Kontrol<text:s/>Planında referans verilen giriş kontrol talimatlarında belirtildiği şekliyle yerine getirilir.</text:p>
      <text:p text:style-name="P2933"/>
      <text:p text:style-name="P2934">İmalat Kontrol Planında belirtilen girdi malzeme kontrolüne yönelik olarak yapılacak kontrol ve testlerde<text:s/>tedarikçinin tesislerinde yapılan kontrollere ve sağlanan uygunluğa dair kanıtlar dikkate alınır.</text:p>
      <text:p text:style-name="P2935"/>
      <text:p text:style-name="P2936">Acil üretim amacıyla girdi malzemelerin doğrulanmadan kullanılmasına izin verilmez. Ancak. böyle bir<text:s/>durumun gerekmesi halinde, ürünün derhal geri çekilebilmesi amacıyla girdi ürün partisi. Girdi Kontrol<text:s/>Etiketindeki “Şartlı Kabul” kısmı işaretlenerek tanımlanır ve izlenir.</text:p>
      <text:p text:style-name="P2937"/>
      <text:p text:style-name="P2938"/>
      <text:p text:style-name="P2939"/>
      <text:p text:style-name="P2940"/>
      <text:p text:style-name="P2941"/>
      <text:p text:style-name="P2942"/>
      <table:table table:style-name="Table2943">
        <table:table-columns>
          <table:table-column table:style-name="TableColumn2944"/>
          <table:table-column table:style-name="TableColumn2945"/>
        </table:table-columns>
        <table:table-row table:style-name="TableRow2946">
          <table:table-cell table:style-name="TableCell2947">
            <text:p text:style-name="P2948"/>
            <text:p text:style-name="P2949">TALİMAT 09</text:p>
            <text:p text:style-name="P2950"/>
            <text:p text:style-name="P2951">DENEY TALİMATI</text:p>
          </table:table-cell>
          <table:table-cell table:style-name="TableCell2952">
            <table:table table:style-name="Table2953">
              <table:table-columns>
                <table:table-column table:style-name="TableColumn2954"/>
                <table:table-column table:style-name="TableColumn2955"/>
              </table:table-columns>
              <table:table-row table:style-name="TableRow2956">
                <table:table-cell table:style-name="TableCell2957">
                  <text:p text:style-name="P2958">Bölüm No</text:p>
                </table:table-cell>
                <table:table-cell table:style-name="TableCell2959">
                  <text:p text:style-name="P2960"/>
                </table:table-cell>
              </table:table-row>
              <table:table-row table:style-name="TableRow2961">
                <table:table-cell table:style-name="TableCell2962">
                  <text:p text:style-name="P2963">Yayın Tarihi</text:p>
                </table:table-cell>
                <table:table-cell table:style-name="TableCell2964">
                  <text:p text:style-name="P2965">05-05-2018</text:p>
                </table:table-cell>
              </table:table-row>
              <table:table-row table:style-name="TableRow2966">
                <table:table-cell table:style-name="TableCell2967">
                  <text:p text:style-name="P2968">Rev.No./Tarih</text:p>
                </table:table-cell>
                <table:table-cell table:style-name="TableCell2969">
                  <text:p text:style-name="P2970">1.00/2018</text:p>
                </table:table-cell>
              </table:table-row>
              <table:table-row table:style-name="TableRow2971">
                <table:table-cell table:style-name="TableCell2972">
                  <text:p text:style-name="P2973">Sayfa No</text:p>
                </table:table-cell>
                <table:table-cell table:style-name="TableCell2974">
                  <text:p text:style-name="P2975">2/5 - 041</text:p>
                </table:table-cell>
              </table:table-row>
            </table:table>
            <text:p text:style-name="P2976"/>
          </table:table-cell>
        </table:table-row>
      </table:table>
      <text:p text:style-name="P2977"/>
      <text:p text:style-name="P2978"/>
      <text:p text:style-name="P2979">Tedarik edilen malzemeler üç seviye grubunda değerlendirilerek kabulleri yapılır.</text:p>
      <text:p text:style-name="P2980"/>
      <text:p text:style-name="P2981">ı SeviYe<text:s/><text:tab/>SeviYe ”1 *</text:p>
      <text:p text:style-name="P2982">——IE<text:tab/>_</text:p>
      <text:p text:style-name="P2983">İçerik<text:s/><text:tab/>Üretilen ürünün kalitesini<text:s/><text:tab/><text:tab/>Üretilen ürünün kalitesini<text:s/><text:tab/><text:tab/>Üretilen ürünün kalitesini '</text:p>
      <text:p text:style-name="P2984">doğrudan etkileyen,<text:s/><text:tab/><text:tab/>ürün dolaylı olarak etkileyen ve<text:s/><text:tab/>etkilemeyen, bu nedenle</text:p>
      <text:p text:style-name="P2985">l üretiminde kullanılan ve bu seçilmiş tedarikçilerden uygun görülen bir</text:p>
      <text:p text:style-name="P2986">nedenle sadece yeterlilikleri alınması gereken malzeme ve tedarikçiden alınabilecek</text:p>
      <text:p text:style-name="P2987">onaylanmış tedarikçilerden hizmetler. malzeme ve hizmetler</text:p>
      <text:p text:style-name="P2988">alınması gereken malzeme ve .</text:p>
      <text:p text:style-name="P2989">hizmetler</text:p>
      <text:p text:style-name="P2990">| Örnek Kimyasal Hammaddeler. Kalıp—aparat malzemeler, Kırtasiye malzemeleri.</text:p>
      <text:p text:style-name="P2991">i çimento. agrega. katkı elektrik—mekanik malzemeler, basit el aletleri. büro</text:p>
      <text:p text:style-name="P2992">! bakım onarım malzemeleri, malzemeleri, yakıtlar,</text:p>
      <text:p text:style-name="P2993">ölçme aletleri, hizmetler temizlik ve yiyecek ,</text:p>
      <text:p text:style-name="P2994">; (nakliye bakım ve maddeleri, yemek— '</text:p>
      <text:p text:style-name="P2995">l kalibrasyon) temizlik—güvenlik vb. '</text:p>
      <text:p text:style-name="P2996">l hizmetler l</text:p>
      <text:p text:style-name="P2997"/>
      <text:p text:style-name="P2998">İdari kabul Satınalma Sorumlusu Satınalma Sorumlusu Sioarisi veren bölüm</text:p>
      <text:p text:style-name="P2999"/>
      <text:p text:style-name="P3000">Teknik kabul Kalite Kontrol Bölümü Siparişi veren bölüm —---</text:p>
      <text:p text:style-name="P3001">Sorumlusu</text:p>
      <text:p text:style-name="P3002"/>
      <text:p text:style-name="P3003">İdari kabul (Seviye I, [I. lll), gerektiğinde ölçerek miktar, cins, ambalaj, taşıma tahribatı, evrak ve<text:s/>dokümanların doğruluk ve uygunlukları gibi hususların. istenmiş olanlarla karşılaştırılması şeklinde<text:s/>gerçekleştirilir,</text:p>
      <text:p text:style-name="P3004"/>
      <text:p text:style-name="P3005">Seviye 1 malzemelerin idari ve teknik kabulü aşağıdaki şekilde gerçekleştirilir.</text:p>
      <text:p text:style-name="P3006"/>
      <text:p text:style-name="P3007">Malzemeler tanımlı kontrol alanına alınır: tanımlı alan dışında da kontrol edilecekse, Kalite Kontrol<text:s/>Bölümü Sorumlusu<text:s/><text:s/>tarafından malzemelerin üzerine “Kontrol Bekliyor’ etiketi asılır. Gerektiğinde bu<text:s/>alanda da girdi kontrolü yapılır</text:p>
      <text:p text:style-name="P3008"/>
      <text:list text:style-name="LFO7" text:continue-numbering="true">
        <text:list-item>
          <text:p text:style-name="P3009">Malzemelerin Satınalma Sorumlusu tarafından idari kabulü yapılır.</text:p>
        </text:list-item>
        <text:list-item>
          <text:p text:style-name="P3010">Kalite Kontrol Bölümü Sorumlusu tarafından teknik kabul işlemleri yapılarak, sonuçlar raporlanır.</text:p>
        </text:list-item>
        <text:list-item>
          <text:p text:style-name="P3011">Malzemelerin üzerine kontrol edildiklerini ve kontrol sonucunu (kabul, red, şartlı kabul) belirten Girdi<text:s/>Kontrol Etiketi asılır.</text:p>
        </text:list-item>
      </text:list>
      <text:p text:style-name="P3012"/>
      <text:p text:style-name="P3013">Seviye [[ malzemelerin idari ve teknik kabulü aşağıdaki şekilde gerçekleştirilir.</text:p>
      <text:p text:style-name="P3014"/>
      <text:soft-page-break/>
      <text:list text:style-name="LFO7" text:continue-numbering="true">
        <text:list-item>
          <text:p text:style-name="P3015">İdari kabul işlemleri, Satınalma Sorumlu’ su tarafından yapılır.</text:p>
        </text:list-item>
        <text:list-item>
          <text:p text:style-name="P3016">Teknik kabul işlemleri, siparişi veren bölüm yöneticisi tarafından yapılır.</text:p>
        </text:list-item>
        <text:list-item>
          <text:p text:style-name="P3017">Kontrol sonrasında sayet uygunsa malzeme kabul edilir.</text:p>
        </text:list-item>
      </text:list>
      <text:p text:style-name="P3018"/>
      <text:p text:style-name="P3019">Seviye lll malzemelere sadece siparişi veren bölüm tarafından idari kabul işlemleri uygulanır ve (teknik kabul</text:p>
      <text:p text:style-name="P3020">uygulanmadan) girdi kontrol işlemleri tamamlanır.</text:p>
      <text:p text:style-name="P3021"/>
      <text:p text:style-name="P3022"/>
      <text:p text:style-name="P3023"/>
      <text:p text:style-name="P3024"/>
      <text:p text:style-name="P3025"/>
      <text:p text:style-name="P3026"/>
      <table:table table:style-name="Table3027">
        <table:table-columns>
          <table:table-column table:style-name="TableColumn3028"/>
          <table:table-column table:style-name="TableColumn3029"/>
        </table:table-columns>
        <table:table-row table:style-name="TableRow3030">
          <table:table-cell table:style-name="TableCell3031">
            <text:p text:style-name="P3032"/>
            <text:p text:style-name="P3033">TALİMAT 09</text:p>
            <text:p text:style-name="P3034"/>
            <text:p text:style-name="P3035">DENEY TALİMATI</text:p>
          </table:table-cell>
          <table:table-cell table:style-name="TableCell3036">
            <table:table table:style-name="Table3037">
              <table:table-columns>
                <table:table-column table:style-name="TableColumn3038"/>
                <table:table-column table:style-name="TableColumn3039"/>
              </table:table-columns>
              <table:table-row table:style-name="TableRow3040">
                <table:table-cell table:style-name="TableCell3041">
                  <text:p text:style-name="P3042">Bölüm No</text:p>
                </table:table-cell>
                <table:table-cell table:style-name="TableCell3043">
                  <text:p text:style-name="P3044"/>
                </table:table-cell>
              </table:table-row>
              <table:table-row table:style-name="TableRow3045">
                <table:table-cell table:style-name="TableCell3046">
                  <text:p text:style-name="P3047">Yayın Tarihi</text:p>
                </table:table-cell>
                <table:table-cell table:style-name="TableCell3048">
                  <text:p text:style-name="P3049">05-05-2018</text:p>
                </table:table-cell>
              </table:table-row>
              <table:table-row table:style-name="TableRow3050">
                <table:table-cell table:style-name="TableCell3051">
                  <text:p text:style-name="P3052">Rev.No./Tarih</text:p>
                </table:table-cell>
                <table:table-cell table:style-name="TableCell3053">
                  <text:p text:style-name="P3054">1.00/2018</text:p>
                </table:table-cell>
              </table:table-row>
              <table:table-row table:style-name="TableRow3055">
                <table:table-cell table:style-name="TableCell3056">
                  <text:p text:style-name="P3057">Sayfa No</text:p>
                </table:table-cell>
                <table:table-cell table:style-name="TableCell3058">
                  <text:p text:style-name="P3059">3/5 - 042</text:p>
                </table:table-cell>
              </table:table-row>
            </table:table>
            <text:p text:style-name="P3060"/>
          </table:table-cell>
        </table:table-row>
      </table:table>
      <text:p text:style-name="P3061"/>
      <text:p text:style-name="P3062">Seviye [ için teknik kabul aşağıda açıklanan 3 ana metottan biri veya daha fazlası kullanılarak gerçekleştirilir.</text:p>
      <text:p text:style-name="P3063"/>
      <text:p text:style-name="P3064">İmalat Kontrol Planında, uygulanacak kontroller detaylandırılır veya giriş kontrolün hangi “teknik<text:s/>şartname<text:s/>’ye<text:s/>göre gerçekleştirileceği belirtilir.</text:p>
      <text:p text:style-name="P3065"/>
      <text:p text:style-name="P3066">1. Klasik anlamda, örnekleme planına göre firmamız tesislerinde girdi kontrol /test|erinin yapılması.</text:p>
      <text:p text:style-name="P3067"/>
      <text:p text:style-name="P3068">2. Tedarikçi tesislerinde tedarikçi tarafından gerçekleştirilmiş kontrol / test sonuçlarının dikkate alınması.<text:s/>(Bu yöntemin kullanılmasına başlanabilmesi için, ilgili tedarikçinin girdi kontrol performansının “A"<text:s/>kategorisinde olması gerekmektedir. Bu konuda karar, Şirket Müdürü’nün yetkisindedir.)</text:p>
      <text:p text:style-name="P3069"/>
      <text:p text:style-name="P3070">Firmamızda yapılamayan bazı kontrol ve testlerin, dış kuruluşlarda gerçekleştirilmesi ve bunların<text:s/>raporlarının dikkate alınması (Bu raporların değerlendirilmesi Şirket Müdürü tarafından yapılır).</text:p>
      <text:p text:style-name="P3071"/>
      <text:p text:style-name="P3072">Yukarıda belirtilen bu üç teknikten hangisinin / hangilerinin kullanıldığı giriş kontrol kayıtlarında belirtilir.<text:s/>Giriş kontrol işlemlerinden sonra netice “Giriş Kontrol Raporu’nda dokümante edilir.</text:p>
      <text:p text:style-name="P3073"/>
      <text:p text:style-name="P3074">Teknik kabul işlemleri sonucu 3 çeşit karar söz konusu olabilir:</text:p>
      <text:p text:style-name="P3075"/>
      <text:p text:style-name="P3076">l. Malzemenin kabulü: Malzeme. istenen gereksinimlerin hepsini karşılamaktadır; kullanıma alınır.</text:p>
      <text:p text:style-name="P3077"/>
      <text:p text:style-name="P3078">2.<text:s/>Malzemenin reddi: Malzeme, istenen gereksinimleri karşılamamaktadır; tedarikçiye bilgi verilerek iade</text:p>
      <text:p text:style-name="P3079">edilir.</text:p>
      <text:p text:style-name="P3080"/>
      <text:p text:style-name="P3081">3. Malzemenin şartlı kabulü: Malzeme, istenen gereksinimleri karşılamamaktadır; ancak karakteristiğin<text:s/>cinsine, uygunsuzluğun derecesine ve malzemenin kullanımına duyulan ihtiyaca göre Şirket Müdürü'nün<text:s/>vereceği sapma izni sonucunda şartlı kabul uygulanabilir. Ancak bu malzemeler % 100 ayrım / tashihten<text:s/>geçirilerek uygun olanlar kabul edilir; diğerleri reddedilir. Şartlı kabul durumları için tedarikçi ikaz<text:s/>edilerek hata durumunun tekrarlanmaması istenir.</text:p>
      <text:p text:style-name="P3082"/>
      <text:p text:style-name="P3083">2.3.Proses Sırasında Kontrol ve Testler</text:p>
      <text:p text:style-name="P3084"/>
      <text:p text:style-name="P3085">Giriş kontrol aşamasından sonra prosesin ilerleyen satlıalarındaki kontrol ve testler, İmalat Kontrol Planı ve<text:s/>operatör/ koııtrol talimatlarında detaylandırıldığı şekilde gerçekleştirilir.</text:p>
      <text:p text:style-name="P3086"/>
      <text:p text:style-name="P3087">Ürünün proses aşamaları sırasında, bir aşamadan diğerine geçerken, imalat Kontrol Planına göre<text:s/>gerçekleştirilen kontrol ve testlerden geçmesi esastır. Aksi durumda. ürünler işaretlenerek gerekli yeniden<text:s/>işleme / ayıklama işlemleri yerine getirilir.</text:p>
      <text:p text:style-name="P3088"/>
      <text:p text:style-name="P3089">Proses sırasında gerçekleştirilen kontrol ve test faaliyetleri, hata tespitinden Ziyade hata Önlenmesine yönelik<text:s/>tasarlanır. Hata önlenmesine yönelik özel karakteristik işareti taşıyan yerlerde lPK teknikleri kullanılır.</text:p>
      <text:p text:style-name="P3090"/>
      <text:p text:style-name="P3091">2.4. Son Kontrol ve Testler</text:p>
      <text:p text:style-name="P3092">Son kontrol ve testler. İmalat Kontrol Planı ve Kontrol Talimatlanna uygun olarak gerçekleştirilir.</text:p>
      <text:p text:style-name="P3093"/>
      <text:p text:style-name="P3094">Firmamız bünyesinde yapılan üretim prosesi göz önünde bulundurularak son kontrol ve testler aşağıdaki<text:s/>şekilde yorumlanabilir.</text:p>
      <text:p text:style-name="P3095"/>
      <text:p text:style-name="P3096"/>
      <text:p text:style-name="P3097"/>
      <text:p text:style-name="P3098"/>
      <text:p text:style-name="P3099"/>
      <text:p text:style-name="P3100"/>
      <table:table table:style-name="Table3101">
        <table:table-columns>
          <table:table-column table:style-name="TableColumn3102"/>
          <table:table-column table:style-name="TableColumn3103"/>
        </table:table-columns>
        <table:table-row table:style-name="TableRow3104">
          <table:table-cell table:style-name="TableCell3105">
            <text:p text:style-name="P3106"/>
            <text:p text:style-name="P3107">TALİMAT 09</text:p>
            <text:p text:style-name="P3108"/>
            <text:p text:style-name="P3109">DENEY TALİMATI</text:p>
          </table:table-cell>
          <table:table-cell table:style-name="TableCell3110">
            <table:table table:style-name="Table3111">
              <table:table-columns>
                <table:table-column table:style-name="TableColumn3112"/>
                <table:table-column table:style-name="TableColumn3113"/>
              </table:table-columns>
              <table:table-row table:style-name="TableRow3114">
                <table:table-cell table:style-name="TableCell3115">
                  <text:p text:style-name="P3116">Bölüm No</text:p>
                </table:table-cell>
                <table:table-cell table:style-name="TableCell3117">
                  <text:p text:style-name="P3118"/>
                </table:table-cell>
              </table:table-row>
              <table:table-row table:style-name="TableRow3119">
                <table:table-cell table:style-name="TableCell3120">
                  <text:p text:style-name="P3121">Yayın Tarihi</text:p>
                </table:table-cell>
                <table:table-cell table:style-name="TableCell3122">
                  <text:p text:style-name="P3123">05-05-2018</text:p>
                </table:table-cell>
              </table:table-row>
              <table:table-row table:style-name="TableRow3124">
                <table:table-cell table:style-name="TableCell3125">
                  <text:p text:style-name="P3126">Rev.No./Tarih</text:p>
                </table:table-cell>
                <table:table-cell table:style-name="TableCell3127">
                  <text:p text:style-name="P3128">1.00/2018</text:p>
                </table:table-cell>
              </table:table-row>
              <table:table-row table:style-name="TableRow3129">
                <table:table-cell table:style-name="TableCell3130">
                  <text:p text:style-name="P3131">Sayfa No</text:p>
                </table:table-cell>
                <table:table-cell table:style-name="TableCell3132">
                  <text:p text:style-name="P3133">4/5 - 043</text:p>
                </table:table-cell>
              </table:table-row>
            </table:table>
            <text:p text:style-name="P3134"/>
          </table:table-cell>
        </table:table-row>
      </table:table>
      <text:p text:style-name="P3135"/>
      <text:p text:style-name="P3136"/>
      <text:p text:style-name="P3137">Üretime yönelik tüm operasyonları tamamlanmış ürünler imalat Kontrol Planında tanımlanan özellikler göz<text:s/>önünde bulundurularak son kontrol ve testlerden geçirilir.</text:p>
      <text:p text:style-name="P3138"/>
      <text:p text:style-name="P3139">Kalite Kontrol Bölümü Sorumlusu teslimata hazır hale getirilen ürünler üzerinde *Kontrol Listesi’ ne göre<text:s/>gerekli kontrol !' testleri yaparak, uygunluk durumunda teslimat onayı verir.</text:p>
      <text:p text:style-name="P3140"/>
      <text:p text:style-name="P3141">İmalat Kontrol Planında ve operatör talimatlarında belirlenen tüm kontrol ve testler bitirilmeden, veriler ve<text:s/>dokümanlar hazır olup gerekli izin Uretim Bölümü Sorumlusu tarafından verilmeden hiçbir ürün sevk<text:s/>edilemez. Müşteri isteği olduğu takdirde Kalite Kontrol Raporu düzenlenerek gönderilir.</text:p>
      <text:p text:style-name="P3142"/>
      <text:p text:style-name="P3143">2.5.Kontrol ve Test Kayıtları</text:p>
      <text:p text:style-name="P3144"/>
      <text:p text:style-name="P3145">Ürünün İmalat Kontrol Planında veya Müşteri Şartnamelerinde belirlenen kabul kriterlerine göre kontrol ve<text:s/>testlerdeıı geçirildiğini gösteren kayıtlar oluşturulur ve muhafaza edilir. Ürün herhangi bir aşamada kontrol ve<text:s/>testlerden geçemedi ise, “Uygun Olmayan Ürünün Kontrolü Prosedürü uygulanır. Kontrol ve test kayıtları<text:s/>ürünün hem proses aşamaları esnasında bir aşamadan diğerine geçişine izin veren, hem de son kontrol ve<text:s/>testlerin tamamlandığını belirten sorumlu / yetkili kişi(ler)in isimlerini de kapsar.</text:p>
      <text:p text:style-name="P3146"/>
      <text:p text:style-name="P3147">3. SORUMLULUKLAR</text:p>
      <text:p text:style-name="P3148"/>
      <text:p text:style-name="P3149">Şirket Müdürü</text:p>
      <text:p text:style-name="P3150"/>
      <text:list text:style-name="LFO7" text:continue-numbering="true">
        <text:list-item>
          <text:p text:style-name="P3151">Genel olarak kontrol ve testlerin gerçekleştirilmesinin koordinasyonunu sağlamak</text:p>
        </text:list-item>
        <text:list-item>
          <text:p text:style-name="P3152">Giriş kontrol sırasında malzemenin reddedilmesi veya şartlı kabul edilmesi halinde tedarikçinin ikaz<text:s/>edilmesini sağlamak</text:p>
        </text:list-item>
        <text:list-item>
          <text:p text:style-name="P3153">Sevk izni vermek.</text:p>
        </text:list-item>
        <text:list-item>
          <text:p text:style-name="P3154">Şartlı kabul gerektiren durumlarda kararı oluşturmak</text:p>
        </text:list-item>
        <text:list-item>
          <text:p text:style-name="P3155">“İmalat İmalat Kontrol Planında yer alan ve firma dışında yapılabilecek kontrol ve testler için kuruluşları<text:s/>tespit etmek, ilgili kontrol /test|eri yaptırmak ve raporları inceleyip sonuçları değerlendirmek</text:p>
        </text:list-item>
      </text:list>
      <text:p text:style-name="P3156"/>
      <text:p text:style-name="P3157">Kalite Kontrol Bölümü Sorumlusu</text:p>
      <text:list text:style-name="LFO7" text:continue-numbering="true">
        <text:list-item>
          <text:p text:style-name="P3158">Giriş, proses sırasında ve son ürün kontrol ve test faaliyetlerinde Şirket Müdürünün vereceği direktifler<text:s/>doğrultusunda gerekli faaliyetleri yapmak, kayıtlamak ve Şirket Müdürü'nü sonuçlar hakkında<text:s/>bilgilendirmek</text:p>
        </text:list-item>
        <text:list-item>
          <text:p text:style-name="P3159">Doğrulanmadan kullanılmasına izin verilen ürünün derhal geri çekilebilmesi amacıyla girdi ürün partisinin<text:s/>"Şartlı Kabul’ ile tanımlanınasını sağlamak</text:p>
        </text:list-item>
        <text:list-item>
          <text:p text:style-name="P3160">Giriş kontrol aşamalarından Seviye 1 malzemeler için teknik kabulün gerçekleştirilmesiııi sağlamak</text:p>
        </text:list-item>
        <text:list-item>
          <text:p text:style-name="P3161">Şartlı Kabul gerektiren durumlarda kararı oluşturmak</text:p>
        </text:list-item>
        <text:list-item>
          <text:p text:style-name="P3162">Proses sırasındaki bazı kontrol ve testler ile son kontrol ve testlerin gerçekleştirilmesini saglamak</text:p>
        </text:list-item>
      </text:list>
      <text:p text:style-name="P3163"/>
      <text:p text:style-name="P3164">Satınalma Sorumlusu</text:p>
      <text:list text:style-name="LFO7" text:continue-numbering="true">
        <text:list-item>
          <text:p text:style-name="P3165">Giriş kontrol aşamalarından ilgili Seviye 1 ve II malzemeler için idari kabulün gerçekleştirilmesini<text:s/>sağlamak</text:p>
        </text:list-item>
      </text:list>
      <text:p text:style-name="P3166"/>
      <text:p text:style-name="P3167"/>
      <text:p text:style-name="P3168"/>
      <text:p text:style-name="P3169"/>
      <text:p text:style-name="P3170"/>
      <table:table table:style-name="Table3171">
        <table:table-columns>
          <table:table-column table:style-name="TableColumn3172"/>
          <table:table-column table:style-name="TableColumn3173"/>
        </table:table-columns>
        <table:table-row table:style-name="TableRow3174">
          <table:table-cell table:style-name="TableCell3175">
            <text:p text:style-name="P3176"/>
            <text:p text:style-name="P3177">TALİMAT 09</text:p>
            <text:p text:style-name="P3178"/>
            <text:p text:style-name="P3179">DENEY TALİMATI</text:p>
          </table:table-cell>
          <table:table-cell table:style-name="TableCell3180">
            <table:table table:style-name="Table3181">
              <table:table-columns>
                <table:table-column table:style-name="TableColumn3182"/>
                <table:table-column table:style-name="TableColumn3183"/>
              </table:table-columns>
              <table:table-row table:style-name="TableRow3184">
                <table:table-cell table:style-name="TableCell3185">
                  <text:p text:style-name="P3186">Bölüm No</text:p>
                </table:table-cell>
                <table:table-cell table:style-name="TableCell3187">
                  <text:p text:style-name="P3188"/>
                </table:table-cell>
              </table:table-row>
              <table:table-row table:style-name="TableRow3189">
                <table:table-cell table:style-name="TableCell3190">
                  <text:p text:style-name="P3191">Yayın Tarihi</text:p>
                </table:table-cell>
                <table:table-cell table:style-name="TableCell3192">
                  <text:p text:style-name="P3193">05-05-2018</text:p>
                </table:table-cell>
              </table:table-row>
              <table:table-row table:style-name="TableRow3194">
                <table:table-cell table:style-name="TableCell3195">
                  <text:p text:style-name="P3196">Rev.No./Tarih</text:p>
                </table:table-cell>
                <table:table-cell table:style-name="TableCell3197">
                  <text:p text:style-name="P3198">1.00/2018</text:p>
                </table:table-cell>
              </table:table-row>
              <table:table-row table:style-name="TableRow3199">
                <table:table-cell table:style-name="TableCell3200">
                  <text:p text:style-name="P3201">Sayfa No</text:p>
                </table:table-cell>
                <table:table-cell table:style-name="TableCell3202">
                  <text:p text:style-name="P3203">5/5 - 044</text:p>
                </table:table-cell>
              </table:table-row>
            </table:table>
            <text:p text:style-name="P3204"/>
          </table:table-cell>
        </table:table-row>
      </table:table>
      <text:p text:style-name="P3205"/>
      <text:p text:style-name="P3206">4.KALİTE KAYITLARI</text:p>
      <text:p text:style-name="P3207"/>
      <text:p text:style-name="P3208">Giriş kontrol kayıtları idari ve teknik kabulleri gerçekleştiren bölümler tarafından 3 yıl boyunca saklanır.</text:p>
      <text:p text:style-name="P3209"/>
      <text:p text:style-name="P3210">Proses sırasında gerçekleştirilen kontrol ve testlere ilişkin kayıtlar Kalite Kontrol Bölümü Sorumlusu<text:s/>tarafından üretildikleri yıl + 5 takvim yılı boyunca saklanır.</text:p>
      <text:p text:style-name="P3211"/>
      <text:p text:style-name="P3212">Son kontrol ve testlere ilişkin kayıtlar Kalite Kontrol Bölümü Sorumlusu tarafından süresiz olarak saklanır.</text:p>
      <text:p text:style-name="P3213"/>
      <text:p text:style-name="P3214">S.EKLER</text:p>
      <text:p text:style-name="P3215"/>
      <text:list text:style-name="LFO7" text:continue-numbering="true">
        <text:list-item>
          <text:p text:style-name="P3216">FRM<text:s/>09-01 Girdi Kontrol Etiketi</text:p>
        </text:list-item>
        <text:list-item>
          <text:p text:style-name="P3217">FRM<text:s/>09-02 “Kontrol Bekliyor’ Etiketi</text:p>
        </text:list-item>
        <text:list-item>
          <text:p text:style-name="P3218">FRM<text:s/>09-03 Giriş Kontrol Raporu</text:p>
        </text:list-item>
        <text:list-item>
          <text:p text:style-name="P3219">FRM<text:s/>09-04 Kalite Kontrol Raporu</text:p>
        </text:list-item>
        <text:list-item>
          <text:p text:style-name="P3220">FRM<text:s/>09-05 Su Emme Oranı Deney Formu</text:p>
        </text:list-item>
        <text:list-item>
          <text:p text:style-name="P3221">FRM<text:s/>09-06 Elek Analizi Deney Föyü</text:p>
        </text:list-item>
        <text:list-item>
          <text:p text:style-name="P3222">FRM<text:s/>09-07 Kapiler Emilen Su Miktarı Deney Formu</text:p>
        </text:list-item>
        <text:list-item>
          <text:p text:style-name="P3223">FRM<text:s/>09-08 Biçim ve Boyutlar Deney Föyü</text:p>
        </text:list-item>
        <text:list-item>
          <text:p text:style-name="P3224">FRM<text:s/>09-09 Kırılma Dayanımı Deney Föyü</text:p>
        </text:list-item>
        <text:list-item>
          <text:p text:style-name="P3225">FRM<text:s/>09-l0 Görünüş Özellikleri Deney Föyü</text:p>
        </text:list-item>
      </text:list>
      <text:p text:style-name="P3226"/>
      <text:p text:style-name="P3227"/>
      <text:p text:style-name="P3228"/>
      <text:p text:style-name="P3229"/>
      <text:p text:style-name="P3230"/>
      <text:p text:style-name="P3231"/>
      <text:p text:style-name="P3232"/>
      <text:p text:style-name="P3233"/>
      <text:p text:style-name="P3234"/>
      <text:p text:style-name="P3235"/>
      <text:p text:style-name="P3236"/>
      <text:p text:style-name="P3237"/>
      <text:p text:style-name="P3238"/>
      <text:p text:style-name="P3239"/>
      <text:p text:style-name="P3240"/>
      <table:table table:style-name="Table3241">
        <table:table-columns>
          <table:table-column table:style-name="TableColumn3242"/>
          <table:table-column table:style-name="TableColumn3243"/>
        </table:table-columns>
        <table:table-row table:style-name="TableRow3244">
          <table:table-cell table:style-name="TableCell3245">
            <text:p text:style-name="P3246"/>
            <text:p text:style-name="P3247"/>
            <text:p text:style-name="P3248">ETÜV KULLANMA TALİMATI</text:p>
          </table:table-cell>
          <table:table-cell table:style-name="TableCell3249">
            <table:table table:style-name="Table3250">
              <table:table-columns>
                <table:table-column table:style-name="TableColumn3251"/>
                <table:table-column table:style-name="TableColumn3252"/>
              </table:table-columns>
              <table:table-row table:style-name="TableRow3253">
                <table:table-cell table:style-name="TableCell3254">
                  <text:p text:style-name="P3255">Bölüm No</text:p>
                </table:table-cell>
                <table:table-cell table:style-name="TableCell3256">
                  <text:p text:style-name="P3257"/>
                </table:table-cell>
              </table:table-row>
              <table:table-row table:style-name="TableRow3258">
                <table:table-cell table:style-name="TableCell3259">
                  <text:p text:style-name="P3260">Yayın Tarihi</text:p>
                </table:table-cell>
                <table:table-cell table:style-name="TableCell3261">
                  <text:p text:style-name="P3262">05-05-2018</text:p>
                </table:table-cell>
              </table:table-row>
              <table:table-row table:style-name="TableRow3263">
                <table:table-cell table:style-name="TableCell3264">
                  <text:p text:style-name="P3265">Rev.No./Tarih</text:p>
                </table:table-cell>
                <table:table-cell table:style-name="TableCell3266">
                  <text:p text:style-name="P3267">1.00/2018</text:p>
                </table:table-cell>
              </table:table-row>
              <table:table-row table:style-name="TableRow3268">
                <table:table-cell table:style-name="TableCell3269">
                  <text:p text:style-name="P3270">Sayfa No</text:p>
                </table:table-cell>
                <table:table-cell table:style-name="TableCell3271">
                  <text:p text:style-name="P3272">1/1 - 045</text:p>
                </table:table-cell>
              </table:table-row>
            </table:table>
            <text:p text:style-name="P3273"/>
          </table:table-cell>
        </table:table-row>
      </table:table>
      <text:p text:style-name="P3274"/>
      <text:p text:style-name="P3275">1. Tanım :</text:p>
      <text:p text:style-name="P3276"/>
      <text:p text:style-name="P3277">Bu talimat, etüv içindir.</text:p>
      <text:p text:style-name="P3278"/>
      <text:p text:style-name="P3279">2. Kullanma Alanı :</text:p>
      <text:p text:style-name="P3280"/>
      <text:p text:style-name="P3281">Bu cihaz Karo ve agrega numunelerinin IOSİSOC ide değişmez ağırlığa gelmesinde</text:p>
      <text:p text:style-name="P3282"/>
      <text:p text:style-name="P3283">kullanılmaktadır.</text:p>
      <text:p text:style-name="P3284"/>
      <text:soft-page-break/>
      <text:p text:style-name="P3285">3. Kullanmadan Önce Dikkat Edilecek Hususlar :</text:p>
      <text:p text:style-name="P3286"/>
      <text:p text:style-name="P3287">Etüvün çalışma aralığına dikkat edilmelidir.</text:p>
      <text:p text:style-name="P3288"/>
      <text:p text:style-name="P3289">4.Cihazın Kullanımı :</text:p>
      <text:p text:style-name="P3290"/>
      <text:p text:style-name="P3291">Etüvün fişi prize takılır.</text:p>
      <text:p text:style-name="P3292"/>
      <text:p text:style-name="P3293">Etüv, üzerindeki açma kapama butonuna basılarak çalıştırılır.</text:p>
      <text:p text:style-name="P3294"/>
      <text:p text:style-name="P3295">Istenilen sıcaklığı elde etmek için sıcaklık ayar butonu ile sıcaklık ayarı yapılır.</text:p>
      <text:p text:style-name="P3296">Etüv istenilen sıcaklığa geldiğinde numune konulur.</text:p>
      <text:p text:style-name="P3297"/>
      <text:p text:style-name="P3298">Istenilen süre sonunda çıkarılarak, açma kapama düğmesine basılır ve etüv kapatılır.</text:p>
      <text:p text:style-name="P3299"/>
      <text:p text:style-name="P3300"/>
      <text:p text:style-name="P3301"/>
      <text:p text:style-name="P3302"/>
      <text:p text:style-name="P3303"/>
      <text:p text:style-name="P3304"/>
      <table:table table:style-name="Table3305">
        <table:table-columns>
          <table:table-column table:style-name="TableColumn3306"/>
          <table:table-column table:style-name="TableColumn3307"/>
        </table:table-columns>
        <table:table-row table:style-name="TableRow3308">
          <table:table-cell table:style-name="TableCell3309">
            <text:p text:style-name="P3310"/>
            <text:p text:style-name="P3311"/>
            <text:p text:style-name="P3312">ETÜV DOĞRULAMA TALİMATI</text:p>
          </table:table-cell>
          <table:table-cell table:style-name="TableCell3313">
            <table:table table:style-name="Table3314">
              <table:table-columns>
                <table:table-column table:style-name="TableColumn3315"/>
                <table:table-column table:style-name="TableColumn3316"/>
              </table:table-columns>
              <table:table-row table:style-name="TableRow3317">
                <table:table-cell table:style-name="TableCell3318">
                  <text:p text:style-name="P3319">Bölüm No</text:p>
                </table:table-cell>
                <table:table-cell table:style-name="TableCell3320">
                  <text:p text:style-name="P3321"/>
                </table:table-cell>
              </table:table-row>
              <table:table-row table:style-name="TableRow3322">
                <table:table-cell table:style-name="TableCell3323">
                  <text:p text:style-name="P3324">Yayın Tarihi</text:p>
                </table:table-cell>
                <table:table-cell table:style-name="TableCell3325">
                  <text:p text:style-name="P3326">05-05-2018</text:p>
                </table:table-cell>
              </table:table-row>
              <table:table-row table:style-name="TableRow3327">
                <table:table-cell table:style-name="TableCell3328">
                  <text:p text:style-name="P3329">Rev.No./Tarih</text:p>
                </table:table-cell>
                <table:table-cell table:style-name="TableCell3330">
                  <text:p text:style-name="P3331">1.00/2018</text:p>
                </table:table-cell>
              </table:table-row>
              <table:table-row table:style-name="TableRow3332">
                <table:table-cell table:style-name="TableCell3333">
                  <text:p text:style-name="P3334">Sayfa No</text:p>
                </table:table-cell>
                <table:table-cell table:style-name="TableCell3335">
                  <text:p text:style-name="P3336">1/1 - 046</text:p>
                </table:table-cell>
              </table:table-row>
            </table:table>
            <text:p text:style-name="P3337"/>
          </table:table-cell>
        </table:table-row>
      </table:table>
      <text:p text:style-name="P3338"/>
      <text:p text:style-name="P3339"/>
      <text:p text:style-name="P3340">Bu talimat, Etüv içindir.</text:p>
      <text:p text:style-name="P3341"/>
      <text:p text:style-name="P3342">2. Kullanma Alanı:</text:p>
      <text:p text:style-name="P3343"/>
      <text:p text:style-name="P3344">Bu cihaz Karo ve agregaların lOSiS oC değişmez ağırlığa gelmede kullanılmaktadır.</text:p>
      <text:p text:style-name="P3345"/>
      <text:p text:style-name="P3346">3. Doğrulamanın Yapılması:</text:p>
      <text:p text:style-name="P3347"/>
      <text:p text:style-name="P3348">Etüv ON düğmesi ile açılır. lOS“C“ye ayarlanır. Termocouple etüvün orta noktasına yerleştirilir.<text:s/>Etüvün kararlı hale gelip gelmediği göstergesinden kontrol edilir. 5 ayrı noktadan okuma<text:s/>yapılır. Okumaların ortalaması 105"C’nin altında ise arızalı kabul edilerek arızalı cihazlar için<text:s/>(F 07-05) Kullanım Dışı Etiket Formu doldurularak cihaz üstüne yapıştırılır ve (F 05-02)<text:s/>Bakım/Onarım İş Bildirim Formu doldurularak Bakım Onarım Bölümüne bildirilir.</text:p>
      <text:p text:style-name="P3349"/>
      <text:p text:style-name="P3350">NOT: Doğrulama 6 (altı) ayda bir düzenli olarak yapılır.</text:p>
      <text:p text:style-name="P3351"/>
      <text:p text:style-name="P3352">HAZIRLAYAN : Laboratuar Sorumlusu</text:p>
      <text:p text:style-name="P3353"/>
      <text:p text:style-name="P3354">ONAYLAYAN: Şirket Müdürü</text:p>
      <text:p text:style-name="P3355"/>
      <text:p text:style-name="P3356"/>
      <text:p text:style-name="P3357"/>
      <text:p text:style-name="P3358"/>
      <text:p text:style-name="P3359"/>
      <text:p text:style-name="P3360"/>
      <text:p text:style-name="P3361"/>
      <table:table table:style-name="Table3362">
        <table:table-columns>
          <table:table-column table:style-name="TableColumn3363"/>
          <table:table-column table:style-name="TableColumn3364"/>
        </table:table-columns>
        <table:table-row table:style-name="TableRow3365">
          <table:table-cell table:style-name="TableCell3366">
            <text:p text:style-name="P3367"/>
            <text:p text:style-name="P3368"/>
            <text:p text:style-name="P3369">ELEKTRONİK TERAZİ KULLANMA TALİMATI</text:p>
          </table:table-cell>
          <table:table-cell table:style-name="TableCell3370">
            <table:table table:style-name="Table3371">
              <table:table-columns>
                <table:table-column table:style-name="TableColumn3372"/>
                <table:table-column table:style-name="TableColumn3373"/>
              </table:table-columns>
              <table:table-row table:style-name="TableRow3374">
                <table:table-cell table:style-name="TableCell3375">
                  <text:p text:style-name="P3376">Bölüm No</text:p>
                </table:table-cell>
                <table:table-cell table:style-name="TableCell3377">
                  <text:p text:style-name="P3378"/>
                </table:table-cell>
              </table:table-row>
              <table:table-row table:style-name="TableRow3379">
                <table:table-cell table:style-name="TableCell3380">
                  <text:p text:style-name="P3381">Yayın Tarihi</text:p>
                </table:table-cell>
                <table:table-cell table:style-name="TableCell3382">
                  <text:p text:style-name="P3383">05-05-2018</text:p>
                </table:table-cell>
              </table:table-row>
              <table:table-row table:style-name="TableRow3384">
                <table:table-cell table:style-name="TableCell3385">
                  <text:p text:style-name="P3386">Rev.No./Tarih</text:p>
                </table:table-cell>
                <table:table-cell table:style-name="TableCell3387">
                  <text:p text:style-name="P3388">1.00/2018</text:p>
                </table:table-cell>
              </table:table-row>
              <table:table-row table:style-name="TableRow3389">
                <table:table-cell table:style-name="TableCell3390">
                  <text:p text:style-name="P3391">Sayfa No</text:p>
                </table:table-cell>
                <table:table-cell table:style-name="TableCell3392">
                  <text:p text:style-name="P3393">1/1 - 047</text:p>
                </table:table-cell>
              </table:table-row>
            </table:table>
            <text:p text:style-name="P3394"/>
          </table:table-cell>
        </table:table-row>
      </table:table>
      <text:p text:style-name="P3395"/>
      <text:p text:style-name="P3396">l. Tanım :</text:p>
      <text:p text:style-name="P3397"/>
      <text:p text:style-name="P3398">Bu talimat, Elektronik Terazi içindir.</text:p>
      <text:p text:style-name="P3399"/>
      <text:p text:style-name="P3400">2. Kullanma Alanı :</text:p>
      <text:p text:style-name="P3401"/>
      <text:p text:style-name="P3402">Bu cihaz Karo ve agrega numunelerinin tartilmasında kullanılmaktadır.</text:p>
      <text:p text:style-name="P3403"/>
      <text:p text:style-name="P3404">3. Kullanmadan Önce Dikkat Edilecek Hususlar :</text:p>
      <text:p text:style-name="P3405"/>
      <text:p text:style-name="P3406">Terazinin kapasitesine dikkat edilmelidir.</text:p>
      <text:p text:style-name="P3407"/>
      <text:p text:style-name="P3408">4. Cihazın Kullanımı :</text:p>
      <text:p text:style-name="P3409"/>
      <text:p text:style-name="P3410">/ Teraziyi düz bir yere yerleştiri</text:p>
      <text:p text:style-name="P3411"/>
      <text:p text:style-name="P3412">/ Dengeye geldiğinden emin olduktan sonra fişi prize tak.</text:p>
      <text:p text:style-name="P3413"/>
      <text:p text:style-name="P3414">/ On/Of düğmesini kullanarak teraziyi çalıştır.</text:p>
      <text:p text:style-name="P3415"/>
      <text:p text:style-name="P3416">/ Tartına işlemini gerçekleştir.</text:p>
      <text:p text:style-name="P3417"/>
      <text:p text:style-name="P3418">HAZIRLAYAN: Kalite Kontrol Bölümü ONAYLAYAN: Şirket Müdürü</text:p>
      <text:p text:style-name="P3419">Sorumlusu</text:p>
      <text:p text:style-name="P3420"/>
      <text:p text:style-name="P3421"/>
      <text:p text:style-name="P3422"/>
      <table:table table:style-name="Table3423">
        <table:table-columns>
          <table:table-column table:style-name="TableColumn3424"/>
          <table:table-column table:style-name="TableColumn3425"/>
        </table:table-columns>
        <table:table-row table:style-name="TableRow3426">
          <table:table-cell table:style-name="TableCell3427">
            <text:p text:style-name="P3428"/>
            <text:p text:style-name="P3429"/>
            <text:p text:style-name="P3430">TERAZİ DOĞRULAMA TALİMATI</text:p>
          </table:table-cell>
          <table:table-cell table:style-name="TableCell3431">
            <table:table table:style-name="Table3432">
              <table:table-columns>
                <table:table-column table:style-name="TableColumn3433"/>
                <table:table-column table:style-name="TableColumn3434"/>
              </table:table-columns>
              <table:table-row table:style-name="TableRow3435">
                <table:table-cell table:style-name="TableCell3436">
                  <text:p text:style-name="P3437">Bölüm No</text:p>
                </table:table-cell>
                <table:table-cell table:style-name="TableCell3438">
                  <text:p text:style-name="P3439"/>
                </table:table-cell>
              </table:table-row>
              <table:table-row table:style-name="TableRow3440">
                <table:table-cell table:style-name="TableCell3441">
                  <text:p text:style-name="P3442">Yayın Tarihi</text:p>
                </table:table-cell>
                <table:table-cell table:style-name="TableCell3443">
                  <text:p text:style-name="P3444">05-05-2018</text:p>
                </table:table-cell>
              </table:table-row>
              <table:table-row table:style-name="TableRow3445">
                <table:table-cell table:style-name="TableCell3446">
                  <text:p text:style-name="P3447">Rev.No./Tarih</text:p>
                </table:table-cell>
                <table:table-cell table:style-name="TableCell3448">
                  <text:p text:style-name="P3449">1.00/2018</text:p>
                </table:table-cell>
              </table:table-row>
              <table:table-row table:style-name="TableRow3450">
                <table:table-cell table:style-name="TableCell3451">
                  <text:p text:style-name="P3452">Sayfa No</text:p>
                </table:table-cell>
                <table:table-cell table:style-name="TableCell3453">
                  <text:p text:style-name="P3454">1/1 - 048</text:p>
                </table:table-cell>
              </table:table-row>
            </table:table>
            <text:p text:style-name="P3455"/>
          </table:table-cell>
        </table:table-row>
      </table:table>
      <text:p text:style-name="P3456"/>
      <text:p text:style-name="P3457"/>
      <text:p text:style-name="P3458"/>
      <text:p text:style-name="P3459">Bu kılavuz. cihaz içindir.</text:p>
      <text:p text:style-name="P3460"/>
      <text:p text:style-name="P3461">2. Kullanma Alanı:</text:p>
      <text:p text:style-name="P3462"/>
      <text:p text:style-name="P3463">Bu cihaz 3100g ağırlığa kadar olan tanımları yapabilir.</text:p>
      <text:p text:style-name="P3464"/>
      <text:p text:style-name="P3465">3. Kullanmadan Önce Dikkat Edilecek Hususlar:</text:p>
      <text:p text:style-name="P3466"/>
      <text:p text:style-name="P3467">Terazinin fişi prize takılır. ON/OFF tuşuna basılır ve terazi normal tamm moduna gelinceye<text:s/>kadar beklenir. Eğer ekranda “O” lar okunmuyorsa “T” tuşu ile dara alınarak ekran sıfırlanır.<text:s/>Tartılacak kütler kefenin ortasına yerleştirilir. Ekrandaki değer sabitleşince yanındaki tamam<text:s/>birimi de gözükür ve tartım işlemi gerçekleşir. Elde edilen sonuçlar Doğrulama Takip Formuna<text:s/>(FRM<text:s/>07-04) kaydedilir. Okunan değerdeki sapmalar &amp;:0,0lg toleransları dışında ise Üretim<text:s/>Bölümüne haber verilir. Tartım işlemi sona erdikten sonra ON/OFF tuşuna basılarak terazi<text:s/>kapatılır.</text:p>
      <text:p text:style-name="P3468"/>
      <text:p text:style-name="P3469">NOT: Doğrulama üç ayda bir yapılır.</text:p>
      <text:p text:style-name="P3470"/>
      <text:p text:style-name="P3471">HAZIRLAYAN: Laboratuar Sorumlusu</text:p>
      <text:p text:style-name="P3472"/>
      <text:p text:style-name="P3473">ONAYLAYAN: Şirket Müdürü</text:p>
      <text:p text:style-name="P3474"/>
      <text:p text:style-name="P3475"/>
      <table:table table:style-name="Table3476">
        <table:table-columns>
          <table:table-column table:style-name="TableColumn3477"/>
          <table:table-column table:style-name="TableColumn3478"/>
        </table:table-columns>
        <table:table-row table:style-name="TableRow3479">
          <table:table-cell table:style-name="TableCell3480">
            <text:p text:style-name="P3481"/>
            <text:p text:style-name="P3482"/>
            <text:p text:style-name="P3483">PRES KULLANMA TALİMATI</text:p>
          </table:table-cell>
          <table:table-cell table:style-name="TableCell3484">
            <table:table table:style-name="Table3485">
              <table:table-columns>
                <table:table-column table:style-name="TableColumn3486"/>
                <table:table-column table:style-name="TableColumn3487"/>
              </table:table-columns>
              <table:table-row table:style-name="TableRow3488">
                <table:table-cell table:style-name="TableCell3489">
                  <text:p text:style-name="P3490">Bölüm No</text:p>
                </table:table-cell>
                <table:table-cell table:style-name="TableCell3491">
                  <text:p text:style-name="P3492"/>
                </table:table-cell>
              </table:table-row>
              <table:table-row table:style-name="TableRow3493">
                <table:table-cell table:style-name="TableCell3494">
                  <text:p text:style-name="P3495">Yayın Tarihi</text:p>
                </table:table-cell>
                <table:table-cell table:style-name="TableCell3496">
                  <text:p text:style-name="P3497">05-05-2018</text:p>
                </table:table-cell>
              </table:table-row>
              <table:table-row table:style-name="TableRow3498">
                <table:table-cell table:style-name="TableCell3499">
                  <text:p text:style-name="P3500">Rev.No./Tarih</text:p>
                </table:table-cell>
                <table:table-cell table:style-name="TableCell3501">
                  <text:p text:style-name="P3502">1.00/2018</text:p>
                </table:table-cell>
              </table:table-row>
              <text:soft-page-break/>
              <table:table-row table:style-name="TableRow3503">
                <table:table-cell table:style-name="TableCell3504">
                  <text:p text:style-name="P3505">Sayfa No</text:p>
                </table:table-cell>
                <table:table-cell table:style-name="TableCell3506">
                  <text:p text:style-name="P3507">1/1 - 049</text:p>
                </table:table-cell>
              </table:table-row>
            </table:table>
            <text:p text:style-name="P3508"/>
          </table:table-cell>
        </table:table-row>
      </table:table>
      <text:p text:style-name="P3509"/>
      <text:p text:style-name="P3510"/>
      <text:p text:style-name="P3511">1. Tanım : '</text:p>
      <text:p text:style-name="P3512"/>
      <text:p text:style-name="P3513">Bu talimat, Pres içindir</text:p>
      <text:p text:style-name="P3514"/>
      <text:p text:style-name="P3515">2. Kullanma Alanı :</text:p>
      <text:p text:style-name="P3516">Bu cihaz Karo numunelerinin eğilme dayanımlarının belirlenmesinde kullanılmaktadır</text:p>
      <text:p text:style-name="P3517"/>
      <text:p text:style-name="P3518">3. Kullanmadan Önce Dikkat Edilecek Hususlar :</text:p>
      <text:p text:style-name="P3519">Presin kapasitesine dikkat edilmelidir.</text:p>
      <text:p text:style-name="P3520"/>
      <text:p text:style-name="P3521">4. Cihazın Kullanımı :</text:p>
      <text:p text:style-name="P3522">/ Cihazın fişini topraklanmış prize tak</text:p>
      <text:p text:style-name="P3523">/ Aç,/Kapa anahtarını açık konuma getir.</text:p>
      <text:p text:style-name="P3524">/ Prese bağlı bilgisayarı çalıştır.</text:p>
      <text:p text:style-name="P3525">/ Deney numunesini presin tablalarının arasına yerleştir.</text:p>
      <text:p text:style-name="P3526">/ Presi yükle</text:p>
      <text:p text:style-name="P3527"/>
      <text:p text:style-name="P3528">HAZIRLAYAN: Laboratuar Sorumlusu ONAYLAYAN: Şirket Müdürü</text:p>
      <text:p text:style-name="P3529"/>
      <text:p text:style-name="P3530"/>
      <text:p text:style-name="P3531"/>
      <text:p text:style-name="P3532"/>
      <text:p text:style-name="P3533"/>
      <text:p text:style-name="P3534"/>
      <text:p text:style-name="P3535"/>
      <text:p text:style-name="P3536"/>
      <text:p text:style-name="P3537"/>
      <table:table table:style-name="Table3538">
        <table:table-columns>
          <table:table-column table:style-name="TableColumn3539"/>
          <table:table-column table:style-name="TableColumn3540"/>
        </table:table-columns>
        <table:table-row table:style-name="TableRow3541">
          <table:table-cell table:style-name="TableCell3542">
            <text:p text:style-name="P3543"/>
            <text:p text:style-name="P3544"/>
            <text:p text:style-name="P3545">BİÇİM VE BOYUTLAR DENEY TALİMATI</text:p>
          </table:table-cell>
          <table:table-cell table:style-name="TableCell3546">
            <table:table table:style-name="Table3547">
              <table:table-columns>
                <table:table-column table:style-name="TableColumn3548"/>
                <table:table-column table:style-name="TableColumn3549"/>
              </table:table-columns>
              <table:table-row table:style-name="TableRow3550">
                <table:table-cell table:style-name="TableCell3551">
                  <text:p text:style-name="P3552">Bölüm No</text:p>
                </table:table-cell>
                <table:table-cell table:style-name="TableCell3553">
                  <text:p text:style-name="P3554"/>
                </table:table-cell>
              </table:table-row>
              <table:table-row table:style-name="TableRow3555">
                <table:table-cell table:style-name="TableCell3556">
                  <text:p text:style-name="P3557">Yayın Tarihi</text:p>
                </table:table-cell>
                <table:table-cell table:style-name="TableCell3558">
                  <text:p text:style-name="P3559">05-05-2018</text:p>
                </table:table-cell>
              </table:table-row>
              <table:table-row table:style-name="TableRow3560">
                <table:table-cell table:style-name="TableCell3561">
                  <text:p text:style-name="P3562">Rev.No./Tarih</text:p>
                </table:table-cell>
                <table:table-cell table:style-name="TableCell3563">
                  <text:p text:style-name="P3564">1.00/2018</text:p>
                </table:table-cell>
              </table:table-row>
              <table:table-row table:style-name="TableRow3565">
                <table:table-cell table:style-name="TableCell3566">
                  <text:p text:style-name="P3567">Sayfa No</text:p>
                </table:table-cell>
                <table:table-cell table:style-name="TableCell3568">
                  <text:p text:style-name="P3569">1/2 - 050</text:p>
                </table:table-cell>
              </table:table-row>
            </table:table>
            <text:p text:style-name="P3570"/>
          </table:table-cell>
        </table:table-row>
      </table:table>
      <text:p text:style-name="P3571"/>
      <text:p text:style-name="P3572">1. AMAÇ '</text:p>
      <text:p text:style-name="P3573">Bu talimat karoların çalışma boyutlarının ölçülmesi işlemini kapsar.</text:p>
      <text:p text:style-name="P3574">2. CİHAZLAR</text:p>
      <text:p text:style-name="P3575">/ Çelik cetvel (0,5 mm doğrulukla ölçebilen)</text:p>
      <text:p text:style-name="P3576">*/ Kumpas, 0,1 mm doğrulukla ölçme yapmaya uygun olan</text:p>
      <text:p text:style-name="P3577">/ Sentil takımı, 0.1 mm doğrulukla ölçebilen »</text:p>
      <text:p text:style-name="P3578">/ Ölçme Donanımı. 0,1 mm doğrulukla ölçebilen</text:p>
      <text:p text:style-name="P3579">3. İŞLEM</text:p>
      <text:p text:style-name="P3580">Boyutlar</text:p>
      <text:p text:style-name="P3581">/ Karonun çapakları temizlenir.</text:p>
      <text:p text:style-name="P3582">J Çalışma boyutları 3 noktadan olmak üzere uzunluk. genişlik ve kalınlık ölçülür ve kayıt</text:p>
      <text:p text:style-name="P3583">edilir.</text:p>
      <text:p text:style-name="P3584">Kenarların doğrultudan sapması</text:p>
      <text:p text:style-name="P3585">/ Cetvel kenar boyunca yerleştirilir.</text:p>
      <text:p text:style-name="P3586">/ Kenar ile cetvel arasındaki en büyük boşluk ölçülür ve kayıt edilir.</text:p>
      <text:p text:style-name="P3587">Üst yüzeyin düzgünlükten sapması</text:p>
      <text:p text:style-name="P3588">/ Olçme aleti karonun sırasıyla her iki köşegenine yerleştirilir.</text:p>
      <text:p text:style-name="P3589">'/ Düzlükten en büyük sapması ölçülür ve kayıt edilir.</text:p>
      <text:p text:style-name="P3590">4. DEĞERLENDİRME</text:p>
      <text:p text:style-name="P3591">/ Ölçülen boyutlar beyan edilen çalışma boyutlarına toleranslarıyla (Çizelge 1) uygun</text:p>
      <text:p text:style-name="P3592">olmalıdır.</text:p>
      <text:p text:style-name="P3593">/ Yüzey tabakası kalınlığı 24 mm olmalıdır.</text:p>
      <text:p text:style-name="P3594">/ Ust yüzey kenarlarının doğrultudan sapması: kenar ile mastar arasındaki en büyük</text:p>
      <text:p text:style-name="P3595">sapma. o kenann uzunluğunun i % 0.3 “ ünü geçmemelidir. (Desenli üst yüzeyler hariç)</text:p>
      <text:soft-page-break/>
      <text:p text:style-name="P3596">/ Ust yüzeyin düzgünlükten sapması: ölçülen köşegen boyunca hiçbir noktanın sapması</text:p>
      <text:p text:style-name="P3597">köşegen uzunluğunun i % 0,3 ” ünü geçmemelidir</text:p>
      <text:p text:style-name="P3598"/>
      <text:p text:style-name="P3599"/>
      <table:table table:style-name="Table3600">
        <table:table-columns>
          <table:table-column table:style-name="TableColumn3601"/>
          <table:table-column table:style-name="TableColumn3602"/>
        </table:table-columns>
        <table:table-row table:style-name="TableRow3603">
          <table:table-cell table:style-name="TableCell3604">
            <text:p text:style-name="P3605"/>
            <text:p text:style-name="P3606"/>
            <text:p text:style-name="P3607">BİÇİM VE BOYUTLAR DENEY TALİMATI</text:p>
          </table:table-cell>
          <table:table-cell table:style-name="TableCell3608">
            <table:table table:style-name="Table3609">
              <table:table-columns>
                <table:table-column table:style-name="TableColumn3610"/>
                <table:table-column table:style-name="TableColumn3611"/>
              </table:table-columns>
              <table:table-row table:style-name="TableRow3612">
                <table:table-cell table:style-name="TableCell3613">
                  <text:p text:style-name="P3614">Bölüm No</text:p>
                </table:table-cell>
                <table:table-cell table:style-name="TableCell3615">
                  <text:p text:style-name="P3616"/>
                </table:table-cell>
              </table:table-row>
              <table:table-row table:style-name="TableRow3617">
                <table:table-cell table:style-name="TableCell3618">
                  <text:p text:style-name="P3619">Yayın Tarihi</text:p>
                </table:table-cell>
                <table:table-cell table:style-name="TableCell3620">
                  <text:p text:style-name="P3621">05-05-2018</text:p>
                </table:table-cell>
              </table:table-row>
              <table:table-row table:style-name="TableRow3622">
                <table:table-cell table:style-name="TableCell3623">
                  <text:p text:style-name="P3624">Rev.No./Tarih</text:p>
                </table:table-cell>
                <table:table-cell table:style-name="TableCell3625">
                  <text:p text:style-name="P3626">1.00/2018</text:p>
                </table:table-cell>
              </table:table-row>
              <table:table-row table:style-name="TableRow3627">
                <table:table-cell table:style-name="TableCell3628">
                  <text:p text:style-name="P3629">Sayfa No</text:p>
                </table:table-cell>
                <table:table-cell table:style-name="TableCell3630">
                  <text:p text:style-name="P3631">2/2 - 051</text:p>
                </table:table-cell>
              </table:table-row>
            </table:table>
            <text:p text:style-name="P3632"/>
          </table:table-cell>
        </table:table-row>
      </table:table>
      <text:p text:style-name="P3633"/>
      <text:p text:style-name="P3634">Çizelge 1 Boyut Toleransları</text:p>
      <text:p text:style-name="P3635">“_</text:p>
      <text:p text:style-name="P3636">tz mm ( kalınlık &lt; 40 mm için)</text:p>
      <text:p text:style-name="P3637">Kalınlık</text:p>
      <text:p text:style-name="P3638">S. EKLER</text:p>
      <text:p text:style-name="P3639">/ TS 213-1 EN 13748-1/Eylül 2005 “ Terrazo Karolar—İç Mekanlarda Kullanım İçin”</text:p>
      <text:p text:style-name="P3640">HAZIRLAYAN: ONAYLAYAN :</text:p>
      <text:p text:style-name="P3641"/>
      <text:p text:style-name="P3642"/>
      <table:table table:style-name="Table3643">
        <table:table-columns>
          <table:table-column table:style-name="TableColumn3644"/>
          <table:table-column table:style-name="TableColumn3645"/>
        </table:table-columns>
        <table:table-row table:style-name="TableRow3646">
          <table:table-cell table:style-name="TableCell3647">
            <text:p text:style-name="P3648"/>
            <text:p text:style-name="P3649"/>
            <text:p text:style-name="P3650">KIRILMA DAYANIMI DENEY TALİMATI</text:p>
          </table:table-cell>
          <table:table-cell table:style-name="TableCell3651">
            <table:table table:style-name="Table3652">
              <table:table-columns>
                <table:table-column table:style-name="TableColumn3653"/>
                <table:table-column table:style-name="TableColumn3654"/>
              </table:table-columns>
              <table:table-row table:style-name="TableRow3655">
                <table:table-cell table:style-name="TableCell3656">
                  <text:p text:style-name="P3657">Bölüm No</text:p>
                </table:table-cell>
                <table:table-cell table:style-name="TableCell3658">
                  <text:p text:style-name="P3659"/>
                </table:table-cell>
              </table:table-row>
              <table:table-row table:style-name="TableRow3660">
                <table:table-cell table:style-name="TableCell3661">
                  <text:p text:style-name="P3662">Yayın Tarihi</text:p>
                </table:table-cell>
                <table:table-cell table:style-name="TableCell3663">
                  <text:p text:style-name="P3664">05-05-2018</text:p>
                </table:table-cell>
              </table:table-row>
              <table:table-row table:style-name="TableRow3665">
                <table:table-cell table:style-name="TableCell3666">
                  <text:p text:style-name="P3667">Rev.No./Tarih</text:p>
                </table:table-cell>
                <table:table-cell table:style-name="TableCell3668">
                  <text:p text:style-name="P3669">1.00/2018</text:p>
                </table:table-cell>
              </table:table-row>
              <table:table-row table:style-name="TableRow3670">
                <table:table-cell table:style-name="TableCell3671">
                  <text:p text:style-name="P3672">Sayfa No</text:p>
                </table:table-cell>
                <table:table-cell table:style-name="TableCell3673">
                  <text:p text:style-name="P3674">1/2 - 052</text:p>
                </table:table-cell>
              </table:table-row>
            </table:table>
            <text:p text:style-name="P3675"/>
          </table:table-cell>
        </table:table-row>
      </table:table>
      <text:p text:style-name="P3676"/>
      <text:p text:style-name="P3677">1. AMAÇ _</text:p>
      <text:p text:style-name="P3678">Bu talimat karoların kırılma dayanımlarının tayini metodunu kapsar.</text:p>
      <text:p text:style-name="P3679">2. CİHAZLAR</text:p>
      <text:p text:style-name="P3680">J Deney presi. (yük göstergesinin hassasiyeti tahmin edilen kırılma yükünün i—%3 ' ünü doğrulukla</text:p>
      <text:p text:style-name="P3681">belirlemeye uygun olan)</text:p>
      <text:p text:style-name="P3682">3. İŞLEM</text:p>
      <text:p text:style-name="P3683">/ Karolar, çapak ve büyük çıkıntılardan temizlenir.</text:p>
      <text:p text:style-name="P3684">-/ Pürüzlü, şekilli ve eğik olan yüz aşındırılarak veya başlıklanarak hazır hale getirilir.</text:p>
      <text:p text:style-name="P3685">J Numuneler, (20i5) Co sıcaklıktaki suya (24i3) saat süre ile daldırılır.</text:p>
      <text:p text:style-name="P3686">/ Çıkarıldıktan sonra bezle kurulanır ve hemen deneye tabi tutulur.</text:p>
      <text:p text:style-name="P3687">J Alt mesnetler arasındaki açıklık %05 sapma sınırları içinde kalmak şartıyla karo</text:p>
      <text:p text:style-name="P3688">boyunun 2/3 kadar olmalıdır.</text:p>
      <text:p text:style-name="P3689">J Yük darbe tesiri olmaksızın, kırılma yüküne (45i15)saniyede ulaşacak şekilde uygulanır.</text:p>
      <text:p text:style-name="P3690">/ Kırılma yükü kayıt edilir. (P) kN</text:p>
      <text:p text:style-name="P3691">/ Karonun kırılma uzunluğu üst, alt ve ortadan ölçülerek kayıt edilir. E] , Ez , €;</text:p>
      <text:p text:style-name="P3692">J Parke taşının kırılma düzlemindeki kalınlığı ortada ve kenarlarda ölçülerek kayıt edilir.</text:p>
      <text:p text:style-name="P3693">tı , tz 13</text:p>
      <text:p text:style-name="P3694">4. DEĞERLENDİRME</text:p>
      <text:p text:style-name="P3695">Kırılma dayanımı T, aşağıda verilen eşitlik kullanılarak hesaplanır.</text:p>
      <text:p text:style-name="P3696">T : .ıxPxL MPa</text:p>
      <text:p text:style-name="P3697">2xbx12</text:p>
      <text:p text:style-name="P3698">iÇ MEKANLARDA KULLANILAN KAROLARDA:</text:p>
      <text:p text:style-name="P3699">Tnn Z 5,0 Mpa</text:p>
      <text:p text:style-name="P3700">Her bir T 2 4,0 Mpa</text:p>
      <text:p text:style-name="P3701">Her bir P 2 2,5 kN</text:p>
      <text:p text:style-name="P3702"/>
      <text:p text:style-name="P3703"/>
      <text:p text:style-name="P3704"/>
      <text:p text:style-name="P3705"/>
      <text:p text:style-name="P3706"/>
      <table:table table:style-name="Table3707">
        <table:table-columns>
          <table:table-column table:style-name="TableColumn3708"/>
          <table:table-column table:style-name="TableColumn3709"/>
        </table:table-columns>
        <table:table-row table:style-name="TableRow3710">
          <table:table-cell table:style-name="TableCell3711">
            <text:p text:style-name="P3712"/>
            <text:p text:style-name="P3713"/>
            <text:p text:style-name="P3714">KIRILMA DAYANIMI DENEY TALİMATI</text:p>
          </table:table-cell>
          <table:table-cell table:style-name="TableCell3715">
            <table:table table:style-name="Table3716">
              <table:table-columns>
                <table:table-column table:style-name="TableColumn3717"/>
                <table:table-column table:style-name="TableColumn3718"/>
              </table:table-columns>
              <table:table-row table:style-name="TableRow3719">
                <table:table-cell table:style-name="TableCell3720">
                  <text:p text:style-name="P3721">Bölüm No</text:p>
                </table:table-cell>
                <table:table-cell table:style-name="TableCell3722">
                  <text:p text:style-name="P3723"/>
                </table:table-cell>
              </table:table-row>
              <table:table-row table:style-name="TableRow3724">
                <table:table-cell table:style-name="TableCell3725">
                  <text:p text:style-name="P3726">Yayın Tarihi</text:p>
                </table:table-cell>
                <table:table-cell table:style-name="TableCell3727">
                  <text:p text:style-name="P3728">05-05-2018</text:p>
                </table:table-cell>
              </table:table-row>
              <text:soft-page-break/>
              <table:table-row table:style-name="TableRow3729">
                <table:table-cell table:style-name="TableCell3730">
                  <text:p text:style-name="P3731">Rev.No./Tarih</text:p>
                </table:table-cell>
                <table:table-cell table:style-name="TableCell3732">
                  <text:p text:style-name="P3733">1.00/2018</text:p>
                </table:table-cell>
              </table:table-row>
              <table:table-row table:style-name="TableRow3734">
                <table:table-cell table:style-name="TableCell3735">
                  <text:p text:style-name="P3736">Sayfa No</text:p>
                </table:table-cell>
                <table:table-cell table:style-name="TableCell3737">
                  <text:p text:style-name="P3738">2/2 - 053</text:p>
                </table:table-cell>
              </table:table-row>
            </table:table>
            <text:p text:style-name="P3739"/>
          </table:table-cell>
        </table:table-row>
      </table:table>
      <text:p text:style-name="P3740"/>
      <text:p text:style-name="P3741">5. TANIMLAR</text:p>
      <text:p text:style-name="P3742">P :<text:s/><text:s/>Kırılma Yükü, kN</text:p>
      <text:p text:style-name="P3743">b : Karonun kırılma kesitindeki üç ölçümün ortalaması olarak genişliği. mm</text:p>
      <text:p text:style-name="P3744">[ : Karonun kırılma kesitindeki üç ölçümün ortalaması olarak kalınlığı. mm</text:p>
      <text:p text:style-name="P3745">L : Mesnetler arasındaki mesafe, mm</text:p>
      <text:p text:style-name="P3746">T : Eğilme dayanımı, Mpa</text:p>
      <text:p text:style-name="P3747">6. EKLER</text:p>
      <text:p text:style-name="P3748">/ TS 213-1 EN l3748-l/Eylül 2005 “ Terrazo Karolar-İç Mekanlarda Kullanım İçin”</text:p>
      <text:p text:style-name="P3749">"? ıd (? _ 09</text:p>
      <text:p text:style-name="P3750"/>
      <text:p text:style-name="P3751"/>
      <table:table table:style-name="Table3752">
        <table:table-columns>
          <table:table-column table:style-name="TableColumn3753"/>
          <table:table-column table:style-name="TableColumn3754"/>
        </table:table-columns>
        <table:table-row table:style-name="TableRow3755">
          <table:table-cell table:style-name="TableCell3756">
            <text:p text:style-name="P3757"/>
            <text:p text:style-name="P3758"/>
            <text:p text:style-name="P3759">GÖRÜNÜŞ ÖZELLİKLERİ DENEY TALİMATI</text:p>
          </table:table-cell>
          <table:table-cell table:style-name="TableCell3760">
            <table:table table:style-name="Table3761">
              <table:table-columns>
                <table:table-column table:style-name="TableColumn3762"/>
                <table:table-column table:style-name="TableColumn3763"/>
              </table:table-columns>
              <table:table-row table:style-name="TableRow3764">
                <table:table-cell table:style-name="TableCell3765">
                  <text:p text:style-name="P3766">Bölüm No</text:p>
                </table:table-cell>
                <table:table-cell table:style-name="TableCell3767">
                  <text:p text:style-name="P3768"/>
                </table:table-cell>
              </table:table-row>
              <table:table-row table:style-name="TableRow3769">
                <table:table-cell table:style-name="TableCell3770">
                  <text:p text:style-name="P3771">Yayın Tarihi</text:p>
                </table:table-cell>
                <table:table-cell table:style-name="TableCell3772">
                  <text:p text:style-name="P3773">05-05-2018</text:p>
                </table:table-cell>
              </table:table-row>
              <table:table-row table:style-name="TableRow3774">
                <table:table-cell table:style-name="TableCell3775">
                  <text:p text:style-name="P3776">Rev.No./Tarih</text:p>
                </table:table-cell>
                <table:table-cell table:style-name="TableCell3777">
                  <text:p text:style-name="P3778">1.00/2018</text:p>
                </table:table-cell>
              </table:table-row>
              <table:table-row table:style-name="TableRow3779">
                <table:table-cell table:style-name="TableCell3780">
                  <text:p text:style-name="P3781">Sayfa No</text:p>
                </table:table-cell>
                <table:table-cell table:style-name="TableCell3782">
                  <text:p text:style-name="P3783">1/1 - 054</text:p>
                </table:table-cell>
              </table:table-row>
            </table:table>
            <text:p text:style-name="P3784"/>
          </table:table-cell>
        </table:table-row>
      </table:table>
      <text:p text:style-name="P3785"/>
      <text:p text:style-name="P3786">1. AMAÇ -</text:p>
      <text:p text:style-name="P3787">Bu talimat karoların görünüş özelliklerini kapsar.</text:p>
      <text:p text:style-name="P3788">2. İŞLEM</text:p>
      <text:p text:style-name="P3789">/ Karolara iki metre mesafede durularak tabii gün ışığında bakılır.</text:p>
      <text:p text:style-name="P3790">J Çatlak. çıkıntı, girinti veya pullanma görülen karolar kayıt edilir.</text:p>
      <text:p text:style-name="P3791">3. DEĞERLENDİRME</text:p>
      <text:p text:style-name="P3792">J Karolarırı yüzeylerinde çatlak, pullanma veya çıkıntı-girinti gibi bozukluklar</text:p>
      <text:p text:style-name="P3793">görülmemelidir.</text:p>
      <text:p text:style-name="P3794">4. EKLER</text:p>
      <text:p text:style-name="P3795">—/ TS 213—1 EN 13748-1/Eylü12005 “ Terrazo Karolar-İç Mekanlarda Kullanım için"</text:p>
      <text:p text:style-name="P3796"/>
      <text:p text:style-name="P3797"/>
      <text:p text:style-name="P3798"/>
      <text:p text:style-name="P3799"/>
      <text:p text:style-name="P3800"/>
      <text:p text:style-name="P3801"/>
      <text:p text:style-name="P3802"/>
      <text:p text:style-name="P3803"/>
      <text:p text:style-name="P3804"/>
      <text:p text:style-name="P3805"/>
      <text:p text:style-name="P3806"/>
      <text:p text:style-name="P3807"/>
      <text:p text:style-name="P3808"/>
      <text:p text:style-name="P3809"/>
      <table:table table:style-name="Table3810">
        <table:table-columns>
          <table:table-column table:style-name="TableColumn3811"/>
          <table:table-column table:style-name="TableColumn3812"/>
        </table:table-columns>
        <table:table-row table:style-name="TableRow3813">
          <table:table-cell table:style-name="TableCell3814">
            <text:p text:style-name="P3815"/>
            <text:p text:style-name="P3816"/>
            <text:p text:style-name="P3817">TAZE BETONUN YOĞUNLUĞU DENEY TALİMATI</text:p>
          </table:table-cell>
          <table:table-cell table:style-name="TableCell3818">
            <table:table table:style-name="Table3819">
              <table:table-columns>
                <table:table-column table:style-name="TableColumn3820"/>
                <table:table-column table:style-name="TableColumn3821"/>
              </table:table-columns>
              <table:table-row table:style-name="TableRow3822">
                <table:table-cell table:style-name="TableCell3823">
                  <text:p text:style-name="P3824">Bölüm No</text:p>
                </table:table-cell>
                <table:table-cell table:style-name="TableCell3825">
                  <text:p text:style-name="P3826"/>
                </table:table-cell>
              </table:table-row>
              <table:table-row table:style-name="TableRow3827">
                <table:table-cell table:style-name="TableCell3828">
                  <text:p text:style-name="P3829">Yayın Tarihi</text:p>
                </table:table-cell>
                <table:table-cell table:style-name="TableCell3830">
                  <text:p text:style-name="P3831">05-05-2018</text:p>
                </table:table-cell>
              </table:table-row>
              <table:table-row table:style-name="TableRow3832">
                <table:table-cell table:style-name="TableCell3833">
                  <text:p text:style-name="P3834">Rev.No./Tarih</text:p>
                </table:table-cell>
                <table:table-cell table:style-name="TableCell3835">
                  <text:p text:style-name="P3836">1.00/2018</text:p>
                </table:table-cell>
              </table:table-row>
              <table:table-row table:style-name="TableRow3837">
                <table:table-cell table:style-name="TableCell3838">
                  <text:p text:style-name="P3839">Sayfa No</text:p>
                </table:table-cell>
                <table:table-cell table:style-name="TableCell3840">
                  <text:p text:style-name="P3841">1/2 - 055</text:p>
                </table:table-cell>
              </table:table-row>
            </table:table>
            <text:p text:style-name="P3842"/>
          </table:table-cell>
        </table:table-row>
      </table:table>
      <text:p text:style-name="P3843"/>
      <text:p text:style-name="P3844">l. AMAÇ</text:p>
      <text:p text:style-name="P3845">Bu talimat, taze betonun yoğunluğunun belirlemesini kapsar.</text:p>
      <text:p text:style-name="P3846">2. CİHAZLAR</text:p>
      <text:p text:style-name="P3847"/>
      <text:p text:style-name="P3848">/ Kap, (sızdırmaz ve deney esnasında şeklini koruyabilecek rijitlikte, çimento hamurundan kısa sürede</text:p>
      <text:p text:style-name="P3849">olumsuz etkilenmeyen metalden yapılmış, iç yüzeyi pürüzsüz ve ağız kısmı tomalanarak düzleştirilmiş,</text:p>
      <text:p text:style-name="P3850">ağzı ve tabanı birbirine paralel, en küçük boyutu betonda kullanılan iri agreganın en büyük tane anma</text:p>
      <text:soft-page-break/>
      <text:p text:style-name="P3851">büyüklüğünün en az 4 katı olan ancak lSOmm’den küçük olmayan. hacmi en az 5 lt olan)</text:p>
      <text:p text:style-name="P3852"/>
      <text:p text:style-name="P3853">/ Sıkıştırma cihazı, (daire kesitli, çelikten yapılmış, çapı yaklaşık lömm. uzunluğu 600mm olan ve ucu</text:p>
      <text:p text:style-name="P3854">yuvarlatılmış düz çubuk)</text:p>
      <text:p text:style-name="P3855"/>
      <text:p text:style-name="P3856">'/ Kollu veya göstergeli terazi. (sıkıştırılmış beton kütlesini. kütlenin %O.l'i kadar doğrulukla talin</text:p>
      <text:p text:style-name="P3857">etmeye uygun olan)</text:p>
      <text:p text:style-name="P3858"/>
      <text:p text:style-name="P3859">—/ DüZ kenarlı mastar, (çelikten yapılmış, deneyde kullanılan kabı üst yüzünün en büyük iç ölçüsünden en</text:p>
      <text:p text:style-name="P3860">az lOOmm daha uzun olan)</text:p>
      <text:p text:style-name="P3861"/>
      <text:p text:style-name="P3862">J Kepçe, (yaklaşık lOOmm genişliğinde olan)</text:p>
      <text:p text:style-name="P3863"/>
      <text:p text:style-name="P3864">/ Çelik mala veya perdah malası,</text:p>
      <text:p text:style-name="P3865"/>
      <text:p text:style-name="P3866">/ Tekrar karıştırma kabı, (su emmeyen ve çimento hamurundan kısa sürede olumsuz etkilenmeyen<text:s/>özellikte malzemeden yapılmış, rijit yapılı, düz tepsi. Tepsi ölçüleri. kare ağızlı kürek kullanılarak.<text:s/>Betonun<text:s/>tamamıyla tekrar karıştırılmasına uygun olmalıdır.)</text:p>
      <text:p text:style-name="P3867"/>
      <text:p text:style-name="P3868">'/ Kürek, (kare ağızlı olan)</text:p>
      <text:p text:style-name="P3869"/>
      <text:p text:style-name="P3870">—/ Tokmak.</text:p>
      <text:p text:style-name="P3871"/>
      <text:p text:style-name="P3872">/ Cam levha</text:p>
      <text:p text:style-name="P3873"/>
      <text:p text:style-name="P3874">3. İŞLEM</text:p>
      <text:p text:style-name="P3875"/>
      <text:p text:style-name="P3876">./ Boş kap ve cam levha %0.l doğrulukla tartılır ve kütleleri kaydedilir.</text:p>
      <text:p text:style-name="P3877"/>
      <text:p text:style-name="P3878">/ Kap yatay bir yüzeye yerleştirilir ve (20i5)”C sıcaklıktaki su ile su kabın kenarlarından<text:s/>taşıncaya kadar doldurulur.</text:p>
      <text:p text:style-name="P3879"/>
      <text:p text:style-name="P3880">J Cam levha. altında herhangi hava boşluğu kalmayacak şekilde sürülerek kap üzerine<text:s/>yerleştirilir.</text:p>
      <text:p text:style-name="P3881"/>
      <text:p text:style-name="P3882">»/ Kap, içerisindeki su ve üzerindeki cam levha ile birlikte %0,l doğrulukla tartılır ve<text:s/>ölçülen kütle kaydedilir.</text:p>
      <text:p text:style-name="P3883"/>
      <text:p text:style-name="P3884">./ Kabı doldurmak için gerekli su kütlesi (kg), 998 kg/m3’e bölünerek kap hacmi (V). rn3<text:s/>olarak %0,l yaklaşımla bulunur.</text:p>
      <text:p text:style-name="P3885"/>
      <text:p text:style-name="P3886">HAZIRLAYAN : ONAYLAYAN:</text:p>
      <text:p text:style-name="P3887"/>
      <text:p text:style-name="P3888"/>
      <table:table table:style-name="Table3889">
        <table:table-columns>
          <table:table-column table:style-name="TableColumn3890"/>
          <table:table-column table:style-name="TableColumn3891"/>
        </table:table-columns>
        <table:table-row table:style-name="TableRow3892">
          <table:table-cell table:style-name="TableCell3893">
            <text:p text:style-name="P3894"/>
            <text:p text:style-name="P3895"/>
            <text:p text:style-name="P3896">TAZE BETONUN YOĞUNLUĞU DENEY TALİMATI</text:p>
          </table:table-cell>
          <table:table-cell table:style-name="TableCell3897">
            <table:table table:style-name="Table3898">
              <table:table-columns>
                <table:table-column table:style-name="TableColumn3899"/>
                <table:table-column table:style-name="TableColumn3900"/>
              </table:table-columns>
              <table:table-row table:style-name="TableRow3901">
                <table:table-cell table:style-name="TableCell3902">
                  <text:p text:style-name="P3903">Bölüm No</text:p>
                </table:table-cell>
                <table:table-cell table:style-name="TableCell3904">
                  <text:p text:style-name="P3905"/>
                </table:table-cell>
              </table:table-row>
              <table:table-row table:style-name="TableRow3906">
                <table:table-cell table:style-name="TableCell3907">
                  <text:p text:style-name="P3908">Yayın Tarihi</text:p>
                </table:table-cell>
                <table:table-cell table:style-name="TableCell3909">
                  <text:p text:style-name="P3910">05-05-2018</text:p>
                </table:table-cell>
              </table:table-row>
              <table:table-row table:style-name="TableRow3911">
                <table:table-cell table:style-name="TableCell3912">
                  <text:p text:style-name="P3913">Rev.No./Tarih</text:p>
                </table:table-cell>
                <table:table-cell table:style-name="TableCell3914">
                  <text:p text:style-name="P3915">1.00/2018</text:p>
                </table:table-cell>
              </table:table-row>
              <table:table-row table:style-name="TableRow3916">
                <table:table-cell table:style-name="TableCell3917">
                  <text:p text:style-name="P3918">Sayfa No</text:p>
                </table:table-cell>
                <table:table-cell table:style-name="TableCell3919">
                  <text:p text:style-name="P3920">2/2 - 056</text:p>
                </table:table-cell>
              </table:table-row>
            </table:table>
            <text:p text:style-name="P3921"/>
          </table:table-cell>
        </table:table-row>
      </table:table>
      <text:p text:style-name="P3922"/>
      <text:p text:style-name="P3923">1. AMAÇ</text:p>
      <text:p text:style-name="P3924">Bu talimat, taze betonun yoğunluğunun belirlemesini kapsar.</text:p>
      <text:p text:style-name="P3925">2. CİHAZLAR</text:p>
      <text:p text:style-name="P3926"/>
      <text:p text:style-name="P3927">/ Kap, (sızdırmaz ve deney esnasında şeklini koruyabilecek rijitlikte, çimento hamurundan kısa sürede</text:p>
      <text:p text:style-name="P3928">olumsuz etkilenmeyen metalden yapılmış, iç yüzeyi pürüzsüz ve ağız kısmı tomalanarak düzleştirilmiş,</text:p>
      <text:p text:style-name="P3929">ağzı ve tabanı birbirine paralel, en küçük boyutu betonda kullanılan iri agreganın en büyük tane anma</text:p>
      <text:p text:style-name="P3930">büyüklüğünün en az 4 katı olan ancak lSOmm’den küçük olmayan. hacmi en az 5 lt olan)</text:p>
      <text:p text:style-name="P3931"/>
      <text:p text:style-name="P3932">/ Sıkıştırma cihazı, (daire kesitli, çelikten yapılmış, çapı yaklaşık lömm. uzunluğu 600mm olan ve ucu</text:p>
      <text:p text:style-name="P3933">yuvarlatılmış düz çubuk)</text:p>
      <text:p text:style-name="P3934"/>
      <text:p text:style-name="P3935">'/ Kollu veya göstergeli terazi. (sıkıştırılmış beton kütlesini. kütlenin %O.l'i kadar doğrulukla talin</text:p>
      <text:p text:style-name="P3936">etmeye uygun olan)</text:p>
      <text:p text:style-name="P3937"/>
      <text:soft-page-break/>
      <text:p text:style-name="P3938">—/ DüZ kenarlı mastar, (çelikten yapılmış, deneyde kullanılan kabı üst yüzünün en büyük iç ölçüsünden en</text:p>
      <text:p text:style-name="P3939">az lOOmm daha uzun olan)</text:p>
      <text:p text:style-name="P3940"/>
      <text:p text:style-name="P3941">J Kepçe, (yaklaşık lOOmm genişliğinde olan)</text:p>
      <text:p text:style-name="P3942"/>
      <text:p text:style-name="P3943">/ Çelik mala veya perdah malası,</text:p>
      <text:p text:style-name="P3944"/>
      <text:p text:style-name="P3945">/ Tekrar karıştırma kabı, (su emmeyen ve çimento hamurundan kısa sürede olumsuz etkilenmeyen</text:p>
      <text:p text:style-name="P3946">özellikte malzemeden yapılmış, rijit yapılı, düz tepsi. Tepsi ölçüleri. kare ağızlı kürek kullanılarak. betonun</text:p>
      <text:p text:style-name="P3947">tamamıyla tekrar karıştırılmasına uygun olmalıdır.)</text:p>
      <text:p text:style-name="P3948"/>
      <text:p text:style-name="P3949">'/ Kürek, (kare ağızlı olan)</text:p>
      <text:p text:style-name="P3950"/>
      <text:p text:style-name="P3951">—/ Tokmak.</text:p>
      <text:p text:style-name="P3952"/>
      <text:p text:style-name="P3953">/ Cam levha</text:p>
      <text:p text:style-name="P3954"/>
      <text:p text:style-name="P3955">3. İŞLEM</text:p>
      <text:p text:style-name="P3956"/>
      <text:p text:style-name="P3957">./ Boş kap ve cam levha %0.l doğrulukla tartılır ve kütleleri kaydedilir.</text:p>
      <text:p text:style-name="P3958"/>
      <text:p text:style-name="P3959">/ Kap yatay bir yüzeye yerleştirilir ve (20i5)”C sıcaklıktaki su ile su kabın kenarlarından<text:s/>taşıncaya kadar doldurulur.</text:p>
      <text:p text:style-name="P3960"/>
      <text:p text:style-name="P3961">J Cam levha. altında herhangi hava boşluğu kalmayacak şekilde sürülerek kap üzerine<text:s/>yerleştirilir.</text:p>
      <text:p text:style-name="P3962"/>
      <text:p text:style-name="P3963">»/ Kap, içerisindeki su ve üzerindeki cam levha ile birlikte %0,l doğrulukla tartılır ve<text:s/>ölçülen kütle kaydedilir.</text:p>
      <text:p text:style-name="P3964"/>
      <text:p text:style-name="P3965">./ Kabı doldurmak için gerekli su kütlesi (kg), 998 kg/m3’e bölünerek kap hacmi (V). rn3<text:s/>olarak %0,l yaklaşımla bulunur.</text:p>
      <text:p text:style-name="P3966"/>
      <text:p text:style-name="P3967">HAZIRLAYAN : ONAYLAYAN:</text:p>
      <text:p text:style-name="P3968"/>
      <text:p text:style-name="P3969"/>
      <text:p text:style-name="P3970"/>
      <table:table table:style-name="Table3971">
        <table:table-columns>
          <table:table-column table:style-name="TableColumn3972"/>
          <table:table-column table:style-name="TableColumn3973"/>
        </table:table-columns>
        <table:table-row table:style-name="TableRow3974">
          <table:table-cell table:style-name="TableCell3975">
            <text:p text:style-name="P3976"/>
            <text:p text:style-name="P3977"/>
            <text:p text:style-name="P3978"/>
            <text:p text:style-name="P3979">SU EMME ORANI DENEY TALİMATI</text:p>
          </table:table-cell>
          <table:table-cell table:style-name="TableCell3980">
            <table:table table:style-name="Table3981">
              <table:table-columns>
                <table:table-column table:style-name="TableColumn3982"/>
                <table:table-column table:style-name="TableColumn3983"/>
              </table:table-columns>
              <table:table-row table:style-name="TableRow3984">
                <table:table-cell table:style-name="TableCell3985">
                  <text:p text:style-name="P3986">Bölüm No</text:p>
                </table:table-cell>
                <table:table-cell table:style-name="TableCell3987">
                  <text:p text:style-name="P3988"/>
                </table:table-cell>
              </table:table-row>
              <table:table-row table:style-name="TableRow3989">
                <table:table-cell table:style-name="TableCell3990">
                  <text:p text:style-name="P3991">Yayın Tarihi</text:p>
                </table:table-cell>
                <table:table-cell table:style-name="TableCell3992">
                  <text:p text:style-name="P3993">05-05-2018</text:p>
                </table:table-cell>
              </table:table-row>
              <table:table-row table:style-name="TableRow3994">
                <table:table-cell table:style-name="TableCell3995">
                  <text:p text:style-name="P3996">Rev.No./Tarih</text:p>
                </table:table-cell>
                <table:table-cell table:style-name="TableCell3997">
                  <text:p text:style-name="P3998">1.00/2018</text:p>
                </table:table-cell>
              </table:table-row>
              <table:table-row table:style-name="TableRow3999">
                <table:table-cell table:style-name="TableCell4000">
                  <text:p text:style-name="P4001">Sayfa No</text:p>
                </table:table-cell>
                <table:table-cell table:style-name="TableCell4002">
                  <text:p text:style-name="P4003">1/1 - 057</text:p>
                </table:table-cell>
              </table:table-row>
            </table:table>
            <text:p text:style-name="P4004"/>
          </table:table-cell>
        </table:table-row>
      </table:table>
      <text:p text:style-name="P4005"/>
      <text:p text:style-name="P4006">ı. AMAÇ</text:p>
      <text:p text:style-name="P4007">Bu deneyin amacı, , suya .daldırılmış bir numunenin kütlesi ile aynı numunenin kurutulduktan sonraki kütlesi<text:s/>arasındaki farkın kuru numune kütlesine oranı şeklinde tarif edilen, suya daldırma yoluyla su emmesinin<text:s/>bulunması ve değerlendirilmesidir.</text:p>
      <text:p text:style-name="P4008">2. CİHAZLAR</text:p>
      <text:p text:style-name="P4009">/ Hava dolaşımlı etüv, sıcaklığı (l lO iS) “C ”de tutabilen, termostatlı</text:p>
      <text:p text:style-name="P4010">/ Terazi. kütleyi % 1': 0,5 doğrulukla belirleyebilen</text:p>
      <text:p text:style-name="P4011">/ Sert fırça</text:p>
      <text:p text:style-name="P4012">/ Düz tabanlı kap</text:p>
      <text:p text:style-name="P4013">—/ Bez</text:p>
      <text:p text:style-name="P4014">3. İŞLEM</text:p>
      <text:p text:style-name="P4015">J Deney numunelerindeki toz ve gevşek v.s. kısımlar fırça ile temizlenir.</text:p>
      <text:p text:style-name="P4016">—/ Numuneler 20 i$ = C sıcaklıkta suya batırılır.</text:p>
      <text:p text:style-name="P4017">—/ Numuneler arasında en az 15 mm olmalıdır.</text:p>
      <text:p text:style-name="P4018">/ Nıımunenin tamamı su içinde iken suyun numunenin üst seviyesinden yüksekliği 20 mm olmalıdır.</text:p>
      <text:p text:style-name="P4019">/ 24il saat ara ile numune kütlesi tartılır.</text:p>
      <text:p text:style-name="P4020">/ l'ler tartma işleminden önce numune yüzeyi bir sünger (ıslak ve sıkılmış) ile kurutulur.</text:p>
      <text:p text:style-name="P4021">/ lki tartım arasındaki fark %l’den az olduğunda son kütle kaydedilir, (m.)</text:p>
      <text:p text:style-name="P4022">/ Numune etüvde 105 iS “C’de sabit kütleye (iki farklı tartım arsındaki fark % l’den az oluncaya) kadar</text:p>
      <text:p text:style-name="P4023">kurutulur.</text:p>
      <text:p text:style-name="P4024">“ Etüvden çıkarılan numune 20 5 “C’ ye kadar soğutulur.</text:p>
      <text:p text:style-name="P4025">*/ Numunenin kütlesi taıtılır ve kaydedilir. (mz)</text:p>
      <text:soft-page-break/>
      <text:p text:style-name="P4026">4. SONUÇLARIN GÖSTERİLMESİ</text:p>
      <text:p text:style-name="P4027">W32100x(mı—mz)/m3 %</text:p>
      <text:p text:style-name="P4028">S. TANIMLAR</text:p>
      <text:p text:style-name="P4029">Wzı ; Su emme oranı (%)</text:p>
      <text:p text:style-name="P4030">ım ; Suya daldırılmış numunenin sabit kütlesi.</text:p>
      <text:p text:style-name="P4031">ml 1 Kuru numunenin sabit kütlesi,</text:p>
      <text:p text:style-name="P4032">o. KALİTE KAYDI</text:p>
      <text:p text:style-name="P4033">/ F 09-05 Su Emme Oranı Deney Föyü</text:p>
      <text:p text:style-name="P4034">7. EKLER</text:p>
      <text:p text:style-name="P4035"/>
      <text:p text:style-name="P4036">/ TS 2824 EN 1338/Revizyon: Zemin Döşemesi İçin Beton Kaplama Blokları-Gerekli Şartlar Ve Deney</text:p>
      <text:p text:style-name="P4037">Metodları</text:p>
      <text:p text:style-name="P4038"/>
      <text:p text:style-name="P4039"/>
      <text:p text:style-name="P4040"/>
      <text:p text:style-name="P4041"/>
      <text:p text:style-name="P4042"/>
      <text:p text:style-name="P4043"/>
      <table:table table:style-name="Table4044">
        <table:table-columns>
          <table:table-column table:style-name="TableColumn4045"/>
          <table:table-column table:style-name="TableColumn4046"/>
        </table:table-columns>
        <table:table-row table:style-name="TableRow4047">
          <table:table-cell table:style-name="TableCell4048">
            <text:p text:style-name="P4049"/>
            <text:p text:style-name="P4050"/>
            <text:p text:style-name="P4051">TANE BÜYÜKLÜĞÜ DAĞILIMI DENEY TALİMATI</text:p>
          </table:table-cell>
          <table:table-cell table:style-name="TableCell4052">
            <table:table table:style-name="Table4053">
              <table:table-columns>
                <table:table-column table:style-name="TableColumn4054"/>
                <table:table-column table:style-name="TableColumn4055"/>
              </table:table-columns>
              <table:table-row table:style-name="TableRow4056">
                <table:table-cell table:style-name="TableCell4057">
                  <text:p text:style-name="P4058">Bölüm No</text:p>
                </table:table-cell>
                <table:table-cell table:style-name="TableCell4059">
                  <text:p text:style-name="P4060"/>
                </table:table-cell>
              </table:table-row>
              <table:table-row table:style-name="TableRow4061">
                <table:table-cell table:style-name="TableCell4062">
                  <text:p text:style-name="P4063">Yayın Tarihi</text:p>
                </table:table-cell>
                <table:table-cell table:style-name="TableCell4064">
                  <text:p text:style-name="P4065">05-05-2018</text:p>
                </table:table-cell>
              </table:table-row>
              <table:table-row table:style-name="TableRow4066">
                <table:table-cell table:style-name="TableCell4067">
                  <text:p text:style-name="P4068">Rev.No./Tarih</text:p>
                </table:table-cell>
                <table:table-cell table:style-name="TableCell4069">
                  <text:p text:style-name="P4070">1.00/2018</text:p>
                </table:table-cell>
              </table:table-row>
              <table:table-row table:style-name="TableRow4071">
                <table:table-cell table:style-name="TableCell4072">
                  <text:p text:style-name="P4073">Sayfa No</text:p>
                </table:table-cell>
                <table:table-cell table:style-name="TableCell4074">
                  <text:p text:style-name="P4075">1/2 - 058</text:p>
                </table:table-cell>
              </table:table-row>
            </table:table>
            <text:p text:style-name="P4076"/>
          </table:table-cell>
        </table:table-row>
      </table:table>
      <text:p text:style-name="P4077"/>
      <text:p text:style-name="P4078"/>
      <text:p text:style-name="P4079">Bu talimat elek analizi ile agregaların tane büyüklüğü dağılımının belirlenmesini kapsar.</text:p>
      <text:p text:style-name="P4080"/>
      <text:p text:style-name="P4081">CİHAZLAR</text:p>
      <text:p text:style-name="P4082"/>
      <text:p text:style-name="P4083">J</text:p>
      <text:p text:style-name="P4084">J</text:p>
      <text:p text:style-name="P4085">J</text:p>
      <text:p text:style-name="P4086">—/</text:p>
      <text:p text:style-name="P4087"/>
      <text:p text:style-name="P4088">Deney elekleri, 04063—00125—0,250—0.500-1—2-4—8-16—31.5 mm</text:p>
      <text:p text:style-name="P4089">Tava ve kapak</text:p>
      <text:p text:style-name="P4090"/>
      <text:p text:style-name="P4091">Hava dolaşımlı etüv, 1 lOiS oC sıcaklığa ayarlanabilen termostatlı</text:p>
      <text:p text:style-name="P4092">Terazi, kütleyi icq/001 doğruluklatanabilen</text:p>
      <text:p text:style-name="P4093"/>
      <text:p text:style-name="P4094">İŞLEM</text:p>
      <text:p text:style-name="P4095"/>
      <text:p text:style-name="P4096">»/</text:p>
      <text:p text:style-name="P4097"/>
      <text:p text:style-name="P4098">J</text:p>
      <text:p text:style-name="P4099">(</text:p>
      <text:p text:style-name="P4100">J</text:p>
      <text:p text:style-name="P4101"/>
      <text:p text:style-name="P4102">J</text:p>
      <text:p text:style-name="P4103">J</text:p>
      <text:p text:style-name="P4104">J</text:p>
      <text:p text:style-name="P4105">J</text:p>
      <text:p text:style-name="P4106"/>
      <text:p text:style-name="P4107">J</text:p>
      <text:p text:style-name="P4108">J</text:p>
      <text:p text:style-name="P4109">J</text:p>
      <text:p text:style-name="P4110">J</text:p>
      <text:p text:style-name="P4111"/>
      <text:p text:style-name="P4112">J</text:p>
      <text:p text:style-name="P4113"/>
      <text:p text:style-name="P4114">J</text:p>
      <text:soft-page-break/>
      <text:p text:style-name="P4115">J</text:p>
      <text:p text:style-name="P4116"/>
      <text:p text:style-name="P4117">J</text:p>
      <text:p text:style-name="P4118">J</text:p>
      <text:p text:style-name="P4119"/>
      <text:p text:style-name="P4120">J</text:p>
      <text:p text:style-name="P4121"/>
      <text:p text:style-name="P4122">Deney kısmının kütlesi Çizelge i?e uygun olarak alınır.</text:p>
      <text:p text:style-name="P4123"/>
      <text:p text:style-name="P4124">Deney kısmı, 1 10 iS oC sıcaklıkta sabit kütleye kadar kurutulur, soğumaya bırakılır.<text:s/>Tanılır ve kütlesi Mı olarak kaydedilir.</text:p>
      <text:p text:style-name="P4125"/>
      <text:p text:style-name="P4126">Deney kısmı bir kaba yerleştirilir ve üzeri örtülünceye kadar yeterli miktarda su ilave<text:s/>edilir.</text:p>
      <text:p text:style-name="P4127"/>
      <text:p text:style-name="P4128">Numuneler çalkalanarak ince tanelerin tamamen ayrılması sağlanır.</text:p>
      <text:p text:style-name="P4129"/>
      <text:p text:style-name="P4130">0,063 mm elek üzerine 1 veya 2 mm göz açıklıklı elek takılır.</text:p>
      <text:p text:style-name="P4131"/>
      <text:p text:style-name="P4132">Numune bu elek takımından geçirilerek su tamamen berraklaşıncaya kadar yıkanır.</text:p>
      <text:p text:style-name="P4133"/>
      <text:p text:style-name="P4134">0.063 mm göz açıklıklı eleğin üzerinde kalan malzeme 1 saatlik aralıklarla birbiri takip<text:s/>eden iki tartım arasındaki kütle farkı i %0,l toleransla sabit oluncaya kadar (1 lOiS) 0C<text:s/>“de kurutulur ve soğutulur.</text:p>
      <text:p text:style-name="P4135"/>
      <text:p text:style-name="P4136">Tartılır ve kütlesi Mg olarak kaydedilir.</text:p>
      <text:p text:style-name="P4137"/>
      <text:p text:style-name="P4138">Yıkanmış ve kurutulmuş malzeme elek takımına dökülür.</text:p>
      <text:p text:style-name="P4139"/>
      <text:p text:style-name="P4140">Malzeme kaybına meydan vermeden elek takımı el veya makina ile sarsılır.</text:p>
      <text:p text:style-name="P4141"/>
      <text:p text:style-name="P4142">Sırayla büyük göz açıklıklı elekten başlamak kaydıyla altına tava ve üzerine kapak<text:s/>konularak her bir elek takımdan ayrılarak, elle tek tek eleme işlemine devam edilir.</text:p>
      <text:p text:style-name="P4143"/>
      <text:p text:style-name="P4144">Her eleği geçen malzeme elek setinde bulunan bir sonraki elek üzerine konularak işleme<text:s/>devam edilir.</text:p>
      <text:p text:style-name="P4145"/>
      <text:p text:style-name="P4146">En büyük göz açıklığına sahip elek üzerinde kalan fraksiyon tartılır. kütlesi %l<text:s/>hassasiyetle Rı olarak kaydedilir.</text:p>
      <text:p text:style-name="P4147"/>
      <text:p text:style-name="P4148">Altındaki elekte kalan fraksiyon için aynı işleme devam edilir.</text:p>
      <text:p text:style-name="P4149"/>
      <text:p text:style-name="P4150">Bu fraksiyon kütlesi Rz olarak kaydedilir.</text:p>
      <text:p text:style-name="P4151"/>
      <text:p text:style-name="P4152">Elek takımındaki bütün eleklerde aynı işleme devam edilerek her bir elek fraksiyonunun<text:s/>kütlesini R3 .R4 R; olarak tartma işlemine devam edilir.</text:p>
      <text:p text:style-name="P4153"/>
      <text:p text:style-name="P4154">Tavada elenmiş fraksiyon varsa tartılır ve kütlesi P olarak kaydedilir.</text:p>
      <text:p text:style-name="P4155"/>
      <text:p text:style-name="P4156">HAZIRLAYAN: l ONAYLAYAN:</text:p>
      <text:p text:style-name="P4157"/>
      <text:p text:style-name="P4158"/>
      <table:table table:style-name="Table4159">
        <table:table-columns>
          <table:table-column table:style-name="TableColumn4160"/>
          <table:table-column table:style-name="TableColumn4161"/>
        </table:table-columns>
        <table:table-row table:style-name="TableRow4162">
          <table:table-cell table:style-name="TableCell4163">
            <text:p text:style-name="P4164"/>
            <text:p text:style-name="P4165"/>
            <text:p text:style-name="P4166">TANE BÜYÜKLÜĞÜ DAĞILIMI DENEY TALİMATI</text:p>
          </table:table-cell>
          <table:table-cell table:style-name="TableCell4167">
            <table:table table:style-name="Table4168">
              <table:table-columns>
                <table:table-column table:style-name="TableColumn4169"/>
                <table:table-column table:style-name="TableColumn4170"/>
              </table:table-columns>
              <table:table-row table:style-name="TableRow4171">
                <table:table-cell table:style-name="TableCell4172">
                  <text:p text:style-name="P4173">Bölüm No</text:p>
                </table:table-cell>
                <table:table-cell table:style-name="TableCell4174">
                  <text:p text:style-name="P4175"/>
                </table:table-cell>
              </table:table-row>
              <table:table-row table:style-name="TableRow4176">
                <table:table-cell table:style-name="TableCell4177">
                  <text:p text:style-name="P4178">Yayın Tarihi</text:p>
                </table:table-cell>
                <table:table-cell table:style-name="TableCell4179">
                  <text:p text:style-name="P4180">05-05-2018</text:p>
                </table:table-cell>
              </table:table-row>
              <table:table-row table:style-name="TableRow4181">
                <table:table-cell table:style-name="TableCell4182">
                  <text:p text:style-name="P4183">Rev.No./Tarih</text:p>
                </table:table-cell>
                <table:table-cell table:style-name="TableCell4184">
                  <text:p text:style-name="P4185">1.00/2018</text:p>
                </table:table-cell>
              </table:table-row>
              <table:table-row table:style-name="TableRow4186">
                <table:table-cell table:style-name="TableCell4187">
                  <text:p text:style-name="P4188">Sayfa No</text:p>
                </table:table-cell>
                <table:table-cell table:style-name="TableCell4189">
                  <text:p text:style-name="P4190">2/2 - 059</text:p>
                </table:table-cell>
              </table:table-row>
            </table:table>
            <text:p text:style-name="P4191"/>
          </table:table-cell>
        </table:table-row>
      </table:table>
      <text:p text:style-name="P4192"/>
      <text:p text:style-name="P4193">4. SONUÇLARINGÖSTERİLMESİ</text:p>
      <text:p text:style-name="P4194">Her bir elek fraksiyonunun kütlesi (R,), orijinal kuru kütlenin (Mı) yüzdesi olarak<text:s/>hesaplanır.</text:p>
      <text:p text:style-name="P4195">63 mikrometreye kadar her bir elekten geçen orijinal kuru kütlenin kümülatif yüzdesi<text:s/>hesaplanır.</text:p>
      <text:p text:style-name="P4196">Aşağıdaki eşitlikten 63 mikrometre göz açıklıklı eleği geçen ince tanelerin yüzdesi<text:s/>hesaplanır.</text:p>
      <text:p text:style-name="P4197">f= ((Mı—MZ)+P/Mı )x 100</text:p>
      <text:p text:style-name="P4198">s. KABUL KRİTERİ</text:p>
      <text:p text:style-name="P4199">Eğer R. ve P kütlelerinin toplamları M ; kütlesinden %1'den daha fazla farklı ise deney<text:s/>tekrar edilir.</text:p>
      <text:soft-page-break/>
      <text:p text:style-name="P4200">6. TANIMLAR</text:p>
      <text:p text:style-name="P4201">Mı . Deney kısmının kuru kütlesi, kg</text:p>
      <text:p text:style-name="P4202">Mz . 63 mikrometre göz açıklıklı elek üzerinde kalan malzemenin kuru kütlesi. kg</text:p>
      <text:p text:style-name="P4203">P : Tavadaki malzeme kütlesi. kg</text:p>
      <text:p text:style-name="P4204">7. KALİTE KAYDI</text:p>
      <text:p text:style-name="P4205">/ F 09-06 Elek Analizi Deney Föyü</text:p>
      <text:p text:style-name="P4206">8. EKLER</text:p>
      <text:p text:style-name="P4207">/ TS 3530 EN 933—1 Agregaların Geometrik Özellikleri İçin Deneyler Bölüm 1: Tane</text:p>
      <text:p text:style-name="P4208">Büyüklüğü Dağılımı Tayini-Eleme Metodu</text:p>
      <text:p text:style-name="P4209">Çizelge 1- Normal agregalar için deney numunelerinin kütlesi</text:p>
      <text:p text:style-name="P4210">Agrega Tane Büyüklüğü. D Deney Kısmınm Kütlesi</text:p>
      <text:p text:style-name="P4211">En Çok (mm) En Az (kg)</text:p>
      <text:p text:style-name="P4212">53 40</text:p>
      <text:p text:style-name="P4213">32 10</text:p>
      <text:p text:style-name="P4214">. 16 2.6</text:p>
      <text:p text:style-name="P4215">8 0,6</text:p>
      <text:p text:style-name="P4216">S 4 0.2</text:p>
      <text:p text:style-name="P4217">HAZIRLAYAN: ONAYLAYAN:</text:p>
      <text:p text:style-name="P4218"/>
      <text:p text:style-name="P4219">___%—___;</text:p>
      <text:p text:style-name="P4220"/>
      <text:p text:style-name="P4221"/>
      <text:p text:style-name="P4222"/>
      <text:p text:style-name="P4223"/>
      <text:p text:style-name="P4224"/>
      <text:p text:style-name="P4225"/>
      <text:p text:style-name="P4226"/>
      <text:p text:style-name="P4227"/>
      <text:p text:style-name="P4228"/>
      <text:p text:style-name="P4229"/>
      <text:p text:style-name="P4230"/>
      <text:p text:style-name="P4231"/>
      <text:p text:style-name="P4232"/>
      <table:table table:style-name="Table4233">
        <table:table-columns>
          <table:table-column table:style-name="TableColumn4234"/>
          <table:table-column table:style-name="TableColumn4235"/>
        </table:table-columns>
        <table:table-row table:style-name="TableRow4236">
          <table:table-cell table:style-name="TableCell4237">
            <text:p text:style-name="P4238"/>
            <text:p text:style-name="P4239"/>
            <text:p text:style-name="P4240">KULLANIM DIŞI ETİKETİ</text:p>
          </table:table-cell>
          <table:table-cell table:style-name="TableCell4241">
            <table:table table:style-name="Table4242">
              <table:table-columns>
                <table:table-column table:style-name="TableColumn4243"/>
                <table:table-column table:style-name="TableColumn4244"/>
              </table:table-columns>
              <table:table-row table:style-name="TableRow4245">
                <table:table-cell table:style-name="TableCell4246">
                  <text:p text:style-name="P4247">Bölüm No</text:p>
                </table:table-cell>
                <table:table-cell table:style-name="TableCell4248">
                  <text:p text:style-name="P4249"/>
                </table:table-cell>
              </table:table-row>
              <table:table-row table:style-name="TableRow4250">
                <table:table-cell table:style-name="TableCell4251">
                  <text:p text:style-name="P4252">Yayın Tarihi</text:p>
                </table:table-cell>
                <table:table-cell table:style-name="TableCell4253">
                  <text:p text:style-name="P4254">05-05-2018</text:p>
                </table:table-cell>
              </table:table-row>
              <table:table-row table:style-name="TableRow4255">
                <table:table-cell table:style-name="TableCell4256">
                  <text:p text:style-name="P4257">Rev.No./Tarih</text:p>
                </table:table-cell>
                <table:table-cell table:style-name="TableCell4258">
                  <text:p text:style-name="P4259">1.00/2018</text:p>
                </table:table-cell>
              </table:table-row>
              <table:table-row table:style-name="TableRow4260">
                <table:table-cell table:style-name="TableCell4261">
                  <text:p text:style-name="P4262">Sayfa No</text:p>
                </table:table-cell>
                <table:table-cell table:style-name="TableCell4263">
                  <text:p text:style-name="P4264">1/1 - 060</text:p>
                </table:table-cell>
              </table:table-row>
            </table:table>
            <text:p text:style-name="P4265"/>
          </table:table-cell>
        </table:table-row>
      </table:table>
      <text:p text:style-name="P4266"/>
      <text:p text:style-name="P4267">DİKKAT</text:p>
      <text:p text:style-name="P4268"/>
      <text:p text:style-name="P4269">KULLANIM DIŞI</text:p>
      <text:p text:style-name="P4270"/>
      <text:p text:style-name="P4271">r—X_—ı</text:p>
      <text:p text:style-name="P4272"/>
      <text:p text:style-name="P4273">BU EKIPMAN KULLANIM DIŞIDIR</text:p>
      <text:p text:style-name="P4274"/>
      <text:p text:style-name="P4275">__“</text:p>
      <text:p text:style-name="P4276"/>
      <text:p text:style-name="P4277">F07—05 (0) 05—05—2018</text:p>
      <text:p text:style-name="P4278"/>
      <text:p text:style-name="P4279"/>
      <text:p text:style-name="P4280"/>
      <text:p text:style-name="P4281"/>
      <text:p text:style-name="P4282"/>
      <text:p text:style-name="P4283"/>
      <text:p text:style-name="P4284"/>
      <table:table table:style-name="Table4285">
        <table:table-columns>
          <table:table-column table:style-name="TableColumn4286"/>
          <table:table-column table:style-name="TableColumn4287"/>
        </table:table-columns>
        <table:table-row table:style-name="TableRow4288">
          <table:table-cell table:style-name="TableCell4289">
            <text:p text:style-name="P4290"/>
            <text:p text:style-name="P4291"/>
            <text:p text:style-name="P4292"/>
            <text:soft-page-break/>
            <text:p text:style-name="P4293">MÜŞTERİ GÖRÜŞLERİ SORU FORMU</text:p>
          </table:table-cell>
          <table:table-cell table:style-name="TableCell4294">
            <table:table table:style-name="Table4295">
              <table:table-columns>
                <table:table-column table:style-name="TableColumn4296"/>
                <table:table-column table:style-name="TableColumn4297"/>
              </table:table-columns>
              <table:table-row table:style-name="TableRow4298">
                <table:table-cell table:style-name="TableCell4299">
                  <text:soft-page-break/>
                  <text:p text:style-name="P4300">Bölüm No</text:p>
                </table:table-cell>
                <table:table-cell table:style-name="TableCell4301">
                  <text:p text:style-name="P4302"/>
                </table:table-cell>
              </table:table-row>
              <table:table-row table:style-name="TableRow4303">
                <table:table-cell table:style-name="TableCell4304">
                  <text:p text:style-name="P4305">Yayın Tarihi</text:p>
                </table:table-cell>
                <table:table-cell table:style-name="TableCell4306">
                  <text:p text:style-name="P4307">05-05-2018</text:p>
                </table:table-cell>
              </table:table-row>
              <text:soft-page-break/>
              <table:table-row table:style-name="TableRow4308">
                <table:table-cell table:style-name="TableCell4309">
                  <text:p text:style-name="P4310">Rev.No./Tarih</text:p>
                </table:table-cell>
                <table:table-cell table:style-name="TableCell4311">
                  <text:p text:style-name="P4312">1.00/2018</text:p>
                </table:table-cell>
              </table:table-row>
              <table:table-row table:style-name="TableRow4313">
                <table:table-cell table:style-name="TableCell4314">
                  <text:p text:style-name="P4315">Sayfa No</text:p>
                </table:table-cell>
                <table:table-cell table:style-name="TableCell4316">
                  <text:p text:style-name="P4317">1/4 - 061</text:p>
                </table:table-cell>
              </table:table-row>
            </table:table>
            <text:p text:style-name="P4318"/>
          </table:table-cell>
        </table:table-row>
      </table:table>
      <text:p text:style-name="P4319"/>
      <text:p text:style-name="P4320">MÜŞTERİ :</text:p>
      <text:p text:style-name="P4321">L'SELANİK'KAROİ ile ilişkiler hakkındaieigöxüig—ieriineîg ' vİ ' . ":;;ğ _ _ :» _ ' *. "(”' —- :j' '_;:î * _ _ jî</text:p>
      <text:p text:style-name="P4322">1.A Aradığımız ilgililere en kısa sürede ulaşılması</text:p>
      <text:p text:style-name="P4323">Her zaman Çoğunlukla Oyalanıyorum Zorlukla ulaşıyorum Hiç ulaşamıyorum</text:p>
      <text:p text:style-name="P4324">|......</text:p>
      <text:p text:style-name="P4325">Çok Önemli Hiç önemi yok</text:p>
      <text:p text:style-name="P4326">I_..-.-.-.</text:p>
      <text:p text:style-name="P4327">1.B Görüştüğümüz ilgililerin yapıcı, sabırlı ve anlayışlı olması</text:p>
      <text:p text:style-name="P4328">Son derecede iyi iyi Kabul edilebilir İyileştirilmeıi Kabul edilemez</text:p>
      <text:p text:style-name="P4329">|......</text:p>
      <text:p text:style-name="P4330">Çok Önemli Hiç önemi yok</text:p>
      <text:p text:style-name="P4331">|...-.....</text:p>
      <text:p text:style-name="P4332">1.C Belirlediğimiz iletişim şekillerine uyum sağlanması (yazışma şekilleri, toplantılar. elektronik haberleşme vb)</text:p>
      <text:p text:style-name="P4333">Son derecede iyi İyi Kabul edilebilir lyileştirilmeli Kabul edilemez</text:p>
      <text:p text:style-name="P4334">|...-.....</text:p>
      <text:p text:style-name="P4335">Çok Önemli Hiç onemi yok</text:p>
      <text:p text:style-name="P4336">|...-.....</text:p>
      <text:p text:style-name="P4337">1.D isteklerimize karşı duyarlı ve esnek bir tutum sergilenmesi '</text:p>
      <text:p text:style-name="P4338">Her zaman çoğunlukla Zaman zaman Zorlukla Asla</text:p>
      <text:p text:style-name="P4339">|...-...</text:p>
      <text:p text:style-name="P4340">Çok Önemli Hiç önemi yok</text:p>
      <text:p text:style-name="P4341">|...-.....</text:p>
      <text:p text:style-name="P4342">1.E İlişkiler konusunda SELANİK KARO'nun rakiplerle karşılaştırılması</text:p>
      <text:p text:style-name="P4343">(Uygun görürseniz lütfen aşağıdaki tabloya nrma isimlerini yazınız) '</text:p>
      <text:p text:style-name="P4344"/>
      <text:p text:style-name="P4345">Çok iyi Iyi Kabul edilebilir Kötü çok kötü</text:p>
      <text:p text:style-name="P4346">.-.-...</text:p>
      <text:p text:style-name="P4347">.-.-...</text:p>
      <text:p text:style-name="P4348">..-..-..</text:p>
      <text:p text:style-name="P4349">.-.-..-.-.</text:p>
      <text:p text:style-name="P4350"/>
      <text:p text:style-name="P4351">1. SELANİK KARO ile ilişkiler konusunda belirtmek istediğimiz diğer hususlar</text:p>
      <text:p text:style-name="P4352">_ ._,_,_ â)“ _- A ___</text:p>
      <text:p text:style-name="P4353">Lütfen anket içerisindeki seçeneklerin önündeki küçük kutulara ! işareti koyarak işaretleyiniz.</text:p>
      <text:p text:style-name="P4354"/>
      <text:p text:style-name="P4355"/>
      <text:p text:style-name="P4356"/>
      <text:p text:style-name="P4357"/>
      <table:table table:style-name="Table4358">
        <table:table-columns>
          <table:table-column table:style-name="TableColumn4359"/>
          <table:table-column table:style-name="TableColumn4360"/>
        </table:table-columns>
        <table:table-row table:style-name="TableRow4361">
          <table:table-cell table:style-name="TableCell4362">
            <text:p text:style-name="P4363"/>
            <text:p text:style-name="P4364"/>
            <text:p text:style-name="P4365"/>
            <text:p text:style-name="P4366">MÜŞTERİ GÖRÜŞLERİ SORU FORMU</text:p>
          </table:table-cell>
          <table:table-cell table:style-name="TableCell4367">
            <table:table table:style-name="Table4368">
              <table:table-columns>
                <table:table-column table:style-name="TableColumn4369"/>
                <table:table-column table:style-name="TableColumn4370"/>
              </table:table-columns>
              <table:table-row table:style-name="TableRow4371">
                <table:table-cell table:style-name="TableCell4372">
                  <text:p text:style-name="P4373">Bölüm No</text:p>
                </table:table-cell>
                <table:table-cell table:style-name="TableCell4374">
                  <text:p text:style-name="P4375"/>
                </table:table-cell>
              </table:table-row>
              <table:table-row table:style-name="TableRow4376">
                <table:table-cell table:style-name="TableCell4377">
                  <text:p text:style-name="P4378">Yayın Tarihi</text:p>
                </table:table-cell>
                <table:table-cell table:style-name="TableCell4379">
                  <text:p text:style-name="P4380">05-05-2018</text:p>
                </table:table-cell>
              </table:table-row>
              <table:table-row table:style-name="TableRow4381">
                <table:table-cell table:style-name="TableCell4382">
                  <text:p text:style-name="P4383">Rev.No./Tarih</text:p>
                </table:table-cell>
                <table:table-cell table:style-name="TableCell4384">
                  <text:p text:style-name="P4385">1.00/2018</text:p>
                </table:table-cell>
              </table:table-row>
              <table:table-row table:style-name="TableRow4386">
                <table:table-cell table:style-name="TableCell4387">
                  <text:p text:style-name="P4388">Sayfa No</text:p>
                </table:table-cell>
                <table:table-cell table:style-name="TableCell4389">
                  <text:p text:style-name="P4390">2/4 - 062</text:p>
                </table:table-cell>
              </table:table-row>
            </table:table>
            <text:p text:style-name="P4391"/>
          </table:table-cell>
        </table:table-row>
      </table:table>
      <text:p text:style-name="P4392"/>
      <text:p text:style-name="P4393">MÜŞTERİ :</text:p>
      <text:p text:style-name="P4394">L'SELANİK'KAROİ ile ilişkiler hakkındaieigöxüig—ieriineîg ' vİ ' . ":;;ğ _ _ :» _ ' *. "(”' —- :j' '_;:î * _ _ jî</text:p>
      <text:p text:style-name="P4395">1.A Aradığımız ilgililere en kısa sürede ulaşılması</text:p>
      <text:p text:style-name="P4396">Her zaman Çoğunlukla Oyalanıyorum Zorlukla ulaşıyorum Hiç ulaşamıyorum</text:p>
      <text:p text:style-name="P4397">|......</text:p>
      <text:p text:style-name="P4398">Çok Önemli Hiç önemi yok</text:p>
      <text:p text:style-name="P4399">I_..-.-.-.</text:p>
      <text:p text:style-name="P4400">1.B Görüştüğümüz ilgililerin yapıcı, sabırlı ve anlayışlı olması</text:p>
      <text:p text:style-name="P4401">Son derecede iyi iyi Kabul edilebilir İyileştirilmeıi Kabul edilemez</text:p>
      <text:p text:style-name="P4402">|......</text:p>
      <text:p text:style-name="P4403">Çok Önemli Hiç önemi yok</text:p>
      <text:p text:style-name="P4404">|...-.....</text:p>
      <text:soft-page-break/>
      <text:p text:style-name="P4405">1.C Belirlediğimiz iletişim şekillerine uyum sağlanması (yazışma şekilleri, toplantılar. elektronik haberleşme vb)</text:p>
      <text:p text:style-name="P4406">Son derecede iyi İyi Kabul edilebilir lyileştirilmeli Kabul edilemez</text:p>
      <text:p text:style-name="P4407">|...-.....</text:p>
      <text:p text:style-name="P4408">Çok Önemli Hiç onemi yok</text:p>
      <text:p text:style-name="P4409">|...-.....</text:p>
      <text:p text:style-name="P4410">1.D isteklerimize karşı duyarlı ve esnek bir tutum sergilenmesi '</text:p>
      <text:p text:style-name="P4411">Her zaman çoğunlukla Zaman zaman Zorlukla Asla</text:p>
      <text:p text:style-name="P4412">|...-...</text:p>
      <text:p text:style-name="P4413">Çok Önemli Hiç önemi yok</text:p>
      <text:p text:style-name="P4414">|...-.....</text:p>
      <text:p text:style-name="P4415">1.E İlişkiler konusunda SELANİK KARO'nun rakiplerle karşılaştırılması</text:p>
      <text:p text:style-name="P4416">(Uygun görürseniz lütfen aşağıdaki tabloya nrma isimlerini yazınız) '</text:p>
      <text:p text:style-name="P4417"/>
      <text:p text:style-name="P4418">Çok iyi Iyi Kabul edilebilir Kötü çok kötü</text:p>
      <text:p text:style-name="P4419">.-.-...</text:p>
      <text:p text:style-name="P4420">.-.-...</text:p>
      <text:p text:style-name="P4421">..-..-..</text:p>
      <text:p text:style-name="P4422">.-.-..-.-.</text:p>
      <text:p text:style-name="P4423"/>
      <text:p text:style-name="P4424">1. SELANİK KARO ile ilişkiler konusunda belirtmek istediğimiz diğer hususlar</text:p>
      <text:p text:style-name="P4425">_ ._,_,_ â)“ _- A ___</text:p>
      <text:p text:style-name="P4426">Lütfen anket içerisindeki seçeneklerin önündeki küçük kutulara ! işareti koyarak işaretleyiniz.</text:p>
      <text:p text:style-name="P4427"/>
      <text:p text:style-name="P4428"/>
      <table:table table:style-name="Table4429">
        <table:table-columns>
          <table:table-column table:style-name="TableColumn4430"/>
          <table:table-column table:style-name="TableColumn4431"/>
        </table:table-columns>
        <table:table-row table:style-name="TableRow4432">
          <table:table-cell table:style-name="TableCell4433">
            <text:p text:style-name="P4434"/>
            <text:p text:style-name="P4435"/>
            <text:p text:style-name="P4436"/>
            <text:p text:style-name="P4437">MÜŞTERİ GÖRÜŞLERİ SORU FORMU</text:p>
          </table:table-cell>
          <table:table-cell table:style-name="TableCell4438">
            <table:table table:style-name="Table4439">
              <table:table-columns>
                <table:table-column table:style-name="TableColumn4440"/>
                <table:table-column table:style-name="TableColumn4441"/>
              </table:table-columns>
              <table:table-row table:style-name="TableRow4442">
                <table:table-cell table:style-name="TableCell4443">
                  <text:p text:style-name="P4444">Bölüm No</text:p>
                </table:table-cell>
                <table:table-cell table:style-name="TableCell4445">
                  <text:p text:style-name="P4446"/>
                </table:table-cell>
              </table:table-row>
              <table:table-row table:style-name="TableRow4447">
                <table:table-cell table:style-name="TableCell4448">
                  <text:p text:style-name="P4449">Yayın Tarihi</text:p>
                </table:table-cell>
                <table:table-cell table:style-name="TableCell4450">
                  <text:p text:style-name="P4451">05-05-2018</text:p>
                </table:table-cell>
              </table:table-row>
              <table:table-row table:style-name="TableRow4452">
                <table:table-cell table:style-name="TableCell4453">
                  <text:p text:style-name="P4454">Rev.No./Tarih</text:p>
                </table:table-cell>
                <table:table-cell table:style-name="TableCell4455">
                  <text:p text:style-name="P4456">1.00/2018</text:p>
                </table:table-cell>
              </table:table-row>
              <table:table-row table:style-name="TableRow4457">
                <table:table-cell table:style-name="TableCell4458">
                  <text:p text:style-name="P4459">Sayfa No</text:p>
                </table:table-cell>
                <table:table-cell table:style-name="TableCell4460">
                  <text:p text:style-name="P4461">3/4 - 063</text:p>
                </table:table-cell>
              </table:table-row>
            </table:table>
            <text:p text:style-name="P4462"/>
          </table:table-cell>
        </table:table-row>
      </table:table>
      <text:p text:style-name="P4463"/>
      <text:p text:style-name="P4464">3.C Şikayetierimizin ele alınması</text:p>
      <text:p text:style-name="P4465">Hemen ve etkin Kabul edilebilir Etkin fakat yavaş Hemen ama etkin değil Çok geç</text:p>
      <text:p text:style-name="P4466">|...—.....</text:p>
      <text:p text:style-name="P4467">Çok Önemli Hiç önemi yok</text:p>
      <text:p text:style-name="P4468">|...—.....</text:p>
      <text:p text:style-name="P4469">3.0 Herhangi bir konudaki sorumuzun cevaplanma süresi</text:p>
      <text:p text:style-name="P4470">Son derecede ıyi iyi Kabul edilebilir İyileştirilmeli Kabul edilemez</text:p>
      <text:p text:style-name="P4471">ı————ı-ııı</text:p>
      <text:p text:style-name="P4472">Çok Önemli Hiç önemi yok</text:p>
      <text:p text:style-name="P4473">|...-....</text:p>
      <text:p text:style-name="P4474">3.E Destek konusunda SELANİK KARO'nun rakiplerle karşılaştırılması</text:p>
      <text:p text:style-name="P4475">(Uygun görürseniz lütfen aşağıdaki tabloya firma isımlerini yazınız)</text:p>
      <text:p text:style-name="P4476"/>
      <text:p text:style-name="P4477">Çok iyi Iyı Kabul edilebilir Kötü Çok kötü</text:p>
      <text:p text:style-name="P4478">.-.---....</text:p>
      <text:p text:style-name="P4479">.-.-...-..</text:p>
      <text:p text:style-name="P4480">.-.---....</text:p>
      <text:p text:style-name="P4481">.---...-.</text:p>
      <text:p text:style-name="P4482"/>
      <text:p text:style-name="P4483">3.F SELANİK KARO'nun satış sonrası destekleri konusunda belirtmek istediğimiz diğer hususlar</text:p>
      <text:p text:style-name="P4484">_4;SELANiK:KARo—ııe uzunzsüreâçalış'maıhakkındaki görüşlerimiz; : . 531 ' ' .” I' 'I ' : "; '; ; &gt; &gt; *; v ' *</text:p>
      <text:p text:style-name="P4485">4.A SELANİK KARO sürekli çalışmak istediğimiz bir fırmadır</text:p>
      <text:p text:style-name="P4486">Kesinlikle katılıyorum Hiç katılmıyorum</text:p>
      <text:p text:style-name="P4487">|...-.....</text:p>
      <text:p text:style-name="P4488">Çok Önemli Hiç önemiyok</text:p>
      <text:p text:style-name="P4489">l-.---.-.—</text:p>
      <text:p text:style-name="P4490">4.B SELANİK KARO'dan başka ürün I hizmetler de almak isteriz</text:p>
      <text:p text:style-name="P4491">Kesinlıkle katılıyorum Hiç katılmıyorum</text:p>
      <text:p text:style-name="P4492">|...-.....</text:p>
      <text:p text:style-name="P4493">Çok Önemli Hiç önemi yok</text:p>
      <text:p text:style-name="P4494">|...-.....</text:p>
      <text:soft-page-break/>
      <text:p text:style-name="P4495">Lütfen anket içerisindeki seçeneklerin onundeki küçük kutulara / ışareli koyarak işaretleyiniz.</text:p>
      <text:p text:style-name="P4496"/>
      <text:p text:style-name="P4497">F 05—01 (0)</text:p>
      <text:p text:style-name="P4498"/>
      <text:p text:style-name="P4499"/>
      <table:table table:style-name="Table4500">
        <table:table-columns>
          <table:table-column table:style-name="TableColumn4501"/>
          <table:table-column table:style-name="TableColumn4502"/>
        </table:table-columns>
        <table:table-row table:style-name="TableRow4503">
          <table:table-cell table:style-name="TableCell4504">
            <text:p text:style-name="P4505"/>
            <text:p text:style-name="P4506"/>
            <text:p text:style-name="P4507"/>
            <text:p text:style-name="P4508">MÜŞTERİ GÖRÜŞLERİ SORU FORMU</text:p>
            <text:p text:style-name="P4509"/>
          </table:table-cell>
          <table:table-cell table:style-name="TableCell4510">
            <table:table table:style-name="Table4511">
              <table:table-columns>
                <table:table-column table:style-name="TableColumn4512"/>
                <table:table-column table:style-name="TableColumn4513"/>
              </table:table-columns>
              <table:table-row table:style-name="TableRow4514">
                <table:table-cell table:style-name="TableCell4515">
                  <text:p text:style-name="P4516">Bölüm No</text:p>
                </table:table-cell>
                <table:table-cell table:style-name="TableCell4517">
                  <text:p text:style-name="P4518"/>
                </table:table-cell>
              </table:table-row>
              <table:table-row table:style-name="TableRow4519">
                <table:table-cell table:style-name="TableCell4520">
                  <text:p text:style-name="P4521">Yayın Tarihi</text:p>
                </table:table-cell>
                <table:table-cell table:style-name="TableCell4522">
                  <text:p text:style-name="P4523">05-05-2018</text:p>
                </table:table-cell>
              </table:table-row>
              <table:table-row table:style-name="TableRow4524">
                <table:table-cell table:style-name="TableCell4525">
                  <text:p text:style-name="P4526">Rev.No./Tarih</text:p>
                </table:table-cell>
                <table:table-cell table:style-name="TableCell4527">
                  <text:p text:style-name="P4528">1.00/2018</text:p>
                </table:table-cell>
              </table:table-row>
              <table:table-row table:style-name="TableRow4529">
                <table:table-cell table:style-name="TableCell4530">
                  <text:p text:style-name="P4531">Sayfa No</text:p>
                </table:table-cell>
                <table:table-cell table:style-name="TableCell4532">
                  <text:p text:style-name="P4533">4/4 - 064</text:p>
                </table:table-cell>
              </table:table-row>
            </table:table>
            <text:p text:style-name="P4534"/>
          </table:table-cell>
        </table:table-row>
      </table:table>
      <text:p text:style-name="P4535"/>
      <text:p text:style-name="P4536"/>
      <text:p text:style-name="P4537">3.C Şikayetierimizin ele alınması</text:p>
      <text:p text:style-name="P4538">Hemen ve etkin Kabul edilebilir Etkin fakat yavaş Hemen ama etkin değil Çok geç</text:p>
      <text:p text:style-name="P4539">|...—.....</text:p>
      <text:p text:style-name="P4540">Çok Önemli Hiç önemi yok</text:p>
      <text:p text:style-name="P4541">|...—.....</text:p>
      <text:p text:style-name="P4542">3.0 Herhangi bir konudaki sorumuzun cevaplanma süresi</text:p>
      <text:p text:style-name="P4543">Son derecede ıyi iyi Kabul edilebilir İyileştirilmeli Kabul edilemez</text:p>
      <text:p text:style-name="P4544">ı————ı-ııı</text:p>
      <text:p text:style-name="P4545">Çok Önemli Hiç önemi yok</text:p>
      <text:p text:style-name="P4546">|...-....</text:p>
      <text:p text:style-name="P4547">3.E Destek konusunda SELANİK KARO'nun rakiplerle karşılaştırılması</text:p>
      <text:p text:style-name="P4548">(Uygun görürseniz lütfen aşağıdaki tabloya firma isımlerini yazınız)</text:p>
      <text:p text:style-name="P4549"/>
      <text:p text:style-name="P4550">Çok iyi Iyı Kabul edilebilir Kötü Çok kötü</text:p>
      <text:p text:style-name="P4551">.-.---....</text:p>
      <text:p text:style-name="P4552">.-.-...-..</text:p>
      <text:p text:style-name="P4553">.-.---....</text:p>
      <text:p text:style-name="P4554">.---...-.</text:p>
      <text:p text:style-name="P4555"/>
      <text:p text:style-name="P4556">3.F SELANİK KARO'nun satış sonrası destekleri konusunda belirtmek istediğimiz diğer hususlar</text:p>
      <text:p text:style-name="P4557">_4;SELANiK:KARo—ııe uzunzsüreâçalış'maıhakkındaki görüşlerimiz; : . 531 ' ' .” I' 'I ' : "; '; ; &gt; &gt; *; v ' *</text:p>
      <text:p text:style-name="P4558">4.A SELANİK KARO sürekli çalışmak istediğimiz bir fırmadır</text:p>
      <text:p text:style-name="P4559">Kesinlikle katılıyorum Hiç katılmıyorum</text:p>
      <text:p text:style-name="P4560">|...-.....</text:p>
      <text:p text:style-name="P4561">Çok Önemli Hiç önemiyok</text:p>
      <text:p text:style-name="P4562">l-.---.-.—</text:p>
      <text:p text:style-name="P4563">4.B SELANİK KARO'dan başka ürün I hizmetler de almak isteriz</text:p>
      <text:p text:style-name="P4564">Kesinlıkle katılıyorum Hiç katılmıyorum</text:p>
      <text:p text:style-name="P4565">|...-.....</text:p>
      <text:p text:style-name="P4566">Çok Önemli Hiç önemi yok</text:p>
      <text:p text:style-name="P4567">|...-.....</text:p>
      <text:p text:style-name="P4568">Lütfen anket içerisindeki seçeneklerin onundeki küçük kutulara / ışareli koyarak işaretleyiniz.</text:p>
      <text:p text:style-name="P4569"/>
      <text:p text:style-name="P4570">F 05—01 (0)</text:p>
      <text:p text:style-name="P4571"/>
      <text:p text:style-name="P4572"/>
      <text:p text:style-name="P4573"/>
      <text:p text:style-name="P4574"/>
      <text:p text:style-name="P4575"/>
      <text:p text:style-name="P4576"/>
      <text:p text:style-name="P4577"/>
      <text:p text:style-name="P4578"/>
      <text:p text:style-name="P4579"/>
      <text:p text:style-name="P4580"/>
      <text:p text:style-name="P4581"/>
      <text:p text:style-name="P4582"/>
      <text:p text:style-name="P4583"/>
      <table:table table:style-name="Table4584">
        <table:table-columns>
          <table:table-column table:style-name="TableColumn4585"/>
          <table:table-column table:style-name="TableColumn4586"/>
        </table:table-columns>
        <table:table-row table:style-name="TableRow4587">
          <table:table-cell table:style-name="TableCell4588">
            <text:p text:style-name="P4589"/>
            <text:p text:style-name="P4590"/>
            <text:p text:style-name="P4591"/>
            <text:p text:style-name="P4592">GİRDİ KONTROL</text:p>
          </table:table-cell>
          <table:table-cell table:style-name="TableCell4593">
            <table:table table:style-name="Table4594">
              <table:table-columns>
                <table:table-column table:style-name="TableColumn4595"/>
                <table:table-column table:style-name="TableColumn4596"/>
              </table:table-columns>
              <table:table-row table:style-name="TableRow4597">
                <table:table-cell table:style-name="TableCell4598">
                  <text:soft-page-break/>
                  <text:p text:style-name="P4599">Bölüm No</text:p>
                </table:table-cell>
                <table:table-cell table:style-name="TableCell4600">
                  <text:p text:style-name="P4601"/>
                </table:table-cell>
              </table:table-row>
              <text:soft-page-break/>
              <table:table-row table:style-name="TableRow4602">
                <table:table-cell table:style-name="TableCell4603">
                  <text:p text:style-name="P4604">Yayın Tarihi</text:p>
                </table:table-cell>
                <table:table-cell table:style-name="TableCell4605">
                  <text:p text:style-name="P4606">05-05-2018</text:p>
                </table:table-cell>
              </table:table-row>
              <table:table-row table:style-name="TableRow4607">
                <table:table-cell table:style-name="TableCell4608">
                  <text:p text:style-name="P4609">Rev.No./Tarih</text:p>
                </table:table-cell>
                <table:table-cell table:style-name="TableCell4610">
                  <text:p text:style-name="P4611">1.00/2018</text:p>
                </table:table-cell>
              </table:table-row>
              <table:table-row table:style-name="TableRow4612">
                <table:table-cell table:style-name="TableCell4613">
                  <text:p text:style-name="P4614">Sayfa No</text:p>
                </table:table-cell>
                <table:table-cell table:style-name="TableCell4615">
                  <text:p text:style-name="P4616">1/1 - 065</text:p>
                </table:table-cell>
              </table:table-row>
            </table:table>
            <text:p text:style-name="P4617"/>
          </table:table-cell>
        </table:table-row>
      </table:table>
      <text:p text:style-name="P4618"/>
      <text:p text:style-name="P4619">GIRDİ KONTROL -</text:p>
      <text:p text:style-name="P4620"/>
      <text:p text:style-name="P4621">Cinsi :</text:p>
      <text:p text:style-name="P4622"/>
      <text:p text:style-name="P4623">Giriş Tarihi :</text:p>
      <text:p text:style-name="P4624"/>
      <text:p text:style-name="P4625">Rapor No :</text:p>
      <text:p text:style-name="P4626"/>
      <text:p text:style-name="P4627">Kontrol Eden :</text:p>
      <text:p text:style-name="P4628"/>
      <text:p text:style-name="P4629">Açıklama :</text:p>
      <text:p text:style-name="P4630"/>
      <text:p text:style-name="P4631">SONUÇ : El</text:p>
      <text:p text:style-name="P4632"/>
      <text:p text:style-name="P4633"/>
      <table:table table:style-name="Table4634">
        <table:table-columns>
          <table:table-column table:style-name="TableColumn4635"/>
          <table:table-column table:style-name="TableColumn4636"/>
        </table:table-columns>
        <table:table-row table:style-name="TableRow4637">
          <table:table-cell table:style-name="TableCell4638">
            <text:p text:style-name="P4639"/>
            <text:p text:style-name="P4640">KONTROL BEKLİYOR</text:p>
          </table:table-cell>
          <table:table-cell table:style-name="TableCell4641">
            <table:table table:style-name="Table4642">
              <table:table-columns>
                <table:table-column table:style-name="TableColumn4643"/>
                <table:table-column table:style-name="TableColumn4644"/>
              </table:table-columns>
              <table:table-row table:style-name="TableRow4645">
                <table:table-cell table:style-name="TableCell4646">
                  <text:p text:style-name="P4647">Bölüm No</text:p>
                </table:table-cell>
                <table:table-cell table:style-name="TableCell4648">
                  <text:p text:style-name="P4649"/>
                </table:table-cell>
              </table:table-row>
              <table:table-row table:style-name="TableRow4650">
                <table:table-cell table:style-name="TableCell4651">
                  <text:p text:style-name="P4652">Yayın Tarihi</text:p>
                </table:table-cell>
                <table:table-cell table:style-name="TableCell4653">
                  <text:p text:style-name="P4654">05-05-2018</text:p>
                </table:table-cell>
              </table:table-row>
              <table:table-row table:style-name="TableRow4655">
                <table:table-cell table:style-name="TableCell4656">
                  <text:p text:style-name="P4657">Rev.No./Tarih</text:p>
                </table:table-cell>
                <table:table-cell table:style-name="TableCell4658">
                  <text:p text:style-name="P4659">1.00/2018</text:p>
                </table:table-cell>
              </table:table-row>
              <table:table-row table:style-name="TableRow4660">
                <table:table-cell table:style-name="TableCell4661">
                  <text:p text:style-name="P4662">Sayfa No</text:p>
                </table:table-cell>
                <table:table-cell table:style-name="TableCell4663">
                  <text:p text:style-name="P4664"><text:s/>- 066</text:p>
                </table:table-cell>
              </table:table-row>
            </table:table>
            <text:p text:style-name="P4665"/>
          </table:table-cell>
        </table:table-row>
      </table:table>
      <text:p text:style-name="P4666"/>
      <text:p text:style-name="P4667">Tedarikçi ;__——_</text:p>
      <text:p text:style-name="P4668">Cinsi :“</text:p>
      <text:p text:style-name="P4669">Giriş Tarihi :_—</text:p>
      <text:p text:style-name="P4670">Açıklama ;—</text:p>
      <text:p text:style-name="P4671"/>
      <text:p text:style-name="P4672"/>
      <table:table table:style-name="Table4673">
        <table:table-columns>
          <table:table-column table:style-name="TableColumn4674"/>
          <table:table-column table:style-name="TableColumn4675"/>
        </table:table-columns>
        <table:table-row table:style-name="TableRow4676">
          <table:table-cell table:style-name="TableCell4677">
            <text:p text:style-name="P4678"/>
            <text:p text:style-name="P4679">GİRDİ KONTROL RAPORU</text:p>
          </table:table-cell>
          <table:table-cell table:style-name="TableCell4680">
            <table:table table:style-name="Table4681">
              <table:table-columns>
                <table:table-column table:style-name="TableColumn4682"/>
                <table:table-column table:style-name="TableColumn4683"/>
              </table:table-columns>
              <table:table-row table:style-name="TableRow4684">
                <table:table-cell table:style-name="TableCell4685">
                  <text:p text:style-name="P4686">Bölüm No</text:p>
                </table:table-cell>
                <table:table-cell table:style-name="TableCell4687">
                  <text:p text:style-name="P4688"/>
                </table:table-cell>
              </table:table-row>
              <table:table-row table:style-name="TableRow4689">
                <table:table-cell table:style-name="TableCell4690">
                  <text:p text:style-name="P4691">Yayın Tarihi</text:p>
                </table:table-cell>
                <table:table-cell table:style-name="TableCell4692">
                  <text:p text:style-name="P4693">05-05-2018</text:p>
                </table:table-cell>
              </table:table-row>
              <table:table-row table:style-name="TableRow4694">
                <table:table-cell table:style-name="TableCell4695">
                  <text:p text:style-name="P4696">Rev.No./Tarih</text:p>
                </table:table-cell>
                <table:table-cell table:style-name="TableCell4697">
                  <text:p text:style-name="P4698">1.00/2018</text:p>
                </table:table-cell>
              </table:table-row>
              <table:table-row table:style-name="TableRow4699">
                <table:table-cell table:style-name="TableCell4700">
                  <text:p text:style-name="P4701">Sayfa No</text:p>
                </table:table-cell>
                <table:table-cell table:style-name="TableCell4702">
                  <text:p text:style-name="P4703"><text:s/>- 067</text:p>
                </table:table-cell>
              </table:table-row>
            </table:table>
            <text:p text:style-name="P4704"/>
          </table:table-cell>
        </table:table-row>
      </table:table>
      <text:p text:style-name="P4705"/>
      <text:p text:style-name="P4706">İ _ FİRMA BİLGİLERİ</text:p>
      <text:p text:style-name="P4707">Tedarikçi :</text:p>
      <text:p text:style-name="P4708">Irsaliye No / Tarih :</text:p>
      <text:p text:style-name="P4709">Geliş Tarihi :</text:p>
      <text:p text:style-name="P4710">GİRDİ BİLGİLERİ</text:p>
      <text:p text:style-name="P4711">; ENİ!) , Malzeme Cinsi Miktar Sigariş No</text:p>
      <text:p text:style-name="P4712"/>
      <text:p text:style-name="P4713">YAPILAN KONTROLLERLE İLGİLİ BİLGİLER</text:p>
      <text:p text:style-name="P4714"/>
      <text:p text:style-name="P4715">Yapılan Kontroller</text:p>
      <text:p text:style-name="P4716"/>
      <text:p text:style-name="P4717">Kabul</text:p>
      <text:p text:style-name="P4718"/>
      <text:p text:style-name="P4719">El [I</text:p>
      <text:p text:style-name="P4720">E] D</text:p>
      <text:p text:style-name="P4721">D E!</text:p>
      <text:p text:style-name="P4722">D D</text:p>
      <text:p text:style-name="P4723">D El</text:p>
      <text:p text:style-name="P4724">!] D</text:p>
      <text:p text:style-name="P4725">[| Ü</text:p>
      <text:soft-page-break/>
      <text:p text:style-name="P4726">El D</text:p>
      <text:p text:style-name="P4727">|İl |İl</text:p>
      <text:p text:style-name="P4728"/>
      <text:p text:style-name="P4729">Şartlı Kabul</text:p>
      <text:p text:style-name="P4730"/>
      <text:p text:style-name="P4731">&amp; AM</text:p>
      <text:p text:style-name="P4732">Ü _</text:p>
      <text:p text:style-name="P4733">Ü _</text:p>
      <text:p text:style-name="P4734">D —</text:p>
      <text:p text:style-name="P4735">D _</text:p>
      <text:p text:style-name="P4736">D _</text:p>
      <text:p text:style-name="P4737">D</text:p>
      <text:p text:style-name="P4738"/>
      <text:p text:style-name="P4739">[1</text:p>
      <text:p text:style-name="P4740"/>
      <text:p text:style-name="P4741">D _</text:p>
      <text:p text:style-name="P4742">|:] _</text:p>
      <text:p text:style-name="P4743"/>
      <text:p text:style-name="P4744">KONTROL EDEN:</text:p>
      <text:p text:style-name="P4745"/>
      <text:p text:style-name="P4746">ONAYLAYAN :</text:p>
      <text:p text:style-name="P4747"/>
      <text:p text:style-name="P4748"/>
      <table:table table:style-name="Table4749">
        <table:table-columns>
          <table:table-column table:style-name="TableColumn4750"/>
          <table:table-column table:style-name="TableColumn4751"/>
        </table:table-columns>
        <table:table-row table:style-name="TableRow4752">
          <table:table-cell table:style-name="TableCell4753">
            <text:p text:style-name="P4754"/>
            <text:p text:style-name="P4755">KALİTE KONTROL RAPORU</text:p>
          </table:table-cell>
          <table:table-cell table:style-name="TableCell4756">
            <table:table table:style-name="Table4757">
              <table:table-columns>
                <table:table-column table:style-name="TableColumn4758"/>
                <table:table-column table:style-name="TableColumn4759"/>
              </table:table-columns>
              <table:table-row table:style-name="TableRow4760">
                <table:table-cell table:style-name="TableCell4761">
                  <text:p text:style-name="P4762">Bölüm No</text:p>
                </table:table-cell>
                <table:table-cell table:style-name="TableCell4763">
                  <text:p text:style-name="P4764"/>
                </table:table-cell>
              </table:table-row>
              <table:table-row table:style-name="TableRow4765">
                <table:table-cell table:style-name="TableCell4766">
                  <text:p text:style-name="P4767">Yayın Tarihi</text:p>
                </table:table-cell>
                <table:table-cell table:style-name="TableCell4768">
                  <text:p text:style-name="P4769">05-05-2018</text:p>
                </table:table-cell>
              </table:table-row>
              <table:table-row table:style-name="TableRow4770">
                <table:table-cell table:style-name="TableCell4771">
                  <text:p text:style-name="P4772">Rev.No./Tarih</text:p>
                </table:table-cell>
                <table:table-cell table:style-name="TableCell4773">
                  <text:p text:style-name="P4774">1.00/2018</text:p>
                </table:table-cell>
              </table:table-row>
              <table:table-row table:style-name="TableRow4775">
                <table:table-cell table:style-name="TableCell4776">
                  <text:p text:style-name="P4777">Sayfa No</text:p>
                </table:table-cell>
                <table:table-cell table:style-name="TableCell4778">
                  <text:p text:style-name="P4779"><text:s/>- 068</text:p>
                </table:table-cell>
              </table:table-row>
            </table:table>
            <text:p text:style-name="P4780"/>
          </table:table-cell>
        </table:table-row>
      </table:table>
      <text:p text:style-name="P4781"/>
      <text:p text:style-name="P4782">Müşteri :</text:p>
      <text:p text:style-name="P4783">Sipariş No : *</text:p>
      <text:p text:style-name="P4784">Kontrol Kapsamı : f</text:p>
      <text:p text:style-name="P4785">Şartname ve Teknik Dokümanlar 1</text:p>
      <text:p text:style-name="P4786">Kontrol Sonucu :</text:p>
      <text:p text:style-name="P4787">Kontrol Deneyleri İstenen Değ erler Bulunan Değerler</text:p>
      <text:p text:style-name="P4788">SONUÇ SEVK İZNİ</text:p>
      <text:p text:style-name="P4789">Kabul Edildi Sevke İzin Verildi .</text:p>
      <text:p text:style-name="P4790">ğ Yukarıda Belirtilen Kusurlarla Kabul Edildi ğ Yukarıda Belirtilen Kusurlarla Sevke Izin Verildi</text:p>
      <text:p text:style-name="P4791">Red Edildi. Tarihine Kadar Onarım Yapılacak Yukarıda Belirtilen Kusurlarlzı Sevke İzin Verilmedi</text:p>
      <text:p text:style-name="P4792">HAZIRLAYAN: Üretim Bölümü Sorumlusu ONAYLAYAN: Şirket Müdürü</text:p>
      <text:p text:style-name="P4793"/>
      <text:p text:style-name="P4794">WV]</text:p>
      <text:p text:style-name="P4795"/>
      <text:p text:style-name="P4796"/>
      <table:table table:style-name="Table4797">
        <table:table-columns>
          <table:table-column table:style-name="TableColumn4798"/>
          <table:table-column table:style-name="TableColumn4799"/>
        </table:table-columns>
        <table:table-row table:style-name="TableRow4800">
          <table:table-cell table:style-name="TableCell4801">
            <text:p text:style-name="P4802"/>
            <text:p text:style-name="P4803">SU EMME ORANI DENEY FORMU</text:p>
          </table:table-cell>
          <table:table-cell table:style-name="TableCell4804">
            <table:table table:style-name="Table4805">
              <table:table-columns>
                <table:table-column table:style-name="TableColumn4806"/>
                <table:table-column table:style-name="TableColumn4807"/>
              </table:table-columns>
              <table:table-row table:style-name="TableRow4808">
                <table:table-cell table:style-name="TableCell4809">
                  <text:p text:style-name="P4810">Bölüm No</text:p>
                </table:table-cell>
                <table:table-cell table:style-name="TableCell4811">
                  <text:p text:style-name="P4812"/>
                </table:table-cell>
              </table:table-row>
              <table:table-row table:style-name="TableRow4813">
                <table:table-cell table:style-name="TableCell4814">
                  <text:p text:style-name="P4815">Yayın Tarihi</text:p>
                </table:table-cell>
                <table:table-cell table:style-name="TableCell4816">
                  <text:p text:style-name="P4817">05-05-2018</text:p>
                </table:table-cell>
              </table:table-row>
              <table:table-row table:style-name="TableRow4818">
                <table:table-cell table:style-name="TableCell4819">
                  <text:p text:style-name="P4820">Rev.No./Tarih</text:p>
                </table:table-cell>
                <table:table-cell table:style-name="TableCell4821">
                  <text:p text:style-name="P4822">1.00/2018</text:p>
                </table:table-cell>
              </table:table-row>
              <table:table-row table:style-name="TableRow4823">
                <table:table-cell table:style-name="TableCell4824">
                  <text:p text:style-name="P4825">Sayfa No</text:p>
                </table:table-cell>
                <table:table-cell table:style-name="TableCell4826">
                  <text:p text:style-name="P4827"><text:s/>- 069</text:p>
                </table:table-cell>
              </table:table-row>
            </table:table>
            <text:p text:style-name="P4828"/>
          </table:table-cell>
        </table:table-row>
      </table:table>
      <text:p text:style-name="P4829"/>
      <text:p text:style-name="P4830">Rapor No : Rapor Tarihi :</text:p>
      <text:p text:style-name="P4831">Ürün Adı / Cinsi :</text:p>
      <text:p text:style-name="P4832">Müşteri :</text:p>
      <text:p text:style-name="P4833">Sipariş No : *</text:p>
      <text:p text:style-name="P4834">Kontrol Kapsamı : f</text:p>
      <text:p text:style-name="P4835">Şartname ve Teknik Dokümanlar 1</text:p>
      <text:p text:style-name="P4836">Kontrol Sonucu :</text:p>
      <text:p text:style-name="P4837">Kontrol Deneyleri İstenen Değ erler Bulunan Değerler</text:p>
      <text:p text:style-name="P4838">SONUÇ SEVK İZNİ</text:p>
      <text:soft-page-break/>
      <text:p text:style-name="P4839">Kabul Edildi Sevke İzin Verildi .</text:p>
      <text:p text:style-name="P4840">ğ Yukarıda Belirtilen Kusurlarla Kabul Edildi ğ Yukarıda Belirtilen Kusurlarla Sevke Izin Verildi</text:p>
      <text:p text:style-name="P4841">Red Edildi. Tarihine Kadar Onarım Yapılacak Yukarıda Belirtilen Kusurlarlzı Sevke İzin Verilmedi</text:p>
      <text:p text:style-name="P4842">HAZIRLAYAN: Üretim Bölümü Sorumlusu ONAYLAYAN: Şirket Müdürü</text:p>
      <text:p text:style-name="P4843"/>
      <text:p text:style-name="P4844">WV]</text:p>
      <text:p text:style-name="P4845"/>
      <text:p text:style-name="P4846"/>
      <text:p text:style-name="P4847"/>
      <text:p text:style-name="P4848"/>
      <text:p text:style-name="P4849"/>
      <text:p text:style-name="P4850"/>
      <text:p text:style-name="P4851"/>
      <text:p text:style-name="P4852"/>
      <text:p text:style-name="P4853"/>
      <text:p text:style-name="P4854"/>
      <text:p text:style-name="P4855"/>
      <table:table table:style-name="Table4856">
        <table:table-columns>
          <table:table-column table:style-name="TableColumn4857"/>
          <table:table-column table:style-name="TableColumn4858"/>
        </table:table-columns>
        <table:table-row table:style-name="TableRow4859">
          <table:table-cell table:style-name="TableCell4860">
            <text:p text:style-name="P4861"/>
            <text:p text:style-name="P4862">KAPİLER EMİLEN SU MİKTARI DENEY FORMU</text:p>
          </table:table-cell>
          <table:table-cell table:style-name="TableCell4863">
            <table:table table:style-name="Table4864">
              <table:table-columns>
                <table:table-column table:style-name="TableColumn4865"/>
                <table:table-column table:style-name="TableColumn4866"/>
              </table:table-columns>
              <table:table-row table:style-name="TableRow4867">
                <table:table-cell table:style-name="TableCell4868">
                  <text:p text:style-name="P4869">Bölüm No</text:p>
                </table:table-cell>
                <table:table-cell table:style-name="TableCell4870">
                  <text:p text:style-name="P4871"/>
                </table:table-cell>
              </table:table-row>
              <table:table-row table:style-name="TableRow4872">
                <table:table-cell table:style-name="TableCell4873">
                  <text:p text:style-name="P4874">Yayın Tarihi</text:p>
                </table:table-cell>
                <table:table-cell table:style-name="TableCell4875">
                  <text:p text:style-name="P4876">05-05-2018</text:p>
                </table:table-cell>
              </table:table-row>
              <table:table-row table:style-name="TableRow4877">
                <table:table-cell table:style-name="TableCell4878">
                  <text:p text:style-name="P4879">Rev.No./Tarih</text:p>
                </table:table-cell>
                <table:table-cell table:style-name="TableCell4880">
                  <text:p text:style-name="P4881">1.00/2018</text:p>
                </table:table-cell>
              </table:table-row>
              <table:table-row table:style-name="TableRow4882">
                <table:table-cell table:style-name="TableCell4883">
                  <text:p text:style-name="P4884">Sayfa No</text:p>
                </table:table-cell>
                <table:table-cell table:style-name="TableCell4885">
                  <text:p text:style-name="P4886"><text:s/>- 070</text:p>
                </table:table-cell>
              </table:table-row>
            </table:table>
            <text:p text:style-name="P4887"/>
          </table:table-cell>
        </table:table-row>
      </table:table>
      <text:p text:style-name="P4888"/>
      <text:p text:style-name="P4889">Numunenin Adı :</text:p>
      <text:p text:style-name="P4890">Deney Tarihi ' :</text:p>
      <text:p text:style-name="P4891">md.: mıııuı S Wzih</text:p>
      <text:p text:style-name="P4892">Numune , (mıııııı ' Elde) İS</text:p>
      <text:p text:style-name="P4893">(gr) (gr) (cmz) (gr/ cm')</text:p>
      <text:p text:style-name="P4894">___—_—</text:p>
      <text:p text:style-name="P4895">___——</text:p>
      <text:p text:style-name="P4896">___——</text:p>
      <text:p text:style-name="P4897">TANIMLAR</text:p>
      <text:p text:style-name="P4898">Wz4h : 24 saat sonunda birim alandan kapiler yolla emilen su kütlesi (ng eml)</text:p>
      <text:p text:style-name="P4899">mııı4ıı = 24 saat kapiler su emme sonunda S deney alanına sahip numunenin kütlesi (g)</text:p>
      <text:p text:style-name="P4900">md_s = Yalıtılmış numunenin kuru kütlesi, (g)</text:p>
      <text:p text:style-name="P4901">S = Numunenin yüzey (suya batırılan) alanı (cmz)</text:p>
      <text:p text:style-name="P4902">DEĞERLENDİRME</text:p>
      <text:p text:style-name="P4903">J Dış mekanlarda kullanılan karolarda Wg4h &lt; 0,4 gT/ cm2</text:p>
      <text:p text:style-name="P4904">UYGUN UYGUN DEĞİL</text:p>
      <text:p text:style-name="P4905">DENEYİ YAPAN:</text:p>
      <text:p text:style-name="P4906"/>
      <text:p text:style-name="P4907"/>
      <table:table table:style-name="Table4908">
        <table:table-columns>
          <table:table-column table:style-name="TableColumn4909"/>
          <table:table-column table:style-name="TableColumn4910"/>
        </table:table-columns>
        <table:table-row table:style-name="TableRow4911">
          <table:table-cell table:style-name="TableCell4912">
            <text:p text:style-name="P4913"/>
            <text:p text:style-name="P4914">BİÇİM VE BOYUTLAR DENEY FORMU</text:p>
          </table:table-cell>
          <table:table-cell table:style-name="TableCell4915">
            <table:table table:style-name="Table4916">
              <table:table-columns>
                <table:table-column table:style-name="TableColumn4917"/>
                <table:table-column table:style-name="TableColumn4918"/>
              </table:table-columns>
              <table:table-row table:style-name="TableRow4919">
                <table:table-cell table:style-name="TableCell4920">
                  <text:p text:style-name="P4921">Bölüm No</text:p>
                </table:table-cell>
                <table:table-cell table:style-name="TableCell4922">
                  <text:p text:style-name="P4923"/>
                </table:table-cell>
              </table:table-row>
              <table:table-row table:style-name="TableRow4924">
                <table:table-cell table:style-name="TableCell4925">
                  <text:p text:style-name="P4926">Yayın Tarihi</text:p>
                </table:table-cell>
                <table:table-cell table:style-name="TableCell4927">
                  <text:p text:style-name="P4928">05-05-2018</text:p>
                </table:table-cell>
              </table:table-row>
              <table:table-row table:style-name="TableRow4929">
                <table:table-cell table:style-name="TableCell4930">
                  <text:p text:style-name="P4931">Rev.No./Tarih</text:p>
                </table:table-cell>
                <table:table-cell table:style-name="TableCell4932">
                  <text:p text:style-name="P4933">1.00/2018</text:p>
                </table:table-cell>
              </table:table-row>
              <table:table-row table:style-name="TableRow4934">
                <table:table-cell table:style-name="TableCell4935">
                  <text:p text:style-name="P4936">Sayfa No</text:p>
                </table:table-cell>
                <table:table-cell table:style-name="TableCell4937">
                  <text:p text:style-name="P4938"><text:s/>- 071</text:p>
                </table:table-cell>
              </table:table-row>
            </table:table>
            <text:p text:style-name="P4939"/>
          </table:table-cell>
        </table:table-row>
      </table:table>
      <text:p text:style-name="P4940"/>
      <text:p text:style-name="P4941"/>
      <text:p text:style-name="P4942">Numunenin Adı/Tipi : Kalınlık SınıfızTh I</text:p>
      <text:p text:style-name="P4943"/>
      <text:p text:style-name="P4944">Deney Tarihi . I</text:p>
      <text:p text:style-name="P4945">&amp; Nu ' Kalınlık keîarıa'mf" düzgünlüklen tabakası</text:p>
      <text:p text:style-name="P4946">' mu ]] 12 13 10n bı bz b3 bon [ 11052132338” sapması kalınlığı</text:p>
      <text:p text:style-name="P4947"/>
      <text:p text:style-name="P4948">ne mm mm mm mm mm mm mm mm mm mm mm mm</text:p>
      <text:p text:style-name="P4949">ıı-------——-</text:p>
      <text:p text:style-name="P4950">----------__ _</text:p>
      <text:p text:style-name="P4951">! 3 ---------__-</text:p>
      <text:soft-page-break/>
      <text:p text:style-name="P4952">------_—-</text:p>
      <text:p text:style-name="P4953">--------__-</text:p>
      <text:p text:style-name="P4954">n------___-</text:p>
      <text:p text:style-name="P4955">ı 7 -------__—_</text:p>
      <text:p text:style-name="P4956">n-----_--_—_</text:p>
      <text:p text:style-name="P4957">TANIMLAR ,</text:p>
      <text:p text:style-name="P4958">Karo Ölçüler mm'dir</text:p>
      <text:p text:style-name="P4959">Uzunluk Genişlik Tolerans Kalınlık Tolerans Üst yüzey kenarların Üst yüzeyin</text:p>
      <text:p text:style-name="P4960">doğrultudan sapma düzlükten sapma</text:p>
      <text:p text:style-name="P4961"/>
      <text:p text:style-name="P4962">' | b î toleransı toleransı</text:p>
      <text:p text:style-name="P4963"/>
      <text:p text:style-name="P4964">DEĞERLENDİRME</text:p>
      <text:p text:style-name="P4965">Ölçülen boyutlar yukarda beyan edilen çalışma boyutlarına toleranslarıyla uygun olmalıdır.</text:p>
      <text:p text:style-name="P4966">Yüzey tabakası kalınlığı 24 mm olmalıdır.</text:p>
      <text:p text:style-name="P4967">UYGUN UYGUN DEĞİL</text:p>
      <text:p text:style-name="P4968">HWM/WWE!</text:p>
      <text:p text:style-name="P4969"/>
      <text:p text:style-name="P4970">lâj</text:p>
      <text:p text:style-name="P4971"/>
      <text:p text:style-name="P4972"/>
      <table:table table:style-name="Table4973">
        <table:table-columns>
          <table:table-column table:style-name="TableColumn4974"/>
          <table:table-column table:style-name="TableColumn4975"/>
        </table:table-columns>
        <table:table-row table:style-name="TableRow4976">
          <table:table-cell table:style-name="TableCell4977">
            <text:p text:style-name="P4978"/>
            <text:p text:style-name="P4979">KIRILMA DAYANIMI DENEY FORMU</text:p>
          </table:table-cell>
          <table:table-cell table:style-name="TableCell4980">
            <table:table table:style-name="Table4981">
              <table:table-columns>
                <table:table-column table:style-name="TableColumn4982"/>
                <table:table-column table:style-name="TableColumn4983"/>
              </table:table-columns>
              <table:table-row table:style-name="TableRow4984">
                <table:table-cell table:style-name="TableCell4985">
                  <text:p text:style-name="P4986">Bölüm No</text:p>
                </table:table-cell>
                <table:table-cell table:style-name="TableCell4987">
                  <text:p text:style-name="P4988"/>
                </table:table-cell>
              </table:table-row>
              <table:table-row table:style-name="TableRow4989">
                <table:table-cell table:style-name="TableCell4990">
                  <text:p text:style-name="P4991">Yayın Tarihi</text:p>
                </table:table-cell>
                <table:table-cell table:style-name="TableCell4992">
                  <text:p text:style-name="P4993">05-05-2018</text:p>
                </table:table-cell>
              </table:table-row>
              <table:table-row table:style-name="TableRow4994">
                <table:table-cell table:style-name="TableCell4995">
                  <text:p text:style-name="P4996">Rev.No./Tarih</text:p>
                </table:table-cell>
                <table:table-cell table:style-name="TableCell4997">
                  <text:p text:style-name="P4998">1.00/2018</text:p>
                </table:table-cell>
              </table:table-row>
              <table:table-row table:style-name="TableRow4999">
                <table:table-cell table:style-name="TableCell5000">
                  <text:p text:style-name="P5001">Sayfa No</text:p>
                </table:table-cell>
                <table:table-cell table:style-name="TableCell5002">
                  <text:p text:style-name="P5003"><text:s/>- 072</text:p>
                </table:table-cell>
              </table:table-row>
            </table:table>
            <text:p text:style-name="P5004"/>
          </table:table-cell>
        </table:table-row>
      </table:table>
      <text:p text:style-name="P5005"/>
      <text:p text:style-name="P5006">Numunenin Adı/Tipi :</text:p>
      <text:p text:style-name="P5007">Deney Tarihi - :</text:p>
      <text:p text:style-name="P5008">Numune , b, bı b; b t| tg t; t . L P ._ T (Mpa)</text:p>
      <text:p text:style-name="P5009">No mm mm mm mm mm mm mm mm mm (kN) — (3xPxL/2xbxt2)</text:p>
      <text:p text:style-name="P5010">] ' ııı-ııııı-—</text:p>
      <text:p text:style-name="P5011">; 2 ııı-ııııı-—</text:p>
      <text:p text:style-name="P5012">ııı.-ııı“-</text:p>
      <text:p text:style-name="P5013">4 ııııııııı-—</text:p>
      <text:p text:style-name="P5014">TANIMLAR</text:p>
      <text:p text:style-name="P5015">P : Kırılma Yükü, kN</text:p>
      <text:p text:style-name="P5016">B : Karonun kırılma kesitindeki üç ölçümün ortalaması olarak genişliği, mm</text:p>
      <text:p text:style-name="P5017">T : Karonun kırılma kesitindeki üç ölçümün ortalaması olarak kalınlığı, mm</text:p>
      <text:p text:style-name="P5018">L : Mesnetler arasındaki mesafe, mm</text:p>
      <text:p text:style-name="P5019">T : Eğilme dayanımı, Mpa</text:p>
      <text:p text:style-name="P5020">DEĞERLENDİRME '</text:p>
      <text:p text:style-name="P5021">İÇ MEKANLARDA KULLANILAN KAROLARDA:</text:p>
      <text:p text:style-name="P5022">Tun 2 5,0 Mpa</text:p>
      <text:p text:style-name="P5023">Her bir T 2 4,0 Mpa</text:p>
      <text:p text:style-name="P5024">Her bir P 225 kN</text:p>
      <text:p text:style-name="P5025">UYGUN UYGUN DEĞİL</text:p>
      <text:p text:style-name="P5026">DENEYİ YAPAN:</text:p>
      <text:p text:style-name="P5027"/>
      <text:p text:style-name="P5028"/>
      <text:p text:style-name="P5029"/>
      <table:table table:style-name="Table5030">
        <table:table-columns>
          <table:table-column table:style-name="TableColumn5031"/>
          <table:table-column table:style-name="TableColumn5032"/>
        </table:table-columns>
        <table:table-row table:style-name="TableRow5033">
          <table:table-cell table:style-name="TableCell5034">
            <text:p text:style-name="P5035"/>
            <text:p text:style-name="P5036">GÖRÜNÜŞ ÖZELLİKLERİ DENEY FORMU</text:p>
          </table:table-cell>
          <table:table-cell table:style-name="TableCell5037">
            <table:table table:style-name="Table5038">
              <table:table-columns>
                <table:table-column table:style-name="TableColumn5039"/>
                <table:table-column table:style-name="TableColumn5040"/>
              </table:table-columns>
              <table:table-row table:style-name="TableRow5041">
                <table:table-cell table:style-name="TableCell5042">
                  <text:p text:style-name="P5043">Bölüm No</text:p>
                </table:table-cell>
                <table:table-cell table:style-name="TableCell5044">
                  <text:p text:style-name="P5045"/>
                </table:table-cell>
              </table:table-row>
              <table:table-row table:style-name="TableRow5046">
                <table:table-cell table:style-name="TableCell5047">
                  <text:p text:style-name="P5048">Yayın Tarihi</text:p>
                </table:table-cell>
                <table:table-cell table:style-name="TableCell5049">
                  <text:p text:style-name="P5050">05-05-2018</text:p>
                </table:table-cell>
              </table:table-row>
              <table:table-row table:style-name="TableRow5051">
                <table:table-cell table:style-name="TableCell5052">
                  <text:p text:style-name="P5053">Rev.No./Tarih</text:p>
                </table:table-cell>
                <table:table-cell table:style-name="TableCell5054">
                  <text:p text:style-name="P5055">1.00/2018</text:p>
                </table:table-cell>
              </table:table-row>
              <table:table-row table:style-name="TableRow5056">
                <table:table-cell table:style-name="TableCell5057">
                  <text:p text:style-name="P5058">Sayfa No</text:p>
                </table:table-cell>
                <table:table-cell table:style-name="TableCell5059">
                  <text:p text:style-name="P5060"><text:s/>- 073</text:p>
                </table:table-cell>
              </table:table-row>
            </table:table>
            <text:p text:style-name="P5061"/>
          </table:table-cell>
        </table:table-row>
      </table:table>
      <text:p text:style-name="P5062"/>
      <text:p text:style-name="P5063">Numunenin Adı/Tipi :</text:p>
      <text:p text:style-name="P5064">Deney Tarihi ' :</text:p>
      <text:soft-page-break/>
      <text:p text:style-name="P5065">Numune Çatlak Çıkıntı—girinti</text:p>
      <text:p text:style-name="P5066">No (Adet) (Adet) (Adet)</text:p>
      <text:p text:style-name="P5067">___ s</text:p>
      <text:p text:style-name="P5068">__—</text:p>
      <text:p text:style-name="P5069">___—</text:p>
      <text:p text:style-name="P5070">TANIMLAR</text:p>
      <text:p text:style-name="P5071">Çatlak : Az veya çok düzenli çatlak</text:p>
      <text:p text:style-name="P5072">DEĞERLENDİRME</text:p>
      <text:p text:style-name="P5073">/ Karoların yüzeyleri Zm mesafeden gözle muayene edildiğinde çatlak, çıkıntı, girinti</text:p>
      <text:p text:style-name="P5074">veya pullanma gibi bozukluklar göstermemelidir.</text:p>
      <text:p text:style-name="P5075">UYGUN UYGUN DEĞİL</text:p>
      <text:p text:style-name="P5076">DENEYİ YAPAN:</text:p>
      <text:p text:style-name="P5077"/>
      <text:p text:style-name="P5078">IKE—_]</text:p>
      <text:p text:style-name="P5079"/>
      <text:p text:style-name="P5080"/>
      <table:table table:style-name="Table5081">
        <table:table-columns>
          <table:table-column table:style-name="TableColumn5082"/>
          <table:table-column table:style-name="TableColumn5083"/>
        </table:table-columns>
        <table:table-row table:style-name="TableRow5084">
          <table:table-cell table:style-name="TableCell5085">
            <text:p text:style-name="P5086"/>
            <text:p text:style-name="P5087">UYGUN OLMAYAN ÜRÜN FORMU</text:p>
          </table:table-cell>
          <table:table-cell table:style-name="TableCell5088">
            <table:table table:style-name="Table5089">
              <table:table-columns>
                <table:table-column table:style-name="TableColumn5090"/>
                <table:table-column table:style-name="TableColumn5091"/>
              </table:table-columns>
              <table:table-row table:style-name="TableRow5092">
                <table:table-cell table:style-name="TableCell5093">
                  <text:p text:style-name="P5094">Bölüm No</text:p>
                </table:table-cell>
                <table:table-cell table:style-name="TableCell5095">
                  <text:p text:style-name="P5096"/>
                </table:table-cell>
              </table:table-row>
              <table:table-row table:style-name="TableRow5097">
                <table:table-cell table:style-name="TableCell5098">
                  <text:p text:style-name="P5099">Yayın Tarihi</text:p>
                </table:table-cell>
                <table:table-cell table:style-name="TableCell5100">
                  <text:p text:style-name="P5101">05-05-2018</text:p>
                </table:table-cell>
              </table:table-row>
              <table:table-row table:style-name="TableRow5102">
                <table:table-cell table:style-name="TableCell5103">
                  <text:p text:style-name="P5104">Rev.No./Tarih</text:p>
                </table:table-cell>
                <table:table-cell table:style-name="TableCell5105">
                  <text:p text:style-name="P5106">1.00/2018</text:p>
                </table:table-cell>
              </table:table-row>
              <table:table-row table:style-name="TableRow5107">
                <table:table-cell table:style-name="TableCell5108">
                  <text:p text:style-name="P5109">Sayfa No</text:p>
                </table:table-cell>
                <table:table-cell table:style-name="TableCell5110">
                  <text:p text:style-name="P5111"><text:s/>- 074</text:p>
                </table:table-cell>
              </table:table-row>
            </table:table>
            <text:p text:style-name="P5112"/>
          </table:table-cell>
        </table:table-row>
      </table:table>
      <text:p text:style-name="P5113"/>
      <text:p text:style-name="P5114">YAPILAN İNCELEMELER</text:p>
      <text:p text:style-name="P5115">UYGUNSUZLUK /HATA TANIMI</text:p>
      <text:p text:style-name="P5116">l_ı ııııııııııcı ıııııvıı</text:p>
      <text:p text:style-name="P5117">IMI Kvııııııııı ııııııı ııııııı</text:p>
      <text:p text:style-name="P5118">ı_ı_</text:p>
      <text:p text:style-name="P5119">lOLDUĞUGİBİKULLAN .—</text:p>
      <text:p text:style-name="P5120">I_. ıııııııııcııı ımı</text:p>
      <text:p text:style-name="P5121">I_. - mı üRüN mm MAıdNAerA Göm =</text:p>
      <text:p text:style-name="P5122">DÜZELTİCİ / ÖNLEYİCİ FAALIYET</text:p>
      <text:p text:style-name="P5123">___—ıı</text:p>
      <text:p text:style-name="P5124">SORUMLU BÖLÜM :</text:p>
      <text:p text:style-name="P5125">BAŞLANGIÇ TARİHİ :</text:p>
      <text:p text:style-name="P5126">HAZIRLAYAN ONAYLAYAN</text:p>
      <text:p text:style-name="P5127">Kalite Kontrol Bölümu Sorumlusu Şırkct Müdürü</text:p>
      <text:p text:style-name="P5128"/>
      <text:p text:style-name="P5129">FRM<text:s/>8.3701/01 (())</text:p>
      <text:p text:style-name="P5130"/>
      <text:p text:style-name="P5131"/>
      <text:p text:style-name="P5132"/>
      <text:p text:style-name="P5133"/>
      <text:p text:style-name="P5134"/>
      <text:p text:style-name="P5135"/>
      <text:p text:style-name="P5136"/>
      <text:p text:style-name="P5137"/>
      <text:p text:style-name="P5138"/>
      <text:p text:style-name="P5139"/>
      <text:p text:style-name="P5140"/>
      <text:p text:style-name="P5141"/>
      <text:p text:style-name="P5142"/>
      <text:p text:style-name="P5143"/>
      <table:table table:style-name="Table5144">
        <table:table-columns>
          <table:table-column table:style-name="TableColumn5145"/>
          <table:table-column table:style-name="TableColumn5146"/>
        </table:table-columns>
        <table:table-row table:style-name="TableRow5147">
          <table:table-cell table:style-name="TableCell5148">
            <text:p text:style-name="P5149"/>
            <text:p text:style-name="P5150">UYGUN OLMAYAN ÜRÜN</text:p>
          </table:table-cell>
          <table:table-cell table:style-name="TableCell5151">
            <table:table table:style-name="Table5152">
              <table:table-columns>
                <table:table-column table:style-name="TableColumn5153"/>
                <table:table-column table:style-name="TableColumn5154"/>
              </table:table-columns>
              <table:table-row table:style-name="TableRow5155">
                <table:table-cell table:style-name="TableCell5156">
                  <text:p text:style-name="P5157">Bölüm No</text:p>
                </table:table-cell>
                <table:table-cell table:style-name="TableCell5158">
                  <text:p text:style-name="P5159"/>
                </table:table-cell>
              </table:table-row>
              <table:table-row table:style-name="TableRow5160">
                <table:table-cell table:style-name="TableCell5161">
                  <text:p text:style-name="P5162">Yayın Tarihi</text:p>
                </table:table-cell>
                <table:table-cell table:style-name="TableCell5163">
                  <text:p text:style-name="P5164">05-05-2018</text:p>
                </table:table-cell>
              </table:table-row>
              <table:table-row table:style-name="TableRow5165">
                <table:table-cell table:style-name="TableCell5166">
                  <text:p text:style-name="P5167">Rev.No./Tarih</text:p>
                </table:table-cell>
                <table:table-cell table:style-name="TableCell5168">
                  <text:p text:style-name="P5169">1.00/2018</text:p>
                </table:table-cell>
              </table:table-row>
              <table:table-row table:style-name="TableRow5170">
                <table:table-cell table:style-name="TableCell5171">
                  <text:p text:style-name="P5172">Sayfa No</text:p>
                </table:table-cell>
                <table:table-cell table:style-name="TableCell5173">
                  <text:p text:style-name="P5174"><text:s/>- 075</text:p>
                </table:table-cell>
              </table:table-row>
            </table:table>
            <text:p text:style-name="P5175"/>
          </table:table-cell>
        </table:table-row>
      </table:table>
      <text:p text:style-name="P5176"/>
      <text:p text:style-name="P5177"/>
      <text:soft-page-break/>
      <text:p text:style-name="P5178">BU ÜRÜNDE UYGUNSUZLUK TEsşnj_E1)__İLMİŞ</text:p>
      <text:p text:style-name="P5179">' OLUP, KALITE KONTROL BOLUMU</text:p>
      <text:p text:style-name="P5180">SORUMLUSU’NUN HABERİ OLMADAN HERHANGİ</text:p>
      <text:p text:style-name="P5181">. BIR İŞLEM YAPILAMAZ.</text:p>
      <text:p text:style-name="P5182">UYGUNSUZLUK :</text:p>
      <text:p text:style-name="P5183"/>
      <text:p text:style-name="P5184">YAPILACAK İŞLEM:</text:p>
      <text:p text:style-name="P5185"/>
      <text:p text:style-name="P5186">YAPıLAN İŞLEM:</text:p>
      <text:p text:style-name="P5187"/>
      <text:p text:style-name="P5188">AMB. SEV. SOR. : TARİH :</text:p>
      <text:p text:style-name="P5189"/>
      <text:p text:style-name="P5190">YÖNETİM TEMSİLCİSİ</text:p>
      <text:p text:style-name="P5191"/>
      <text:p text:style-name="P5192">F 8.3-0l/02 (0)</text:p>
      <text:p text:style-name="P5193"/>
      <text:p text:style-name="P5194"/>
      <table:table table:style-name="Table5195">
        <table:table-columns>
          <table:table-column table:style-name="TableColumn5196"/>
          <table:table-column table:style-name="TableColumn5197"/>
        </table:table-columns>
        <table:table-row table:style-name="TableRow5198">
          <table:table-cell table:style-name="TableCell5199">
            <text:p text:style-name="P5200"/>
            <text:p text:style-name="P5201">DÜZELTİCİ – ÖNLEYİCİ FAALİYET RAPORU</text:p>
          </table:table-cell>
          <table:table-cell table:style-name="TableCell5202">
            <table:table table:style-name="Table5203">
              <table:table-columns>
                <table:table-column table:style-name="TableColumn5204"/>
                <table:table-column table:style-name="TableColumn5205"/>
              </table:table-columns>
              <table:table-row table:style-name="TableRow5206">
                <table:table-cell table:style-name="TableCell5207">
                  <text:p text:style-name="P5208">Bölüm No</text:p>
                </table:table-cell>
                <table:table-cell table:style-name="TableCell5209">
                  <text:p text:style-name="P5210"/>
                </table:table-cell>
              </table:table-row>
              <table:table-row table:style-name="TableRow5211">
                <table:table-cell table:style-name="TableCell5212">
                  <text:p text:style-name="P5213">Yayın Tarihi</text:p>
                </table:table-cell>
                <table:table-cell table:style-name="TableCell5214">
                  <text:p text:style-name="P5215">05-05-2018</text:p>
                </table:table-cell>
              </table:table-row>
              <table:table-row table:style-name="TableRow5216">
                <table:table-cell table:style-name="TableCell5217">
                  <text:p text:style-name="P5218">Rev.No./Tarih</text:p>
                </table:table-cell>
                <table:table-cell table:style-name="TableCell5219">
                  <text:p text:style-name="P5220">1.00/2018</text:p>
                </table:table-cell>
              </table:table-row>
              <table:table-row table:style-name="TableRow5221">
                <table:table-cell table:style-name="TableCell5222">
                  <text:p text:style-name="P5223">Sayfa No</text:p>
                </table:table-cell>
                <table:table-cell table:style-name="TableCell5224">
                  <text:p text:style-name="P5225"><text:s/>- 076</text:p>
                </table:table-cell>
              </table:table-row>
            </table:table>
            <text:p text:style-name="P5226"/>
          </table:table-cell>
        </table:table-row>
      </table:table>
      <text:p text:style-name="P5227"/>
      <text:p text:style-name="P5228">Faaliyetin türüne göre Düzeltici veya Önleyici sözcüğü işaretlenecektir</text:p>
      <text:p text:style-name="P5229">âşıkiamayayardımcrOlacakhwışaretîeywzgerekâmfefansıwmızvıawmmuaçıkiaym</text:p>
      <text:p text:style-name="P5230">[| Müşteri şikayet? _ _</text:p>
      <text:p text:style-name="P5231">[] Uygun olmayan malzeme I ürün</text:p>
      <text:p text:style-name="P5232">|:] İç kalite tetkik sonuçları</text:p>
      <text:p text:style-name="P5233">[| Müşteri anketi sonuçları</text:p>
      <text:p text:style-name="P5234">|:] Veri analizleri sonuçları</text:p>
      <text:p text:style-name="P5235">[] Proses uygunsuzluğu</text:p>
      <text:p text:style-name="P5236">Ü Kalite sistemi</text:p>
      <text:p text:style-name="P5237">[| Gözden geçirme sonuçları</text:p>
      <text:p text:style-name="P5238">|:] Diğer :</text:p>
      <text:p text:style-name="P5239">TARİH TANIMI YAPAN</text:p>
      <text:p text:style-name="P5240">' Şıkayete aıt yazılı doküman iliştirilecektır.</text:p>
      <text:p text:style-name="P5241">smmm-war</text:p>
      <text:p text:style-name="P5242">Düzeltıcıfaalî tlennwzkumıeuoluunsuzlunkısavadedekaîdfrrimasıwönelîkkmadır</text:p>
      <text:p text:style-name="P5243">mmammmmm</text:p>
      <text:p text:style-name="P5244">', “WWW-NET</text:p>
      <text:p text:style-name="P5245">İZLEME SÜRESİ i,, ,_,_, _ " ,_</text:p>
      <text:p text:style-name="P5246">DÜŞÜNCELER : **</text:p>
      <text:p text:style-name="P5247">_4—M_ _ x_ _</text:p>
      <text:p text:style-name="P5248">KARAR :</text:p>
      <text:p text:style-name="P5249">* * TARİH : ” "EA : __,_—</text:p>
      <text:p text:style-name="P5250">F 8.5-01/01 (0)</text:p>
      <text:p text:style-name="P5251"/>
      <text:p text:style-name="P5252"/>
      <table:table table:style-name="Table5253">
        <table:table-columns>
          <table:table-column table:style-name="TableColumn5254"/>
          <table:table-column table:style-name="TableColumn5255"/>
        </table:table-columns>
        <table:table-row table:style-name="TableRow5256">
          <table:table-cell table:style-name="TableCell5257">
            <text:p text:style-name="P5258"/>
            <text:p text:style-name="P5259"/>
            <text:p text:style-name="P5260">DÜZELTİCİ – ÖNLEYİCİ FAALİYET TAKİP FORMU</text:p>
          </table:table-cell>
          <table:table-cell table:style-name="TableCell5261">
            <table:table table:style-name="Table5262">
              <table:table-columns>
                <table:table-column table:style-name="TableColumn5263"/>
                <table:table-column table:style-name="TableColumn5264"/>
              </table:table-columns>
              <table:table-row table:style-name="TableRow5265">
                <table:table-cell table:style-name="TableCell5266">
                  <text:p text:style-name="P5267">Bölüm No</text:p>
                </table:table-cell>
                <table:table-cell table:style-name="TableCell5268">
                  <text:p text:style-name="P5269"/>
                </table:table-cell>
              </table:table-row>
              <table:table-row table:style-name="TableRow5270">
                <table:table-cell table:style-name="TableCell5271">
                  <text:p text:style-name="P5272">Yayın Tarihi</text:p>
                </table:table-cell>
                <table:table-cell table:style-name="TableCell5273">
                  <text:p text:style-name="P5274">05-05-2018</text:p>
                </table:table-cell>
              </table:table-row>
              <table:table-row table:style-name="TableRow5275">
                <table:table-cell table:style-name="TableCell5276">
                  <text:p text:style-name="P5277">Rev.No./Tarih</text:p>
                </table:table-cell>
                <table:table-cell table:style-name="TableCell5278">
                  <text:p text:style-name="P5279">1.00/2018</text:p>
                </table:table-cell>
              </table:table-row>
              <table:table-row table:style-name="TableRow5280">
                <table:table-cell table:style-name="TableCell5281">
                  <text:p text:style-name="P5282">Sayfa No</text:p>
                </table:table-cell>
                <table:table-cell table:style-name="TableCell5283">
                  <text:p text:style-name="P5284"><text:s/>- 077</text:p>
                </table:table-cell>
              </table:table-row>
            </table:table>
            <text:p text:style-name="P5285"/>
          </table:table-cell>
        </table:table-row>
      </table:table>
      <text:p text:style-name="P5286"/>
      <text:p text:style-name="P5287">SELANİK KARO DUZELTICI / ONLEYICI FAALIYET TAKIP FORMU</text:p>
      <text:p text:style-name="P5288"/>
      <text:p text:style-name="P5289"/>
      <table:table table:style-name="Table5290">
        <table:table-columns>
          <table:table-column table:style-name="TableColumn5291"/>
          <table:table-column table:style-name="TableColumn5292"/>
        </table:table-columns>
        <table:table-row table:style-name="TableRow5293">
          <table:table-cell table:style-name="TableCell5294">
            <text:p text:style-name="P5295"/>
            <text:soft-page-break/>
            <text:p text:style-name="P5296">ELEK ANALİZİ DENEY FORMU</text:p>
          </table:table-cell>
          <table:table-cell table:style-name="TableCell5297">
            <table:table table:style-name="Table5298">
              <table:table-columns>
                <table:table-column table:style-name="TableColumn5299"/>
                <table:table-column table:style-name="TableColumn5300"/>
              </table:table-columns>
              <table:table-row table:style-name="TableRow5301">
                <table:table-cell table:style-name="TableCell5302">
                  <text:soft-page-break/>
                  <text:p text:style-name="P5303">Bölüm No</text:p>
                </table:table-cell>
                <table:table-cell table:style-name="TableCell5304">
                  <text:p text:style-name="P5305"/>
                </table:table-cell>
              </table:table-row>
              <text:soft-page-break/>
              <table:table-row table:style-name="TableRow5306">
                <table:table-cell table:style-name="TableCell5307">
                  <text:p text:style-name="P5308">Yayın Tarihi</text:p>
                </table:table-cell>
                <table:table-cell table:style-name="TableCell5309">
                  <text:p text:style-name="P5310">05-05-2018</text:p>
                </table:table-cell>
              </table:table-row>
              <table:table-row table:style-name="TableRow5311">
                <table:table-cell table:style-name="TableCell5312">
                  <text:p text:style-name="P5313">Rev.No./Tarih</text:p>
                </table:table-cell>
                <table:table-cell table:style-name="TableCell5314">
                  <text:p text:style-name="P5315">1.00/2018</text:p>
                </table:table-cell>
              </table:table-row>
              <table:table-row table:style-name="TableRow5316">
                <table:table-cell table:style-name="TableCell5317">
                  <text:p text:style-name="P5318">Sayfa No</text:p>
                </table:table-cell>
                <table:table-cell table:style-name="TableCell5319">
                  <text:p text:style-name="P5320"><text:s/>- 078</text:p>
                </table:table-cell>
              </table:table-row>
            </table:table>
            <text:p text:style-name="P5321"/>
          </table:table-cell>
        </table:table-row>
      </table:table>
      <text:p text:style-name="P5322"/>
      <text:p text:style-name="P5323">Deney Tarih : _ [</text:p>
      <text:p text:style-name="P5324">Numunenin Tanımı : Deneyi Yapan :</text:p>
      <text:p text:style-name="P5325">Toplam kuru kütle Mı (kg) ;</text:p>
      <text:p text:style-name="P5326">Yıkamadan sonra kuru kütle Mz (kg) ;</text:p>
      <text:p text:style-name="P5327">Yıkamayla atılan ince tanelerin kütlesi M | — M 3 (kg) =</text:p>
      <text:p text:style-name="P5328">Elek göz açıklığı Elek üstü fraksiyon kütlesi Elek üstü fraksiyon</text:p>
      <text:p text:style-name="P5329">( R, ) ı yüzdesi Elek altı kümülatifyüzdesi</text:p>
      <text:p text:style-name="P5330">(R,/MJxlOO lOO—(R,/M.x100)</text:p>
      <text:p text:style-name="P5331">(mm) © (%&gt; (%</text:p>
      <text:p text:style-name="P5332">___—</text:p>
      <text:p text:style-name="P5333">___—</text:p>
      <text:p text:style-name="P5334">___—</text:p>
      <text:p text:style-name="P5335">___—</text:p>
      <text:p text:style-name="P5336">___—</text:p>
      <text:p text:style-name="P5337">___—</text:p>
      <text:p text:style-name="P5338">8 _—</text:p>
      <text:p text:style-name="P5339">___—</text:p>
      <text:p text:style-name="P5340">___—</text:p>
      <text:p text:style-name="P5341">___—</text:p>
      <text:p text:style-name="P5342">___—</text:p>
      <text:p text:style-name="P5343">___—</text:p>
      <text:p text:style-name="P5344">___—</text:p>
      <text:p text:style-name="P5345">___—</text:p>
      <text:p text:style-name="P5346">___—</text:p>
      <text:p text:style-name="P5347">Tavadaki fraksiyon kütlesi Mz (XR; + P)</text:p>
      <text:p text:style-name="P5348">P (kg) 100 —————---—-——-——----- = &lt; [ %</text:p>
      <text:p text:style-name="P5349">Mz '</text:p>
      <text:p text:style-name="P5350">__ :</text:p>
      <text:p text:style-name="P5351">Agrega Tane Elekten Geçen Kütlece Yüzde (%)</text:p>
      <text:p text:style-name="P5352">Büyüklüğü</text:p>
      <text:p text:style-name="P5353">0,4 ım "ımı 85—99 _—</text:p>
      <text:p text:style-name="P5354">___—_—</text:p>
      <text:p text:style-name="P5355">8,161“ 98.100 80-99 0-20 : o—s</text:p>
      <text:p text:style-name="P5356">/ ___—_—</text:p>
      <text:p text:style-name="P5357">ım m ___—“ı</text:p>
      <text:p text:style-name="P5358">___—__</text:p>
      <text:p text:style-name="P5359">% _.!!! 98400 85—99 __</text:p>
      <text:p text:style-name="P5360">. Karısık __ __—</text:p>
      <text:p text:style-name="P5361">_ UYGUN UYGUN DEĞİL</text:p>
      <text:p text:style-name="P5362">0/4 Ince |İl |İl</text:p>
      <text:p text:style-name="P5363">8/16 İri |Z] [|</text:p>
      <text:p text:style-name="P5364">HAZIRLAYAN: ONAYLAYAN:</text:p>
      <text:p text:style-name="P5365"/>
      <table:table table:style-name="Table5366">
        <table:table-columns>
          <table:table-column table:style-name="TableColumn5367"/>
          <table:table-column table:style-name="TableColumn5368"/>
        </table:table-columns>
        <table:table-row table:style-name="TableRow5369">
          <table:table-cell table:style-name="TableCell5370">
            <text:p text:style-name="P5371"/>
            <text:p text:style-name="P5372">YÖNETİM GÖZDEN GEÇİRME KONULARI PLANLAMASI</text:p>
          </table:table-cell>
          <table:table-cell table:style-name="TableCell5373">
            <table:table table:style-name="Table5374">
              <table:table-columns>
                <table:table-column table:style-name="TableColumn5375"/>
                <table:table-column table:style-name="TableColumn5376"/>
              </table:table-columns>
              <table:table-row table:style-name="TableRow5377">
                <table:table-cell table:style-name="TableCell5378">
                  <text:p text:style-name="P5379">Bölüm No</text:p>
                </table:table-cell>
                <table:table-cell table:style-name="TableCell5380">
                  <text:p text:style-name="P5381"/>
                </table:table-cell>
              </table:table-row>
              <table:table-row table:style-name="TableRow5382">
                <table:table-cell table:style-name="TableCell5383">
                  <text:p text:style-name="P5384">Yayın Tarihi</text:p>
                </table:table-cell>
                <table:table-cell table:style-name="TableCell5385">
                  <text:p text:style-name="P5386">05-05-2018</text:p>
                </table:table-cell>
              </table:table-row>
              <table:table-row table:style-name="TableRow5387">
                <table:table-cell table:style-name="TableCell5388">
                  <text:p text:style-name="P5389">Rev.No./Tarih</text:p>
                </table:table-cell>
                <table:table-cell table:style-name="TableCell5390">
                  <text:p text:style-name="P5391">1.00/2018</text:p>
                </table:table-cell>
              </table:table-row>
              <table:table-row table:style-name="TableRow5392">
                <table:table-cell table:style-name="TableCell5393">
                  <text:p text:style-name="P5394">Sayfa No</text:p>
                </table:table-cell>
                <table:table-cell table:style-name="TableCell5395">
                  <text:p text:style-name="P5396"><text:s/>- 079</text:p>
                </table:table-cell>
              </table:table-row>
            </table:table>
            <text:p text:style-name="P5397"/>
          </table:table-cell>
        </table:table-row>
      </table:table>
      <text:p text:style-name="P5398"/>
      <text:p text:style-name="P5399"/>
      <text:p text:style-name="P5400">FO1—01 (0)</text:p>
      <text:p text:style-name="P5401"/>
      <text:p text:style-name="P5402"/>
      <text:p text:style-name="P5403"/>
      <text:p text:style-name="P5404"/>
      <text:p text:style-name="P5405"/>
      <text:p text:style-name="P5406"/>
      <text:p text:style-name="P5407"/>
      <text:p text:style-name="P5408"/>
      <text:p text:style-name="P5409"/>
      <text:p text:style-name="P5410"/>
      <text:p text:style-name="P5411"/>
      <table:table table:style-name="Table5412">
        <table:table-columns>
          <table:table-column table:style-name="TableColumn5413"/>
          <table:table-column table:style-name="TableColumn5414"/>
        </table:table-columns>
        <table:table-row table:style-name="TableRow5415">
          <table:table-cell table:style-name="TableCell5416">
            <text:p text:style-name="P5417"/>
            <text:p text:style-name="P5418">TOPLANTI TUTANAĞI</text:p>
          </table:table-cell>
          <table:table-cell table:style-name="TableCell5419">
            <table:table table:style-name="Table5420">
              <table:table-columns>
                <table:table-column table:style-name="TableColumn5421"/>
                <table:table-column table:style-name="TableColumn5422"/>
              </table:table-columns>
              <table:table-row table:style-name="TableRow5423">
                <table:table-cell table:style-name="TableCell5424">
                  <text:p text:style-name="P5425">Bölüm No</text:p>
                </table:table-cell>
                <table:table-cell table:style-name="TableCell5426">
                  <text:p text:style-name="P5427"/>
                </table:table-cell>
              </table:table-row>
              <table:table-row table:style-name="TableRow5428">
                <table:table-cell table:style-name="TableCell5429">
                  <text:p text:style-name="P5430">Yayın Tarihi</text:p>
                </table:table-cell>
                <table:table-cell table:style-name="TableCell5431">
                  <text:p text:style-name="P5432">05-05-2018</text:p>
                </table:table-cell>
              </table:table-row>
              <table:table-row table:style-name="TableRow5433">
                <table:table-cell table:style-name="TableCell5434">
                  <text:p text:style-name="P5435">Rev.No./Tarih</text:p>
                </table:table-cell>
                <table:table-cell table:style-name="TableCell5436">
                  <text:p text:style-name="P5437">1.00/2018</text:p>
                </table:table-cell>
              </table:table-row>
              <table:table-row table:style-name="TableRow5438">
                <table:table-cell table:style-name="TableCell5439">
                  <text:p text:style-name="P5440">Sayfa No</text:p>
                </table:table-cell>
                <table:table-cell table:style-name="TableCell5441">
                  <text:p text:style-name="P5442"><text:s/>- 080</text:p>
                </table:table-cell>
              </table:table-row>
            </table:table>
            <text:p text:style-name="P5443"/>
          </table:table-cell>
        </table:table-row>
      </table:table>
      <text:p text:style-name="P5444"/>
      <text:p text:style-name="P5445">Görüşülen Konu [Alınan Kararlar W Hedef Bitiş tarihi</text:p>
      <text:p text:style-name="P5446">Raportör : Yönetim Temsilcisi Tarih Dağıtım 3. Diğer</text:p>
      <text:p text:style-name="P5447">1. Katılımcılar 4. Diğer......</text:p>
      <text:p text:style-name="P5448">2. Diğer-.-.. 5 Diğer....._.........</text:p>
      <text:p text:style-name="P5449">FCM-02 (D)</text:p>
      <text:p text:style-name="P5450"/>
      <text:p text:style-name="P5451"/>
      <table:table table:style-name="Table5452">
        <table:table-columns>
          <table:table-column table:style-name="TableColumn5453"/>
          <table:table-column table:style-name="TableColumn5454"/>
        </table:table-columns>
        <table:table-row table:style-name="TableRow5455">
          <table:table-cell table:style-name="TableCell5456">
            <text:p text:style-name="P5457"/>
            <text:p text:style-name="P5458">EĞİTİM İHTİYAÇLARINI BELİRLEME FORMU</text:p>
          </table:table-cell>
          <table:table-cell table:style-name="TableCell5459">
            <table:table table:style-name="Table5460">
              <table:table-columns>
                <table:table-column table:style-name="TableColumn5461"/>
                <table:table-column table:style-name="TableColumn5462"/>
              </table:table-columns>
              <table:table-row table:style-name="TableRow5463">
                <table:table-cell table:style-name="TableCell5464">
                  <text:p text:style-name="P5465">Bölüm No</text:p>
                </table:table-cell>
                <table:table-cell table:style-name="TableCell5466">
                  <text:p text:style-name="P5467"/>
                </table:table-cell>
              </table:table-row>
              <table:table-row table:style-name="TableRow5468">
                <table:table-cell table:style-name="TableCell5469">
                  <text:p text:style-name="P5470">Yayın Tarihi</text:p>
                </table:table-cell>
                <table:table-cell table:style-name="TableCell5471">
                  <text:p text:style-name="P5472">05-05-2018</text:p>
                </table:table-cell>
              </table:table-row>
              <table:table-row table:style-name="TableRow5473">
                <table:table-cell table:style-name="TableCell5474">
                  <text:p text:style-name="P5475">Rev.No./Tarih</text:p>
                </table:table-cell>
                <table:table-cell table:style-name="TableCell5476">
                  <text:p text:style-name="P5477">1.00/2018</text:p>
                </table:table-cell>
              </table:table-row>
              <table:table-row table:style-name="TableRow5478">
                <table:table-cell table:style-name="TableCell5479">
                  <text:p text:style-name="P5480">Sayfa No</text:p>
                </table:table-cell>
                <table:table-cell table:style-name="TableCell5481">
                  <text:p text:style-name="P5482"><text:s/>- 081</text:p>
                </table:table-cell>
              </table:table-row>
            </table:table>
            <text:p text:style-name="P5483"/>
          </table:table-cell>
        </table:table-row>
      </table:table>
      <text:p text:style-name="P5484">Bölüm adı:</text:p>
      <text:p text:style-name="P5485">Eğitim konusu Katılması düşünülen kişiler Amaç (Ölçz’ı'lehilı'r-vqya ını-[f"edileıısonııçy</text:p>
      <text:p text:style-name="P5486">Diğer bölümler için (öneriler)</text:p>
      <text:p text:style-name="P5487">Eğitim konusu Katılması düşünülen kişiler Amaç (Ölçı'ilebilı'ı- veya ım-ıfedi/en .mnııç )</text:p>
      <text:p text:style-name="P5488">Bölüm yetkilisi</text:p>
      <text:p text:style-name="P5489"/>
      <text:p text:style-name="P5490">(imza ve tarih)</text:p>
      <text:p text:style-name="P5491">F 02-01 (0)</text:p>
      <text:p text:style-name="P5492"/>
      <text:p text:style-name="P5493"/>
      <text:p text:style-name="P5494"/>
      <table:table table:style-name="Table5495">
        <table:table-columns>
          <table:table-column table:style-name="TableColumn5496"/>
          <table:table-column table:style-name="TableColumn5497"/>
        </table:table-columns>
        <table:table-row table:style-name="TableRow5498">
          <table:table-cell table:style-name="TableCell5499">
            <text:p text:style-name="P5500"/>
            <text:p text:style-name="P5501">YILLIK EĞİTİM PLANI</text:p>
          </table:table-cell>
          <table:table-cell table:style-name="TableCell5502">
            <table:table table:style-name="Table5503">
              <table:table-columns>
                <table:table-column table:style-name="TableColumn5504"/>
                <table:table-column table:style-name="TableColumn5505"/>
              </table:table-columns>
              <table:table-row table:style-name="TableRow5506">
                <table:table-cell table:style-name="TableCell5507">
                  <text:p text:style-name="P5508">Bölüm No</text:p>
                </table:table-cell>
                <table:table-cell table:style-name="TableCell5509">
                  <text:p text:style-name="P5510"/>
                </table:table-cell>
              </table:table-row>
              <table:table-row table:style-name="TableRow5511">
                <table:table-cell table:style-name="TableCell5512">
                  <text:p text:style-name="P5513">Yayın Tarihi</text:p>
                </table:table-cell>
                <table:table-cell table:style-name="TableCell5514">
                  <text:p text:style-name="P5515">05-05-2018</text:p>
                </table:table-cell>
              </table:table-row>
              <table:table-row table:style-name="TableRow5516">
                <table:table-cell table:style-name="TableCell5517">
                  <text:p text:style-name="P5518">Rev.No./Tarih</text:p>
                </table:table-cell>
                <table:table-cell table:style-name="TableCell5519">
                  <text:p text:style-name="P5520">1.00/2018</text:p>
                </table:table-cell>
              </table:table-row>
              <table:table-row table:style-name="TableRow5521">
                <table:table-cell table:style-name="TableCell5522">
                  <text:p text:style-name="P5523">Sayfa No</text:p>
                </table:table-cell>
                <table:table-cell table:style-name="TableCell5524">
                  <text:p text:style-name="P5525"><text:s/>- 082</text:p>
                </table:table-cell>
              </table:table-row>
            </table:table>
            <text:p text:style-name="P5526"/>
          </table:table-cell>
        </table:table-row>
      </table:table>
      <text:p text:style-name="P5527"/>
      <text:p text:style-name="P5528"/>
      <text:p text:style-name="P5529"/>
      <text:p text:style-name="P5530">mıllı—MEME</text:p>
      <text:p text:style-name="P5531">—ııııııııı=ı _—</text:p>
      <text:p text:style-name="P5532">=""""' ' ==</text:p>
      <text:p text:style-name="P5533">ııı-ııı.:ıı</text:p>
      <text:p text:style-name="P5534">_='-- ııı ıı _—</text:p>
      <text:p text:style-name="P5535">='---------__</text:p>
      <text:p text:style-name="P5536">: ııı-ııı- =_—</text:p>
      <text:p text:style-name="P5537">ııııııııı _—</text:p>
      <text:p text:style-name="P5538">ı=ıııııııı ı—=</text:p>
      <text:p text:style-name="P5539">_. ııı-ııı...—</text:p>
      <text:p text:style-name="P5540">—ııı ııı-ıııı——</text:p>
      <text:p text:style-name="P5541">=ıııııııııııı—_</text:p>
      <text:p text:style-name="P5542">ııı-ıııııııı——</text:p>
      <text:soft-page-break/>
      <text:p text:style-name="P5543">—ıııııııııııı——</text:p>
      <text:p text:style-name="P5544"/>
      <text:p text:style-name="P5545">YILLIK EĞİTİM PLANI</text:p>
      <text:p text:style-name="P5546"/>
      <text:p text:style-name="P5547">AZIRLAYAN</text:p>
      <text:p text:style-name="P5548"/>
      <text:p text:style-name="P5549">Yönetim Temsilcisi</text:p>
      <text:p text:style-name="P5550"/>
      <text:p text:style-name="P5551">REVİZYON</text:p>
      <text:p text:style-name="P5552"/>
      <text:p text:style-name="P5553">ONAY TARİHİ</text:p>
      <text:p text:style-name="P5554"/>
      <text:p text:style-name="P5555">ONAYLAYAN</text:p>
      <text:p text:style-name="P5556"/>
      <text:p text:style-name="P5557">Şirket Müdürü</text:p>
      <text:p text:style-name="P5558"/>
      <text:p text:style-name="P5559">0.00/</text:p>
      <text:p text:style-name="P5560"/>
      <text:p text:style-name="P5561">|_—__|_______——______ı____ı—_———-—ı————————-———'</text:p>
      <text:p text:style-name="P5562"/>
      <text:p text:style-name="P5563">F 02-02 (0)</text:p>
      <text:p text:style-name="P5564"/>
      <text:p text:style-name="P5565"/>
      <text:p text:style-name="P5566"/>
      <table:table table:style-name="Table5567">
        <table:table-columns>
          <table:table-column table:style-name="TableColumn5568"/>
          <table:table-column table:style-name="TableColumn5569"/>
        </table:table-columns>
        <table:table-row table:style-name="TableRow5570">
          <table:table-cell table:style-name="TableCell5571">
            <text:p text:style-name="P5572"/>
            <text:p text:style-name="P5573">EĞİTİME KATILIM LİSTESİ</text:p>
          </table:table-cell>
          <table:table-cell table:style-name="TableCell5574">
            <table:table table:style-name="Table5575">
              <table:table-columns>
                <table:table-column table:style-name="TableColumn5576"/>
                <table:table-column table:style-name="TableColumn5577"/>
              </table:table-columns>
              <table:table-row table:style-name="TableRow5578">
                <table:table-cell table:style-name="TableCell5579">
                  <text:p text:style-name="P5580">Bölüm No</text:p>
                </table:table-cell>
                <table:table-cell table:style-name="TableCell5581">
                  <text:p text:style-name="P5582"/>
                </table:table-cell>
              </table:table-row>
              <table:table-row table:style-name="TableRow5583">
                <table:table-cell table:style-name="TableCell5584">
                  <text:p text:style-name="P5585">Yayın Tarihi</text:p>
                </table:table-cell>
                <table:table-cell table:style-name="TableCell5586">
                  <text:p text:style-name="P5587">05-05-2018</text:p>
                </table:table-cell>
              </table:table-row>
              <table:table-row table:style-name="TableRow5588">
                <table:table-cell table:style-name="TableCell5589">
                  <text:p text:style-name="P5590">Rev.No./Tarih</text:p>
                </table:table-cell>
                <table:table-cell table:style-name="TableCell5591">
                  <text:p text:style-name="P5592">1.00/2018</text:p>
                </table:table-cell>
              </table:table-row>
              <table:table-row table:style-name="TableRow5593">
                <table:table-cell table:style-name="TableCell5594">
                  <text:p text:style-name="P5595">Sayfa No</text:p>
                </table:table-cell>
                <table:table-cell table:style-name="TableCell5596">
                  <text:p text:style-name="P5597"><text:s/>- 083</text:p>
                </table:table-cell>
              </table:table-row>
            </table:table>
            <text:p text:style-name="P5598"/>
          </table:table-cell>
        </table:table-row>
      </table:table>
      <text:p text:style-name="P5599"/>
      <text:p text:style-name="P5600">Doküman No : F 02-03</text:p>
      <text:p text:style-name="P5601">EGITIM PROGRAMININ EĞİTİMİ VEREN UZMANIN</text:p>
      <text:p text:style-name="P5602">Konusu : .</text:p>
      <text:p text:style-name="P5603">Tarihi : Ağır $:)"an '</text:p>
      <text:p text:style-name="P5604">.. . Bolumu / Fırması :</text:p>
      <text:p text:style-name="P5605">Suresı :</text:p>
      <text:p text:style-name="P5606">EĞİTİME KATILANLAR</text:p>
      <text:p text:style-name="P5607">ADI - SOYADI İMZASI ADI - SOYADI İMZASI</text:p>
      <text:p text:style-name="P5608">_—</text:p>
      <text:p text:style-name="P5609">__</text:p>
      <text:p text:style-name="P5610">_.—</text:p>
      <text:p text:style-name="P5611">Not: Buform, eğitimi veren kimse tarafindan her eğitim günü doldurulur.</text:p>
      <text:p text:style-name="P5612"/>
      <text:p text:style-name="P5613"/>
      <table:table table:style-name="Table5614">
        <table:table-columns>
          <table:table-column table:style-name="TableColumn5615"/>
          <table:table-column table:style-name="TableColumn5616"/>
        </table:table-columns>
        <table:table-row table:style-name="TableRow5617">
          <table:table-cell table:style-name="TableCell5618">
            <text:p text:style-name="P5619"/>
            <text:p text:style-name="P5620">YENİ PERSONEL EĞİTİM FORMU</text:p>
          </table:table-cell>
          <table:table-cell table:style-name="TableCell5621">
            <table:table table:style-name="Table5622">
              <table:table-columns>
                <table:table-column table:style-name="TableColumn5623"/>
                <table:table-column table:style-name="TableColumn5624"/>
              </table:table-columns>
              <table:table-row table:style-name="TableRow5625">
                <table:table-cell table:style-name="TableCell5626">
                  <text:p text:style-name="P5627">Bölüm No</text:p>
                </table:table-cell>
                <table:table-cell table:style-name="TableCell5628">
                  <text:p text:style-name="P5629"/>
                </table:table-cell>
              </table:table-row>
              <table:table-row table:style-name="TableRow5630">
                <table:table-cell table:style-name="TableCell5631">
                  <text:p text:style-name="P5632">Yayın Tarihi</text:p>
                </table:table-cell>
                <table:table-cell table:style-name="TableCell5633">
                  <text:p text:style-name="P5634">05-05-2018</text:p>
                </table:table-cell>
              </table:table-row>
              <table:table-row table:style-name="TableRow5635">
                <table:table-cell table:style-name="TableCell5636">
                  <text:p text:style-name="P5637">Rev.No./Tarih</text:p>
                </table:table-cell>
                <table:table-cell table:style-name="TableCell5638">
                  <text:p text:style-name="P5639">1.00/2018</text:p>
                </table:table-cell>
              </table:table-row>
              <table:table-row table:style-name="TableRow5640">
                <table:table-cell table:style-name="TableCell5641">
                  <text:p text:style-name="P5642">Sayfa No</text:p>
                </table:table-cell>
                <table:table-cell table:style-name="TableCell5643">
                  <text:p text:style-name="P5644"><text:s/>- 084</text:p>
                </table:table-cell>
              </table:table-row>
            </table:table>
            <text:p text:style-name="P5645"/>
          </table:table-cell>
        </table:table-row>
      </table:table>
      <text:p text:style-name="P5646"/>
      <text:p text:style-name="P5647"><text:s/>“ Kalite Yönetim Sorumlusu Adı / İmza :</text:p>
      <text:p text:style-name="P5648">D Şirketin tanıtımı D Kalite politikası</text:p>
      <text:p text:style-name="P5649">[] Çalışma saatleri ve ortak sorumluluklar D Ürünler</text:p>
      <text:p text:style-name="P5650">D Şirket politika ve kuralları D İşyeri ve iş güvenliği</text:p>
      <text:p text:style-name="P5651">Notlar :</text:p>
      <text:p text:style-name="P5652">İmza:</text:p>
      <text:p text:style-name="P5653">Dier E itimler</text:p>
      <text:p text:style-name="P5654">ım—__m</text:p>
      <text:p text:style-name="P5655">Bölüm Yöneticisi</text:p>
      <text:soft-page-break/>
      <text:p text:style-name="P5656">Foz-04 (0)</text:p>
      <text:p text:style-name="P5657"/>
      <text:p text:style-name="P5658"/>
      <text:p text:style-name="P5659"/>
      <text:p text:style-name="P5660"/>
      <text:p text:style-name="P5661"/>
      <text:p text:style-name="P5662"/>
      <text:p text:style-name="P5663"/>
      <text:p text:style-name="P5664"/>
      <text:p text:style-name="P5665"/>
      <text:p text:style-name="P5666"/>
      <text:p text:style-name="P5667"/>
      <text:p text:style-name="P5668"/>
      <text:p text:style-name="P5669"/>
      <text:p text:style-name="P5670"/>
      <table:table table:style-name="Table5671">
        <table:table-columns>
          <table:table-column table:style-name="TableColumn5672"/>
          <table:table-column table:style-name="TableColumn5673"/>
        </table:table-columns>
        <table:table-row table:style-name="TableRow5674">
          <table:table-cell table:style-name="TableCell5675">
            <text:p text:style-name="P5676"/>
            <text:p text:style-name="P5677">MALZEME TALEP FORMU</text:p>
          </table:table-cell>
          <table:table-cell table:style-name="TableCell5678">
            <table:table table:style-name="Table5679">
              <table:table-columns>
                <table:table-column table:style-name="TableColumn5680"/>
                <table:table-column table:style-name="TableColumn5681"/>
              </table:table-columns>
              <table:table-row table:style-name="TableRow5682">
                <table:table-cell table:style-name="TableCell5683">
                  <text:p text:style-name="P5684">Bölüm No</text:p>
                </table:table-cell>
                <table:table-cell table:style-name="TableCell5685">
                  <text:p text:style-name="P5686"/>
                </table:table-cell>
              </table:table-row>
              <table:table-row table:style-name="TableRow5687">
                <table:table-cell table:style-name="TableCell5688">
                  <text:p text:style-name="P5689">Yayın Tarihi</text:p>
                </table:table-cell>
                <table:table-cell table:style-name="TableCell5690">
                  <text:p text:style-name="P5691">05-05-2018</text:p>
                </table:table-cell>
              </table:table-row>
              <table:table-row table:style-name="TableRow5692">
                <table:table-cell table:style-name="TableCell5693">
                  <text:p text:style-name="P5694">Rev.No./Tarih</text:p>
                </table:table-cell>
                <table:table-cell table:style-name="TableCell5695">
                  <text:p text:style-name="P5696">1.00/2018</text:p>
                </table:table-cell>
              </table:table-row>
              <table:table-row table:style-name="TableRow5697">
                <table:table-cell table:style-name="TableCell5698">
                  <text:p text:style-name="P5699">Sayfa No</text:p>
                </table:table-cell>
                <table:table-cell table:style-name="TableCell5700">
                  <text:p text:style-name="P5701"><text:s/>- 085</text:p>
                </table:table-cell>
              </table:table-row>
            </table:table>
            <text:p text:style-name="P5702"/>
          </table:table-cell>
        </table:table-row>
      </table:table>
      <text:p text:style-name="P5703">l_m—</text:p>
      <text:p text:style-name="P5704"/>
      <text:p text:style-name="P5705">l</text:p>
      <text:p text:style-name="P5706"/>
      <text:p text:style-name="P5707">12</text:p>
      <text:p text:style-name="P5708">__ _</text:p>
      <text:p text:style-name="P5709">__—</text:p>
      <text:p text:style-name="P5710">Kontml Raporu [1</text:p>
      <text:p text:style-name="P5711">FO3-0l (0)</text:p>
      <text:p text:style-name="P5712"/>
      <text:p text:style-name="P5713"/>
      <text:p text:style-name="P5714"/>
      <table:table table:style-name="Table5715">
        <table:table-columns>
          <table:table-column table:style-name="TableColumn5716"/>
          <table:table-column table:style-name="TableColumn5717"/>
        </table:table-columns>
        <table:table-row table:style-name="TableRow5718">
          <table:table-cell table:style-name="TableCell5719">
            <text:p text:style-name="P5720"/>
            <text:p text:style-name="P5721">TEKLİF İSTEME - SİPARİŞ FORMU</text:p>
          </table:table-cell>
          <table:table-cell table:style-name="TableCell5722">
            <table:table table:style-name="Table5723">
              <table:table-columns>
                <table:table-column table:style-name="TableColumn5724"/>
                <table:table-column table:style-name="TableColumn5725"/>
              </table:table-columns>
              <table:table-row table:style-name="TableRow5726">
                <table:table-cell table:style-name="TableCell5727">
                  <text:p text:style-name="P5728">Bölüm No</text:p>
                </table:table-cell>
                <table:table-cell table:style-name="TableCell5729">
                  <text:p text:style-name="P5730"/>
                </table:table-cell>
              </table:table-row>
              <table:table-row table:style-name="TableRow5731">
                <table:table-cell table:style-name="TableCell5732">
                  <text:p text:style-name="P5733">Yayın Tarihi</text:p>
                </table:table-cell>
                <table:table-cell table:style-name="TableCell5734">
                  <text:p text:style-name="P5735">05-05-2018</text:p>
                </table:table-cell>
              </table:table-row>
              <table:table-row table:style-name="TableRow5736">
                <table:table-cell table:style-name="TableCell5737">
                  <text:p text:style-name="P5738">Rev.No./Tarih</text:p>
                </table:table-cell>
                <table:table-cell table:style-name="TableCell5739">
                  <text:p text:style-name="P5740">1.00/2018</text:p>
                </table:table-cell>
              </table:table-row>
              <table:table-row table:style-name="TableRow5741">
                <table:table-cell table:style-name="TableCell5742">
                  <text:p text:style-name="P5743">Sayfa No</text:p>
                </table:table-cell>
                <table:table-cell table:style-name="TableCell5744">
                  <text:p text:style-name="P5745"><text:s/>- 086</text:p>
                </table:table-cell>
              </table:table-row>
            </table:table>
            <text:p text:style-name="P5746"/>
          </table:table-cell>
        </table:table-row>
      </table:table>
      <text:p text:style-name="P5747"/>
      <text:p text:style-name="P5748">FtRMAADı _</text:p>
      <text:p text:style-name="P5749">TARİH : FORM No</text:p>
      <text:p text:style-name="P5750">SON TEKLİF GÖNDERME TARİHİ :</text:p>
      <text:p text:style-name="P5751"/>
      <text:p text:style-name="P5752">Aşağıda miktarı<text:s/>belirtilen malzemeler teklif almak suretiyle satın alınacaktır. Ürün spesiükasyonlan, ödeme şartları,</text:p>
      <text:p text:style-name="P5753">teslim süresi, opsiyon ve<text:s/>fiyatlarınızın yukarıda yazılı son teklif gönderme tarihi mesai bitimine kadar posta veya faks ile</text:p>
      <text:p text:style-name="P5754">firmamıza<text:s/>bildirilmesi hususunu bilgilerinize rica ederiz.</text:p>
      <text:p text:style-name="P5755"/>
      <text:p text:style-name="P5756">Saygılarımızla,</text:p>
      <text:p text:style-name="P5757">Salınalma Sorumlusu</text:p>
      <text:p text:style-name="P5758">xIRA - - - _- ,</text:p>
      <text:p text:style-name="P5759">___——</text:p>
      <text:p text:style-name="P5760">___—_</text:p>
      <text:p text:style-name="P5761">___——</text:p>
      <text:p text:style-name="P5762">___——</text:p>
      <text:p text:style-name="P5763">___—_</text:p>
      <text:p text:style-name="P5764">___—_</text:p>
      <text:p text:style-name="P5765">___—_</text:p>
      <text:p text:style-name="P5766">___——</text:p>
      <text:p text:style-name="P5767">___——</text:p>
      <text:p text:style-name="P5768">___—_</text:p>
      <text:soft-page-break/>
      <text:p text:style-name="P5769">___—_</text:p>
      <text:p text:style-name="P5770">___——</text:p>
      <text:p text:style-name="P5771">___—_</text:p>
      <text:p text:style-name="P5772">FİYATLARA KDV ; [! DAHİLDİR [] DAHİL DEĞİLDİR</text:p>
      <text:p text:style-name="P5773">öDEME ŞEKLİ :</text:p>
      <text:p text:style-name="P5774">OPSİYON : GÜNDÜR.</text:p>
      <text:p text:style-name="P5775">TESLİM TARİHİ : ___ __</text:p>
      <text:p text:style-name="P5776">TESLİM ŞEKLİ :</text:p>
      <text:p text:style-name="P5777">ÜRÜN İLE BİRLİKTE GÖNDERİLECEK BELGELER: ÜRÜN SERTİFİKASI |_—_| KONTROL RAPORU Ü</text:p>
      <text:p text:style-name="P5778">__—</text:p>
      <text:p text:style-name="P5779">$</text:p>
      <text:p text:style-name="P5780">SİPARİŞ FORMU</text:p>
      <text:p text:style-name="P5781">Vermiş olduğunuz tekliften dolayı teşekkür ederiz. Yukarıda miktarı, fıyatı, ödeme şekli ve teslim şekli belirtilen malzemeleri</text:p>
      <text:p text:style-name="P5782">belirmiş olduğunuz şartlar dahilinde almayı firmanıza sipariş veriyoruz.</text:p>
      <text:p text:style-name="P5783">SİPARİŞ ONAYI</text:p>
      <text:p text:style-name="P5784">MUSTAFA BALCI — SELANİK KARO FİRMA</text:p>
      <text:p text:style-name="P5785">SİFARISİMIZI ONAYLIYORSANIL LÜTFEN BU KISMI DOLDU'ILXKAK FIRMAMIZA</text:p>
      <text:p text:style-name="P5786">GÖNDERİNİZ</text:p>
      <text:p text:style-name="P5787">ARI]! : Tüm : '</text:p>
      <text:p text:style-name="P5788">YETKİLİ ADİ SOYADI ; YETKİLİ ADİ SOYADI ;</text:p>
      <text:p text:style-name="P5789">,öREvî ; * ' &lt; (*.ÖREW' ; _</text:p>
      <text:p text:style-name="P5790">NİLASI ; *. * * İMZASI : _ *"</text:p>
      <text:p text:style-name="P5791">. ÇIKLAMALAR :</text:p>
      <text:p text:style-name="P5792">F 03-02 (())</text:p>
      <text:p text:style-name="P5793"/>
      <text:p text:style-name="P5794"/>
      <table:table table:style-name="Table5795">
        <table:table-columns>
          <table:table-column table:style-name="TableColumn5796"/>
          <table:table-column table:style-name="TableColumn5797"/>
        </table:table-columns>
        <table:table-row table:style-name="TableRow5798">
          <table:table-cell table:style-name="TableCell5799">
            <text:p text:style-name="P5800"/>
            <text:p text:style-name="P5801">GİRDİ MALZEME STOK KARTI</text:p>
          </table:table-cell>
          <table:table-cell table:style-name="TableCell5802">
            <table:table table:style-name="Table5803">
              <table:table-columns>
                <table:table-column table:style-name="TableColumn5804"/>
                <table:table-column table:style-name="TableColumn5805"/>
              </table:table-columns>
              <table:table-row table:style-name="TableRow5806">
                <table:table-cell table:style-name="TableCell5807">
                  <text:p text:style-name="P5808">Bölüm No</text:p>
                </table:table-cell>
                <table:table-cell table:style-name="TableCell5809">
                  <text:p text:style-name="P5810"/>
                </table:table-cell>
              </table:table-row>
              <table:table-row table:style-name="TableRow5811">
                <table:table-cell table:style-name="TableCell5812">
                  <text:p text:style-name="P5813">Yayın Tarihi</text:p>
                </table:table-cell>
                <table:table-cell table:style-name="TableCell5814">
                  <text:p text:style-name="P5815">05-05-2018</text:p>
                </table:table-cell>
              </table:table-row>
              <table:table-row table:style-name="TableRow5816">
                <table:table-cell table:style-name="TableCell5817">
                  <text:p text:style-name="P5818">Rev.No./Tarih</text:p>
                </table:table-cell>
                <table:table-cell table:style-name="TableCell5819">
                  <text:p text:style-name="P5820">1.00/2018</text:p>
                </table:table-cell>
              </table:table-row>
              <table:table-row table:style-name="TableRow5821">
                <table:table-cell table:style-name="TableCell5822">
                  <text:p text:style-name="P5823">Sayfa No</text:p>
                </table:table-cell>
                <table:table-cell table:style-name="TableCell5824">
                  <text:p text:style-name="P5825"><text:s/>- 087</text:p>
                </table:table-cell>
              </table:table-row>
            </table:table>
            <text:p text:style-name="P5826"/>
          </table:table-cell>
        </table:table-row>
      </table:table>
      <text:p text:style-name="P5827"/>
      <text:p text:style-name="P5828">ı“_m</text:p>
      <text:p text:style-name="P5829">Mânâ—</text:p>
      <text:p text:style-name="P5830">___</text:p>
      <text:p text:style-name="P5831">_ =</text:p>
      <text:p text:style-name="P5832">* =—</text:p>
      <text:p text:style-name="P5833">, =_—</text:p>
      <text:p text:style-name="P5834"/>
      <text:p text:style-name="P5835">_,__ _</text:p>
      <text:p text:style-name="P5836">= =—</text:p>
      <text:p text:style-name="P5837">ll * M_—</text:p>
      <text:p text:style-name="P5838">"» ==E=</text:p>
      <text:p text:style-name="P5839">_</text:p>
      <text:p text:style-name="P5840"/>
      <text:p text:style-name="P5841">J _ *F</text:p>
      <text:p text:style-name="P5842">_İ _ _</text:p>
      <text:p text:style-name="P5843"/>
      <text:p text:style-name="P5844">' _ " _</text:p>
      <text:p text:style-name="P5845">___</text:p>
      <text:p text:style-name="P5846">”l_- _ ”,;</text:p>
      <text:p text:style-name="P5847">___</text:p>
      <text:p text:style-name="P5848"/>
      <text:p text:style-name="P5849">** E—</text:p>
      <text:p text:style-name="P5850"/>
      <text:p text:style-name="P5851">.mw _ _,</text:p>
      <text:p text:style-name="P5852">__ = —</text:p>
      <text:p text:style-name="P5853">ra _ = __</text:p>
      <text:p text:style-name="P5854">__</text:p>
      <text:p text:style-name="P5855"/>
      <text:soft-page-break/>
      <text:p text:style-name="P5856">_____ __ __</text:p>
      <text:p text:style-name="P5857">"İ*İV—A E "İV **</text:p>
      <text:p text:style-name="P5858">_____</text:p>
      <text:p text:style-name="P5859">_____ ___ __</text:p>
      <text:p text:style-name="P5860">__ __ __</text:p>
      <text:p text:style-name="P5861">rim—&amp;=</text:p>
      <text:p text:style-name="P5862">________ _ _</text:p>
      <text:p text:style-name="P5863">__ _</text:p>
      <text:p text:style-name="P5864"/>
      <text:p text:style-name="P5865"/>
      <table:table table:style-name="Table5866">
        <table:table-columns>
          <table:table-column table:style-name="TableColumn5867"/>
          <table:table-column table:style-name="TableColumn5868"/>
        </table:table-columns>
        <table:table-row table:style-name="TableRow5869">
          <table:table-cell table:style-name="TableCell5870">
            <text:p text:style-name="P5871"/>
            <text:p text:style-name="P5872">SATINALMA ŞARTNAMESİ</text:p>
          </table:table-cell>
          <table:table-cell table:style-name="TableCell5873">
            <table:table table:style-name="Table5874">
              <table:table-columns>
                <table:table-column table:style-name="TableColumn5875"/>
                <table:table-column table:style-name="TableColumn5876"/>
              </table:table-columns>
              <table:table-row table:style-name="TableRow5877">
                <table:table-cell table:style-name="TableCell5878">
                  <text:p text:style-name="P5879">Bölüm No</text:p>
                </table:table-cell>
                <table:table-cell table:style-name="TableCell5880">
                  <text:p text:style-name="P5881"/>
                </table:table-cell>
              </table:table-row>
              <table:table-row table:style-name="TableRow5882">
                <table:table-cell table:style-name="TableCell5883">
                  <text:p text:style-name="P5884">Yayın Tarihi</text:p>
                </table:table-cell>
                <table:table-cell table:style-name="TableCell5885">
                  <text:p text:style-name="P5886">05-05-2018</text:p>
                </table:table-cell>
              </table:table-row>
              <table:table-row table:style-name="TableRow5887">
                <table:table-cell table:style-name="TableCell5888">
                  <text:p text:style-name="P5889">Rev.No./Tarih</text:p>
                </table:table-cell>
                <table:table-cell table:style-name="TableCell5890">
                  <text:p text:style-name="P5891">1.00/2018</text:p>
                </table:table-cell>
              </table:table-row>
              <table:table-row table:style-name="TableRow5892">
                <table:table-cell table:style-name="TableCell5893">
                  <text:p text:style-name="P5894">Sayfa No</text:p>
                </table:table-cell>
                <table:table-cell table:style-name="TableCell5895">
                  <text:p text:style-name="P5896"><text:s/>- 088</text:p>
                </table:table-cell>
              </table:table-row>
            </table:table>
            <text:p text:style-name="P5897"/>
          </table:table-cell>
        </table:table-row>
      </table:table>
      <text:p text:style-name="P5898"/>
      <text:p text:style-name="P5899">ı“_m</text:p>
      <text:p text:style-name="P5900">Mânâ—</text:p>
      <text:p text:style-name="P5901">___</text:p>
      <text:p text:style-name="P5902">_ =</text:p>
      <text:p text:style-name="P5903">* =—</text:p>
      <text:p text:style-name="P5904">, =_—</text:p>
      <text:p text:style-name="P5905"/>
      <text:p text:style-name="P5906">_,__ _</text:p>
      <text:p text:style-name="P5907">= =—</text:p>
      <text:p text:style-name="P5908">ll * M_—</text:p>
      <text:p text:style-name="P5909">"» ==E=</text:p>
      <text:p text:style-name="P5910">_</text:p>
      <text:p text:style-name="P5911"/>
      <text:p text:style-name="P5912">J _ *F</text:p>
      <text:p text:style-name="P5913">_İ _ _</text:p>
      <text:p text:style-name="P5914"/>
      <text:p text:style-name="P5915">' _ " _</text:p>
      <text:p text:style-name="P5916">___</text:p>
      <text:p text:style-name="P5917">”l_- _ ”,;</text:p>
      <text:p text:style-name="P5918">___</text:p>
      <text:p text:style-name="P5919"/>
      <text:p text:style-name="P5920">** E—</text:p>
      <text:p text:style-name="P5921"/>
      <text:p text:style-name="P5922">.mw _ _,</text:p>
      <text:p text:style-name="P5923">__ = —</text:p>
      <text:p text:style-name="P5924">ra _ = __</text:p>
      <text:p text:style-name="P5925">__</text:p>
      <text:p text:style-name="P5926"/>
      <text:p text:style-name="P5927">_____ __ __</text:p>
      <text:p text:style-name="P5928">"İ*İV—A E "İV **</text:p>
      <text:p text:style-name="P5929">_____</text:p>
      <text:p text:style-name="P5930">_____ ___ __</text:p>
      <text:p text:style-name="P5931">__ __ __</text:p>
      <text:p text:style-name="P5932">rim—&amp;=</text:p>
      <text:p text:style-name="P5933">________ _ _</text:p>
      <text:p text:style-name="P5934">__ _</text:p>
      <text:p text:style-name="P5935"/>
      <text:p text:style-name="P5936"/>
      <table:table table:style-name="Table5937">
        <table:table-columns>
          <table:table-column table:style-name="TableColumn5938"/>
          <table:table-column table:style-name="TableColumn5939"/>
        </table:table-columns>
        <table:table-row table:style-name="TableRow5940">
          <table:table-cell table:style-name="TableCell5941">
            <text:p text:style-name="P5942"/>
            <text:p text:style-name="P5943">İMALAT KONTROL PLANI</text:p>
          </table:table-cell>
          <table:table-cell table:style-name="TableCell5944">
            <table:table table:style-name="Table5945">
              <table:table-columns>
                <table:table-column table:style-name="TableColumn5946"/>
                <table:table-column table:style-name="TableColumn5947"/>
              </table:table-columns>
              <table:table-row table:style-name="TableRow5948">
                <table:table-cell table:style-name="TableCell5949">
                  <text:p text:style-name="P5950">Bölüm No</text:p>
                </table:table-cell>
                <table:table-cell table:style-name="TableCell5951">
                  <text:p text:style-name="P5952"/>
                </table:table-cell>
              </table:table-row>
              <table:table-row table:style-name="TableRow5953">
                <table:table-cell table:style-name="TableCell5954">
                  <text:p text:style-name="P5955">Yayın Tarihi</text:p>
                </table:table-cell>
                <table:table-cell table:style-name="TableCell5956">
                  <text:p text:style-name="P5957">05-05-2018</text:p>
                </table:table-cell>
              </table:table-row>
              <table:table-row table:style-name="TableRow5958">
                <table:table-cell table:style-name="TableCell5959">
                  <text:p text:style-name="P5960">Rev.No./Tarih</text:p>
                </table:table-cell>
                <table:table-cell table:style-name="TableCell5961">
                  <text:p text:style-name="P5962">1.00/2018</text:p>
                </table:table-cell>
              </table:table-row>
              <table:table-row table:style-name="TableRow5963">
                <table:table-cell table:style-name="TableCell5964">
                  <text:p text:style-name="P5965">Sayfa No</text:p>
                </table:table-cell>
                <table:table-cell table:style-name="TableCell5966">
                  <text:p text:style-name="P5967">1/3 - 089</text:p>
                </table:table-cell>
              </table:table-row>
            </table:table>
            <text:p text:style-name="P5968"/>
          </table:table-cell>
        </table:table-row>
      </table:table>
      <text:p text:style-name="P5969"/>
      <text:p text:style-name="P5970"/>
      <text:p text:style-name="P5971">=</text:p>
      <text:p text:style-name="P5972">&gt; .</text:p>
      <text:p text:style-name="P5973">E %</text:p>
      <text:p text:style-name="P5974">&gt;&lt; (_ __ KONTROL &gt; Uı</text:p>
      <text:p text:style-name="P5975">&gt; URUN/PROSlCS __ ığııiıurıtk MlıAYlCNlî/ DENEY 2 ;</text:p>
      <text:p text:style-name="P5976">? ADİ [l_RllN IPROSl-IŞ |)ENlC_Y DENEY KABUL /Öl,('ÜM ÖRVEKI |; “l'; KALİTE SORUMLU- _' _"</text:p>
      <text:p text:style-name="P5977">(:. ÖZELLIKLERI SlKLlGl 'l'AlJMATl KRI'I'ERİ CİHAZLARI * * " KAYITLARI LUK ?: &gt;</text:p>
      <text:p text:style-name="P5978">..,</text:p>
      <text:p text:style-name="P5979">s. _. w</text:p>
      <text:p text:style-name="P5980">3 &gt;</text:p>
      <text:p text:style-name="P5981">03 ı ı=tı ı" ("d'K 1 th ' '—</text:p>
      <text:p text:style-name="P5982">2 Bütün Mal7cmcleı -_rsa .“: ene ıııuv llertcslimattzı Gözle Muavene ıır ' oııtrn a erattıvar ” O</text:p>
      <text:p text:style-name="P5983">=, -Sıparı$e Uygunluk ' Rapnnı Sorumlusu o</text:p>
      <text:p text:style-name="P5984">3</text:p>
      <text:p text:style-name="P5985">::</text:p>
      <text:p text:style-name="P5986">8”</text:p>
      <text:p text:style-name="P5987">_. Çimento ve . . 4 . . .</text:p>
      <text:p text:style-name="P5988">% çımentnlu [5 hIN [37-11 ; lleı' teslimde TS EN [97-1 — vÇıııııeııto ıçın [S.abnraıtufıı _.</text:p>
      <text:p text:style-name="P5989">__ malzemeler senı. uyğun u una zıtı,ı raporu oruuı usıı ;</text:p>
      <text:p text:style-name="P5990">E</text:p>
      <text:p text:style-name="P5991">= — ;</text:p>
      <text:p text:style-name="P5992">Agregn inne dağılımın Iler teslimatta - Gözle Mua) ene - (”d' kontrol Laboratuar &gt;</text:p>
      <text:p text:style-name="P5993">bıçım ve kırlılık rııporu Sorumlusu bş _]</text:p>
      <text:p text:style-name="P5994">r :</text:p>
      <text:p text:style-name="P5995">o -0cak ; o</text:p>
      <text:p text:style-name="P5996">2 değişqikçe Elek seti T 09-06 Laboratuar _ 2</text:p>
      <text:p text:style-name="P5997">&gt; Agregzı Elek analizi -kıışkıı T 09-06 'l' 09-06 ' .. F 09—06 .</text:p>
      <text:p text:style-name="P5998">. Etüv (,ızelge [ Sorumlusu H</text:p>
      <text:p text:style-name="P5999">; halınde</text:p>
      <text:p text:style-name="P6000">&gt; -llnltzıtla ] ”</text:p>
      <text:p text:style-name="P6001">ı&lt; o</text:p>
      <text:p text:style-name="P6002">% -Ocıık ?'</text:p>
      <text:p text:style-name="P6003">" Agrega Organik kırlilik değıştıkçe Deney raporları Laboratuar</text:p>
      <text:p text:style-name="P6004">_m -Kuşkıı Sorumlusu uz :: &lt; w</text:p>
      <text:p text:style-name="P6005">:( halinde N 0 :: =&gt;:</text:p>
      <text:p text:style-name="P6006">= &amp; .&lt; ': s</text:p>
      <text:p text:style-name="P6007">3 _ N 2 = 5</text:p>
      <text:p text:style-name="P6008">; Katkıl'ır Kimyasal katkı iler “" tcsliııı' tlıı lmalutçı deney Laboratuar g 3 : 2</text:p>
      <text:p text:style-name="P6009">$:: . ( deneyleri scvkiyııtta ' “ raporları Sorumlusu » ı c</text:p>
      <text:p text:style-name="P6010">&amp; :. =-</text:p>
      <text:p text:style-name="P6011">=: =_ _.</text:p>
      <text:p text:style-name="P6012">E: .. .. .. ..</text:p>
      <text:p text:style-name="P6013">: ?&gt; 8 '“</text:p>
      <text:p text:style-name="P6014">_. . Lı) o ' o</text:p>
      <text:p text:style-name="P6015">Katkılar Yoğunluk Her teslimatta - - Her teslimatta (ıırdı Kontrol Laboratuar 9— $ 2</text:p>
      <text:p text:style-name="P6016">Raporları Sorumlusu 8 _</text:p>
      <text:p text:style-name="P6017">_-</text:p>
      <text:p text:style-name="P6018">en</text:p>
      <text:p text:style-name="P6019"/>
      <text:p text:style-name="P6020"/>
      <text:p text:style-name="P6021"/>
      <text:p text:style-name="P6022"/>
      <text:p text:style-name="P6023"/>
      <text:p text:style-name="P6024"/>
      <table:table table:style-name="Table6025">
        <table:table-columns>
          <table:table-column table:style-name="TableColumn6026"/>
          <table:table-column table:style-name="TableColumn6027"/>
        </table:table-columns>
        <table:table-row table:style-name="TableRow6028">
          <table:table-cell table:style-name="TableCell6029">
            <text:p text:style-name="P6030"/>
            <text:p text:style-name="P6031">İMALAT KONTROL PLANI</text:p>
          </table:table-cell>
          <table:table-cell table:style-name="TableCell6032">
            <table:table table:style-name="Table6033">
              <table:table-columns>
                <table:table-column table:style-name="TableColumn6034"/>
                <table:table-column table:style-name="TableColumn6035"/>
              </table:table-columns>
              <table:table-row table:style-name="TableRow6036">
                <table:table-cell table:style-name="TableCell6037">
                  <text:p text:style-name="P6038">Bölüm No</text:p>
                </table:table-cell>
                <table:table-cell table:style-name="TableCell6039">
                  <text:p text:style-name="P6040"/>
                </table:table-cell>
              </table:table-row>
              <table:table-row table:style-name="TableRow6041">
                <table:table-cell table:style-name="TableCell6042">
                  <text:p text:style-name="P6043">Yayın Tarihi</text:p>
                </table:table-cell>
                <table:table-cell table:style-name="TableCell6044">
                  <text:p text:style-name="P6045">05-05-2018</text:p>
                </table:table-cell>
              </table:table-row>
              <table:table-row table:style-name="TableRow6046">
                <table:table-cell table:style-name="TableCell6047">
                  <text:p text:style-name="P6048">Rev.No./Tarih</text:p>
                </table:table-cell>
                <table:table-cell table:style-name="TableCell6049">
                  <text:p text:style-name="P6050">1.00/2018</text:p>
                </table:table-cell>
              </table:table-row>
              <table:table-row table:style-name="TableRow6051">
                <table:table-cell table:style-name="TableCell6052">
                  <text:p text:style-name="P6053">Sayfa No</text:p>
                </table:table-cell>
                <table:table-cell table:style-name="TableCell6054">
                  <text:p text:style-name="P6055">2/3 - 090</text:p>
                </table:table-cell>
              </table:table-row>
            </table:table>
            <text:p text:style-name="P6056"/>
          </table:table-cell>
        </table:table-row>
      </table:table>
      <text:p text:style-name="P6057"/>
      <text:p text:style-name="P6058">::</text:p>
      <text:p text:style-name="P6059">ğ .</text:p>
      <text:p text:style-name="P6060">_, __ KONTROL . . m</text:p>
      <text:p text:style-name="P6061">&amp; l'Rl'N/PROSES EDİLECEKİRİW MUAYENE/[) %23;qu m 3</text:p>
      <text:p text:style-name="P6062">&gt; ADI ll’ROSES ENES; [)l'lıNEY Kışlll'y 'I'OLE- ÖLÇ—Ünll ÖRNFKI FMF KALİTE SORUMLU _ C</text:p>
      <text:p text:style-name="P6063">..&lt; ()leLLİKUERl SIKLIGI TALIMA'I'I KRI'I'ERI RANS (”HMTL-AR] * ’ “ ' KAYITLAR! Lı'K &gt; (q</text:p>
      <text:p text:style-name="P6064">% . Z. &gt;</text:p>
      <text:p text:style-name="P6065">&amp; —Ilk * 'I'I</text:p>
      <text:p text:style-name="P6066">3 Sıı Zararlı bileşikler kullanımda Gözle Girdi Kontrol I.;ıliemuıvar &gt;</text:p>
      <text:p text:style-name="P6067">ğı —Kuşku Muayene Raporu SurumluSu %</text:p>
      <text:p text:style-name="P6068">halinde |_</text:p>
      <text:p text:style-name="P6069">BU</text:p>
      <text:p text:style-name="P6070">% 75 g</text:p>
      <text:p text:style-name="P6071">3. Depolama Uygfî"_“'"“"“ Gunde [ kcz Laboratuar o</text:p>
      <text:p text:style-name="P6072">:: urunler Sorumlusu</text:p>
      <text:p text:style-name="P6073">(I]</text:p>
      <text:p text:style-name="P6074">0 _</text:p>
      <text:p text:style-name="P6075">; Doğru çalışma ve</text:p>
      <text:p text:style-name="P6076">â. Ölum ıâeney ve ölçme doğruluğu Yılda ] ke? Kalibrasynn Laboratuar _.</text:p>
      <text:p text:style-name="P6077">&amp; çme imamını (kalibrasyon) elıketleı'ı Sorumlusu 3</text:p>
      <text:p text:style-name="P6078">= &gt;</text:p>
      <text:p text:style-name="P6079">Kulle larumı veya ri</text:p>
      <text:p text:style-name="P6080">hacimsel yolla ' G” |“ ' 1 &gt;</text:p>
      <text:p text:style-name="P6081">Yarlınım dn min 11 Her üıı ' "“ “)"er Laboratuar '</text:p>
      <text:p text:style-name="P6082">harmanlama ğ [: g Gözle kımlml Raporu Sorumlusu ; *</text:p>
      <text:p text:style-name="P6083">v onanımı</text:p>
      <text:p text:style-name="P6084">o _— &gt; N</text:p>
      <text:p text:style-name="P6085">2 Z 0</text:p>
      <text:p text:style-name="P6086">&gt; Karıştırıcılar Aşınma ve doğru llcı' hana Gözle _ Lahoraluar 2</text:p>
      <text:p text:style-name="P6087">; çalısma Muayene Sorumlusu ;</text:p>
      <text:p text:style-name="P6088">&gt;</text:p>
      <text:p text:style-name="P6089">&lt; _— O</text:p>
      <text:p text:style-name="P6090">»; r'</text:p>
      <text:p text:style-name="P6091">_;2 Karışım Bileşim Tasarlanan bileşime Her gün Gözle Girdi Kontrol [.ahoraıuar</text:p>
      <text:p text:style-name="P6092">% uygunluk Muayene Raporları Sorumlusu &amp; ğ ; ğ</text:p>
      <text:p text:style-name="P6093">“, 1 f— : E</text:p>
      <text:p text:style-name="P6094">» *; g : 3</text:p>
      <text:p text:style-name="P6095">ş _ e- n = z</text:p>
      <text:p text:style-name="P6096">=; = %</text:p>
      <text:p text:style-name="P6097">:: " --</text:p>
      <text:p text:style-name="P6098">—ı_ ' . Tasarlanan bileşime . Hacim k'ıbı L [ ( =-</text:p>
      <text:p text:style-name="P6099">=— Karı ım Bıle ııu . A da l kez | 09—04 ' ( “ * — aıora uar " " " “</text:p>
      <text:p text:style-name="P6100">Ş Ş Uygunlük (hacımce) y T 09 04 terazi Ta7e Beton P 09 04 Sorumlusu &amp; g: 8 _.ı</text:p>
      <text:p text:style-name="P6101">(» o (5 o</text:p>
      <text:p text:style-name="P6102">_0 w *?</text:p>
      <text:p text:style-name="P6103">* ıl, o</text:p>
      <text:p text:style-name="P6104">8 _.</text:p>
      <text:p text:style-name="P6105">ou</text:p>
      <text:p text:style-name="P6106">Taze Beton Doğru karışım Hergun Gö7|c Girdi Koulrul Lalıeraııııar</text:p>
      <text:p text:style-name="P6107">konlmlü Muaşcııc Rapunı Sorumlusu</text:p>
      <text:p text:style-name="P6108"/>
      <text:p text:style-name="P6109"/>
      <table:table table:style-name="Table6110">
        <table:table-columns>
          <table:table-column table:style-name="TableColumn6111"/>
          <table:table-column table:style-name="TableColumn6112"/>
        </table:table-columns>
        <table:table-row table:style-name="TableRow6113">
          <table:table-cell table:style-name="TableCell6114">
            <text:p text:style-name="P6115"/>
            <text:p text:style-name="P6116">İMALAT KONTROL PLANI</text:p>
          </table:table-cell>
          <table:table-cell table:style-name="TableCell6117">
            <table:table table:style-name="Table6118">
              <table:table-columns>
                <table:table-column table:style-name="TableColumn6119"/>
                <table:table-column table:style-name="TableColumn6120"/>
              </table:table-columns>
              <table:table-row table:style-name="TableRow6121">
                <table:table-cell table:style-name="TableCell6122">
                  <text:p text:style-name="P6123">Bölüm No</text:p>
                </table:table-cell>
                <table:table-cell table:style-name="TableCell6124">
                  <text:p text:style-name="P6125"/>
                </table:table-cell>
              </table:table-row>
              <table:table-row table:style-name="TableRow6126">
                <table:table-cell table:style-name="TableCell6127">
                  <text:p text:style-name="P6128">Yayın Tarihi</text:p>
                </table:table-cell>
                <table:table-cell table:style-name="TableCell6129">
                  <text:p text:style-name="P6130">05-05-2018</text:p>
                </table:table-cell>
              </table:table-row>
              <table:table-row table:style-name="TableRow6131">
                <table:table-cell table:style-name="TableCell6132">
                  <text:p text:style-name="P6133">Rev.No./Tarih</text:p>
                </table:table-cell>
                <table:table-cell table:style-name="TableCell6134">
                  <text:p text:style-name="P6135">1.00/2018</text:p>
                </table:table-cell>
              </table:table-row>
              <table:table-row table:style-name="TableRow6136">
                <table:table-cell table:style-name="TableCell6137">
                  <text:p text:style-name="P6138">Sayfa No</text:p>
                </table:table-cell>
                <table:table-cell table:style-name="TableCell6139">
                  <text:p text:style-name="P6140">3/3 - 091</text:p>
                </table:table-cell>
              </table:table-row>
            </table:table>
            <text:p text:style-name="P6141"/>
          </table:table-cell>
        </table:table-row>
      </table:table>
      <text:p text:style-name="P6142"/>
      <text:p text:style-name="P6143">=</text:p>
      <text:p text:style-name="P6144">&gt;</text:p>
      <text:soft-page-break/>
      <text:p text:style-name="P6145">N</text:p>
      <text:p text:style-name="P6146">...</text:p>
      <text:p text:style-name="P6147">?</text:p>
      <text:p text:style-name="P6148">&gt;</text:p>
      <text:p text:style-name="P6149">..&lt;</text:p>
      <text:p text:style-name="P6150">&gt;</text:p>
      <text:p text:style-name="P6151">2</text:p>
      <text:p text:style-name="P6152"/>
      <text:p text:style-name="P6153">_ " I((NTROL DFNFY/</text:p>
      <text:p text:style-name="P6154">İ'RUN/ İ’ROSES EDILECEK MUAYENE/ TOLE l'liOîlFî</text:p>
      <text:p text:style-name="P6155">ADI ÜRÜN / PROSES DENEY nının KABUL RANS ÖL fi.,; üRwEKLDıE KALİTE SORUMLU—</text:p>
      <text:p text:style-name="P6156">ÖZELLİKLERİ SIKLIĞI TALİMATI KRİTERİ (“ ' ' ' KM ITIARI LUK</text:p>
      <text:p text:style-name="P6157">CİHAZLARI</text:p>
      <text:p text:style-name="P6158">Fabrika imalat | aboraluar</text:p>
      <text:p text:style-name="P6159">İmalat işlemlerine Hergun G(lzle knnıml İ</text:p>
      <text:p text:style-name="P6160">Sorumlusu</text:p>
      <text:p text:style-name="P6161">uygunluk</text:p>
      <text:p text:style-name="P6162">| =me lşareılenıenin llcr ü" Laboratuar</text:p>
      <text:p text:style-name="P6163">Ş doğruluğu g Sorumlusu</text:p>
      <text:p text:style-name="P6164">Uygun olmayan _ Laboratuar</text:p>
      <text:p text:style-name="P6165">Depolama ıınrılzılııı ayrılması Her gün GMIC Muayene Suruııılusu</text:p>
      <text:p text:style-name="P6166">Doğru ya$. | ,l“ _ı n</text:p>
      <text:p text:style-name="P6167">Teslimal v(lkleme ve Her gün G(S7Ie muayene ”' ( nı ur</text:p>
      <text:p text:style-name="P6168">" Sorumlusu</text:p>
      <text:p text:style-name="P6169">yukleme dokumanı</text:p>
      <text:p text:style-name="P6170">_ , Laboratuar</text:p>
      <text:p text:style-name="P6171">Karo Boyut kontrolü 1 09-01 T 09-01 ' 1 09-01 F 09—08 Sorumlusu</text:p>
      <text:p text:style-name="P6172">Laboratuar</text:p>
      <text:p text:style-name="P6173">Kırılma dayanımı . _ V . , Sorumlusu</text:p>
      <text:p text:style-name="P6174">Karo ve Kırılma Yılkı) 7 günde 1 1 09—02 [ 09-02 1 09-02 4 adet [' 09409</text:p>
      <text:p text:style-name="P6175">. Tî 213 1 TS 213 ] TS 213 1 TS 213 1 TSF d Luhuraluar</text:p>
      <text:p text:style-name="P6176">' , * ' * ' ' * ' ' ' ene) Sorumlusu</text:p>
      <text:p text:style-name="P6177">“"’ “"""“ 3 ”da ' TS 213-2 TS 213-2 TS 2ı3-2 TS zı 3-2 raporları</text:p>
      <text:p text:style-name="P6178">Karo Su emme 5 günde 1 T 09-05 T 09-05 '1' 09-05 3 adet F 09—05 Laboratuar</text:p>
      <text:p text:style-name="P6179">Sorumlusu</text:p>
      <text:p text:style-name="P6180">Karo Gürün üm Hergün “r 09-03 T 69-03 - T 09.03 8 adet F 09- | 0 ':“hmu'a'</text:p>
      <text:p text:style-name="P6181">Surumlusu</text:p>
      <text:p text:style-name="P6182"/>
      <text:p text:style-name="P6183">C:</text:p>
      <text:p text:style-name="P6184">_,</text:p>
      <text:p text:style-name="P6185">2.</text:p>
      <text:p text:style-name="P6186">3</text:p>
      <text:p text:style-name="P6187">CD</text:p>
      <text:p text:style-name="P6188">9_:</text:p>
      <text:p text:style-name="P6189">::</text:p>
      <text:p text:style-name="P6190">3</text:p>
      <text:p text:style-name="P6191">::</text:p>
      <text:p text:style-name="P6192">U!</text:p>
      <text:p text:style-name="P6193">O</text:p>
      <text:p text:style-name="P6194">—:</text:p>
      <text:p text:style-name="P6195">::</text:p>
      <text:p text:style-name="P6196">â</text:p>
      <text:p text:style-name="P6197">::</text:p>
      <text:p text:style-name="P6198">ın</text:p>
      <text:p text:style-name="P6199">:</text:p>
      <text:p text:style-name="P6200"/>
      <text:p text:style-name="P6201">O</text:p>
      <text:p text:style-name="P6202">2</text:p>
      <text:p text:style-name="P6203">&gt;</text:p>
      <text:p text:style-name="P6204">—&lt;</text:p>
      <text:p text:style-name="P6205">rı</text:p>
      <text:p text:style-name="P6206">&gt;</text:p>
      <text:p text:style-name="P6207">—&lt;</text:p>
      <text:soft-page-break/>
      <text:p text:style-name="P6208">&gt;</text:p>
      <text:p text:style-name="P6209">?</text:p>
      <text:p text:style-name="P6210"/>
      <text:p text:style-name="P6211">£n.</text:p>
      <text:p text:style-name="P6212">“*</text:p>
      <text:p text:style-name="P6213">7:-</text:p>
      <text:p text:style-name="P6214">o</text:p>
      <text:p text:style-name="P6215">,.</text:p>
      <text:p text:style-name="P6216">::</text:p>
      <text:p text:style-name="P6217">o..</text:p>
      <text:p text:style-name="P6218">::</text:p>
      <text:p text:style-name="P6219">...,</text:p>
      <text:p text:style-name="P6220">::</text:p>
      <text:p text:style-name="P6221"/>
      <text:p text:style-name="P6222">VJ</text:p>
      <text:p text:style-name="P6223">mz</text:p>
      <text:p text:style-name="P6224">şa</text:p>
      <text:p text:style-name="P6225">z.;</text:p>
      <text:p text:style-name="P6226">x;</text:p>
      <text:p text:style-name="P6227">7503</text:p>
      <text:p text:style-name="P6228">&gt;&gt;</text:p>
      <text:p text:style-name="P6229">7:15</text:p>
      <text:p text:style-name="P6230">0,</text:p>
      <text:p text:style-name="P6231"/>
      <text:p text:style-name="P6232">_</text:p>
      <text:p text:style-name="P6233">a</text:p>
      <text:p text:style-name="P6234">&gt;</text:p>
      <text:p text:style-name="P6235">?'</text:p>
      <text:p text:style-name="P6236">;“;</text:p>
      <text:p text:style-name="P6237">&gt;?f</text:p>
      <text:p text:style-name="P6238">20</text:p>
      <text:p text:style-name="P6239">"'2</text:p>
      <text:p text:style-name="P6240">..]</text:p>
      <text:p text:style-name="P6241">=</text:p>
      <text:p text:style-name="P6242">O</text:p>
      <text:p text:style-name="P6243">P“</text:p>
      <text:p text:style-name="P6244"/>
      <text:p text:style-name="P6245">ı</text:p>
      <text:p text:style-name="P6246"/>
      <text:p text:style-name="P6247">(ıı</text:p>
      <text:p text:style-name="P6248">»</text:p>
      <text:p text:style-name="P6249"/>
      <text:p text:style-name="P6250">r&lt;</text:p>
      <text:p text:style-name="P6251">€?</text:p>
      <text:p text:style-name="P6252">7.</text:p>
      <text:p text:style-name="P6253">0</text:p>
      <text:p text:style-name="P6254"/>
      <text:p text:style-name="P6255">54</text:p>
      <text:p text:style-name="P6256">u.:</text:p>
      <text:p text:style-name="P6257"/>
      <text:p text:style-name="P6258">W</text:p>
      <text:p text:style-name="P6259">21</text:p>
      <text:p text:style-name="P6260">'2</text:p>
      <text:p text:style-name="P6261">D</text:p>
      <text:p text:style-name="P6262">:;</text:p>
      <text:p text:style-name="P6263">»</text:p>
      <text:p text:style-name="P6264">:.</text:p>
      <text:p text:style-name="P6265">=-</text:p>
      <text:p text:style-name="P6266"/>
      <text:p text:style-name="P6267">â</text:p>
      <text:p text:style-name="P6268"/>
      <text:p text:style-name="P6269">|&lt;</text:p>
      <text:p text:style-name="P6270">N</text:p>
      <text:soft-page-break/>
      <text:p text:style-name="P6271">S</text:p>
      <text:p text:style-name="P6272">:</text:p>
      <text:p text:style-name="P6273">_]</text:p>
      <text:p text:style-name="P6274">N</text:p>
      <text:p text:style-name="P6275">:.</text:p>
      <text:p text:style-name="P6276">E'.</text:p>
      <text:p text:style-name="P6277"/>
      <text:p text:style-name="P6278">o</text:p>
      <text:p text:style-name="P6279">“r"</text:p>
      <text:p text:style-name="P6280">0</text:p>
      <text:p text:style-name="P6281">“1"</text:p>
      <text:p text:style-name="P6282">N</text:p>
      <text:p text:style-name="P6283">o</text:p>
      <text:p text:style-name="P6284">_</text:p>
      <text:p text:style-name="P6285">on</text:p>
      <text:p text:style-name="P6286"/>
      <text:p text:style-name="P6287">W</text:p>
      <text:p text:style-name="P6288">2</text:p>
      <text:p text:style-name="P6289">=:</text:p>
      <text:p text:style-name="P6290">a</text:p>
      <text:p text:style-name="P6291">2</text:p>
      <text:p text:style-name="P6292">e</text:p>
      <text:p text:style-name="P6293">i</text:p>
      <text:p text:style-name="P6294">.</text:p>
      <text:p text:style-name="P6295">2</text:p>
      <text:p text:style-name="P6296"/>
      <text:p text:style-name="P6297"/>
      <table:table table:style-name="Table6298">
        <table:table-columns>
          <table:table-column table:style-name="TableColumn6299"/>
          <table:table-column table:style-name="TableColumn6300"/>
        </table:table-columns>
        <table:table-row table:style-name="TableRow6301">
          <table:table-cell table:style-name="TableCell6302">
            <text:p text:style-name="P6303"/>
            <text:p text:style-name="P6304">ÜRÜN TEKNİK ÇİZİMLERİ</text:p>
          </table:table-cell>
          <table:table-cell table:style-name="TableCell6305">
            <table:table table:style-name="Table6306">
              <table:table-columns>
                <table:table-column table:style-name="TableColumn6307"/>
                <table:table-column table:style-name="TableColumn6308"/>
              </table:table-columns>
              <table:table-row table:style-name="TableRow6309">
                <table:table-cell table:style-name="TableCell6310">
                  <text:p text:style-name="P6311">Bölüm No</text:p>
                </table:table-cell>
                <table:table-cell table:style-name="TableCell6312">
                  <text:p text:style-name="P6313"/>
                </table:table-cell>
              </table:table-row>
              <table:table-row table:style-name="TableRow6314">
                <table:table-cell table:style-name="TableCell6315">
                  <text:p text:style-name="P6316">Yayın Tarihi</text:p>
                </table:table-cell>
                <table:table-cell table:style-name="TableCell6317">
                  <text:p text:style-name="P6318">05-05-2018</text:p>
                </table:table-cell>
              </table:table-row>
              <table:table-row table:style-name="TableRow6319">
                <table:table-cell table:style-name="TableCell6320">
                  <text:p text:style-name="P6321">Rev.No./Tarih</text:p>
                </table:table-cell>
                <table:table-cell table:style-name="TableCell6322">
                  <text:p text:style-name="P6323">1.00/2018</text:p>
                </table:table-cell>
              </table:table-row>
              <table:table-row table:style-name="TableRow6324">
                <table:table-cell table:style-name="TableCell6325">
                  <text:p text:style-name="P6326">Sayfa No</text:p>
                </table:table-cell>
                <table:table-cell table:style-name="TableCell6327">
                  <text:p text:style-name="P6328"><text:s/>- 092</text:p>
                </table:table-cell>
              </table:table-row>
            </table:table>
            <text:p text:style-name="P6329"/>
          </table:table-cell>
        </table:table-row>
      </table:table>
      <text:p text:style-name="P6330"/>
      <text:p text:style-name="P6331">MUSTAFA BALCI URUN TEKNIK</text:p>
      <text:p text:style-name="P6332">SELANİK KARO ÇIZIMLERI 0-00!</text:p>
      <text:p text:style-name="P6333">İÇ —DIŞ MEKANLARDA KULLANILAN TERRAZO KARO ÇALIŞMA BOYUTLARI</text:p>
      <text:p text:style-name="P6334">wt</text:p>
      <text:p text:style-name="P6335">XXX—KTKK ,/ x'ı/J/</text:p>
      <text:p text:style-name="P6336">X X Xxx x /’//r//"</text:p>
      <text:p text:style-name="P6337">1 “xx / , ""/b</text:p>
      <text:p text:style-name="P6338">İçeride ve dışarıda kullanılan terrazo karo beyan boyutları ölçüler mm’dir.</text:p>
      <text:p text:style-name="P6339">HAZIRLAYAN ONAYLAYAN</text:p>
      <text:p text:style-name="P6340">Kalite Kontrol Bölümü Sorumlusu Şirket Müdürü</text:p>
      <text:p text:style-name="P6341">ı</text:p>
      <text:p text:style-name="P6342"/>
      <table:table table:style-name="Table6343">
        <table:table-columns>
          <table:table-column table:style-name="TableColumn6344"/>
          <table:table-column table:style-name="TableColumn6345"/>
        </table:table-columns>
        <table:table-row table:style-name="TableRow6346">
          <table:table-cell table:style-name="TableCell6347">
            <text:p text:style-name="P6348"/>
            <text:p text:style-name="P6349">BAKIM PLANI</text:p>
          </table:table-cell>
          <table:table-cell table:style-name="TableCell6350">
            <table:table table:style-name="Table6351">
              <table:table-columns>
                <table:table-column table:style-name="TableColumn6352"/>
                <table:table-column table:style-name="TableColumn6353"/>
              </table:table-columns>
              <table:table-row table:style-name="TableRow6354">
                <table:table-cell table:style-name="TableCell6355">
                  <text:p text:style-name="P6356">Bölüm No</text:p>
                </table:table-cell>
                <table:table-cell table:style-name="TableCell6357">
                  <text:p text:style-name="P6358"/>
                </table:table-cell>
              </table:table-row>
              <table:table-row table:style-name="TableRow6359">
                <table:table-cell table:style-name="TableCell6360">
                  <text:p text:style-name="P6361">Yayın Tarihi</text:p>
                </table:table-cell>
                <table:table-cell table:style-name="TableCell6362">
                  <text:p text:style-name="P6363">05-05-2018</text:p>
                </table:table-cell>
              </table:table-row>
              <table:table-row table:style-name="TableRow6364">
                <table:table-cell table:style-name="TableCell6365">
                  <text:p text:style-name="P6366">Rev.No./Tarih</text:p>
                </table:table-cell>
                <table:table-cell table:style-name="TableCell6367">
                  <text:p text:style-name="P6368">1.00/2018</text:p>
                </table:table-cell>
              </table:table-row>
              <table:table-row table:style-name="TableRow6369">
                <table:table-cell table:style-name="TableCell6370">
                  <text:p text:style-name="P6371">Sayfa No</text:p>
                </table:table-cell>
                <table:table-cell table:style-name="TableCell6372">
                  <text:p text:style-name="P6373"><text:s/>- 093</text:p>
                </table:table-cell>
              </table:table-row>
            </table:table>
            <text:p text:style-name="P6374"/>
          </table:table-cell>
        </table:table-row>
      </table:table>
      <text:p text:style-name="P6375"/>
      <text:p text:style-name="P6376">Doküman No : F 05—01</text:p>
      <text:p text:style-name="P6377">MUSTAFA BALCİ BAKIM PLANI Yayın Tarihi : 05—05-2018</text:p>
      <text:p text:style-name="P6378">SELANIK KARO</text:p>
      <text:p text:style-name="P6379"/>
      <text:p text:style-name="P6380">MAKiNA .</text:p>
      <text:p text:style-name="P6381">-ı-ııııııııııuumııı</text:p>
      <text:p text:style-name="P6382">_——------------</text:p>
      <text:p text:style-name="P6383">___------------</text:p>
      <text:soft-page-break/>
      <text:p text:style-name="P6384">_——------------</text:p>
      <text:p text:style-name="P6385">___------------</text:p>
      <text:p text:style-name="P6386">__—------------</text:p>
      <text:p text:style-name="P6387">___------------</text:p>
      <text:p text:style-name="P6388">_——------------</text:p>
      <text:p text:style-name="P6389">___-.----------</text:p>
      <text:p text:style-name="P6390">___-.----------</text:p>
      <text:p text:style-name="P6391">__—------------</text:p>
      <text:p text:style-name="P6392">___------------</text:p>
      <text:p text:style-name="P6393">_——------------</text:p>
      <text:p text:style-name="P6394">___------------</text:p>
      <text:p text:style-name="P6395">_-—------------</text:p>
      <text:p text:style-name="P6396">___------------</text:p>
      <text:p text:style-name="P6397">___-...ıııııııı</text:p>
      <text:p text:style-name="P6398">__—------------</text:p>
      <text:p text:style-name="P6399">_——------------</text:p>
      <text:p text:style-name="P6400">___------------</text:p>
      <text:p text:style-name="P6401">___------------</text:p>
      <text:p text:style-name="P6402">___------------</text:p>
      <text:p text:style-name="P6403">__—------------</text:p>
      <text:p text:style-name="P6404">___------------</text:p>
      <text:p text:style-name="P6405">___------------</text:p>
      <text:p text:style-name="P6406">_——------------</text:p>
      <text:p text:style-name="P6407">———------------</text:p>
      <text:p text:style-name="P6408">___------------</text:p>
      <text:p text:style-name="P6409">__—------------</text:p>
      <text:p text:style-name="P6410">__—------------</text:p>
      <text:p text:style-name="P6411">__—------------</text:p>
      <text:p text:style-name="P6412">___</text:p>
      <text:p text:style-name="P6413">___-...ıııııııı</text:p>
      <text:p text:style-name="P6414">_——------------</text:p>
      <text:p text:style-name="P6415">_——------------</text:p>
      <text:p text:style-name="P6416">___------------</text:p>
      <text:p text:style-name="P6417">___------------</text:p>
      <text:p text:style-name="P6418">___-...ıııııııı</text:p>
      <text:p text:style-name="P6419">A: Aylık 6A: 6 aylık Y:Yılhk</text:p>
      <text:p text:style-name="P6420">Sorumlusu</text:p>
      <text:p text:style-name="P6421"/>
      <table:table table:style-name="Table6422">
        <table:table-columns>
          <table:table-column table:style-name="TableColumn6423"/>
          <table:table-column table:style-name="TableColumn6424"/>
        </table:table-columns>
        <table:table-row table:style-name="TableRow6425">
          <table:table-cell table:style-name="TableCell6426">
            <text:p text:style-name="P6427"/>
            <text:p text:style-name="P6428">BAKIM ONARIM İŞ BİLDİRİM FORMU</text:p>
          </table:table-cell>
          <table:table-cell table:style-name="TableCell6429">
            <table:table table:style-name="Table6430">
              <table:table-columns>
                <table:table-column table:style-name="TableColumn6431"/>
                <table:table-column table:style-name="TableColumn6432"/>
              </table:table-columns>
              <table:table-row table:style-name="TableRow6433">
                <table:table-cell table:style-name="TableCell6434">
                  <text:p text:style-name="P6435">Bölüm No</text:p>
                </table:table-cell>
                <table:table-cell table:style-name="TableCell6436">
                  <text:p text:style-name="P6437"/>
                </table:table-cell>
              </table:table-row>
              <table:table-row table:style-name="TableRow6438">
                <table:table-cell table:style-name="TableCell6439">
                  <text:p text:style-name="P6440">Yayın Tarihi</text:p>
                </table:table-cell>
                <table:table-cell table:style-name="TableCell6441">
                  <text:p text:style-name="P6442">05-05-2018</text:p>
                </table:table-cell>
              </table:table-row>
              <table:table-row table:style-name="TableRow6443">
                <table:table-cell table:style-name="TableCell6444">
                  <text:p text:style-name="P6445">Rev.No./Tarih</text:p>
                </table:table-cell>
                <table:table-cell table:style-name="TableCell6446">
                  <text:p text:style-name="P6447">1.00/2018</text:p>
                </table:table-cell>
              </table:table-row>
              <table:table-row table:style-name="TableRow6448">
                <table:table-cell table:style-name="TableCell6449">
                  <text:p text:style-name="P6450">Sayfa No</text:p>
                </table:table-cell>
                <table:table-cell table:style-name="TableCell6451">
                  <text:p text:style-name="P6452"><text:s/>- 094</text:p>
                </table:table-cell>
              </table:table-row>
            </table:table>
            <text:p text:style-name="P6453"/>
          </table:table-cell>
        </table:table-row>
      </table:table>
      <text:p text:style-name="P6454"/>
      <text:p text:style-name="P6455">BAKIM—ONARIM</text:p>
      <text:p text:style-name="P6456">MUSTAFA BALCI İş</text:p>
      <text:p text:style-name="P6457">SELANIK KARO BİLDİRİM FÖYÜ</text:p>
      <text:p text:style-name="P6458">BAKIM-ONARIM İŞİNİ ISTEYENIN</text:p>
      <text:p text:style-name="P6459">Imza : Kayıt No :</text:p>
      <text:p text:style-name="P6460">Adı — Soyadı :</text:p>
      <text:p text:style-name="P6461">Bölümü :</text:p>
      <text:p text:style-name="P6462">Tarihi :</text:p>
      <text:p text:style-name="P6463">BAKIM-ONARIM IŞININ TANIMI :</text:p>
      <text:p text:style-name="P6464">. . . BAŞLAMA BİTİŞ</text:p>
      <text:p text:style-name="P6465">BAKIM-ONARIM IŞINI YAPANIN _ 4 _</text:p>
      <text:p text:style-name="P6466">Adı — Soyadı :</text:p>
      <text:p text:style-name="P6467">Bölümü :</text:p>
      <text:p text:style-name="P6468">YAPILAN IŞLEMLERIN TANIMI :</text:p>
      <text:p text:style-name="P6469">TALEP KAPATMA</text:p>
      <text:p text:style-name="P6470">ONAY</text:p>
      <text:p text:style-name="P6471">HAZIRLAYAN : Bakım Onarım Bölümü ONAYLAYAN : Şirket Müdürü</text:p>
      <text:soft-page-break/>
      <text:p text:style-name="P6472">Sorumlusu</text:p>
      <text:p text:style-name="P6473"/>
      <text:p text:style-name="P6474"/>
      <text:p text:style-name="P6475"/>
      <text:p text:style-name="P6476"/>
      <text:p text:style-name="P6477"/>
      <text:p text:style-name="P6478"/>
      <text:p text:style-name="P6479"/>
      <text:p text:style-name="P6480"/>
      <text:p text:style-name="P6481"/>
      <text:p text:style-name="P6482"/>
      <text:p text:style-name="P6483"/>
      <text:p text:style-name="P6484"/>
      <text:p text:style-name="P6485"/>
      <text:p text:style-name="P6486"/>
      <table:table table:style-name="Table6487">
        <table:table-columns>
          <table:table-column table:style-name="TableColumn6488"/>
          <table:table-column table:style-name="TableColumn6489"/>
        </table:table-columns>
        <table:table-row table:style-name="TableRow6490">
          <table:table-cell table:style-name="TableCell6491">
            <text:p text:style-name="P6492"/>
            <text:p text:style-name="P6493">MAKİNA BAKIM KARTI</text:p>
          </table:table-cell>
          <table:table-cell table:style-name="TableCell6494">
            <table:table table:style-name="Table6495">
              <table:table-columns>
                <table:table-column table:style-name="TableColumn6496"/>
                <table:table-column table:style-name="TableColumn6497"/>
              </table:table-columns>
              <table:table-row table:style-name="TableRow6498">
                <table:table-cell table:style-name="TableCell6499">
                  <text:p text:style-name="P6500">Bölüm No</text:p>
                </table:table-cell>
                <table:table-cell table:style-name="TableCell6501">
                  <text:p text:style-name="P6502"/>
                </table:table-cell>
              </table:table-row>
              <table:table-row table:style-name="TableRow6503">
                <table:table-cell table:style-name="TableCell6504">
                  <text:p text:style-name="P6505">Yayın Tarihi</text:p>
                </table:table-cell>
                <table:table-cell table:style-name="TableCell6506">
                  <text:p text:style-name="P6507">05-05-2018</text:p>
                </table:table-cell>
              </table:table-row>
              <table:table-row table:style-name="TableRow6508">
                <table:table-cell table:style-name="TableCell6509">
                  <text:p text:style-name="P6510">Rev.No./Tarih</text:p>
                </table:table-cell>
                <table:table-cell table:style-name="TableCell6511">
                  <text:p text:style-name="P6512">1.00/2018</text:p>
                </table:table-cell>
              </table:table-row>
              <table:table-row table:style-name="TableRow6513">
                <table:table-cell table:style-name="TableCell6514">
                  <text:p text:style-name="P6515">Sayfa No</text:p>
                </table:table-cell>
                <table:table-cell table:style-name="TableCell6516">
                  <text:p text:style-name="P6517">1/2 - 095</text:p>
                </table:table-cell>
              </table:table-row>
            </table:table>
            <text:p text:style-name="P6518"/>
          </table:table-cell>
        </table:table-row>
      </table:table>
      <text:p text:style-name="P6519">MUSTAFA BALC' î MAKİNA BAKIM</text:p>
      <text:p text:style-name="P6520">SELANIK KARO KARTı</text:p>
      <text:p text:style-name="P6521">»</text:p>
      <text:p text:style-name="P6522">._|</text:p>
      <text:p text:style-name="P6523">&lt;</text:p>
      <text:p text:style-name="P6524">|!</text:p>
      <text:p text:style-name="P6525">&lt;</text:p>
      <text:p text:style-name="P6526">".</text:p>
      <text:p text:style-name="P6527">2</text:p>
      <text:p text:style-name="P6528">M</text:p>
      <text:p text:style-name="P6529">2</text:p>
      <text:p text:style-name="P6530">ıı"</text:p>
      <text:p text:style-name="P6531">;</text:p>
      <text:p text:style-name="P6532">&gt;—</text:p>
      <text:p text:style-name="P6533">_ .</text:p>
      <text:p text:style-name="P6534">8</text:p>
      <text:p text:style-name="P6535">*;</text:p>
      <text:p text:style-name="P6536">%</text:p>
      <text:p text:style-name="P6537">E“</text:p>
      <text:p text:style-name="P6538">E</text:p>
      <text:p text:style-name="P6539">E</text:p>
      <text:p text:style-name="P6540">E %</text:p>
      <text:p text:style-name="P6541">2 &lt;</text:p>
      <text:p text:style-name="P6542">' ==</text:p>
      <text:p text:style-name="P6543">2“ &amp;</text:p>
      <text:p text:style-name="P6544">ı— _</text:p>
      <text:p text:style-name="P6545">.."!</text:p>
      <text:p text:style-name="P6546">.... &gt;</text:p>
      <text:p text:style-name="P6547">; &lt;</text:p>
      <text:p text:style-name="P6548">&lt;</text:p>
      <text:p text:style-name="P6549">2</text:p>
      <text:p text:style-name="P6550">Z (</text:p>
      <text:p text:style-name="P6551">&amp;?</text:p>
      <text:p text:style-name="P6552">î</text:p>
      <text:p text:style-name="P6553">""</text:p>
      <text:p text:style-name="P6554">5</text:p>
      <text:p text:style-name="P6555">&amp;</text:p>
      <text:p text:style-name="P6556">m</text:p>
      <text:p text:style-name="P6557">%</text:p>
      <text:p text:style-name="P6558">E ??</text:p>
      <text:p text:style-name="P6559">&lt; E€</text:p>
      <text:soft-page-break/>
      <text:p text:style-name="P6560">Ld</text:p>
      <text:p text:style-name="P6561">E</text:p>
      <text:p text:style-name="P6562">_2 ,</text:p>
      <text:p text:style-name="P6563">2 : 5 EŞ -—</text:p>
      <text:p text:style-name="P6564">HAZIRLAYANzBakım Kontroı Edildi. Sorun Yok. ONAYLAYAN:Şirket</text:p>
      <text:p text:style-name="P6565">Onarım Bölümü Sorumlusu Sorun Var, İlgili Yönetici Bilgilendirilmek. Müdürü</text:p>
      <text:p text:style-name="P6566"/>
      <text:p text:style-name="P6567"/>
      <table:table table:style-name="Table6568">
        <table:table-columns>
          <table:table-column table:style-name="TableColumn6569"/>
          <table:table-column table:style-name="TableColumn6570"/>
        </table:table-columns>
        <table:table-row table:style-name="TableRow6571">
          <table:table-cell table:style-name="TableCell6572">
            <text:p text:style-name="P6573"/>
            <text:p text:style-name="P6574">MAKİNA BAKIM KARTI</text:p>
          </table:table-cell>
          <table:table-cell table:style-name="TableCell6575">
            <table:table table:style-name="Table6576">
              <table:table-columns>
                <table:table-column table:style-name="TableColumn6577"/>
                <table:table-column table:style-name="TableColumn6578"/>
              </table:table-columns>
              <table:table-row table:style-name="TableRow6579">
                <table:table-cell table:style-name="TableCell6580">
                  <text:p text:style-name="P6581">Bölüm No</text:p>
                </table:table-cell>
                <table:table-cell table:style-name="TableCell6582">
                  <text:p text:style-name="P6583"/>
                </table:table-cell>
              </table:table-row>
              <table:table-row table:style-name="TableRow6584">
                <table:table-cell table:style-name="TableCell6585">
                  <text:p text:style-name="P6586">Yayın Tarihi</text:p>
                </table:table-cell>
                <table:table-cell table:style-name="TableCell6587">
                  <text:p text:style-name="P6588">05-05-2018</text:p>
                </table:table-cell>
              </table:table-row>
              <table:table-row table:style-name="TableRow6589">
                <table:table-cell table:style-name="TableCell6590">
                  <text:p text:style-name="P6591">Rev.No./Tarih</text:p>
                </table:table-cell>
                <table:table-cell table:style-name="TableCell6592">
                  <text:p text:style-name="P6593">1.00/2018</text:p>
                </table:table-cell>
              </table:table-row>
              <table:table-row table:style-name="TableRow6594">
                <table:table-cell table:style-name="TableCell6595">
                  <text:p text:style-name="P6596">Sayfa No</text:p>
                </table:table-cell>
                <table:table-cell table:style-name="TableCell6597">
                  <text:p text:style-name="P6598">2/2 - 096</text:p>
                </table:table-cell>
              </table:table-row>
            </table:table>
            <text:p text:style-name="P6599"/>
          </table:table-cell>
        </table:table-row>
      </table:table>
      <text:p text:style-name="P6600"/>
      <text:p text:style-name="P6601">MUSTAFA BALCI i MAKİNA BAKIM</text:p>
      <text:p text:style-name="P6602">SELANIK KARO KARTI Rev.N0/Tarih : 0.00/</text:p>
      <text:p text:style-name="P6603">Ş]!</text:p>
      <text:p text:style-name="P6604">&amp; ğ! ' SI</text:p>
      <text:p text:style-name="P6605">! ğ</text:p>
      <text:p text:style-name="P6606">* â ;</text:p>
      <text:p text:style-name="P6607">” ' %:</text:p>
      <text:p text:style-name="P6608">ğı ==</text:p>
      <text:p text:style-name="P6609">î £ E</text:p>
      <text:p text:style-name="P6610">5 _ g</text:p>
      <text:p text:style-name="P6611">7— .: A</text:p>
      <text:p text:style-name="P6612">A &amp; _</text:p>
      <text:p text:style-name="P6613">î " EI &gt;-</text:p>
      <text:p text:style-name="P6614">âl</text:p>
      <text:p text:style-name="P6615">E</text:p>
      <text:p text:style-name="P6616">L’ Z</text:p>
      <text:p text:style-name="P6617">&lt;.» _</text:p>
      <text:p text:style-name="P6618">m _— ş</text:p>
      <text:p text:style-name="P6619">z. _</text:p>
      <text:p text:style-name="P6620">;% ğ ;</text:p>
      <text:p text:style-name="P6621">&lt;! &lt; —ı</text:p>
      <text:p text:style-name="P6622">ğ: m 2</text:p>
      <text:p text:style-name="P6623">ği *“</text:p>
      <text:p text:style-name="P6624">ğı “</text:p>
      <text:p text:style-name="P6625">cn! î E</text:p>
      <text:p text:style-name="P6626">&amp; ı-J</text:p>
      <text:p text:style-name="P6627">5 &gt;—</text:p>
      <text:p text:style-name="P6628">âl &lt;</text:p>
      <text:p text:style-name="P6629">£] ;</text:p>
      <text:p text:style-name="P6630">âI q</text:p>
      <text:p text:style-name="P6631">: 5 &lt;&lt;</text:p>
      <text:p text:style-name="P6632">| EI ]</text:p>
      <text:p text:style-name="P6633">:_c ı</text:p>
      <text:p text:style-name="P6634">î [</text:p>
      <text:p text:style-name="P6635">â !</text:p>
      <text:p text:style-name="P6636">: _ I</text:p>
      <text:p text:style-name="P6637">I % % |</text:p>
      <text:p text:style-name="P6638">! ıf İğ</text:p>
      <text:p text:style-name="P6639">[ m' * ğ</text:p>
      <text:p text:style-name="P6640">! &lt; ; %</text:p>
      <text:p text:style-name="P6641">lâ ; ğ</text:p>
      <text:p text:style-name="P6642">I _ % =</text:p>
      <text:p text:style-name="P6643">E “ &amp;</text:p>
      <text:p text:style-name="P6644">* £ :</text:p>
      <text:p text:style-name="P6645">I — &gt;</text:p>
      <text:p text:style-name="P6646">&amp; ?: ğı &lt;</text:p>
      <text:p text:style-name="P6647">; İE Ğ.)</text:p>
      <text:soft-page-break/>
      <text:p text:style-name="P6648">; -- İ İ :;</text:p>
      <text:p text:style-name="P6649">I : 2 Ş</text:p>
      <text:p text:style-name="P6650">_“ : :( Lc</text:p>
      <text:p text:style-name="P6651">: ' * &lt; &lt;Ct</text:p>
      <text:p text:style-name="P6652">î _; * m m</text:p>
      <text:p text:style-name="P6653">' ; IZÇAYLIK BAKIM YILLIK BAKIM</text:p>
      <text:p text:style-name="P6654">HAZIRLAYAN:Bakım Kontrol Edildi. Sorun Yok. ONAYLAYAN:Şirket</text:p>
      <text:p text:style-name="P6655">Onarım Bölümü Sorumlusu SorunVar.IlgiliYöneticiBilgilendirilecek. Müdürü</text:p>
      <text:p text:style-name="P6656"/>
      <table:table table:style-name="Table6657">
        <table:table-columns>
          <table:table-column table:style-name="TableColumn6658"/>
          <table:table-column table:style-name="TableColumn6659"/>
        </table:table-columns>
        <table:table-row table:style-name="TableRow6660">
          <table:table-cell table:style-name="TableCell6661">
            <text:p text:style-name="P6662"/>
            <text:p text:style-name="P6663">SEVKİYAT TAKİP FORMU</text:p>
          </table:table-cell>
          <table:table-cell table:style-name="TableCell6664">
            <table:table table:style-name="Table6665">
              <table:table-columns>
                <table:table-column table:style-name="TableColumn6666"/>
                <table:table-column table:style-name="TableColumn6667"/>
              </table:table-columns>
              <table:table-row table:style-name="TableRow6668">
                <table:table-cell table:style-name="TableCell6669">
                  <text:p text:style-name="P6670">Bölüm No</text:p>
                </table:table-cell>
                <table:table-cell table:style-name="TableCell6671">
                  <text:p text:style-name="P6672"/>
                </table:table-cell>
              </table:table-row>
              <table:table-row table:style-name="TableRow6673">
                <table:table-cell table:style-name="TableCell6674">
                  <text:p text:style-name="P6675">Yayın Tarihi</text:p>
                </table:table-cell>
                <table:table-cell table:style-name="TableCell6676">
                  <text:p text:style-name="P6677">05-05-2018</text:p>
                </table:table-cell>
              </table:table-row>
              <table:table-row table:style-name="TableRow6678">
                <table:table-cell table:style-name="TableCell6679">
                  <text:p text:style-name="P6680">Rev.No./Tarih</text:p>
                </table:table-cell>
                <table:table-cell table:style-name="TableCell6681">
                  <text:p text:style-name="P6682">1.00/2018</text:p>
                </table:table-cell>
              </table:table-row>
              <table:table-row table:style-name="TableRow6683">
                <table:table-cell table:style-name="TableCell6684">
                  <text:p text:style-name="P6685">Sayfa No</text:p>
                </table:table-cell>
                <table:table-cell table:style-name="TableCell6686">
                  <text:p text:style-name="P6687"><text:s/>- 097</text:p>
                </table:table-cell>
              </table:table-row>
            </table:table>
            <text:p text:style-name="P6688"/>
          </table:table-cell>
        </table:table-row>
      </table:table>
      <text:p text:style-name="P6689"/>
      <text:p text:style-name="P6690"/>
      <text:p text:style-name="P6691">MUSTAFA BALCI SEVKİYAT TAKIP FORMU</text:p>
      <text:p text:style-name="P6692">SELANIK KARO</text:p>
      <text:p text:style-name="P6693">ww _</text:p>
      <text:p text:style-name="P6694">__</text:p>
      <text:p text:style-name="P6695">YUKLEMETARHH _</text:p>
      <text:p text:style-name="P6696">URUN CINSI MIKTAR EK PARÇA MİKTAR URUN CINSI EK PARÇA MİKTAR</text:p>
      <text:p text:style-name="P6697">___—___—</text:p>
      <text:p text:style-name="P6698">___—___—</text:p>
      <text:p text:style-name="P6699">___—___—</text:p>
      <text:p text:style-name="P6700">___—___—</text:p>
      <text:p text:style-name="P6701">___—___—</text:p>
      <text:p text:style-name="P6702">___—___—</text:p>
      <text:p text:style-name="P6703">___ HAYIR _</text:p>
      <text:p text:style-name="P6704">tmm</text:p>
      <text:p text:style-name="P6705">EDİLECEK '</text:p>
      <text:p text:style-name="P6706">mmm.</text:p>
      <text:p text:style-name="P6707">wow __</text:p>
      <text:p text:style-name="P6708">__—</text:p>
      <text:p text:style-name="P6709">_ __. EVET —g_</text:p>
      <text:p text:style-name="P6710">Ukwnsmmımm _ &gt;</text:p>
      <text:p text:style-name="P6711">_ .:</text:p>
      <text:p text:style-name="P6712">. HAYIR â “: Av</text:p>
      <text:p text:style-name="P6713">_ z</text:p>
      <text:p text:style-name="P6714">___—</text:p>
      <text:p text:style-name="P6715">HAZERLIYAN ONAY *</text:p>
      <text:p text:style-name="P6716">YÖNETİM TEMSİLCİSİ ŞİRKET MÜDÜRÜ</text:p>
      <text:p text:style-name="P6717">Foam (0)</text:p>
      <text:p text:style-name="P6718"/>
      <table:table table:style-name="Table6719">
        <table:table-columns>
          <table:table-column table:style-name="TableColumn6720"/>
          <table:table-column table:style-name="TableColumn6721"/>
        </table:table-columns>
        <table:table-row table:style-name="TableRow6722">
          <table:table-cell table:style-name="TableCell6723">
            <text:p text:style-name="P6724"/>
            <text:p text:style-name="P6725">PERİODİK GÖZ KONTROL ÇİZELGESİ</text:p>
          </table:table-cell>
          <table:table-cell table:style-name="TableCell6726">
            <table:table table:style-name="Table6727">
              <table:table-columns>
                <table:table-column table:style-name="TableColumn6728"/>
                <table:table-column table:style-name="TableColumn6729"/>
              </table:table-columns>
              <table:table-row table:style-name="TableRow6730">
                <table:table-cell table:style-name="TableCell6731">
                  <text:p text:style-name="P6732">Bölüm No</text:p>
                </table:table-cell>
                <table:table-cell table:style-name="TableCell6733">
                  <text:p text:style-name="P6734"/>
                </table:table-cell>
              </table:table-row>
              <table:table-row table:style-name="TableRow6735">
                <table:table-cell table:style-name="TableCell6736">
                  <text:p text:style-name="P6737">Yayın Tarihi</text:p>
                </table:table-cell>
                <table:table-cell table:style-name="TableCell6738">
                  <text:p text:style-name="P6739">05-05-2018</text:p>
                </table:table-cell>
              </table:table-row>
              <table:table-row table:style-name="TableRow6740">
                <table:table-cell table:style-name="TableCell6741">
                  <text:p text:style-name="P6742">Rev.No./Tarih</text:p>
                </table:table-cell>
                <table:table-cell table:style-name="TableCell6743">
                  <text:p text:style-name="P6744">1.00/2018</text:p>
                </table:table-cell>
              </table:table-row>
              <table:table-row table:style-name="TableRow6745">
                <table:table-cell table:style-name="TableCell6746">
                  <text:p text:style-name="P6747">Sayfa No</text:p>
                </table:table-cell>
                <table:table-cell table:style-name="TableCell6748">
                  <text:p text:style-name="P6749"><text:s/>- 098</text:p>
                </table:table-cell>
              </table:table-row>
            </table:table>
            <text:p text:style-name="P6750"/>
          </table:table-cell>
        </table:table-row>
      </table:table>
      <text:p text:style-name="P6751"/>
      <text:p text:style-name="P6752">. MUSTAFA BALCI i PERİYODİK GÖZ KONTROL KONTROL TARİHİ</text:p>
      <text:p text:style-name="P6753"/>
      <text:p text:style-name="P6754">SELANIK KARO ÇIZELGESI , , ,2008</text:p>
      <text:p text:style-name="P6755">Açıklamalar :</text:p>
      <text:p text:style-name="P6756">Not : Yapılan kontrolde uygunsuzluk ile karşılaşılması durumunda Hat</text:p>
      <text:p text:style-name="P6757">Sorumluları bilgllendirlIeCEKIİr.</text:p>
      <text:p text:style-name="P6758"/>
      <text:p text:style-name="P6759">HAZIRLAYAN ' ONAYLAYAN</text:p>
      <text:p text:style-name="P6760">KALİTE KONTROL BÖLÜMÜ SOR. ŞİRKET MÜDÜRÜ</text:p>
      <text:soft-page-break/>
      <text:p text:style-name="P6761">F 06—02 (0) 27.08.2008</text:p>
      <text:p text:style-name="P6762"/>
      <table:table table:style-name="Table6763">
        <table:table-columns>
          <table:table-column table:style-name="TableColumn6764"/>
          <table:table-column table:style-name="TableColumn6765"/>
        </table:table-columns>
        <table:table-row table:style-name="TableRow6766">
          <table:table-cell table:style-name="TableCell6767">
            <text:p text:style-name="P6768"/>
            <text:p text:style-name="P6769">KALİBRASYON SİCİL KARTI</text:p>
          </table:table-cell>
          <table:table-cell table:style-name="TableCell6770">
            <table:table table:style-name="Table6771">
              <table:table-columns>
                <table:table-column table:style-name="TableColumn6772"/>
                <table:table-column table:style-name="TableColumn6773"/>
              </table:table-columns>
              <table:table-row table:style-name="TableRow6774">
                <table:table-cell table:style-name="TableCell6775">
                  <text:p text:style-name="P6776">Bölüm No</text:p>
                </table:table-cell>
                <table:table-cell table:style-name="TableCell6777">
                  <text:p text:style-name="P6778"/>
                </table:table-cell>
              </table:table-row>
              <table:table-row table:style-name="TableRow6779">
                <table:table-cell table:style-name="TableCell6780">
                  <text:p text:style-name="P6781">Yayın Tarihi</text:p>
                </table:table-cell>
                <table:table-cell table:style-name="TableCell6782">
                  <text:p text:style-name="P6783">05-05-2018</text:p>
                </table:table-cell>
              </table:table-row>
              <table:table-row table:style-name="TableRow6784">
                <table:table-cell table:style-name="TableCell6785">
                  <text:p text:style-name="P6786">Rev.No./Tarih</text:p>
                </table:table-cell>
                <table:table-cell table:style-name="TableCell6787">
                  <text:p text:style-name="P6788">1.00/2018</text:p>
                </table:table-cell>
              </table:table-row>
              <table:table-row table:style-name="TableRow6789">
                <table:table-cell table:style-name="TableCell6790">
                  <text:p text:style-name="P6791">Sayfa No</text:p>
                </table:table-cell>
                <table:table-cell table:style-name="TableCell6792">
                  <text:p text:style-name="P6793"><text:s/>- 099</text:p>
                </table:table-cell>
              </table:table-row>
            </table:table>
            <text:p text:style-name="P6794"/>
          </table:table-cell>
        </table:table-row>
      </table:table>
      <text:p text:style-name="P6795"/>
      <text:p text:style-name="P6796"/>
      <text:p text:style-name="P6797">MUSTAFA BALC' İ KALİBRASYON</text:p>
      <text:p text:style-name="P6798">SELANIK KARO SİCİL KARTI</text:p>
      <text:p text:style-name="P6799"/>
      <text:p text:style-name="P6800">CİHAZ Apl :</text:p>
      <text:p text:style-name="P6801"/>
      <text:p text:style-name="P6802">C_İH_AZ TİPİ / MARKASI :</text:p>
      <text:p text:style-name="P6803"/>
      <text:p text:style-name="P6804">SlC1_L NUMARASI - :</text:p>
      <text:p text:style-name="P6805"/>
      <text:p text:style-name="P6806">SERI NUMARASI :</text:p>
      <text:p text:style-name="P6807"/>
      <text:p text:style-name="P6808">KULLANIM YERİ _ :</text:p>
      <text:p text:style-name="P6809"/>
      <text:p text:style-name="P6810">CİHAZ KAPASİTESİ :</text:p>
      <text:p text:style-name="P6811"/>
      <text:p text:style-name="P6812">HASSASİYET :</text:p>
      <text:p text:style-name="P6813"/>
      <text:p text:style-name="P6814">KALİBRASYON PERİYODU :</text:p>
      <text:p text:style-name="P6815"/>
      <text:p text:style-name="P6816">KABUL KRİTERLERİ :</text:p>
      <text:p text:style-name="P6817"/>
      <text:p text:style-name="P6818">SONUÇLARIN YETERSİZLİĞİNDE</text:p>
      <text:p text:style-name="P6819"/>
      <text:p text:style-name="P6820">İZLENECEK YOL :</text:p>
      <text:p text:style-name="P6821">CİHAZIN TARİHÇESİ * Parça değişimi. arıza, kullanim dışı kalma, kalibrasyon v.b.</text:p>
      <text:p text:style-name="P6822">___—</text:p>
      <text:p text:style-name="P6823">___—</text:p>
      <text:p text:style-name="P6824">___—</text:p>
      <text:p text:style-name="P6825">___—</text:p>
      <text:p text:style-name="P6826">___—</text:p>
      <text:p text:style-name="P6827">___—</text:p>
      <text:p text:style-name="P6828">___—</text:p>
      <text:p text:style-name="P6829">___—</text:p>
      <text:p text:style-name="P6830">___—</text:p>
      <text:p text:style-name="P6831">___—</text:p>
      <text:p text:style-name="P6832">___</text:p>
      <text:p text:style-name="P6833">___—</text:p>
      <text:p text:style-name="P6834">___</text:p>
      <text:p text:style-name="P6835">___—</text:p>
      <text:p text:style-name="P6836">___—</text:p>
      <text:p text:style-name="P6837">___—</text:p>
      <text:p text:style-name="P6838">___—</text:p>
      <text:p text:style-name="P6839"/>
      <text:p text:style-name="P6840">v ___—</text:p>
      <text:p text:style-name="P6841"/>
      <text:p text:style-name="P6842">___—</text:p>
      <text:p text:style-name="P6843">___—</text:p>
      <text:p text:style-name="P6844">___—</text:p>
      <text:p text:style-name="P6845">___—</text:p>
      <text:p text:style-name="P6846">___—</text:p>
      <text:p text:style-name="P6847">__</text:p>
      <text:p text:style-name="P6848">_—</text:p>
      <text:p text:style-name="P6849"/>
      <text:p text:style-name="P6850">HAZIRLAYAN : Kalite Kontrol Bölümü ONAYLAYAN : Şirket Müdürü</text:p>
      <text:p text:style-name="P6851"/>
      <text:p text:style-name="P6852">Sorumlusu</text:p>
      <text:p text:style-name="P6853"/>
      <text:p text:style-name="P6854"/>
      <text:p text:style-name="P6855"/>
      <text:p text:style-name="P6856"/>
      <text:p text:style-name="P6857"/>
      <text:p text:style-name="P6858"/>
      <text:p text:style-name="P6859"/>
      <table:table table:style-name="Table6860">
        <table:table-columns>
          <table:table-column table:style-name="TableColumn6861"/>
          <table:table-column table:style-name="TableColumn6862"/>
        </table:table-columns>
        <table:table-row table:style-name="TableRow6863">
          <table:table-cell table:style-name="TableCell6864">
            <text:p text:style-name="P6865"/>
            <text:p text:style-name="P6866">YILLIK KALİBRASYON PLANI</text:p>
          </table:table-cell>
          <table:table-cell table:style-name="TableCell6867">
            <table:table table:style-name="Table6868">
              <table:table-columns>
                <table:table-column table:style-name="TableColumn6869"/>
                <table:table-column table:style-name="TableColumn6870"/>
              </table:table-columns>
              <table:table-row table:style-name="TableRow6871">
                <table:table-cell table:style-name="TableCell6872">
                  <text:p text:style-name="P6873">Bölüm No</text:p>
                </table:table-cell>
                <table:table-cell table:style-name="TableCell6874">
                  <text:p text:style-name="P6875"/>
                </table:table-cell>
              </table:table-row>
              <table:table-row table:style-name="TableRow6876">
                <table:table-cell table:style-name="TableCell6877">
                  <text:p text:style-name="P6878">Yayın Tarihi</text:p>
                </table:table-cell>
                <table:table-cell table:style-name="TableCell6879">
                  <text:p text:style-name="P6880">05-05-2018</text:p>
                </table:table-cell>
              </table:table-row>
              <table:table-row table:style-name="TableRow6881">
                <table:table-cell table:style-name="TableCell6882">
                  <text:p text:style-name="P6883">Rev.No./Tarih</text:p>
                </table:table-cell>
                <table:table-cell table:style-name="TableCell6884">
                  <text:p text:style-name="P6885">1.00/2018</text:p>
                </table:table-cell>
              </table:table-row>
              <table:table-row table:style-name="TableRow6886">
                <table:table-cell table:style-name="TableCell6887">
                  <text:p text:style-name="P6888">Sayfa No</text:p>
                </table:table-cell>
                <table:table-cell table:style-name="TableCell6889">
                  <text:p text:style-name="P6890"><text:s/>- 100</text:p>
                </table:table-cell>
              </table:table-row>
            </table:table>
            <text:p text:style-name="P6891"/>
          </table:table-cell>
        </table:table-row>
      </table:table>
      <text:p text:style-name="P6892"/>
      <text:p text:style-name="P6893">YILLIK</text:p>
      <text:p text:style-name="P6894">.MUSTAFABALC' KALİBRASYON</text:p>
      <text:p text:style-name="P6895">SELANIK KARO PLANI</text:p>
      <text:p text:style-name="P6896">Ait Olduğu Yıl :</text:p>
      <text:p text:style-name="P6897">1 Z</text:p>
      <text:p text:style-name="P6898">5;</text:p>
      <text:p text:style-name="P6899">;:</text:p>
      <text:p text:style-name="P6900">İ..-"IIIIIIIIIIIII</text:p>
      <text:p text:style-name="P6901">ı ?</text:p>
      <text:p text:style-name="P6902">ı »</text:p>
      <text:p text:style-name="P6903">L</text:p>
      <text:p text:style-name="P6904">; lll-IIIIIIIII-IIIII</text:p>
      <text:p text:style-name="P6905">İIIIIIIIII-IIIIIIII</text:p>
      <text:p text:style-name="P6906">.ılılı.-.I-II-IIIII</text:p>
      <text:p text:style-name="P6907">2</text:p>
      <text:p text:style-name="P6908">;</text:p>
      <text:p text:style-name="P6909">.S “</text:p>
      <text:p text:style-name="P6910">ıd</text:p>
      <text:p text:style-name="P6911">HAZIRLAYAN : Kalite Kontrol Bölümü ONAYLAYAN : Şirket Müdürü</text:p>
      <text:p text:style-name="P6912">Sorumlusu</text:p>
      <text:p text:style-name="P6913"/>
      <table:table table:style-name="Table6914">
        <table:table-columns>
          <table:table-column table:style-name="TableColumn6915"/>
          <table:table-column table:style-name="TableColumn6916"/>
        </table:table-columns>
        <table:table-row table:style-name="TableRow6917">
          <table:table-cell table:style-name="TableCell6918">
            <text:p text:style-name="P6919"/>
            <text:p text:style-name="P6920">MUAYENE DENEY ALETLERİ LİSTESİ</text:p>
          </table:table-cell>
          <table:table-cell table:style-name="TableCell6921">
            <table:table table:style-name="Table6922">
              <table:table-columns>
                <table:table-column table:style-name="TableColumn6923"/>
                <table:table-column table:style-name="TableColumn6924"/>
              </table:table-columns>
              <table:table-row table:style-name="TableRow6925">
                <table:table-cell table:style-name="TableCell6926">
                  <text:p text:style-name="P6927">Bölüm No</text:p>
                </table:table-cell>
                <table:table-cell table:style-name="TableCell6928">
                  <text:p text:style-name="P6929"/>
                </table:table-cell>
              </table:table-row>
              <table:table-row table:style-name="TableRow6930">
                <table:table-cell table:style-name="TableCell6931">
                  <text:p text:style-name="P6932">Yayın Tarihi</text:p>
                </table:table-cell>
                <table:table-cell table:style-name="TableCell6933">
                  <text:p text:style-name="P6934">05-05-2018</text:p>
                </table:table-cell>
              </table:table-row>
              <table:table-row table:style-name="TableRow6935">
                <table:table-cell table:style-name="TableCell6936">
                  <text:p text:style-name="P6937">Rev.No./Tarih</text:p>
                </table:table-cell>
                <table:table-cell table:style-name="TableCell6938">
                  <text:p text:style-name="P6939">1.00/2018</text:p>
                </table:table-cell>
              </table:table-row>
              <table:table-row table:style-name="TableRow6940">
                <table:table-cell table:style-name="TableCell6941">
                  <text:p text:style-name="P6942">Sayfa No</text:p>
                </table:table-cell>
                <table:table-cell table:style-name="TableCell6943">
                  <text:p text:style-name="P6944"><text:s/>- 101</text:p>
                </table:table-cell>
              </table:table-row>
            </table:table>
            <text:p text:style-name="P6945"/>
          </table:table-cell>
        </table:table-row>
      </table:table>
      <text:p text:style-name="P6946"/>
      <text:p text:style-name="P6947">MUAYENE/DENEY</text:p>
      <text:p text:style-name="P6948">.MUSTAFABALCI -</text:p>
      <text:p text:style-name="P6949">. ALETLERI</text:p>
      <text:p text:style-name="P6950">SELANIK KARO LİSTESİ</text:p>
      <text:p text:style-name="P6951">HAZIRLAYAN : Kalite Kontrol Bölümü ONAYLAYAN : Şirket Müdürü</text:p>
      <text:p text:style-name="P6952">Sorumlusu</text:p>
      <text:p text:style-name="P6953"/>
      <text:p text:style-name="P6954"/>
      <table:table table:style-name="Table6955">
        <table:table-columns>
          <table:table-column table:style-name="TableColumn6956"/>
          <table:table-column table:style-name="TableColumn6957"/>
        </table:table-columns>
        <table:table-row table:style-name="TableRow6958">
          <table:table-cell table:style-name="TableCell6959">
            <text:p text:style-name="P6960"/>
            <text:p text:style-name="P6961">DOĞRULAMA TAKİP FORMU</text:p>
          </table:table-cell>
          <table:table-cell table:style-name="TableCell6962">
            <table:table table:style-name="Table6963">
              <table:table-columns>
                <table:table-column table:style-name="TableColumn6964"/>
                <table:table-column table:style-name="TableColumn6965"/>
              </table:table-columns>
              <table:table-row table:style-name="TableRow6966">
                <table:table-cell table:style-name="TableCell6967">
                  <text:p text:style-name="P6968">Bölüm No</text:p>
                </table:table-cell>
                <table:table-cell table:style-name="TableCell6969">
                  <text:p text:style-name="P6970"/>
                </table:table-cell>
              </table:table-row>
              <table:table-row table:style-name="TableRow6971">
                <table:table-cell table:style-name="TableCell6972">
                  <text:p text:style-name="P6973">Yayın Tarihi</text:p>
                </table:table-cell>
                <table:table-cell table:style-name="TableCell6974">
                  <text:p text:style-name="P6975">05-05-2018</text:p>
                </table:table-cell>
              </table:table-row>
              <table:table-row table:style-name="TableRow6976">
                <table:table-cell table:style-name="TableCell6977">
                  <text:p text:style-name="P6978">Rev.No./Tarih</text:p>
                </table:table-cell>
                <table:table-cell table:style-name="TableCell6979">
                  <text:p text:style-name="P6980">1.00/2018</text:p>
                </table:table-cell>
              </table:table-row>
              <table:table-row table:style-name="TableRow6981">
                <table:table-cell table:style-name="TableCell6982">
                  <text:p text:style-name="P6983">Sayfa No</text:p>
                </table:table-cell>
                <table:table-cell table:style-name="TableCell6984">
                  <text:p text:style-name="P6985"><text:s/>- 102</text:p>
                </table:table-cell>
              </table:table-row>
            </table:table>
            <text:p text:style-name="P6986"/>
          </table:table-cell>
        </table:table-row>
      </table:table>
      <text:soft-page-break/>
      <text:p text:style-name="P6987">MUSTAFA BALcı DOGRULAMA</text:p>
      <text:p text:style-name="P6988">SELANİK KARO TAKIP FORMU</text:p>
      <text:p text:style-name="P6989">CİHAZIN ADI : CİHAZ DEMİRBAŞ NO :</text:p>
      <text:p text:style-name="P6990"/>
      <text:p text:style-name="P6991">_ f</text:p>
      <text:p text:style-name="P6992">; İ _—</text:p>
      <text:p text:style-name="P6993"/>
      <text:p text:style-name="P6994">ı __</text:p>
      <text:p text:style-name="P6995">a r _ _—</text:p>
      <text:p text:style-name="P6996">HAZIRLAYAN: Laboratuar Sorumlusu ONAYLAYAN: Şirket Müdürü</text:p>
      <text:p text:style-name="P6997"/>
      <text:p text:style-name="P6998"/>
      <table:table table:style-name="Table6999">
        <table:table-columns>
          <table:table-column table:style-name="TableColumn7000"/>
          <table:table-column table:style-name="TableColumn7001"/>
        </table:table-columns>
        <table:table-row table:style-name="TableRow7002">
          <table:table-cell table:style-name="TableCell7003">
            <text:p text:style-name="P7004"/>
            <text:p text:style-name="P7005">DUYURU</text:p>
          </table:table-cell>
          <table:table-cell table:style-name="TableCell7006">
            <table:table table:style-name="Table7007">
              <table:table-columns>
                <table:table-column table:style-name="TableColumn7008"/>
                <table:table-column table:style-name="TableColumn7009"/>
              </table:table-columns>
              <table:table-row table:style-name="TableRow7010">
                <table:table-cell table:style-name="TableCell7011">
                  <text:p text:style-name="P7012">Bölüm No</text:p>
                </table:table-cell>
                <table:table-cell table:style-name="TableCell7013">
                  <text:p text:style-name="P7014"/>
                </table:table-cell>
              </table:table-row>
              <table:table-row table:style-name="TableRow7015">
                <table:table-cell table:style-name="TableCell7016">
                  <text:p text:style-name="P7017">Yayın Tarihi</text:p>
                </table:table-cell>
                <table:table-cell table:style-name="TableCell7018">
                  <text:p text:style-name="P7019">05-05-2018</text:p>
                </table:table-cell>
              </table:table-row>
              <table:table-row table:style-name="TableRow7020">
                <table:table-cell table:style-name="TableCell7021">
                  <text:p text:style-name="P7022">Rev.No./Tarih</text:p>
                </table:table-cell>
                <table:table-cell table:style-name="TableCell7023">
                  <text:p text:style-name="P7024">1.00/2018</text:p>
                </table:table-cell>
              </table:table-row>
              <table:table-row table:style-name="TableRow7025">
                <table:table-cell table:style-name="TableCell7026">
                  <text:p text:style-name="P7027">Sayfa No</text:p>
                </table:table-cell>
                <table:table-cell table:style-name="TableCell7028">
                  <text:p text:style-name="P7029"><text:s/>- 103</text:p>
                </table:table-cell>
              </table:table-row>
            </table:table>
            <text:p text:style-name="P7030"/>
          </table:table-cell>
        </table:table-row>
      </table:table>
      <text:p text:style-name="P7031">î MUSTAFA BALCI —</text:p>
      <text:p text:style-name="P7032">. DUYU RU TARİH: ;</text:p>
      <text:p text:style-name="P7033">, SELANIK KARO</text:p>
      <text:p text:style-name="P7034">Konu: Yönetim Temsilcisi Atanması hakkında</text:p>
      <text:p text:style-name="P7035">tarihinden itibaren Yönetim Temsilcisi olarak atamıştır.</text:p>
      <text:p text:style-name="P7036">Bu kişi aşağıda yetkilere sahiptir: 3</text:p>
      <text:p text:style-name="P7037">l— Firmamızda kalite sisteminin kurulması, uygulanması ve devam ettirilmesi</text:p>
      <text:p text:style-name="P7038">2- Kalite Sisteminin gözden geçirilmesi ve iyileştirilmesine yönelik denetimlerin yapılmasının</text:p>
      <text:p text:style-name="P7039">sağlanması.</text:p>
      <text:p text:style-name="P7040">3— Bu denetimler sonucunda kalite sisteminin performansı konusunda üst yönetime rapor verilmesi.</text:p>
      <text:p text:style-name="P7041">Şirket Müdürü</text:p>
      <text:p text:style-name="P7042">HAZIRLAYAN : ONAYLAYAN : _</text:p>
      <text:p text:style-name="P7043"/>
      <text:p text:style-name="P7044"/>
      <table:table table:style-name="Table7045">
        <table:table-columns>
          <table:table-column table:style-name="TableColumn7046"/>
          <table:table-column table:style-name="TableColumn7047"/>
        </table:table-columns>
        <table:table-row table:style-name="TableRow7048">
          <table:table-cell table:style-name="TableCell7049">
            <text:p text:style-name="P7050"/>
            <text:p text:style-name="P7051">DÜZELTİCİ – ÖNLEYİCİ FAALİYETLER</text:p>
          </table:table-cell>
          <table:table-cell table:style-name="TableCell7052">
            <table:table table:style-name="Table7053">
              <table:table-columns>
                <table:table-column table:style-name="TableColumn7054"/>
                <table:table-column table:style-name="TableColumn7055"/>
              </table:table-columns>
              <table:table-row table:style-name="TableRow7056">
                <table:table-cell table:style-name="TableCell7057">
                  <text:p text:style-name="P7058">Bölüm No</text:p>
                </table:table-cell>
                <table:table-cell table:style-name="TableCell7059">
                  <text:p text:style-name="P7060"/>
                </table:table-cell>
              </table:table-row>
              <table:table-row table:style-name="TableRow7061">
                <table:table-cell table:style-name="TableCell7062">
                  <text:p text:style-name="P7063">Yayın Tarihi</text:p>
                </table:table-cell>
                <table:table-cell table:style-name="TableCell7064">
                  <text:p text:style-name="P7065">05-05-2018</text:p>
                </table:table-cell>
              </table:table-row>
              <table:table-row table:style-name="TableRow7066">
                <table:table-cell table:style-name="TableCell7067">
                  <text:p text:style-name="P7068">Rev.No./Tarih</text:p>
                </table:table-cell>
                <table:table-cell table:style-name="TableCell7069">
                  <text:p text:style-name="P7070">1.00/2018</text:p>
                </table:table-cell>
              </table:table-row>
              <table:table-row table:style-name="TableRow7071">
                <table:table-cell table:style-name="TableCell7072">
                  <text:p text:style-name="P7073">Sayfa No</text:p>
                </table:table-cell>
                <table:table-cell table:style-name="TableCell7074">
                  <text:p text:style-name="P7075">1/6 - 104</text:p>
                </table:table-cell>
              </table:table-row>
            </table:table>
            <text:p text:style-name="P7076"/>
          </table:table-cell>
        </table:table-row>
      </table:table>
      <text:p text:style-name="P7077"/>
      <text:p text:style-name="P7078"/>
      <text:p text:style-name="P7079"/>
      <text:p text:style-name="P7080">PROSEDÜR</text:p>
      <text:p text:style-name="P7081">; MUSTAFA BALCI DUZELTICI-ONLEYICI ğzygğşggh $$$/“2018</text:p>
      <text:p text:style-name="P7082">' SELANIK KARO FAALIYETLER Sayfa : 1 /6</text:p>
      <text:p text:style-name="P7083">P 8.5-01</text:p>
      <text:p text:style-name="P7084">YAYIN, DEĞİŞİKLİK, GÖZDEN GEÇİRME VE DAĞITIM SAYFASI</text:p>
      <text:p text:style-name="P7085">_</text:p>
      <text:p text:style-name="P7086">VERİLEN BİRİM VERİLEN KİŞİ VERİLİŞ TARİHİ İMZASI</text:p>
      <text:p text:style-name="P7087">___ !</text:p>
      <text:p text:style-name="P7088">___—_</text:p>
      <text:p text:style-name="P7089">HAZIRLAYAN ONAYLAYAN</text:p>
      <text:p text:style-name="P7090">Yönetim Temsilcisi Şirket Müdürü</text:p>
      <text:p text:style-name="P7091"/>
      <text:p text:style-name="P7092"/>
      <text:p text:style-name="P7093"/>
      <text:p text:style-name="P7094"/>
      <text:p text:style-name="P7095"/>
      <text:p text:style-name="P7096"/>
      <text:p text:style-name="P7097"/>
      <text:p text:style-name="P7098"/>
      <text:p text:style-name="P7099"/>
      <text:p text:style-name="P7100"/>
      <text:p text:style-name="P7101"/>
      <text:p text:style-name="P7102"/>
      <table:table table:style-name="Table7103">
        <table:table-columns>
          <table:table-column table:style-name="TableColumn7104"/>
          <table:table-column table:style-name="TableColumn7105"/>
        </table:table-columns>
        <table:table-row table:style-name="TableRow7106">
          <table:table-cell table:style-name="TableCell7107">
            <text:p text:style-name="P7108"/>
            <text:p text:style-name="P7109">DÜZELTİCİ – ÖNLEYİCİ FAALİYETLER</text:p>
          </table:table-cell>
          <table:table-cell table:style-name="TableCell7110">
            <table:table table:style-name="Table7111">
              <table:table-columns>
                <table:table-column table:style-name="TableColumn7112"/>
                <table:table-column table:style-name="TableColumn7113"/>
              </table:table-columns>
              <table:table-row table:style-name="TableRow7114">
                <table:table-cell table:style-name="TableCell7115">
                  <text:p text:style-name="P7116">Bölüm No</text:p>
                </table:table-cell>
                <table:table-cell table:style-name="TableCell7117">
                  <text:p text:style-name="P7118"/>
                </table:table-cell>
              </table:table-row>
              <table:table-row table:style-name="TableRow7119">
                <table:table-cell table:style-name="TableCell7120">
                  <text:p text:style-name="P7121">Yayın Tarihi</text:p>
                </table:table-cell>
                <table:table-cell table:style-name="TableCell7122">
                  <text:p text:style-name="P7123">05-05-2018</text:p>
                </table:table-cell>
              </table:table-row>
              <table:table-row table:style-name="TableRow7124">
                <table:table-cell table:style-name="TableCell7125">
                  <text:p text:style-name="P7126">Rev.No./Tarih</text:p>
                </table:table-cell>
                <table:table-cell table:style-name="TableCell7127">
                  <text:p text:style-name="P7128">1.00/2018</text:p>
                </table:table-cell>
              </table:table-row>
              <table:table-row table:style-name="TableRow7129">
                <table:table-cell table:style-name="TableCell7130">
                  <text:p text:style-name="P7131">Sayfa No</text:p>
                </table:table-cell>
                <table:table-cell table:style-name="TableCell7132">
                  <text:p text:style-name="P7133">2/6 - 105</text:p>
                </table:table-cell>
              </table:table-row>
            </table:table>
            <text:p text:style-name="P7134"/>
          </table:table-cell>
        </table:table-row>
      </table:table>
      <text:p text:style-name="P7135">PROSEDUR</text:p>
      <text:p text:style-name="P7136">' MUSTAFA BALC_| DUZELTICI—ONLEYICI Yayın Tanlt . 05-05-2018</text:p>
      <text:p text:style-name="P7137">' - Rev.No/Tarıh :0.00/</text:p>
      <text:p text:style-name="P7138">SELANIK KARO FAALIYETLER Sayfa : 2 / 6</text:p>
      <text:p text:style-name="P7139">P 8.5—01</text:p>
      <text:p text:style-name="P7140"/>
      <text:p text:style-name="P7141">1. AMAÇ .</text:p>
      <text:p text:style-name="P7142"/>
      <text:p text:style-name="P7143">Bu Prosedürün amacı. Kalite Kontrol Sisteminin sürekli olarak geliştirilmesini sağlamak amacıyla gelişme,</text:p>
      <text:p text:style-name="P7144">iyileştirme. düzeltici ve önleyici faaliyetlerinin planlanması ve uygulanması için yetkı, sorumluluk ve</text:p>
      <text:p text:style-name="P7145">yöntemlerin belirlenmesidir.</text:p>
      <text:p text:style-name="P7146"/>
      <text:p text:style-name="P7147">2. KAPSAM “5</text:p>
      <text:p text:style-name="P7148"/>
      <text:p text:style-name="P7149">Bu Prosedür. kalite kontrol sistemi kapsamında sürekli gelişme ve iyileştirme faaliyetlerini kapsar. Bu</text:p>
      <text:p text:style-name="P7150">kapsama gerçekleşen ve potansiyel uygunsuzluklara yönelik olarak düzenlenen düzeltici ve önleyici</text:p>
      <text:p text:style-name="P7151">faaliyetler de dahildir.</text:p>
      <text:p text:style-name="P7152"/>
      <text:p text:style-name="P7153">3. İLGİLİ DKÜMANLAR</text:p>
      <text:p text:style-name="P7154"/>
      <text:p text:style-name="P7155">' Kalite Kontrol El Kitabı</text:p>
      <text:p text:style-name="P7156"/>
      <text:p text:style-name="P7157">4. PROSEDÜR DETAYI ,</text:p>
      <text:p text:style-name="P7158"/>
      <text:p text:style-name="P7159">Kalite politikası, kalite hedefleri, tetkik sonuçları, verilerin analizi, düzeltici ve önleyici faaliyetler ile</text:p>
      <text:p text:style-name="P7160">yönetimin gözden geçirmesi işlevleri vasıtasıyla Kalite Kontrol Sisteminin sürekli olarak geliştirilmesi ve</text:p>
      <text:p text:style-name="P7161">iyileştirilmesi sağlanır.</text:p>
      <text:p text:style-name="P7162"/>
      <text:p text:style-name="P7163">Bu işlevler bu veya referans verilen diğer kalite kontrol sistemi prosedürlerinde tanımlandığı şekilde yerine</text:p>
      <text:p text:style-name="P7164">getirilir.</text:p>
      <text:p text:style-name="P7165"/>
      <text:p text:style-name="P7166">4.1. Sürekli Gelişme ve İyileştirme</text:p>
      <text:p text:style-name="P7167"/>
      <text:p text:style-name="P7168">Müşteri memnuniyet ve sadakatiniıı arttırılarak pazar payının korunması amacıyla performansta sürekli</text:p>
      <text:p text:style-name="P7169">gelişme ve iyileştirme ilke edinilir.</text:p>
      <text:p text:style-name="P7170"/>
      <text:p text:style-name="P7171">Sürekli gelişme ve iyileştirme felsefesinin yaygınlaştırılması amacıyla yapılan Yönetim Gözden Geçirme</text:p>
      <text:p text:style-name="P7172">Toplantısında geliştime ve iyileştirme konuları seçilir. Sonuçlar, takip eden Yönetim Gözden Geçirme</text:p>
      <text:p text:style-name="P7173">Toplantılarında izlenir.</text:p>
      <text:p text:style-name="P7174"/>
      <text:p text:style-name="P7175">Geliştirme ve iyileştirme konularının kalite ve üretkenlik konularına odaklanmış olması sağlanır. Bu açıdan</text:p>
      <text:p text:style-name="P7176">seçilebilecek tipik iyileştirme konuları aşağıda sıralanmıştır :</text:p>
      <text:p text:style-name="P7177"/>
      <text:p text:style-name="P7178">- Fire, ıskarta ve yeniden isleme oranlarının azaltılması</text:p>
      <text:p text:style-name="P7179"/>
      <text:p text:style-name="P7180">. işgücü ve malzeme israfının azaltılması</text:p>
      <text:p text:style-name="P7181"/>
      <text:p text:style-name="P7182">. Stok seviyelerinin azaltılması</text:p>
      <text:p text:style-name="P7183"/>
      <text:p text:style-name="P7184">' Kalitesizlik maliyetlerinin azaltılması</text:p>
      <text:p text:style-name="P7185"/>
      <text:p text:style-name="P7186">' Proses sürelerinin standart değerlerinin iyileştirilmesi</text:p>
      <text:p text:style-name="P7187"/>
      <text:soft-page-break/>
      <text:p text:style-name="P7188">' Müşteri memnuniyetsizliğinin azaltılması (iade — şikayetlerin azaltılması)</text:p>
      <text:p text:style-name="P7189"/>
      <text:p text:style-name="P7190">Firmada gerçekleştirilen sürekli gelişme ve iyileştirme projelerinde aşağıdaki tekniklerden uygun olan/olanlar</text:p>
      <text:p text:style-name="P7191">kullanılır:</text:p>
      <text:p text:style-name="P7192">' Kontrol çizelgeleri</text:p>
      <text:p text:style-name="P7193">. Uygun olmayan ürün analizi</text:p>
      <text:p text:style-name="P7194">' Benchmarking (Kıyaslama)</text:p>
      <text:p text:style-name="P7195">. Ergonomi</text:p>
      <text:p text:style-name="P7196"/>
      <text:p text:style-name="P7197"/>
      <table:table table:style-name="Table7198">
        <table:table-columns>
          <table:table-column table:style-name="TableColumn7199"/>
          <table:table-column table:style-name="TableColumn7200"/>
        </table:table-columns>
        <table:table-row table:style-name="TableRow7201">
          <table:table-cell table:style-name="TableCell7202">
            <text:p text:style-name="P7203"/>
            <text:p text:style-name="P7204">DÜZELTİCİ – ÖNLEYİCİ FAALİYETLER</text:p>
          </table:table-cell>
          <table:table-cell table:style-name="TableCell7205">
            <table:table table:style-name="Table7206">
              <table:table-columns>
                <table:table-column table:style-name="TableColumn7207"/>
                <table:table-column table:style-name="TableColumn7208"/>
              </table:table-columns>
              <table:table-row table:style-name="TableRow7209">
                <table:table-cell table:style-name="TableCell7210">
                  <text:p text:style-name="P7211">Bölüm No</text:p>
                </table:table-cell>
                <table:table-cell table:style-name="TableCell7212">
                  <text:p text:style-name="P7213"/>
                </table:table-cell>
              </table:table-row>
              <table:table-row table:style-name="TableRow7214">
                <table:table-cell table:style-name="TableCell7215">
                  <text:p text:style-name="P7216">Yayın Tarihi</text:p>
                </table:table-cell>
                <table:table-cell table:style-name="TableCell7217">
                  <text:p text:style-name="P7218">05-05-2018</text:p>
                </table:table-cell>
              </table:table-row>
              <table:table-row table:style-name="TableRow7219">
                <table:table-cell table:style-name="TableCell7220">
                  <text:p text:style-name="P7221">Rev.No./Tarih</text:p>
                </table:table-cell>
                <table:table-cell table:style-name="TableCell7222">
                  <text:p text:style-name="P7223">1.00/2018</text:p>
                </table:table-cell>
              </table:table-row>
              <table:table-row table:style-name="TableRow7224">
                <table:table-cell table:style-name="TableCell7225">
                  <text:p text:style-name="P7226">Sayfa No</text:p>
                </table:table-cell>
                <table:table-cell table:style-name="TableCell7227">
                  <text:p text:style-name="P7228">3/6 - 106</text:p>
                </table:table-cell>
              </table:table-row>
            </table:table>
            <text:p text:style-name="P7229"/>
          </table:table-cell>
        </table:table-row>
      </table:table>
      <text:p text:style-name="P7230">PROSEDUR</text:p>
      <text:p text:style-name="P7231">, , MUSTAFA BALCI DUZELTICI-ONLEYICI Yayı" Tan". ;ama</text:p>
      <text:p text:style-name="P7232">. . . Rev.N0/Tarıh :0.00/</text:p>
      <text:p text:style-name="P7233">SELANIK KARO FAALIYETLER Sayfa : 3 /6</text:p>
      <text:p text:style-name="P7234">P 8.5-01 '</text:p>
      <text:p text:style-name="P7235"/>
      <text:p text:style-name="P7236">. Hatasızlaştırma</text:p>
      <text:p text:style-name="P7237"/>
      <text:p text:style-name="P7238">. Diğer '</text:p>
      <text:p text:style-name="P7239"/>
      <text:p text:style-name="P7240">4.2.Düzeltici Faaliyetler</text:p>
      <text:p text:style-name="P7241"/>
      <text:p text:style-name="P7242">Düzeltici faaliyetlerde, mevcut uygunsuzlukların temeldeki nedenlerini ortadan kaldırmak için düşünülen</text:p>
      <text:p text:style-name="P7243"/>
      <text:p text:style-name="P7244">çözüm önerilerinin, karşılaşılan problemin büyüklüğüne ve taşıdığı riske uygun iboyutta olması esas alınır.</text:p>
      <text:p text:style-name="P7245"/>
      <text:p text:style-name="P7246">Ayrıca düzeltici faaliyetler sonucunda alıııması öngörülen tedbirler uygulanırken, bunların Kalite Kontrol</text:p>
      <text:p text:style-name="P7247"/>
      <text:p text:style-name="P7248">Sistemi dokümantasyonuna etkileri dikkate alınır ve gerektiğinde dokümantasyon güncellenir.</text:p>
      <text:p text:style-name="P7249"/>
      <text:p text:style-name="P7250">Problemlerin çözümünde sistematik ve disipline edilmiş problem çözme metotları kullanılır. Bu amaçla her ay</text:p>
      <text:p text:style-name="P7251"/>
      <text:p text:style-name="P7252">uygun olmayan ürünlerle ilgili raporlar incelenir, değerlendirilir ve seçilen konular için “Düzeltici / Onleyici</text:p>
      <text:p text:style-name="P7253"/>
      <text:p text:style-name="P7254">Faaliyet Raporu’ açılır. Gerektiğinde aynı veya farklı bölümlerden ilgili kişilerin katılımı ile ekip</text:p>
      <text:p text:style-name="P7255"/>
      <text:p text:style-name="P7256">oluşturularak bu düzeltici faaliyetler ele alınır ve hatalar veya uygunsuzluklarla ilgili olarak temel nedene</text:p>
      <text:p text:style-name="P7257"/>
      <text:p text:style-name="P7258">inilerek çözüm üretilir.</text:p>
      <text:p text:style-name="P7259"/>
      <text:p text:style-name="P7260">Düzeltici faaliyetlerin iş akışı aşağıdaki şekilde gerçekleşir : :</text:p>
      <text:p text:style-name="P7261"/>
      <text:p text:style-name="P7262">]. Uygunsuzluk açık olarak tanımlanır — Uygunsuzluk Tanımı</text:p>
      <text:p text:style-name="P7263"/>
      <text:p text:style-name="P7264">2. Bu uygunsuzluğun ortaya çıkmasına “neden’ olan unsurlar tanımlanır — Temel Neden</text:p>
      <text:p text:style-name="P7265"/>
      <text:p text:style-name="P7266">3. Çözümle ilgili acil çözüm, uygulama tarihi ve sorum|u(lar) saptanır - Geçici Faaliyet</text:p>
      <text:p text:style-name="P7267"/>
      <text:p text:style-name="P7268">4. Uygunsuzluğun tekrarlanmamasını sağlayacak kalıcı çözüm, önerilen uygulama tarihi, sorumlu(|ar)</text:p>
      <text:p text:style-name="P7269">saptanır ve gerçekleşme tarihi kaydedilir » Kalıcı Faaliyet</text:p>
      <text:p text:style-name="P7270"/>
      <text:p text:style-name="P7271">5. Uygulamalar doğrulama amacıyla takip edilir ve etkinliği değerlendirilir — Düzeltici Faaliyet</text:p>
      <text:p text:style-name="P7272">Etkinliğinin Değerlendirilmesi</text:p>
      <text:p text:style-name="P7273"/>
      <text:p text:style-name="P7274">Düzeltici faaliyetlerle ilgili olarak her zaman bir ekip çalışması yapılması gerekmeyebilir. Bu gibi durumlarda.</text:p>
      <text:p text:style-name="P7275"/>
      <text:soft-page-break/>
      <text:p text:style-name="P7276">problemi tespit eden kişi / bölüm tarafından, bir çözüm önerisi geliştirilmesi ve düzeltici faaliyetin</text:p>
      <text:p text:style-name="P7277"/>
      <text:p text:style-name="P7278">gerçekleştirilmesi mümkündür. Problemlerin çözümünde her zaman temel ilke olarak yukarıda belirtilen 5</text:p>
      <text:p text:style-name="P7279"/>
      <text:p text:style-name="P7280">maddelik iş akışı ile açıklanan “disiplinli’ problem çözme metodu kullanılır. Sonuçlar dokümante edilerek</text:p>
      <text:p text:style-name="P7281"/>
      <text:p text:style-name="P7282">Yönetim Temsilcisi tarafından takip edilir ve saklanır.</text:p>
      <text:p text:style-name="P7283"/>
      <text:p text:style-name="P7284">Bazı durumlarda düzeltici faaliyet formu düzenlenmeden de faaliyetler gerçekleştirilebilir. Bu gibi durumlarda</text:p>
      <text:p text:style-name="P7285"/>
      <text:p text:style-name="P7286">önemli olan, gerekli düzeltici faaliyetin temel amacı karşılayacak şekilde gerçekleştirilmesidir (örneğin</text:p>
      <text:p text:style-name="P7287"/>
      <text:p text:style-name="P7288">müşteri şikayetlerinin ele alınması, müşteri iadelerinin incelenmesi vb).</text:p>
      <text:p text:style-name="P7289"/>
      <text:p text:style-name="P7290">Düzeltici faaliyetler esnasında aşağıda belirtilmiş unsurlar dikkate alınır ve yerine getirilir.</text:p>
      <text:p text:style-name="P7291"/>
      <text:p text:style-name="P7292">a) Düzeltici faaliyet yapılmasına yol açan durumlar: Müşteri şikayetleri, iadeler. teslimat performansı</text:p>
      <text:p text:style-name="P7293">(müşteriye gönderilen sevkiyatlar veya tedarikçiden gelen sevkiyatlar), işletme içinde saptanan malzeme</text:p>
      <text:p text:style-name="P7294">veya ürüne ilişkin uygunsuzluklar, kalite sistemine ilişkin aksaklıklar gibi uygunsuzlukların giderilmesi ve</text:p>
      <text:p text:style-name="P7295">tekrarlanmasının engellenmesi amacıyla. “Düzeltici / Önleyici Faaliyet Raporu’ kullanılır. Formun</text:p>
      <text:p text:style-name="P7296">başlığındaki (Düzeltici’ sözcüğü işaretlenerek formun amacı belirlenmiş olur. Uygunsuzluk başlığı altında</text:p>
      <text:p text:style-name="P7297">işaretlenen uygunsuzluk çeşidi ile bağlantılı olarak varsa ilgili referans belirtilir. Bu bilgiler uygunsuzluğu</text:p>
      <text:p text:style-name="P7298">saptayan kişi / bölüm tarafından yazılarak rapor açılır (rapor numarası Yönetim Temsilcisi tarafından</text:p>
      <text:p text:style-name="P7299">verilir) ve orijinali Yönetim Temsilcisi’ne gönderilerek, faaliyetin bu bölüm tarafından koordine edilmesi</text:p>
      <text:p text:style-name="P7300">sağlanır.</text:p>
      <text:p text:style-name="P7301"/>
      <text:p text:style-name="P7302"/>
      <table:table table:style-name="Table7303">
        <table:table-columns>
          <table:table-column table:style-name="TableColumn7304"/>
          <table:table-column table:style-name="TableColumn7305"/>
        </table:table-columns>
        <table:table-row table:style-name="TableRow7306">
          <table:table-cell table:style-name="TableCell7307">
            <text:p text:style-name="P7308"/>
            <text:p text:style-name="P7309">DÜZELTİCİ – ÖNLEYİCİ FAALİYETLER</text:p>
          </table:table-cell>
          <table:table-cell table:style-name="TableCell7310">
            <table:table table:style-name="Table7311">
              <table:table-columns>
                <table:table-column table:style-name="TableColumn7312"/>
                <table:table-column table:style-name="TableColumn7313"/>
              </table:table-columns>
              <table:table-row table:style-name="TableRow7314">
                <table:table-cell table:style-name="TableCell7315">
                  <text:p text:style-name="P7316">Bölüm No</text:p>
                </table:table-cell>
                <table:table-cell table:style-name="TableCell7317">
                  <text:p text:style-name="P7318"/>
                </table:table-cell>
              </table:table-row>
              <table:table-row table:style-name="TableRow7319">
                <table:table-cell table:style-name="TableCell7320">
                  <text:p text:style-name="P7321">Yayın Tarihi</text:p>
                </table:table-cell>
                <table:table-cell table:style-name="TableCell7322">
                  <text:p text:style-name="P7323">05-05-2018</text:p>
                </table:table-cell>
              </table:table-row>
              <table:table-row table:style-name="TableRow7324">
                <table:table-cell table:style-name="TableCell7325">
                  <text:p text:style-name="P7326">Rev.No./Tarih</text:p>
                </table:table-cell>
                <table:table-cell table:style-name="TableCell7327">
                  <text:p text:style-name="P7328">1.00/2018</text:p>
                </table:table-cell>
              </table:table-row>
              <table:table-row table:style-name="TableRow7329">
                <table:table-cell table:style-name="TableCell7330">
                  <text:p text:style-name="P7331">Sayfa No</text:p>
                </table:table-cell>
                <table:table-cell table:style-name="TableCell7332">
                  <text:p text:style-name="P7333">4/6 - 107</text:p>
                </table:table-cell>
              </table:table-row>
            </table:table>
            <text:p text:style-name="P7334"/>
          </table:table-cell>
        </table:table-row>
      </table:table>
      <text:p text:style-name="P7335"/>
      <text:p text:style-name="P7336">PROSEDUR</text:p>
      <text:p text:style-name="P7337">** " ' ' " ' ’ ' : 05-05-2018</text:p>
      <text:p text:style-name="P7338">MUSTAFA BALCI DUZELTICI-ONLEYICI 3133333. _0 00/</text:p>
      <text:p text:style-name="P7339">SELANIK KARO FAALIYETLER Sayfa : 4 / 6</text:p>
      <text:p text:style-name="P7340">' P 8.5-01</text:p>
      <text:p text:style-name="P7341"/>
      <text:p text:style-name="P7342">b) Uygunsuzlukların sebebinin araştırılması ve sonuçların kayıt edilmesi: Düzeltici faaliyeti gerçekleştirecek</text:p>
      <text:p text:style-name="P7343">kişi veya bu konu için kurulan ekip, yukarıda anlatılan disipline edilmiş problem çözme tekniklerini</text:p>
      <text:p text:style-name="P7344">kullanarak temel nedeni saptamaya çalışır ve bulgularını açtığı “Düzeltici / Onleyici Faaliyet Raporu’na</text:p>
      <text:p text:style-name="P7345">kaydeder.</text:p>
      <text:p text:style-name="P7346"/>
      <text:p text:style-name="P7347">c) Düzeltici faaliyetin tespiti: Yukarıda anlatılan hata nedenlerinin tespit edilmesinin ardından, sebebin *</text:p>
      <text:p text:style-name="P7348">ortadan kaldırılmasına yönelik olarak, muhtelif çözüm önerileri düşünülür. Bunlar arasından en uygun</text:p>
      <text:p text:style-name="P7349">olanlar *geçici’ faaliyetler ve “kalıcı’ faaliyetler şeklinde tespit edilerek uygiılanır. “Geçici” faaliyetler</text:p>
      <text:p text:style-name="P7350">uygunsuzluğun ivedi şekilde ortadan kaldırılmasına. “kalıcı” faaliyetler ise uygunsuzluğun</text:p>
      <text:p text:style-name="P7351">tekrarlanmayacak şekilde giderilmesine yönelik uygulanır. Tüm bu faaliyetlerde Yönetim Temsilcisi</text:p>
      <text:p text:style-name="P7352">koordinasyonu sağlar.</text:p>
      <text:p text:style-name="P7353"/>
      <text:p text:style-name="P7354">d) Etkinliğin takibi: Düzeltici faaliyetlerle ilgili olarak açılmış her düzeltici faaliyet raporu, Yönetim</text:p>
      <text:p text:style-name="P7355">Temsilcisi tarafından, yapılmış olan uygulamanın belirtilen izleme süresi içinde yerinde izleııip</text:p>
      <text:p text:style-name="P7356">sonuçlarının değerlendirilmesi sonrasında, yeterli bulunması halinde kapatılır. Bu formlar birer kalite</text:p>
      <text:p text:style-name="P7357">kaydıdır ve Yönetim Temsilcisi tarafından saklanır.</text:p>
      <text:p text:style-name="P7358"/>
      <text:p text:style-name="P7359">Uygunsuzlugun çözümlenip çözümlenmediği “Düzeltici / Önleyici Faaliyet Takip Formu’ ile izlenir. Düzeltici</text:p>
      <text:p text:style-name="P7360"/>
      <text:p text:style-name="P7361">faaliyetlerin takibi Yönetim Temsilcisi tarafından yapılır. Çalışmaların tamamlanmasını takiben, ilgili taraf</text:p>
      <text:p text:style-name="P7362"/>
      <text:p text:style-name="P7363">(örneğin uygunsuzluk müşteri şikayeti ise, müşteri) bilgilendirilir.</text:p>
      <text:p text:style-name="P7364"/>
      <text:p text:style-name="P7365">Müşterilerden iletilen problemlerin çözümüne ve sunulmasına ilişkin, her müşteriye özel yöntem kullanılır.</text:p>
      <text:p text:style-name="P7366"/>
      <text:p text:style-name="P7367">Belirli bir formatta bilginin kendilerine iletilmesini talep eden müşterilerin bu isteği yerine getirilir. Şikayet</text:p>
      <text:p text:style-name="P7368"/>
      <text:p text:style-name="P7369">bildirimini takip eden 7 gün içinde konunun incelenmesi ve şikayetin çözümüne ilişkin planın müşteriye</text:p>
      <text:p text:style-name="P7370"/>
      <text:p text:style-name="P7371">iletilmesi prensip alınır. Konu incelemesi gerektiğinde müşteri tesisinde de yapılır. Ayrıca müşterileri</text:p>
      <text:p text:style-name="P7372">şikayetlerinin giderilmesinde, zaman kısıtlarına yönelik müşteri Özel istekleri göz önünde bulundurulur.</text:p>
      <text:p text:style-name="P7373">Yönetim Gözden Geçirme Toplantıları haricinde, gerektiğinde düzenlenen periyodik toplantılarda düzeltici /</text:p>
      <text:p text:style-name="P7374">önleyici faaliyet raporları gözden geçirilerek faaliyetlerin durumu izlenir ve gerekli kararlar alınır. Yapılan</text:p>
      <text:p text:style-name="P7375">gözden geçirıne sonucunda düzeltici faaliyetler arasından başka ürünlere, proseslere, operasyonlara</text:p>
      <text:p text:style-name="P7376">yaygınlaştırılabilecek nitelikte olanlar ilgili bölümler bir araya getirilmek suretiyle, Yönetim Temsilcisi</text:p>
      <text:p text:style-name="P7377">liderliğinde görüşülür. Yaygınlaştırma kararı alınan faaliyetler için bir hareket planı yapılarak, uygulamanın</text:p>
      <text:p text:style-name="P7378">içeriği. kapsamı, hayata geçirileceği tarih ve sorumlular belirlenmek suretiyle yürürlüğe konur ve etkinliği</text:p>
      <text:p text:style-name="P7379">izlenir.</text:p>
      <text:p text:style-name="P7380"/>
      <text:p text:style-name="P7381">4.3. Önleyici Faaliyetler</text:p>
      <text:p text:style-name="P7382"/>
      <text:p text:style-name="P7383">Önleyici faaliyetler. oluşmalarının önlenebilmesi amacıyla potansiyel (olası) uygunsuzlukların sebeplerini</text:p>
      <text:p text:style-name="P7384">ortadan kaldırmaya yönelik olarak planlanır ve ııygulanırlar.</text:p>
      <text:p text:style-name="P7385"/>
      <text:p text:style-name="P7386">Bu amaçla aşağıdaki bilgi kaynakları kullanılabilir:</text:p>
      <text:p text:style-name="P7387"/>
      <text:p text:style-name="P7388">' Müşteri gereksinim ve beklentileri</text:p>
      <text:p text:style-name="P7389"/>
      <text:p text:style-name="P7390">- Yönetimin gözden geçirmesi faaliyeti çıktıları</text:p>
      <text:p text:style-name="P7391"/>
      <text:p text:style-name="P7392">. Veri analizleri çıktıları</text:p>
      <text:p text:style-name="P7393"/>
      <text:p text:style-name="P7394">- Malzeme, ürün ve proses kontrolleri sonuçları</text:p>
      <text:p text:style-name="P7395"/>
      <text:p text:style-name="P7396">' Müşteri memnuniyeti ve memnuniyetsizliği verileri</text:p>
      <text:p text:style-name="P7397"/>
      <text:p text:style-name="P7398">- Yapılan tetkik ve düzeltici faaliyet sonuçları</text:p>
      <text:p text:style-name="P7399"/>
      <text:p text:style-name="P7400">' Benzeri diğer kaynaklar</text:p>
      <text:p text:style-name="P7401"/>
      <text:p text:style-name="P7402"/>
      <table:table table:style-name="Table7403">
        <table:table-columns>
          <table:table-column table:style-name="TableColumn7404"/>
          <table:table-column table:style-name="TableColumn7405"/>
        </table:table-columns>
        <table:table-row table:style-name="TableRow7406">
          <table:table-cell table:style-name="TableCell7407">
            <text:p text:style-name="P7408"/>
            <text:p text:style-name="P7409">DÜZELTİCİ – ÖNLEYİCİ FAALİYETLER</text:p>
          </table:table-cell>
          <table:table-cell table:style-name="TableCell7410">
            <table:table table:style-name="Table7411">
              <table:table-columns>
                <table:table-column table:style-name="TableColumn7412"/>
                <table:table-column table:style-name="TableColumn7413"/>
              </table:table-columns>
              <table:table-row table:style-name="TableRow7414">
                <table:table-cell table:style-name="TableCell7415">
                  <text:p text:style-name="P7416">Bölüm No</text:p>
                </table:table-cell>
                <table:table-cell table:style-name="TableCell7417">
                  <text:p text:style-name="P7418"/>
                </table:table-cell>
              </table:table-row>
              <table:table-row table:style-name="TableRow7419">
                <table:table-cell table:style-name="TableCell7420">
                  <text:p text:style-name="P7421">Yayın Tarihi</text:p>
                </table:table-cell>
                <table:table-cell table:style-name="TableCell7422">
                  <text:p text:style-name="P7423">05-05-2018</text:p>
                </table:table-cell>
              </table:table-row>
              <table:table-row table:style-name="TableRow7424">
                <table:table-cell table:style-name="TableCell7425">
                  <text:p text:style-name="P7426">Rev.No./Tarih</text:p>
                </table:table-cell>
                <table:table-cell table:style-name="TableCell7427">
                  <text:p text:style-name="P7428">1.00/2018</text:p>
                </table:table-cell>
              </table:table-row>
              <table:table-row table:style-name="TableRow7429">
                <table:table-cell table:style-name="TableCell7430">
                  <text:p text:style-name="P7431">Sayfa No</text:p>
                </table:table-cell>
                <table:table-cell table:style-name="TableCell7432">
                  <text:p text:style-name="P7433">5/6 - 108</text:p>
                </table:table-cell>
              </table:table-row>
            </table:table>
            <text:p text:style-name="P7434"/>
          </table:table-cell>
        </table:table-row>
      </table:table>
      <text:p text:style-name="P7435">PROSEDUR</text:p>
      <text:p text:style-name="P7436">MUSTAFA BALCI j DUZELTICLONLEYICI Yayı" “"“. : 05054018</text:p>
      <text:p text:style-name="P7437">_.r . . Rev.No/Tarılı :0.00/</text:p>
      <text:p text:style-name="P7438">i SELANIK KARO FAALIYETLER Sayfa : 5 / 6</text:p>
      <text:p text:style-name="P7439">P 8.5-01</text:p>
      <text:p text:style-name="P7440">Önleyici faaliyetlerin gerçekleştirilmesi süreci şu şekilde işler:</text:p>
      <text:p text:style-name="P7441">Yapılan değerlendirme ve analizler sonucu öngörülen önleyici faaliyetler için personel tarafından “Düzeltici /</text:p>
      <text:p text:style-name="P7442">Önleyici Faaliyet Raporu” düzenlenir ve formun başındaki *Onleyici’ kelimesi işaretlenir. Formun</text:p>
      <text:p text:style-name="P7443">uygunsuzluk başlığı altında, önleyici faaliyet ile ilgili referans varsa belirtilir. Raporun orijinali Yönetim</text:p>
      <text:p text:style-name="P7444">Temsilcisi"ne gönderilerek, faaliyetin koordine edilmesi sağlanır. *3</text:p>
      <text:p text:style-name="P7445">Belirlenen Önleyici faaliyetler için, bu prosedürün 64.2. Düzeltici Faaliyetler’ maddesinde belirtilen disipline</text:p>
      <text:p text:style-name="P7446">edilmiş problem çözme teknikleri kullanılarak temel sebepler saptanmaya çalışılır ve bulgular açılan</text:p>
      <text:p text:style-name="P7447">"Düzeltici / Önleyici Faaliyet Raporu’na kaydedilir.</text:p>
      <text:p text:style-name="P7448">Temel sebeplerin tespit edilmesinin ardından, sebebin ortadan kaldırılmasına yönelik olarak muhtelif çözüm</text:p>
      <text:p text:style-name="P7449">önerileri düşünülür. Bunlar arasından uygun olanlar önleyici faaliyetler şeklinde tespit edilerek uygulanır.</text:p>
      <text:p text:style-name="P7450">Uygulanan faaliyetlerin etkinliği “Düzeltici / Önleyici Faaliyet Takip Formu’ ile izlenir ve yeterli bulunması</text:p>
      <text:p text:style-name="P7451">halinde kapatılır. Tüm bu faaliyetlerde Yönetim Temsilcisi koordinasyonu ve takibi sağlar, Kapatılan önleyici</text:p>
      <text:soft-page-break/>
      <text:p text:style-name="P7452">faaliyetlerle ilgili sonuçlar ilk yönetim gözden geçirme toplantısında ele alınır.</text:p>
      <text:p text:style-name="P7453">Yönetim Gözden Geçirme Toplantıları haricinde, periyodik toplantılarda Düzeltici / Önleyici Faaliyet</text:p>
      <text:p text:style-name="P7454">raporları gözden geçirilerek faaliyetlerin durumu izlenir ve gerekli kararlar alınır. Yapılan gözden geçirme</text:p>
      <text:p text:style-name="P7455">sonucunda önleyici faaliyetler arasından başka ürünlere, proseslere, operasyonlara yaygınlaştırılabilecek</text:p>
      <text:p text:style-name="P7456">nitelikte olanlar ilgili bölümler bir araya getirilmek suretiyle, Yönetim Temsilcisi liderliğinde görüşülür.</text:p>
      <text:p text:style-name="P7457">Yaygınlaştırma kararı alınan faaliyetler için bir hareket planı yapılarak, uygulamanın içeriği, kapsamı. hayata</text:p>
      <text:p text:style-name="P7458">geçirileceği tarih ve sorumlular belirlenmek suretiyle yürürlüğe konur ve etkinliği izlenir.</text:p>
      <text:p text:style-name="P7459">Önleyici faaliyetler sonucunda alınması öııgörülen tedbirler uygulanırken, bunların kalite sistem</text:p>
      <text:p text:style-name="P7460">dokümantasyonuna etkileri dikkate alınır ve dokümantasyon güncellenir.</text:p>
      <text:p text:style-name="P7461">5. SORUMLULUKLAR '</text:p>
      <text:p text:style-name="P7462">Şirket Müdürü</text:p>
      <text:p text:style-name="P7463">' Gelişme ve iyileştirme çalışmaları ile ilgili kaynakları sağlamak ve öncelikleri belirleınek</text:p>
      <text:p text:style-name="P7464">. Yönetim Gözden Geçirme Toplantılarında düzeltici / önleyici faaliyetleri yönlendirmek ve gerek duyulan</text:p>
      <text:p text:style-name="P7465">kaynakları sağlamak</text:p>
      <text:p text:style-name="P7466">Bölüm Yöneticileri</text:p>
      <text:p text:style-name="P7467">. Sorumlu Oldukları bölümlerle ilgili gelişme ve iyileştirme çalışmalarının yürütülmesini sağlamak</text:p>
      <text:p text:style-name="P7468">' Gelişme ve iyileştirme çalışmaları için gerek duyulan kaynakları saptamak</text:p>
      <text:p text:style-name="P7469">- Gelişme ve iyileştirme sonrasında gerekli dokümanların revizyonunu sağlamak</text:p>
      <text:p text:style-name="P7470">. Düzeltici Ve Önleyici faaliyet gerektiren durumlarda düzeltici / önleyici faaliyet raporunu açmak</text:p>
      <text:p text:style-name="P7471">. Düzeltici ve önleyici faaliyetlerde bulunmak</text:p>
      <text:p text:style-name="P7472">- Müşterilerden iletilen memnuniyet ve memnuniyetsizlik verilerini Yönetim Temsilcisi’ne aktarmak</text:p>
      <text:p text:style-name="P7473">Tüm Çalışanlar</text:p>
      <text:p text:style-name="P7474">. Çalıştıkları bölümlerle ilgili gelişme ve iyileştirme çalışmalarına katkıda bulunmak</text:p>
      <text:p text:style-name="P7475">' Düzeltici ve önleyici faaliyet gerektiren durumlarda Düzeltici / Önleyici Faaliyet Raporunu açmak</text:p>
      <text:p text:style-name="P7476">. Düzeltici ve önleyici faaliyetlerde bulunmak</text:p>
      <text:p text:style-name="P7477"/>
      <text:p text:style-name="P7478"/>
      <table:table table:style-name="Table7479">
        <table:table-columns>
          <table:table-column table:style-name="TableColumn7480"/>
          <table:table-column table:style-name="TableColumn7481"/>
        </table:table-columns>
        <table:table-row table:style-name="TableRow7482">
          <table:table-cell table:style-name="TableCell7483">
            <text:p text:style-name="P7484"/>
            <text:p text:style-name="P7485">DÜZELTİCİ – ÖNLEYİCİ FAALİYETLER</text:p>
          </table:table-cell>
          <table:table-cell table:style-name="TableCell7486">
            <table:table table:style-name="Table7487">
              <table:table-columns>
                <table:table-column table:style-name="TableColumn7488"/>
                <table:table-column table:style-name="TableColumn7489"/>
              </table:table-columns>
              <table:table-row table:style-name="TableRow7490">
                <table:table-cell table:style-name="TableCell7491">
                  <text:p text:style-name="P7492">Bölüm No</text:p>
                </table:table-cell>
                <table:table-cell table:style-name="TableCell7493">
                  <text:p text:style-name="P7494"/>
                </table:table-cell>
              </table:table-row>
              <table:table-row table:style-name="TableRow7495">
                <table:table-cell table:style-name="TableCell7496">
                  <text:p text:style-name="P7497">Yayın Tarihi</text:p>
                </table:table-cell>
                <table:table-cell table:style-name="TableCell7498">
                  <text:p text:style-name="P7499">05-05-2018</text:p>
                </table:table-cell>
              </table:table-row>
              <table:table-row table:style-name="TableRow7500">
                <table:table-cell table:style-name="TableCell7501">
                  <text:p text:style-name="P7502">Rev.No./Tarih</text:p>
                </table:table-cell>
                <table:table-cell table:style-name="TableCell7503">
                  <text:p text:style-name="P7504">1.00/2018</text:p>
                </table:table-cell>
              </table:table-row>
              <table:table-row table:style-name="TableRow7505">
                <table:table-cell table:style-name="TableCell7506">
                  <text:p text:style-name="P7507">Sayfa No</text:p>
                </table:table-cell>
                <table:table-cell table:style-name="TableCell7508">
                  <text:p text:style-name="P7509">6/6 - 109</text:p>
                </table:table-cell>
              </table:table-row>
            </table:table>
            <text:p text:style-name="P7510"/>
          </table:table-cell>
        </table:table-row>
      </table:table>
      <text:p text:style-name="P7511"/>
      <text:p text:style-name="P7512">PROSEDUR</text:p>
      <text:p text:style-name="P7513">. MUSTAFA BALCI DUZELTICI-ONLEYICI $$$/gâh igs—337018</text:p>
      <text:p text:style-name="P7514">SELANIK KARO FAALIYETLER Sayfa : 6 / 6</text:p>
      <text:p text:style-name="P7515">P 8.5-01</text:p>
      <text:p text:style-name="P7516">Yönetim Temsilcisi —</text:p>
      <text:p text:style-name="P7517">- Gelişme ve iyileştirme çalışmalarını takip etmek ve Yönetim Gözden Geçirme Toplantılarında ele</text:p>
      <text:p text:style-name="P7518">alııımasını sağlamak</text:p>
      <text:p text:style-name="P7519">ı Gelişme ve iyileştirme tekniklerini takip etmek</text:p>
      <text:p text:style-name="P7520">' Sürekli gelişme ve iyileştirme konulannın ilgili tüm bölüınlerce saptanmasını ve kesinleştirilmesini</text:p>
      <text:p text:style-name="P7521">sağlamak Tî</text:p>
      <text:p text:style-name="P7522">' Müşteriden iade olarak gelen veya müşteride reddedilen ürünlere ait inceleme ve analizin</text:p>
      <text:p text:style-name="P7523">gerçekleştirilmesi ve sonucunda düzeltici faaliyeti başlatmak ve etkinliğini takip etmek</text:p>
      <text:p text:style-name="P7524">. Müşterilerden gelen olumsuzluk göstergeleri için düzeltici faaliyet başlatmak ve etkinliğini takip etmek</text:p>
      <text:p text:style-name="P7525">- Düzeltici faaliyetler için gerektiğinde ekip oluşturmak ve çalışmayı koordine etmek</text:p>
      <text:p text:style-name="P7526">' Yapılan düzeltici ve önleyici faaliyetlerle ilgili kayıtları saklamak</text:p>
      <text:p text:style-name="P7527">' Müşteri şikayetlerini takip etmek</text:p>
      <text:p text:style-name="P7528">' Düzeltici ve önleyici faaliyetleri Yönetim Gözden Geçirme Toplantılarına raporlamak</text:p>
      <text:p text:style-name="P7529">. Başarılı olmuş düzeltici faaliyetlerin benzer süreçlere yaygınlaştırılmasmı sağlamak</text:p>
      <text:p text:style-name="P7530">. Uygun olmayan ürünlerin hata cinslerine göre sınıflandırılması ve analiz edilmesini sağlamak</text:p>
      <text:p text:style-name="P7531">6. KALİTE KAYITLARI</text:p>
      <text:p text:style-name="P7532">- Düzeltici ve önleyici faaliyetler raporları</text:p>
      <text:p text:style-name="P7533">. Müşteri memnuniyetsizlik verileri '</text:p>
      <text:p text:style-name="P7534">Bu kayıtlar Yönetim Temsilcisi tarafından 3 yıl süre ile saklanır.</text:p>
      <text:p text:style-name="P7535">7. GÖZDEN GEÇİRME</text:p>
      <text:p text:style-name="P7536">Bu Prosedürü gözden geçirme ve güncelleştirme sorumluluğu Yönetim Temsilcisi’ne aittir. Gözden geçirme</text:p>
      <text:p text:style-name="P7537">* her yıl Aralık ayında yapılır. '</text:p>
      <text:p text:style-name="P7538">8. EKLER</text:p>
      <text:p text:style-name="P7539">. F 8.5—0l/0l Düzeltici ve Önleyici Faaliyetler Raporu</text:p>
      <text:soft-page-break/>
      <text:p text:style-name="P7540">. F 8.5—01/02 Düzeltici ve Önleyici Faaliyetler Takip Formu</text:p>
      <text:p text:style-name="P7541"/>
      <text:p text:style-name="P7542"/>
      <text:p text:style-name="P7543"/>
      <text:p text:style-name="P7544"/>
      <text:p text:style-name="P7545"/>
      <text:p text:style-name="P7546"/>
      <text:p text:style-name="P7547"/>
      <text:p text:style-name="P7548"/>
      <table:table table:style-name="Table7549">
        <table:table-columns>
          <table:table-column table:style-name="TableColumn7550"/>
          <table:table-column table:style-name="TableColumn7551"/>
        </table:table-columns>
        <table:table-row table:style-name="TableRow7552">
          <table:table-cell table:style-name="TableCell7553">
            <text:p text:style-name="P7554"/>
            <text:p text:style-name="P7555">UYGUN OLMAYAN ÜRÜNÜN KONTROLU</text:p>
          </table:table-cell>
          <table:table-cell table:style-name="TableCell7556">
            <table:table table:style-name="Table7557">
              <table:table-columns>
                <table:table-column table:style-name="TableColumn7558"/>
                <table:table-column table:style-name="TableColumn7559"/>
              </table:table-columns>
              <table:table-row table:style-name="TableRow7560">
                <table:table-cell table:style-name="TableCell7561">
                  <text:p text:style-name="P7562">Bölüm No</text:p>
                </table:table-cell>
                <table:table-cell table:style-name="TableCell7563">
                  <text:p text:style-name="P7564"/>
                </table:table-cell>
              </table:table-row>
              <table:table-row table:style-name="TableRow7565">
                <table:table-cell table:style-name="TableCell7566">
                  <text:p text:style-name="P7567">Yayın Tarihi</text:p>
                </table:table-cell>
                <table:table-cell table:style-name="TableCell7568">
                  <text:p text:style-name="P7569">05-05-2018</text:p>
                </table:table-cell>
              </table:table-row>
              <table:table-row table:style-name="TableRow7570">
                <table:table-cell table:style-name="TableCell7571">
                  <text:p text:style-name="P7572">Rev.No./Tarih</text:p>
                </table:table-cell>
                <table:table-cell table:style-name="TableCell7573">
                  <text:p text:style-name="P7574">1.00/2018</text:p>
                </table:table-cell>
              </table:table-row>
              <table:table-row table:style-name="TableRow7575">
                <table:table-cell table:style-name="TableCell7576">
                  <text:p text:style-name="P7577">Sayfa No</text:p>
                </table:table-cell>
                <table:table-cell table:style-name="TableCell7578">
                  <text:p text:style-name="P7579">1/4 - 110</text:p>
                </table:table-cell>
              </table:table-row>
            </table:table>
            <text:p text:style-name="P7580"/>
          </table:table-cell>
        </table:table-row>
      </table:table>
      <text:p text:style-name="P7581"/>
      <text:p text:style-name="P7582"/>
      <text:p text:style-name="P7583"/>
      <text:p text:style-name="P7584">PROSEDUR</text:p>
      <text:p text:style-name="P7585">- . MUSTAFA BALCI UYGUN OLMAYAN âzam; îâîââf“</text:p>
      <text:p text:style-name="P7586">SELANIK KARO URUNUN KONTROLU Sayfa :1/ 4</text:p>
      <text:p text:style-name="P7587">P 8.3-01</text:p>
      <text:p text:style-name="P7588">YAYIN, DEĞİŞİKLİK, GÖZDEN GEÇİRME VE DAĞITIM SAYFASI</text:p>
      <text:p text:style-name="P7589">SIRAV —— — - iLGiLi DEĞİŞEN REVİZYON</text:p>
      <text:p text:style-name="P7590">l l )</text:p>
      <text:p text:style-name="P7591">l</text:p>
      <text:p text:style-name="P7592">_m— mm,</text:p>
      <text:p text:style-name="P7593">HAZIRLAYAN ONAYLAYAN</text:p>
      <text:p text:style-name="P7594">Kalite Kontrol Bölümü Sorumlusu Şirket Müdürü</text:p>
      <text:p text:style-name="P7595"/>
      <text:p text:style-name="P7596"/>
      <table:table table:style-name="Table7597">
        <table:table-columns>
          <table:table-column table:style-name="TableColumn7598"/>
          <table:table-column table:style-name="TableColumn7599"/>
        </table:table-columns>
        <table:table-row table:style-name="TableRow7600">
          <table:table-cell table:style-name="TableCell7601">
            <text:p text:style-name="P7602"/>
            <text:p text:style-name="P7603"/>
          </table:table-cell>
          <table:table-cell table:style-name="TableCell7604">
            <table:table table:style-name="Table7605">
              <table:table-columns>
                <table:table-column table:style-name="TableColumn7606"/>
                <table:table-column table:style-name="TableColumn7607"/>
              </table:table-columns>
              <table:table-row table:style-name="TableRow7608">
                <table:table-cell table:style-name="TableCell7609">
                  <text:p text:style-name="P7610">Bölüm No</text:p>
                </table:table-cell>
                <table:table-cell table:style-name="TableCell7611">
                  <text:p text:style-name="P7612"/>
                </table:table-cell>
              </table:table-row>
              <table:table-row table:style-name="TableRow7613">
                <table:table-cell table:style-name="TableCell7614">
                  <text:p text:style-name="P7615">Yayın Tarihi</text:p>
                </table:table-cell>
                <table:table-cell table:style-name="TableCell7616">
                  <text:p text:style-name="P7617">05-05-2018</text:p>
                </table:table-cell>
              </table:table-row>
              <table:table-row table:style-name="TableRow7618">
                <table:table-cell table:style-name="TableCell7619">
                  <text:p text:style-name="P7620">Rev.No./Tarih</text:p>
                </table:table-cell>
                <table:table-cell table:style-name="TableCell7621">
                  <text:p text:style-name="P7622">1.00/2018</text:p>
                </table:table-cell>
              </table:table-row>
              <table:table-row table:style-name="TableRow7623">
                <table:table-cell table:style-name="TableCell7624">
                  <text:p text:style-name="P7625">Sayfa No</text:p>
                </table:table-cell>
                <table:table-cell table:style-name="TableCell7626">
                  <text:p text:style-name="P7627">2/4 - 111</text:p>
                </table:table-cell>
              </table:table-row>
            </table:table>
            <text:p text:style-name="P7628"/>
          </table:table-cell>
        </table:table-row>
      </table:table>
      <text:p text:style-name="P7629"/>
      <text:p text:style-name="P7630">&amp;; PROSEDUR</text:p>
      <text:p text:style-name="P7631">| , ' Yayın Tarih :05-05-2018</text:p>
      <text:p text:style-name="P7632">MUSTA.FA BALC "UYGUN OLMAYAN Rev.No/Taı'ih :0.00/</text:p>
      <text:p text:style-name="P7633">SELANIK KARO URUNUN KONTROLU Sayfa :2/ 4</text:p>
      <text:p text:style-name="P7634">P 8.3-01</text:p>
      <text:p text:style-name="P7635">1. AMAÇ '</text:p>
      <text:p text:style-name="P7636">Bu Prosedürün amacı, kalite sistem Şartlarının yerine getirilmesi sırasında, üretim operasyonları sırasında</text:p>
      <text:p text:style-name="P7637">ortaya çıkabilecek uygun olmayan ürünlerin tanımlanması, dökümante edilmesi, yanlışlıkla kullanımının</text:p>
      <text:p text:style-name="P7638">önlenmesi, değerlendirilmesi. ayrılması ve atılmasına yönelik kontrollü şartları oluşturmak için yetkı.</text:p>
      <text:p text:style-name="P7639">sorumluluk ve yöntemleri belirlemektir. :</text:p>
      <text:p text:style-name="P7640">2. KAPSAM</text:p>
      <text:p text:style-name="P7641">Hammadde, malzeme ve ürünlerin üretim prosesleri öncesinde. üretim sırasında ve son kontrol faaliyetleri</text:p>
      <text:p text:style-name="P7642">sonucunda ortaya çıkan uygun olmayan ürünlerin kontrolünü kapsar.</text:p>
      <text:p text:style-name="P7643">3. İLGİLİ DOKÜMANLAR</text:p>
      <text:p text:style-name="P7644">. İmalat Kontrol El Kitabı '</text:p>
      <text:p text:style-name="P7645">0 T 09 Deney Talimatı '</text:p>
      <text:p text:style-name="P7646">4. PROSEDÜR DETAYI</text:p>
      <text:p text:style-name="P7647">4.1.Genel .</text:p>
      <text:p text:style-name="P7648">Bu Prosedür ile uygun olmayan ürünün tanımlanması, dokümante edilmesi, değerlendirilmesi, ayrılması,</text:p>
      <text:p text:style-name="P7649">atılması ve ilgili birimlerin haberdar edilmesi sağlanır. Uygunsuzluğun boyutlarına ve etkisine orantılı bir</text:p>
      <text:p text:style-name="P7650">düzeltici faaliyet başlatılabilmesi için tespit edilen durum kayıt altına alınır.</text:p>
      <text:p text:style-name="P7651">4.2. Uygun Olmayan Ürün</text:p>
      <text:p text:style-name="P7652">Tanımlanmış ve dokümante edilmiş kalite şartlarına uymayan ürünler “uygun olmayan ürün’ olarak tanımlanır</text:p>
      <text:soft-page-break/>
      <text:p text:style-name="P7653">ve bu prosedüre göre işlem görür.</text:p>
      <text:p text:style-name="P7654">4.3. Görsel Tanımlama</text:p>
      <text:p text:style-name="P7655">Uygun olmayan ürünün kolaylıkla fark edilmesine yönelik olarak “Uygun Olmayan Ürün’ etiketleri üzerindeki</text:p>
      <text:p text:style-name="P7656">:Red’ kısmı kırmızı renkli fosforlu kalem ile işaretlenir. Ayrıca, mümkün olan üretim sahalarında uygun</text:p>
      <text:p text:style-name="P7657">Olmayan ürünlerin atılması amacına yönelik olarak uygun olmayan ürün alanları görsel açıdan da kolaylıkla</text:p>
      <text:p text:style-name="P7658">algılanabilecek bir biçimde tanımlanmıştır.</text:p>
      <text:p text:style-name="P7659">4.4. Uygun Olmayan Ürünün İncelenmesi ve Elden Çıkarılması</text:p>
      <text:p text:style-name="P7660">Uygun olmayan ürünün incelenmesi için sorumluluk ve elden çıkarılması için yetki bu Prosedürde ve görev</text:p>
      <text:p text:style-name="P7661">tanımlarında tanımlanır.</text:p>
      <text:p text:style-name="P7662">İnceleme başlıca iki ayrı safhada ele alınır.</text:p>
      <text:p text:style-name="P7663">Giriş Kalite Kontrol Safhasındğ '</text:p>
      <text:p text:style-name="P7664">Giriş kalite kontrol safhasında uygun olmayan ürünün (malzemenin) incelenmesi sorumluluğu Kalite Kontrol</text:p>
      <text:p text:style-name="P7665">Bölümü Sorumlusu’ndadır. Giriş kalite kontrol işlemleri sırasında yapılan kontrol ve testler sonucunda ürünün</text:p>
      <text:p text:style-name="P7666">belirlenen şartlara uymadığı tespit edilirse ürün üzerine. “Red’ kısmı işaretlenmiş Girdi Kontrol Etiketi takılır</text:p>
      <text:p text:style-name="P7667">ve redde yönelik “Giriş Kontrol Raporu' düzenlenir. Hammadde tedarikçiye iade edilmek üzere ayrılır.</text:p>
      <text:p text:style-name="P7668"/>
      <text:p text:style-name="P7669"/>
      <text:p text:style-name="P7670"/>
      <table:table table:style-name="Table7671">
        <table:table-columns>
          <table:table-column table:style-name="TableColumn7672"/>
          <table:table-column table:style-name="TableColumn7673"/>
        </table:table-columns>
        <table:table-row table:style-name="TableRow7674">
          <table:table-cell table:style-name="TableCell7675">
            <text:p text:style-name="P7676"/>
            <text:p text:style-name="P7677"/>
          </table:table-cell>
          <table:table-cell table:style-name="TableCell7678">
            <table:table table:style-name="Table7679">
              <table:table-columns>
                <table:table-column table:style-name="TableColumn7680"/>
                <table:table-column table:style-name="TableColumn7681"/>
              </table:table-columns>
              <table:table-row table:style-name="TableRow7682">
                <table:table-cell table:style-name="TableCell7683">
                  <text:p text:style-name="P7684">Bölüm No</text:p>
                </table:table-cell>
                <table:table-cell table:style-name="TableCell7685">
                  <text:p text:style-name="P7686"/>
                </table:table-cell>
              </table:table-row>
              <table:table-row table:style-name="TableRow7687">
                <table:table-cell table:style-name="TableCell7688">
                  <text:p text:style-name="P7689">Yayın Tarihi</text:p>
                </table:table-cell>
                <table:table-cell table:style-name="TableCell7690">
                  <text:p text:style-name="P7691">05-05-2018</text:p>
                </table:table-cell>
              </table:table-row>
              <table:table-row table:style-name="TableRow7692">
                <table:table-cell table:style-name="TableCell7693">
                  <text:p text:style-name="P7694">Rev.No./Tarih</text:p>
                </table:table-cell>
                <table:table-cell table:style-name="TableCell7695">
                  <text:p text:style-name="P7696">1.00/2018</text:p>
                </table:table-cell>
              </table:table-row>
              <table:table-row table:style-name="TableRow7697">
                <table:table-cell table:style-name="TableCell7698">
                  <text:p text:style-name="P7699">Sayfa No</text:p>
                </table:table-cell>
                <table:table-cell table:style-name="TableCell7700">
                  <text:p text:style-name="P7701">3/4 - 112</text:p>
                </table:table-cell>
              </table:table-row>
            </table:table>
            <text:p text:style-name="P7702"/>
          </table:table-cell>
        </table:table-row>
      </table:table>
      <text:p text:style-name="P7703"/>
      <text:p text:style-name="P7704">&amp;; PROSEDUR</text:p>
      <text:p text:style-name="P7705">| , ' Yayın Tarih :05-05-2018</text:p>
      <text:p text:style-name="P7706">MUSTA.FA BALC "UYGUN OLMAYAN Rev.No/Taı'ih :0.00/</text:p>
      <text:p text:style-name="P7707">SELANIK KARO URUNUN KONTROLU Sayfa :2/ 4</text:p>
      <text:p text:style-name="P7708">P 8.3-01</text:p>
      <text:p text:style-name="P7709">1. AMAÇ '</text:p>
      <text:p text:style-name="P7710">Bu Prosedürün amacı, kalite sistem Şartlarının yerine getirilmesi sırasında, üretim operasyonları sırasında</text:p>
      <text:p text:style-name="P7711">ortaya çıkabilecek uygun olmayan ürünlerin tanımlanması, dökümante edilmesi, yanlışlıkla kullanımının</text:p>
      <text:p text:style-name="P7712">önlenmesi, değerlendirilmesi. ayrılması ve atılmasına yönelik kontrollü şartları oluşturmak için yetkı.</text:p>
      <text:p text:style-name="P7713">sorumluluk ve yöntemleri belirlemektir. :</text:p>
      <text:p text:style-name="P7714">2. KAPSAM</text:p>
      <text:p text:style-name="P7715">Hammadde, malzeme ve ürünlerin üretim prosesleri öncesinde. üretim sırasında ve son kontrol faaliyetleri</text:p>
      <text:p text:style-name="P7716">sonucunda ortaya çıkan uygun olmayan ürünlerin kontrolünü kapsar.</text:p>
      <text:p text:style-name="P7717">3. İLGİLİ DOKÜMANLAR</text:p>
      <text:p text:style-name="P7718">. İmalat Kontrol El Kitabı '</text:p>
      <text:p text:style-name="P7719">0 T 09 Deney Talimatı '</text:p>
      <text:p text:style-name="P7720">4. PROSEDÜR DETAYI</text:p>
      <text:p text:style-name="P7721">4.1.Genel .</text:p>
      <text:p text:style-name="P7722">Bu Prosedür ile uygun olmayan ürünün tanımlanması, dokümante edilmesi, değerlendirilmesi, ayrılması,</text:p>
      <text:p text:style-name="P7723">atılması ve ilgili birimlerin haberdar edilmesi sağlanır. Uygunsuzluğun boyutlarına ve etkisine orantılı bir</text:p>
      <text:p text:style-name="P7724">düzeltici faaliyet başlatılabilmesi için tespit edilen durum kayıt altına alınır.</text:p>
      <text:p text:style-name="P7725">4.2. Uygun Olmayan Ürün</text:p>
      <text:p text:style-name="P7726">Tanımlanmış ve dokümante edilmiş kalite şartlarına uymayan ürünler “uygun olmayan ürün’ olarak tanımlanır</text:p>
      <text:p text:style-name="P7727">ve bu prosedüre göre işlem görür.</text:p>
      <text:p text:style-name="P7728">4.3. Görsel Tanımlama</text:p>
      <text:p text:style-name="P7729">Uygun olmayan ürünün kolaylıkla fark edilmesine yönelik olarak “Uygun Olmayan Ürün’ etiketleri üzerindeki</text:p>
      <text:p text:style-name="P7730">:Red’ kısmı kırmızı renkli fosforlu kalem ile işaretlenir. Ayrıca, mümkün olan üretim sahalarında uygun</text:p>
      <text:p text:style-name="P7731">Olmayan ürünlerin atılması amacına yönelik olarak uygun olmayan ürün alanları görsel açıdan da kolaylıkla</text:p>
      <text:p text:style-name="P7732">algılanabilecek bir biçimde tanımlanmıştır.</text:p>
      <text:p text:style-name="P7733">4.4. Uygun Olmayan Ürünün İncelenmesi ve Elden Çıkarılması</text:p>
      <text:p text:style-name="P7734">Uygun olmayan ürünün incelenmesi için sorumluluk ve elden çıkarılması için yetki bu Prosedürde ve görev</text:p>
      <text:p text:style-name="P7735">tanımlarında tanımlanır.</text:p>
      <text:p text:style-name="P7736">İnceleme başlıca iki ayrı safhada ele alınır.</text:p>
      <text:p text:style-name="P7737">Giriş Kalite Kontrol Safhasındğ '</text:p>
      <text:p text:style-name="P7738">Giriş kalite kontrol safhasında uygun olmayan ürünün (malzemenin) incelenmesi sorumluluğu Kalite Kontrol</text:p>
      <text:p text:style-name="P7739">Bölümü Sorumlusu’ndadır. Giriş kalite kontrol işlemleri sırasında yapılan kontrol ve testler sonucunda ürünün</text:p>
      <text:p text:style-name="P7740">belirlenen şartlara uymadığı tespit edilirse ürün üzerine. “Red’ kısmı işaretlenmiş Girdi Kontrol Etiketi takılır</text:p>
      <text:soft-page-break/>
      <text:p text:style-name="P7741">ve redde yönelik “Giriş Kontrol Raporu' düzenlenir. Hammadde tedarikçiye iade edilmek üzere ayrılır.</text:p>
      <text:p text:style-name="P7742"/>
      <text:p text:style-name="P7743"/>
      <table:table table:style-name="Table7744">
        <table:table-columns>
          <table:table-column table:style-name="TableColumn7745"/>
          <table:table-column table:style-name="TableColumn7746"/>
        </table:table-columns>
        <table:table-row table:style-name="TableRow7747">
          <table:table-cell table:style-name="TableCell7748">
            <text:p text:style-name="P7749"/>
            <text:p text:style-name="P7750"/>
          </table:table-cell>
          <table:table-cell table:style-name="TableCell7751">
            <table:table table:style-name="Table7752">
              <table:table-columns>
                <table:table-column table:style-name="TableColumn7753"/>
                <table:table-column table:style-name="TableColumn7754"/>
              </table:table-columns>
              <table:table-row table:style-name="TableRow7755">
                <table:table-cell table:style-name="TableCell7756">
                  <text:p text:style-name="P7757">Bölüm No</text:p>
                </table:table-cell>
                <table:table-cell table:style-name="TableCell7758">
                  <text:p text:style-name="P7759"/>
                </table:table-cell>
              </table:table-row>
              <table:table-row table:style-name="TableRow7760">
                <table:table-cell table:style-name="TableCell7761">
                  <text:p text:style-name="P7762">Yayın Tarihi</text:p>
                </table:table-cell>
                <table:table-cell table:style-name="TableCell7763">
                  <text:p text:style-name="P7764">05-05-2018</text:p>
                </table:table-cell>
              </table:table-row>
              <table:table-row table:style-name="TableRow7765">
                <table:table-cell table:style-name="TableCell7766">
                  <text:p text:style-name="P7767">Rev.No./Tarih</text:p>
                </table:table-cell>
                <table:table-cell table:style-name="TableCell7768">
                  <text:p text:style-name="P7769">1.00/2018</text:p>
                </table:table-cell>
              </table:table-row>
              <table:table-row table:style-name="TableRow7770">
                <table:table-cell table:style-name="TableCell7771">
                  <text:p text:style-name="P7772">Sayfa No</text:p>
                </table:table-cell>
                <table:table-cell table:style-name="TableCell7773">
                  <text:p text:style-name="P7774">4/4 - 113</text:p>
                </table:table-cell>
              </table:table-row>
            </table:table>
            <text:p text:style-name="P7775"/>
          </table:table-cell>
        </table:table-row>
      </table:table>
      <text:p text:style-name="P7776"/>
      <text:p text:style-name="P7777"/>
      <text:p text:style-name="P7778">w</text:p>
      <text:p text:style-name="P7779">'lı : 05-05-2018</text:p>
      <text:p text:style-name="P7780">ALCl Yayın Tarı .</text:p>
      <text:p text:style-name="P7781">MUSTAFA B "UYGUN OLMAYAN Rev.N0/Tarıh : 0.00/</text:p>
      <text:p text:style-name="P7782">SELANIK KARO URUNUN KONTROLU Sayfa :4/4</text:p>
      <text:p text:style-name="P7783">P 8.3—01</text:p>
      <text:p text:style-name="P7784">Onarım işlemi sonrasında ürün, kontrol planında belirtilen ilgili maddeleri göz önünde bulundurularak</text:p>
      <text:p text:style-name="P7785">yeniden kontrollerden geçirilir.</text:p>
      <text:p text:style-name="P7786">5. SORUMLULUKLAR '</text:p>
      <text:p text:style-name="P7787">Şirket Müdürü</text:p>
      <text:p text:style-name="P7788">' Şartlar gerektirdiğinde üretimin durdurulması ile ilgili kararları yönlendirmek i</text:p>
      <text:p text:style-name="P7789">Yönetim Temsilcisi</text:p>
      <text:p text:style-name="P7790">' Yıllık olarak uygunsuz ürüne ilişkin verileri derlemek</text:p>
      <text:p text:style-name="P7791">. Uygun olmayan ürünle ilgili kararları yönlendirmek</text:p>
      <text:p text:style-name="P7792">. Yıllık olarak uygunsuz ürüne ilişkin verilerin derlenmesi ve uygun olmayan ürünlerin azaltılmasına</text:p>
      <text:p text:style-name="P7793">yönelik incelemelerin gerçekleştirilmesini sağlamak</text:p>
      <text:p text:style-name="P7794">Kalite Kontrol Bölümü Sorumlusu</text:p>
      <text:p text:style-name="P7795">' Uygun olmayan ürünlerin azaltılmasına yönelik incelemeleri gerçekleştirmek</text:p>
      <text:p text:style-name="P7796">' Sapma izni verilmesi işlemini yürütmek ,</text:p>
      <text:p text:style-name="P7797">. Uygun olmayan ürünleri dokümante etmek</text:p>
      <text:p text:style-name="P7798">' Uygun olmayan ürünle ilgili kararların (ayırma — tashih) gerçekleştirilmesini sağlamak</text:p>
      <text:p text:style-name="P7799">Üretim Bölümü Sorumlusu</text:p>
      <text:p text:style-name="P7800">. Uygun olmayan ürünle ilgili kararların (ayırma — tashih) gerçekleştirilmesini saglamak,</text:p>
      <text:p text:style-name="P7801">. Yıllık olarak uygunsuz ürüne ilişkin verilerin derlenmesi ve uygun olmayan ürünlerin azaltılmasına</text:p>
      <text:p text:style-name="P7802">yönelik incelemelerin gerçekleştirilmesine destek olmak</text:p>
      <text:p text:style-name="P7803">Operatör</text:p>
      <text:p text:style-name="P7804">' Operasyonlar sırasında ortaya çıkan uygun olmayan ürünleri Üretim Bölümü Sorumlusu’na bildirmek</text:p>
      <text:p text:style-name="P7805">s. KALİTE KAYITLARI</text:p>
      <text:p text:style-name="P7806">Uygun olmayan ürünlere ait dokümanlar Yönetim Temsilcisi tarafından 3 yıl boyunca saklanır.</text:p>
      <text:p text:style-name="P7807">Bu kayıtlar ilgili bölüm yetkilisiııiıı onayı ile herkesin erişimine açıktır.</text:p>
      <text:p text:style-name="P7808">7. GÖZDEN GEÇİRME</text:p>
      <text:p text:style-name="P7809">Bu Prosedürü gözden geçirme ve güncelleştirme sorumluluğu Kalite Kontrol Bölüm Sorumlusu'na aittir.</text:p>
      <text:p text:style-name="P7810">Gözden geçirme her yıl Aralık ayında yapılır.</text:p>
      <text:p text:style-name="P7811">8. EKLER</text:p>
      <text:p text:style-name="P7812">' F 8.3-01/01 Uygun Olmayan Ürün Kontrol Formu</text:p>
      <text:p text:style-name="P7813">- F 8.3-01/02 Uygun Olmayan Ürün Etiketi</text:p>
      <text:p text:style-name="P7814"/>
      <text:p text:style-name="P7815"/>
      <table:table table:style-name="Table7816">
        <table:table-columns>
          <table:table-column table:style-name="TableColumn7817"/>
          <table:table-column table:style-name="TableColumn7818"/>
        </table:table-columns>
        <table:table-row table:style-name="TableRow7819">
          <table:table-cell table:style-name="TableCell7820">
            <text:p text:style-name="P7821"/>
            <text:p text:style-name="P7822"/>
          </table:table-cell>
          <table:table-cell table:style-name="TableCell7823">
            <table:table table:style-name="Table7824">
              <table:table-columns>
                <table:table-column table:style-name="TableColumn7825"/>
                <table:table-column table:style-name="TableColumn7826"/>
              </table:table-columns>
              <table:table-row table:style-name="TableRow7827">
                <table:table-cell table:style-name="TableCell7828">
                  <text:p text:style-name="P7829">Bölüm No</text:p>
                </table:table-cell>
                <table:table-cell table:style-name="TableCell7830">
                  <text:p text:style-name="P7831"/>
                </table:table-cell>
              </table:table-row>
              <table:table-row table:style-name="TableRow7832">
                <table:table-cell table:style-name="TableCell7833">
                  <text:p text:style-name="P7834">Yayın Tarihi</text:p>
                </table:table-cell>
                <table:table-cell table:style-name="TableCell7835">
                  <text:p text:style-name="P7836">05-05-2018</text:p>
                </table:table-cell>
              </table:table-row>
              <table:table-row table:style-name="TableRow7837">
                <table:table-cell table:style-name="TableCell7838">
                  <text:p text:style-name="P7839">Rev.No./Tarih</text:p>
                </table:table-cell>
                <table:table-cell table:style-name="TableCell7840">
                  <text:p text:style-name="P7841">1.00/2018</text:p>
                </table:table-cell>
              </table:table-row>
              <table:table-row table:style-name="TableRow7842">
                <table:table-cell table:style-name="TableCell7843">
                  <text:p text:style-name="P7844">Sayfa No</text:p>
                </table:table-cell>
                <table:table-cell table:style-name="TableCell7845">
                  <text:p text:style-name="P7846">/ - 114</text:p>
                </table:table-cell>
              </table:table-row>
            </table:table>
            <text:p text:style-name="P7847"/>
          </table:table-cell>
        </table:table-row>
      </table:table>
      <text:p text:style-name="P7848"/>
      <text:p text:style-name="P7849"/>
      <text:p text:style-name="P7850"/>
      <text:p text:style-name="P7851"/>
      <text:p text:style-name="P7852"/>
      <text:p text:style-name="P7853"/>
      <text:p text:style-name="P7854"/>
      <text:p text:style-name="P78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face style:name="Noto Sans CJK SC DemiLight" svg:font-family="Noto Sans CJK SC DemiLight" style:font-family-generic="system" style:font-pitch="variable"/>
    <style:font-face style:name="Noto Sans Devanagari" svg:font-family="Noto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 svg:font-family="F"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DemiLight"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paragraph-properties fo:border="0.0034in solid #000000" fo:padding="0.0138in" style:shadow="none"/>
      <style:text-properties style:font-name="Liberation Mono" style:font-name-asian="Nimbus Mono L" style:font-name-complex="Liberation Mono" fo:font-size="10pt" style:font-size-asian="10pt" style:font-size-complex="10pt" fo:hyphenate="false"/>
    </style:style>
    <style:style style:name="Üstbilgi" style:display-name="Üstbilgi"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Altbilgi" style:display-name="Altbilgi"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Drawing" style:display-name="Drawing" style:family="paragraph" style:parent-style-name="ResimYazısı">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eParagraf" style:display-name="Liste Paragraf"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style:style style:name="WW_CharLFO2LVL1" style:family="text">
      <style:text-properties style:font-name="Star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tar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style:style style:name="WW_CharLFO7LVL1" style:family="text">
      <style:text-properties style:font-name="Liberation Serif" style:font-name-asian="Noto Sans CJK SC DemiLight" style:font-name-complex="Noto Sans Devanaga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draw:marker draw:name="a6" svg:viewBox="0 0 20 30" svg:d="m10 0-10 30h20z"/>
    <draw:marker draw:name="a4"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dc:creator>
    <meta:creation-date>2018-05-22T10:18:00Z</meta:creation-date>
    <dc:date>2018-05-22T19:32:00Z</dc:date>
    <meta:template xlink:href="Normal.dotm" xlink:type="simple"/>
    <meta:editing-cycles>12</meta:editing-cycles>
    <meta:editing-duration>PT8280S</meta:editing-duration>
    <meta:document-statistic meta:page-count="82" meta:paragraph-count="287" meta:word-count="21476" meta:character-count="143603" meta:row-count="1020" meta:non-whitespace-character-count="122414"/>
  </office:meta>
</office:document-meta>
</file>